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op6" table:style-name="ta1">
        <table:table-column table:style-name="co1" table:number-columns-repeated="6" table:default-cell-style-name="Default"/>
        <table:table-column table:style-name="co2" table:number-columns-repeated="6" table:default-cell-style-name="Default"/>
        <table:table-row table:style-name="ro1">
          <table:table-cell office:value-type="float" office:value="72.6467" calcext:value-type="float">
            <text:p>72.6467</text:p>
          </table:table-cell>
          <table:table-cell office:value-type="float" office:value="288.92" calcext:value-type="float">
            <text:p>288.92</text:p>
          </table:table-cell>
          <table:table-cell office:value-type="float" office:value="45.1408" calcext:value-type="float">
            <text:p>45.1408</text:p>
          </table:table-cell>
          <table:table-cell office:value-type="float" office:value="72.1316" calcext:value-type="float">
            <text:p>72.1316</text:p>
          </table:table-cell>
          <table:table-cell office:value-type="float" office:value="278.037" calcext:value-type="float">
            <text:p>278.037</text:p>
          </table:table-cell>
          <table:table-cell office:value-type="float" office:value="46.7924" calcext:value-type="float">
            <text:p>46.7924</text:p>
          </table:table-cell>
          <table:table-cell/>
          <table:table-cell table:formula="of:=([.D1]-[.A1])/0.0166667" office:value-type="float" office:value="-30.905938188123" calcext:value-type="float">
            <text:p>-30.905938188123</text:p>
          </table:table-cell>
          <table:table-cell table:formula="of:=ABS([.E1]-[.B1])/0.0166667" office:value-type="float" office:value="652.978694042614" calcext:value-type="float">
            <text:p>652.978694042614</text:p>
          </table:table-cell>
          <table:table-cell table:formula="of:=([.F1]-[.C1])/0.0166667" office:value-type="float" office:value="99.0958018083965" calcext:value-type="float">
            <text:p>99.0958018083965</text:p>
          </table:table-cell>
          <table:table-cell table:formula="of:=DEGREES(ATAN(ABS([.F1]-[.C1])/ABS([.E1]-[.B1])))" office:value-type="float" office:value="8.62934064584854" calcext:value-type="float">
            <text:p>8.62934064584854</text:p>
          </table:table-cell>
          <table:table-cell table:formula="of:=SQRT(POWER([.H1];2)+POWER([.I1];2)+POWER([.J1];2))" office:value-type="float" office:value="661.177986494511" calcext:value-type="float">
            <text:p>661.177986494511</text:p>
          </table:table-cell>
        </table:table-row>
        <table:table-row table:style-name="ro1">
          <table:table-cell office:value-type="float" office:value="75.4477" calcext:value-type="float">
            <text:p>75.4477</text:p>
          </table:table-cell>
          <table:table-cell office:value-type="float" office:value="285.067" calcext:value-type="float">
            <text:p>285.067</text:p>
          </table:table-cell>
          <table:table-cell office:value-type="float" office:value="45.698" calcext:value-type="float">
            <text:p>45.698</text:p>
          </table:table-cell>
          <table:table-cell office:value-type="float" office:value="75.3706" calcext:value-type="float">
            <text:p>75.3706</text:p>
          </table:table-cell>
          <table:table-cell office:value-type="float" office:value="274.395" calcext:value-type="float">
            <text:p>274.395</text:p>
          </table:table-cell>
          <table:table-cell office:value-type="float" office:value="47.5596" calcext:value-type="float">
            <text:p>47.5596</text:p>
          </table:table-cell>
          <table:table-cell/>
          <table:table-cell table:formula="of:=([.D2]-[.A2])/0.0166667" office:value-type="float" office:value="-4.62599074801859" calcext:value-type="float">
            <text:p>-4.62599074801859</text:p>
          </table:table-cell>
          <table:table-cell table:formula="of:=ABS([.E2]-[.B2])/0.0166667" office:value-type="float" office:value="640.318719362563" calcext:value-type="float">
            <text:p>640.318719362563</text:p>
          </table:table-cell>
          <table:table-cell table:formula="of:=([.F2]-[.C2])/0.0166667" office:value-type="float" office:value="111.695776608447" calcext:value-type="float">
            <text:p>111.695776608447</text:p>
          </table:table-cell>
          <table:table-cell table:formula="of:=DEGREES(ATAN(ABS([.F2]-[.C2])/ABS([.E2]-[.B2])))" office:value-type="float" office:value="9.89498695783808" calcext:value-type="float">
            <text:p>9.89498695783808</text:p>
          </table:table-cell>
          <table:table-cell table:formula="of:=SQRT(POWER([.H2];2)+POWER([.I2];2)+POWER([.J2];2))" office:value-type="float" office:value="650.004160501052" calcext:value-type="float">
            <text:p>650.004160501052</text:p>
          </table:table-cell>
        </table:table-row>
        <table:table-row table:style-name="ro1">
          <table:table-cell office:value-type="float" office:value="76.0277" calcext:value-type="float">
            <text:p>76.0277</text:p>
          </table:table-cell>
          <table:table-cell office:value-type="float" office:value="293.458" calcext:value-type="float">
            <text:p>293.458</text:p>
          </table:table-cell>
          <table:table-cell office:value-type="float" office:value="44.1662" calcext:value-type="float">
            <text:p>44.1662</text:p>
          </table:table-cell>
          <table:table-cell office:value-type="float" office:value="76.4178" calcext:value-type="float">
            <text:p>76.4178</text:p>
          </table:table-cell>
          <table:table-cell office:value-type="float" office:value="279.741" calcext:value-type="float">
            <text:p>279.741</text:p>
          </table:table-cell>
          <table:table-cell office:value-type="float" office:value="46.744" calcext:value-type="float">
            <text:p>46.744</text:p>
          </table:table-cell>
          <table:table-cell/>
          <table:table-cell table:formula="of:=([.D3]-[.A3])/0.0166667" office:value-type="float" office:value="23.4059531880939" calcext:value-type="float">
            <text:p>23.4059531880939</text:p>
          </table:table-cell>
          <table:table-cell table:formula="of:=ABS([.E3]-[.B3])/0.0166667" office:value-type="float" office:value="823.018353963295" calcext:value-type="float">
            <text:p>823.018353963295</text:p>
          </table:table-cell>
          <table:table-cell table:formula="of:=([.F3]-[.C3])/0.0166667" office:value-type="float" office:value="154.667690664618" calcext:value-type="float">
            <text:p>154.667690664618</text:p>
          </table:table-cell>
          <table:table-cell table:formula="of:=DEGREES(ATAN(ABS([.F3]-[.C3])/ABS([.E3]-[.B3])))" office:value-type="float" office:value="10.6433093962288" calcext:value-type="float">
            <text:p>10.6433093962288</text:p>
          </table:table-cell>
          <table:table-cell table:formula="of:=SQRT(POWER([.H3];2)+POWER([.I3];2)+POWER([.J3];2))" office:value-type="float" office:value="837.752436069642" calcext:value-type="float">
            <text:p>837.752436069642</text:p>
          </table:table-cell>
        </table:table-row>
        <table:table-row table:style-name="ro1">
          <table:table-cell office:value-type="float" office:value="75.7567" calcext:value-type="float">
            <text:p>75.7567</text:p>
          </table:table-cell>
          <table:table-cell office:value-type="float" office:value="292.038" calcext:value-type="float">
            <text:p>292.038</text:p>
          </table:table-cell>
          <table:table-cell office:value-type="float" office:value="44.3843" calcext:value-type="float">
            <text:p>44.3843</text:p>
          </table:table-cell>
          <table:table-cell office:value-type="float" office:value="76.1535" calcext:value-type="float">
            <text:p>76.1535</text:p>
          </table:table-cell>
          <table:table-cell office:value-type="float" office:value="278.451" calcext:value-type="float">
            <text:p>278.451</text:p>
          </table:table-cell>
          <table:table-cell office:value-type="float" office:value="46.6926" calcext:value-type="float">
            <text:p>46.6926</text:p>
          </table:table-cell>
          <table:table-cell/>
          <table:table-cell table:formula="of:=([.D4]-[.A4])/0.0166667" office:value-type="float" office:value="23.8079523840952" calcext:value-type="float">
            <text:p>23.8079523840952</text:p>
          </table:table-cell>
          <table:table-cell table:formula="of:=ABS([.E4]-[.B4])/0.0166667" office:value-type="float" office:value="815.21836956326" calcext:value-type="float">
            <text:p>815.21836956326</text:p>
          </table:table-cell>
          <table:table-cell table:formula="of:=([.F4]-[.C4])/0.0166667" office:value-type="float" office:value="138.497723004554" calcext:value-type="float">
            <text:p>138.497723004554</text:p>
          </table:table-cell>
          <table:table-cell table:formula="of:=DEGREES(ATAN(ABS([.F4]-[.C4])/ABS([.E4]-[.B4])))" office:value-type="float" office:value="9.6419384271061" calcext:value-type="float">
            <text:p>9.6419384271061</text:p>
          </table:table-cell>
          <table:table-cell table:formula="of:=SQRT(POWER([.H4];2)+POWER([.I4];2)+POWER([.J4];2))" office:value-type="float" office:value="827.242061278046" calcext:value-type="float">
            <text:p>827.242061278046</text:p>
          </table:table-cell>
        </table:table-row>
        <table:table-row table:style-name="ro1">
          <table:table-cell office:value-type="float" office:value="75.6705" calcext:value-type="float">
            <text:p>75.6705</text:p>
          </table:table-cell>
          <table:table-cell office:value-type="float" office:value="281.167" calcext:value-type="float">
            <text:p>281.167</text:p>
          </table:table-cell>
          <table:table-cell office:value-type="float" office:value="45.7858" calcext:value-type="float">
            <text:p>45.7858</text:p>
          </table:table-cell>
          <table:table-cell office:value-type="float" office:value="75.5779" calcext:value-type="float">
            <text:p>75.5779</text:p>
          </table:table-cell>
          <table:table-cell office:value-type="float" office:value="269.49" calcext:value-type="float">
            <text:p>269.49</text:p>
          </table:table-cell>
          <table:table-cell office:value-type="float" office:value="47.3228" calcext:value-type="float">
            <text:p>47.3228</text:p>
          </table:table-cell>
          <table:table-cell/>
          <table:table-cell table:formula="of:=([.D5]-[.A5])/0.0166667" office:value-type="float" office:value="-5.55598888802249" calcext:value-type="float">
            <text:p>-5.55598888802249</text:p>
          </table:table-cell>
          <table:table-cell table:formula="of:=ABS([.E5]-[.B5])/0.0166667" office:value-type="float" office:value="700.6185987628" calcext:value-type="float">
            <text:p>700.6185987628</text:p>
          </table:table-cell>
          <table:table-cell table:formula="of:=([.F5]-[.C5])/0.0166667" office:value-type="float" office:value="92.2198155603688" calcext:value-type="float">
            <text:p>92.2198155603688</text:p>
          </table:table-cell>
          <table:table-cell table:formula="of:=DEGREES(ATAN(ABS([.F5]-[.C5])/ABS([.E5]-[.B5])))" office:value-type="float" office:value="7.49852308511979" calcext:value-type="float">
            <text:p>7.49852308511979</text:p>
          </table:table-cell>
          <table:table-cell table:formula="of:=SQRT(POWER([.H5];2)+POWER([.I5];2)+POWER([.J5];2))" office:value-type="float" office:value="706.683652228394" calcext:value-type="float">
            <text:p>706.683652228394</text:p>
          </table:table-cell>
        </table:table-row>
        <table:table-row table:style-name="ro1">
          <table:table-cell office:value-type="float" office:value="75.6459" calcext:value-type="float">
            <text:p>75.6459</text:p>
          </table:table-cell>
          <table:table-cell office:value-type="float" office:value="278.987" calcext:value-type="float">
            <text:p>278.987</text:p>
          </table:table-cell>
          <table:table-cell office:value-type="float" office:value="43.8735" calcext:value-type="float">
            <text:p>43.8735</text:p>
          </table:table-cell>
          <table:table-cell office:value-type="float" office:value="75.5632" calcext:value-type="float">
            <text:p>75.5632</text:p>
          </table:table-cell>
          <table:table-cell office:value-type="float" office:value="268.758" calcext:value-type="float">
            <text:p>268.758</text:p>
          </table:table-cell>
          <table:table-cell office:value-type="float" office:value="44.7511" calcext:value-type="float">
            <text:p>44.7511</text:p>
          </table:table-cell>
          <table:table-cell/>
          <table:table-cell table:formula="of:=([.D6]-[.A6])/0.0166667" office:value-type="float" office:value="-4.96199007602001" calcext:value-type="float">
            <text:p>-4.96199007602001</text:p>
          </table:table-cell>
          <table:table-cell table:formula="of:=ABS([.E6]-[.B6])/0.0166667" office:value-type="float" office:value="613.738772522457" calcext:value-type="float">
            <text:p>613.738772522457</text:p>
          </table:table-cell>
          <table:table-cell table:formula="of:=([.F6]-[.C6])/0.0166667" office:value-type="float" office:value="52.6558946882107" calcext:value-type="float">
            <text:p>52.6558946882107</text:p>
          </table:table-cell>
          <table:table-cell table:formula="of:=DEGREES(ATAN(ABS([.F6]-[.C6])/ABS([.E6]-[.B6])))" office:value-type="float" office:value="4.90369965672174" calcext:value-type="float">
            <text:p>4.90369965672174</text:p>
          </table:table-cell>
          <table:table-cell table:formula="of:=SQRT(POWER([.H6];2)+POWER([.I6];2)+POWER([.J6];2))" office:value-type="float" office:value="616.013429633075" calcext:value-type="float">
            <text:p>616.013429633075</text:p>
          </table:table-cell>
        </table:table-row>
        <table:table-row table:style-name="ro1">
          <table:table-cell office:value-type="float" office:value="75.7109" calcext:value-type="float">
            <text:p>75.7109</text:p>
          </table:table-cell>
          <table:table-cell office:value-type="float" office:value="286.848" calcext:value-type="float">
            <text:p>286.848</text:p>
          </table:table-cell>
          <table:table-cell office:value-type="float" office:value="43.6518" calcext:value-type="float">
            <text:p>43.6518</text:p>
          </table:table-cell>
          <table:table-cell office:value-type="float" office:value="75.8658" calcext:value-type="float">
            <text:p>75.8658</text:p>
          </table:table-cell>
          <table:table-cell office:value-type="float" office:value="274.958" calcext:value-type="float">
            <text:p>274.958</text:p>
          </table:table-cell>
          <table:table-cell office:value-type="float" office:value="45.0007" calcext:value-type="float">
            <text:p>45.0007</text:p>
          </table:table-cell>
          <table:table-cell/>
          <table:table-cell table:formula="of:=([.D7]-[.A7])/0.0166667" office:value-type="float" office:value="9.29398141203705" calcext:value-type="float">
            <text:p>9.29398141203705</text:p>
          </table:table-cell>
          <table:table-cell table:formula="of:=ABS([.E7]-[.B7])/0.0166667" office:value-type="float" office:value="713.398573202853" calcext:value-type="float">
            <text:p>713.398573202853</text:p>
          </table:table-cell>
          <table:table-cell table:formula="of:=([.F7]-[.C7])/0.0166667" office:value-type="float" office:value="80.9338381323238" calcext:value-type="float">
            <text:p>80.9338381323238</text:p>
          </table:table-cell>
          <table:table-cell table:formula="of:=DEGREES(ATAN(ABS([.F7]-[.C7])/ABS([.E7]-[.B7])))" office:value-type="float" office:value="6.47243421986147" calcext:value-type="float">
            <text:p>6.47243421986147</text:p>
          </table:table-cell>
          <table:table-cell table:formula="of:=SQRT(POWER([.H7];2)+POWER([.I7];2)+POWER([.J7];2))" office:value-type="float" office:value="718.034949353569" calcext:value-type="float">
            <text:p>718.034949353569</text:p>
          </table:table-cell>
        </table:table-row>
        <table:table-row table:style-name="ro1">
          <table:table-cell office:value-type="float" office:value="75.6467" calcext:value-type="float">
            <text:p>75.6467</text:p>
          </table:table-cell>
          <table:table-cell office:value-type="float" office:value="278.886" calcext:value-type="float">
            <text:p>278.886</text:p>
          </table:table-cell>
          <table:table-cell office:value-type="float" office:value="44.389" calcext:value-type="float">
            <text:p>44.389</text:p>
          </table:table-cell>
          <table:table-cell office:value-type="float" office:value="75.7998" calcext:value-type="float">
            <text:p>75.7998</text:p>
          </table:table-cell>
          <table:table-cell office:value-type="float" office:value="267.463" calcext:value-type="float">
            <text:p>267.463</text:p>
          </table:table-cell>
          <table:table-cell office:value-type="float" office:value="45.1986" calcext:value-type="float">
            <text:p>45.1986</text:p>
          </table:table-cell>
          <table:table-cell/>
          <table:table-cell table:formula="of:=([.D8]-[.A8])/0.0166667" office:value-type="float" office:value="9.18598162803729" calcext:value-type="float">
            <text:p>9.18598162803729</text:p>
          </table:table-cell>
          <table:table-cell table:formula="of:=ABS([.E8]-[.B8])/0.0166667" office:value-type="float" office:value="685.378629242742" calcext:value-type="float">
            <text:p>685.378629242742</text:p>
          </table:table-cell>
          <table:table-cell table:formula="of:=([.F8]-[.C8])/0.0166667" office:value-type="float" office:value="48.5759028481941" calcext:value-type="float">
            <text:p>48.5759028481941</text:p>
          </table:table-cell>
          <table:table-cell table:formula="of:=DEGREES(ATAN(ABS([.F8]-[.C8])/ABS([.E8]-[.B8])))" office:value-type="float" office:value="4.05403365910319" calcext:value-type="float">
            <text:p>4.05403365910319</text:p>
          </table:table-cell>
          <table:table-cell table:formula="of:=SQRT(POWER([.H8];2)+POWER([.I8];2)+POWER([.J8];2))" office:value-type="float" office:value="687.159272671662" calcext:value-type="float">
            <text:p>687.159272671662</text:p>
          </table:table-cell>
        </table:table-row>
        <table:table-row table:style-name="ro1">
          <table:table-cell office:value-type="float" office:value="75.648" calcext:value-type="float">
            <text:p>75.648</text:p>
          </table:table-cell>
          <table:table-cell office:value-type="float" office:value="278.725" calcext:value-type="float">
            <text:p>278.725</text:p>
          </table:table-cell>
          <table:table-cell office:value-type="float" office:value="45.1621" calcext:value-type="float">
            <text:p>45.1621</text:p>
          </table:table-cell>
          <table:table-cell office:value-type="float" office:value="75.8012" calcext:value-type="float">
            <text:p>75.8012</text:p>
          </table:table-cell>
          <table:table-cell office:value-type="float" office:value="267.27" calcext:value-type="float">
            <text:p>267.27</text:p>
          </table:table-cell>
          <table:table-cell office:value-type="float" office:value="46.2028" calcext:value-type="float">
            <text:p>46.2028</text:p>
          </table:table-cell>
          <table:table-cell/>
          <table:table-cell table:formula="of:=([.D9]-[.A9])/0.0166667" office:value-type="float" office:value="9.19198161603666" calcext:value-type="float">
            <text:p>9.19198161603666</text:p>
          </table:table-cell>
          <table:table-cell table:formula="of:=ABS([.E9]-[.B9])/0.0166667" office:value-type="float" office:value="687.298625402752" calcext:value-type="float">
            <text:p>687.298625402752</text:p>
          </table:table-cell>
          <table:table-cell table:formula="of:=([.F9]-[.C9])/0.0166667" office:value-type="float" office:value="62.4418751162498" calcext:value-type="float">
            <text:p>62.4418751162498</text:p>
          </table:table-cell>
          <table:table-cell table:formula="of:=DEGREES(ATAN(ABS([.F9]-[.C9])/ABS([.E9]-[.B9])))" office:value-type="float" office:value="5.19113671295775" calcext:value-type="float">
            <text:p>5.19113671295775</text:p>
          </table:table-cell>
          <table:table-cell table:formula="of:=SQRT(POWER([.H9];2)+POWER([.I9];2)+POWER([.J9];2))" office:value-type="float" office:value="690.190467026729" calcext:value-type="float">
            <text:p>690.190467026729</text:p>
          </table:table-cell>
        </table:table-row>
        <table:table-row table:style-name="ro1">
          <table:table-cell office:value-type="float" office:value="75.6265" calcext:value-type="float">
            <text:p>75.6265</text:p>
          </table:table-cell>
          <table:table-cell office:value-type="float" office:value="276.199" calcext:value-type="float">
            <text:p>276.199</text:p>
          </table:table-cell>
          <table:table-cell office:value-type="float" office:value="45.0571" calcext:value-type="float">
            <text:p>45.0571</text:p>
          </table:table-cell>
          <table:table-cell office:value-type="float" office:value="76.0132" calcext:value-type="float">
            <text:p>76.0132</text:p>
          </table:table-cell>
          <table:table-cell office:value-type="float" office:value="263.606" calcext:value-type="float">
            <text:p>263.606</text:p>
          </table:table-cell>
          <table:table-cell office:value-type="float" office:value="46.5322" calcext:value-type="float">
            <text:p>46.5322</text:p>
          </table:table-cell>
          <table:table-cell/>
          <table:table-cell table:formula="of:=([.D10]-[.A10])/0.0166667" office:value-type="float" office:value="23.2019535960931" calcext:value-type="float">
            <text:p>23.2019535960931</text:p>
          </table:table-cell>
          <table:table-cell table:formula="of:=ABS([.E10]-[.B10])/0.0166667" office:value-type="float" office:value="755.578488843023" calcext:value-type="float">
            <text:p>755.578488843023</text:p>
          </table:table-cell>
          <table:table-cell table:formula="of:=([.F10]-[.C10])/0.0166667" office:value-type="float" office:value="88.5058229883543" calcext:value-type="float">
            <text:p>88.5058229883543</text:p>
          </table:table-cell>
          <table:table-cell table:formula="of:=DEGREES(ATAN(ABS([.F10]-[.C10])/ABS([.E10]-[.B10])))" office:value-type="float" office:value="6.68098184049261" calcext:value-type="float">
            <text:p>6.68098184049261</text:p>
          </table:table-cell>
          <table:table-cell table:formula="of:=SQRT(POWER([.H10];2)+POWER([.I10];2)+POWER([.J10];2))" office:value-type="float" office:value="761.098196132291" calcext:value-type="float">
            <text:p>761.098196132291</text:p>
          </table:table-cell>
        </table:table-row>
        <table:table-row table:style-name="ro1">
          <table:table-cell office:value-type="float" office:value="75.1698" calcext:value-type="float">
            <text:p>75.1698</text:p>
          </table:table-cell>
          <table:table-cell office:value-type="float" office:value="282.792" calcext:value-type="float">
            <text:p>282.792</text:p>
          </table:table-cell>
          <table:table-cell office:value-type="float" office:value="44.0346" calcext:value-type="float">
            <text:p>44.0346</text:p>
          </table:table-cell>
          <table:table-cell office:value-type="float" office:value="75.3277" calcext:value-type="float">
            <text:p>75.3277</text:p>
          </table:table-cell>
          <table:table-cell office:value-type="float" office:value="269.819" calcext:value-type="float">
            <text:p>269.819</text:p>
          </table:table-cell>
          <table:table-cell office:value-type="float" office:value="45.5641" calcext:value-type="float">
            <text:p>45.5641</text:p>
          </table:table-cell>
          <table:table-cell/>
          <table:table-cell table:formula="of:=([.D11]-[.A11])/0.0166667" office:value-type="float" office:value="9.47398105203777" calcext:value-type="float">
            <text:p>9.47398105203777</text:p>
          </table:table-cell>
          <table:table-cell table:formula="of:=ABS([.E11]-[.B11])/0.0166667" office:value-type="float" office:value="778.378443243111" calcext:value-type="float">
            <text:p>778.378443243111</text:p>
          </table:table-cell>
          <table:table-cell table:formula="of:=([.F11]-[.C11])/0.0166667" office:value-type="float" office:value="91.7698164603674" calcext:value-type="float">
            <text:p>91.7698164603674</text:p>
          </table:table-cell>
          <table:table-cell table:formula="of:=DEGREES(ATAN(ABS([.F11]-[.C11])/ABS([.E11]-[.B11])))" office:value-type="float" office:value="6.72405825542099" calcext:value-type="float">
            <text:p>6.72405825542099</text:p>
          </table:table-cell>
          <table:table-cell table:formula="of:=SQRT(POWER([.H11];2)+POWER([.I11];2)+POWER([.J11];2))" office:value-type="float" office:value="783.826802575488" calcext:value-type="float">
            <text:p>783.826802575488</text:p>
          </table:table-cell>
        </table:table-row>
        <table:table-row table:style-name="ro1">
          <table:table-cell office:value-type="float" office:value="75.9339" calcext:value-type="float">
            <text:p>75.9339</text:p>
          </table:table-cell>
          <table:table-cell office:value-type="float" office:value="282.688" calcext:value-type="float">
            <text:p>282.688</text:p>
          </table:table-cell>
          <table:table-cell office:value-type="float" office:value="44.7981" calcext:value-type="float">
            <text:p>44.7981</text:p>
          </table:table-cell>
          <table:table-cell office:value-type="float" office:value="76.3668" calcext:value-type="float">
            <text:p>76.3668</text:p>
          </table:table-cell>
          <table:table-cell office:value-type="float" office:value="274.808" calcext:value-type="float">
            <text:p>274.808</text:p>
          </table:table-cell>
          <table:table-cell office:value-type="float" office:value="46.0082" calcext:value-type="float">
            <text:p>46.0082</text:p>
          </table:table-cell>
          <table:table-cell/>
          <table:table-cell table:formula="of:=([.D12]-[.A12])/0.0166667" office:value-type="float" office:value="25.9739480521041" calcext:value-type="float">
            <text:p>25.9739480521041</text:p>
          </table:table-cell>
          <table:table-cell table:formula="of:=ABS([.E12]-[.B12])/0.0166667" office:value-type="float" office:value="472.799054401891" calcext:value-type="float">
            <text:p>472.799054401891</text:p>
          </table:table-cell>
          <table:table-cell table:formula="of:=([.F12]-[.C12])/0.0166667" office:value-type="float" office:value="72.6058547882907" calcext:value-type="float">
            <text:p>72.6058547882907</text:p>
          </table:table-cell>
          <table:table-cell table:formula="of:=DEGREES(ATAN(ABS([.F12]-[.C12])/ABS([.E12]-[.B12])))" office:value-type="float" office:value="8.7304805374492" calcext:value-type="float">
            <text:p>8.7304805374492</text:p>
          </table:table-cell>
          <table:table-cell table:formula="of:=SQRT(POWER([.H12];2)+POWER([.I12];2)+POWER([.J12];2))" office:value-type="float" office:value="479.046137621706" calcext:value-type="float">
            <text:p>479.046137621706</text:p>
          </table:table-cell>
        </table:table-row>
        <table:table-row table:style-name="ro1">
          <table:table-cell office:value-type="float" office:value="75.4144" calcext:value-type="float">
            <text:p>75.4144</text:p>
          </table:table-cell>
          <table:table-cell office:value-type="float" office:value="281.472" calcext:value-type="float">
            <text:p>281.472</text:p>
          </table:table-cell>
          <table:table-cell office:value-type="float" office:value="44.2379" calcext:value-type="float">
            <text:p>44.2379</text:p>
          </table:table-cell>
          <table:table-cell office:value-type="float" office:value="75.5645" calcext:value-type="float">
            <text:p>75.5645</text:p>
          </table:table-cell>
          <table:table-cell office:value-type="float" office:value="268.612" calcext:value-type="float">
            <text:p>268.612</text:p>
          </table:table-cell>
          <table:table-cell office:value-type="float" office:value="45.5073" calcext:value-type="float">
            <text:p>45.5073</text:p>
          </table:table-cell>
          <table:table-cell/>
          <table:table-cell table:formula="of:=([.D13]-[.A13])/0.0166667" office:value-type="float" office:value="9.00598198803571" calcext:value-type="float">
            <text:p>9.00598198803571</text:p>
          </table:table-cell>
          <table:table-cell table:formula="of:=ABS([.E13]-[.B13])/0.0166667" office:value-type="float" office:value="771.598456803084" calcext:value-type="float">
            <text:p>771.598456803084</text:p>
          </table:table-cell>
          <table:table-cell table:formula="of:=([.F13]-[.C13])/0.0166667" office:value-type="float" office:value="76.1638476723045" calcext:value-type="float">
            <text:p>76.1638476723045</text:p>
          </table:table-cell>
          <table:table-cell table:formula="of:=DEGREES(ATAN(ABS([.F13]-[.C13])/ABS([.E13]-[.B13])))" office:value-type="float" office:value="5.63735730042495" calcext:value-type="float">
            <text:p>5.63735730042495</text:p>
          </table:table-cell>
          <table:table-cell table:formula="of:=SQRT(POWER([.H13];2)+POWER([.I13];2)+POWER([.J13];2))" office:value-type="float" office:value="775.40068219258" calcext:value-type="float">
            <text:p>775.40068219258</text:p>
          </table:table-cell>
        </table:table-row>
        <table:table-row table:style-name="ro1">
          <table:table-cell office:value-type="float" office:value="75.4434" calcext:value-type="float">
            <text:p>75.4434</text:p>
          </table:table-cell>
          <table:table-cell office:value-type="float" office:value="285.574" calcext:value-type="float">
            <text:p>285.574</text:p>
          </table:table-cell>
          <table:table-cell office:value-type="float" office:value="43.3455" calcext:value-type="float">
            <text:p>43.3455</text:p>
          </table:table-cell>
          <table:table-cell office:value-type="float" office:value="75.5942" calcext:value-type="float">
            <text:p>75.5942</text:p>
          </table:table-cell>
          <table:table-cell office:value-type="float" office:value="272.5" calcext:value-type="float">
            <text:p>272.5</text:p>
          </table:table-cell>
          <table:table-cell office:value-type="float" office:value="44.6487" calcext:value-type="float">
            <text:p>44.6487</text:p>
          </table:table-cell>
          <table:table-cell/>
          <table:table-cell table:formula="of:=([.D14]-[.A14])/0.0166667" office:value-type="float" office:value="9.04798190403642" calcext:value-type="float">
            <text:p>9.04798190403642</text:p>
          </table:table-cell>
          <table:table-cell table:formula="of:=ABS([.E14]-[.B14])/0.0166667" office:value-type="float" office:value="784.438431123138" calcext:value-type="float">
            <text:p>784.438431123138</text:p>
          </table:table-cell>
          <table:table-cell table:formula="of:=([.F14]-[.C14])/0.0166667" office:value-type="float" office:value="78.1918436163126" calcext:value-type="float">
            <text:p>78.1918436163126</text:p>
          </table:table-cell>
          <table:table-cell table:formula="of:=DEGREES(ATAN(ABS([.F14]-[.C14])/ABS([.E14]-[.B14])))" office:value-type="float" office:value="5.69236862720001" calcext:value-type="float">
            <text:p>5.69236862720001</text:p>
          </table:table-cell>
          <table:table-cell table:formula="of:=SQRT(POWER([.H14];2)+POWER([.I14];2)+POWER([.J14];2))" office:value-type="float" office:value="788.377753749803" calcext:value-type="float">
            <text:p>788.377753749803</text:p>
          </table:table-cell>
        </table:table-row>
        <table:table-row table:style-name="ro1">
          <table:table-cell office:value-type="float" office:value="75.4154" calcext:value-type="float">
            <text:p>75.4154</text:p>
          </table:table-cell>
          <table:table-cell office:value-type="float" office:value="281.363" calcext:value-type="float">
            <text:p>281.363</text:p>
          </table:table-cell>
          <table:table-cell office:value-type="float" office:value="44.7565" calcext:value-type="float">
            <text:p>44.7565</text:p>
          </table:table-cell>
          <table:table-cell office:value-type="float" office:value="75.3385" calcext:value-type="float">
            <text:p>75.3385</text:p>
          </table:table-cell>
          <table:table-cell office:value-type="float" office:value="270.938" calcext:value-type="float">
            <text:p>270.938</text:p>
          </table:table-cell>
          <table:table-cell office:value-type="float" office:value="46.124" calcext:value-type="float">
            <text:p>46.124</text:p>
          </table:table-cell>
          <table:table-cell/>
          <table:table-cell table:formula="of:=([.D15]-[.A15])/0.0166667" office:value-type="float" office:value="-4.613990772019" calcext:value-type="float">
            <text:p>-4.613990772019</text:p>
          </table:table-cell>
          <table:table-cell table:formula="of:=ABS([.E15]-[.B15])/0.0166667" office:value-type="float" office:value="625.498749002503" calcext:value-type="float">
            <text:p>625.498749002503</text:p>
          </table:table-cell>
          <table:table-cell table:formula="of:=([.F15]-[.C15])/0.0166667" office:value-type="float" office:value="82.0498359003282" calcext:value-type="float">
            <text:p>82.0498359003282</text:p>
          </table:table-cell>
          <table:table-cell table:formula="of:=DEGREES(ATAN(ABS([.F15]-[.C15])/ABS([.E15]-[.B15])))" office:value-type="float" office:value="7.4731092313043" calcext:value-type="float">
            <text:p>7.4731092313043</text:p>
          </table:table-cell>
          <table:table-cell table:formula="of:=SQRT(POWER([.H15];2)+POWER([.I15];2)+POWER([.J15];2))" office:value-type="float" office:value="630.874115403232" calcext:value-type="float">
            <text:p>630.874115403232</text:p>
          </table:table-cell>
        </table:table-row>
        <table:table-row table:style-name="ro1">
          <table:table-cell office:value-type="float" office:value="75.1535" calcext:value-type="float">
            <text:p>75.1535</text:p>
          </table:table-cell>
          <table:table-cell office:value-type="float" office:value="279.951" calcext:value-type="float">
            <text:p>279.951</text:p>
          </table:table-cell>
          <table:table-cell office:value-type="float" office:value="45.227" calcext:value-type="float">
            <text:p>45.227</text:p>
          </table:table-cell>
          <table:table-cell office:value-type="float" office:value="75.0651" calcext:value-type="float">
            <text:p>75.0651</text:p>
          </table:table-cell>
          <table:table-cell office:value-type="float" office:value="267.102" calcext:value-type="float">
            <text:p>267.102</text:p>
          </table:table-cell>
          <table:table-cell office:value-type="float" office:value="46.7219" calcext:value-type="float">
            <text:p>46.7219</text:p>
          </table:table-cell>
          <table:table-cell/>
          <table:table-cell table:formula="of:=([.D16]-[.A16])/0.0166667" office:value-type="float" office:value="-5.30398939202079" calcext:value-type="float">
            <text:p>-5.30398939202079</text:p>
          </table:table-cell>
          <table:table-cell table:formula="of:=ABS([.E16]-[.B16])/0.0166667" office:value-type="float" office:value="770.938458123087" calcext:value-type="float">
            <text:p>770.938458123087</text:p>
          </table:table-cell>
          <table:table-cell table:formula="of:=([.F16]-[.C16])/0.0166667" office:value-type="float" office:value="89.6938206123589" calcext:value-type="float">
            <text:p>89.6938206123589</text:p>
          </table:table-cell>
          <table:table-cell table:formula="of:=DEGREES(ATAN(ABS([.F16]-[.C16])/ABS([.E16]-[.B16])))" office:value-type="float" office:value="6.63616734174789" calcext:value-type="float">
            <text:p>6.63616734174789</text:p>
          </table:table-cell>
          <table:table-cell table:formula="of:=SQRT(POWER([.H16];2)+POWER([.I16];2)+POWER([.J16];2))" office:value-type="float" office:value="776.156698078883" calcext:value-type="float">
            <text:p>776.156698078883</text:p>
          </table:table-cell>
        </table:table-row>
        <table:table-row table:style-name="ro1">
          <table:table-cell office:value-type="float" office:value="75.4252" calcext:value-type="float">
            <text:p>75.4252</text:p>
          </table:table-cell>
          <table:table-cell office:value-type="float" office:value="282.704" calcext:value-type="float">
            <text:p>282.704</text:p>
          </table:table-cell>
          <table:table-cell office:value-type="float" office:value="44.5489" calcext:value-type="float">
            <text:p>44.5489</text:p>
          </table:table-cell>
          <table:table-cell office:value-type="float" office:value="75.5658" calcext:value-type="float">
            <text:p>75.5658</text:p>
          </table:table-cell>
          <table:table-cell office:value-type="float" office:value="268.465" calcext:value-type="float">
            <text:p>268.465</text:p>
          </table:table-cell>
          <table:table-cell office:value-type="float" office:value="46.262" calcext:value-type="float">
            <text:p>46.262</text:p>
          </table:table-cell>
          <table:table-cell/>
          <table:table-cell table:formula="of:=([.D17]-[.A17])/0.0166667" office:value-type="float" office:value="8.43598312803327" calcext:value-type="float">
            <text:p>8.43598312803327</text:p>
          </table:table-cell>
          <table:table-cell table:formula="of:=ABS([.E17]-[.B17])/0.0166667" office:value-type="float" office:value="854.338291323419" calcext:value-type="float">
            <text:p>854.338291323419</text:p>
          </table:table-cell>
          <table:table-cell table:formula="of:=([.F17]-[.C17])/0.0166667" office:value-type="float" office:value="102.785794428411" calcext:value-type="float">
            <text:p>102.785794428411</text:p>
          </table:table-cell>
          <table:table-cell table:formula="of:=DEGREES(ATAN(ABS([.F17]-[.C17])/ABS([.E17]-[.B17])))" office:value-type="float" office:value="6.86030576579054" calcext:value-type="float">
            <text:p>6.86030576579054</text:p>
          </table:table-cell>
          <table:table-cell table:formula="of:=SQRT(POWER([.H17];2)+POWER([.I17];2)+POWER([.J17];2))" office:value-type="float" office:value="860.54052860341" calcext:value-type="float">
            <text:p>860.54052860341</text:p>
          </table:table-cell>
        </table:table-row>
        <table:table-row table:style-name="ro1">
          <table:table-cell office:value-type="float" office:value="75.6368" calcext:value-type="float">
            <text:p>75.6368</text:p>
          </table:table-cell>
          <table:table-cell office:value-type="float" office:value="277.506" calcext:value-type="float">
            <text:p>277.506</text:p>
          </table:table-cell>
          <table:table-cell office:value-type="float" office:value="44.8534" calcext:value-type="float">
            <text:p>44.8534</text:p>
          </table:table-cell>
          <table:table-cell office:value-type="float" office:value="75.555" calcext:value-type="float">
            <text:p>75.555</text:p>
          </table:table-cell>
          <table:table-cell office:value-type="float" office:value="267.298" calcext:value-type="float">
            <text:p>267.298</text:p>
          </table:table-cell>
          <table:table-cell office:value-type="float" office:value="45.9574" calcext:value-type="float">
            <text:p>45.9574</text:p>
          </table:table-cell>
          <table:table-cell/>
          <table:table-cell table:formula="of:=([.D18]-[.A18])/0.0166667" office:value-type="float" office:value="-4.90799018401885" calcext:value-type="float">
            <text:p>-4.90799018401885</text:p>
          </table:table-cell>
          <table:table-cell table:formula="of:=ABS([.E18]-[.B18])/0.0166667" office:value-type="float" office:value="612.478775042448" calcext:value-type="float">
            <text:p>612.478775042448</text:p>
          </table:table-cell>
          <table:table-cell table:formula="of:=([.F18]-[.C18])/0.0166667" office:value-type="float" office:value="66.2398675202649" calcext:value-type="float">
            <text:p>66.2398675202649</text:p>
          </table:table-cell>
          <table:table-cell table:formula="of:=DEGREES(ATAN(ABS([.F18]-[.C18])/ABS([.E18]-[.B18])))" office:value-type="float" office:value="6.17257421484704" calcext:value-type="float">
            <text:p>6.17257421484704</text:p>
          </table:table-cell>
          <table:table-cell table:formula="of:=SQRT(POWER([.H18];2)+POWER([.I18];2)+POWER([.J18];2))" office:value-type="float" office:value="616.069848551483" calcext:value-type="float">
            <text:p>616.069848551483</text:p>
          </table:table-cell>
        </table:table-row>
        <table:table-row table:style-name="ro1">
          <table:table-cell office:value-type="float" office:value="75.8775" calcext:value-type="float">
            <text:p>75.8775</text:p>
          </table:table-cell>
          <table:table-cell office:value-type="float" office:value="276.165" calcext:value-type="float">
            <text:p>276.165</text:p>
          </table:table-cell>
          <table:table-cell office:value-type="float" office:value="45.3081" calcext:value-type="float">
            <text:p>45.3081</text:p>
          </table:table-cell>
          <table:table-cell office:value-type="float" office:value="75.7801" calcext:value-type="float">
            <text:p>75.7801</text:p>
          </table:table-cell>
          <table:table-cell office:value-type="float" office:value="264.763" calcext:value-type="float">
            <text:p>264.763</text:p>
          </table:table-cell>
          <table:table-cell office:value-type="float" office:value="46.5949" calcext:value-type="float">
            <text:p>46.5949</text:p>
          </table:table-cell>
          <table:table-cell/>
          <table:table-cell table:formula="of:=([.D19]-[.A19])/0.0166667" office:value-type="float" office:value="-5.84398831202297" calcext:value-type="float">
            <text:p>-5.84398831202297</text:p>
          </table:table-cell>
          <table:table-cell table:formula="of:=ABS([.E19]-[.B19])/0.0166667" office:value-type="float" office:value="684.118631762739" calcext:value-type="float">
            <text:p>684.118631762739</text:p>
          </table:table-cell>
          <table:table-cell table:formula="of:=([.F19]-[.C19])/0.0166667" office:value-type="float" office:value="77.2078455843088" calcext:value-type="float">
            <text:p>77.2078455843088</text:p>
          </table:table-cell>
          <table:table-cell table:formula="of:=DEGREES(ATAN(ABS([.F19]-[.C19])/ABS([.E19]-[.B19])))" office:value-type="float" office:value="6.43900713758425" calcext:value-type="float">
            <text:p>6.43900713758425</text:p>
          </table:table-cell>
          <table:table-cell table:formula="of:=SQRT(POWER([.H19];2)+POWER([.I19];2)+POWER([.J19];2))" office:value-type="float" office:value="688.486387624392" calcext:value-type="float">
            <text:p>688.486387624392</text:p>
          </table:table-cell>
        </table:table-row>
        <table:table-row table:style-name="ro1">
          <table:table-cell office:value-type="float" office:value="75.9557" calcext:value-type="float">
            <text:p>75.9557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43.596" calcext:value-type="float">
            <text:p>43.596</text:p>
          </table:table-cell>
          <table:table-cell office:value-type="float" office:value="76.3535" calcext:value-type="float">
            <text:p>76.3535</text:p>
          </table:table-cell>
          <table:table-cell office:value-type="float" office:value="273.763" calcext:value-type="float">
            <text:p>273.763</text:p>
          </table:table-cell>
          <table:table-cell office:value-type="float" office:value="44.9362" calcext:value-type="float">
            <text:p>44.9362</text:p>
          </table:table-cell>
          <table:table-cell/>
          <table:table-cell table:formula="of:=([.D20]-[.A20])/0.0166667" office:value-type="float" office:value="23.8679522640957" calcext:value-type="float">
            <text:p>23.8679522640957</text:p>
          </table:table-cell>
          <table:table-cell table:formula="of:=ABS([.E20]-[.B20])/0.0166667" office:value-type="float" office:value="707.938584122834" calcext:value-type="float">
            <text:p>707.938584122834</text:p>
          </table:table-cell>
          <table:table-cell table:formula="of:=([.F20]-[.C20])/0.0166667" office:value-type="float" office:value="80.4118391763218" calcext:value-type="float">
            <text:p>80.4118391763218</text:p>
          </table:table-cell>
          <table:table-cell table:formula="of:=DEGREES(ATAN(ABS([.F20]-[.C20])/ABS([.E20]-[.B20])))" office:value-type="float" office:value="6.48021902057757" calcext:value-type="float">
            <text:p>6.48021902057757</text:p>
          </table:table-cell>
          <table:table-cell table:formula="of:=SQRT(POWER([.H20];2)+POWER([.I20];2)+POWER([.J20];2))" office:value-type="float" office:value="712.8904417334" calcext:value-type="float">
            <text:p>712.8904417334</text:p>
          </table:table-cell>
        </table:table-row>
        <table:table-row table:style-name="ro1">
          <table:table-cell office:value-type="float" office:value="75.2065" calcext:value-type="float">
            <text:p>75.2065</text:p>
          </table:table-cell>
          <table:table-cell office:value-type="float" office:value="288.24" calcext:value-type="float">
            <text:p>288.24</text:p>
          </table:table-cell>
          <table:table-cell office:value-type="float" office:value="43.1858" calcext:value-type="float">
            <text:p>43.1858</text:p>
          </table:table-cell>
          <table:table-cell office:value-type="float" office:value="75.1239" calcext:value-type="float">
            <text:p>75.1239</text:p>
          </table:table-cell>
          <table:table-cell office:value-type="float" office:value="276.25" calcext:value-type="float">
            <text:p>276.25</text:p>
          </table:table-cell>
          <table:table-cell office:value-type="float" office:value="44.5575" calcext:value-type="float">
            <text:p>44.5575</text:p>
          </table:table-cell>
          <table:table-cell/>
          <table:table-cell table:formula="of:=([.D21]-[.A21])/0.0166667" office:value-type="float" office:value="-4.95599008801978" calcext:value-type="float">
            <text:p>-4.95599008801978</text:p>
          </table:table-cell>
          <table:table-cell table:formula="of:=ABS([.E21]-[.B21])/0.0166667" office:value-type="float" office:value="719.398561202878" calcext:value-type="float">
            <text:p>719.398561202878</text:p>
          </table:table-cell>
          <table:table-cell table:formula="of:=([.F21]-[.C21])/0.0166667" office:value-type="float" office:value="82.301835396329" calcext:value-type="float">
            <text:p>82.301835396329</text:p>
          </table:table-cell>
          <table:table-cell table:formula="of:=DEGREES(ATAN(ABS([.F21]-[.C21])/ABS([.E21]-[.B21])))" office:value-type="float" office:value="6.52647287745243" calcext:value-type="float">
            <text:p>6.52647287745243</text:p>
          </table:table-cell>
          <table:table-cell table:formula="of:=SQRT(POWER([.H21];2)+POWER([.I21];2)+POWER([.J21];2))" office:value-type="float" office:value="724.108033243748" calcext:value-type="float">
            <text:p>724.108033243748</text:p>
          </table:table-cell>
        </table:table-row>
        <table:table-row table:style-name="ro1">
          <table:table-cell office:value-type="float" office:value="75.679" calcext:value-type="float">
            <text:p>75.679</text:p>
          </table:table-cell>
          <table:table-cell office:value-type="float" office:value="282.777" calcext:value-type="float">
            <text:p>282.777</text:p>
          </table:table-cell>
          <table:table-cell office:value-type="float" office:value="44.2839" calcext:value-type="float">
            <text:p>44.2839</text:p>
          </table:table-cell>
          <table:table-cell office:value-type="float" office:value="75.834" calcext:value-type="float">
            <text:p>75.834</text:p>
          </table:table-cell>
          <table:table-cell office:value-type="float" office:value="270.993" calcext:value-type="float">
            <text:p>270.993</text:p>
          </table:table-cell>
          <table:table-cell office:value-type="float" office:value="46.111" calcext:value-type="float">
            <text:p>46.111</text:p>
          </table:table-cell>
          <table:table-cell/>
          <table:table-cell table:formula="of:=([.D22]-[.A22])/0.0166667" office:value-type="float" office:value="9.29998140003727" calcext:value-type="float">
            <text:p>9.29998140003727</text:p>
          </table:table-cell>
          <table:table-cell table:formula="of:=ABS([.E22]-[.B22])/0.0166667" office:value-type="float" office:value="707.038585922828" calcext:value-type="float">
            <text:p>707.038585922828</text:p>
          </table:table-cell>
          <table:table-cell table:formula="of:=([.F22]-[.C22])/0.0166667" office:value-type="float" office:value="109.625780748438" calcext:value-type="float">
            <text:p>109.625780748438</text:p>
          </table:table-cell>
          <table:table-cell table:formula="of:=DEGREES(ATAN(ABS([.F22]-[.C22])/ABS([.E22]-[.B22])))" office:value-type="float" office:value="8.81348686018231" calcext:value-type="float">
            <text:p>8.81348686018231</text:p>
          </table:table-cell>
          <table:table-cell table:formula="of:=SQRT(POWER([.H22];2)+POWER([.I22];2)+POWER([.J22];2))" office:value-type="float" office:value="715.547247526323" calcext:value-type="float">
            <text:p>715.547247526323</text:p>
          </table:table-cell>
        </table:table-row>
        <table:table-row table:style-name="ro1">
          <table:table-cell office:value-type="float" office:value="75.3653" calcext:value-type="float">
            <text:p>75.3653</text:p>
          </table:table-cell>
          <table:table-cell office:value-type="float" office:value="274.972" calcext:value-type="float">
            <text:p>274.972</text:p>
          </table:table-cell>
          <table:table-cell office:value-type="float" office:value="44.7557" calcext:value-type="float">
            <text:p>44.7557</text:p>
          </table:table-cell>
          <table:table-cell office:value-type="float" office:value="75.2713" calcext:value-type="float">
            <text:p>75.2713</text:p>
          </table:table-cell>
          <table:table-cell office:value-type="float" office:value="262.423" calcext:value-type="float">
            <text:p>262.423</text:p>
          </table:table-cell>
          <table:table-cell office:value-type="float" office:value="46.0023" calcext:value-type="float">
            <text:p>46.0023</text:p>
          </table:table-cell>
          <table:table-cell/>
          <table:table-cell table:formula="of:=([.D23]-[.A23])/0.0166667" office:value-type="float" office:value="-5.63998872002306" calcext:value-type="float">
            <text:p>-5.63998872002306</text:p>
          </table:table-cell>
          <table:table-cell table:formula="of:=ABS([.E23]-[.B23])/0.0166667" office:value-type="float" office:value="752.938494123011" calcext:value-type="float">
            <text:p>752.938494123011</text:p>
          </table:table-cell>
          <table:table-cell table:formula="of:=([.F23]-[.C23])/0.0166667" office:value-type="float" office:value="74.7958504082992" calcext:value-type="float">
            <text:p>74.7958504082992</text:p>
          </table:table-cell>
          <table:table-cell table:formula="of:=DEGREES(ATAN(ABS([.F23]-[.C23])/ABS([.E23]-[.B23])))" office:value-type="float" office:value="5.67307004614556" calcext:value-type="float">
            <text:p>5.67307004614556</text:p>
          </table:table-cell>
          <table:table-cell table:formula="of:=SQRT(POWER([.H23];2)+POWER([.I23];2)+POWER([.J23];2))" office:value-type="float" office:value="756.665450938054" calcext:value-type="float">
            <text:p>756.665450938054</text:p>
          </table:table-cell>
        </table:table-row>
        <table:table-row table:style-name="ro1">
          <table:table-cell office:value-type="float" office:value="75.6672" calcext:value-type="float">
            <text:p>75.6672</text:p>
          </table:table-cell>
          <table:table-cell office:value-type="float" office:value="281.604" calcext:value-type="float">
            <text:p>281.604</text:p>
          </table:table-cell>
          <table:table-cell office:value-type="float" office:value="43.7127" calcext:value-type="float">
            <text:p>43.7127</text:p>
          </table:table-cell>
          <table:table-cell office:value-type="float" office:value="75.8208" calcext:value-type="float">
            <text:p>75.8208</text:p>
          </table:table-cell>
          <table:table-cell office:value-type="float" office:value="270.057" calcext:value-type="float">
            <text:p>270.057</text:p>
          </table:table-cell>
          <table:table-cell office:value-type="float" office:value="44.5421" calcext:value-type="float">
            <text:p>44.5421</text:p>
          </table:table-cell>
          <table:table-cell/>
          <table:table-cell table:formula="of:=([.D24]-[.A24])/0.0166667" office:value-type="float" office:value="9.21598156803755" calcext:value-type="float">
            <text:p>9.21598156803755</text:p>
          </table:table-cell>
          <table:table-cell table:formula="of:=ABS([.E24]-[.B24])/0.0166667" office:value-type="float" office:value="692.818614362769" calcext:value-type="float">
            <text:p>692.818614362769</text:p>
          </table:table-cell>
          <table:table-cell table:formula="of:=([.F24]-[.C24])/0.0166667" office:value-type="float" office:value="49.763900472199" calcext:value-type="float">
            <text:p>49.763900472199</text:p>
          </table:table-cell>
          <table:table-cell table:formula="of:=DEGREES(ATAN(ABS([.F24]-[.C24])/ABS([.E24]-[.B24])))" office:value-type="float" office:value="4.1083958210669" calcext:value-type="float">
            <text:p>4.1083958210669</text:p>
          </table:table-cell>
          <table:table-cell table:formula="of:=SQRT(POWER([.H24];2)+POWER([.I24];2)+POWER([.J24];2))" office:value-type="float" office:value="694.664676310821" calcext:value-type="float">
            <text:p>694.664676310821</text:p>
          </table:table-cell>
        </table:table-row>
        <table:table-row table:style-name="ro1">
          <table:table-cell office:value-type="float" office:value="75.6668" calcext:value-type="float">
            <text:p>75.6668</text:p>
          </table:table-cell>
          <table:table-cell office:value-type="float" office:value="281.654" calcext:value-type="float">
            <text:p>281.654</text:p>
          </table:table-cell>
          <table:table-cell office:value-type="float" office:value="43.4536" calcext:value-type="float">
            <text:p>43.4536</text:p>
          </table:table-cell>
          <table:table-cell office:value-type="float" office:value="75.8204" calcext:value-type="float">
            <text:p>75.8204</text:p>
          </table:table-cell>
          <table:table-cell office:value-type="float" office:value="270.107" calcext:value-type="float">
            <text:p>270.107</text:p>
          </table:table-cell>
          <table:table-cell office:value-type="float" office:value="44.2889" calcext:value-type="float">
            <text:p>44.2889</text:p>
          </table:table-cell>
          <table:table-cell/>
          <table:table-cell table:formula="of:=([.D25]-[.A25])/0.0166667" office:value-type="float" office:value="9.21598156803755" calcext:value-type="float">
            <text:p>9.21598156803755</text:p>
          </table:table-cell>
          <table:table-cell table:formula="of:=ABS([.E25]-[.B25])/0.0166667" office:value-type="float" office:value="692.818614362769" calcext:value-type="float">
            <text:p>692.818614362769</text:p>
          </table:table-cell>
          <table:table-cell table:formula="of:=([.F25]-[.C25])/0.0166667" office:value-type="float" office:value="50.1178997642003" calcext:value-type="float">
            <text:p>50.1178997642003</text:p>
          </table:table-cell>
          <table:table-cell table:formula="of:=DEGREES(ATAN(ABS([.F25]-[.C25])/ABS([.E25]-[.B25])))" office:value-type="float" office:value="4.13752006729376" calcext:value-type="float">
            <text:p>4.13752006729376</text:p>
          </table:table-cell>
          <table:table-cell table:formula="of:=SQRT(POWER([.H25];2)+POWER([.I25];2)+POWER([.J25];2))" office:value-type="float" office:value="694.690125595999" calcext:value-type="float">
            <text:p>694.690125595999</text:p>
          </table:table-cell>
        </table:table-row>
        <table:table-row table:style-name="ro1">
          <table:table-cell office:value-type="float" office:value="75.9204" calcext:value-type="float">
            <text:p>75.9204</text:p>
          </table:table-cell>
          <table:table-cell office:value-type="float" office:value="281.731" calcext:value-type="float">
            <text:p>281.731</text:p>
          </table:table-cell>
          <table:table-cell office:value-type="float" office:value="43.1877" calcext:value-type="float">
            <text:p>43.1877</text:p>
          </table:table-cell>
          <table:table-cell office:value-type="float" office:value="75.82" calcext:value-type="float">
            <text:p>75.82</text:p>
          </table:table-cell>
          <table:table-cell office:value-type="float" office:value="270.156" calcext:value-type="float">
            <text:p>270.156</text:p>
          </table:table-cell>
          <table:table-cell office:value-type="float" office:value="44.0356" calcext:value-type="float">
            <text:p>44.0356</text:p>
          </table:table-cell>
          <table:table-cell/>
          <table:table-cell table:formula="of:=([.D26]-[.A26])/0.0166667" office:value-type="float" office:value="-6.02398795202455" calcext:value-type="float">
            <text:p>-6.02398795202455</text:p>
          </table:table-cell>
          <table:table-cell table:formula="of:=ABS([.E26]-[.B26])/0.0166667" office:value-type="float" office:value="694.498611002777" calcext:value-type="float">
            <text:p>694.498611002777</text:p>
          </table:table-cell>
          <table:table-cell table:formula="of:=([.F26]-[.C26])/0.0166667" office:value-type="float" office:value="50.8738982522037" calcext:value-type="float">
            <text:p>50.8738982522037</text:p>
          </table:table-cell>
          <table:table-cell table:formula="of:=DEGREES(ATAN(ABS([.F26]-[.C26])/ABS([.E26]-[.B26])))" office:value-type="float" office:value="4.18958751154307" calcext:value-type="float">
            <text:p>4.18958751154307</text:p>
          </table:table-cell>
          <table:table-cell table:formula="of:=SQRT(POWER([.H26];2)+POWER([.I26];2)+POWER([.J26];2))" office:value-type="float" office:value="696.385498584662" calcext:value-type="float">
            <text:p>696.385498584662</text:p>
          </table:table-cell>
        </table:table-row>
        <table:table-row table:style-name="ro1">
          <table:table-cell office:value-type="float" office:value="75.9447" calcext:value-type="float">
            <text:p>75.9447</text:p>
          </table:table-cell>
          <table:table-cell office:value-type="float" office:value="284.154" calcext:value-type="float">
            <text:p>284.154</text:p>
          </table:table-cell>
          <table:table-cell office:value-type="float" office:value="44.0678" calcext:value-type="float">
            <text:p>44.0678</text:p>
          </table:table-cell>
          <table:table-cell office:value-type="float" office:value="76.0927" calcext:value-type="float">
            <text:p>76.0927</text:p>
          </table:table-cell>
          <table:table-cell office:value-type="float" office:value="272.396" calcext:value-type="float">
            <text:p>272.396</text:p>
          </table:table-cell>
          <table:table-cell office:value-type="float" office:value="45.399" calcext:value-type="float">
            <text:p>45.399</text:p>
          </table:table-cell>
          <table:table-cell/>
          <table:table-cell table:formula="of:=([.D27]-[.A27])/0.0166667" office:value-type="float" office:value="8.87998224003529" calcext:value-type="float">
            <text:p>8.87998224003529</text:p>
          </table:table-cell>
          <table:table-cell table:formula="of:=ABS([.E27]-[.B27])/0.0166667" office:value-type="float" office:value="705.478589042821" calcext:value-type="float">
            <text:p>705.478589042821</text:p>
          </table:table-cell>
          <table:table-cell table:formula="of:=([.F27]-[.C27])/0.0166667" office:value-type="float" office:value="79.8718402563196" calcext:value-type="float">
            <text:p>79.8718402563196</text:p>
          </table:table-cell>
          <table:table-cell table:formula="of:=DEGREES(ATAN(ABS([.F27]-[.C27])/ABS([.E27]-[.B27])))" office:value-type="float" office:value="6.45932473754249" calcext:value-type="float">
            <text:p>6.45932473754249</text:p>
          </table:table-cell>
          <table:table-cell table:formula="of:=SQRT(POWER([.H27];2)+POWER([.I27];2)+POWER([.J27];2))" office:value-type="float" office:value="710.041128772386" calcext:value-type="float">
            <text:p>710.041128772386</text:p>
          </table:table-cell>
        </table:table-row>
        <table:table-row table:style-name="ro1">
          <table:table-cell office:value-type="float" office:value="74.9322" calcext:value-type="float">
            <text:p>74.9322</text:p>
          </table:table-cell>
          <table:table-cell office:value-type="float" office:value="285.478" calcext:value-type="float">
            <text:p>285.478</text:p>
          </table:table-cell>
          <table:table-cell office:value-type="float" office:value="43.6185" calcext:value-type="float">
            <text:p>43.6185</text:p>
          </table:table-cell>
          <table:table-cell office:value-type="float" office:value="74.8418" calcext:value-type="float">
            <text:p>74.8418</text:p>
          </table:table-cell>
          <table:table-cell office:value-type="float" office:value="270.987" calcext:value-type="float">
            <text:p>270.987</text:p>
          </table:table-cell>
          <table:table-cell office:value-type="float" office:value="45.6307" calcext:value-type="float">
            <text:p>45.6307</text:p>
          </table:table-cell>
          <table:table-cell/>
          <table:table-cell table:formula="of:=([.D28]-[.A28])/0.0166667" office:value-type="float" office:value="-5.42398915202099" calcext:value-type="float">
            <text:p>-5.42398915202099</text:p>
          </table:table-cell>
          <table:table-cell table:formula="of:=ABS([.E28]-[.B28])/0.0166667" office:value-type="float" office:value="869.458261083477" calcext:value-type="float">
            <text:p>869.458261083477</text:p>
          </table:table-cell>
          <table:table-cell table:formula="of:=([.F28]-[.C28])/0.0166667" office:value-type="float" office:value="120.731758536483" calcext:value-type="float">
            <text:p>120.731758536483</text:p>
          </table:table-cell>
          <table:table-cell table:formula="of:=DEGREES(ATAN(ABS([.F28]-[.C28])/ABS([.E28]-[.B28])))" office:value-type="float" office:value="7.90546021974583" calcext:value-type="float">
            <text:p>7.90546021974583</text:p>
          </table:table-cell>
          <table:table-cell table:formula="of:=SQRT(POWER([.H28];2)+POWER([.I28];2)+POWER([.J28];2))" office:value-type="float" office:value="877.817318662566" calcext:value-type="float">
            <text:p>877.817318662566</text:p>
          </table:table-cell>
        </table:table-row>
        <table:table-row table:style-name="ro1">
          <table:table-cell office:value-type="float" office:value="75.9557" calcext:value-type="float">
            <text:p>75.9557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43.596" calcext:value-type="float">
            <text:p>43.596</text:p>
          </table:table-cell>
          <table:table-cell office:value-type="float" office:value="75.8659" calcext:value-type="float">
            <text:p>75.8659</text:p>
          </table:table-cell>
          <table:table-cell office:value-type="float" office:value="274.963" calcext:value-type="float">
            <text:p>274.963</text:p>
          </table:table-cell>
          <table:table-cell office:value-type="float" office:value="44.9999" calcext:value-type="float">
            <text:p>44.9999</text:p>
          </table:table-cell>
          <table:table-cell/>
          <table:table-cell table:formula="of:=([.D29]-[.A29])/0.0166667" office:value-type="float" office:value="-5.38798922402136" calcext:value-type="float">
            <text:p>-5.38798922402136</text:p>
          </table:table-cell>
          <table:table-cell table:formula="of:=ABS([.E29]-[.B29])/0.0166667" office:value-type="float" office:value="635.938728122543" calcext:value-type="float">
            <text:p>635.938728122543</text:p>
          </table:table-cell>
          <table:table-cell table:formula="of:=([.F29]-[.C29])/0.0166667" office:value-type="float" office:value="84.233831532337" calcext:value-type="float">
            <text:p>84.233831532337</text:p>
          </table:table-cell>
          <table:table-cell table:formula="of:=DEGREES(ATAN(ABS([.F29]-[.C29])/ABS([.E29]-[.B29])))" office:value-type="float" office:value="7.5452421637082" calcext:value-type="float">
            <text:p>7.5452421637082</text:p>
          </table:table-cell>
          <table:table-cell table:formula="of:=SQRT(POWER([.H29];2)+POWER([.I29];2)+POWER([.J29];2))" office:value-type="float" office:value="641.515732253399" calcext:value-type="float">
            <text:p>641.515732253399</text:p>
          </table:table-cell>
        </table:table-row>
        <table:table-row table:style-name="ro1">
          <table:table-cell office:value-type="float" office:value="75.4634" calcext:value-type="float">
            <text:p>75.4634</text:p>
          </table:table-cell>
          <table:table-cell office:value-type="float" office:value="288.315" calcext:value-type="float">
            <text:p>288.315</text:p>
          </table:table-cell>
          <table:table-cell office:value-type="float" office:value="42.917" calcext:value-type="float">
            <text:p>42.917</text:p>
          </table:table-cell>
          <table:table-cell office:value-type="float" office:value="75.3843" calcext:value-type="float">
            <text:p>75.3843</text:p>
          </table:table-cell>
          <table:table-cell office:value-type="float" office:value="277.588" calcext:value-type="float">
            <text:p>277.588</text:p>
          </table:table-cell>
          <table:table-cell office:value-type="float" office:value="44.3451" calcext:value-type="float">
            <text:p>44.3451</text:p>
          </table:table-cell>
          <table:table-cell/>
          <table:table-cell table:formula="of:=([.D30]-[.A30])/0.0166667" office:value-type="float" office:value="-4.74599050801965" calcext:value-type="float">
            <text:p>-4.74599050801965</text:p>
          </table:table-cell>
          <table:table-cell table:formula="of:=ABS([.E30]-[.B30])/0.0166667" office:value-type="float" office:value="643.618712762573" calcext:value-type="float">
            <text:p>643.618712762573</text:p>
          </table:table-cell>
          <table:table-cell table:formula="of:=([.F30]-[.C30])/0.0166667" office:value-type="float" office:value="85.6858286283428" calcext:value-type="float">
            <text:p>85.6858286283428</text:p>
          </table:table-cell>
          <table:table-cell table:formula="of:=DEGREES(ATAN(ABS([.F30]-[.C30])/ABS([.E30]-[.B30])))" office:value-type="float" office:value="7.58327246504577" calcext:value-type="float">
            <text:p>7.58327246504577</text:p>
          </table:table-cell>
          <table:table-cell table:formula="of:=SQRT(POWER([.H30];2)+POWER([.I30];2)+POWER([.J30];2))" office:value-type="float" office:value="649.314741147758" calcext:value-type="float">
            <text:p>649.314741147758</text:p>
          </table:table-cell>
        </table:table-row>
        <table:table-row table:style-name="ro1">
          <table:table-cell office:value-type="float" office:value="74.8976" calcext:value-type="float">
            <text:p>74.8976</text:p>
          </table:table-cell>
          <table:table-cell office:value-type="float" office:value="280.197" calcext:value-type="float">
            <text:p>280.197</text:p>
          </table:table-cell>
          <table:table-cell office:value-type="float" office:value="43.9405" calcext:value-type="float">
            <text:p>43.9405</text:p>
          </table:table-cell>
          <table:table-cell office:value-type="float" office:value="74.8234" calcext:value-type="float">
            <text:p>74.8234</text:p>
          </table:table-cell>
          <table:table-cell office:value-type="float" office:value="268.637" calcext:value-type="float">
            <text:p>268.637</text:p>
          </table:table-cell>
          <table:table-cell office:value-type="float" office:value="45.0217" calcext:value-type="float">
            <text:p>45.0217</text:p>
          </table:table-cell>
          <table:table-cell/>
          <table:table-cell table:formula="of:=([.D31]-[.A31])/0.0166667" office:value-type="float" office:value="-4.45199109601724" calcext:value-type="float">
            <text:p>-4.45199109601724</text:p>
          </table:table-cell>
          <table:table-cell table:formula="of:=ABS([.E31]-[.B31])/0.0166667" office:value-type="float" office:value="693.598612802775" calcext:value-type="float">
            <text:p>693.598612802775</text:p>
          </table:table-cell>
          <table:table-cell table:formula="of:=([.F31]-[.C31])/0.0166667" office:value-type="float" office:value="64.8718702562596" calcext:value-type="float">
            <text:p>64.8718702562596</text:p>
          </table:table-cell>
          <table:table-cell table:formula="of:=DEGREES(ATAN(ABS([.F31]-[.C31])/ABS([.E31]-[.B31])))" office:value-type="float" office:value="5.34329612649319" calcext:value-type="float">
            <text:p>5.34329612649319</text:p>
          </table:table-cell>
          <table:table-cell table:formula="of:=SQRT(POWER([.H31];2)+POWER([.I31];2)+POWER([.J31];2))" office:value-type="float" office:value="696.639946785423" calcext:value-type="float">
            <text:p>696.639946785423</text:p>
          </table:table-cell>
        </table:table-row>
        <table:table-row table:style-name="ro1">
          <table:table-cell office:value-type="float" office:value="75.4331" calcext:value-type="float">
            <text:p>75.4331</text:p>
          </table:table-cell>
          <table:table-cell office:value-type="float" office:value="284.277" calcext:value-type="float">
            <text:p>284.277</text:p>
          </table:table-cell>
          <table:table-cell office:value-type="float" office:value="43.2957" calcext:value-type="float">
            <text:p>43.2957</text:p>
          </table:table-cell>
          <table:table-cell office:value-type="float" office:value="75.3448" calcext:value-type="float">
            <text:p>75.3448</text:p>
          </table:table-cell>
          <table:table-cell office:value-type="float" office:value="272.531" calcext:value-type="float">
            <text:p>272.531</text:p>
          </table:table-cell>
          <table:table-cell office:value-type="float" office:value="44.3997" calcext:value-type="float">
            <text:p>44.3997</text:p>
          </table:table-cell>
          <table:table-cell/>
          <table:table-cell table:formula="of:=([.D32]-[.A32])/0.0166667" office:value-type="float" office:value="-5.29798940402057" calcext:value-type="float">
            <text:p>-5.29798940402057</text:p>
          </table:table-cell>
          <table:table-cell table:formula="of:=ABS([.E32]-[.B32])/0.0166667" office:value-type="float" office:value="704.758590482818" calcext:value-type="float">
            <text:p>704.758590482818</text:p>
          </table:table-cell>
          <table:table-cell table:formula="of:=([.F32]-[.C32])/0.0166667" office:value-type="float" office:value="66.2398675202653" calcext:value-type="float">
            <text:p>66.2398675202653</text:p>
          </table:table-cell>
          <table:table-cell table:formula="of:=DEGREES(ATAN(ABS([.F32]-[.C32])/ABS([.E32]-[.B32])))" office:value-type="float" office:value="5.36942429825457" calcext:value-type="float">
            <text:p>5.36942429825457</text:p>
          </table:table-cell>
          <table:table-cell table:formula="of:=SQRT(POWER([.H32];2)+POWER([.I32];2)+POWER([.J32];2))" office:value-type="float" office:value="707.8844959456" calcext:value-type="float">
            <text:p>707.8844959456</text:p>
          </table:table-cell>
        </table:table-row>
        <table:table-row table:style-name="ro1">
          <table:table-cell office:value-type="float" office:value="75.1783" calcext:value-type="float">
            <text:p>75.1783</text:p>
          </table:table-cell>
          <table:table-cell office:value-type="float" office:value="284.198" calcext:value-type="float">
            <text:p>284.198</text:p>
          </table:table-cell>
          <table:table-cell office:value-type="float" office:value="43.563" calcext:value-type="float">
            <text:p>43.563</text:p>
          </table:table-cell>
          <table:table-cell office:value-type="float" office:value="75.3365" calcext:value-type="float">
            <text:p>75.3365</text:p>
          </table:table-cell>
          <table:table-cell office:value-type="float" office:value="271.138" calcext:value-type="float">
            <text:p>271.138</text:p>
          </table:table-cell>
          <table:table-cell office:value-type="float" office:value="45.1117" calcext:value-type="float">
            <text:p>45.1117</text:p>
          </table:table-cell>
          <table:table-cell/>
          <table:table-cell table:formula="of:=([.D33]-[.A33])/0.0166667" office:value-type="float" office:value="9.49198101603844" calcext:value-type="float">
            <text:p>9.49198101603844</text:p>
          </table:table-cell>
          <table:table-cell table:formula="of:=ABS([.E33]-[.B33])/0.0166667" office:value-type="float" office:value="783.598432803135" calcext:value-type="float">
            <text:p>783.598432803135</text:p>
          </table:table-cell>
          <table:table-cell table:formula="of:=([.F33]-[.C33])/0.0166667" office:value-type="float" office:value="92.9218141563715" calcext:value-type="float">
            <text:p>92.9218141563715</text:p>
          </table:table-cell>
          <table:table-cell table:formula="of:=DEGREES(ATAN(ABS([.F33]-[.C33])/ABS([.E33]-[.B33])))" office:value-type="float" office:value="6.76275048379576" calcext:value-type="float">
            <text:p>6.76275048379576</text:p>
          </table:table-cell>
          <table:table-cell table:formula="of:=SQRT(POWER([.H33];2)+POWER([.I33];2)+POWER([.J33];2))" office:value-type="float" office:value="789.145781932115" calcext:value-type="float">
            <text:p>789.145781932115</text:p>
          </table:table-cell>
        </table:table-row>
        <table:table-row table:style-name="ro1">
          <table:table-cell office:value-type="float" office:value="75.3834" calcext:value-type="float">
            <text:p>75.3834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3.8294" calcext:value-type="float">
            <text:p>43.8294</text:p>
          </table:table-cell>
          <table:table-cell office:value-type="float" office:value="75.2958" calcext:value-type="float">
            <text:p>75.2958</text:p>
          </table:table-cell>
          <table:table-cell office:value-type="float" office:value="266.396" calcext:value-type="float">
            <text:p>266.396</text:p>
          </table:table-cell>
          <table:table-cell office:value-type="float" office:value="44.1556" calcext:value-type="float">
            <text:p>44.1556</text:p>
          </table:table-cell>
          <table:table-cell/>
          <table:table-cell table:formula="of:=([.D34]-[.A34])/0.0166667" office:value-type="float" office:value="-5.25598948802071" calcext:value-type="float">
            <text:p>-5.25598948802071</text:p>
          </table:table-cell>
          <table:table-cell table:formula="of:=ABS([.E34]-[.B34])/0.0166667" office:value-type="float" office:value="678.178643642713" calcext:value-type="float">
            <text:p>678.178643642713</text:p>
          </table:table-cell>
          <table:table-cell table:formula="of:=([.F34]-[.C34])/0.0166667" office:value-type="float" office:value="19.5719608560783" calcext:value-type="float">
            <text:p>19.5719608560783</text:p>
          </table:table-cell>
          <table:table-cell table:formula="of:=DEGREES(ATAN(ABS([.F34]-[.C34])/ABS([.E34]-[.B34])))" office:value-type="float" office:value="1.65307414688145" calcext:value-type="float">
            <text:p>1.65307414688145</text:p>
          </table:table-cell>
          <table:table-cell table:formula="of:=SQRT(POWER([.H34];2)+POWER([.I34];2)+POWER([.J34];2))" office:value-type="float" office:value="678.481362876181" calcext:value-type="float">
            <text:p>678.481362876181</text:p>
          </table:table-cell>
        </table:table-row>
        <table:table-row table:style-name="ro1">
          <table:table-cell office:value-type="float" office:value="75.6476" calcext:value-type="float">
            <text:p>75.6476</text:p>
          </table:table-cell>
          <table:table-cell office:value-type="float" office:value="278.779" calcext:value-type="float">
            <text:p>278.779</text:p>
          </table:table-cell>
          <table:table-cell office:value-type="float" office:value="44.9046" calcext:value-type="float">
            <text:p>44.9046</text:p>
          </table:table-cell>
          <table:table-cell office:value-type="float" office:value="75.8013" calcext:value-type="float">
            <text:p>75.8013</text:p>
          </table:table-cell>
          <table:table-cell office:value-type="float" office:value="267.28" calcext:value-type="float">
            <text:p>267.28</text:p>
          </table:table-cell>
          <table:table-cell office:value-type="float" office:value="46.2012" calcext:value-type="float">
            <text:p>46.2012</text:p>
          </table:table-cell>
          <table:table-cell/>
          <table:table-cell table:formula="of:=([.D35]-[.A35])/0.0166667" office:value-type="float" office:value="9.22198155603692" calcext:value-type="float">
            <text:p>9.22198155603692</text:p>
          </table:table-cell>
          <table:table-cell table:formula="of:=ABS([.E35]-[.B35])/0.0166667" office:value-type="float" office:value="689.938620122761" calcext:value-type="float">
            <text:p>689.938620122761</text:p>
          </table:table-cell>
          <table:table-cell table:formula="of:=([.F35]-[.C35])/0.0166667" office:value-type="float" office:value="77.7958444083111" calcext:value-type="float">
            <text:p>77.7958444083111</text:p>
          </table:table-cell>
          <table:table-cell table:formula="of:=DEGREES(ATAN(ABS([.F35]-[.C35])/ABS([.E35]-[.B35])))" office:value-type="float" office:value="6.43336300112768" calcext:value-type="float">
            <text:p>6.43336300112768</text:p>
          </table:table-cell>
          <table:table-cell table:formula="of:=SQRT(POWER([.H35];2)+POWER([.I35];2)+POWER([.J35];2))" office:value-type="float" office:value="694.372045727593" calcext:value-type="float">
            <text:p>694.372045727593</text:p>
          </table:table-cell>
        </table:table-row>
        <table:table-row table:style-name="ro1">
          <table:table-cell office:value-type="float" office:value="75.6786" calcext:value-type="float">
            <text:p>75.6786</text:p>
          </table:table-cell>
          <table:table-cell office:value-type="float" office:value="282.837" calcext:value-type="float">
            <text:p>282.837</text:p>
          </table:table-cell>
          <table:table-cell office:value-type="float" office:value="44.0228" calcext:value-type="float">
            <text:p>44.0228</text:p>
          </table:table-cell>
          <table:table-cell office:value-type="float" office:value="75.8333" calcext:value-type="float">
            <text:p>75.8333</text:p>
          </table:table-cell>
          <table:table-cell office:value-type="float" office:value="271.093" calcext:value-type="float">
            <text:p>271.093</text:p>
          </table:table-cell>
          <table:table-cell office:value-type="float" office:value="45.6051" calcext:value-type="float">
            <text:p>45.6051</text:p>
          </table:table-cell>
          <table:table-cell/>
          <table:table-cell table:formula="of:=([.D36]-[.A36])/0.0166667" office:value-type="float" office:value="9.2819814360366" calcext:value-type="float">
            <text:p>9.2819814360366</text:p>
          </table:table-cell>
          <table:table-cell table:formula="of:=ABS([.E36]-[.B36])/0.0166667" office:value-type="float" office:value="704.638590722817" calcext:value-type="float">
            <text:p>704.638590722817</text:p>
          </table:table-cell>
          <table:table-cell table:formula="of:=([.F36]-[.C36])/0.0166667" office:value-type="float" office:value="94.93781012438" calcext:value-type="float">
            <text:p>94.93781012438</text:p>
          </table:table-cell>
          <table:table-cell table:formula="of:=DEGREES(ATAN(ABS([.F36]-[.C36])/ABS([.E36]-[.B36])))" office:value-type="float" office:value="7.67340222685433" calcext:value-type="float">
            <text:p>7.67340222685433</text:p>
          </table:table-cell>
          <table:table-cell table:formula="of:=SQRT(POWER([.H36];2)+POWER([.I36];2)+POWER([.J36];2))" office:value-type="float" office:value="711.066021200865" calcext:value-type="float">
            <text:p>711.066021200865</text:p>
          </table:table-cell>
        </table:table-row>
        <table:table-row table:style-name="ro1">
          <table:table-cell office:value-type="float" office:value="75.4639" calcext:value-type="float">
            <text:p>75.4639</text:p>
          </table:table-cell>
          <table:table-cell office:value-type="float" office:value="288.262" calcext:value-type="float">
            <text:p>288.262</text:p>
          </table:table-cell>
          <table:table-cell office:value-type="float" office:value="43.18" calcext:value-type="float">
            <text:p>43.18</text:p>
          </table:table-cell>
          <table:table-cell office:value-type="float" office:value="75.3753" calcext:value-type="float">
            <text:p>75.3753</text:p>
          </table:table-cell>
          <table:table-cell office:value-type="float" office:value="276.222" calcext:value-type="float">
            <text:p>276.222</text:p>
          </table:table-cell>
          <table:table-cell office:value-type="float" office:value="44.8078" calcext:value-type="float">
            <text:p>44.8078</text:p>
          </table:table-cell>
          <table:table-cell/>
          <table:table-cell table:formula="of:=([.D37]-[.A37])/0.0166667" office:value-type="float" office:value="-5.31598936802124" calcext:value-type="float">
            <text:p>-5.31598936802124</text:p>
          </table:table-cell>
          <table:table-cell table:formula="of:=ABS([.E37]-[.B37])/0.0166667" office:value-type="float" office:value="722.398555202891" calcext:value-type="float">
            <text:p>722.398555202891</text:p>
          </table:table-cell>
          <table:table-cell table:formula="of:=([.F37]-[.C37])/0.0166667" office:value-type="float" office:value="97.6678046643907" calcext:value-type="float">
            <text:p>97.6678046643907</text:p>
          </table:table-cell>
          <table:table-cell table:formula="of:=DEGREES(ATAN(ABS([.F37]-[.C37])/ABS([.E37]-[.B37])))" office:value-type="float" office:value="7.69966413527946" calcext:value-type="float">
            <text:p>7.69966413527946</text:p>
          </table:table-cell>
          <table:table-cell table:formula="of:=SQRT(POWER([.H37];2)+POWER([.I37];2)+POWER([.J37];2))" office:value-type="float" office:value="728.990351356002" calcext:value-type="float">
            <text:p>728.990351356002</text:p>
          </table:table-cell>
        </table:table-row>
        <table:table-row table:style-name="ro1">
          <table:table-cell office:value-type="float" office:value="74.9302" calcext:value-type="float">
            <text:p>74.9302</text:p>
          </table:table-cell>
          <table:table-cell office:value-type="float" office:value="285.647" calcext:value-type="float">
            <text:p>285.647</text:p>
          </table:table-cell>
          <table:table-cell office:value-type="float" office:value="42.8319" calcext:value-type="float">
            <text:p>42.8319</text:p>
          </table:table-cell>
          <table:table-cell office:value-type="float" office:value="74.8464" calcext:value-type="float">
            <text:p>74.8464</text:p>
          </table:table-cell>
          <table:table-cell office:value-type="float" office:value="272.525" calcext:value-type="float">
            <text:p>272.525</text:p>
          </table:table-cell>
          <table:table-cell office:value-type="float" office:value="44.1586" calcext:value-type="float">
            <text:p>44.1586</text:p>
          </table:table-cell>
          <table:table-cell/>
          <table:table-cell table:formula="of:=([.D38]-[.A38])/0.0166667" office:value-type="float" office:value="-5.02798994401991" calcext:value-type="float">
            <text:p>-5.02798994401991</text:p>
          </table:table-cell>
          <table:table-cell table:formula="of:=ABS([.E38]-[.B38])/0.0166667" office:value-type="float" office:value="787.31842536315" calcext:value-type="float">
            <text:p>787.31842536315</text:p>
          </table:table-cell>
          <table:table-cell table:formula="of:=([.F38]-[.C38])/0.0166667" office:value-type="float" office:value="79.6018407963186" calcext:value-type="float">
            <text:p>79.6018407963186</text:p>
          </table:table-cell>
          <table:table-cell table:formula="of:=DEGREES(ATAN(ABS([.F38]-[.C38])/ABS([.E38]-[.B38])))" office:value-type="float" office:value="5.77327206285414" calcext:value-type="float">
            <text:p>5.77327206285414</text:p>
          </table:table-cell>
          <table:table-cell table:formula="of:=SQRT(POWER([.H38];2)+POWER([.I38];2)+POWER([.J38];2))" office:value-type="float" office:value="791.348239814401" calcext:value-type="float">
            <text:p>791.348239814401</text:p>
          </table:table-cell>
        </table:table-row>
        <table:table-row table:style-name="ro1">
          <table:table-cell office:value-type="float" office:value="75.4827" calcext:value-type="float">
            <text:p>75.4827</text:p>
          </table:table-cell>
          <table:table-cell office:value-type="float" office:value="291.21" calcext:value-type="float">
            <text:p>291.21</text:p>
          </table:table-cell>
          <table:table-cell office:value-type="float" office:value="41.9513" calcext:value-type="float">
            <text:p>41.9513</text:p>
          </table:table-cell>
          <table:table-cell office:value-type="float" office:value="75.6338" calcext:value-type="float">
            <text:p>75.6338</text:p>
          </table:table-cell>
          <table:table-cell office:value-type="float" office:value="277.877" calcext:value-type="float">
            <text:p>277.877</text:p>
          </table:table-cell>
          <table:table-cell office:value-type="float" office:value="43.0505" calcext:value-type="float">
            <text:p>43.0505</text:p>
          </table:table-cell>
          <table:table-cell/>
          <table:table-cell table:formula="of:=([.D39]-[.A39])/0.0166667" office:value-type="float" office:value="9.06598186803624" calcext:value-type="float">
            <text:p>9.06598186803624</text:p>
          </table:table-cell>
          <table:table-cell table:formula="of:=ABS([.E39]-[.B39])/0.0166667" office:value-type="float" office:value="799.978400043198" calcext:value-type="float">
            <text:p>799.978400043198</text:p>
          </table:table-cell>
          <table:table-cell table:formula="of:=([.F39]-[.C39])/0.0166667" office:value-type="float" office:value="65.9518680962636" calcext:value-type="float">
            <text:p>65.9518680962636</text:p>
          </table:table-cell>
          <table:table-cell table:formula="of:=DEGREES(ATAN(ABS([.F39]-[.C39])/ABS([.E39]-[.B39])))" office:value-type="float" office:value="4.71292400314414" calcext:value-type="float">
            <text:p>4.71292400314414</text:p>
          </table:table-cell>
          <table:table-cell table:formula="of:=SQRT(POWER([.H39];2)+POWER([.I39];2)+POWER([.J39];2))" office:value-type="float" office:value="802.743596342128" calcext:value-type="float">
            <text:p>802.743596342128</text:p>
          </table:table-cell>
        </table:table-row>
        <table:table-row table:style-name="ro1">
          <table:table-cell office:value-type="float" office:value="75.1204" calcext:value-type="float">
            <text:p>75.1204</text:p>
          </table:table-cell>
          <table:table-cell office:value-type="float" office:value="276.563" calcext:value-type="float">
            <text:p>276.563</text:p>
          </table:table-cell>
          <table:table-cell office:value-type="float" office:value="43.0158" calcext:value-type="float">
            <text:p>43.0158</text:p>
          </table:table-cell>
          <table:table-cell office:value-type="float" office:value="74.8022" calcext:value-type="float">
            <text:p>74.8022</text:p>
          </table:table-cell>
          <table:table-cell office:value-type="float" office:value="266.481" calcext:value-type="float">
            <text:p>266.481</text:p>
          </table:table-cell>
          <table:table-cell office:value-type="float" office:value="43.415" calcext:value-type="float">
            <text:p>43.415</text:p>
          </table:table-cell>
          <table:table-cell/>
          <table:table-cell table:formula="of:=([.D40]-[.A40])/0.0166667" office:value-type="float" office:value="-19.0919618160766" calcext:value-type="float">
            <text:p>-19.0919618160766</text:p>
          </table:table-cell>
          <table:table-cell table:formula="of:=ABS([.E40]-[.B40])/0.0166667" office:value-type="float" office:value="604.918790162419" calcext:value-type="float">
            <text:p>604.918790162419</text:p>
          </table:table-cell>
          <table:table-cell table:formula="of:=([.F40]-[.C40])/0.0166667" office:value-type="float" office:value="23.9519520960958" calcext:value-type="float">
            <text:p>23.9519520960958</text:p>
          </table:table-cell>
          <table:table-cell table:formula="of:=DEGREES(ATAN(ABS([.F40]-[.C40])/ABS([.E40]-[.B40])))" office:value-type="float" office:value="2.2674601606333" calcext:value-type="float">
            <text:p>2.2674601606333</text:p>
          </table:table-cell>
          <table:table-cell table:formula="of:=SQRT(POWER([.H40];2)+POWER([.I40];2)+POWER([.J40];2))" office:value-type="float" office:value="605.693768918556" calcext:value-type="float">
            <text:p>605.693768918556</text:p>
          </table:table-cell>
        </table:table-row>
        <table:table-row table:style-name="ro1">
          <table:table-cell office:value-type="float" office:value="75.4027" calcext:value-type="float">
            <text:p>75.4027</text:p>
          </table:table-cell>
          <table:table-cell office:value-type="float" office:value="280.353" calcext:value-type="float">
            <text:p>280.353</text:p>
          </table:table-cell>
          <table:table-cell office:value-type="float" office:value="43.4101" calcext:value-type="float">
            <text:p>43.4101</text:p>
          </table:table-cell>
          <table:table-cell office:value-type="float" office:value="75.3245" calcext:value-type="float">
            <text:p>75.3245</text:p>
          </table:table-cell>
          <table:table-cell office:value-type="float" office:value="270.106" calcext:value-type="float">
            <text:p>270.106</text:p>
          </table:table-cell>
          <table:table-cell office:value-type="float" office:value="44.0482" calcext:value-type="float">
            <text:p>44.0482</text:p>
          </table:table-cell>
          <table:table-cell/>
          <table:table-cell table:formula="of:=([.D41]-[.A41])/0.0166667" office:value-type="float" office:value="-4.69199061601849" calcext:value-type="float">
            <text:p>-4.69199061601849</text:p>
          </table:table-cell>
          <table:table-cell table:formula="of:=ABS([.E41]-[.B41])/0.0166667" office:value-type="float" office:value="614.81877036246" calcext:value-type="float">
            <text:p>614.81877036246</text:p>
          </table:table-cell>
          <table:table-cell table:formula="of:=([.F41]-[.C41])/0.0166667" office:value-type="float" office:value="38.2859234281532" calcext:value-type="float">
            <text:p>38.2859234281532</text:p>
          </table:table-cell>
          <table:table-cell table:formula="of:=DEGREES(ATAN(ABS([.F41]-[.C41])/ABS([.E41]-[.B41])))" office:value-type="float" office:value="3.56331498855244" calcext:value-type="float">
            <text:p>3.56331498855244</text:p>
          </table:table-cell>
          <table:table-cell table:formula="of:=SQRT(POWER([.H41];2)+POWER([.I41];2)+POWER([.J41];2))" office:value-type="float" office:value="616.027553846981" calcext:value-type="float">
            <text:p>616.027553846981</text:p>
          </table:table-cell>
        </table:table-row>
        <table:table-row table:style-name="ro1">
          <table:table-cell office:value-type="float" office:value="75.4232" calcext:value-type="float">
            <text:p>75.4232</text:p>
          </table:table-cell>
          <table:table-cell office:value-type="float" office:value="282.925" calcext:value-type="float">
            <text:p>282.925</text:p>
          </table:table-cell>
          <table:table-cell office:value-type="float" office:value="43.5078" calcext:value-type="float">
            <text:p>43.5078</text:p>
          </table:table-cell>
          <table:table-cell office:value-type="float" office:value="75.5637" calcext:value-type="float">
            <text:p>75.5637</text:p>
          </table:table-cell>
          <table:table-cell office:value-type="float" office:value="268.714" calcext:value-type="float">
            <text:p>268.714</text:p>
          </table:table-cell>
          <table:table-cell office:value-type="float" office:value="45.0025" calcext:value-type="float">
            <text:p>45.0025</text:p>
          </table:table-cell>
          <table:table-cell/>
          <table:table-cell table:formula="of:=([.D42]-[.A42])/0.0166667" office:value-type="float" office:value="8.4299831400339" calcext:value-type="float">
            <text:p>8.4299831400339</text:p>
          </table:table-cell>
          <table:table-cell table:formula="of:=ABS([.E42]-[.B42])/0.0166667" office:value-type="float" office:value="852.658294683411" calcext:value-type="float">
            <text:p>852.658294683411</text:p>
          </table:table-cell>
          <table:table-cell table:formula="of:=([.F42]-[.C42])/0.0166667" office:value-type="float" office:value="89.6818206363584" calcext:value-type="float">
            <text:p>89.6818206363584</text:p>
          </table:table-cell>
          <table:table-cell table:formula="of:=DEGREES(ATAN(ABS([.F42]-[.C42])/ABS([.E42]-[.B42])))" office:value-type="float" office:value="6.00424177502328" calcext:value-type="float">
            <text:p>6.00424177502328</text:p>
          </table:table-cell>
          <table:table-cell table:formula="of:=SQRT(POWER([.H42];2)+POWER([.I42];2)+POWER([.J42];2))" office:value-type="float" office:value="857.403091352496" calcext:value-type="float">
            <text:p>857.403091352496</text:p>
          </table:table-cell>
        </table:table-row>
        <table:table-row table:style-name="ro1">
          <table:table-cell office:value-type="float" office:value="74.3624" calcext:value-type="float">
            <text:p>74.3624</text:p>
          </table:table-cell>
          <table:table-cell office:value-type="float" office:value="275.016" calcext:value-type="float">
            <text:p>275.016</text:p>
          </table:table-cell>
          <table:table-cell office:value-type="float" office:value="44.0149" calcext:value-type="float">
            <text:p>44.0149</text:p>
          </table:table-cell>
          <table:table-cell office:value-type="float" office:value="74.0627" calcext:value-type="float">
            <text:p>74.0627</text:p>
          </table:table-cell>
          <table:table-cell office:value-type="float" office:value="264.951" calcext:value-type="float">
            <text:p>264.951</text:p>
          </table:table-cell>
          <table:table-cell office:value-type="float" office:value="44.6428" calcext:value-type="float">
            <text:p>44.6428</text:p>
          </table:table-cell>
          <table:table-cell/>
          <table:table-cell table:formula="of:=([.D43]-[.A43])/0.0166667" office:value-type="float" office:value="-17.9819640360712" calcext:value-type="float">
            <text:p>-17.9819640360712</text:p>
          </table:table-cell>
          <table:table-cell table:formula="of:=ABS([.E43]-[.B43])/0.0166667" office:value-type="float" office:value="603.898792202416" calcext:value-type="float">
            <text:p>603.898792202416</text:p>
          </table:table-cell>
          <table:table-cell table:formula="of:=([.F43]-[.C43])/0.0166667" office:value-type="float" office:value="37.6739246521509" calcext:value-type="float">
            <text:p>37.6739246521509</text:p>
          </table:table-cell>
          <table:table-cell table:formula="of:=DEGREES(ATAN(ABS([.F43]-[.C43])/ABS([.E43]-[.B43])))" office:value-type="float" office:value="3.56974245728062" calcext:value-type="float">
            <text:p>3.56974245728062</text:p>
          </table:table-cell>
          <table:table-cell table:formula="of:=SQRT(POWER([.H43];2)+POWER([.I43];2)+POWER([.J43];2))" office:value-type="float" office:value="605.33992669642" calcext:value-type="float">
            <text:p>605.33992669642</text:p>
          </table:table-cell>
        </table:table-row>
        <table:table-row table:style-name="ro1">
          <table:table-cell office:value-type="float" office:value="75.7098" calcext:value-type="float">
            <text:p>75.7098</text:p>
          </table:table-cell>
          <table:table-cell office:value-type="float" office:value="287.025" calcext:value-type="float">
            <text:p>287.025</text:p>
          </table:table-cell>
          <table:table-cell office:value-type="float" office:value="42.8621" calcext:value-type="float">
            <text:p>42.8621</text:p>
          </table:table-cell>
          <table:table-cell office:value-type="float" office:value="75.8649" calcext:value-type="float">
            <text:p>75.8649</text:p>
          </table:table-cell>
          <table:table-cell office:value-type="float" office:value="275.124" calcext:value-type="float">
            <text:p>275.124</text:p>
          </table:table-cell>
          <table:table-cell office:value-type="float" office:value="44.2318" calcext:value-type="float">
            <text:p>44.2318</text:p>
          </table:table-cell>
          <table:table-cell/>
          <table:table-cell table:formula="of:=([.D44]-[.A44])/0.0166667" office:value-type="float" office:value="9.30598138803749" calcext:value-type="float">
            <text:p>9.30598138803749</text:p>
          </table:table-cell>
          <table:table-cell table:formula="of:=ABS([.E44]-[.B44])/0.0166667" office:value-type="float" office:value="714.058571882854" calcext:value-type="float">
            <text:p>714.058571882854</text:p>
          </table:table-cell>
          <table:table-cell table:formula="of:=([.F44]-[.C44])/0.0166667" office:value-type="float" office:value="82.1818356363288" calcext:value-type="float">
            <text:p>82.1818356363288</text:p>
          </table:table-cell>
          <table:table-cell table:formula="of:=DEGREES(ATAN(ABS([.F44]-[.C44])/ABS([.E44]-[.B44])))" office:value-type="float" office:value="6.56535175494344" calcext:value-type="float">
            <text:p>6.56535175494344</text:p>
          </table:table-cell>
          <table:table-cell table:formula="of:=SQRT(POWER([.H44];2)+POWER([.I44];2)+POWER([.J44];2))" office:value-type="float" office:value="718.832455776401" calcext:value-type="float">
            <text:p>718.832455776401</text:p>
          </table:table-cell>
        </table:table-row>
        <table:table-row table:style-name="ro1">
          <table:table-cell office:value-type="float" office:value="74.6818" calcext:value-type="float">
            <text:p>74.6818</text:p>
          </table:table-cell>
          <table:table-cell office:value-type="float" office:value="286.992" calcext:value-type="float">
            <text:p>286.992</text:p>
          </table:table-cell>
          <table:table-cell office:value-type="float" office:value="42.6225" calcext:value-type="float">
            <text:p>42.6225</text:p>
          </table:table-cell>
          <table:table-cell office:value-type="float" office:value="74.6047" calcext:value-type="float">
            <text:p>74.6047</text:p>
          </table:table-cell>
          <table:table-cell office:value-type="float" office:value="273.795" calcext:value-type="float">
            <text:p>273.795</text:p>
          </table:table-cell>
          <table:table-cell office:value-type="float" office:value="43.9588" calcext:value-type="float">
            <text:p>43.9588</text:p>
          </table:table-cell>
          <table:table-cell/>
          <table:table-cell table:formula="of:=([.D45]-[.A45])/0.0166667" office:value-type="float" office:value="-4.62599074801859" calcext:value-type="float">
            <text:p>-4.62599074801859</text:p>
          </table:table-cell>
          <table:table-cell table:formula="of:=ABS([.E45]-[.B45])/0.0166667" office:value-type="float" office:value="791.818416363167" calcext:value-type="float">
            <text:p>791.818416363167</text:p>
          </table:table-cell>
          <table:table-cell table:formula="of:=([.F45]-[.C45])/0.0166667" office:value-type="float" office:value="80.1778396443204" calcext:value-type="float">
            <text:p>80.1778396443204</text:p>
          </table:table-cell>
          <table:table-cell table:formula="of:=DEGREES(ATAN(ABS([.F45]-[.C45])/ABS([.E45]-[.B45])))" office:value-type="float" office:value="5.78194081186336" calcext:value-type="float">
            <text:p>5.78194081186336</text:p>
          </table:table-cell>
          <table:table-cell table:formula="of:=SQRT(POWER([.H45];2)+POWER([.I45];2)+POWER([.J45];2))" office:value-type="float" office:value="795.880826664586" calcext:value-type="float">
            <text:p>795.880826664586</text:p>
          </table:table-cell>
        </table:table-row>
        <table:table-row table:style-name="ro1">
          <table:table-cell office:value-type="float" office:value="75.1967" calcext:value-type="float">
            <text:p>75.1967</text:p>
          </table:table-cell>
          <table:table-cell office:value-type="float" office:value="286.924" calcext:value-type="float">
            <text:p>286.924</text:p>
          </table:table-cell>
          <table:table-cell office:value-type="float" office:value="43.1369" calcext:value-type="float">
            <text:p>43.1369</text:p>
          </table:table-cell>
          <table:table-cell office:value-type="float" office:value="75.1145" calcext:value-type="float">
            <text:p>75.1145</text:p>
          </table:table-cell>
          <table:table-cell office:value-type="float" office:value="274.994" calcext:value-type="float">
            <text:p>274.994</text:p>
          </table:table-cell>
          <table:table-cell office:value-type="float" office:value="44.5069" calcext:value-type="float">
            <text:p>44.5069</text:p>
          </table:table-cell>
          <table:table-cell/>
          <table:table-cell table:formula="of:=([.D46]-[.A46])/0.0166667" office:value-type="float" office:value="-4.93199013601975" calcext:value-type="float">
            <text:p>-4.93199013601975</text:p>
          </table:table-cell>
          <table:table-cell table:formula="of:=ABS([.E46]-[.B46])/0.0166667" office:value-type="float" office:value="715.79856840286" calcext:value-type="float">
            <text:p>715.79856840286</text:p>
          </table:table-cell>
          <table:table-cell table:formula="of:=([.F46]-[.C46])/0.0166667" office:value-type="float" office:value="82.1998356003291" calcext:value-type="float">
            <text:p>82.1998356003291</text:p>
          </table:table-cell>
          <table:table-cell table:formula="of:=DEGREES(ATAN(ABS([.F46]-[.C46])/ABS([.E46]-[.B46])))" office:value-type="float" office:value="6.55095327280094" calcext:value-type="float">
            <text:p>6.55095327280094</text:p>
          </table:table-cell>
          <table:table-cell table:formula="of:=SQRT(POWER([.H46];2)+POWER([.I46];2)+POWER([.J46];2))" office:value-type="float" office:value="720.519762412529" calcext:value-type="float">
            <text:p>720.519762412529</text:p>
          </table:table-cell>
        </table:table-row>
        <table:table-row table:style-name="ro1">
          <table:table-cell office:value-type="float" office:value="75.3558" calcext:value-type="float">
            <text:p>75.3558</text:p>
          </table:table-cell>
          <table:table-cell office:value-type="float" office:value="273.677" calcext:value-type="float">
            <text:p>273.677</text:p>
          </table:table-cell>
          <table:table-cell office:value-type="float" office:value="44.9588" calcext:value-type="float">
            <text:p>44.9588</text:p>
          </table:table-cell>
          <table:table-cell office:value-type="float" office:value="75.2803" calcext:value-type="float">
            <text:p>75.2803</text:p>
          </table:table-cell>
          <table:table-cell office:value-type="float" office:value="263.668" calcext:value-type="float">
            <text:p>263.668</text:p>
          </table:table-cell>
          <table:table-cell office:value-type="float" office:value="45.8049" calcext:value-type="float">
            <text:p>45.8049</text:p>
          </table:table-cell>
          <table:table-cell/>
          <table:table-cell table:formula="of:=([.D47]-[.A47])/0.0166667" office:value-type="float" office:value="-4.52999094001843" calcext:value-type="float">
            <text:p>-4.52999094001843</text:p>
          </table:table-cell>
          <table:table-cell table:formula="of:=ABS([.E47]-[.B47])/0.0166667" office:value-type="float" office:value="600.538798922403" calcext:value-type="float">
            <text:p>600.538798922403</text:p>
          </table:table-cell>
          <table:table-cell table:formula="of:=([.F47]-[.C47])/0.0166667" office:value-type="float" office:value="50.7658984682035" calcext:value-type="float">
            <text:p>50.7658984682035</text:p>
          </table:table-cell>
          <table:table-cell table:formula="of:=DEGREES(ATAN(ABS([.F47]-[.C47])/ABS([.E47]-[.B47])))" office:value-type="float" office:value="4.83194898656383" calcext:value-type="float">
            <text:p>4.83194898656383</text:p>
          </table:table-cell>
          <table:table-cell table:formula="of:=SQRT(POWER([.H47];2)+POWER([.I47];2)+POWER([.J47];2))" office:value-type="float" office:value="602.697723802208" calcext:value-type="float">
            <text:p>602.697723802208</text:p>
          </table:table-cell>
        </table:table-row>
        <table:table-row table:style-name="ro1">
          <table:table-cell office:value-type="float" office:value="75.3632" calcext:value-type="float">
            <text:p>75.3632</text:p>
          </table:table-cell>
          <table:table-cell office:value-type="float" office:value="275.179" calcext:value-type="float">
            <text:p>275.179</text:p>
          </table:table-cell>
          <table:table-cell office:value-type="float" office:value="43.7317" calcext:value-type="float">
            <text:p>43.7317</text:p>
          </table:table-cell>
          <table:table-cell office:value-type="float" office:value="75.2782" calcext:value-type="float">
            <text:p>75.2782</text:p>
          </table:table-cell>
          <table:table-cell office:value-type="float" office:value="263.859" calcext:value-type="float">
            <text:p>263.859</text:p>
          </table:table-cell>
          <table:table-cell office:value-type="float" office:value="44.807" calcext:value-type="float">
            <text:p>44.807</text:p>
          </table:table-cell>
          <table:table-cell/>
          <table:table-cell table:formula="of:=([.D48]-[.A48])/0.0166667" office:value-type="float" office:value="-5.09998980002088" calcext:value-type="float">
            <text:p>-5.09998980002088</text:p>
          </table:table-cell>
          <table:table-cell table:formula="of:=ABS([.E48]-[.B48])/0.0166667" office:value-type="float" office:value="679.198641602716" calcext:value-type="float">
            <text:p>679.198641602716</text:p>
          </table:table-cell>
          <table:table-cell table:formula="of:=([.F48]-[.C48])/0.0166667" office:value-type="float" office:value="64.517870964258" calcext:value-type="float">
            <text:p>64.517870964258</text:p>
          </table:table-cell>
          <table:table-cell table:formula="of:=DEGREES(ATAN(ABS([.F48]-[.C48])/ABS([.E48]-[.B48])))" office:value-type="float" office:value="5.42631087880811" calcext:value-type="float">
            <text:p>5.42631087880811</text:p>
          </table:table-cell>
          <table:table-cell table:formula="of:=SQRT(POWER([.H48];2)+POWER([.I48];2)+POWER([.J48];2))" office:value-type="float" office:value="682.275135355742" calcext:value-type="float">
            <text:p>682.275135355742</text:p>
          </table:table-cell>
        </table:table-row>
        <table:table-row table:style-name="ro1">
          <table:table-cell office:value-type="float" office:value="75.6672" calcext:value-type="float">
            <text:p>75.6672</text:p>
          </table:table-cell>
          <table:table-cell office:value-type="float" office:value="281.604" calcext:value-type="float">
            <text:p>281.604</text:p>
          </table:table-cell>
          <table:table-cell office:value-type="float" office:value="43.7127" calcext:value-type="float">
            <text:p>43.7127</text:p>
          </table:table-cell>
          <table:table-cell office:value-type="float" office:value="75.8208" calcext:value-type="float">
            <text:p>75.8208</text:p>
          </table:table-cell>
          <table:table-cell office:value-type="float" office:value="270.057" calcext:value-type="float">
            <text:p>270.057</text:p>
          </table:table-cell>
          <table:table-cell office:value-type="float" office:value="44.5421" calcext:value-type="float">
            <text:p>44.5421</text:p>
          </table:table-cell>
          <table:table-cell/>
          <table:table-cell table:formula="of:=([.D49]-[.A49])/0.0166667" office:value-type="float" office:value="9.21598156803755" calcext:value-type="float">
            <text:p>9.21598156803755</text:p>
          </table:table-cell>
          <table:table-cell table:formula="of:=ABS([.E49]-[.B49])/0.0166667" office:value-type="float" office:value="692.818614362769" calcext:value-type="float">
            <text:p>692.818614362769</text:p>
          </table:table-cell>
          <table:table-cell table:formula="of:=([.F49]-[.C49])/0.0166667" office:value-type="float" office:value="49.763900472199" calcext:value-type="float">
            <text:p>49.763900472199</text:p>
          </table:table-cell>
          <table:table-cell table:formula="of:=DEGREES(ATAN(ABS([.F49]-[.C49])/ABS([.E49]-[.B49])))" office:value-type="float" office:value="4.1083958210669" calcext:value-type="float">
            <text:p>4.1083958210669</text:p>
          </table:table-cell>
          <table:table-cell table:formula="of:=SQRT(POWER([.H49];2)+POWER([.I49];2)+POWER([.J49];2))" office:value-type="float" office:value="694.664676310821" calcext:value-type="float">
            <text:p>694.664676310821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75.3543" calcext:value-type="float">
            <text:p>75.3543</text:p>
          </table:table-cell>
          <table:table-cell office:value-type="float" office:value="273.825" calcext:value-type="float">
            <text:p>273.825</text:p>
          </table:table-cell>
          <table:table-cell office:value-type="float" office:value="44.1944" calcext:value-type="float">
            <text:p>44.1944</text:p>
          </table:table-cell>
          <table:table-cell/>
          <table:table-cell table:formula="of:=([.D50]-[.A50])/0.0166667" office:value-type="float" office:value="9.49198101603759" calcext:value-type="float">
            <text:p>9.49198101603759</text:p>
          </table:table-cell>
          <table:table-cell table:formula="of:=ABS([.E50]-[.B50])/0.0166667" office:value-type="float" office:value="789.358421283158" calcext:value-type="float">
            <text:p>789.358421283158</text:p>
          </table:table-cell>
          <table:table-cell table:formula="of:=([.F50]-[.C50])/0.0166667" office:value-type="float" office:value="79.2358415283169" calcext:value-type="float">
            <text:p>79.2358415283169</text:p>
          </table:table-cell>
          <table:table-cell table:formula="of:=DEGREES(ATAN(ABS([.F50]-[.C50])/ABS([.E50]-[.B50])))" office:value-type="float" office:value="5.73215225779598" calcext:value-type="float">
            <text:p>5.73215225779598</text:p>
          </table:table-cell>
          <table:table-cell table:formula="of:=SQRT(POWER([.H50];2)+POWER([.I50];2)+POWER([.J50];2))" office:value-type="float" office:value="793.382085465098" calcext:value-type="float">
            <text:p>793.382085465098</text:p>
          </table:table-cell>
        </table:table-row>
        <table:table-row table:style-name="ro1">
          <table:table-cell office:value-type="float" office:value="74.9302" calcext:value-type="float">
            <text:p>74.9302</text:p>
          </table:table-cell>
          <table:table-cell office:value-type="float" office:value="285.647" calcext:value-type="float">
            <text:p>285.647</text:p>
          </table:table-cell>
          <table:table-cell office:value-type="float" office:value="42.8319" calcext:value-type="float">
            <text:p>42.8319</text:p>
          </table:table-cell>
          <table:table-cell office:value-type="float" office:value="74.8457" calcext:value-type="float">
            <text:p>74.8457</text:p>
          </table:table-cell>
          <table:table-cell office:value-type="float" office:value="272.576" calcext:value-type="float">
            <text:p>272.576</text:p>
          </table:table-cell>
          <table:table-cell office:value-type="float" office:value="43.9039" calcext:value-type="float">
            <text:p>43.9039</text:p>
          </table:table-cell>
          <table:table-cell/>
          <table:table-cell table:formula="of:=([.D51]-[.A51])/0.0166667" office:value-type="float" office:value="-5.06998986002061" calcext:value-type="float">
            <text:p>-5.06998986002061</text:p>
          </table:table-cell>
          <table:table-cell table:formula="of:=ABS([.E51]-[.B51])/0.0166667" office:value-type="float" office:value="784.258431483135" calcext:value-type="float">
            <text:p>784.258431483135</text:p>
          </table:table-cell>
          <table:table-cell table:formula="of:=([.F51]-[.C51])/0.0166667" office:value-type="float" office:value="64.3198713602575" calcext:value-type="float">
            <text:p>64.3198713602575</text:p>
          </table:table-cell>
          <table:table-cell table:formula="of:=DEGREES(ATAN(ABS([.F51]-[.C51])/ABS([.E51]-[.B51])))" office:value-type="float" office:value="4.68854088548491" calcext:value-type="float">
            <text:p>4.68854088548491</text:p>
          </table:table-cell>
          <table:table-cell table:formula="of:=SQRT(POWER([.H51];2)+POWER([.I51];2)+POWER([.J51];2))" office:value-type="float" office:value="786.907896771514" calcext:value-type="float">
            <text:p>786.907896771514</text:p>
          </table:table-cell>
        </table:table-row>
        <table:table-row table:style-name="ro1">
          <table:table-cell office:value-type="float" office:value="75.3727" calcext:value-type="float">
            <text:p>75.3727</text:p>
          </table:table-cell>
          <table:table-cell office:value-type="float" office:value="276.483" calcext:value-type="float">
            <text:p>276.483</text:p>
          </table:table-cell>
          <table:table-cell office:value-type="float" office:value="43.5242" calcext:value-type="float">
            <text:p>43.5242</text:p>
          </table:table-cell>
          <table:table-cell office:value-type="float" office:value="75.2867" calcext:value-type="float">
            <text:p>75.2867</text:p>
          </table:table-cell>
          <table:table-cell office:value-type="float" office:value="265.14" calcext:value-type="float">
            <text:p>265.14</text:p>
          </table:table-cell>
          <table:table-cell office:value-type="float" office:value="44.3582" calcext:value-type="float">
            <text:p>44.3582</text:p>
          </table:table-cell>
          <table:table-cell/>
          <table:table-cell table:formula="of:=([.D52]-[.A52])/0.0166667" office:value-type="float" office:value="-5.15998968002055" calcext:value-type="float">
            <text:p>-5.15998968002055</text:p>
          </table:table-cell>
          <table:table-cell table:formula="of:=ABS([.E52]-[.B52])/0.0166667" office:value-type="float" office:value="680.578638842723" calcext:value-type="float">
            <text:p>680.578638842723</text:p>
          </table:table-cell>
          <table:table-cell table:formula="of:=([.F52]-[.C52])/0.0166667" office:value-type="float" office:value="50.0398999201999" calcext:value-type="float">
            <text:p>50.0398999201999</text:p>
          </table:table-cell>
          <table:table-cell table:formula="of:=DEGREES(ATAN(ABS([.F52]-[.C52])/ABS([.E52]-[.B52])))" office:value-type="float" office:value="4.20513535287757" calcext:value-type="float">
            <text:p>4.20513535287757</text:p>
          </table:table-cell>
          <table:table-cell table:formula="of:=SQRT(POWER([.H52];2)+POWER([.I52];2)+POWER([.J52];2))" office:value-type="float" office:value="682.435272188166" calcext:value-type="float">
            <text:p>682.435272188166</text:p>
          </table:table-cell>
        </table:table-row>
        <table:table-row table:style-name="ro1">
          <table:table-cell office:value-type="float" office:value="75.1399" calcext:value-type="float">
            <text:p>75.1399</text:p>
          </table:table-cell>
          <table:table-cell office:value-type="float" office:value="279.052" calcext:value-type="float">
            <text:p>279.052</text:p>
          </table:table-cell>
          <table:table-cell office:value-type="float" office:value="43.3679" calcext:value-type="float">
            <text:p>43.3679</text:p>
          </table:table-cell>
          <table:table-cell office:value-type="float" office:value="75.0592" calcext:value-type="float">
            <text:p>75.0592</text:p>
          </table:table-cell>
          <table:table-cell office:value-type="float" office:value="267.589" calcext:value-type="float">
            <text:p>267.589</text:p>
          </table:table-cell>
          <table:table-cell office:value-type="float" office:value="44.2096" calcext:value-type="float">
            <text:p>44.2096</text:p>
          </table:table-cell>
          <table:table-cell/>
          <table:table-cell table:formula="of:=([.D53]-[.A53])/0.0166667" office:value-type="float" office:value="-4.84199031601896" calcext:value-type="float">
            <text:p>-4.84199031601896</text:p>
          </table:table-cell>
          <table:table-cell table:formula="of:=ABS([.E53]-[.B53])/0.0166667" office:value-type="float" office:value="687.778624442753" calcext:value-type="float">
            <text:p>687.778624442753</text:p>
          </table:table-cell>
          <table:table-cell table:formula="of:=([.F53]-[.C53])/0.0166667" office:value-type="float" office:value="50.5018989962022" calcext:value-type="float">
            <text:p>50.5018989962022</text:p>
          </table:table-cell>
          <table:table-cell table:formula="of:=DEGREES(ATAN(ABS([.F53]-[.C53])/ABS([.E53]-[.B53])))" office:value-type="float" office:value="4.19955206561724" calcext:value-type="float">
            <text:p>4.19955206561724</text:p>
          </table:table-cell>
          <table:table-cell table:formula="of:=SQRT(POWER([.H53];2)+POWER([.I53];2)+POWER([.J53];2))" office:value-type="float" office:value="689.647245273124" calcext:value-type="float">
            <text:p>689.647245273124</text:p>
          </table:table-cell>
        </table:table-row>
        <table:table-row table:style-name="ro1">
          <table:table-cell office:value-type="float" office:value="75.101" calcext:value-type="float">
            <text:p>75.101</text:p>
          </table:table-cell>
          <table:table-cell office:value-type="float" office:value="274.102" calcext:value-type="float">
            <text:p>274.102</text:p>
          </table:table-cell>
          <table:table-cell office:value-type="float" office:value="42.6667" calcext:value-type="float">
            <text:p>42.6667</text:p>
          </table:table-cell>
          <table:table-cell office:value-type="float" office:value="75.0199" calcext:value-type="float">
            <text:p>75.0199</text:p>
          </table:table-cell>
          <table:table-cell office:value-type="float" office:value="262.987" calcext:value-type="float">
            <text:p>262.987</text:p>
          </table:table-cell>
          <table:table-cell office:value-type="float" office:value="42.771" calcext:value-type="float">
            <text:p>42.771</text:p>
          </table:table-cell>
          <table:table-cell/>
          <table:table-cell table:formula="of:=([.D54]-[.A54])/0.0166667" office:value-type="float" office:value="-4.86599026801899" calcext:value-type="float">
            <text:p>-4.86599026801899</text:p>
          </table:table-cell>
          <table:table-cell table:formula="of:=ABS([.E54]-[.B54])/0.0166667" office:value-type="float" office:value="666.898666202665" calcext:value-type="float">
            <text:p>666.898666202665</text:p>
          </table:table-cell>
          <table:table-cell table:formula="of:=([.F54]-[.C54])/0.0166667" office:value-type="float" office:value="6.25798748402516" calcext:value-type="float">
            <text:p>6.25798748402516</text:p>
          </table:table-cell>
          <table:table-cell table:formula="of:=DEGREES(ATAN(ABS([.F54]-[.C54])/ABS([.E54]-[.B54])))" office:value-type="float" office:value="0.53763152587914" calcext:value-type="float">
            <text:p>0.53763152587914</text:p>
          </table:table-cell>
          <table:table-cell table:formula="of:=SQRT(POWER([.H54];2)+POWER([.I54];2)+POWER([.J54];2))" office:value-type="float" office:value="666.945778344486" calcext:value-type="float">
            <text:p>666.945778344486</text:p>
          </table:table-cell>
        </table:table-row>
        <table:table-row table:style-name="ro1">
          <table:table-cell office:value-type="float" office:value="74.8597" calcext:value-type="float">
            <text:p>74.8597</text:p>
          </table:table-cell>
          <table:table-cell office:value-type="float" office:value="275.336" calcext:value-type="float">
            <text:p>275.336</text:p>
          </table:table-cell>
          <table:table-cell office:value-type="float" office:value="42.7179" calcext:value-type="float">
            <text:p>42.7179</text:p>
          </table:table-cell>
          <table:table-cell office:value-type="float" office:value="74.7763" calcext:value-type="float">
            <text:p>74.7763</text:p>
          </table:table-cell>
          <table:table-cell office:value-type="float" office:value="262.908" calcext:value-type="float">
            <text:p>262.908</text:p>
          </table:table-cell>
          <table:table-cell office:value-type="float" office:value="43.0287" calcext:value-type="float">
            <text:p>43.0287</text:p>
          </table:table-cell>
          <table:table-cell/>
          <table:table-cell table:formula="of:=([.D55]-[.A55])/0.0166667" office:value-type="float" office:value="-5.00398999201986" calcext:value-type="float">
            <text:p>-5.00398999201986</text:p>
          </table:table-cell>
          <table:table-cell table:formula="of:=ABS([.E55]-[.B55])/0.0166667" office:value-type="float" office:value="745.678508642983" calcext:value-type="float">
            <text:p>745.678508642983</text:p>
          </table:table-cell>
          <table:table-cell table:formula="of:=([.F55]-[.C55])/0.0166667" office:value-type="float" office:value="18.6479627040746" calcext:value-type="float">
            <text:p>18.6479627040746</text:p>
          </table:table-cell>
          <table:table-cell table:formula="of:=DEGREES(ATAN(ABS([.F55]-[.C55])/ABS([.E55]-[.B55])))" office:value-type="float" office:value="1.43255691783463" calcext:value-type="float">
            <text:p>1.43255691783463</text:p>
          </table:table-cell>
          <table:table-cell table:formula="of:=SQRT(POWER([.H55];2)+POWER([.I55];2)+POWER([.J55];2))" office:value-type="float" office:value="745.92843133968" calcext:value-type="float">
            <text:p>745.92843133968</text:p>
          </table:table-cell>
        </table:table-row>
        <table:table-row table:style-name="ro1">
          <table:table-cell office:value-type="float" office:value="75.1364" calcext:value-type="float">
            <text:p>75.1364</text:p>
          </table:table-cell>
          <table:table-cell office:value-type="float" office:value="279.374" calcext:value-type="float">
            <text:p>279.374</text:p>
          </table:table-cell>
          <table:table-cell office:value-type="float" office:value="41.8133" calcext:value-type="float">
            <text:p>41.8133</text:p>
          </table:table-cell>
          <table:table-cell office:value-type="float" office:value="75.0536" calcext:value-type="float">
            <text:p>75.0536</text:p>
          </table:table-cell>
          <table:table-cell office:value-type="float" office:value="268.021" calcext:value-type="float">
            <text:p>268.021</text:p>
          </table:table-cell>
          <table:table-cell office:value-type="float" office:value="41.9366" calcext:value-type="float">
            <text:p>41.9366</text:p>
          </table:table-cell>
          <table:table-cell/>
          <table:table-cell table:formula="of:=([.D56]-[.A56])/0.0166667" office:value-type="float" office:value="-4.96799006401938" calcext:value-type="float">
            <text:p>-4.96799006401938</text:p>
          </table:table-cell>
          <table:table-cell table:formula="of:=ABS([.E56]-[.B56])/0.0166667" office:value-type="float" office:value="681.178637642725" calcext:value-type="float">
            <text:p>681.178637642725</text:p>
          </table:table-cell>
          <table:table-cell table:formula="of:=([.F56]-[.C56])/0.0166667" office:value-type="float" office:value="7.39798520402962" calcext:value-type="float">
            <text:p>7.39798520402962</text:p>
          </table:table-cell>
          <table:table-cell table:formula="of:=DEGREES(ATAN(ABS([.F56]-[.C56])/ABS([.E56]-[.B56])))" office:value-type="float" office:value="0.622240101634505" calcext:value-type="float">
            <text:p>0.622240101634505</text:p>
          </table:table-cell>
          <table:table-cell table:formula="of:=SQRT(POWER([.H56];2)+POWER([.I56];2)+POWER([.J56];2))" office:value-type="float" office:value="681.236924638671" calcext:value-type="float">
            <text:p>681.236924638671</text:p>
          </table:table-cell>
        </table:table-row>
        <table:table-row table:style-name="ro1">
          <table:table-cell office:value-type="float" office:value="74.8617" calcext:value-type="float">
            <text:p>74.8617</text:p>
          </table:table-cell>
          <table:table-cell office:value-type="float" office:value="275.186" calcext:value-type="float">
            <text:p>275.186</text:p>
          </table:table-cell>
          <table:table-cell office:value-type="float" office:value="43.4871" calcext:value-type="float">
            <text:p>43.4871</text:p>
          </table:table-cell>
          <table:table-cell office:value-type="float" office:value="75.0154" calcext:value-type="float">
            <text:p>75.0154</text:p>
          </table:table-cell>
          <table:table-cell office:value-type="float" office:value="261.482" calcext:value-type="float">
            <text:p>261.482</text:p>
          </table:table-cell>
          <table:table-cell office:value-type="float" office:value="44.4687" calcext:value-type="float">
            <text:p>44.4687</text:p>
          </table:table-cell>
          <table:table-cell/>
          <table:table-cell table:formula="of:=([.D57]-[.A57])/0.0166667" office:value-type="float" office:value="9.22198155603692" calcext:value-type="float">
            <text:p>9.22198155603692</text:p>
          </table:table-cell>
          <table:table-cell table:formula="of:=ABS([.E57]-[.B57])/0.0166667" office:value-type="float" office:value="822.238355523286" calcext:value-type="float">
            <text:p>822.238355523286</text:p>
          </table:table-cell>
          <table:table-cell table:formula="of:=([.F57]-[.C57])/0.0166667" office:value-type="float" office:value="58.8958822082356" calcext:value-type="float">
            <text:p>58.8958822082356</text:p>
          </table:table-cell>
          <table:table-cell table:formula="of:=DEGREES(ATAN(ABS([.F57]-[.C57])/ABS([.E57]-[.B57])))" office:value-type="float" office:value="4.09702616229567" calcext:value-type="float">
            <text:p>4.09702616229567</text:p>
          </table:table-cell>
          <table:table-cell table:formula="of:=SQRT(POWER([.H57];2)+POWER([.I57];2)+POWER([.J57];2))" office:value-type="float" office:value="824.396556990957" calcext:value-type="float">
            <text:p>824.396556990957</text:p>
          </table:table-cell>
        </table:table-row>
        <table:table-row table:style-name="ro1">
          <table:table-cell office:value-type="float" office:value="74.8874" calcext:value-type="float">
            <text:p>74.8874</text:p>
          </table:table-cell>
          <table:table-cell office:value-type="float" office:value="279.033" calcext:value-type="float">
            <text:p>279.033</text:p>
          </table:table-cell>
          <table:table-cell office:value-type="float" office:value="43.3733" calcext:value-type="float">
            <text:p>43.3733</text:p>
          </table:table-cell>
          <table:table-cell office:value-type="float" office:value="74.8122" calcext:value-type="float">
            <text:p>74.8122</text:p>
          </table:table-cell>
          <table:table-cell office:value-type="float" office:value="267.616" calcext:value-type="float">
            <text:p>267.616</text:p>
          </table:table-cell>
          <table:table-cell office:value-type="float" office:value="43.9634" calcext:value-type="float">
            <text:p>43.9634</text:p>
          </table:table-cell>
          <table:table-cell/>
          <table:table-cell table:formula="of:=([.D58]-[.A58])/0.0166667" office:value-type="float" office:value="-4.51199097601776" calcext:value-type="float">
            <text:p>-4.51199097601776</text:p>
          </table:table-cell>
          <table:table-cell table:formula="of:=ABS([.E58]-[.B58])/0.0166667" office:value-type="float" office:value="685.018629962742" calcext:value-type="float">
            <text:p>685.018629962742</text:p>
          </table:table-cell>
          <table:table-cell table:formula="of:=([.F58]-[.C58])/0.0166667" office:value-type="float" office:value="35.4059291881416" calcext:value-type="float">
            <text:p>35.4059291881416</text:p>
          </table:table-cell>
          <table:table-cell table:formula="of:=DEGREES(ATAN(ABS([.F58]-[.C58])/ABS([.E58]-[.B58])))" office:value-type="float" office:value="2.95876151266676" calcext:value-type="float">
            <text:p>2.95876151266676</text:p>
          </table:table-cell>
          <table:table-cell table:formula="of:=SQRT(POWER([.H58];2)+POWER([.I58];2)+POWER([.J58];2))" office:value-type="float" office:value="685.947856094234" calcext:value-type="float">
            <text:p>685.947856094234</text:p>
          </table:table-cell>
        </table:table-row>
        <table:table-row table:style-name="ro1">
          <table:table-cell office:value-type="float" office:value="74.8861" calcext:value-type="float">
            <text:p>74.8861</text:p>
          </table:table-cell>
          <table:table-cell office:value-type="float" office:value="279.135" calcext:value-type="float">
            <text:p>279.135</text:p>
          </table:table-cell>
          <table:table-cell office:value-type="float" office:value="42.8566" calcext:value-type="float">
            <text:p>42.8566</text:p>
          </table:table-cell>
          <table:table-cell office:value-type="float" office:value="75.0488" calcext:value-type="float">
            <text:p>75.0488</text:p>
          </table:table-cell>
          <table:table-cell office:value-type="float" office:value="266.465" calcext:value-type="float">
            <text:p>266.465</text:p>
          </table:table-cell>
          <table:table-cell office:value-type="float" office:value="43.6592" calcext:value-type="float">
            <text:p>43.6592</text:p>
          </table:table-cell>
          <table:table-cell/>
          <table:table-cell table:formula="of:=([.D59]-[.A59])/0.0166667" office:value-type="float" office:value="9.76198047603911" calcext:value-type="float">
            <text:p>9.76198047603911</text:p>
          </table:table-cell>
          <table:table-cell table:formula="of:=ABS([.E59]-[.B59])/0.0166667" office:value-type="float" office:value="760.198479603042" calcext:value-type="float">
            <text:p>760.198479603042</text:p>
          </table:table-cell>
          <table:table-cell table:formula="of:=([.F59]-[.C59])/0.0166667" office:value-type="float" office:value="48.1559036881925" calcext:value-type="float">
            <text:p>48.1559036881925</text:p>
          </table:table-cell>
          <table:table-cell table:formula="of:=DEGREES(ATAN(ABS([.F59]-[.C59])/ABS([.E59]-[.B59])))" office:value-type="float" office:value="3.62464327747105" calcext:value-type="float">
            <text:p>3.62464327747105</text:p>
          </table:table-cell>
          <table:table-cell table:formula="of:=SQRT(POWER([.H59];2)+POWER([.I59];2)+POWER([.J59];2))" office:value-type="float" office:value="761.78475681364" calcext:value-type="float">
            <text:p>761.78475681364</text:p>
          </table:table-cell>
        </table:table-row>
        <table:table-row table:style-name="ro1">
          <table:table-cell office:value-type="float" office:value="74.3866" calcext:value-type="float">
            <text:p>74.3866</text:p>
          </table:table-cell>
          <table:table-cell office:value-type="float" office:value="280.472" calcext:value-type="float">
            <text:p>280.472</text:p>
          </table:table-cell>
          <table:table-cell office:value-type="float" office:value="42.3966" calcext:value-type="float">
            <text:p>42.3966</text:p>
          </table:table-cell>
          <table:table-cell office:value-type="float" office:value="74.0702" calcext:value-type="float">
            <text:p>74.0702</text:p>
          </table:table-cell>
          <table:table-cell office:value-type="float" office:value="267.664" calcext:value-type="float">
            <text:p>267.664</text:p>
          </table:table-cell>
          <table:table-cell office:value-type="float" office:value="43.2292" calcext:value-type="float">
            <text:p>43.2292</text:p>
          </table:table-cell>
          <table:table-cell/>
          <table:table-cell table:formula="of:=([.D60]-[.A60])/0.0166667" office:value-type="float" office:value="-18.983962032076" calcext:value-type="float">
            <text:p>-18.983962032076</text:p>
          </table:table-cell>
          <table:table-cell table:formula="of:=ABS([.E60]-[.B60])/0.0166667" office:value-type="float" office:value="768.478463043074" calcext:value-type="float">
            <text:p>768.478463043074</text:p>
          </table:table-cell>
          <table:table-cell table:formula="of:=([.F60]-[.C60])/0.0166667" office:value-type="float" office:value="49.9559000881998" calcext:value-type="float">
            <text:p>49.9559000881998</text:p>
          </table:table-cell>
          <table:table-cell table:formula="of:=DEGREES(ATAN(ABS([.F60]-[.C60])/ABS([.E60]-[.B60])))" office:value-type="float" office:value="3.71935034230382" calcext:value-type="float">
            <text:p>3.71935034230382</text:p>
          </table:table-cell>
          <table:table-cell table:formula="of:=SQRT(POWER([.H60];2)+POWER([.I60];2)+POWER([.J60];2))" office:value-type="float" office:value="770.33442797859" calcext:value-type="float">
            <text:p>770.33442797859</text:p>
          </table:table-cell>
        </table:table-row>
        <table:table-row table:style-name="ro1">
          <table:table-cell office:value-type="float" office:value="74.9095" calcext:value-type="float">
            <text:p>74.9095</text:p>
          </table:table-cell>
          <table:table-cell office:value-type="float" office:value="283.266" calcext:value-type="float">
            <text:p>283.266</text:p>
          </table:table-cell>
          <table:table-cell office:value-type="float" office:value="41.6915" calcext:value-type="float">
            <text:p>41.6915</text:p>
          </table:table-cell>
          <table:table-cell office:value-type="float" office:value="75.0726" calcext:value-type="float">
            <text:p>75.0726</text:p>
          </table:table-cell>
          <table:table-cell office:value-type="float" office:value="270.427" calcext:value-type="float">
            <text:p>270.427</text:p>
          </table:table-cell>
          <table:table-cell office:value-type="float" office:value="42.2772" calcext:value-type="float">
            <text:p>42.2772</text:p>
          </table:table-cell>
          <table:table-cell/>
          <table:table-cell table:formula="of:=([.D61]-[.A61])/0.0166667" office:value-type="float" office:value="9.78598042803915" calcext:value-type="float">
            <text:p>9.78598042803915</text:p>
          </table:table-cell>
          <table:table-cell table:formula="of:=ABS([.E61]-[.B61])/0.0166667" office:value-type="float" office:value="770.338459323081" calcext:value-type="float">
            <text:p>770.338459323081</text:p>
          </table:table-cell>
          <table:table-cell table:formula="of:=([.F61]-[.C61])/0.0166667" office:value-type="float" office:value="35.1419297161407" calcext:value-type="float">
            <text:p>35.1419297161407</text:p>
          </table:table-cell>
          <table:table-cell table:formula="of:=DEGREES(ATAN(ABS([.F61]-[.C61])/ABS([.E61]-[.B61])))" office:value-type="float" office:value="2.61195483037174" calcext:value-type="float">
            <text:p>2.61195483037174</text:p>
          </table:table-cell>
          <table:table-cell table:formula="of:=SQRT(POWER([.H61];2)+POWER([.I61];2)+POWER([.J61];2))" office:value-type="float" office:value="771.201700302438" calcext:value-type="float">
            <text:p>771.201700302438</text:p>
          </table:table-cell>
        </table:table-row>
        <table:table-row table:style-name="ro1">
          <table:table-cell office:value-type="float" office:value="74.6491" calcext:value-type="float">
            <text:p>74.6491</text:p>
          </table:table-cell>
          <table:table-cell office:value-type="float" office:value="281.734" calcext:value-type="float">
            <text:p>281.734</text:p>
          </table:table-cell>
          <table:table-cell office:value-type="float" office:value="42.6957" calcext:value-type="float">
            <text:p>42.6957</text:p>
          </table:table-cell>
          <table:table-cell office:value-type="float" office:value="74.8192" calcext:value-type="float">
            <text:p>74.8192</text:p>
          </table:table-cell>
          <table:table-cell office:value-type="float" office:value="268.925" calcext:value-type="float">
            <text:p>268.925</text:p>
          </table:table-cell>
          <table:table-cell office:value-type="float" office:value="43.5072" calcext:value-type="float">
            <text:p>43.5072</text:p>
          </table:table-cell>
          <table:table-cell/>
          <table:table-cell table:formula="of:=([.D62]-[.A62])/0.0166667" office:value-type="float" office:value="10.2059795880403" calcext:value-type="float">
            <text:p>10.2059795880403</text:p>
          </table:table-cell>
          <table:table-cell table:formula="of:=ABS([.E62]-[.B62])/0.0166667" office:value-type="float" office:value="768.538462923072" calcext:value-type="float">
            <text:p>768.538462923072</text:p>
          </table:table-cell>
          <table:table-cell table:formula="of:=([.F62]-[.C62])/0.0166667" office:value-type="float" office:value="48.6899026201945" calcext:value-type="float">
            <text:p>48.6899026201945</text:p>
          </table:table-cell>
          <table:table-cell table:formula="of:=DEGREES(ATAN(ABS([.F62]-[.C62])/ABS([.E62]-[.B62])))" office:value-type="float" office:value="3.62506580136035" calcext:value-type="float">
            <text:p>3.62506580136035</text:p>
          </table:table-cell>
          <table:table-cell table:formula="of:=SQRT(POWER([.H62];2)+POWER([.I62];2)+POWER([.J62];2))" office:value-type="float" office:value="770.146893539586" calcext:value-type="float">
            <text:p>770.146893539586</text:p>
          </table:table-cell>
        </table:table-row>
        <table:table-row table:style-name="ro1">
          <table:table-cell office:value-type="float" office:value="76.4024" calcext:value-type="float">
            <text:p>76.4024</text:p>
          </table:table-cell>
          <table:table-cell office:value-type="float" office:value="279.335" calcext:value-type="float">
            <text:p>279.335</text:p>
          </table:table-cell>
          <table:table-cell office:value-type="float" office:value="42.5602" calcext:value-type="float">
            <text:p>42.5602</text:p>
          </table:table-cell>
          <table:table-cell office:value-type="float" office:value="77.0308" calcext:value-type="float">
            <text:p>77.0308</text:p>
          </table:table-cell>
          <table:table-cell office:value-type="float" office:value="268.028" calcext:value-type="float">
            <text:p>268.028</text:p>
          </table:table-cell>
          <table:table-cell office:value-type="float" office:value="42.8976" calcext:value-type="float">
            <text:p>42.8976</text:p>
          </table:table-cell>
          <table:table-cell/>
          <table:table-cell table:formula="of:=([.D63]-[.A63])/0.0166667" office:value-type="float" office:value="37.7039245921508" calcext:value-type="float">
            <text:p>37.7039245921508</text:p>
          </table:table-cell>
          <table:table-cell table:formula="of:=ABS([.E63]-[.B63])/0.0166667" office:value-type="float" office:value="678.418643162711" calcext:value-type="float">
            <text:p>678.418643162711</text:p>
          </table:table-cell>
          <table:table-cell table:formula="of:=([.F63]-[.C63])/0.0166667" office:value-type="float" office:value="20.2439595120807" calcext:value-type="float">
            <text:p>20.2439595120807</text:p>
          </table:table-cell>
          <table:table-cell table:formula="of:=DEGREES(ATAN(ABS([.F63]-[.C63])/ABS([.E63]-[.B63])))" office:value-type="float" office:value="1.70919442101767" calcext:value-type="float">
            <text:p>1.70919442101767</text:p>
          </table:table-cell>
          <table:table-cell table:formula="of:=SQRT(POWER([.H63];2)+POWER([.I63];2)+POWER([.J63];2))" office:value-type="float" office:value="679.767062468543" calcext:value-type="float">
            <text:p>679.767062468543</text:p>
          </table:table-cell>
        </table:table-row>
        <table:table-row table:style-name="ro1">
          <table:table-cell office:value-type="float" office:value="74.8765" calcext:value-type="float">
            <text:p>74.8765</text:p>
          </table:table-cell>
          <table:table-cell office:value-type="float" office:value="277.915" calcext:value-type="float">
            <text:p>277.915</text:p>
          </table:table-cell>
          <table:table-cell office:value-type="float" office:value="42.5517" calcext:value-type="float">
            <text:p>42.5517</text:p>
          </table:table-cell>
          <table:table-cell office:value-type="float" office:value="75.0301" calcext:value-type="float">
            <text:p>75.0301</text:p>
          </table:table-cell>
          <table:table-cell office:value-type="float" office:value="264.094" calcext:value-type="float">
            <text:p>264.094</text:p>
          </table:table-cell>
          <table:table-cell office:value-type="float" office:value="43.3165" calcext:value-type="float">
            <text:p>43.3165</text:p>
          </table:table-cell>
          <table:table-cell/>
          <table:table-cell table:formula="of:=([.D64]-[.A64])/0.0166667" office:value-type="float" office:value="9.21598156803755" calcext:value-type="float">
            <text:p>9.21598156803755</text:p>
          </table:table-cell>
          <table:table-cell table:formula="of:=ABS([.E64]-[.B64])/0.0166667" office:value-type="float" office:value="829.258341483319" calcext:value-type="float">
            <text:p>829.258341483319</text:p>
          </table:table-cell>
          <table:table-cell table:formula="of:=([.F64]-[.C64])/0.0166667" office:value-type="float" office:value="45.8879082241836" calcext:value-type="float">
            <text:p>45.8879082241836</text:p>
          </table:table-cell>
          <table:table-cell table:formula="of:=DEGREES(ATAN(ABS([.F64]-[.C64])/ABS([.E64]-[.B64])))" office:value-type="float" office:value="3.16729379538806" calcext:value-type="float">
            <text:p>3.16729379538806</text:p>
          </table:table-cell>
          <table:table-cell table:formula="of:=SQRT(POWER([.H64];2)+POWER([.I64];2)+POWER([.J64];2))" office:value-type="float" office:value="830.578130796325" calcext:value-type="float">
            <text:p>830.578130796325</text:p>
          </table:table-cell>
        </table:table-row>
        <table:table-row table:style-name="ro1">
          <table:table-cell office:value-type="float" office:value="74.5895" calcext:value-type="float">
            <text:p>74.5895</text:p>
          </table:table-cell>
          <table:table-cell office:value-type="float" office:value="271.265" calcext:value-type="float">
            <text:p>271.265</text:p>
          </table:table-cell>
          <table:table-cell office:value-type="float" office:value="44.1154" calcext:value-type="float">
            <text:p>44.1154</text:p>
          </table:table-cell>
          <table:table-cell office:value-type="float" office:value="74.2791" calcext:value-type="float">
            <text:p>74.2791</text:p>
          </table:table-cell>
          <table:table-cell office:value-type="float" office:value="260.197" calcext:value-type="float">
            <text:p>260.197</text:p>
          </table:table-cell>
          <table:table-cell office:value-type="float" office:value="44.4437" calcext:value-type="float">
            <text:p>44.4437</text:p>
          </table:table-cell>
          <table:table-cell/>
          <table:table-cell table:formula="of:=([.D65]-[.A65])/0.0166667" office:value-type="float" office:value="-18.6239627520746" calcext:value-type="float">
            <text:p>-18.6239627520746</text:p>
          </table:table-cell>
          <table:table-cell table:formula="of:=ABS([.E65]-[.B65])/0.0166667" office:value-type="float" office:value="664.078671842655" calcext:value-type="float">
            <text:p>664.078671842655</text:p>
          </table:table-cell>
          <table:table-cell table:formula="of:=([.F65]-[.C65])/0.0166667" office:value-type="float" office:value="19.6979606040787" calcext:value-type="float">
            <text:p>19.6979606040787</text:p>
          </table:table-cell>
          <table:table-cell table:formula="of:=DEGREES(ATAN(ABS([.F65]-[.C65])/ABS([.E65]-[.B65])))" office:value-type="float" office:value="1.69901433600002" calcext:value-type="float">
            <text:p>1.69901433600002</text:p>
          </table:table-cell>
          <table:table-cell table:formula="of:=SQRT(POWER([.H65];2)+POWER([.I65];2)+POWER([.J65];2))" office:value-type="float" office:value="664.631735652802" calcext:value-type="float">
            <text:p>664.631735652802</text:p>
          </table:table-cell>
        </table:table-row>
        <table:table-row table:style-name="ro1">
          <table:table-cell office:value-type="float" office:value="74.6643" calcext:value-type="float">
            <text:p>74.6643</text:p>
          </table:table-cell>
          <table:table-cell office:value-type="float" office:value="284.431" calcext:value-type="float">
            <text:p>284.431</text:p>
          </table:table-cell>
          <table:table-cell office:value-type="float" office:value="42.2666" calcext:value-type="float">
            <text:p>42.2666</text:p>
          </table:table-cell>
          <table:table-cell office:value-type="float" office:value="74.3508" calcext:value-type="float">
            <text:p>74.3508</text:p>
          </table:table-cell>
          <table:table-cell office:value-type="float" office:value="274.025" calcext:value-type="float">
            <text:p>274.025</text:p>
          </table:table-cell>
          <table:table-cell office:value-type="float" office:value="42.6862" calcext:value-type="float">
            <text:p>42.6862</text:p>
          </table:table-cell>
          <table:table-cell/>
          <table:table-cell table:formula="of:=([.D66]-[.A66])/0.0166667" office:value-type="float" office:value="-18.8099623800747" calcext:value-type="float">
            <text:p>-18.8099623800747</text:p>
          </table:table-cell>
          <table:table-cell table:formula="of:=ABS([.E66]-[.B66])/0.0166667" office:value-type="float" office:value="624.358751282498" calcext:value-type="float">
            <text:p>624.358751282498</text:p>
          </table:table-cell>
          <table:table-cell table:formula="of:=([.F66]-[.C66])/0.0166667" office:value-type="float" office:value="25.1759496481009" calcext:value-type="float">
            <text:p>25.1759496481009</text:p>
          </table:table-cell>
          <table:table-cell table:formula="of:=DEGREES(ATAN(ABS([.F66]-[.C66])/ABS([.E66]-[.B66])))" office:value-type="float" office:value="2.30908052159072" calcext:value-type="float">
            <text:p>2.30908052159072</text:p>
          </table:table-cell>
          <table:table-cell table:formula="of:=SQRT(POWER([.H66];2)+POWER([.I66];2)+POWER([.J66];2))" office:value-type="float" office:value="625.149176939763" calcext:value-type="float">
            <text:p>625.149176939763</text:p>
          </table:table-cell>
        </table:table-row>
        <table:table-row table:style-name="ro1">
          <table:table-cell office:value-type="float" office:value="74.9011" calcext:value-type="float">
            <text:p>74.9011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41.9092" calcext:value-type="float">
            <text:p>41.9092</text:p>
          </table:table-cell>
          <table:table-cell office:value-type="float" office:value="74.8243" calcext:value-type="float">
            <text:p>74.8243</text:p>
          </table:table-cell>
          <table:table-cell office:value-type="float" office:value="270.401" calcext:value-type="float">
            <text:p>270.401</text:p>
          </table:table-cell>
          <table:table-cell office:value-type="float" office:value="42.2838" calcext:value-type="float">
            <text:p>42.2838</text:p>
          </table:table-cell>
          <table:table-cell/>
          <table:table-cell table:formula="of:=([.D67]-[.A67])/0.0166667" office:value-type="float" office:value="-4.60799078401878" calcext:value-type="float">
            <text:p>-4.60799078401878</text:p>
          </table:table-cell>
          <table:table-cell table:formula="of:=ABS([.E67]-[.B67])/0.0166667" office:value-type="float" office:value="690.658618682761" calcext:value-type="float">
            <text:p>690.658618682761</text:p>
          </table:table-cell>
          <table:table-cell table:formula="of:=([.F67]-[.C67])/0.0166667" office:value-type="float" office:value="22.47595504809" calcext:value-type="float">
            <text:p>22.47595504809</text:p>
          </table:table-cell>
          <table:table-cell table:formula="of:=DEGREES(ATAN(ABS([.F67]-[.C67])/ABS([.E67]-[.B67])))" office:value-type="float" office:value="1.86390644970427" calcext:value-type="float">
            <text:p>1.86390644970427</text:p>
          </table:table-cell>
          <table:table-cell table:formula="of:=SQRT(POWER([.H67];2)+POWER([.I67];2)+POWER([.J67];2))" office:value-type="float" office:value="691.039600670735" calcext:value-type="float">
            <text:p>691.039600670735</text:p>
          </table:table-cell>
        </table:table-row>
        <table:table-row table:style-name="ro1">
          <table:table-cell office:value-type="float" office:value="74.6335" calcext:value-type="float">
            <text:p>74.6335</text:p>
          </table:table-cell>
          <table:table-cell office:value-type="float" office:value="279.12" calcext:value-type="float">
            <text:p>279.12</text:p>
          </table:table-cell>
          <table:table-cell office:value-type="float" office:value="42.8613" calcext:value-type="float">
            <text:p>42.8613</text:p>
          </table:table-cell>
          <table:table-cell office:value-type="float" office:value="74.3206" calcext:value-type="float">
            <text:p>74.3206</text:p>
          </table:table-cell>
          <table:table-cell office:value-type="float" office:value="269.115" calcext:value-type="float">
            <text:p>269.115</text:p>
          </table:table-cell>
          <table:table-cell office:value-type="float" office:value="42.2536" calcext:value-type="float">
            <text:p>42.2536</text:p>
          </table:table-cell>
          <table:table-cell/>
          <table:table-cell table:formula="of:=([.D68]-[.A68])/0.0166667" office:value-type="float" office:value="-18.773962452075" calcext:value-type="float">
            <text:p>-18.773962452075</text:p>
          </table:table-cell>
          <table:table-cell table:formula="of:=ABS([.E68]-[.B68])/0.0166667" office:value-type="float" office:value="600.298799402401" calcext:value-type="float">
            <text:p>600.298799402401</text:p>
          </table:table-cell>
          <table:table-cell table:formula="of:=([.F68]-[.C68])/0.0166667" office:value-type="float" office:value="-36.4619270761459" calcext:value-type="float">
            <text:p>-36.4619270761459</text:p>
          </table:table-cell>
          <table:table-cell table:formula="of:=DEGREES(ATAN(ABS([.F68]-[.C68])/ABS([.E68]-[.B68])))" office:value-type="float" office:value="3.47585416329174" calcext:value-type="float">
            <text:p>3.47585416329174</text:p>
          </table:table-cell>
          <table:table-cell table:formula="of:=SQRT(POWER([.H68];2)+POWER([.I68];2)+POWER([.J68];2))" office:value-type="float" office:value="601.698082393672" calcext:value-type="float">
            <text:p>601.698082393672</text:p>
          </table:table-cell>
        </table:table-row>
        <table:table-row table:style-name="ro1">
          <table:table-cell office:value-type="float" office:value="74.8751" calcext:value-type="float">
            <text:p>74.8751</text:p>
          </table:table-cell>
          <table:table-cell office:value-type="float" office:value="278.016" calcext:value-type="float">
            <text:p>278.016</text:p>
          </table:table-cell>
          <table:table-cell office:value-type="float" office:value="42.0354" calcext:value-type="float">
            <text:p>42.0354</text:p>
          </table:table-cell>
          <table:table-cell office:value-type="float" office:value="75.0457" calcext:value-type="float">
            <text:p>75.0457</text:p>
          </table:table-cell>
          <table:table-cell office:value-type="float" office:value="266.705" calcext:value-type="float">
            <text:p>266.705</text:p>
          </table:table-cell>
          <table:table-cell office:value-type="float" office:value="42.3992" calcext:value-type="float">
            <text:p>42.3992</text:p>
          </table:table-cell>
          <table:table-cell/>
          <table:table-cell table:formula="of:=([.D69]-[.A69])/0.0166667" office:value-type="float" office:value="10.2359795280405" calcext:value-type="float">
            <text:p>10.2359795280405</text:p>
          </table:table-cell>
          <table:table-cell table:formula="of:=ABS([.E69]-[.B69])/0.0166667" office:value-type="float" office:value="678.658642682717" calcext:value-type="float">
            <text:p>678.658642682717</text:p>
          </table:table-cell>
          <table:table-cell table:formula="of:=([.F69]-[.C69])/0.0166667" office:value-type="float" office:value="21.8279563440872" calcext:value-type="float">
            <text:p>21.8279563440872</text:p>
          </table:table-cell>
          <table:table-cell table:formula="of:=DEGREES(ATAN(ABS([.F69]-[.C69])/ABS([.E69]-[.B69])))" office:value-type="float" office:value="1.84219091026451" calcext:value-type="float">
            <text:p>1.84219091026451</text:p>
          </table:table-cell>
          <table:table-cell table:formula="of:=SQRT(POWER([.H69];2)+POWER([.I69];2)+POWER([.J69];2))" office:value-type="float" office:value="679.086731016742" calcext:value-type="float">
            <text:p>679.086731016742</text:p>
          </table:table-cell>
        </table:table-row>
        <table:table-row table:style-name="ro1">
          <table:table-cell office:value-type="float" office:value="75.0998" calcext:value-type="float">
            <text:p>75.0998</text:p>
          </table:table-cell>
          <table:table-cell office:value-type="float" office:value="274.21" calcext:value-type="float">
            <text:p>274.21</text:p>
          </table:table-cell>
          <table:table-cell office:value-type="float" office:value="42.153" calcext:value-type="float">
            <text:p>42.153</text:p>
          </table:table-cell>
          <table:table-cell office:value-type="float" office:value="74.7735" calcext:value-type="float">
            <text:p>74.7735</text:p>
          </table:table-cell>
          <table:table-cell office:value-type="float" office:value="263.099" calcext:value-type="float">
            <text:p>263.099</text:p>
          </table:table-cell>
          <table:table-cell office:value-type="float" office:value="42.0266" calcext:value-type="float">
            <text:p>42.0266</text:p>
          </table:table-cell>
          <table:table-cell/>
          <table:table-cell table:formula="of:=([.D70]-[.A70])/0.0166667" office:value-type="float" office:value="-19.5779608440785" calcext:value-type="float">
            <text:p>-19.5779608440785</text:p>
          </table:table-cell>
          <table:table-cell table:formula="of:=ABS([.E70]-[.B70])/0.0166667" office:value-type="float" office:value="666.658666682666" calcext:value-type="float">
            <text:p>666.658666682666</text:p>
          </table:table-cell>
          <table:table-cell table:formula="of:=([.F70]-[.C70])/0.0166667" office:value-type="float" office:value="-7.58398483203014" calcext:value-type="float">
            <text:p>-7.58398483203014</text:p>
          </table:table-cell>
          <table:table-cell table:formula="of:=DEGREES(ATAN(ABS([.F70]-[.C70])/ABS([.E70]-[.B70])))" office:value-type="float" office:value="0.651775190039224" calcext:value-type="float">
            <text:p>0.651775190039224</text:p>
          </table:table-cell>
          <table:table-cell table:formula="of:=SQRT(POWER([.H70];2)+POWER([.I70];2)+POWER([.J70];2))" office:value-type="float" office:value="666.989198743019" calcext:value-type="float">
            <text:p>666.989198743019</text:p>
          </table:table-cell>
        </table:table-row>
        <table:table-row table:style-name="ro1">
          <table:table-cell office:value-type="float" office:value="74.6445" calcext:value-type="float">
            <text:p>74.6445</text:p>
          </table:table-cell>
          <table:table-cell office:value-type="float" office:value="282.058" calcext:value-type="float">
            <text:p>282.058</text:p>
          </table:table-cell>
          <table:table-cell office:value-type="float" office:value="41.1311" calcext:value-type="float">
            <text:p>41.1311</text:p>
          </table:table-cell>
          <table:table-cell office:value-type="float" office:value="74.5722" calcext:value-type="float">
            <text:p>74.5722</text:p>
          </table:table-cell>
          <table:table-cell office:value-type="float" office:value="270.622" calcext:value-type="float">
            <text:p>270.622</text:p>
          </table:table-cell>
          <table:table-cell office:value-type="float" office:value="41.0162" calcext:value-type="float">
            <text:p>41.0162</text:p>
          </table:table-cell>
          <table:table-cell/>
          <table:table-cell table:formula="of:=([.D71]-[.A71])/0.0166667" office:value-type="float" office:value="-4.33799132401726" calcext:value-type="float">
            <text:p>-4.33799132401726</text:p>
          </table:table-cell>
          <table:table-cell table:formula="of:=ABS([.E71]-[.B71])/0.0166667" office:value-type="float" office:value="686.158627682743" calcext:value-type="float">
            <text:p>686.158627682743</text:p>
          </table:table-cell>
          <table:table-cell table:formula="of:=([.F71]-[.C71])/0.0166667" office:value-type="float" office:value="-6.89398621202792" calcext:value-type="float">
            <text:p>-6.89398621202792</text:p>
          </table:table-cell>
          <table:table-cell table:formula="of:=DEGREES(ATAN(ABS([.F71]-[.C71])/ABS([.E71]-[.B71])))" office:value-type="float" office:value="0.575643892913033" calcext:value-type="float">
            <text:p>0.575643892913033</text:p>
          </table:table-cell>
          <table:table-cell table:formula="of:=SQRT(POWER([.H71];2)+POWER([.I71];2)+POWER([.J71];2))" office:value-type="float" office:value="686.206971370945" calcext:value-type="float">
            <text:p>686.206971370945</text:p>
          </table:table-cell>
        </table:table-row>
        <table:table-row table:style-name="ro1">
          <table:table-cell office:value-type="float" office:value="75.1376" calcext:value-type="float">
            <text:p>75.1376</text:p>
          </table:table-cell>
          <table:table-cell office:value-type="float" office:value="279.266" calcext:value-type="float">
            <text:p>279.266</text:p>
          </table:table-cell>
          <table:table-cell office:value-type="float" office:value="42.3322" calcext:value-type="float">
            <text:p>42.3322</text:p>
          </table:table-cell>
          <table:table-cell office:value-type="float" office:value="75.064" calcext:value-type="float">
            <text:p>75.064</text:p>
          </table:table-cell>
          <table:table-cell office:value-type="float" office:value="269.147" calcext:value-type="float">
            <text:p>269.147</text:p>
          </table:table-cell>
          <table:table-cell office:value-type="float" office:value="42.4871" calcext:value-type="float">
            <text:p>42.4871</text:p>
          </table:table-cell>
          <table:table-cell/>
          <table:table-cell table:formula="of:=([.D72]-[.A72])/0.0166667" office:value-type="float" office:value="-4.41599116801846" calcext:value-type="float">
            <text:p>-4.41599116801846</text:p>
          </table:table-cell>
          <table:table-cell table:formula="of:=ABS([.E72]-[.B72])/0.0166667" office:value-type="float" office:value="607.13878572243" calcext:value-type="float">
            <text:p>607.13878572243</text:p>
          </table:table-cell>
          <table:table-cell table:formula="of:=([.F72]-[.C72])/0.0166667" office:value-type="float" office:value="9.29398141203705" calcext:value-type="float">
            <text:p>9.29398141203705</text:p>
          </table:table-cell>
          <table:table-cell table:formula="of:=DEGREES(ATAN(ABS([.F72]-[.C72])/ABS([.E72]-[.B72])))" office:value-type="float" office:value="0.877005940220826" calcext:value-type="float">
            <text:p>0.877005940220826</text:p>
          </table:table-cell>
          <table:table-cell table:formula="of:=SQRT(POWER([.H72];2)+POWER([.I72];2)+POWER([.J72];2))" office:value-type="float" office:value="607.225974573709" calcext:value-type="float">
            <text:p>607.225974573709</text:p>
          </table:table-cell>
        </table:table-row>
        <table:table-row table:style-name="ro1">
          <table:table-cell office:value-type="float" office:value="75.1447" calcext:value-type="float">
            <text:p>75.1447</text:p>
          </table:table-cell>
          <table:table-cell office:value-type="float" office:value="280.763" calcext:value-type="float">
            <text:p>280.763</text:p>
          </table:table-cell>
          <table:table-cell office:value-type="float" office:value="41.3367" calcext:value-type="float">
            <text:p>41.3367</text:p>
          </table:table-cell>
          <table:table-cell office:value-type="float" office:value="75.3001" calcext:value-type="float">
            <text:p>75.3001</text:p>
          </table:table-cell>
          <table:table-cell office:value-type="float" office:value="268.096" calcext:value-type="float">
            <text:p>268.096</text:p>
          </table:table-cell>
          <table:table-cell office:value-type="float" office:value="41.6765" calcext:value-type="float">
            <text:p>41.6765</text:p>
          </table:table-cell>
          <table:table-cell/>
          <table:table-cell table:formula="of:=([.D73]-[.A73])/0.0166667" office:value-type="float" office:value="9.32398135203731" calcext:value-type="float">
            <text:p>9.32398135203731</text:p>
          </table:table-cell>
          <table:table-cell table:formula="of:=ABS([.E73]-[.B73])/0.0166667" office:value-type="float" office:value="760.018479963038" calcext:value-type="float">
            <text:p>760.018479963038</text:p>
          </table:table-cell>
          <table:table-cell table:formula="of:=([.F73]-[.C73])/0.0166667" office:value-type="float" office:value="20.3879592240814" calcext:value-type="float">
            <text:p>20.3879592240814</text:p>
          </table:table-cell>
          <table:table-cell table:formula="of:=DEGREES(ATAN(ABS([.F73]-[.C73])/ABS([.E73]-[.B73])))" office:value-type="float" office:value="1.53662570598962" calcext:value-type="float">
            <text:p>1.53662570598962</text:p>
          </table:table-cell>
          <table:table-cell table:formula="of:=SQRT(POWER([.H73];2)+POWER([.I73];2)+POWER([.J73];2))" office:value-type="float" office:value="760.349061546671" calcext:value-type="float">
            <text:p>760.349061546671</text:p>
          </table:table-cell>
        </table:table-row>
        <table:table-row table:style-name="ro1">
          <table:table-cell office:value-type="float" office:value="74.6688" calcext:value-type="float">
            <text:p>74.6688</text:p>
          </table:table-cell>
          <table:table-cell office:value-type="float" office:value="286.015" calcext:value-type="float">
            <text:p>286.015</text:p>
          </table:table-cell>
          <table:table-cell office:value-type="float" office:value="40.9975" calcext:value-type="float">
            <text:p>40.9975</text:p>
          </table:table-cell>
          <table:table-cell office:value-type="float" office:value="74.8388" calcext:value-type="float">
            <text:p>74.8388</text:p>
          </table:table-cell>
          <table:table-cell office:value-type="float" office:value="273.083" calcext:value-type="float">
            <text:p>273.083</text:p>
          </table:table-cell>
          <table:table-cell office:value-type="float" office:value="41.3478" calcext:value-type="float">
            <text:p>41.3478</text:p>
          </table:table-cell>
          <table:table-cell/>
          <table:table-cell table:formula="of:=([.D74]-[.A74])/0.0166667" office:value-type="float" office:value="10.1999796000409" calcext:value-type="float">
            <text:p>10.1999796000409</text:p>
          </table:table-cell>
          <table:table-cell table:formula="of:=ABS([.E74]-[.B74])/0.0166667" office:value-type="float" office:value="775.918448163101" calcext:value-type="float">
            <text:p>775.918448163101</text:p>
          </table:table-cell>
          <table:table-cell table:formula="of:=([.F74]-[.C74])/0.0166667" office:value-type="float" office:value="21.0179579640839" calcext:value-type="float">
            <text:p>21.0179579640839</text:p>
          </table:table-cell>
          <table:table-cell table:formula="of:=DEGREES(ATAN(ABS([.F74]-[.C74])/ABS([.E74]-[.B74])))" office:value-type="float" office:value="1.55163971181994" calcext:value-type="float">
            <text:p>1.55163971181994</text:p>
          </table:table-cell>
          <table:table-cell table:formula="of:=SQRT(POWER([.H74];2)+POWER([.I74];2)+POWER([.J74];2))" office:value-type="float" office:value="776.270076932414" calcext:value-type="float">
            <text:p>776.270076932414</text:p>
          </table:table-cell>
        </table:table-row>
        <table:table-row table:style-name="ro1">
          <table:table-cell office:value-type="float" office:value="75.1549" calcext:value-type="float">
            <text:p>75.1549</text:p>
          </table:table-cell>
          <table:table-cell office:value-type="float" office:value="281.991" calcext:value-type="float">
            <text:p>281.991</text:p>
          </table:table-cell>
          <table:table-cell office:value-type="float" office:value="41.642" calcext:value-type="float">
            <text:p>41.642</text:p>
          </table:table-cell>
          <table:table-cell office:value-type="float" office:value="75.3197" calcext:value-type="float">
            <text:p>75.3197</text:p>
          </table:table-cell>
          <table:table-cell office:value-type="float" office:value="270.547" calcext:value-type="float">
            <text:p>270.547</text:p>
          </table:table-cell>
          <table:table-cell office:value-type="float" office:value="41.7621" calcext:value-type="float">
            <text:p>41.7621</text:p>
          </table:table-cell>
          <table:table-cell/>
          <table:table-cell table:formula="of:=([.D75]-[.A75])/0.0166667" office:value-type="float" office:value="9.88798022403953" calcext:value-type="float">
            <text:p>9.88798022403953</text:p>
          </table:table-cell>
          <table:table-cell table:formula="of:=ABS([.E75]-[.B75])/0.0166667" office:value-type="float" office:value="686.638626722744" calcext:value-type="float">
            <text:p>686.638626722744</text:p>
          </table:table-cell>
          <table:table-cell table:formula="of:=([.F75]-[.C75])/0.0166667" office:value-type="float" office:value="7.20598558802844" calcext:value-type="float">
            <text:p>7.20598558802844</text:p>
          </table:table-cell>
          <table:table-cell table:formula="of:=DEGREES(ATAN(ABS([.F75]-[.C75])/ABS([.E75]-[.B75])))" office:value-type="float" office:value="0.601273200992534" calcext:value-type="float">
            <text:p>0.601273200992534</text:p>
          </table:table-cell>
          <table:table-cell table:formula="of:=SQRT(POWER([.H75];2)+POWER([.I75];2)+POWER([.J75];2))" office:value-type="float" office:value="686.747626198229" calcext:value-type="float">
            <text:p>686.747626198229</text:p>
          </table:table-cell>
        </table:table-row>
        <table:table-row table:style-name="ro1">
          <table:table-cell office:value-type="float" office:value="75.0992" calcext:value-type="float">
            <text:p>75.0992</text:p>
          </table:table-cell>
          <table:table-cell office:value-type="float" office:value="274.262" calcext:value-type="float">
            <text:p>274.262</text:p>
          </table:table-cell>
          <table:table-cell office:value-type="float" office:value="41.8963" calcext:value-type="float">
            <text:p>41.8963</text:p>
          </table:table-cell>
          <table:table-cell office:value-type="float" office:value="75.2626" calcext:value-type="float">
            <text:p>75.2626</text:p>
          </table:table-cell>
          <table:table-cell office:value-type="float" office:value="263.164" calcext:value-type="float">
            <text:p>263.164</text:p>
          </table:table-cell>
          <table:table-cell office:value-type="float" office:value="42.0112" calcext:value-type="float">
            <text:p>42.0112</text:p>
          </table:table-cell>
          <table:table-cell/>
          <table:table-cell table:formula="of:=([.D76]-[.A76])/0.0166667" office:value-type="float" office:value="9.80398039203982" calcext:value-type="float">
            <text:p>9.80398039203982</text:p>
          </table:table-cell>
          <table:table-cell table:formula="of:=ABS([.E76]-[.B76])/0.0166667" office:value-type="float" office:value="665.878668242664" calcext:value-type="float">
            <text:p>665.878668242664</text:p>
          </table:table-cell>
          <table:table-cell table:formula="of:=([.F76]-[.C76])/0.0166667" office:value-type="float" office:value="6.89398621202792" calcext:value-type="float">
            <text:p>6.89398621202792</text:p>
          </table:table-cell>
          <table:table-cell table:formula="of:=DEGREES(ATAN(ABS([.F76]-[.C76])/ABS([.E76]-[.B76])))" office:value-type="float" office:value="0.593174433446024" calcext:value-type="float">
            <text:p>0.593174433446024</text:p>
          </table:table-cell>
          <table:table-cell table:formula="of:=SQRT(POWER([.H76];2)+POWER([.I76];2)+POWER([.J76];2))" office:value-type="float" office:value="665.986520808074" calcext:value-type="float">
            <text:p>665.986520808074</text:p>
          </table:table-cell>
        </table:table-row>
        <table:table-row table:style-name="ro1">
          <table:table-cell office:value-type="float" office:value="74.5841" calcext:value-type="float">
            <text:p>74.5841</text:p>
          </table:table-cell>
          <table:table-cell office:value-type="float" office:value="271.611" calcext:value-type="float">
            <text:p>271.611</text:p>
          </table:table-cell>
          <table:table-cell office:value-type="float" office:value="42.3344" calcext:value-type="float">
            <text:p>42.3344</text:p>
          </table:table-cell>
          <table:table-cell office:value-type="float" office:value="74.5145" calcext:value-type="float">
            <text:p>74.5145</text:p>
          </table:table-cell>
          <table:table-cell office:value-type="float" office:value="260.638" calcext:value-type="float">
            <text:p>260.638</text:p>
          </table:table-cell>
          <table:table-cell office:value-type="float" office:value="42.1994" calcext:value-type="float">
            <text:p>42.1994</text:p>
          </table:table-cell>
          <table:table-cell/>
          <table:table-cell table:formula="of:=([.D77]-[.A77])/0.0166667" office:value-type="float" office:value="-4.1759916480172" calcext:value-type="float">
            <text:p>-4.1759916480172</text:p>
          </table:table-cell>
          <table:table-cell table:formula="of:=ABS([.E77]-[.B77])/0.0166667" office:value-type="float" office:value="658.378683242634" calcext:value-type="float">
            <text:p>658.378683242634</text:p>
          </table:table-cell>
          <table:table-cell table:formula="of:=([.F77]-[.C77])/0.0166667" office:value-type="float" office:value="-8.09998380003271" calcext:value-type="float">
            <text:p>-8.09998380003271</text:p>
          </table:table-cell>
          <table:table-cell table:formula="of:=DEGREES(ATAN(ABS([.F77]-[.C77])/ABS([.E77]-[.B77])))" office:value-type="float" office:value="0.704870136845498" calcext:value-type="float">
            <text:p>0.704870136845498</text:p>
          </table:table-cell>
          <table:table-cell table:formula="of:=SQRT(POWER([.H77];2)+POWER([.I77];2)+POWER([.J77];2))" office:value-type="float" office:value="658.441750796614" calcext:value-type="float">
            <text:p>658.441750796614</text:p>
          </table:table-cell>
        </table:table-row>
        <table:table-row table:style-name="ro1">
          <table:table-cell office:value-type="float" office:value="75.1543" calcext:value-type="float">
            <text:p>75.1543</text:p>
          </table:table-cell>
          <table:table-cell office:value-type="float" office:value="282.046" calcext:value-type="float">
            <text:p>282.046</text:p>
          </table:table-cell>
          <table:table-cell office:value-type="float" office:value="41.3807" calcext:value-type="float">
            <text:p>41.3807</text:p>
          </table:table-cell>
          <table:table-cell office:value-type="float" office:value="75.3012" calcext:value-type="float">
            <text:p>75.3012</text:p>
          </table:table-cell>
          <table:table-cell office:value-type="float" office:value="268.003" calcext:value-type="float">
            <text:p>268.003</text:p>
          </table:table-cell>
          <table:table-cell office:value-type="float" office:value="42.1824" calcext:value-type="float">
            <text:p>42.1824</text:p>
          </table:table-cell>
          <table:table-cell/>
          <table:table-cell table:formula="of:=([.D78]-[.A78])/0.0166667" office:value-type="float" office:value="8.81398237203454" calcext:value-type="float">
            <text:p>8.81398237203454</text:p>
          </table:table-cell>
          <table:table-cell table:formula="of:=ABS([.E78]-[.B78])/0.0166667" office:value-type="float" office:value="842.578314843371" calcext:value-type="float">
            <text:p>842.578314843371</text:p>
          </table:table-cell>
          <table:table-cell table:formula="of:=([.F78]-[.C78])/0.0166667" office:value-type="float" office:value="48.1019037961926" calcext:value-type="float">
            <text:p>48.1019037961926</text:p>
          </table:table-cell>
          <table:table-cell table:formula="of:=DEGREES(ATAN(ABS([.F78]-[.C78])/ABS([.E78]-[.B78])))" office:value-type="float" office:value="3.26740880679531" calcext:value-type="float">
            <text:p>3.26740880679531</text:p>
          </table:table-cell>
          <table:table-cell table:formula="of:=SQRT(POWER([.H78];2)+POWER([.I78];2)+POWER([.J78];2))" office:value-type="float" office:value="843.996265441007" calcext:value-type="float">
            <text:p>843.996265441007</text:p>
          </table:table-cell>
        </table:table-row>
        <table:table-row table:style-name="ro1">
          <table:table-cell office:value-type="float" office:value="74.8604" calcext:value-type="float">
            <text:p>74.8604</text:p>
          </table:table-cell>
          <table:table-cell office:value-type="float" office:value="275.299" calcext:value-type="float">
            <text:p>275.299</text:p>
          </table:table-cell>
          <table:table-cell office:value-type="float" office:value="42.9723" calcext:value-type="float">
            <text:p>42.9723</text:p>
          </table:table-cell>
          <table:table-cell office:value-type="float" office:value="74.7933" calcext:value-type="float">
            <text:p>74.7933</text:p>
          </table:table-cell>
          <table:table-cell office:value-type="float" office:value="265.343" calcext:value-type="float">
            <text:p>265.343</text:p>
          </table:table-cell>
          <table:table-cell office:value-type="float" office:value="43.1138" calcext:value-type="float">
            <text:p>43.1138</text:p>
          </table:table-cell>
          <table:table-cell/>
          <table:table-cell table:formula="of:=([.D79]-[.A79])/0.0166667" office:value-type="float" office:value="-4.02599194801589" calcext:value-type="float">
            <text:p>-4.02599194801589</text:p>
          </table:table-cell>
          <table:table-cell table:formula="of:=ABS([.E79]-[.B79])/0.0166667" office:value-type="float" office:value="597.358805282387" calcext:value-type="float">
            <text:p>597.358805282387</text:p>
          </table:table-cell>
          <table:table-cell table:formula="of:=([.F79]-[.C79])/0.0166667" office:value-type="float" office:value="8.489983020034" calcext:value-type="float">
            <text:p>8.489983020034</text:p>
          </table:table-cell>
          <table:table-cell table:formula="of:=DEGREES(ATAN(ABS([.F79]-[.C79])/ABS([.E79]-[.B79])))" office:value-type="float" office:value="0.814263457468114" calcext:value-type="float">
            <text:p>0.814263457468114</text:p>
          </table:table-cell>
          <table:table-cell table:formula="of:=SQRT(POWER([.H79];2)+POWER([.I79];2)+POWER([.J79];2))" office:value-type="float" office:value="597.432699700349" calcext:value-type="float">
            <text:p>597.432699700349</text:p>
          </table:table-cell>
        </table:table-row>
        <table:table-row table:style-name="ro1">
          <table:table-cell office:value-type="float" office:value="74.3632" calcext:value-type="float">
            <text:p>74.3632</text:p>
          </table:table-cell>
          <table:table-cell office:value-type="float" office:value="276.697" calcext:value-type="float">
            <text:p>276.697</text:p>
          </table:table-cell>
          <table:table-cell office:value-type="float" office:value="42.0042" calcext:value-type="float">
            <text:p>42.0042</text:p>
          </table:table-cell>
          <table:table-cell office:value-type="float" office:value="74.299" calcext:value-type="float">
            <text:p>74.299</text:p>
          </table:table-cell>
          <table:table-cell office:value-type="float" office:value="265.457" calcext:value-type="float">
            <text:p>265.457</text:p>
          </table:table-cell>
          <table:table-cell office:value-type="float" office:value="42.1245" calcext:value-type="float">
            <text:p>42.1245</text:p>
          </table:table-cell>
          <table:table-cell/>
          <table:table-cell table:formula="of:=([.D80]-[.A80])/0.0166667" office:value-type="float" office:value="-3.85199229601538" calcext:value-type="float">
            <text:p>-3.85199229601538</text:p>
          </table:table-cell>
          <table:table-cell table:formula="of:=ABS([.E80]-[.B80])/0.0166667" office:value-type="float" office:value="674.398651202698" calcext:value-type="float">
            <text:p>674.398651202698</text:p>
          </table:table-cell>
          <table:table-cell table:formula="of:=([.F80]-[.C80])/0.0166667" office:value-type="float" office:value="7.21798556402889" calcext:value-type="float">
            <text:p>7.21798556402889</text:p>
          </table:table-cell>
          <table:table-cell table:formula="of:=DEGREES(ATAN(ABS([.F80]-[.C80])/ABS([.E80]-[.B80])))" office:value-type="float" office:value="0.613204546777759" calcext:value-type="float">
            <text:p>0.613204546777759</text:p>
          </table:table-cell>
          <table:table-cell table:formula="of:=SQRT(POWER([.H80];2)+POWER([.I80];2)+POWER([.J80];2))" office:value-type="float" office:value="674.448276670843" calcext:value-type="float">
            <text:p>674.448276670843</text:p>
          </table:table-cell>
        </table:table-row>
        <table:table-row table:style-name="ro1">
          <table:table-cell office:value-type="float" office:value="74.9088" calcext:value-type="float">
            <text:p>74.9088</text:p>
          </table:table-cell>
          <table:table-cell office:value-type="float" office:value="283.322" calcext:value-type="float">
            <text:p>283.322</text:p>
          </table:table-cell>
          <table:table-cell office:value-type="float" office:value="41.4296" calcext:value-type="float">
            <text:p>41.4296</text:p>
          </table:table-cell>
          <table:table-cell office:value-type="float" office:value="74.5761" calcext:value-type="float">
            <text:p>74.5761</text:p>
          </table:table-cell>
          <table:table-cell office:value-type="float" office:value="270.374" calcext:value-type="float">
            <text:p>270.374</text:p>
          </table:table-cell>
          <table:table-cell office:value-type="float" office:value="42.2905" calcext:value-type="float">
            <text:p>42.2905</text:p>
          </table:table-cell>
          <table:table-cell/>
          <table:table-cell table:formula="of:=([.D81]-[.A81])/0.0166667" office:value-type="float" office:value="-19.96196007608" calcext:value-type="float">
            <text:p>-19.96196007608</text:p>
          </table:table-cell>
          <table:table-cell table:formula="of:=ABS([.E81]-[.B81])/0.0166667" office:value-type="float" office:value="776.878446243106" calcext:value-type="float">
            <text:p>776.878446243106</text:p>
          </table:table-cell>
          <table:table-cell table:formula="of:=([.F81]-[.C81])/0.0166667" office:value-type="float" office:value="51.6538966922067" calcext:value-type="float">
            <text:p>51.6538966922067</text:p>
          </table:table-cell>
          <table:table-cell table:formula="of:=DEGREES(ATAN(ABS([.F81]-[.C81])/ABS([.E81]-[.B81])))" office:value-type="float" office:value="3.80394209257863" calcext:value-type="float">
            <text:p>3.80394209257863</text:p>
          </table:table-cell>
          <table:table-cell table:formula="of:=SQRT(POWER([.H81];2)+POWER([.I81];2)+POWER([.J81];2))" office:value-type="float" office:value="778.84961650544" calcext:value-type="float">
            <text:p>778.84961650544</text:p>
          </table:table-cell>
        </table:table-row>
        <table:table-row table:style-name="ro1">
          <table:table-cell office:value-type="float" office:value="75.3808" calcext:value-type="float">
            <text:p>75.3808</text:p>
          </table:table-cell>
          <table:table-cell office:value-type="float" office:value="277.964" calcext:value-type="float">
            <text:p>277.964</text:p>
          </table:table-cell>
          <table:table-cell office:value-type="float" office:value="42.5392" calcext:value-type="float">
            <text:p>42.5392</text:p>
          </table:table-cell>
          <table:table-cell office:value-type="float" office:value="75.5392" calcext:value-type="float">
            <text:p>75.5392</text:p>
          </table:table-cell>
          <table:table-cell office:value-type="float" office:value="266.657" calcext:value-type="float">
            <text:p>266.657</text:p>
          </table:table-cell>
          <table:table-cell office:value-type="float" office:value="42.8912" calcext:value-type="float">
            <text:p>42.8912</text:p>
          </table:table-cell>
          <table:table-cell/>
          <table:table-cell table:formula="of:=([.D82]-[.A82])/0.0166667" office:value-type="float" office:value="9.50398099203804" calcext:value-type="float">
            <text:p>9.50398099203804</text:p>
          </table:table-cell>
          <table:table-cell table:formula="of:=ABS([.E82]-[.B82])/0.0166667" office:value-type="float" office:value="678.418643162715" calcext:value-type="float">
            <text:p>678.418643162715</text:p>
          </table:table-cell>
          <table:table-cell table:formula="of:=([.F82]-[.C82])/0.0166667" office:value-type="float" office:value="21.1199577600843" calcext:value-type="float">
            <text:p>21.1199577600843</text:p>
          </table:table-cell>
          <table:table-cell table:formula="of:=DEGREES(ATAN(ABS([.F82]-[.C82])/ABS([.E82]-[.B82])))" office:value-type="float" office:value="1.78310806333008" calcext:value-type="float">
            <text:p>1.78310806333008</text:p>
          </table:table-cell>
          <table:table-cell table:formula="of:=SQRT(POWER([.H82];2)+POWER([.I82];2)+POWER([.J82];2))" office:value-type="float" office:value="678.81384315674" calcext:value-type="float">
            <text:p>678.81384315674</text:p>
          </table:table-cell>
        </table:table-row>
        <table:table-row table:style-name="ro1">
          <table:table-cell office:value-type="float" office:value="74.9012" calcext:value-type="float">
            <text:p>74.9012</text:p>
          </table:table-cell>
          <table:table-cell office:value-type="float" office:value="281.917" calcext:value-type="float">
            <text:p>281.917</text:p>
          </table:table-cell>
          <table:table-cell office:value-type="float" office:value="41.9083" calcext:value-type="float">
            <text:p>41.9083</text:p>
          </table:table-cell>
          <table:table-cell office:value-type="float" office:value="75.0726" calcext:value-type="float">
            <text:p>75.0726</text:p>
          </table:table-cell>
          <table:table-cell office:value-type="float" office:value="270.427" calcext:value-type="float">
            <text:p>270.427</text:p>
          </table:table-cell>
          <table:table-cell office:value-type="float" office:value="42.2772" calcext:value-type="float">
            <text:p>42.2772</text:p>
          </table:table-cell>
          <table:table-cell/>
          <table:table-cell table:formula="of:=([.D83]-[.A83])/0.0166667" office:value-type="float" office:value="10.2839794320406" calcext:value-type="float">
            <text:p>10.2839794320406</text:p>
          </table:table-cell>
          <table:table-cell table:formula="of:=ABS([.E83]-[.B83])/0.0166667" office:value-type="float" office:value="689.398621202755" calcext:value-type="float">
            <text:p>689.398621202755</text:p>
          </table:table-cell>
          <table:table-cell table:formula="of:=([.F83]-[.C83])/0.0166667" office:value-type="float" office:value="22.1339557320888" calcext:value-type="float">
            <text:p>22.1339557320888</text:p>
          </table:table-cell>
          <table:table-cell table:formula="of:=DEGREES(ATAN(ABS([.F83]-[.C83])/ABS([.E83]-[.B83])))" office:value-type="float" office:value="1.83891688701047" calcext:value-type="float">
            <text:p>1.83891688701047</text:p>
          </table:table-cell>
          <table:table-cell table:formula="of:=SQRT(POWER([.H83];2)+POWER([.I83];2)+POWER([.J83];2))" office:value-type="float" office:value="689.830508998818" calcext:value-type="float">
            <text:p>689.830508998818</text:p>
          </table:table-cell>
        </table:table-row>
        <table:table-row table:style-name="ro1">
          <table:table-cell office:value-type="float" office:value="75.0824" calcext:value-type="float">
            <text:p>75.0824</text:p>
          </table:table-cell>
          <table:table-cell office:value-type="float" office:value="271.618" calcext:value-type="float">
            <text:p>271.618</text:p>
          </table:table-cell>
          <table:table-cell office:value-type="float" office:value="42.5755" calcext:value-type="float">
            <text:p>42.5755</text:p>
          </table:table-cell>
          <table:table-cell office:value-type="float" office:value="74.7667" calcext:value-type="float">
            <text:p>74.7667</text:p>
          </table:table-cell>
          <table:table-cell office:value-type="float" office:value="261.816" calcext:value-type="float">
            <text:p>261.816</text:p>
          </table:table-cell>
          <table:table-cell office:value-type="float" office:value="42.4836" calcext:value-type="float">
            <text:p>42.4836</text:p>
          </table:table-cell>
          <table:table-cell/>
          <table:table-cell table:formula="of:=([.D84]-[.A84])/0.0166667" office:value-type="float" office:value="-18.9419621160762" calcext:value-type="float">
            <text:p>-18.9419621160762</text:p>
          </table:table-cell>
          <table:table-cell table:formula="of:=ABS([.E84]-[.B84])/0.0166667" office:value-type="float" office:value="588.118823762354" calcext:value-type="float">
            <text:p>588.118823762354</text:p>
          </table:table-cell>
          <table:table-cell table:formula="of:=([.F84]-[.C84])/0.0166667" office:value-type="float" office:value="-5.51398897202178" calcext:value-type="float">
            <text:p>-5.51398897202178</text:p>
          </table:table-cell>
          <table:table-cell table:formula="of:=DEGREES(ATAN(ABS([.F84]-[.C84])/ABS([.E84]-[.B84])))" office:value-type="float" office:value="0.537168727018174" calcext:value-type="float">
            <text:p>0.537168727018174</text:p>
          </table:table-cell>
          <table:table-cell table:formula="of:=SQRT(POWER([.H84];2)+POWER([.I84];2)+POWER([.J84];2))" office:value-type="float" office:value="588.449617951108" calcext:value-type="float">
            <text:p>588.449617951108</text:p>
          </table:table-cell>
        </table:table-row>
        <table:table-row table:style-name="ro1">
          <table:table-cell office:value-type="float" office:value="74.6001" calcext:value-type="float">
            <text:p>74.6001</text:p>
          </table:table-cell>
          <table:table-cell office:value-type="float" office:value="274.102" calcext:value-type="float">
            <text:p>274.102</text:p>
          </table:table-cell>
          <table:table-cell office:value-type="float" office:value="42.4233" calcext:value-type="float">
            <text:p>42.4233</text:p>
          </table:table-cell>
          <table:table-cell office:value-type="float" office:value="74.2864" calcext:value-type="float">
            <text:p>74.2864</text:p>
          </table:table-cell>
          <table:table-cell office:value-type="float" office:value="262.949" calcext:value-type="float">
            <text:p>262.949</text:p>
          </table:table-cell>
          <table:table-cell office:value-type="float" office:value="42.5416" calcext:value-type="float">
            <text:p>42.5416</text:p>
          </table:table-cell>
          <table:table-cell/>
          <table:table-cell table:formula="of:=([.D85]-[.A85])/0.0166667" office:value-type="float" office:value="-18.8219623560751" calcext:value-type="float">
            <text:p>-18.8219623560751</text:p>
          </table:table-cell>
          <table:table-cell table:formula="of:=ABS([.E85]-[.B85])/0.0166667" office:value-type="float" office:value="669.178661642675" calcext:value-type="float">
            <text:p>669.178661642675</text:p>
          </table:table-cell>
          <table:table-cell table:formula="of:=([.F85]-[.C85])/0.0166667" office:value-type="float" office:value="7.09798580402869" calcext:value-type="float">
            <text:p>7.09798580402869</text:p>
          </table:table-cell>
          <table:table-cell table:formula="of:=DEGREES(ATAN(ABS([.F85]-[.C85])/ABS([.E85]-[.B85])))" office:value-type="float" office:value="0.607714205640693" calcext:value-type="float">
            <text:p>0.607714205640693</text:p>
          </table:table-cell>
          <table:table-cell table:formula="of:=SQRT(POWER([.H85];2)+POWER([.I85];2)+POWER([.J85];2))" office:value-type="float" office:value="669.480939883496" calcext:value-type="float">
            <text:p>669.480939883496</text:p>
          </table:table-cell>
        </table:table-row>
        <table:table-row table:style-name="ro1">
          <table:table-cell office:value-type="float" office:value="74.1135" calcext:value-type="float">
            <text:p>74.1135</text:p>
          </table:table-cell>
          <table:table-cell office:value-type="float" office:value="276.571" calcext:value-type="float">
            <text:p>276.571</text:p>
          </table:table-cell>
          <table:table-cell office:value-type="float" office:value="42.5256" calcext:value-type="float">
            <text:p>42.5256</text:p>
          </table:table-cell>
          <table:table-cell office:value-type="float" office:value="73.8098" calcext:value-type="float">
            <text:p>73.8098</text:p>
          </table:table-cell>
          <table:table-cell office:value-type="float" office:value="265.3" calcext:value-type="float">
            <text:p>265.3</text:p>
          </table:table-cell>
          <table:table-cell office:value-type="float" office:value="42.6427" calcext:value-type="float">
            <text:p>42.6427</text:p>
          </table:table-cell>
          <table:table-cell/>
          <table:table-cell table:formula="of:=([.D86]-[.A86])/0.0166667" office:value-type="float" office:value="-18.2219635560733" calcext:value-type="float">
            <text:p>-18.2219635560733</text:p>
          </table:table-cell>
          <table:table-cell table:formula="of:=ABS([.E86]-[.B86])/0.0166667" office:value-type="float" office:value="676.258647482706" calcext:value-type="float">
            <text:p>676.258647482706</text:p>
          </table:table-cell>
          <table:table-cell table:formula="of:=([.F86]-[.C86])/0.0166667" office:value-type="float" office:value="7.02598594802814" calcext:value-type="float">
            <text:p>7.02598594802814</text:p>
          </table:table-cell>
          <table:table-cell table:formula="of:=DEGREES(ATAN(ABS([.F86]-[.C86])/ABS([.E86]-[.B86])))" office:value-type="float" office:value="0.59525280730315" calcext:value-type="float">
            <text:p>0.59525280730315</text:p>
          </table:table-cell>
          <table:table-cell table:formula="of:=SQRT(POWER([.H86];2)+POWER([.I86];2)+POWER([.J86];2))" office:value-type="float" office:value="676.540584687659" calcext:value-type="float">
            <text:p>676.540584687659</text:p>
          </table:table-cell>
        </table:table-row>
        <table:table-row table:style-name="ro1">
          <table:table-cell office:value-type="float" office:value="74.9185" calcext:value-type="float">
            <text:p>74.9185</text:p>
          </table:table-cell>
          <table:table-cell office:value-type="float" office:value="284.567" calcext:value-type="float">
            <text:p>284.567</text:p>
          </table:table-cell>
          <table:table-cell office:value-type="float" office:value="41.7359" calcext:value-type="float">
            <text:p>41.7359</text:p>
          </table:table-cell>
          <table:table-cell office:value-type="float" office:value="75.0824" calcext:value-type="float">
            <text:p>75.0824</text:p>
          </table:table-cell>
          <table:table-cell office:value-type="float" office:value="271.613" calcext:value-type="float">
            <text:p>271.613</text:p>
          </table:table-cell>
          <table:table-cell office:value-type="float" office:value="42.5763" calcext:value-type="float">
            <text:p>42.5763</text:p>
          </table:table-cell>
          <table:table-cell/>
          <table:table-cell table:formula="of:=([.D87]-[.A87])/0.0166667" office:value-type="float" office:value="9.83398033204008" calcext:value-type="float">
            <text:p>9.83398033204008</text:p>
          </table:table-cell>
          <table:table-cell table:formula="of:=ABS([.E87]-[.B87])/0.0166667" office:value-type="float" office:value="777.238445523109" calcext:value-type="float">
            <text:p>777.238445523109</text:p>
          </table:table-cell>
          <table:table-cell table:formula="of:=([.F87]-[.C87])/0.0166667" office:value-type="float" office:value="50.4238991522019" calcext:value-type="float">
            <text:p>50.4238991522019</text:p>
          </table:table-cell>
          <table:table-cell table:formula="of:=DEGREES(ATAN(ABS([.F87]-[.C87])/ABS([.E87]-[.B87])))" office:value-type="float" office:value="3.71190281652513" calcext:value-type="float">
            <text:p>3.71190281652513</text:p>
          </table:table-cell>
          <table:table-cell table:formula="of:=SQRT(POWER([.H87];2)+POWER([.I87];2)+POWER([.J87];2))" office:value-type="float" office:value="778.934450370544" calcext:value-type="float">
            <text:p>778.934450370544</text:p>
          </table:table-cell>
        </table:table-row>
        <table:table-row table:style-name="ro1">
          <table:table-cell office:value-type="float" office:value="74.6147" calcext:value-type="float">
            <text:p>74.6147</text:p>
          </table:table-cell>
          <table:table-cell office:value-type="float" office:value="276.723" calcext:value-type="float">
            <text:p>276.723</text:p>
          </table:table-cell>
          <table:table-cell office:value-type="float" office:value="41.9977" calcext:value-type="float">
            <text:p>41.9977</text:p>
          </table:table-cell>
          <table:table-cell office:value-type="float" office:value="74.299" calcext:value-type="float">
            <text:p>74.299</text:p>
          </table:table-cell>
          <table:table-cell office:value-type="float" office:value="265.452" calcext:value-type="float">
            <text:p>265.452</text:p>
          </table:table-cell>
          <table:table-cell office:value-type="float" office:value="42.1253" calcext:value-type="float">
            <text:p>42.1253</text:p>
          </table:table-cell>
          <table:table-cell/>
          <table:table-cell table:formula="of:=([.D88]-[.A88])/0.0166667" office:value-type="float" office:value="-18.9419621160753" calcext:value-type="float">
            <text:p>-18.9419621160753</text:p>
          </table:table-cell>
          <table:table-cell table:formula="of:=ABS([.E88]-[.B88])/0.0166667" office:value-type="float" office:value="676.258647482706" calcext:value-type="float">
            <text:p>676.258647482706</text:p>
          </table:table-cell>
          <table:table-cell table:formula="of:=([.F88]-[.C88])/0.0166667" office:value-type="float" office:value="7.65598468803069" calcext:value-type="float">
            <text:p>7.65598468803069</text:p>
          </table:table-cell>
          <table:table-cell table:formula="of:=DEGREES(ATAN(ABS([.F88]-[.C88])/ABS([.E88]-[.B88])))" office:value-type="float" office:value="0.648622939334782" calcext:value-type="float">
            <text:p>0.648622939334782</text:p>
          </table:table-cell>
          <table:table-cell table:formula="of:=SQRT(POWER([.H88];2)+POWER([.I88];2)+POWER([.J88];2))" office:value-type="float" office:value="676.567195720786" calcext:value-type="float">
            <text:p>676.567195720786</text:p>
          </table:table-cell>
        </table:table-row>
        <table:table-row table:style-name="ro1">
          <table:table-cell office:value-type="float" office:value="74.8677" calcext:value-type="float">
            <text:p>74.8677</text:p>
          </table:table-cell>
          <table:table-cell office:value-type="float" office:value="276.643" calcext:value-type="float">
            <text:p>276.643</text:p>
          </table:table-cell>
          <table:table-cell office:value-type="float" office:value="42.507" calcext:value-type="float">
            <text:p>42.507</text:p>
          </table:table-cell>
          <table:table-cell office:value-type="float" office:value="74.7931" calcext:value-type="float">
            <text:p>74.7931</text:p>
          </table:table-cell>
          <table:table-cell office:value-type="float" office:value="265.323" calcext:value-type="float">
            <text:p>265.323</text:p>
          </table:table-cell>
          <table:table-cell office:value-type="float" office:value="43.117" calcext:value-type="float">
            <text:p>43.117</text:p>
          </table:table-cell>
          <table:table-cell/>
          <table:table-cell table:formula="of:=([.D89]-[.A89])/0.0166667" office:value-type="float" office:value="-4.47599104801813" calcext:value-type="float">
            <text:p>-4.47599104801813</text:p>
          </table:table-cell>
          <table:table-cell table:formula="of:=ABS([.E89]-[.B89])/0.0166667" office:value-type="float" office:value="679.198641602716" calcext:value-type="float">
            <text:p>679.198641602716</text:p>
          </table:table-cell>
          <table:table-cell table:formula="of:=([.F89]-[.C89])/0.0166667" office:value-type="float" office:value="36.5999268001464" calcext:value-type="float">
            <text:p>36.5999268001464</text:p>
          </table:table-cell>
          <table:table-cell table:formula="of:=DEGREES(ATAN(ABS([.F89]-[.C89])/ABS([.E89]-[.B89])))" office:value-type="float" office:value="3.08451012641035" calcext:value-type="float">
            <text:p>3.08451012641035</text:p>
          </table:table-cell>
          <table:table-cell table:formula="of:=SQRT(POWER([.H89];2)+POWER([.I89];2)+POWER([.J89];2))" office:value-type="float" office:value="680.19878263094" calcext:value-type="float">
            <text:p>680.19878263094</text:p>
          </table:table-cell>
        </table:table-row>
        <table:table-row table:style-name="ro1">
          <table:table-cell office:value-type="float" office:value="74.8705" calcext:value-type="float">
            <text:p>74.8705</text:p>
          </table:table-cell>
          <table:table-cell office:value-type="float" office:value="276.439" calcext:value-type="float">
            <text:p>276.439</text:p>
          </table:table-cell>
          <table:table-cell office:value-type="float" office:value="43.5358" calcext:value-type="float">
            <text:p>43.5358</text:p>
          </table:table-cell>
          <table:table-cell office:value-type="float" office:value="74.5595" calcext:value-type="float">
            <text:p>74.5595</text:p>
          </table:table-cell>
          <table:table-cell office:value-type="float" office:value="266.283" calcext:value-type="float">
            <text:p>266.283</text:p>
          </table:table-cell>
          <table:table-cell office:value-type="float" office:value="44.4242" calcext:value-type="float">
            <text:p>44.4242</text:p>
          </table:table-cell>
          <table:table-cell/>
          <table:table-cell table:formula="of:=([.D90]-[.A90])/0.0166667" office:value-type="float" office:value="-18.6599626800751" calcext:value-type="float">
            <text:p>-18.6599626800751</text:p>
          </table:table-cell>
          <table:table-cell table:formula="of:=ABS([.E90]-[.B90])/0.0166667" office:value-type="float" office:value="609.358781282438" calcext:value-type="float">
            <text:p>609.358781282438</text:p>
          </table:table-cell>
          <table:table-cell table:formula="of:=([.F90]-[.C90])/0.0166667" office:value-type="float" office:value="53.303893392213" calcext:value-type="float">
            <text:p>53.303893392213</text:p>
          </table:table-cell>
          <table:table-cell table:formula="of:=DEGREES(ATAN(ABS([.F90]-[.C90])/ABS([.E90]-[.B90])))" office:value-type="float" office:value="4.99924491847004" calcext:value-type="float">
            <text:p>4.99924491847004</text:p>
          </table:table-cell>
          <table:table-cell table:formula="of:=SQRT(POWER([.H90];2)+POWER([.I90];2)+POWER([.J90];2))" office:value-type="float" office:value="611.970279984256" calcext:value-type="float">
            <text:p>611.970279984256</text:p>
          </table:table-cell>
        </table:table-row>
        <table:table-row table:style-name="ro1">
          <table:table-cell office:value-type="float" office:value="75.1286" calcext:value-type="float">
            <text:p>75.1286</text:p>
          </table:table-cell>
          <table:table-cell office:value-type="float" office:value="277.935" calcext:value-type="float">
            <text:p>277.935</text:p>
          </table:table-cell>
          <table:table-cell office:value-type="float" office:value="42.5463" calcext:value-type="float">
            <text:p>42.5463</text:p>
          </table:table-cell>
          <table:table-cell office:value-type="float" office:value="75.2839" calcext:value-type="float">
            <text:p>75.2839</text:p>
          </table:table-cell>
          <table:table-cell office:value-type="float" office:value="265.372" calcext:value-type="float">
            <text:p>265.372</text:p>
          </table:table-cell>
          <table:table-cell office:value-type="float" office:value="43.1044" calcext:value-type="float">
            <text:p>43.1044</text:p>
          </table:table-cell>
          <table:table-cell/>
          <table:table-cell table:formula="of:=([.D91]-[.A91])/0.0166667" office:value-type="float" office:value="9.31798136403708" calcext:value-type="float">
            <text:p>9.31798136403708</text:p>
          </table:table-cell>
          <table:table-cell table:formula="of:=ABS([.E91]-[.B91])/0.0166667" office:value-type="float" office:value="753.778492443014" calcext:value-type="float">
            <text:p>753.778492443014</text:p>
          </table:table-cell>
          <table:table-cell table:formula="of:=([.F91]-[.C91])/0.0166667" office:value-type="float" office:value="33.4859330281337" calcext:value-type="float">
            <text:p>33.4859330281337</text:p>
          </table:table-cell>
          <table:table-cell table:formula="of:=DEGREES(ATAN(ABS([.F91]-[.C91])/ABS([.E91]-[.B91])))" office:value-type="float" office:value="2.54364117022978" calcext:value-type="float">
            <text:p>2.54364117022978</text:p>
          </table:table-cell>
          <table:table-cell table:formula="of:=SQRT(POWER([.H91];2)+POWER([.I91];2)+POWER([.J91];2))" office:value-type="float" office:value="754.579451189289" calcext:value-type="float">
            <text:p>754.579451189289</text:p>
          </table:table-cell>
        </table:table-row>
        <table:table-row table:style-name="ro1">
          <table:table-cell office:value-type="float" office:value="74.8867" calcext:value-type="float">
            <text:p>74.8867</text:p>
          </table:table-cell>
          <table:table-cell office:value-type="float" office:value="279.081" calcext:value-type="float">
            <text:p>279.081</text:p>
          </table:table-cell>
          <table:table-cell office:value-type="float" office:value="43.1155" calcext:value-type="float">
            <text:p>43.1155</text:p>
          </table:table-cell>
          <table:table-cell office:value-type="float" office:value="74.5728" calcext:value-type="float">
            <text:p>74.5728</text:p>
          </table:table-cell>
          <table:table-cell office:value-type="float" office:value="268.849" calcext:value-type="float">
            <text:p>268.849</text:p>
          </table:table-cell>
          <table:table-cell office:value-type="float" office:value="43.7667" calcext:value-type="float">
            <text:p>43.7667</text:p>
          </table:table-cell>
          <table:table-cell/>
          <table:table-cell table:formula="of:=([.D92]-[.A92])/0.0166667" office:value-type="float" office:value="-18.8339623320756" calcext:value-type="float">
            <text:p>-18.8339623320756</text:p>
          </table:table-cell>
          <table:table-cell table:formula="of:=ABS([.E92]-[.B92])/0.0166667" office:value-type="float" office:value="613.918772162457" calcext:value-type="float">
            <text:p>613.918772162457</text:p>
          </table:table-cell>
          <table:table-cell table:formula="of:=([.F92]-[.C92])/0.0166667" office:value-type="float" office:value="39.0719218561565" calcext:value-type="float">
            <text:p>39.0719218561565</text:p>
          </table:table-cell>
          <table:table-cell table:formula="of:=DEGREES(ATAN(ABS([.F92]-[.C92])/ABS([.E92]-[.B92])))" office:value-type="float" office:value="3.64159086359746" calcext:value-type="float">
            <text:p>3.64159086359746</text:p>
          </table:table-cell>
          <table:table-cell table:formula="of:=SQRT(POWER([.H92];2)+POWER([.I92];2)+POWER([.J92];2))" office:value-type="float" office:value="615.44909783679" calcext:value-type="float">
            <text:p>615.44909783679</text:p>
          </table:table-cell>
        </table:table-row>
        <table:table-row table:style-name="ro1">
          <table:table-cell office:value-type="float" office:value="75.2036" calcext:value-type="float">
            <text:p>75.2036</text:p>
          </table:table-cell>
          <table:table-cell office:value-type="float" office:value="288.53" calcext:value-type="float">
            <text:p>288.53</text:p>
          </table:table-cell>
          <table:table-cell office:value-type="float" office:value="41.8652" calcext:value-type="float">
            <text:p>41.8652</text:p>
          </table:table-cell>
          <table:table-cell office:value-type="float" office:value="75.3712" calcext:value-type="float">
            <text:p>75.3712</text:p>
          </table:table-cell>
          <table:table-cell office:value-type="float" office:value="276.641" calcext:value-type="float">
            <text:p>276.641</text:p>
          </table:table-cell>
          <table:table-cell office:value-type="float" office:value="42.7521" calcext:value-type="float">
            <text:p>42.7521</text:p>
          </table:table-cell>
          <table:table-cell/>
          <table:table-cell table:formula="of:=([.D93]-[.A93])/0.0166667" office:value-type="float" office:value="10.0559798880407" calcext:value-type="float">
            <text:p>10.0559798880407</text:p>
          </table:table-cell>
          <table:table-cell table:formula="of:=ABS([.E93]-[.B93])/0.0166667" office:value-type="float" office:value="713.338573322851" calcext:value-type="float">
            <text:p>713.338573322851</text:p>
          </table:table-cell>
          <table:table-cell table:formula="of:=([.F93]-[.C93])/0.0166667" office:value-type="float" office:value="53.2138935722127" calcext:value-type="float">
            <text:p>53.2138935722127</text:p>
          </table:table-cell>
          <table:table-cell table:formula="of:=DEGREES(ATAN(ABS([.F93]-[.C93])/ABS([.E93]-[.B93])))" office:value-type="float" office:value="4.26626955715229" calcext:value-type="float">
            <text:p>4.26626955715229</text:p>
          </table:table-cell>
          <table:table-cell table:formula="of:=SQRT(POWER([.H93];2)+POWER([.I93];2)+POWER([.J93];2))" office:value-type="float" office:value="715.391334439343" calcext:value-type="float">
            <text:p>715.391334439343</text:p>
          </table:table-cell>
        </table:table-row>
        <table:table-row table:style-name="ro1">
          <table:table-cell office:value-type="float" office:value="74.6303" calcext:value-type="float">
            <text:p>74.6303</text:p>
          </table:table-cell>
          <table:table-cell office:value-type="float" office:value="279.319" calcext:value-type="float">
            <text:p>279.319</text:p>
          </table:table-cell>
          <table:table-cell office:value-type="float" office:value="41.8269" calcext:value-type="float">
            <text:p>41.8269</text:p>
          </table:table-cell>
          <table:table-cell office:value-type="float" office:value="74.3125" calcext:value-type="float">
            <text:p>74.3125</text:p>
          </table:table-cell>
          <table:table-cell office:value-type="float" office:value="267.934" calcext:value-type="float">
            <text:p>267.934</text:p>
          </table:table-cell>
          <table:table-cell office:value-type="float" office:value="41.9579" calcext:value-type="float">
            <text:p>41.9579</text:p>
          </table:table-cell>
          <table:table-cell/>
          <table:table-cell table:formula="of:=([.D94]-[.A94])/0.0166667" office:value-type="float" office:value="-19.0679618640766" calcext:value-type="float">
            <text:p>-19.0679618640766</text:p>
          </table:table-cell>
          <table:table-cell table:formula="of:=ABS([.E94]-[.B94])/0.0166667" office:value-type="float" office:value="683.098633802732" calcext:value-type="float">
            <text:p>683.098633802732</text:p>
          </table:table-cell>
          <table:table-cell table:formula="of:=([.F94]-[.C94])/0.0166667" office:value-type="float" office:value="7.85998428003145" calcext:value-type="float">
            <text:p>7.85998428003145</text:p>
          </table:table-cell>
          <table:table-cell table:formula="of:=DEGREES(ATAN(ABS([.F94]-[.C94])/ABS([.E94]-[.B94])))" office:value-type="float" office:value="0.659237232993326" calcext:value-type="float">
            <text:p>0.659237232993326</text:p>
          </table:table-cell>
          <table:table-cell table:formula="of:=SQRT(POWER([.H94];2)+POWER([.I94];2)+POWER([.J94];2))" office:value-type="float" office:value="683.409913613851" calcext:value-type="float">
            <text:p>683.409913613851</text:p>
          </table:table-cell>
        </table:table-row>
        <table:table-row table:style-name="ro1">
          <table:table-cell office:value-type="float" office:value="74.8785" calcext:value-type="float">
            <text:p>74.8785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43.3271" calcext:value-type="float">
            <text:p>43.3271</text:p>
          </table:table-cell>
          <table:table-cell office:value-type="float" office:value="74.5579" calcext:value-type="float">
            <text:p>74.5579</text:p>
          </table:table-cell>
          <table:table-cell office:value-type="float" office:value="266.358" calcext:value-type="float">
            <text:p>266.358</text:p>
          </table:table-cell>
          <table:table-cell office:value-type="float" office:value="43.9249" calcext:value-type="float">
            <text:p>43.9249</text:p>
          </table:table-cell>
          <table:table-cell/>
          <table:table-cell table:formula="of:=([.D95]-[.A95])/0.0166667" office:value-type="float" office:value="-19.2359615280769" calcext:value-type="float">
            <text:p>-19.2359615280769</text:p>
          </table:table-cell>
          <table:table-cell table:formula="of:=ABS([.E95]-[.B95])/0.0166667" office:value-type="float" office:value="683.578632842733" calcext:value-type="float">
            <text:p>683.578632842733</text:p>
          </table:table-cell>
          <table:table-cell table:formula="of:=([.F95]-[.C95])/0.0166667" office:value-type="float" office:value="35.8679282641434" calcext:value-type="float">
            <text:p>35.8679282641434</text:p>
          </table:table-cell>
          <table:table-cell table:formula="of:=DEGREES(ATAN(ABS([.F95]-[.C95])/ABS([.E95]-[.B95])))" office:value-type="float" office:value="3.00360179968417" calcext:value-type="float">
            <text:p>3.00360179968417</text:p>
          </table:table-cell>
          <table:table-cell table:formula="of:=SQRT(POWER([.H95];2)+POWER([.I95];2)+POWER([.J95];2))" office:value-type="float" office:value="684.789221420001" calcext:value-type="float">
            <text:p>684.789221420001</text:p>
          </table:table-cell>
        </table:table-row>
        <table:table-row table:style-name="ro1">
          <table:table-cell office:value-type="float" office:value="74.6873" calcext:value-type="float">
            <text:p>74.6873</text:p>
          </table:table-cell>
          <table:table-cell office:value-type="float" office:value="288.542" calcext:value-type="float">
            <text:p>288.542</text:p>
          </table:table-cell>
          <table:table-cell office:value-type="float" office:value="41.6125" calcext:value-type="float">
            <text:p>41.6125</text:p>
          </table:table-cell>
          <table:table-cell office:value-type="float" office:value="74.6009" calcext:value-type="float">
            <text:p>74.6009</text:p>
          </table:table-cell>
          <table:table-cell office:value-type="float" office:value="274.051" calcext:value-type="float">
            <text:p>274.051</text:p>
          </table:table-cell>
          <table:table-cell office:value-type="float" office:value="42.6796" calcext:value-type="float">
            <text:p>42.6796</text:p>
          </table:table-cell>
          <table:table-cell/>
          <table:table-cell table:formula="of:=([.D96]-[.A96])/0.0166667" office:value-type="float" office:value="-5.18398963202059" calcext:value-type="float">
            <text:p>-5.18398963202059</text:p>
          </table:table-cell>
          <table:table-cell table:formula="of:=ABS([.E96]-[.B96])/0.0166667" office:value-type="float" office:value="869.458261083477" calcext:value-type="float">
            <text:p>869.458261083477</text:p>
          </table:table-cell>
          <table:table-cell table:formula="of:=([.F96]-[.C96])/0.0166667" office:value-type="float" office:value="64.0258719482563" calcext:value-type="float">
            <text:p>64.0258719482563</text:p>
          </table:table-cell>
          <table:table-cell table:formula="of:=DEGREES(ATAN(ABS([.F96]-[.C96])/ABS([.E96]-[.B96])))" office:value-type="float" office:value="4.21159131936346" calcext:value-type="float">
            <text:p>4.21159131936346</text:p>
          </table:table-cell>
          <table:table-cell table:formula="of:=SQRT(POWER([.H96];2)+POWER([.I96];2)+POWER([.J96];2))" office:value-type="float" office:value="871.827880830582" calcext:value-type="float">
            <text:p>871.827880830582</text:p>
          </table:table-cell>
        </table:table-row>
        <table:table-row table:style-name="ro1">
          <table:table-cell office:value-type="float" office:value="74.8929" calcext:value-type="float">
            <text:p>74.8929</text:p>
          </table:table-cell>
          <table:table-cell office:value-type="float" office:value="280.571" calcext:value-type="float">
            <text:p>280.571</text:p>
          </table:table-cell>
          <table:table-cell office:value-type="float" office:value="42.1249" calcext:value-type="float">
            <text:p>42.1249</text:p>
          </table:table-cell>
          <table:table-cell office:value-type="float" office:value="74.8086" calcext:value-type="float">
            <text:p>74.8086</text:p>
          </table:table-cell>
          <table:table-cell office:value-type="float" office:value="267.848" calcext:value-type="float">
            <text:p>267.848</text:p>
          </table:table-cell>
          <table:table-cell office:value-type="float" office:value="42.7027" calcext:value-type="float">
            <text:p>42.7027</text:p>
          </table:table-cell>
          <table:table-cell/>
          <table:table-cell table:formula="of:=([.D97]-[.A97])/0.0166667" office:value-type="float" office:value="-5.05798988402017" calcext:value-type="float">
            <text:p>-5.05798988402017</text:p>
          </table:table-cell>
          <table:table-cell table:formula="of:=ABS([.E97]-[.B97])/0.0166667" office:value-type="float" office:value="763.378473243054" calcext:value-type="float">
            <text:p>763.378473243054</text:p>
          </table:table-cell>
          <table:table-cell table:formula="of:=([.F97]-[.C97])/0.0166667" office:value-type="float" office:value="34.6679306641389" calcext:value-type="float">
            <text:p>34.6679306641389</text:p>
          </table:table-cell>
          <table:table-cell table:formula="of:=DEGREES(ATAN(ABS([.F97]-[.C97])/ABS([.E97]-[.B97])))" office:value-type="float" office:value="2.60023346948176" calcext:value-type="float">
            <text:p>2.60023346948176</text:p>
          </table:table-cell>
          <table:table-cell table:formula="of:=SQRT(POWER([.H97];2)+POWER([.I97];2)+POWER([.J97];2))" office:value-type="float" office:value="764.18200848299" calcext:value-type="float">
            <text:p>764.18200848299</text:p>
          </table:table-cell>
        </table:table-row>
        <table:table-row table:style-name="ro1">
          <table:table-cell office:value-type="float" office:value="74.1045" calcext:value-type="float">
            <text:p>74.1045</text:p>
          </table:table-cell>
          <table:table-cell office:value-type="float" office:value="273.788" calcext:value-type="float">
            <text:p>273.788</text:p>
          </table:table-cell>
          <table:table-cell office:value-type="float" office:value="43.7172" calcext:value-type="float">
            <text:p>43.7172</text:p>
          </table:table-cell>
          <table:table-cell office:value-type="float" office:value="73.5573" calcext:value-type="float">
            <text:p>73.5573</text:p>
          </table:table-cell>
          <table:table-cell office:value-type="float" office:value="261.3" calcext:value-type="float">
            <text:p>261.3</text:p>
          </table:table-cell>
          <table:table-cell office:value-type="float" office:value="44.5117" calcext:value-type="float">
            <text:p>44.5117</text:p>
          </table:table-cell>
          <table:table-cell/>
          <table:table-cell table:formula="of:=([.D98]-[.A98])/0.0166667" office:value-type="float" office:value="-32.8319343361315" calcext:value-type="float">
            <text:p>-32.8319343361315</text:p>
          </table:table-cell>
          <table:table-cell table:formula="of:=ABS([.E98]-[.B98])/0.0166667" office:value-type="float" office:value="749.278501442997" calcext:value-type="float">
            <text:p>749.278501442997</text:p>
          </table:table-cell>
          <table:table-cell table:formula="of:=([.F98]-[.C98])/0.0166667" office:value-type="float" office:value="47.6699046601906" calcext:value-type="float">
            <text:p>47.6699046601906</text:p>
          </table:table-cell>
          <table:table-cell table:formula="of:=DEGREES(ATAN(ABS([.F98]-[.C98])/ABS([.E98]-[.B98])))" office:value-type="float" office:value="3.64031288611606" calcext:value-type="float">
            <text:p>3.64031288611606</text:p>
          </table:table-cell>
          <table:table-cell table:formula="of:=SQRT(POWER([.H98];2)+POWER([.I98];2)+POWER([.J98];2))" office:value-type="float" office:value="751.510897091471" calcext:value-type="float">
            <text:p>751.510897091471</text:p>
          </table:table-cell>
        </table:table-row>
        <table:table-row table:style-name="ro1">
          <table:table-cell office:value-type="float" office:value="74.6259" calcext:value-type="float">
            <text:p>74.6259</text:p>
          </table:table-cell>
          <table:table-cell office:value-type="float" office:value="277.779" calcext:value-type="float">
            <text:p>277.779</text:p>
          </table:table-cell>
          <table:table-cell office:value-type="float" office:value="43.0754" calcext:value-type="float">
            <text:p>43.0754</text:p>
          </table:table-cell>
          <table:table-cell office:value-type="float" office:value="74.3122" calcext:value-type="float">
            <text:p>74.3122</text:p>
          </table:table-cell>
          <table:table-cell office:value-type="float" office:value="266.341" calcext:value-type="float">
            <text:p>266.341</text:p>
          </table:table-cell>
          <table:table-cell office:value-type="float" office:value="43.93" calcext:value-type="float">
            <text:p>43.93</text:p>
          </table:table-cell>
          <table:table-cell/>
          <table:table-cell table:formula="of:=([.D99]-[.A99])/0.0166667" office:value-type="float" office:value="-18.8219623560751" calcext:value-type="float">
            <text:p>-18.8219623560751</text:p>
          </table:table-cell>
          <table:table-cell table:formula="of:=ABS([.E99]-[.B99])/0.0166667" office:value-type="float" office:value="686.278627442744" calcext:value-type="float">
            <text:p>686.278627442744</text:p>
          </table:table-cell>
          <table:table-cell table:formula="of:=([.F99]-[.C99])/0.0166667" office:value-type="float" office:value="51.275897448205" calcext:value-type="float">
            <text:p>51.275897448205</text:p>
          </table:table-cell>
          <table:table-cell table:formula="of:=DEGREES(ATAN(ABS([.F99]-[.C99])/ABS([.E99]-[.B99])))" office:value-type="float" office:value="4.27296399301002" calcext:value-type="float">
            <text:p>4.27296399301002</text:p>
          </table:table-cell>
          <table:table-cell table:formula="of:=SQRT(POWER([.H99];2)+POWER([.I99];2)+POWER([.J99];2))" office:value-type="float" office:value="688.448864049284" calcext:value-type="float">
            <text:p>688.448864049284</text:p>
          </table:table-cell>
        </table:table-row>
        <table:table-row table:style-name="ro1">
          <table:table-cell office:value-type="float" office:value="74.1144" calcext:value-type="float">
            <text:p>74.1144</text:p>
          </table:table-cell>
          <table:table-cell office:value-type="float" office:value="276.514" calcext:value-type="float">
            <text:p>276.514</text:p>
          </table:table-cell>
          <table:table-cell office:value-type="float" office:value="42.7841" calcext:value-type="float">
            <text:p>42.7841</text:p>
          </table:table-cell>
          <table:table-cell office:value-type="float" office:value="73.5676" calcext:value-type="float">
            <text:p>73.5676</text:p>
          </table:table-cell>
          <table:table-cell office:value-type="float" office:value="265.134" calcext:value-type="float">
            <text:p>265.134</text:p>
          </table:table-cell>
          <table:table-cell office:value-type="float" office:value="43.4027" calcext:value-type="float">
            <text:p>43.4027</text:p>
          </table:table-cell>
          <table:table-cell/>
          <table:table-cell table:formula="of:=([.D100]-[.A100])/0.0166667" office:value-type="float" office:value="-32.8079343841315" calcext:value-type="float">
            <text:p>-32.8079343841315</text:p>
          </table:table-cell>
          <table:table-cell table:formula="of:=ABS([.E100]-[.B100])/0.0166667" office:value-type="float" office:value="682.798634402731" calcext:value-type="float">
            <text:p>682.798634402731</text:p>
          </table:table-cell>
          <table:table-cell table:formula="of:=([.F100]-[.C100])/0.0166667" office:value-type="float" office:value="37.1159257681485" calcext:value-type="float">
            <text:p>37.1159257681485</text:p>
          </table:table-cell>
          <table:table-cell table:formula="of:=DEGREES(ATAN(ABS([.F100]-[.C100])/ABS([.E100]-[.B100])))" office:value-type="float" office:value="3.11145177762501" calcext:value-type="float">
            <text:p>3.11145177762501</text:p>
          </table:table-cell>
          <table:table-cell table:formula="of:=SQRT(POWER([.H100];2)+POWER([.I100];2)+POWER([.J100];2))" office:value-type="float" office:value="684.593257085121" calcext:value-type="float">
            <text:p>684.593257085121</text:p>
          </table:table-cell>
        </table:table-row>
        <table:table-row table:style-name="ro1">
          <table:table-cell office:value-type="float" office:value="74.3557" calcext:value-type="float">
            <text:p>74.3557</text:p>
          </table:table-cell>
          <table:table-cell office:value-type="float" office:value="275.435" calcext:value-type="float">
            <text:p>275.435</text:p>
          </table:table-cell>
          <table:table-cell office:value-type="float" office:value="41.9603" calcext:value-type="float">
            <text:p>41.9603</text:p>
          </table:table-cell>
          <table:table-cell office:value-type="float" office:value="74.0468" calcext:value-type="float">
            <text:p>74.0468</text:p>
          </table:table-cell>
          <table:table-cell office:value-type="float" office:value="264.215" calcext:value-type="float">
            <text:p>264.215</text:p>
          </table:table-cell>
          <table:table-cell office:value-type="float" office:value="42.0899" calcext:value-type="float">
            <text:p>42.0899</text:p>
          </table:table-cell>
          <table:table-cell/>
          <table:table-cell table:formula="of:=([.D101]-[.A101])/0.0166667" office:value-type="float" office:value="-18.5339629320738" calcext:value-type="float">
            <text:p>-18.5339629320738</text:p>
          </table:table-cell>
          <table:table-cell table:formula="of:=ABS([.E101]-[.B101])/0.0166667" office:value-type="float" office:value="673.198653602694" calcext:value-type="float">
            <text:p>673.198653602694</text:p>
          </table:table-cell>
          <table:table-cell table:formula="of:=([.F101]-[.C101])/0.0166667" office:value-type="float" office:value="7.77598444803131" calcext:value-type="float">
            <text:p>7.77598444803131</text:p>
          </table:table-cell>
          <table:table-cell table:formula="of:=DEGREES(ATAN(ABS([.F101]-[.C101])/ABS([.E101]-[.B101])))" office:value-type="float" office:value="0.661782781691159" calcext:value-type="float">
            <text:p>0.661782781691159</text:p>
          </table:table-cell>
          <table:table-cell table:formula="of:=SQRT(POWER([.H101];2)+POWER([.I101];2)+POWER([.J101];2))" office:value-type="float" office:value="673.498627265553" calcext:value-type="float">
            <text:p>673.498627265553</text:p>
          </table:table-cell>
        </table:table-row>
        <table:table-row table:style-name="ro1">
          <table:table-cell office:value-type="float" office:value="74.4019" calcext:value-type="float">
            <text:p>74.4019</text:p>
          </table:table-cell>
          <table:table-cell office:value-type="float" office:value="283.052" calcext:value-type="float">
            <text:p>283.052</text:p>
          </table:table-cell>
          <table:table-cell office:value-type="float" office:value="42.4884" calcext:value-type="float">
            <text:p>42.4884</text:p>
          </table:table-cell>
          <table:table-cell office:value-type="float" office:value="74.0883" calcext:value-type="float">
            <text:p>74.0883</text:p>
          </table:table-cell>
          <table:table-cell office:value-type="float" office:value="271.456" calcext:value-type="float">
            <text:p>271.456</text:p>
          </table:table-cell>
          <table:table-cell office:value-type="float" office:value="42.8577" calcext:value-type="float">
            <text:p>42.8577</text:p>
          </table:table-cell>
          <table:table-cell/>
          <table:table-cell table:formula="of:=([.D102]-[.A102])/0.0166667" office:value-type="float" office:value="-18.8159623680749" calcext:value-type="float">
            <text:p>-18.8159623680749</text:p>
          </table:table-cell>
          <table:table-cell table:formula="of:=ABS([.E102]-[.B102])/0.0166667" office:value-type="float" office:value="695.758608482783" calcext:value-type="float">
            <text:p>695.758608482783</text:p>
          </table:table-cell>
          <table:table-cell table:formula="of:=([.F102]-[.C102])/0.0166667" office:value-type="float" office:value="22.1579556840888" calcext:value-type="float">
            <text:p>22.1579556840888</text:p>
          </table:table-cell>
          <table:table-cell table:formula="of:=DEGREES(ATAN(ABS([.F102]-[.C102])/ABS([.E102]-[.B102])))" office:value-type="float" office:value="1.82409297631806" calcext:value-type="float">
            <text:p>1.82409297631806</text:p>
          </table:table-cell>
          <table:table-cell table:formula="of:=SQRT(POWER([.H102];2)+POWER([.I102];2)+POWER([.J102];2))" office:value-type="float" office:value="696.365605639619" calcext:value-type="float">
            <text:p>696.365605639619</text:p>
          </table:table-cell>
        </table:table-row>
        <table:table-row table:style-name="ro1">
          <table:table-cell office:value-type="float" office:value="74.401" calcext:value-type="float">
            <text:p>74.401</text:p>
          </table:table-cell>
          <table:table-cell office:value-type="float" office:value="283.102" calcext:value-type="float">
            <text:p>283.102</text:p>
          </table:table-cell>
          <table:table-cell office:value-type="float" office:value="42.228" calcext:value-type="float">
            <text:p>42.228</text:p>
          </table:table-cell>
          <table:table-cell office:value-type="float" office:value="74.0883" calcext:value-type="float">
            <text:p>74.0883</text:p>
          </table:table-cell>
          <table:table-cell office:value-type="float" office:value="271.456" calcext:value-type="float">
            <text:p>271.456</text:p>
          </table:table-cell>
          <table:table-cell office:value-type="float" office:value="42.8577" calcext:value-type="float">
            <text:p>42.8577</text:p>
          </table:table-cell>
          <table:table-cell/>
          <table:table-cell table:formula="of:=([.D103]-[.A103])/0.0166667" office:value-type="float" office:value="-18.7619624760746" calcext:value-type="float">
            <text:p>-18.7619624760746</text:p>
          </table:table-cell>
          <table:table-cell table:formula="of:=ABS([.E103]-[.B103])/0.0166667" office:value-type="float" office:value="698.758602482793" calcext:value-type="float">
            <text:p>698.758602482793</text:p>
          </table:table-cell>
          <table:table-cell table:formula="of:=([.F103]-[.C103])/0.0166667" office:value-type="float" office:value="37.7819244361511" calcext:value-type="float">
            <text:p>37.7819244361511</text:p>
          </table:table-cell>
          <table:table-cell table:formula="of:=DEGREES(ATAN(ABS([.F103]-[.C103])/ABS([.E103]-[.B103])))" office:value-type="float" office:value="3.0949728580607" calcext:value-type="float">
            <text:p>3.0949728580607</text:p>
          </table:table-cell>
          <table:table-cell table:formula="of:=SQRT(POWER([.H103];2)+POWER([.I103];2)+POWER([.J103];2))" office:value-type="float" office:value="700.030763319554" calcext:value-type="float">
            <text:p>700.030763319554</text:p>
          </table:table-cell>
        </table:table-row>
        <table:table-row table:style-name="ro1">
          <table:table-cell office:value-type="float" office:value="74.6567" calcext:value-type="float">
            <text:p>74.6567</text:p>
          </table:table-cell>
          <table:table-cell office:value-type="float" office:value="283.076" calcext:value-type="float">
            <text:p>283.076</text:p>
          </table:table-cell>
          <table:table-cell office:value-type="float" office:value="42.4822" calcext:value-type="float">
            <text:p>42.4822</text:p>
          </table:table-cell>
          <table:table-cell office:value-type="float" office:value="74.3378" calcext:value-type="float">
            <text:p>74.3378</text:p>
          </table:table-cell>
          <table:table-cell office:value-type="float" office:value="271.433" calcext:value-type="float">
            <text:p>271.433</text:p>
          </table:table-cell>
          <table:table-cell office:value-type="float" office:value="43.1056" calcext:value-type="float">
            <text:p>43.1056</text:p>
          </table:table-cell>
          <table:table-cell/>
          <table:table-cell table:formula="of:=([.D104]-[.A104])/0.0166667" office:value-type="float" office:value="-19.1339617320765" calcext:value-type="float">
            <text:p>-19.1339617320765</text:p>
          </table:table-cell>
          <table:table-cell table:formula="of:=ABS([.E104]-[.B104])/0.0166667" office:value-type="float" office:value="698.578602842796" calcext:value-type="float">
            <text:p>698.578602842796</text:p>
          </table:table-cell>
          <table:table-cell table:formula="of:=([.F104]-[.C104])/0.0166667" office:value-type="float" office:value="37.4039251921498" calcext:value-type="float">
            <text:p>37.4039251921498</text:p>
          </table:table-cell>
          <table:table-cell table:formula="of:=DEGREES(ATAN(ABS([.F104]-[.C104])/ABS([.E104]-[.B104])))" office:value-type="float" office:value="3.06485568459638" calcext:value-type="float">
            <text:p>3.06485568459638</text:p>
          </table:table-cell>
          <table:table-cell table:formula="of:=SQRT(POWER([.H104];2)+POWER([.I104];2)+POWER([.J104];2))" office:value-type="float" office:value="699.840857953533" calcext:value-type="float">
            <text:p>699.840857953533</text:p>
          </table:table-cell>
        </table:table-row>
        <table:table-row table:style-name="ro1">
          <table:table-cell office:value-type="float" office:value="74.6024" calcext:value-type="float">
            <text:p>74.6024</text:p>
          </table:table-cell>
          <table:table-cell office:value-type="float" office:value="273.948" calcext:value-type="float">
            <text:p>273.948</text:p>
          </table:table-cell>
          <table:table-cell office:value-type="float" office:value="43.1918" calcext:value-type="float">
            <text:p>43.1918</text:p>
          </table:table-cell>
          <table:table-cell office:value-type="float" office:value="74.5005" calcext:value-type="float">
            <text:p>74.5005</text:p>
          </table:table-cell>
          <table:table-cell office:value-type="float" office:value="256.639" calcext:value-type="float">
            <text:p>256.639</text:p>
          </table:table-cell>
          <table:table-cell office:value-type="float" office:value="44.7829" calcext:value-type="float">
            <text:p>44.7829</text:p>
          </table:table-cell>
          <table:table-cell/>
          <table:table-cell table:formula="of:=([.D105]-[.A105])/0.0166667" office:value-type="float" office:value="-6.11398777202449" calcext:value-type="float">
            <text:p>-6.11398777202449</text:p>
          </table:table-cell>
          <table:table-cell table:formula="of:=ABS([.E105]-[.B105])/0.0166667" office:value-type="float" office:value="1038.53792292415" calcext:value-type="float">
            <text:p>1038.53792292415</text:p>
          </table:table-cell>
          <table:table-cell table:formula="of:=([.F105]-[.C105])/0.0166667" office:value-type="float" office:value="95.4658090683817" calcext:value-type="float">
            <text:p>95.4658090683817</text:p>
          </table:table-cell>
          <table:table-cell table:formula="of:=DEGREES(ATAN(ABS([.F105]-[.C105])/ABS([.E105]-[.B105])))" office:value-type="float" office:value="5.25205589627889" calcext:value-type="float">
            <text:p>5.25205589627889</text:p>
          </table:table-cell>
          <table:table-cell table:formula="of:=SQRT(POWER([.H105];2)+POWER([.I105];2)+POWER([.J105];2))" office:value-type="float" office:value="1042.93437899955" calcext:value-type="float">
            <text:p>1042.93437899955</text:p>
          </table:table-cell>
        </table:table-row>
        <table:table-row table:style-name="ro1">
          <table:table-cell office:value-type="float" office:value="73.8765" calcext:value-type="float">
            <text:p>73.8765</text:p>
          </table:table-cell>
          <table:table-cell office:value-type="float" office:value="278.98" calcext:value-type="float">
            <text:p>278.98</text:p>
          </table:table-cell>
          <table:table-cell office:value-type="float" office:value="43.1409" calcext:value-type="float">
            <text:p>43.1409</text:p>
          </table:table-cell>
          <table:table-cell office:value-type="float" office:value="73.5751" calcext:value-type="float">
            <text:p>73.5751</text:p>
          </table:table-cell>
          <table:table-cell office:value-type="float" office:value="266.251" calcext:value-type="float">
            <text:p>266.251</text:p>
          </table:table-cell>
          <table:table-cell office:value-type="float" office:value="43.9514" calcext:value-type="float">
            <text:p>43.9514</text:p>
          </table:table-cell>
          <table:table-cell/>
          <table:table-cell table:formula="of:=([.D106]-[.A106])/0.0166667" office:value-type="float" office:value="-18.0839638320715" calcext:value-type="float">
            <text:p>-18.0839638320715</text:p>
          </table:table-cell>
          <table:table-cell table:formula="of:=ABS([.E106]-[.B106])/0.0166667" office:value-type="float" office:value="763.738472523057" calcext:value-type="float">
            <text:p>763.738472523057</text:p>
          </table:table-cell>
          <table:table-cell table:formula="of:=([.F106]-[.C106])/0.0166667" office:value-type="float" office:value="48.6299027401944" calcext:value-type="float">
            <text:p>48.6299027401944</text:p>
          </table:table-cell>
          <table:table-cell table:formula="of:=DEGREES(ATAN(ABS([.F106]-[.C106])/ABS([.E106]-[.B106])))" office:value-type="float" office:value="3.64330451096772" calcext:value-type="float">
            <text:p>3.64330451096772</text:p>
          </table:table-cell>
          <table:table-cell table:formula="of:=SQRT(POWER([.H106];2)+POWER([.I106];2)+POWER([.J106];2))" office:value-type="float" office:value="765.498760025288" calcext:value-type="float">
            <text:p>765.498760025288</text:p>
          </table:table-cell>
        </table:table-row>
        <table:table-row table:style-name="ro1">
          <table:table-cell office:value-type="float" office:value="74.3674" calcext:value-type="float">
            <text:p>74.3674</text:p>
          </table:table-cell>
          <table:table-cell office:value-type="float" office:value="276.435" calcext:value-type="float">
            <text:p>276.435</text:p>
          </table:table-cell>
          <table:table-cell office:value-type="float" office:value="43.2923" calcext:value-type="float">
            <text:p>43.2923</text:p>
          </table:table-cell>
          <table:table-cell office:value-type="float" office:value="74.2987" calcext:value-type="float">
            <text:p>74.2987</text:p>
          </table:table-cell>
          <table:table-cell office:value-type="float" office:value="263.875" calcext:value-type="float">
            <text:p>263.875</text:p>
          </table:table-cell>
          <table:table-cell office:value-type="float" office:value="44.0868" calcext:value-type="float">
            <text:p>44.0868</text:p>
          </table:table-cell>
          <table:table-cell/>
          <table:table-cell table:formula="of:=([.D107]-[.A107])/0.0166667" office:value-type="float" office:value="-4.1219917560169" calcext:value-type="float">
            <text:p>-4.1219917560169</text:p>
          </table:table-cell>
          <table:table-cell table:formula="of:=ABS([.E107]-[.B107])/0.0166667" office:value-type="float" office:value="753.598492803015" calcext:value-type="float">
            <text:p>753.598492803015</text:p>
          </table:table-cell>
          <table:table-cell table:formula="of:=([.F107]-[.C107])/0.0166667" office:value-type="float" office:value="47.6699046601906" calcext:value-type="float">
            <text:p>47.6699046601906</text:p>
          </table:table-cell>
          <table:table-cell table:formula="of:=DEGREES(ATAN(ABS([.F107]-[.C107])/ABS([.E107]-[.B107])))" office:value-type="float" office:value="3.6195004844931" calcext:value-type="float">
            <text:p>3.6195004844931</text:p>
          </table:table-cell>
          <table:table-cell table:formula="of:=SQRT(POWER([.H107];2)+POWER([.I107];2)+POWER([.J107];2))" office:value-type="float" office:value="755.115950686597" calcext:value-type="float">
            <text:p>755.115950686597</text:p>
          </table:table-cell>
        </table:table-row>
        <table:table-row table:style-name="ro1">
          <table:table-cell office:value-type="float" office:value="74.8772" calcext:value-type="float">
            <text:p>74.8772</text:p>
          </table:table-cell>
          <table:table-cell office:value-type="float" office:value="277.862" calcext:value-type="float">
            <text:p>277.862</text:p>
          </table:table-cell>
          <table:table-cell office:value-type="float" office:value="42.8101" calcext:value-type="float">
            <text:p>42.8101</text:p>
          </table:table-cell>
          <table:table-cell office:value-type="float" office:value="74.5564" calcext:value-type="float">
            <text:p>74.5564</text:p>
          </table:table-cell>
          <table:table-cell office:value-type="float" office:value="266.459" calcext:value-type="float">
            <text:p>266.459</text:p>
          </table:table-cell>
          <table:table-cell office:value-type="float" office:value="43.4209" calcext:value-type="float">
            <text:p>43.4209</text:p>
          </table:table-cell>
          <table:table-cell/>
          <table:table-cell table:formula="of:=([.D108]-[.A108])/0.0166667" office:value-type="float" office:value="-19.2479615040773" calcext:value-type="float">
            <text:p>-19.2479615040773</text:p>
          </table:table-cell>
          <table:table-cell table:formula="of:=ABS([.E108]-[.B108])/0.0166667" office:value-type="float" office:value="684.178631642738" calcext:value-type="float">
            <text:p>684.178631642738</text:p>
          </table:table-cell>
          <table:table-cell table:formula="of:=([.F108]-[.C108])/0.0166667" office:value-type="float" office:value="36.6479267041469" calcext:value-type="float">
            <text:p>36.6479267041469</text:p>
          </table:table-cell>
          <table:table-cell table:formula="of:=DEGREES(ATAN(ABS([.F108]-[.C108])/ABS([.E108]-[.B108])))" office:value-type="float" office:value="3.06610973266301" calcext:value-type="float">
            <text:p>3.06610973266301</text:p>
          </table:table-cell>
          <table:table-cell table:formula="of:=SQRT(POWER([.H108];2)+POWER([.I108];2)+POWER([.J108];2))" office:value-type="float" office:value="685.429759020065" calcext:value-type="float">
            <text:p>685.429759020065</text:p>
          </table:table-cell>
        </table:table-row>
        <table:table-row table:style-name="ro1">
          <table:table-cell office:value-type="float" office:value="75.4016" calcext:value-type="float">
            <text:p>75.4016</text:p>
          </table:table-cell>
          <table:table-cell office:value-type="float" office:value="280.456" calcext:value-type="float">
            <text:p>280.456</text:p>
          </table:table-cell>
          <table:table-cell office:value-type="float" office:value="42.8921" calcext:value-type="float">
            <text:p>42.8921</text:p>
          </table:table-cell>
          <table:table-cell office:value-type="float" office:value="75.3235" calcext:value-type="float">
            <text:p>75.3235</text:p>
          </table:table-cell>
          <table:table-cell office:value-type="float" office:value="270.205" calcext:value-type="float">
            <text:p>270.205</text:p>
          </table:table-cell>
          <table:table-cell office:value-type="float" office:value="43.5411" calcext:value-type="float">
            <text:p>43.5411</text:p>
          </table:table-cell>
          <table:table-cell/>
          <table:table-cell table:formula="of:=([.D109]-[.A109])/0.0166667" office:value-type="float" office:value="-4.68599062801912" calcext:value-type="float">
            <text:p>-4.68599062801912</text:p>
          </table:table-cell>
          <table:table-cell table:formula="of:=ABS([.E109]-[.B109])/0.0166667" office:value-type="float" office:value="615.058769882462" calcext:value-type="float">
            <text:p>615.058769882462</text:p>
          </table:table-cell>
          <table:table-cell table:formula="of:=([.F109]-[.C109])/0.0166667" office:value-type="float" office:value="38.9399221201558" calcext:value-type="float">
            <text:p>38.9399221201558</text:p>
          </table:table-cell>
          <table:table-cell table:formula="of:=DEGREES(ATAN(ABS([.F109]-[.C109])/ABS([.E109]-[.B109])))" office:value-type="float" office:value="3.6226121937088" calcext:value-type="float">
            <text:p>3.6226121937088</text:p>
          </table:table-cell>
          <table:table-cell table:formula="of:=SQRT(POWER([.H109];2)+POWER([.I109];2)+POWER([.J109];2))" office:value-type="float" office:value="616.30801264645" calcext:value-type="float">
            <text:p>616.30801264645</text:p>
          </table:table-cell>
        </table:table-row>
        <table:table-row table:style-name="ro1">
          <table:table-cell office:value-type="float" office:value="74.8502" calcext:value-type="float">
            <text:p>74.8502</text:p>
          </table:table-cell>
          <table:table-cell office:value-type="float" office:value="274.128" calcext:value-type="float">
            <text:p>274.128</text:p>
          </table:table-cell>
          <table:table-cell office:value-type="float" office:value="42.4168" calcext:value-type="float">
            <text:p>42.4168</text:p>
          </table:table-cell>
          <table:table-cell office:value-type="float" office:value="75.0027" calcext:value-type="float">
            <text:p>75.0027</text:p>
          </table:table-cell>
          <table:table-cell office:value-type="float" office:value="260.564" calcext:value-type="float">
            <text:p>260.564</text:p>
          </table:table-cell>
          <table:table-cell office:value-type="float" office:value="42.9315" calcext:value-type="float">
            <text:p>42.9315</text:p>
          </table:table-cell>
          <table:table-cell/>
          <table:table-cell table:formula="of:=([.D110]-[.A110])/0.0166667" office:value-type="float" office:value="9.1499817000368" calcext:value-type="float">
            <text:p>9.1499817000368</text:p>
          </table:table-cell>
          <table:table-cell table:formula="of:=ABS([.E110]-[.B110])/0.0166667" office:value-type="float" office:value="813.838372323253" calcext:value-type="float">
            <text:p>813.838372323253</text:p>
          </table:table-cell>
          <table:table-cell table:formula="of:=([.F110]-[.C110])/0.0166667" office:value-type="float" office:value="30.8819382361234" calcext:value-type="float">
            <text:p>30.8819382361234</text:p>
          </table:table-cell>
          <table:table-cell table:formula="of:=DEGREES(ATAN(ABS([.F110]-[.C110])/ABS([.E110]-[.B110])))" office:value-type="float" office:value="2.17310495678072" calcext:value-type="float">
            <text:p>2.17310495678072</text:p>
          </table:table-cell>
          <table:table-cell table:formula="of:=SQRT(POWER([.H110];2)+POWER([.I110];2)+POWER([.J110];2))" office:value-type="float" office:value="814.47548308104" calcext:value-type="float">
            <text:p>814.47548308104</text:p>
          </table:table-cell>
        </table:table-row>
        <table:table-row table:style-name="ro1">
          <table:table-cell office:value-type="float" office:value="74.3908" calcext:value-type="float">
            <text:p>74.3908</text:p>
          </table:table-cell>
          <table:table-cell office:value-type="float" office:value="280.202" calcext:value-type="float">
            <text:p>280.202</text:p>
          </table:table-cell>
          <table:table-cell office:value-type="float" office:value="43.6939" calcext:value-type="float">
            <text:p>43.6939</text:p>
          </table:table-cell>
          <table:table-cell office:value-type="float" office:value="74.0824" calcext:value-type="float">
            <text:p>74.0824</text:p>
          </table:table-cell>
          <table:table-cell office:value-type="float" office:value="268.599" calcext:value-type="float">
            <text:p>268.599</text:p>
          </table:table-cell>
          <table:table-cell office:value-type="float" office:value="44.79" calcext:value-type="float">
            <text:p>44.79</text:p>
          </table:table-cell>
          <table:table-cell/>
          <table:table-cell table:formula="of:=([.D111]-[.A111])/0.0166667" office:value-type="float" office:value="-18.5039629920735" calcext:value-type="float">
            <text:p>-18.5039629920735</text:p>
          </table:table-cell>
          <table:table-cell table:formula="of:=ABS([.E111]-[.B111])/0.0166667" office:value-type="float" office:value="696.178607642785" calcext:value-type="float">
            <text:p>696.178607642785</text:p>
          </table:table-cell>
          <table:table-cell table:formula="of:=([.F111]-[.C111])/0.0166667" office:value-type="float" office:value="65.7658684682631" calcext:value-type="float">
            <text:p>65.7658684682631</text:p>
          </table:table-cell>
          <table:table-cell table:formula="of:=DEGREES(ATAN(ABS([.F111]-[.C111])/ABS([.E111]-[.B111])))" office:value-type="float" office:value="5.39654253672449" calcext:value-type="float">
            <text:p>5.39654253672449</text:p>
          </table:table-cell>
          <table:table-cell table:formula="of:=SQRT(POWER([.H111];2)+POWER([.I111];2)+POWER([.J111];2))" office:value-type="float" office:value="699.522837254971" calcext:value-type="float">
            <text:p>699.522837254971</text:p>
          </table:table-cell>
        </table:table-row>
        <table:table-row table:style-name="ro1">
          <table:table-cell office:value-type="float" office:value="74.8943" calcext:value-type="float">
            <text:p>74.8943</text:p>
          </table:table-cell>
          <table:table-cell office:value-type="float" office:value="280.473" calcext:value-type="float">
            <text:p>280.473</text:p>
          </table:table-cell>
          <table:table-cell office:value-type="float" office:value="42.643" calcext:value-type="float">
            <text:p>42.643</text:p>
          </table:table-cell>
          <table:table-cell office:value-type="float" office:value="75.0482" calcext:value-type="float">
            <text:p>75.0482</text:p>
          </table:table-cell>
          <table:table-cell office:value-type="float" office:value="266.513" calcext:value-type="float">
            <text:p>266.513</text:p>
          </table:table-cell>
          <table:table-cell office:value-type="float" office:value="43.4075" calcext:value-type="float">
            <text:p>43.4075</text:p>
          </table:table-cell>
          <table:table-cell/>
          <table:table-cell table:formula="of:=([.D112]-[.A112])/0.0166667" office:value-type="float" office:value="9.23398153203652" calcext:value-type="float">
            <text:p>9.23398153203652</text:p>
          </table:table-cell>
          <table:table-cell table:formula="of:=ABS([.E112]-[.B112])/0.0166667" office:value-type="float" office:value="837.598324803353" calcext:value-type="float">
            <text:p>837.598324803353</text:p>
          </table:table-cell>
          <table:table-cell table:formula="of:=([.F112]-[.C112])/0.0166667" office:value-type="float" office:value="45.8699082601834" calcext:value-type="float">
            <text:p>45.8699082601834</text:p>
          </table:table-cell>
          <table:table-cell table:formula="of:=DEGREES(ATAN(ABS([.F112]-[.C112])/ABS([.E112]-[.B112])))" office:value-type="float" office:value="3.13459264095125" calcext:value-type="float">
            <text:p>3.13459264095125</text:p>
          </table:table-cell>
          <table:table-cell table:formula="of:=SQRT(POWER([.H112];2)+POWER([.I112];2)+POWER([.J112];2))" office:value-type="float" office:value="838.904207053531" calcext:value-type="float">
            <text:p>838.904207053531</text:p>
          </table:table-cell>
        </table:table-row>
        <table:table-row table:style-name="ro1">
          <table:table-cell office:value-type="float" office:value="74.3757" calcext:value-type="float">
            <text:p>74.3757</text:p>
          </table:table-cell>
          <table:table-cell office:value-type="float" office:value="277.643" calcext:value-type="float">
            <text:p>277.643</text:p>
          </table:table-cell>
          <table:table-cell office:value-type="float" office:value="43.5984" calcext:value-type="float">
            <text:p>43.5984</text:p>
          </table:table-cell>
          <table:table-cell office:value-type="float" office:value="74.3084" calcext:value-type="float">
            <text:p>74.3084</text:p>
          </table:table-cell>
          <table:table-cell office:value-type="float" office:value="264.937" calcext:value-type="float">
            <text:p>264.937</text:p>
          </table:table-cell>
          <table:table-cell office:value-type="float" office:value="44.8854" calcext:value-type="float">
            <text:p>44.8854</text:p>
          </table:table-cell>
          <table:table-cell/>
          <table:table-cell table:formula="of:=([.D113]-[.A113])/0.0166667" office:value-type="float" office:value="-4.03799192401548" calcext:value-type="float">
            <text:p>-4.03799192401548</text:p>
          </table:table-cell>
          <table:table-cell table:formula="of:=ABS([.E113]-[.B113])/0.0166667" office:value-type="float" office:value="762.358475283047" calcext:value-type="float">
            <text:p>762.358475283047</text:p>
          </table:table-cell>
          <table:table-cell table:formula="of:=([.F113]-[.C113])/0.0166667" office:value-type="float" office:value="77.2198455603088" calcext:value-type="float">
            <text:p>77.2198455603088</text:p>
          </table:table-cell>
          <table:table-cell table:formula="of:=DEGREES(ATAN(ABS([.F113]-[.C113])/ABS([.E113]-[.B113])))" office:value-type="float" office:value="5.7838048426906" calcext:value-type="float">
            <text:p>5.7838048426906</text:p>
          </table:table-cell>
          <table:table-cell table:formula="of:=SQRT(POWER([.H113];2)+POWER([.I113];2)+POWER([.J113];2))" office:value-type="float" office:value="766.269962064956" calcext:value-type="float">
            <text:p>766.269962064956</text:p>
          </table:table-cell>
        </table:table-row>
        <table:table-row table:style-name="ro1">
          <table:table-cell office:value-type="float" office:value="75.1204" calcext:value-type="float">
            <text:p>75.1204</text:p>
          </table:table-cell>
          <table:table-cell office:value-type="float" office:value="276.563" calcext:value-type="float">
            <text:p>276.563</text:p>
          </table:table-cell>
          <table:table-cell office:value-type="float" office:value="43.0158" calcext:value-type="float">
            <text:p>43.0158</text:p>
          </table:table-cell>
          <table:table-cell office:value-type="float" office:value="75.276" calcext:value-type="float">
            <text:p>75.276</text:p>
          </table:table-cell>
          <table:table-cell office:value-type="float" office:value="264.037" calcext:value-type="float">
            <text:p>264.037</text:p>
          </table:table-cell>
          <table:table-cell office:value-type="float" office:value="43.8089" calcext:value-type="float">
            <text:p>43.8089</text:p>
          </table:table-cell>
          <table:table-cell/>
          <table:table-cell table:formula="of:=([.D114]-[.A114])/0.0166667" office:value-type="float" office:value="9.3359813280369" calcext:value-type="float">
            <text:p>9.3359813280369</text:p>
          </table:table-cell>
          <table:table-cell table:formula="of:=ABS([.E114]-[.B114])/0.0166667" office:value-type="float" office:value="751.558496883007" calcext:value-type="float">
            <text:p>751.558496883007</text:p>
          </table:table-cell>
          <table:table-cell table:formula="of:=([.F114]-[.C114])/0.0166667" office:value-type="float" office:value="47.5859048281905" calcext:value-type="float">
            <text:p>47.5859048281905</text:p>
          </table:table-cell>
          <table:table-cell table:formula="of:=DEGREES(ATAN(ABS([.F114]-[.C114])/ABS([.E114]-[.B114])))" office:value-type="float" office:value="3.62292067483516" calcext:value-type="float">
            <text:p>3.62292067483516</text:p>
          </table:table-cell>
          <table:table-cell table:formula="of:=SQRT(POWER([.H114];2)+POWER([.I114];2)+POWER([.J114];2))" office:value-type="float" office:value="753.121340238557" calcext:value-type="float">
            <text:p>753.121340238557</text:p>
          </table:table-cell>
        </table:table-row>
        <table:table-row table:style-name="ro1">
          <table:table-cell office:value-type="float" office:value="74.4095" calcext:value-type="float">
            <text:p>74.4095</text:p>
          </table:table-cell>
          <table:table-cell office:value-type="float" office:value="284.346" calcext:value-type="float">
            <text:p>284.346</text:p>
          </table:table-cell>
          <table:table-cell office:value-type="float" office:value="42.5357" calcext:value-type="float">
            <text:p>42.5357</text:p>
          </table:table-cell>
          <table:table-cell office:value-type="float" office:value="74.3395" calcext:value-type="float">
            <text:p>74.3395</text:p>
          </table:table-cell>
          <table:table-cell office:value-type="float" office:value="271.333" calcext:value-type="float">
            <text:p>271.333</text:p>
          </table:table-cell>
          <table:table-cell office:value-type="float" office:value="43.6145" calcext:value-type="float">
            <text:p>43.6145</text:p>
          </table:table-cell>
          <table:table-cell/>
          <table:table-cell table:formula="of:=([.D115]-[.A115])/0.0166667" office:value-type="float" office:value="-4.19999160001639" calcext:value-type="float">
            <text:p>-4.19999160001639</text:p>
          </table:table-cell>
          <table:table-cell table:formula="of:=ABS([.E115]-[.B115])/0.0166667" office:value-type="float" office:value="780.778438443122" calcext:value-type="float">
            <text:p>780.778438443122</text:p>
          </table:table-cell>
          <table:table-cell table:formula="of:=([.F115]-[.C115])/0.0166667" office:value-type="float" office:value="64.727870544259" calcext:value-type="float">
            <text:p>64.727870544259</text:p>
          </table:table-cell>
          <table:table-cell table:formula="of:=DEGREES(ATAN(ABS([.F115]-[.C115])/ABS([.E115]-[.B115])))" office:value-type="float" office:value="4.73908138154112" calcext:value-type="float">
            <text:p>4.73908138154112</text:p>
          </table:table-cell>
          <table:table-cell table:formula="of:=SQRT(POWER([.H115];2)+POWER([.I115];2)+POWER([.J115];2))" office:value-type="float" office:value="783.468127681219" calcext:value-type="float">
            <text:p>783.468127681219</text:p>
          </table:table-cell>
        </table:table-row>
        <table:table-row table:style-name="ro1">
          <table:table-cell office:value-type="float" office:value="74.4181" calcext:value-type="float">
            <text:p>74.4181</text:p>
          </table:table-cell>
          <table:table-cell office:value-type="float" office:value="285.6" calcext:value-type="float">
            <text:p>285.6</text:p>
          </table:table-cell>
          <table:table-cell office:value-type="float" office:value="42.844" calcext:value-type="float">
            <text:p>42.844</text:p>
          </table:table-cell>
          <table:table-cell office:value-type="float" office:value="74.3542" calcext:value-type="float">
            <text:p>74.3542</text:p>
          </table:table-cell>
          <table:table-cell office:value-type="float" office:value="273.82" calcext:value-type="float">
            <text:p>273.82</text:p>
          </table:table-cell>
          <table:table-cell office:value-type="float" office:value="43.7098" calcext:value-type="float">
            <text:p>43.7098</text:p>
          </table:table-cell>
          <table:table-cell/>
          <table:table-cell table:formula="of:=([.D116]-[.A116])/0.0166667" office:value-type="float" office:value="-3.83399233201471" calcext:value-type="float">
            <text:p>-3.83399233201471</text:p>
          </table:table-cell>
          <table:table-cell table:formula="of:=ABS([.E116]-[.B116])/0.0166667" office:value-type="float" office:value="706.798586402829" calcext:value-type="float">
            <text:p>706.798586402829</text:p>
          </table:table-cell>
          <table:table-cell table:formula="of:=([.F116]-[.C116])/0.0166667" office:value-type="float" office:value="51.9478961042078" calcext:value-type="float">
            <text:p>51.9478961042078</text:p>
          </table:table-cell>
          <table:table-cell table:formula="of:=DEGREES(ATAN(ABS([.F116]-[.C116])/ABS([.E116]-[.B116])))" office:value-type="float" office:value="4.20353575957604" calcext:value-type="float">
            <text:p>4.20353575957604</text:p>
          </table:table-cell>
          <table:table-cell table:formula="of:=SQRT(POWER([.H116];2)+POWER([.I116];2)+POWER([.J116];2))" office:value-type="float" office:value="708.715404903755" calcext:value-type="float">
            <text:p>708.715404903755</text:p>
          </table:table-cell>
        </table:table-row>
        <table:table-row table:style-name="ro1">
          <table:table-cell office:value-type="float" office:value="74.6024" calcext:value-type="float">
            <text:p>74.6024</text:p>
          </table:table-cell>
          <table:table-cell office:value-type="float" office:value="273.948" calcext:value-type="float">
            <text:p>273.948</text:p>
          </table:table-cell>
          <table:table-cell office:value-type="float" office:value="43.1918" calcext:value-type="float">
            <text:p>43.1918</text:p>
          </table:table-cell>
          <table:table-cell office:value-type="float" office:value="74.2899" calcext:value-type="float">
            <text:p>74.2899</text:p>
          </table:table-cell>
          <table:table-cell office:value-type="float" office:value="262.769" calcext:value-type="float">
            <text:p>262.769</text:p>
          </table:table-cell>
          <table:table-cell office:value-type="float" office:value="43.5406" calcext:value-type="float">
            <text:p>43.5406</text:p>
          </table:table-cell>
          <table:table-cell/>
          <table:table-cell table:formula="of:=([.D117]-[.A117])/0.0166667" office:value-type="float" office:value="-18.749962500075" calcext:value-type="float">
            <text:p>-18.749962500075</text:p>
          </table:table-cell>
          <table:table-cell table:formula="of:=ABS([.E117]-[.B117])/0.0166667" office:value-type="float" office:value="670.738658522681" calcext:value-type="float">
            <text:p>670.738658522681</text:p>
          </table:table-cell>
          <table:table-cell table:formula="of:=([.F117]-[.C117])/0.0166667" office:value-type="float" office:value="20.9279581440835" calcext:value-type="float">
            <text:p>20.9279581440835</text:p>
          </table:table-cell>
          <table:table-cell table:formula="of:=DEGREES(ATAN(ABS([.F117]-[.C117])/ABS([.E117]-[.B117])))" office:value-type="float" office:value="1.78712643858541" calcext:value-type="float">
            <text:p>1.78712643858541</text:p>
          </table:table-cell>
          <table:table-cell table:formula="of:=SQRT(POWER([.H117];2)+POWER([.I117];2)+POWER([.J117];2))" office:value-type="float" office:value="671.326960997874" calcext:value-type="float">
            <text:p>671.326960997874</text:p>
          </table:table-cell>
        </table:table-row>
        <table:table-row table:style-name="ro1">
          <table:table-cell office:value-type="float" office:value="74.3874" calcext:value-type="float">
            <text:p>74.3874</text:p>
          </table:table-cell>
          <table:table-cell office:value-type="float" office:value="280.413" calcext:value-type="float">
            <text:p>280.413</text:p>
          </table:table-cell>
          <table:table-cell office:value-type="float" office:value="42.6573" calcext:value-type="float">
            <text:p>42.6573</text:p>
          </table:table-cell>
          <table:table-cell office:value-type="float" office:value="74.0769" calcext:value-type="float">
            <text:p>74.0769</text:p>
          </table:table-cell>
          <table:table-cell office:value-type="float" office:value="268.892" calcext:value-type="float">
            <text:p>268.892</text:p>
          </table:table-cell>
          <table:table-cell office:value-type="float" office:value="43.2742" calcext:value-type="float">
            <text:p>43.2742</text:p>
          </table:table-cell>
          <table:table-cell/>
          <table:table-cell table:formula="of:=([.D118]-[.A118])/0.0166667" office:value-type="float" office:value="-18.6299627400748" calcext:value-type="float">
            <text:p>-18.6299627400748</text:p>
          </table:table-cell>
          <table:table-cell table:formula="of:=ABS([.E118]-[.B118])/0.0166667" office:value-type="float" office:value="691.258617482766" calcext:value-type="float">
            <text:p>691.258617482766</text:p>
          </table:table-cell>
          <table:table-cell table:formula="of:=([.F118]-[.C118])/0.0166667" office:value-type="float" office:value="37.0139259721481" calcext:value-type="float">
            <text:p>37.0139259721481</text:p>
          </table:table-cell>
          <table:table-cell table:formula="of:=DEGREES(ATAN(ABS([.F118]-[.C118])/ABS([.E118]-[.B118])))" office:value-type="float" office:value="3.06501553096901" calcext:value-type="float">
            <text:p>3.06501553096901</text:p>
          </table:table-cell>
          <table:table-cell table:formula="of:=SQRT(POWER([.H118];2)+POWER([.I118];2)+POWER([.J118];2))" office:value-type="float" office:value="692.499518029979" calcext:value-type="float">
            <text:p>692.499518029979</text:p>
          </table:table-cell>
        </table:table-row>
        <table:table-row table:style-name="ro1">
          <table:table-cell office:value-type="float" office:value="74.8785" calcext:value-type="float">
            <text:p>74.8785</text:p>
          </table:table-cell>
          <table:table-cell office:value-type="float" office:value="277.751" calcext:value-type="float">
            <text:p>277.751</text:p>
          </table:table-cell>
          <table:table-cell office:value-type="float" office:value="43.3271" calcext:value-type="float">
            <text:p>43.3271</text:p>
          </table:table-cell>
          <table:table-cell office:value-type="float" office:value="74.8037" calcext:value-type="float">
            <text:p>74.8037</text:p>
          </table:table-cell>
          <table:table-cell office:value-type="float" office:value="266.391" calcext:value-type="float">
            <text:p>266.391</text:p>
          </table:table-cell>
          <table:table-cell office:value-type="float" office:value="43.9174" calcext:value-type="float">
            <text:p>43.9174</text:p>
          </table:table-cell>
          <table:table-cell/>
          <table:table-cell table:formula="of:=([.D119]-[.A119])/0.0166667" office:value-type="float" office:value="-4.48799102401772" calcext:value-type="float">
            <text:p>-4.48799102401772</text:p>
          </table:table-cell>
          <table:table-cell table:formula="of:=ABS([.E119]-[.B119])/0.0166667" office:value-type="float" office:value="681.598636802724" calcext:value-type="float">
            <text:p>681.598636802724</text:p>
          </table:table-cell>
          <table:table-cell table:formula="of:=([.F119]-[.C119])/0.0166667" office:value-type="float" office:value="35.4179291641416" calcext:value-type="float">
            <text:p>35.4179291641416</text:p>
          </table:table-cell>
          <table:table-cell table:formula="of:=DEGREES(ATAN(ABS([.F119]-[.C119])/ABS([.E119]-[.B119])))" office:value-type="float" office:value="2.97458684670305" calcext:value-type="float">
            <text:p>2.97458684670305</text:p>
          </table:table-cell>
          <table:table-cell table:formula="of:=SQRT(POWER([.H119];2)+POWER([.I119];2)+POWER([.J119];2))" office:value-type="float" office:value="682.532983423541" calcext:value-type="float">
            <text:p>682.532983423541</text:p>
          </table:table-cell>
        </table:table-row>
        <table:table-row table:style-name="ro1">
          <table:table-cell office:value-type="float" office:value="74.8894" calcext:value-type="float">
            <text:p>74.8894</text:p>
          </table:table-cell>
          <table:table-cell office:value-type="float" office:value="278.873" calcext:value-type="float">
            <text:p>278.873</text:p>
          </table:table-cell>
          <table:table-cell office:value-type="float" office:value="44.1483" calcext:value-type="float">
            <text:p>44.1483</text:p>
          </table:table-cell>
          <table:table-cell office:value-type="float" office:value="75.0513" calcext:value-type="float">
            <text:p>75.0513</text:p>
          </table:table-cell>
          <table:table-cell office:value-type="float" office:value="266.274" calcext:value-type="float">
            <text:p>266.274</text:p>
          </table:table-cell>
          <table:table-cell office:value-type="float" office:value="44.6644" calcext:value-type="float">
            <text:p>44.6644</text:p>
          </table:table-cell>
          <table:table-cell/>
          <table:table-cell table:formula="of:=([.D120]-[.A120])/0.0166667" office:value-type="float" office:value="9.71398057203903" calcext:value-type="float">
            <text:p>9.71398057203903</text:p>
          </table:table-cell>
          <table:table-cell table:formula="of:=ABS([.E120]-[.B120])/0.0166667" office:value-type="float" office:value="755.938488123023" calcext:value-type="float">
            <text:p>755.938488123023</text:p>
          </table:table-cell>
          <table:table-cell table:formula="of:=([.F120]-[.C120])/0.0166667" office:value-type="float" office:value="30.965938068124" calcext:value-type="float">
            <text:p>30.965938068124</text:p>
          </table:table-cell>
          <table:table-cell table:formula="of:=DEGREES(ATAN(ABS([.F120]-[.C120])/ABS([.E120]-[.B120])))" office:value-type="float" office:value="2.34572812273032" calcext:value-type="float">
            <text:p>2.34572812273032</text:p>
          </table:table-cell>
          <table:table-cell table:formula="of:=SQRT(POWER([.H120];2)+POWER([.I120];2)+POWER([.J120];2))" office:value-type="float" office:value="756.634818498802" calcext:value-type="float">
            <text:p>756.634818498802</text:p>
          </table:table-cell>
        </table:table-row>
        <table:table-row table:style-name="ro1">
          <table:table-cell office:value-type="float" office:value="74.6895" calcext:value-type="float">
            <text:p>74.6895</text:p>
          </table:table-cell>
          <table:table-cell office:value-type="float" office:value="288.363" calcext:value-type="float">
            <text:p>288.363</text:p>
          </table:table-cell>
          <table:table-cell office:value-type="float" office:value="42.4067" calcext:value-type="float">
            <text:p>42.4067</text:p>
          </table:table-cell>
          <table:table-cell office:value-type="float" office:value="74.8637" calcext:value-type="float">
            <text:p>74.8637</text:p>
          </table:table-cell>
          <table:table-cell office:value-type="float" office:value="275.026" calcext:value-type="float">
            <text:p>275.026</text:p>
          </table:table-cell>
          <table:table-cell office:value-type="float" office:value="44.2565" calcext:value-type="float">
            <text:p>44.2565</text:p>
          </table:table-cell>
          <table:table-cell/>
          <table:table-cell table:formula="of:=([.D121]-[.A121])/0.0166667" office:value-type="float" office:value="10.4519790960418" calcext:value-type="float">
            <text:p>10.4519790960418</text:p>
          </table:table-cell>
          <table:table-cell table:formula="of:=ABS([.E121]-[.B121])/0.0166667" office:value-type="float" office:value="800.2183995632" calcext:value-type="float">
            <text:p>800.2183995632</text:p>
          </table:table-cell>
          <table:table-cell table:formula="of:=([.F121]-[.C121])/0.0166667" office:value-type="float" office:value="110.987778024444" calcext:value-type="float">
            <text:p>110.987778024444</text:p>
          </table:table-cell>
          <table:table-cell table:formula="of:=DEGREES(ATAN(ABS([.F121]-[.C121])/ABS([.E121]-[.B121])))" office:value-type="float" office:value="7.89636810568436" calcext:value-type="float">
            <text:p>7.89636810568436</text:p>
          </table:table-cell>
          <table:table-cell table:formula="of:=SQRT(POWER([.H121];2)+POWER([.I121];2)+POWER([.J121];2))" office:value-type="float" office:value="807.946172549457" calcext:value-type="float">
            <text:p>807.946172549457</text:p>
          </table:table-cell>
        </table:table-row>
        <table:table-row table:style-name="ro1">
          <table:table-cell office:value-type="float" office:value="74.8617" calcext:value-type="float">
            <text:p>74.8617</text:p>
          </table:table-cell>
          <table:table-cell office:value-type="float" office:value="275.181" calcext:value-type="float">
            <text:p>275.181</text:p>
          </table:table-cell>
          <table:table-cell office:value-type="float" office:value="43.4879" calcext:value-type="float">
            <text:p>43.4879</text:p>
          </table:table-cell>
          <table:table-cell office:value-type="float" office:value="74.7799" calcext:value-type="float">
            <text:p>74.7799</text:p>
          </table:table-cell>
          <table:table-cell office:value-type="float" office:value="262.687" calcext:value-type="float">
            <text:p>262.687</text:p>
          </table:table-cell>
          <table:table-cell office:value-type="float" office:value="44.2753" calcext:value-type="float">
            <text:p>44.2753</text:p>
          </table:table-cell>
          <table:table-cell/>
          <table:table-cell table:formula="of:=([.D122]-[.A122])/0.0166667" office:value-type="float" office:value="-4.9079901840197" calcext:value-type="float">
            <text:p>-4.9079901840197</text:p>
          </table:table-cell>
          <table:table-cell table:formula="of:=ABS([.E122]-[.B122])/0.0166667" office:value-type="float" office:value="749.638500722997" calcext:value-type="float">
            <text:p>749.638500722997</text:p>
          </table:table-cell>
          <table:table-cell table:formula="of:=([.F122]-[.C122])/0.0166667" office:value-type="float" office:value="47.2439055121889" calcext:value-type="float">
            <text:p>47.2439055121889</text:p>
          </table:table-cell>
          <table:table-cell table:formula="of:=DEGREES(ATAN(ABS([.F122]-[.C122])/ABS([.E122]-[.B122])))" office:value-type="float" office:value="3.60613973208589" calcext:value-type="float">
            <text:p>3.60613973208589</text:p>
          </table:table-cell>
          <table:table-cell table:formula="of:=SQRT(POWER([.H122];2)+POWER([.I122];2)+POWER([.J122];2))" office:value-type="float" office:value="751.141768737376" calcext:value-type="float">
            <text:p>751.141768737376</text:p>
          </table:table-cell>
        </table:table-row>
        <table:table-row table:style-name="ro1">
          <table:table-cell office:value-type="float" office:value="74.6499" calcext:value-type="float">
            <text:p>74.6499</text:p>
          </table:table-cell>
          <table:table-cell office:value-type="float" office:value="281.674" calcext:value-type="float">
            <text:p>281.674</text:p>
          </table:table-cell>
          <table:table-cell office:value-type="float" office:value="42.9569" calcext:value-type="float">
            <text:p>42.9569</text:p>
          </table:table-cell>
          <table:table-cell office:value-type="float" office:value="74.3395" calcext:value-type="float">
            <text:p>74.3395</text:p>
          </table:table-cell>
          <table:table-cell office:value-type="float" office:value="271.338" calcext:value-type="float">
            <text:p>271.338</text:p>
          </table:table-cell>
          <table:table-cell office:value-type="float" office:value="43.6137" calcext:value-type="float">
            <text:p>43.6137</text:p>
          </table:table-cell>
          <table:table-cell/>
          <table:table-cell table:formula="of:=([.D123]-[.A123])/0.0166667" office:value-type="float" office:value="-18.6239627520746" calcext:value-type="float">
            <text:p>-18.6239627520746</text:p>
          </table:table-cell>
          <table:table-cell table:formula="of:=ABS([.E123]-[.B123])/0.0166667" office:value-type="float" office:value="620.158759682478" calcext:value-type="float">
            <text:p>620.158759682478</text:p>
          </table:table-cell>
          <table:table-cell table:formula="of:=([.F123]-[.C123])/0.0166667" office:value-type="float" office:value="39.4079211841579" calcext:value-type="float">
            <text:p>39.4079211841579</text:p>
          </table:table-cell>
          <table:table-cell table:formula="of:=DEGREES(ATAN(ABS([.F123]-[.C123])/ABS([.E123]-[.B123])))" office:value-type="float" office:value="3.63596540648707" calcext:value-type="float">
            <text:p>3.63596540648707</text:p>
          </table:table-cell>
          <table:table-cell table:formula="of:=SQRT(POWER([.H123];2)+POWER([.I123];2)+POWER([.J123];2))" office:value-type="float" office:value="621.688606499715" calcext:value-type="float">
            <text:p>621.688606499715</text:p>
          </table:table-cell>
        </table:table-row>
        <table:table-row table:style-name="ro1">
          <table:table-cell office:value-type="float" office:value="74.3633" calcext:value-type="float">
            <text:p>74.3633</text:p>
          </table:table-cell>
          <table:table-cell office:value-type="float" office:value="274.969" calcext:value-type="float">
            <text:p>274.969</text:p>
          </table:table-cell>
          <table:table-cell office:value-type="float" office:value="44.27" calcext:value-type="float">
            <text:p>44.27</text:p>
          </table:table-cell>
          <table:table-cell office:value-type="float" office:value="74.058" calcext:value-type="float">
            <text:p>74.058</text:p>
          </table:table-cell>
          <table:table-cell office:value-type="float" office:value="263.655" calcext:value-type="float">
            <text:p>263.655</text:p>
          </table:table-cell>
          <table:table-cell office:value-type="float" office:value="45.0931" calcext:value-type="float">
            <text:p>45.0931</text:p>
          </table:table-cell>
          <table:table-cell/>
          <table:table-cell table:formula="of:=([.D124]-[.A124])/0.0166667" office:value-type="float" office:value="-18.3179633640726" calcext:value-type="float">
            <text:p>-18.3179633640726</text:p>
          </table:table-cell>
          <table:table-cell table:formula="of:=ABS([.E124]-[.B124])/0.0166667" office:value-type="float" office:value="678.838642322717" calcext:value-type="float">
            <text:p>678.838642322717</text:p>
          </table:table-cell>
          <table:table-cell table:formula="of:=([.F124]-[.C124])/0.0166667" office:value-type="float" office:value="49.3859012281973" calcext:value-type="float">
            <text:p>49.3859012281973</text:p>
          </table:table-cell>
          <table:table-cell table:formula="of:=DEGREES(ATAN(ABS([.F124]-[.C124])/ABS([.E124]-[.B124])))" office:value-type="float" office:value="4.16097036074924" calcext:value-type="float">
            <text:p>4.16097036074924</text:p>
          </table:table-cell>
          <table:table-cell table:formula="of:=SQRT(POWER([.H124];2)+POWER([.I124];2)+POWER([.J124];2))" office:value-type="float" office:value="680.87915031412" calcext:value-type="float">
            <text:p>680.87915031412</text:p>
          </table:table-cell>
        </table:table-row>
        <table:table-row table:style-name="ro1">
          <table:table-cell office:value-type="float" office:value="74.6825" calcext:value-type="float">
            <text:p>74.6825</text:p>
          </table:table-cell>
          <table:table-cell office:value-type="float" office:value="286.93" calcext:value-type="float">
            <text:p>286.93</text:p>
          </table:table-cell>
          <table:table-cell office:value-type="float" office:value="42.8866" calcext:value-type="float">
            <text:p>42.8866</text:p>
          </table:table-cell>
          <table:table-cell office:value-type="float" office:value="74.3642" calcext:value-type="float">
            <text:p>74.3642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44.525" calcext:value-type="float">
            <text:p>44.525</text:p>
          </table:table-cell>
          <table:table-cell/>
          <table:table-cell table:formula="of:=([.D125]-[.A125])/0.0166667" office:value-type="float" office:value="-19.0979618040769" calcext:value-type="float">
            <text:p>-19.0979618040769</text:p>
          </table:table-cell>
          <table:table-cell table:formula="of:=ABS([.E125]-[.B125])/0.0166667" office:value-type="float" office:value="720.418559162882" calcext:value-type="float">
            <text:p>720.418559162882</text:p>
          </table:table-cell>
          <table:table-cell table:formula="of:=([.F125]-[.C125])/0.0166667" office:value-type="float" office:value="98.3038033923931" calcext:value-type="float">
            <text:p>98.3038033923931</text:p>
          </table:table-cell>
          <table:table-cell table:formula="of:=DEGREES(ATAN(ABS([.F125]-[.C125])/ABS([.E125]-[.B125])))" office:value-type="float" office:value="7.77023400669322" calcext:value-type="float">
            <text:p>7.77023400669322</text:p>
          </table:table-cell>
          <table:table-cell table:formula="of:=SQRT(POWER([.H125];2)+POWER([.I125];2)+POWER([.J125];2))" office:value-type="float" office:value="727.345358335917" calcext:value-type="float">
            <text:p>727.345358335917</text:p>
          </table:table-cell>
        </table:table-row>
        <table:table-row table:style-name="ro1">
          <table:table-cell office:value-type="float" office:value="74.897" calcext:value-type="float">
            <text:p>74.897</text:p>
          </table:table-cell>
          <table:table-cell office:value-type="float" office:value="280.251" calcext:value-type="float">
            <text:p>280.251</text:p>
          </table:table-cell>
          <table:table-cell office:value-type="float" office:value="43.6815" calcext:value-type="float">
            <text:p>43.6815</text:p>
          </table:table-cell>
          <table:table-cell office:value-type="float" office:value="74.822" calcext:value-type="float">
            <text:p>74.822</text:p>
          </table:table-cell>
          <table:table-cell office:value-type="float" office:value="268.729" calcext:value-type="float">
            <text:p>268.729</text:p>
          </table:table-cell>
          <table:table-cell office:value-type="float" office:value="44.518" calcext:value-type="float">
            <text:p>44.518</text:p>
          </table:table-cell>
          <table:table-cell/>
          <table:table-cell table:formula="of:=([.D126]-[.A126])/0.0166667" office:value-type="float" office:value="-4.49999100001817" calcext:value-type="float">
            <text:p>-4.49999100001817</text:p>
          </table:table-cell>
          <table:table-cell table:formula="of:=ABS([.E126]-[.B126])/0.0166667" office:value-type="float" office:value="691.318617362765" calcext:value-type="float">
            <text:p>691.318617362765</text:p>
          </table:table-cell>
          <table:table-cell table:formula="of:=([.F126]-[.C126])/0.0166667" office:value-type="float" office:value="50.1898996202008" calcext:value-type="float">
            <text:p>50.1898996202008</text:p>
          </table:table-cell>
          <table:table-cell table:formula="of:=DEGREES(ATAN(ABS([.F126]-[.C126])/ABS([.E126]-[.B126])))" office:value-type="float" office:value="4.15240225480515" calcext:value-type="float">
            <text:p>4.15240225480515</text:p>
          </table:table-cell>
          <table:table-cell table:formula="of:=SQRT(POWER([.H126];2)+POWER([.I126];2)+POWER([.J126];2))" office:value-type="float" office:value="693.152729674529" calcext:value-type="float">
            <text:p>693.152729674529</text:p>
          </table:table-cell>
        </table:table-row>
        <table:table-row table:style-name="ro1">
          <table:table-cell office:value-type="float" office:value="74.1359" calcext:value-type="float">
            <text:p>74.1359</text:p>
          </table:table-cell>
          <table:table-cell office:value-type="float" office:value="280.279" calcext:value-type="float">
            <text:p>280.279</text:p>
          </table:table-cell>
          <table:table-cell office:value-type="float" office:value="43.1827" calcext:value-type="float">
            <text:p>43.1827</text:p>
          </table:table-cell>
          <table:table-cell office:value-type="float" office:value="73.8327" calcext:value-type="float">
            <text:p>73.8327</text:p>
          </table:table-cell>
          <table:table-cell office:value-type="float" office:value="268.718" calcext:value-type="float">
            <text:p>268.718</text:p>
          </table:table-cell>
          <table:table-cell office:value-type="float" office:value="44.0396" calcext:value-type="float">
            <text:p>44.0396</text:p>
          </table:table-cell>
          <table:table-cell/>
          <table:table-cell table:formula="of:=([.D127]-[.A127])/0.0166667" office:value-type="float" office:value="-18.191963616073" calcext:value-type="float">
            <text:p>-18.191963616073</text:p>
          </table:table-cell>
          <table:table-cell table:formula="of:=ABS([.E127]-[.B127])/0.0166667" office:value-type="float" office:value="693.658612682773" calcext:value-type="float">
            <text:p>693.658612682773</text:p>
          </table:table-cell>
          <table:table-cell table:formula="of:=([.F127]-[.C127])/0.0166667" office:value-type="float" office:value="51.4138971722058" calcext:value-type="float">
            <text:p>51.4138971722058</text:p>
          </table:table-cell>
          <table:table-cell table:formula="of:=DEGREES(ATAN(ABS([.F127]-[.C127])/ABS([.E127]-[.B127])))" office:value-type="float" office:value="4.2390052864038" calcext:value-type="float">
            <text:p>4.2390052864038</text:p>
          </table:table-cell>
          <table:table-cell table:formula="of:=SQRT(POWER([.H127];2)+POWER([.I127];2)+POWER([.J127];2))" office:value-type="float" office:value="695.799257912534" calcext:value-type="float">
            <text:p>695.799257912534</text:p>
          </table:table-cell>
        </table:table-row>
        <table:table-row table:style-name="ro1">
          <table:table-cell office:value-type="float" office:value="74.8874" calcext:value-type="float">
            <text:p>74.8874</text:p>
          </table:table-cell>
          <table:table-cell office:value-type="float" office:value="279.022" calcext:value-type="float">
            <text:p>279.022</text:p>
          </table:table-cell>
          <table:table-cell office:value-type="float" office:value="43.375" calcext:value-type="float">
            <text:p>43.375</text:p>
          </table:table-cell>
          <table:table-cell office:value-type="float" office:value="74.8128" calcext:value-type="float">
            <text:p>74.8128</text:p>
          </table:table-cell>
          <table:table-cell office:value-type="float" office:value="267.552" calcext:value-type="float">
            <text:p>267.552</text:p>
          </table:table-cell>
          <table:table-cell office:value-type="float" office:value="44.2178" calcext:value-type="float">
            <text:p>44.2178</text:p>
          </table:table-cell>
          <table:table-cell/>
          <table:table-cell table:formula="of:=([.D128]-[.A128])/0.0166667" office:value-type="float" office:value="-4.47599104801813" calcext:value-type="float">
            <text:p>-4.47599104801813</text:p>
          </table:table-cell>
          <table:table-cell table:formula="of:=ABS([.E128]-[.B128])/0.0166667" office:value-type="float" office:value="688.198623602751" calcext:value-type="float">
            <text:p>688.198623602751</text:p>
          </table:table-cell>
          <table:table-cell table:formula="of:=([.F128]-[.C128])/0.0166667" office:value-type="float" office:value="50.5678988642021" calcext:value-type="float">
            <text:p>50.5678988642021</text:p>
          </table:table-cell>
          <table:table-cell table:formula="of:=DEGREES(ATAN(ABS([.F128]-[.C128])/ABS([.E128]-[.B128])))" office:value-type="float" office:value="4.20246362234789" calcext:value-type="float">
            <text:p>4.20246362234789</text:p>
          </table:table-cell>
          <table:table-cell table:formula="of:=SQRT(POWER([.H128];2)+POWER([.I128];2)+POWER([.J128];2))" office:value-type="float" office:value="690.068469371064" calcext:value-type="float">
            <text:p>690.068469371064</text:p>
          </table:table-cell>
        </table:table-row>
        <table:table-row table:style-name="ro1">
          <table:table-cell office:value-type="float" office:value="75.6244" calcext:value-type="float">
            <text:p>75.6244</text:p>
          </table:table-cell>
          <table:table-cell office:value-type="float" office:value="276.46" calcext:value-type="float">
            <text:p>276.46</text:p>
          </table:table-cell>
          <table:table-cell office:value-type="float" office:value="43.7743" calcext:value-type="float">
            <text:p>43.7743</text:p>
          </table:table-cell>
          <table:table-cell office:value-type="float" office:value="75.5416" calcext:value-type="float">
            <text:p>75.5416</text:p>
          </table:table-cell>
          <table:table-cell office:value-type="float" office:value="266.422" calcext:value-type="float">
            <text:p>266.422</text:p>
          </table:table-cell>
          <table:table-cell office:value-type="float" office:value="44.1491" calcext:value-type="float">
            <text:p>44.1491</text:p>
          </table:table-cell>
          <table:table-cell/>
          <table:table-cell table:formula="of:=([.D129]-[.A129])/0.0166667" office:value-type="float" office:value="-4.96799006401938" calcext:value-type="float">
            <text:p>-4.96799006401938</text:p>
          </table:table-cell>
          <table:table-cell table:formula="of:=ABS([.E129]-[.B129])/0.0166667" office:value-type="float" office:value="602.278795442406" calcext:value-type="float">
            <text:p>602.278795442406</text:p>
          </table:table-cell>
          <table:table-cell table:formula="of:=([.F129]-[.C129])/0.0166667" office:value-type="float" office:value="22.48795502409" calcext:value-type="float">
            <text:p>22.48795502409</text:p>
          </table:table-cell>
          <table:table-cell table:formula="of:=DEGREES(ATAN(ABS([.F129]-[.C129])/ABS([.E129]-[.B129])))" office:value-type="float" office:value="2.13832307936611" calcext:value-type="float">
            <text:p>2.13832307936611</text:p>
          </table:table-cell>
          <table:table-cell table:formula="of:=SQRT(POWER([.H129];2)+POWER([.I129];2)+POWER([.J129];2))" office:value-type="float" office:value="602.718953149806" calcext:value-type="float">
            <text:p>602.718953149806</text:p>
          </table:table-cell>
        </table:table-row>
        <table:table-row table:style-name="ro1">
          <table:table-cell office:value-type="float" office:value="75.1034" calcext:value-type="float">
            <text:p>75.1034</text:p>
          </table:table-cell>
          <table:table-cell office:value-type="float" office:value="273.897" calcext:value-type="float">
            <text:p>273.897</text:p>
          </table:table-cell>
          <table:table-cell office:value-type="float" office:value="43.6905" calcext:value-type="float">
            <text:p>43.6905</text:p>
          </table:table-cell>
          <table:table-cell office:value-type="float" office:value="74.7799" calcext:value-type="float">
            <text:p>74.7799</text:p>
          </table:table-cell>
          <table:table-cell office:value-type="float" office:value="262.682" calcext:value-type="float">
            <text:p>262.682</text:p>
          </table:table-cell>
          <table:table-cell office:value-type="float" office:value="44.276" calcext:value-type="float">
            <text:p>44.276</text:p>
          </table:table-cell>
          <table:table-cell/>
          <table:table-cell table:formula="of:=([.D130]-[.A130])/0.0166667" office:value-type="float" office:value="-19.4099611800774" calcext:value-type="float">
            <text:p>-19.4099611800774</text:p>
          </table:table-cell>
          <table:table-cell table:formula="of:=ABS([.E130]-[.B130])/0.0166667" office:value-type="float" office:value="672.89865420269" calcext:value-type="float">
            <text:p>672.89865420269</text:p>
          </table:table-cell>
          <table:table-cell table:formula="of:=([.F130]-[.C130])/0.0166667" office:value-type="float" office:value="35.1299297401407" calcext:value-type="float">
            <text:p>35.1299297401407</text:p>
          </table:table-cell>
          <table:table-cell table:formula="of:=DEGREES(ATAN(ABS([.F130]-[.C130])/ABS([.E130]-[.B130])))" office:value-type="float" office:value="2.98851991583652" calcext:value-type="float">
            <text:p>2.98851991583652</text:p>
          </table:table-cell>
          <table:table-cell table:formula="of:=SQRT(POWER([.H130];2)+POWER([.I130];2)+POWER([.J130];2))" office:value-type="float" office:value="674.094546324439" calcext:value-type="float">
            <text:p>674.094546324439</text:p>
          </table:table-cell>
        </table:table-row>
        <table:table-row table:style-name="ro1">
          <table:table-cell office:value-type="float" office:value="75.1399" calcext:value-type="float">
            <text:p>75.1399</text:p>
          </table:table-cell>
          <table:table-cell office:value-type="float" office:value="279.047" calcext:value-type="float">
            <text:p>279.047</text:p>
          </table:table-cell>
          <table:table-cell office:value-type="float" office:value="43.3688" calcext:value-type="float">
            <text:p>43.3688</text:p>
          </table:table-cell>
          <table:table-cell office:value-type="float" office:value="74.8128" calcext:value-type="float">
            <text:p>74.8128</text:p>
          </table:table-cell>
          <table:table-cell office:value-type="float" office:value="267.557" calcext:value-type="float">
            <text:p>267.557</text:p>
          </table:table-cell>
          <table:table-cell office:value-type="float" office:value="44.217" calcext:value-type="float">
            <text:p>44.217</text:p>
          </table:table-cell>
          <table:table-cell/>
          <table:table-cell table:formula="of:=([.D131]-[.A131])/0.0166667" office:value-type="float" office:value="-19.6259607480786" calcext:value-type="float">
            <text:p>-19.6259607480786</text:p>
          </table:table-cell>
          <table:table-cell table:formula="of:=ABS([.E131]-[.B131])/0.0166667" office:value-type="float" office:value="689.398621202758" calcext:value-type="float">
            <text:p>689.398621202758</text:p>
          </table:table-cell>
          <table:table-cell table:formula="of:=([.F131]-[.C131])/0.0166667" office:value-type="float" office:value="50.8918982162035" calcext:value-type="float">
            <text:p>50.8918982162035</text:p>
          </table:table-cell>
          <table:table-cell table:formula="of:=DEGREES(ATAN(ABS([.F131]-[.C131])/ABS([.E131]-[.B131])))" office:value-type="float" office:value="4.22195726451731" calcext:value-type="float">
            <text:p>4.22195726451731</text:p>
          </table:table-cell>
          <table:table-cell table:formula="of:=SQRT(POWER([.H131];2)+POWER([.I131];2)+POWER([.J131];2))" office:value-type="float" office:value="691.553051150523" calcext:value-type="float">
            <text:p>691.553051150523</text:p>
          </table:table-cell>
        </table:table-row>
        <table:table-row table:style-name="ro1">
          <table:table-cell office:value-type="float" office:value="75.1227" calcext:value-type="float">
            <text:p>75.1227</text:p>
          </table:table-cell>
          <table:table-cell office:value-type="float" office:value="276.354" calcext:value-type="float">
            <text:p>276.354</text:p>
          </table:table-cell>
          <table:table-cell office:value-type="float" office:value="44.0443" calcext:value-type="float">
            <text:p>44.0443</text:p>
          </table:table-cell>
          <table:table-cell office:value-type="float" office:value="75.0429" calcext:value-type="float">
            <text:p>75.0429</text:p>
          </table:table-cell>
          <table:table-cell office:value-type="float" office:value="265.019" calcext:value-type="float">
            <text:p>265.019</text:p>
          </table:table-cell>
          <table:table-cell office:value-type="float" office:value="44.8655" calcext:value-type="float">
            <text:p>44.8655</text:p>
          </table:table-cell>
          <table:table-cell/>
          <table:table-cell table:formula="of:=([.D132]-[.A132])/0.0166667" office:value-type="float" office:value="-4.78799042401865" calcext:value-type="float">
            <text:p>-4.78799042401865</text:p>
          </table:table-cell>
          <table:table-cell table:formula="of:=ABS([.E132]-[.B132])/0.0166667" office:value-type="float" office:value="680.098639802719" calcext:value-type="float">
            <text:p>680.098639802719</text:p>
          </table:table-cell>
          <table:table-cell table:formula="of:=([.F132]-[.C132])/0.0166667" office:value-type="float" office:value="49.2719014561969" calcext:value-type="float">
            <text:p>49.2719014561969</text:p>
          </table:table-cell>
          <table:table-cell table:formula="of:=DEGREES(ATAN(ABS([.F132]-[.C132])/ABS([.E132]-[.B132])))" office:value-type="float" office:value="4.14373466728153" calcext:value-type="float">
            <text:p>4.14373466728153</text:p>
          </table:table-cell>
          <table:table-cell table:formula="of:=SQRT(POWER([.H132];2)+POWER([.I132];2)+POWER([.J132];2))" office:value-type="float" office:value="681.897943234117" calcext:value-type="float">
            <text:p>681.897943234117</text:p>
          </table:table-cell>
        </table:table-row>
        <table:table-row table:style-name="ro1">
          <table:table-cell office:value-type="float" office:value="74.3875" calcext:value-type="float">
            <text:p>74.3875</text:p>
          </table:table-cell>
          <table:table-cell office:value-type="float" office:value="280.418" calcext:value-type="float">
            <text:p>280.418</text:p>
          </table:table-cell>
          <table:table-cell office:value-type="float" office:value="42.6564" calcext:value-type="float">
            <text:p>42.6564</text:p>
          </table:table-cell>
          <table:table-cell office:value-type="float" office:value="74.3104" calcext:value-type="float">
            <text:p>74.3104</text:p>
          </table:table-cell>
          <table:table-cell office:value-type="float" office:value="266.426" calcext:value-type="float">
            <text:p>266.426</text:p>
          </table:table-cell>
          <table:table-cell office:value-type="float" office:value="43.4285" calcext:value-type="float">
            <text:p>43.4285</text:p>
          </table:table-cell>
          <table:table-cell/>
          <table:table-cell table:formula="of:=([.D133]-[.A133])/0.0166667" office:value-type="float" office:value="-4.62599074801859" calcext:value-type="float">
            <text:p>-4.62599074801859</text:p>
          </table:table-cell>
          <table:table-cell table:formula="of:=ABS([.E133]-[.B133])/0.0166667" office:value-type="float" office:value="839.518320963359" calcext:value-type="float">
            <text:p>839.518320963359</text:p>
          </table:table-cell>
          <table:table-cell table:formula="of:=([.F133]-[.C133])/0.0166667" office:value-type="float" office:value="46.3259073481854" calcext:value-type="float">
            <text:p>46.3259073481854</text:p>
          </table:table-cell>
          <table:table-cell table:formula="of:=DEGREES(ATAN(ABS([.F133]-[.C133])/ABS([.E133]-[.B133])))" office:value-type="float" office:value="3.15846566286207" calcext:value-type="float">
            <text:p>3.15846566286207</text:p>
          </table:table-cell>
          <table:table-cell table:formula="of:=SQRT(POWER([.H133];2)+POWER([.I133];2)+POWER([.J133];2))" office:value-type="float" office:value="840.808242535224" calcext:value-type="float">
            <text:p>840.808242535224</text:p>
          </table:table-cell>
        </table:table-row>
        <table:table-row table:style-name="ro1">
          <table:table-cell office:value-type="float" office:value="74.9142" calcext:value-type="float">
            <text:p>74.9142</text:p>
          </table:table-cell>
          <table:table-cell office:value-type="float" office:value="282.879" calcext:value-type="float">
            <text:p>282.879</text:p>
          </table:table-cell>
          <table:table-cell office:value-type="float" office:value="43.5198" calcext:value-type="float">
            <text:p>43.5198</text:p>
          </table:table-cell>
          <table:table-cell office:value-type="float" office:value="74.5982" calcext:value-type="float">
            <text:p>74.5982</text:p>
          </table:table-cell>
          <table:table-cell office:value-type="float" office:value="272.449" calcext:value-type="float">
            <text:p>272.449</text:p>
          </table:table-cell>
          <table:table-cell office:value-type="float" office:value="44.4195" calcext:value-type="float">
            <text:p>44.4195</text:p>
          </table:table-cell>
          <table:table-cell/>
          <table:table-cell table:formula="of:=([.D134]-[.A134])/0.0166667" office:value-type="float" office:value="-18.9599620800751" calcext:value-type="float">
            <text:p>-18.9599620800751</text:p>
          </table:table-cell>
          <table:table-cell table:formula="of:=ABS([.E134]-[.B134])/0.0166667" office:value-type="float" office:value="625.798748402504" calcext:value-type="float">
            <text:p>625.798748402504</text:p>
          </table:table-cell>
          <table:table-cell table:formula="of:=([.F134]-[.C134])/0.0166667" office:value-type="float" office:value="53.9818920362157" calcext:value-type="float">
            <text:p>53.9818920362157</text:p>
          </table:table-cell>
          <table:table-cell table:formula="of:=DEGREES(ATAN(ABS([.F134]-[.C134])/ABS([.E134]-[.B134])))" office:value-type="float" office:value="4.93017480556385" calcext:value-type="float">
            <text:p>4.93017480556385</text:p>
          </table:table-cell>
          <table:table-cell table:formula="of:=SQRT(POWER([.H134];2)+POWER([.I134];2)+POWER([.J134];2))" office:value-type="float" office:value="628.408782825342" calcext:value-type="float">
            <text:p>628.408782825342</text:p>
          </table:table-cell>
        </table:table-row>
        <table:table-row table:style-name="ro1">
          <table:table-cell office:value-type="float" office:value="74.8711" calcext:value-type="float">
            <text:p>74.8711</text:p>
          </table:table-cell>
          <table:table-cell office:value-type="float" office:value="276.382" calcext:value-type="float">
            <text:p>276.382</text:p>
          </table:table-cell>
          <table:table-cell office:value-type="float" office:value="43.7937" calcext:value-type="float">
            <text:p>43.7937</text:p>
          </table:table-cell>
          <table:table-cell office:value-type="float" office:value="74.7896" calcext:value-type="float">
            <text:p>74.7896</text:p>
          </table:table-cell>
          <table:table-cell office:value-type="float" office:value="263.79" calcext:value-type="float">
            <text:p>263.79</text:p>
          </table:table-cell>
          <table:table-cell office:value-type="float" office:value="44.8226" calcext:value-type="float">
            <text:p>44.8226</text:p>
          </table:table-cell>
          <table:table-cell/>
          <table:table-cell table:formula="of:=([.D135]-[.A135])/0.0166667" office:value-type="float" office:value="-4.88999022001904" calcext:value-type="float">
            <text:p>-4.88999022001904</text:p>
          </table:table-cell>
          <table:table-cell table:formula="of:=ABS([.E135]-[.B135])/0.0166667" office:value-type="float" office:value="755.518488963021" calcext:value-type="float">
            <text:p>755.518488963021</text:p>
          </table:table-cell>
          <table:table-cell table:formula="of:=([.F135]-[.C135])/0.0166667" office:value-type="float" office:value="61.733876532247" calcext:value-type="float">
            <text:p>61.733876532247</text:p>
          </table:table-cell>
          <table:table-cell table:formula="of:=DEGREES(ATAN(ABS([.F135]-[.C135])/ABS([.E135]-[.B135])))" office:value-type="float" office:value="4.67129537397613" calcext:value-type="float">
            <text:p>4.67129537397613</text:p>
          </table:table-cell>
          <table:table-cell table:formula="of:=SQRT(POWER([.H135];2)+POWER([.I135];2)+POWER([.J135];2))" office:value-type="float" office:value="758.052221605489" calcext:value-type="float">
            <text:p>758.052221605489</text:p>
          </table:table-cell>
        </table:table-row>
        <table:table-row table:style-name="ro1">
          <table:table-cell office:value-type="float" office:value="74.8378" calcext:value-type="float">
            <text:p>74.8378</text:p>
          </table:table-cell>
          <table:table-cell office:value-type="float" office:value="271.291" calcext:value-type="float">
            <text:p>271.291</text:p>
          </table:table-cell>
          <table:table-cell office:value-type="float" office:value="44.1089" calcext:value-type="float">
            <text:p>44.1089</text:p>
          </table:table-cell>
          <table:table-cell office:value-type="float" office:value="74.7896" calcext:value-type="float">
            <text:p>74.7896</text:p>
          </table:table-cell>
          <table:table-cell office:value-type="float" office:value="263.79" calcext:value-type="float">
            <text:p>263.79</text:p>
          </table:table-cell>
          <table:table-cell office:value-type="float" office:value="44.8226" calcext:value-type="float">
            <text:p>44.8226</text:p>
          </table:table-cell>
          <table:table-cell/>
          <table:table-cell table:formula="of:=([.D136]-[.A136])/0.0166667" office:value-type="float" office:value="-2.89199421601122" calcext:value-type="float">
            <text:p>-2.89199421601122</text:p>
          </table:table-cell>
          <table:table-cell table:formula="of:=ABS([.E136]-[.B136])/0.0166667" office:value-type="float" office:value="450.059099881799" calcext:value-type="float">
            <text:p>450.059099881799</text:p>
          </table:table-cell>
          <table:table-cell table:formula="of:=([.F136]-[.C136])/0.0166667" office:value-type="float" office:value="42.8219143561715" calcext:value-type="float">
            <text:p>42.8219143561715</text:p>
          </table:table-cell>
          <table:table-cell table:formula="of:=DEGREES(ATAN(ABS([.F136]-[.C136])/ABS([.E136]-[.B136])))" office:value-type="float" office:value="5.43517734152879" calcext:value-type="float">
            <text:p>5.43517734152879</text:p>
          </table:table-cell>
          <table:table-cell table:formula="of:=SQRT(POWER([.H136];2)+POWER([.I136];2)+POWER([.J136];2))" office:value-type="float" office:value="452.100954838726" calcext:value-type="float">
            <text:p>452.100954838726</text:p>
          </table:table-cell>
        </table:table-row>
        <table:table-row table:style-name="ro1">
          <table:table-cell office:value-type="float" office:value="74.114" calcext:value-type="float">
            <text:p>74.114</text:p>
          </table:table-cell>
          <table:table-cell office:value-type="float" office:value="274.891" calcext:value-type="float">
            <text:p>274.891</text:p>
          </table:table-cell>
          <table:table-cell office:value-type="float" office:value="44.5323" calcext:value-type="float">
            <text:p>44.5323</text:p>
          </table:table-cell>
          <table:table-cell office:value-type="float" office:value="73.8062" calcext:value-type="float">
            <text:p>73.8062</text:p>
          </table:table-cell>
          <table:table-cell office:value-type="float" office:value="261.062" calcext:value-type="float">
            <text:p>261.062</text:p>
          </table:table-cell>
          <table:table-cell office:value-type="float" office:value="45.9913" calcext:value-type="float">
            <text:p>45.9913</text:p>
          </table:table-cell>
          <table:table-cell/>
          <table:table-cell table:formula="of:=([.D137]-[.A137])/0.0166667" office:value-type="float" office:value="-18.4679630640739" calcext:value-type="float">
            <text:p>-18.4679630640739</text:p>
          </table:table-cell>
          <table:table-cell table:formula="of:=ABS([.E137]-[.B137])/0.0166667" office:value-type="float" office:value="829.738340523319" calcext:value-type="float">
            <text:p>829.738340523319</text:p>
          </table:table-cell>
          <table:table-cell table:formula="of:=([.F137]-[.C137])/0.0166667" office:value-type="float" office:value="87.5398249203504" calcext:value-type="float">
            <text:p>87.5398249203504</text:p>
          </table:table-cell>
          <table:table-cell table:formula="of:=DEGREES(ATAN(ABS([.F137]-[.C137])/ABS([.E137]-[.B137])))" office:value-type="float" office:value="6.02259291736438" calcext:value-type="float">
            <text:p>6.02259291736438</text:p>
          </table:table-cell>
          <table:table-cell table:formula="of:=SQRT(POWER([.H137];2)+POWER([.I137];2)+POWER([.J137];2))" office:value-type="float" office:value="834.547781940144" calcext:value-type="float">
            <text:p>834.547781940144</text:p>
          </table:table-cell>
        </table:table-row>
        <table:table-row table:style-name="ro1">
          <table:table-cell office:value-type="float" office:value="74.9309" calcext:value-type="float">
            <text:p>74.9309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3.0951" calcext:value-type="float">
            <text:p>43.0951</text:p>
          </table:table-cell>
          <table:table-cell office:value-type="float" office:value="74.6055" calcext:value-type="float">
            <text:p>74.6055</text:p>
          </table:table-cell>
          <table:table-cell office:value-type="float" office:value="273.749" calcext:value-type="float">
            <text:p>273.749</text:p>
          </table:table-cell>
          <table:table-cell office:value-type="float" office:value="44.2133" calcext:value-type="float">
            <text:p>44.2133</text:p>
          </table:table-cell>
          <table:table-cell/>
          <table:table-cell table:formula="of:=([.D138]-[.A138])/0.0166667" office:value-type="float" office:value="-19.5239609520774" calcext:value-type="float">
            <text:p>-19.5239609520774</text:p>
          </table:table-cell>
          <table:table-cell table:formula="of:=ABS([.E138]-[.B138])/0.0166667" office:value-type="float" office:value="710.158579682838" calcext:value-type="float">
            <text:p>710.158579682838</text:p>
          </table:table-cell>
          <table:table-cell table:formula="of:=([.F138]-[.C138])/0.0166667" office:value-type="float" office:value="67.091865816268" calcext:value-type="float">
            <text:p>67.091865816268</text:p>
          </table:table-cell>
          <table:table-cell table:formula="of:=DEGREES(ATAN(ABS([.F138]-[.C138])/ABS([.E138]-[.B138])))" office:value-type="float" office:value="5.39697052214231" calcext:value-type="float">
            <text:p>5.39697052214231</text:p>
          </table:table-cell>
          <table:table-cell table:formula="of:=SQRT(POWER([.H138];2)+POWER([.I138];2)+POWER([.J138];2))" office:value-type="float" office:value="713.587914560716" calcext:value-type="float">
            <text:p>713.587914560716</text:p>
          </table:table-cell>
        </table:table-row>
        <table:table-row table:style-name="ro1">
          <table:table-cell office:value-type="float" office:value="74.9478" calcext:value-type="float">
            <text:p>74.9478</text:p>
          </table:table-cell>
          <table:table-cell office:value-type="float" office:value="288.328" calcext:value-type="float">
            <text:p>288.328</text:p>
          </table:table-cell>
          <table:table-cell office:value-type="float" office:value="42.6648" calcext:value-type="float">
            <text:p>42.6648</text:p>
          </table:table-cell>
          <table:table-cell office:value-type="float" office:value="75.114" calcext:value-type="float">
            <text:p>75.114</text:p>
          </table:table-cell>
          <table:table-cell office:value-type="float" office:value="275.051" calcext:value-type="float">
            <text:p>275.051</text:p>
          </table:table-cell>
          <table:table-cell office:value-type="float" office:value="44.2502" calcext:value-type="float">
            <text:p>44.2502</text:p>
          </table:table-cell>
          <table:table-cell/>
          <table:table-cell table:formula="of:=([.D139]-[.A139])/0.0166667" office:value-type="float" office:value="9.9719800560401" calcext:value-type="float">
            <text:p>9.9719800560401</text:p>
          </table:table-cell>
          <table:table-cell table:formula="of:=ABS([.E139]-[.B139])/0.0166667" office:value-type="float" office:value="796.618406763186" calcext:value-type="float">
            <text:p>796.618406763186</text:p>
          </table:table-cell>
          <table:table-cell table:formula="of:=([.F139]-[.C139])/0.0166667" office:value-type="float" office:value="95.1238097523805" calcext:value-type="float">
            <text:p>95.1238097523805</text:p>
          </table:table-cell>
          <table:table-cell table:formula="of:=DEGREES(ATAN(ABS([.F139]-[.C139])/ABS([.E139]-[.B139])))" office:value-type="float" office:value="6.80941850146886" calcext:value-type="float">
            <text:p>6.80941850146886</text:p>
          </table:table-cell>
          <table:table-cell table:formula="of:=SQRT(POWER([.H139];2)+POWER([.I139];2)+POWER([.J139];2))" office:value-type="float" office:value="802.339619838109" calcext:value-type="float">
            <text:p>802.339619838109</text:p>
          </table:table-cell>
        </table:table-row>
        <table:table-row table:style-name="ro1">
          <table:table-cell office:value-type="float" office:value="74.6749" calcext:value-type="float">
            <text:p>74.6749</text:p>
          </table:table-cell>
          <table:table-cell office:value-type="float" office:value="285.562" calcext:value-type="float">
            <text:p>285.562</text:p>
          </table:table-cell>
          <table:table-cell office:value-type="float" office:value="43.1011" calcext:value-type="float">
            <text:p>43.1011</text:p>
          </table:table-cell>
          <table:table-cell office:value-type="float" office:value="74.3494" calcext:value-type="float">
            <text:p>74.3494</text:p>
          </table:table-cell>
          <table:table-cell office:value-type="float" office:value="272.422" calcext:value-type="float">
            <text:p>272.422</text:p>
          </table:table-cell>
          <table:table-cell office:value-type="float" office:value="44.426" calcext:value-type="float">
            <text:p>44.426</text:p>
          </table:table-cell>
          <table:table-cell/>
          <table:table-cell table:formula="of:=([.D140]-[.A140])/0.0166667" office:value-type="float" office:value="-19.5299609400776" calcext:value-type="float">
            <text:p>-19.5299609400776</text:p>
          </table:table-cell>
          <table:table-cell table:formula="of:=ABS([.E140]-[.B140])/0.0166667" office:value-type="float" office:value="788.398423203153" calcext:value-type="float">
            <text:p>788.398423203153</text:p>
          </table:table-cell>
          <table:table-cell table:formula="of:=([.F140]-[.C140])/0.0166667" office:value-type="float" office:value="79.493841012318" calcext:value-type="float">
            <text:p>79.493841012318</text:p>
          </table:table-cell>
          <table:table-cell table:formula="of:=DEGREES(ATAN(ABS([.F140]-[.C140])/ABS([.E140]-[.B140])))" office:value-type="float" office:value="5.75764714592533" calcext:value-type="float">
            <text:p>5.75764714592533</text:p>
          </table:table-cell>
          <table:table-cell table:formula="of:=SQRT(POWER([.H140];2)+POWER([.I140];2)+POWER([.J140];2))" office:value-type="float" office:value="792.636590022458" calcext:value-type="float">
            <text:p>792.636590022458</text:p>
          </table:table-cell>
        </table:table-row>
        <table:table-row table:style-name="ro1">
          <table:table-cell office:value-type="float" office:value="74.3992" calcext:value-type="float">
            <text:p>74.3992</text:p>
          </table:table-cell>
          <table:table-cell office:value-type="float" office:value="281.431" calcext:value-type="float">
            <text:p>281.431</text:p>
          </table:table-cell>
          <table:table-cell office:value-type="float" office:value="44.0027" calcext:value-type="float">
            <text:p>44.0027</text:p>
          </table:table-cell>
          <table:table-cell office:value-type="float" office:value="74.0909" calcext:value-type="float">
            <text:p>74.0909</text:p>
          </table:table-cell>
          <table:table-cell office:value-type="float" office:value="269.727" calcext:value-type="float">
            <text:p>269.727</text:p>
          </table:table-cell>
          <table:table-cell office:value-type="float" office:value="45.3453" calcext:value-type="float">
            <text:p>45.3453</text:p>
          </table:table-cell>
          <table:table-cell/>
          <table:table-cell table:formula="of:=([.D141]-[.A141])/0.0166667" office:value-type="float" office:value="-18.4979630040733" calcext:value-type="float">
            <text:p>-18.4979630040733</text:p>
          </table:table-cell>
          <table:table-cell table:formula="of:=ABS([.E141]-[.B141])/0.0166667" office:value-type="float" office:value="702.238595522809" calcext:value-type="float">
            <text:p>702.238595522809</text:p>
          </table:table-cell>
          <table:table-cell table:formula="of:=([.F141]-[.C141])/0.0166667" office:value-type="float" office:value="80.5558388883225" calcext:value-type="float">
            <text:p>80.5558388883225</text:p>
          </table:table-cell>
          <table:table-cell table:formula="of:=DEGREES(ATAN(ABS([.F141]-[.C141])/ABS([.E141]-[.B141])))" office:value-type="float" office:value="6.54396201564196" calcext:value-type="float">
            <text:p>6.54396201564196</text:p>
          </table:table-cell>
          <table:table-cell table:formula="of:=SQRT(POWER([.H141];2)+POWER([.I141];2)+POWER([.J141];2))" office:value-type="float" office:value="707.08589496337" calcext:value-type="float">
            <text:p>707.08589496337</text:p>
          </table:table-cell>
        </table:table-row>
        <table:table-row table:style-name="ro1">
          <table:table-cell office:value-type="float" office:value="74.8731" calcext:value-type="float">
            <text:p>74.8731</text:p>
          </table:table-cell>
          <table:table-cell office:value-type="float" office:value="276.225" calcext:value-type="float">
            <text:p>276.225</text:p>
          </table:table-cell>
          <table:table-cell office:value-type="float" office:value="44.5637" calcext:value-type="float">
            <text:p>44.5637</text:p>
          </table:table-cell>
          <table:table-cell office:value-type="float" office:value="74.318" calcext:value-type="float">
            <text:p>74.318</text:p>
          </table:table-cell>
          <table:table-cell office:value-type="float" office:value="265.997" calcext:value-type="float">
            <text:p>265.997</text:p>
          </table:table-cell>
          <table:table-cell office:value-type="float" office:value="45.6875" calcext:value-type="float">
            <text:p>45.6875</text:p>
          </table:table-cell>
          <table:table-cell/>
          <table:table-cell table:formula="of:=([.D142]-[.A142])/0.0166667" office:value-type="float" office:value="-33.305933388133" calcext:value-type="float">
            <text:p>-33.305933388133</text:p>
          </table:table-cell>
          <table:table-cell table:formula="of:=ABS([.E142]-[.B142])/0.0166667" office:value-type="float" office:value="613.678772642455" calcext:value-type="float">
            <text:p>613.678772642455</text:p>
          </table:table-cell>
          <table:table-cell table:formula="of:=([.F142]-[.C142])/0.0166667" office:value-type="float" office:value="67.4278651442699" calcext:value-type="float">
            <text:p>67.4278651442699</text:p>
          </table:table-cell>
          <table:table-cell table:formula="of:=DEGREES(ATAN(ABS([.F142]-[.C142])/ABS([.E142]-[.B142])))" office:value-type="float" office:value="6.27021374232395" calcext:value-type="float">
            <text:p>6.27021374232395</text:p>
          </table:table-cell>
          <table:table-cell table:formula="of:=SQRT(POWER([.H142];2)+POWER([.I142];2)+POWER([.J142];2))" office:value-type="float" office:value="618.269713142023" calcext:value-type="float">
            <text:p>618.269713142023</text:p>
          </table:table-cell>
        </table:table-row>
        <table:table-row table:style-name="ro1">
          <table:table-cell office:value-type="float" office:value="74.9393" calcext:value-type="float">
            <text:p>74.9393</text:p>
          </table:table-cell>
          <table:table-cell office:value-type="float" office:value="286.958" calcext:value-type="float">
            <text:p>286.958</text:p>
          </table:table-cell>
          <table:table-cell office:value-type="float" office:value="42.8797" calcext:value-type="float">
            <text:p>42.8797</text:p>
          </table:table-cell>
          <table:table-cell office:value-type="float" office:value="74.8631" calcext:value-type="float">
            <text:p>74.8631</text:p>
          </table:table-cell>
          <table:table-cell office:value-type="float" office:value="275.077" calcext:value-type="float">
            <text:p>275.077</text:p>
          </table:table-cell>
          <table:table-cell office:value-type="float" office:value="44.0005" calcext:value-type="float">
            <text:p>44.0005</text:p>
          </table:table-cell>
          <table:table-cell/>
          <table:table-cell table:formula="of:=([.D143]-[.A143])/0.0166667" office:value-type="float" office:value="-4.57199085601829" calcext:value-type="float">
            <text:p>-4.57199085601829</text:p>
          </table:table-cell>
          <table:table-cell table:formula="of:=ABS([.E143]-[.B143])/0.0166667" office:value-type="float" office:value="712.858574282853" calcext:value-type="float">
            <text:p>712.858574282853</text:p>
          </table:table-cell>
          <table:table-cell table:formula="of:=([.F143]-[.C143])/0.0166667" office:value-type="float" office:value="67.2478655042692" calcext:value-type="float">
            <text:p>67.2478655042692</text:p>
          </table:table-cell>
          <table:table-cell table:formula="of:=DEGREES(ATAN(ABS([.F143]-[.C143])/ABS([.E143]-[.B143])))" office:value-type="float" office:value="5.38907727275447" calcext:value-type="float">
            <text:p>5.38907727275447</text:p>
          </table:table-cell>
          <table:table-cell table:formula="of:=SQRT(POWER([.H143];2)+POWER([.I143];2)+POWER([.J143];2))" office:value-type="float" office:value="716.038075414883" calcext:value-type="float">
            <text:p>716.038075414883</text:p>
          </table:table-cell>
        </table:table-row>
        <table:table-row table:style-name="ro1">
          <table:table-cell office:value-type="float" office:value="74.6349" calcext:value-type="float">
            <text:p>74.6349</text:p>
          </table:table-cell>
          <table:table-cell office:value-type="float" office:value="279.003" calcext:value-type="float">
            <text:p>279.003</text:p>
          </table:table-cell>
          <table:table-cell office:value-type="float" office:value="43.3804" calcext:value-type="float">
            <text:p>43.3804</text:p>
          </table:table-cell>
          <table:table-cell office:value-type="float" office:value="74.313" calcext:value-type="float">
            <text:p>74.313</text:p>
          </table:table-cell>
          <table:table-cell office:value-type="float" office:value="266.288" calcext:value-type="float">
            <text:p>266.288</text:p>
          </table:table-cell>
          <table:table-cell office:value-type="float" office:value="44.1821" calcext:value-type="float">
            <text:p>44.1821</text:p>
          </table:table-cell>
          <table:table-cell/>
          <table:table-cell table:formula="of:=([.D144]-[.A144])/0.0166667" office:value-type="float" office:value="-19.3139613720772" calcext:value-type="float">
            <text:p>-19.3139613720772</text:p>
          </table:table-cell>
          <table:table-cell table:formula="of:=ABS([.E144]-[.B144])/0.0166667" office:value-type="float" office:value="762.89847420305" calcext:value-type="float">
            <text:p>762.89847420305</text:p>
          </table:table-cell>
          <table:table-cell table:formula="of:=([.F144]-[.C144])/0.0166667" office:value-type="float" office:value="48.1019037961922" calcext:value-type="float">
            <text:p>48.1019037961922</text:p>
          </table:table-cell>
          <table:table-cell table:formula="of:=DEGREES(ATAN(ABS([.F144]-[.C144])/ABS([.E144]-[.B144])))" office:value-type="float" office:value="3.60780975840184" calcext:value-type="float">
            <text:p>3.60780975840184</text:p>
          </table:table-cell>
          <table:table-cell table:formula="of:=SQRT(POWER([.H144];2)+POWER([.I144];2)+POWER([.J144];2))" office:value-type="float" office:value="764.657376995764" calcext:value-type="float">
            <text:p>764.657376995764</text:p>
          </table:table-cell>
        </table:table-row>
        <table:table-row table:style-name="ro1">
          <table:table-cell office:value-type="float" office:value="74.8637" calcext:value-type="float">
            <text:p>74.8637</text:p>
          </table:table-cell>
          <table:table-cell office:value-type="float" office:value="275.02" calcext:value-type="float">
            <text:p>275.02</text:p>
          </table:table-cell>
          <table:table-cell office:value-type="float" office:value="44.2573" calcext:value-type="float">
            <text:p>44.2573</text:p>
          </table:table-cell>
          <table:table-cell office:value-type="float" office:value="74.5469" calcext:value-type="float">
            <text:p>74.5469</text:p>
          </table:table-cell>
          <table:table-cell office:value-type="float" office:value="263.67" calcext:value-type="float">
            <text:p>263.67</text:p>
          </table:table-cell>
          <table:table-cell office:value-type="float" office:value="45.328" calcext:value-type="float">
            <text:p>45.328</text:p>
          </table:table-cell>
          <table:table-cell/>
          <table:table-cell table:formula="of:=([.D145]-[.A145])/0.0166667" office:value-type="float" office:value="-19.0079619840761" calcext:value-type="float">
            <text:p>-19.0079619840761</text:p>
          </table:table-cell>
          <table:table-cell table:formula="of:=ABS([.E145]-[.B145])/0.0166667" office:value-type="float" office:value="680.998638002722" calcext:value-type="float">
            <text:p>680.998638002722</text:p>
          </table:table-cell>
          <table:table-cell table:formula="of:=([.F145]-[.C145])/0.0166667" office:value-type="float" office:value="64.2418715162571" calcext:value-type="float">
            <text:p>64.2418715162571</text:p>
          </table:table-cell>
          <table:table-cell table:formula="of:=DEGREES(ATAN(ABS([.F145]-[.C145])/ABS([.E145]-[.B145])))" office:value-type="float" office:value="5.38903798043421" calcext:value-type="float">
            <text:p>5.38903798043421</text:p>
          </table:table-cell>
          <table:table-cell table:formula="of:=SQRT(POWER([.H145];2)+POWER([.I145];2)+POWER([.J145];2))" office:value-type="float" office:value="684.286099256928" calcext:value-type="float">
            <text:p>684.286099256928</text:p>
          </table:table-cell>
        </table:table-row>
        <table:table-row table:style-name="ro1">
          <table:table-cell office:value-type="float" office:value="74.6193" calcext:value-type="float">
            <text:p>74.6193</text:p>
          </table:table-cell>
          <table:table-cell office:value-type="float" office:value="276.414" calcext:value-type="float">
            <text:p>276.414</text:p>
          </table:table-cell>
          <table:table-cell office:value-type="float" office:value="43.5422" calcext:value-type="float">
            <text:p>43.5422</text:p>
          </table:table-cell>
          <table:table-cell office:value-type="float" office:value="74.3122" calcext:value-type="float">
            <text:p>74.3122</text:p>
          </table:table-cell>
          <table:table-cell office:value-type="float" office:value="266.336" calcext:value-type="float">
            <text:p>266.336</text:p>
          </table:table-cell>
          <table:table-cell office:value-type="float" office:value="43.9308" calcext:value-type="float">
            <text:p>43.9308</text:p>
          </table:table-cell>
          <table:table-cell/>
          <table:table-cell table:formula="of:=([.D146]-[.A146])/0.0166667" office:value-type="float" office:value="-18.4259631480732" calcext:value-type="float">
            <text:p>-18.4259631480732</text:p>
          </table:table-cell>
          <table:table-cell table:formula="of:=ABS([.E146]-[.B146])/0.0166667" office:value-type="float" office:value="604.678790642417" calcext:value-type="float">
            <text:p>604.678790642417</text:p>
          </table:table-cell>
          <table:table-cell table:formula="of:=([.F146]-[.C146])/0.0166667" office:value-type="float" office:value="23.3159533680931" calcext:value-type="float">
            <text:p>23.3159533680931</text:p>
          </table:table-cell>
          <table:table-cell table:formula="of:=DEGREES(ATAN(ABS([.F146]-[.C146])/ABS([.E146]-[.B146])))" office:value-type="float" office:value="2.208187640293" calcext:value-type="float">
            <text:p>2.208187640293</text:p>
          </table:table-cell>
          <table:table-cell table:formula="of:=SQRT(POWER([.H146];2)+POWER([.I146];2)+POWER([.J146];2))" office:value-type="float" office:value="605.408613790862" calcext:value-type="float">
            <text:p>605.408613790862</text:p>
          </table:table-cell>
        </table:table-row>
        <table:table-row table:style-name="ro1">
          <table:table-cell office:value-type="float" office:value="74.9315" calcext:value-type="float">
            <text:p>74.9315</text:p>
          </table:table-cell>
          <table:table-cell office:value-type="float" office:value="285.534" calcext:value-type="float">
            <text:p>285.534</text:p>
          </table:table-cell>
          <table:table-cell office:value-type="float" office:value="43.3565" calcext:value-type="float">
            <text:p>43.3565</text:p>
          </table:table-cell>
          <table:table-cell office:value-type="float" office:value="74.8477" calcext:value-type="float">
            <text:p>74.8477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4.6675" calcext:value-type="float">
            <text:p>44.6675</text:p>
          </table:table-cell>
          <table:table-cell/>
          <table:table-cell table:formula="of:=([.D147]-[.A147])/0.0166667" office:value-type="float" office:value="-5.02798994401991" calcext:value-type="float">
            <text:p>-5.02798994401991</text:p>
          </table:table-cell>
          <table:table-cell table:formula="of:=ABS([.E147]-[.B147])/0.0166667" office:value-type="float" office:value="786.598426803147" calcext:value-type="float">
            <text:p>786.598426803147</text:p>
          </table:table-cell>
          <table:table-cell table:formula="of:=([.F147]-[.C147])/0.0166667" office:value-type="float" office:value="78.6598426803146" calcext:value-type="float">
            <text:p>78.6598426803146</text:p>
          </table:table-cell>
          <table:table-cell table:formula="of:=DEGREES(ATAN(ABS([.F147]-[.C147])/ABS([.E147]-[.B147])))" office:value-type="float" office:value="5.71059313749964" calcext:value-type="float">
            <text:p>5.71059313749964</text:p>
          </table:table-cell>
          <table:table-cell table:formula="of:=SQRT(POWER([.H147];2)+POWER([.I147];2)+POWER([.J147];2))" office:value-type="float" office:value="790.53762502651" calcext:value-type="float">
            <text:p>790.53762502651</text:p>
          </table:table-cell>
        </table:table-row>
        <table:table-row table:style-name="ro1">
          <table:table-cell office:value-type="float" office:value="74.4112" calcext:value-type="float">
            <text:p>74.4112</text:p>
          </table:table-cell>
          <table:table-cell office:value-type="float" office:value="284.239" calcext:value-type="float">
            <text:p>284.239</text:p>
          </table:table-cell>
          <table:table-cell office:value-type="float" office:value="43.0583" calcext:value-type="float">
            <text:p>43.0583</text:p>
          </table:table-cell>
          <table:table-cell office:value-type="float" office:value="73.603" calcext:value-type="float">
            <text:p>73.603</text:p>
          </table:table-cell>
          <table:table-cell office:value-type="float" office:value="273.826" calcext:value-type="float">
            <text:p>273.826</text:p>
          </table:table-cell>
          <table:table-cell office:value-type="float" office:value="43.2207" calcext:value-type="float">
            <text:p>43.2207</text:p>
          </table:table-cell>
          <table:table-cell/>
          <table:table-cell table:formula="of:=([.D148]-[.A148])/0.0166667" office:value-type="float" office:value="-48.4919030161939" calcext:value-type="float">
            <text:p>-48.4919030161939</text:p>
          </table:table-cell>
          <table:table-cell table:formula="of:=ABS([.E148]-[.B148])/0.0166667" office:value-type="float" office:value="624.778750442496" calcext:value-type="float">
            <text:p>624.778750442496</text:p>
          </table:table-cell>
          <table:table-cell table:formula="of:=([.F148]-[.C148])/0.0166667" office:value-type="float" office:value="9.74398051203886" calcext:value-type="float">
            <text:p>9.74398051203886</text:p>
          </table:table-cell>
          <table:table-cell table:formula="of:=DEGREES(ATAN(ABS([.F148]-[.C148])/ABS([.E148]-[.B148])))" office:value-type="float" office:value="0.893506222272015" calcext:value-type="float">
            <text:p>0.893506222272015</text:p>
          </table:table-cell>
          <table:table-cell table:formula="of:=SQRT(POWER([.H148];2)+POWER([.I148];2)+POWER([.J148];2))" office:value-type="float" office:value="626.733513400104" calcext:value-type="float">
            <text:p>626.733513400104</text:p>
          </table:table-cell>
        </table:table-row>
        <table:table-row table:style-name="ro1">
          <table:table-cell office:value-type="float" office:value="74.3641" calcext:value-type="float">
            <text:p>74.3641</text:p>
          </table:table-cell>
          <table:table-cell office:value-type="float" office:value="274.918" calcext:value-type="float">
            <text:p>274.918</text:p>
          </table:table-cell>
          <table:table-cell office:value-type="float" office:value="44.5259" calcext:value-type="float">
            <text:p>44.5259</text:p>
          </table:table-cell>
          <table:table-cell office:value-type="float" office:value="73.8169" calcext:value-type="float">
            <text:p>73.8169</text:p>
          </table:table-cell>
          <table:table-cell office:value-type="float" office:value="263.492" calcext:value-type="float">
            <text:p>263.492</text:p>
          </table:table-cell>
          <table:table-cell office:value-type="float" office:value="45.8464" calcext:value-type="float">
            <text:p>45.8464</text:p>
          </table:table-cell>
          <table:table-cell/>
          <table:table-cell table:formula="of:=([.D149]-[.A149])/0.0166667" office:value-type="float" office:value="-32.8319343361307" calcext:value-type="float">
            <text:p>-32.8319343361307</text:p>
          </table:table-cell>
          <table:table-cell table:formula="of:=ABS([.E149]-[.B149])/0.0166667" office:value-type="float" office:value="685.558628882741" calcext:value-type="float">
            <text:p>685.558628882741</text:p>
          </table:table-cell>
          <table:table-cell table:formula="of:=([.F149]-[.C149])/0.0166667" office:value-type="float" office:value="79.2298415403171" calcext:value-type="float">
            <text:p>79.2298415403171</text:p>
          </table:table-cell>
          <table:table-cell table:formula="of:=DEGREES(ATAN(ABS([.F149]-[.C149])/ABS([.E149]-[.B149])))" office:value-type="float" office:value="6.59241267938816" calcext:value-type="float">
            <text:p>6.59241267938816</text:p>
          </table:table-cell>
          <table:table-cell table:formula="of:=SQRT(POWER([.H149];2)+POWER([.I149];2)+POWER([.J149];2))" office:value-type="float" office:value="690.90226323145" calcext:value-type="float">
            <text:p>690.90226323145</text:p>
          </table:table-cell>
        </table:table-row>
        <table:table-row table:style-name="ro1">
          <table:table-cell office:value-type="float" office:value="74.6826" calcext:value-type="float">
            <text:p>74.6826</text:p>
          </table:table-cell>
          <table:table-cell office:value-type="float" office:value="286.941" calcext:value-type="float">
            <text:p>286.941</text:p>
          </table:table-cell>
          <table:table-cell office:value-type="float" office:value="42.8848" calcext:value-type="float">
            <text:p>42.8848</text:p>
          </table:table-cell>
          <table:table-cell office:value-type="float" office:value="74.6047" calcext:value-type="float">
            <text:p>74.6047</text:p>
          </table:table-cell>
          <table:table-cell office:value-type="float" office:value="273.795" calcext:value-type="float">
            <text:p>273.795</text:p>
          </table:table-cell>
          <table:table-cell office:value-type="float" office:value="43.9588" calcext:value-type="float">
            <text:p>43.9588</text:p>
          </table:table-cell>
          <table:table-cell/>
          <table:table-cell table:formula="of:=([.D150]-[.A150])/0.0166667" office:value-type="float" office:value="-4.67399065201867" calcext:value-type="float">
            <text:p>-4.67399065201867</text:p>
          </table:table-cell>
          <table:table-cell table:formula="of:=ABS([.E150]-[.B150])/0.0166667" office:value-type="float" office:value="788.758422483153" calcext:value-type="float">
            <text:p>788.758422483153</text:p>
          </table:table-cell>
          <table:table-cell table:formula="of:=([.F150]-[.C150])/0.0166667" office:value-type="float" office:value="64.4398711202576" calcext:value-type="float">
            <text:p>64.4398711202576</text:p>
          </table:table-cell>
          <table:table-cell table:formula="of:=DEGREES(ATAN(ABS([.F150]-[.C150])/ABS([.E150]-[.B150])))" office:value-type="float" office:value="4.67056940966274" calcext:value-type="float">
            <text:p>4.67056940966274</text:p>
          </table:table-cell>
          <table:table-cell table:formula="of:=SQRT(POWER([.H150];2)+POWER([.I150];2)+POWER([.J150];2))" office:value-type="float" office:value="791.400146712598" calcext:value-type="float">
            <text:p>791.400146712598</text:p>
          </table:table-cell>
        </table:table-row>
        <table:table-row table:style-name="ro1">
          <table:table-cell office:value-type="float" office:value="74.3774" calcext:value-type="float">
            <text:p>74.3774</text:p>
          </table:table-cell>
          <table:table-cell office:value-type="float" office:value="277.548" calcext:value-type="float">
            <text:p>277.548</text:p>
          </table:table-cell>
          <table:table-cell office:value-type="float" office:value="44.1118" calcext:value-type="float">
            <text:p>44.1118</text:p>
          </table:table-cell>
          <table:table-cell office:value-type="float" office:value="74.0692" calcext:value-type="float">
            <text:p>74.0692</text:p>
          </table:table-cell>
          <table:table-cell office:value-type="float" office:value="266.165" calcext:value-type="float">
            <text:p>266.165</text:p>
          </table:table-cell>
          <table:table-cell office:value-type="float" office:value="44.691" calcext:value-type="float">
            <text:p>44.691</text:p>
          </table:table-cell>
          <table:table-cell/>
          <table:table-cell table:formula="of:=([.D151]-[.A151])/0.0166667" office:value-type="float" office:value="-18.4919630160739" calcext:value-type="float">
            <text:p>-18.4919630160739</text:p>
          </table:table-cell>
          <table:table-cell table:formula="of:=ABS([.E151]-[.B151])/0.0166667" office:value-type="float" office:value="682.978634042731" calcext:value-type="float">
            <text:p>682.978634042731</text:p>
          </table:table-cell>
          <table:table-cell table:formula="of:=([.F151]-[.C151])/0.0166667" office:value-type="float" office:value="34.751930496139" calcext:value-type="float">
            <text:p>34.751930496139</text:p>
          </table:table-cell>
          <table:table-cell table:formula="of:=DEGREES(ATAN(ABS([.F151]-[.C151])/ABS([.E151]-[.B151])))" office:value-type="float" office:value="2.91286302961318" calcext:value-type="float">
            <text:p>2.91286302961318</text:p>
          </table:table-cell>
          <table:table-cell table:formula="of:=SQRT(POWER([.H151];2)+POWER([.I151];2)+POWER([.J151];2))" office:value-type="float" office:value="684.112172036334" calcext:value-type="float">
            <text:p>684.112172036334</text:p>
          </table:table-cell>
        </table:table-row>
        <table:table-row table:style-name="ro1">
          <table:table-cell office:value-type="float" office:value="74.39" calcext:value-type="float">
            <text:p>74.39</text:p>
          </table:table-cell>
          <table:table-cell office:value-type="float" office:value="280.256" calcext:value-type="float">
            <text:p>280.256</text:p>
          </table:table-cell>
          <table:table-cell office:value-type="float" office:value="43.4348" calcext:value-type="float">
            <text:p>43.4348</text:p>
          </table:table-cell>
          <table:table-cell office:value-type="float" office:value="73.8337" calcext:value-type="float">
            <text:p>73.8337</text:p>
          </table:table-cell>
          <table:table-cell office:value-type="float" office:value="268.669" calcext:value-type="float">
            <text:p>268.669</text:p>
          </table:table-cell>
          <table:table-cell office:value-type="float" office:value="44.2921" calcext:value-type="float">
            <text:p>44.2921</text:p>
          </table:table-cell>
          <table:table-cell/>
          <table:table-cell table:formula="of:=([.D152]-[.A152])/0.0166667" office:value-type="float" office:value="-33.377933244134" calcext:value-type="float">
            <text:p>-33.377933244134</text:p>
          </table:table-cell>
          <table:table-cell table:formula="of:=ABS([.E152]-[.B152])/0.0166667" office:value-type="float" office:value="695.21860956278" calcext:value-type="float">
            <text:p>695.21860956278</text:p>
          </table:table-cell>
          <table:table-cell table:formula="of:=([.F152]-[.C152])/0.0166667" office:value-type="float" office:value="51.4378971242055" calcext:value-type="float">
            <text:p>51.4378971242055</text:p>
          </table:table-cell>
          <table:table-cell table:formula="of:=DEGREES(ATAN(ABS([.F152]-[.C152])/ABS([.E152]-[.B152])))" office:value-type="float" office:value="4.23149513341046" calcext:value-type="float">
            <text:p>4.23149513341046</text:p>
          </table:table-cell>
          <table:table-cell table:formula="of:=SQRT(POWER([.H152];2)+POWER([.I152];2)+POWER([.J152];2))" office:value-type="float" office:value="697.917515735646" calcext:value-type="float">
            <text:p>697.917515735646</text:p>
          </table:table-cell>
        </table:table-row>
        <table:table-row table:style-name="ro1">
          <table:table-cell office:value-type="float" office:value="74.4035" calcext:value-type="float">
            <text:p>74.4035</text:p>
          </table:table-cell>
          <table:table-cell office:value-type="float" office:value="282.936" calcext:value-type="float">
            <text:p>282.936</text:p>
          </table:table-cell>
          <table:table-cell office:value-type="float" office:value="43.0114" calcext:value-type="float">
            <text:p>43.0114</text:p>
          </table:table-cell>
          <table:table-cell office:value-type="float" office:value="73.5998" calcext:value-type="float">
            <text:p>73.5998</text:p>
          </table:table-cell>
          <table:table-cell office:value-type="float" office:value="272.492" calcext:value-type="float">
            <text:p>272.492</text:p>
          </table:table-cell>
          <table:table-cell office:value-type="float" office:value="43.6819" calcext:value-type="float">
            <text:p>43.6819</text:p>
          </table:table-cell>
          <table:table-cell/>
          <table:table-cell table:formula="of:=([.D153]-[.A153])/0.0166667" office:value-type="float" office:value="-48.2219035561924" calcext:value-type="float">
            <text:p>-48.2219035561924</text:p>
          </table:table-cell>
          <table:table-cell table:formula="of:=ABS([.E153]-[.B153])/0.0166667" office:value-type="float" office:value="626.638746722504" calcext:value-type="float">
            <text:p>626.638746722504</text:p>
          </table:table-cell>
          <table:table-cell table:formula="of:=([.F153]-[.C153])/0.0166667" office:value-type="float" office:value="40.2299195401607" calcext:value-type="float">
            <text:p>40.2299195401607</text:p>
          </table:table-cell>
          <table:table-cell table:formula="of:=DEGREES(ATAN(ABS([.F153]-[.C153])/ABS([.E153]-[.B153])))" office:value-type="float" office:value="3.6733216158464" calcext:value-type="float">
            <text:p>3.6733216158464</text:p>
          </table:table-cell>
          <table:table-cell table:formula="of:=SQRT(POWER([.H153];2)+POWER([.I153];2)+POWER([.J153];2))" office:value-type="float" office:value="629.777672915404" calcext:value-type="float">
            <text:p>629.777672915404</text:p>
          </table:table-cell>
        </table:table-row>
        <table:table-row table:style-name="ro1">
          <table:table-cell office:value-type="float" office:value="74.6514" calcext:value-type="float">
            <text:p>74.6514</text:p>
          </table:table-cell>
          <table:table-cell office:value-type="float" office:value="281.565" calcext:value-type="float">
            <text:p>281.565</text:p>
          </table:table-cell>
          <table:table-cell office:value-type="float" office:value="43.477" calcext:value-type="float">
            <text:p>43.477</text:p>
          </table:table-cell>
          <table:table-cell office:value-type="float" office:value="74.5759" calcext:value-type="float">
            <text:p>74.5759</text:p>
          </table:table-cell>
          <table:table-cell office:value-type="float" office:value="268.654" calcext:value-type="float">
            <text:p>268.654</text:p>
          </table:table-cell>
          <table:table-cell office:value-type="float" office:value="44.7768" calcext:value-type="float">
            <text:p>44.7768</text:p>
          </table:table-cell>
          <table:table-cell/>
          <table:table-cell table:formula="of:=([.D154]-[.A154])/0.0166667" office:value-type="float" office:value="-4.52999094001758" calcext:value-type="float">
            <text:p>-4.52999094001758</text:p>
          </table:table-cell>
          <table:table-cell table:formula="of:=ABS([.E154]-[.B154])/0.0166667" office:value-type="float" office:value="774.658450683099" calcext:value-type="float">
            <text:p>774.658450683099</text:p>
          </table:table-cell>
          <table:table-cell table:formula="of:=([.F154]-[.C154])/0.0166667" office:value-type="float" office:value="77.9878440243122" calcext:value-type="float">
            <text:p>77.9878440243122</text:p>
          </table:table-cell>
          <table:table-cell table:formula="of:=DEGREES(ATAN(ABS([.F154]-[.C154])/ABS([.E154]-[.B154])))" office:value-type="float" office:value="5.74881673785897" calcext:value-type="float">
            <text:p>5.74881673785897</text:p>
          </table:table-cell>
          <table:table-cell table:formula="of:=SQRT(POWER([.H154];2)+POWER([.I154];2)+POWER([.J154];2))" office:value-type="float" office:value="778.587400262948" calcext:value-type="float">
            <text:p>778.587400262948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3.4717" calcext:value-type="float">
            <text:p>43.4717</text:p>
          </table:table-cell>
          <table:table-cell office:value-type="float" office:value="74.8305" calcext:value-type="float">
            <text:p>74.8305</text:p>
          </table:table-cell>
          <table:table-cell office:value-type="float" office:value="269.955" calcext:value-type="float">
            <text:p>269.955</text:p>
          </table:table-cell>
          <table:table-cell office:value-type="float" office:value="44.5675" calcext:value-type="float">
            <text:p>44.5675</text:p>
          </table:table-cell>
          <table:table-cell/>
          <table:table-cell table:formula="of:=([.D155]-[.A155])/0.0166667" office:value-type="float" office:value="-4.4819910360175" calcext:value-type="float">
            <text:p>-4.4819910360175</text:p>
          </table:table-cell>
          <table:table-cell table:formula="of:=ABS([.E155]-[.B155])/0.0166667" office:value-type="float" office:value="697.678604642793" calcext:value-type="float">
            <text:p>697.678604642793</text:p>
          </table:table-cell>
          <table:table-cell table:formula="of:=([.F155]-[.C155])/0.0166667" office:value-type="float" office:value="65.7478685042632" calcext:value-type="float">
            <text:p>65.7478685042632</text:p>
          </table:table-cell>
          <table:table-cell table:formula="of:=DEGREES(ATAN(ABS([.F155]-[.C155])/ABS([.E155]-[.B155])))" office:value-type="float" office:value="5.38354313786917" calcext:value-type="float">
            <text:p>5.38354313786917</text:p>
          </table:table-cell>
          <table:table-cell table:formula="of:=SQRT(POWER([.H155];2)+POWER([.I155];2)+POWER([.J155];2))" office:value-type="float" office:value="700.784065053434" calcext:value-type="float">
            <text:p>700.784065053434</text:p>
          </table:table-cell>
        </table:table-row>
        <table:table-row table:style-name="ro1">
          <table:table-cell office:value-type="float" office:value="74.1268" calcext:value-type="float">
            <text:p>74.1268</text:p>
          </table:table-cell>
          <table:table-cell office:value-type="float" office:value="277.469" calcext:value-type="float">
            <text:p>277.469</text:p>
          </table:table-cell>
          <table:table-cell office:value-type="float" office:value="44.3754" calcext:value-type="float">
            <text:p>44.3754</text:p>
          </table:table-cell>
          <table:table-cell office:value-type="float" office:value="73.5805" calcext:value-type="float">
            <text:p>73.5805</text:p>
          </table:table-cell>
          <table:table-cell office:value-type="float" office:value="266.008" calcext:value-type="float">
            <text:p>266.008</text:p>
          </table:table-cell>
          <table:table-cell office:value-type="float" office:value="45.2069" calcext:value-type="float">
            <text:p>45.2069</text:p>
          </table:table-cell>
          <table:table-cell/>
          <table:table-cell table:formula="of:=([.D156]-[.A156])/0.0166667" office:value-type="float" office:value="-32.7779344441312" calcext:value-type="float">
            <text:p>-32.7779344441312</text:p>
          </table:table-cell>
          <table:table-cell table:formula="of:=ABS([.E156]-[.B156])/0.0166667" office:value-type="float" office:value="687.658624682751" calcext:value-type="float">
            <text:p>687.658624682751</text:p>
          </table:table-cell>
          <table:table-cell table:formula="of:=([.F156]-[.C156])/0.0166667" office:value-type="float" office:value="49.8899002201995" calcext:value-type="float">
            <text:p>49.8899002201995</text:p>
          </table:table-cell>
          <table:table-cell table:formula="of:=DEGREES(ATAN(ABS([.F156]-[.C156])/ABS([.E156]-[.B156])))" office:value-type="float" office:value="4.14956075528907" calcext:value-type="float">
            <text:p>4.14956075528907</text:p>
          </table:table-cell>
          <table:table-cell table:formula="of:=SQRT(POWER([.H156];2)+POWER([.I156];2)+POWER([.J156];2))" office:value-type="float" office:value="690.244724160191" calcext:value-type="float">
            <text:p>690.244724160191</text:p>
          </table:table-cell>
        </table:table-row>
        <table:table-row table:style-name="ro1">
          <table:table-cell office:value-type="float" office:value="74.9141" calcext:value-type="float">
            <text:p>74.9141</text:p>
          </table:table-cell>
          <table:table-cell office:value-type="float" office:value="282.873" calcext:value-type="float">
            <text:p>282.873</text:p>
          </table:table-cell>
          <table:table-cell office:value-type="float" office:value="43.5206" calcext:value-type="float">
            <text:p>43.5206</text:p>
          </table:table-cell>
          <table:table-cell office:value-type="float" office:value="74.3502" calcext:value-type="float">
            <text:p>74.3502</text:p>
          </table:table-cell>
          <table:table-cell office:value-type="float" office:value="272.372" calcext:value-type="float">
            <text:p>272.372</text:p>
          </table:table-cell>
          <table:table-cell office:value-type="float" office:value="44.6804" calcext:value-type="float">
            <text:p>44.6804</text:p>
          </table:table-cell>
          <table:table-cell/>
          <table:table-cell table:formula="of:=([.D157]-[.A157])/0.0166667" office:value-type="float" office:value="-33.8339323321356" calcext:value-type="float">
            <text:p>-33.8339323321356</text:p>
          </table:table-cell>
          <table:table-cell table:formula="of:=ABS([.E157]-[.B157])/0.0166667" office:value-type="float" office:value="630.058739882519" calcext:value-type="float">
            <text:p>630.058739882519</text:p>
          </table:table-cell>
          <table:table-cell table:formula="of:=([.F157]-[.C157])/0.0166667" office:value-type="float" office:value="69.5878608242782" calcext:value-type="float">
            <text:p>69.5878608242782</text:p>
          </table:table-cell>
          <table:table-cell table:formula="of:=DEGREES(ATAN(ABS([.F157]-[.C157])/ABS([.E157]-[.B157])))" office:value-type="float" office:value="6.30258100513965" calcext:value-type="float">
            <text:p>6.30258100513965</text:p>
          </table:table-cell>
          <table:table-cell table:formula="of:=SQRT(POWER([.H157];2)+POWER([.I157];2)+POWER([.J157];2))" office:value-type="float" office:value="634.792266063082" calcext:value-type="float">
            <text:p>634.792266063082</text:p>
          </table:table-cell>
        </table:table-row>
        <table:table-row table:style-name="ro1">
          <table:table-cell office:value-type="float" office:value="74.4052" calcext:value-type="float">
            <text:p>74.4052</text:p>
          </table:table-cell>
          <table:table-cell office:value-type="float" office:value="282.825" calcext:value-type="float">
            <text:p>282.825</text:p>
          </table:table-cell>
          <table:table-cell office:value-type="float" office:value="43.5328" calcext:value-type="float">
            <text:p>43.5328</text:p>
          </table:table-cell>
          <table:table-cell office:value-type="float" office:value="73.8518" calcext:value-type="float">
            <text:p>73.8518</text:p>
          </table:table-cell>
          <table:table-cell office:value-type="float" office:value="272.363" calcext:value-type="float">
            <text:p>272.363</text:p>
          </table:table-cell>
          <table:table-cell office:value-type="float" office:value="44.4399" calcext:value-type="float">
            <text:p>44.4399</text:p>
          </table:table-cell>
          <table:table-cell/>
          <table:table-cell table:formula="of:=([.D158]-[.A158])/0.0166667" office:value-type="float" office:value="-33.2039335921326" calcext:value-type="float">
            <text:p>-33.2039335921326</text:p>
          </table:table-cell>
          <table:table-cell table:formula="of:=ABS([.E158]-[.B158])/0.0166667" office:value-type="float" office:value="627.71874456251" calcext:value-type="float">
            <text:p>627.71874456251</text:p>
          </table:table-cell>
          <table:table-cell table:formula="of:=([.F158]-[.C158])/0.0166667" office:value-type="float" office:value="54.4258911482177" calcext:value-type="float">
            <text:p>54.4258911482177</text:p>
          </table:table-cell>
          <table:table-cell table:formula="of:=DEGREES(ATAN(ABS([.F158]-[.C158])/ABS([.E158]-[.B158])))" office:value-type="float" office:value="4.95539552569019" calcext:value-type="float">
            <text:p>4.95539552569019</text:p>
          </table:table-cell>
          <table:table-cell table:formula="of:=SQRT(POWER([.H158];2)+POWER([.I158];2)+POWER([.J158];2))" office:value-type="float" office:value="630.948097000381" calcext:value-type="float">
            <text:p>630.948097000381</text:p>
          </table:table-cell>
        </table:table-row>
        <table:table-row table:style-name="ro1">
          <table:table-cell office:value-type="float" office:value="74.9315" calcext:value-type="float">
            <text:p>74.9315</text:p>
          </table:table-cell>
          <table:table-cell office:value-type="float" office:value="285.534" calcext:value-type="float">
            <text:p>285.534</text:p>
          </table:table-cell>
          <table:table-cell office:value-type="float" office:value="43.3565" calcext:value-type="float">
            <text:p>43.3565</text:p>
          </table:table-cell>
          <table:table-cell office:value-type="float" office:value="74.3642" calcext:value-type="float">
            <text:p>74.3642</text:p>
          </table:table-cell>
          <table:table-cell office:value-type="float" office:value="274.923" calcext:value-type="float">
            <text:p>274.923</text:p>
          </table:table-cell>
          <table:table-cell office:value-type="float" office:value="44.525" calcext:value-type="float">
            <text:p>44.525</text:p>
          </table:table-cell>
          <table:table-cell/>
          <table:table-cell table:formula="of:=([.D159]-[.A159])/0.0166667" office:value-type="float" office:value="-34.0379319241363" calcext:value-type="float">
            <text:p>-34.0379319241363</text:p>
          </table:table-cell>
          <table:table-cell table:formula="of:=ABS([.E159]-[.B159])/0.0166667" office:value-type="float" office:value="636.658726682546" calcext:value-type="float">
            <text:p>636.658726682546</text:p>
          </table:table-cell>
          <table:table-cell table:formula="of:=([.F159]-[.C159])/0.0166667" office:value-type="float" office:value="70.1098597802806" calcext:value-type="float">
            <text:p>70.1098597802806</text:p>
          </table:table-cell>
          <table:table-cell table:formula="of:=DEGREES(ATAN(ABS([.F159]-[.C159])/ABS([.E159]-[.B159])))" office:value-type="float" office:value="6.28418068284117" calcext:value-type="float">
            <text:p>6.28418068284117</text:p>
          </table:table-cell>
          <table:table-cell table:formula="of:=SQRT(POWER([.H159];2)+POWER([.I159];2)+POWER([.J159];2))" office:value-type="float" office:value="641.411184427839" calcext:value-type="float">
            <text:p>641.411184427839</text:p>
          </table:table-cell>
        </table:table-row>
        <table:table-row table:style-name="ro1">
          <table:table-cell office:value-type="float" office:value="74.9302" calcext:value-type="float">
            <text:p>74.9302</text:p>
          </table:table-cell>
          <table:table-cell office:value-type="float" office:value="285.642" calcext:value-type="float">
            <text:p>285.642</text:p>
          </table:table-cell>
          <table:table-cell office:value-type="float" office:value="42.8327" calcext:value-type="float">
            <text:p>42.8327</text:p>
          </table:table-cell>
          <table:table-cell office:value-type="float" office:value="74.8456" calcext:value-type="float">
            <text:p>74.8456</text:p>
          </table:table-cell>
          <table:table-cell office:value-type="float" office:value="272.571" calcext:value-type="float">
            <text:p>272.571</text:p>
          </table:table-cell>
          <table:table-cell office:value-type="float" office:value="43.9047" calcext:value-type="float">
            <text:p>43.9047</text:p>
          </table:table-cell>
          <table:table-cell/>
          <table:table-cell table:formula="of:=([.D160]-[.A160])/0.0166667" office:value-type="float" office:value="-5.07598984801999" calcext:value-type="float">
            <text:p>-5.07598984801999</text:p>
          </table:table-cell>
          <table:table-cell table:formula="of:=ABS([.E160]-[.B160])/0.0166667" office:value-type="float" office:value="784.258431483135" calcext:value-type="float">
            <text:p>784.258431483135</text:p>
          </table:table-cell>
          <table:table-cell table:formula="of:=([.F160]-[.C160])/0.0166667" office:value-type="float" office:value="64.319871360257" calcext:value-type="float">
            <text:p>64.319871360257</text:p>
          </table:table-cell>
          <table:table-cell table:formula="of:=DEGREES(ATAN(ABS([.F160]-[.C160])/ABS([.E160]-[.B160])))" office:value-type="float" office:value="4.68854088548487" calcext:value-type="float">
            <text:p>4.68854088548487</text:p>
          </table:table-cell>
          <table:table-cell table:formula="of:=SQRT(POWER([.H160];2)+POWER([.I160];2)+POWER([.J160];2))" office:value-type="float" office:value="786.90793545187" calcext:value-type="float">
            <text:p>786.90793545187</text:p>
          </table:table-cell>
        </table:table-row>
        <table:table-row table:style-name="ro1">
          <table:table-cell office:value-type="float" office:value="74.4214" calcext:value-type="float">
            <text:p>74.4214</text:p>
          </table:table-cell>
          <table:table-cell office:value-type="float" office:value="285.369" calcext:value-type="float">
            <text:p>285.369</text:p>
          </table:table-cell>
          <table:table-cell office:value-type="float" office:value="43.8932" calcext:value-type="float">
            <text:p>43.8932</text:p>
          </table:table-cell>
          <table:table-cell office:value-type="float" office:value="73.8557" calcext:value-type="float">
            <text:p>73.8557</text:p>
          </table:table-cell>
          <table:table-cell office:value-type="float" office:value="272.162" calcext:value-type="float">
            <text:p>272.162</text:p>
          </table:table-cell>
          <table:table-cell office:value-type="float" office:value="45.4562" calcext:value-type="float">
            <text:p>45.4562</text:p>
          </table:table-cell>
          <table:table-cell/>
          <table:table-cell table:formula="of:=([.D161]-[.A161])/0.0166667" office:value-type="float" office:value="-33.9419321161362" calcext:value-type="float">
            <text:p>-33.9419321161362</text:p>
          </table:table-cell>
          <table:table-cell table:formula="of:=ABS([.E161]-[.B161])/0.0166667" office:value-type="float" office:value="792.418415163173" calcext:value-type="float">
            <text:p>792.418415163173</text:p>
          </table:table-cell>
          <table:table-cell table:formula="of:=([.F161]-[.C161])/0.0166667" office:value-type="float" office:value="93.7798124403753" calcext:value-type="float">
            <text:p>93.7798124403753</text:p>
          </table:table-cell>
          <table:table-cell table:formula="of:=DEGREES(ATAN(ABS([.F161]-[.C161])/ABS([.E161]-[.B161])))" office:value-type="float" office:value="6.74935200008419" calcext:value-type="float">
            <text:p>6.74935200008419</text:p>
          </table:table-cell>
          <table:table-cell table:formula="of:=SQRT(POWER([.H161];2)+POWER([.I161];2)+POWER([.J161];2))" office:value-type="float" office:value="798.669927233299" calcext:value-type="float">
            <text:p>798.669927233299</text:p>
          </table:table-cell>
        </table:table-row>
        <table:table-row table:style-name="ro1">
          <table:table-cell office:value-type="float" office:value="74.1263" calcext:value-type="float">
            <text:p>74.1263</text:p>
          </table:table-cell>
          <table:table-cell office:value-type="float" office:value="275.836" calcext:value-type="float">
            <text:p>275.836</text:p>
          </table:table-cell>
          <table:table-cell office:value-type="float" office:value="46.1179" calcext:value-type="float">
            <text:p>46.1179</text:p>
          </table:table-cell>
          <table:table-cell office:value-type="float" office:value="73.589" calcext:value-type="float">
            <text:p>73.589</text:p>
          </table:table-cell>
          <table:table-cell office:value-type="float" office:value="265.634" calcext:value-type="float">
            <text:p>265.634</text:p>
          </table:table-cell>
          <table:table-cell office:value-type="float" office:value="47.2054" calcext:value-type="float">
            <text:p>47.2054</text:p>
          </table:table-cell>
          <table:table-cell/>
          <table:table-cell table:formula="of:=([.D162]-[.A162])/0.0166667" office:value-type="float" office:value="-32.2379355241291" calcext:value-type="float">
            <text:p>-32.2379355241291</text:p>
          </table:table-cell>
          <table:table-cell table:formula="of:=ABS([.E162]-[.B162])/0.0166667" office:value-type="float" office:value="612.118775762448" calcext:value-type="float">
            <text:p>612.118775762448</text:p>
          </table:table-cell>
          <table:table-cell table:formula="of:=([.F162]-[.C162])/0.0166667" office:value-type="float" office:value="65.2498695002609" calcext:value-type="float">
            <text:p>65.2498695002609</text:p>
          </table:table-cell>
          <table:table-cell table:formula="of:=DEGREES(ATAN(ABS([.F162]-[.C162])/ABS([.E162]-[.B162])))" office:value-type="float" office:value="6.08456701935112" calcext:value-type="float">
            <text:p>6.08456701935112</text:p>
          </table:table-cell>
          <table:table-cell table:formula="of:=SQRT(POWER([.H162];2)+POWER([.I162];2)+POWER([.J162];2))" office:value-type="float" office:value="616.430227679968" calcext:value-type="float">
            <text:p>616.430227679968</text:p>
          </table:table-cell>
        </table:table-row>
        <table:table-row table:style-name="ro1">
          <table:table-cell office:value-type="float" office:value="74.3966" calcext:value-type="float">
            <text:p>74.3966</text:p>
          </table:table-cell>
          <table:table-cell office:value-type="float" office:value="279.819" calcext:value-type="float">
            <text:p>279.819</text:p>
          </table:table-cell>
          <table:table-cell office:value-type="float" office:value="45.5039" calcext:value-type="float">
            <text:p>45.5039</text:p>
          </table:table-cell>
          <table:table-cell office:value-type="float" office:value="74.0849" calcext:value-type="float">
            <text:p>74.0849</text:p>
          </table:table-cell>
          <table:table-cell office:value-type="float" office:value="266.899" calcext:value-type="float">
            <text:p>266.899</text:p>
          </table:table-cell>
          <table:table-cell office:value-type="float" office:value="47.2479" calcext:value-type="float">
            <text:p>47.2479</text:p>
          </table:table-cell>
          <table:table-cell/>
          <table:table-cell table:formula="of:=([.D163]-[.A163])/0.0166667" office:value-type="float" office:value="-18.7019625960749" calcext:value-type="float">
            <text:p>-18.7019625960749</text:p>
          </table:table-cell>
          <table:table-cell table:formula="of:=ABS([.E163]-[.B163])/0.0166667" office:value-type="float" office:value="775.198449603102" calcext:value-type="float">
            <text:p>775.198449603102</text:p>
          </table:table-cell>
          <table:table-cell table:formula="of:=([.F163]-[.C163])/0.0166667" office:value-type="float" office:value="104.639790720419" calcext:value-type="float">
            <text:p>104.639790720419</text:p>
          </table:table-cell>
          <table:table-cell table:formula="of:=DEGREES(ATAN(ABS([.F163]-[.C163])/ABS([.E163]-[.B163])))" office:value-type="float" office:value="7.68757671154969" calcext:value-type="float">
            <text:p>7.68757671154969</text:p>
          </table:table-cell>
          <table:table-cell table:formula="of:=SQRT(POWER([.H163];2)+POWER([.I163];2)+POWER([.J163];2))" office:value-type="float" office:value="782.452481288168" calcext:value-type="float">
            <text:p>782.452481288168</text:p>
          </table:table-cell>
        </table:table-row>
        <table:table-row table:style-name="ro1">
          <table:table-cell office:value-type="float" office:value="74.4463" calcext:value-type="float">
            <text:p>74.4463</text:p>
          </table:table-cell>
          <table:table-cell office:value-type="float" office:value="289.199" calcext:value-type="float">
            <text:p>289.199</text:p>
          </table:table-cell>
          <table:table-cell office:value-type="float" office:value="44.5729" calcext:value-type="float">
            <text:p>44.5729</text:p>
          </table:table-cell>
          <table:table-cell office:value-type="float" office:value="74.1289" calcext:value-type="float">
            <text:p>74.1289</text:p>
          </table:table-cell>
          <table:table-cell office:value-type="float" office:value="275.681" calcext:value-type="float">
            <text:p>275.681</text:p>
          </table:table-cell>
          <table:table-cell office:value-type="float" office:value="46.8834" calcext:value-type="float">
            <text:p>46.8834</text:p>
          </table:table-cell>
          <table:table-cell/>
          <table:table-cell table:formula="of:=([.D164]-[.A164])/0.0166667" office:value-type="float" office:value="-19.0439619120757" calcext:value-type="float">
            <text:p>-19.0439619120757</text:p>
          </table:table-cell>
          <table:table-cell table:formula="of:=ABS([.E164]-[.B164])/0.0166667" office:value-type="float" office:value="811.078377843246" calcext:value-type="float">
            <text:p>811.078377843246</text:p>
          </table:table-cell>
          <table:table-cell table:formula="of:=([.F164]-[.C164])/0.0166667" office:value-type="float" office:value="138.629722740555" calcext:value-type="float">
            <text:p>138.629722740555</text:p>
          </table:table-cell>
          <table:table-cell table:formula="of:=DEGREES(ATAN(ABS([.F164]-[.C164])/ABS([.E164]-[.B164])))" office:value-type="float" office:value="9.6992832086499" calcext:value-type="float">
            <text:p>9.6992832086499</text:p>
          </table:table-cell>
          <table:table-cell table:formula="of:=SQRT(POWER([.H164];2)+POWER([.I164];2)+POWER([.J164];2))" office:value-type="float" office:value="823.060755665864" calcext:value-type="float">
            <text:p>823.060755665864</text:p>
          </table:table-cell>
        </table:table-row>
        <table:table-row table:style-name="ro1">
          <table:table-cell office:value-type="float" office:value="74.8832" calcext:value-type="float">
            <text:p>74.8832</text:p>
          </table:table-cell>
          <table:table-cell office:value-type="float" office:value="277.387" calcext:value-type="float">
            <text:p>277.387</text:p>
          </table:table-cell>
          <table:table-cell office:value-type="float" office:value="45.1276" calcext:value-type="float">
            <text:p>45.1276</text:p>
          </table:table-cell>
          <table:table-cell office:value-type="float" office:value="74.3206" calcext:value-type="float">
            <text:p>74.3206</text:p>
          </table:table-cell>
          <table:table-cell office:value-type="float" office:value="265.865" calcext:value-type="float">
            <text:p>265.865</text:p>
          </table:table-cell>
          <table:table-cell office:value-type="float" office:value="46.4361" calcext:value-type="float">
            <text:p>46.4361</text:p>
          </table:table-cell>
          <table:table-cell/>
          <table:table-cell table:formula="of:=([.D165]-[.A165])/0.0166667" office:value-type="float" office:value="-33.7559324881352" calcext:value-type="float">
            <text:p>-33.7559324881352</text:p>
          </table:table-cell>
          <table:table-cell table:formula="of:=ABS([.E165]-[.B165])/0.0166667" office:value-type="float" office:value="691.318617362765" calcext:value-type="float">
            <text:p>691.318617362765</text:p>
          </table:table-cell>
          <table:table-cell table:formula="of:=([.F165]-[.C165])/0.0166667" office:value-type="float" office:value="78.5098429803142" calcext:value-type="float">
            <text:p>78.5098429803142</text:p>
          </table:table-cell>
          <table:table-cell table:formula="of:=DEGREES(ATAN(ABS([.F165]-[.C165])/ABS([.E165]-[.B165])))" office:value-type="float" office:value="6.4790569336312" calcext:value-type="float">
            <text:p>6.4790569336312</text:p>
          </table:table-cell>
          <table:table-cell table:formula="of:=SQRT(POWER([.H165];2)+POWER([.I165];2)+POWER([.J165];2))" office:value-type="float" office:value="696.580712577733" calcext:value-type="float">
            <text:p>696.580712577733</text:p>
          </table:table-cell>
        </table:table-row>
        <table:table-row table:style-name="ro1">
          <table:table-cell office:value-type="float" office:value="74.6778" calcext:value-type="float">
            <text:p>74.6778</text:p>
          </table:table-cell>
          <table:table-cell office:value-type="float" office:value="285.336" calcext:value-type="float">
            <text:p>285.336</text:p>
          </table:table-cell>
          <table:table-cell office:value-type="float" office:value="44.1489" calcext:value-type="float">
            <text:p>44.1489</text:p>
          </table:table-cell>
          <table:table-cell office:value-type="float" office:value="74.3674" calcext:value-type="float">
            <text:p>74.3674</text:p>
          </table:table-cell>
          <table:table-cell office:value-type="float" office:value="274.712" calcext:value-type="float">
            <text:p>274.712</text:p>
          </table:table-cell>
          <table:table-cell office:value-type="float" office:value="45.5475" calcext:value-type="float">
            <text:p>45.5475</text:p>
          </table:table-cell>
          <table:table-cell/>
          <table:table-cell table:formula="of:=([.D166]-[.A166])/0.0166667" office:value-type="float" office:value="-18.6239627520746" calcext:value-type="float">
            <text:p>-18.6239627520746</text:p>
          </table:table-cell>
          <table:table-cell table:formula="of:=ABS([.E166]-[.B166])/0.0166667" office:value-type="float" office:value="637.438725122551" calcext:value-type="float">
            <text:p>637.438725122551</text:p>
          </table:table-cell>
          <table:table-cell table:formula="of:=([.F166]-[.C166])/0.0166667" office:value-type="float" office:value="83.9158321683358" calcext:value-type="float">
            <text:p>83.9158321683358</text:p>
          </table:table-cell>
          <table:table-cell table:formula="of:=DEGREES(ATAN(ABS([.F166]-[.C166])/ABS([.E166]-[.B166])))" office:value-type="float" office:value="7.49959639842228" calcext:value-type="float">
            <text:p>7.49959639842228</text:p>
          </table:table-cell>
          <table:table-cell table:formula="of:=SQRT(POWER([.H166];2)+POWER([.I166];2)+POWER([.J166];2))" office:value-type="float" office:value="643.208245565119" calcext:value-type="float">
            <text:p>643.208245565119</text:p>
          </table:table-cell>
        </table:table-row>
        <table:table-row table:style-name="ro1">
          <table:table-cell office:value-type="float" office:value="74.9078" calcext:value-type="float">
            <text:p>74.9078</text:p>
          </table:table-cell>
          <table:table-cell office:value-type="float" office:value="281.37" calcext:value-type="float">
            <text:p>281.37</text:p>
          </table:table-cell>
          <table:table-cell office:value-type="float" office:value="44.5092" calcext:value-type="float">
            <text:p>44.5092</text:p>
          </table:table-cell>
          <table:table-cell office:value-type="float" office:value="74.826" calcext:value-type="float">
            <text:p>74.826</text:p>
          </table:table-cell>
          <table:table-cell office:value-type="float" office:value="268.437" calcext:value-type="float">
            <text:p>268.437</text:p>
          </table:table-cell>
          <table:table-cell office:value-type="float" office:value="46.0295" calcext:value-type="float">
            <text:p>46.0295</text:p>
          </table:table-cell>
          <table:table-cell/>
          <table:table-cell table:formula="of:=([.D167]-[.A167])/0.0166667" office:value-type="float" office:value="-4.9079901840197" calcext:value-type="float">
            <text:p>-4.9079901840197</text:p>
          </table:table-cell>
          <table:table-cell table:formula="of:=ABS([.E167]-[.B167])/0.0166667" office:value-type="float" office:value="775.978448043104" calcext:value-type="float">
            <text:p>775.978448043104</text:p>
          </table:table-cell>
          <table:table-cell table:formula="of:=([.F167]-[.C167])/0.0166667" office:value-type="float" office:value="91.2178175643648" calcext:value-type="float">
            <text:p>91.2178175643648</text:p>
          </table:table-cell>
          <table:table-cell table:formula="of:=DEGREES(ATAN(ABS([.F167]-[.C167])/ABS([.E167]-[.B167])))" office:value-type="float" office:value="6.70446456373394" calcext:value-type="float">
            <text:p>6.70446456373394</text:p>
          </table:table-cell>
          <table:table-cell table:formula="of:=SQRT(POWER([.H167];2)+POWER([.I167];2)+POWER([.J167];2))" office:value-type="float" office:value="781.336886647646" calcext:value-type="float">
            <text:p>781.336886647646</text:p>
          </table:table-cell>
        </table:table-row>
        <table:table-row table:style-name="ro1">
          <table:table-cell office:value-type="float" office:value="74.9583" calcext:value-type="float">
            <text:p>74.9583</text:p>
          </table:table-cell>
          <table:table-cell office:value-type="float" office:value="289.547" calcext:value-type="float">
            <text:p>289.547</text:p>
          </table:table-cell>
          <table:table-cell office:value-type="float" office:value="43.24" calcext:value-type="float">
            <text:p>43.24</text:p>
          </table:table-cell>
          <table:table-cell office:value-type="float" office:value="74.8738" calcext:value-type="float">
            <text:p>74.8738</text:p>
          </table:table-cell>
          <table:table-cell office:value-type="float" office:value="276.178" calcext:value-type="float">
            <text:p>276.178</text:p>
          </table:table-cell>
          <table:table-cell office:value-type="float" office:value="44.8192" calcext:value-type="float">
            <text:p>44.8192</text:p>
          </table:table-cell>
          <table:table-cell/>
          <table:table-cell table:formula="of:=([.D168]-[.A168])/0.0166667" office:value-type="float" office:value="-5.06998986001976" calcext:value-type="float">
            <text:p>-5.06998986001976</text:p>
          </table:table-cell>
          <table:table-cell table:formula="of:=ABS([.E168]-[.B168])/0.0166667" office:value-type="float" office:value="802.13839572321" calcext:value-type="float">
            <text:p>802.13839572321</text:p>
          </table:table-cell>
          <table:table-cell table:formula="of:=([.F168]-[.C168])/0.0166667" office:value-type="float" office:value="94.751810496379" calcext:value-type="float">
            <text:p>94.751810496379</text:p>
          </table:table-cell>
          <table:table-cell table:formula="of:=DEGREES(ATAN(ABS([.F168]-[.C168])/ABS([.E168]-[.B168])))" office:value-type="float" office:value="6.73679000094617" calcext:value-type="float">
            <text:p>6.73679000094617</text:p>
          </table:table-cell>
          <table:table-cell table:formula="of:=SQRT(POWER([.H168];2)+POWER([.I168];2)+POWER([.J168];2))" office:value-type="float" office:value="807.731153468113" calcext:value-type="float">
            <text:p>807.731153468113</text:p>
          </table:table-cell>
        </table:table-row>
        <table:table-row table:style-name="ro1">
          <table:table-cell office:value-type="float" office:value="74.7253" calcext:value-type="float">
            <text:p>74.7253</text:p>
          </table:table-cell>
          <table:table-cell office:value-type="float" office:value="293.59" calcext:value-type="float">
            <text:p>293.59</text:p>
          </table:table-cell>
          <table:table-cell office:value-type="float" office:value="43.1296" calcext:value-type="float">
            <text:p>43.1296</text:p>
          </table:table-cell>
          <table:table-cell office:value-type="float" office:value="74.6566" calcext:value-type="float">
            <text:p>74.6566</text:p>
          </table:table-cell>
          <table:table-cell office:value-type="float" office:value="281.183" calcext:value-type="float">
            <text:p>281.183</text:p>
          </table:table-cell>
          <table:table-cell office:value-type="float" office:value="45.2922" calcext:value-type="float">
            <text:p>45.2922</text:p>
          </table:table-cell>
          <table:table-cell/>
          <table:table-cell table:formula="of:=([.D169]-[.A169])/0.0166667" office:value-type="float" office:value="-4.1219917560169" calcext:value-type="float">
            <text:p>-4.1219917560169</text:p>
          </table:table-cell>
          <table:table-cell table:formula="of:=ABS([.E169]-[.B169])/0.0166667" office:value-type="float" office:value="744.418511162977" calcext:value-type="float">
            <text:p>744.418511162977</text:p>
          </table:table-cell>
          <table:table-cell table:formula="of:=([.F169]-[.C169])/0.0166667" office:value-type="float" office:value="129.755740488519" calcext:value-type="float">
            <text:p>129.755740488519</text:p>
          </table:table-cell>
          <table:table-cell table:formula="of:=DEGREES(ATAN(ABS([.F169]-[.C169])/ABS([.E169]-[.B169])))" office:value-type="float" office:value="9.88759408412999" calcext:value-type="float">
            <text:p>9.88759408412999</text:p>
          </table:table-cell>
          <table:table-cell table:formula="of:=SQRT(POWER([.H169];2)+POWER([.I169];2)+POWER([.J169];2))" office:value-type="float" office:value="755.653665886604" calcext:value-type="float">
            <text:p>755.653665886604</text:p>
          </table:table-cell>
        </table:table-row>
        <table:table-row table:style-name="ro1">
          <table:table-cell office:value-type="float" office:value="74.9511" calcext:value-type="float">
            <text:p>74.9511</text:p>
          </table:table-cell>
          <table:table-cell office:value-type="float" office:value="288.045" calcext:value-type="float">
            <text:p>288.045</text:p>
          </table:table-cell>
          <table:table-cell office:value-type="float" office:value="43.9819" calcext:value-type="float">
            <text:p>43.9819</text:p>
          </table:table-cell>
          <table:table-cell office:value-type="float" office:value="74.8839" calcext:value-type="float">
            <text:p>74.8839</text:p>
          </table:table-cell>
          <table:table-cell office:value-type="float" office:value="277.334" calcext:value-type="float">
            <text:p>277.334</text:p>
          </table:table-cell>
          <table:table-cell office:value-type="float" office:value="45.3843" calcext:value-type="float">
            <text:p>45.3843</text:p>
          </table:table-cell>
          <table:table-cell/>
          <table:table-cell table:formula="of:=([.D170]-[.A170])/0.0166667" office:value-type="float" office:value="-4.03199193601611" calcext:value-type="float">
            <text:p>-4.03199193601611</text:p>
          </table:table-cell>
          <table:table-cell table:formula="of:=ABS([.E170]-[.B170])/0.0166667" office:value-type="float" office:value="642.658714682571" calcext:value-type="float">
            <text:p>642.658714682571</text:p>
          </table:table-cell>
          <table:table-cell table:formula="of:=([.F170]-[.C170])/0.0166667" office:value-type="float" office:value="84.1438317123366" calcext:value-type="float">
            <text:p>84.1438317123366</text:p>
          </table:table-cell>
          <table:table-cell table:formula="of:=DEGREES(ATAN(ABS([.F170]-[.C170])/ABS([.E170]-[.B170])))" office:value-type="float" office:value="7.45935153005126" calcext:value-type="float">
            <text:p>7.45935153005126</text:p>
          </table:table-cell>
          <table:table-cell table:formula="of:=SQRT(POWER([.H170];2)+POWER([.I170];2)+POWER([.J170];2))" office:value-type="float" office:value="648.156358397926" calcext:value-type="float">
            <text:p>648.156358397926</text:p>
          </table:table-cell>
        </table:table-row>
        <table:table-row table:style-name="ro1">
          <table:table-cell office:value-type="float" office:value="74.9498" calcext:value-type="float">
            <text:p>74.9498</text:p>
          </table:table-cell>
          <table:table-cell office:value-type="float" office:value="288.16" calcext:value-type="float">
            <text:p>288.16</text:p>
          </table:table-cell>
          <table:table-cell office:value-type="float" office:value="43.4552" calcext:value-type="float">
            <text:p>43.4552</text:p>
          </table:table-cell>
          <table:table-cell office:value-type="float" office:value="74.4145" calcext:value-type="float">
            <text:p>74.4145</text:p>
          </table:table-cell>
          <table:table-cell office:value-type="float" office:value="284.011" calcext:value-type="float">
            <text:p>284.011</text:p>
          </table:table-cell>
          <table:table-cell office:value-type="float" office:value="44.1041" calcext:value-type="float">
            <text:p>44.1041</text:p>
          </table:table-cell>
          <table:table-cell/>
          <table:table-cell table:formula="of:=([.D171]-[.A171])/0.0166667" office:value-type="float" office:value="-32.117935764128" calcext:value-type="float">
            <text:p>-32.117935764128</text:p>
          </table:table-cell>
          <table:table-cell table:formula="of:=ABS([.E171]-[.B171])/0.0166667" office:value-type="float" office:value="248.939502120996" calcext:value-type="float">
            <text:p>248.939502120996</text:p>
          </table:table-cell>
          <table:table-cell table:formula="of:=([.F171]-[.C171])/0.0166667" office:value-type="float" office:value="38.933922132156" calcext:value-type="float">
            <text:p>38.933922132156</text:p>
          </table:table-cell>
          <table:table-cell table:formula="of:=DEGREES(ATAN(ABS([.F171]-[.C171])/ABS([.E171]-[.B171])))" office:value-type="float" office:value="8.88899997527057" calcext:value-type="float">
            <text:p>8.88899997527057</text:p>
          </table:table-cell>
          <table:table-cell table:formula="of:=SQRT(POWER([.H171];2)+POWER([.I171];2)+POWER([.J171];2))" office:value-type="float" office:value="254.004503516356" calcext:value-type="float">
            <text:p>254.004503516356</text:p>
          </table:table-cell>
        </table:table-row>
        <table:table-row table:style-name="ro1">
          <table:table-cell office:value-type="float" office:value="74.6401" calcext:value-type="float">
            <text:p>74.6401</text:p>
          </table:table-cell>
          <table:table-cell office:value-type="float" office:value="278.624" calcext:value-type="float">
            <text:p>278.624</text:p>
          </table:table-cell>
          <table:table-cell office:value-type="float" office:value="45.187" calcext:value-type="float">
            <text:p>45.187</text:p>
          </table:table-cell>
          <table:table-cell office:value-type="float" office:value="74.567" calcext:value-type="float">
            <text:p>74.567</text:p>
          </table:table-cell>
          <table:table-cell office:value-type="float" office:value="265.792" calcext:value-type="float">
            <text:p>265.792</text:p>
          </table:table-cell>
          <table:table-cell office:value-type="float" office:value="46.9298" calcext:value-type="float">
            <text:p>46.9298</text:p>
          </table:table-cell>
          <table:table-cell/>
          <table:table-cell table:formula="of:=([.D172]-[.A172])/0.0166667" office:value-type="float" office:value="-4.38599122801819" calcext:value-type="float">
            <text:p>-4.38599122801819</text:p>
          </table:table-cell>
          <table:table-cell table:formula="of:=ABS([.E172]-[.B172])/0.0166667" office:value-type="float" office:value="769.918460163083" calcext:value-type="float">
            <text:p>769.918460163083</text:p>
          </table:table-cell>
          <table:table-cell table:formula="of:=([.F172]-[.C172])/0.0166667" office:value-type="float" office:value="104.567790864418" calcext:value-type="float">
            <text:p>104.567790864418</text:p>
          </table:table-cell>
          <table:table-cell table:formula="of:=DEGREES(ATAN(ABS([.F172]-[.C172])/ABS([.E172]-[.B172])))" office:value-type="float" office:value="7.73439916395422" calcext:value-type="float">
            <text:p>7.73439916395422</text:p>
          </table:table-cell>
          <table:table-cell table:formula="of:=SQRT(POWER([.H172];2)+POWER([.I172];2)+POWER([.J172];2))" office:value-type="float" office:value="776.999417699402" calcext:value-type="float">
            <text:p>776.999417699402</text:p>
          </table:table-cell>
        </table:table-row>
        <table:table-row table:style-name="ro1">
          <table:table-cell office:value-type="float" office:value="74.3982" calcext:value-type="float">
            <text:p>74.3982</text:p>
          </table:table-cell>
          <table:table-cell office:value-type="float" office:value="279.712" calcext:value-type="float">
            <text:p>279.712</text:p>
          </table:table-cell>
          <table:table-cell office:value-type="float" office:value="46.0194" calcext:value-type="float">
            <text:p>46.0194</text:p>
          </table:table-cell>
          <table:table-cell office:value-type="float" office:value="73.8515" calcext:value-type="float">
            <text:p>73.8515</text:p>
          </table:table-cell>
          <table:table-cell office:value-type="float" office:value="269.302" calcext:value-type="float">
            <text:p>269.302</text:p>
          </table:table-cell>
          <table:table-cell office:value-type="float" office:value="47.3674" calcext:value-type="float">
            <text:p>47.3674</text:p>
          </table:table-cell>
          <table:table-cell/>
          <table:table-cell table:formula="of:=([.D173]-[.A173])/0.0166667" office:value-type="float" office:value="-32.8019343961313" calcext:value-type="float">
            <text:p>-32.8019343961313</text:p>
          </table:table-cell>
          <table:table-cell table:formula="of:=ABS([.E173]-[.B173])/0.0166667" office:value-type="float" office:value="624.598750802497" calcext:value-type="float">
            <text:p>624.598750802497</text:p>
          </table:table-cell>
          <table:table-cell table:formula="of:=([.F173]-[.C173])/0.0166667" office:value-type="float" office:value="80.8798382403239" calcext:value-type="float">
            <text:p>80.8798382403239</text:p>
          </table:table-cell>
          <table:table-cell table:formula="of:=DEGREES(ATAN(ABS([.F173]-[.C173])/ABS([.E173]-[.B173])))" office:value-type="float" office:value="7.37822429467734" calcext:value-type="float">
            <text:p>7.37822429467734</text:p>
          </table:table-cell>
          <table:table-cell table:formula="of:=SQRT(POWER([.H173];2)+POWER([.I173];2)+POWER([.J173];2))" office:value-type="float" office:value="630.667198003787" calcext:value-type="float">
            <text:p>630.667198003787</text:p>
          </table:table-cell>
        </table:table-row>
        <table:table-row table:style-name="ro1">
          <table:table-cell office:value-type="float" office:value="75.1823" calcext:value-type="float">
            <text:p>75.1823</text:p>
          </table:table-cell>
          <table:table-cell office:value-type="float" office:value="283.808" calcext:value-type="float">
            <text:p>283.808</text:p>
          </table:table-cell>
          <table:table-cell office:value-type="float" office:value="45.3879" calcext:value-type="float">
            <text:p>45.3879</text:p>
          </table:table-cell>
          <table:table-cell office:value-type="float" office:value="75.3312" calcext:value-type="float">
            <text:p>75.3312</text:p>
          </table:table-cell>
          <table:table-cell office:value-type="float" office:value="269.465" calcext:value-type="float">
            <text:p>269.465</text:p>
          </table:table-cell>
          <table:table-cell office:value-type="float" office:value="47.3289" calcext:value-type="float">
            <text:p>47.3289</text:p>
          </table:table-cell>
          <table:table-cell/>
          <table:table-cell table:formula="of:=([.D174]-[.A174])/0.0166667" office:value-type="float" office:value="8.93398213203559" calcext:value-type="float">
            <text:p>8.93398213203559</text:p>
          </table:table-cell>
          <table:table-cell table:formula="of:=ABS([.E174]-[.B174])/0.0166667" office:value-type="float" office:value="860.578278843443" calcext:value-type="float">
            <text:p>860.578278843443</text:p>
          </table:table-cell>
          <table:table-cell table:formula="of:=([.F174]-[.C174])/0.0166667" office:value-type="float" office:value="116.459767080466" calcext:value-type="float">
            <text:p>116.459767080466</text:p>
          </table:table-cell>
          <table:table-cell table:formula="of:=DEGREES(ATAN(ABS([.F174]-[.C174])/ABS([.E174]-[.B174])))" office:value-type="float" office:value="7.70686632730772" calcext:value-type="float">
            <text:p>7.70686632730772</text:p>
          </table:table-cell>
          <table:table-cell table:formula="of:=SQRT(POWER([.H174];2)+POWER([.I174];2)+POWER([.J174];2))" office:value-type="float" office:value="868.468575944067" calcext:value-type="float">
            <text:p>868.468575944067</text:p>
          </table:table-cell>
        </table:table-row>
        <table:table-row table:style-name="ro1">
          <table:table-cell office:value-type="float" office:value="75.1647" calcext:value-type="float">
            <text:p>75.1647</text:p>
          </table:table-cell>
          <table:table-cell office:value-type="float" office:value="281.062" calcext:value-type="float">
            <text:p>281.062</text:p>
          </table:table-cell>
          <table:table-cell office:value-type="float" office:value="46.0566" calcext:value-type="float">
            <text:p>46.0566</text:p>
          </table:table-cell>
          <table:table-cell office:value-type="float" office:value="75.0862" calcext:value-type="float">
            <text:p>75.0862</text:p>
          </table:table-cell>
          <table:table-cell office:value-type="float" office:value="269.292" calcext:value-type="float">
            <text:p>269.292</text:p>
          </table:table-cell>
          <table:table-cell office:value-type="float" office:value="48.0882" calcext:value-type="float">
            <text:p>48.0882</text:p>
          </table:table-cell>
          <table:table-cell/>
          <table:table-cell table:formula="of:=([.D175]-[.A175])/0.0166667" office:value-type="float" office:value="-4.70999058001831" calcext:value-type="float">
            <text:p>-4.70999058001831</text:p>
          </table:table-cell>
          <table:table-cell table:formula="of:=ABS([.E175]-[.B175])/0.0166667" office:value-type="float" office:value="706.198587602827" calcext:value-type="float">
            <text:p>706.198587602827</text:p>
          </table:table-cell>
          <table:table-cell table:formula="of:=([.F175]-[.C175])/0.0166667" office:value-type="float" office:value="121.895756208487" calcext:value-type="float">
            <text:p>121.895756208487</text:p>
          </table:table-cell>
          <table:table-cell table:formula="of:=DEGREES(ATAN(ABS([.F175]-[.C175])/ABS([.E175]-[.B175])))" office:value-type="float" office:value="9.79323084290296" calcext:value-type="float">
            <text:p>9.79323084290296</text:p>
          </table:table-cell>
          <table:table-cell table:formula="of:=SQRT(POWER([.H175];2)+POWER([.I175];2)+POWER([.J175];2))" office:value-type="float" office:value="716.656964331702" calcext:value-type="float">
            <text:p>716.656964331702</text:p>
          </table:table-cell>
        </table:table-row>
        <table:table-row table:style-name="ro1">
          <table:table-cell office:value-type="float" office:value="74.3982" calcext:value-type="float">
            <text:p>74.3982</text:p>
          </table:table-cell>
          <table:table-cell office:value-type="float" office:value="279.717" calcext:value-type="float">
            <text:p>279.717</text:p>
          </table:table-cell>
          <table:table-cell office:value-type="float" office:value="46.0185" calcext:value-type="float">
            <text:p>46.0185</text:p>
          </table:table-cell>
          <table:table-cell office:value-type="float" office:value="73.8465" calcext:value-type="float">
            <text:p>73.8465</text:p>
          </table:table-cell>
          <table:table-cell office:value-type="float" office:value="268.033" calcext:value-type="float">
            <text:p>268.033</text:p>
          </table:table-cell>
          <table:table-cell office:value-type="float" office:value="47.5616" calcext:value-type="float">
            <text:p>47.5616</text:p>
          </table:table-cell>
          <table:table-cell/>
          <table:table-cell table:formula="of:=([.D176]-[.A176])/0.0166667" office:value-type="float" office:value="-33.1019337961322" calcext:value-type="float">
            <text:p>-33.1019337961322</text:p>
          </table:table-cell>
          <table:table-cell table:formula="of:=ABS([.E176]-[.B176])/0.0166667" office:value-type="float" office:value="701.038597922802" calcext:value-type="float">
            <text:p>701.038597922802</text:p>
          </table:table-cell>
          <table:table-cell table:formula="of:=([.F176]-[.C176])/0.0166667" office:value-type="float" office:value="92.5858148283701" calcext:value-type="float">
            <text:p>92.5858148283701</text:p>
          </table:table-cell>
          <table:table-cell table:formula="of:=DEGREES(ATAN(ABS([.F176]-[.C176])/ABS([.E176]-[.B176])))" office:value-type="float" office:value="7.52348396829618" calcext:value-type="float">
            <text:p>7.52348396829618</text:p>
          </table:table-cell>
          <table:table-cell table:formula="of:=SQRT(POWER([.H176];2)+POWER([.I176];2)+POWER([.J176];2))" office:value-type="float" office:value="707.900407476959" calcext:value-type="float">
            <text:p>707.900407476959</text:p>
          </table:table-cell>
        </table:table-row>
        <table:table-row table:style-name="ro1">
          <table:table-cell office:value-type="float" office:value="74.9348" calcext:value-type="float">
            <text:p>74.9348</text:p>
          </table:table-cell>
          <table:table-cell office:value-type="float" office:value="285.247" calcext:value-type="float">
            <text:p>285.247</text:p>
          </table:table-cell>
          <table:table-cell office:value-type="float" office:value="44.6658" calcext:value-type="float">
            <text:p>44.6658</text:p>
          </table:table-cell>
          <table:table-cell office:value-type="float" office:value="74.6121" calcext:value-type="float">
            <text:p>74.6121</text:p>
          </table:table-cell>
          <table:table-cell office:value-type="float" office:value="273.286" calcext:value-type="float">
            <text:p>273.286</text:p>
          </table:table-cell>
          <table:table-cell office:value-type="float" office:value="46.505" calcext:value-type="float">
            <text:p>46.505</text:p>
          </table:table-cell>
          <table:table-cell/>
          <table:table-cell table:formula="of:=([.D177]-[.A177])/0.0166667" office:value-type="float" office:value="-19.3619612760773" calcext:value-type="float">
            <text:p>-19.3619612760773</text:p>
          </table:table-cell>
          <table:table-cell table:formula="of:=ABS([.E177]-[.B177])/0.0166667" office:value-type="float" office:value="717.658564682871" calcext:value-type="float">
            <text:p>717.658564682871</text:p>
          </table:table-cell>
          <table:table-cell table:formula="of:=([.F177]-[.C177])/0.0166667" office:value-type="float" office:value="110.351779296442" calcext:value-type="float">
            <text:p>110.351779296442</text:p>
          </table:table-cell>
          <table:table-cell table:formula="of:=DEGREES(ATAN(ABS([.F177]-[.C177])/ABS([.E177]-[.B177])))" office:value-type="float" office:value="8.74169872410218" calcext:value-type="float">
            <text:p>8.74169872410218</text:p>
          </table:table-cell>
          <table:table-cell table:formula="of:=SQRT(POWER([.H177];2)+POWER([.I177];2)+POWER([.J177];2))" office:value-type="float" office:value="726.351303572194" calcext:value-type="float">
            <text:p>726.351303572194</text:p>
          </table:table-cell>
        </table:table-row>
        <table:table-row table:style-name="ro1">
          <table:table-cell office:value-type="float" office:value="74.7025" calcext:value-type="float">
            <text:p>74.7025</text:p>
          </table:table-cell>
          <table:table-cell office:value-type="float" office:value="289.344" calcext:value-type="float">
            <text:p>289.344</text:p>
          </table:table-cell>
          <table:table-cell office:value-type="float" office:value="44.0389" calcext:value-type="float">
            <text:p>44.0389</text:p>
          </table:table-cell>
          <table:table-cell office:value-type="float" office:value="74.6253" calcext:value-type="float">
            <text:p>74.6253</text:p>
          </table:table-cell>
          <table:table-cell office:value-type="float" office:value="275.991" calcext:value-type="float">
            <text:p>275.991</text:p>
          </table:table-cell>
          <table:table-cell office:value-type="float" office:value="45.5943" calcext:value-type="float">
            <text:p>45.5943</text:p>
          </table:table-cell>
          <table:table-cell/>
          <table:table-cell table:formula="of:=([.D178]-[.A178])/0.0166667" office:value-type="float" office:value="-4.63199073601882" calcext:value-type="float">
            <text:p>-4.63199073601882</text:p>
          </table:table-cell>
          <table:table-cell table:formula="of:=ABS([.E178]-[.B178])/0.0166667" office:value-type="float" office:value="801.178397643205" calcext:value-type="float">
            <text:p>801.178397643205</text:p>
          </table:table-cell>
          <table:table-cell table:formula="of:=([.F178]-[.C178])/0.0166667" office:value-type="float" office:value="93.3238133523732" calcext:value-type="float">
            <text:p>93.3238133523732</text:p>
          </table:table-cell>
          <table:table-cell table:formula="of:=DEGREES(ATAN(ABS([.F178]-[.C178])/ABS([.E178]-[.B178])))" office:value-type="float" office:value="6.64405340031835" calcext:value-type="float">
            <text:p>6.64405340031835</text:p>
          </table:table-cell>
          <table:table-cell table:formula="of:=SQRT(POWER([.H178];2)+POWER([.I178];2)+POWER([.J178];2))" office:value-type="float" office:value="806.608712032632" calcext:value-type="float">
            <text:p>806.608712032632</text:p>
          </table:table-cell>
        </table:table-row>
        <table:table-row table:style-name="ro1">
          <table:table-cell office:value-type="float" office:value="74.9168" calcext:value-type="float">
            <text:p>74.9168</text:p>
          </table:table-cell>
          <table:table-cell office:value-type="float" office:value="282.653" calcext:value-type="float">
            <text:p>282.653</text:p>
          </table:table-cell>
          <table:table-cell office:value-type="float" office:value="44.5616" calcext:value-type="float">
            <text:p>44.5616</text:p>
          </table:table-cell>
          <table:table-cell office:value-type="float" office:value="74.8431" calcext:value-type="float">
            <text:p>74.8431</text:p>
          </table:table-cell>
          <table:table-cell office:value-type="float" office:value="270.888" calcext:value-type="float">
            <text:p>270.888</text:p>
          </table:table-cell>
          <table:table-cell office:value-type="float" office:value="46.1365" calcext:value-type="float">
            <text:p>46.1365</text:p>
          </table:table-cell>
          <table:table-cell/>
          <table:table-cell table:formula="of:=([.D179]-[.A179])/0.0166667" office:value-type="float" office:value="-4.42199115601698" calcext:value-type="float">
            <text:p>-4.42199115601698</text:p>
          </table:table-cell>
          <table:table-cell table:formula="of:=ABS([.E179]-[.B179])/0.0166667" office:value-type="float" office:value="705.898588202826" calcext:value-type="float">
            <text:p>705.898588202826</text:p>
          </table:table-cell>
          <table:table-cell table:formula="of:=([.F179]-[.C179])/0.0166667" office:value-type="float" office:value="94.4938110123779" calcext:value-type="float">
            <text:p>94.4938110123779</text:p>
          </table:table-cell>
          <table:table-cell table:formula="of:=DEGREES(ATAN(ABS([.F179]-[.C179])/ABS([.E179]-[.B179])))" office:value-type="float" office:value="7.62446750702125" calcext:value-type="float">
            <text:p>7.62446750702125</text:p>
          </table:table-cell>
          <table:table-cell table:formula="of:=SQRT(POWER([.H179];2)+POWER([.I179];2)+POWER([.J179];2))" office:value-type="float" office:value="712.208853604173" calcext:value-type="float">
            <text:p>712.208853604173</text:p>
          </table:table-cell>
        </table:table-row>
        <table:table-row table:style-name="ro1">
          <table:table-cell office:value-type="float" office:value="74.7025" calcext:value-type="float">
            <text:p>74.7025</text:p>
          </table:table-cell>
          <table:table-cell office:value-type="float" office:value="289.344" calcext:value-type="float">
            <text:p>289.344</text:p>
          </table:table-cell>
          <table:table-cell office:value-type="float" office:value="44.0389" calcext:value-type="float">
            <text:p>44.0389</text:p>
          </table:table-cell>
          <table:table-cell office:value-type="float" office:value="74.3832" calcext:value-type="float">
            <text:p>74.3832</text:p>
          </table:table-cell>
          <table:table-cell office:value-type="float" office:value="277.174" calcext:value-type="float">
            <text:p>277.174</text:p>
          </table:table-cell>
          <table:table-cell office:value-type="float" office:value="45.9102" calcext:value-type="float">
            <text:p>45.9102</text:p>
          </table:table-cell>
          <table:table-cell/>
          <table:table-cell table:formula="of:=([.D180]-[.A180])/0.0166667" office:value-type="float" office:value="-19.1579616840765" calcext:value-type="float">
            <text:p>-19.1579616840765</text:p>
          </table:table-cell>
          <table:table-cell table:formula="of:=ABS([.E180]-[.B180])/0.0166667" office:value-type="float" office:value="730.198539602922" calcext:value-type="float">
            <text:p>730.198539602922</text:p>
          </table:table-cell>
          <table:table-cell table:formula="of:=([.F180]-[.C180])/0.0166667" office:value-type="float" office:value="112.277775444449" calcext:value-type="float">
            <text:p>112.277775444449</text:p>
          </table:table-cell>
          <table:table-cell table:formula="of:=DEGREES(ATAN(ABS([.F180]-[.C180])/ABS([.E180]-[.B180])))" office:value-type="float" office:value="8.74152772930299" calcext:value-type="float">
            <text:p>8.74152772930299</text:p>
          </table:table-cell>
          <table:table-cell table:formula="of:=SQRT(POWER([.H180];2)+POWER([.I180];2)+POWER([.J180];2))" office:value-type="float" office:value="739.028574273608" calcext:value-type="float">
            <text:p>739.028574273608</text:p>
          </table:table-cell>
        </table:table-row>
        <table:table-row table:style-name="ro1">
          <table:table-cell office:value-type="float" office:value="74.9092" calcext:value-type="float">
            <text:p>74.9092</text:p>
          </table:table-cell>
          <table:table-cell office:value-type="float" office:value="281.261" calcext:value-type="float">
            <text:p>281.261</text:p>
          </table:table-cell>
          <table:table-cell office:value-type="float" office:value="45.0274" calcext:value-type="float">
            <text:p>45.0274</text:p>
          </table:table-cell>
          <table:table-cell office:value-type="float" office:value="74.8352" calcext:value-type="float">
            <text:p>74.8352</text:p>
          </table:table-cell>
          <table:table-cell office:value-type="float" office:value="269.61" calcext:value-type="float">
            <text:p>269.61</text:p>
          </table:table-cell>
          <table:table-cell office:value-type="float" office:value="46.3348" calcext:value-type="float">
            <text:p>46.3348</text:p>
          </table:table-cell>
          <table:table-cell/>
          <table:table-cell table:formula="of:=([.D181]-[.A181])/0.0166667" office:value-type="float" office:value="-4.43999112001764" calcext:value-type="float">
            <text:p>-4.43999112001764</text:p>
          </table:table-cell>
          <table:table-cell table:formula="of:=ABS([.E181]-[.B181])/0.0166667" office:value-type="float" office:value="699.058601882797" calcext:value-type="float">
            <text:p>699.058601882797</text:p>
          </table:table-cell>
          <table:table-cell table:formula="of:=([.F181]-[.C181])/0.0166667" office:value-type="float" office:value="78.4438431123139" calcext:value-type="float">
            <text:p>78.4438431123139</text:p>
          </table:table-cell>
          <table:table-cell table:formula="of:=DEGREES(ATAN(ABS([.F181]-[.C181])/ABS([.E181]-[.B181])))" office:value-type="float" office:value="6.40257861684205" calcext:value-type="float">
            <text:p>6.40257861684205</text:p>
          </table:table-cell>
          <table:table-cell table:formula="of:=SQRT(POWER([.H181];2)+POWER([.I181];2)+POWER([.J181];2))" office:value-type="float" office:value="703.46007627278" calcext:value-type="float">
            <text:p>703.46007627278</text:p>
          </table:table-cell>
        </table:table-row>
        <table:table-row table:style-name="ro1">
          <table:table-cell office:value-type="float" office:value="75.4168" calcext:value-type="float">
            <text:p>75.4168</text:p>
          </table:table-cell>
          <table:table-cell office:value-type="float" office:value="281.199" calcext:value-type="float">
            <text:p>281.199</text:p>
          </table:table-cell>
          <table:table-cell office:value-type="float" office:value="45.5331" calcext:value-type="float">
            <text:p>45.5331</text:p>
          </table:table-cell>
          <table:table-cell office:value-type="float" office:value="75.3312" calcext:value-type="float">
            <text:p>75.3312</text:p>
          </table:table-cell>
          <table:table-cell office:value-type="float" office:value="269.47" calcext:value-type="float">
            <text:p>269.47</text:p>
          </table:table-cell>
          <table:table-cell office:value-type="float" office:value="47.3281" calcext:value-type="float">
            <text:p>47.3281</text:p>
          </table:table-cell>
          <table:table-cell/>
          <table:table-cell table:formula="of:=([.D182]-[.A182])/0.0166667" office:value-type="float" office:value="-5.13598972802051" calcext:value-type="float">
            <text:p>-5.13598972802051</text:p>
          </table:table-cell>
          <table:table-cell table:formula="of:=ABS([.E182]-[.B182])/0.0166667" office:value-type="float" office:value="703.738592522814" calcext:value-type="float">
            <text:p>703.738592522814</text:p>
          </table:table-cell>
          <table:table-cell table:formula="of:=([.F182]-[.C182])/0.0166667" office:value-type="float" office:value="107.699784600431" calcext:value-type="float">
            <text:p>107.699784600431</text:p>
          </table:table-cell>
          <table:table-cell table:formula="of:=DEGREES(ATAN(ABS([.F182]-[.C182])/ABS([.E182]-[.B182])))" office:value-type="float" office:value="8.70100614741892" calcext:value-type="float">
            <text:p>8.70100614741892</text:p>
          </table:table-cell>
          <table:table-cell table:formula="of:=SQRT(POWER([.H182];2)+POWER([.I182];2)+POWER([.J182];2))" office:value-type="float" office:value="711.950580166529" calcext:value-type="float">
            <text:p>711.950580166529</text:p>
          </table:table-cell>
        </table:table-row>
        <table:table-row table:style-name="ro1">
          <table:table-cell office:value-type="float" office:value="75.1636" calcext:value-type="float">
            <text:p>75.1636</text:p>
          </table:table-cell>
          <table:table-cell office:value-type="float" office:value="281.176" calcext:value-type="float">
            <text:p>281.176</text:p>
          </table:table-cell>
          <table:table-cell office:value-type="float" office:value="45.5389" calcext:value-type="float">
            <text:p>45.5389</text:p>
          </table:table-cell>
          <table:table-cell office:value-type="float" office:value="75.0919" calcext:value-type="float">
            <text:p>75.0919</text:p>
          </table:table-cell>
          <table:table-cell office:value-type="float" office:value="270.809" calcext:value-type="float">
            <text:p>270.809</text:p>
          </table:table-cell>
          <table:table-cell office:value-type="float" office:value="46.6362" calcext:value-type="float">
            <text:p>46.6362</text:p>
          </table:table-cell>
          <table:table-cell/>
          <table:table-cell table:formula="of:=([.D183]-[.A183])/0.0166667" office:value-type="float" office:value="-4.30199139601763" calcext:value-type="float">
            <text:p>-4.30199139601763</text:p>
          </table:table-cell>
          <table:table-cell table:formula="of:=ABS([.E183]-[.B183])/0.0166667" office:value-type="float" office:value="622.018755962486" calcext:value-type="float">
            <text:p>622.018755962486</text:p>
          </table:table-cell>
          <table:table-cell table:formula="of:=([.F183]-[.C183])/0.0166667" office:value-type="float" office:value="65.8378683242636" calcext:value-type="float">
            <text:p>65.8378683242636</text:p>
          </table:table-cell>
          <table:table-cell table:formula="of:=DEGREES(ATAN(ABS([.F183]-[.C183])/ABS([.E183]-[.B183])))" office:value-type="float" office:value="6.04200241466742" calcext:value-type="float">
            <text:p>6.04200241466742</text:p>
          </table:table-cell>
          <table:table-cell table:formula="of:=SQRT(POWER([.H183];2)+POWER([.I183];2)+POWER([.J183];2))" office:value-type="float" office:value="625.508165258115" calcext:value-type="float">
            <text:p>625.508165258115</text:p>
          </table:table-cell>
        </table:table-row>
        <table:table-row table:style-name="ro1">
          <table:table-cell office:value-type="float" office:value="74.4254" calcext:value-type="float">
            <text:p>74.4254</text:p>
          </table:table-cell>
          <table:table-cell office:value-type="float" office:value="285.088" calcext:value-type="float">
            <text:p>285.088</text:p>
          </table:table-cell>
          <table:table-cell office:value-type="float" office:value="45.1998" calcext:value-type="float">
            <text:p>45.1998</text:p>
          </table:table-cell>
          <table:table-cell office:value-type="float" office:value="74.1163" calcext:value-type="float">
            <text:p>74.1163</text:p>
          </table:table-cell>
          <table:table-cell office:value-type="float" office:value="273.133" calcext:value-type="float">
            <text:p>273.133</text:p>
          </table:table-cell>
          <table:table-cell office:value-type="float" office:value="47.0248" calcext:value-type="float">
            <text:p>47.0248</text:p>
          </table:table-cell>
          <table:table-cell/>
          <table:table-cell table:formula="of:=([.D184]-[.A184])/0.0166667" office:value-type="float" office:value="-18.5459629080742" calcext:value-type="float">
            <text:p>-18.5459629080742</text:p>
          </table:table-cell>
          <table:table-cell table:formula="of:=ABS([.E184]-[.B184])/0.0166667" office:value-type="float" office:value="717.298565402872" calcext:value-type="float">
            <text:p>717.298565402872</text:p>
          </table:table-cell>
          <table:table-cell table:formula="of:=([.F184]-[.C184])/0.0166667" office:value-type="float" office:value="109.499781000438" calcext:value-type="float">
            <text:p>109.499781000438</text:p>
          </table:table-cell>
          <table:table-cell table:formula="of:=DEGREES(ATAN(ABS([.F184]-[.C184])/ABS([.E184]-[.B184])))" office:value-type="float" office:value="8.67952463372046" calcext:value-type="float">
            <text:p>8.67952463372046</text:p>
          </table:table-cell>
          <table:table-cell table:formula="of:=SQRT(POWER([.H184];2)+POWER([.I184];2)+POWER([.J184];2))" office:value-type="float" office:value="725.84529116634" calcext:value-type="float">
            <text:p>725.84529116634</text:p>
          </table:table-cell>
        </table:table-row>
        <table:table-row table:style-name="ro1">
          <table:table-cell office:value-type="float" office:value="74.9002" calcext:value-type="float">
            <text:p>74.9002</text:p>
          </table:table-cell>
          <table:table-cell office:value-type="float" office:value="279.976" calcext:value-type="float">
            <text:p>279.976</text:p>
          </table:table-cell>
          <table:table-cell office:value-type="float" office:value="44.9756" calcext:value-type="float">
            <text:p>44.9756</text:p>
          </table:table-cell>
          <table:table-cell office:value-type="float" office:value="74.8196" calcext:value-type="float">
            <text:p>74.8196</text:p>
          </table:table-cell>
          <table:table-cell office:value-type="float" office:value="267.081" calcext:value-type="float">
            <text:p>267.081</text:p>
          </table:table-cell>
          <table:table-cell office:value-type="float" office:value="46.7274" calcext:value-type="float">
            <text:p>46.7274</text:p>
          </table:table-cell>
          <table:table-cell/>
          <table:table-cell table:formula="of:=([.D185]-[.A185])/0.0166667" office:value-type="float" office:value="-4.83599032801958" calcext:value-type="float">
            <text:p>-4.83599032801958</text:p>
          </table:table-cell>
          <table:table-cell table:formula="of:=ABS([.E185]-[.B185])/0.0166667" office:value-type="float" office:value="773.698452603094" calcext:value-type="float">
            <text:p>773.698452603094</text:p>
          </table:table-cell>
          <table:table-cell table:formula="of:=([.F185]-[.C185])/0.0166667" office:value-type="float" office:value="105.107789784421" calcext:value-type="float">
            <text:p>105.107789784421</text:p>
          </table:table-cell>
          <table:table-cell table:formula="of:=DEGREES(ATAN(ABS([.F185]-[.C185])/ABS([.E185]-[.B185])))" office:value-type="float" office:value="7.73633425423036" calcext:value-type="float">
            <text:p>7.73633425423036</text:p>
          </table:table-cell>
          <table:table-cell table:formula="of:=SQRT(POWER([.H185];2)+POWER([.I185];2)+POWER([.J185];2))" office:value-type="float" office:value="780.820292920362" calcext:value-type="float">
            <text:p>780.820292920362</text:p>
          </table:table-cell>
        </table:table-row>
        <table:table-row table:style-name="ro1">
          <table:table-cell office:value-type="float" office:value="75.4449" calcext:value-type="float">
            <text:p>75.4449</text:p>
          </table:table-cell>
          <table:table-cell office:value-type="float" office:value="285.405" calcext:value-type="float">
            <text:p>285.405</text:p>
          </table:table-cell>
          <table:table-cell office:value-type="float" office:value="44.1312" calcext:value-type="float">
            <text:p>44.1312</text:p>
          </table:table-cell>
          <table:table-cell office:value-type="float" office:value="75.1163" calcext:value-type="float">
            <text:p>75.1163</text:p>
          </table:table-cell>
          <table:table-cell office:value-type="float" office:value="274.834" calcext:value-type="float">
            <text:p>274.834</text:p>
          </table:table-cell>
          <table:table-cell office:value-type="float" office:value="45.2744" calcext:value-type="float">
            <text:p>45.2744</text:p>
          </table:table-cell>
          <table:table-cell/>
          <table:table-cell table:formula="of:=([.D186]-[.A186])/0.0166667" office:value-type="float" office:value="-19.7159605680794" calcext:value-type="float">
            <text:p>-19.7159605680794</text:p>
          </table:table-cell>
          <table:table-cell table:formula="of:=ABS([.E186]-[.B186])/0.0166667" office:value-type="float" office:value="634.258731482535" calcext:value-type="float">
            <text:p>634.258731482535</text:p>
          </table:table-cell>
          <table:table-cell table:formula="of:=([.F186]-[.C186])/0.0166667" office:value-type="float" office:value="68.5918628162744" calcext:value-type="float">
            <text:p>68.5918628162744</text:p>
          </table:table-cell>
          <table:table-cell table:formula="of:=DEGREES(ATAN(ABS([.F186]-[.C186])/ABS([.E186]-[.B186])))" office:value-type="float" office:value="6.17226015856674" calcext:value-type="float">
            <text:p>6.17226015856674</text:p>
          </table:table-cell>
          <table:table-cell table:formula="of:=SQRT(POWER([.H186];2)+POWER([.I186];2)+POWER([.J186];2))" office:value-type="float" office:value="638.261467744657" calcext:value-type="float">
            <text:p>638.261467744657</text:p>
          </table:table-cell>
        </table:table-row>
        <table:table-row table:style-name="ro1">
          <table:table-cell office:value-type="float" office:value="75.436" calcext:value-type="float">
            <text:p>75.436</text:p>
          </table:table-cell>
          <table:table-cell office:value-type="float" office:value="283.942" calcext:value-type="float">
            <text:p>283.942</text:p>
          </table:table-cell>
          <table:table-cell office:value-type="float" office:value="44.8615" calcext:value-type="float">
            <text:p>44.8615</text:p>
          </table:table-cell>
          <table:table-cell office:value-type="float" office:value="75.5971" calcext:value-type="float">
            <text:p>75.5971</text:p>
          </table:table-cell>
          <table:table-cell office:value-type="float" office:value="272.146" calcext:value-type="float">
            <text:p>272.146</text:p>
          </table:table-cell>
          <table:table-cell office:value-type="float" office:value="46.4254" calcext:value-type="float">
            <text:p>46.4254</text:p>
          </table:table-cell>
          <table:table-cell/>
          <table:table-cell table:formula="of:=([.D187]-[.A187])/0.0166667" office:value-type="float" office:value="9.66598066803809" calcext:value-type="float">
            <text:p>9.66598066803809</text:p>
          </table:table-cell>
          <table:table-cell table:formula="of:=ABS([.E187]-[.B187])/0.0166667" office:value-type="float" office:value="707.758584482831" calcext:value-type="float">
            <text:p>707.758584482831</text:p>
          </table:table-cell>
          <table:table-cell table:formula="of:=([.F187]-[.C187])/0.0166667" office:value-type="float" office:value="93.8338123323756" calcext:value-type="float">
            <text:p>93.8338123323756</text:p>
          </table:table-cell>
          <table:table-cell table:formula="of:=DEGREES(ATAN(ABS([.F187]-[.C187])/ABS([.E187]-[.B187])))" office:value-type="float" office:value="7.55216500675464" calcext:value-type="float">
            <text:p>7.55216500675464</text:p>
          </table:table-cell>
          <table:table-cell table:formula="of:=SQRT(POWER([.H187];2)+POWER([.I187];2)+POWER([.J187];2))" office:value-type="float" office:value="714.017107237804" calcext:value-type="float">
            <text:p>714.017107237804</text:p>
          </table:table-cell>
        </table:table-row>
        <table:table-row table:style-name="ro1">
          <table:table-cell office:value-type="float" office:value="75.1457" calcext:value-type="float">
            <text:p>75.1457</text:p>
          </table:table-cell>
          <table:table-cell office:value-type="float" office:value="278.518" calcext:value-type="float">
            <text:p>278.518</text:p>
          </table:table-cell>
          <table:table-cell office:value-type="float" office:value="45.9456" calcext:value-type="float">
            <text:p>45.9456</text:p>
          </table:table-cell>
          <table:table-cell office:value-type="float" office:value="74.8372" calcext:value-type="float">
            <text:p>74.8372</text:p>
          </table:table-cell>
          <table:table-cell office:value-type="float" office:value="269.463" calcext:value-type="float">
            <text:p>269.463</text:p>
          </table:table-cell>
          <table:table-cell office:value-type="float" office:value="47.0899" calcext:value-type="float">
            <text:p>47.0899</text:p>
          </table:table-cell>
          <table:table-cell/>
          <table:table-cell table:formula="of:=([.D188]-[.A188])/0.0166667" office:value-type="float" office:value="-18.5099629800746" calcext:value-type="float">
            <text:p>-18.5099629800746</text:p>
          </table:table-cell>
          <table:table-cell table:formula="of:=ABS([.E188]-[.B188])/0.0166667" office:value-type="float" office:value="543.29891340217" calcext:value-type="float">
            <text:p>543.29891340217</text:p>
          </table:table-cell>
          <table:table-cell table:formula="of:=([.F188]-[.C188])/0.0166667" office:value-type="float" office:value="68.6578626842747" calcext:value-type="float">
            <text:p>68.6578626842747</text:p>
          </table:table-cell>
          <table:table-cell table:formula="of:=DEGREES(ATAN(ABS([.F188]-[.C188])/ABS([.E188]-[.B188])))" office:value-type="float" office:value="7.20241325312606" calcext:value-type="float">
            <text:p>7.20241325312606</text:p>
          </table:table-cell>
          <table:table-cell table:formula="of:=SQRT(POWER([.H188];2)+POWER([.I188];2)+POWER([.J188];2))" office:value-type="float" office:value="547.932687601201" calcext:value-type="float">
            <text:p>547.932687601201</text:p>
          </table:table-cell>
        </table:table-row>
        <table:table-row table:style-name="ro1">
          <table:table-cell office:value-type="float" office:value="75.486" calcext:value-type="float">
            <text:p>75.486</text:p>
          </table:table-cell>
          <table:table-cell office:value-type="float" office:value="290.796" calcext:value-type="float">
            <text:p>290.796</text:p>
          </table:table-cell>
          <table:table-cell office:value-type="float" office:value="43.8088" calcext:value-type="float">
            <text:p>43.8088</text:p>
          </table:table-cell>
          <table:table-cell office:value-type="float" office:value="75.8895" calcext:value-type="float">
            <text:p>75.8895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45.8741" calcext:value-type="float">
            <text:p>45.8741</text:p>
          </table:table-cell>
          <table:table-cell/>
          <table:table-cell table:formula="of:=([.D189]-[.A189])/0.0166667" office:value-type="float" office:value="24.2099515800965" calcext:value-type="float">
            <text:p>24.2099515800965</text:p>
          </table:table-cell>
          <table:table-cell table:formula="of:=ABS([.E189]-[.B189])/0.0166667" office:value-type="float" office:value="808.618382763233" calcext:value-type="float">
            <text:p>808.618382763233</text:p>
          </table:table-cell>
          <table:table-cell table:formula="of:=([.F189]-[.C189])/0.0166667" office:value-type="float" office:value="123.917752164496" calcext:value-type="float">
            <text:p>123.917752164496</text:p>
          </table:table-cell>
          <table:table-cell table:formula="of:=DEGREES(ATAN(ABS([.F189]-[.C189])/ABS([.E189]-[.B189])))" office:value-type="float" office:value="8.71258320712168" calcext:value-type="float">
            <text:p>8.71258320712168</text:p>
          </table:table-cell>
          <table:table-cell table:formula="of:=SQRT(POWER([.H189];2)+POWER([.I189];2)+POWER([.J189];2))" office:value-type="float" office:value="818.416409903686" calcext:value-type="float">
            <text:p>818.416409903686</text:p>
          </table:table-cell>
        </table:table-row>
        <table:table-row table:style-name="ro1">
          <table:table-cell office:value-type="float" office:value="75.1642" calcext:value-type="float">
            <text:p>75.1642</text:p>
          </table:table-cell>
          <table:table-cell office:value-type="float" office:value="281.116" calcext:value-type="float">
            <text:p>281.116</text:p>
          </table:table-cell>
          <table:table-cell office:value-type="float" office:value="45.7983" calcext:value-type="float">
            <text:p>45.7983</text:p>
          </table:table-cell>
          <table:table-cell office:value-type="float" office:value="75.0765" calcext:value-type="float">
            <text:p>75.0765</text:p>
          </table:table-cell>
          <table:table-cell office:value-type="float" office:value="268.123" calcext:value-type="float">
            <text:p>268.123</text:p>
          </table:table-cell>
          <table:table-cell office:value-type="float" office:value="47.7795" calcext:value-type="float">
            <text:p>47.7795</text:p>
          </table:table-cell>
          <table:table-cell/>
          <table:table-cell table:formula="of:=([.D190]-[.A190])/0.0166667" office:value-type="float" office:value="-5.26198947602093" calcext:value-type="float">
            <text:p>-5.26198947602093</text:p>
          </table:table-cell>
          <table:table-cell table:formula="of:=ABS([.E190]-[.B190])/0.0166667" office:value-type="float" office:value="779.578440843118" calcext:value-type="float">
            <text:p>779.578440843118</text:p>
          </table:table-cell>
          <table:table-cell table:formula="of:=([.F190]-[.C190])/0.0166667" office:value-type="float" office:value="118.871762256476" calcext:value-type="float">
            <text:p>118.871762256476</text:p>
          </table:table-cell>
          <table:table-cell table:formula="of:=DEGREES(ATAN(ABS([.F190]-[.C190])/ABS([.E190]-[.B190])))" office:value-type="float" office:value="8.66979948777871" calcext:value-type="float">
            <text:p>8.66979948777871</text:p>
          </table:table-cell>
          <table:table-cell table:formula="of:=SQRT(POWER([.H190];2)+POWER([.I190];2)+POWER([.J190];2))" office:value-type="float" office:value="788.606828414891" calcext:value-type="float">
            <text:p>788.606828414891</text:p>
          </table:table-cell>
        </table:table-row>
        <table:table-row table:style-name="ro1">
          <table:table-cell office:value-type="float" office:value="74.9111" calcext:value-type="float">
            <text:p>74.9111</text:p>
          </table:table-cell>
          <table:table-cell office:value-type="float" office:value="281.098" calcext:value-type="float">
            <text:p>281.098</text:p>
          </table:table-cell>
          <table:table-cell office:value-type="float" office:value="45.8034" calcext:value-type="float">
            <text:p>45.8034</text:p>
          </table:table-cell>
          <table:table-cell office:value-type="float" office:value="74.5984" calcext:value-type="float">
            <text:p>74.5984</text:p>
          </table:table-cell>
          <table:table-cell office:value-type="float" office:value="270.658" calcext:value-type="float">
            <text:p>270.658</text:p>
          </table:table-cell>
          <table:table-cell office:value-type="float" office:value="47.1531" calcext:value-type="float">
            <text:p>47.1531</text:p>
          </table:table-cell>
          <table:table-cell/>
          <table:table-cell table:formula="of:=([.D191]-[.A191])/0.0166667" office:value-type="float" office:value="-18.7619624760754" calcext:value-type="float">
            <text:p>-18.7619624760754</text:p>
          </table:table-cell>
          <table:table-cell table:formula="of:=ABS([.E191]-[.B191])/0.0166667" office:value-type="float" office:value="626.398747202505" calcext:value-type="float">
            <text:p>626.398747202505</text:p>
          </table:table-cell>
          <table:table-cell table:formula="of:=([.F191]-[.C191])/0.0166667" office:value-type="float" office:value="80.9818380363238" calcext:value-type="float">
            <text:p>80.9818380363238</text:p>
          </table:table-cell>
          <table:table-cell table:formula="of:=DEGREES(ATAN(ABS([.F191]-[.C191])/ABS([.E191]-[.B191])))" office:value-type="float" office:value="7.36643171272732" calcext:value-type="float">
            <text:p>7.36643171272732</text:p>
          </table:table-cell>
          <table:table-cell table:formula="of:=SQRT(POWER([.H191];2)+POWER([.I191];2)+POWER([.J191];2))" office:value-type="float" office:value="631.890385925093" calcext:value-type="float">
            <text:p>631.890385925093</text:p>
          </table:table-cell>
        </table:table-row>
        <table:table-row table:style-name="ro1">
          <table:table-cell office:value-type="float" office:value="75.4773" calcext:value-type="float">
            <text:p>75.4773</text:p>
          </table:table-cell>
          <table:table-cell office:value-type="float" office:value="289.24" calcext:value-type="float">
            <text:p>289.24</text:p>
          </table:table-cell>
          <table:table-cell office:value-type="float" office:value="44.8117" calcext:value-type="float">
            <text:p>44.8117</text:p>
          </table:table-cell>
          <table:table-cell office:value-type="float" office:value="75.6297" calcext:value-type="float">
            <text:p>75.6297</text:p>
          </table:table-cell>
          <table:table-cell office:value-type="float" office:value="275.777" calcext:value-type="float">
            <text:p>275.777</text:p>
          </table:table-cell>
          <table:table-cell office:value-type="float" office:value="47.102" calcext:value-type="float">
            <text:p>47.102</text:p>
          </table:table-cell>
          <table:table-cell/>
          <table:table-cell table:formula="of:=([.D192]-[.A192])/0.0166667" office:value-type="float" office:value="9.14398171203658" calcext:value-type="float">
            <text:p>9.14398171203658</text:p>
          </table:table-cell>
          <table:table-cell table:formula="of:=ABS([.E192]-[.B192])/0.0166667" office:value-type="float" office:value="807.778384443233" calcext:value-type="float">
            <text:p>807.778384443233</text:p>
          </table:table-cell>
          <table:table-cell table:formula="of:=([.F192]-[.C192])/0.0166667" office:value-type="float" office:value="137.417725164549" calcext:value-type="float">
            <text:p>137.417725164549</text:p>
          </table:table-cell>
          <table:table-cell table:formula="of:=DEGREES(ATAN(ABS([.F192]-[.C192])/ABS([.E192]-[.B192])))" office:value-type="float" office:value="9.65462183794815" calcext:value-type="float">
            <text:p>9.65462183794815</text:p>
          </table:table-cell>
          <table:table-cell table:formula="of:=SQRT(POWER([.H192];2)+POWER([.I192];2)+POWER([.J192];2))" office:value-type="float" office:value="819.434659972757" calcext:value-type="float">
            <text:p>819.434659972757</text:p>
          </table:table-cell>
        </table:table-row>
        <table:table-row table:style-name="ro1">
          <table:table-cell office:value-type="float" office:value="75.4759" calcext:value-type="float">
            <text:p>75.4759</text:p>
          </table:table-cell>
          <table:table-cell office:value-type="float" office:value="289.41" calcext:value-type="float">
            <text:p>289.41</text:p>
          </table:table-cell>
          <table:table-cell office:value-type="float" office:value="44.0217" calcext:value-type="float">
            <text:p>44.0217</text:p>
          </table:table-cell>
          <table:table-cell office:value-type="float" office:value="75.3878" calcext:value-type="float">
            <text:p>75.3878</text:p>
          </table:table-cell>
          <table:table-cell office:value-type="float" office:value="277.225" calcext:value-type="float">
            <text:p>277.225</text:p>
          </table:table-cell>
          <table:table-cell office:value-type="float" office:value="46.1413" calcext:value-type="float">
            <text:p>46.1413</text:p>
          </table:table-cell>
          <table:table-cell/>
          <table:table-cell table:formula="of:=([.D193]-[.A193])/0.0166667" office:value-type="float" office:value="-5.28598942802098" calcext:value-type="float">
            <text:p>-5.28598942802098</text:p>
          </table:table-cell>
          <table:table-cell table:formula="of:=ABS([.E193]-[.B193])/0.0166667" office:value-type="float" office:value="731.098537802925" calcext:value-type="float">
            <text:p>731.098537802925</text:p>
          </table:table-cell>
          <table:table-cell table:formula="of:=([.F193]-[.C193])/0.0166667" office:value-type="float" office:value="127.175745648509" calcext:value-type="float">
            <text:p>127.175745648509</text:p>
          </table:table-cell>
          <table:table-cell table:formula="of:=DEGREES(ATAN(ABS([.F193]-[.C193])/ABS([.E193]-[.B193])))" office:value-type="float" office:value="9.86795007726438" calcext:value-type="float">
            <text:p>9.86795007726438</text:p>
          </table:table-cell>
          <table:table-cell table:formula="of:=SQRT(POWER([.H193];2)+POWER([.I193];2)+POWER([.J193];2))" office:value-type="float" office:value="742.096141980985" calcext:value-type="float">
            <text:p>742.096141980985</text:p>
          </table:table-cell>
        </table:table-row>
        <table:table-row table:style-name="ro1"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75.1" calcext:value-type="float">
            <text:p>75.1</text:p>
          </table:table-cell>
          <table:table-cell office:value-type="float" office:value="272.147" calcext:value-type="float">
            <text:p>272.147</text:p>
          </table:table-cell>
          <table:table-cell office:value-type="float" office:value="46.1843" calcext:value-type="float">
            <text:p>46.1843</text:p>
          </table:table-cell>
          <table:table-cell/>
          <table:table-cell table:formula="of:=([.D194]-[.A194])/0.0166667" office:value-type="float" office:value="-4.87199025602007" calcext:value-type="float">
            <text:p>-4.87199025602007</text:p>
          </table:table-cell>
          <table:table-cell table:formula="of:=ABS([.E194]-[.B194])/0.0166667" office:value-type="float" office:value="706.318587362825" calcext:value-type="float">
            <text:p>706.318587362825</text:p>
          </table:table-cell>
          <table:table-cell table:formula="of:=([.F194]-[.C194])/0.0166667" office:value-type="float" office:value="79.0198419603161" calcext:value-type="float">
            <text:p>79.0198419603161</text:p>
          </table:table-cell>
          <table:table-cell table:formula="of:=DEGREES(ATAN(ABS([.F194]-[.C194])/ABS([.E194]-[.B194])))" office:value-type="float" office:value="6.38345802343207" calcext:value-type="float">
            <text:p>6.38345802343207</text:p>
          </table:table-cell>
          <table:table-cell table:formula="of:=SQRT(POWER([.H194];2)+POWER([.I194];2)+POWER([.J194];2))" office:value-type="float" office:value="710.741738303517" calcext:value-type="float">
            <text:p>710.741738303517</text:p>
          </table:table-cell>
        </table:table-row>
        <table:table-row table:style-name="ro1"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74.853" calcext:value-type="float">
            <text:p>74.853</text:p>
          </table:table-cell>
          <table:table-cell office:value-type="float" office:value="272.021" calcext:value-type="float">
            <text:p>272.021</text:p>
          </table:table-cell>
          <table:table-cell office:value-type="float" office:value="46.6969" calcext:value-type="float">
            <text:p>46.6969</text:p>
          </table:table-cell>
          <table:table-cell/>
          <table:table-cell table:formula="of:=([.D195]-[.A195])/0.0166667" office:value-type="float" office:value="-19.6919606160793" calcext:value-type="float">
            <text:p>-19.6919606160793</text:p>
          </table:table-cell>
          <table:table-cell table:formula="of:=ABS([.E195]-[.B195])/0.0166667" office:value-type="float" office:value="713.878572242854" calcext:value-type="float">
            <text:p>713.878572242854</text:p>
          </table:table-cell>
          <table:table-cell table:formula="of:=([.F195]-[.C195])/0.0166667" office:value-type="float" office:value="109.775780448439" calcext:value-type="float">
            <text:p>109.775780448439</text:p>
          </table:table-cell>
          <table:table-cell table:formula="of:=DEGREES(ATAN(ABS([.F195]-[.C195])/ABS([.E195]-[.B195])))" office:value-type="float" office:value="8.74210933664028" calcext:value-type="float">
            <text:p>8.74210933664028</text:p>
          </table:table-cell>
          <table:table-cell table:formula="of:=SQRT(POWER([.H195];2)+POWER([.I195];2)+POWER([.J195];2))" office:value-type="float" office:value="722.537965226371" calcext:value-type="float">
            <text:p>722.537965226371</text:p>
          </table:table-cell>
        </table:table-row>
        <table:table-row table:style-name="ro1">
          <table:table-cell office:value-type="float" office:value="75.2186" calcext:value-type="float">
            <text:p>75.2186</text:p>
          </table:table-cell>
          <table:table-cell office:value-type="float" office:value="289.335" calcext:value-type="float">
            <text:p>289.335</text:p>
          </table:table-cell>
          <table:table-cell office:value-type="float" office:value="44.2903" calcext:value-type="float">
            <text:p>44.2903</text:p>
          </table:table-cell>
          <table:table-cell office:value-type="float" office:value="74.8858" calcext:value-type="float">
            <text:p>74.8858</text:p>
          </table:table-cell>
          <table:table-cell office:value-type="float" office:value="277.171" calcext:value-type="float">
            <text:p>277.171</text:p>
          </table:table-cell>
          <table:table-cell office:value-type="float" office:value="46.1541" calcext:value-type="float">
            <text:p>46.1541</text:p>
          </table:table-cell>
          <table:table-cell/>
          <table:table-cell table:formula="of:=([.D196]-[.A196])/0.0166667" office:value-type="float" office:value="-19.9679600640794" calcext:value-type="float">
            <text:p>-19.9679600640794</text:p>
          </table:table-cell>
          <table:table-cell table:formula="of:=ABS([.E196]-[.B196])/0.0166667" office:value-type="float" office:value="729.838540322919" calcext:value-type="float">
            <text:p>729.838540322919</text:p>
          </table:table-cell>
          <table:table-cell table:formula="of:=([.F196]-[.C196])/0.0166667" office:value-type="float" office:value="111.827776344447" calcext:value-type="float">
            <text:p>111.827776344447</text:p>
          </table:table-cell>
          <table:table-cell table:formula="of:=DEGREES(ATAN(ABS([.F196]-[.C196])/ABS([.E196]-[.B196])))" office:value-type="float" office:value="8.7112594013027" calcext:value-type="float">
            <text:p>8.7112594013027</text:p>
          </table:table-cell>
          <table:table-cell table:formula="of:=SQRT(POWER([.H196];2)+POWER([.I196];2)+POWER([.J196];2))" office:value-type="float" office:value="738.626066377266" calcext:value-type="float">
            <text:p>738.626066377266</text:p>
          </table:table-cell>
        </table:table-row>
        <table:table-row table:style-name="ro1">
          <table:table-cell office:value-type="float" office:value="75.6697" calcext:value-type="float">
            <text:p>75.6697</text:p>
          </table:table-cell>
          <table:table-cell office:value-type="float" office:value="281.276" calcext:value-type="float">
            <text:p>281.276</text:p>
          </table:table-cell>
          <table:table-cell office:value-type="float" office:value="45.2685" calcext:value-type="float">
            <text:p>45.2685</text:p>
          </table:table-cell>
          <table:table-cell office:value-type="float" office:value="75.8133" calcext:value-type="float">
            <text:p>75.8133</text:p>
          </table:table-cell>
          <table:table-cell office:value-type="float" office:value="268.344" calcext:value-type="float">
            <text:p>268.344</text:p>
          </table:table-cell>
          <table:table-cell office:value-type="float" office:value="47.0092" calcext:value-type="float">
            <text:p>47.0092</text:p>
          </table:table-cell>
          <table:table-cell/>
          <table:table-cell table:formula="of:=([.D197]-[.A197])/0.0166667" office:value-type="float" office:value="8.61598276803399" calcext:value-type="float">
            <text:p>8.61598276803399</text:p>
          </table:table-cell>
          <table:table-cell table:formula="of:=ABS([.E197]-[.B197])/0.0166667" office:value-type="float" office:value="775.918448163105" calcext:value-type="float">
            <text:p>775.918448163105</text:p>
          </table:table-cell>
          <table:table-cell table:formula="of:=([.F197]-[.C197])/0.0166667" office:value-type="float" office:value="104.441791116418" calcext:value-type="float">
            <text:p>104.441791116418</text:p>
          </table:table-cell>
          <table:table-cell table:formula="of:=DEGREES(ATAN(ABS([.F197]-[.C197])/ABS([.E197]-[.B197])))" office:value-type="float" office:value="7.66616824542052" calcext:value-type="float">
            <text:p>7.66616824542052</text:p>
          </table:table-cell>
          <table:table-cell table:formula="of:=SQRT(POWER([.H197];2)+POWER([.I197];2)+POWER([.J197];2))" office:value-type="float" office:value="782.963448119071" calcext:value-type="float">
            <text:p>782.963448119071</text:p>
          </table:table-cell>
        </table:table-row>
        <table:table-row table:style-name="ro1">
          <table:table-cell office:value-type="float" office:value="74.9465" calcext:value-type="float">
            <text:p>74.9465</text:p>
          </table:table-cell>
          <table:table-cell office:value-type="float" office:value="286.337" calcext:value-type="float">
            <text:p>286.337</text:p>
          </table:table-cell>
          <table:table-cell office:value-type="float" office:value="45.7632" calcext:value-type="float">
            <text:p>45.7632</text:p>
          </table:table-cell>
          <table:table-cell office:value-type="float" office:value="74.8649" calcext:value-type="float">
            <text:p>74.8649</text:p>
          </table:table-cell>
          <table:table-cell office:value-type="float" office:value="273.007" calcext:value-type="float">
            <text:p>273.007</text:p>
          </table:table-cell>
          <table:table-cell office:value-type="float" office:value="48.0189" calcext:value-type="float">
            <text:p>48.0189</text:p>
          </table:table-cell>
          <table:table-cell/>
          <table:table-cell table:formula="of:=([.D198]-[.A198])/0.0166667" office:value-type="float" office:value="-4.89599020801926" calcext:value-type="float">
            <text:p>-4.89599020801926</text:p>
          </table:table-cell>
          <table:table-cell table:formula="of:=ABS([.E198]-[.B198])/0.0166667" office:value-type="float" office:value="799.798400403198" calcext:value-type="float">
            <text:p>799.798400403198</text:p>
          </table:table-cell>
          <table:table-cell table:formula="of:=([.F198]-[.C198])/0.0166667" office:value-type="float" office:value="135.341729316542" calcext:value-type="float">
            <text:p>135.341729316542</text:p>
          </table:table-cell>
          <table:table-cell table:formula="of:=DEGREES(ATAN(ABS([.F198]-[.C198])/ABS([.E198]-[.B198])))" office:value-type="float" office:value="9.60459343731397" calcext:value-type="float">
            <text:p>9.60459343731397</text:p>
          </table:table-cell>
          <table:table-cell table:formula="of:=SQRT(POWER([.H198];2)+POWER([.I198];2)+POWER([.J198];2))" office:value-type="float" office:value="811.183601721598" calcext:value-type="float">
            <text:p>811.183601721598</text:p>
          </table:table-cell>
        </table:table-row>
        <table:table-row table:style-name="ro1">
          <table:table-cell office:value-type="float" office:value="74.9187" calcext:value-type="float">
            <text:p>74.9187</text:p>
          </table:table-cell>
          <table:table-cell office:value-type="float" office:value="282.493" calcext:value-type="float">
            <text:p>282.493</text:p>
          </table:table-cell>
          <table:table-cell office:value-type="float" office:value="45.3398" calcext:value-type="float">
            <text:p>45.3398</text:p>
          </table:table-cell>
          <table:table-cell office:value-type="float" office:value="74.8457" calcext:value-type="float">
            <text:p>74.8457</text:p>
          </table:table-cell>
          <table:table-cell office:value-type="float" office:value="270.689" calcext:value-type="float">
            <text:p>270.689</text:p>
          </table:table-cell>
          <table:table-cell office:value-type="float" office:value="47.1461" calcext:value-type="float">
            <text:p>47.1461</text:p>
          </table:table-cell>
          <table:table-cell/>
          <table:table-cell table:formula="of:=([.D199]-[.A199])/0.0166667" office:value-type="float" office:value="-4.37999124001797" calcext:value-type="float">
            <text:p>-4.37999124001797</text:p>
          </table:table-cell>
          <table:table-cell table:formula="of:=ABS([.E199]-[.B199])/0.0166667" office:value-type="float" office:value="708.238583522831" calcext:value-type="float">
            <text:p>708.238583522831</text:p>
          </table:table-cell>
          <table:table-cell table:formula="of:=([.F199]-[.C199])/0.0166667" office:value-type="float" office:value="108.377783244434" calcext:value-type="float">
            <text:p>108.377783244434</text:p>
          </table:table-cell>
          <table:table-cell table:formula="of:=DEGREES(ATAN(ABS([.F199]-[.C199])/ABS([.E199]-[.B199])))" office:value-type="float" office:value="8.70016210565005" calcext:value-type="float">
            <text:p>8.70016210565005</text:p>
          </table:table-cell>
          <table:table-cell table:formula="of:=SQRT(POWER([.H199];2)+POWER([.I199];2)+POWER([.J199];2))" office:value-type="float" office:value="716.496210328196" calcext:value-type="float">
            <text:p>716.496210328196</text:p>
          </table:table-cell>
        </table:table-row>
        <table:table-row table:style-name="ro1">
          <table:table-cell office:value-type="float" office:value="75.2012" calcext:value-type="float">
            <text:p>75.2012</text:p>
          </table:table-cell>
          <table:table-cell office:value-type="float" office:value="286.467" calcext:value-type="float">
            <text:p>286.467</text:p>
          </table:table-cell>
          <table:table-cell office:value-type="float" office:value="45.2354" calcext:value-type="float">
            <text:p>45.2354</text:p>
          </table:table-cell>
          <table:table-cell office:value-type="float" office:value="74.6371" calcext:value-type="float">
            <text:p>74.6371</text:p>
          </table:table-cell>
          <table:table-cell office:value-type="float" office:value="276.989" calcext:value-type="float">
            <text:p>276.989</text:p>
          </table:table-cell>
          <table:table-cell office:value-type="float" office:value="46.9277" calcext:value-type="float">
            <text:p>46.9277</text:p>
          </table:table-cell>
          <table:table-cell/>
          <table:table-cell table:formula="of:=([.D200]-[.A200])/0.0166667" office:value-type="float" office:value="-33.8459323081352" calcext:value-type="float">
            <text:p>-33.8459323081352</text:p>
          </table:table-cell>
          <table:table-cell table:formula="of:=ABS([.E200]-[.B200])/0.0166667" office:value-type="float" office:value="568.678862642275" calcext:value-type="float">
            <text:p>568.678862642275</text:p>
          </table:table-cell>
          <table:table-cell table:formula="of:=([.F200]-[.C200])/0.0166667" office:value-type="float" office:value="101.537796924406" calcext:value-type="float">
            <text:p>101.537796924406</text:p>
          </table:table-cell>
          <table:table-cell table:formula="of:=DEGREES(ATAN(ABS([.F200]-[.C200])/ABS([.E200]-[.B200])))" office:value-type="float" office:value="10.1234999860981" calcext:value-type="float">
            <text:p>10.1234999860981</text:p>
          </table:table-cell>
          <table:table-cell table:formula="of:=SQRT(POWER([.H200];2)+POWER([.I200];2)+POWER([.J200];2))" office:value-type="float" office:value="578.663218248906" calcext:value-type="float">
            <text:p>578.663218248906</text:p>
          </table:table-cell>
        </table:table-row>
        <table:table-row table:style-name="ro1">
          <table:table-cell office:value-type="float" office:value="74.9124" calcext:value-type="float">
            <text:p>74.9124</text:p>
          </table:table-cell>
          <table:table-cell office:value-type="float" office:value="280.984" calcext:value-type="float">
            <text:p>280.984</text:p>
          </table:table-cell>
          <table:table-cell office:value-type="float" office:value="46.3207" calcext:value-type="float">
            <text:p>46.3207</text:p>
          </table:table-cell>
          <table:table-cell office:value-type="float" office:value="74.8405" calcext:value-type="float">
            <text:p>74.8405</text:p>
          </table:table-cell>
          <table:table-cell office:value-type="float" office:value="269.218" calcext:value-type="float">
            <text:p>269.218</text:p>
          </table:table-cell>
          <table:table-cell office:value-type="float" office:value="48.3451" calcext:value-type="float">
            <text:p>48.3451</text:p>
          </table:table-cell>
          <table:table-cell/>
          <table:table-cell table:formula="of:=([.D201]-[.A201])/0.0166667" office:value-type="float" office:value="-4.31399137201722" calcext:value-type="float">
            <text:p>-4.31399137201722</text:p>
          </table:table-cell>
          <table:table-cell table:formula="of:=ABS([.E201]-[.B201])/0.0166667" office:value-type="float" office:value="705.958588082822" calcext:value-type="float">
            <text:p>705.958588082822</text:p>
          </table:table-cell>
          <table:table-cell table:formula="of:=([.F201]-[.C201])/0.0166667" office:value-type="float" office:value="121.463757072486" calcext:value-type="float">
            <text:p>121.463757072486</text:p>
          </table:table-cell>
          <table:table-cell table:formula="of:=DEGREES(ATAN(ABS([.F201]-[.C201])/ABS([.E201]-[.B201])))" office:value-type="float" office:value="9.76244607383923" calcext:value-type="float">
            <text:p>9.76244607383923</text:p>
          </table:table-cell>
          <table:table-cell table:formula="of:=SQRT(POWER([.H201];2)+POWER([.I201];2)+POWER([.J201];2))" office:value-type="float" office:value="716.344597865868" calcext:value-type="float">
            <text:p>716.344597865868</text:p>
          </table:table-cell>
        </table:table-row>
        <table:table-row table:style-name="ro1">
          <table:table-cell office:value-type="float" office:value="75.4163" calcext:value-type="float">
            <text:p>75.4163</text:p>
          </table:table-cell>
          <table:table-cell office:value-type="float" office:value="281.248" calcext:value-type="float">
            <text:p>281.248</text:p>
          </table:table-cell>
          <table:table-cell office:value-type="float" office:value="45.2752" calcext:value-type="float">
            <text:p>45.2752</text:p>
          </table:table-cell>
          <table:table-cell office:value-type="float" office:value="75.0919" calcext:value-type="float">
            <text:p>75.0919</text:p>
          </table:table-cell>
          <table:table-cell office:value-type="float" office:value="270.809" calcext:value-type="float">
            <text:p>270.809</text:p>
          </table:table-cell>
          <table:table-cell office:value-type="float" office:value="46.6362" calcext:value-type="float">
            <text:p>46.6362</text:p>
          </table:table-cell>
          <table:table-cell/>
          <table:table-cell table:formula="of:=([.D202]-[.A202])/0.0166667" office:value-type="float" office:value="-19.4639610720785" calcext:value-type="float">
            <text:p>-19.4639610720785</text:p>
          </table:table-cell>
          <table:table-cell table:formula="of:=ABS([.E202]-[.B202])/0.0166667" office:value-type="float" office:value="626.338747322503" calcext:value-type="float">
            <text:p>626.338747322503</text:p>
          </table:table-cell>
          <table:table-cell table:formula="of:=([.F202]-[.C202])/0.0166667" office:value-type="float" office:value="81.6598366803269" calcext:value-type="float">
            <text:p>81.6598366803269</text:p>
          </table:table-cell>
          <table:table-cell table:formula="of:=DEGREES(ATAN(ABS([.F202]-[.C202])/ABS([.E202]-[.B202])))" office:value-type="float" office:value="7.42812293180691" calcext:value-type="float">
            <text:p>7.42812293180691</text:p>
          </table:table-cell>
          <table:table-cell table:formula="of:=SQRT(POWER([.H202];2)+POWER([.I202];2)+POWER([.J202];2))" office:value-type="float" office:value="631.93939670256" calcext:value-type="float">
            <text:p>631.93939670256</text:p>
          </table:table-cell>
        </table:table-row>
        <table:table-row table:style-name="ro1">
          <table:table-cell office:value-type="float" office:value="75.1653" calcext:value-type="float">
            <text:p>75.1653</text:p>
          </table:table-cell>
          <table:table-cell office:value-type="float" office:value="281.008" calcext:value-type="float">
            <text:p>281.008</text:p>
          </table:table-cell>
          <table:table-cell office:value-type="float" office:value="46.3148" calcext:value-type="float">
            <text:p>46.3148</text:p>
          </table:table-cell>
          <table:table-cell office:value-type="float" office:value="75.0954" calcext:value-type="float">
            <text:p>75.0954</text:p>
          </table:table-cell>
          <table:table-cell office:value-type="float" office:value="270.521" calcext:value-type="float">
            <text:p>270.521</text:p>
          </table:table-cell>
          <table:table-cell office:value-type="float" office:value="48.1462" calcext:value-type="float">
            <text:p>48.1462</text:p>
          </table:table-cell>
          <table:table-cell/>
          <table:table-cell table:formula="of:=([.D203]-[.A203])/0.0166667" office:value-type="float" office:value="-4.19399161201702" calcext:value-type="float">
            <text:p>-4.19399161201702</text:p>
          </table:table-cell>
          <table:table-cell table:formula="of:=ABS([.E203]-[.B203])/0.0166667" office:value-type="float" office:value="629.218741562515" calcext:value-type="float">
            <text:p>629.218741562515</text:p>
          </table:table-cell>
          <table:table-cell table:formula="of:=([.F203]-[.C203])/0.0166667" office:value-type="float" office:value="109.88378023244" calcext:value-type="float">
            <text:p>109.88378023244</text:p>
          </table:table-cell>
          <table:table-cell table:formula="of:=DEGREES(ATAN(ABS([.F203]-[.C203])/ABS([.E203]-[.B203])))" office:value-type="float" office:value="9.90596732493739" calcext:value-type="float">
            <text:p>9.90596732493739</text:p>
          </table:table-cell>
          <table:table-cell table:formula="of:=SQRT(POWER([.H203];2)+POWER([.I203];2)+POWER([.J203];2))" office:value-type="float" office:value="638.755242215144" calcext:value-type="float">
            <text:p>638.755242215144</text:p>
          </table:table-cell>
        </table:table-row>
        <table:table-row table:style-name="ro1">
          <table:table-cell office:value-type="float" office:value="75.4159" calcext:value-type="float">
            <text:p>75.4159</text:p>
          </table:table-cell>
          <table:table-cell office:value-type="float" office:value="281.308" calcext:value-type="float">
            <text:p>281.308</text:p>
          </table:table-cell>
          <table:table-cell office:value-type="float" office:value="45.0155" calcext:value-type="float">
            <text:p>45.0155</text:p>
          </table:table-cell>
          <table:table-cell office:value-type="float" office:value="75.3292" calcext:value-type="float">
            <text:p>75.3292</text:p>
          </table:table-cell>
          <table:table-cell office:value-type="float" office:value="269.661" calcext:value-type="float">
            <text:p>269.661</text:p>
          </table:table-cell>
          <table:table-cell office:value-type="float" office:value="46.3223" calcext:value-type="float">
            <text:p>46.3223</text:p>
          </table:table-cell>
          <table:table-cell/>
          <table:table-cell table:formula="of:=([.D204]-[.A204])/0.0166667" office:value-type="float" office:value="-5.20198959602041" calcext:value-type="float">
            <text:p>-5.20198959602041</text:p>
          </table:table-cell>
          <table:table-cell table:formula="of:=ABS([.E204]-[.B204])/0.0166667" office:value-type="float" office:value="698.818602362795" calcext:value-type="float">
            <text:p>698.818602362795</text:p>
          </table:table-cell>
          <table:table-cell table:formula="of:=([.F204]-[.C204])/0.0166667" office:value-type="float" office:value="78.4078431843134" calcext:value-type="float">
            <text:p>78.4078431843134</text:p>
          </table:table-cell>
          <table:table-cell table:formula="of:=DEGREES(ATAN(ABS([.F204]-[.C204])/ABS([.E204]-[.B204])))" office:value-type="float" office:value="6.40184432129424" calcext:value-type="float">
            <text:p>6.40184432129424</text:p>
          </table:table-cell>
          <table:table-cell table:formula="of:=SQRT(POWER([.H204];2)+POWER([.I204];2)+POWER([.J204];2))" office:value-type="float" office:value="703.222788010217" calcext:value-type="float">
            <text:p>703.222788010217</text:p>
          </table:table-cell>
        </table:table-row>
        <table:table-row table:style-name="ro1">
          <table:table-cell office:value-type="float" office:value="75.4345" calcext:value-type="float">
            <text:p>75.4345</text:p>
          </table:table-cell>
          <table:table-cell office:value-type="float" office:value="284.104" calcext:value-type="float">
            <text:p>284.104</text:p>
          </table:table-cell>
          <table:table-cell office:value-type="float" office:value="44.0802" calcext:value-type="float">
            <text:p>44.0802</text:p>
          </table:table-cell>
          <table:table-cell office:value-type="float" office:value="75.5959" calcext:value-type="float">
            <text:p>75.5959</text:p>
          </table:table-cell>
          <table:table-cell office:value-type="float" office:value="272.298" calcext:value-type="float">
            <text:p>272.298</text:p>
          </table:table-cell>
          <table:table-cell office:value-type="float" office:value="45.6649" calcext:value-type="float">
            <text:p>45.6649</text:p>
          </table:table-cell>
          <table:table-cell/>
          <table:table-cell table:formula="of:=([.D205]-[.A205])/0.0166667" office:value-type="float" office:value="9.68398063203876" calcext:value-type="float">
            <text:p>9.68398063203876</text:p>
          </table:table-cell>
          <table:table-cell table:formula="of:=ABS([.E205]-[.B205])/0.0166667" office:value-type="float" office:value="708.358583282833" calcext:value-type="float">
            <text:p>708.358583282833</text:p>
          </table:table-cell>
          <table:table-cell table:formula="of:=([.F205]-[.C205])/0.0166667" office:value-type="float" office:value="95.0818098363806" calcext:value-type="float">
            <text:p>95.0818098363806</text:p>
          </table:table-cell>
          <table:table-cell table:formula="of:=DEGREES(ATAN(ABS([.F205]-[.C205])/ABS([.E205]-[.B205])))" office:value-type="float" office:value="7.64502287008992" calcext:value-type="float">
            <text:p>7.64502287008992</text:p>
          </table:table-cell>
          <table:table-cell table:formula="of:=SQRT(POWER([.H205];2)+POWER([.I205];2)+POWER([.J205];2))" office:value-type="float" office:value="714.777036951457" calcext:value-type="float">
            <text:p>714.777036951457</text:p>
          </table:table-cell>
        </table:table-row>
        <table:table-row table:style-name="ro1">
          <table:table-cell office:value-type="float" office:value="75.1817" calcext:value-type="float">
            <text:p>75.1817</text:p>
          </table:table-cell>
          <table:table-cell office:value-type="float" office:value="283.858" calcext:value-type="float">
            <text:p>283.858</text:p>
          </table:table-cell>
          <table:table-cell office:value-type="float" office:value="45.1285" calcext:value-type="float">
            <text:p>45.1285</text:p>
          </table:table-cell>
          <table:table-cell office:value-type="float" office:value="74.8616" calcext:value-type="float">
            <text:p>74.8616</text:p>
          </table:table-cell>
          <table:table-cell office:value-type="float" office:value="273.26" calcext:value-type="float">
            <text:p>273.26</text:p>
          </table:table-cell>
          <table:table-cell office:value-type="float" office:value="46.7526" calcext:value-type="float">
            <text:p>46.7526</text:p>
          </table:table-cell>
          <table:table-cell/>
          <table:table-cell table:formula="of:=([.D206]-[.A206])/0.0166667" office:value-type="float" office:value="-19.2059615880775" calcext:value-type="float">
            <text:p>-19.2059615880775</text:p>
          </table:table-cell>
          <table:table-cell table:formula="of:=ABS([.E206]-[.B206])/0.0166667" office:value-type="float" office:value="635.878728242544" calcext:value-type="float">
            <text:p>635.878728242544</text:p>
          </table:table-cell>
          <table:table-cell table:formula="of:=([.F206]-[.C206])/0.0166667" office:value-type="float" office:value="97.4458051083897" calcext:value-type="float">
            <text:p>97.4458051083897</text:p>
          </table:table-cell>
          <table:table-cell table:formula="of:=DEGREES(ATAN(ABS([.F206]-[.C206])/ABS([.E206]-[.B206])))" office:value-type="float" office:value="8.7125621597164" calcext:value-type="float">
            <text:p>8.7125621597164</text:p>
          </table:table-cell>
          <table:table-cell table:formula="of:=SQRT(POWER([.H206];2)+POWER([.I206];2)+POWER([.J206];2))" office:value-type="float" office:value="643.588619325342" calcext:value-type="float">
            <text:p>643.588619325342</text:p>
          </table:table-cell>
        </table:table-row>
        <table:table-row table:style-name="ro1">
          <table:table-cell office:value-type="float" office:value="76.2124" calcext:value-type="float">
            <text:p>76.2124</text:p>
          </table:table-cell>
          <table:table-cell office:value-type="float" office:value="285.419" calcext:value-type="float">
            <text:p>285.419</text:p>
          </table:table-cell>
          <table:table-cell office:value-type="float" office:value="44.3749" calcext:value-type="float">
            <text:p>44.3749</text:p>
          </table:table-cell>
          <table:table-cell office:value-type="float" office:value="76.3666" calcext:value-type="float">
            <text:p>76.3666</text:p>
          </table:table-cell>
          <table:table-cell office:value-type="float" office:value="274.855" calcext:value-type="float">
            <text:p>274.855</text:p>
          </table:table-cell>
          <table:table-cell office:value-type="float" office:value="45.754" calcext:value-type="float">
            <text:p>45.754</text:p>
          </table:table-cell>
          <table:table-cell/>
          <table:table-cell table:formula="of:=([.D207]-[.A207])/0.0166667" office:value-type="float" office:value="9.25198149603719" calcext:value-type="float">
            <text:p>9.25198149603719</text:p>
          </table:table-cell>
          <table:table-cell table:formula="of:=ABS([.E207]-[.B207])/0.0166667" office:value-type="float" office:value="633.838732322533" calcext:value-type="float">
            <text:p>633.838732322533</text:p>
          </table:table-cell>
          <table:table-cell table:formula="of:=([.F207]-[.C207])/0.0166667" office:value-type="float" office:value="82.7458345083311" calcext:value-type="float">
            <text:p>82.7458345083311</text:p>
          </table:table-cell>
          <table:table-cell table:formula="of:=DEGREES(ATAN(ABS([.F207]-[.C207])/ABS([.E207]-[.B207])))" office:value-type="float" office:value="7.43773786152609" calcext:value-type="float">
            <text:p>7.43773786152609</text:p>
          </table:table-cell>
          <table:table-cell table:formula="of:=SQRT(POWER([.H207];2)+POWER([.I207];2)+POWER([.J207];2))" office:value-type="float" office:value="639.28398297026" calcext:value-type="float">
            <text:p>639.28398297026</text:p>
          </table:table-cell>
        </table:table-row>
        <table:table-row table:style-name="ro1">
          <table:table-cell office:value-type="float" office:value="74.4238" calcext:value-type="float">
            <text:p>74.4238</text:p>
          </table:table-cell>
          <table:table-cell office:value-type="float" office:value="285.2" calcext:value-type="float">
            <text:p>285.2</text:p>
          </table:table-cell>
          <table:table-cell office:value-type="float" office:value="44.6777" calcext:value-type="float">
            <text:p>44.6777</text:p>
          </table:table-cell>
          <table:table-cell office:value-type="float" office:value="74.3559" calcext:value-type="float">
            <text:p>74.3559</text:p>
          </table:table-cell>
          <table:table-cell office:value-type="float" office:value="272.015" calcext:value-type="float">
            <text:p>272.015</text:p>
          </table:table-cell>
          <table:table-cell office:value-type="float" office:value="46.4571" calcext:value-type="float">
            <text:p>46.4571</text:p>
          </table:table-cell>
          <table:table-cell/>
          <table:table-cell table:formula="of:=([.D208]-[.A208])/0.0166667" office:value-type="float" office:value="-4.07399185201597" calcext:value-type="float">
            <text:p>-4.07399185201597</text:p>
          </table:table-cell>
          <table:table-cell table:formula="of:=ABS([.E208]-[.B208])/0.0166667" office:value-type="float" office:value="791.098417803165" calcext:value-type="float">
            <text:p>791.098417803165</text:p>
          </table:table-cell>
          <table:table-cell table:formula="of:=([.F208]-[.C208])/0.0166667" office:value-type="float" office:value="106.763786472427" calcext:value-type="float">
            <text:p>106.763786472427</text:p>
          </table:table-cell>
          <table:table-cell table:formula="of:=DEGREES(ATAN(ABS([.F208]-[.C208])/ABS([.E208]-[.B208])))" office:value-type="float" office:value="7.68599380075718" calcext:value-type="float">
            <text:p>7.68599380075718</text:p>
          </table:table-cell>
          <table:table-cell table:formula="of:=SQRT(POWER([.H208];2)+POWER([.I208];2)+POWER([.J208];2))" office:value-type="float" office:value="798.280533498225" calcext:value-type="float">
            <text:p>798.280533498225</text:p>
          </table:table-cell>
        </table:table-row>
        <table:table-row table:style-name="ro1">
          <table:table-cell office:value-type="float" office:value="75.4266" calcext:value-type="float">
            <text:p>75.4266</text:p>
          </table:table-cell>
          <table:table-cell office:value-type="float" office:value="282.539" calcext:value-type="float">
            <text:p>282.539</text:p>
          </table:table-cell>
          <table:table-cell office:value-type="float" office:value="45.328" calcext:value-type="float">
            <text:p>45.328</text:p>
          </table:table-cell>
          <table:table-cell office:value-type="float" office:value="75.5875" calcext:value-type="float">
            <text:p>75.5875</text:p>
          </table:table-cell>
          <table:table-cell office:value-type="float" office:value="270.814" calcext:value-type="float">
            <text:p>270.814</text:p>
          </table:table-cell>
          <table:table-cell office:value-type="float" office:value="46.8755" calcext:value-type="float">
            <text:p>46.8755</text:p>
          </table:table-cell>
          <table:table-cell/>
          <table:table-cell table:formula="of:=([.D209]-[.A209])/0.0166667" office:value-type="float" office:value="9.65398069203935" calcext:value-type="float">
            <text:p>9.65398069203935</text:p>
          </table:table-cell>
          <table:table-cell table:formula="of:=ABS([.E209]-[.B209])/0.0166667" office:value-type="float" office:value="703.498593002812" calcext:value-type="float">
            <text:p>703.498593002812</text:p>
          </table:table-cell>
          <table:table-cell table:formula="of:=([.F209]-[.C209])/0.0166667" office:value-type="float" office:value="92.8498143003714" calcext:value-type="float">
            <text:p>92.8498143003714</text:p>
          </table:table-cell>
          <table:table-cell table:formula="of:=DEGREES(ATAN(ABS([.F209]-[.C209])/ABS([.E209]-[.B209])))" office:value-type="float" office:value="7.51860973364437" calcext:value-type="float">
            <text:p>7.51860973364437</text:p>
          </table:table-cell>
          <table:table-cell table:formula="of:=SQRT(POWER([.H209];2)+POWER([.I209];2)+POWER([.J209];2))" office:value-type="float" office:value="709.665102506634" calcext:value-type="float">
            <text:p>709.665102506634</text:p>
          </table:table-cell>
        </table:table-row>
        <table:table-row table:style-name="ro1">
          <table:table-cell office:value-type="float" office:value="75.9346" calcext:value-type="float">
            <text:p>75.9346</text:p>
          </table:table-cell>
          <table:table-cell office:value-type="float" office:value="282.584" calcext:value-type="float">
            <text:p>282.584</text:p>
          </table:table-cell>
          <table:table-cell office:value-type="float" office:value="45.3165" calcext:value-type="float">
            <text:p>45.3165</text:p>
          </table:table-cell>
          <table:table-cell office:value-type="float" office:value="76.0825" calcext:value-type="float">
            <text:p>76.0825</text:p>
          </table:table-cell>
          <table:table-cell office:value-type="float" office:value="270.863" calcext:value-type="float">
            <text:p>270.863</text:p>
          </table:table-cell>
          <table:table-cell office:value-type="float" office:value="46.8635" calcext:value-type="float">
            <text:p>46.8635</text:p>
          </table:table-cell>
          <table:table-cell/>
          <table:table-cell table:formula="of:=([.D210]-[.A210])/0.0166667" office:value-type="float" office:value="8.87398225203506" calcext:value-type="float">
            <text:p>8.87398225203506</text:p>
          </table:table-cell>
          <table:table-cell table:formula="of:=ABS([.E210]-[.B210])/0.0166667" office:value-type="float" office:value="703.258593482813" calcext:value-type="float">
            <text:p>703.258593482813</text:p>
          </table:table-cell>
          <table:table-cell table:formula="of:=([.F210]-[.C210])/0.0166667" office:value-type="float" office:value="92.8198143603715" calcext:value-type="float">
            <text:p>92.8198143603715</text:p>
          </table:table-cell>
          <table:table-cell table:formula="of:=DEGREES(ATAN(ABS([.F210]-[.C210])/ABS([.E210]-[.B210])))" office:value-type="float" office:value="7.51874393479185" calcext:value-type="float">
            <text:p>7.51874393479185</text:p>
          </table:table-cell>
          <table:table-cell table:formula="of:=SQRT(POWER([.H210];2)+POWER([.I210];2)+POWER([.J210];2))" office:value-type="float" office:value="709.413077696153" calcext:value-type="float">
            <text:p>709.413077696153</text:p>
          </table:table-cell>
        </table:table-row>
        <table:table-row table:style-name="ro1">
          <table:table-cell office:value-type="float" office:value="75.7125" calcext:value-type="float">
            <text:p>75.7125</text:p>
          </table:table-cell>
          <table:table-cell office:value-type="float" office:value="286.625" calcext:value-type="float">
            <text:p>286.625</text:p>
          </table:table-cell>
          <table:table-cell office:value-type="float" office:value="44.7004" calcext:value-type="float">
            <text:p>44.7004</text:p>
          </table:table-cell>
          <table:table-cell office:value-type="float" office:value="75.6285" calcext:value-type="float">
            <text:p>75.6285</text:p>
          </table:table-cell>
          <table:table-cell office:value-type="float" office:value="275.933" calcext:value-type="float">
            <text:p>275.933</text:p>
          </table:table-cell>
          <table:table-cell office:value-type="float" office:value="46.3367" calcext:value-type="float">
            <text:p>46.3367</text:p>
          </table:table-cell>
          <table:table-cell/>
          <table:table-cell table:formula="of:=([.D211]-[.A211])/0.0166667" office:value-type="float" office:value="-5.03998992002035" calcext:value-type="float">
            <text:p>-5.03998992002035</text:p>
          </table:table-cell>
          <table:table-cell table:formula="of:=ABS([.E211]-[.B211])/0.0166667" office:value-type="float" office:value="641.518716962567" calcext:value-type="float">
            <text:p>641.518716962567</text:p>
          </table:table-cell>
          <table:table-cell table:formula="of:=([.F211]-[.C211])/0.0166667" office:value-type="float" office:value="98.1778036443926" calcext:value-type="float">
            <text:p>98.1778036443926</text:p>
          </table:table-cell>
          <table:table-cell table:formula="of:=DEGREES(ATAN(ABS([.F211]-[.C211])/ABS([.E211]-[.B211])))" office:value-type="float" office:value="8.70101628126216" calcext:value-type="float">
            <text:p>8.70101628126216</text:p>
          </table:table-cell>
          <table:table-cell table:formula="of:=SQRT(POWER([.H211];2)+POWER([.I211];2)+POWER([.J211];2))" office:value-type="float" office:value="649.007354996943" calcext:value-type="float">
            <text:p>649.007354996943</text:p>
          </table:table-cell>
        </table:table-row>
        <table:table-row table:style-name="ro1">
          <table:table-cell office:value-type="float" office:value="76.1523" calcext:value-type="float">
            <text:p>76.1523</text:p>
          </table:table-cell>
          <table:table-cell office:value-type="float" office:value="278.718" calcext:value-type="float">
            <text:p>278.718</text:p>
          </table:table-cell>
          <table:table-cell office:value-type="float" office:value="45.4079" calcext:value-type="float">
            <text:p>45.4079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267.228" calcext:value-type="float">
            <text:p>267.228</text:p>
          </table:table-cell>
          <table:table-cell office:value-type="float" office:value="46.691" calcext:value-type="float">
            <text:p>46.691</text:p>
          </table:table-cell>
          <table:table-cell/>
          <table:table-cell table:formula="of:=([.D212]-[.A212])/0.0166667" office:value-type="float" office:value="8.45998308003416" calcext:value-type="float">
            <text:p>8.45998308003416</text:p>
          </table:table-cell>
          <table:table-cell table:formula="of:=ABS([.E212]-[.B212])/0.0166667" office:value-type="float" office:value="689.398621202758" calcext:value-type="float">
            <text:p>689.398621202758</text:p>
          </table:table-cell>
          <table:table-cell table:formula="of:=([.F212]-[.C212])/0.0166667" office:value-type="float" office:value="76.9858460283082" calcext:value-type="float">
            <text:p>76.9858460283082</text:p>
          </table:table-cell>
          <table:table-cell table:formula="of:=DEGREES(ATAN(ABS([.F212]-[.C212])/ABS([.E212]-[.B212])))" office:value-type="float" office:value="6.37187888952862" calcext:value-type="float">
            <text:p>6.37187888952862</text:p>
          </table:table-cell>
          <table:table-cell table:formula="of:=SQRT(POWER([.H212];2)+POWER([.I212];2)+POWER([.J212];2))" office:value-type="float" office:value="693.735432797456" calcext:value-type="float">
            <text:p>693.735432797456</text:p>
          </table:table-cell>
        </table:table-row>
        <table:table-row table:style-name="ro1">
          <table:table-cell office:value-type="float" office:value="75.7337" calcext:value-type="float">
            <text:p>75.7337</text:p>
          </table:table-cell>
          <table:table-cell office:value-type="float" office:value="289.431" calcext:value-type="float">
            <text:p>289.431</text:p>
          </table:table-cell>
          <table:table-cell office:value-type="float" office:value="44.0161" calcext:value-type="float">
            <text:p>44.0161</text:p>
          </table:table-cell>
          <table:table-cell office:value-type="float" office:value="75.8895" calcext:value-type="float">
            <text:p>75.8895</text:p>
          </table:table-cell>
          <table:table-cell office:value-type="float" office:value="277.319" calcext:value-type="float">
            <text:p>277.319</text:p>
          </table:table-cell>
          <table:table-cell office:value-type="float" office:value="45.8741" calcext:value-type="float">
            <text:p>45.8741</text:p>
          </table:table-cell>
          <table:table-cell/>
          <table:table-cell table:formula="of:=([.D213]-[.A213])/0.0166667" office:value-type="float" office:value="9.34798130403735" calcext:value-type="float">
            <text:p>9.34798130403735</text:p>
          </table:table-cell>
          <table:table-cell table:formula="of:=ABS([.E213]-[.B213])/0.0166667" office:value-type="float" office:value="726.718546562905" calcext:value-type="float">
            <text:p>726.718546562905</text:p>
          </table:table-cell>
          <table:table-cell table:formula="of:=([.F213]-[.C213])/0.0166667" office:value-type="float" office:value="111.479777040446" calcext:value-type="float">
            <text:p>111.479777040446</text:p>
          </table:table-cell>
          <table:table-cell table:formula="of:=DEGREES(ATAN(ABS([.F213]-[.C213])/ABS([.E213]-[.B213])))" office:value-type="float" office:value="8.7212776404513" calcext:value-type="float">
            <text:p>8.7212776404513</text:p>
          </table:table-cell>
          <table:table-cell table:formula="of:=SQRT(POWER([.H213];2)+POWER([.I213];2)+POWER([.J213];2))" office:value-type="float" office:value="735.278839190922" calcext:value-type="float">
            <text:p>735.278839190922</text:p>
          </table:table-cell>
        </table:table-row>
        <table:table-row table:style-name="ro1">
          <table:table-cell office:value-type="float" office:value="75.69" calcext:value-type="float">
            <text:p>75.69</text:p>
          </table:table-cell>
          <table:table-cell office:value-type="float" office:value="284.076" calcext:value-type="float">
            <text:p>284.076</text:p>
          </table:table-cell>
          <table:table-cell office:value-type="float" office:value="44.3344" calcext:value-type="float">
            <text:p>44.3344</text:p>
          </table:table-cell>
          <table:table-cell office:value-type="float" office:value="75.606" calcext:value-type="float">
            <text:p>75.606</text:p>
          </table:table-cell>
          <table:table-cell office:value-type="float" office:value="273.589" calcext:value-type="float">
            <text:p>273.589</text:p>
          </table:table-cell>
          <table:table-cell office:value-type="float" office:value="45.4637" calcext:value-type="float">
            <text:p>45.4637</text:p>
          </table:table-cell>
          <table:table-cell/>
          <table:table-cell table:formula="of:=([.D214]-[.A214])/0.0166667" office:value-type="float" office:value="-5.03998992002035" calcext:value-type="float">
            <text:p>-5.03998992002035</text:p>
          </table:table-cell>
          <table:table-cell table:formula="of:=ABS([.E214]-[.B214])/0.0166667" office:value-type="float" office:value="629.218741562518" calcext:value-type="float">
            <text:p>629.218741562518</text:p>
          </table:table-cell>
          <table:table-cell table:formula="of:=([.F214]-[.C214])/0.0166667" office:value-type="float" office:value="67.7578644842711" calcext:value-type="float">
            <text:p>67.7578644842711</text:p>
          </table:table-cell>
          <table:table-cell table:formula="of:=DEGREES(ATAN(ABS([.F214]-[.C214])/ABS([.E214]-[.B214])))" office:value-type="float" office:value="6.14625175314046" calcext:value-type="float">
            <text:p>6.14625175314046</text:p>
          </table:table-cell>
          <table:table-cell table:formula="of:=SQRT(POWER([.H214];2)+POWER([.I214];2)+POWER([.J214];2))" office:value-type="float" office:value="632.876571245438" calcext:value-type="float">
            <text:p>632.876571245438</text:p>
          </table:table-cell>
        </table:table-row>
        <table:table-row table:style-name="ro1">
          <table:table-cell office:value-type="float" office:value="75.3873" calcext:value-type="float">
            <text:p>75.3873</text:p>
          </table:table-cell>
          <table:table-cell office:value-type="float" office:value="277.277" calcext:value-type="float">
            <text:p>277.277</text:p>
          </table:table-cell>
          <table:table-cell office:value-type="float" office:value="45.8851" calcext:value-type="float">
            <text:p>45.8851</text:p>
          </table:table-cell>
          <table:table-cell office:value-type="float" office:value="75.2935" calcext:value-type="float">
            <text:p>75.2935</text:p>
          </table:table-cell>
          <table:table-cell office:value-type="float" office:value="264.528" calcext:value-type="float">
            <text:p>264.528</text:p>
          </table:table-cell>
          <table:table-cell office:value-type="float" office:value="47.602" calcext:value-type="float">
            <text:p>47.602</text:p>
          </table:table-cell>
          <table:table-cell/>
          <table:table-cell table:formula="of:=([.D215]-[.A215])/0.0166667" office:value-type="float" office:value="-5.62798874402261" calcext:value-type="float">
            <text:p>-5.62798874402261</text:p>
          </table:table-cell>
          <table:table-cell table:formula="of:=ABS([.E215]-[.B215])/0.0166667" office:value-type="float" office:value="764.938470123058" calcext:value-type="float">
            <text:p>764.938470123058</text:p>
          </table:table-cell>
          <table:table-cell table:formula="of:=([.F215]-[.C215])/0.0166667" office:value-type="float" office:value="103.013793972412" calcext:value-type="float">
            <text:p>103.013793972412</text:p>
          </table:table-cell>
          <table:table-cell table:formula="of:=DEGREES(ATAN(ABS([.F215]-[.C215])/ABS([.E215]-[.B215])))" office:value-type="float" office:value="7.66984321191383" calcext:value-type="float">
            <text:p>7.66984321191383</text:p>
          </table:table-cell>
          <table:table-cell table:formula="of:=SQRT(POWER([.H215];2)+POWER([.I215];2)+POWER([.J215];2))" office:value-type="float" office:value="771.86422321552" calcext:value-type="float">
            <text:p>771.86422321552</text:p>
          </table:table-cell>
        </table:table-row>
        <table:table-row table:style-name="ro1">
          <table:table-cell office:value-type="float" office:value="75.7117" calcext:value-type="float">
            <text:p>75.7117</text:p>
          </table:table-cell>
          <table:table-cell office:value-type="float" office:value="286.739" calcext:value-type="float">
            <text:p>286.739</text:p>
          </table:table-cell>
          <table:table-cell office:value-type="float" office:value="44.176" calcext:value-type="float">
            <text:p>44.176</text:p>
          </table:table-cell>
          <table:table-cell office:value-type="float" office:value="75.8669" calcext:value-type="float">
            <text:p>75.8669</text:p>
          </table:table-cell>
          <table:table-cell office:value-type="float" office:value="274.808" calcext:value-type="float">
            <text:p>274.808</text:p>
          </table:table-cell>
          <table:table-cell office:value-type="float" office:value="45.7658" calcext:value-type="float">
            <text:p>45.7658</text:p>
          </table:table-cell>
          <table:table-cell/>
          <table:table-cell table:formula="of:=([.D216]-[.A216])/0.0166667" office:value-type="float" office:value="9.31198137603771" calcext:value-type="float">
            <text:p>9.31198137603771</text:p>
          </table:table-cell>
          <table:table-cell table:formula="of:=ABS([.E216]-[.B216])/0.0166667" office:value-type="float" office:value="715.858568282862" calcext:value-type="float">
            <text:p>715.858568282862</text:p>
          </table:table-cell>
          <table:table-cell table:formula="of:=([.F216]-[.C216])/0.0166667" office:value-type="float" office:value="95.3878092243814" calcext:value-type="float">
            <text:p>95.3878092243814</text:p>
          </table:table-cell>
          <table:table-cell table:formula="of:=DEGREES(ATAN(ABS([.F216]-[.C216])/ABS([.E216]-[.B216])))" office:value-type="float" office:value="7.58992493779111" calcext:value-type="float">
            <text:p>7.58992493779111</text:p>
          </table:table-cell>
          <table:table-cell table:formula="of:=SQRT(POWER([.H216];2)+POWER([.I216];2)+POWER([.J216];2))" office:value-type="float" office:value="722.245828599767" calcext:value-type="float">
            <text:p>722.245828599767</text:p>
          </table:table-cell>
        </table:table-row>
        <table:table-row table:style-name="ro1">
          <table:table-cell office:value-type="float" office:value="75.7109" calcext:value-type="float">
            <text:p>75.7109</text:p>
          </table:table-cell>
          <table:table-cell office:value-type="float" office:value="286.853" calcext:value-type="float">
            <text:p>286.853</text:p>
          </table:table-cell>
          <table:table-cell office:value-type="float" office:value="43.651" calcext:value-type="float">
            <text:p>43.651</text:p>
          </table:table-cell>
          <table:table-cell office:value-type="float" office:value="75.6265" calcext:value-type="float">
            <text:p>75.6265</text:p>
          </table:table-cell>
          <table:table-cell office:value-type="float" office:value="276.199" calcext:value-type="float">
            <text:p>276.199</text:p>
          </table:table-cell>
          <table:table-cell office:value-type="float" office:value="45.0571" calcext:value-type="float">
            <text:p>45.0571</text:p>
          </table:table-cell>
          <table:table-cell/>
          <table:table-cell table:formula="of:=([.D217]-[.A217])/0.0166667" office:value-type="float" office:value="-5.06398987202039" calcext:value-type="float">
            <text:p>-5.06398987202039</text:p>
          </table:table-cell>
          <table:table-cell table:formula="of:=ABS([.E217]-[.B217])/0.0166667" office:value-type="float" office:value="639.238721522557" calcext:value-type="float">
            <text:p>639.238721522557</text:p>
          </table:table-cell>
          <table:table-cell table:formula="of:=([.F217]-[.C217])/0.0166667" office:value-type="float" office:value="84.3658312683372" calcext:value-type="float">
            <text:p>84.3658312683372</text:p>
          </table:table-cell>
          <table:table-cell table:formula="of:=DEGREES(ATAN(ABS([.F217]-[.C217])/ABS([.E217]-[.B217])))" office:value-type="float" office:value="7.51836516711533" calcext:value-type="float">
            <text:p>7.51836516711533</text:p>
          </table:table-cell>
          <table:table-cell table:formula="of:=SQRT(POWER([.H217];2)+POWER([.I217];2)+POWER([.J217];2))" office:value-type="float" office:value="644.801814957754" calcext:value-type="float">
            <text:p>644.801814957754</text:p>
          </table:table-cell>
        </table:table-row>
        <table:table-row table:style-name="ro1">
          <table:table-cell office:value-type="float" office:value="75.6676" calcext:value-type="float">
            <text:p>75.6676</text:p>
          </table:table-cell>
          <table:table-cell office:value-type="float" office:value="281.544" calcext:value-type="float">
            <text:p>281.544</text:p>
          </table:table-cell>
          <table:table-cell office:value-type="float" office:value="43.9733" calcext:value-type="float">
            <text:p>43.9733</text:p>
          </table:table-cell>
          <table:table-cell office:value-type="float" office:value="75.8103" calcext:value-type="float">
            <text:p>75.8103</text:p>
          </table:table-cell>
          <table:table-cell office:value-type="float" office:value="268.724" calcext:value-type="float">
            <text:p>268.724</text:p>
          </table:table-cell>
          <table:table-cell office:value-type="float" office:value="44.9986" calcext:value-type="float">
            <text:p>44.9986</text:p>
          </table:table-cell>
          <table:table-cell/>
          <table:table-cell table:formula="of:=([.D218]-[.A218])/0.0166667" office:value-type="float" office:value="8.56198287603455" calcext:value-type="float">
            <text:p>8.56198287603455</text:p>
          </table:table-cell>
          <table:table-cell table:formula="of:=ABS([.E218]-[.B218])/0.0166667" office:value-type="float" office:value="769.198461603077" calcext:value-type="float">
            <text:p>769.198461603077</text:p>
          </table:table-cell>
          <table:table-cell table:formula="of:=([.F218]-[.C218])/0.0166667" office:value-type="float" office:value="61.5178769642462" calcext:value-type="float">
            <text:p>61.5178769642462</text:p>
          </table:table-cell>
          <table:table-cell table:formula="of:=DEGREES(ATAN(ABS([.F218]-[.C218])/ABS([.E218]-[.B218])))" office:value-type="float" office:value="4.57258900894158" calcext:value-type="float">
            <text:p>4.57258900894158</text:p>
          </table:table-cell>
          <table:table-cell table:formula="of:=SQRT(POWER([.H218];2)+POWER([.I218];2)+POWER([.J218];2))" office:value-type="float" office:value="771.7020345117" calcext:value-type="float">
            <text:p>771.7020345117</text:p>
          </table:table-cell>
        </table:table-row>
        <table:table-row table:style-name="ro1">
          <table:table-cell office:value-type="float" office:value="75.1881" calcext:value-type="float">
            <text:p>75.1881</text:p>
          </table:table-cell>
          <table:table-cell office:value-type="float" office:value="285.501" calcext:value-type="float">
            <text:p>285.501</text:p>
          </table:table-cell>
          <table:table-cell office:value-type="float" office:value="43.6126" calcext:value-type="float">
            <text:p>43.6126</text:p>
          </table:table-cell>
          <table:table-cell office:value-type="float" office:value="74.8577" calcext:value-type="float">
            <text:p>74.8577</text:p>
          </table:table-cell>
          <table:table-cell office:value-type="float" office:value="273.571" calcext:value-type="float">
            <text:p>273.571</text:p>
          </table:table-cell>
          <table:table-cell office:value-type="float" office:value="45.2268" calcext:value-type="float">
            <text:p>45.2268</text:p>
          </table:table-cell>
          <table:table-cell/>
          <table:table-cell table:formula="of:=([.D219]-[.A219])/0.0166667" office:value-type="float" office:value="-19.82396035208" calcext:value-type="float">
            <text:p>-19.82396035208</text:p>
          </table:table-cell>
          <table:table-cell table:formula="of:=ABS([.E219]-[.B219])/0.0166667" office:value-type="float" office:value="715.79856840286" calcext:value-type="float">
            <text:p>715.79856840286</text:p>
          </table:table-cell>
          <table:table-cell table:formula="of:=([.F219]-[.C219])/0.0166667" office:value-type="float" office:value="96.8518062963872" calcext:value-type="float">
            <text:p>96.8518062963872</text:p>
          </table:table-cell>
          <table:table-cell table:formula="of:=DEGREES(ATAN(ABS([.F219]-[.C219])/ABS([.E219]-[.B219])))" office:value-type="float" office:value="7.70566303313933" calcext:value-type="float">
            <text:p>7.70566303313933</text:p>
          </table:table-cell>
          <table:table-cell table:formula="of:=SQRT(POWER([.H219];2)+POWER([.I219];2)+POWER([.J219];2))" office:value-type="float" office:value="722.593144386589" calcext:value-type="float">
            <text:p>722.593144386589</text:p>
          </table:table-cell>
        </table:table-row>
        <table:table-row table:style-name="ro1">
          <table:table-cell office:value-type="float" office:value="75.9678" calcext:value-type="float">
            <text:p>75.9678</text:p>
          </table:table-cell>
          <table:table-cell office:value-type="float" office:value="286.812" calcext:value-type="float">
            <text:p>286.812</text:p>
          </table:table-cell>
          <table:table-cell office:value-type="float" office:value="43.9088" calcext:value-type="float">
            <text:p>43.9088</text:p>
          </table:table-cell>
          <table:table-cell office:value-type="float" office:value="76.1284" calcext:value-type="float">
            <text:p>76.1284</text:p>
          </table:table-cell>
          <table:table-cell office:value-type="float" office:value="276.136" calcext:value-type="float">
            <text:p>276.136</text:p>
          </table:table-cell>
          <table:table-cell office:value-type="float" office:value="45.5581" calcext:value-type="float">
            <text:p>45.5581</text:p>
          </table:table-cell>
          <table:table-cell/>
          <table:table-cell table:formula="of:=([.D220]-[.A220])/0.0166667" office:value-type="float" office:value="9.63598072803868" calcext:value-type="float">
            <text:p>9.63598072803868</text:p>
          </table:table-cell>
          <table:table-cell table:formula="of:=ABS([.E220]-[.B220])/0.0166667" office:value-type="float" office:value="640.558718882562" calcext:value-type="float">
            <text:p>640.558718882562</text:p>
          </table:table-cell>
          <table:table-cell table:formula="of:=([.F220]-[.C220])/0.0166667" office:value-type="float" office:value="98.9578020843961" calcext:value-type="float">
            <text:p>98.9578020843961</text:p>
          </table:table-cell>
          <table:table-cell table:formula="of:=DEGREES(ATAN(ABS([.F220]-[.C220])/ABS([.E220]-[.B220])))" office:value-type="float" office:value="8.78201078123365" calcext:value-type="float">
            <text:p>8.78201078123365</text:p>
          </table:table-cell>
          <table:table-cell table:formula="of:=SQRT(POWER([.H220];2)+POWER([.I220];2)+POWER([.J220];2))" office:value-type="float" office:value="648.229103831689" calcext:value-type="float">
            <text:p>648.229103831689</text:p>
          </table:table-cell>
        </table:table-row>
        <table:table-row table:style-name="ro1">
          <table:table-cell office:value-type="float" office:value="75.69" calcext:value-type="float">
            <text:p>75.69</text:p>
          </table:table-cell>
          <table:table-cell office:value-type="float" office:value="284.076" calcext:value-type="float">
            <text:p>284.076</text:p>
          </table:table-cell>
          <table:table-cell office:value-type="float" office:value="44.3344" calcext:value-type="float">
            <text:p>44.3344</text:p>
          </table:table-cell>
          <table:table-cell office:value-type="float" office:value="75.5963" calcext:value-type="float">
            <text:p>75.5963</text:p>
          </table:table-cell>
          <table:table-cell office:value-type="float" office:value="272.252" calcext:value-type="float">
            <text:p>272.252</text:p>
          </table:table-cell>
          <table:table-cell office:value-type="float" office:value="45.9178" calcext:value-type="float">
            <text:p>45.9178</text:p>
          </table:table-cell>
          <table:table-cell/>
          <table:table-cell table:formula="of:=([.D221]-[.A221])/0.0166667" office:value-type="float" office:value="-5.62198875602239" calcext:value-type="float">
            <text:p>-5.62198875602239</text:p>
          </table:table-cell>
          <table:table-cell table:formula="of:=ABS([.E221]-[.B221])/0.0166667" office:value-type="float" office:value="709.438581122839" calcext:value-type="float">
            <text:p>709.438581122839</text:p>
          </table:table-cell>
          <table:table-cell table:formula="of:=([.F221]-[.C221])/0.0166667" office:value-type="float" office:value="95.0038099923799" calcext:value-type="float">
            <text:p>95.0038099923799</text:p>
          </table:table-cell>
          <table:table-cell table:formula="of:=DEGREES(ATAN(ABS([.F221]-[.C221])/ABS([.E221]-[.B221])))" office:value-type="float" office:value="7.62733360987128" calcext:value-type="float">
            <text:p>7.62733360987128</text:p>
          </table:table-cell>
          <table:table-cell table:formula="of:=SQRT(POWER([.H221];2)+POWER([.I221];2)+POWER([.J221];2))" office:value-type="float" office:value="715.793567347617" calcext:value-type="float">
            <text:p>715.793567347617</text:p>
          </table:table-cell>
        </table:table-row>
        <table:table-row table:style-name="ro1">
          <table:table-cell office:value-type="float" office:value="75.144" calcext:value-type="float">
            <text:p>75.144</text:p>
          </table:table-cell>
          <table:table-cell office:value-type="float" office:value="278.673" calcext:value-type="float">
            <text:p>278.673</text:p>
          </table:table-cell>
          <table:table-cell office:value-type="float" office:value="45.1749" calcext:value-type="float">
            <text:p>45.1749</text:p>
          </table:table-cell>
          <table:table-cell office:value-type="float" office:value="75.0561" calcext:value-type="float">
            <text:p>75.0561</text:p>
          </table:table-cell>
          <table:table-cell office:value-type="float" office:value="265.893" calcext:value-type="float">
            <text:p>265.893</text:p>
          </table:table-cell>
          <table:table-cell office:value-type="float" office:value="46.6673" calcext:value-type="float">
            <text:p>46.6673</text:p>
          </table:table-cell>
          <table:table-cell/>
          <table:table-cell table:formula="of:=([.D222]-[.A222])/0.0166667" office:value-type="float" office:value="-5.27398945202138" calcext:value-type="float">
            <text:p>-5.27398945202138</text:p>
          </table:table-cell>
          <table:table-cell table:formula="of:=ABS([.E222]-[.B222])/0.0166667" office:value-type="float" office:value="766.798466403069" calcext:value-type="float">
            <text:p>766.798466403069</text:p>
          </table:table-cell>
          <table:table-cell table:formula="of:=([.F222]-[.C222])/0.0166667" office:value-type="float" office:value="89.543820912358" calcext:value-type="float">
            <text:p>89.543820912358</text:p>
          </table:table-cell>
          <table:table-cell table:formula="of:=DEGREES(ATAN(ABS([.F222]-[.C222])/ABS([.E222]-[.B222])))" office:value-type="float" office:value="6.66061721747689" calcext:value-type="float">
            <text:p>6.66061721747689</text:p>
          </table:table-cell>
          <table:table-cell table:formula="of:=SQRT(POWER([.H222];2)+POWER([.I222];2)+POWER([.J222];2))" office:value-type="float" office:value="772.027071355936" calcext:value-type="float">
            <text:p>772.027071355936</text:p>
          </table:table-cell>
        </table:table-row>
        <table:table-row table:style-name="ro1">
          <table:table-cell office:value-type="float" office:value="75.6467" calcext:value-type="float">
            <text:p>75.6467</text:p>
          </table:table-cell>
          <table:table-cell office:value-type="float" office:value="278.88" calcext:value-type="float">
            <text:p>278.88</text:p>
          </table:table-cell>
          <table:table-cell office:value-type="float" office:value="44.3898" calcext:value-type="float">
            <text:p>44.3898</text:p>
          </table:table-cell>
          <table:table-cell office:value-type="float" office:value="75.8002" calcext:value-type="float">
            <text:p>75.8002</text:p>
          </table:table-cell>
          <table:table-cell office:value-type="float" office:value="267.42" calcext:value-type="float">
            <text:p>267.42</text:p>
          </table:table-cell>
          <table:table-cell office:value-type="float" office:value="45.4491" calcext:value-type="float">
            <text:p>45.4491</text:p>
          </table:table-cell>
          <table:table-cell/>
          <table:table-cell table:formula="of:=([.D223]-[.A223])/0.0166667" office:value-type="float" office:value="9.20998158003733" calcext:value-type="float">
            <text:p>9.20998158003733</text:p>
          </table:table-cell>
          <table:table-cell table:formula="of:=ABS([.E223]-[.B223])/0.0166667" office:value-type="float" office:value="687.598624802749" calcext:value-type="float">
            <text:p>687.598624802749</text:p>
          </table:table-cell>
          <table:table-cell table:formula="of:=([.F223]-[.C223])/0.0166667" office:value-type="float" office:value="63.5578728842543" calcext:value-type="float">
            <text:p>63.5578728842543</text:p>
          </table:table-cell>
          <table:table-cell table:formula="of:=DEGREES(ATAN(ABS([.F223]-[.C223])/ABS([.E223]-[.B223])))" office:value-type="float" office:value="5.28110315779592" calcext:value-type="float">
            <text:p>5.28110315779592</text:p>
          </table:table-cell>
          <table:table-cell table:formula="of:=SQRT(POWER([.H223];2)+POWER([.I223];2)+POWER([.J223];2))" office:value-type="float" office:value="690.591265363896" calcext:value-type="float">
            <text:p>690.591265363896</text:p>
          </table:table-cell>
        </table:table-row>
        <table:table-row table:style-name="ro1">
          <table:table-cell office:value-type="float" office:value="75.6475" calcext:value-type="float">
            <text:p>75.6475</text:p>
          </table:table-cell>
          <table:table-cell office:value-type="float" office:value="278.773" calcext:value-type="float">
            <text:p>278.773</text:p>
          </table:table-cell>
          <table:table-cell office:value-type="float" office:value="44.9054" calcext:value-type="float">
            <text:p>44.9054</text:p>
          </table:table-cell>
          <table:table-cell office:value-type="float" office:value="75.5654" calcext:value-type="float">
            <text:p>75.5654</text:p>
          </table:table-cell>
          <table:table-cell office:value-type="float" office:value="268.514" calcext:value-type="float">
            <text:p>268.514</text:p>
          </table:table-cell>
          <table:table-cell office:value-type="float" office:value="46.0106" calcext:value-type="float">
            <text:p>46.0106</text:p>
          </table:table-cell>
          <table:table-cell/>
          <table:table-cell table:formula="of:=([.D224]-[.A224])/0.0166667" office:value-type="float" office:value="-4.92599014801952" calcext:value-type="float">
            <text:p>-4.92599014801952</text:p>
          </table:table-cell>
          <table:table-cell table:formula="of:=ABS([.E224]-[.B224])/0.0166667" office:value-type="float" office:value="615.538768922463" calcext:value-type="float">
            <text:p>615.538768922463</text:p>
          </table:table-cell>
          <table:table-cell table:formula="of:=([.F224]-[.C224])/0.0166667" office:value-type="float" office:value="66.311867376265" calcext:value-type="float">
            <text:p>66.311867376265</text:p>
          </table:table-cell>
          <table:table-cell table:formula="of:=DEGREES(ATAN(ABS([.F224]-[.C224])/ABS([.E224]-[.B224])))" office:value-type="float" office:value="6.14874907384293" calcext:value-type="float">
            <text:p>6.14874907384293</text:p>
          </table:table-cell>
          <table:table-cell table:formula="of:=SQRT(POWER([.H224];2)+POWER([.I224];2)+POWER([.J224];2))" office:value-type="float" office:value="619.119944098433" calcext:value-type="float">
            <text:p>619.119944098433</text:p>
          </table:table-cell>
        </table:table-row>
        <table:table-row table:style-name="ro1">
          <table:table-cell office:value-type="float" office:value="75.2169" calcext:value-type="float">
            <text:p>75.2169</text:p>
          </table:table-cell>
          <table:table-cell office:value-type="float" office:value="289.505" calcext:value-type="float">
            <text:p>289.505</text:p>
          </table:table-cell>
          <table:table-cell office:value-type="float" office:value="43.4993" calcext:value-type="float">
            <text:p>43.4993</text:p>
          </table:table-cell>
          <table:table-cell office:value-type="float" office:value="75.1345" calcext:value-type="float">
            <text:p>75.1345</text:p>
          </table:table-cell>
          <table:table-cell office:value-type="float" office:value="277.411" calcext:value-type="float">
            <text:p>277.411</text:p>
          </table:table-cell>
          <table:table-cell office:value-type="float" office:value="45.1215" calcext:value-type="float">
            <text:p>45.1215</text:p>
          </table:table-cell>
          <table:table-cell/>
          <table:table-cell table:formula="of:=([.D225]-[.A225])/0.0166667" office:value-type="float" office:value="-4.94399011201934" calcext:value-type="float">
            <text:p>-4.94399011201934</text:p>
          </table:table-cell>
          <table:table-cell table:formula="of:=ABS([.E225]-[.B225])/0.0166667" office:value-type="float" office:value="725.638548722902" calcext:value-type="float">
            <text:p>725.638548722902</text:p>
          </table:table-cell>
          <table:table-cell table:formula="of:=([.F225]-[.C225])/0.0166667" office:value-type="float" office:value="97.3318053363893" calcext:value-type="float">
            <text:p>97.3318053363893</text:p>
          </table:table-cell>
          <table:table-cell table:formula="of:=DEGREES(ATAN(ABS([.F225]-[.C225])/ABS([.E225]-[.B225])))" office:value-type="float" office:value="7.6396349112885" calcext:value-type="float">
            <text:p>7.6396349112885</text:p>
          </table:table-cell>
          <table:table-cell table:formula="of:=SQRT(POWER([.H225];2)+POWER([.I225];2)+POWER([.J225];2))" office:value-type="float" office:value="732.153827252817" calcext:value-type="float">
            <text:p>732.153827252817</text:p>
          </table:table-cell>
        </table:table-row>
        <table:table-row table:style-name="ro1">
          <table:table-cell office:value-type="float" office:value="75.6884" calcext:value-type="float">
            <text:p>75.6884</text:p>
          </table:table-cell>
          <table:table-cell office:value-type="float" office:value="284.299" calcext:value-type="float">
            <text:p>284.299</text:p>
          </table:table-cell>
          <table:table-cell office:value-type="float" office:value="43.2898" calcext:value-type="float">
            <text:p>43.2898</text:p>
          </table:table-cell>
          <table:table-cell office:value-type="float" office:value="75.8427" calcext:value-type="float">
            <text:p>75.8427</text:p>
          </table:table-cell>
          <table:table-cell office:value-type="float" office:value="272.575" calcext:value-type="float">
            <text:p>272.575</text:p>
          </table:table-cell>
          <table:table-cell office:value-type="float" office:value="44.3881" calcext:value-type="float">
            <text:p>44.3881</text:p>
          </table:table-cell>
          <table:table-cell/>
          <table:table-cell table:formula="of:=([.D226]-[.A226])/0.0166667" office:value-type="float" office:value="9.25798148403656" calcext:value-type="float">
            <text:p>9.25798148403656</text:p>
          </table:table-cell>
          <table:table-cell table:formula="of:=ABS([.E226]-[.B226])/0.0166667" office:value-type="float" office:value="703.438593122813" calcext:value-type="float">
            <text:p>703.438593122813</text:p>
          </table:table-cell>
          <table:table-cell table:formula="of:=([.F226]-[.C226])/0.0166667" office:value-type="float" office:value="65.8978682042637" calcext:value-type="float">
            <text:p>65.8978682042637</text:p>
          </table:table-cell>
          <table:table-cell table:formula="of:=DEGREES(ATAN(ABS([.F226]-[.C226])/ABS([.E226]-[.B226])))" office:value-type="float" office:value="5.35182832725457" calcext:value-type="float">
            <text:p>5.35182832725457</text:p>
          </table:table-cell>
          <table:table-cell table:formula="of:=SQRT(POWER([.H226];2)+POWER([.I226];2)+POWER([.J226];2))" office:value-type="float" office:value="706.579148821721" calcext:value-type="float">
            <text:p>706.579148821721</text:p>
          </table:table-cell>
        </table:table-row>
        <table:table-row table:style-name="ro1">
          <table:table-cell office:value-type="float" office:value="75.1245" calcext:value-type="float">
            <text:p>75.1245</text:p>
          </table:table-cell>
          <table:table-cell office:value-type="float" office:value="276.203" calcext:value-type="float">
            <text:p>276.203</text:p>
          </table:table-cell>
          <table:table-cell office:value-type="float" office:value="44.8131" calcext:value-type="float">
            <text:p>44.8131</text:p>
          </table:table-cell>
          <table:table-cell office:value-type="float" office:value="74.8078" calcext:value-type="float">
            <text:p>74.8078</text:p>
          </table:table-cell>
          <table:table-cell office:value-type="float" office:value="266.104" calcext:value-type="float">
            <text:p>266.104</text:p>
          </table:table-cell>
          <table:table-cell office:value-type="float" office:value="45.4232" calcext:value-type="float">
            <text:p>45.4232</text:p>
          </table:table-cell>
          <table:table-cell/>
          <table:table-cell table:formula="of:=([.D227]-[.A227])/0.0166667" office:value-type="float" office:value="-19.0019619960759" calcext:value-type="float">
            <text:p>-19.0019619960759</text:p>
          </table:table-cell>
          <table:table-cell table:formula="of:=ABS([.E227]-[.B227])/0.0166667" office:value-type="float" office:value="605.938788122423" calcext:value-type="float">
            <text:p>605.938788122423</text:p>
          </table:table-cell>
          <table:table-cell table:formula="of:=([.F227]-[.C227])/0.0166667" office:value-type="float" office:value="36.6059267881466" calcext:value-type="float">
            <text:p>36.6059267881466</text:p>
          </table:table-cell>
          <table:table-cell table:formula="of:=DEGREES(ATAN(ABS([.F227]-[.C227])/ABS([.E227]-[.B227])))" office:value-type="float" office:value="3.45714651228811" calcext:value-type="float">
            <text:p>3.45714651228811</text:p>
          </table:table-cell>
          <table:table-cell table:formula="of:=SQRT(POWER([.H227];2)+POWER([.I227];2)+POWER([.J227];2))" office:value-type="float" office:value="607.340829672261" calcext:value-type="float">
            <text:p>607.340829672261</text:p>
          </table:table-cell>
        </table:table-row>
        <table:table-row table:style-name="ro1">
          <table:table-cell office:value-type="float" office:value="74.9432" calcext:value-type="float">
            <text:p>74.9432</text:p>
          </table:table-cell>
          <table:table-cell office:value-type="float" office:value="286.616" calcext:value-type="float">
            <text:p>286.616</text:p>
          </table:table-cell>
          <table:table-cell office:value-type="float" office:value="44.4555" calcext:value-type="float">
            <text:p>44.4555</text:p>
          </table:table-cell>
          <table:table-cell office:value-type="float" office:value="74.626" calcext:value-type="float">
            <text:p>74.626</text:p>
          </table:table-cell>
          <table:table-cell office:value-type="float" office:value="275.939" calcext:value-type="float">
            <text:p>275.939</text:p>
          </table:table-cell>
          <table:table-cell office:value-type="float" office:value="45.85" calcext:value-type="float">
            <text:p>45.85</text:p>
          </table:table-cell>
          <table:table-cell/>
          <table:table-cell table:formula="of:=([.D228]-[.A228])/0.0166667" office:value-type="float" office:value="-19.0319619360761" calcext:value-type="float">
            <text:p>-19.0319619360761</text:p>
          </table:table-cell>
          <table:table-cell table:formula="of:=ABS([.E228]-[.B228])/0.0166667" office:value-type="float" office:value="640.61871876256" calcext:value-type="float">
            <text:p>640.61871876256</text:p>
          </table:table-cell>
          <table:table-cell table:formula="of:=([.F228]-[.C228])/0.0166667" office:value-type="float" office:value="83.6698326603347" calcext:value-type="float">
            <text:p>83.6698326603347</text:p>
          </table:table-cell>
          <table:table-cell table:formula="of:=DEGREES(ATAN(ABS([.F228]-[.C228])/ABS([.E228]-[.B228])))" office:value-type="float" office:value="7.44115782795511" calcext:value-type="float">
            <text:p>7.44115782795511</text:p>
          </table:table-cell>
          <table:table-cell table:formula="of:=SQRT(POWER([.H228];2)+POWER([.I228];2)+POWER([.J228];2))" office:value-type="float" office:value="646.339848146104" calcext:value-type="float">
            <text:p>646.339848146104</text:p>
          </table:table-cell>
        </table:table-row>
        <table:table-row table:style-name="ro1">
          <table:table-cell office:value-type="float" office:value="75.7106" calcext:value-type="float">
            <text:p>75.7106</text:p>
          </table:table-cell>
          <table:table-cell office:value-type="float" office:value="286.916" calcext:value-type="float">
            <text:p>286.916</text:p>
          </table:table-cell>
          <table:table-cell office:value-type="float" office:value="43.3873" calcext:value-type="float">
            <text:p>43.3873</text:p>
          </table:table-cell>
          <table:table-cell office:value-type="float" office:value="76.1041" calcext:value-type="float">
            <text:p>76.1041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44.9414" calcext:value-type="float">
            <text:p>44.9414</text:p>
          </table:table-cell>
          <table:table-cell/>
          <table:table-cell table:formula="of:=([.D229]-[.A229])/0.0166667" office:value-type="float" office:value="23.6099527800946" calcext:value-type="float">
            <text:p>23.6099527800946</text:p>
          </table:table-cell>
          <table:table-cell table:formula="of:=ABS([.E229]-[.B229])/0.0166667" office:value-type="float" office:value="790.318419363159" calcext:value-type="float">
            <text:p>790.318419363159</text:p>
          </table:table-cell>
          <table:table-cell table:formula="of:=([.F229]-[.C229])/0.0166667" office:value-type="float" office:value="93.2458135083729" calcext:value-type="float">
            <text:p>93.2458135083729</text:p>
          </table:table-cell>
          <table:table-cell table:formula="of:=DEGREES(ATAN(ABS([.F229]-[.C229])/ABS([.E229]-[.B229])))" office:value-type="float" office:value="6.72894110374845" calcext:value-type="float">
            <text:p>6.72894110374845</text:p>
          </table:table-cell>
          <table:table-cell table:formula="of:=SQRT(POWER([.H229];2)+POWER([.I229];2)+POWER([.J229];2))" office:value-type="float" office:value="796.150372474823" calcext:value-type="float">
            <text:p>796.150372474823</text:p>
          </table:table-cell>
        </table:table-row>
        <table:table-row table:style-name="ro1">
          <table:table-cell office:value-type="float" office:value="75.163" calcext:value-type="float">
            <text:p>75.163</text:p>
          </table:table-cell>
          <table:table-cell office:value-type="float" office:value="281.225" calcext:value-type="float">
            <text:p>281.225</text:p>
          </table:table-cell>
          <table:table-cell office:value-type="float" office:value="45.2811" calcext:value-type="float">
            <text:p>45.2811</text:p>
          </table:table-cell>
          <table:table-cell office:value-type="float" office:value="74.8852" calcext:value-type="float">
            <text:p>74.8852</text:p>
          </table:table-cell>
          <table:table-cell office:value-type="float" office:value="277.224" calcext:value-type="float">
            <text:p>277.224</text:p>
          </table:table-cell>
          <table:table-cell office:value-type="float" office:value="45.8979" calcext:value-type="float">
            <text:p>45.8979</text:p>
          </table:table-cell>
          <table:table-cell/>
          <table:table-cell table:formula="of:=([.D230]-[.A230])/0.0166667" office:value-type="float" office:value="-16.6679666640666" calcext:value-type="float">
            <text:p>-16.6679666640666</text:p>
          </table:table-cell>
          <table:table-cell table:formula="of:=ABS([.E230]-[.B230])/0.0166667" office:value-type="float" office:value="240.059519880962" calcext:value-type="float">
            <text:p>240.059519880962</text:p>
          </table:table-cell>
          <table:table-cell table:formula="of:=([.F230]-[.C230])/0.0166667" office:value-type="float" office:value="37.0079259841479" calcext:value-type="float">
            <text:p>37.0079259841479</text:p>
          </table:table-cell>
          <table:table-cell table:formula="of:=DEGREES(ATAN(ABS([.F230]-[.C230])/ABS([.E230]-[.B230])))" office:value-type="float" office:value="8.76380941287647" calcext:value-type="float">
            <text:p>8.76380941287647</text:p>
          </table:table-cell>
          <table:table-cell table:formula="of:=SQRT(POWER([.H230];2)+POWER([.I230];2)+POWER([.J230];2))" office:value-type="float" office:value="243.466590693345" calcext:value-type="float">
            <text:p>243.466590693345</text:p>
          </table:table-cell>
        </table:table-row>
        <table:table-row table:style-name="ro1">
          <table:table-cell office:value-type="float" office:value="75.1614" calcext:value-type="float">
            <text:p>75.1614</text:p>
          </table:table-cell>
          <table:table-cell office:value-type="float" office:value="281.394" calcext:value-type="float">
            <text:p>281.394</text:p>
          </table:table-cell>
          <table:table-cell office:value-type="float" office:value="44.5032" calcext:value-type="float">
            <text:p>44.5032</text:p>
          </table:table-cell>
          <table:table-cell office:value-type="float" office:value="74.8418" calcext:value-type="float">
            <text:p>74.8418</text:p>
          </table:table-cell>
          <table:table-cell office:value-type="float" office:value="270.987" calcext:value-type="float">
            <text:p>270.987</text:p>
          </table:table-cell>
          <table:table-cell office:value-type="float" office:value="45.6307" calcext:value-type="float">
            <text:p>45.6307</text:p>
          </table:table-cell>
          <table:table-cell/>
          <table:table-cell table:formula="of:=([.D231]-[.A231])/0.0166667" office:value-type="float" office:value="-19.1759616480764" calcext:value-type="float">
            <text:p>-19.1759616480764</text:p>
          </table:table-cell>
          <table:table-cell table:formula="of:=ABS([.E231]-[.B231])/0.0166667" office:value-type="float" office:value="624.418751162497" calcext:value-type="float">
            <text:p>624.418751162497</text:p>
          </table:table-cell>
          <table:table-cell table:formula="of:=([.F231]-[.C231])/0.0166667" office:value-type="float" office:value="67.6498647002705" calcext:value-type="float">
            <text:p>67.6498647002705</text:p>
          </table:table-cell>
          <table:table-cell table:formula="of:=DEGREES(ATAN(ABS([.F231]-[.C231])/ABS([.E231]-[.B231])))" office:value-type="float" office:value="6.18333828865179" calcext:value-type="float">
            <text:p>6.18333828865179</text:p>
          </table:table-cell>
          <table:table-cell table:formula="of:=SQRT(POWER([.H231];2)+POWER([.I231];2)+POWER([.J231];2))" office:value-type="float" office:value="628.365338399904" calcext:value-type="float">
            <text:p>628.365338399904</text:p>
          </table:table-cell>
        </table:table-row>
        <table:table-row table:style-name="ro1">
          <table:table-cell office:value-type="float" office:value="74.9085" calcext:value-type="float">
            <text:p>74.9085</text:p>
          </table:table-cell>
          <table:table-cell office:value-type="float" office:value="281.316" calcext:value-type="float">
            <text:p>281.316</text:p>
          </table:table-cell>
          <table:table-cell office:value-type="float" office:value="44.7684" calcext:value-type="float">
            <text:p>44.7684</text:p>
          </table:table-cell>
          <table:table-cell office:value-type="float" office:value="74.8267" calcext:value-type="float">
            <text:p>74.8267</text:p>
          </table:table-cell>
          <table:table-cell office:value-type="float" office:value="268.383" calcext:value-type="float">
            <text:p>268.383</text:p>
          </table:table-cell>
          <table:table-cell office:value-type="float" office:value="46.2816" calcext:value-type="float">
            <text:p>46.2816</text:p>
          </table:table-cell>
          <table:table-cell/>
          <table:table-cell table:formula="of:=([.D232]-[.A232])/0.0166667" office:value-type="float" office:value="-4.9079901840197" calcext:value-type="float">
            <text:p>-4.9079901840197</text:p>
          </table:table-cell>
          <table:table-cell table:formula="of:=ABS([.E232]-[.B232])/0.0166667" office:value-type="float" office:value="775.978448043104" calcext:value-type="float">
            <text:p>775.978448043104</text:p>
          </table:table-cell>
          <table:table-cell table:formula="of:=([.F232]-[.C232])/0.0166667" office:value-type="float" office:value="90.791818416363" calcext:value-type="float">
            <text:p>90.791818416363</text:p>
          </table:table-cell>
          <table:table-cell table:formula="of:=DEGREES(ATAN(ABS([.F232]-[.C232])/ABS([.E232]-[.B232])))" office:value-type="float" office:value="6.67343689781333" calcext:value-type="float">
            <text:p>6.67343689781333</text:p>
          </table:table-cell>
          <table:table-cell table:formula="of:=SQRT(POWER([.H232];2)+POWER([.I232];2)+POWER([.J232];2))" office:value-type="float" office:value="781.287267582405" calcext:value-type="float">
            <text:p>781.287267582405</text:p>
          </table:table-cell>
        </table:table-row>
        <table:table-row table:style-name="ro1">
          <table:table-cell office:value-type="float" office:value="75.4544" calcext:value-type="float">
            <text:p>75.4544</text:p>
          </table:table-cell>
          <table:table-cell office:value-type="float" office:value="286.832" calcext:value-type="float">
            <text:p>286.832</text:p>
          </table:table-cell>
          <table:table-cell office:value-type="float" office:value="43.6567" calcext:value-type="float">
            <text:p>43.6567</text:p>
          </table:table-cell>
          <table:table-cell office:value-type="float" office:value="75.6056" calcext:value-type="float">
            <text:p>75.6056</text:p>
          </table:table-cell>
          <table:table-cell office:value-type="float" office:value="273.64" calcext:value-type="float">
            <text:p>273.64</text:p>
          </table:table-cell>
          <table:table-cell office:value-type="float" office:value="45.2091" calcext:value-type="float">
            <text:p>45.2091</text:p>
          </table:table-cell>
          <table:table-cell/>
          <table:table-cell table:formula="of:=([.D233]-[.A233])/0.0166667" office:value-type="float" office:value="9.07198185603561" calcext:value-type="float">
            <text:p>9.07198185603561</text:p>
          </table:table-cell>
          <table:table-cell table:formula="of:=ABS([.E233]-[.B233])/0.0166667" office:value-type="float" office:value="791.518416963167" calcext:value-type="float">
            <text:p>791.518416963167</text:p>
          </table:table-cell>
          <table:table-cell table:formula="of:=([.F233]-[.C233])/0.0166667" office:value-type="float" office:value="93.1438137123725" calcext:value-type="float">
            <text:p>93.1438137123725</text:p>
          </table:table-cell>
          <table:table-cell table:formula="of:=DEGREES(ATAN(ABS([.F233]-[.C233])/ABS([.E233]-[.B233])))" office:value-type="float" office:value="6.71155037312109" calcext:value-type="float">
            <text:p>6.71155037312109</text:p>
          </table:table-cell>
          <table:table-cell table:formula="of:=SQRT(POWER([.H233];2)+POWER([.I233];2)+POWER([.J233];2))" office:value-type="float" office:value="797.031665167425" calcext:value-type="float">
            <text:p>797.031665167425</text:p>
          </table:table-cell>
        </table:table-row>
        <table:table-row table:style-name="ro1">
          <table:table-cell office:value-type="float" office:value="75.1955" calcext:value-type="float">
            <text:p>75.1955</text:p>
          </table:table-cell>
          <table:table-cell office:value-type="float" office:value="287.038" calcext:value-type="float">
            <text:p>287.038</text:p>
          </table:table-cell>
          <table:table-cell office:value-type="float" office:value="42.6105" calcext:value-type="float">
            <text:p>42.6105</text:p>
          </table:table-cell>
          <table:table-cell office:value-type="float" office:value="75.3438" calcext:value-type="float">
            <text:p>75.3438</text:p>
          </table:table-cell>
          <table:table-cell office:value-type="float" office:value="272.627" calcext:value-type="float">
            <text:p>272.627</text:p>
          </table:table-cell>
          <table:table-cell office:value-type="float" office:value="43.8911" calcext:value-type="float">
            <text:p>43.8911</text:p>
          </table:table-cell>
          <table:table-cell/>
          <table:table-cell table:formula="of:=([.D234]-[.A234])/0.0166667" office:value-type="float" office:value="8.89798220403596" calcext:value-type="float">
            <text:p>8.89798220403596</text:p>
          </table:table-cell>
          <table:table-cell table:formula="of:=ABS([.E234]-[.B234])/0.0166667" office:value-type="float" office:value="864.658270683459" calcext:value-type="float">
            <text:p>864.658270683459</text:p>
          </table:table-cell>
          <table:table-cell table:formula="of:=([.F234]-[.C234])/0.0166667" office:value-type="float" office:value="76.8358463283073" calcext:value-type="float">
            <text:p>76.8358463283073</text:p>
          </table:table-cell>
          <table:table-cell table:formula="of:=DEGREES(ATAN(ABS([.F234]-[.C234])/ABS([.E234]-[.B234])))" office:value-type="float" office:value="5.07811764838388" calcext:value-type="float">
            <text:p>5.07811764838388</text:p>
          </table:table-cell>
          <table:table-cell table:formula="of:=SQRT(POWER([.H234];2)+POWER([.I234];2)+POWER([.J234];2))" office:value-type="float" office:value="868.111079545469" calcext:value-type="float">
            <text:p>868.111079545469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94" calcext:value-type="float">
            <text:p>281.594</text:p>
          </table:table-cell>
          <table:table-cell office:value-type="float" office:value="43.47" calcext:value-type="float">
            <text:p>43.47</text:p>
          </table:table-cell>
          <table:table-cell office:value-type="float" office:value="74.8213" calcext:value-type="float">
            <text:p>74.8213</text:p>
          </table:table-cell>
          <table:table-cell office:value-type="float" office:value="268.778" calcext:value-type="float">
            <text:p>268.778</text:p>
          </table:table-cell>
          <table:table-cell office:value-type="float" office:value="44.2655" calcext:value-type="float">
            <text:p>44.2655</text:p>
          </table:table-cell>
          <table:table-cell/>
          <table:table-cell table:formula="of:=([.D235]-[.A235])/0.0166667" office:value-type="float" office:value="-5.03398993202013" calcext:value-type="float">
            <text:p>-5.03398993202013</text:p>
          </table:table-cell>
          <table:table-cell table:formula="of:=ABS([.E235]-[.B235])/0.0166667" office:value-type="float" office:value="768.958462083074" calcext:value-type="float">
            <text:p>768.958462083074</text:p>
          </table:table-cell>
          <table:table-cell table:formula="of:=([.F235]-[.C235])/0.0166667" office:value-type="float" office:value="47.7299045401912" calcext:value-type="float">
            <text:p>47.7299045401912</text:p>
          </table:table-cell>
          <table:table-cell table:formula="of:=DEGREES(ATAN(ABS([.F235]-[.C235])/ABS([.E235]-[.B235])))" office:value-type="float" office:value="3.55184085277379" calcext:value-type="float">
            <text:p>3.55184085277379</text:p>
          </table:table-cell>
          <table:table-cell table:formula="of:=SQRT(POWER([.H235];2)+POWER([.I235];2)+POWER([.J235];2))" office:value-type="float" office:value="770.454801562829" calcext:value-type="float">
            <text:p>770.454801562829</text:p>
          </table:table-cell>
        </table:table-row>
        <table:table-row table:style-name="ro1">
          <table:table-cell office:value-type="float" office:value="75.1417" calcext:value-type="float">
            <text:p>75.1417</text:p>
          </table:table-cell>
          <table:table-cell office:value-type="float" office:value="278.892" calcext:value-type="float">
            <text:p>278.892</text:p>
          </table:table-cell>
          <table:table-cell office:value-type="float" office:value="44.143" calcext:value-type="float">
            <text:p>44.143</text:p>
          </table:table-cell>
          <table:table-cell office:value-type="float" office:value="75.2803" calcext:value-type="float">
            <text:p>75.2803</text:p>
          </table:table-cell>
          <table:table-cell office:value-type="float" office:value="263.663" calcext:value-type="float">
            <text:p>263.663</text:p>
          </table:table-cell>
          <table:table-cell office:value-type="float" office:value="45.8057" calcext:value-type="float">
            <text:p>45.8057</text:p>
          </table:table-cell>
          <table:table-cell/>
          <table:table-cell table:formula="of:=([.D236]-[.A236])/0.0166667" office:value-type="float" office:value="8.31598336803307" calcext:value-type="float">
            <text:p>8.31598336803307</text:p>
          </table:table-cell>
          <table:table-cell table:formula="of:=ABS([.E236]-[.B236])/0.0166667" office:value-type="float" office:value="913.738172523654" calcext:value-type="float">
            <text:p>913.738172523654</text:p>
          </table:table-cell>
          <table:table-cell table:formula="of:=([.F236]-[.C236])/0.0166667" office:value-type="float" office:value="99.7618004763991" calcext:value-type="float">
            <text:p>99.7618004763991</text:p>
          </table:table-cell>
          <table:table-cell table:formula="of:=DEGREES(ATAN(ABS([.F236]-[.C236])/ABS([.E236]-[.B236])))" office:value-type="float" office:value="6.23086526145882" calcext:value-type="float">
            <text:p>6.23086526145882</text:p>
          </table:table-cell>
          <table:table-cell table:formula="of:=SQRT(POWER([.H236];2)+POWER([.I236];2)+POWER([.J236];2))" office:value-type="float" office:value="919.205646381993" calcext:value-type="float">
            <text:p>919.205646381993</text:p>
          </table:table-cell>
        </table:table-row>
        <table:table-row table:style-name="ro1">
          <table:table-cell office:value-type="float" office:value="75.3632" calcext:value-type="float">
            <text:p>75.3632</text:p>
          </table:table-cell>
          <table:table-cell office:value-type="float" office:value="275.174" calcext:value-type="float">
            <text:p>275.174</text:p>
          </table:table-cell>
          <table:table-cell office:value-type="float" office:value="43.7326" calcext:value-type="float">
            <text:p>43.7326</text:p>
          </table:table-cell>
          <table:table-cell office:value-type="float" office:value="75.0333" calcext:value-type="float">
            <text:p>75.0333</text:p>
          </table:table-cell>
          <table:table-cell office:value-type="float" office:value="263.864" calcext:value-type="float">
            <text:p>263.864</text:p>
          </table:table-cell>
          <table:table-cell office:value-type="float" office:value="44.5663" calcext:value-type="float">
            <text:p>44.5663</text:p>
          </table:table-cell>
          <table:table-cell/>
          <table:table-cell table:formula="of:=([.D237]-[.A237])/0.0166667" office:value-type="float" office:value="-19.7939604120797" calcext:value-type="float">
            <text:p>-19.7939604120797</text:p>
          </table:table-cell>
          <table:table-cell table:formula="of:=ABS([.E237]-[.B237])/0.0166667" office:value-type="float" office:value="678.598642802715" calcext:value-type="float">
            <text:p>678.598642802715</text:p>
          </table:table-cell>
          <table:table-cell table:formula="of:=([.F237]-[.C237])/0.0166667" office:value-type="float" office:value="50.0218999562001" calcext:value-type="float">
            <text:p>50.0218999562001</text:p>
          </table:table-cell>
          <table:table-cell table:formula="of:=DEGREES(ATAN(ABS([.F237]-[.C237])/ABS([.E237]-[.B237])))" office:value-type="float" office:value="4.21584920736869" calcext:value-type="float">
            <text:p>4.21584920736869</text:p>
          </table:table-cell>
          <table:table-cell table:formula="of:=SQRT(POWER([.H237];2)+POWER([.I237];2)+POWER([.J237];2))" office:value-type="float" office:value="680.727632286004" calcext:value-type="float">
            <text:p>680.727632286004</text:p>
          </table:table-cell>
        </table:table-row>
        <table:table-row table:style-name="ro1">
          <table:table-cell office:value-type="float" office:value="74.897" calcext:value-type="float">
            <text:p>74.897</text:p>
          </table:table-cell>
          <table:table-cell office:value-type="float" office:value="280.251" calcext:value-type="float">
            <text:p>280.251</text:p>
          </table:table-cell>
          <table:table-cell office:value-type="float" office:value="43.6815" calcext:value-type="float">
            <text:p>43.6815</text:p>
          </table:table-cell>
          <table:table-cell office:value-type="float" office:value="74.5751" calcext:value-type="float">
            <text:p>74.5751</text:p>
          </table:table-cell>
          <table:table-cell office:value-type="float" office:value="268.702" calcext:value-type="float">
            <text:p>268.702</text:p>
          </table:table-cell>
          <table:table-cell office:value-type="float" office:value="44.5245" calcext:value-type="float">
            <text:p>44.5245</text:p>
          </table:table-cell>
          <table:table-cell/>
          <table:table-cell table:formula="of:=([.D238]-[.A238])/0.0166667" office:value-type="float" office:value="-19.3139613720772" calcext:value-type="float">
            <text:p>-19.3139613720772</text:p>
          </table:table-cell>
          <table:table-cell table:formula="of:=ABS([.E238]-[.B238])/0.0166667" office:value-type="float" office:value="692.93861412277" calcext:value-type="float">
            <text:p>692.93861412277</text:p>
          </table:table-cell>
          <table:table-cell table:formula="of:=([.F238]-[.C238])/0.0166667" office:value-type="float" office:value="50.5798988402025" calcext:value-type="float">
            <text:p>50.5798988402025</text:p>
          </table:table-cell>
          <table:table-cell table:formula="of:=DEGREES(ATAN(ABS([.F238]-[.C238])/ABS([.E238]-[.B238])))" office:value-type="float" office:value="4.17480591242713" calcext:value-type="float">
            <text:p>4.17480591242713</text:p>
          </table:table-cell>
          <table:table-cell table:formula="of:=SQRT(POWER([.H238];2)+POWER([.I238];2)+POWER([.J238];2))" office:value-type="float" office:value="695.050558026503" calcext:value-type="float">
            <text:p>695.050558026503</text:p>
          </table:table-cell>
        </table:table-row>
        <table:table-row table:style-name="ro1">
          <table:table-cell office:value-type="float" office:value="74.6521" calcext:value-type="float">
            <text:p>74.6521</text:p>
          </table:table-cell>
          <table:table-cell office:value-type="float" office:value="281.499" calcext:value-type="float">
            <text:p>281.499</text:p>
          </table:table-cell>
          <table:table-cell office:value-type="float" office:value="43.7385" calcext:value-type="float">
            <text:p>43.7385</text:p>
          </table:table-cell>
          <table:table-cell office:value-type="float" office:value="74.3363" calcext:value-type="float">
            <text:p>74.3363</text:p>
          </table:table-cell>
          <table:table-cell office:value-type="float" office:value="269.842" calcext:value-type="float">
            <text:p>269.842</text:p>
          </table:table-cell>
          <table:table-cell office:value-type="float" office:value="44.8351" calcext:value-type="float">
            <text:p>44.8351</text:p>
          </table:table-cell>
          <table:table-cell/>
          <table:table-cell table:formula="of:=([.D239]-[.A239])/0.0166667" office:value-type="float" office:value="-18.9479621040764" calcext:value-type="float">
            <text:p>-18.9479621040764</text:p>
          </table:table-cell>
          <table:table-cell table:formula="of:=ABS([.E239]-[.B239])/0.0166667" office:value-type="float" office:value="699.4186011628" calcext:value-type="float">
            <text:p>699.4186011628</text:p>
          </table:table-cell>
          <table:table-cell table:formula="of:=([.F239]-[.C239])/0.0166667" office:value-type="float" office:value="65.7958684082629" calcext:value-type="float">
            <text:p>65.7958684082629</text:p>
          </table:table-cell>
          <table:table-cell table:formula="of:=DEGREES(ATAN(ABS([.F239]-[.C239])/ABS([.E239]-[.B239])))" office:value-type="float" office:value="5.37412613216747" calcext:value-type="float">
            <text:p>5.37412613216747</text:p>
          </table:table-cell>
          <table:table-cell table:formula="of:=SQRT(POWER([.H239];2)+POWER([.I239];2)+POWER([.J239];2))" office:value-type="float" office:value="702.762051636273" calcext:value-type="float">
            <text:p>702.762051636273</text:p>
          </table:table-cell>
        </table:table-row>
        <table:table-row table:style-name="ro1">
          <table:table-cell office:value-type="float" office:value="75.6454" calcext:value-type="float">
            <text:p>75.6454</text:p>
          </table:table-cell>
          <table:table-cell office:value-type="float" office:value="279.036" calcext:value-type="float">
            <text:p>279.036</text:p>
          </table:table-cell>
          <table:table-cell office:value-type="float" office:value="43.6159" calcext:value-type="float">
            <text:p>43.6159</text:p>
          </table:table-cell>
          <table:table-cell office:value-type="float" office:value="75.788" calcext:value-type="float">
            <text:p>75.788</text:p>
          </table:table-cell>
          <table:table-cell office:value-type="float" office:value="266.343" calcext:value-type="float">
            <text:p>266.343</text:p>
          </table:table-cell>
          <table:table-cell office:value-type="float" office:value="44.6467" calcext:value-type="float">
            <text:p>44.6467</text:p>
          </table:table-cell>
          <table:table-cell/>
          <table:table-cell table:formula="of:=([.D240]-[.A240])/0.0166667" office:value-type="float" office:value="8.55598288803432" calcext:value-type="float">
            <text:p>8.55598288803432</text:p>
          </table:table-cell>
          <table:table-cell table:formula="of:=ABS([.E240]-[.B240])/0.0166667" office:value-type="float" office:value="761.578476843045" calcext:value-type="float">
            <text:p>761.578476843045</text:p>
          </table:table-cell>
          <table:table-cell table:formula="of:=([.F240]-[.C240])/0.0166667" office:value-type="float" office:value="61.8478763042474" calcext:value-type="float">
            <text:p>61.8478763042474</text:p>
          </table:table-cell>
          <table:table-cell table:formula="of:=DEGREES(ATAN(ABS([.F240]-[.C240])/ABS([.E240]-[.B240])))" office:value-type="float" office:value="4.64280820985954" calcext:value-type="float">
            <text:p>4.64280820985954</text:p>
          </table:table-cell>
          <table:table-cell table:formula="of:=SQRT(POWER([.H240];2)+POWER([.I240];2)+POWER([.J240];2))" office:value-type="float" office:value="764.133588475928" calcext:value-type="float">
            <text:p>764.133588475928</text:p>
          </table:table-cell>
        </table:table-row>
        <table:table-row table:style-name="ro1">
          <table:table-cell office:value-type="float" office:value="74.9224" calcext:value-type="float">
            <text:p>74.9224</text:p>
          </table:table-cell>
          <table:table-cell office:value-type="float" office:value="284.22" calcext:value-type="float">
            <text:p>284.22</text:p>
          </table:table-cell>
          <table:table-cell office:value-type="float" office:value="43.3093" calcext:value-type="float">
            <text:p>43.3093</text:p>
          </table:table-cell>
          <table:table-cell office:value-type="float" office:value="74.8477" calcext:value-type="float">
            <text:p>74.8477</text:p>
          </table:table-cell>
          <table:table-cell office:value-type="float" office:value="272.424" calcext:value-type="float">
            <text:p>272.424</text:p>
          </table:table-cell>
          <table:table-cell office:value-type="float" office:value="44.6675" calcext:value-type="float">
            <text:p>44.6675</text:p>
          </table:table-cell>
          <table:table-cell/>
          <table:table-cell table:formula="of:=([.D241]-[.A241])/0.0166667" office:value-type="float" office:value="-4.4819910360175" calcext:value-type="float">
            <text:p>-4.4819910360175</text:p>
          </table:table-cell>
          <table:table-cell table:formula="of:=ABS([.E241]-[.B241])/0.0166667" office:value-type="float" office:value="707.758584482834" calcext:value-type="float">
            <text:p>707.758584482834</text:p>
          </table:table-cell>
          <table:table-cell table:formula="of:=([.F241]-[.C241])/0.0166667" office:value-type="float" office:value="81.4918370163258" calcext:value-type="float">
            <text:p>81.4918370163258</text:p>
          </table:table-cell>
          <table:table-cell table:formula="of:=DEGREES(ATAN(ABS([.F241]-[.C241])/ABS([.E241]-[.B241])))" office:value-type="float" office:value="6.56815401917566" calcext:value-type="float">
            <text:p>6.56815401917566</text:p>
          </table:table-cell>
          <table:table-cell table:formula="of:=SQRT(POWER([.H241];2)+POWER([.I241];2)+POWER([.J241];2))" office:value-type="float" office:value="712.448750194066" calcext:value-type="float">
            <text:p>712.448750194066</text:p>
          </table:table-cell>
        </table:table-row>
        <table:table-row table:style-name="ro1">
          <table:table-cell office:value-type="float" office:value="74.6334" calcext:value-type="float">
            <text:p>74.6334</text:p>
          </table:table-cell>
          <table:table-cell office:value-type="float" office:value="279.11" calcext:value-type="float">
            <text:p>279.11</text:p>
          </table:table-cell>
          <table:table-cell office:value-type="float" office:value="42.8629" calcext:value-type="float">
            <text:p>42.8629</text:p>
          </table:table-cell>
          <table:table-cell office:value-type="float" office:value="74.3177" calcext:value-type="float">
            <text:p>74.3177</text:p>
          </table:table-cell>
          <table:table-cell office:value-type="float" office:value="267.648" calcext:value-type="float">
            <text:p>267.648</text:p>
          </table:table-cell>
          <table:table-cell office:value-type="float" office:value="43.4739" calcext:value-type="float">
            <text:p>43.4739</text:p>
          </table:table-cell>
          <table:table-cell/>
          <table:table-cell table:formula="of:=([.D242]-[.A242])/0.0166667" office:value-type="float" office:value="-18.9419621160753" calcext:value-type="float">
            <text:p>-18.9419621160753</text:p>
          </table:table-cell>
          <table:table-cell table:formula="of:=ABS([.E242]-[.B242])/0.0166667" office:value-type="float" office:value="687.71862456275" calcext:value-type="float">
            <text:p>687.71862456275</text:p>
          </table:table-cell>
          <table:table-cell table:formula="of:=([.F242]-[.C242])/0.0166667" office:value-type="float" office:value="36.6599266801465" calcext:value-type="float">
            <text:p>36.6599266801465</text:p>
          </table:table-cell>
          <table:table-cell table:formula="of:=DEGREES(ATAN(ABS([.F242]-[.C242])/ABS([.E242]-[.B242])))" office:value-type="float" office:value="3.05135390778612" calcext:value-type="float">
            <text:p>3.05135390778612</text:p>
          </table:table-cell>
          <table:table-cell table:formula="of:=SQRT(POWER([.H242];2)+POWER([.I242];2)+POWER([.J242];2))" office:value-type="float" office:value="688.95548094451" calcext:value-type="float">
            <text:p>688.95548094451</text:p>
          </table:table-cell>
        </table:table-row>
        <table:table-row table:style-name="ro1">
          <table:table-cell office:value-type="float" office:value="74.8806" calcext:value-type="float">
            <text:p>74.8806</text:p>
          </table:table-cell>
          <table:table-cell office:value-type="float" office:value="277.598" calcext:value-type="float">
            <text:p>277.598</text:p>
          </table:table-cell>
          <table:table-cell office:value-type="float" office:value="44.0992" calcext:value-type="float">
            <text:p>44.0992</text:p>
          </table:table-cell>
          <table:table-cell office:value-type="float" office:value="74.7987" calcext:value-type="float">
            <text:p>74.7987</text:p>
          </table:table-cell>
          <table:table-cell office:value-type="float" office:value="264.945" calcext:value-type="float">
            <text:p>264.945</text:p>
          </table:table-cell>
          <table:table-cell office:value-type="float" office:value="45.1222" calcext:value-type="float">
            <text:p>45.1222</text:p>
          </table:table-cell>
          <table:table-cell/>
          <table:table-cell table:formula="of:=([.D243]-[.A243])/0.0166667" office:value-type="float" office:value="-4.91399017201993" calcext:value-type="float">
            <text:p>-4.91399017201993</text:p>
          </table:table-cell>
          <table:table-cell table:formula="of:=ABS([.E243]-[.B243])/0.0166667" office:value-type="float" office:value="759.178481643038" calcext:value-type="float">
            <text:p>759.178481643038</text:p>
          </table:table-cell>
          <table:table-cell table:formula="of:=([.F243]-[.C243])/0.0166667" office:value-type="float" office:value="61.3798772402453" calcext:value-type="float">
            <text:p>61.3798772402453</text:p>
          </table:table-cell>
          <table:table-cell table:formula="of:=DEGREES(ATAN(ABS([.F243]-[.C243])/ABS([.E243]-[.B243])))" office:value-type="float" office:value="4.62233195378107" calcext:value-type="float">
            <text:p>4.62233195378107</text:p>
          </table:table-cell>
          <table:table-cell table:formula="of:=SQRT(POWER([.H243];2)+POWER([.I243];2)+POWER([.J243];2))" office:value-type="float" office:value="761.671585146293" calcext:value-type="float">
            <text:p>761.671585146293</text:p>
          </table:table-cell>
        </table:table-row>
        <table:table-row table:style-name="ro1">
          <table:table-cell office:value-type="float" office:value="75.1869" calcext:value-type="float">
            <text:p>75.1869</text:p>
          </table:table-cell>
          <table:table-cell office:value-type="float" office:value="285.614" calcext:value-type="float">
            <text:p>285.614</text:p>
          </table:table-cell>
          <table:table-cell office:value-type="float" office:value="43.0883" calcext:value-type="float">
            <text:p>43.0883</text:p>
          </table:table-cell>
          <table:table-cell office:value-type="float" office:value="75.1046" calcext:value-type="float">
            <text:p>75.1046</text:p>
          </table:table-cell>
          <table:table-cell office:value-type="float" office:value="273.795" calcext:value-type="float">
            <text:p>273.795</text:p>
          </table:table-cell>
          <table:table-cell office:value-type="float" office:value="44.2015" calcext:value-type="float">
            <text:p>44.2015</text:p>
          </table:table-cell>
          <table:table-cell/>
          <table:table-cell table:formula="of:=([.D244]-[.A244])/0.0166667" office:value-type="float" office:value="-4.93799012401912" calcext:value-type="float">
            <text:p>-4.93799012401912</text:p>
          </table:table-cell>
          <table:table-cell table:formula="of:=ABS([.E244]-[.B244])/0.0166667" office:value-type="float" office:value="709.138581722834" calcext:value-type="float">
            <text:p>709.138581722834</text:p>
          </table:table-cell>
          <table:table-cell table:formula="of:=([.F244]-[.C244])/0.0166667" office:value-type="float" office:value="66.7918664162675" calcext:value-type="float">
            <text:p>66.7918664162675</text:p>
          </table:table-cell>
          <table:table-cell table:formula="of:=DEGREES(ATAN(ABS([.F244]-[.C244])/ABS([.E244]-[.B244])))" office:value-type="float" office:value="5.38066262888079" calcext:value-type="float">
            <text:p>5.38066262888079</text:p>
          </table:table-cell>
          <table:table-cell table:formula="of:=SQRT(POWER([.H244];2)+POWER([.I244];2)+POWER([.J244];2))" office:value-type="float" office:value="712.294226604222" calcext:value-type="float">
            <text:p>712.294226604222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1" calcext:value-type="float">
            <text:p>284.361</text:p>
          </table:table-cell>
          <table:table-cell office:value-type="float" office:value="42.7792" calcext:value-type="float">
            <text:p>42.7792</text:p>
          </table:table-cell>
          <table:table-cell office:value-type="float" office:value="75.0855" calcext:value-type="float">
            <text:p>75.0855</text:p>
          </table:table-cell>
          <table:table-cell office:value-type="float" office:value="271.362" calcext:value-type="float">
            <text:p>271.362</text:p>
          </table:table-cell>
          <table:table-cell office:value-type="float" office:value="43.8492" calcext:value-type="float">
            <text:p>43.8492</text:p>
          </table:table-cell>
          <table:table-cell/>
          <table:table-cell table:formula="of:=([.D245]-[.A245])/0.0166667" office:value-type="float" office:value="-5.4659890680217" calcext:value-type="float">
            <text:p>-5.4659890680217</text:p>
          </table:table-cell>
          <table:table-cell table:formula="of:=ABS([.E245]-[.B245])/0.0166667" office:value-type="float" office:value="779.938440123118" calcext:value-type="float">
            <text:p>779.938440123118</text:p>
          </table:table-cell>
          <table:table-cell table:formula="of:=([.F245]-[.C245])/0.0166667" office:value-type="float" office:value="64.1998716002568" calcext:value-type="float">
            <text:p>64.1998716002568</text:p>
          </table:table-cell>
          <table:table-cell table:formula="of:=DEGREES(ATAN(ABS([.F245]-[.C245])/ABS([.E245]-[.B245])))" office:value-type="float" office:value="4.70563747680302" calcext:value-type="float">
            <text:p>4.70563747680302</text:p>
          </table:table-cell>
          <table:table-cell table:formula="of:=SQRT(POWER([.H245];2)+POWER([.I245];2)+POWER([.J245];2))" office:value-type="float" office:value="782.59534302963" calcext:value-type="float">
            <text:p>782.59534302963</text:p>
          </table:table-cell>
        </table:table-row>
        <table:table-row table:style-name="ro1">
          <table:table-cell office:value-type="float" office:value="75.6248" calcext:value-type="float">
            <text:p>75.6248</text:p>
          </table:table-cell>
          <table:table-cell office:value-type="float" office:value="276.408" calcext:value-type="float">
            <text:p>276.408</text:p>
          </table:table-cell>
          <table:table-cell office:value-type="float" office:value="44.0312" calcext:value-type="float">
            <text:p>44.0312</text:p>
          </table:table-cell>
          <table:table-cell office:value-type="float" office:value="75.7772" calcext:value-type="float">
            <text:p>75.7772</text:p>
          </table:table-cell>
          <table:table-cell office:value-type="float" office:value="265.146" calcext:value-type="float">
            <text:p>265.146</text:p>
          </table:table-cell>
          <table:table-cell office:value-type="float" office:value="44.5957" calcext:value-type="float">
            <text:p>44.5957</text:p>
          </table:table-cell>
          <table:table-cell/>
          <table:table-cell table:formula="of:=([.D246]-[.A246])/0.0166667" office:value-type="float" office:value="9.14398171203658" calcext:value-type="float">
            <text:p>9.14398171203658</text:p>
          </table:table-cell>
          <table:table-cell table:formula="of:=ABS([.E246]-[.B246])/0.0166667" office:value-type="float" office:value="675.718648562703" calcext:value-type="float">
            <text:p>675.718648562703</text:p>
          </table:table-cell>
          <table:table-cell table:formula="of:=([.F246]-[.C246])/0.0166667" office:value-type="float" office:value="33.8699322601356" calcext:value-type="float">
            <text:p>33.8699322601356</text:p>
          </table:table-cell>
          <table:table-cell table:formula="of:=DEGREES(ATAN(ABS([.F246]-[.C246])/ABS([.E246]-[.B246])))" office:value-type="float" office:value="2.8695099641402" calcext:value-type="float">
            <text:p>2.8695099641402</text:p>
          </table:table-cell>
          <table:table-cell table:formula="of:=SQRT(POWER([.H246];2)+POWER([.I246];2)+POWER([.J246];2))" office:value-type="float" office:value="676.628758425373" calcext:value-type="float">
            <text:p>676.628758425373</text:p>
          </table:table-cell>
        </table:table-row>
        <table:table-row table:style-name="ro1">
          <table:table-cell office:value-type="float" office:value="74.9141" calcext:value-type="float">
            <text:p>74.9141</text:p>
          </table:table-cell>
          <table:table-cell office:value-type="float" office:value="282.873" calcext:value-type="float">
            <text:p>282.873</text:p>
          </table:table-cell>
          <table:table-cell office:value-type="float" office:value="43.5206" calcext:value-type="float">
            <text:p>43.5206</text:p>
          </table:table-cell>
          <table:table-cell office:value-type="float" office:value="74.5917" calcext:value-type="float">
            <text:p>74.5917</text:p>
          </table:table-cell>
          <table:table-cell office:value-type="float" office:value="271.11" calcext:value-type="float">
            <text:p>271.11</text:p>
          </table:table-cell>
          <table:table-cell office:value-type="float" office:value="44.8774" calcext:value-type="float">
            <text:p>44.8774</text:p>
          </table:table-cell>
          <table:table-cell/>
          <table:table-cell table:formula="of:=([.D247]-[.A247])/0.0166667" office:value-type="float" office:value="-19.3439613120775" calcext:value-type="float">
            <text:p>-19.3439613120775</text:p>
          </table:table-cell>
          <table:table-cell table:formula="of:=ABS([.E247]-[.B247])/0.0166667" office:value-type="float" office:value="705.778588442822" calcext:value-type="float">
            <text:p>705.778588442822</text:p>
          </table:table-cell>
          <table:table-cell table:formula="of:=([.F247]-[.C247])/0.0166667" office:value-type="float" office:value="81.4078371843256" calcext:value-type="float">
            <text:p>81.4078371843256</text:p>
          </table:table-cell>
          <table:table-cell table:formula="of:=DEGREES(ATAN(ABS([.F247]-[.C247])/ABS([.E247]-[.B247])))" office:value-type="float" office:value="6.57968912254419" calcext:value-type="float">
            <text:p>6.57968912254419</text:p>
          </table:table-cell>
          <table:table-cell table:formula="of:=SQRT(POWER([.H247];2)+POWER([.I247];2)+POWER([.J247];2))" office:value-type="float" office:value="710.721352358725" calcext:value-type="float">
            <text:p>710.721352358725</text:p>
          </table:table-cell>
        </table:table-row>
        <table:table-row table:style-name="ro1">
          <table:table-cell office:value-type="float" office:value="74.8806" calcext:value-type="float">
            <text:p>74.8806</text:p>
          </table:table-cell>
          <table:table-cell office:value-type="float" office:value="277.598" calcext:value-type="float">
            <text:p>277.598</text:p>
          </table:table-cell>
          <table:table-cell office:value-type="float" office:value="44.0992" calcext:value-type="float">
            <text:p>44.0992</text:p>
          </table:table-cell>
          <table:table-cell office:value-type="float" office:value="74.7987" calcext:value-type="float">
            <text:p>74.7987</text:p>
          </table:table-cell>
          <table:table-cell office:value-type="float" office:value="264.945" calcext:value-type="float">
            <text:p>264.945</text:p>
          </table:table-cell>
          <table:table-cell office:value-type="float" office:value="45.1222" calcext:value-type="float">
            <text:p>45.1222</text:p>
          </table:table-cell>
          <table:table-cell/>
          <table:table-cell table:formula="of:=([.D248]-[.A248])/0.0166667" office:value-type="float" office:value="-4.91399017201993" calcext:value-type="float">
            <text:p>-4.91399017201993</text:p>
          </table:table-cell>
          <table:table-cell table:formula="of:=ABS([.E248]-[.B248])/0.0166667" office:value-type="float" office:value="759.178481643038" calcext:value-type="float">
            <text:p>759.178481643038</text:p>
          </table:table-cell>
          <table:table-cell table:formula="of:=([.F248]-[.C248])/0.0166667" office:value-type="float" office:value="61.3798772402453" calcext:value-type="float">
            <text:p>61.3798772402453</text:p>
          </table:table-cell>
          <table:table-cell table:formula="of:=DEGREES(ATAN(ABS([.F248]-[.C248])/ABS([.E248]-[.B248])))" office:value-type="float" office:value="4.62233195378107" calcext:value-type="float">
            <text:p>4.62233195378107</text:p>
          </table:table-cell>
          <table:table-cell table:formula="of:=SQRT(POWER([.H248];2)+POWER([.I248];2)+POWER([.J248];2))" office:value-type="float" office:value="761.671585146293" calcext:value-type="float">
            <text:p>761.671585146293</text:p>
          </table:table-cell>
        </table:table-row>
        <table:table-row table:style-name="ro1">
          <table:table-cell office:value-type="float" office:value="74.3608" calcext:value-type="float">
            <text:p>74.3608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43.5008" calcext:value-type="float">
            <text:p>43.5008</text:p>
          </table:table-cell>
          <table:table-cell office:value-type="float" office:value="74.0478" calcext:value-type="float">
            <text:p>74.0478</text:p>
          </table:table-cell>
          <table:table-cell office:value-type="float" office:value="262.648" calcext:value-type="float">
            <text:p>262.648</text:p>
          </table:table-cell>
          <table:table-cell office:value-type="float" office:value="44.0466" calcext:value-type="float">
            <text:p>44.0466</text:p>
          </table:table-cell>
          <table:table-cell/>
          <table:table-cell table:formula="of:=([.D249]-[.A249])/0.0166667" office:value-type="float" office:value="-18.7799624400753" calcext:value-type="float">
            <text:p>-18.7799624400753</text:p>
          </table:table-cell>
          <table:table-cell table:formula="of:=ABS([.E249]-[.B249])/0.0166667" office:value-type="float" office:value="748.858502282995" calcext:value-type="float">
            <text:p>748.858502282995</text:p>
          </table:table-cell>
          <table:table-cell table:formula="of:=([.F249]-[.C249])/0.0166667" office:value-type="float" office:value="32.747934504131" calcext:value-type="float">
            <text:p>32.747934504131</text:p>
          </table:table-cell>
          <table:table-cell table:formula="of:=DEGREES(ATAN(ABS([.F249]-[.C249])/ABS([.E249]-[.B249])))" office:value-type="float" office:value="2.50397603544049" calcext:value-type="float">
            <text:p>2.50397603544049</text:p>
          </table:table-cell>
          <table:table-cell table:formula="of:=SQRT(POWER([.H249];2)+POWER([.I249];2)+POWER([.J249];2))" office:value-type="float" office:value="749.809422883621" calcext:value-type="float">
            <text:p>749.809422883621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94" calcext:value-type="float">
            <text:p>281.594</text:p>
          </table:table-cell>
          <table:table-cell office:value-type="float" office:value="43.47" calcext:value-type="float">
            <text:p>43.47</text:p>
          </table:table-cell>
          <table:table-cell office:value-type="float" office:value="74.8298" calcext:value-type="float">
            <text:p>74.8298</text:p>
          </table:table-cell>
          <table:table-cell office:value-type="float" office:value="270.004" calcext:value-type="float">
            <text:p>270.004</text:p>
          </table:table-cell>
          <table:table-cell office:value-type="float" office:value="44.3144" calcext:value-type="float">
            <text:p>44.3144</text:p>
          </table:table-cell>
          <table:table-cell/>
          <table:table-cell table:formula="of:=([.D250]-[.A250])/0.0166667" office:value-type="float" office:value="-4.52399095201736" calcext:value-type="float">
            <text:p>-4.52399095201736</text:p>
          </table:table-cell>
          <table:table-cell table:formula="of:=ABS([.E250]-[.B250])/0.0166667" office:value-type="float" office:value="695.39860920278" calcext:value-type="float">
            <text:p>695.39860920278</text:p>
          </table:table-cell>
          <table:table-cell table:formula="of:=([.F250]-[.C250])/0.0166667" office:value-type="float" office:value="50.6638986722027" calcext:value-type="float">
            <text:p>50.6638986722027</text:p>
          </table:table-cell>
          <table:table-cell table:formula="of:=DEGREES(ATAN(ABS([.F250]-[.C250])/ABS([.E250]-[.B250])))" office:value-type="float" office:value="4.1669738348236" calcext:value-type="float">
            <text:p>4.1669738348236</text:p>
          </table:table-cell>
          <table:table-cell table:formula="of:=SQRT(POWER([.H250];2)+POWER([.I250];2)+POWER([.J250];2))" office:value-type="float" office:value="697.256425430388" calcext:value-type="float">
            <text:p>697.256425430388</text:p>
          </table:table-cell>
        </table:table-row>
        <table:table-row table:style-name="ro1">
          <table:table-cell office:value-type="float" office:value="74.6055" calcext:value-type="float">
            <text:p>74.6055</text:p>
          </table:table-cell>
          <table:table-cell office:value-type="float" office:value="273.749" calcext:value-type="float">
            <text:p>273.749</text:p>
          </table:table-cell>
          <table:table-cell office:value-type="float" office:value="44.2133" calcext:value-type="float">
            <text:p>44.2133</text:p>
          </table:table-cell>
          <table:table-cell office:value-type="float" office:value="74.295" calcext:value-type="float">
            <text:p>74.295</text:p>
          </table:table-cell>
          <table:table-cell office:value-type="float" office:value="262.492" calcext:value-type="float">
            <text:p>262.492</text:p>
          </table:table-cell>
          <table:table-cell office:value-type="float" office:value="45.0358" calcext:value-type="float">
            <text:p>45.0358</text:p>
          </table:table-cell>
          <table:table-cell/>
          <table:table-cell table:formula="of:=([.D251]-[.A251])/0.0166667" office:value-type="float" office:value="-18.6299627400748" calcext:value-type="float">
            <text:p>-18.6299627400748</text:p>
          </table:table-cell>
          <table:table-cell table:formula="of:=ABS([.E251]-[.B251])/0.0166667" office:value-type="float" office:value="675.418649162702" calcext:value-type="float">
            <text:p>675.418649162702</text:p>
          </table:table-cell>
          <table:table-cell table:formula="of:=([.F251]-[.C251])/0.0166667" office:value-type="float" office:value="49.3499013001977" calcext:value-type="float">
            <text:p>49.3499013001977</text:p>
          </table:table-cell>
          <table:table-cell table:formula="of:=DEGREES(ATAN(ABS([.F251]-[.C251])/ABS([.E251]-[.B251])))" office:value-type="float" office:value="4.17892729247508" calcext:value-type="float">
            <text:p>4.17892729247508</text:p>
          </table:table-cell>
          <table:table-cell table:formula="of:=SQRT(POWER([.H251];2)+POWER([.I251];2)+POWER([.J251];2))" office:value-type="float" office:value="677.475342655956" calcext:value-type="float">
            <text:p>677.475342655956</text:p>
          </table:table-cell>
        </table:table-row>
        <table:table-row table:style-name="ro1">
          <table:table-cell office:value-type="float" office:value="74.9387" calcext:value-type="float">
            <text:p>74.9387</text:p>
          </table:table-cell>
          <table:table-cell office:value-type="float" office:value="287.015" calcext:value-type="float">
            <text:p>287.015</text:p>
          </table:table-cell>
          <table:table-cell office:value-type="float" office:value="42.6165" calcext:value-type="float">
            <text:p>42.6165</text:p>
          </table:table-cell>
          <table:table-cell office:value-type="float" office:value="74.8624" calcext:value-type="float">
            <text:p>74.8624</text:p>
          </table:table-cell>
          <table:table-cell office:value-type="float" office:value="275.124" calcext:value-type="float">
            <text:p>275.124</text:p>
          </table:table-cell>
          <table:table-cell office:value-type="float" office:value="43.7451" calcext:value-type="float">
            <text:p>43.7451</text:p>
          </table:table-cell>
          <table:table-cell/>
          <table:table-cell table:formula="of:=([.D252]-[.A252])/0.0166667" office:value-type="float" office:value="-4.57799084401851" calcext:value-type="float">
            <text:p>-4.57799084401851</text:p>
          </table:table-cell>
          <table:table-cell table:formula="of:=ABS([.E252]-[.B252])/0.0166667" office:value-type="float" office:value="713.458573082852" calcext:value-type="float">
            <text:p>713.458573082852</text:p>
          </table:table-cell>
          <table:table-cell table:formula="of:=([.F252]-[.C252])/0.0166667" office:value-type="float" office:value="67.7158645682708" calcext:value-type="float">
            <text:p>67.7158645682708</text:p>
          </table:table-cell>
          <table:table-cell table:formula="of:=DEGREES(ATAN(ABS([.F252]-[.C252])/ABS([.E252]-[.B252])))" office:value-type="float" office:value="5.4218222496517" calcext:value-type="float">
            <text:p>5.4218222496517</text:p>
          </table:table-cell>
          <table:table-cell table:formula="of:=SQRT(POWER([.H252];2)+POWER([.I252];2)+POWER([.J252];2))" office:value-type="float" office:value="716.679518208673" calcext:value-type="float">
            <text:p>716.679518208673</text:p>
          </table:table-cell>
        </table:table-row>
        <table:table-row table:style-name="ro1">
          <table:table-cell office:value-type="float" office:value="74.9478" calcext:value-type="float">
            <text:p>74.9478</text:p>
          </table:table-cell>
          <table:table-cell office:value-type="float" office:value="288.334" calcext:value-type="float">
            <text:p>288.334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74.6201" calcext:value-type="float">
            <text:p>74.6201</text:p>
          </table:table-cell>
          <table:table-cell office:value-type="float" office:value="276.361" calcext:value-type="float">
            <text:p>276.361</text:p>
          </table:table-cell>
          <table:table-cell office:value-type="float" office:value="43.7992" calcext:value-type="float">
            <text:p>43.7992</text:p>
          </table:table-cell>
          <table:table-cell/>
          <table:table-cell table:formula="of:=([.D253]-[.A253])/0.0166667" office:value-type="float" office:value="-19.6619606760791" calcext:value-type="float">
            <text:p>-19.6619606760791</text:p>
          </table:table-cell>
          <table:table-cell table:formula="of:=ABS([.E253]-[.B253])/0.0166667" office:value-type="float" office:value="718.378563242874" calcext:value-type="float">
            <text:p>718.378563242874</text:p>
          </table:table-cell>
          <table:table-cell table:formula="of:=([.F253]-[.C253])/0.0166667" office:value-type="float" office:value="68.1178637642725" calcext:value-type="float">
            <text:p>68.1178637642725</text:p>
          </table:table-cell>
          <table:table-cell table:formula="of:=DEGREES(ATAN(ABS([.F253]-[.C253])/ABS([.E253]-[.B253])))" office:value-type="float" office:value="5.41668684909061" calcext:value-type="float">
            <text:p>5.41668684909061</text:p>
          </table:table-cell>
          <table:table-cell table:formula="of:=SQRT(POWER([.H253];2)+POWER([.I253];2)+POWER([.J253];2))" office:value-type="float" office:value="721.868683479435" calcext:value-type="float">
            <text:p>721.868683479435</text:p>
          </table:table-cell>
        </table:table-row>
        <table:table-row table:style-name="ro1">
          <table:table-cell office:value-type="float" office:value="74.9115" calcext:value-type="float">
            <text:p>74.9115</text:p>
          </table:table-cell>
          <table:table-cell office:value-type="float" office:value="283.105" calcext:value-type="float">
            <text:p>283.105</text:p>
          </table:table-cell>
          <table:table-cell office:value-type="float" office:value="42.4752" calcext:value-type="float">
            <text:p>42.4752</text:p>
          </table:table-cell>
          <table:table-cell office:value-type="float" office:value="74.8264" calcext:value-type="float">
            <text:p>74.8264</text:p>
          </table:table-cell>
          <table:table-cell office:value-type="float" office:value="270.252" calcext:value-type="float">
            <text:p>270.252</text:p>
          </table:table-cell>
          <table:table-cell office:value-type="float" office:value="43.0465" calcext:value-type="float">
            <text:p>43.0465</text:p>
          </table:table-cell>
          <table:table-cell/>
          <table:table-cell table:formula="of:=([.D254]-[.A254])/0.0166667" office:value-type="float" office:value="-5.10598978802025" calcext:value-type="float">
            <text:p>-5.10598978802025</text:p>
          </table:table-cell>
          <table:table-cell table:formula="of:=ABS([.E254]-[.B254])/0.0166667" office:value-type="float" office:value="771.178457643085" calcext:value-type="float">
            <text:p>771.178457643085</text:p>
          </table:table-cell>
          <table:table-cell table:formula="of:=([.F254]-[.C254])/0.0166667" office:value-type="float" office:value="34.2779314441372" calcext:value-type="float">
            <text:p>34.2779314441372</text:p>
          </table:table-cell>
          <table:table-cell table:formula="of:=DEGREES(ATAN(ABS([.F254]-[.C254])/ABS([.E254]-[.B254])))" office:value-type="float" office:value="2.54505154569231" calcext:value-type="float">
            <text:p>2.54505154569231</text:p>
          </table:table-cell>
          <table:table-cell table:formula="of:=SQRT(POWER([.H254];2)+POWER([.I254];2)+POWER([.J254];2))" office:value-type="float" office:value="771.956774209911" calcext:value-type="float">
            <text:p>771.956774209911</text:p>
          </table:table-cell>
        </table:table-row>
        <table:table-row table:style-name="ro1">
          <table:table-cell office:value-type="float" office:value="74.6385" calcext:value-type="float">
            <text:p>74.6385</text:p>
          </table:table-cell>
          <table:table-cell office:value-type="float" office:value="280.595" calcext:value-type="float">
            <text:p>280.595</text:p>
          </table:table-cell>
          <table:table-cell office:value-type="float" office:value="41.8719" calcext:value-type="float">
            <text:p>41.8719</text:p>
          </table:table-cell>
          <table:table-cell office:value-type="float" office:value="74.5594" calcext:value-type="float">
            <text:p>74.5594</text:p>
          </table:table-cell>
          <table:table-cell office:value-type="float" office:value="267.947" calcext:value-type="float">
            <text:p>267.947</text:p>
          </table:table-cell>
          <table:table-cell office:value-type="float" office:value="41.9534" calcext:value-type="float">
            <text:p>41.9534</text:p>
          </table:table-cell>
          <table:table-cell/>
          <table:table-cell table:formula="of:=([.D255]-[.A255])/0.0166667" office:value-type="float" office:value="-4.74599050801879" calcext:value-type="float">
            <text:p>-4.74599050801879</text:p>
          </table:table-cell>
          <table:table-cell table:formula="of:=ABS([.E255]-[.B255])/0.0166667" office:value-type="float" office:value="758.878482243037" calcext:value-type="float">
            <text:p>758.878482243037</text:p>
          </table:table-cell>
          <table:table-cell table:formula="of:=([.F255]-[.C255])/0.0166667" office:value-type="float" office:value="4.88999022001989" calcext:value-type="float">
            <text:p>4.88999022001989</text:p>
          </table:table-cell>
          <table:table-cell table:formula="of:=DEGREES(ATAN(ABS([.F255]-[.C255])/ABS([.E255]-[.B255])))" office:value-type="float" office:value="0.369192077994316" calcext:value-type="float">
            <text:p>0.369192077994316</text:p>
          </table:table-cell>
          <table:table-cell table:formula="of:=SQRT(POWER([.H255];2)+POWER([.I255];2)+POWER([.J255];2))" office:value-type="float" office:value="758.909077058477" calcext:value-type="float">
            <text:p>758.909077058477</text:p>
          </table:table-cell>
        </table:table-row>
        <table:table-row table:style-name="ro1">
          <table:table-cell office:value-type="float" office:value="74.4001" calcext:value-type="float">
            <text:p>74.4001</text:p>
          </table:table-cell>
          <table:table-cell office:value-type="float" office:value="283.152" calcext:value-type="float">
            <text:p>283.152</text:p>
          </table:table-cell>
          <table:table-cell office:value-type="float" office:value="41.9673" calcext:value-type="float">
            <text:p>41.9673</text:p>
          </table:table-cell>
          <table:table-cell office:value-type="float" office:value="74.3231" calcext:value-type="float">
            <text:p>74.3231</text:p>
          </table:table-cell>
          <table:table-cell office:value-type="float" office:value="268.953" calcext:value-type="float">
            <text:p>268.953</text:p>
          </table:table-cell>
          <table:table-cell office:value-type="float" office:value="43.0166" calcext:value-type="float">
            <text:p>43.0166</text:p>
          </table:table-cell>
          <table:table-cell/>
          <table:table-cell table:formula="of:=([.D256]-[.A256])/0.0166667" office:value-type="float" office:value="-4.61999076001837" calcext:value-type="float">
            <text:p>-4.61999076001837</text:p>
          </table:table-cell>
          <table:table-cell table:formula="of:=ABS([.E256]-[.B256])/0.0166667" office:value-type="float" office:value="851.938296123408" calcext:value-type="float">
            <text:p>851.938296123408</text:p>
          </table:table-cell>
          <table:table-cell table:formula="of:=([.F256]-[.C256])/0.0166667" office:value-type="float" office:value="62.9578740842516" calcext:value-type="float">
            <text:p>62.9578740842516</text:p>
          </table:table-cell>
          <table:table-cell table:formula="of:=DEGREES(ATAN(ABS([.F256]-[.C256])/ABS([.E256]-[.B256])))" office:value-type="float" office:value="4.22645090796298" calcext:value-type="float">
            <text:p>4.22645090796298</text:p>
          </table:table-cell>
          <table:table-cell table:formula="of:=SQRT(POWER([.H256];2)+POWER([.I256];2)+POWER([.J256];2))" office:value-type="float" office:value="854.273901407205" calcext:value-type="float">
            <text:p>854.273901407205</text:p>
          </table:table-cell>
        </table:table-row>
        <table:table-row table:style-name="ro1">
          <table:table-cell office:value-type="float" office:value="74.9268" calcext:value-type="float">
            <text:p>74.9268</text:p>
          </table:table-cell>
          <table:table-cell office:value-type="float" office:value="285.92" calcext:value-type="float">
            <text:p>285.92</text:p>
          </table:table-cell>
          <table:table-cell office:value-type="float" office:value="41.5191" calcext:value-type="float">
            <text:p>41.5191</text:p>
          </table:table-cell>
          <table:table-cell office:value-type="float" office:value="74.8415" calcext:value-type="float">
            <text:p>74.8415</text:p>
          </table:table-cell>
          <table:table-cell office:value-type="float" office:value="272.869" calcext:value-type="float">
            <text:p>272.869</text:p>
          </table:table-cell>
          <table:table-cell office:value-type="float" office:value="42.3738" calcext:value-type="float">
            <text:p>42.3738</text:p>
          </table:table-cell>
          <table:table-cell/>
          <table:table-cell table:formula="of:=([.D257]-[.A257])/0.0166667" office:value-type="float" office:value="-5.11798976402069" calcext:value-type="float">
            <text:p>-5.11798976402069</text:p>
          </table:table-cell>
          <table:table-cell table:formula="of:=ABS([.E257]-[.B257])/0.0166667" office:value-type="float" office:value="783.058433883132" calcext:value-type="float">
            <text:p>783.058433883132</text:p>
          </table:table-cell>
          <table:table-cell table:formula="of:=([.F257]-[.C257])/0.0166667" office:value-type="float" office:value="51.2818974362052" calcext:value-type="float">
            <text:p>51.2818974362052</text:p>
          </table:table-cell>
          <table:table-cell table:formula="of:=DEGREES(ATAN(ABS([.F257]-[.C257])/ABS([.E257]-[.B257])))" office:value-type="float" office:value="3.7469062284604" calcext:value-type="float">
            <text:p>3.7469062284604</text:p>
          </table:table-cell>
          <table:table-cell table:formula="of:=SQRT(POWER([.H257];2)+POWER([.I257];2)+POWER([.J257];2))" office:value-type="float" office:value="784.752532776661" calcext:value-type="float">
            <text:p>784.752532776661</text:p>
          </table:table-cell>
        </table:table-row>
        <table:table-row table:style-name="ro1">
          <table:table-cell office:value-type="float" office:value="74.8786" calcext:value-type="float">
            <text:p>74.8786</text:p>
          </table:table-cell>
          <table:table-cell office:value-type="float" office:value="277.756" calcext:value-type="float">
            <text:p>277.756</text:p>
          </table:table-cell>
          <table:table-cell office:value-type="float" office:value="43.3262" calcext:value-type="float">
            <text:p>43.3262</text:p>
          </table:table-cell>
          <table:table-cell office:value-type="float" office:value="74.5658" calcext:value-type="float">
            <text:p>74.5658</text:p>
          </table:table-cell>
          <table:table-cell office:value-type="float" office:value="267.584" calcext:value-type="float">
            <text:p>267.584</text:p>
          </table:table-cell>
          <table:table-cell office:value-type="float" office:value="43.9708" calcext:value-type="float">
            <text:p>43.9708</text:p>
          </table:table-cell>
          <table:table-cell/>
          <table:table-cell table:formula="of:=([.D258]-[.A258])/0.0166667" office:value-type="float" office:value="-18.7679624640757" calcext:value-type="float">
            <text:p>-18.7679624640757</text:p>
          </table:table-cell>
          <table:table-cell table:formula="of:=ABS([.E258]-[.B258])/0.0166667" office:value-type="float" office:value="610.318779362439" calcext:value-type="float">
            <text:p>610.318779362439</text:p>
          </table:table-cell>
          <table:table-cell table:formula="of:=([.F258]-[.C258])/0.0166667" office:value-type="float" office:value="38.6759226481545" calcext:value-type="float">
            <text:p>38.6759226481545</text:p>
          </table:table-cell>
          <table:table-cell table:formula="of:=DEGREES(ATAN(ABS([.F258]-[.C258])/ABS([.E258]-[.B258])))" office:value-type="float" office:value="3.62598706267919" calcext:value-type="float">
            <text:p>3.62598706267919</text:p>
          </table:table-cell>
          <table:table-cell table:formula="of:=SQRT(POWER([.H258];2)+POWER([.I258];2)+POWER([.J258];2))" office:value-type="float" office:value="611.830920966076" calcext:value-type="float">
            <text:p>611.830920966076</text:p>
          </table:table-cell>
        </table:table-row>
        <table:table-row table:style-name="ro1">
          <table:table-cell office:value-type="float" office:value="74.6311" calcext:value-type="float">
            <text:p>74.6311</text:p>
          </table:table-cell>
          <table:table-cell office:value-type="float" office:value="279.276" calcext:value-type="float">
            <text:p>279.276</text:p>
          </table:table-cell>
          <table:table-cell office:value-type="float" office:value="42.0847" calcext:value-type="float">
            <text:p>42.0847</text:p>
          </table:table-cell>
          <table:table-cell office:value-type="float" office:value="74.5611" calcext:value-type="float">
            <text:p>74.5611</text:p>
          </table:table-cell>
          <table:table-cell office:value-type="float" office:value="267.879" calcext:value-type="float">
            <text:p>267.879</text:p>
          </table:table-cell>
          <table:table-cell office:value-type="float" office:value="42.4549" calcext:value-type="float">
            <text:p>42.4549</text:p>
          </table:table-cell>
          <table:table-cell/>
          <table:table-cell table:formula="of:=([.D259]-[.A259])/0.0166667" office:value-type="float" office:value="-4.19999160001724" calcext:value-type="float">
            <text:p>-4.19999160001724</text:p>
          </table:table-cell>
          <table:table-cell table:formula="of:=ABS([.E259]-[.B259])/0.0166667" office:value-type="float" office:value="683.818632362735" calcext:value-type="float">
            <text:p>683.818632362735</text:p>
          </table:table-cell>
          <table:table-cell table:formula="of:=([.F259]-[.C259])/0.0166667" office:value-type="float" office:value="22.2119555760891" calcext:value-type="float">
            <text:p>22.2119555760891</text:p>
          </table:table-cell>
          <table:table-cell table:formula="of:=DEGREES(ATAN(ABS([.F259]-[.C259])/ABS([.E259]-[.B259])))" office:value-type="float" office:value="1.86044068215259" calcext:value-type="float">
            <text:p>1.86044068215259</text:p>
          </table:table-cell>
          <table:table-cell table:formula="of:=SQRT(POWER([.H259];2)+POWER([.I259];2)+POWER([.J259];2))" office:value-type="float" office:value="684.192175391092" calcext:value-type="float">
            <text:p>684.192175391092</text:p>
          </table:table-cell>
        </table:table-row>
        <table:table-row table:style-name="ro1">
          <table:table-cell office:value-type="float" office:value="74.8847" calcext:value-type="float">
            <text:p>74.8847</text:p>
          </table:table-cell>
          <table:table-cell office:value-type="float" office:value="279.242" calcext:value-type="float">
            <text:p>279.242</text:p>
          </table:table-cell>
          <table:table-cell office:value-type="float" office:value="42.3385" calcext:value-type="float">
            <text:p>42.3385</text:p>
          </table:table-cell>
          <table:table-cell office:value-type="float" office:value="74.8094" calcext:value-type="float">
            <text:p>74.8094</text:p>
          </table:table-cell>
          <table:table-cell office:value-type="float" office:value="267.809" calcext:value-type="float">
            <text:p>267.809</text:p>
          </table:table-cell>
          <table:table-cell office:value-type="float" office:value="42.9538" calcext:value-type="float">
            <text:p>42.9538</text:p>
          </table:table-cell>
          <table:table-cell/>
          <table:table-cell table:formula="of:=([.D260]-[.A260])/0.0166667" office:value-type="float" office:value="-4.51799096401799" calcext:value-type="float">
            <text:p>-4.51799096401799</text:p>
          </table:table-cell>
          <table:table-cell table:formula="of:=ABS([.E260]-[.B260])/0.0166667" office:value-type="float" office:value="685.978628042744" calcext:value-type="float">
            <text:p>685.978628042744</text:p>
          </table:table-cell>
          <table:table-cell table:formula="of:=([.F260]-[.C260])/0.0166667" office:value-type="float" office:value="36.9179261641475" calcext:value-type="float">
            <text:p>36.9179261641475</text:p>
          </table:table-cell>
          <table:table-cell table:formula="of:=DEGREES(ATAN(ABS([.F260]-[.C260])/ABS([.E260]-[.B260])))" office:value-type="float" office:value="3.08056642266266" calcext:value-type="float">
            <text:p>3.08056642266266</text:p>
          </table:table-cell>
          <table:table-cell table:formula="of:=SQRT(POWER([.H260];2)+POWER([.I260];2)+POWER([.J260];2))" office:value-type="float" office:value="686.986188832073" calcext:value-type="float">
            <text:p>686.986188832073</text:p>
          </table:table-cell>
        </table:table-row>
        <table:table-row table:style-name="ro1">
          <table:table-cell office:value-type="float" office:value="74.6334" calcext:value-type="float">
            <text:p>74.6334</text:p>
          </table:table-cell>
          <table:table-cell office:value-type="float" office:value="279.115" calcext:value-type="float">
            <text:p>279.115</text:p>
          </table:table-cell>
          <table:table-cell office:value-type="float" office:value="42.8621" calcext:value-type="float">
            <text:p>42.8621</text:p>
          </table:table-cell>
          <table:table-cell office:value-type="float" office:value="74.3232" calcext:value-type="float">
            <text:p>74.3232</text:p>
          </table:table-cell>
          <table:table-cell office:value-type="float" office:value="268.973" calcext:value-type="float">
            <text:p>268.973</text:p>
          </table:table-cell>
          <table:table-cell office:value-type="float" office:value="43.0134" calcext:value-type="float">
            <text:p>43.0134</text:p>
          </table:table-cell>
          <table:table-cell/>
          <table:table-cell table:formula="of:=([.D261]-[.A261])/0.0166667" office:value-type="float" office:value="-18.6119627760741" calcext:value-type="float">
            <text:p>-18.6119627760741</text:p>
          </table:table-cell>
          <table:table-cell table:formula="of:=ABS([.E261]-[.B261])/0.0166667" office:value-type="float" office:value="608.518782962434" calcext:value-type="float">
            <text:p>608.518782962434</text:p>
          </table:table-cell>
          <table:table-cell table:formula="of:=([.F261]-[.C261])/0.0166667" office:value-type="float" office:value="9.07798184403626" calcext:value-type="float">
            <text:p>9.07798184403626</text:p>
          </table:table-cell>
          <table:table-cell table:formula="of:=DEGREES(ATAN(ABS([.F261]-[.C261])/ABS([.E261]-[.B261])))" office:value-type="float" office:value="0.854684326304769" calcext:value-type="float">
            <text:p>0.854684326304769</text:p>
          </table:table-cell>
          <table:table-cell table:formula="of:=SQRT(POWER([.H261];2)+POWER([.I261];2)+POWER([.J261];2))" office:value-type="float" office:value="608.871024216804" calcext:value-type="float">
            <text:p>608.871024216804</text:p>
          </table:table-cell>
        </table:table-row>
        <table:table-row table:style-name="ro1">
          <table:table-cell office:value-type="float" office:value="75.4207" calcext:value-type="float">
            <text:p>75.4207</text:p>
          </table:table-cell>
          <table:table-cell office:value-type="float" office:value="283.202" calcext:value-type="float">
            <text:p>283.202</text:p>
          </table:table-cell>
          <table:table-cell office:value-type="float" office:value="42.2025" calcext:value-type="float">
            <text:p>42.2025</text:p>
          </table:table-cell>
          <table:table-cell office:value-type="float" office:value="75.3323" calcext:value-type="float">
            <text:p>75.3323</text:p>
          </table:table-cell>
          <table:table-cell office:value-type="float" office:value="271.543" calcext:value-type="float">
            <text:p>271.543</text:p>
          </table:table-cell>
          <table:table-cell office:value-type="float" office:value="43.0787" calcext:value-type="float">
            <text:p>43.0787</text:p>
          </table:table-cell>
          <table:table-cell/>
          <table:table-cell table:formula="of:=([.D262]-[.A262])/0.0166667" office:value-type="float" office:value="-5.30398939202079" calcext:value-type="float">
            <text:p>-5.30398939202079</text:p>
          </table:table-cell>
          <table:table-cell table:formula="of:=ABS([.E262]-[.B262])/0.0166667" office:value-type="float" office:value="699.538600922798" calcext:value-type="float">
            <text:p>699.538600922798</text:p>
          </table:table-cell>
          <table:table-cell table:formula="of:=([.F262]-[.C262])/0.0166667" office:value-type="float" office:value="52.5718948562101" calcext:value-type="float">
            <text:p>52.5718948562101</text:p>
          </table:table-cell>
          <table:table-cell table:formula="of:=DEGREES(ATAN(ABS([.F262]-[.C262])/ABS([.E262]-[.B262])))" office:value-type="float" office:value="4.29782731431535" calcext:value-type="float">
            <text:p>4.29782731431535</text:p>
          </table:table-cell>
          <table:table-cell table:formula="of:=SQRT(POWER([.H262];2)+POWER([.I262];2)+POWER([.J262];2))" office:value-type="float" office:value="701.531318341005" calcext:value-type="float">
            <text:p>701.531318341005</text:p>
          </table:table-cell>
        </table:table-row>
        <table:table-row table:style-name="ro1">
          <table:table-cell office:value-type="float" office:value="74.6469" calcext:value-type="float">
            <text:p>74.6469</text:p>
          </table:table-cell>
          <table:table-cell office:value-type="float" office:value="281.898" calcext:value-type="float">
            <text:p>281.898</text:p>
          </table:table-cell>
          <table:table-cell office:value-type="float" office:value="41.9138" calcext:value-type="float">
            <text:p>41.9138</text:p>
          </table:table-cell>
          <table:table-cell office:value-type="float" office:value="74.5754" calcext:value-type="float">
            <text:p>74.5754</text:p>
          </table:table-cell>
          <table:table-cell office:value-type="float" office:value="270.428" calcext:value-type="float">
            <text:p>270.428</text:p>
          </table:table-cell>
          <table:table-cell office:value-type="float" office:value="42.0351" calcext:value-type="float">
            <text:p>42.0351</text:p>
          </table:table-cell>
          <table:table-cell/>
          <table:table-cell table:formula="of:=([.D263]-[.A263])/0.0166667" office:value-type="float" office:value="-4.28999142001718" calcext:value-type="float">
            <text:p>-4.28999142001718</text:p>
          </table:table-cell>
          <table:table-cell table:formula="of:=ABS([.E263]-[.B263])/0.0166667" office:value-type="float" office:value="688.198623602754" calcext:value-type="float">
            <text:p>688.198623602754</text:p>
          </table:table-cell>
          <table:table-cell table:formula="of:=([.F263]-[.C263])/0.0166667" office:value-type="float" office:value="7.27798544402899" calcext:value-type="float">
            <text:p>7.27798544402899</text:p>
          </table:table-cell>
          <table:table-cell table:formula="of:=DEGREES(ATAN(ABS([.F263]-[.C263])/ABS([.E263]-[.B263])))" office:value-type="float" office:value="0.605904008593455" calcext:value-type="float">
            <text:p>0.605904008593455</text:p>
          </table:table-cell>
          <table:table-cell table:formula="of:=SQRT(POWER([.H263];2)+POWER([.I263];2)+POWER([.J263];2))" office:value-type="float" office:value="688.250476663281" calcext:value-type="float">
            <text:p>688.250476663281</text:p>
          </table:table-cell>
        </table:table-row>
        <table:table-row table:style-name="ro1">
          <table:table-cell office:value-type="float" office:value="74.3625" calcext:value-type="float">
            <text:p>74.3625</text:p>
          </table:table-cell>
          <table:table-cell office:value-type="float" office:value="275.026" calcext:value-type="float">
            <text:p>275.026</text:p>
          </table:table-cell>
          <table:table-cell office:value-type="float" office:value="44.0132" calcext:value-type="float">
            <text:p>44.0132</text:p>
          </table:table-cell>
          <table:table-cell office:value-type="float" office:value="74.295" calcext:value-type="float">
            <text:p>74.295</text:p>
          </table:table-cell>
          <table:table-cell office:value-type="float" office:value="262.497" calcext:value-type="float">
            <text:p>262.497</text:p>
          </table:table-cell>
          <table:table-cell office:value-type="float" office:value="45.035" calcext:value-type="float">
            <text:p>45.035</text:p>
          </table:table-cell>
          <table:table-cell/>
          <table:table-cell table:formula="of:=([.D264]-[.A264])/0.0166667" office:value-type="float" office:value="-4.04999190001593" calcext:value-type="float">
            <text:p>-4.04999190001593</text:p>
          </table:table-cell>
          <table:table-cell table:formula="of:=ABS([.E264]-[.B264])/0.0166667" office:value-type="float" office:value="751.738496523007" calcext:value-type="float">
            <text:p>751.738496523007</text:p>
          </table:table-cell>
          <table:table-cell table:formula="of:=([.F264]-[.C264])/0.0166667" office:value-type="float" office:value="61.3078773842452" calcext:value-type="float">
            <text:p>61.3078773842452</text:p>
          </table:table-cell>
          <table:table-cell table:formula="of:=DEGREES(ATAN(ABS([.F264]-[.C264])/ABS([.E264]-[.B264])))" office:value-type="float" office:value="4.6624268149398" calcext:value-type="float">
            <text:p>4.6624268149398</text:p>
          </table:table-cell>
          <table:table-cell table:formula="of:=SQRT(POWER([.H264];2)+POWER([.I264];2)+POWER([.J264];2))" office:value-type="float" office:value="754.245202449722" calcext:value-type="float">
            <text:p>754.245202449722</text:p>
          </table:table-cell>
        </table:table-row>
        <table:table-row table:style-name="ro1">
          <table:table-cell office:value-type="float" office:value="74.6047" calcext:value-type="float">
            <text:p>74.6047</text:p>
          </table:table-cell>
          <table:table-cell office:value-type="float" office:value="273.795" calcext:value-type="float">
            <text:p>273.795</text:p>
          </table:table-cell>
          <table:table-cell office:value-type="float" office:value="43.9588" calcext:value-type="float">
            <text:p>43.9588</text:p>
          </table:table-cell>
          <table:table-cell office:value-type="float" office:value="74.295" calcext:value-type="float">
            <text:p>74.295</text:p>
          </table:table-cell>
          <table:table-cell office:value-type="float" office:value="262.497" calcext:value-type="float">
            <text:p>262.497</text:p>
          </table:table-cell>
          <table:table-cell office:value-type="float" office:value="45.035" calcext:value-type="float">
            <text:p>45.035</text:p>
          </table:table-cell>
          <table:table-cell/>
          <table:table-cell table:formula="of:=([.D265]-[.A265])/0.0166667" office:value-type="float" office:value="-18.5819628360739" calcext:value-type="float">
            <text:p>-18.5819628360739</text:p>
          </table:table-cell>
          <table:table-cell table:formula="of:=ABS([.E265]-[.B265])/0.0166667" office:value-type="float" office:value="677.878644242712" calcext:value-type="float">
            <text:p>677.878644242712</text:p>
          </table:table-cell>
          <table:table-cell table:formula="of:=([.F265]-[.C265])/0.0166667" office:value-type="float" office:value="64.5718708562583" calcext:value-type="float">
            <text:p>64.5718708562583</text:p>
          </table:table-cell>
          <table:table-cell table:formula="of:=DEGREES(ATAN(ABS([.F265]-[.C265])/ABS([.E265]-[.B265])))" office:value-type="float" office:value="5.4413371764542" calcext:value-type="float">
            <text:p>5.4413371764542</text:p>
          </table:table-cell>
          <table:table-cell table:formula="of:=SQRT(POWER([.H265];2)+POWER([.I265];2)+POWER([.J265];2))" office:value-type="float" office:value="681.200610810836" calcext:value-type="float">
            <text:p>681.200610810836</text:p>
          </table:table-cell>
        </table:table-row>
        <table:table-row table:style-name="ro1">
          <table:table-cell office:value-type="float" office:value="74.385" calcext:value-type="float">
            <text:p>74.385</text:p>
          </table:table-cell>
          <table:table-cell office:value-type="float" office:value="280.586" calcext:value-type="float">
            <text:p>280.586</text:p>
          </table:table-cell>
          <table:table-cell office:value-type="float" office:value="41.8757" calcext:value-type="float">
            <text:p>41.8757</text:p>
          </table:table-cell>
          <table:table-cell office:value-type="float" office:value="74.0722" calcext:value-type="float">
            <text:p>74.0722</text:p>
          </table:table-cell>
          <table:table-cell office:value-type="float" office:value="269.142" calcext:value-type="float">
            <text:p>269.142</text:p>
          </table:table-cell>
          <table:table-cell office:value-type="float" office:value="42.0058" calcext:value-type="float">
            <text:p>42.0058</text:p>
          </table:table-cell>
          <table:table-cell/>
          <table:table-cell table:formula="of:=([.D266]-[.A266])/0.0166667" office:value-type="float" office:value="-18.7679624640757" calcext:value-type="float">
            <text:p>-18.7679624640757</text:p>
          </table:table-cell>
          <table:table-cell table:formula="of:=ABS([.E266]-[.B266])/0.0166667" office:value-type="float" office:value="686.638626722748" calcext:value-type="float">
            <text:p>686.638626722748</text:p>
          </table:table-cell>
          <table:table-cell table:formula="of:=([.F266]-[.C266])/0.0166667" office:value-type="float" office:value="7.80598438803115" calcext:value-type="float">
            <text:p>7.80598438803115</text:p>
          </table:table-cell>
          <table:table-cell table:formula="of:=DEGREES(ATAN(ABS([.F266]-[.C266])/ABS([.E266]-[.B266])))" office:value-type="float" office:value="0.651333433414794" calcext:value-type="float">
            <text:p>0.651333433414794</text:p>
          </table:table-cell>
          <table:table-cell table:formula="of:=SQRT(POWER([.H266];2)+POWER([.I266];2)+POWER([.J266];2))" office:value-type="float" office:value="686.939424924076" calcext:value-type="float">
            <text:p>686.939424924076</text:p>
          </table:table-cell>
        </table:table-row>
        <table:table-row table:style-name="ro1">
          <table:table-cell office:value-type="float" office:value="74.8677" calcext:value-type="float">
            <text:p>74.8677</text:p>
          </table:table-cell>
          <table:table-cell office:value-type="float" office:value="276.649" calcext:value-type="float">
            <text:p>276.649</text:p>
          </table:table-cell>
          <table:table-cell office:value-type="float" office:value="42.5062" calcext:value-type="float">
            <text:p>42.5062</text:p>
          </table:table-cell>
          <table:table-cell office:value-type="float" office:value="74.554" calcext:value-type="float">
            <text:p>74.554</text:p>
          </table:table-cell>
          <table:table-cell office:value-type="float" office:value="266.603" calcext:value-type="float">
            <text:p>266.603</text:p>
          </table:table-cell>
          <table:table-cell office:value-type="float" office:value="42.665" calcext:value-type="float">
            <text:p>42.665</text:p>
          </table:table-cell>
          <table:table-cell/>
          <table:table-cell table:formula="of:=([.D267]-[.A267])/0.0166667" office:value-type="float" office:value="-18.8219623560751" calcext:value-type="float">
            <text:p>-18.8219623560751</text:p>
          </table:table-cell>
          <table:table-cell table:formula="of:=ABS([.E267]-[.B267])/0.0166667" office:value-type="float" office:value="602.758794482411" calcext:value-type="float">
            <text:p>602.758794482411</text:p>
          </table:table-cell>
          <table:table-cell table:formula="of:=([.F267]-[.C267])/0.0166667" office:value-type="float" office:value="9.52798094403808" calcext:value-type="float">
            <text:p>9.52798094403808</text:p>
          </table:table-cell>
          <table:table-cell table:formula="of:=DEGREES(ATAN(ABS([.F267]-[.C267])/ABS([.E267]-[.B267])))" office:value-type="float" office:value="0.905615377211422" calcext:value-type="float">
            <text:p>0.905615377211422</text:p>
          </table:table-cell>
          <table:table-cell table:formula="of:=SQRT(POWER([.H267];2)+POWER([.I267];2)+POWER([.J267];2))" office:value-type="float" office:value="603.127857932041" calcext:value-type="float">
            <text:p>603.127857932041</text:p>
          </table:table-cell>
        </table:table-row>
        <table:table-row table:style-name="ro1">
          <table:table-cell office:value-type="float" office:value="74.1401" calcext:value-type="float">
            <text:p>74.1401</text:p>
          </table:table-cell>
          <table:table-cell office:value-type="float" office:value="281.739" calcext:value-type="float">
            <text:p>281.739</text:p>
          </table:table-cell>
          <table:table-cell office:value-type="float" office:value="42.4479" calcext:value-type="float">
            <text:p>42.4479</text:p>
          </table:table-cell>
          <table:table-cell office:value-type="float" office:value="73.8287" calcext:value-type="float">
            <text:p>73.8287</text:p>
          </table:table-cell>
          <table:table-cell office:value-type="float" office:value="268.913" calcext:value-type="float">
            <text:p>268.913</text:p>
          </table:table-cell>
          <table:table-cell office:value-type="float" office:value="43.0278" calcext:value-type="float">
            <text:p>43.0278</text:p>
          </table:table-cell>
          <table:table-cell/>
          <table:table-cell table:formula="of:=([.D268]-[.A268])/0.0166667" office:value-type="float" office:value="-18.6839626320751" calcext:value-type="float">
            <text:p>-18.6839626320751</text:p>
          </table:table-cell>
          <table:table-cell table:formula="of:=ABS([.E268]-[.B268])/0.0166667" office:value-type="float" office:value="769.558460883076" calcext:value-type="float">
            <text:p>769.558460883076</text:p>
          </table:table-cell>
          <table:table-cell table:formula="of:=([.F268]-[.C268])/0.0166667" office:value-type="float" office:value="34.7939304121393" calcext:value-type="float">
            <text:p>34.7939304121393</text:p>
          </table:table-cell>
          <table:table-cell table:formula="of:=DEGREES(ATAN(ABS([.F268]-[.C268])/ABS([.E268]-[.B268])))" office:value-type="float" office:value="2.58874241176804" calcext:value-type="float">
            <text:p>2.58874241176804</text:p>
          </table:table-cell>
          <table:table-cell table:formula="of:=SQRT(POWER([.H268];2)+POWER([.I268];2)+POWER([.J268];2))" office:value-type="float" office:value="770.571173072216" calcext:value-type="float">
            <text:p>770.571173072216</text:p>
          </table:table-cell>
        </table:table-row>
        <table:table-row table:style-name="ro1">
          <table:table-cell office:value-type="float" office:value="75.1772" calcext:value-type="float">
            <text:p>75.1772</text:p>
          </table:table-cell>
          <table:table-cell office:value-type="float" office:value="284.31" calcext:value-type="float">
            <text:p>284.31</text:p>
          </table:table-cell>
          <table:table-cell office:value-type="float" office:value="43.0401" calcext:value-type="float">
            <text:p>43.0401</text:p>
          </table:table-cell>
          <table:table-cell office:value-type="float" office:value="74.8471" calcext:value-type="float">
            <text:p>74.8471</text:p>
          </table:table-cell>
          <table:table-cell office:value-type="float" office:value="272.48" calcext:value-type="float">
            <text:p>272.48</text:p>
          </table:table-cell>
          <table:table-cell office:value-type="float" office:value="44.4123" calcext:value-type="float">
            <text:p>44.4123</text:p>
          </table:table-cell>
          <table:table-cell/>
          <table:table-cell table:formula="of:=([.D269]-[.A269])/0.0166667" office:value-type="float" office:value="-19.8059603880793" calcext:value-type="float">
            <text:p>-19.8059603880793</text:p>
          </table:table-cell>
          <table:table-cell table:formula="of:=ABS([.E269]-[.B269])/0.0166667" office:value-type="float" office:value="709.798580402838" calcext:value-type="float">
            <text:p>709.798580402838</text:p>
          </table:table-cell>
          <table:table-cell table:formula="of:=([.F269]-[.C269])/0.0166667" office:value-type="float" office:value="82.3318353363293" calcext:value-type="float">
            <text:p>82.3318353363293</text:p>
          </table:table-cell>
          <table:table-cell table:formula="of:=DEGREES(ATAN(ABS([.F269]-[.C269])/ABS([.E269]-[.B269])))" office:value-type="float" office:value="6.61635558117224" calcext:value-type="float">
            <text:p>6.61635558117224</text:p>
          </table:table-cell>
          <table:table-cell table:formula="of:=SQRT(POWER([.H269];2)+POWER([.I269];2)+POWER([.J269];2))" office:value-type="float" office:value="714.832030562864" calcext:value-type="float">
            <text:p>714.832030562864</text:p>
          </table:table-cell>
        </table:table-row>
        <table:table-row table:style-name="ro1">
          <table:table-cell office:value-type="float" office:value="74.3951" calcext:value-type="float">
            <text:p>74.3951</text:p>
          </table:table-cell>
          <table:table-cell office:value-type="float" office:value="281.709" calcext:value-type="float">
            <text:p>281.709</text:p>
          </table:table-cell>
          <table:table-cell office:value-type="float" office:value="42.702" calcext:value-type="float">
            <text:p>42.702</text:p>
          </table:table-cell>
          <table:table-cell office:value-type="float" office:value="73.8357" calcext:value-type="float">
            <text:p>73.8357</text:p>
          </table:table-cell>
          <table:table-cell office:value-type="float" office:value="270.098" calcext:value-type="float">
            <text:p>270.098</text:p>
          </table:table-cell>
          <table:table-cell office:value-type="float" office:value="43.3263" calcext:value-type="float">
            <text:p>43.3263</text:p>
          </table:table-cell>
          <table:table-cell/>
          <table:table-cell table:formula="of:=([.D270]-[.A270])/0.0166667" office:value-type="float" office:value="-33.5639328721341" calcext:value-type="float">
            <text:p>-33.5639328721341</text:p>
          </table:table-cell>
          <table:table-cell table:formula="of:=ABS([.E270]-[.B270])/0.0166667" office:value-type="float" office:value="696.658606682786" calcext:value-type="float">
            <text:p>696.658606682786</text:p>
          </table:table-cell>
          <table:table-cell table:formula="of:=([.F270]-[.C270])/0.0166667" office:value-type="float" office:value="37.4579250841501" calcext:value-type="float">
            <text:p>37.4579250841501</text:p>
          </table:table-cell>
          <table:table-cell table:formula="of:=DEGREES(ATAN(ABS([.F270]-[.C270])/ABS([.E270]-[.B270])))" office:value-type="float" office:value="3.07771464569198" calcext:value-type="float">
            <text:p>3.07771464569198</text:p>
          </table:table-cell>
          <table:table-cell table:formula="of:=SQRT(POWER([.H270];2)+POWER([.I270];2)+POWER([.J270];2))" office:value-type="float" office:value="698.471794710893" calcext:value-type="float">
            <text:p>698.471794710893</text:p>
          </table:table-cell>
        </table:table-row>
        <table:table-row table:style-name="ro1">
          <table:table-cell office:value-type="float" office:value="75.2223" calcext:value-type="float">
            <text:p>75.2223</text:p>
          </table:table-cell>
          <table:table-cell office:value-type="float" office:value="291.302" calcext:value-type="float">
            <text:p>291.302</text:p>
          </table:table-cell>
          <table:table-cell office:value-type="float" office:value="41.4257" calcext:value-type="float">
            <text:p>41.4257</text:p>
          </table:table-cell>
          <table:table-cell office:value-type="float" office:value="74.8523" calcext:value-type="float">
            <text:p>74.8523</text:p>
          </table:table-cell>
          <table:table-cell office:value-type="float" office:value="273.979" calcext:value-type="float">
            <text:p>273.979</text:p>
          </table:table-cell>
          <table:table-cell office:value-type="float" office:value="43.1845" calcext:value-type="float">
            <text:p>43.1845</text:p>
          </table:table-cell>
          <table:table-cell/>
          <table:table-cell table:formula="of:=([.D271]-[.A271])/0.0166667" office:value-type="float" office:value="-22.1999556000891" calcext:value-type="float">
            <text:p>-22.1999556000891</text:p>
          </table:table-cell>
          <table:table-cell table:formula="of:=ABS([.E271]-[.B271])/0.0166667" office:value-type="float" office:value="1039.37792124416" calcext:value-type="float">
            <text:p>1039.37792124416</text:p>
          </table:table-cell>
          <table:table-cell table:formula="of:=([.F271]-[.C271])/0.0166667" office:value-type="float" office:value="105.527788944422" calcext:value-type="float">
            <text:p>105.527788944422</text:p>
          </table:table-cell>
          <table:table-cell table:formula="of:=DEGREES(ATAN(ABS([.F271]-[.C271])/ABS([.E271]-[.B271])))" office:value-type="float" office:value="5.79736080471046" calcext:value-type="float">
            <text:p>5.79736080471046</text:p>
          </table:table-cell>
          <table:table-cell table:formula="of:=SQRT(POWER([.H271];2)+POWER([.I271];2)+POWER([.J271];2))" office:value-type="float" office:value="1044.95713569408" calcext:value-type="float">
            <text:p>1044.95713569408</text:p>
          </table:table-cell>
        </table:table-row>
        <table:table-row table:style-name="ro1">
          <table:table-cell office:value-type="float" office:value="74.4302" calcext:value-type="float">
            <text:p>74.4302</text:p>
          </table:table-cell>
          <table:table-cell office:value-type="float" office:value="288.456" calcext:value-type="float">
            <text:p>288.456</text:p>
          </table:table-cell>
          <table:table-cell office:value-type="float" office:value="41.8841" calcext:value-type="float">
            <text:p>41.8841</text:p>
          </table:table-cell>
          <table:table-cell office:value-type="float" office:value="73.8683" calcext:value-type="float">
            <text:p>73.8683</text:p>
          </table:table-cell>
          <table:table-cell office:value-type="float" office:value="277.802" calcext:value-type="float">
            <text:p>277.802</text:p>
          </table:table-cell>
          <table:table-cell office:value-type="float" office:value="42.5793" calcext:value-type="float">
            <text:p>42.5793</text:p>
          </table:table-cell>
          <table:table-cell/>
          <table:table-cell table:formula="of:=([.D272]-[.A272])/0.0166667" office:value-type="float" office:value="-33.7139325721345" calcext:value-type="float">
            <text:p>-33.7139325721345</text:p>
          </table:table-cell>
          <table:table-cell table:formula="of:=ABS([.E272]-[.B272])/0.0166667" office:value-type="float" office:value="639.238721522557" calcext:value-type="float">
            <text:p>639.238721522557</text:p>
          </table:table-cell>
          <table:table-cell table:formula="of:=([.F272]-[.C272])/0.0166667" office:value-type="float" office:value="41.7119165761673" calcext:value-type="float">
            <text:p>41.7119165761673</text:p>
          </table:table-cell>
          <table:table-cell table:formula="of:=DEGREES(ATAN(ABS([.F272]-[.C272])/ABS([.E272]-[.B272])))" office:value-type="float" office:value="3.7333993321108" calcext:value-type="float">
            <text:p>3.7333993321108</text:p>
          </table:table-cell>
          <table:table-cell table:formula="of:=SQRT(POWER([.H272];2)+POWER([.I272];2)+POWER([.J272];2))" office:value-type="float" office:value="641.484728054946" calcext:value-type="float">
            <text:p>641.484728054946</text:p>
          </table:table-cell>
        </table:table-row>
        <table:table-row table:style-name="ro1">
          <table:table-cell office:value-type="float" office:value="74.4285" calcext:value-type="float">
            <text:p>74.4285</text:p>
          </table:table-cell>
          <table:table-cell office:value-type="float" office:value="288.566" calcext:value-type="float">
            <text:p>288.566</text:p>
          </table:table-cell>
          <table:table-cell office:value-type="float" office:value="41.3556" calcext:value-type="float">
            <text:p>41.3556</text:p>
          </table:table-cell>
          <table:table-cell office:value-type="float" office:value="73.6174" calcext:value-type="float">
            <text:p>73.6174</text:p>
          </table:table-cell>
          <table:table-cell office:value-type="float" office:value="279.259" calcext:value-type="float">
            <text:p>279.259</text:p>
          </table:table-cell>
          <table:table-cell office:value-type="float" office:value="41.5951" calcext:value-type="float">
            <text:p>41.5951</text:p>
          </table:table-cell>
          <table:table-cell/>
          <table:table-cell table:formula="of:=([.D273]-[.A273])/0.0166667" office:value-type="float" office:value="-48.6659026681944" calcext:value-type="float">
            <text:p>-48.6659026681944</text:p>
          </table:table-cell>
          <table:table-cell table:formula="of:=ABS([.E273]-[.B273])/0.0166667" office:value-type="float" office:value="558.418883162231" calcext:value-type="float">
            <text:p>558.418883162231</text:p>
          </table:table-cell>
          <table:table-cell table:formula="of:=([.F273]-[.C273])/0.0166667" office:value-type="float" office:value="14.3699712600575" calcext:value-type="float">
            <text:p>14.3699712600575</text:p>
          </table:table-cell>
          <table:table-cell table:formula="of:=DEGREES(ATAN(ABS([.F273]-[.C273])/ABS([.E273]-[.B273])))" office:value-type="float" office:value="1.47408524784281" calcext:value-type="float">
            <text:p>1.47408524784281</text:p>
          </table:table-cell>
          <table:table-cell table:formula="of:=SQRT(POWER([.H273];2)+POWER([.I273];2)+POWER([.J273];2))" office:value-type="float" office:value="560.719640487721" calcext:value-type="float">
            <text:p>560.719640487721</text:p>
          </table:table-cell>
        </table:table-row>
        <table:table-row table:style-name="ro1">
          <table:table-cell office:value-type="float" office:value="74.4001" calcext:value-type="float">
            <text:p>74.4001</text:p>
          </table:table-cell>
          <table:table-cell office:value-type="float" office:value="283.157" calcext:value-type="float">
            <text:p>283.157</text:p>
          </table:table-cell>
          <table:table-cell office:value-type="float" office:value="41.9665" calcext:value-type="float">
            <text:p>41.9665</text:p>
          </table:table-cell>
          <table:table-cell office:value-type="float" office:value="73.8387" calcext:value-type="float">
            <text:p>73.8387</text:p>
          </table:table-cell>
          <table:table-cell office:value-type="float" office:value="271.469" calcext:value-type="float">
            <text:p>271.469</text:p>
          </table:table-cell>
          <table:table-cell office:value-type="float" office:value="42.6113" calcext:value-type="float">
            <text:p>42.6113</text:p>
          </table:table-cell>
          <table:table-cell/>
          <table:table-cell table:formula="of:=([.D274]-[.A274])/0.0166667" office:value-type="float" office:value="-33.6839326321342" calcext:value-type="float">
            <text:p>-33.6839326321342</text:p>
          </table:table-cell>
          <table:table-cell table:formula="of:=ABS([.E274]-[.B274])/0.0166667" office:value-type="float" office:value="701.278597442804" calcext:value-type="float">
            <text:p>701.278597442804</text:p>
          </table:table-cell>
          <table:table-cell table:formula="of:=([.F274]-[.C274])/0.0166667" office:value-type="float" office:value="38.6879226241545" calcext:value-type="float">
            <text:p>38.6879226241545</text:p>
          </table:table-cell>
          <table:table-cell table:formula="of:=DEGREES(ATAN(ABS([.F274]-[.C274])/ABS([.E274]-[.B274])))" office:value-type="float" office:value="3.15767515629882" calcext:value-type="float">
            <text:p>3.15767515629882</text:p>
          </table:table-cell>
          <table:table-cell table:formula="of:=SQRT(POWER([.H274];2)+POWER([.I274];2)+POWER([.J274];2))" office:value-type="float" office:value="703.15221247315" calcext:value-type="float">
            <text:p>703.15221247315</text:p>
          </table:table-cell>
        </table:table-row>
        <table:table-row table:style-name="ro1">
          <table:table-cell office:value-type="float" office:value="74.8936" calcext:value-type="float">
            <text:p>74.8936</text:p>
          </table:table-cell>
          <table:table-cell office:value-type="float" office:value="280.522" calcext:value-type="float">
            <text:p>280.522</text:p>
          </table:table-cell>
          <table:table-cell office:value-type="float" office:value="42.384" calcext:value-type="float">
            <text:p>42.384</text:p>
          </table:table-cell>
          <table:table-cell office:value-type="float" office:value="74.5634" calcext:value-type="float">
            <text:p>74.5634</text:p>
          </table:table-cell>
          <table:table-cell office:value-type="float" office:value="267.724" calcext:value-type="float">
            <text:p>267.724</text:p>
          </table:table-cell>
          <table:table-cell office:value-type="float" office:value="43.2148" calcext:value-type="float">
            <text:p>43.2148</text:p>
          </table:table-cell>
          <table:table-cell/>
          <table:table-cell table:formula="of:=([.D275]-[.A275])/0.0166667" office:value-type="float" office:value="-19.8119603760795" calcext:value-type="float">
            <text:p>-19.8119603760795</text:p>
          </table:table-cell>
          <table:table-cell table:formula="of:=ABS([.E275]-[.B275])/0.0166667" office:value-type="float" office:value="767.878464243072" calcext:value-type="float">
            <text:p>767.878464243072</text:p>
          </table:table-cell>
          <table:table-cell table:formula="of:=([.F275]-[.C275])/0.0166667" office:value-type="float" office:value="49.8479003041992" calcext:value-type="float">
            <text:p>49.8479003041992</text:p>
          </table:table-cell>
          <table:table-cell table:formula="of:=DEGREES(ATAN(ABS([.F275]-[.C275])/ABS([.E275]-[.B275])))" office:value-type="float" office:value="3.71422378374027" calcext:value-type="float">
            <text:p>3.71422378374027</text:p>
          </table:table-cell>
          <table:table-cell table:formula="of:=SQRT(POWER([.H275];2)+POWER([.I275];2)+POWER([.J275];2))" office:value-type="float" office:value="769.749740361748" calcext:value-type="float">
            <text:p>769.749740361748</text:p>
          </table:table-cell>
        </table:table-row>
        <table:table-row table:style-name="ro1">
          <table:table-cell office:value-type="float" office:value="74.6171" calcext:value-type="float">
            <text:p>74.6171</text:p>
          </table:table-cell>
          <table:table-cell office:value-type="float" office:value="276.571" calcext:value-type="float">
            <text:p>276.571</text:p>
          </table:table-cell>
          <table:table-cell office:value-type="float" office:value="42.7702" calcext:value-type="float">
            <text:p>42.7702</text:p>
          </table:table-cell>
          <table:table-cell office:value-type="float" office:value="74.3024" calcext:value-type="float">
            <text:p>74.3024</text:p>
          </table:table-cell>
          <table:table-cell office:value-type="float" office:value="265.267" calcext:value-type="float">
            <text:p>265.267</text:p>
          </table:table-cell>
          <table:table-cell office:value-type="float" office:value="43.1307" calcext:value-type="float">
            <text:p>43.1307</text:p>
          </table:table-cell>
          <table:table-cell/>
          <table:table-cell table:formula="of:=([.D276]-[.A276])/0.0166667" office:value-type="float" office:value="-18.8819622360748" calcext:value-type="float">
            <text:p>-18.8819622360748</text:p>
          </table:table-cell>
          <table:table-cell table:formula="of:=ABS([.E276]-[.B276])/0.0166667" office:value-type="float" office:value="678.238643522715" calcext:value-type="float">
            <text:p>678.238643522715</text:p>
          </table:table-cell>
          <table:table-cell table:formula="of:=([.F276]-[.C276])/0.0166667" office:value-type="float" office:value="21.6299567400862" calcext:value-type="float">
            <text:p>21.6299567400862</text:p>
          </table:table-cell>
          <table:table-cell table:formula="of:=DEGREES(ATAN(ABS([.F276]-[.C276])/ABS([.E276]-[.B276])))" office:value-type="float" office:value="1.82662157539363" calcext:value-type="float">
            <text:p>1.82662157539363</text:p>
          </table:table-cell>
          <table:table-cell table:formula="of:=SQRT(POWER([.H276];2)+POWER([.I276];2)+POWER([.J276];2))" office:value-type="float" office:value="678.846110023468" calcext:value-type="float">
            <text:p>678.846110023468</text:p>
          </table:table-cell>
        </table:table-row>
        <table:table-row table:style-name="ro1">
          <table:table-cell office:value-type="float" office:value="74.3297" calcext:value-type="float">
            <text:p>74.3297</text:p>
          </table:table-cell>
          <table:table-cell office:value-type="float" office:value="270.253" calcext:value-type="float">
            <text:p>270.253</text:p>
          </table:table-cell>
          <table:table-cell office:value-type="float" office:value="42.8049" calcext:value-type="float">
            <text:p>42.8049</text:p>
          </table:table-cell>
          <table:table-cell office:value-type="float" office:value="74.26" calcext:value-type="float">
            <text:p>74.26</text:p>
          </table:table-cell>
          <table:table-cell office:value-type="float" office:value="258.112" calcext:value-type="float">
            <text:p>258.112</text:p>
          </table:table-cell>
          <table:table-cell office:value-type="float" office:value="42.8661" calcext:value-type="float">
            <text:p>42.8661</text:p>
          </table:table-cell>
          <table:table-cell/>
          <table:table-cell table:formula="of:=([.D277]-[.A277])/0.0166667" office:value-type="float" office:value="-4.18199163601657" calcext:value-type="float">
            <text:p>-4.18199163601657</text:p>
          </table:table-cell>
          <table:table-cell table:formula="of:=ABS([.E277]-[.B277])/0.0166667" office:value-type="float" office:value="728.458543082912" calcext:value-type="float">
            <text:p>728.458543082912</text:p>
          </table:table-cell>
          <table:table-cell table:formula="of:=([.F277]-[.C277])/0.0166667" office:value-type="float" office:value="3.67199265601466" calcext:value-type="float">
            <text:p>3.67199265601466</text:p>
          </table:table-cell>
          <table:table-cell table:formula="of:=DEGREES(ATAN(ABS([.F277]-[.C277])/ABS([.E277]-[.B277])))" office:value-type="float" office:value="0.288812454272164" calcext:value-type="float">
            <text:p>0.288812454272164</text:p>
          </table:table-cell>
          <table:table-cell table:formula="of:=SQRT(POWER([.H277];2)+POWER([.I277];2)+POWER([.J277];2))" office:value-type="float" office:value="728.479801761578" calcext:value-type="float">
            <text:p>728.479801761578</text:p>
          </table:table-cell>
        </table:table-row>
        <table:table-row table:style-name="ro1">
          <table:table-cell office:value-type="float" office:value="74.3816" calcext:value-type="float">
            <text:p>74.3816</text:p>
          </table:table-cell>
          <table:table-cell office:value-type="float" office:value="279.031" calcext:value-type="float">
            <text:p>279.031</text:p>
          </table:table-cell>
          <table:table-cell office:value-type="float" office:value="43.1281" calcext:value-type="float">
            <text:p>43.1281</text:p>
          </table:table-cell>
          <table:table-cell office:value-type="float" office:value="74.073" calcext:value-type="float">
            <text:p>74.073</text:p>
          </table:table-cell>
          <table:table-cell office:value-type="float" office:value="267.529" calcext:value-type="float">
            <text:p>267.529</text:p>
          </table:table-cell>
          <table:table-cell office:value-type="float" office:value="43.9843" calcext:value-type="float">
            <text:p>43.9843</text:p>
          </table:table-cell>
          <table:table-cell/>
          <table:table-cell table:formula="of:=([.D278]-[.A278])/0.0166667" office:value-type="float" office:value="-18.5159629680748" calcext:value-type="float">
            <text:p>-18.5159629680748</text:p>
          </table:table-cell>
          <table:table-cell table:formula="of:=ABS([.E278]-[.B278])/0.0166667" office:value-type="float" office:value="690.118619762761" calcext:value-type="float">
            <text:p>690.118619762761</text:p>
          </table:table-cell>
          <table:table-cell table:formula="of:=([.F278]-[.C278])/0.0166667" office:value-type="float" office:value="51.3718972562051" calcext:value-type="float">
            <text:p>51.3718972562051</text:p>
          </table:table-cell>
          <table:table-cell table:formula="of:=DEGREES(ATAN(ABS([.F278]-[.C278])/ABS([.E278]-[.B278])))" office:value-type="float" office:value="4.25720184429698" calcext:value-type="float">
            <text:p>4.25720184429698</text:p>
          </table:table-cell>
          <table:table-cell table:formula="of:=SQRT(POWER([.H278];2)+POWER([.I278];2)+POWER([.J278];2))" office:value-type="float" office:value="692.27568356515" calcext:value-type="float">
            <text:p>692.27568356515</text:p>
          </table:table-cell>
        </table:table-row>
        <table:table-row table:style-name="ro1">
          <table:table-cell office:value-type="float" office:value="74.5913" calcext:value-type="float">
            <text:p>74.5913</text:p>
          </table:table-cell>
          <table:table-cell office:value-type="float" office:value="272.914" calcext:value-type="float">
            <text:p>272.914</text:p>
          </table:table-cell>
          <table:table-cell office:value-type="float" office:value="42.1213" calcext:value-type="float">
            <text:p>42.1213</text:p>
          </table:table-cell>
          <table:table-cell office:value-type="float" office:value="74.5284" calcext:value-type="float">
            <text:p>74.5284</text:p>
          </table:table-cell>
          <table:table-cell office:value-type="float" office:value="263.127" calcext:value-type="float">
            <text:p>263.127</text:p>
          </table:table-cell>
          <table:table-cell office:value-type="float" office:value="41.7813" calcext:value-type="float">
            <text:p>41.7813</text:p>
          </table:table-cell>
          <table:table-cell/>
          <table:table-cell table:formula="of:=([.D279]-[.A279])/0.0166667" office:value-type="float" office:value="-3.77399245201504" calcext:value-type="float">
            <text:p>-3.77399245201504</text:p>
          </table:table-cell>
          <table:table-cell table:formula="of:=ABS([.E279]-[.B279])/0.0166667" office:value-type="float" office:value="587.218825562348" calcext:value-type="float">
            <text:p>587.218825562348</text:p>
          </table:table-cell>
          <table:table-cell table:formula="of:=([.F279]-[.C279])/0.0166667" office:value-type="float" office:value="-20.3999592000814" calcext:value-type="float">
            <text:p>-20.3999592000814</text:p>
          </table:table-cell>
          <table:table-cell table:formula="of:=DEGREES(ATAN(ABS([.F279]-[.C279])/ABS([.E279]-[.B279])))" office:value-type="float" office:value="1.98965299897135" calcext:value-type="float">
            <text:p>1.98965299897135</text:p>
          </table:table-cell>
          <table:table-cell table:formula="of:=SQRT(POWER([.H279];2)+POWER([.I279];2)+POWER([.J279];2))" office:value-type="float" office:value="587.585185695841" calcext:value-type="float">
            <text:p>587.585185695841</text:p>
          </table:table-cell>
        </table:table-row>
        <table:table-row table:style-name="ro1">
          <table:table-cell office:value-type="float" office:value="74.3774" calcext:value-type="float">
            <text:p>74.3774</text:p>
          </table:table-cell>
          <table:table-cell office:value-type="float" office:value="279.304" calcext:value-type="float">
            <text:p>279.304</text:p>
          </table:table-cell>
          <table:table-cell office:value-type="float" office:value="41.8316" calcext:value-type="float">
            <text:p>41.8316</text:p>
          </table:table-cell>
          <table:table-cell office:value-type="float" office:value="74.0656" calcext:value-type="float">
            <text:p>74.0656</text:p>
          </table:table-cell>
          <table:table-cell office:value-type="float" office:value="267.915" calcext:value-type="float">
            <text:p>267.915</text:p>
          </table:table-cell>
          <table:table-cell office:value-type="float" office:value="41.9632" calcext:value-type="float">
            <text:p>41.9632</text:p>
          </table:table-cell>
          <table:table-cell/>
          <table:table-cell table:formula="of:=([.D280]-[.A280])/0.0166667" office:value-type="float" office:value="-18.7079625840743" calcext:value-type="float">
            <text:p>-18.7079625840743</text:p>
          </table:table-cell>
          <table:table-cell table:formula="of:=ABS([.E280]-[.B280])/0.0166667" office:value-type="float" office:value="683.338633322731" calcext:value-type="float">
            <text:p>683.338633322731</text:p>
          </table:table-cell>
          <table:table-cell table:formula="of:=([.F280]-[.C280])/0.0166667" office:value-type="float" office:value="7.89598420803151" calcext:value-type="float">
            <text:p>7.89598420803151</text:p>
          </table:table-cell>
          <table:table-cell table:formula="of:=DEGREES(ATAN(ABS([.F280]-[.C280])/ABS([.E280]-[.B280])))" office:value-type="float" office:value="0.662023797472975" calcext:value-type="float">
            <text:p>0.662023797472975</text:p>
          </table:table-cell>
          <table:table-cell table:formula="of:=SQRT(POWER([.H280];2)+POWER([.I280];2)+POWER([.J280];2))" office:value-type="float" office:value="683.640272527912" calcext:value-type="float">
            <text:p>683.640272527912</text:p>
          </table:table-cell>
        </table:table-row>
        <table:table-row table:style-name="ro1">
          <table:table-cell office:value-type="float" office:value="74.6468" calcext:value-type="float">
            <text:p>74.6468</text:p>
          </table:table-cell>
          <table:table-cell office:value-type="float" office:value="281.893" calcext:value-type="float">
            <text:p>281.893</text:p>
          </table:table-cell>
          <table:table-cell office:value-type="float" office:value="41.9146" calcext:value-type="float">
            <text:p>41.9146</text:p>
          </table:table-cell>
          <table:table-cell office:value-type="float" office:value="74.0855" calcext:value-type="float">
            <text:p>74.0855</text:p>
          </table:table-cell>
          <table:table-cell office:value-type="float" office:value="271.612" calcext:value-type="float">
            <text:p>271.612</text:p>
          </table:table-cell>
          <table:table-cell office:value-type="float" office:value="42.0919" calcext:value-type="float">
            <text:p>42.0919</text:p>
          </table:table-cell>
          <table:table-cell/>
          <table:table-cell table:formula="of:=([.D281]-[.A281])/0.0166667" office:value-type="float" office:value="-33.6779326441349" calcext:value-type="float">
            <text:p>-33.6779326441349</text:p>
          </table:table-cell>
          <table:table-cell table:formula="of:=ABS([.E281]-[.B281])/0.0166667" office:value-type="float" office:value="616.858766282464" calcext:value-type="float">
            <text:p>616.858766282464</text:p>
          </table:table-cell>
          <table:table-cell table:formula="of:=([.F281]-[.C281])/0.0166667" office:value-type="float" office:value="10.6379787240427" calcext:value-type="float">
            <text:p>10.6379787240427</text:p>
          </table:table-cell>
          <table:table-cell table:formula="of:=DEGREES(ATAN(ABS([.F281]-[.C281])/ABS([.E281]-[.B281])))" office:value-type="float" office:value="0.987990937049895" calcext:value-type="float">
            <text:p>0.987990937049895</text:p>
          </table:table-cell>
          <table:table-cell table:formula="of:=SQRT(POWER([.H281];2)+POWER([.I281];2)+POWER([.J281];2))" office:value-type="float" office:value="617.869004950111" calcext:value-type="float">
            <text:p>617.869004950111</text:p>
          </table:table-cell>
        </table:table-row>
        <table:table-row table:style-name="ro1">
          <table:table-cell office:value-type="float" office:value="74.1172" calcext:value-type="float">
            <text:p>74.1172</text:p>
          </table:table-cell>
          <table:table-cell office:value-type="float" office:value="276.357" calcext:value-type="float">
            <text:p>276.357</text:p>
          </table:table-cell>
          <table:table-cell office:value-type="float" office:value="43.5559" calcext:value-type="float">
            <text:p>43.5559</text:p>
          </table:table-cell>
          <table:table-cell office:value-type="float" office:value="73.3342" calcext:value-type="float">
            <text:p>73.3342</text:p>
          </table:table-cell>
          <table:table-cell office:value-type="float" office:value="267.438" calcext:value-type="float">
            <text:p>267.438</text:p>
          </table:table-cell>
          <table:table-cell office:value-type="float" office:value="44.0057" calcext:value-type="float">
            <text:p>44.0057</text:p>
          </table:table-cell>
          <table:table-cell/>
          <table:table-cell table:formula="of:=([.D282]-[.A282])/0.0166667" office:value-type="float" office:value="-46.979906040188" calcext:value-type="float">
            <text:p>-46.979906040188</text:p>
          </table:table-cell>
          <table:table-cell table:formula="of:=ABS([.E282]-[.B282])/0.0166667" office:value-type="float" office:value="535.138929722143" calcext:value-type="float">
            <text:p>535.138929722143</text:p>
          </table:table-cell>
          <table:table-cell table:formula="of:=([.F282]-[.C282])/0.0166667" office:value-type="float" office:value="26.9879460241077" calcext:value-type="float">
            <text:p>26.9879460241077</text:p>
          </table:table-cell>
          <table:table-cell table:formula="of:=DEGREES(ATAN(ABS([.F282]-[.C282])/ABS([.E282]-[.B282])))" office:value-type="float" office:value="2.88707546982872" calcext:value-type="float">
            <text:p>2.88707546982872</text:p>
          </table:table-cell>
          <table:table-cell table:formula="of:=SQRT(POWER([.H282];2)+POWER([.I282];2)+POWER([.J282];2))" office:value-type="float" office:value="537.874646089873" calcext:value-type="float">
            <text:p>537.874646089873</text:p>
          </table:table-cell>
        </table:table-row>
        <table:table-row table:style-name="ro1">
          <table:table-cell office:value-type="float" office:value="74.3849" calcext:value-type="float">
            <text:p>74.3849</text:p>
          </table:table-cell>
          <table:table-cell office:value-type="float" office:value="280.58" calcext:value-type="float">
            <text:p>280.58</text:p>
          </table:table-cell>
          <table:table-cell office:value-type="float" office:value="41.8765" calcext:value-type="float">
            <text:p>41.8765</text:p>
          </table:table-cell>
          <table:table-cell office:value-type="float" office:value="74.3142" calcext:value-type="float">
            <text:p>74.3142</text:p>
          </table:table-cell>
          <table:table-cell office:value-type="float" office:value="267.842" calcext:value-type="float">
            <text:p>267.842</text:p>
          </table:table-cell>
          <table:table-cell office:value-type="float" office:value="42.4633" calcext:value-type="float">
            <text:p>42.4633</text:p>
          </table:table-cell>
          <table:table-cell/>
          <table:table-cell table:formula="of:=([.D283]-[.A283])/0.0166667" office:value-type="float" office:value="-4.2419915160171" calcext:value-type="float">
            <text:p>-4.2419915160171</text:p>
          </table:table-cell>
          <table:table-cell table:formula="of:=ABS([.E283]-[.B283])/0.0166667" office:value-type="float" office:value="764.278471443057" calcext:value-type="float">
            <text:p>764.278471443057</text:p>
          </table:table-cell>
          <table:table-cell table:formula="of:=([.F283]-[.C283])/0.0166667" office:value-type="float" office:value="35.2079295841406" calcext:value-type="float">
            <text:p>35.2079295841406</text:p>
          </table:table-cell>
          <table:table-cell table:formula="of:=DEGREES(ATAN(ABS([.F283]-[.C283])/ABS([.E283]-[.B283])))" office:value-type="float" office:value="2.63757344282895" calcext:value-type="float">
            <text:p>2.63757344282895</text:p>
          </table:table-cell>
          <table:table-cell table:formula="of:=SQRT(POWER([.H283];2)+POWER([.I283];2)+POWER([.J283];2))" office:value-type="float" office:value="765.100761147811" calcext:value-type="float">
            <text:p>765.100761147811</text:p>
          </table:table-cell>
        </table:table-row>
        <table:table-row table:style-name="ro1">
          <table:table-cell office:value-type="float" office:value="74.8443" calcext:value-type="float">
            <text:p>74.8443</text:p>
          </table:table-cell>
          <table:table-cell office:value-type="float" office:value="272.682" calcext:value-type="float">
            <text:p>272.682</text:p>
          </table:table-cell>
          <table:table-cell office:value-type="float" office:value="43.3931" calcext:value-type="float">
            <text:p>43.3931</text:p>
          </table:table-cell>
          <table:table-cell office:value-type="float" office:value="74.7709" calcext:value-type="float">
            <text:p>74.7709</text:p>
          </table:table-cell>
          <table:table-cell office:value-type="float" office:value="261.541" calcext:value-type="float">
            <text:p>261.541</text:p>
          </table:table-cell>
          <table:table-cell office:value-type="float" office:value="43.979" calcext:value-type="float">
            <text:p>43.979</text:p>
          </table:table-cell>
          <table:table-cell/>
          <table:table-cell table:formula="of:=([.D284]-[.A284])/0.0166667" office:value-type="float" office:value="-4.40399119201801" calcext:value-type="float">
            <text:p>-4.40399119201801</text:p>
          </table:table-cell>
          <table:table-cell table:formula="of:=ABS([.E284]-[.B284])/0.0166667" office:value-type="float" office:value="668.458663082675" calcext:value-type="float">
            <text:p>668.458663082675</text:p>
          </table:table-cell>
          <table:table-cell table:formula="of:=([.F284]-[.C284])/0.0166667" office:value-type="float" office:value="35.1539296921408" calcext:value-type="float">
            <text:p>35.1539296921408</text:p>
          </table:table-cell>
          <table:table-cell table:formula="of:=DEGREES(ATAN(ABS([.F284]-[.C284])/ABS([.E284]-[.B284])))" office:value-type="float" office:value="3.01038516428934" calcext:value-type="float">
            <text:p>3.01038516428934</text:p>
          </table:table-cell>
          <table:table-cell table:formula="of:=SQRT(POWER([.H284];2)+POWER([.I284];2)+POWER([.J284];2))" office:value-type="float" office:value="669.396876420481" calcext:value-type="float">
            <text:p>669.396876420481</text:p>
          </table:table-cell>
        </table:table-row>
        <table:table-row table:style-name="ro1">
          <table:table-cell office:value-type="float" office:value="74.3715" calcext:value-type="float">
            <text:p>74.3715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42.3061" calcext:value-type="float">
            <text:p>42.3061</text:p>
          </table:table-cell>
          <table:table-cell office:value-type="float" office:value="74.0618" calcext:value-type="float">
            <text:p>74.0618</text:p>
          </table:table-cell>
          <table:table-cell office:value-type="float" office:value="266.547" calcext:value-type="float">
            <text:p>266.547</text:p>
          </table:table-cell>
          <table:table-cell office:value-type="float" office:value="42.6788" calcext:value-type="float">
            <text:p>42.6788</text:p>
          </table:table-cell>
          <table:table-cell/>
          <table:table-cell table:formula="of:=([.D285]-[.A285])/0.0166667" office:value-type="float" office:value="-18.5819628360739" calcext:value-type="float">
            <text:p>-18.5819628360739</text:p>
          </table:table-cell>
          <table:table-cell table:formula="of:=ABS([.E285]-[.B285])/0.0166667" office:value-type="float" office:value="682.258635482728" calcext:value-type="float">
            <text:p>682.258635482728</text:p>
          </table:table-cell>
          <table:table-cell table:formula="of:=([.F285]-[.C285])/0.0166667" office:value-type="float" office:value="22.3619552760896" calcext:value-type="float">
            <text:p>22.3619552760896</text:p>
          </table:table-cell>
          <table:table-cell table:formula="of:=DEGREES(ATAN(ABS([.F285]-[.C285])/ABS([.E285]-[.B285])))" office:value-type="float" office:value="1.87727509503027" calcext:value-type="float">
            <text:p>1.87727509503027</text:p>
          </table:table-cell>
          <table:table-cell table:formula="of:=SQRT(POWER([.H285];2)+POWER([.I285];2)+POWER([.J285];2))" office:value-type="float" office:value="682.877874936189" calcext:value-type="float">
            <text:p>682.877874936189</text:p>
          </table:table-cell>
        </table:table-row>
        <table:table-row table:style-name="ro1">
          <table:table-cell office:value-type="float" office:value="73.856" calcext:value-type="float">
            <text:p>73.856</text:p>
          </table:table-cell>
          <table:table-cell office:value-type="float" office:value="275.283" calcext:value-type="float">
            <text:p>275.283</text:p>
          </table:table-cell>
          <table:table-cell office:value-type="float" office:value="42.4872" calcext:value-type="float">
            <text:p>42.4872</text:p>
          </table:table-cell>
          <table:table-cell office:value-type="float" office:value="73.5549" calcext:value-type="float">
            <text:p>73.5549</text:p>
          </table:table-cell>
          <table:table-cell office:value-type="float" office:value="262.82" calcext:value-type="float">
            <text:p>262.82</text:p>
          </table:table-cell>
          <table:table-cell office:value-type="float" office:value="42.8123" calcext:value-type="float">
            <text:p>42.8123</text:p>
          </table:table-cell>
          <table:table-cell/>
          <table:table-cell table:formula="of:=([.D286]-[.A286])/0.0166667" office:value-type="float" office:value="-18.0659638680717" calcext:value-type="float">
            <text:p>-18.0659638680717</text:p>
          </table:table-cell>
          <table:table-cell table:formula="of:=ABS([.E286]-[.B286])/0.0166667" office:value-type="float" office:value="747.778504442992" calcext:value-type="float">
            <text:p>747.778504442992</text:p>
          </table:table-cell>
          <table:table-cell table:formula="of:=([.F286]-[.C286])/0.0166667" office:value-type="float" office:value="19.505960988078" calcext:value-type="float">
            <text:p>19.505960988078</text:p>
          </table:table-cell>
          <table:table-cell table:formula="of:=DEGREES(ATAN(ABS([.F286]-[.C286])/ABS([.E286]-[.B286])))" office:value-type="float" office:value="1.49423371857" calcext:value-type="float">
            <text:p>1.49423371857</text:p>
          </table:table-cell>
          <table:table-cell table:formula="of:=SQRT(POWER([.H286];2)+POWER([.I286];2)+POWER([.J286];2))" office:value-type="float" office:value="748.250996171438" calcext:value-type="float">
            <text:p>748.250996171438</text:p>
          </table:table-cell>
        </table:table-row>
        <table:table-row table:style-name="ro1">
          <table:table-cell office:value-type="float" office:value="74.3715" calcext:value-type="float">
            <text:p>74.3715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42.3061" calcext:value-type="float">
            <text:p>42.3061</text:p>
          </table:table-cell>
          <table:table-cell office:value-type="float" office:value="74.3016" calcext:value-type="float">
            <text:p>74.3016</text:p>
          </table:table-cell>
          <table:table-cell office:value-type="float" office:value="265.315" calcext:value-type="float">
            <text:p>265.315</text:p>
          </table:table-cell>
          <table:table-cell office:value-type="float" office:value="42.8794" calcext:value-type="float">
            <text:p>42.8794</text:p>
          </table:table-cell>
          <table:table-cell/>
          <table:table-cell table:formula="of:=([.D287]-[.A287])/0.0166667" office:value-type="float" office:value="-4.19399161201702" calcext:value-type="float">
            <text:p>-4.19399161201702</text:p>
          </table:table-cell>
          <table:table-cell table:formula="of:=ABS([.E287]-[.B287])/0.0166667" office:value-type="float" office:value="756.178487643025" calcext:value-type="float">
            <text:p>756.178487643025</text:p>
          </table:table-cell>
          <table:table-cell table:formula="of:=([.F287]-[.C287])/0.0166667" office:value-type="float" office:value="34.3979312041374" calcext:value-type="float">
            <text:p>34.3979312041374</text:p>
          </table:table-cell>
          <table:table-cell table:formula="of:=DEGREES(ATAN(ABS([.F287]-[.C287])/ABS([.E287]-[.B287])))" office:value-type="float" office:value="2.6045419061742" calcext:value-type="float">
            <text:p>2.6045419061742</text:p>
          </table:table-cell>
          <table:table-cell table:formula="of:=SQRT(POWER([.H287];2)+POWER([.I287];2)+POWER([.J287];2))" office:value-type="float" office:value="756.972068448275" calcext:value-type="float">
            <text:p>756.972068448275</text:p>
          </table:table-cell>
        </table:table-row>
        <table:table-row table:style-name="ro1">
          <table:table-cell office:value-type="float" office:value="72.8349" calcext:value-type="float">
            <text:p>72.8349</text:p>
          </table:table-cell>
          <table:table-cell office:value-type="float" office:value="264.956" calcext:value-type="float">
            <text:p>264.956</text:p>
          </table:table-cell>
          <table:table-cell office:value-type="float" office:value="43.9249" calcext:value-type="float">
            <text:p>43.9249</text:p>
          </table:table-cell>
          <table:table-cell office:value-type="float" office:value="72.3322" calcext:value-type="float">
            <text:p>72.3322</text:p>
          </table:table-cell>
          <table:table-cell office:value-type="float" office:value="260.215" calcext:value-type="float">
            <text:p>260.215</text:p>
          </table:table-cell>
          <table:table-cell office:value-type="float" office:value="43.0144" calcext:value-type="float">
            <text:p>43.0144</text:p>
          </table:table-cell>
          <table:table-cell/>
          <table:table-cell table:formula="of:=([.D288]-[.A288])/0.0166667" office:value-type="float" office:value="-30.1619396761209" calcext:value-type="float">
            <text:p>-30.1619396761209</text:p>
          </table:table-cell>
          <table:table-cell table:formula="of:=ABS([.E288]-[.B288])/0.0166667" office:value-type="float" office:value="284.45943108114" calcext:value-type="float">
            <text:p>284.45943108114</text:p>
          </table:table-cell>
          <table:table-cell table:formula="of:=([.F288]-[.C288])/0.0166667" office:value-type="float" office:value="-54.6298907402185" calcext:value-type="float">
            <text:p>-54.6298907402185</text:p>
          </table:table-cell>
          <table:table-cell table:formula="of:=DEGREES(ATAN(ABS([.F288]-[.C288])/ABS([.E288]-[.B288])))" office:value-type="float" office:value="10.8711827703327" calcext:value-type="float">
            <text:p>10.8711827703327</text:p>
          </table:table-cell>
          <table:table-cell table:formula="of:=SQRT(POWER([.H288];2)+POWER([.I288];2)+POWER([.J288];2))" office:value-type="float" office:value="291.223858051363" calcext:value-type="float">
            <text:p>291.223858051363</text:p>
          </table:table-cell>
        </table:table-row>
        <table:table-row table:style-name="ro1">
          <table:table-cell office:value-type="float" office:value="74.1354" calcext:value-type="float">
            <text:p>74.1354</text:p>
          </table:table-cell>
          <table:table-cell office:value-type="float" office:value="281.992" calcext:value-type="float">
            <text:p>281.992</text:p>
          </table:table-cell>
          <table:table-cell office:value-type="float" office:value="41.1465" calcext:value-type="float">
            <text:p>41.1465</text:p>
          </table:table-cell>
          <table:table-cell office:value-type="float" office:value="73.8186" calcext:value-type="float">
            <text:p>73.8186</text:p>
          </table:table-cell>
          <table:table-cell office:value-type="float" office:value="267.872" calcext:value-type="float">
            <text:p>267.872</text:p>
          </table:table-cell>
          <table:table-cell office:value-type="float" office:value="41.9726" calcext:value-type="float">
            <text:p>41.9726</text:p>
          </table:table-cell>
          <table:table-cell/>
          <table:table-cell table:formula="of:=([.D289]-[.A289])/0.0166667" office:value-type="float" office:value="-19.0079619840761" calcext:value-type="float">
            <text:p>-19.0079619840761</text:p>
          </table:table-cell>
          <table:table-cell table:formula="of:=ABS([.E289]-[.B289])/0.0166667" office:value-type="float" office:value="847.198305603389" calcext:value-type="float">
            <text:p>847.198305603389</text:p>
          </table:table-cell>
          <table:table-cell table:formula="of:=([.F289]-[.C289])/0.0166667" office:value-type="float" office:value="49.5659008681981" calcext:value-type="float">
            <text:p>49.5659008681981</text:p>
          </table:table-cell>
          <table:table-cell table:formula="of:=DEGREES(ATAN(ABS([.F289]-[.C289])/ABS([.E289]-[.B289])))" office:value-type="float" office:value="3.34831087883734" calcext:value-type="float">
            <text:p>3.34831087883734</text:p>
          </table:table-cell>
          <table:table-cell table:formula="of:=SQRT(POWER([.H289];2)+POWER([.I289];2)+POWER([.J289];2))" office:value-type="float" office:value="848.859853076418" calcext:value-type="float">
            <text:p>848.859853076418</text:p>
          </table:table-cell>
        </table:table-row>
        <table:table-row table:style-name="ro1">
          <table:table-cell office:value-type="float" office:value="73.8925" calcext:value-type="float">
            <text:p>73.8925</text:p>
          </table:table-cell>
          <table:table-cell office:value-type="float" office:value="284.621" calcext:value-type="float">
            <text:p>284.621</text:p>
          </table:table-cell>
          <table:table-cell office:value-type="float" office:value="40.9757" calcext:value-type="float">
            <text:p>40.9757</text:p>
          </table:table-cell>
          <table:table-cell office:value-type="float" office:value="73.8295" calcext:value-type="float">
            <text:p>73.8295</text:p>
          </table:table-cell>
          <table:table-cell office:value-type="float" office:value="270.375" calcext:value-type="float">
            <text:p>270.375</text:p>
          </table:table-cell>
          <table:table-cell office:value-type="float" office:value="41.8043" calcext:value-type="float">
            <text:p>41.8043</text:p>
          </table:table-cell>
          <table:table-cell/>
          <table:table-cell table:formula="of:=([.D290]-[.A290])/0.0166667" office:value-type="float" office:value="-3.77999244001526" calcext:value-type="float">
            <text:p>-3.77999244001526</text:p>
          </table:table-cell>
          <table:table-cell table:formula="of:=ABS([.E290]-[.B290])/0.0166667" office:value-type="float" office:value="854.758290483418" calcext:value-type="float">
            <text:p>854.758290483418</text:p>
          </table:table-cell>
          <table:table-cell table:formula="of:=([.F290]-[.C290])/0.0166667" office:value-type="float" office:value="49.7159005681985" calcext:value-type="float">
            <text:p>49.7159005681985</text:p>
          </table:table-cell>
          <table:table-cell table:formula="of:=DEGREES(ATAN(ABS([.F290]-[.C290])/ABS([.E290]-[.B290])))" office:value-type="float" office:value="3.32878385325577" calcext:value-type="float">
            <text:p>3.32878385325577</text:p>
          </table:table-cell>
          <table:table-cell table:formula="of:=SQRT(POWER([.H290];2)+POWER([.I290];2)+POWER([.J290];2))" office:value-type="float" office:value="856.211243947595" calcext:value-type="float">
            <text:p>856.211243947595</text:p>
          </table:table-cell>
        </table:table-row>
        <table:table-row table:style-name="ro1">
          <table:table-cell office:value-type="float" office:value="74.1097" calcext:value-type="float">
            <text:p>74.1097</text:p>
          </table:table-cell>
          <table:table-cell office:value-type="float" office:value="276.765" calcext:value-type="float">
            <text:p>276.765</text:p>
          </table:table-cell>
          <table:table-cell office:value-type="float" office:value="41.4961" calcext:value-type="float">
            <text:p>41.4961</text:p>
          </table:table-cell>
          <table:table-cell office:value-type="float" office:value="73.8098" calcext:value-type="float">
            <text:p>73.8098</text:p>
          </table:table-cell>
          <table:table-cell office:value-type="float" office:value="265.305" calcext:value-type="float">
            <text:p>265.305</text:p>
          </table:table-cell>
          <table:table-cell office:value-type="float" office:value="42.6419" calcext:value-type="float">
            <text:p>42.6419</text:p>
          </table:table-cell>
          <table:table-cell/>
          <table:table-cell table:formula="of:=([.D291]-[.A291])/0.0166667" office:value-type="float" office:value="-17.9939640120725" calcext:value-type="float">
            <text:p>-17.9939640120725</text:p>
          </table:table-cell>
          <table:table-cell table:formula="of:=ABS([.E291]-[.B291])/0.0166667" office:value-type="float" office:value="687.598624802749" calcext:value-type="float">
            <text:p>687.598624802749</text:p>
          </table:table-cell>
          <table:table-cell table:formula="of:=([.F291]-[.C291])/0.0166667" office:value-type="float" office:value="68.7478625042751" calcext:value-type="float">
            <text:p>68.7478625042751</text:p>
          </table:table-cell>
          <table:table-cell table:formula="of:=DEGREES(ATAN(ABS([.F291]-[.C291])/ABS([.E291]-[.B291])))" office:value-type="float" office:value="5.70960310970587" calcext:value-type="float">
            <text:p>5.70960310970587</text:p>
          </table:table-cell>
          <table:table-cell table:formula="of:=SQRT(POWER([.H291];2)+POWER([.I291];2)+POWER([.J291];2))" office:value-type="float" office:value="691.261108533097" calcext:value-type="float">
            <text:p>691.261108533097</text:p>
          </table:table-cell>
        </table:table-row>
        <table:table-row table:style-name="ro1">
          <table:table-cell office:value-type="float" office:value="74.5986" calcext:value-type="float">
            <text:p>74.5986</text:p>
          </table:table-cell>
          <table:table-cell office:value-type="float" office:value="274.215" calcext:value-type="float">
            <text:p>274.215</text:p>
          </table:table-cell>
          <table:table-cell office:value-type="float" office:value="41.9085" calcext:value-type="float">
            <text:p>41.9085</text:p>
          </table:table-cell>
          <table:table-cell office:value-type="float" office:value="74.5146" calcext:value-type="float">
            <text:p>74.5146</text:p>
          </table:table-cell>
          <table:table-cell office:value-type="float" office:value="260.648" calcext:value-type="float">
            <text:p>260.648</text:p>
          </table:table-cell>
          <table:table-cell office:value-type="float" office:value="42.1978" calcext:value-type="float">
            <text:p>42.1978</text:p>
          </table:table-cell>
          <table:table-cell/>
          <table:table-cell table:formula="of:=([.D292]-[.A292])/0.0166667" office:value-type="float" office:value="-5.03998992002035" calcext:value-type="float">
            <text:p>-5.03998992002035</text:p>
          </table:table-cell>
          <table:table-cell table:formula="of:=ABS([.E292]-[.B292])/0.0166667" office:value-type="float" office:value="814.018371963253" calcext:value-type="float">
            <text:p>814.018371963253</text:p>
          </table:table-cell>
          <table:table-cell table:formula="of:=([.F292]-[.C292])/0.0166667" office:value-type="float" office:value="17.3579652840693" calcext:value-type="float">
            <text:p>17.3579652840693</text:p>
          </table:table-cell>
          <table:table-cell table:formula="of:=DEGREES(ATAN(ABS([.F292]-[.C292])/ABS([.E292]-[.B292])))" office:value-type="float" office:value="1.22157863601201" calcext:value-type="float">
            <text:p>1.22157863601201</text:p>
          </table:table-cell>
          <table:table-cell table:formula="of:=SQRT(POWER([.H292];2)+POWER([.I292];2)+POWER([.J292];2))" office:value-type="float" office:value="814.219018661995" calcext:value-type="float">
            <text:p>814.219018661995</text:p>
          </table:table-cell>
        </table:table-row>
        <table:table-row table:style-name="ro1">
          <table:table-cell office:value-type="float" office:value="74.35" calcext:value-type="float">
            <text:p>74.35</text:p>
          </table:table-cell>
          <table:table-cell office:value-type="float" office:value="274.081" calcext:value-type="float">
            <text:p>274.081</text:p>
          </table:table-cell>
          <table:table-cell office:value-type="float" office:value="42.4291" calcext:value-type="float">
            <text:p>42.4291</text:p>
          </table:table-cell>
          <table:table-cell office:value-type="float" office:value="74.274" calcext:value-type="float">
            <text:p>74.274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42.9526" calcext:value-type="float">
            <text:p>42.9526</text:p>
          </table:table-cell>
          <table:table-cell/>
          <table:table-cell table:formula="of:=([.D293]-[.A293])/0.0166667" office:value-type="float" office:value="-4.55999088001784" calcext:value-type="float">
            <text:p>-4.55999088001784</text:p>
          </table:table-cell>
          <table:table-cell table:formula="of:=ABS([.E293]-[.B293])/0.0166667" office:value-type="float" office:value="816.178367643265" calcext:value-type="float">
            <text:p>816.178367643265</text:p>
          </table:table-cell>
          <table:table-cell table:formula="of:=([.F293]-[.C293])/0.0166667" office:value-type="float" office:value="31.4099371801255" calcext:value-type="float">
            <text:p>31.4099371801255</text:p>
          </table:table-cell>
          <table:table-cell table:formula="of:=DEGREES(ATAN(ABS([.F293]-[.C293])/ABS([.E293]-[.B293])))" office:value-type="float" office:value="2.20389224503768" calcext:value-type="float">
            <text:p>2.20389224503768</text:p>
          </table:table-cell>
          <table:table-cell table:formula="of:=SQRT(POWER([.H293];2)+POWER([.I293];2)+POWER([.J293];2))" office:value-type="float" office:value="816.795265338451" calcext:value-type="float">
            <text:p>816.795265338451</text:p>
          </table:table-cell>
        </table:table-row>
        <table:table-row table:style-name="ro1">
          <table:table-cell office:value-type="float" office:value="74.3858" calcext:value-type="float">
            <text:p>74.3858</text:p>
          </table:table-cell>
          <table:table-cell office:value-type="float" office:value="280.526" calcext:value-type="float">
            <text:p>280.526</text:p>
          </table:table-cell>
          <table:table-cell office:value-type="float" office:value="42.1367" calcext:value-type="float">
            <text:p>42.1367</text:p>
          </table:table-cell>
          <table:table-cell office:value-type="float" office:value="74.3088" calcext:value-type="float">
            <text:p>74.3088</text:p>
          </table:table-cell>
          <table:table-cell office:value-type="float" office:value="266.532" calcext:value-type="float">
            <text:p>266.532</text:p>
          </table:table-cell>
          <table:table-cell office:value-type="float" office:value="42.9232" calcext:value-type="float">
            <text:p>42.9232</text:p>
          </table:table-cell>
          <table:table-cell/>
          <table:table-cell table:formula="of:=([.D294]-[.A294])/0.0166667" office:value-type="float" office:value="-4.61999076001837" calcext:value-type="float">
            <text:p>-4.61999076001837</text:p>
          </table:table-cell>
          <table:table-cell table:formula="of:=ABS([.E294]-[.B294])/0.0166667" office:value-type="float" office:value="839.63832072336" calcext:value-type="float">
            <text:p>839.63832072336</text:p>
          </table:table-cell>
          <table:table-cell table:formula="of:=([.F294]-[.C294])/0.0166667" office:value-type="float" office:value="47.189905620189" calcext:value-type="float">
            <text:p>47.189905620189</text:p>
          </table:table-cell>
          <table:table-cell table:formula="of:=DEGREES(ATAN(ABS([.F294]-[.C294])/ABS([.E294]-[.B294])))" office:value-type="float" office:value="3.21679096443615" calcext:value-type="float">
            <text:p>3.21679096443615</text:p>
          </table:table-cell>
          <table:table-cell table:formula="of:=SQRT(POWER([.H294];2)+POWER([.I294];2)+POWER([.J294];2))" office:value-type="float" office:value="840.976064542986" calcext:value-type="float">
            <text:p>840.976064542986</text:p>
          </table:table-cell>
        </table:table-row>
        <table:table-row table:style-name="ro1">
          <table:table-cell office:value-type="float" office:value="74.3866" calcext:value-type="float">
            <text:p>74.3866</text:p>
          </table:table-cell>
          <table:table-cell office:value-type="float" office:value="280.472" calcext:value-type="float">
            <text:p>280.472</text:p>
          </table:table-cell>
          <table:table-cell office:value-type="float" office:value="42.3966" calcext:value-type="float">
            <text:p>42.3966</text:p>
          </table:table-cell>
          <table:table-cell office:value-type="float" office:value="74.3168" calcext:value-type="float">
            <text:p>74.3168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43.2207" calcext:value-type="float">
            <text:p>43.2207</text:p>
          </table:table-cell>
          <table:table-cell/>
          <table:table-cell table:formula="of:=([.D295]-[.A295])/0.0166667" office:value-type="float" office:value="-4.1879916240168" calcext:value-type="float">
            <text:p>-4.1879916240168</text:p>
          </table:table-cell>
          <table:table-cell table:formula="of:=ABS([.E295]-[.B295])/0.0166667" office:value-type="float" office:value="766.258467483063" calcext:value-type="float">
            <text:p>766.258467483063</text:p>
          </table:table-cell>
          <table:table-cell table:formula="of:=([.F295]-[.C295])/0.0166667" office:value-type="float" office:value="49.4459011081979" calcext:value-type="float">
            <text:p>49.4459011081979</text:p>
          </table:table-cell>
          <table:table-cell table:formula="of:=DEGREES(ATAN(ABS([.F295]-[.C295])/ABS([.E295]-[.B295])))" office:value-type="float" office:value="3.69212101113629" calcext:value-type="float">
            <text:p>3.69212101113629</text:p>
          </table:table-cell>
          <table:table-cell table:formula="of:=SQRT(POWER([.H295];2)+POWER([.I295];2)+POWER([.J295];2))" office:value-type="float" office:value="767.863578638638" calcext:value-type="float">
            <text:p>767.863578638638</text:p>
          </table:table-cell>
        </table:table-row>
        <table:table-row table:style-name="ro1">
          <table:table-cell office:value-type="float" office:value="75.1376" calcext:value-type="float">
            <text:p>75.1376</text:p>
          </table:table-cell>
          <table:table-cell office:value-type="float" office:value="279.266" calcext:value-type="float">
            <text:p>279.266</text:p>
          </table:table-cell>
          <table:table-cell office:value-type="float" office:value="42.3322" calcext:value-type="float">
            <text:p>42.3322</text:p>
          </table:table-cell>
          <table:table-cell office:value-type="float" office:value="75.3023" calcext:value-type="float">
            <text:p>75.3023</text:p>
          </table:table-cell>
          <table:table-cell office:value-type="float" office:value="267.906" calcext:value-type="float">
            <text:p>267.906</text:p>
          </table:table-cell>
          <table:table-cell office:value-type="float" office:value="42.6885" calcext:value-type="float">
            <text:p>42.6885</text:p>
          </table:table-cell>
          <table:table-cell/>
          <table:table-cell table:formula="of:=([.D296]-[.A296])/0.0166667" office:value-type="float" office:value="9.88198023603931" calcext:value-type="float">
            <text:p>9.88198023603931</text:p>
          </table:table-cell>
          <table:table-cell table:formula="of:=ABS([.E296]-[.B296])/0.0166667" office:value-type="float" office:value="681.598636802727" calcext:value-type="float">
            <text:p>681.598636802727</text:p>
          </table:table-cell>
          <table:table-cell table:formula="of:=([.F296]-[.C296])/0.0166667" office:value-type="float" office:value="21.3779572440854" calcext:value-type="float">
            <text:p>21.3779572440854</text:p>
          </table:table-cell>
          <table:table-cell table:formula="of:=DEGREES(ATAN(ABS([.F296]-[.C296])/ABS([.E296]-[.B296])))" office:value-type="float" office:value="1.79646092333214" calcext:value-type="float">
            <text:p>1.79646092333214</text:p>
          </table:table-cell>
          <table:table-cell table:formula="of:=SQRT(POWER([.H296];2)+POWER([.I296];2)+POWER([.J296];2))" office:value-type="float" office:value="682.005404876421" calcext:value-type="float">
            <text:p>682.005404876421</text:p>
          </table:table-cell>
        </table:table-row>
        <table:table-row table:style-name="ro1">
          <table:table-cell office:value-type="float" office:value="74.3866" calcext:value-type="float">
            <text:p>74.3866</text:p>
          </table:table-cell>
          <table:table-cell office:value-type="float" office:value="280.477" calcext:value-type="float">
            <text:p>280.477</text:p>
          </table:table-cell>
          <table:table-cell office:value-type="float" office:value="42.3958" calcext:value-type="float">
            <text:p>42.3958</text:p>
          </table:table-cell>
          <table:table-cell office:value-type="float" office:value="74.3169" calcext:value-type="float">
            <text:p>74.3169</text:p>
          </table:table-cell>
          <table:table-cell office:value-type="float" office:value="267.706" calcext:value-type="float">
            <text:p>267.706</text:p>
          </table:table-cell>
          <table:table-cell office:value-type="float" office:value="43.2199" calcext:value-type="float">
            <text:p>43.2199</text:p>
          </table:table-cell>
          <table:table-cell/>
          <table:table-cell table:formula="of:=([.D297]-[.A297])/0.0166667" office:value-type="float" office:value="-4.18199163601657" calcext:value-type="float">
            <text:p>-4.18199163601657</text:p>
          </table:table-cell>
          <table:table-cell table:formula="of:=ABS([.E297]-[.B297])/0.0166667" office:value-type="float" office:value="766.258467483063" calcext:value-type="float">
            <text:p>766.258467483063</text:p>
          </table:table-cell>
          <table:table-cell table:formula="of:=([.F297]-[.C297])/0.0166667" office:value-type="float" office:value="49.4459011081979" calcext:value-type="float">
            <text:p>49.4459011081979</text:p>
          </table:table-cell>
          <table:table-cell table:formula="of:=DEGREES(ATAN(ABS([.F297]-[.C297])/ABS([.E297]-[.B297])))" office:value-type="float" office:value="3.69212101113629" calcext:value-type="float">
            <text:p>3.69212101113629</text:p>
          </table:table-cell>
          <table:table-cell table:formula="of:=SQRT(POWER([.H297];2)+POWER([.I297];2)+POWER([.J297];2))" office:value-type="float" office:value="767.863545937647" calcext:value-type="float">
            <text:p>767.863545937647</text:p>
          </table:table-cell>
        </table:table-row>
        <table:table-row table:style-name="ro1">
          <table:table-cell office:value-type="float" office:value="73.6108" calcext:value-type="float">
            <text:p>73.6108</text:p>
          </table:table-cell>
          <table:table-cell office:value-type="float" office:value="276.518" calcext:value-type="float">
            <text:p>276.518</text:p>
          </table:table-cell>
          <table:table-cell office:value-type="float" office:value="42.5389" calcext:value-type="float">
            <text:p>42.5389</text:p>
          </table:table-cell>
          <table:table-cell office:value-type="float" office:value="73.0749" calcext:value-type="float">
            <text:p>73.0749</text:p>
          </table:table-cell>
          <table:table-cell office:value-type="float" office:value="265.169" calcext:value-type="float">
            <text:p>265.169</text:p>
          </table:table-cell>
          <table:table-cell office:value-type="float" office:value="42.9147" calcext:value-type="float">
            <text:p>42.9147</text:p>
          </table:table-cell>
          <table:table-cell/>
          <table:table-cell table:formula="of:=([.D298]-[.A298])/0.0166667" office:value-type="float" office:value="-32.1539356921285" calcext:value-type="float">
            <text:p>-32.1539356921285</text:p>
          </table:table-cell>
          <table:table-cell table:formula="of:=ABS([.E298]-[.B298])/0.0166667" office:value-type="float" office:value="680.938638122723" calcext:value-type="float">
            <text:p>680.938638122723</text:p>
          </table:table-cell>
          <table:table-cell table:formula="of:=([.F298]-[.C298])/0.0166667" office:value-type="float" office:value="22.5479549040905" calcext:value-type="float">
            <text:p>22.5479549040905</text:p>
          </table:table-cell>
          <table:table-cell table:formula="of:=DEGREES(ATAN(ABS([.F298]-[.C298])/ABS([.E298]-[.B298])))" office:value-type="float" office:value="1.89654502109892" calcext:value-type="float">
            <text:p>1.89654502109892</text:p>
          </table:table-cell>
          <table:table-cell table:formula="of:=SQRT(POWER([.H298];2)+POWER([.I298];2)+POWER([.J298];2))" office:value-type="float" office:value="682.070168486556" calcext:value-type="float">
            <text:p>682.070168486556</text:p>
          </table:table-cell>
        </table:table-row>
        <table:table-row table:style-name="ro1">
          <table:table-cell office:value-type="float" office:value="73.8663" calcext:value-type="float">
            <text:p>73.8663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42.0606" calcext:value-type="float">
            <text:p>42.0606</text:p>
          </table:table-cell>
          <table:table-cell office:value-type="float" office:value="73.5633" calcext:value-type="float">
            <text:p>73.5633</text:p>
          </table:table-cell>
          <table:table-cell office:value-type="float" office:value="265.323" calcext:value-type="float">
            <text:p>265.323</text:p>
          </table:table-cell>
          <table:table-cell office:value-type="float" office:value="42.3974" calcext:value-type="float">
            <text:p>42.3974</text:p>
          </table:table-cell>
          <table:table-cell/>
          <table:table-cell table:formula="of:=([.D299]-[.A299])/0.0166667" office:value-type="float" office:value="-18.1799636400726" calcext:value-type="float">
            <text:p>-18.1799636400726</text:p>
          </table:table-cell>
          <table:table-cell table:formula="of:=ABS([.E299]-[.B299])/0.0166667" office:value-type="float" office:value="755.698488603024" calcext:value-type="float">
            <text:p>755.698488603024</text:p>
          </table:table-cell>
          <table:table-cell table:formula="of:=([.F299]-[.C299])/0.0166667" office:value-type="float" office:value="20.2079595840806" calcext:value-type="float">
            <text:p>20.2079595840806</text:p>
          </table:table-cell>
          <table:table-cell table:formula="of:=DEGREES(ATAN(ABS([.F299]-[.C299])/ABS([.E299]-[.B299])))" office:value-type="float" office:value="1.53176823338872" calcext:value-type="float">
            <text:p>1.53176823338872</text:p>
          </table:table-cell>
          <table:table-cell table:formula="of:=SQRT(POWER([.H299];2)+POWER([.I299];2)+POWER([.J299];2))" office:value-type="float" office:value="756.187197977724" calcext:value-type="float">
            <text:p>756.187197977724</text:p>
          </table:table-cell>
        </table:table-row>
        <table:table-row table:style-name="ro1">
          <table:table-cell office:value-type="float" office:value="73.8539" calcext:value-type="float">
            <text:p>73.8539</text:p>
          </table:table-cell>
          <table:table-cell office:value-type="float" office:value="273.823" calcext:value-type="float">
            <text:p>273.823</text:p>
          </table:table-cell>
          <table:table-cell office:value-type="float" office:value="43.4665" calcext:value-type="float">
            <text:p>43.4665</text:p>
          </table:table-cell>
          <table:table-cell office:value-type="float" office:value="73.5604" calcext:value-type="float">
            <text:p>73.5604</text:p>
          </table:table-cell>
          <table:table-cell office:value-type="float" office:value="262.594" calcext:value-type="float">
            <text:p>262.594</text:p>
          </table:table-cell>
          <table:table-cell office:value-type="float" office:value="44.0598" calcext:value-type="float">
            <text:p>44.0598</text:p>
          </table:table-cell>
          <table:table-cell/>
          <table:table-cell table:formula="of:=([.D300]-[.A300])/0.0166667" office:value-type="float" office:value="-17.6099647800701" calcext:value-type="float">
            <text:p>-17.6099647800701</text:p>
          </table:table-cell>
          <table:table-cell table:formula="of:=ABS([.E300]-[.B300])/0.0166667" office:value-type="float" office:value="673.738652522694" calcext:value-type="float">
            <text:p>673.738652522694</text:p>
          </table:table-cell>
          <table:table-cell table:formula="of:=([.F300]-[.C300])/0.0166667" office:value-type="float" office:value="35.5979288041423" calcext:value-type="float">
            <text:p>35.5979288041423</text:p>
          </table:table-cell>
          <table:table-cell table:formula="of:=DEGREES(ATAN(ABS([.F300]-[.C300])/ABS([.E300]-[.B300])))" office:value-type="float" office:value="3.02449066958621" calcext:value-type="float">
            <text:p>3.02449066958621</text:p>
          </table:table-cell>
          <table:table-cell table:formula="of:=SQRT(POWER([.H300];2)+POWER([.I300];2)+POWER([.J300];2))" office:value-type="float" office:value="674.908212498408" calcext:value-type="float">
            <text:p>674.908212498408</text:p>
          </table:table-cell>
        </table:table-row>
        <table:table-row table:style-name="ro1">
          <table:table-cell office:value-type="float" office:value="73.6108" calcext:value-type="float">
            <text:p>73.6108</text:p>
          </table:table-cell>
          <table:table-cell office:value-type="float" office:value="276.523" calcext:value-type="float">
            <text:p>276.523</text:p>
          </table:table-cell>
          <table:table-cell office:value-type="float" office:value="42.5381" calcext:value-type="float">
            <text:p>42.5381</text:p>
          </table:table-cell>
          <table:table-cell office:value-type="float" office:value="73.312" calcext:value-type="float">
            <text:p>73.312</text:p>
          </table:table-cell>
          <table:table-cell office:value-type="float" office:value="262.744" calcext:value-type="float">
            <text:p>262.744</text:p>
          </table:table-cell>
          <table:table-cell office:value-type="float" office:value="43.0695" calcext:value-type="float">
            <text:p>43.0695</text:p>
          </table:table-cell>
          <table:table-cell/>
          <table:table-cell table:formula="of:=([.D301]-[.A301])/0.0166667" office:value-type="float" office:value="-17.9279641440717" calcext:value-type="float">
            <text:p>-17.9279641440717</text:p>
          </table:table-cell>
          <table:table-cell table:formula="of:=ABS([.E301]-[.B301])/0.0166667" office:value-type="float" office:value="826.738346523307" calcext:value-type="float">
            <text:p>826.738346523307</text:p>
          </table:table-cell>
          <table:table-cell table:formula="of:=([.F301]-[.C301])/0.0166667" office:value-type="float" office:value="31.8839362321274" calcext:value-type="float">
            <text:p>31.8839362321274</text:p>
          </table:table-cell>
          <table:table-cell table:formula="of:=DEGREES(ATAN(ABS([.F301]-[.C301])/ABS([.E301]-[.B301])))" office:value-type="float" office:value="2.20857070732096" calcext:value-type="float">
            <text:p>2.20857070732096</text:p>
          </table:table-cell>
          <table:table-cell table:formula="of:=SQRT(POWER([.H301];2)+POWER([.I301];2)+POWER([.J301];2))" office:value-type="float" office:value="827.547153278952" calcext:value-type="float">
            <text:p>827.547153278952</text:p>
          </table:table-cell>
        </table:table-row>
        <table:table-row table:style-name="ro1">
          <table:table-cell office:value-type="float" office:value="73.8663" calcext:value-type="float">
            <text:p>73.8663</text:p>
          </table:table-cell>
          <table:table-cell office:value-type="float" office:value="277.918" calcext:value-type="float">
            <text:p>277.918</text:p>
          </table:table-cell>
          <table:table-cell office:value-type="float" office:value="42.0606" calcext:value-type="float">
            <text:p>42.0606</text:p>
          </table:table-cell>
          <table:table-cell office:value-type="float" office:value="73.5931" calcext:value-type="float">
            <text:p>73.5931</text:p>
          </table:table-cell>
          <table:table-cell office:value-type="float" office:value="274.287" calcext:value-type="float">
            <text:p>274.287</text:p>
          </table:table-cell>
          <table:table-cell office:value-type="float" office:value="40.9117" calcext:value-type="float">
            <text:p>40.9117</text:p>
          </table:table-cell>
          <table:table-cell/>
          <table:table-cell table:formula="of:=([.D302]-[.A302])/0.0166667" office:value-type="float" office:value="-16.3919672160649" calcext:value-type="float">
            <text:p>-16.3919672160649</text:p>
          </table:table-cell>
          <table:table-cell table:formula="of:=ABS([.E302]-[.B302])/0.0166667" office:value-type="float" office:value="217.859564280873" calcext:value-type="float">
            <text:p>217.859564280873</text:p>
          </table:table-cell>
          <table:table-cell table:formula="of:=([.F302]-[.C302])/0.0166667" office:value-type="float" office:value="-68.9338621322756" calcext:value-type="float">
            <text:p>-68.9338621322756</text:p>
          </table:table-cell>
          <table:table-cell table:formula="of:=DEGREES(ATAN(ABS([.F302]-[.C302])/ABS([.E302]-[.B302])))" office:value-type="float" office:value="17.5581114644982" calcext:value-type="float">
            <text:p>17.5581114644982</text:p>
          </table:table-cell>
          <table:table-cell table:formula="of:=SQRT(POWER([.H302];2)+POWER([.I302];2)+POWER([.J302];2))" office:value-type="float" office:value="229.09247845867" calcext:value-type="float">
            <text:p>229.09247845867</text:p>
          </table:table-cell>
        </table:table-row>
        <table:table-row table:style-name="ro1">
          <table:table-cell office:value-type="float" office:value="73.5932" calcext:value-type="float">
            <text:p>73.5932</text:p>
          </table:table-cell>
          <table:table-cell office:value-type="float" office:value="274.292" calcext:value-type="float">
            <text:p>274.292</text:p>
          </table:table-cell>
          <table:table-cell office:value-type="float" office:value="40.9109" calcext:value-type="float">
            <text:p>40.9109</text:p>
          </table:table-cell>
          <table:table-cell office:value-type="float" office:value="73.0542" calcext:value-type="float">
            <text:p>73.0542</text:p>
          </table:table-cell>
          <table:table-cell office:value-type="float" office:value="263.203" calcext:value-type="float">
            <text:p>263.203</text:p>
          </table:table-cell>
          <table:table-cell office:value-type="float" office:value="40.3222" calcext:value-type="float">
            <text:p>40.3222</text:p>
          </table:table-cell>
          <table:table-cell/>
          <table:table-cell table:formula="of:=([.D303]-[.A303])/0.0166667" office:value-type="float" office:value="-32.3399353201294" calcext:value-type="float">
            <text:p>-32.3399353201294</text:p>
          </table:table-cell>
          <table:table-cell table:formula="of:=ABS([.E303]-[.B303])/0.0166667" office:value-type="float" office:value="665.338669322661" calcext:value-type="float">
            <text:p>665.338669322661</text:p>
          </table:table-cell>
          <table:table-cell table:formula="of:=([.F303]-[.C303])/0.0166667" office:value-type="float" office:value="-35.321929356141" calcext:value-type="float">
            <text:p>-35.321929356141</text:p>
          </table:table-cell>
          <table:table-cell table:formula="of:=DEGREES(ATAN(ABS([.F303]-[.C303])/ABS([.E303]-[.B303])))" office:value-type="float" office:value="3.03890256959197" calcext:value-type="float">
            <text:p>3.03890256959197</text:p>
          </table:table-cell>
          <table:table-cell table:formula="of:=SQRT(POWER([.H303];2)+POWER([.I303];2)+POWER([.J303];2))" office:value-type="float" office:value="667.060008549456" calcext:value-type="float">
            <text:p>667.060008549456</text:p>
          </table:table-cell>
        </table:table-row>
        <table:table-row table:style-name="ro1">
          <table:table-cell office:value-type="float" office:value="73.3706" calcext:value-type="float">
            <text:p>73.3706</text:p>
          </table:table-cell>
          <table:table-cell office:value-type="float" office:value="280.466" calcext:value-type="float">
            <text:p>280.466</text:p>
          </table:table-cell>
          <table:table-cell office:value-type="float" office:value="41.9044" calcext:value-type="float">
            <text:p>41.9044</text:p>
          </table:table-cell>
          <table:table-cell office:value-type="float" office:value="72.59" calcext:value-type="float">
            <text:p>72.59</text:p>
          </table:table-cell>
          <table:table-cell office:value-type="float" office:value="270.186" calcext:value-type="float">
            <text:p>270.186</text:p>
          </table:table-cell>
          <table:table-cell office:value-type="float" office:value="42.0934" calcext:value-type="float">
            <text:p>42.0934</text:p>
          </table:table-cell>
          <table:table-cell/>
          <table:table-cell table:formula="of:=([.D304]-[.A304])/0.0166667" office:value-type="float" office:value="-46.8359063281869" calcext:value-type="float">
            <text:p>-46.8359063281869</text:p>
          </table:table-cell>
          <table:table-cell table:formula="of:=ABS([.E304]-[.B304])/0.0166667" office:value-type="float" office:value="616.798766402469" calcext:value-type="float">
            <text:p>616.798766402469</text:p>
          </table:table-cell>
          <table:table-cell table:formula="of:=([.F304]-[.C304])/0.0166667" office:value-type="float" office:value="11.3399773200454" calcext:value-type="float">
            <text:p>11.3399773200454</text:p>
          </table:table-cell>
          <table:table-cell table:formula="of:=DEGREES(ATAN(ABS([.F304]-[.C304])/ABS([.E304]-[.B304])))" office:value-type="float" office:value="1.05327650398259" calcext:value-type="float">
            <text:p>1.05327650398259</text:p>
          </table:table-cell>
          <table:table-cell table:formula="of:=SQRT(POWER([.H304];2)+POWER([.I304];2)+POWER([.J304];2))" office:value-type="float" office:value="618.678361867303" calcext:value-type="float">
            <text:p>618.678361867303</text:p>
          </table:table-cell>
        </table:table-row>
        <table:table-row table:style-name="ro1">
          <table:table-cell office:value-type="float" office:value="73.3522" calcext:value-type="float">
            <text:p>73.3522</text:p>
          </table:table-cell>
          <table:table-cell office:value-type="float" office:value="273.87" calcext:value-type="float">
            <text:p>273.87</text:p>
          </table:table-cell>
          <table:table-cell office:value-type="float" office:value="42.9683" calcext:value-type="float">
            <text:p>42.9683</text:p>
          </table:table-cell>
          <table:table-cell office:value-type="float" office:value="72.5803" calcext:value-type="float">
            <text:p>72.5803</text:p>
          </table:table-cell>
          <table:table-cell office:value-type="float" office:value="261.36" calcext:value-type="float">
            <text:p>261.36</text:p>
          </table:table-cell>
          <table:table-cell office:value-type="float" office:value="43.5463" calcext:value-type="float">
            <text:p>43.5463</text:p>
          </table:table-cell>
          <table:table-cell/>
          <table:table-cell table:formula="of:=([.D305]-[.A305])/0.0166667" office:value-type="float" office:value="-46.3139073721854" calcext:value-type="float">
            <text:p>-46.3139073721854</text:p>
          </table:table-cell>
          <table:table-cell table:formula="of:=ABS([.E305]-[.B305])/0.0166667" office:value-type="float" office:value="750.598498803002" calcext:value-type="float">
            <text:p>750.598498803002</text:p>
          </table:table-cell>
          <table:table-cell table:formula="of:=([.F305]-[.C305])/0.0166667" office:value-type="float" office:value="34.6799306401389" calcext:value-type="float">
            <text:p>34.6799306401389</text:p>
          </table:table-cell>
          <table:table-cell table:formula="of:=DEGREES(ATAN(ABS([.F305]-[.C305])/ABS([.E305]-[.B305])))" office:value-type="float" office:value="2.64535775716217" calcext:value-type="float">
            <text:p>2.64535775716217</text:p>
          </table:table-cell>
          <table:table-cell table:formula="of:=SQRT(POWER([.H305];2)+POWER([.I305];2)+POWER([.J305];2))" office:value-type="float" office:value="752.825200169737" calcext:value-type="float">
            <text:p>752.825200169737</text:p>
          </table:table-cell>
        </table:table-row>
        <table:table-row table:style-name="ro1">
          <table:table-cell office:value-type="float" office:value="73.5728" calcext:value-type="float">
            <text:p>73.5728</text:p>
          </table:table-cell>
          <table:table-cell office:value-type="float" office:value="267.805" calcext:value-type="float">
            <text:p>267.805</text:p>
          </table:table-cell>
          <table:table-cell office:value-type="float" office:value="42.2312" calcext:value-type="float">
            <text:p>42.2312</text:p>
          </table:table-cell>
          <table:table-cell office:value-type="float" office:value="72.8035" calcext:value-type="float">
            <text:p>72.8035</text:p>
          </table:table-cell>
          <table:table-cell office:value-type="float" office:value="256.885" calcext:value-type="float">
            <text:p>256.885</text:p>
          </table:table-cell>
          <table:table-cell office:value-type="float" office:value="42.1266" calcext:value-type="float">
            <text:p>42.1266</text:p>
          </table:table-cell>
          <table:table-cell/>
          <table:table-cell table:formula="of:=([.D306]-[.A306])/0.0166667" office:value-type="float" office:value="-46.1579076841847" calcext:value-type="float">
            <text:p>-46.1579076841847</text:p>
          </table:table-cell>
          <table:table-cell table:formula="of:=ABS([.E306]-[.B306])/0.0166667" office:value-type="float" office:value="655.198689602622" calcext:value-type="float">
            <text:p>655.198689602622</text:p>
          </table:table-cell>
          <table:table-cell table:formula="of:=([.F306]-[.C306])/0.0166667" office:value-type="float" office:value="-6.27598744802497" calcext:value-type="float">
            <text:p>-6.27598744802497</text:p>
          </table:table-cell>
          <table:table-cell table:formula="of:=DEGREES(ATAN(ABS([.F306]-[.C306])/ABS([.E306]-[.B306])))" office:value-type="float" office:value="0.548805426001095" calcext:value-type="float">
            <text:p>0.548805426001095</text:p>
          </table:table-cell>
          <table:table-cell table:formula="of:=SQRT(POWER([.H306];2)+POWER([.I306];2)+POWER([.J306];2))" office:value-type="float" office:value="656.852543054545" calcext:value-type="float">
            <text:p>656.852543054545</text:p>
          </table:table-cell>
        </table:table-row>
        <table:table-row table:style-name="ro1">
          <table:table-cell office:value-type="float" office:value="73.6053" calcext:value-type="float">
            <text:p>73.6053</text:p>
          </table:table-cell>
          <table:table-cell office:value-type="float" office:value="275.256" calcext:value-type="float">
            <text:p>275.256</text:p>
          </table:table-cell>
          <table:table-cell office:value-type="float" office:value="42.4939" calcext:value-type="float">
            <text:p>42.4939</text:p>
          </table:table-cell>
          <table:table-cell office:value-type="float" office:value="73.0653" calcext:value-type="float">
            <text:p>73.0653</text:p>
          </table:table-cell>
          <table:table-cell office:value-type="float" office:value="261.472" calcext:value-type="float">
            <text:p>261.472</text:p>
          </table:table-cell>
          <table:table-cell office:value-type="float" office:value="43.2818" calcext:value-type="float">
            <text:p>43.2818</text:p>
          </table:table-cell>
          <table:table-cell/>
          <table:table-cell table:formula="of:=([.D307]-[.A307])/0.0166667" office:value-type="float" office:value="-32.39993520013" calcext:value-type="float">
            <text:p>-32.39993520013</text:p>
          </table:table-cell>
          <table:table-cell table:formula="of:=ABS([.E307]-[.B307])/0.0166667" office:value-type="float" office:value="827.038345923308" calcext:value-type="float">
            <text:p>827.038345923308</text:p>
          </table:table-cell>
          <table:table-cell table:formula="of:=([.F307]-[.C307])/0.0166667" office:value-type="float" office:value="47.2739054521891" calcext:value-type="float">
            <text:p>47.2739054521891</text:p>
          </table:table-cell>
          <table:table-cell table:formula="of:=DEGREES(ATAN(ABS([.F307]-[.C307])/ABS([.E307]-[.B307])))" office:value-type="float" office:value="3.27149411786939" calcext:value-type="float">
            <text:p>3.27149411786939</text:p>
          </table:table-cell>
          <table:table-cell table:formula="of:=SQRT(POWER([.H307];2)+POWER([.I307];2)+POWER([.J307];2))" office:value-type="float" office:value="829.021714773043" calcext:value-type="float">
            <text:p>829.021714773043</text:p>
          </table:table-cell>
        </table:table-row>
        <table:table-row table:style-name="ro1">
          <table:table-cell office:value-type="float" office:value="74.1254" calcext:value-type="float">
            <text:p>74.1254</text:p>
          </table:table-cell>
          <table:table-cell office:value-type="float" office:value="279.225" calcext:value-type="float">
            <text:p>279.225</text:p>
          </table:table-cell>
          <table:table-cell office:value-type="float" office:value="42.0976" calcext:value-type="float">
            <text:p>42.0976</text:p>
          </table:table-cell>
          <table:table-cell office:value-type="float" office:value="74.0553" calcext:value-type="float">
            <text:p>74.0553</text:p>
          </table:table-cell>
          <table:table-cell office:value-type="float" office:value="265.339" calcext:value-type="float">
            <text:p>265.339</text:p>
          </table:table-cell>
          <table:table-cell office:value-type="float" office:value="42.6341" calcext:value-type="float">
            <text:p>42.6341</text:p>
          </table:table-cell>
          <table:table-cell/>
          <table:table-cell table:formula="of:=([.D308]-[.A308])/0.0166667" office:value-type="float" office:value="-4.20599158801661" calcext:value-type="float">
            <text:p>-4.20599158801661</text:p>
          </table:table-cell>
          <table:table-cell table:formula="of:=ABS([.E308]-[.B308])/0.0166667" office:value-type="float" office:value="833.158333683334" calcext:value-type="float">
            <text:p>833.158333683334</text:p>
          </table:table-cell>
          <table:table-cell table:formula="of:=([.F308]-[.C308])/0.0166667" office:value-type="float" office:value="32.1899356201286" calcext:value-type="float">
            <text:p>32.1899356201286</text:p>
          </table:table-cell>
          <table:table-cell table:formula="of:=DEGREES(ATAN(ABS([.F308]-[.C308])/ABS([.E308]-[.B308])))" office:value-type="float" office:value="2.21258131610633" calcext:value-type="float">
            <text:p>2.21258131610633</text:p>
          </table:table-cell>
          <table:table-cell table:formula="of:=SQRT(POWER([.H308];2)+POWER([.I308];2)+POWER([.J308];2))" office:value-type="float" office:value="833.79055601899" calcext:value-type="float">
            <text:p>833.79055601899</text:p>
          </table:table-cell>
        </table:table-row>
        <table:table-row table:style-name="ro1">
          <table:table-cell office:value-type="float" office:value="73.1184" calcext:value-type="float">
            <text:p>73.1184</text:p>
          </table:table-cell>
          <table:table-cell office:value-type="float" office:value="280.401" calcext:value-type="float">
            <text:p>280.401</text:p>
          </table:table-cell>
          <table:table-cell office:value-type="float" office:value="42.1686" calcext:value-type="float">
            <text:p>42.1686</text:p>
          </table:table-cell>
          <table:table-cell office:value-type="float" office:value="72.5858" calcext:value-type="float">
            <text:p>72.5858</text:p>
          </table:table-cell>
          <table:table-cell office:value-type="float" office:value="266.37" calcext:value-type="float">
            <text:p>266.37</text:p>
          </table:table-cell>
          <table:table-cell office:value-type="float" office:value="42.7216" calcext:value-type="float">
            <text:p>42.7216</text:p>
          </table:table-cell>
          <table:table-cell/>
          <table:table-cell table:formula="of:=([.D309]-[.A309])/0.0166667" office:value-type="float" office:value="-31.9559360881271" calcext:value-type="float">
            <text:p>-31.9559360881271</text:p>
          </table:table-cell>
          <table:table-cell table:formula="of:=ABS([.E309]-[.B309])/0.0166667" office:value-type="float" office:value="841.858316283368" calcext:value-type="float">
            <text:p>841.858316283368</text:p>
          </table:table-cell>
          <table:table-cell table:formula="of:=([.F309]-[.C309])/0.0166667" office:value-type="float" office:value="33.179933640133" calcext:value-type="float">
            <text:p>33.179933640133</text:p>
          </table:table-cell>
          <table:table-cell table:formula="of:=DEGREES(ATAN(ABS([.F309]-[.C309])/ABS([.E309]-[.B309])))" office:value-type="float" office:value="2.25701485743535" calcext:value-type="float">
            <text:p>2.25701485743535</text:p>
          </table:table-cell>
          <table:table-cell table:formula="of:=SQRT(POWER([.H309];2)+POWER([.I309];2)+POWER([.J309];2))" office:value-type="float" office:value="843.117734686621" calcext:value-type="float">
            <text:p>843.117734686621</text:p>
          </table:table-cell>
        </table:table-row>
        <table:table-row table:style-name="ro1">
          <table:table-cell office:value-type="float" office:value="72.5886" calcext:value-type="float">
            <text:p>72.5886</text:p>
          </table:table-cell>
          <table:table-cell office:value-type="float" office:value="271.59" calcext:value-type="float">
            <text:p>271.59</text:p>
          </table:table-cell>
          <table:table-cell office:value-type="float" office:value="41.3679" calcext:value-type="float">
            <text:p>41.3679</text:p>
          </table:table-cell>
          <table:table-cell office:value-type="float" office:value="71.8347" calcext:value-type="float">
            <text:p>71.8347</text:p>
          </table:table-cell>
          <table:table-cell office:value-type="float" office:value="259.3" calcext:value-type="float">
            <text:p>259.3</text:p>
          </table:table-cell>
          <table:table-cell office:value-type="float" office:value="41.2437" calcext:value-type="float">
            <text:p>41.2437</text:p>
          </table:table-cell>
          <table:table-cell/>
          <table:table-cell table:formula="of:=([.D310]-[.A310])/0.0166667" office:value-type="float" office:value="-45.233909532181" calcext:value-type="float">
            <text:p>-45.233909532181</text:p>
          </table:table-cell>
          <table:table-cell table:formula="of:=ABS([.E310]-[.B310])/0.0166667" office:value-type="float" office:value="737.398525202947" calcext:value-type="float">
            <text:p>737.398525202947</text:p>
          </table:table-cell>
          <table:table-cell table:formula="of:=([.F310]-[.C310])/0.0166667" office:value-type="float" office:value="-7.45198509602992" calcext:value-type="float">
            <text:p>-7.45198509602992</text:p>
          </table:table-cell>
          <table:table-cell table:formula="of:=DEGREES(ATAN(ABS([.F310]-[.C310])/ABS([.E310]-[.B310])))" office:value-type="float" office:value="0.578998664047291" calcext:value-type="float">
            <text:p>0.578998664047291</text:p>
          </table:table-cell>
          <table:table-cell table:formula="of:=SQRT(POWER([.H310];2)+POWER([.I310];2)+POWER([.J310];2))" office:value-type="float" office:value="738.822186743819" calcext:value-type="float">
            <text:p>738.822186743819</text:p>
          </table:table-cell>
        </table:table-row>
        <table:table-row table:style-name="ro1">
          <table:table-cell office:value-type="float" office:value="72.8587" calcext:value-type="float">
            <text:p>72.8587</text:p>
          </table:table-cell>
          <table:table-cell office:value-type="float" office:value="279.198" calcext:value-type="float">
            <text:p>279.198</text:p>
          </table:table-cell>
          <table:table-cell office:value-type="float" office:value="41.6121" calcext:value-type="float">
            <text:p>41.6121</text:p>
          </table:table-cell>
          <table:table-cell office:value-type="float" office:value="72.0894" calcext:value-type="float">
            <text:p>72.0894</text:p>
          </table:table-cell>
          <table:table-cell office:value-type="float" office:value="266.451" calcext:value-type="float">
            <text:p>266.451</text:p>
          </table:table-cell>
          <table:table-cell office:value-type="float" office:value="41.9797" calcext:value-type="float">
            <text:p>41.9797</text:p>
          </table:table-cell>
          <table:table-cell/>
          <table:table-cell table:formula="of:=([.D311]-[.A311])/0.0166667" office:value-type="float" office:value="-46.1579076841847" calcext:value-type="float">
            <text:p>-46.1579076841847</text:p>
          </table:table-cell>
          <table:table-cell table:formula="of:=ABS([.E311]-[.B311])/0.0166667" office:value-type="float" office:value="764.818470363057" calcext:value-type="float">
            <text:p>764.818470363057</text:p>
          </table:table-cell>
          <table:table-cell table:formula="of:=([.F311]-[.C311])/0.0166667" office:value-type="float" office:value="22.0559558880884" calcext:value-type="float">
            <text:p>22.0559558880884</text:p>
          </table:table-cell>
          <table:table-cell table:formula="of:=DEGREES(ATAN(ABS([.F311]-[.C311])/ABS([.E311]-[.B311])))" office:value-type="float" office:value="1.65184693008266" calcext:value-type="float">
            <text:p>1.65184693008266</text:p>
          </table:table-cell>
          <table:table-cell table:formula="of:=SQRT(POWER([.H311];2)+POWER([.I311];2)+POWER([.J311];2))" office:value-type="float" office:value="766.527436065014" calcext:value-type="float">
            <text:p>766.527436065014</text:p>
          </table:table-cell>
        </table:table-row>
        <table:table-row table:style-name="ro1">
          <table:table-cell office:value-type="float" office:value="72.3464" calcext:value-type="float">
            <text:p>72.3464</text:p>
          </table:table-cell>
          <table:table-cell office:value-type="float" office:value="272.651" calcext:value-type="float">
            <text:p>272.651</text:p>
          </table:table-cell>
          <table:table-cell office:value-type="float" office:value="42.1851" calcext:value-type="float">
            <text:p>42.1851</text:p>
          </table:table-cell>
          <table:table-cell office:value-type="float" office:value="71.3542" calcext:value-type="float">
            <text:p>71.3542</text:p>
          </table:table-cell>
          <table:table-cell office:value-type="float" office:value="262.676" calcext:value-type="float">
            <text:p>262.676</text:p>
          </table:table-cell>
          <table:table-cell office:value-type="float" office:value="42.1293" calcext:value-type="float">
            <text:p>42.1293</text:p>
          </table:table-cell>
          <table:table-cell/>
          <table:table-cell table:formula="of:=([.D312]-[.A312])/0.0166667" office:value-type="float" office:value="-59.5318809362379" calcext:value-type="float">
            <text:p>-59.5318809362379</text:p>
          </table:table-cell>
          <table:table-cell table:formula="of:=ABS([.E312]-[.B312])/0.0166667" office:value-type="float" office:value="598.498803002395" calcext:value-type="float">
            <text:p>598.498803002395</text:p>
          </table:table-cell>
          <table:table-cell table:formula="of:=([.F312]-[.C312])/0.0166667" office:value-type="float" office:value="-3.34799330401326" calcext:value-type="float">
            <text:p>-3.34799330401326</text:p>
          </table:table-cell>
          <table:table-cell table:formula="of:=DEGREES(ATAN(ABS([.F312]-[.C312])/ABS([.E312]-[.B312])))" office:value-type="float" office:value="0.32050838584592" calcext:value-type="float">
            <text:p>0.32050838584592</text:p>
          </table:table-cell>
          <table:table-cell table:formula="of:=SQRT(POWER([.H312];2)+POWER([.I312];2)+POWER([.J312];2))" office:value-type="float" office:value="601.461612326398" calcext:value-type="float">
            <text:p>601.461612326398</text:p>
          </table:table-cell>
        </table:table-row>
        <table:table-row table:style-name="ro1">
          <table:table-cell office:value-type="float" office:value="72.1003" calcext:value-type="float">
            <text:p>72.1003</text:p>
          </table:table-cell>
          <table:table-cell office:value-type="float" office:value="272.521" calcext:value-type="float">
            <text:p>272.521</text:p>
          </table:table-cell>
          <table:table-cell office:value-type="float" office:value="42.7033" calcext:value-type="float">
            <text:p>42.7033</text:p>
          </table:table-cell>
          <table:table-cell office:value-type="float" office:value="71.1196" calcext:value-type="float">
            <text:p>71.1196</text:p>
          </table:table-cell>
          <table:table-cell office:value-type="float" office:value="260.06" calcext:value-type="float">
            <text:p>260.06</text:p>
          </table:table-cell>
          <table:table-cell office:value-type="float" office:value="43.0514" calcext:value-type="float">
            <text:p>43.0514</text:p>
          </table:table-cell>
          <table:table-cell/>
          <table:table-cell table:formula="of:=([.D313]-[.A313])/0.0166667" office:value-type="float" office:value="-58.8418823162353" calcext:value-type="float">
            <text:p>-58.8418823162353</text:p>
          </table:table-cell>
          <table:table-cell table:formula="of:=ABS([.E313]-[.B313])/0.0166667" office:value-type="float" office:value="747.658504682991" calcext:value-type="float">
            <text:p>747.658504682991</text:p>
          </table:table-cell>
          <table:table-cell table:formula="of:=([.F313]-[.C313])/0.0166667" office:value-type="float" office:value="20.8859582280837" calcext:value-type="float">
            <text:p>20.8859582280837</text:p>
          </table:table-cell>
          <table:table-cell table:formula="of:=DEGREES(ATAN(ABS([.F313]-[.C313])/ABS([.E313]-[.B313])))" office:value-type="float" office:value="1.60015048427074" calcext:value-type="float">
            <text:p>1.60015048427074</text:p>
          </table:table-cell>
          <table:table-cell table:formula="of:=SQRT(POWER([.H313];2)+POWER([.I313];2)+POWER([.J313];2))" office:value-type="float" office:value="750.261174518867" calcext:value-type="float">
            <text:p>750.261174518867</text:p>
          </table:table-cell>
        </table:table-row>
        <table:table-row table:style-name="ro1">
          <table:table-cell office:value-type="float" office:value="73.0833" calcext:value-type="float">
            <text:p>73.0833</text:p>
          </table:table-cell>
          <table:table-cell office:value-type="float" office:value="268.978" calcext:value-type="float">
            <text:p>268.978</text:p>
          </table:table-cell>
          <table:table-cell office:value-type="float" office:value="42.2877" calcext:value-type="float">
            <text:p>42.2877</text:p>
          </table:table-cell>
          <table:table-cell office:value-type="float" office:value="72.5652" calcext:value-type="float">
            <text:p>72.5652</text:p>
          </table:table-cell>
          <table:table-cell office:value-type="float" office:value="256.775" calcext:value-type="float">
            <text:p>256.775</text:p>
          </table:table-cell>
          <table:table-cell office:value-type="float" office:value="42.6267" calcext:value-type="float">
            <text:p>42.6267</text:p>
          </table:table-cell>
          <table:table-cell/>
          <table:table-cell table:formula="of:=([.D314]-[.A314])/0.0166667" office:value-type="float" office:value="-31.0859378281237" calcext:value-type="float">
            <text:p>-31.0859378281237</text:p>
          </table:table-cell>
          <table:table-cell table:formula="of:=ABS([.E314]-[.B314])/0.0166667" office:value-type="float" office:value="732.178535642931" calcext:value-type="float">
            <text:p>732.178535642931</text:p>
          </table:table-cell>
          <table:table-cell table:formula="of:=([.F314]-[.C314])/0.0166667" office:value-type="float" office:value="20.3399593200813" calcext:value-type="float">
            <text:p>20.3399593200813</text:p>
          </table:table-cell>
          <table:table-cell table:formula="of:=DEGREES(ATAN(ABS([.F314]-[.C314])/ABS([.E314]-[.B314])))" office:value-type="float" office:value="1.59127059342926" calcext:value-type="float">
            <text:p>1.59127059342926</text:p>
          </table:table-cell>
          <table:table-cell table:formula="of:=SQRT(POWER([.H314];2)+POWER([.I314];2)+POWER([.J314];2))" office:value-type="float" office:value="733.12035678463" calcext:value-type="float">
            <text:p>733.12035678463</text:p>
          </table:table-cell>
        </table:table-row>
        <table:table-row table:style-name="ro1">
          <table:table-cell office:value-type="float" office:value="73.3973" calcext:value-type="float">
            <text:p>73.3973</text:p>
          </table:table-cell>
          <table:table-cell office:value-type="float" office:value="290.032" calcext:value-type="float">
            <text:p>290.032</text:p>
          </table:table-cell>
          <table:table-cell office:value-type="float" office:value="40.3615" calcext:value-type="float">
            <text:p>40.3615</text:p>
          </table:table-cell>
          <table:table-cell office:value-type="float" office:value="73.0964" calcext:value-type="float">
            <text:p>73.0964</text:p>
          </table:table-cell>
          <table:table-cell office:value-type="float" office:value="275.49" calcext:value-type="float">
            <text:p>275.49</text:p>
          </table:table-cell>
          <table:table-cell office:value-type="float" office:value="40.9663" calcext:value-type="float">
            <text:p>40.9663</text:p>
          </table:table-cell>
          <table:table-cell/>
          <table:table-cell table:formula="of:=([.D315]-[.A315])/0.0166667" office:value-type="float" office:value="-18.0539638920721" calcext:value-type="float">
            <text:p>-18.0539638920721</text:p>
          </table:table-cell>
          <table:table-cell table:formula="of:=ABS([.E315]-[.B315])/0.0166667" office:value-type="float" office:value="872.518254963489" calcext:value-type="float">
            <text:p>872.518254963489</text:p>
          </table:table-cell>
          <table:table-cell table:formula="of:=([.F315]-[.C315])/0.0166667" office:value-type="float" office:value="36.287927424145" calcext:value-type="float">
            <text:p>36.287927424145</text:p>
          </table:table-cell>
          <table:table-cell table:formula="of:=DEGREES(ATAN(ABS([.F315]-[.C315])/ABS([.E315]-[.B315])))" office:value-type="float" office:value="2.38155195181519" calcext:value-type="float">
            <text:p>2.38155195181519</text:p>
          </table:table-cell>
          <table:table-cell table:formula="of:=SQRT(POWER([.H315];2)+POWER([.I315];2)+POWER([.J315];2))" office:value-type="float" office:value="873.459137300359" calcext:value-type="float">
            <text:p>873.459137300359</text:p>
          </table:table-cell>
        </table:table-row>
        <table:table-row table:style-name="ro1">
          <table:table-cell office:value-type="float" office:value="73.1292" calcext:value-type="float">
            <text:p>73.1292</text:p>
          </table:table-cell>
          <table:table-cell office:value-type="float" office:value="285.86" calcext:value-type="float">
            <text:p>285.86</text:p>
          </table:table-cell>
          <table:table-cell office:value-type="float" office:value="41.0368" calcext:value-type="float">
            <text:p>41.0368</text:p>
          </table:table-cell>
          <table:table-cell office:value-type="float" office:value="72.3441" calcext:value-type="float">
            <text:p>72.3441</text:p>
          </table:table-cell>
          <table:table-cell office:value-type="float" office:value="274.041" calcext:value-type="float">
            <text:p>274.041</text:p>
          </table:table-cell>
          <table:table-cell office:value-type="float" office:value="41.4612" calcext:value-type="float">
            <text:p>41.4612</text:p>
          </table:table-cell>
          <table:table-cell/>
          <table:table-cell table:formula="of:=([.D316]-[.A316])/0.0166667" office:value-type="float" office:value="-47.1059057881884" calcext:value-type="float">
            <text:p>-47.1059057881884</text:p>
          </table:table-cell>
          <table:table-cell table:formula="of:=ABS([.E316]-[.B316])/0.0166667" office:value-type="float" office:value="709.138581722838" calcext:value-type="float">
            <text:p>709.138581722838</text:p>
          </table:table-cell>
          <table:table-cell table:formula="of:=([.F316]-[.C316])/0.0166667" office:value-type="float" office:value="25.4639490721018" calcext:value-type="float">
            <text:p>25.4639490721018</text:p>
          </table:table-cell>
          <table:table-cell table:formula="of:=DEGREES(ATAN(ABS([.F316]-[.C316])/ABS([.E316]-[.B316])))" office:value-type="float" office:value="2.05650949372283" calcext:value-type="float">
            <text:p>2.05650949372283</text:p>
          </table:table-cell>
          <table:table-cell table:formula="of:=SQRT(POWER([.H316];2)+POWER([.I316];2)+POWER([.J316];2))" office:value-type="float" office:value="711.157441886359" calcext:value-type="float">
            <text:p>711.157441886359</text:p>
          </table:table-cell>
        </table:table-row>
        <table:table-row table:style-name="ro1">
          <table:table-cell office:value-type="float" office:value="73.8809" calcext:value-type="float">
            <text:p>73.8809</text:p>
          </table:table-cell>
          <table:table-cell office:value-type="float" office:value="281.972" calcext:value-type="float">
            <text:p>281.972</text:p>
          </table:table-cell>
          <table:table-cell office:value-type="float" office:value="41.1522" calcext:value-type="float">
            <text:p>41.1522</text:p>
          </table:table-cell>
          <table:table-cell office:value-type="float" office:value="73.5748" calcext:value-type="float">
            <text:p>73.5748</text:p>
          </table:table-cell>
          <table:table-cell office:value-type="float" office:value="269.163" calcext:value-type="float">
            <text:p>269.163</text:p>
          </table:table-cell>
          <table:table-cell office:value-type="float" office:value="41.515" calcext:value-type="float">
            <text:p>41.515</text:p>
          </table:table-cell>
          <table:table-cell/>
          <table:table-cell table:formula="of:=([.D317]-[.A317])/0.0166667" office:value-type="float" office:value="-18.3659632680735" calcext:value-type="float">
            <text:p>-18.3659632680735</text:p>
          </table:table-cell>
          <table:table-cell table:formula="of:=ABS([.E317]-[.B317])/0.0166667" office:value-type="float" office:value="768.538462923072" calcext:value-type="float">
            <text:p>768.538462923072</text:p>
          </table:table-cell>
          <table:table-cell table:formula="of:=([.F317]-[.C317])/0.0166667" office:value-type="float" office:value="21.7679564640871" calcext:value-type="float">
            <text:p>21.7679564640871</text:p>
          </table:table-cell>
          <table:table-cell table:formula="of:=DEGREES(ATAN(ABS([.F317]-[.C317])/ABS([.E317]-[.B317])))" office:value-type="float" office:value="1.62240243481379" calcext:value-type="float">
            <text:p>1.62240243481379</text:p>
          </table:table-cell>
          <table:table-cell table:formula="of:=SQRT(POWER([.H317];2)+POWER([.I317];2)+POWER([.J317];2))" office:value-type="float" office:value="769.066005962782" calcext:value-type="float">
            <text:p>769.066005962782</text:p>
          </table:table-cell>
        </table:table-row>
        <table:table-row table:style-name="ro1">
          <table:table-cell office:value-type="float" office:value="74.3392" calcext:value-type="float">
            <text:p>74.3392</text:p>
          </table:table-cell>
          <table:table-cell office:value-type="float" office:value="273.035" calcext:value-type="float">
            <text:p>273.035</text:p>
          </table:table-cell>
          <table:table-cell office:value-type="float" office:value="41.3603" calcext:value-type="float">
            <text:p>41.3603</text:p>
          </table:table-cell>
          <table:table-cell office:value-type="float" office:value="74.0216" calcext:value-type="float">
            <text:p>74.0216</text:p>
          </table:table-cell>
          <table:table-cell office:value-type="float" office:value="260.888" calcext:value-type="float">
            <text:p>260.888</text:p>
          </table:table-cell>
          <table:table-cell office:value-type="float" office:value="40.4675" calcext:value-type="float">
            <text:p>40.4675</text:p>
          </table:table-cell>
          <table:table-cell/>
          <table:table-cell table:formula="of:=([.D318]-[.A318])/0.0166667" office:value-type="float" office:value="-19.0559618880762" calcext:value-type="float">
            <text:p>-19.0559618880762</text:p>
          </table:table-cell>
          <table:table-cell table:formula="of:=ABS([.E318]-[.B318])/0.0166667" office:value-type="float" office:value="728.818542362918" calcext:value-type="float">
            <text:p>728.818542362918</text:p>
          </table:table-cell>
          <table:table-cell table:formula="of:=([.F318]-[.C318])/0.0166667" office:value-type="float" office:value="-53.5678928642143" calcext:value-type="float">
            <text:p>-53.5678928642143</text:p>
          </table:table-cell>
          <table:table-cell table:formula="of:=DEGREES(ATAN(ABS([.F318]-[.C318])/ABS([.E318]-[.B318])))" office:value-type="float" office:value="4.20365977827143" calcext:value-type="float">
            <text:p>4.20365977827143</text:p>
          </table:table-cell>
          <table:table-cell table:formula="of:=SQRT(POWER([.H318];2)+POWER([.I318];2)+POWER([.J318];2))" office:value-type="float" office:value="731.032910696502" calcext:value-type="float">
            <text:p>731.032910696502</text:p>
          </table:table-cell>
        </table:table-row>
        <table:table-row table:style-name="ro1">
          <table:table-cell office:value-type="float" office:value="75.0641" calcext:value-type="float">
            <text:p>75.0641</text:p>
          </table:table-cell>
          <table:table-cell office:value-type="float" office:value="269.157" calcext:value-type="float">
            <text:p>269.157</text:p>
          </table:table-cell>
          <table:table-cell office:value-type="float" office:value="42.4855" calcext:value-type="float">
            <text:p>42.4855</text:p>
          </table:table-cell>
          <table:table-cell office:value-type="float" office:value="75.1988" calcext:value-type="float">
            <text:p>75.1988</text:p>
          </table:table-cell>
          <table:table-cell office:value-type="float" office:value="254.735" calcext:value-type="float">
            <text:p>254.735</text:p>
          </table:table-cell>
          <table:table-cell office:value-type="float" office:value="42.7077" calcext:value-type="float">
            <text:p>42.7077</text:p>
          </table:table-cell>
          <table:table-cell/>
          <table:table-cell table:formula="of:=([.D319]-[.A319])/0.0166667" office:value-type="float" office:value="8.08198383603289" calcext:value-type="float">
            <text:p>8.08198383603289</text:p>
          </table:table-cell>
          <table:table-cell table:formula="of:=ABS([.E319]-[.B319])/0.0166667" office:value-type="float" office:value="865.318269363459" calcext:value-type="float">
            <text:p>865.318269363459</text:p>
          </table:table-cell>
          <table:table-cell table:formula="of:=([.F319]-[.C319])/0.0166667" office:value-type="float" office:value="13.3319733360534" calcext:value-type="float">
            <text:p>13.3319733360534</text:p>
          </table:table-cell>
          <table:table-cell table:formula="of:=DEGREES(ATAN(ABS([.F319]-[.C319])/ABS([.E319]-[.B319])))" office:value-type="float" office:value="0.882687213716997" calcext:value-type="float">
            <text:p>0.882687213716997</text:p>
          </table:table-cell>
          <table:table-cell table:formula="of:=SQRT(POWER([.H319];2)+POWER([.I319];2)+POWER([.J319];2))" office:value-type="float" office:value="865.458703387939" calcext:value-type="float">
            <text:p>865.458703387939</text:p>
          </table:table-cell>
        </table:table-row>
        <table:table-row table:style-name="ro1">
          <table:table-cell office:value-type="float" office:value="74.6304" calcext:value-type="float">
            <text:p>74.6304</text:p>
          </table:table-cell>
          <table:table-cell office:value-type="float" office:value="279.329" calcext:value-type="float">
            <text:p>279.329</text:p>
          </table:table-cell>
          <table:table-cell office:value-type="float" office:value="41.8252" calcext:value-type="float">
            <text:p>41.8252</text:p>
          </table:table-cell>
          <table:table-cell office:value-type="float" office:value="74.2999" calcext:value-type="float">
            <text:p>74.2999</text:p>
          </table:table-cell>
          <table:table-cell office:value-type="float" office:value="265.414" calcext:value-type="float">
            <text:p>265.414</text:p>
          </table:table-cell>
          <table:table-cell office:value-type="float" office:value="42.3755" calcext:value-type="float">
            <text:p>42.3755</text:p>
          </table:table-cell>
          <table:table-cell/>
          <table:table-cell table:formula="of:=([.D320]-[.A320])/0.0166667" office:value-type="float" office:value="-19.8299603400794" calcext:value-type="float">
            <text:p>-19.8299603400794</text:p>
          </table:table-cell>
          <table:table-cell table:formula="of:=ABS([.E320]-[.B320])/0.0166667" office:value-type="float" office:value="834.898330203341" calcext:value-type="float">
            <text:p>834.898330203341</text:p>
          </table:table-cell>
          <table:table-cell table:formula="of:=([.F320]-[.C320])/0.0166667" office:value-type="float" office:value="33.0179339641321" calcext:value-type="float">
            <text:p>33.0179339641321</text:p>
          </table:table-cell>
          <table:table-cell table:formula="of:=DEGREES(ATAN(ABS([.F320]-[.C320])/ABS([.E320]-[.B320])))" office:value-type="float" office:value="2.26471041750032" calcext:value-type="float">
            <text:p>2.26471041750032</text:p>
          </table:table-cell>
          <table:table-cell table:formula="of:=SQRT(POWER([.H320];2)+POWER([.I320];2)+POWER([.J320];2))" office:value-type="float" office:value="835.786236466404" calcext:value-type="float">
            <text:p>835.786236466404</text:p>
          </table:table-cell>
        </table:table-row>
        <table:table-row table:style-name="ro1">
          <table:table-cell office:value-type="float" office:value="74.3426" calcext:value-type="float">
            <text:p>74.3426</text:p>
          </table:table-cell>
          <table:table-cell office:value-type="float" office:value="272.837" calcext:value-type="float">
            <text:p>272.837</text:p>
          </table:table-cell>
          <table:table-cell office:value-type="float" office:value="42.3837" calcext:value-type="float">
            <text:p>42.3837</text:p>
          </table:table-cell>
          <table:table-cell office:value-type="float" office:value="74.2662" calcext:value-type="float">
            <text:p>74.2662</text:p>
          </table:table-cell>
          <table:table-cell office:value-type="float" office:value="259.339" calcext:value-type="float">
            <text:p>259.339</text:p>
          </table:table-cell>
          <table:table-cell office:value-type="float" office:value="42.6606" calcext:value-type="float">
            <text:p>42.6606</text:p>
          </table:table-cell>
          <table:table-cell/>
          <table:table-cell table:formula="of:=([.D321]-[.A321])/0.0166667" office:value-type="float" office:value="-4.58399083201874" calcext:value-type="float">
            <text:p>-4.58399083201874</text:p>
          </table:table-cell>
          <table:table-cell table:formula="of:=ABS([.E321]-[.B321])/0.0166667" office:value-type="float" office:value="809.878380243239" calcext:value-type="float">
            <text:p>809.878380243239</text:p>
          </table:table-cell>
          <table:table-cell table:formula="of:=([.F321]-[.C321])/0.0166667" office:value-type="float" office:value="16.6139667720667" calcext:value-type="float">
            <text:p>16.6139667720667</text:p>
          </table:table-cell>
          <table:table-cell table:formula="of:=DEGREES(ATAN(ABS([.F321]-[.C321])/ABS([.E321]-[.B321])))" office:value-type="float" office:value="1.17520939320473" calcext:value-type="float">
            <text:p>1.17520939320473</text:p>
          </table:table-cell>
          <table:table-cell table:formula="of:=SQRT(POWER([.H321];2)+POWER([.I321];2)+POWER([.J321];2))" office:value-type="float" office:value="810.061743109291" calcext:value-type="float">
            <text:p>810.061743109291</text:p>
          </table:table-cell>
        </table:table-row>
        <table:table-row table:style-name="ro1">
          <table:table-cell office:value-type="float" office:value="74.5841" calcext:value-type="float">
            <text:p>74.5841</text:p>
          </table:table-cell>
          <table:table-cell office:value-type="float" office:value="271.616" calcext:value-type="float">
            <text:p>271.616</text:p>
          </table:table-cell>
          <table:table-cell office:value-type="float" office:value="42.3336" calcext:value-type="float">
            <text:p>42.3336</text:p>
          </table:table-cell>
          <table:table-cell office:value-type="float" office:value="74.2723" calcext:value-type="float">
            <text:p>74.2723</text:p>
          </table:table-cell>
          <table:table-cell office:value-type="float" office:value="260.573" calcext:value-type="float">
            <text:p>260.573</text:p>
          </table:table-cell>
          <table:table-cell office:value-type="float" office:value="42.454" calcext:value-type="float">
            <text:p>42.454</text:p>
          </table:table-cell>
          <table:table-cell/>
          <table:table-cell table:formula="of:=([.D322]-[.A322])/0.0166667" office:value-type="float" office:value="-18.7079625840751" calcext:value-type="float">
            <text:p>-18.7079625840751</text:p>
          </table:table-cell>
          <table:table-cell table:formula="of:=ABS([.E322]-[.B322])/0.0166667" office:value-type="float" office:value="662.578674842651" calcext:value-type="float">
            <text:p>662.578674842651</text:p>
          </table:table-cell>
          <table:table-cell table:formula="of:=([.F322]-[.C322])/0.0166667" office:value-type="float" office:value="7.22398555202911" calcext:value-type="float">
            <text:p>7.22398555202911</text:p>
          </table:table-cell>
          <table:table-cell table:formula="of:=DEGREES(ATAN(ABS([.F322]-[.C322])/ABS([.E322]-[.B322])))" office:value-type="float" office:value="0.624661643635231" calcext:value-type="float">
            <text:p>0.624661643635231</text:p>
          </table:table-cell>
          <table:table-cell table:formula="of:=SQRT(POWER([.H322];2)+POWER([.I322];2)+POWER([.J322];2))" office:value-type="float" office:value="662.882096746885" calcext:value-type="float">
            <text:p>662.882096746885</text:p>
          </table:table-cell>
        </table:table-row>
        <table:table-row table:style-name="ro1">
          <table:table-cell office:value-type="float" office:value="74.6222" calcext:value-type="float">
            <text:p>74.6222</text:p>
          </table:table-cell>
          <table:table-cell office:value-type="float" office:value="278.054" calcext:value-type="float">
            <text:p>278.054</text:p>
          </table:table-cell>
          <table:table-cell office:value-type="float" office:value="41.7814" calcext:value-type="float">
            <text:p>41.7814</text:p>
          </table:table-cell>
          <table:table-cell office:value-type="float" office:value="74.7981" calcext:value-type="float">
            <text:p>74.7981</text:p>
          </table:table-cell>
          <table:table-cell office:value-type="float" office:value="266.784" calcext:value-type="float">
            <text:p>266.784</text:p>
          </table:table-cell>
          <table:table-cell office:value-type="float" office:value="41.8992" calcext:value-type="float">
            <text:p>41.8992</text:p>
          </table:table-cell>
          <table:table-cell/>
          <table:table-cell table:formula="of:=([.D323]-[.A323])/0.0166667" office:value-type="float" office:value="10.5539788920421" calcext:value-type="float">
            <text:p>10.5539788920421</text:p>
          </table:table-cell>
          <table:table-cell table:formula="of:=ABS([.E323]-[.B323])/0.0166667" office:value-type="float" office:value="676.198647602704" calcext:value-type="float">
            <text:p>676.198647602704</text:p>
          </table:table-cell>
          <table:table-cell table:formula="of:=([.F323]-[.C323])/0.0166667" office:value-type="float" office:value="7.06798586402843" calcext:value-type="float">
            <text:p>7.06798586402843</text:p>
          </table:table-cell>
          <table:table-cell table:formula="of:=DEGREES(ATAN(ABS([.F323]-[.C323])/ABS([.E323]-[.B323])))" office:value-type="float" office:value="0.598863978570246" calcext:value-type="float">
            <text:p>0.598863978570246</text:p>
          </table:table-cell>
          <table:table-cell table:formula="of:=SQRT(POWER([.H323];2)+POWER([.I323];2)+POWER([.J323];2))" office:value-type="float" office:value="676.317938483339" calcext:value-type="float">
            <text:p>676.317938483339</text:p>
          </table:table-cell>
        </table:table-row>
        <table:table-row table:style-name="ro1">
          <table:table-cell office:value-type="float" office:value="74.8759" calcext:value-type="float">
            <text:p>74.8759</text:p>
          </table:table-cell>
          <table:table-cell office:value-type="float" office:value="277.968" calcext:value-type="float">
            <text:p>277.968</text:p>
          </table:table-cell>
          <table:table-cell office:value-type="float" office:value="42.2933" calcext:value-type="float">
            <text:p>42.2933</text:p>
          </table:table-cell>
          <table:table-cell office:value-type="float" office:value="74.5478" calcext:value-type="float">
            <text:p>74.5478</text:p>
          </table:table-cell>
          <table:table-cell office:value-type="float" office:value="265.3" calcext:value-type="float">
            <text:p>265.3</text:p>
          </table:table-cell>
          <table:table-cell office:value-type="float" office:value="43.123" calcext:value-type="float">
            <text:p>43.123</text:p>
          </table:table-cell>
          <table:table-cell/>
          <table:table-cell table:formula="of:=([.D324]-[.A324])/0.0166667" office:value-type="float" office:value="-19.6859606280791" calcext:value-type="float">
            <text:p>-19.6859606280791</text:p>
          </table:table-cell>
          <table:table-cell table:formula="of:=ABS([.E324]-[.B324])/0.0166667" office:value-type="float" office:value="760.078479843041" calcext:value-type="float">
            <text:p>760.078479843041</text:p>
          </table:table-cell>
          <table:table-cell table:formula="of:=([.F324]-[.C324])/0.0166667" office:value-type="float" office:value="49.7819004361989" calcext:value-type="float">
            <text:p>49.7819004361989</text:p>
          </table:table-cell>
          <table:table-cell table:formula="of:=DEGREES(ATAN(ABS([.F324]-[.C324])/ABS([.E324]-[.B324])))" office:value-type="float" office:value="3.7472772172864" calcext:value-type="float">
            <text:p>3.7472772172864</text:p>
          </table:table-cell>
          <table:table-cell table:formula="of:=SQRT(POWER([.H324];2)+POWER([.I324];2)+POWER([.J324];2))" office:value-type="float" office:value="761.961331156246" calcext:value-type="float">
            <text:p>761.961331156246</text:p>
          </table:table-cell>
        </table:table-row>
        <table:table-row table:style-name="ro1">
          <table:table-cell office:value-type="float" office:value="74.1185" calcext:value-type="float">
            <text:p>74.1185</text:p>
          </table:table-cell>
          <table:table-cell office:value-type="float" office:value="277.95" calcext:value-type="float">
            <text:p>277.95</text:p>
          </table:table-cell>
          <table:table-cell office:value-type="float" office:value="42.0532" calcext:value-type="float">
            <text:p>42.0532</text:p>
          </table:table-cell>
          <table:table-cell office:value-type="float" office:value="73.8078" calcext:value-type="float">
            <text:p>73.8078</text:p>
          </table:table-cell>
          <table:table-cell office:value-type="float" office:value="265.4" calcext:value-type="float">
            <text:p>265.4</text:p>
          </table:table-cell>
          <table:table-cell office:value-type="float" office:value="42.1386" calcext:value-type="float">
            <text:p>42.1386</text:p>
          </table:table-cell>
          <table:table-cell/>
          <table:table-cell table:formula="of:=([.D325]-[.A325])/0.0166667" office:value-type="float" office:value="-18.6419627160744" calcext:value-type="float">
            <text:p>-18.6419627160744</text:p>
          </table:table-cell>
          <table:table-cell table:formula="of:=ABS([.E325]-[.B325])/0.0166667" office:value-type="float" office:value="752.998494003013" calcext:value-type="float">
            <text:p>752.998494003013</text:p>
          </table:table-cell>
          <table:table-cell table:formula="of:=([.F325]-[.C325])/0.0166667" office:value-type="float" office:value="5.12398975202049" calcext:value-type="float">
            <text:p>5.12398975202049</text:p>
          </table:table-cell>
          <table:table-cell table:formula="of:=DEGREES(ATAN(ABS([.F325]-[.C325])/ABS([.E325]-[.B325])))" office:value-type="float" office:value="0.389879207017626" calcext:value-type="float">
            <text:p>0.389879207017626</text:p>
          </table:table-cell>
          <table:table-cell table:formula="of:=SQRT(POWER([.H325];2)+POWER([.I325];2)+POWER([.J325];2))" office:value-type="float" office:value="753.24664620275" calcext:value-type="float">
            <text:p>753.24664620275</text:p>
          </table:table-cell>
        </table:table-row>
        <table:table-row table:style-name="ro1">
          <table:table-cell office:value-type="float" office:value="74.3707" calcext:value-type="float">
            <text:p>74.3707</text:p>
          </table:table-cell>
          <table:table-cell office:value-type="float" office:value="277.971" calcext:value-type="float">
            <text:p>277.971</text:p>
          </table:table-cell>
          <table:table-cell office:value-type="float" office:value="42.0475" calcext:value-type="float">
            <text:p>42.0475</text:p>
          </table:table-cell>
          <table:table-cell office:value-type="float" office:value="73.8098" calcext:value-type="float">
            <text:p>73.8098</text:p>
          </table:table-cell>
          <table:table-cell office:value-type="float" office:value="265.305" calcext:value-type="float">
            <text:p>265.305</text:p>
          </table:table-cell>
          <table:table-cell office:value-type="float" office:value="42.6419" calcext:value-type="float">
            <text:p>42.6419</text:p>
          </table:table-cell>
          <table:table-cell/>
          <table:table-cell table:formula="of:=([.D326]-[.A326])/0.0166667" office:value-type="float" office:value="-33.6539326921348" calcext:value-type="float">
            <text:p>-33.6539326921348</text:p>
          </table:table-cell>
          <table:table-cell table:formula="of:=ABS([.E326]-[.B326])/0.0166667" office:value-type="float" office:value="759.95848008304" calcext:value-type="float">
            <text:p>759.95848008304</text:p>
          </table:table-cell>
          <table:table-cell table:formula="of:=([.F326]-[.C326])/0.0166667" office:value-type="float" office:value="35.6639286721427" calcext:value-type="float">
            <text:p>35.6639286721427</text:p>
          </table:table-cell>
          <table:table-cell table:formula="of:=DEGREES(ATAN(ABS([.F326]-[.C326])/ABS([.E326]-[.B326])))" office:value-type="float" office:value="2.68685009034647" calcext:value-type="float">
            <text:p>2.68685009034647</text:p>
          </table:table-cell>
          <table:table-cell table:formula="of:=SQRT(POWER([.H326];2)+POWER([.I326];2)+POWER([.J326];2))" office:value-type="float" office:value="761.538833181935" calcext:value-type="float">
            <text:p>761.538833181935</text:p>
          </table:table-cell>
        </table:table-row>
        <table:table-row table:style-name="ro1">
          <table:table-cell office:value-type="float" office:value="74.8329" calcext:value-type="float">
            <text:p>74.8329</text:p>
          </table:table-cell>
          <table:table-cell office:value-type="float" office:value="271.642" calcext:value-type="float">
            <text:p>271.642</text:p>
          </table:table-cell>
          <table:table-cell office:value-type="float" office:value="42.327" calcext:value-type="float">
            <text:p>42.327</text:p>
          </table:table-cell>
          <table:table-cell office:value-type="float" office:value="74.7888" calcext:value-type="float">
            <text:p>74.7888</text:p>
          </table:table-cell>
          <table:table-cell office:value-type="float" office:value="265.593" calcext:value-type="float">
            <text:p>265.593</text:p>
          </table:table-cell>
          <table:table-cell office:value-type="float" office:value="41.609" calcext:value-type="float">
            <text:p>41.609</text:p>
          </table:table-cell>
          <table:table-cell/>
          <table:table-cell table:formula="of:=([.D327]-[.A327])/0.0166667" office:value-type="float" office:value="-2.6459947080106" calcext:value-type="float">
            <text:p>-2.6459947080106</text:p>
          </table:table-cell>
          <table:table-cell table:formula="of:=ABS([.E327]-[.B327])/0.0166667" office:value-type="float" office:value="362.93927412145" calcext:value-type="float">
            <text:p>362.93927412145</text:p>
          </table:table-cell>
          <table:table-cell table:formula="of:=([.F327]-[.C327])/0.0166667" office:value-type="float" office:value="-43.0799138401721" calcext:value-type="float">
            <text:p>-43.0799138401721</text:p>
          </table:table-cell>
          <table:table-cell table:formula="of:=DEGREES(ATAN(ABS([.F327]-[.C327])/ABS([.E327]-[.B327])))" office:value-type="float" office:value="6.76918274925931" calcext:value-type="float">
            <text:p>6.76918274925931</text:p>
          </table:table-cell>
          <table:table-cell table:formula="of:=SQRT(POWER([.H327];2)+POWER([.I327];2)+POWER([.J327];2))" office:value-type="float" office:value="365.496644258572" calcext:value-type="float">
            <text:p>365.496644258572</text:p>
          </table:table-cell>
        </table:table-row>
        <table:table-row table:style-name="ro1">
          <table:table-cell office:value-type="float" office:value="74.6497" calcext:value-type="float">
            <text:p>74.6497</text:p>
          </table:table-cell>
          <table:table-cell office:value-type="float" office:value="283.56" calcext:value-type="float">
            <text:p>283.56</text:p>
          </table:table-cell>
          <table:table-cell office:value-type="float" office:value="40.1267" calcext:value-type="float">
            <text:p>40.1267</text:p>
          </table:table-cell>
          <table:table-cell office:value-type="float" office:value="74.5626" calcext:value-type="float">
            <text:p>74.5626</text:p>
          </table:table-cell>
          <table:table-cell office:value-type="float" office:value="269.472" calcext:value-type="float">
            <text:p>269.472</text:p>
          </table:table-cell>
          <table:table-cell office:value-type="float" office:value="40.4688" calcext:value-type="float">
            <text:p>40.4688</text:p>
          </table:table-cell>
          <table:table-cell/>
          <table:table-cell table:formula="of:=([.D328]-[.A328])/0.0166667" office:value-type="float" office:value="-5.22598954802045" calcext:value-type="float">
            <text:p>-5.22598954802045</text:p>
          </table:table-cell>
          <table:table-cell table:formula="of:=ABS([.E328]-[.B328])/0.0166667" office:value-type="float" office:value="845.278309443382" calcext:value-type="float">
            <text:p>845.278309443382</text:p>
          </table:table-cell>
          <table:table-cell table:formula="of:=([.F328]-[.C328])/0.0166667" office:value-type="float" office:value="20.5259589480822" calcext:value-type="float">
            <text:p>20.5259589480822</text:p>
          </table:table-cell>
          <table:table-cell table:formula="of:=DEGREES(ATAN(ABS([.F328]-[.C328])/ABS([.E328]-[.B328])))" office:value-type="float" office:value="1.39104449623895" calcext:value-type="float">
            <text:p>1.39104449623895</text:p>
          </table:table-cell>
          <table:table-cell table:formula="of:=SQRT(POWER([.H328];2)+POWER([.I328];2)+POWER([.J328];2))" office:value-type="float" office:value="845.543639543789" calcext:value-type="float">
            <text:p>845.543639543789</text:p>
          </table:table-cell>
        </table:table-row>
        <table:table-row table:style-name="ro1">
          <table:table-cell office:value-type="float" office:value="74.888" calcext:value-type="float">
            <text:p>74.888</text:p>
          </table:table-cell>
          <table:table-cell office:value-type="float" office:value="280.941" calcext:value-type="float">
            <text:p>280.941</text:p>
          </table:table-cell>
          <table:table-cell office:value-type="float" office:value="40.3019" calcext:value-type="float">
            <text:p>40.3019</text:p>
          </table:table-cell>
          <table:table-cell office:value-type="float" office:value="75.0497" calcext:value-type="float">
            <text:p>75.0497</text:p>
          </table:table-cell>
          <table:table-cell office:value-type="float" office:value="268.303" calcext:value-type="float">
            <text:p>268.303</text:p>
          </table:table-cell>
          <table:table-cell office:value-type="float" office:value="40.4152" calcext:value-type="float">
            <text:p>40.4152</text:p>
          </table:table-cell>
          <table:table-cell/>
          <table:table-cell table:formula="of:=([.D329]-[.A329])/0.0166667" office:value-type="float" office:value="9.70198059603858" calcext:value-type="float">
            <text:p>9.70198059603858</text:p>
          </table:table-cell>
          <table:table-cell table:formula="of:=ABS([.E329]-[.B329])/0.0166667" office:value-type="float" office:value="758.278483443032" calcext:value-type="float">
            <text:p>758.278483443032</text:p>
          </table:table-cell>
          <table:table-cell table:formula="of:=([.F329]-[.C329])/0.0166667" office:value-type="float" office:value="6.79798640402691" calcext:value-type="float">
            <text:p>6.79798640402691</text:p>
          </table:table-cell>
          <table:table-cell table:formula="of:=DEGREES(ATAN(ABS([.F329]-[.C329])/ABS([.E329]-[.B329])))" office:value-type="float" office:value="0.51364439889806" calcext:value-type="float">
            <text:p>0.51364439889806</text:p>
          </table:table-cell>
          <table:table-cell table:formula="of:=SQRT(POWER([.H329];2)+POWER([.I329];2)+POWER([.J329];2))" office:value-type="float" office:value="758.371017048581" calcext:value-type="float">
            <text:p>758.371017048581</text:p>
          </table:table-cell>
        </table:table-row>
        <table:table-row table:style-name="ro1">
          <table:table-cell office:value-type="float" office:value="73.8386" calcext:value-type="float">
            <text:p>73.8386</text:p>
          </table:table-cell>
          <table:table-cell office:value-type="float" office:value="273.016" calcext:value-type="float">
            <text:p>273.016</text:p>
          </table:table-cell>
          <table:table-cell office:value-type="float" office:value="41.1201" calcext:value-type="float">
            <text:p>41.1201</text:p>
          </table:table-cell>
          <table:table-cell office:value-type="float" office:value="73.5378" calcext:value-type="float">
            <text:p>73.5378</text:p>
          </table:table-cell>
          <table:table-cell office:value-type="float" office:value="260.687" calcext:value-type="float">
            <text:p>260.687</text:p>
          </table:table-cell>
          <table:table-cell office:value-type="float" office:value="41.233" calcext:value-type="float">
            <text:p>41.233</text:p>
          </table:table-cell>
          <table:table-cell/>
          <table:table-cell table:formula="of:=([.D330]-[.A330])/0.0166667" office:value-type="float" office:value="-18.0479639040719" calcext:value-type="float">
            <text:p>-18.0479639040719</text:p>
          </table:table-cell>
          <table:table-cell table:formula="of:=ABS([.E330]-[.B330])/0.0166667" office:value-type="float" office:value="739.738520522959" calcext:value-type="float">
            <text:p>739.738520522959</text:p>
          </table:table-cell>
          <table:table-cell table:formula="of:=([.F330]-[.C330])/0.0166667" office:value-type="float" office:value="6.77398645202687" calcext:value-type="float">
            <text:p>6.77398645202687</text:p>
          </table:table-cell>
          <table:table-cell table:formula="of:=DEGREES(ATAN(ABS([.F330]-[.C330])/ABS([.E330]-[.B330])))" office:value-type="float" office:value="0.524658342446276" calcext:value-type="float">
            <text:p>0.524658342446276</text:p>
          </table:table-cell>
          <table:table-cell table:formula="of:=SQRT(POWER([.H330];2)+POWER([.I330];2)+POWER([.J330];2))" office:value-type="float" office:value="739.989658467625" calcext:value-type="float">
            <text:p>739.989658467625</text:p>
          </table:table-cell>
        </table:table-row>
        <table:table-row table:style-name="ro1">
          <table:table-cell office:value-type="float" office:value="74.9326" calcext:value-type="float">
            <text:p>74.9326</text:p>
          </table:table-cell>
          <table:table-cell office:value-type="float" office:value="287.521" calcext:value-type="float">
            <text:p>287.521</text:p>
          </table:table-cell>
          <table:table-cell office:value-type="float" office:value="40.2413" calcext:value-type="float">
            <text:p>40.2413</text:p>
          </table:table-cell>
          <table:table-cell office:value-type="float" office:value="74.8445" calcext:value-type="float">
            <text:p>74.8445</text:p>
          </table:table-cell>
          <table:table-cell office:value-type="float" office:value="274.525" calcext:value-type="float">
            <text:p>274.525</text:p>
          </table:table-cell>
          <table:table-cell office:value-type="float" office:value="40.3627" calcext:value-type="float">
            <text:p>40.3627</text:p>
          </table:table-cell>
          <table:table-cell/>
          <table:table-cell table:formula="of:=([.D331]-[.A331])/0.0166667" office:value-type="float" office:value="-5.28598942802098" calcext:value-type="float">
            <text:p>-5.28598942802098</text:p>
          </table:table-cell>
          <table:table-cell table:formula="of:=ABS([.E331]-[.B331])/0.0166667" office:value-type="float" office:value="779.758440483121" calcext:value-type="float">
            <text:p>779.758440483121</text:p>
          </table:table-cell>
          <table:table-cell table:formula="of:=([.F331]-[.C331])/0.0166667" office:value-type="float" office:value="7.28398543202879" calcext:value-type="float">
            <text:p>7.28398543202879</text:p>
          </table:table-cell>
          <table:table-cell table:formula="of:=DEGREES(ATAN(ABS([.F331]-[.C331])/ABS([.E331]-[.B331])))" office:value-type="float" office:value="0.535203549080103" calcext:value-type="float">
            <text:p>0.535203549080103</text:p>
          </table:table-cell>
          <table:table-cell table:formula="of:=SQRT(POWER([.H331];2)+POWER([.I331];2)+POWER([.J331];2))" office:value-type="float" office:value="779.810376715184" calcext:value-type="float">
            <text:p>779.810376715184</text:p>
          </table:table-cell>
        </table:table-row>
        <table:table-row table:style-name="ro1">
          <table:table-cell office:value-type="float" office:value="74.8834" calcext:value-type="float">
            <text:p>74.8834</text:p>
          </table:table-cell>
          <table:table-cell office:value-type="float" office:value="279.354" calcext:value-type="float">
            <text:p>279.354</text:p>
          </table:table-cell>
          <table:table-cell office:value-type="float" office:value="41.8188" calcext:value-type="float">
            <text:p>41.8188</text:p>
          </table:table-cell>
          <table:table-cell office:value-type="float" office:value="74.7989" calcext:value-type="float">
            <text:p>74.7989</text:p>
          </table:table-cell>
          <table:table-cell office:value-type="float" office:value="266.741" calcext:value-type="float">
            <text:p>266.741</text:p>
          </table:table-cell>
          <table:table-cell office:value-type="float" office:value="42.1511" calcext:value-type="float">
            <text:p>42.1511</text:p>
          </table:table-cell>
          <table:table-cell/>
          <table:table-cell table:formula="of:=([.D332]-[.A332])/0.0166667" office:value-type="float" office:value="-5.06998986001976" calcext:value-type="float">
            <text:p>-5.06998986001976</text:p>
          </table:table-cell>
          <table:table-cell table:formula="of:=ABS([.E332]-[.B332])/0.0166667" office:value-type="float" office:value="756.778486443027" calcext:value-type="float">
            <text:p>756.778486443027</text:p>
          </table:table-cell>
          <table:table-cell table:formula="of:=([.F332]-[.C332])/0.0166667" office:value-type="float" office:value="19.9379601240795" calcext:value-type="float">
            <text:p>19.9379601240795</text:p>
          </table:table-cell>
          <table:table-cell table:formula="of:=DEGREES(ATAN(ABS([.F332]-[.C332])/ABS([.E332]-[.B332])))" office:value-type="float" office:value="1.50915597141705" calcext:value-type="float">
            <text:p>1.50915597141705</text:p>
          </table:table-cell>
          <table:table-cell table:formula="of:=SQRT(POWER([.H332];2)+POWER([.I332];2)+POWER([.J332];2))" office:value-type="float" office:value="757.058058932133" calcext:value-type="float">
            <text:p>757.058058932133</text:p>
          </table:table-cell>
        </table:table-row>
        <table:table-row table:style-name="ro1">
          <table:table-cell office:value-type="float" office:value="75.3899" calcext:value-type="float">
            <text:p>75.3899</text:p>
          </table:table-cell>
          <table:table-cell office:value-type="float" office:value="279.344" calcext:value-type="float">
            <text:p>279.344</text:p>
          </table:table-cell>
          <table:table-cell office:value-type="float" office:value="42.0666" calcext:value-type="float">
            <text:p>42.0666</text:p>
          </table:table-cell>
          <table:table-cell office:value-type="float" office:value="75.3018" calcext:value-type="float">
            <text:p>75.3018</text:p>
          </table:table-cell>
          <table:table-cell office:value-type="float" office:value="267.95" calcext:value-type="float">
            <text:p>267.95</text:p>
          </table:table-cell>
          <table:table-cell office:value-type="float" office:value="42.4364" calcext:value-type="float">
            <text:p>42.4364</text:p>
          </table:table-cell>
          <table:table-cell/>
          <table:table-cell table:formula="of:=([.D333]-[.A333])/0.0166667" office:value-type="float" office:value="-5.28598942802098" calcext:value-type="float">
            <text:p>-5.28598942802098</text:p>
          </table:table-cell>
          <table:table-cell table:formula="of:=ABS([.E333]-[.B333])/0.0166667" office:value-type="float" office:value="683.638632722735" calcext:value-type="float">
            <text:p>683.638632722735</text:p>
          </table:table-cell>
          <table:table-cell table:formula="of:=([.F333]-[.C333])/0.0166667" office:value-type="float" office:value="22.1879556240886" calcext:value-type="float">
            <text:p>22.1879556240886</text:p>
          </table:table-cell>
          <table:table-cell table:formula="of:=DEGREES(ATAN(ABS([.F333]-[.C333])/ABS([.E333]-[.B333])))" office:value-type="float" office:value="1.85892086721009" calcext:value-type="float">
            <text:p>1.85892086721009</text:p>
          </table:table-cell>
          <table:table-cell table:formula="of:=SQRT(POWER([.H333];2)+POWER([.I333];2)+POWER([.J333];2))" office:value-type="float" office:value="684.019025473722" calcext:value-type="float">
            <text:p>684.019025473722</text:p>
          </table:table-cell>
        </table:table-row>
        <table:table-row table:style-name="ro1">
          <table:table-cell office:value-type="float" office:value="74.8922" calcext:value-type="float">
            <text:p>74.8922</text:p>
          </table:table-cell>
          <table:table-cell office:value-type="float" office:value="280.63" calcext:value-type="float">
            <text:p>280.63</text:p>
          </table:table-cell>
          <table:table-cell office:value-type="float" office:value="41.8638" calcext:value-type="float">
            <text:p>41.8638</text:p>
          </table:table-cell>
          <table:table-cell office:value-type="float" office:value="74.808" calcext:value-type="float">
            <text:p>74.808</text:p>
          </table:table-cell>
          <table:table-cell office:value-type="float" office:value="267.901" calcext:value-type="float">
            <text:p>267.901</text:p>
          </table:table-cell>
          <table:table-cell office:value-type="float" office:value="42.4489" calcext:value-type="float">
            <text:p>42.4489</text:p>
          </table:table-cell>
          <table:table-cell/>
          <table:table-cell table:formula="of:=([.D334]-[.A334])/0.0166667" office:value-type="float" office:value="-5.05198989601995" calcext:value-type="float">
            <text:p>-5.05198989601995</text:p>
          </table:table-cell>
          <table:table-cell table:formula="of:=ABS([.E334]-[.B334])/0.0166667" office:value-type="float" office:value="763.738472523054" calcext:value-type="float">
            <text:p>763.738472523054</text:p>
          </table:table-cell>
          <table:table-cell table:formula="of:=([.F334]-[.C334])/0.0166667" office:value-type="float" office:value="35.1059297881407" calcext:value-type="float">
            <text:p>35.1059297881407</text:p>
          </table:table-cell>
          <table:table-cell table:formula="of:=DEGREES(ATAN(ABS([.F334]-[.C334])/ABS([.E334]-[.B334])))" office:value-type="float" office:value="2.63179983444853" calcext:value-type="float">
            <text:p>2.63179983444853</text:p>
          </table:table-cell>
          <table:table-cell table:formula="of:=SQRT(POWER([.H334];2)+POWER([.I334];2)+POWER([.J334];2))" office:value-type="float" office:value="764.561575885191" calcext:value-type="float">
            <text:p>764.561575885191</text:p>
          </table:table-cell>
        </table:table-row>
        <table:table-row table:style-name="ro1">
          <table:table-cell office:value-type="float" office:value="74.6163" calcext:value-type="float">
            <text:p>74.6163</text:p>
          </table:table-cell>
          <table:table-cell office:value-type="float" office:value="276.628" calcext:value-type="float">
            <text:p>276.628</text:p>
          </table:table-cell>
          <table:table-cell office:value-type="float" office:value="42.5118" calcext:value-type="float">
            <text:p>42.5118</text:p>
          </table:table-cell>
          <table:table-cell office:value-type="float" office:value="74.7764" calcext:value-type="float">
            <text:p>74.7764</text:p>
          </table:table-cell>
          <table:table-cell office:value-type="float" office:value="262.923" calcext:value-type="float">
            <text:p>262.923</text:p>
          </table:table-cell>
          <table:table-cell office:value-type="float" office:value="43.0263" calcext:value-type="float">
            <text:p>43.0263</text:p>
          </table:table-cell>
          <table:table-cell/>
          <table:table-cell table:formula="of:=([.D335]-[.A335])/0.0166667" office:value-type="float" office:value="9.60598078803842" calcext:value-type="float">
            <text:p>9.60598078803842</text:p>
          </table:table-cell>
          <table:table-cell table:formula="of:=ABS([.E335]-[.B335])/0.0166667" office:value-type="float" office:value="822.298355403288" calcext:value-type="float">
            <text:p>822.298355403288</text:p>
          </table:table-cell>
          <table:table-cell table:formula="of:=([.F335]-[.C335])/0.0166667" office:value-type="float" office:value="30.8699382601234" calcext:value-type="float">
            <text:p>30.8699382601234</text:p>
          </table:table-cell>
          <table:table-cell table:formula="of:=DEGREES(ATAN(ABS([.F335]-[.C335])/ABS([.E335]-[.B335])))" office:value-type="float" office:value="2.14993373681951" calcext:value-type="float">
            <text:p>2.14993373681951</text:p>
          </table:table-cell>
          <table:table-cell table:formula="of:=SQRT(POWER([.H335];2)+POWER([.I335];2)+POWER([.J335];2))" office:value-type="float" office:value="822.933662729893" calcext:value-type="float">
            <text:p>822.933662729893</text:p>
          </table:table-cell>
        </table:table-row>
        <table:table-row table:style-name="ro1">
          <table:table-cell office:value-type="float" office:value="75.1174" calcext:value-type="float">
            <text:p>75.1174</text:p>
          </table:table-cell>
          <table:table-cell office:value-type="float" office:value="276.831" calcext:value-type="float">
            <text:p>276.831</text:p>
          </table:table-cell>
          <table:table-cell office:value-type="float" office:value="41.7258" calcext:value-type="float">
            <text:p>41.7258</text:p>
          </table:table-cell>
          <table:table-cell office:value-type="float" office:value="75.4979" calcext:value-type="float">
            <text:p>75.4979</text:p>
          </table:table-cell>
          <table:table-cell office:value-type="float" office:value="261.904" calcext:value-type="float">
            <text:p>261.904</text:p>
          </table:table-cell>
          <table:table-cell office:value-type="float" office:value="42.4621" calcext:value-type="float">
            <text:p>42.4621</text:p>
          </table:table-cell>
          <table:table-cell/>
          <table:table-cell table:formula="of:=([.D336]-[.A336])/0.0166667" office:value-type="float" office:value="22.8299543400912" calcext:value-type="float">
            <text:p>22.8299543400912</text:p>
          </table:table-cell>
          <table:table-cell table:formula="of:=ABS([.E336]-[.B336])/0.0166667" office:value-type="float" office:value="895.618208763584" calcext:value-type="float">
            <text:p>895.618208763584</text:p>
          </table:table-cell>
          <table:table-cell table:formula="of:=([.F336]-[.C336])/0.0166667" office:value-type="float" office:value="44.1779116441767" calcext:value-type="float">
            <text:p>44.1779116441767</text:p>
          </table:table-cell>
          <table:table-cell table:formula="of:=DEGREES(ATAN(ABS([.F336]-[.C336])/ABS([.E336]-[.B336])))" office:value-type="float" office:value="2.82392423062182" calcext:value-type="float">
            <text:p>2.82392423062182</text:p>
          </table:table-cell>
          <table:table-cell table:formula="of:=SQRT(POWER([.H336];2)+POWER([.I336];2)+POWER([.J336];2))" office:value-type="float" office:value="896.997698191752" calcext:value-type="float">
            <text:p>896.997698191752</text:p>
          </table:table-cell>
        </table:table-row>
        <table:table-row table:style-name="ro1">
          <table:table-cell office:value-type="float" office:value="74.58" calcext:value-type="float">
            <text:p>74.58</text:p>
          </table:table-cell>
          <table:table-cell office:value-type="float" office:value="270.126" calcext:value-type="float">
            <text:p>270.126</text:p>
          </table:table-cell>
          <table:table-cell office:value-type="float" office:value="43.5607" calcext:value-type="float">
            <text:p>43.5607</text:p>
          </table:table-cell>
          <table:table-cell office:value-type="float" office:value="74.2713" calcext:value-type="float">
            <text:p>74.2713</text:p>
          </table:table-cell>
          <table:table-cell office:value-type="float" office:value="259.076" calcext:value-type="float">
            <text:p>259.076</text:p>
          </table:table-cell>
          <table:table-cell office:value-type="float" office:value="44.1466" calcext:value-type="float">
            <text:p>44.1466</text:p>
          </table:table-cell>
          <table:table-cell/>
          <table:table-cell table:formula="of:=([.D337]-[.A337])/0.0166667" office:value-type="float" office:value="-18.5219629560742" calcext:value-type="float">
            <text:p>-18.5219629560742</text:p>
          </table:table-cell>
          <table:table-cell table:formula="of:=ABS([.E337]-[.B337])/0.0166667" office:value-type="float" office:value="662.998674002649" calcext:value-type="float">
            <text:p>662.998674002649</text:p>
          </table:table-cell>
          <table:table-cell table:formula="of:=([.F337]-[.C337])/0.0166667" office:value-type="float" office:value="35.1539296921408" calcext:value-type="float">
            <text:p>35.1539296921408</text:p>
          </table:table-cell>
          <table:table-cell table:formula="of:=DEGREES(ATAN(ABS([.F337]-[.C337])/ABS([.E337]-[.B337])))" office:value-type="float" office:value="3.03513040750572" calcext:value-type="float">
            <text:p>3.03513040750572</text:p>
          </table:table-cell>
          <table:table-cell table:formula="of:=SQRT(POWER([.H337];2)+POWER([.I337];2)+POWER([.J337];2))" office:value-type="float" office:value="664.188304333807" calcext:value-type="float">
            <text:p>664.188304333807</text:p>
          </table:table-cell>
        </table:table-row>
        <table:table-row table:style-name="ro1">
          <table:table-cell office:value-type="float" office:value="74.6416" calcext:value-type="float">
            <text:p>74.6416</text:p>
          </table:table-cell>
          <table:table-cell office:value-type="float" office:value="280.394" calcext:value-type="float">
            <text:p>280.394</text:p>
          </table:table-cell>
          <table:table-cell office:value-type="float" office:value="42.9089" calcext:value-type="float">
            <text:p>42.9089</text:p>
          </table:table-cell>
          <table:table-cell office:value-type="float" office:value="74.3249" calcext:value-type="float">
            <text:p>74.3249</text:p>
          </table:table-cell>
          <table:table-cell office:value-type="float" office:value="268.876" calcext:value-type="float">
            <text:p>268.876</text:p>
          </table:table-cell>
          <table:table-cell office:value-type="float" office:value="43.5197" calcext:value-type="float">
            <text:p>43.5197</text:p>
          </table:table-cell>
          <table:table-cell/>
          <table:table-cell table:formula="of:=([.D338]-[.A338])/0.0166667" office:value-type="float" office:value="-19.0019619960759" calcext:value-type="float">
            <text:p>-19.0019619960759</text:p>
          </table:table-cell>
          <table:table-cell table:formula="of:=ABS([.E338]-[.B338])/0.0166667" office:value-type="float" office:value="691.078617842766" calcext:value-type="float">
            <text:p>691.078617842766</text:p>
          </table:table-cell>
          <table:table-cell table:formula="of:=([.F338]-[.C338])/0.0166667" office:value-type="float" office:value="36.6479267041464" calcext:value-type="float">
            <text:p>36.6479267041464</text:p>
          </table:table-cell>
          <table:table-cell table:formula="of:=DEGREES(ATAN(ABS([.F338]-[.C338])/ABS([.E338]-[.B338])))" office:value-type="float" office:value="3.0355540932202" calcext:value-type="float">
            <text:p>3.0355540932202</text:p>
          </table:table-cell>
          <table:table-cell table:formula="of:=SQRT(POWER([.H338];2)+POWER([.I338];2)+POWER([.J338];2))" office:value-type="float" office:value="692.310480298313" calcext:value-type="float">
            <text:p>692.310480298313</text:p>
          </table:table-cell>
        </table:table-row>
        <table:table-row table:style-name="ro1">
          <table:table-cell office:value-type="float" office:value="74.6179" calcext:value-type="float">
            <text:p>74.6179</text:p>
          </table:table-cell>
          <table:table-cell office:value-type="float" office:value="276.524" calcext:value-type="float">
            <text:p>276.524</text:p>
          </table:table-cell>
          <table:table-cell office:value-type="float" office:value="43.0269" calcext:value-type="float">
            <text:p>43.0269</text:p>
          </table:table-cell>
          <table:table-cell office:value-type="float" office:value="74.336" calcext:value-type="float">
            <text:p>74.336</text:p>
          </table:table-cell>
          <table:table-cell office:value-type="float" office:value="271.524" calcext:value-type="float">
            <text:p>271.524</text:p>
          </table:table-cell>
          <table:table-cell office:value-type="float" office:value="42.5978" calcext:value-type="float">
            <text:p>42.5978</text:p>
          </table:table-cell>
          <table:table-cell/>
          <table:table-cell table:formula="of:=([.D339]-[.A339])/0.0166667" office:value-type="float" office:value="-16.9139661720681" calcext:value-type="float">
            <text:p>-16.9139661720681</text:p>
          </table:table-cell>
          <table:table-cell table:formula="of:=ABS([.E339]-[.B339])/0.0166667" office:value-type="float" office:value="299.9994000012" calcext:value-type="float">
            <text:p>299.9994000012</text:p>
          </table:table-cell>
          <table:table-cell table:formula="of:=([.F339]-[.C339])/0.0166667" office:value-type="float" office:value="-25.7459485081029" calcext:value-type="float">
            <text:p>-25.7459485081029</text:p>
          </table:table-cell>
          <table:table-cell table:formula="of:=DEGREES(ATAN(ABS([.F339]-[.C339])/ABS([.E339]-[.B339])))" office:value-type="float" office:value="4.90510520636323" calcext:value-type="float">
            <text:p>4.90510520636323</text:p>
          </table:table-cell>
          <table:table-cell table:formula="of:=SQRT(POWER([.H339];2)+POWER([.I339];2)+POWER([.J339];2))" office:value-type="float" office:value="301.576816279587" calcext:value-type="float">
            <text:p>301.576816279587</text:p>
          </table:table-cell>
        </table:table-row>
        <table:table-row table:style-name="ro1">
          <table:table-cell office:value-type="float" office:value="74.8387" calcext:value-type="float">
            <text:p>74.8387</text:p>
          </table:table-cell>
          <table:table-cell office:value-type="float" office:value="273.078" calcext:value-type="float">
            <text:p>273.078</text:p>
          </table:table-cell>
          <table:table-cell office:value-type="float" office:value="41.3486" calcext:value-type="float">
            <text:p>41.3486</text:p>
          </table:table-cell>
          <table:table-cell office:value-type="float" office:value="74.7554" calcext:value-type="float">
            <text:p>74.7554</text:p>
          </table:table-cell>
          <table:table-cell office:value-type="float" office:value="260.794" calcext:value-type="float">
            <text:p>260.794</text:p>
          </table:table-cell>
          <table:table-cell office:value-type="float" office:value="41.4455" calcext:value-type="float">
            <text:p>41.4455</text:p>
          </table:table-cell>
          <table:table-cell/>
          <table:table-cell table:formula="of:=([.D340]-[.A340])/0.0166667" office:value-type="float" office:value="-4.99799000402049" calcext:value-type="float">
            <text:p>-4.99799000402049</text:p>
          </table:table-cell>
          <table:table-cell table:formula="of:=ABS([.E340]-[.B340])/0.0166667" office:value-type="float" office:value="737.038525922948" calcext:value-type="float">
            <text:p>737.038525922948</text:p>
          </table:table-cell>
          <table:table-cell table:formula="of:=([.F340]-[.C340])/0.0166667" office:value-type="float" office:value="5.81398837202356" calcext:value-type="float">
            <text:p>5.81398837202356</text:p>
          </table:table-cell>
          <table:table-cell table:formula="of:=DEGREES(ATAN(ABS([.F340]-[.C340])/ABS([.E340]-[.B340])))" office:value-type="float" office:value="0.45195749604264" calcext:value-type="float">
            <text:p>0.45195749604264</text:p>
          </table:table-cell>
          <table:table-cell table:formula="of:=SQRT(POWER([.H340];2)+POWER([.I340];2)+POWER([.J340];2))" office:value-type="float" office:value="737.078402247374" calcext:value-type="float">
            <text:p>737.078402247374</text:p>
          </table:table-cell>
        </table:table-row>
        <table:table-row table:style-name="ro1">
          <table:table-cell office:value-type="float" office:value="73.5856" calcext:value-type="float">
            <text:p>73.5856</text:p>
          </table:table-cell>
          <table:table-cell office:value-type="float" office:value="271.641" calcext:value-type="float">
            <text:p>271.641</text:p>
          </table:table-cell>
          <table:table-cell office:value-type="float" office:value="41.5975" calcext:value-type="float">
            <text:p>41.5975</text:p>
          </table:table-cell>
          <table:table-cell office:value-type="float" office:value="72.8081" calcext:value-type="float">
            <text:p>72.8081</text:p>
          </table:table-cell>
          <table:table-cell office:value-type="float" office:value="260.594" calcext:value-type="float">
            <text:p>260.594</text:p>
          </table:table-cell>
          <table:table-cell office:value-type="float" office:value="41.2556" calcext:value-type="float">
            <text:p>41.2556</text:p>
          </table:table-cell>
          <table:table-cell/>
          <table:table-cell table:formula="of:=([.D341]-[.A341])/0.0166667" office:value-type="float" office:value="-46.6499067001868" calcext:value-type="float">
            <text:p>-46.6499067001868</text:p>
          </table:table-cell>
          <table:table-cell table:formula="of:=ABS([.E341]-[.B341])/0.0166667" office:value-type="float" office:value="662.818674362653" calcext:value-type="float">
            <text:p>662.818674362653</text:p>
          </table:table-cell>
          <table:table-cell table:formula="of:=([.F341]-[.C341])/0.0166667" office:value-type="float" office:value="-20.5139589720818" calcext:value-type="float">
            <text:p>-20.5139589720818</text:p>
          </table:table-cell>
          <table:table-cell table:formula="of:=DEGREES(ATAN(ABS([.F341]-[.C341])/ABS([.E341]-[.B341])))" office:value-type="float" office:value="1.77271438920949" calcext:value-type="float">
            <text:p>1.77271438920949</text:p>
          </table:table-cell>
          <table:table-cell table:formula="of:=SQRT(POWER([.H341];2)+POWER([.I341];2)+POWER([.J341];2))" office:value-type="float" office:value="664.774872713845" calcext:value-type="float">
            <text:p>664.774872713845</text:p>
          </table:table-cell>
        </table:table-row>
        <table:table-row table:style-name="ro1">
          <table:table-cell office:value-type="float" office:value="74.4139" calcext:value-type="float">
            <text:p>74.4139</text:p>
          </table:table-cell>
          <table:table-cell office:value-type="float" office:value="285.878" calcext:value-type="float">
            <text:p>285.878</text:p>
          </table:table-cell>
          <table:table-cell office:value-type="float" office:value="41.5306" calcext:value-type="float">
            <text:p>41.5306</text:p>
          </table:table-cell>
          <table:table-cell office:value-type="float" office:value="74.098" calcext:value-type="float">
            <text:p>74.098</text:p>
          </table:table-cell>
          <table:table-cell office:value-type="float" office:value="274.141" calcext:value-type="float">
            <text:p>274.141</text:p>
          </table:table-cell>
          <table:table-cell office:value-type="float" office:value="41.9252" calcext:value-type="float">
            <text:p>41.9252</text:p>
          </table:table-cell>
          <table:table-cell/>
          <table:table-cell table:formula="of:=([.D342]-[.A342])/0.0166667" office:value-type="float" office:value="-18.9539620920758" calcext:value-type="float">
            <text:p>-18.9539620920758</text:p>
          </table:table-cell>
          <table:table-cell table:formula="of:=ABS([.E342]-[.B342])/0.0166667" office:value-type="float" office:value="704.218591562815" calcext:value-type="float">
            <text:p>704.218591562815</text:p>
          </table:table-cell>
          <table:table-cell table:formula="of:=([.F342]-[.C342])/0.0166667" office:value-type="float" office:value="23.6759526480945" calcext:value-type="float">
            <text:p>23.6759526480945</text:p>
          </table:table-cell>
          <table:table-cell table:formula="of:=DEGREES(ATAN(ABS([.F342]-[.C342])/ABS([.E342]-[.B342])))" office:value-type="float" office:value="1.92556888138446" calcext:value-type="float">
            <text:p>1.92556888138446</text:p>
          </table:table-cell>
          <table:table-cell table:formula="of:=SQRT(POWER([.H342];2)+POWER([.I342];2)+POWER([.J342];2))" office:value-type="float" office:value="704.871355720671" calcext:value-type="float">
            <text:p>704.871355720671</text:p>
          </table:table-cell>
        </table:table-row>
        <table:table-row table:style-name="ro1">
          <table:table-cell office:value-type="float" office:value="74.895" calcext:value-type="float">
            <text:p>74.895</text:p>
          </table:table-cell>
          <table:table-cell office:value-type="float" office:value="280.419" calcext:value-type="float">
            <text:p>280.419</text:p>
          </table:table-cell>
          <table:table-cell office:value-type="float" office:value="42.9027" calcext:value-type="float">
            <text:p>42.9027</text:p>
          </table:table-cell>
          <table:table-cell office:value-type="float" office:value="74.5792" calcext:value-type="float">
            <text:p>74.5792</text:p>
          </table:table-cell>
          <table:table-cell office:value-type="float" office:value="270.181" calcext:value-type="float">
            <text:p>270.181</text:p>
          </table:table-cell>
          <table:table-cell office:value-type="float" office:value="43.3062" calcext:value-type="float">
            <text:p>43.3062</text:p>
          </table:table-cell>
          <table:table-cell/>
          <table:table-cell table:formula="of:=([.D343]-[.A343])/0.0166667" office:value-type="float" office:value="-18.9479621040755" calcext:value-type="float">
            <text:p>-18.9479621040755</text:p>
          </table:table-cell>
          <table:table-cell table:formula="of:=ABS([.E343]-[.B343])/0.0166667" office:value-type="float" office:value="614.278771442457" calcext:value-type="float">
            <text:p>614.278771442457</text:p>
          </table:table-cell>
          <table:table-cell table:formula="of:=([.F343]-[.C343])/0.0166667" office:value-type="float" office:value="24.2099515800965" calcext:value-type="float">
            <text:p>24.2099515800965</text:p>
          </table:table-cell>
          <table:table-cell table:formula="of:=DEGREES(ATAN(ABS([.F343]-[.C343])/ABS([.E343]-[.B343])))" office:value-type="float" office:value="2.25697284312282" calcext:value-type="float">
            <text:p>2.25697284312282</text:p>
          </table:table-cell>
          <table:table-cell table:formula="of:=SQRT(POWER([.H343];2)+POWER([.I343];2)+POWER([.J343];2))" office:value-type="float" office:value="615.047604717117" calcext:value-type="float">
            <text:p>615.047604717117</text:p>
          </table:table-cell>
        </table:table-row>
        <table:table-row table:style-name="ro1">
          <table:table-cell office:value-type="float" office:value="74.6551" calcext:value-type="float">
            <text:p>74.6551</text:p>
          </table:table-cell>
          <table:table-cell office:value-type="float" office:value="283.187" calcext:value-type="float">
            <text:p>283.187</text:p>
          </table:table-cell>
          <table:table-cell office:value-type="float" office:value="41.9594" calcext:value-type="float">
            <text:p>41.9594</text:p>
          </table:table-cell>
          <table:table-cell office:value-type="float" office:value="74.3426" calcext:value-type="float">
            <text:p>74.3426</text:p>
          </table:table-cell>
          <table:table-cell office:value-type="float" office:value="272.837" calcext:value-type="float">
            <text:p>272.837</text:p>
          </table:table-cell>
          <table:table-cell office:value-type="float" office:value="42.3837" calcext:value-type="float">
            <text:p>42.3837</text:p>
          </table:table-cell>
          <table:table-cell/>
          <table:table-cell table:formula="of:=([.D344]-[.A344])/0.0166667" office:value-type="float" office:value="-18.749962500075" calcext:value-type="float">
            <text:p>-18.749962500075</text:p>
          </table:table-cell>
          <table:table-cell table:formula="of:=ABS([.E344]-[.B344])/0.0166667" office:value-type="float" office:value="620.998758002485" calcext:value-type="float">
            <text:p>620.998758002485</text:p>
          </table:table-cell>
          <table:table-cell table:formula="of:=([.F344]-[.C344])/0.0166667" office:value-type="float" office:value="25.4579490841015" calcext:value-type="float">
            <text:p>25.4579490841015</text:p>
          </table:table-cell>
          <table:table-cell table:formula="of:=DEGREES(ATAN(ABS([.F344]-[.C344])/ABS([.E344]-[.B344])))" office:value-type="float" office:value="2.34753566516384" calcext:value-type="float">
            <text:p>2.34753566516384</text:p>
          </table:table-cell>
          <table:table-cell table:formula="of:=SQRT(POWER([.H344];2)+POWER([.I344];2)+POWER([.J344];2))" office:value-type="float" office:value="621.803124554672" calcext:value-type="float">
            <text:p>621.803124554672</text:p>
          </table:table-cell>
        </table:table-row>
        <table:table-row table:style-name="ro1">
          <table:table-cell office:value-type="float" office:value="74.8936" calcext:value-type="float">
            <text:p>74.8936</text:p>
          </table:table-cell>
          <table:table-cell office:value-type="float" office:value="280.527" calcext:value-type="float">
            <text:p>280.527</text:p>
          </table:table-cell>
          <table:table-cell office:value-type="float" office:value="42.3832" calcext:value-type="float">
            <text:p>42.3832</text:p>
          </table:table-cell>
          <table:table-cell office:value-type="float" office:value="74.8179" calcext:value-type="float">
            <text:p>74.8179</text:p>
          </table:table-cell>
          <table:table-cell office:value-type="float" office:value="269.038" calcext:value-type="float">
            <text:p>269.038</text:p>
          </table:table-cell>
          <table:table-cell office:value-type="float" office:value="42.9984" calcext:value-type="float">
            <text:p>42.9984</text:p>
          </table:table-cell>
          <table:table-cell/>
          <table:table-cell table:formula="of:=([.D345]-[.A345])/0.0166667" office:value-type="float" office:value="-4.54199091601888" calcext:value-type="float">
            <text:p>-4.54199091601888</text:p>
          </table:table-cell>
          <table:table-cell table:formula="of:=ABS([.E345]-[.B345])/0.0166667" office:value-type="float" office:value="689.338621322756" calcext:value-type="float">
            <text:p>689.338621322756</text:p>
          </table:table-cell>
          <table:table-cell table:formula="of:=([.F345]-[.C345])/0.0166667" office:value-type="float" office:value="36.9119261761473" calcext:value-type="float">
            <text:p>36.9119261761473</text:p>
          </table:table-cell>
          <table:table-cell table:formula="of:=DEGREES(ATAN(ABS([.F345]-[.C345])/ABS([.E345]-[.B345])))" office:value-type="float" office:value="3.06508247603817" calcext:value-type="float">
            <text:p>3.06508247603817</text:p>
          </table:table-cell>
          <table:table-cell table:formula="of:=SQRT(POWER([.H345];2)+POWER([.I345];2)+POWER([.J345];2))" office:value-type="float" office:value="690.341114828512" calcext:value-type="float">
            <text:p>690.341114828512</text:p>
          </table:table-cell>
        </table:table-row>
        <table:table-row table:style-name="ro1">
          <table:table-cell office:value-type="float" office:value="74.5921" calcext:value-type="float">
            <text:p>74.5921</text:p>
          </table:table-cell>
          <table:table-cell office:value-type="float" office:value="272.858" calcext:value-type="float">
            <text:p>272.858</text:p>
          </table:table-cell>
          <table:table-cell office:value-type="float" office:value="42.3779" calcext:value-type="float">
            <text:p>42.3779</text:p>
          </table:table-cell>
          <table:table-cell office:value-type="float" office:value="74.2794" calcext:value-type="float">
            <text:p>74.2794</text:p>
          </table:table-cell>
          <table:table-cell office:value-type="float" office:value="261.763" calcext:value-type="float">
            <text:p>261.763</text:p>
          </table:table-cell>
          <table:table-cell office:value-type="float" office:value="42.4968" calcext:value-type="float">
            <text:p>42.4968</text:p>
          </table:table-cell>
          <table:table-cell/>
          <table:table-cell table:formula="of:=([.D346]-[.A346])/0.0166667" office:value-type="float" office:value="-18.7619624760754" calcext:value-type="float">
            <text:p>-18.7619624760754</text:p>
          </table:table-cell>
          <table:table-cell table:formula="of:=ABS([.E346]-[.B346])/0.0166667" office:value-type="float" office:value="665.698668602665" calcext:value-type="float">
            <text:p>665.698668602665</text:p>
          </table:table-cell>
          <table:table-cell table:formula="of:=([.F346]-[.C346])/0.0166667" office:value-type="float" office:value="7.13398573202875" calcext:value-type="float">
            <text:p>7.13398573202875</text:p>
          </table:table-cell>
          <table:table-cell table:formula="of:=DEGREES(ATAN(ABS([.F346]-[.C346])/ABS([.E346]-[.B346])))" office:value-type="float" office:value="0.61398895099029" calcext:value-type="float">
            <text:p>0.61398895099029</text:p>
          </table:table-cell>
          <table:table-cell table:formula="of:=SQRT(POWER([.H346];2)+POWER([.I346];2)+POWER([.J346];2))" office:value-type="float" office:value="666.001217992684" calcext:value-type="float">
            <text:p>666.001217992684</text:p>
          </table:table-cell>
        </table:table-row>
        <table:table-row table:style-name="ro1">
          <table:table-cell office:value-type="float" office:value="74.6319" calcext:value-type="float">
            <text:p>74.6319</text:p>
          </table:table-cell>
          <table:table-cell office:value-type="float" office:value="279.227" calcext:value-type="float">
            <text:p>279.227</text:p>
          </table:table-cell>
          <table:table-cell office:value-type="float" office:value="42.3431" calcext:value-type="float">
            <text:p>42.3431</text:p>
          </table:table-cell>
          <table:table-cell office:value-type="float" office:value="74.3143" calcext:value-type="float">
            <text:p>74.3143</text:p>
          </table:table-cell>
          <table:table-cell office:value-type="float" office:value="267.851" calcext:value-type="float">
            <text:p>267.851</text:p>
          </table:table-cell>
          <table:table-cell office:value-type="float" office:value="42.4617" calcext:value-type="float">
            <text:p>42.4617</text:p>
          </table:table-cell>
          <table:table-cell/>
          <table:table-cell table:formula="of:=([.D347]-[.A347])/0.0166667" office:value-type="float" office:value="-19.0559618880762" calcext:value-type="float">
            <text:p>-19.0559618880762</text:p>
          </table:table-cell>
          <table:table-cell table:formula="of:=ABS([.E347]-[.B347])/0.0166667" office:value-type="float" office:value="682.558634882729" calcext:value-type="float">
            <text:p>682.558634882729</text:p>
          </table:table-cell>
          <table:table-cell table:formula="of:=([.F347]-[.C347])/0.0166667" office:value-type="float" office:value="7.11598576802851" calcext:value-type="float">
            <text:p>7.11598576802851</text:p>
          </table:table-cell>
          <table:table-cell table:formula="of:=DEGREES(ATAN(ABS([.F347]-[.C347])/ABS([.E347]-[.B347])))" office:value-type="float" office:value="0.59731305142214" calcext:value-type="float">
            <text:p>0.59731305142214</text:p>
          </table:table-cell>
          <table:table-cell table:formula="of:=SQRT(POWER([.H347];2)+POWER([.I347];2)+POWER([.J347];2))" office:value-type="float" office:value="682.861667535896" calcext:value-type="float">
            <text:p>682.861667535896</text:p>
          </table:table-cell>
        </table:table-row>
        <table:table-row table:style-name="ro1">
          <table:table-cell office:value-type="float" office:value="75.1192" calcext:value-type="float">
            <text:p>75.1192</text:p>
          </table:table-cell>
          <table:table-cell office:value-type="float" office:value="276.679" calcext:value-type="float">
            <text:p>276.679</text:p>
          </table:table-cell>
          <table:table-cell office:value-type="float" office:value="42.499" calcext:value-type="float">
            <text:p>42.499</text:p>
          </table:table-cell>
          <table:table-cell office:value-type="float" office:value="75.038" calcext:value-type="float">
            <text:p>75.038</text:p>
          </table:table-cell>
          <table:table-cell office:value-type="float" office:value="265.408" calcext:value-type="float">
            <text:p>265.408</text:p>
          </table:table-cell>
          <table:table-cell office:value-type="float" office:value="42.8573" calcext:value-type="float">
            <text:p>42.8573</text:p>
          </table:table-cell>
          <table:table-cell/>
          <table:table-cell table:formula="of:=([.D348]-[.A348])/0.0166667" office:value-type="float" office:value="-4.87199025602007" calcext:value-type="float">
            <text:p>-4.87199025602007</text:p>
          </table:table-cell>
          <table:table-cell table:formula="of:=ABS([.E348]-[.B348])/0.0166667" office:value-type="float" office:value="676.258647482702" calcext:value-type="float">
            <text:p>676.258647482702</text:p>
          </table:table-cell>
          <table:table-cell table:formula="of:=([.F348]-[.C348])/0.0166667" office:value-type="float" office:value="21.497957004086" calcext:value-type="float">
            <text:p>21.497957004086</text:p>
          </table:table-cell>
          <table:table-cell table:formula="of:=DEGREES(ATAN(ABS([.F348]-[.C348])/ABS([.E348]-[.B348])))" office:value-type="float" office:value="1.82079377127546" calcext:value-type="float">
            <text:p>1.82079377127546</text:p>
          </table:table-cell>
          <table:table-cell table:formula="of:=SQRT(POWER([.H348];2)+POWER([.I348];2)+POWER([.J348];2))" office:value-type="float" office:value="676.617806992647" calcext:value-type="float">
            <text:p>676.617806992647</text:p>
          </table:table-cell>
        </table:table-row>
        <table:table-row table:style-name="ro1">
          <table:table-cell office:value-type="float" office:value="74.3443" calcext:value-type="float">
            <text:p>74.3443</text:p>
          </table:table-cell>
          <table:table-cell office:value-type="float" office:value="272.731" calcext:value-type="float">
            <text:p>272.731</text:p>
          </table:table-cell>
          <table:table-cell office:value-type="float" office:value="42.8957" calcext:value-type="float">
            <text:p>42.8957</text:p>
          </table:table-cell>
          <table:table-cell office:value-type="float" office:value="74.2705" calcext:value-type="float">
            <text:p>74.2705</text:p>
          </table:table-cell>
          <table:table-cell office:value-type="float" office:value="259.121" calcext:value-type="float">
            <text:p>259.121</text:p>
          </table:table-cell>
          <table:table-cell office:value-type="float" office:value="43.8992" calcext:value-type="float">
            <text:p>43.8992</text:p>
          </table:table-cell>
          <table:table-cell/>
          <table:table-cell table:formula="of:=([.D349]-[.A349])/0.0166667" office:value-type="float" office:value="-4.42799114401805" calcext:value-type="float">
            <text:p>-4.42799114401805</text:p>
          </table:table-cell>
          <table:table-cell table:formula="of:=ABS([.E349]-[.B349])/0.0166667" office:value-type="float" office:value="816.598366803267" calcext:value-type="float">
            <text:p>816.598366803267</text:p>
          </table:table-cell>
          <table:table-cell table:formula="of:=([.F349]-[.C349])/0.0166667" office:value-type="float" office:value="60.209879580241" calcext:value-type="float">
            <text:p>60.209879580241</text:p>
          </table:table-cell>
          <table:table-cell table:formula="of:=DEGREES(ATAN(ABS([.F349]-[.C349])/ABS([.E349]-[.B349])))" office:value-type="float" office:value="4.2169331815499" calcext:value-type="float">
            <text:p>4.2169331815499</text:p>
          </table:table-cell>
          <table:table-cell table:formula="of:=SQRT(POWER([.H349];2)+POWER([.I349];2)+POWER([.J349];2))" office:value-type="float" office:value="818.827044845492" calcext:value-type="float">
            <text:p>818.827044845492</text:p>
          </table:table-cell>
        </table:table-row>
        <table:table-row table:style-name="ro1">
          <table:table-cell office:value-type="float" office:value="74.3451" calcext:value-type="float">
            <text:p>74.3451</text:p>
          </table:table-cell>
          <table:table-cell office:value-type="float" office:value="272.675" calcext:value-type="float">
            <text:p>272.675</text:p>
          </table:table-cell>
          <table:table-cell office:value-type="float" office:value="43.1518" calcext:value-type="float">
            <text:p>43.1518</text:p>
          </table:table-cell>
          <table:table-cell office:value-type="float" office:value="74.034" calcext:value-type="float">
            <text:p>74.034</text:p>
          </table:table-cell>
          <table:table-cell office:value-type="float" office:value="260.313" calcext:value-type="float">
            <text:p>260.313</text:p>
          </table:table-cell>
          <table:table-cell office:value-type="float" office:value="43.7051" calcext:value-type="float">
            <text:p>43.7051</text:p>
          </table:table-cell>
          <table:table-cell/>
          <table:table-cell table:formula="of:=([.D350]-[.A350])/0.0166667" office:value-type="float" office:value="-18.6659626680744" calcext:value-type="float">
            <text:p>-18.6659626680744</text:p>
          </table:table-cell>
          <table:table-cell table:formula="of:=ABS([.E350]-[.B350])/0.0166667" office:value-type="float" office:value="741.718516562968" calcext:value-type="float">
            <text:p>741.718516562968</text:p>
          </table:table-cell>
          <table:table-cell table:formula="of:=([.F350]-[.C350])/0.0166667" office:value-type="float" office:value="33.1979336041328" calcext:value-type="float">
            <text:p>33.1979336041328</text:p>
          </table:table-cell>
          <table:table-cell table:formula="of:=DEGREES(ATAN(ABS([.F350]-[.C350])/ABS([.E350]-[.B350])))" office:value-type="float" office:value="2.56274154196729" calcext:value-type="float">
            <text:p>2.56274154196729</text:p>
          </table:table-cell>
          <table:table-cell table:formula="of:=SQRT(POWER([.H350];2)+POWER([.I350];2)+POWER([.J350];2))" office:value-type="float" office:value="742.695683823651" calcext:value-type="float">
            <text:p>742.695683823651</text:p>
          </table:table-cell>
        </table:table-row>
        <table:table-row table:style-name="ro1">
          <table:table-cell office:value-type="float" office:value="74.337" calcext:value-type="float">
            <text:p>74.337</text:p>
          </table:table-cell>
          <table:table-cell office:value-type="float" office:value="271.489" calcext:value-type="float">
            <text:p>271.489</text:p>
          </table:table-cell>
          <table:table-cell office:value-type="float" office:value="42.8501" calcext:value-type="float">
            <text:p>42.8501</text:p>
          </table:table-cell>
          <table:table-cell office:value-type="float" office:value="73.7874" calcext:value-type="float">
            <text:p>73.7874</text:p>
          </table:table-cell>
          <table:table-cell office:value-type="float" office:value="260.469" calcext:value-type="float">
            <text:p>260.469</text:p>
          </table:table-cell>
          <table:table-cell office:value-type="float" office:value="42.7173" calcext:value-type="float">
            <text:p>42.7173</text:p>
          </table:table-cell>
          <table:table-cell/>
          <table:table-cell table:formula="of:=([.D351]-[.A351])/0.0166667" office:value-type="float" office:value="-32.9759340481318" calcext:value-type="float">
            <text:p>-32.9759340481318</text:p>
          </table:table-cell>
          <table:table-cell table:formula="of:=ABS([.E351]-[.B351])/0.0166667" office:value-type="float" office:value="661.198677602644" calcext:value-type="float">
            <text:p>661.198677602644</text:p>
          </table:table-cell>
          <table:table-cell table:formula="of:=([.F351]-[.C351])/0.0166667" office:value-type="float" office:value="-7.96798406403163" calcext:value-type="float">
            <text:p>-7.96798406403163</text:p>
          </table:table-cell>
          <table:table-cell table:formula="of:=DEGREES(ATAN(ABS([.F351]-[.C351])/ABS([.E351]-[.B351])))" office:value-type="float" office:value="0.690427515916131" calcext:value-type="float">
            <text:p>0.690427515916131</text:p>
          </table:table-cell>
          <table:table-cell table:formula="of:=SQRT(POWER([.H351];2)+POWER([.I351];2)+POWER([.J351];2))" office:value-type="float" office:value="662.068419621323" calcext:value-type="float">
            <text:p>662.068419621323</text:p>
          </table:table-cell>
        </table:table-row>
        <table:table-row table:style-name="ro1">
          <table:table-cell office:value-type="float" office:value="74.0978" calcext:value-type="float">
            <text:p>74.0978</text:p>
          </table:table-cell>
          <table:table-cell office:value-type="float" office:value="272.542" calcext:value-type="float">
            <text:p>272.542</text:p>
          </table:table-cell>
          <table:table-cell office:value-type="float" office:value="43.6694" calcext:value-type="float">
            <text:p>43.6694</text:p>
          </table:table-cell>
          <table:table-cell office:value-type="float" office:value="73.7934" calcext:value-type="float">
            <text:p>73.7934</text:p>
          </table:table-cell>
          <table:table-cell office:value-type="float" office:value="260.179" calcext:value-type="float">
            <text:p>260.179</text:p>
          </table:table-cell>
          <table:table-cell office:value-type="float" office:value="44.2107" calcext:value-type="float">
            <text:p>44.2107</text:p>
          </table:table-cell>
          <table:table-cell/>
          <table:table-cell table:formula="of:=([.D352]-[.A352])/0.0166667" office:value-type="float" office:value="-18.2639634720731" calcext:value-type="float">
            <text:p>-18.2639634720731</text:p>
          </table:table-cell>
          <table:table-cell table:formula="of:=ABS([.E352]-[.B352])/0.0166667" office:value-type="float" office:value="741.778516442967" calcext:value-type="float">
            <text:p>741.778516442967</text:p>
          </table:table-cell>
          <table:table-cell table:formula="of:=([.F352]-[.C352])/0.0166667" office:value-type="float" office:value="32.4779350441299" calcext:value-type="float">
            <text:p>32.4779350441299</text:p>
          </table:table-cell>
          <table:table-cell table:formula="of:=DEGREES(ATAN(ABS([.F352]-[.C352])/ABS([.E352]-[.B352])))" office:value-type="float" office:value="2.50702983534182" calcext:value-type="float">
            <text:p>2.50702983534182</text:p>
          </table:table-cell>
          <table:table-cell table:formula="of:=SQRT(POWER([.H352];2)+POWER([.I352];2)+POWER([.J352];2))" office:value-type="float" office:value="742.713778034829" calcext:value-type="float">
            <text:p>742.713778034829</text:p>
          </table:table-cell>
        </table:table-row>
        <table:table-row table:style-name="ro1">
          <table:table-cell office:value-type="float" office:value="74.9115" calcext:value-type="float">
            <text:p>74.9115</text:p>
          </table:table-cell>
          <table:table-cell office:value-type="float" office:value="283.095" calcext:value-type="float">
            <text:p>283.095</text:p>
          </table:table-cell>
          <table:table-cell office:value-type="float" office:value="42.4769" calcext:value-type="float">
            <text:p>42.4769</text:p>
          </table:table-cell>
          <table:table-cell office:value-type="float" office:value="74.835" calcext:value-type="float">
            <text:p>74.835</text:p>
          </table:table-cell>
          <table:table-cell office:value-type="float" office:value="271.482" calcext:value-type="float">
            <text:p>271.482</text:p>
          </table:table-cell>
          <table:table-cell office:value-type="float" office:value="43.0933" calcext:value-type="float">
            <text:p>43.0933</text:p>
          </table:table-cell>
          <table:table-cell/>
          <table:table-cell table:formula="of:=([.D353]-[.A353])/0.0166667" office:value-type="float" office:value="-4.58999082001896" calcext:value-type="float">
            <text:p>-4.58999082001896</text:p>
          </table:table-cell>
          <table:table-cell table:formula="of:=ABS([.E353]-[.B353])/0.0166667" office:value-type="float" office:value="696.778606442787" calcext:value-type="float">
            <text:p>696.778606442787</text:p>
          </table:table-cell>
          <table:table-cell table:formula="of:=([.F353]-[.C353])/0.0166667" office:value-type="float" office:value="36.9839260321479" calcext:value-type="float">
            <text:p>36.9839260321479</text:p>
          </table:table-cell>
          <table:table-cell table:formula="of:=DEGREES(ATAN(ABS([.F353]-[.C353])/ABS([.E353]-[.B353])))" office:value-type="float" office:value="3.0383198040849" calcext:value-type="float">
            <text:p>3.0383198040849</text:p>
          </table:table-cell>
          <table:table-cell table:formula="of:=SQRT(POWER([.H353];2)+POWER([.I353];2)+POWER([.J353];2))" office:value-type="float" office:value="697.774537509669" calcext:value-type="float">
            <text:p>697.774537509669</text:p>
          </table:table-cell>
        </table:table-row>
        <table:table-row table:style-name="ro1">
          <table:table-cell office:value-type="float" office:value="74.1433" calcext:value-type="float">
            <text:p>74.1433</text:p>
          </table:table-cell>
          <table:table-cell office:value-type="float" office:value="283.238" calcext:value-type="float">
            <text:p>283.238</text:p>
          </table:table-cell>
          <table:table-cell office:value-type="float" office:value="41.4503" calcext:value-type="float">
            <text:p>41.4503</text:p>
          </table:table-cell>
          <table:table-cell office:value-type="float" office:value="73.8295" calcext:value-type="float">
            <text:p>73.8295</text:p>
          </table:table-cell>
          <table:table-cell office:value-type="float" office:value="270.375" calcext:value-type="float">
            <text:p>270.375</text:p>
          </table:table-cell>
          <table:table-cell office:value-type="float" office:value="41.8043" calcext:value-type="float">
            <text:p>41.8043</text:p>
          </table:table-cell>
          <table:table-cell/>
          <table:table-cell table:formula="of:=([.D354]-[.A354])/0.0166667" office:value-type="float" office:value="-18.8279623440753" calcext:value-type="float">
            <text:p>-18.8279623440753</text:p>
          </table:table-cell>
          <table:table-cell table:formula="of:=ABS([.E354]-[.B354])/0.0166667" office:value-type="float" office:value="771.778456443087" calcext:value-type="float">
            <text:p>771.778456443087</text:p>
          </table:table-cell>
          <table:table-cell table:formula="of:=([.F354]-[.C354])/0.0166667" office:value-type="float" office:value="21.2399575200849" calcext:value-type="float">
            <text:p>21.2399575200849</text:p>
          </table:table-cell>
          <table:table-cell table:formula="of:=DEGREES(ATAN(ABS([.F354]-[.C354])/ABS([.E354]-[.B354])))" office:value-type="float" office:value="1.57642755230727" calcext:value-type="float">
            <text:p>1.57642755230727</text:p>
          </table:table-cell>
          <table:table-cell table:formula="of:=SQRT(POWER([.H354];2)+POWER([.I354];2)+POWER([.J354];2))" office:value-type="float" office:value="772.30020962781" calcext:value-type="float">
            <text:p>772.30020962781</text:p>
          </table:table-cell>
        </table:table-row>
        <table:table-row table:style-name="ro1">
          <table:table-cell office:value-type="float" office:value="74.681" calcext:value-type="float">
            <text:p>74.681</text:p>
          </table:table-cell>
          <table:table-cell office:value-type="float" office:value="287.044" calcext:value-type="float">
            <text:p>287.044</text:p>
          </table:table-cell>
          <table:table-cell office:value-type="float" office:value="42.36" calcext:value-type="float">
            <text:p>42.36</text:p>
          </table:table-cell>
          <table:table-cell office:value-type="float" office:value="74.3608" calcext:value-type="float">
            <text:p>74.3608</text:p>
          </table:table-cell>
          <table:table-cell office:value-type="float" office:value="275.119" calcext:value-type="float">
            <text:p>275.119</text:p>
          </table:table-cell>
          <table:table-cell office:value-type="float" office:value="43.5024" calcext:value-type="float">
            <text:p>43.5024</text:p>
          </table:table-cell>
          <table:table-cell/>
          <table:table-cell table:formula="of:=([.D355]-[.A355])/0.0166667" office:value-type="float" office:value="-19.2119615760768" calcext:value-type="float">
            <text:p>-19.2119615760768</text:p>
          </table:table-cell>
          <table:table-cell table:formula="of:=ABS([.E355]-[.B355])/0.0166667" office:value-type="float" office:value="715.498569002859" calcext:value-type="float">
            <text:p>715.498569002859</text:p>
          </table:table-cell>
          <table:table-cell table:formula="of:=([.F355]-[.C355])/0.0166667" office:value-type="float" office:value="68.5438629122743" calcext:value-type="float">
            <text:p>68.5438629122743</text:p>
          </table:table-cell>
          <table:table-cell table:formula="of:=DEGREES(ATAN(ABS([.F355]-[.C355])/ABS([.E355]-[.B355])))" office:value-type="float" office:value="5.47216430112709" calcext:value-type="float">
            <text:p>5.47216430112709</text:p>
          </table:table-cell>
          <table:table-cell table:formula="of:=SQRT(POWER([.H355];2)+POWER([.I355];2)+POWER([.J355];2))" office:value-type="float" office:value="719.030988800675" calcext:value-type="float">
            <text:p>719.030988800675</text:p>
          </table:table-cell>
        </table:table-row>
        <table:table-row table:style-name="ro1">
          <table:table-cell office:value-type="float" office:value="74.9373" calcext:value-type="float">
            <text:p>74.9373</text:p>
          </table:table-cell>
          <table:table-cell office:value-type="float" office:value="287.125" calcext:value-type="float">
            <text:p>287.125</text:p>
          </table:table-cell>
          <table:table-cell office:value-type="float" office:value="42.0903" calcext:value-type="float">
            <text:p>42.0903</text:p>
          </table:table-cell>
          <table:table-cell office:value-type="float" office:value="74.8522" calcext:value-type="float">
            <text:p>74.8522</text:p>
          </table:table-cell>
          <table:table-cell office:value-type="float" office:value="273.964" calcext:value-type="float">
            <text:p>273.964</text:p>
          </table:table-cell>
          <table:table-cell office:value-type="float" office:value="43.187" calcext:value-type="float">
            <text:p>43.187</text:p>
          </table:table-cell>
          <table:table-cell/>
          <table:table-cell table:formula="of:=([.D356]-[.A356])/0.0166667" office:value-type="float" office:value="-5.10598978802025" calcext:value-type="float">
            <text:p>-5.10598978802025</text:p>
          </table:table-cell>
          <table:table-cell table:formula="of:=ABS([.E356]-[.B356])/0.0166667" office:value-type="float" office:value="789.658420683159" calcext:value-type="float">
            <text:p>789.658420683159</text:p>
          </table:table-cell>
          <table:table-cell table:formula="of:=([.F356]-[.C356])/0.0166667" office:value-type="float" office:value="65.8018683962631" calcext:value-type="float">
            <text:p>65.8018683962631</text:p>
          </table:table-cell>
          <table:table-cell table:formula="of:=DEGREES(ATAN(ABS([.F356]-[.C356])/ABS([.E356]-[.B356])))" office:value-type="float" office:value="4.76342551925707" calcext:value-type="float">
            <text:p>4.76342551925707</text:p>
          </table:table-cell>
          <table:table-cell table:formula="of:=SQRT(POWER([.H356];2)+POWER([.I356];2)+POWER([.J356];2))" office:value-type="float" office:value="792.411748002246" calcext:value-type="float">
            <text:p>792.411748002246</text:p>
          </table:table-cell>
        </table:table-row>
        <table:table-row table:style-name="ro1">
          <table:table-cell office:value-type="float" office:value="74.9115" calcext:value-type="float">
            <text:p>74.9115</text:p>
          </table:table-cell>
          <table:table-cell office:value-type="float" office:value="283.1" calcext:value-type="float">
            <text:p>283.1</text:p>
          </table:table-cell>
          <table:table-cell office:value-type="float" office:value="42.476" calcext:value-type="float">
            <text:p>42.476</text:p>
          </table:table-cell>
          <table:table-cell office:value-type="float" office:value="74.5872" calcext:value-type="float">
            <text:p>74.5872</text:p>
          </table:table-cell>
          <table:table-cell office:value-type="float" office:value="271.415" calcext:value-type="float">
            <text:p>271.415</text:p>
          </table:table-cell>
          <table:table-cell office:value-type="float" office:value="43.3527" calcext:value-type="float">
            <text:p>43.3527</text:p>
          </table:table-cell>
          <table:table-cell/>
          <table:table-cell table:formula="of:=([.D357]-[.A357])/0.0166667" office:value-type="float" office:value="-19.4579610840783" calcext:value-type="float">
            <text:p>-19.4579610840783</text:p>
          </table:table-cell>
          <table:table-cell table:formula="of:=ABS([.E357]-[.B357])/0.0166667" office:value-type="float" office:value="701.098597802805" calcext:value-type="float">
            <text:p>701.098597802805</text:p>
          </table:table-cell>
          <table:table-cell table:formula="of:=([.F357]-[.C357])/0.0166667" office:value-type="float" office:value="52.6018947962104" calcext:value-type="float">
            <text:p>52.6018947962104</text:p>
          </table:table-cell>
          <table:table-cell table:formula="of:=DEGREES(ATAN(ABS([.F357]-[.C357])/ABS([.E357]-[.B357])))" office:value-type="float" office:value="4.2907380042121" calcext:value-type="float">
            <text:p>4.2907380042121</text:p>
          </table:table-cell>
          <table:table-cell table:formula="of:=SQRT(POWER([.H357];2)+POWER([.I357];2)+POWER([.J357];2))" office:value-type="float" office:value="703.338336383536" calcext:value-type="float">
            <text:p>703.338336383536</text:p>
          </table:table-cell>
        </table:table-row>
        <table:table-row table:style-name="ro1">
          <table:table-cell office:value-type="float" office:value="74.665" calcext:value-type="float">
            <text:p>74.665</text:p>
          </table:table-cell>
          <table:table-cell office:value-type="float" office:value="284.38" calcext:value-type="float">
            <text:p>284.38</text:p>
          </table:table-cell>
          <table:table-cell office:value-type="float" office:value="42.5278" calcext:value-type="float">
            <text:p>42.5278</text:p>
          </table:table-cell>
          <table:table-cell office:value-type="float" office:value="74.5736" calcext:value-type="float">
            <text:p>74.5736</text:p>
          </table:table-cell>
          <table:table-cell office:value-type="float" office:value="268.805" calcext:value-type="float">
            <text:p>268.805</text:p>
          </table:table-cell>
          <table:table-cell office:value-type="float" office:value="44.0187" calcext:value-type="float">
            <text:p>44.0187</text:p>
          </table:table-cell>
          <table:table-cell/>
          <table:table-cell table:formula="of:=([.D358]-[.A358])/0.0166667" office:value-type="float" office:value="-5.48398903202237" calcext:value-type="float">
            <text:p>-5.48398903202237</text:p>
          </table:table-cell>
          <table:table-cell table:formula="of:=ABS([.E358]-[.B358])/0.0166667" office:value-type="float" office:value="934.498131003737" calcext:value-type="float">
            <text:p>934.498131003737</text:p>
          </table:table-cell>
          <table:table-cell table:formula="of:=([.F358]-[.C358])/0.0166667" office:value-type="float" office:value="89.453821092358" calcext:value-type="float">
            <text:p>89.453821092358</text:p>
          </table:table-cell>
          <table:table-cell table:formula="of:=DEGREES(ATAN(ABS([.F358]-[.C358])/ABS([.E358]-[.B358])))" office:value-type="float" office:value="5.46791606702975" calcext:value-type="float">
            <text:p>5.46791606702975</text:p>
          </table:table-cell>
          <table:table-cell table:formula="of:=SQRT(POWER([.H358];2)+POWER([.I358];2)+POWER([.J358];2))" office:value-type="float" office:value="938.78582067115" calcext:value-type="float">
            <text:p>938.78582067115</text:p>
          </table:table-cell>
        </table:table-row>
        <table:table-row table:style-name="ro1">
          <table:table-cell office:value-type="float" office:value="74.3866" calcext:value-type="float">
            <text:p>74.3866</text:p>
          </table:table-cell>
          <table:table-cell office:value-type="float" office:value="280.467" calcext:value-type="float">
            <text:p>280.467</text:p>
          </table:table-cell>
          <table:table-cell office:value-type="float" office:value="42.3975" calcext:value-type="float">
            <text:p>42.3975</text:p>
          </table:table-cell>
          <table:table-cell office:value-type="float" office:value="73.8237" calcext:value-type="float">
            <text:p>73.8237</text:p>
          </table:table-cell>
          <table:table-cell office:value-type="float" office:value="267.64" calcext:value-type="float">
            <text:p>267.64</text:p>
          </table:table-cell>
          <table:table-cell office:value-type="float" office:value="43.2352" calcext:value-type="float">
            <text:p>43.2352</text:p>
          </table:table-cell>
          <table:table-cell/>
          <table:table-cell table:formula="of:=([.D359]-[.A359])/0.0166667" office:value-type="float" office:value="-33.773932452135" calcext:value-type="float">
            <text:p>-33.773932452135</text:p>
          </table:table-cell>
          <table:table-cell table:formula="of:=ABS([.E359]-[.B359])/0.0166667" office:value-type="float" office:value="769.618460763078" calcext:value-type="float">
            <text:p>769.618460763078</text:p>
          </table:table-cell>
          <table:table-cell table:formula="of:=([.F359]-[.C359])/0.0166667" office:value-type="float" office:value="50.2618994762009" calcext:value-type="float">
            <text:p>50.2618994762009</text:p>
          </table:table-cell>
          <table:table-cell table:formula="of:=DEGREES(ATAN(ABS([.F359]-[.C359])/ABS([.E359]-[.B359])))" office:value-type="float" office:value="3.73654105321028" calcext:value-type="float">
            <text:p>3.73654105321028</text:p>
          </table:table-cell>
          <table:table-cell table:formula="of:=SQRT(POWER([.H359];2)+POWER([.I359];2)+POWER([.J359];2))" office:value-type="float" office:value="771.99709338803" calcext:value-type="float">
            <text:p>771.99709338803</text:p>
          </table:table-cell>
        </table:table-row>
        <table:table-row table:style-name="ro1">
          <table:table-cell office:value-type="float" office:value="74.599" calcext:value-type="float">
            <text:p>74.599</text:p>
          </table:table-cell>
          <table:table-cell office:value-type="float" office:value="272.403" calcext:value-type="float">
            <text:p>272.403</text:p>
          </table:table-cell>
          <table:table-cell office:value-type="float" office:value="44.6731" calcext:value-type="float">
            <text:p>44.6731</text:p>
          </table:table-cell>
          <table:table-cell office:value-type="float" office:value="74.5247" calcext:value-type="float">
            <text:p>74.5247</text:p>
          </table:table-cell>
          <table:table-cell office:value-type="float" office:value="260.056" calcext:value-type="float">
            <text:p>260.056</text:p>
          </table:table-cell>
          <table:table-cell office:value-type="float" office:value="45.4253" calcext:value-type="float">
            <text:p>45.4253</text:p>
          </table:table-cell>
          <table:table-cell/>
          <table:table-cell table:formula="of:=([.D360]-[.A360])/0.0166667" office:value-type="float" office:value="-4.45799108401831" calcext:value-type="float">
            <text:p>-4.45799108401831</text:p>
          </table:table-cell>
          <table:table-cell table:formula="of:=ABS([.E360]-[.B360])/0.0166667" office:value-type="float" office:value="740.818518362966" calcext:value-type="float">
            <text:p>740.818518362966</text:p>
          </table:table-cell>
          <table:table-cell table:formula="of:=([.F360]-[.C360])/0.0166667" office:value-type="float" office:value="45.1319097361806" calcext:value-type="float">
            <text:p>45.1319097361806</text:p>
          </table:table-cell>
          <table:table-cell table:formula="of:=DEGREES(ATAN(ABS([.F360]-[.C360])/ABS([.E360]-[.B360])))" office:value-type="float" office:value="3.48624647302537" calcext:value-type="float">
            <text:p>3.48624647302537</text:p>
          </table:table-cell>
          <table:table-cell table:formula="of:=SQRT(POWER([.H360];2)+POWER([.I360];2)+POWER([.J360];2))" office:value-type="float" office:value="742.205389437748" calcext:value-type="float">
            <text:p>742.205389437748</text:p>
          </table:table-cell>
        </table:table-row>
        <table:table-row table:style-name="ro1">
          <table:table-cell office:value-type="float" office:value="74.1055" calcext:value-type="float">
            <text:p>74.1055</text:p>
          </table:table-cell>
          <table:table-cell office:value-type="float" office:value="273.742" calcext:value-type="float">
            <text:p>273.742</text:p>
          </table:table-cell>
          <table:table-cell office:value-type="float" office:value="43.9718" calcext:value-type="float">
            <text:p>43.9718</text:p>
          </table:table-cell>
          <table:table-cell office:value-type="float" office:value="73.8012" calcext:value-type="float">
            <text:p>73.8012</text:p>
          </table:table-cell>
          <table:table-cell office:value-type="float" office:value="261.284" calcext:value-type="float">
            <text:p>261.284</text:p>
          </table:table-cell>
          <table:table-cell office:value-type="float" office:value="44.7529" calcext:value-type="float">
            <text:p>44.7529</text:p>
          </table:table-cell>
          <table:table-cell/>
          <table:table-cell table:formula="of:=([.D361]-[.A361])/0.0166667" office:value-type="float" office:value="-18.2579634840738" calcext:value-type="float">
            <text:p>-18.2579634840738</text:p>
          </table:table-cell>
          <table:table-cell table:formula="of:=ABS([.E361]-[.B361])/0.0166667" office:value-type="float" office:value="747.478505042992" calcext:value-type="float">
            <text:p>747.478505042992</text:p>
          </table:table-cell>
          <table:table-cell table:formula="of:=([.F361]-[.C361])/0.0166667" office:value-type="float" office:value="46.8659062681872" calcext:value-type="float">
            <text:p>46.8659062681872</text:p>
          </table:table-cell>
          <table:table-cell table:formula="of:=DEGREES(ATAN(ABS([.F361]-[.C361])/ABS([.E361]-[.B361])))" office:value-type="float" office:value="3.58767275410702" calcext:value-type="float">
            <text:p>3.58767275410702</text:p>
          </table:table-cell>
          <table:table-cell table:formula="of:=SQRT(POWER([.H361];2)+POWER([.I361];2)+POWER([.J361];2))" office:value-type="float" office:value="749.168793999209" calcext:value-type="float">
            <text:p>749.168793999209</text:p>
          </table:table-cell>
        </table:table-row>
        <table:table-row table:style-name="ro1">
          <table:table-cell office:value-type="float" office:value="74.8861" calcext:value-type="float">
            <text:p>74.8861</text:p>
          </table:table-cell>
          <table:table-cell office:value-type="float" office:value="279.135" calcext:value-type="float">
            <text:p>279.135</text:p>
          </table:table-cell>
          <table:table-cell office:value-type="float" office:value="42.8566" calcext:value-type="float">
            <text:p>42.8566</text:p>
          </table:table-cell>
          <table:table-cell office:value-type="float" office:value="74.8115" calcext:value-type="float">
            <text:p>74.8115</text:p>
          </table:table-cell>
          <table:table-cell office:value-type="float" office:value="267.664" calcext:value-type="float">
            <text:p>267.664</text:p>
          </table:table-cell>
          <table:table-cell office:value-type="float" office:value="43.7112" calcext:value-type="float">
            <text:p>43.7112</text:p>
          </table:table-cell>
          <table:table-cell/>
          <table:table-cell table:formula="of:=([.D362]-[.A362])/0.0166667" office:value-type="float" office:value="-4.47599104801813" calcext:value-type="float">
            <text:p>-4.47599104801813</text:p>
          </table:table-cell>
          <table:table-cell table:formula="of:=ABS([.E362]-[.B362])/0.0166667" office:value-type="float" office:value="688.258623482753" calcext:value-type="float">
            <text:p>688.258623482753</text:p>
          </table:table-cell>
          <table:table-cell table:formula="of:=([.F362]-[.C362])/0.0166667" office:value-type="float" office:value="51.275897448205" calcext:value-type="float">
            <text:p>51.275897448205</text:p>
          </table:table-cell>
          <table:table-cell table:formula="of:=DEGREES(ATAN(ABS([.F362]-[.C362])/ABS([.E362]-[.B362])))" office:value-type="float" office:value="4.2607167783806" calcext:value-type="float">
            <text:p>4.2607167783806</text:p>
          </table:table-cell>
          <table:table-cell table:formula="of:=SQRT(POWER([.H362];2)+POWER([.I362];2)+POWER([.J362];2))" office:value-type="float" office:value="690.18054518608" calcext:value-type="float">
            <text:p>690.18054518608</text:p>
          </table:table-cell>
        </table:table-row>
        <table:table-row table:style-name="ro1">
          <table:table-cell office:value-type="float" office:value="74.3494" calcext:value-type="float">
            <text:p>74.3494</text:p>
          </table:table-cell>
          <table:table-cell office:value-type="float" office:value="272.427" calcext:value-type="float">
            <text:p>272.427</text:p>
          </table:table-cell>
          <table:table-cell office:value-type="float" office:value="44.4252" calcext:value-type="float">
            <text:p>44.4252</text:p>
          </table:table-cell>
          <table:table-cell office:value-type="float" office:value="74.0396" calcext:value-type="float">
            <text:p>74.0396</text:p>
          </table:table-cell>
          <table:table-cell office:value-type="float" office:value="260.043" calcext:value-type="float">
            <text:p>260.043</text:p>
          </table:table-cell>
          <table:table-cell office:value-type="float" office:value="45.1918" calcext:value-type="float">
            <text:p>45.1918</text:p>
          </table:table-cell>
          <table:table-cell/>
          <table:table-cell table:formula="of:=([.D363]-[.A363])/0.0166667" office:value-type="float" office:value="-18.5879628240749" calcext:value-type="float">
            <text:p>-18.5879628240749</text:p>
          </table:table-cell>
          <table:table-cell table:formula="of:=ABS([.E363]-[.B363])/0.0166667" office:value-type="float" office:value="743.038513922973" calcext:value-type="float">
            <text:p>743.038513922973</text:p>
          </table:table-cell>
          <table:table-cell table:formula="of:=([.F363]-[.C363])/0.0166667" office:value-type="float" office:value="45.9959080081842" calcext:value-type="float">
            <text:p>45.9959080081842</text:p>
          </table:table-cell>
          <table:table-cell table:formula="of:=DEGREES(ATAN(ABS([.F363]-[.C363])/ABS([.E363]-[.B363])))" office:value-type="float" office:value="3.54222950832284" calcext:value-type="float">
            <text:p>3.54222950832284</text:p>
          </table:table-cell>
          <table:table-cell table:formula="of:=SQRT(POWER([.H363];2)+POWER([.I363];2)+POWER([.J363];2))" office:value-type="float" office:value="744.692801823884" calcext:value-type="float">
            <text:p>744.692801823884</text:p>
          </table:table-cell>
        </table:table-row>
        <table:table-row table:style-name="ro1">
          <table:table-cell office:value-type="float" office:value="74.3732" calcext:value-type="float">
            <text:p>74.3732</text:p>
          </table:table-cell>
          <table:table-cell office:value-type="float" office:value="277.807" calcext:value-type="float">
            <text:p>277.807</text:p>
          </table:table-cell>
          <table:table-cell office:value-type="float" office:value="42.8237" calcext:value-type="float">
            <text:p>42.8237</text:p>
          </table:table-cell>
          <table:table-cell office:value-type="float" office:value="73.8188" calcext:value-type="float">
            <text:p>73.8188</text:p>
          </table:table-cell>
          <table:table-cell office:value-type="float" office:value="266.38" calcext:value-type="float">
            <text:p>266.38</text:p>
          </table:table-cell>
          <table:table-cell office:value-type="float" office:value="43.4407" calcext:value-type="float">
            <text:p>43.4407</text:p>
          </table:table-cell>
          <table:table-cell/>
          <table:table-cell table:formula="of:=([.D364]-[.A364])/0.0166667" office:value-type="float" office:value="-33.2639334721331" calcext:value-type="float">
            <text:p>-33.2639334721331</text:p>
          </table:table-cell>
          <table:table-cell table:formula="of:=ABS([.E364]-[.B364])/0.0166667" office:value-type="float" office:value="685.618628762744" calcext:value-type="float">
            <text:p>685.618628762744</text:p>
          </table:table-cell>
          <table:table-cell table:formula="of:=([.F364]-[.C364])/0.0166667" office:value-type="float" office:value="37.0199259601479" calcext:value-type="float">
            <text:p>37.0199259601479</text:p>
          </table:table-cell>
          <table:table-cell table:formula="of:=DEGREES(ATAN(ABS([.F364]-[.C364])/ABS([.E364]-[.B364])))" office:value-type="float" office:value="3.09068003294702" calcext:value-type="float">
            <text:p>3.09068003294702</text:p>
          </table:table-cell>
          <table:table-cell table:formula="of:=SQRT(POWER([.H364];2)+POWER([.I364];2)+POWER([.J364];2))" office:value-type="float" office:value="687.422627133148" calcext:value-type="float">
            <text:p>687.422627133148</text:p>
          </table:table-cell>
        </table:table-row>
        <table:table-row table:style-name="ro1">
          <table:table-cell office:value-type="float" office:value="74.1318" calcext:value-type="float">
            <text:p>74.1318</text:p>
          </table:table-cell>
          <table:table-cell office:value-type="float" office:value="278.846" calcext:value-type="float">
            <text:p>278.846</text:p>
          </table:table-cell>
          <table:table-cell office:value-type="float" office:value="43.9098" calcext:value-type="float">
            <text:p>43.9098</text:p>
          </table:table-cell>
          <table:table-cell office:value-type="float" office:value="73.8198" calcext:value-type="float">
            <text:p>73.8198</text:p>
          </table:table-cell>
          <table:table-cell office:value-type="float" office:value="264.828" calcext:value-type="float">
            <text:p>264.828</text:p>
          </table:table-cell>
          <table:table-cell office:value-type="float" office:value="45.1498" calcext:value-type="float">
            <text:p>45.1498</text:p>
          </table:table-cell>
          <table:table-cell/>
          <table:table-cell table:formula="of:=([.D365]-[.A365])/0.0166667" office:value-type="float" office:value="-18.7199625600747" calcext:value-type="float">
            <text:p>-18.7199625600747</text:p>
          </table:table-cell>
          <table:table-cell table:formula="of:=ABS([.E365]-[.B365])/0.0166667" office:value-type="float" office:value="841.078317843366" calcext:value-type="float">
            <text:p>841.078317843366</text:p>
          </table:table-cell>
          <table:table-cell table:formula="of:=([.F365]-[.C365])/0.0166667" office:value-type="float" office:value="74.3998512002977" calcext:value-type="float">
            <text:p>74.3998512002977</text:p>
          </table:table-cell>
          <table:table-cell table:formula="of:=DEGREES(ATAN(ABS([.F365]-[.C365])/ABS([.E365]-[.B365])))" office:value-type="float" office:value="5.05509514145799" calcext:value-type="float">
            <text:p>5.05509514145799</text:p>
          </table:table-cell>
          <table:table-cell table:formula="of:=SQRT(POWER([.H365];2)+POWER([.I365];2)+POWER([.J365];2))" office:value-type="float" office:value="844.570015808697" calcext:value-type="float">
            <text:p>844.570015808697</text:p>
          </table:table-cell>
        </table:table-row>
        <table:table-row table:style-name="ro1">
          <table:table-cell office:value-type="float" office:value="74.3625" calcext:value-type="float">
            <text:p>74.3625</text:p>
          </table:table-cell>
          <table:table-cell office:value-type="float" office:value="275.026" calcext:value-type="float">
            <text:p>275.026</text:p>
          </table:table-cell>
          <table:table-cell office:value-type="float" office:value="44.0132" calcext:value-type="float">
            <text:p>44.0132</text:p>
          </table:table-cell>
          <table:table-cell office:value-type="float" office:value="73.8179" calcext:value-type="float">
            <text:p>73.8179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44.6481" calcext:value-type="float">
            <text:p>44.6481</text:p>
          </table:table-cell>
          <table:table-cell/>
          <table:table-cell table:formula="of:=([.D366]-[.A366])/0.0166667" office:value-type="float" office:value="-32.6759346481309" calcext:value-type="float">
            <text:p>-32.6759346481309</text:p>
          </table:table-cell>
          <table:table-cell table:formula="of:=ABS([.E366]-[.B366])/0.0166667" office:value-type="float" office:value="605.638788722422" calcext:value-type="float">
            <text:p>605.638788722422</text:p>
          </table:table-cell>
          <table:table-cell table:formula="of:=([.F366]-[.C366])/0.0166667" office:value-type="float" office:value="38.0939238121525" calcext:value-type="float">
            <text:p>38.0939238121525</text:p>
          </table:table-cell>
          <table:table-cell table:formula="of:=DEGREES(ATAN(ABS([.F366]-[.C366])/ABS([.E366]-[.B366])))" office:value-type="float" office:value="3.59909170224336" calcext:value-type="float">
            <text:p>3.59909170224336</text:p>
          </table:table-cell>
          <table:table-cell table:formula="of:=SQRT(POWER([.H366];2)+POWER([.I366];2)+POWER([.J366];2))" office:value-type="float" office:value="607.71474076387" calcext:value-type="float">
            <text:p>607.71474076387</text:p>
          </table:table-cell>
        </table:table-row>
        <table:table-row table:style-name="ro1">
          <table:table-cell office:value-type="float" office:value="74.6658" calcext:value-type="float">
            <text:p>74.6658</text:p>
          </table:table-cell>
          <table:table-cell office:value-type="float" office:value="284.319" calcext:value-type="float">
            <text:p>284.319</text:p>
          </table:table-cell>
          <table:table-cell office:value-type="float" office:value="42.7905" calcext:value-type="float">
            <text:p>42.7905</text:p>
          </table:table-cell>
          <table:table-cell office:value-type="float" office:value="74.3469" calcext:value-type="float">
            <text:p>74.3469</text:p>
          </table:table-cell>
          <table:table-cell office:value-type="float" office:value="272.579" calcext:value-type="float">
            <text:p>272.579</text:p>
          </table:table-cell>
          <table:table-cell office:value-type="float" office:value="43.6612" calcext:value-type="float">
            <text:p>43.6612</text:p>
          </table:table-cell>
          <table:table-cell/>
          <table:table-cell table:formula="of:=([.D367]-[.A367])/0.0166667" office:value-type="float" office:value="-19.1339617320765" calcext:value-type="float">
            <text:p>-19.1339617320765</text:p>
          </table:table-cell>
          <table:table-cell table:formula="of:=ABS([.E367]-[.B367])/0.0166667" office:value-type="float" office:value="704.398591202818" calcext:value-type="float">
            <text:p>704.398591202818</text:p>
          </table:table-cell>
          <table:table-cell table:formula="of:=([.F367]-[.C367])/0.0166667" office:value-type="float" office:value="52.2418955162089" calcext:value-type="float">
            <text:p>52.2418955162089</text:p>
          </table:table-cell>
          <table:table-cell table:formula="of:=DEGREES(ATAN(ABS([.F367]-[.C367])/ABS([.E367]-[.B367])))" office:value-type="float" office:value="4.24159008253647" calcext:value-type="float">
            <text:p>4.24159008253647</text:p>
          </table:table-cell>
          <table:table-cell table:formula="of:=SQRT(POWER([.H367];2)+POWER([.I367];2)+POWER([.J367];2))" office:value-type="float" office:value="706.592314865656" calcext:value-type="float">
            <text:p>706.592314865656</text:p>
          </table:table-cell>
        </table:table-row>
        <table:table-row table:style-name="ro1">
          <table:table-cell office:value-type="float" office:value="74.9128" calcext:value-type="float">
            <text:p>74.9128</text:p>
          </table:table-cell>
          <table:table-cell office:value-type="float" office:value="282.984" calcext:value-type="float">
            <text:p>282.984</text:p>
          </table:table-cell>
          <table:table-cell office:value-type="float" office:value="42.9991" calcext:value-type="float">
            <text:p>42.9991</text:p>
          </table:table-cell>
          <table:table-cell office:value-type="float" office:value="74.5895" calcext:value-type="float">
            <text:p>74.5895</text:p>
          </table:table-cell>
          <table:table-cell office:value-type="float" office:value="271.265" calcext:value-type="float">
            <text:p>271.265</text:p>
          </table:table-cell>
          <table:table-cell office:value-type="float" office:value="44.1154" calcext:value-type="float">
            <text:p>44.1154</text:p>
          </table:table-cell>
          <table:table-cell/>
          <table:table-cell table:formula="of:=([.D368]-[.A368])/0.0166667" office:value-type="float" office:value="-19.3979612040778" calcext:value-type="float">
            <text:p>-19.3979612040778</text:p>
          </table:table-cell>
          <table:table-cell table:formula="of:=ABS([.E368]-[.B368])/0.0166667" office:value-type="float" office:value="703.138593722812" calcext:value-type="float">
            <text:p>703.138593722812</text:p>
          </table:table-cell>
          <table:table-cell table:formula="of:=([.F368]-[.C368])/0.0166667" office:value-type="float" office:value="66.9778660442681" calcext:value-type="float">
            <text:p>66.9778660442681</text:p>
          </table:table-cell>
          <table:table-cell table:formula="of:=DEGREES(ATAN(ABS([.F368]-[.C368])/ABS([.E368]-[.B368])))" office:value-type="float" office:value="5.44132413934728" calcext:value-type="float">
            <text:p>5.44132413934728</text:p>
          </table:table-cell>
          <table:table-cell table:formula="of:=SQRT(POWER([.H368];2)+POWER([.I368];2)+POWER([.J368];2))" office:value-type="float" office:value="706.587713890648" calcext:value-type="float">
            <text:p>706.587713890648</text:p>
          </table:table-cell>
        </table:table-row>
        <table:table-row table:style-name="ro1">
          <table:table-cell office:value-type="float" office:value="75.4017" calcext:value-type="float">
            <text:p>75.4017</text:p>
          </table:table-cell>
          <table:table-cell office:value-type="float" office:value="280.467" calcext:value-type="float">
            <text:p>280.467</text:p>
          </table:table-cell>
          <table:table-cell office:value-type="float" office:value="42.8904" calcext:value-type="float">
            <text:p>42.8904</text:p>
          </table:table-cell>
          <table:table-cell office:value-type="float" office:value="75.3138" calcext:value-type="float">
            <text:p>75.3138</text:p>
          </table:table-cell>
          <table:table-cell office:value-type="float" office:value="268.987" calcext:value-type="float">
            <text:p>268.987</text:p>
          </table:table-cell>
          <table:table-cell office:value-type="float" office:value="43.4925" calcext:value-type="float">
            <text:p>43.4925</text:p>
          </table:table-cell>
          <table:table-cell/>
          <table:table-cell table:formula="of:=([.D369]-[.A369])/0.0166667" office:value-type="float" office:value="-5.27398945202138" calcext:value-type="float">
            <text:p>-5.27398945202138</text:p>
          </table:table-cell>
          <table:table-cell table:formula="of:=ABS([.E369]-[.B369])/0.0166667" office:value-type="float" office:value="688.798622402753" calcext:value-type="float">
            <text:p>688.798622402753</text:p>
          </table:table-cell>
          <table:table-cell table:formula="of:=([.F369]-[.C369])/0.0166667" office:value-type="float" office:value="36.1259277481445" calcext:value-type="float">
            <text:p>36.1259277481445</text:p>
          </table:table-cell>
          <table:table-cell table:formula="of:=DEGREES(ATAN(ABS([.F369]-[.C369])/ABS([.E369]-[.B369])))" office:value-type="float" office:value="3.00228302963445" calcext:value-type="float">
            <text:p>3.00228302963445</text:p>
          </table:table-cell>
          <table:table-cell table:formula="of:=SQRT(POWER([.H369];2)+POWER([.I369];2)+POWER([.J369];2))" office:value-type="float" office:value="689.765496269808" calcext:value-type="float">
            <text:p>689.765496269808</text:p>
          </table:table-cell>
        </table:table-row>
        <table:table-row table:style-name="ro1">
          <table:table-cell office:value-type="float" office:value="74.9387" calcext:value-type="float">
            <text:p>74.9387</text:p>
          </table:table-cell>
          <table:table-cell office:value-type="float" office:value="287.015" calcext:value-type="float">
            <text:p>287.015</text:p>
          </table:table-cell>
          <table:table-cell office:value-type="float" office:value="42.6165" calcext:value-type="float">
            <text:p>42.6165</text:p>
          </table:table-cell>
          <table:table-cell office:value-type="float" office:value="74.8949" calcext:value-type="float">
            <text:p>74.8949</text:p>
          </table:table-cell>
          <table:table-cell office:value-type="float" office:value="280.408" calcext:value-type="float">
            <text:p>280.408</text:p>
          </table:table-cell>
          <table:table-cell office:value-type="float" office:value="42.9043" calcext:value-type="float">
            <text:p>42.9043</text:p>
          </table:table-cell>
          <table:table-cell/>
          <table:table-cell table:formula="of:=([.D370]-[.A370])/0.0166667" office:value-type="float" office:value="-2.62799474400993" calcext:value-type="float">
            <text:p>-2.62799474400993</text:p>
          </table:table-cell>
          <table:table-cell table:formula="of:=ABS([.E370]-[.B370])/0.0166667" office:value-type="float" office:value="396.419207161584" calcext:value-type="float">
            <text:p>396.419207161584</text:p>
          </table:table-cell>
          <table:table-cell table:formula="of:=([.F370]-[.C370])/0.0166667" office:value-type="float" office:value="17.2679654640689" calcext:value-type="float">
            <text:p>17.2679654640689</text:p>
          </table:table-cell>
          <table:table-cell table:formula="of:=DEGREES(ATAN(ABS([.F370]-[.C370])/ABS([.E370]-[.B370])))" office:value-type="float" office:value="2.49421941306108" calcext:value-type="float">
            <text:p>2.49421941306108</text:p>
          </table:table-cell>
          <table:table-cell table:formula="of:=SQRT(POWER([.H370];2)+POWER([.I370];2)+POWER([.J370];2))" office:value-type="float" office:value="396.803826587221" calcext:value-type="float">
            <text:p>396.803826587221</text:p>
          </table:table-cell>
        </table:table-row>
        <table:table-row table:style-name="ro1">
          <table:table-cell office:value-type="float" office:value="75.4419" calcext:value-type="float">
            <text:p>75.4419</text:p>
          </table:table-cell>
          <table:table-cell office:value-type="float" office:value="285.739" calcext:value-type="float">
            <text:p>285.739</text:p>
          </table:table-cell>
          <table:table-cell office:value-type="float" office:value="42.5591" calcext:value-type="float">
            <text:p>42.5591</text:p>
          </table:table-cell>
          <table:table-cell office:value-type="float" office:value="75.6034" calcext:value-type="float">
            <text:p>75.6034</text:p>
          </table:table-cell>
          <table:table-cell office:value-type="float" office:value="273.896" calcext:value-type="float">
            <text:p>273.896</text:p>
          </table:table-cell>
          <table:table-cell office:value-type="float" office:value="43.9336" calcext:value-type="float">
            <text:p>43.9336</text:p>
          </table:table-cell>
          <table:table-cell/>
          <table:table-cell table:formula="of:=([.D371]-[.A371])/0.0166667" office:value-type="float" office:value="9.68998062003813" calcext:value-type="float">
            <text:p>9.68998062003813</text:p>
          </table:table-cell>
          <table:table-cell table:formula="of:=ABS([.E371]-[.B371])/0.0166667" office:value-type="float" office:value="710.57857884284" calcext:value-type="float">
            <text:p>710.57857884284</text:p>
          </table:table-cell>
          <table:table-cell table:formula="of:=([.F371]-[.C371])/0.0166667" office:value-type="float" office:value="82.4698350603297" calcext:value-type="float">
            <text:p>82.4698350603297</text:p>
          </table:table-cell>
          <table:table-cell table:formula="of:=DEGREES(ATAN(ABS([.F371]-[.C371])/ABS([.E371]-[.B371])))" office:value-type="float" office:value="6.62013675582371" calcext:value-type="float">
            <text:p>6.62013675582371</text:p>
          </table:table-cell>
          <table:table-cell table:formula="of:=SQRT(POWER([.H371];2)+POWER([.I371];2)+POWER([.J371];2))" office:value-type="float" office:value="715.413926429731" calcext:value-type="float">
            <text:p>715.413926429731</text:p>
          </table:table-cell>
        </table:table-row>
        <table:table-row table:style-name="ro1">
          <table:table-cell office:value-type="float" office:value="74.681" calcext:value-type="float">
            <text:p>74.681</text:p>
          </table:table-cell>
          <table:table-cell office:value-type="float" office:value="287.044" calcext:value-type="float">
            <text:p>287.044</text:p>
          </table:table-cell>
          <table:table-cell office:value-type="float" office:value="42.36" calcext:value-type="float">
            <text:p>42.36</text:p>
          </table:table-cell>
          <table:table-cell office:value-type="float" office:value="74.3542" calcext:value-type="float">
            <text:p>74.3542</text:p>
          </table:table-cell>
          <table:table-cell office:value-type="float" office:value="273.815" calcext:value-type="float">
            <text:p>273.815</text:p>
          </table:table-cell>
          <table:table-cell office:value-type="float" office:value="43.7106" calcext:value-type="float">
            <text:p>43.7106</text:p>
          </table:table-cell>
          <table:table-cell/>
          <table:table-cell table:formula="of:=([.D372]-[.A372])/0.0166667" office:value-type="float" office:value="-19.6079607840779" calcext:value-type="float">
            <text:p>-19.6079607840779</text:p>
          </table:table-cell>
          <table:table-cell table:formula="of:=ABS([.E372]-[.B372])/0.0166667" office:value-type="float" office:value="793.738412523174" calcext:value-type="float">
            <text:p>793.738412523174</text:p>
          </table:table-cell>
          <table:table-cell table:formula="of:=([.F372]-[.C372])/0.0166667" office:value-type="float" office:value="81.0358379283241" calcext:value-type="float">
            <text:p>81.0358379283241</text:p>
          </table:table-cell>
          <table:table-cell table:formula="of:=DEGREES(ATAN(ABS([.F372]-[.C372])/ABS([.E372]-[.B372])))" office:value-type="float" office:value="5.82935127085916" calcext:value-type="float">
            <text:p>5.82935127085916</text:p>
          </table:table-cell>
          <table:table-cell table:formula="of:=SQRT(POWER([.H372];2)+POWER([.I372];2)+POWER([.J372];2))" office:value-type="float" office:value="798.105222805655" calcext:value-type="float">
            <text:p>798.105222805655</text:p>
          </table:table-cell>
        </table:table-row>
        <table:table-row table:style-name="ro1">
          <table:table-cell office:value-type="float" office:value="74.8751" calcext:value-type="float">
            <text:p>74.8751</text:p>
          </table:table-cell>
          <table:table-cell office:value-type="float" office:value="278.011" calcext:value-type="float">
            <text:p>278.011</text:p>
          </table:table-cell>
          <table:table-cell office:value-type="float" office:value="42.0363" calcext:value-type="float">
            <text:p>42.0363</text:p>
          </table:table-cell>
          <table:table-cell office:value-type="float" office:value="74.7994" calcext:value-type="float">
            <text:p>74.7994</text:p>
          </table:table-cell>
          <table:table-cell office:value-type="float" office:value="266.668" calcext:value-type="float">
            <text:p>266.668</text:p>
          </table:table-cell>
          <table:table-cell office:value-type="float" office:value="42.4076" calcext:value-type="float">
            <text:p>42.4076</text:p>
          </table:table-cell>
          <table:table-cell/>
          <table:table-cell table:formula="of:=([.D373]-[.A373])/0.0166667" office:value-type="float" office:value="-4.54199091601803" calcext:value-type="float">
            <text:p>-4.54199091601803</text:p>
          </table:table-cell>
          <table:table-cell table:formula="of:=ABS([.E373]-[.B373])/0.0166667" office:value-type="float" office:value="680.578638842723" calcext:value-type="float">
            <text:p>680.578638842723</text:p>
          </table:table-cell>
          <table:table-cell table:formula="of:=([.F373]-[.C373])/0.0166667" office:value-type="float" office:value="22.2779554440894" calcext:value-type="float">
            <text:p>22.2779554440894</text:p>
          </table:table-cell>
          <table:table-cell table:formula="of:=DEGREES(ATAN(ABS([.F373]-[.C373])/ABS([.E373]-[.B373])))" office:value-type="float" office:value="1.8748417037662" calcext:value-type="float">
            <text:p>1.8748417037662</text:p>
          </table:table-cell>
          <table:table-cell table:formula="of:=SQRT(POWER([.H373];2)+POWER([.I373];2)+POWER([.J373];2))" office:value-type="float" office:value="680.958310492841" calcext:value-type="float">
            <text:p>680.958310492841</text:p>
          </table:table-cell>
        </table:table-row>
        <table:table-row table:style-name="ro1">
          <table:table-cell office:value-type="float" office:value="75.3909" calcext:value-type="float">
            <text:p>75.3909</text:p>
          </table:table-cell>
          <table:table-cell office:value-type="float" office:value="279.232" calcext:value-type="float">
            <text:p>279.232</text:p>
          </table:table-cell>
          <table:table-cell office:value-type="float" office:value="42.586" calcext:value-type="float">
            <text:p>42.586</text:p>
          </table:table-cell>
          <table:table-cell office:value-type="float" office:value="75.55" calcext:value-type="float">
            <text:p>75.55</text:p>
          </table:table-cell>
          <table:table-cell office:value-type="float" office:value="267.825" calcext:value-type="float">
            <text:p>267.825</text:p>
          </table:table-cell>
          <table:table-cell office:value-type="float" office:value="43.1891" calcext:value-type="float">
            <text:p>43.1891</text:p>
          </table:table-cell>
          <table:table-cell/>
          <table:table-cell table:formula="of:=([.D374]-[.A374])/0.0166667" office:value-type="float" office:value="9.54598090803789" calcext:value-type="float">
            <text:p>9.54598090803789</text:p>
          </table:table-cell>
          <table:table-cell table:formula="of:=ABS([.E374]-[.B374])/0.0166667" office:value-type="float" office:value="684.41863116274" calcext:value-type="float">
            <text:p>684.41863116274</text:p>
          </table:table-cell>
          <table:table-cell table:formula="of:=([.F374]-[.C374])/0.0166667" office:value-type="float" office:value="36.185927628145" calcext:value-type="float">
            <text:p>36.185927628145</text:p>
          </table:table-cell>
          <table:table-cell table:formula="of:=DEGREES(ATAN(ABS([.F374]-[.C374])/ABS([.E374]-[.B374])))" office:value-type="float" office:value="3.02646977279959" calcext:value-type="float">
            <text:p>3.02646977279959</text:p>
          </table:table-cell>
          <table:table-cell table:formula="of:=SQRT(POWER([.H374];2)+POWER([.I374];2)+POWER([.J374];2))" office:value-type="float" office:value="685.441033052796" calcext:value-type="float">
            <text:p>685.441033052796</text:p>
          </table:table-cell>
        </table:table-row>
        <table:table-row table:style-name="ro1">
          <table:table-cell office:value-type="float" office:value="75.4006" calcext:value-type="float">
            <text:p>75.4006</text:p>
          </table:table-cell>
          <table:table-cell office:value-type="float" office:value="280.564" calcext:value-type="float">
            <text:p>280.564</text:p>
          </table:table-cell>
          <table:table-cell office:value-type="float" office:value="42.3725" calcext:value-type="float">
            <text:p>42.3725</text:p>
          </table:table-cell>
          <table:table-cell office:value-type="float" office:value="75.3219" calcext:value-type="float">
            <text:p>75.3219</text:p>
          </table:table-cell>
          <table:table-cell office:value-type="float" office:value="270.349" calcext:value-type="float">
            <text:p>270.349</text:p>
          </table:table-cell>
          <table:table-cell office:value-type="float" office:value="42.7801" calcext:value-type="float">
            <text:p>42.7801</text:p>
          </table:table-cell>
          <table:table-cell/>
          <table:table-cell table:formula="of:=([.D375]-[.A375])/0.0166667" office:value-type="float" office:value="-4.72199055601875" calcext:value-type="float">
            <text:p>-4.72199055601875</text:p>
          </table:table-cell>
          <table:table-cell table:formula="of:=ABS([.E375]-[.B375])/0.0166667" office:value-type="float" office:value="612.898774202454" calcext:value-type="float">
            <text:p>612.898774202454</text:p>
          </table:table-cell>
          <table:table-cell table:formula="of:=([.F375]-[.C375])/0.0166667" office:value-type="float" office:value="24.4559510880975" calcext:value-type="float">
            <text:p>24.4559510880975</text:p>
          </table:table-cell>
          <table:table-cell table:formula="of:=DEGREES(ATAN(ABS([.F375]-[.C375])/ABS([.E375]-[.B375])))" office:value-type="float" office:value="2.28500999602365" calcext:value-type="float">
            <text:p>2.28500999602365</text:p>
          </table:table-cell>
          <table:table-cell table:formula="of:=SQRT(POWER([.H375];2)+POWER([.I375];2)+POWER([.J375];2))" office:value-type="float" office:value="613.40467731939" calcext:value-type="float">
            <text:p>613.40467731939</text:p>
          </table:table-cell>
        </table:table-row>
        <table:table-row table:style-name="ro1">
          <table:table-cell office:value-type="float" office:value="74.3582" calcext:value-type="float">
            <text:p>74.3582</text:p>
          </table:table-cell>
          <table:table-cell office:value-type="float" office:value="275.269" calcext:value-type="float">
            <text:p>275.269</text:p>
          </table:table-cell>
          <table:table-cell office:value-type="float" office:value="42.7334" calcext:value-type="float">
            <text:p>42.7334</text:p>
          </table:table-cell>
          <table:table-cell office:value-type="float" office:value="73.8118" calcext:value-type="float">
            <text:p>73.8118</text:p>
          </table:table-cell>
          <table:table-cell office:value-type="float" office:value="265.201" calcext:value-type="float">
            <text:p>265.201</text:p>
          </table:table-cell>
          <table:table-cell office:value-type="float" office:value="43.1462" calcext:value-type="float">
            <text:p>43.1462</text:p>
          </table:table-cell>
          <table:table-cell/>
          <table:table-cell table:formula="of:=([.D376]-[.A376])/0.0166667" office:value-type="float" office:value="-32.7839344321306" calcext:value-type="float">
            <text:p>-32.7839344321306</text:p>
          </table:table-cell>
          <table:table-cell table:formula="of:=ABS([.E376]-[.B376])/0.0166667" office:value-type="float" office:value="604.078791842415" calcext:value-type="float">
            <text:p>604.078791842415</text:p>
          </table:table-cell>
          <table:table-cell table:formula="of:=([.F376]-[.C376])/0.0166667" office:value-type="float" office:value="24.7679504640989" calcext:value-type="float">
            <text:p>24.7679504640989</text:p>
          </table:table-cell>
          <table:table-cell table:formula="of:=DEGREES(ATAN(ABS([.F376]-[.C376])/ABS([.E376]-[.B376])))" office:value-type="float" office:value="2.34788016787119" calcext:value-type="float">
            <text:p>2.34788016787119</text:p>
          </table:table-cell>
          <table:table-cell table:formula="of:=SQRT(POWER([.H376];2)+POWER([.I376];2)+POWER([.J376];2))" office:value-type="float" office:value="605.47454486612" calcext:value-type="float">
            <text:p>605.47454486612</text:p>
          </table:table-cell>
        </table:table-row>
        <table:table-row table:style-name="ro1">
          <table:table-cell office:value-type="float" office:value="74.9026" calcext:value-type="float">
            <text:p>74.9026</text:p>
          </table:table-cell>
          <table:table-cell office:value-type="float" office:value="281.813" calcext:value-type="float">
            <text:p>281.813</text:p>
          </table:table-cell>
          <table:table-cell office:value-type="float" office:value="42.429" calcext:value-type="float">
            <text:p>42.429</text:p>
          </table:table-cell>
          <table:table-cell office:value-type="float" office:value="74.8265" calcext:value-type="float">
            <text:p>74.8265</text:p>
          </table:table-cell>
          <table:table-cell office:value-type="float" office:value="270.262" calcext:value-type="float">
            <text:p>270.262</text:p>
          </table:table-cell>
          <table:table-cell office:value-type="float" office:value="43.0448" calcext:value-type="float">
            <text:p>43.0448</text:p>
          </table:table-cell>
          <table:table-cell/>
          <table:table-cell table:formula="of:=([.D377]-[.A377])/0.0166667" office:value-type="float" office:value="-4.56599086801892" calcext:value-type="float">
            <text:p>-4.56599086801892</text:p>
          </table:table-cell>
          <table:table-cell table:formula="of:=ABS([.E377]-[.B377])/0.0166667" office:value-type="float" office:value="693.058613882772" calcext:value-type="float">
            <text:p>693.058613882772</text:p>
          </table:table-cell>
          <table:table-cell table:formula="of:=([.F377]-[.C377])/0.0166667" office:value-type="float" office:value="36.9479261041478" calcext:value-type="float">
            <text:p>36.9479261041478</text:p>
          </table:table-cell>
          <table:table-cell table:formula="of:=DEGREES(ATAN(ABS([.F377]-[.C377])/ABS([.E377]-[.B377])))" office:value-type="float" office:value="3.05162948233806" calcext:value-type="float">
            <text:p>3.05162948233806</text:p>
          </table:table-cell>
          <table:table-cell table:formula="of:=SQRT(POWER([.H377];2)+POWER([.I377];2)+POWER([.J377];2))" office:value-type="float" office:value="694.057807241668" calcext:value-type="float">
            <text:p>694.057807241668</text:p>
          </table:table-cell>
        </table:table-row>
        <table:table-row table:style-name="ro1">
          <table:table-cell office:value-type="float" office:value="74.9129" calcext:value-type="float">
            <text:p>74.9129</text:p>
          </table:table-cell>
          <table:table-cell office:value-type="float" office:value="282.995" calcext:value-type="float">
            <text:p>282.995</text:p>
          </table:table-cell>
          <table:table-cell office:value-type="float" office:value="42.9974" calcext:value-type="float">
            <text:p>42.9974</text:p>
          </table:table-cell>
          <table:table-cell office:value-type="float" office:value="74.8364" calcext:value-type="float">
            <text:p>74.8364</text:p>
          </table:table-cell>
          <table:table-cell office:value-type="float" office:value="271.392" calcext:value-type="float">
            <text:p>271.392</text:p>
          </table:table-cell>
          <table:table-cell office:value-type="float" office:value="43.6006" calcext:value-type="float">
            <text:p>43.6006</text:p>
          </table:table-cell>
          <table:table-cell/>
          <table:table-cell table:formula="of:=([.D378]-[.A378])/0.0166667" office:value-type="float" office:value="-4.58999082001811" calcext:value-type="float">
            <text:p>-4.58999082001811</text:p>
          </table:table-cell>
          <table:table-cell table:formula="of:=ABS([.E378]-[.B378])/0.0166667" office:value-type="float" office:value="696.178607642785" calcext:value-type="float">
            <text:p>696.178607642785</text:p>
          </table:table-cell>
          <table:table-cell table:formula="of:=([.F378]-[.C378])/0.0166667" office:value-type="float" office:value="36.1919276161448" calcext:value-type="float">
            <text:p>36.1919276161448</text:p>
          </table:table-cell>
          <table:table-cell table:formula="of:=DEGREES(ATAN(ABS([.F378]-[.C378])/ABS([.E378]-[.B378])))" office:value-type="float" office:value="2.9759312147066" calcext:value-type="float">
            <text:p>2.9759312147066</text:p>
          </table:table-cell>
          <table:table-cell table:formula="of:=SQRT(POWER([.H378];2)+POWER([.I378];2)+POWER([.J378];2))" office:value-type="float" office:value="697.133830322233" calcext:value-type="float">
            <text:p>697.133830322233</text:p>
          </table:table-cell>
        </table:table-row>
        <table:table-row table:style-name="ro1">
          <table:table-cell office:value-type="float" office:value="74.5944" calcext:value-type="float">
            <text:p>74.5944</text:p>
          </table:table-cell>
          <table:table-cell office:value-type="float" office:value="272.701" calcext:value-type="float">
            <text:p>272.701</text:p>
          </table:table-cell>
          <table:table-cell office:value-type="float" office:value="43.1452" calcext:value-type="float">
            <text:p>43.1452</text:p>
          </table:table-cell>
          <table:table-cell office:value-type="float" office:value="74.5193" calcext:value-type="float">
            <text:p>74.5193</text:p>
          </table:table-cell>
          <table:table-cell office:value-type="float" office:value="260.376" calcext:value-type="float">
            <text:p>260.376</text:p>
          </table:table-cell>
          <table:table-cell office:value-type="float" office:value="43.6902" calcext:value-type="float">
            <text:p>43.6902</text:p>
          </table:table-cell>
          <table:table-cell/>
          <table:table-cell table:formula="of:=([.D379]-[.A379])/0.0166667" office:value-type="float" office:value="-4.50599098801754" calcext:value-type="float">
            <text:p>-4.50599098801754</text:p>
          </table:table-cell>
          <table:table-cell table:formula="of:=ABS([.E379]-[.B379])/0.0166667" office:value-type="float" office:value="739.498521002961" calcext:value-type="float">
            <text:p>739.498521002961</text:p>
          </table:table-cell>
          <table:table-cell table:formula="of:=([.F379]-[.C379])/0.0166667" office:value-type="float" office:value="32.6999346001305" calcext:value-type="float">
            <text:p>32.6999346001305</text:p>
          </table:table-cell>
          <table:table-cell table:formula="of:=DEGREES(ATAN(ABS([.F379]-[.C379])/ABS([.E379]-[.B379])))" office:value-type="float" office:value="2.53191652845338" calcext:value-type="float">
            <text:p>2.53191652845338</text:p>
          </table:table-cell>
          <table:table-cell table:formula="of:=SQRT(POWER([.H379];2)+POWER([.I379];2)+POWER([.J379];2))" office:value-type="float" office:value="740.234862893665" calcext:value-type="float">
            <text:p>740.234862893665</text:p>
          </table:table-cell>
        </table:table-row>
        <table:table-row table:style-name="ro1">
          <table:table-cell office:value-type="float" office:value="75.3627" calcext:value-type="float">
            <text:p>75.3627</text:p>
          </table:table-cell>
          <table:table-cell office:value-type="float" office:value="275.231" calcext:value-type="float">
            <text:p>275.231</text:p>
          </table:table-cell>
          <table:table-cell office:value-type="float" office:value="43.4753" calcext:value-type="float">
            <text:p>43.4753</text:p>
          </table:table-cell>
          <table:table-cell office:value-type="float" office:value="75.2771" calcext:value-type="float">
            <text:p>75.2771</text:p>
          </table:table-cell>
          <table:table-cell office:value-type="float" office:value="263.943" calcext:value-type="float">
            <text:p>263.943</text:p>
          </table:table-cell>
          <table:table-cell office:value-type="float" office:value="44.3091" calcext:value-type="float">
            <text:p>44.3091</text:p>
          </table:table-cell>
          <table:table-cell/>
          <table:table-cell table:formula="of:=([.D380]-[.A380])/0.0166667" office:value-type="float" office:value="-5.13598972802051" calcext:value-type="float">
            <text:p>-5.13598972802051</text:p>
          </table:table-cell>
          <table:table-cell table:formula="of:=ABS([.E380]-[.B380])/0.0166667" office:value-type="float" office:value="677.27864544271" calcext:value-type="float">
            <text:p>677.27864544271</text:p>
          </table:table-cell>
          <table:table-cell table:formula="of:=([.F380]-[.C380])/0.0166667" office:value-type="float" office:value="50.0278999442003" calcext:value-type="float">
            <text:p>50.0278999442003</text:p>
          </table:table-cell>
          <table:table-cell table:formula="of:=DEGREES(ATAN(ABS([.F380]-[.C380])/ABS([.E380]-[.B380])))" office:value-type="float" office:value="4.22454089716859" calcext:value-type="float">
            <text:p>4.22454089716859</text:p>
          </table:table-cell>
          <table:table-cell table:formula="of:=SQRT(POWER([.H380];2)+POWER([.I380];2)+POWER([.J380];2))" office:value-type="float" office:value="679.143234329862" calcext:value-type="float">
            <text:p>679.143234329862</text:p>
          </table:table-cell>
        </table:table-row>
        <table:table-row table:style-name="ro1">
          <table:table-cell office:value-type="float" office:value="74.6364" calcext:value-type="float">
            <text:p>74.6364</text:p>
          </table:table-cell>
          <table:table-cell office:value-type="float" office:value="278.896" calcext:value-type="float">
            <text:p>278.896</text:p>
          </table:table-cell>
          <table:table-cell office:value-type="float" office:value="43.8972" calcext:value-type="float">
            <text:p>43.8972</text:p>
          </table:table-cell>
          <table:table-cell office:value-type="float" office:value="74.3219" calcext:value-type="float">
            <text:p>74.3219</text:p>
          </table:table-cell>
          <table:table-cell office:value-type="float" office:value="267.407" calcext:value-type="float">
            <text:p>267.407</text:p>
          </table:table-cell>
          <table:table-cell office:value-type="float" office:value="44.7337" calcext:value-type="float">
            <text:p>44.7337</text:p>
          </table:table-cell>
          <table:table-cell/>
          <table:table-cell table:formula="of:=([.D381]-[.A381])/0.0166667" office:value-type="float" office:value="-18.8699622600752" calcext:value-type="float">
            <text:p>-18.8699622600752</text:p>
          </table:table-cell>
          <table:table-cell table:formula="of:=ABS([.E381]-[.B381])/0.0166667" office:value-type="float" office:value="689.338621322759" calcext:value-type="float">
            <text:p>689.338621322759</text:p>
          </table:table-cell>
          <table:table-cell table:formula="of:=([.F381]-[.C381])/0.0166667" office:value-type="float" office:value="50.1898996202008" calcext:value-type="float">
            <text:p>50.1898996202008</text:p>
          </table:table-cell>
          <table:table-cell table:formula="of:=DEGREES(ATAN(ABS([.F381]-[.C381])/ABS([.E381]-[.B381])))" office:value-type="float" office:value="4.164287353837" calcext:value-type="float">
            <text:p>4.164287353837</text:p>
          </table:table-cell>
          <table:table-cell table:formula="of:=SQRT(POWER([.H381];2)+POWER([.I381];2)+POWER([.J381];2))" office:value-type="float" office:value="691.420882203268" calcext:value-type="float">
            <text:p>691.420882203268</text:p>
          </table:table-cell>
        </table:table-row>
        <table:table-row table:style-name="ro1">
          <table:table-cell office:value-type="float" office:value="74.6665" calcext:value-type="float">
            <text:p>74.6665</text:p>
          </table:table-cell>
          <table:table-cell office:value-type="float" office:value="284.263" calcext:value-type="float">
            <text:p>284.263</text:p>
          </table:table-cell>
          <table:table-cell office:value-type="float" office:value="43.0522" calcext:value-type="float">
            <text:p>43.0522</text:p>
          </table:table-cell>
          <table:table-cell office:value-type="float" office:value="74.3477" calcext:value-type="float">
            <text:p>74.3477</text:p>
          </table:table-cell>
          <table:table-cell office:value-type="float" office:value="272.528" calcext:value-type="float">
            <text:p>272.528</text:p>
          </table:table-cell>
          <table:table-cell office:value-type="float" office:value="43.916" calcext:value-type="float">
            <text:p>43.916</text:p>
          </table:table-cell>
          <table:table-cell/>
          <table:table-cell table:formula="of:=([.D382]-[.A382])/0.0166667" office:value-type="float" office:value="-19.1279617440763" calcext:value-type="float">
            <text:p>-19.1279617440763</text:p>
          </table:table-cell>
          <table:table-cell table:formula="of:=ABS([.E382]-[.B382])/0.0166667" office:value-type="float" office:value="704.098591802814" calcext:value-type="float">
            <text:p>704.098591802814</text:p>
          </table:table-cell>
          <table:table-cell table:formula="of:=([.F382]-[.C382])/0.0166667" office:value-type="float" office:value="51.8278963442072" calcext:value-type="float">
            <text:p>51.8278963442072</text:p>
          </table:table-cell>
          <table:table-cell table:formula="of:=DEGREES(ATAN(ABS([.F382]-[.C382])/ABS([.E382]-[.B382])))" office:value-type="float" office:value="4.20988468080774" calcext:value-type="float">
            <text:p>4.20988468080774</text:p>
          </table:table-cell>
          <table:table-cell table:formula="of:=SQRT(POWER([.H382];2)+POWER([.I382];2)+POWER([.J382];2))" office:value-type="float" office:value="706.26258341969" calcext:value-type="float">
            <text:p>706.26258341969</text:p>
          </table:table-cell>
        </table:table-row>
        <table:table-row table:style-name="ro1">
          <table:table-cell office:value-type="float" office:value="74.8698" calcext:value-type="float">
            <text:p>74.8698</text:p>
          </table:table-cell>
          <table:table-cell office:value-type="float" office:value="276.491" calcext:value-type="float">
            <text:p>276.491</text:p>
          </table:table-cell>
          <table:table-cell office:value-type="float" office:value="43.2787" calcext:value-type="float">
            <text:p>43.2787</text:p>
          </table:table-cell>
          <table:table-cell office:value-type="float" office:value="74.7953" calcext:value-type="float">
            <text:p>74.7953</text:p>
          </table:table-cell>
          <table:table-cell office:value-type="float" office:value="265.186" calcext:value-type="float">
            <text:p>265.186</text:p>
          </table:table-cell>
          <table:table-cell office:value-type="float" office:value="43.8693" calcext:value-type="float">
            <text:p>43.8693</text:p>
          </table:table-cell>
          <table:table-cell/>
          <table:table-cell table:formula="of:=([.D383]-[.A383])/0.0166667" office:value-type="float" office:value="-4.46999106001791" calcext:value-type="float">
            <text:p>-4.46999106001791</text:p>
          </table:table-cell>
          <table:table-cell table:formula="of:=ABS([.E383]-[.B383])/0.0166667" office:value-type="float" office:value="678.298643402714" calcext:value-type="float">
            <text:p>678.298643402714</text:p>
          </table:table-cell>
          <table:table-cell table:formula="of:=([.F383]-[.C383])/0.0166667" office:value-type="float" office:value="35.4359291281419" calcext:value-type="float">
            <text:p>35.4359291281419</text:p>
          </table:table-cell>
          <table:table-cell table:formula="of:=DEGREES(ATAN(ABS([.F383]-[.C383])/ABS([.E383]-[.B383])))" office:value-type="float" office:value="2.990548659401" calcext:value-type="float">
            <text:p>2.990548659401</text:p>
          </table:table-cell>
          <table:table-cell table:formula="of:=SQRT(POWER([.H383];2)+POWER([.I383];2)+POWER([.J383];2))" office:value-type="float" office:value="679.238349576357" calcext:value-type="float">
            <text:p>679.238349576357</text:p>
          </table:table-cell>
        </table:table-row>
        <table:table-row table:style-name="ro1">
          <table:table-cell office:value-type="float" office:value="74.8557" calcext:value-type="float">
            <text:p>74.8557</text:p>
          </table:table-cell>
          <table:table-cell office:value-type="float" office:value="273.719" calcext:value-type="float">
            <text:p>273.719</text:p>
          </table:table-cell>
          <table:table-cell office:value-type="float" office:value="44.463" calcext:value-type="float">
            <text:p>44.463</text:p>
          </table:table-cell>
          <table:table-cell office:value-type="float" office:value="74.5469" calcext:value-type="float">
            <text:p>74.5469</text:p>
          </table:table-cell>
          <table:table-cell office:value-type="float" office:value="263.67" calcext:value-type="float">
            <text:p>263.67</text:p>
          </table:table-cell>
          <table:table-cell office:value-type="float" office:value="45.328" calcext:value-type="float">
            <text:p>45.328</text:p>
          </table:table-cell>
          <table:table-cell/>
          <table:table-cell table:formula="of:=([.D384]-[.A384])/0.0166667" office:value-type="float" office:value="-18.5279629440744" calcext:value-type="float">
            <text:p>-18.5279629440744</text:p>
          </table:table-cell>
          <table:table-cell table:formula="of:=ABS([.E384]-[.B384])/0.0166667" office:value-type="float" office:value="602.938794122411" calcext:value-type="float">
            <text:p>602.938794122411</text:p>
          </table:table-cell>
          <table:table-cell table:formula="of:=([.F384]-[.C384])/0.0166667" office:value-type="float" office:value="51.8998962002077" calcext:value-type="float">
            <text:p>51.8998962002077</text:p>
          </table:table-cell>
          <table:table-cell table:formula="of:=DEGREES(ATAN(ABS([.F384]-[.C384])/ABS([.E384]-[.B384])))" office:value-type="float" office:value="4.91979144466758" calcext:value-type="float">
            <text:p>4.91979144466758</text:p>
          </table:table-cell>
          <table:table-cell table:formula="of:=SQRT(POWER([.H384];2)+POWER([.I384];2)+POWER([.J384];2))" office:value-type="float" office:value="605.451958535304" calcext:value-type="float">
            <text:p>605.451958535304</text:p>
          </table:table-cell>
        </table:table-row>
        <table:table-row table:style-name="ro1">
          <table:table-cell office:value-type="float" office:value="74.6334" calcext:value-type="float">
            <text:p>74.6334</text:p>
          </table:table-cell>
          <table:table-cell office:value-type="float" office:value="279.115" calcext:value-type="float">
            <text:p>279.115</text:p>
          </table:table-cell>
          <table:table-cell office:value-type="float" office:value="42.8621" calcext:value-type="float">
            <text:p>42.8621</text:p>
          </table:table-cell>
          <table:table-cell office:value-type="float" office:value="74.3105" calcext:value-type="float">
            <text:p>74.3105</text:p>
          </table:table-cell>
          <table:table-cell office:value-type="float" office:value="266.436" calcext:value-type="float">
            <text:p>266.436</text:p>
          </table:table-cell>
          <table:table-cell office:value-type="float" office:value="43.4269" calcext:value-type="float">
            <text:p>43.4269</text:p>
          </table:table-cell>
          <table:table-cell/>
          <table:table-cell table:formula="of:=([.D385]-[.A385])/0.0166667" office:value-type="float" office:value="-19.3739612520769" calcext:value-type="float">
            <text:p>-19.3739612520769</text:p>
          </table:table-cell>
          <table:table-cell table:formula="of:=ABS([.E385]-[.B385])/0.0166667" office:value-type="float" office:value="760.738478523045" calcext:value-type="float">
            <text:p>760.738478523045</text:p>
          </table:table-cell>
          <table:table-cell table:formula="of:=([.F385]-[.C385])/0.0166667" office:value-type="float" office:value="33.8879322241359" calcext:value-type="float">
            <text:p>33.8879322241359</text:p>
          </table:table-cell>
          <table:table-cell table:formula="of:=DEGREES(ATAN(ABS([.F385]-[.C385])/ABS([.E385]-[.B385])))" office:value-type="float" office:value="2.55061729693622" calcext:value-type="float">
            <text:p>2.55061729693622</text:p>
          </table:table-cell>
          <table:table-cell table:formula="of:=SQRT(POWER([.H385];2)+POWER([.I385];2)+POWER([.J385];2))" office:value-type="float" office:value="761.739309101599" calcext:value-type="float">
            <text:p>761.739309101599</text:p>
          </table:table-cell>
        </table:table-row>
        <table:table-row table:style-name="ro1">
          <table:table-cell office:value-type="float" office:value="74.6558" calcext:value-type="float">
            <text:p>74.6558</text:p>
          </table:table-cell>
          <table:table-cell office:value-type="float" office:value="283.121" calcext:value-type="float">
            <text:p>283.121</text:p>
          </table:table-cell>
          <table:table-cell office:value-type="float" office:value="42.2226" calcext:value-type="float">
            <text:p>42.2226</text:p>
          </table:table-cell>
          <table:table-cell office:value-type="float" office:value="74.5784" calcext:value-type="float">
            <text:p>74.5784</text:p>
          </table:table-cell>
          <table:table-cell office:value-type="float" office:value="270.215" calcext:value-type="float">
            <text:p>270.215</text:p>
          </table:table-cell>
          <table:table-cell office:value-type="float" office:value="43.0547" calcext:value-type="float">
            <text:p>43.0547</text:p>
          </table:table-cell>
          <table:table-cell/>
          <table:table-cell table:formula="of:=([.D386]-[.A386])/0.0166667" office:value-type="float" office:value="-4.64399071201841" calcext:value-type="float">
            <text:p>-4.64399071201841</text:p>
          </table:table-cell>
          <table:table-cell table:formula="of:=ABS([.E386]-[.B386])/0.0166667" office:value-type="float" office:value="774.358451283098" calcext:value-type="float">
            <text:p>774.358451283098</text:p>
          </table:table-cell>
          <table:table-cell table:formula="of:=([.F386]-[.C386])/0.0166667" office:value-type="float" office:value="49.9259001481995" calcext:value-type="float">
            <text:p>49.9259001481995</text:p>
          </table:table-cell>
          <table:table-cell table:formula="of:=DEGREES(ATAN(ABS([.F386]-[.C386])/ABS([.E386]-[.B386])))" office:value-type="float" office:value="3.68897578560208" calcext:value-type="float">
            <text:p>3.68897578560208</text:p>
          </table:table-cell>
          <table:table-cell table:formula="of:=SQRT(POWER([.H386];2)+POWER([.I386];2)+POWER([.J386];2))" office:value-type="float" office:value="775.980137135545" calcext:value-type="float">
            <text:p>775.980137135545</text:p>
          </table:table-cell>
        </table:table-row>
        <table:table-row table:style-name="ro1">
          <table:table-cell office:value-type="float" office:value="75.3834" calcext:value-type="float">
            <text:p>75.3834</text:p>
          </table:table-cell>
          <table:table-cell office:value-type="float" office:value="277.699" calcext:value-type="float">
            <text:p>277.699</text:p>
          </table:table-cell>
          <table:table-cell office:value-type="float" office:value="43.8294" calcext:value-type="float">
            <text:p>43.8294</text:p>
          </table:table-cell>
          <table:table-cell office:value-type="float" office:value="75.2871" calcext:value-type="float">
            <text:p>75.2871</text:p>
          </table:table-cell>
          <table:table-cell office:value-type="float" office:value="265.083" calcext:value-type="float">
            <text:p>265.083</text:p>
          </table:table-cell>
          <table:table-cell office:value-type="float" office:value="44.6102" calcext:value-type="float">
            <text:p>44.6102</text:p>
          </table:table-cell>
          <table:table-cell/>
          <table:table-cell table:formula="of:=([.D387]-[.A387])/0.0166667" office:value-type="float" office:value="-5.77798844402308" calcext:value-type="float">
            <text:p>-5.77798844402308</text:p>
          </table:table-cell>
          <table:table-cell table:formula="of:=ABS([.E387]-[.B387])/0.0166667" office:value-type="float" office:value="756.958486083027" calcext:value-type="float">
            <text:p>756.958486083027</text:p>
          </table:table-cell>
          <table:table-cell table:formula="of:=([.F387]-[.C387])/0.0166667" office:value-type="float" office:value="46.8479063041873" calcext:value-type="float">
            <text:p>46.8479063041873</text:p>
          </table:table-cell>
          <table:table-cell table:formula="of:=DEGREES(ATAN(ABS([.F387]-[.C387])/ABS([.E387]-[.B387])))" office:value-type="float" office:value="3.5414994429107" calcext:value-type="float">
            <text:p>3.5414994429107</text:p>
          </table:table-cell>
          <table:table-cell table:formula="of:=SQRT(POWER([.H387];2)+POWER([.I387];2)+POWER([.J387];2))" office:value-type="float" office:value="758.428810850862" calcext:value-type="float">
            <text:p>758.428810850862</text:p>
          </table:table-cell>
        </table:table-row>
        <table:table-row table:style-name="ro1">
          <table:table-cell office:value-type="float" office:value="74.6089" calcext:value-type="float">
            <text:p>74.6089</text:p>
          </table:table-cell>
          <table:table-cell office:value-type="float" office:value="275.3" calcext:value-type="float">
            <text:p>275.3</text:p>
          </table:table-cell>
          <table:table-cell office:value-type="float" office:value="42.726" calcext:value-type="float">
            <text:p>42.726</text:p>
          </table:table-cell>
          <table:table-cell office:value-type="float" office:value="74.2943" calcext:value-type="float">
            <text:p>74.2943</text:p>
          </table:table-cell>
          <table:table-cell office:value-type="float" office:value="264.094" calcext:value-type="float">
            <text:p>264.094</text:p>
          </table:table-cell>
          <table:table-cell office:value-type="float" office:value="42.8374" calcext:value-type="float">
            <text:p>42.8374</text:p>
          </table:table-cell>
          <table:table-cell/>
          <table:table-cell table:formula="of:=([.D388]-[.A388])/0.0166667" office:value-type="float" office:value="-18.8759622480754" calcext:value-type="float">
            <text:p>-18.8759622480754</text:p>
          </table:table-cell>
          <table:table-cell table:formula="of:=ABS([.E388]-[.B388])/0.0166667" office:value-type="float" office:value="672.358655282691" calcext:value-type="float">
            <text:p>672.358655282691</text:p>
          </table:table-cell>
          <table:table-cell table:formula="of:=([.F388]-[.C388])/0.0166667" office:value-type="float" office:value="6.68398663202693" calcext:value-type="float">
            <text:p>6.68398663202693</text:p>
          </table:table-cell>
          <table:table-cell table:formula="of:=DEGREES(ATAN(ABS([.F388]-[.C388])/ABS([.E388]-[.B388])))" office:value-type="float" office:value="0.569564482481005" calcext:value-type="float">
            <text:p>0.569564482481005</text:p>
          </table:table-cell>
          <table:table-cell table:formula="of:=SQRT(POWER([.H388];2)+POWER([.I388];2)+POWER([.J388];2))" office:value-type="float" office:value="672.656776492764" calcext:value-type="float">
            <text:p>672.656776492764</text:p>
          </table:table-cell>
        </table:table-row>
        <table:table-row table:style-name="ro1">
          <table:table-cell office:value-type="float" office:value="74.9108" calcext:value-type="float">
            <text:p>74.9108</text:p>
          </table:table-cell>
          <table:table-cell office:value-type="float" office:value="283.145" calcext:value-type="float">
            <text:p>283.145</text:p>
          </table:table-cell>
          <table:table-cell office:value-type="float" office:value="42.2164" calcext:value-type="float">
            <text:p>42.2164</text:p>
          </table:table-cell>
          <table:table-cell office:value-type="float" office:value="74.8271" calcext:value-type="float">
            <text:p>74.8271</text:p>
          </table:table-cell>
          <table:table-cell office:value-type="float" office:value="270.197" calcext:value-type="float">
            <text:p>270.197</text:p>
          </table:table-cell>
          <table:table-cell office:value-type="float" office:value="43.3012" calcext:value-type="float">
            <text:p>43.3012</text:p>
          </table:table-cell>
          <table:table-cell/>
          <table:table-cell table:formula="of:=([.D389]-[.A389])/0.0166667" office:value-type="float" office:value="-5.02198995601968" calcext:value-type="float">
            <text:p>-5.02198995601968</text:p>
          </table:table-cell>
          <table:table-cell table:formula="of:=ABS([.E389]-[.B389])/0.0166667" office:value-type="float" office:value="776.878446243106" calcext:value-type="float">
            <text:p>776.878446243106</text:p>
          </table:table-cell>
          <table:table-cell table:formula="of:=([.F389]-[.C389])/0.0166667" office:value-type="float" office:value="65.0878698242604" calcext:value-type="float">
            <text:p>65.0878698242604</text:p>
          </table:table-cell>
          <table:table-cell table:formula="of:=DEGREES(ATAN(ABS([.F389]-[.C389])/ABS([.E389]-[.B389])))" office:value-type="float" office:value="4.78912913544764" calcext:value-type="float">
            <text:p>4.78912913544764</text:p>
          </table:table-cell>
          <table:table-cell table:formula="of:=SQRT(POWER([.H389];2)+POWER([.I389];2)+POWER([.J389];2))" office:value-type="float" office:value="779.616425826497" calcext:value-type="float">
            <text:p>779.616425826497</text:p>
          </table:table-cell>
        </table:table-row>
        <table:table-row table:style-name="ro1">
          <table:table-cell office:value-type="float" office:value="74.861" calcext:value-type="float">
            <text:p>74.861</text:p>
          </table:table-cell>
          <table:table-cell office:value-type="float" office:value="275.232" calcext:value-type="float">
            <text:p>275.232</text:p>
          </table:table-cell>
          <table:table-cell office:value-type="float" office:value="43.2314" calcext:value-type="float">
            <text:p>43.2314</text:p>
          </table:table-cell>
          <table:table-cell office:value-type="float" office:value="74.7833" calcext:value-type="float">
            <text:p>74.7833</text:p>
          </table:table-cell>
          <table:table-cell office:value-type="float" office:value="264.202" calcext:value-type="float">
            <text:p>264.202</text:p>
          </table:table-cell>
          <table:table-cell office:value-type="float" office:value="42.5719" calcext:value-type="float">
            <text:p>42.5719</text:p>
          </table:table-cell>
          <table:table-cell/>
          <table:table-cell table:formula="of:=([.D390]-[.A390])/0.0166667" office:value-type="float" office:value="-4.66199067601908" calcext:value-type="float">
            <text:p>-4.66199067601908</text:p>
          </table:table-cell>
          <table:table-cell table:formula="of:=ABS([.E390]-[.B390])/0.0166667" office:value-type="float" office:value="661.798676402649" calcext:value-type="float">
            <text:p>661.798676402649</text:p>
          </table:table-cell>
          <table:table-cell table:formula="of:=([.F390]-[.C390])/0.0166667" office:value-type="float" office:value="-39.5699208601584" calcext:value-type="float">
            <text:p>-39.5699208601584</text:p>
          </table:table-cell>
          <table:table-cell table:formula="of:=DEGREES(ATAN(ABS([.F390]-[.C390])/ABS([.E390]-[.B390])))" office:value-type="float" office:value="3.42172562803141" calcext:value-type="float">
            <text:p>3.42172562803141</text:p>
          </table:table-cell>
          <table:table-cell table:formula="of:=SQRT(POWER([.H390];2)+POWER([.I390];2)+POWER([.J390];2))" office:value-type="float" office:value="662.996984067228" calcext:value-type="float">
            <text:p>662.996984067228</text:p>
          </table:table-cell>
        </table:table-row>
        <table:table-row table:style-name="ro1">
          <table:table-cell office:value-type="float" office:value="74.092" calcext:value-type="float">
            <text:p>74.092</text:p>
          </table:table-cell>
          <table:table-cell office:value-type="float" office:value="271.262" calcext:value-type="float">
            <text:p>271.262</text:p>
          </table:table-cell>
          <table:table-cell office:value-type="float" office:value="43.8745" calcext:value-type="float">
            <text:p>43.8745</text:p>
          </table:table-cell>
          <table:table-cell office:value-type="float" office:value="73.548" calcext:value-type="float">
            <text:p>73.548</text:p>
          </table:table-cell>
          <table:table-cell office:value-type="float" office:value="258.898" calcext:value-type="float">
            <text:p>258.898</text:p>
          </table:table-cell>
          <table:table-cell office:value-type="float" office:value="44.6622" calcext:value-type="float">
            <text:p>44.6622</text:p>
          </table:table-cell>
          <table:table-cell/>
          <table:table-cell table:formula="of:=([.D391]-[.A391])/0.0166667" office:value-type="float" office:value="-32.6399347201304" calcext:value-type="float">
            <text:p>-32.6399347201304</text:p>
          </table:table-cell>
          <table:table-cell table:formula="of:=ABS([.E391]-[.B391])/0.0166667" office:value-type="float" office:value="741.838516322966" calcext:value-type="float">
            <text:p>741.838516322966</text:p>
          </table:table-cell>
          <table:table-cell table:formula="of:=([.F391]-[.C391])/0.0166667" office:value-type="float" office:value="47.2619054761891" calcext:value-type="float">
            <text:p>47.2619054761891</text:p>
          </table:table-cell>
          <table:table-cell table:formula="of:=DEGREES(ATAN(ABS([.F391]-[.C391])/ABS([.E391]-[.B391])))" office:value-type="float" office:value="3.64533909039515" calcext:value-type="float">
            <text:p>3.64533909039515</text:p>
          </table:table-cell>
          <table:table-cell table:formula="of:=SQRT(POWER([.H391];2)+POWER([.I391];2)+POWER([.J391];2))" office:value-type="float" office:value="744.058759338289" calcext:value-type="float">
            <text:p>744.058759338289</text:p>
          </table:table-cell>
        </table:table-row>
        <table:table-row table:style-name="ro1">
          <table:table-cell office:value-type="float" office:value="74.6499" calcext:value-type="float">
            <text:p>74.6499</text:p>
          </table:table-cell>
          <table:table-cell office:value-type="float" office:value="281.679" calcext:value-type="float">
            <text:p>281.679</text:p>
          </table:table-cell>
          <table:table-cell office:value-type="float" office:value="42.9561" calcext:value-type="float">
            <text:p>42.9561</text:p>
          </table:table-cell>
          <table:table-cell office:value-type="float" office:value="74.3331" calcext:value-type="float">
            <text:p>74.3331</text:p>
          </table:table-cell>
          <table:table-cell office:value-type="float" office:value="270.06" calcext:value-type="float">
            <text:p>270.06</text:p>
          </table:table-cell>
          <table:table-cell office:value-type="float" office:value="43.8193" calcext:value-type="float">
            <text:p>43.8193</text:p>
          </table:table-cell>
          <table:table-cell/>
          <table:table-cell table:formula="of:=([.D392]-[.A392])/0.0166667" office:value-type="float" office:value="-19.0079619840761" calcext:value-type="float">
            <text:p>-19.0079619840761</text:p>
          </table:table-cell>
          <table:table-cell table:formula="of:=ABS([.E392]-[.B392])/0.0166667" office:value-type="float" office:value="697.138605722787" calcext:value-type="float">
            <text:p>697.138605722787</text:p>
          </table:table-cell>
          <table:table-cell table:formula="of:=([.F392]-[.C392])/0.0166667" office:value-type="float" office:value="51.7918964162071" calcext:value-type="float">
            <text:p>51.7918964162071</text:p>
          </table:table-cell>
          <table:table-cell table:formula="of:=DEGREES(ATAN(ABS([.F392]-[.C392])/ABS([.E392]-[.B392])))" office:value-type="float" office:value="4.24881883758184" calcext:value-type="float">
            <text:p>4.24881883758184</text:p>
          </table:table-cell>
          <table:table-cell table:formula="of:=SQRT(POWER([.H392];2)+POWER([.I392];2)+POWER([.J392];2))" office:value-type="float" office:value="699.318195632208" calcext:value-type="float">
            <text:p>699.318195632208</text:p>
          </table:table-cell>
        </table:table-row>
        <table:table-row table:style-name="ro1">
          <table:table-cell office:value-type="float" office:value="74.6749" calcext:value-type="float">
            <text:p>74.6749</text:p>
          </table:table-cell>
          <table:table-cell office:value-type="float" office:value="285.567" calcext:value-type="float">
            <text:p>285.567</text:p>
          </table:table-cell>
          <table:table-cell office:value-type="float" office:value="43.1003" calcext:value-type="float">
            <text:p>43.1003</text:p>
          </table:table-cell>
          <table:table-cell office:value-type="float" office:value="74.3559" calcext:value-type="float">
            <text:p>74.3559</text:p>
          </table:table-cell>
          <table:table-cell office:value-type="float" office:value="273.723" calcext:value-type="float">
            <text:p>273.723</text:p>
          </table:table-cell>
          <table:table-cell office:value-type="float" office:value="44.2198" calcext:value-type="float">
            <text:p>44.2198</text:p>
          </table:table-cell>
          <table:table-cell/>
          <table:table-cell table:formula="of:=([.D393]-[.A393])/0.0166667" office:value-type="float" office:value="-19.1399617200759" calcext:value-type="float">
            <text:p>-19.1399617200759</text:p>
          </table:table-cell>
          <table:table-cell table:formula="of:=ABS([.E393]-[.B393])/0.0166667" office:value-type="float" office:value="710.638578722842" calcext:value-type="float">
            <text:p>710.638578722842</text:p>
          </table:table-cell>
          <table:table-cell table:formula="of:=([.F393]-[.C393])/0.0166667" office:value-type="float" office:value="67.1698656602688" calcext:value-type="float">
            <text:p>67.1698656602688</text:p>
          </table:table-cell>
          <table:table-cell table:formula="of:=DEGREES(ATAN(ABS([.F393]-[.C393])/ABS([.E393]-[.B393])))" office:value-type="float" office:value="5.39957982881455" calcext:value-type="float">
            <text:p>5.39957982881455</text:p>
          </table:table-cell>
          <table:table-cell table:formula="of:=SQRT(POWER([.H393];2)+POWER([.I393];2)+POWER([.J393];2))" office:value-type="float" office:value="714.06254526945" calcext:value-type="float">
            <text:p>714.06254526945</text:p>
          </table:table-cell>
        </table:table-row>
        <table:table-row table:style-name="ro1">
          <table:table-cell office:value-type="float" office:value="74.3666" calcext:value-type="float">
            <text:p>74.3666</text:p>
          </table:table-cell>
          <table:table-cell office:value-type="float" office:value="276.493" calcext:value-type="float">
            <text:p>276.493</text:p>
          </table:table-cell>
          <table:table-cell office:value-type="float" office:value="43.0342" calcext:value-type="float">
            <text:p>43.0342</text:p>
          </table:table-cell>
          <table:table-cell office:value-type="float" office:value="73.809" calcext:value-type="float">
            <text:p>73.809</text:p>
          </table:table-cell>
          <table:table-cell office:value-type="float" office:value="263.864" calcext:value-type="float">
            <text:p>263.864</text:p>
          </table:table-cell>
          <table:table-cell office:value-type="float" office:value="43.8506" calcext:value-type="float">
            <text:p>43.8506</text:p>
          </table:table-cell>
          <table:table-cell/>
          <table:table-cell table:formula="of:=([.D394]-[.A394])/0.0166667" office:value-type="float" office:value="-33.4559330881343" calcext:value-type="float">
            <text:p>-33.4559330881343</text:p>
          </table:table-cell>
          <table:table-cell table:formula="of:=ABS([.E394]-[.B394])/0.0166667" office:value-type="float" office:value="757.738484523032" calcext:value-type="float">
            <text:p>757.738484523032</text:p>
          </table:table-cell>
          <table:table-cell table:formula="of:=([.F394]-[.C394])/0.0166667" office:value-type="float" office:value="48.983902032196" calcext:value-type="float">
            <text:p>48.983902032196</text:p>
          </table:table-cell>
          <table:table-cell table:formula="of:=DEGREES(ATAN(ABS([.F394]-[.C394])/ABS([.E394]-[.B394])))" office:value-type="float" office:value="3.69873137868777" calcext:value-type="float">
            <text:p>3.69873137868777</text:p>
          </table:table-cell>
          <table:table-cell table:formula="of:=SQRT(POWER([.H394];2)+POWER([.I394];2)+POWER([.J394];2))" office:value-type="float" office:value="760.056795933277" calcext:value-type="float">
            <text:p>760.056795933277</text:p>
          </table:table-cell>
        </table:table-row>
        <table:table-row table:style-name="ro1">
          <table:table-cell office:value-type="float" office:value="74.9199" calcext:value-type="float">
            <text:p>74.9199</text:p>
          </table:table-cell>
          <table:table-cell office:value-type="float" office:value="284.46" calcext:value-type="float">
            <text:p>284.46</text:p>
          </table:table-cell>
          <table:table-cell office:value-type="float" office:value="42.2596" calcext:value-type="float">
            <text:p>42.2596</text:p>
          </table:table-cell>
          <table:table-cell office:value-type="float" office:value="75.0751" calcext:value-type="float">
            <text:p>75.0751</text:p>
          </table:table-cell>
          <table:table-cell office:value-type="float" office:value="270.238" calcext:value-type="float">
            <text:p>270.238</text:p>
          </table:table-cell>
          <table:table-cell office:value-type="float" office:value="43.2922" calcext:value-type="float">
            <text:p>43.2922</text:p>
          </table:table-cell>
          <table:table-cell/>
          <table:table-cell table:formula="of:=([.D395]-[.A395])/0.0166667" office:value-type="float" office:value="9.31198137603771" calcext:value-type="float">
            <text:p>9.31198137603771</text:p>
          </table:table-cell>
          <table:table-cell table:formula="of:=ABS([.E395]-[.B395])/0.0166667" office:value-type="float" office:value="853.318293363412" calcext:value-type="float">
            <text:p>853.318293363412</text:p>
          </table:table-cell>
          <table:table-cell table:formula="of:=([.F395]-[.C395])/0.0166667" office:value-type="float" office:value="61.955876088248" calcext:value-type="float">
            <text:p>61.955876088248</text:p>
          </table:table-cell>
          <table:table-cell table:formula="of:=DEGREES(ATAN(ABS([.F395]-[.C395])/ABS([.E395]-[.B395])))" office:value-type="float" office:value="4.15272022913698" calcext:value-type="float">
            <text:p>4.15272022913698</text:p>
          </table:table-cell>
          <table:table-cell table:formula="of:=SQRT(POWER([.H395];2)+POWER([.I395];2)+POWER([.J395];2))" office:value-type="float" office:value="855.615190005213" calcext:value-type="float">
            <text:p>855.615190005213</text:p>
          </table:table-cell>
        </table:table-row>
        <table:table-row table:style-name="ro1">
          <table:table-cell office:value-type="float" office:value="74.8963" calcext:value-type="float">
            <text:p>74.8963</text:p>
          </table:table-cell>
          <table:table-cell office:value-type="float" office:value="280.305" calcext:value-type="float">
            <text:p>280.305</text:p>
          </table:table-cell>
          <table:table-cell office:value-type="float" office:value="43.4223" calcext:value-type="float">
            <text:p>43.4223</text:p>
          </table:table-cell>
          <table:table-cell office:value-type="float" office:value="74.5744" calcext:value-type="float">
            <text:p>74.5744</text:p>
          </table:table-cell>
          <table:table-cell office:value-type="float" office:value="268.756" calcext:value-type="float">
            <text:p>268.756</text:p>
          </table:table-cell>
          <table:table-cell office:value-type="float" office:value="44.2713" calcext:value-type="float">
            <text:p>44.2713</text:p>
          </table:table-cell>
          <table:table-cell/>
          <table:table-cell table:formula="of:=([.D396]-[.A396])/0.0166667" office:value-type="float" office:value="-19.3139613720772" calcext:value-type="float">
            <text:p>-19.3139613720772</text:p>
          </table:table-cell>
          <table:table-cell table:formula="of:=ABS([.E396]-[.B396])/0.0166667" office:value-type="float" office:value="692.938614122774" calcext:value-type="float">
            <text:p>692.938614122774</text:p>
          </table:table-cell>
          <table:table-cell table:formula="of:=([.F396]-[.C396])/0.0166667" office:value-type="float" office:value="50.9398981202036" calcext:value-type="float">
            <text:p>50.9398981202036</text:p>
          </table:table-cell>
          <table:table-cell table:formula="of:=DEGREES(ATAN(ABS([.F396]-[.C396])/ABS([.E396]-[.B396])))" office:value-type="float" office:value="4.20441365465868" calcext:value-type="float">
            <text:p>4.20441365465868</text:p>
          </table:table-cell>
          <table:table-cell table:formula="of:=SQRT(POWER([.H396];2)+POWER([.I396];2)+POWER([.J396];2))" office:value-type="float" office:value="695.076848461211" calcext:value-type="float">
            <text:p>695.076848461211</text:p>
          </table:table-cell>
        </table:table-row>
        <table:table-row table:style-name="ro1">
          <table:table-cell office:value-type="float" office:value="74.596" calcext:value-type="float">
            <text:p>74.596</text:p>
          </table:table-cell>
          <table:table-cell office:value-type="float" office:value="272.61" calcext:value-type="float">
            <text:p>272.61</text:p>
          </table:table-cell>
          <table:table-cell office:value-type="float" office:value="43.6538" calcext:value-type="float">
            <text:p>43.6538</text:p>
          </table:table-cell>
          <table:table-cell office:value-type="float" office:value="74.7558" calcext:value-type="float">
            <text:p>74.7558</text:p>
          </table:table-cell>
          <table:table-cell office:value-type="float" office:value="259.089" calcext:value-type="float">
            <text:p>259.089</text:p>
          </table:table-cell>
          <table:table-cell office:value-type="float" office:value="44.3799" calcext:value-type="float">
            <text:p>44.3799</text:p>
          </table:table-cell>
          <table:table-cell/>
          <table:table-cell table:formula="of:=([.D397]-[.A397])/0.0166667" office:value-type="float" office:value="9.58798082403775" calcext:value-type="float">
            <text:p>9.58798082403775</text:p>
          </table:table-cell>
          <table:table-cell table:formula="of:=ABS([.E397]-[.B397])/0.0166667" office:value-type="float" office:value="811.258377483246" calcext:value-type="float">
            <text:p>811.258377483246</text:p>
          </table:table-cell>
          <table:table-cell table:formula="of:=([.F397]-[.C397])/0.0166667" office:value-type="float" office:value="43.5659128681744" calcext:value-type="float">
            <text:p>43.5659128681744</text:p>
          </table:table-cell>
          <table:table-cell table:formula="of:=DEGREES(ATAN(ABS([.F397]-[.C397])/ABS([.E397]-[.B397])))" office:value-type="float" office:value="3.07392519538751" calcext:value-type="float">
            <text:p>3.07392519538751</text:p>
          </table:table-cell>
          <table:table-cell table:formula="of:=SQRT(POWER([.H397];2)+POWER([.I397];2)+POWER([.J397];2))" office:value-type="float" office:value="812.483891026196" calcext:value-type="float">
            <text:p>812.483891026196</text:p>
          </table:table-cell>
        </table:table-row>
        <table:table-row table:style-name="ro1">
          <table:table-cell office:value-type="float" office:value="74.3975" calcext:value-type="float">
            <text:p>74.3975</text:p>
          </table:table-cell>
          <table:table-cell office:value-type="float" office:value="281.535" calcext:value-type="float">
            <text:p>281.535</text:p>
          </table:table-cell>
          <table:table-cell office:value-type="float" office:value="43.4841" calcext:value-type="float">
            <text:p>43.4841</text:p>
          </table:table-cell>
          <table:table-cell office:value-type="float" office:value="74.0833" calcext:value-type="float">
            <text:p>74.0833</text:p>
          </table:table-cell>
          <table:table-cell office:value-type="float" office:value="268.55" calcext:value-type="float">
            <text:p>268.55</text:p>
          </table:table-cell>
          <table:table-cell office:value-type="float" office:value="45.0421" calcext:value-type="float">
            <text:p>45.0421</text:p>
          </table:table-cell>
          <table:table-cell/>
          <table:table-cell table:formula="of:=([.D398]-[.A398])/0.0166667" office:value-type="float" office:value="-18.8519622960754" calcext:value-type="float">
            <text:p>-18.8519622960754</text:p>
          </table:table-cell>
          <table:table-cell table:formula="of:=ABS([.E398]-[.B398])/0.0166667" office:value-type="float" office:value="779.098441803117" calcext:value-type="float">
            <text:p>779.098441803117</text:p>
          </table:table-cell>
          <table:table-cell table:formula="of:=([.F398]-[.C398])/0.0166667" office:value-type="float" office:value="93.4798130403739" calcext:value-type="float">
            <text:p>93.4798130403739</text:p>
          </table:table-cell>
          <table:table-cell table:formula="of:=DEGREES(ATAN(ABS([.F398]-[.C398])/ABS([.E398]-[.B398])))" office:value-type="float" office:value="6.84190344674114" calcext:value-type="float">
            <text:p>6.84190344674114</text:p>
          </table:table-cell>
          <table:table-cell table:formula="of:=SQRT(POWER([.H398];2)+POWER([.I398];2)+POWER([.J398];2))" office:value-type="float" office:value="784.912895771576" calcext:value-type="float">
            <text:p>784.912895771576</text:p>
          </table:table-cell>
        </table:table-row>
        <table:table-row table:style-name="ro1">
          <table:table-cell office:value-type="float" office:value="74.6047" calcext:value-type="float">
            <text:p>74.6047</text:p>
          </table:table-cell>
          <table:table-cell office:value-type="float" office:value="273.805" calcext:value-type="float">
            <text:p>273.805</text:p>
          </table:table-cell>
          <table:table-cell office:value-type="float" office:value="43.9572" calcext:value-type="float">
            <text:p>43.9572</text:p>
          </table:table-cell>
          <table:table-cell office:value-type="float" office:value="74.2933" calcext:value-type="float">
            <text:p>74.2933</text:p>
          </table:table-cell>
          <table:table-cell office:value-type="float" office:value="262.589" calcext:value-type="float">
            <text:p>262.589</text:p>
          </table:table-cell>
          <table:table-cell office:value-type="float" office:value="44.5372" calcext:value-type="float">
            <text:p>44.5372</text:p>
          </table:table-cell>
          <table:table-cell/>
          <table:table-cell table:formula="of:=([.D399]-[.A399])/0.0166667" office:value-type="float" office:value="-18.6839626320743" calcext:value-type="float">
            <text:p>-18.6839626320743</text:p>
          </table:table-cell>
          <table:table-cell table:formula="of:=ABS([.E399]-[.B399])/0.0166667" office:value-type="float" office:value="672.958654082692" calcext:value-type="float">
            <text:p>672.958654082692</text:p>
          </table:table-cell>
          <table:table-cell table:formula="of:=([.F399]-[.C399])/0.0166667" office:value-type="float" office:value="34.7999304001391" calcext:value-type="float">
            <text:p>34.7999304001391</text:p>
          </table:table-cell>
          <table:table-cell table:formula="of:=DEGREES(ATAN(ABS([.F399]-[.C399])/ABS([.E399]-[.B399])))" office:value-type="float" office:value="2.96023340731514" calcext:value-type="float">
            <text:p>2.96023340731514</text:p>
          </table:table-cell>
          <table:table-cell table:formula="of:=SQRT(POWER([.H399];2)+POWER([.I399];2)+POWER([.J399];2))" office:value-type="float" office:value="674.116811628578" calcext:value-type="float">
            <text:p>674.116811628578</text:p>
          </table:table-cell>
        </table:table-row>
        <table:table-row table:style-name="ro1">
          <table:table-cell office:value-type="float" office:value="74.8949" calcext:value-type="float">
            <text:p>74.8949</text:p>
          </table:table-cell>
          <table:table-cell office:value-type="float" office:value="280.408" calcext:value-type="float">
            <text:p>280.408</text:p>
          </table:table-cell>
          <table:table-cell office:value-type="float" office:value="42.9043" calcext:value-type="float">
            <text:p>42.9043</text:p>
          </table:table-cell>
          <table:table-cell office:value-type="float" office:value="74.8114" calcext:value-type="float">
            <text:p>74.8114</text:p>
          </table:table-cell>
          <table:table-cell office:value-type="float" office:value="267.649" calcext:value-type="float">
            <text:p>267.649</text:p>
          </table:table-cell>
          <table:table-cell office:value-type="float" office:value="43.7136" calcext:value-type="float">
            <text:p>43.7136</text:p>
          </table:table-cell>
          <table:table-cell/>
          <table:table-cell table:formula="of:=([.D400]-[.A400])/0.0166667" office:value-type="float" office:value="-5.00998998002009" calcext:value-type="float">
            <text:p>-5.00998998002009</text:p>
          </table:table-cell>
          <table:table-cell table:formula="of:=ABS([.E400]-[.B400])/0.0166667" office:value-type="float" office:value="765.538468923063" calcext:value-type="float">
            <text:p>765.538468923063</text:p>
          </table:table-cell>
          <table:table-cell table:formula="of:=([.F400]-[.C400])/0.0166667" office:value-type="float" office:value="48.5579028841943" calcext:value-type="float">
            <text:p>48.5579028841943</text:p>
          </table:table-cell>
          <table:table-cell table:formula="of:=DEGREES(ATAN(ABS([.F400]-[.C400])/ABS([.E400]-[.B400])))" office:value-type="float" office:value="3.62939395414477" calcext:value-type="float">
            <text:p>3.62939395414477</text:p>
          </table:table-cell>
          <table:table-cell table:formula="of:=SQRT(POWER([.H400];2)+POWER([.I400];2)+POWER([.J400];2))" office:value-type="float" office:value="767.093291153806" calcext:value-type="float">
            <text:p>767.093291153806</text:p>
          </table:table-cell>
        </table:table-row>
        <table:table-row table:style-name="ro1">
          <table:table-cell office:value-type="float" office:value="74.9471" calcext:value-type="float">
            <text:p>74.9471</text:p>
          </table:table-cell>
          <table:table-cell office:value-type="float" office:value="288.386" calcext:value-type="float">
            <text:p>288.386</text:p>
          </table:table-cell>
          <table:table-cell office:value-type="float" office:value="42.4007" calcext:value-type="float">
            <text:p>42.4007</text:p>
          </table:table-cell>
          <table:table-cell office:value-type="float" office:value="74.8697" calcext:value-type="float">
            <text:p>74.8697</text:p>
          </table:table-cell>
          <table:table-cell office:value-type="float" office:value="276.481" calcext:value-type="float">
            <text:p>276.481</text:p>
          </table:table-cell>
          <table:table-cell office:value-type="float" office:value="43.2803" calcext:value-type="float">
            <text:p>43.2803</text:p>
          </table:table-cell>
          <table:table-cell/>
          <table:table-cell table:formula="of:=([.D401]-[.A401])/0.0166667" office:value-type="float" office:value="-4.64399071201926" calcext:value-type="float">
            <text:p>-4.64399071201926</text:p>
          </table:table-cell>
          <table:table-cell table:formula="of:=ABS([.E401]-[.B401])/0.0166667" office:value-type="float" office:value="714.298571402859" calcext:value-type="float">
            <text:p>714.298571402859</text:p>
          </table:table-cell>
          <table:table-cell table:formula="of:=([.F401]-[.C401])/0.0166667" office:value-type="float" office:value="52.7758944482109" calcext:value-type="float">
            <text:p>52.7758944482109</text:p>
          </table:table-cell>
          <table:table-cell table:formula="of:=DEGREES(ATAN(ABS([.F401]-[.C401])/ABS([.E401]-[.B401])))" office:value-type="float" office:value="4.22561619179018" calcext:value-type="float">
            <text:p>4.22561619179018</text:p>
          </table:table-cell>
          <table:table-cell table:formula="of:=SQRT(POWER([.H401];2)+POWER([.I401];2)+POWER([.J401];2))" office:value-type="float" office:value="716.260644453335" calcext:value-type="float">
            <text:p>716.260644453335</text:p>
          </table:table-cell>
        </table:table-row>
        <table:table-row table:style-name="ro1">
          <table:table-cell office:value-type="float" office:value="74.955" calcext:value-type="float">
            <text:p>74.955</text:p>
          </table:table-cell>
          <table:table-cell office:value-type="float" office:value="289.828" calcext:value-type="float">
            <text:p>289.828</text:p>
          </table:table-cell>
          <table:table-cell office:value-type="float" office:value="41.9177" calcext:value-type="float">
            <text:p>41.9177</text:p>
          </table:table-cell>
          <table:table-cell office:value-type="float" office:value="74.8779" calcext:value-type="float">
            <text:p>74.8779</text:p>
          </table:table-cell>
          <table:table-cell office:value-type="float" office:value="277.804" calcext:value-type="float">
            <text:p>277.804</text:p>
          </table:table-cell>
          <table:table-cell office:value-type="float" office:value="43.0691" calcext:value-type="float">
            <text:p>43.0691</text:p>
          </table:table-cell>
          <table:table-cell/>
          <table:table-cell table:formula="of:=([.D402]-[.A402])/0.0166667" office:value-type="float" office:value="-4.62599074801859" calcext:value-type="float">
            <text:p>-4.62599074801859</text:p>
          </table:table-cell>
          <table:table-cell table:formula="of:=ABS([.E402]-[.B402])/0.0166667" office:value-type="float" office:value="721.438557122886" calcext:value-type="float">
            <text:p>721.438557122886</text:p>
          </table:table-cell>
          <table:table-cell table:formula="of:=([.F402]-[.C402])/0.0166667" office:value-type="float" office:value="69.0838618322761" calcext:value-type="float">
            <text:p>69.0838618322761</text:p>
          </table:table-cell>
          <table:table-cell table:formula="of:=DEGREES(ATAN(ABS([.F402]-[.C402])/ABS([.E402]-[.B402])))" office:value-type="float" office:value="5.46987859240279" calcext:value-type="float">
            <text:p>5.46987859240279</text:p>
          </table:table-cell>
          <table:table-cell table:formula="of:=SQRT(POWER([.H402];2)+POWER([.I402];2)+POWER([.J402];2))" office:value-type="float" office:value="724.75345563827" calcext:value-type="float">
            <text:p>724.75345563827</text:p>
          </table:table-cell>
        </table:table-row>
        <table:table-row table:style-name="ro1">
          <table:table-cell office:value-type="float" office:value="74.6468" calcext:value-type="float">
            <text:p>74.6468</text:p>
          </table:table-cell>
          <table:table-cell office:value-type="float" office:value="281.882" calcext:value-type="float">
            <text:p>281.882</text:p>
          </table:table-cell>
          <table:table-cell office:value-type="float" office:value="41.9163" calcext:value-type="float">
            <text:p>41.9163</text:p>
          </table:table-cell>
          <table:table-cell office:value-type="float" office:value="74.5681" calcext:value-type="float">
            <text:p>74.5681</text:p>
          </table:table-cell>
          <table:table-cell office:value-type="float" office:value="269.128" calcext:value-type="float">
            <text:p>269.128</text:p>
          </table:table-cell>
          <table:table-cell office:value-type="float" office:value="42.2492" calcext:value-type="float">
            <text:p>42.2492</text:p>
          </table:table-cell>
          <table:table-cell/>
          <table:table-cell table:formula="of:=([.D403]-[.A403])/0.0166667" office:value-type="float" office:value="-4.72199055601875" calcext:value-type="float">
            <text:p>-4.72199055601875</text:p>
          </table:table-cell>
          <table:table-cell table:formula="of:=ABS([.E403]-[.B403])/0.0166667" office:value-type="float" office:value="765.238469523062" calcext:value-type="float">
            <text:p>765.238469523062</text:p>
          </table:table-cell>
          <table:table-cell table:formula="of:=([.F403]-[.C403])/0.0166667" office:value-type="float" office:value="19.97396005208" calcext:value-type="float">
            <text:p>19.97396005208</text:p>
          </table:table-cell>
          <table:table-cell table:formula="of:=DEGREES(ATAN(ABS([.F403]-[.C403])/ABS([.E403]-[.B403])))" office:value-type="float" office:value="1.49517289899801" calcext:value-type="float">
            <text:p>1.49517289899801</text:p>
          </table:table-cell>
          <table:table-cell table:formula="of:=SQRT(POWER([.H403];2)+POWER([.I403];2)+POWER([.J403];2))" office:value-type="float" office:value="765.513665137972" calcext:value-type="float">
            <text:p>765.513665137972</text:p>
          </table:table-cell>
        </table:table-row>
        <table:table-row table:style-name="ro1">
          <table:table-cell office:value-type="float" office:value="73.6341" calcext:value-type="float">
            <text:p>73.6341</text:p>
          </table:table-cell>
          <table:table-cell office:value-type="float" office:value="281.563" calcext:value-type="float">
            <text:p>281.563</text:p>
          </table:table-cell>
          <table:table-cell office:value-type="float" office:value="42.9839" calcext:value-type="float">
            <text:p>42.9839</text:p>
          </table:table-cell>
          <table:table-cell office:value-type="float" office:value="72.8452" calcext:value-type="float">
            <text:p>72.8452</text:p>
          </table:table-cell>
          <table:table-cell office:value-type="float" office:value="268.593" calcext:value-type="float">
            <text:p>268.593</text:p>
          </table:table-cell>
          <table:table-cell office:value-type="float" office:value="44.0689" calcext:value-type="float">
            <text:p>44.0689</text:p>
          </table:table-cell>
          <table:table-cell/>
          <table:table-cell table:formula="of:=([.D404]-[.A404])/0.0166667" office:value-type="float" office:value="-47.3339053321892" calcext:value-type="float">
            <text:p>-47.3339053321892</text:p>
          </table:table-cell>
          <table:table-cell table:formula="of:=ABS([.E404]-[.B404])/0.0166667" office:value-type="float" office:value="778.198443603111" calcext:value-type="float">
            <text:p>778.198443603111</text:p>
          </table:table-cell>
          <table:table-cell table:formula="of:=([.F404]-[.C404])/0.0166667" office:value-type="float" office:value="65.0998698002605" calcext:value-type="float">
            <text:p>65.0998698002605</text:p>
          </table:table-cell>
          <table:table-cell table:formula="of:=DEGREES(ATAN(ABS([.F404]-[.C404])/ABS([.E404]-[.B404])))" office:value-type="float" office:value="4.78192077114387" calcext:value-type="float">
            <text:p>4.78192077114387</text:p>
          </table:table-cell>
          <table:table-cell table:formula="of:=SQRT(POWER([.H404];2)+POWER([.I404];2)+POWER([.J404];2))" office:value-type="float" office:value="782.349863723585" calcext:value-type="float">
            <text:p>782.349863723585</text:p>
          </table:table-cell>
        </table:table-row>
        <table:table-row table:style-name="ro1">
          <table:table-cell office:value-type="float" office:value="73.8807" calcext:value-type="float">
            <text:p>73.8807</text:p>
          </table:table-cell>
          <table:table-cell office:value-type="float" office:value="280.356" calcext:value-type="float">
            <text:p>280.356</text:p>
          </table:table-cell>
          <table:table-cell office:value-type="float" office:value="42.6709" calcext:value-type="float">
            <text:p>42.6709</text:p>
          </table:table-cell>
          <table:table-cell office:value-type="float" office:value="73.5782" calcext:value-type="float">
            <text:p>73.5782</text:p>
          </table:table-cell>
          <table:table-cell office:value-type="float" office:value="267.554" calcext:value-type="float">
            <text:p>267.554</text:p>
          </table:table-cell>
          <table:table-cell office:value-type="float" office:value="43.4961" calcext:value-type="float">
            <text:p>43.4961</text:p>
          </table:table-cell>
          <table:table-cell/>
          <table:table-cell table:formula="of:=([.D405]-[.A405])/0.0166667" office:value-type="float" office:value="-18.1499637000731" calcext:value-type="float">
            <text:p>-18.1499637000731</text:p>
          </table:table-cell>
          <table:table-cell table:formula="of:=ABS([.E405]-[.B405])/0.0166667" office:value-type="float" office:value="768.118463763074" calcext:value-type="float">
            <text:p>768.118463763074</text:p>
          </table:table-cell>
          <table:table-cell table:formula="of:=([.F405]-[.C405])/0.0166667" office:value-type="float" office:value="49.5119009761978" calcext:value-type="float">
            <text:p>49.5119009761978</text:p>
          </table:table-cell>
          <table:table-cell table:formula="of:=DEGREES(ATAN(ABS([.F405]-[.C405])/ABS([.E405]-[.B405])))" office:value-type="float" office:value="3.68810793595276" calcext:value-type="float">
            <text:p>3.68810793595276</text:p>
          </table:table-cell>
          <table:table-cell table:formula="of:=SQRT(POWER([.H405];2)+POWER([.I405];2)+POWER([.J405];2))" office:value-type="float" office:value="769.926505514867" calcext:value-type="float">
            <text:p>769.926505514867</text:p>
          </table:table-cell>
        </table:table-row>
        <table:table-row table:style-name="ro1">
          <table:table-cell office:value-type="float" office:value="74.6416" calcext:value-type="float">
            <text:p>74.6416</text:p>
          </table:table-cell>
          <table:table-cell office:value-type="float" office:value="280.378" calcext:value-type="float">
            <text:p>280.378</text:p>
          </table:table-cell>
          <table:table-cell office:value-type="float" office:value="42.9114" calcext:value-type="float">
            <text:p>42.9114</text:p>
          </table:table-cell>
          <table:table-cell office:value-type="float" office:value="74.3257" calcext:value-type="float">
            <text:p>74.3257</text:p>
          </table:table-cell>
          <table:table-cell office:value-type="float" office:value="268.812" calcext:value-type="float">
            <text:p>268.812</text:p>
          </table:table-cell>
          <table:table-cell office:value-type="float" office:value="43.775" calcext:value-type="float">
            <text:p>43.775</text:p>
          </table:table-cell>
          <table:table-cell/>
          <table:table-cell table:formula="of:=([.D406]-[.A406])/0.0166667" office:value-type="float" office:value="-18.9539620920758" calcext:value-type="float">
            <text:p>-18.9539620920758</text:p>
          </table:table-cell>
          <table:table-cell table:formula="of:=ABS([.E406]-[.B406])/0.0166667" office:value-type="float" office:value="693.958612082774" calcext:value-type="float">
            <text:p>693.958612082774</text:p>
          </table:table-cell>
          <table:table-cell table:formula="of:=([.F406]-[.C406])/0.0166667" office:value-type="float" office:value="51.8158963682072" calcext:value-type="float">
            <text:p>51.8158963682072</text:p>
          </table:table-cell>
          <table:table-cell table:formula="of:=DEGREES(ATAN(ABS([.F406]-[.C406])/ABS([.E406]-[.B406])))" office:value-type="float" office:value="4.27018736671432" calcext:value-type="float">
            <text:p>4.27018736671432</text:p>
          </table:table-cell>
          <table:table-cell table:formula="of:=SQRT(POWER([.H406];2)+POWER([.I406];2)+POWER([.J406];2))" office:value-type="float" office:value="696.148472008148" calcext:value-type="float">
            <text:p>696.148472008148</text:p>
          </table:table-cell>
        </table:table-row>
        <table:table-row table:style-name="ro1">
          <table:table-cell office:value-type="float" office:value="74.13" calcext:value-type="float">
            <text:p>74.13</text:p>
          </table:table-cell>
          <table:table-cell office:value-type="float" office:value="278.952" calcext:value-type="float">
            <text:p>278.952</text:p>
          </table:table-cell>
          <table:table-cell office:value-type="float" office:value="43.3931" calcext:value-type="float">
            <text:p>43.3931</text:p>
          </table:table-cell>
          <table:table-cell office:value-type="float" office:value="73.3318" calcext:value-type="float">
            <text:p>73.3318</text:p>
          </table:table-cell>
          <table:table-cell office:value-type="float" office:value="267.525" calcext:value-type="float">
            <text:p>267.525</text:p>
          </table:table-cell>
          <table:table-cell office:value-type="float" office:value="43.5031" calcext:value-type="float">
            <text:p>43.5031</text:p>
          </table:table-cell>
          <table:table-cell/>
          <table:table-cell table:formula="of:=([.D407]-[.A407])/0.0166667" office:value-type="float" office:value="-47.8919042161912" calcext:value-type="float">
            <text:p>-47.8919042161912</text:p>
          </table:table-cell>
          <table:table-cell table:formula="of:=ABS([.E407]-[.B407])/0.0166667" office:value-type="float" office:value="685.618628762744" calcext:value-type="float">
            <text:p>685.618628762744</text:p>
          </table:table-cell>
          <table:table-cell table:formula="of:=([.F407]-[.C407])/0.0166667" office:value-type="float" office:value="6.59998680002679" calcext:value-type="float">
            <text:p>6.59998680002679</text:p>
          </table:table-cell>
          <table:table-cell table:formula="of:=DEGREES(ATAN(ABS([.F407]-[.C407])/ABS([.E407]-[.B407])))" office:value-type="float" office:value="0.551530679978408" calcext:value-type="float">
            <text:p>0.551530679978408</text:p>
          </table:table-cell>
          <table:table-cell table:formula="of:=SQRT(POWER([.H407];2)+POWER([.I407];2)+POWER([.J407];2))" office:value-type="float" office:value="687.320957356691" calcext:value-type="float">
            <text:p>687.320957356691</text:p>
          </table:table-cell>
        </table:table-row>
        <table:table-row table:style-name="ro1">
          <table:table-cell office:value-type="float" office:value="75.9324" calcext:value-type="float">
            <text:p>75.9324</text:p>
          </table:table-cell>
          <table:table-cell office:value-type="float" office:value="282.976" calcext:value-type="float">
            <text:p>282.976</text:p>
          </table:table-cell>
          <table:table-cell office:value-type="float" office:value="43.4952" calcext:value-type="float">
            <text:p>43.4952</text:p>
          </table:table-cell>
          <table:table-cell office:value-type="float" office:value="76.3161" calcext:value-type="float">
            <text:p>76.3161</text:p>
          </table:table-cell>
          <table:table-cell office:value-type="float" office:value="270.111" calcext:value-type="float">
            <text:p>270.111</text:p>
          </table:table-cell>
          <table:table-cell office:value-type="float" office:value="44.529" calcext:value-type="float">
            <text:p>44.529</text:p>
          </table:table-cell>
          <table:table-cell/>
          <table:table-cell table:formula="of:=([.D408]-[.A408])/0.0166667" office:value-type="float" office:value="23.0219539560924" calcext:value-type="float">
            <text:p>23.0219539560924</text:p>
          </table:table-cell>
          <table:table-cell table:formula="of:=ABS([.E408]-[.B408])/0.0166667" office:value-type="float" office:value="771.898456203088" calcext:value-type="float">
            <text:p>771.898456203088</text:p>
          </table:table-cell>
          <table:table-cell table:formula="of:=([.F408]-[.C408])/0.0166667" office:value-type="float" office:value="62.0278759442485" calcext:value-type="float">
            <text:p>62.0278759442485</text:p>
          </table:table-cell>
          <table:table-cell table:formula="of:=DEGREES(ATAN(ABS([.F408]-[.C408])/ABS([.E408]-[.B408])))" office:value-type="float" office:value="4.59427703685341" calcext:value-type="float">
            <text:p>4.59427703685341</text:p>
          </table:table-cell>
          <table:table-cell table:formula="of:=SQRT(POWER([.H408];2)+POWER([.I408];2)+POWER([.J408];2))" office:value-type="float" office:value="774.728787671416" calcext:value-type="float">
            <text:p>774.728787671416</text:p>
          </table:table-cell>
        </table:table-row>
        <table:table-row table:style-name="ro1">
          <table:table-cell office:value-type="float" office:value="75.4124" calcext:value-type="float">
            <text:p>75.4124</text:p>
          </table:table-cell>
          <table:table-cell office:value-type="float" office:value="281.691" calcext:value-type="float">
            <text:p>281.691</text:p>
          </table:table-cell>
          <table:table-cell office:value-type="float" office:value="43.1987" calcext:value-type="float">
            <text:p>43.1987</text:p>
          </table:table-cell>
          <table:table-cell office:value-type="float" office:value="75.5624" calcext:value-type="float">
            <text:p>75.5624</text:p>
          </table:table-cell>
          <table:table-cell office:value-type="float" office:value="268.866" calcext:value-type="float">
            <text:p>268.866</text:p>
          </table:table-cell>
          <table:table-cell office:value-type="float" office:value="44.2446" calcext:value-type="float">
            <text:p>44.2446</text:p>
          </table:table-cell>
          <table:table-cell/>
          <table:table-cell table:formula="of:=([.D409]-[.A409])/0.0166667" office:value-type="float" office:value="8.99998200003549" calcext:value-type="float">
            <text:p>8.99998200003549</text:p>
          </table:table-cell>
          <table:table-cell table:formula="of:=ABS([.E409]-[.B409])/0.0166667" office:value-type="float" office:value="769.498461003077" calcext:value-type="float">
            <text:p>769.498461003077</text:p>
          </table:table-cell>
          <table:table-cell table:formula="of:=([.F409]-[.C409])/0.0166667" office:value-type="float" office:value="62.7538744922508" calcext:value-type="float">
            <text:p>62.7538744922508</text:p>
          </table:table-cell>
          <table:table-cell table:formula="of:=DEGREES(ATAN(ABS([.F409]-[.C409])/ABS([.E409]-[.B409])))" office:value-type="float" office:value="4.66224832476728" calcext:value-type="float">
            <text:p>4.66224832476728</text:p>
          </table:table-cell>
          <table:table-cell table:formula="of:=SQRT(POWER([.H409];2)+POWER([.I409];2)+POWER([.J409];2))" office:value-type="float" office:value="772.10551735232" calcext:value-type="float">
            <text:p>772.10551735232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6" calcext:value-type="float">
            <text:p>286.986</text:p>
          </table:table-cell>
          <table:table-cell office:value-type="float" office:value="42.8729" calcext:value-type="float">
            <text:p>42.8729</text:p>
          </table:table-cell>
          <table:table-cell office:value-type="float" office:value="75.6035" calcext:value-type="float">
            <text:p>75.6035</text:p>
          </table:table-cell>
          <table:table-cell office:value-type="float" office:value="273.901" calcext:value-type="float">
            <text:p>273.901</text:p>
          </table:table-cell>
          <table:table-cell office:value-type="float" office:value="43.9327" calcext:value-type="float">
            <text:p>43.9327</text:p>
          </table:table-cell>
          <table:table-cell/>
          <table:table-cell table:formula="of:=([.D410]-[.A410])/0.0166667" office:value-type="float" office:value="24.4439511120975" calcext:value-type="float">
            <text:p>24.4439511120975</text:p>
          </table:table-cell>
          <table:table-cell table:formula="of:=ABS([.E410]-[.B410])/0.0166667" office:value-type="float" office:value="785.098429803139" calcext:value-type="float">
            <text:p>785.098429803139</text:p>
          </table:table-cell>
          <table:table-cell table:formula="of:=([.F410]-[.C410])/0.0166667" office:value-type="float" office:value="63.5878728242541" calcext:value-type="float">
            <text:p>63.5878728242541</text:p>
          </table:table-cell>
          <table:table-cell table:formula="of:=DEGREES(ATAN(ABS([.F410]-[.C410])/ABS([.E410]-[.B410])))" office:value-type="float" office:value="4.63047836757618" calcext:value-type="float">
            <text:p>4.63047836757618</text:p>
          </table:table-cell>
          <table:table-cell table:formula="of:=SQRT(POWER([.H410];2)+POWER([.I410];2)+POWER([.J410];2))" office:value-type="float" office:value="788.048519315682" calcext:value-type="float">
            <text:p>788.048519315682</text:p>
          </table:table-cell>
        </table:table-row>
        <table:table-row table:style-name="ro1">
          <table:table-cell office:value-type="float" office:value="75.1512" calcext:value-type="float">
            <text:p>75.1512</text:p>
          </table:table-cell>
          <table:table-cell office:value-type="float" office:value="280.162" calcext:value-type="float">
            <text:p>280.162</text:p>
          </table:table-cell>
          <table:table-cell office:value-type="float" office:value="44.1941" calcext:value-type="float">
            <text:p>44.1941</text:p>
          </table:table-cell>
          <table:table-cell office:value-type="float" office:value="75.3087" calcext:value-type="float">
            <text:p>75.3087</text:p>
          </table:table-cell>
          <table:table-cell office:value-type="float" office:value="267.326" calcext:value-type="float">
            <text:p>267.326</text:p>
          </table:table-cell>
          <table:table-cell office:value-type="float" office:value="45.712" calcext:value-type="float">
            <text:p>45.712</text:p>
          </table:table-cell>
          <table:table-cell/>
          <table:table-cell table:formula="of:=([.D411]-[.A411])/0.0166667" office:value-type="float" office:value="9.44998110003773" calcext:value-type="float">
            <text:p>9.44998110003773</text:p>
          </table:table-cell>
          <table:table-cell table:formula="of:=ABS([.E411]-[.B411])/0.0166667" office:value-type="float" office:value="770.158459683078" calcext:value-type="float">
            <text:p>770.158459683078</text:p>
          </table:table-cell>
          <table:table-cell table:formula="of:=([.F411]-[.C411])/0.0166667" office:value-type="float" office:value="91.0738178523646" calcext:value-type="float">
            <text:p>91.0738178523646</text:p>
          </table:table-cell>
          <table:table-cell table:formula="of:=DEGREES(ATAN(ABS([.F411]-[.C411])/ABS([.E411]-[.B411])))" office:value-type="float" office:value="6.74409807826946" calcext:value-type="float">
            <text:p>6.74409807826946</text:p>
          </table:table-cell>
          <table:table-cell table:formula="of:=SQRT(POWER([.H411];2)+POWER([.I411];2)+POWER([.J411];2))" office:value-type="float" office:value="775.582229981069" calcext:value-type="float">
            <text:p>775.582229981069</text:p>
          </table:table-cell>
        </table:table-row>
        <table:table-row table:style-name="ro1">
          <table:table-cell office:value-type="float" office:value="75.4217" calcext:value-type="float">
            <text:p>75.4217</text:p>
          </table:table-cell>
          <table:table-cell office:value-type="float" office:value="283.092" calcext:value-type="float">
            <text:p>283.092</text:p>
          </table:table-cell>
          <table:table-cell office:value-type="float" office:value="42.7251" calcext:value-type="float">
            <text:p>42.7251</text:p>
          </table:table-cell>
          <table:table-cell office:value-type="float" office:value="75.3428" calcext:value-type="float">
            <text:p>75.3428</text:p>
          </table:table-cell>
          <table:table-cell office:value-type="float" office:value="272.733" calcext:value-type="float">
            <text:p>272.733</text:p>
          </table:table-cell>
          <table:table-cell office:value-type="float" office:value="43.3803" calcext:value-type="float">
            <text:p>43.3803</text:p>
          </table:table-cell>
          <table:table-cell/>
          <table:table-cell table:formula="of:=([.D412]-[.A412])/0.0166667" office:value-type="float" office:value="-4.7339905320192" calcext:value-type="float">
            <text:p>-4.7339905320192</text:p>
          </table:table-cell>
          <table:table-cell table:formula="of:=ABS([.E412]-[.B412])/0.0166667" office:value-type="float" office:value="621.538756922485" calcext:value-type="float">
            <text:p>621.538756922485</text:p>
          </table:table-cell>
          <table:table-cell table:formula="of:=([.F412]-[.C412])/0.0166667" office:value-type="float" office:value="39.3119213761573" calcext:value-type="float">
            <text:p>39.3119213761573</text:p>
          </table:table-cell>
          <table:table-cell table:formula="of:=DEGREES(ATAN(ABS([.F412]-[.C412])/ABS([.E412]-[.B412])))" office:value-type="float" office:value="3.61909981193477" calcext:value-type="float">
            <text:p>3.61909981193477</text:p>
          </table:table-cell>
          <table:table-cell table:formula="of:=SQRT(POWER([.H412];2)+POWER([.I412];2)+POWER([.J412];2))" office:value-type="float" office:value="622.798734893858" calcext:value-type="float">
            <text:p>622.798734893858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75.3543" calcext:value-type="float">
            <text:p>75.3543</text:p>
          </table:table-cell>
          <table:table-cell office:value-type="float" office:value="273.825" calcext:value-type="float">
            <text:p>273.825</text:p>
          </table:table-cell>
          <table:table-cell office:value-type="float" office:value="44.1944" calcext:value-type="float">
            <text:p>44.1944</text:p>
          </table:table-cell>
          <table:table-cell/>
          <table:table-cell table:formula="of:=([.D413]-[.A413])/0.0166667" office:value-type="float" office:value="9.49198101603759" calcext:value-type="float">
            <text:p>9.49198101603759</text:p>
          </table:table-cell>
          <table:table-cell table:formula="of:=ABS([.E413]-[.B413])/0.0166667" office:value-type="float" office:value="789.358421283158" calcext:value-type="float">
            <text:p>789.358421283158</text:p>
          </table:table-cell>
          <table:table-cell table:formula="of:=([.F413]-[.C413])/0.0166667" office:value-type="float" office:value="79.2358415283169" calcext:value-type="float">
            <text:p>79.2358415283169</text:p>
          </table:table-cell>
          <table:table-cell table:formula="of:=DEGREES(ATAN(ABS([.F413]-[.C413])/ABS([.E413]-[.B413])))" office:value-type="float" office:value="5.73215225779598" calcext:value-type="float">
            <text:p>5.73215225779598</text:p>
          </table:table-cell>
          <table:table-cell table:formula="of:=SQRT(POWER([.H413];2)+POWER([.I413];2)+POWER([.J413];2))" office:value-type="float" office:value="793.382085465098" calcext:value-type="float">
            <text:p>793.382085465098</text:p>
          </table:table-cell>
        </table:table-row>
        <table:table-row table:style-name="ro1">
          <table:table-cell office:value-type="float" office:value="74.9309" calcext:value-type="float">
            <text:p>74.9309</text:p>
          </table:table-cell>
          <table:table-cell office:value-type="float" office:value="285.585" calcext:value-type="float">
            <text:p>285.585</text:p>
          </table:table-cell>
          <table:table-cell office:value-type="float" office:value="43.0951" calcext:value-type="float">
            <text:p>43.0951</text:p>
          </table:table-cell>
          <table:table-cell office:value-type="float" office:value="74.6135" calcext:value-type="float">
            <text:p>74.6135</text:p>
          </table:table-cell>
          <table:table-cell office:value-type="float" office:value="275" calcext:value-type="float">
            <text:p>275</text:p>
          </table:table-cell>
          <table:table-cell office:value-type="float" office:value="44.2628" calcext:value-type="float">
            <text:p>44.2628</text:p>
          </table:table-cell>
          <table:table-cell/>
          <table:table-cell table:formula="of:=([.D414]-[.A414])/0.0166667" office:value-type="float" office:value="-19.0439619120757" calcext:value-type="float">
            <text:p>-19.0439619120757</text:p>
          </table:table-cell>
          <table:table-cell table:formula="of:=ABS([.E414]-[.B414])/0.0166667" office:value-type="float" office:value="635.098729802539" calcext:value-type="float">
            <text:p>635.098729802539</text:p>
          </table:table-cell>
          <table:table-cell table:formula="of:=([.F414]-[.C414])/0.0166667" office:value-type="float" office:value="70.06185987628" calcext:value-type="float">
            <text:p>70.06185987628</text:p>
          </table:table-cell>
          <table:table-cell table:formula="of:=DEGREES(ATAN(ABS([.F414]-[.C414])/ABS([.E414]-[.B414])))" office:value-type="float" office:value="6.29521437186337" calcext:value-type="float">
            <text:p>6.29521437186337</text:p>
          </table:table-cell>
          <table:table-cell table:formula="of:=SQRT(POWER([.H414];2)+POWER([.I414];2)+POWER([.J414];2))" office:value-type="float" office:value="639.235272252268" calcext:value-type="float">
            <text:p>639.235272252268</text:p>
          </table:table-cell>
        </table:table-row>
        <table:table-row table:style-name="ro1">
          <table:table-cell office:value-type="float" office:value="75.1059" calcext:value-type="float">
            <text:p>75.1059</text:p>
          </table:table-cell>
          <table:table-cell office:value-type="float" office:value="273.703" calcext:value-type="float">
            <text:p>273.703</text:p>
          </table:table-cell>
          <table:table-cell office:value-type="float" office:value="44.7101" calcext:value-type="float">
            <text:p>44.7101</text:p>
          </table:table-cell>
          <table:table-cell office:value-type="float" office:value="75.0179" calcext:value-type="float">
            <text:p>75.0179</text:p>
          </table:table-cell>
          <table:table-cell office:value-type="float" office:value="261.295" calcext:value-type="float">
            <text:p>261.295</text:p>
          </table:table-cell>
          <table:table-cell office:value-type="float" office:value="45.4622" calcext:value-type="float">
            <text:p>45.4622</text:p>
          </table:table-cell>
          <table:table-cell/>
          <table:table-cell table:formula="of:=([.D415]-[.A415])/0.0166667" office:value-type="float" office:value="-5.2799894400216" calcext:value-type="float">
            <text:p>-5.2799894400216</text:p>
          </table:table-cell>
          <table:table-cell table:formula="of:=ABS([.E415]-[.B415])/0.0166667" office:value-type="float" office:value="744.478511042975" calcext:value-type="float">
            <text:p>744.478511042975</text:p>
          </table:table-cell>
          <table:table-cell table:formula="of:=([.F415]-[.C415])/0.0166667" office:value-type="float" office:value="45.1259097481809" calcext:value-type="float">
            <text:p>45.1259097481809</text:p>
          </table:table-cell>
          <table:table-cell table:formula="of:=DEGREES(ATAN(ABS([.F415]-[.C415])/ABS([.E415]-[.B415])))" office:value-type="float" office:value="3.46868933361978" calcext:value-type="float">
            <text:p>3.46868933361978</text:p>
          </table:table-cell>
          <table:table-cell table:formula="of:=SQRT(POWER([.H415];2)+POWER([.I415];2)+POWER([.J415];2))" office:value-type="float" office:value="745.863579633604" calcext:value-type="float">
            <text:p>745.863579633604</text:p>
          </table:table-cell>
        </table:table-row>
        <table:table-row table:style-name="ro1">
          <table:table-cell office:value-type="float" office:value="74.8577" calcext:value-type="float">
            <text:p>74.8577</text:p>
          </table:table-cell>
          <table:table-cell office:value-type="float" office:value="273.566" calcext:value-type="float">
            <text:p>273.566</text:p>
          </table:table-cell>
          <table:table-cell office:value-type="float" office:value="45.2276" calcext:value-type="float">
            <text:p>45.2276</text:p>
          </table:table-cell>
          <table:table-cell office:value-type="float" office:value="74.3063" calcext:value-type="float">
            <text:p>74.3063</text:p>
          </table:table-cell>
          <table:table-cell office:value-type="float" office:value="263.461" calcext:value-type="float">
            <text:p>263.461</text:p>
          </table:table-cell>
          <table:table-cell office:value-type="float" office:value="46.3296" calcext:value-type="float">
            <text:p>46.3296</text:p>
          </table:table-cell>
          <table:table-cell/>
          <table:table-cell table:formula="of:=([.D416]-[.A416])/0.0166667" office:value-type="float" office:value="-33.0839338321324" calcext:value-type="float">
            <text:p>-33.0839338321324</text:p>
          </table:table-cell>
          <table:table-cell table:formula="of:=ABS([.E416]-[.B416])/0.0166667" office:value-type="float" office:value="606.298787402423" calcext:value-type="float">
            <text:p>606.298787402423</text:p>
          </table:table-cell>
          <table:table-cell table:formula="of:=([.F416]-[.C416])/0.0166667" office:value-type="float" office:value="66.1198677602643" calcext:value-type="float">
            <text:p>66.1198677602643</text:p>
          </table:table-cell>
          <table:table-cell table:formula="of:=DEGREES(ATAN(ABS([.F416]-[.C416])/ABS([.E416]-[.B416])))" office:value-type="float" office:value="6.22379147182534" calcext:value-type="float">
            <text:p>6.22379147182534</text:p>
          </table:table-cell>
          <table:table-cell table:formula="of:=SQRT(POWER([.H416];2)+POWER([.I416];2)+POWER([.J416];2))" office:value-type="float" office:value="610.790146610186" calcext:value-type="float">
            <text:p>610.790146610186</text:p>
          </table:table-cell>
        </table:table-row>
        <table:table-row table:style-name="ro1">
          <table:table-cell office:value-type="float" office:value="75.1506" calcext:value-type="float">
            <text:p>75.1506</text:p>
          </table:table-cell>
          <table:table-cell office:value-type="float" office:value="280.221" calcext:value-type="float">
            <text:p>280.221</text:p>
          </table:table-cell>
          <table:table-cell office:value-type="float" office:value="43.9344" calcext:value-type="float">
            <text:p>43.9344</text:p>
          </table:table-cell>
          <table:table-cell office:value-type="float" office:value="75.0707" calcext:value-type="float">
            <text:p>75.0707</text:p>
          </table:table-cell>
          <table:table-cell office:value-type="float" office:value="268.614" calcext:value-type="float">
            <text:p>268.614</text:p>
          </table:table-cell>
          <table:table-cell office:value-type="float" office:value="45.2672" calcext:value-type="float">
            <text:p>45.2672</text:p>
          </table:table-cell>
          <table:table-cell/>
          <table:table-cell table:formula="of:=([.D417]-[.A417])/0.0166667" office:value-type="float" office:value="-4.79399041201888" calcext:value-type="float">
            <text:p>-4.79399041201888</text:p>
          </table:table-cell>
          <table:table-cell table:formula="of:=ABS([.E417]-[.B417])/0.0166667" office:value-type="float" office:value="696.418607162787" calcext:value-type="float">
            <text:p>696.418607162787</text:p>
          </table:table-cell>
          <table:table-cell table:formula="of:=([.F417]-[.C417])/0.0166667" office:value-type="float" office:value="79.9678400643202" calcext:value-type="float">
            <text:p>79.9678400643202</text:p>
          </table:table-cell>
          <table:table-cell table:formula="of:=DEGREES(ATAN(ABS([.F417]-[.C417])/ABS([.E417]-[.B417])))" office:value-type="float" office:value="6.55042808596" calcext:value-type="float">
            <text:p>6.55042808596</text:p>
          </table:table-cell>
          <table:table-cell table:formula="of:=SQRT(POWER([.H417];2)+POWER([.I417];2)+POWER([.J417];2))" office:value-type="float" office:value="701.011208320652" calcext:value-type="float">
            <text:p>701.011208320652</text:p>
          </table:table-cell>
        </table:table-row>
        <table:table-row table:style-name="ro1">
          <table:table-cell office:value-type="float" office:value="74.8813" calcext:value-type="float">
            <text:p>74.8813</text:p>
          </table:table-cell>
          <table:table-cell office:value-type="float" office:value="277.545" calcext:value-type="float">
            <text:p>277.545</text:p>
          </table:table-cell>
          <table:table-cell office:value-type="float" office:value="44.3566" calcext:value-type="float">
            <text:p>44.3566</text:p>
          </table:table-cell>
          <table:table-cell office:value-type="float" office:value="74.8001" calcext:value-type="float">
            <text:p>74.8001</text:p>
          </table:table-cell>
          <table:table-cell office:value-type="float" office:value="264.856" calcext:value-type="float">
            <text:p>264.856</text:p>
          </table:table-cell>
          <table:table-cell office:value-type="float" office:value="45.6211" calcext:value-type="float">
            <text:p>45.6211</text:p>
          </table:table-cell>
          <table:table-cell/>
          <table:table-cell table:formula="of:=([.D418]-[.A418])/0.0166667" office:value-type="float" office:value="-4.87199025601922" calcext:value-type="float">
            <text:p>-4.87199025601922</text:p>
          </table:table-cell>
          <table:table-cell table:formula="of:=ABS([.E418]-[.B418])/0.0166667" office:value-type="float" office:value="761.338477323047" calcext:value-type="float">
            <text:p>761.338477323047</text:p>
          </table:table-cell>
          <table:table-cell table:formula="of:=([.F418]-[.C418])/0.0166667" office:value-type="float" office:value="75.8698482603034" calcext:value-type="float">
            <text:p>75.8698482603034</text:p>
          </table:table-cell>
          <table:table-cell table:formula="of:=DEGREES(ATAN(ABS([.F418]-[.C418])/ABS([.E418]-[.B418])))" office:value-type="float" office:value="5.69092145839731" calcext:value-type="float">
            <text:p>5.69092145839731</text:p>
          </table:table-cell>
          <table:table-cell table:formula="of:=SQRT(POWER([.H418];2)+POWER([.I418];2)+POWER([.J418];2))" office:value-type="float" office:value="765.124987970378" calcext:value-type="float">
            <text:p>765.124987970378</text:p>
          </table:table-cell>
        </table:table-row>
        <table:table-row table:style-name="ro1">
          <table:table-cell office:value-type="float" office:value="74.9649" calcext:value-type="float">
            <text:p>74.9649</text:p>
          </table:table-cell>
          <table:table-cell office:value-type="float" office:value="291.102" calcext:value-type="float">
            <text:p>291.102</text:p>
          </table:table-cell>
          <table:table-cell office:value-type="float" office:value="42.2296" calcext:value-type="float">
            <text:p>42.2296</text:p>
          </table:table-cell>
          <table:table-cell office:value-type="float" office:value="74.8398" calcext:value-type="float">
            <text:p>74.8398</text:p>
          </table:table-cell>
          <table:table-cell office:value-type="float" office:value="271.142" calcext:value-type="float">
            <text:p>271.142</text:p>
          </table:table-cell>
          <table:table-cell office:value-type="float" office:value="44.8701" calcext:value-type="float">
            <text:p>44.8701</text:p>
          </table:table-cell>
          <table:table-cell/>
          <table:table-cell table:formula="of:=([.D419]-[.A419])/0.0166667" office:value-type="float" office:value="-7.50598498803022" calcext:value-type="float">
            <text:p>-7.50598498803022</text:p>
          </table:table-cell>
          <table:table-cell table:formula="of:=ABS([.E419]-[.B419])/0.0166667" office:value-type="float" office:value="1197.59760480479" calcext:value-type="float">
            <text:p>1197.59760480479</text:p>
          </table:table-cell>
          <table:table-cell table:formula="of:=([.F419]-[.C419])/0.0166667" office:value-type="float" office:value="158.429683140634" calcext:value-type="float">
            <text:p>158.429683140634</text:p>
          </table:table-cell>
          <table:table-cell table:formula="of:=DEGREES(ATAN(ABS([.F419]-[.C419])/ABS([.E419]-[.B419])))" office:value-type="float" office:value="7.53587723345578" calcext:value-type="float">
            <text:p>7.53587723345578</text:p>
          </table:table-cell>
          <table:table-cell table:formula="of:=SQRT(POWER([.H419];2)+POWER([.I419];2)+POWER([.J419];2))" office:value-type="float" office:value="1208.05477001039" calcext:value-type="float">
            <text:p>1208.05477001039</text:p>
          </table:table-cell>
        </table:table-row>
        <table:table-row table:style-name="ro1">
          <table:table-cell office:value-type="float" office:value="74.9238" calcext:value-type="float">
            <text:p>74.9238</text:p>
          </table:table-cell>
          <table:table-cell office:value-type="float" office:value="284.114" calcext:value-type="float">
            <text:p>284.114</text:p>
          </table:table-cell>
          <table:table-cell office:value-type="float" office:value="43.831" calcext:value-type="float">
            <text:p>43.831</text:p>
          </table:table-cell>
          <table:table-cell office:value-type="float" office:value="75.089" calcext:value-type="float">
            <text:p>75.089</text:p>
          </table:table-cell>
          <table:table-cell office:value-type="float" office:value="271.052" calcext:value-type="float">
            <text:p>271.052</text:p>
          </table:table-cell>
          <table:table-cell office:value-type="float" office:value="45.3729" calcext:value-type="float">
            <text:p>45.3729</text:p>
          </table:table-cell>
          <table:table-cell/>
          <table:table-cell table:formula="of:=([.D420]-[.A420])/0.0166667" office:value-type="float" office:value="9.91198017603957" calcext:value-type="float">
            <text:p>9.91198017603957</text:p>
          </table:table-cell>
          <table:table-cell table:formula="of:=ABS([.E420]-[.B420])/0.0166667" office:value-type="float" office:value="783.718432563132" calcext:value-type="float">
            <text:p>783.718432563132</text:p>
          </table:table-cell>
          <table:table-cell table:formula="of:=([.F420]-[.C420])/0.0166667" office:value-type="float" office:value="92.51381497237" calcext:value-type="float">
            <text:p>92.51381497237</text:p>
          </table:table-cell>
          <table:table-cell table:formula="of:=DEGREES(ATAN(ABS([.F420]-[.C420])/ABS([.E420]-[.B420])))" office:value-type="float" office:value="6.73230845432894" calcext:value-type="float">
            <text:p>6.73230845432894</text:p>
          </table:table-cell>
          <table:table-cell table:formula="of:=SQRT(POWER([.H420];2)+POWER([.I420];2)+POWER([.J420];2))" office:value-type="float" office:value="789.222170780171" calcext:value-type="float">
            <text:p>789.222170780171</text:p>
          </table:table-cell>
        </table:table-row>
        <table:table-row table:style-name="ro1">
          <table:table-cell office:value-type="float" office:value="74.6528" calcext:value-type="float">
            <text:p>74.6528</text:p>
          </table:table-cell>
          <table:table-cell office:value-type="float" office:value="281.45" calcext:value-type="float">
            <text:p>281.45</text:p>
          </table:table-cell>
          <table:table-cell office:value-type="float" office:value="43.9973" calcext:value-type="float">
            <text:p>43.9973</text:p>
          </table:table-cell>
          <table:table-cell office:value-type="float" office:value="74.3372" calcext:value-type="float">
            <text:p>74.3372</text:p>
          </table:table-cell>
          <table:table-cell office:value-type="float" office:value="269.798" calcext:value-type="float">
            <text:p>269.798</text:p>
          </table:table-cell>
          <table:table-cell office:value-type="float" office:value="45.087" calcext:value-type="float">
            <text:p>45.087</text:p>
          </table:table-cell>
          <table:table-cell/>
          <table:table-cell table:formula="of:=([.D421]-[.A421])/0.0166667" office:value-type="float" office:value="-18.9359621280759" calcext:value-type="float">
            <text:p>-18.9359621280759</text:p>
          </table:table-cell>
          <table:table-cell table:formula="of:=ABS([.E421]-[.B421])/0.0166667" office:value-type="float" office:value="699.118601762796" calcext:value-type="float">
            <text:p>699.118601762796</text:p>
          </table:table-cell>
          <table:table-cell table:formula="of:=([.F421]-[.C421])/0.0166667" office:value-type="float" office:value="65.3818692362616" calcext:value-type="float">
            <text:p>65.3818692362616</text:p>
          </table:table-cell>
          <table:table-cell table:formula="of:=DEGREES(ATAN(ABS([.F421]-[.C421])/ABS([.E421]-[.B421])))" office:value-type="float" office:value="5.34278572607705" calcext:value-type="float">
            <text:p>5.34278572607705</text:p>
          </table:table-cell>
          <table:table-cell table:formula="of:=SQRT(POWER([.H421];2)+POWER([.I421];2)+POWER([.J421];2))" office:value-type="float" office:value="702.424500439236" calcext:value-type="float">
            <text:p>702.424500439236</text:p>
          </table:table-cell>
        </table:table-row>
        <table:table-row table:style-name="ro1">
          <table:table-cell office:value-type="float" office:value="75.1613" calcext:value-type="float">
            <text:p>75.1613</text:p>
          </table:table-cell>
          <table:table-cell office:value-type="float" office:value="281.389" calcext:value-type="float">
            <text:p>281.389</text:p>
          </table:table-cell>
          <table:table-cell office:value-type="float" office:value="44.504" calcext:value-type="float">
            <text:p>44.504</text:p>
          </table:table-cell>
          <table:table-cell office:value-type="float" office:value="75.0724" calcext:value-type="float">
            <text:p>75.0724</text:p>
          </table:table-cell>
          <table:table-cell office:value-type="float" office:value="268.458" calcext:value-type="float">
            <text:p>268.458</text:p>
          </table:table-cell>
          <table:table-cell office:value-type="float" office:value="46.0239" calcext:value-type="float">
            <text:p>46.0239</text:p>
          </table:table-cell>
          <table:table-cell/>
          <table:table-cell table:formula="of:=([.D422]-[.A422])/0.0166667" office:value-type="float" office:value="-5.33398933202106" calcext:value-type="float">
            <text:p>-5.33398933202106</text:p>
          </table:table-cell>
          <table:table-cell table:formula="of:=ABS([.E422]-[.B422])/0.0166667" office:value-type="float" office:value="775.858448283103" calcext:value-type="float">
            <text:p>775.858448283103</text:p>
          </table:table-cell>
          <table:table-cell table:formula="of:=([.F422]-[.C422])/0.0166667" office:value-type="float" office:value="91.1938176123648" calcext:value-type="float">
            <text:p>91.1938176123648</text:p>
          </table:table-cell>
          <table:table-cell table:formula="of:=DEGREES(ATAN(ABS([.F422]-[.C422])/ABS([.E422]-[.B422])))" office:value-type="float" office:value="6.70374388602369" calcext:value-type="float">
            <text:p>6.70374388602369</text:p>
          </table:table-cell>
          <table:table-cell table:formula="of:=SQRT(POWER([.H422];2)+POWER([.I422];2)+POWER([.J422];2))" office:value-type="float" office:value="781.217700506828" calcext:value-type="float">
            <text:p>781.217700506828</text:p>
          </table:table-cell>
        </table:table-row>
        <table:table-row table:style-name="ro1">
          <table:table-cell office:value-type="float" office:value="75.4634" calcext:value-type="float">
            <text:p>75.4634</text:p>
          </table:table-cell>
          <table:table-cell office:value-type="float" office:value="288.315" calcext:value-type="float">
            <text:p>288.315</text:p>
          </table:table-cell>
          <table:table-cell office:value-type="float" office:value="42.917" calcext:value-type="float">
            <text:p>42.917</text:p>
          </table:table-cell>
          <table:table-cell office:value-type="float" office:value="75.6256" calcext:value-type="float">
            <text:p>75.6256</text:p>
          </table:table-cell>
          <table:table-cell office:value-type="float" office:value="276.298" calcext:value-type="float">
            <text:p>276.298</text:p>
          </table:table-cell>
          <table:table-cell office:value-type="float" office:value="44.5453" calcext:value-type="float">
            <text:p>44.5453</text:p>
          </table:table-cell>
          <table:table-cell/>
          <table:table-cell table:formula="of:=([.D423]-[.A423])/0.0166667" office:value-type="float" office:value="9.73198053603884" calcext:value-type="float">
            <text:p>9.73198053603884</text:p>
          </table:table-cell>
          <table:table-cell table:formula="of:=ABS([.E423]-[.B423])/0.0166667" office:value-type="float" office:value="721.018557962884" calcext:value-type="float">
            <text:p>721.018557962884</text:p>
          </table:table-cell>
          <table:table-cell table:formula="of:=([.F423]-[.C423])/0.0166667" office:value-type="float" office:value="97.6978046043906" calcext:value-type="float">
            <text:p>97.6978046043906</text:p>
          </table:table-cell>
          <table:table-cell table:formula="of:=DEGREES(ATAN(ABS([.F423]-[.C423])/ABS([.E423]-[.B423])))" office:value-type="float" office:value="7.71656464293841" calcext:value-type="float">
            <text:p>7.71656464293841</text:p>
          </table:table-cell>
          <table:table-cell table:formula="of:=SQRT(POWER([.H423];2)+POWER([.I423];2)+POWER([.J423];2))" office:value-type="float" office:value="727.672545446472" calcext:value-type="float">
            <text:p>727.672545446472</text:p>
          </table:table-cell>
        </table:table-row>
        <table:table-row table:style-name="ro1">
          <table:table-cell office:value-type="float" office:value="75.214" calcext:value-type="float">
            <text:p>75.214</text:p>
          </table:table-cell>
          <table:table-cell office:value-type="float" office:value="289.786" calcext:value-type="float">
            <text:p>289.786</text:p>
          </table:table-cell>
          <table:table-cell office:value-type="float" office:value="42.1778" calcext:value-type="float">
            <text:p>42.1778</text:p>
          </table:table-cell>
          <table:table-cell office:value-type="float" office:value="75.3823" calcext:value-type="float">
            <text:p>75.3823</text:p>
          </table:table-cell>
          <table:table-cell office:value-type="float" office:value="277.795" calcext:value-type="float">
            <text:p>277.795</text:p>
          </table:table-cell>
          <table:table-cell office:value-type="float" office:value="43.3155" calcext:value-type="float">
            <text:p>43.3155</text:p>
          </table:table-cell>
          <table:table-cell/>
          <table:table-cell table:formula="of:=([.D424]-[.A424])/0.0166667" office:value-type="float" office:value="10.0979798040405" calcext:value-type="float">
            <text:p>10.0979798040405</text:p>
          </table:table-cell>
          <table:table-cell table:formula="of:=ABS([.E424]-[.B424])/0.0166667" office:value-type="float" office:value="719.458561082877" calcext:value-type="float">
            <text:p>719.458561082877</text:p>
          </table:table-cell>
          <table:table-cell table:formula="of:=([.F424]-[.C424])/0.0166667" office:value-type="float" office:value="68.2618634762732" calcext:value-type="float">
            <text:p>68.2618634762732</text:p>
          </table:table-cell>
          <table:table-cell table:formula="of:=DEGREES(ATAN(ABS([.F424]-[.C424])/ABS([.E424]-[.B424])))" office:value-type="float" office:value="5.41996963194674" calcext:value-type="float">
            <text:p>5.41996963194674</text:p>
          </table:table-cell>
          <table:table-cell table:formula="of:=SQRT(POWER([.H424];2)+POWER([.I424];2)+POWER([.J424];2))" office:value-type="float" office:value="722.760176211183" calcext:value-type="float">
            <text:p>722.760176211183</text:p>
          </table:table-cell>
        </table:table-row>
        <table:table-row table:style-name="ro1">
          <table:table-cell office:value-type="float" office:value="74.9742" calcext:value-type="float">
            <text:p>74.9742</text:p>
          </table:table-cell>
          <table:table-cell office:value-type="float" office:value="292.441" calcext:value-type="float">
            <text:p>292.441</text:p>
          </table:table-cell>
          <table:table-cell office:value-type="float" office:value="42.2767" calcext:value-type="float">
            <text:p>42.2767</text:p>
          </table:table-cell>
          <table:table-cell office:value-type="float" office:value="74.8976" calcext:value-type="float">
            <text:p>74.8976</text:p>
          </table:table-cell>
          <table:table-cell office:value-type="float" office:value="280.192" calcext:value-type="float">
            <text:p>280.192</text:p>
          </table:table-cell>
          <table:table-cell office:value-type="float" office:value="43.9413" calcext:value-type="float">
            <text:p>43.9413</text:p>
          </table:table-cell>
          <table:table-cell/>
          <table:table-cell table:formula="of:=([.D425]-[.A425])/0.0166667" office:value-type="float" office:value="-4.59599080801833" calcext:value-type="float">
            <text:p>-4.59599080801833</text:p>
          </table:table-cell>
          <table:table-cell table:formula="of:=ABS([.E425]-[.B425])/0.0166667" office:value-type="float" office:value="734.938530122938" calcext:value-type="float">
            <text:p>734.938530122938</text:p>
          </table:table-cell>
          <table:table-cell table:formula="of:=([.F425]-[.C425])/0.0166667" office:value-type="float" office:value="99.8758002483995" calcext:value-type="float">
            <text:p>99.8758002483995</text:p>
          </table:table-cell>
          <table:table-cell table:formula="of:=DEGREES(ATAN(ABS([.F425]-[.C425])/ABS([.E425]-[.B425])))" office:value-type="float" office:value="7.73890536593563" calcext:value-type="float">
            <text:p>7.73890536593563</text:p>
          </table:table-cell>
          <table:table-cell table:formula="of:=SQRT(POWER([.H425];2)+POWER([.I425];2)+POWER([.J425];2))" office:value-type="float" office:value="741.708124309037" calcext:value-type="float">
            <text:p>741.708124309037</text:p>
          </table:table-cell>
        </table:table-row>
        <table:table-row table:style-name="ro1">
          <table:table-cell office:value-type="float" office:value="74.4414" calcext:value-type="float">
            <text:p>74.4414</text:p>
          </table:table-cell>
          <table:table-cell office:value-type="float" office:value="289.554" calcext:value-type="float">
            <text:p>289.554</text:p>
          </table:table-cell>
          <table:table-cell office:value-type="float" office:value="42.9882" calcext:value-type="float">
            <text:p>42.9882</text:p>
          </table:table-cell>
          <table:table-cell office:value-type="float" office:value="74.1267" calcext:value-type="float">
            <text:p>74.1267</text:p>
          </table:table-cell>
          <table:table-cell office:value-type="float" office:value="277.464" calcext:value-type="float">
            <text:p>277.464</text:p>
          </table:table-cell>
          <table:table-cell office:value-type="float" office:value="44.3763" calcext:value-type="float">
            <text:p>44.3763</text:p>
          </table:table-cell>
          <table:table-cell/>
          <table:table-cell table:formula="of:=([.D426]-[.A426])/0.0166667" office:value-type="float" office:value="-18.8819622360756" calcext:value-type="float">
            <text:p>-18.8819622360756</text:p>
          </table:table-cell>
          <table:table-cell table:formula="of:=ABS([.E426]-[.B426])/0.0166667" office:value-type="float" office:value="725.3985492029" calcext:value-type="float">
            <text:p>725.3985492029</text:p>
          </table:table-cell>
          <table:table-cell table:formula="of:=([.F426]-[.C426])/0.0166667" office:value-type="float" office:value="83.2858334283332" calcext:value-type="float">
            <text:p>83.2858334283332</text:p>
          </table:table-cell>
          <table:table-cell table:formula="of:=DEGREES(ATAN(ABS([.F426]-[.C426])/ABS([.E426]-[.B426])))" office:value-type="float" office:value="6.5496723695052" calcext:value-type="float">
            <text:p>6.5496723695052</text:p>
          </table:table-cell>
          <table:table-cell table:formula="of:=SQRT(POWER([.H426];2)+POWER([.I426];2)+POWER([.J426];2))" office:value-type="float" office:value="730.40818295896" calcext:value-type="float">
            <text:p>730.40818295896</text:p>
          </table:table-cell>
        </table:table-row>
        <table:table-row table:style-name="ro1">
          <table:table-cell office:value-type="float" office:value="74.4043" calcext:value-type="float">
            <text:p>74.4043</text:p>
          </table:table-cell>
          <table:table-cell office:value-type="float" office:value="282.88" calcext:value-type="float">
            <text:p>282.88</text:p>
          </table:table-cell>
          <table:table-cell office:value-type="float" office:value="43.2722" calcext:value-type="float">
            <text:p>43.2722</text:p>
          </table:table-cell>
          <table:table-cell office:value-type="float" office:value="74.0899" calcext:value-type="float">
            <text:p>74.0899</text:p>
          </table:table-cell>
          <table:table-cell office:value-type="float" office:value="269.776" calcext:value-type="float">
            <text:p>269.776</text:p>
          </table:table-cell>
          <table:table-cell office:value-type="float" office:value="45.0928" calcext:value-type="float">
            <text:p>45.0928</text:p>
          </table:table-cell>
          <table:table-cell/>
          <table:table-cell table:formula="of:=([.D427]-[.A427])/0.0166667" office:value-type="float" office:value="-18.8639622720758" calcext:value-type="float">
            <text:p>-18.8639622720758</text:p>
          </table:table-cell>
          <table:table-cell table:formula="of:=ABS([.E427]-[.B427])/0.0166667" office:value-type="float" office:value="786.238427523144" calcext:value-type="float">
            <text:p>786.238427523144</text:p>
          </table:table-cell>
          <table:table-cell table:formula="of:=([.F427]-[.C427])/0.0166667" office:value-type="float" office:value="109.235781528437" calcext:value-type="float">
            <text:p>109.235781528437</text:p>
          </table:table-cell>
          <table:table-cell table:formula="of:=DEGREES(ATAN(ABS([.F427]-[.C427])/ABS([.E427]-[.B427])))" office:value-type="float" office:value="7.90973647140591" calcext:value-type="float">
            <text:p>7.90973647140591</text:p>
          </table:table-cell>
          <table:table-cell table:formula="of:=SQRT(POWER([.H427];2)+POWER([.I427];2)+POWER([.J427];2))" office:value-type="float" office:value="794.014590516319" calcext:value-type="float">
            <text:p>794.014590516319</text:p>
          </table:table-cell>
        </table:table-row>
        <table:table-row table:style-name="ro1">
          <table:table-cell office:value-type="float" office:value="75.1956" calcext:value-type="float">
            <text:p>75.1956</text:p>
          </table:table-cell>
          <table:table-cell office:value-type="float" office:value="287.044" calcext:value-type="float">
            <text:p>287.044</text:p>
          </table:table-cell>
          <table:table-cell office:value-type="float" office:value="42.6097" calcext:value-type="float">
            <text:p>42.6097</text:p>
          </table:table-cell>
          <table:table-cell office:value-type="float" office:value="75.3438" calcext:value-type="float">
            <text:p>75.3438</text:p>
          </table:table-cell>
          <table:table-cell office:value-type="float" office:value="272.632" calcext:value-type="float">
            <text:p>272.632</text:p>
          </table:table-cell>
          <table:table-cell office:value-type="float" office:value="43.8903" calcext:value-type="float">
            <text:p>43.8903</text:p>
          </table:table-cell>
          <table:table-cell/>
          <table:table-cell table:formula="of:=([.D428]-[.A428])/0.0166667" office:value-type="float" office:value="8.89198221603573" calcext:value-type="float">
            <text:p>8.89198221603573</text:p>
          </table:table-cell>
          <table:table-cell table:formula="of:=ABS([.E428]-[.B428])/0.0166667" office:value-type="float" office:value="864.718270563458" calcext:value-type="float">
            <text:p>864.718270563458</text:p>
          </table:table-cell>
          <table:table-cell table:formula="of:=([.F428]-[.C428])/0.0166667" office:value-type="float" office:value="76.8358463283078" calcext:value-type="float">
            <text:p>76.8358463283078</text:p>
          </table:table-cell>
          <table:table-cell table:formula="of:=DEGREES(ATAN(ABS([.F428]-[.C428])/ABS([.E428]-[.B428])))" office:value-type="float" office:value="5.07776713708277" calcext:value-type="float">
            <text:p>5.07776713708277</text:p>
          </table:table-cell>
          <table:table-cell table:formula="of:=SQRT(POWER([.H428];2)+POWER([.I428];2)+POWER([.J428];2))" office:value-type="float" office:value="868.170779325689" calcext:value-type="float">
            <text:p>868.170779325689</text:p>
          </table:table-cell>
        </table:table-row>
        <table:table-row table:style-name="ro1">
          <table:table-cell office:value-type="float" office:value="74.865" calcext:value-type="float">
            <text:p>74.865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44.7689" calcext:value-type="float">
            <text:p>44.7689</text:p>
          </table:table-cell>
          <table:table-cell office:value-type="float" office:value="74.7924" calcext:value-type="float">
            <text:p>74.7924</text:p>
          </table:table-cell>
          <table:table-cell office:value-type="float" office:value="263.609" calcext:value-type="float">
            <text:p>263.609</text:p>
          </table:table-cell>
          <table:table-cell office:value-type="float" office:value="45.8188" calcext:value-type="float">
            <text:p>45.8188</text:p>
          </table:table-cell>
          <table:table-cell/>
          <table:table-cell table:formula="of:=([.D429]-[.A429])/0.0166667" office:value-type="float" office:value="-4.35599128801708" calcext:value-type="float">
            <text:p>-4.35599128801708</text:p>
          </table:table-cell>
          <table:table-cell table:formula="of:=ABS([.E429]-[.B429])/0.0166667" office:value-type="float" office:value="678.478643042714" calcext:value-type="float">
            <text:p>678.478643042714</text:p>
          </table:table-cell>
          <table:table-cell table:formula="of:=([.F429]-[.C429])/0.0166667" office:value-type="float" office:value="62.993874012252" calcext:value-type="float">
            <text:p>62.993874012252</text:p>
          </table:table-cell>
          <table:table-cell table:formula="of:=DEGREES(ATAN(ABS([.F429]-[.C429])/ABS([.E429]-[.B429])))" office:value-type="float" office:value="5.304463724292" calcext:value-type="float">
            <text:p>5.304463724292</text:p>
          </table:table-cell>
          <table:table-cell table:formula="of:=SQRT(POWER([.H429];2)+POWER([.I429];2)+POWER([.J429];2))" office:value-type="float" office:value="681.410648499313" calcext:value-type="float">
            <text:p>681.410648499313</text:p>
          </table:table-cell>
        </table:table-row>
        <table:table-row table:style-name="ro1">
          <table:table-cell office:value-type="float" office:value="75.3945" calcext:value-type="float">
            <text:p>75.3945</text:p>
          </table:table-cell>
          <table:table-cell office:value-type="float" office:value="278.867" calcext:value-type="float">
            <text:p>278.867</text:p>
          </table:table-cell>
          <table:table-cell office:value-type="float" office:value="44.3941" calcext:value-type="float">
            <text:p>44.3941</text:p>
          </table:table-cell>
          <table:table-cell office:value-type="float" office:value="75.5439" calcext:value-type="float">
            <text:p>75.5439</text:p>
          </table:table-cell>
          <table:table-cell office:value-type="float" office:value="266.188" calcext:value-type="float">
            <text:p>266.188</text:p>
          </table:table-cell>
          <table:table-cell office:value-type="float" office:value="45.403" calcext:value-type="float">
            <text:p>45.403</text:p>
          </table:table-cell>
          <table:table-cell/>
          <table:table-cell table:formula="of:=([.D430]-[.A430])/0.0166667" office:value-type="float" office:value="8.96398207203585" calcext:value-type="float">
            <text:p>8.96398207203585</text:p>
          </table:table-cell>
          <table:table-cell table:formula="of:=ABS([.E430]-[.B430])/0.0166667" office:value-type="float" office:value="760.738478523045" calcext:value-type="float">
            <text:p>760.738478523045</text:p>
          </table:table-cell>
          <table:table-cell table:formula="of:=([.F430]-[.C430])/0.0166667" office:value-type="float" office:value="60.533878932242" calcext:value-type="float">
            <text:p>60.533878932242</text:p>
          </table:table-cell>
          <table:table-cell table:formula="of:=DEGREES(ATAN(ABS([.F430]-[.C430])/ABS([.E430]-[.B430])))" office:value-type="float" office:value="4.54958347654934" calcext:value-type="float">
            <text:p>4.54958347654934</text:p>
          </table:table-cell>
          <table:table-cell table:formula="of:=SQRT(POWER([.H430];2)+POWER([.I430];2)+POWER([.J430];2))" office:value-type="float" office:value="763.195739098908" calcext:value-type="float">
            <text:p>763.195739098908</text:p>
          </table:table-cell>
        </table:table-row>
        <table:table-row table:style-name="ro1">
          <table:table-cell office:value-type="float" office:value="74.9142" calcext:value-type="float">
            <text:p>74.9142</text:p>
          </table:table-cell>
          <table:table-cell office:value-type="float" office:value="282.879" calcext:value-type="float">
            <text:p>282.879</text:p>
          </table:table-cell>
          <table:table-cell office:value-type="float" office:value="43.5198" calcext:value-type="float">
            <text:p>43.5198</text:p>
          </table:table-cell>
          <table:table-cell office:value-type="float" office:value="74.5838" calcext:value-type="float">
            <text:p>74.5838</text:p>
          </table:table-cell>
          <table:table-cell office:value-type="float" office:value="269.879" calcext:value-type="float">
            <text:p>269.879</text:p>
          </table:table-cell>
          <table:table-cell office:value-type="float" office:value="44.8269" calcext:value-type="float">
            <text:p>44.8269</text:p>
          </table:table-cell>
          <table:table-cell/>
          <table:table-cell table:formula="of:=([.D431]-[.A431])/0.0166667" office:value-type="float" office:value="-19.8239603520791" calcext:value-type="float">
            <text:p>-19.8239603520791</text:p>
          </table:table-cell>
          <table:table-cell table:formula="of:=ABS([.E431]-[.B431])/0.0166667" office:value-type="float" office:value="779.99844000312" calcext:value-type="float">
            <text:p>779.99844000312</text:p>
          </table:table-cell>
          <table:table-cell table:formula="of:=([.F431]-[.C431])/0.0166667" office:value-type="float" office:value="78.4258431483136" calcext:value-type="float">
            <text:p>78.4258431483136</text:p>
          </table:table-cell>
          <table:table-cell table:formula="of:=DEGREES(ATAN(ABS([.F431]-[.C431])/ABS([.E431]-[.B431])))" office:value-type="float" office:value="5.7415739446987" calcext:value-type="float">
            <text:p>5.7415739446987</text:p>
          </table:table-cell>
          <table:table-cell table:formula="of:=SQRT(POWER([.H431];2)+POWER([.I431];2)+POWER([.J431];2))" office:value-type="float" office:value="784.181846694289" calcext:value-type="float">
            <text:p>784.181846694289</text:p>
          </table:table-cell>
        </table:table-row>
        <table:table-row table:style-name="ro1">
          <table:table-cell office:value-type="float" office:value="74.9142" calcext:value-type="float">
            <text:p>74.9142</text:p>
          </table:table-cell>
          <table:table-cell office:value-type="float" office:value="282.879" calcext:value-type="float">
            <text:p>282.879</text:p>
          </table:table-cell>
          <table:table-cell office:value-type="float" office:value="43.5198" calcext:value-type="float">
            <text:p>43.5198</text:p>
          </table:table-cell>
          <table:table-cell office:value-type="float" office:value="74.599" calcext:value-type="float">
            <text:p>74.599</text:p>
          </table:table-cell>
          <table:table-cell office:value-type="float" office:value="272.403" calcext:value-type="float">
            <text:p>272.403</text:p>
          </table:table-cell>
          <table:table-cell office:value-type="float" office:value="44.6731" calcext:value-type="float">
            <text:p>44.6731</text:p>
          </table:table-cell>
          <table:table-cell/>
          <table:table-cell table:formula="of:=([.D432]-[.A432])/0.0166667" office:value-type="float" office:value="-18.9119621760751" calcext:value-type="float">
            <text:p>-18.9119621760751</text:p>
          </table:table-cell>
          <table:table-cell table:formula="of:=ABS([.E432]-[.B432])/0.0166667" office:value-type="float" office:value="628.558742882514" calcext:value-type="float">
            <text:p>628.558742882514</text:p>
          </table:table-cell>
          <table:table-cell table:formula="of:=([.F432]-[.C432])/0.0166667" office:value-type="float" office:value="69.1978616042765" calcext:value-type="float">
            <text:p>69.1978616042765</text:p>
          </table:table-cell>
          <table:table-cell table:formula="of:=DEGREES(ATAN(ABS([.F432]-[.C432])/ABS([.E432]-[.B432])))" office:value-type="float" office:value="6.28237806410501" calcext:value-type="float">
            <text:p>6.28237806410501</text:p>
          </table:table-cell>
          <table:table-cell table:formula="of:=SQRT(POWER([.H432];2)+POWER([.I432];2)+POWER([.J432];2))" office:value-type="float" office:value="632.638996283031" calcext:value-type="float">
            <text:p>632.638996283031</text:p>
          </table:table-cell>
        </table:table-row>
        <table:table-row table:style-name="ro1">
          <table:table-cell office:value-type="float" office:value="74.8819" calcext:value-type="float">
            <text:p>74.8819</text:p>
          </table:table-cell>
          <table:table-cell office:value-type="float" office:value="277.492" calcext:value-type="float">
            <text:p>277.492</text:p>
          </table:table-cell>
          <table:table-cell office:value-type="float" office:value="44.6137" calcext:value-type="float">
            <text:p>44.6137</text:p>
          </table:table-cell>
          <table:table-cell office:value-type="float" office:value="74.5632" calcext:value-type="float">
            <text:p>74.5632</text:p>
          </table:table-cell>
          <table:table-cell office:value-type="float" office:value="266.029" calcext:value-type="float">
            <text:p>266.029</text:p>
          </table:table-cell>
          <table:table-cell office:value-type="float" office:value="45.6801" calcext:value-type="float">
            <text:p>45.6801</text:p>
          </table:table-cell>
          <table:table-cell/>
          <table:table-cell table:formula="of:=([.D433]-[.A433])/0.0166667" office:value-type="float" office:value="-19.1219617560769" calcext:value-type="float">
            <text:p>-19.1219617560769</text:p>
          </table:table-cell>
          <table:table-cell table:formula="of:=ABS([.E433]-[.B433])/0.0166667" office:value-type="float" office:value="687.778624442753" calcext:value-type="float">
            <text:p>687.778624442753</text:p>
          </table:table-cell>
          <table:table-cell table:formula="of:=([.F433]-[.C433])/0.0166667" office:value-type="float" office:value="63.983872032256" calcext:value-type="float">
            <text:p>63.983872032256</text:p>
          </table:table-cell>
          <table:table-cell table:formula="of:=DEGREES(ATAN(ABS([.F433]-[.C433])/ABS([.E433]-[.B433])))" office:value-type="float" office:value="5.31491444681798" calcext:value-type="float">
            <text:p>5.31491444681798</text:p>
          </table:table-cell>
          <table:table-cell table:formula="of:=SQRT(POWER([.H433];2)+POWER([.I433];2)+POWER([.J433];2))" office:value-type="float" office:value="691.013040066543" calcext:value-type="float">
            <text:p>691.013040066543</text:p>
          </table:table-cell>
        </table:table-row>
        <table:table-row table:style-name="ro1">
          <table:table-cell office:value-type="float" office:value="74.6371" calcext:value-type="float">
            <text:p>74.6371</text:p>
          </table:table-cell>
          <table:table-cell office:value-type="float" office:value="278.837" calcext:value-type="float">
            <text:p>278.837</text:p>
          </table:table-cell>
          <table:table-cell office:value-type="float" office:value="44.1561" calcext:value-type="float">
            <text:p>44.1561</text:p>
          </table:table-cell>
          <table:table-cell office:value-type="float" office:value="74.8001" calcext:value-type="float">
            <text:p>74.8001</text:p>
          </table:table-cell>
          <table:table-cell office:value-type="float" office:value="264.851" calcext:value-type="float">
            <text:p>264.851</text:p>
          </table:table-cell>
          <table:table-cell office:value-type="float" office:value="45.6219" calcext:value-type="float">
            <text:p>45.6219</text:p>
          </table:table-cell>
          <table:table-cell/>
          <table:table-cell table:formula="of:=([.D434]-[.A434])/0.0166667" office:value-type="float" office:value="9.77998044003892" calcext:value-type="float">
            <text:p>9.77998044003892</text:p>
          </table:table-cell>
          <table:table-cell table:formula="of:=ABS([.E434]-[.B434])/0.0166667" office:value-type="float" office:value="839.158321683356" calcext:value-type="float">
            <text:p>839.158321683356</text:p>
          </table:table-cell>
          <table:table-cell table:formula="of:=([.F434]-[.C434])/0.0166667" office:value-type="float" office:value="87.9478241043515" calcext:value-type="float">
            <text:p>87.9478241043515</text:p>
          </table:table-cell>
          <table:table-cell table:formula="of:=DEGREES(ATAN(ABS([.F434]-[.C434])/ABS([.E434]-[.B434])))" office:value-type="float" office:value="5.98303082161335" calcext:value-type="float">
            <text:p>5.98303082161335</text:p>
          </table:table-cell>
          <table:table-cell table:formula="of:=SQRT(POWER([.H434];2)+POWER([.I434];2)+POWER([.J434];2))" office:value-type="float" office:value="843.811090607681" calcext:value-type="float">
            <text:p>843.811090607681</text:p>
          </table:table-cell>
        </table:table-row>
        <table:table-row table:style-name="ro1">
          <table:table-cell office:value-type="float" office:value="75.3558" calcext:value-type="float">
            <text:p>75.3558</text:p>
          </table:table-cell>
          <table:table-cell office:value-type="float" office:value="273.677" calcext:value-type="float">
            <text:p>273.677</text:p>
          </table:table-cell>
          <table:table-cell office:value-type="float" office:value="44.9588" calcext:value-type="float">
            <text:p>44.9588</text:p>
          </table:table-cell>
          <table:table-cell office:value-type="float" office:value="75.5044" calcext:value-type="float">
            <text:p>75.5044</text:p>
          </table:table-cell>
          <table:table-cell office:value-type="float" office:value="261.263" calcext:value-type="float">
            <text:p>261.263</text:p>
          </table:table-cell>
          <table:table-cell office:value-type="float" office:value="45.9437" calcext:value-type="float">
            <text:p>45.9437</text:p>
          </table:table-cell>
          <table:table-cell/>
          <table:table-cell table:formula="of:=([.D435]-[.A435])/0.0166667" office:value-type="float" office:value="8.91598216803578" calcext:value-type="float">
            <text:p>8.91598216803578</text:p>
          </table:table-cell>
          <table:table-cell table:formula="of:=ABS([.E435]-[.B435])/0.0166667" office:value-type="float" office:value="744.838510322982" calcext:value-type="float">
            <text:p>744.838510322982</text:p>
          </table:table-cell>
          <table:table-cell table:formula="of:=([.F435]-[.C435])/0.0166667" office:value-type="float" office:value="59.0938818122366" calcext:value-type="float">
            <text:p>59.0938818122366</text:p>
          </table:table-cell>
          <table:table-cell table:formula="of:=DEGREES(ATAN(ABS([.F435]-[.C435])/ABS([.E435]-[.B435])))" office:value-type="float" office:value="4.53622182172638" calcext:value-type="float">
            <text:p>4.53622182172638</text:p>
          </table:table-cell>
          <table:table-cell table:formula="of:=SQRT(POWER([.H435];2)+POWER([.I435];2)+POWER([.J435];2))" office:value-type="float" office:value="747.232218300187" calcext:value-type="float">
            <text:p>747.232218300187</text:p>
          </table:table-cell>
        </table:table-row>
        <table:table-row table:style-name="ro1">
          <table:table-cell office:value-type="float" office:value="74.865" calcext:value-type="float">
            <text:p>74.865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44.7689" calcext:value-type="float">
            <text:p>44.7689</text:p>
          </table:table-cell>
          <table:table-cell office:value-type="float" office:value="74.5485" calcext:value-type="float">
            <text:p>74.5485</text:p>
          </table:table-cell>
          <table:table-cell office:value-type="float" office:value="263.581" calcext:value-type="float">
            <text:p>263.581</text:p>
          </table:table-cell>
          <table:table-cell office:value-type="float" office:value="45.8254" calcext:value-type="float">
            <text:p>45.8254</text:p>
          </table:table-cell>
          <table:table-cell/>
          <table:table-cell table:formula="of:=([.D436]-[.A436])/0.0166667" office:value-type="float" office:value="-18.9899620200754" calcext:value-type="float">
            <text:p>-18.9899620200754</text:p>
          </table:table-cell>
          <table:table-cell table:formula="of:=ABS([.E436]-[.B436])/0.0166667" office:value-type="float" office:value="680.158639682718" calcext:value-type="float">
            <text:p>680.158639682718</text:p>
          </table:table-cell>
          <table:table-cell table:formula="of:=([.F436]-[.C436])/0.0166667" office:value-type="float" office:value="63.3898732202536" calcext:value-type="float">
            <text:p>63.3898732202536</text:p>
          </table:table-cell>
          <table:table-cell table:formula="of:=DEGREES(ATAN(ABS([.F436]-[.C436])/ABS([.E436]-[.B436])))" office:value-type="float" office:value="5.32450916018218" calcext:value-type="float">
            <text:p>5.32450916018218</text:p>
          </table:table-cell>
          <table:table-cell table:formula="of:=SQRT(POWER([.H436];2)+POWER([.I436];2)+POWER([.J436];2))" office:value-type="float" office:value="683.370082619549" calcext:value-type="float">
            <text:p>683.370082619549</text:p>
          </table:table-cell>
        </table:table-row>
        <table:table-row table:style-name="ro1">
          <table:table-cell office:value-type="float" office:value="74.8631" calcext:value-type="float">
            <text:p>74.8631</text:p>
          </table:table-cell>
          <table:table-cell office:value-type="float" office:value="275.077" calcext:value-type="float">
            <text:p>275.077</text:p>
          </table:table-cell>
          <table:table-cell office:value-type="float" office:value="44.0005" calcext:value-type="float">
            <text:p>44.0005</text:p>
          </table:table-cell>
          <table:table-cell office:value-type="float" office:value="75.0256" calcext:value-type="float">
            <text:p>75.0256</text:p>
          </table:table-cell>
          <table:table-cell office:value-type="float" office:value="262.581" calcext:value-type="float">
            <text:p>262.581</text:p>
          </table:table-cell>
          <table:table-cell office:value-type="float" office:value="45.0148" calcext:value-type="float">
            <text:p>45.0148</text:p>
          </table:table-cell>
          <table:table-cell/>
          <table:table-cell table:formula="of:=([.D437]-[.A437])/0.0166667" office:value-type="float" office:value="9.74998050003866" calcext:value-type="float">
            <text:p>9.74998050003866</text:p>
          </table:table-cell>
          <table:table-cell table:formula="of:=ABS([.E437]-[.B437])/0.0166667" office:value-type="float" office:value="749.758500482998" calcext:value-type="float">
            <text:p>749.758500482998</text:p>
          </table:table-cell>
          <table:table-cell table:formula="of:=([.F437]-[.C437])/0.0166667" office:value-type="float" office:value="60.8578782842434" calcext:value-type="float">
            <text:p>60.8578782842434</text:p>
          </table:table-cell>
          <table:table-cell table:formula="of:=DEGREES(ATAN(ABS([.F437]-[.C437])/ABS([.E437]-[.B437])))" office:value-type="float" office:value="4.64052333738268" calcext:value-type="float">
            <text:p>4.64052333738268</text:p>
          </table:table-cell>
          <table:table-cell table:formula="of:=SQRT(POWER([.H437];2)+POWER([.I437];2)+POWER([.J437];2))" office:value-type="float" office:value="752.287546431233" calcext:value-type="float">
            <text:p>752.287546431233</text:p>
          </table:table-cell>
        </table:table-row>
        <table:table-row table:style-name="ro1">
          <table:table-cell office:value-type="float" office:value="74.9485" calcext:value-type="float">
            <text:p>74.9485</text:p>
          </table:table-cell>
          <table:table-cell office:value-type="float" office:value="288.276" calcext:value-type="float">
            <text:p>288.276</text:p>
          </table:table-cell>
          <table:table-cell office:value-type="float" office:value="42.9279" calcext:value-type="float">
            <text:p>42.9279</text:p>
          </table:table-cell>
          <table:table-cell office:value-type="float" office:value="74.8717" calcext:value-type="float">
            <text:p>74.8717</text:p>
          </table:table-cell>
          <table:table-cell office:value-type="float" office:value="276.324" calcext:value-type="float">
            <text:p>276.324</text:p>
          </table:table-cell>
          <table:table-cell office:value-type="float" office:value="44.0513" calcext:value-type="float">
            <text:p>44.0513</text:p>
          </table:table-cell>
          <table:table-cell/>
          <table:table-cell table:formula="of:=([.D438]-[.A438])/0.0166667" office:value-type="float" office:value="-4.60799078401792" calcext:value-type="float">
            <text:p>-4.60799078401792</text:p>
          </table:table-cell>
          <table:table-cell table:formula="of:=ABS([.E438]-[.B438])/0.0166667" office:value-type="float" office:value="717.118565762868" calcext:value-type="float">
            <text:p>717.118565762868</text:p>
          </table:table-cell>
          <table:table-cell table:formula="of:=([.F438]-[.C438])/0.0166667" office:value-type="float" office:value="67.4038651922694" calcext:value-type="float">
            <text:p>67.4038651922694</text:p>
          </table:table-cell>
          <table:table-cell table:formula="of:=DEGREES(ATAN(ABS([.F438]-[.C438])/ABS([.E438]-[.B438])))" office:value-type="float" office:value="5.36960569847431" calcext:value-type="float">
            <text:p>5.36960569847431</text:p>
          </table:table-cell>
          <table:table-cell table:formula="of:=SQRT(POWER([.H438];2)+POWER([.I438];2)+POWER([.J438];2))" office:value-type="float" office:value="720.294073267104" calcext:value-type="float">
            <text:p>720.294073267104</text:p>
          </table:table-cell>
        </table:table-row>
        <table:table-row table:style-name="ro1">
          <table:table-cell office:value-type="float" office:value="74.9399" calcext:value-type="float">
            <text:p>74.9399</text:p>
          </table:table-cell>
          <table:table-cell office:value-type="float" office:value="286.896" calcext:value-type="float">
            <text:p>286.896</text:p>
          </table:table-cell>
          <table:table-cell office:value-type="float" office:value="43.1436" calcext:value-type="float">
            <text:p>43.1436</text:p>
          </table:table-cell>
          <table:table-cell office:value-type="float" office:value="74.8564" calcext:value-type="float">
            <text:p>74.8564</text:p>
          </table:table-cell>
          <table:table-cell office:value-type="float" office:value="273.668" calcext:value-type="float">
            <text:p>273.668</text:p>
          </table:table-cell>
          <table:table-cell office:value-type="float" office:value="44.718" calcext:value-type="float">
            <text:p>44.718</text:p>
          </table:table-cell>
          <table:table-cell/>
          <table:table-cell table:formula="of:=([.D439]-[.A439])/0.0166667" office:value-type="float" office:value="-5.00998998002009" calcext:value-type="float">
            <text:p>-5.00998998002009</text:p>
          </table:table-cell>
          <table:table-cell table:formula="of:=ABS([.E439]-[.B439])/0.0166667" office:value-type="float" office:value="793.678412643175" calcext:value-type="float">
            <text:p>793.678412643175</text:p>
          </table:table-cell>
          <table:table-cell table:formula="of:=([.F439]-[.C439])/0.0166667" office:value-type="float" office:value="94.4638110723781" calcext:value-type="float">
            <text:p>94.4638110723781</text:p>
          </table:table-cell>
          <table:table-cell table:formula="of:=DEGREES(ATAN(ABS([.F439]-[.C439])/ABS([.E439]-[.B439])))" office:value-type="float" office:value="6.78742892009557" calcext:value-type="float">
            <text:p>6.78742892009557</text:p>
          </table:table-cell>
          <table:table-cell table:formula="of:=SQRT(POWER([.H439];2)+POWER([.I439];2)+POWER([.J439];2))" office:value-type="float" office:value="799.295899087258" calcext:value-type="float">
            <text:p>799.295899087258</text:p>
          </table:table-cell>
        </table:table-row>
        <table:table-row table:style-name="ro1">
          <table:table-cell office:value-type="float" office:value="74.9141" calcext:value-type="float">
            <text:p>74.9141</text:p>
          </table:table-cell>
          <table:table-cell office:value-type="float" office:value="282.873" calcext:value-type="float">
            <text:p>282.873</text:p>
          </table:table-cell>
          <table:table-cell office:value-type="float" office:value="43.5206" calcext:value-type="float">
            <text:p>43.5206</text:p>
          </table:table-cell>
          <table:table-cell office:value-type="float" office:value="74.8384" calcext:value-type="float">
            <text:p>74.8384</text:p>
          </table:table-cell>
          <table:table-cell office:value-type="float" office:value="271.231" calcext:value-type="float">
            <text:p>271.231</text:p>
          </table:table-cell>
          <table:table-cell office:value-type="float" office:value="44.3644" calcext:value-type="float">
            <text:p>44.3644</text:p>
          </table:table-cell>
          <table:table-cell/>
          <table:table-cell table:formula="of:=([.D440]-[.A440])/0.0166667" office:value-type="float" office:value="-4.54199091601803" calcext:value-type="float">
            <text:p>-4.54199091601803</text:p>
          </table:table-cell>
          <table:table-cell table:formula="of:=ABS([.E440]-[.B440])/0.0166667" office:value-type="float" office:value="698.518602962794" calcext:value-type="float">
            <text:p>698.518602962794</text:p>
          </table:table-cell>
          <table:table-cell table:formula="of:=([.F440]-[.C440])/0.0166667" office:value-type="float" office:value="50.6278987442026" calcext:value-type="float">
            <text:p>50.6278987442026</text:p>
          </table:table-cell>
          <table:table-cell table:formula="of:=DEGREES(ATAN(ABS([.F440]-[.C440])/ABS([.E440]-[.B440])))" office:value-type="float" office:value="4.14548936809421" calcext:value-type="float">
            <text:p>4.14548936809421</text:p>
          </table:table-cell>
          <table:table-cell table:formula="of:=SQRT(POWER([.H440];2)+POWER([.I440];2)+POWER([.J440];2))" office:value-type="float" office:value="700.365656280937" calcext:value-type="float">
            <text:p>700.365656280937</text:p>
          </table:table-cell>
        </table:table-row>
        <table:table-row table:style-name="ro1">
          <table:table-cell office:value-type="float" office:value="75.1128" calcext:value-type="float">
            <text:p>75.1128</text:p>
          </table:table-cell>
          <table:table-cell office:value-type="float" office:value="275.149" calcext:value-type="float">
            <text:p>275.149</text:p>
          </table:table-cell>
          <table:table-cell office:value-type="float" office:value="43.7388" calcext:value-type="float">
            <text:p>43.7388</text:p>
          </table:table-cell>
          <table:table-cell office:value-type="float" office:value="75.0332" calcext:value-type="float">
            <text:p>75.0332</text:p>
          </table:table-cell>
          <table:table-cell office:value-type="float" office:value="263.86" calcext:value-type="float">
            <text:p>263.86</text:p>
          </table:table-cell>
          <table:table-cell office:value-type="float" office:value="44.5671" calcext:value-type="float">
            <text:p>44.5671</text:p>
          </table:table-cell>
          <table:table-cell/>
          <table:table-cell table:formula="of:=([.D441]-[.A441])/0.0166667" office:value-type="float" office:value="-4.77599044801906" calcext:value-type="float">
            <text:p>-4.77599044801906</text:p>
          </table:table-cell>
          <table:table-cell table:formula="of:=ABS([.E441]-[.B441])/0.0166667" office:value-type="float" office:value="677.338645322709" calcext:value-type="float">
            <text:p>677.338645322709</text:p>
          </table:table-cell>
          <table:table-cell table:formula="of:=([.F441]-[.C441])/0.0166667" office:value-type="float" office:value="49.6979006041991" calcext:value-type="float">
            <text:p>49.6979006041991</text:p>
          </table:table-cell>
          <table:table-cell table:formula="of:=DEGREES(ATAN(ABS([.F441]-[.C441])/ABS([.E441]-[.B441])))" office:value-type="float" office:value="4.196403996853" calcext:value-type="float">
            <text:p>4.196403996853</text:p>
          </table:table-cell>
          <table:table-cell table:formula="of:=SQRT(POWER([.H441];2)+POWER([.I441];2)+POWER([.J441];2))" office:value-type="float" office:value="679.176215614789" calcext:value-type="float">
            <text:p>679.176215614789</text:p>
          </table:table-cell>
        </table:table-row>
        <table:table-row table:style-name="ro1">
          <table:table-cell office:value-type="float" office:value="74.6491" calcext:value-type="float">
            <text:p>74.6491</text:p>
          </table:table-cell>
          <table:table-cell office:value-type="float" office:value="281.718" calcext:value-type="float">
            <text:p>281.718</text:p>
          </table:table-cell>
          <table:table-cell office:value-type="float" office:value="42.6983" calcext:value-type="float">
            <text:p>42.6983</text:p>
          </table:table-cell>
          <table:table-cell office:value-type="float" office:value="74.3249" calcext:value-type="float">
            <text:p>74.3249</text:p>
          </table:table-cell>
          <table:table-cell office:value-type="float" office:value="268.861" calcext:value-type="float">
            <text:p>268.861</text:p>
          </table:table-cell>
          <table:table-cell office:value-type="float" office:value="43.5221" calcext:value-type="float">
            <text:p>43.5221</text:p>
          </table:table-cell>
          <table:table-cell/>
          <table:table-cell table:formula="of:=([.D442]-[.A442])/0.0166667" office:value-type="float" office:value="-19.4519610960781" calcext:value-type="float">
            <text:p>-19.4519610960781</text:p>
          </table:table-cell>
          <table:table-cell table:formula="of:=ABS([.E442]-[.B442])/0.0166667" office:value-type="float" office:value="771.418457163087" calcext:value-type="float">
            <text:p>771.418457163087</text:p>
          </table:table-cell>
          <table:table-cell table:formula="of:=([.F442]-[.C442])/0.0166667" office:value-type="float" office:value="49.4279011441976" calcext:value-type="float">
            <text:p>49.4279011441976</text:p>
          </table:table-cell>
          <table:table-cell table:formula="of:=DEGREES(ATAN(ABS([.F442]-[.C442])/ABS([.E442]-[.B442])))" office:value-type="float" office:value="3.66616073055623" calcext:value-type="float">
            <text:p>3.66616073055623</text:p>
          </table:table-cell>
          <table:table-cell table:formula="of:=SQRT(POWER([.H442];2)+POWER([.I442];2)+POWER([.J442];2))" office:value-type="float" office:value="773.245066103808" calcext:value-type="float">
            <text:p>773.245066103808</text:p>
          </table:table-cell>
        </table:table-row>
        <table:table-row table:style-name="ro1">
          <table:table-cell office:value-type="float" office:value="75.1601" calcext:value-type="float">
            <text:p>75.1601</text:p>
          </table:table-cell>
          <table:table-cell office:value-type="float" office:value="281.493" calcext:value-type="float">
            <text:p>281.493</text:p>
          </table:table-cell>
          <table:table-cell office:value-type="float" office:value="43.986" calcext:value-type="float">
            <text:p>43.986</text:p>
          </table:table-cell>
          <table:table-cell office:value-type="float" office:value="74.8404" calcext:value-type="float">
            <text:p>74.8404</text:p>
          </table:table-cell>
          <table:table-cell office:value-type="float" office:value="271.087" calcext:value-type="float">
            <text:p>271.087</text:p>
          </table:table-cell>
          <table:table-cell office:value-type="float" office:value="45.1244" calcext:value-type="float">
            <text:p>45.1244</text:p>
          </table:table-cell>
          <table:table-cell/>
          <table:table-cell table:formula="of:=([.D443]-[.A443])/0.0166667" office:value-type="float" office:value="-19.1819616360766" calcext:value-type="float">
            <text:p>-19.1819616360766</text:p>
          </table:table-cell>
          <table:table-cell table:formula="of:=ABS([.E443]-[.B443])/0.0166667" office:value-type="float" office:value="624.358751282498" calcext:value-type="float">
            <text:p>624.358751282498</text:p>
          </table:table-cell>
          <table:table-cell table:formula="of:=([.F443]-[.C443])/0.0166667" office:value-type="float" office:value="68.3038633922735" calcext:value-type="float">
            <text:p>68.3038633922735</text:p>
          </table:table-cell>
          <table:table-cell table:formula="of:=DEGREES(ATAN(ABS([.F443]-[.C443])/ABS([.E443]-[.B443])))" office:value-type="float" office:value="6.2432405740592" calcext:value-type="float">
            <text:p>6.2432405740592</text:p>
          </table:table-cell>
          <table:table-cell table:formula="of:=SQRT(POWER([.H443];2)+POWER([.I443];2)+POWER([.J443];2))" office:value-type="float" office:value="628.37665114926" calcext:value-type="float">
            <text:p>628.37665114926</text:p>
          </table:table-cell>
        </table:table-row>
        <table:table-row table:style-name="ro1">
          <table:table-cell office:value-type="float" office:value="74.6372" calcext:value-type="float">
            <text:p>74.6372</text:p>
          </table:table-cell>
          <table:table-cell office:value-type="float" office:value="278.848" calcext:value-type="float">
            <text:p>278.848</text:p>
          </table:table-cell>
          <table:table-cell office:value-type="float" office:value="44.1545" calcext:value-type="float">
            <text:p>44.1545</text:p>
          </table:table-cell>
          <table:table-cell office:value-type="float" office:value="74.5547" calcext:value-type="float">
            <text:p>74.5547</text:p>
          </table:table-cell>
          <table:table-cell office:value-type="float" office:value="264.87" calcext:value-type="float">
            <text:p>264.87</text:p>
          </table:table-cell>
          <table:table-cell office:value-type="float" office:value="45.3787" calcext:value-type="float">
            <text:p>45.3787</text:p>
          </table:table-cell>
          <table:table-cell/>
          <table:table-cell table:formula="of:=([.D444]-[.A444])/0.0166667" office:value-type="float" office:value="-4.94999010002041" calcext:value-type="float">
            <text:p>-4.94999010002041</text:p>
          </table:table-cell>
          <table:table-cell table:formula="of:=ABS([.E444]-[.B444])/0.0166667" office:value-type="float" office:value="838.678322643355" calcext:value-type="float">
            <text:p>838.678322643355</text:p>
          </table:table-cell>
          <table:table-cell table:formula="of:=([.F444]-[.C444])/0.0166667" office:value-type="float" office:value="73.451853096294" calcext:value-type="float">
            <text:p>73.451853096294</text:p>
          </table:table-cell>
          <table:table-cell table:formula="of:=DEGREES(ATAN(ABS([.F444]-[.C444])/ABS([.E444]-[.B444])))" office:value-type="float" office:value="5.00522089958895" calcext:value-type="float">
            <text:p>5.00522089958895</text:p>
          </table:table-cell>
          <table:table-cell table:formula="of:=SQRT(POWER([.H444];2)+POWER([.I444];2)+POWER([.J444];2))" office:value-type="float" office:value="841.903204648338" calcext:value-type="float">
            <text:p>841.903204648338</text:p>
          </table:table-cell>
        </table:table-row>
        <table:table-row table:style-name="ro1">
          <table:table-cell office:value-type="float" office:value="74.1006" calcext:value-type="float">
            <text:p>74.1006</text:p>
          </table:table-cell>
          <table:table-cell office:value-type="float" office:value="272.401" calcext:value-type="float">
            <text:p>272.401</text:p>
          </table:table-cell>
          <table:table-cell office:value-type="float" office:value="44.4317" calcext:value-type="float">
            <text:p>44.4317</text:p>
          </table:table-cell>
          <table:table-cell office:value-type="float" office:value="73.5606" calcext:value-type="float">
            <text:p>73.5606</text:p>
          </table:table-cell>
          <table:table-cell office:value-type="float" office:value="261.174" calcext:value-type="float">
            <text:p>261.174</text:p>
          </table:table-cell>
          <table:table-cell office:value-type="float" office:value="45.2545" calcext:value-type="float">
            <text:p>45.2545</text:p>
          </table:table-cell>
          <table:table-cell/>
          <table:table-cell table:formula="of:=([.D445]-[.A445])/0.0166667" office:value-type="float" office:value="-32.39993520013" calcext:value-type="float">
            <text:p>-32.39993520013</text:p>
          </table:table-cell>
          <table:table-cell table:formula="of:=ABS([.E445]-[.B445])/0.0166667" office:value-type="float" office:value="673.618652762696" calcext:value-type="float">
            <text:p>673.618652762696</text:p>
          </table:table-cell>
          <table:table-cell table:formula="of:=([.F445]-[.C445])/0.0166667" office:value-type="float" office:value="49.3679012641975" calcext:value-type="float">
            <text:p>49.3679012641975</text:p>
          </table:table-cell>
          <table:table-cell table:formula="of:=DEGREES(ATAN(ABS([.F445]-[.C445])/ABS([.E445]-[.B445])))" office:value-type="float" office:value="4.19157705161519" calcext:value-type="float">
            <text:p>4.19157705161519</text:p>
          </table:table-cell>
          <table:table-cell table:formula="of:=SQRT(POWER([.H445];2)+POWER([.I445];2)+POWER([.J445];2))" office:value-type="float" office:value="676.201918679646" calcext:value-type="float">
            <text:p>676.201918679646</text:p>
          </table:table-cell>
        </table:table-row>
        <table:table-row table:style-name="ro1">
          <table:table-cell office:value-type="float" office:value="74.668" calcext:value-type="float">
            <text:p>74.668</text:p>
          </table:table-cell>
          <table:table-cell office:value-type="float" office:value="284.151" calcext:value-type="float">
            <text:p>284.151</text:p>
          </table:table-cell>
          <table:table-cell office:value-type="float" office:value="43.575" calcext:value-type="float">
            <text:p>43.575</text:p>
          </table:table-cell>
          <table:table-cell office:value-type="float" office:value="74.3372" calcext:value-type="float">
            <text:p>74.3372</text:p>
          </table:table-cell>
          <table:table-cell office:value-type="float" office:value="269.803" calcext:value-type="float">
            <text:p>269.803</text:p>
          </table:table-cell>
          <table:table-cell office:value-type="float" office:value="45.0862" calcext:value-type="float">
            <text:p>45.0862</text:p>
          </table:table-cell>
          <table:table-cell/>
          <table:table-cell table:formula="of:=([.D446]-[.A446])/0.0166667" office:value-type="float" office:value="-19.84796030408" calcext:value-type="float">
            <text:p>-19.84796030408</text:p>
          </table:table-cell>
          <table:table-cell table:formula="of:=ABS([.E446]-[.B446])/0.0166667" office:value-type="float" office:value="860.878278243444" calcext:value-type="float">
            <text:p>860.878278243444</text:p>
          </table:table-cell>
          <table:table-cell table:formula="of:=([.F446]-[.C446])/0.0166667" office:value-type="float" office:value="90.6718186563624" calcext:value-type="float">
            <text:p>90.6718186563624</text:p>
          </table:table-cell>
          <table:table-cell table:formula="of:=DEGREES(ATAN(ABS([.F446]-[.C446])/ABS([.E446]-[.B446])))" office:value-type="float" office:value="6.01249815257112" calcext:value-type="float">
            <text:p>6.01249815257112</text:p>
          </table:table-cell>
          <table:table-cell table:formula="of:=SQRT(POWER([.H446];2)+POWER([.I446];2)+POWER([.J446];2))" office:value-type="float" office:value="865.867617005095" calcext:value-type="float">
            <text:p>865.867617005095</text:p>
          </table:table-cell>
        </table:table-row>
        <table:table-row table:style-name="ro1">
          <table:table-cell office:value-type="float" office:value="74.3576" calcext:value-type="float">
            <text:p>74.3576</text:p>
          </table:table-cell>
          <table:table-cell office:value-type="float" office:value="273.621" calcext:value-type="float">
            <text:p>273.621</text:p>
          </table:table-cell>
          <table:table-cell office:value-type="float" office:value="44.73" calcext:value-type="float">
            <text:p>44.73</text:p>
          </table:table-cell>
          <table:table-cell office:value-type="float" office:value="74.0478" calcext:value-type="float">
            <text:p>74.0478</text:p>
          </table:table-cell>
          <table:table-cell office:value-type="float" office:value="261.137" calcext:value-type="float">
            <text:p>261.137</text:p>
          </table:table-cell>
          <table:table-cell office:value-type="float" office:value="45.7369" calcext:value-type="float">
            <text:p>45.7369</text:p>
          </table:table-cell>
          <table:table-cell/>
          <table:table-cell table:formula="of:=([.D447]-[.A447])/0.0166667" office:value-type="float" office:value="-18.5879628240749" calcext:value-type="float">
            <text:p>-18.5879628240749</text:p>
          </table:table-cell>
          <table:table-cell table:formula="of:=ABS([.E447]-[.B447])/0.0166667" office:value-type="float" office:value="749.038501922995" calcext:value-type="float">
            <text:p>749.038501922995</text:p>
          </table:table-cell>
          <table:table-cell table:formula="of:=([.F447]-[.C447])/0.0166667" office:value-type="float" office:value="60.4138791722418" calcext:value-type="float">
            <text:p>60.4138791722418</text:p>
          </table:table-cell>
          <table:table-cell table:formula="of:=DEGREES(ATAN(ABS([.F447]-[.C447])/ABS([.E447]-[.B447])))" office:value-type="float" office:value="4.61122298066262" calcext:value-type="float">
            <text:p>4.61122298066262</text:p>
          </table:table-cell>
          <table:table-cell table:formula="of:=SQRT(POWER([.H447];2)+POWER([.I447];2)+POWER([.J447];2))" office:value-type="float" office:value="751.700755967181" calcext:value-type="float">
            <text:p>751.700755967181</text:p>
          </table:table-cell>
        </table:table-row>
        <table:table-row table:style-name="ro1">
          <table:table-cell office:value-type="float" office:value="74.6461" calcext:value-type="float">
            <text:p>74.6461</text:p>
          </table:table-cell>
          <table:table-cell office:value-type="float" office:value="280.059" calcext:value-type="float">
            <text:p>280.059</text:p>
          </table:table-cell>
          <table:table-cell office:value-type="float" office:value="44.4649" calcext:value-type="float">
            <text:p>44.4649</text:p>
          </table:table-cell>
          <table:table-cell office:value-type="float" office:value="74.5655" calcext:value-type="float">
            <text:p>74.5655</text:p>
          </table:table-cell>
          <table:table-cell office:value-type="float" office:value="265.887" calcext:value-type="float">
            <text:p>265.887</text:p>
          </table:table-cell>
          <table:table-cell office:value-type="float" office:value="46.4304" calcext:value-type="float">
            <text:p>46.4304</text:p>
          </table:table-cell>
          <table:table-cell/>
          <table:table-cell table:formula="of:=([.D448]-[.A448])/0.0166667" office:value-type="float" office:value="-4.83599032801958" calcext:value-type="float">
            <text:p>-4.83599032801958</text:p>
          </table:table-cell>
          <table:table-cell table:formula="of:=ABS([.E448]-[.B448])/0.0166667" office:value-type="float" office:value="850.318299363403" calcext:value-type="float">
            <text:p>850.318299363403</text:p>
          </table:table-cell>
          <table:table-cell table:formula="of:=([.F448]-[.C448])/0.0166667" office:value-type="float" office:value="117.929764140472" calcext:value-type="float">
            <text:p>117.929764140472</text:p>
          </table:table-cell>
          <table:table-cell table:formula="of:=DEGREES(ATAN(ABS([.F448]-[.C448])/ABS([.E448]-[.B448])))" office:value-type="float" office:value="7.89592433702142" calcext:value-type="float">
            <text:p>7.89592433702142</text:p>
          </table:table-cell>
          <table:table-cell table:formula="of:=SQRT(POWER([.H448];2)+POWER([.I448];2)+POWER([.J448];2))" office:value-type="float" office:value="858.470748660052" calcext:value-type="float">
            <text:p>858.470748660052</text:p>
          </table:table-cell>
        </table:table-row>
        <table:table-row table:style-name="ro1">
          <table:table-cell office:value-type="float" office:value="74.8779" calcext:value-type="float">
            <text:p>74.8779</text:p>
          </table:table-cell>
          <table:table-cell office:value-type="float" office:value="277.809" calcext:value-type="float">
            <text:p>277.809</text:p>
          </table:table-cell>
          <table:table-cell office:value-type="float" office:value="43.0682" calcext:value-type="float">
            <text:p>43.0682</text:p>
          </table:table-cell>
          <table:table-cell office:value-type="float" office:value="74.5502" calcext:value-type="float">
            <text:p>74.5502</text:p>
          </table:table-cell>
          <table:table-cell office:value-type="float" office:value="265.163" calcext:value-type="float">
            <text:p>265.163</text:p>
          </table:table-cell>
          <table:table-cell office:value-type="float" office:value="43.8752" calcext:value-type="float">
            <text:p>43.8752</text:p>
          </table:table-cell>
          <table:table-cell/>
          <table:table-cell table:formula="of:=([.D449]-[.A449])/0.0166667" office:value-type="float" office:value="-19.6619606760782" calcext:value-type="float">
            <text:p>-19.6619606760782</text:p>
          </table:table-cell>
          <table:table-cell table:formula="of:=ABS([.E449]-[.B449])/0.0166667" office:value-type="float" office:value="758.758482483036" calcext:value-type="float">
            <text:p>758.758482483036</text:p>
          </table:table-cell>
          <table:table-cell table:formula="of:=([.F449]-[.C449])/0.0166667" office:value-type="float" office:value="48.4199031601938" calcext:value-type="float">
            <text:p>48.4199031601938</text:p>
          </table:table-cell>
          <table:table-cell table:formula="of:=DEGREES(ATAN(ABS([.F449]-[.C449])/ABS([.E449]-[.B449])))" office:value-type="float" office:value="3.65135871076083" calcext:value-type="float">
            <text:p>3.65135871076083</text:p>
          </table:table-cell>
          <table:table-cell table:formula="of:=SQRT(POWER([.H449];2)+POWER([.I449];2)+POWER([.J449];2))" office:value-type="float" office:value="760.556056092928" calcext:value-type="float">
            <text:p>760.556056092928</text:p>
          </table:table-cell>
        </table:table-row>
        <table:table-row table:style-name="ro1">
          <table:table-cell office:value-type="float" office:value="74.6341" calcext:value-type="float">
            <text:p>74.6341</text:p>
          </table:table-cell>
          <table:table-cell office:value-type="float" office:value="279.056" calcext:value-type="float">
            <text:p>279.056</text:p>
          </table:table-cell>
          <table:table-cell office:value-type="float" office:value="43.1217" calcext:value-type="float">
            <text:p>43.1217</text:p>
          </table:table-cell>
          <table:table-cell office:value-type="float" office:value="74.3122" calcext:value-type="float">
            <text:p>74.3122</text:p>
          </table:table-cell>
          <table:table-cell office:value-type="float" office:value="266.341" calcext:value-type="float">
            <text:p>266.341</text:p>
          </table:table-cell>
          <table:table-cell office:value-type="float" office:value="43.93" calcext:value-type="float">
            <text:p>43.93</text:p>
          </table:table-cell>
          <table:table-cell/>
          <table:table-cell table:formula="of:=([.D450]-[.A450])/0.0166667" office:value-type="float" office:value="-19.3139613720772" calcext:value-type="float">
            <text:p>-19.3139613720772</text:p>
          </table:table-cell>
          <table:table-cell table:formula="of:=ABS([.E450]-[.B450])/0.0166667" office:value-type="float" office:value="762.89847420305" calcext:value-type="float">
            <text:p>762.89847420305</text:p>
          </table:table-cell>
          <table:table-cell table:formula="of:=([.F450]-[.C450])/0.0166667" office:value-type="float" office:value="48.4979030041942" calcext:value-type="float">
            <text:p>48.4979030041942</text:p>
          </table:table-cell>
          <table:table-cell table:formula="of:=DEGREES(ATAN(ABS([.F450]-[.C450])/ABS([.E450]-[.B450])))" office:value-type="float" office:value="3.63743165731495" calcext:value-type="float">
            <text:p>3.63743165731495</text:p>
          </table:table-cell>
          <table:table-cell table:formula="of:=SQRT(POWER([.H450];2)+POWER([.I450];2)+POWER([.J450];2))" office:value-type="float" office:value="764.682390042447" calcext:value-type="float">
            <text:p>764.682390042447</text:p>
          </table:table-cell>
        </table:table-row>
        <table:table-row table:style-name="ro1">
          <table:table-cell office:value-type="float" office:value="74.3916" calcext:value-type="float">
            <text:p>74.3916</text:p>
          </table:table-cell>
          <table:table-cell office:value-type="float" office:value="281.913" calcext:value-type="float">
            <text:p>281.913</text:p>
          </table:table-cell>
          <table:table-cell office:value-type="float" office:value="41.6617" calcext:value-type="float">
            <text:p>41.6617</text:p>
          </table:table-cell>
          <table:table-cell office:value-type="float" office:value="73.8306" calcext:value-type="float">
            <text:p>73.8306</text:p>
          </table:table-cell>
          <table:table-cell office:value-type="float" office:value="270.331" calcext:value-type="float">
            <text:p>270.331</text:p>
          </table:table-cell>
          <table:table-cell office:value-type="float" office:value="42.0581" calcext:value-type="float">
            <text:p>42.0581</text:p>
          </table:table-cell>
          <table:table-cell/>
          <table:table-cell table:formula="of:=([.D451]-[.A451])/0.0166667" office:value-type="float" office:value="-33.6599326801342" calcext:value-type="float">
            <text:p>-33.6599326801342</text:p>
          </table:table-cell>
          <table:table-cell table:formula="of:=ABS([.E451]-[.B451])/0.0166667" office:value-type="float" office:value="694.918610162779" calcext:value-type="float">
            <text:p>694.918610162779</text:p>
          </table:table-cell>
          <table:table-cell table:formula="of:=([.F451]-[.C451])/0.0166667" office:value-type="float" office:value="23.7839524320951" calcext:value-type="float">
            <text:p>23.7839524320951</text:p>
          </table:table-cell>
          <table:table-cell table:formula="of:=DEGREES(ATAN(ABS([.F451]-[.C451])/ABS([.E451]-[.B451])))" office:value-type="float" office:value="1.96021283305518" calcext:value-type="float">
            <text:p>1.96021283305518</text:p>
          </table:table-cell>
          <table:table-cell table:formula="of:=SQRT(POWER([.H451];2)+POWER([.I451];2)+POWER([.J451];2))" office:value-type="float" office:value="696.139743307256" calcext:value-type="float">
            <text:p>696.139743307256</text:p>
          </table:table-cell>
        </table:table-row>
        <table:table-row table:style-name="ro1">
          <table:table-cell office:value-type="float" office:value="73.8651" calcext:value-type="float">
            <text:p>73.8651</text:p>
          </table:table-cell>
          <table:table-cell office:value-type="float" office:value="276.378" calcext:value-type="float">
            <text:p>276.378</text:p>
          </table:table-cell>
          <table:table-cell office:value-type="float" office:value="43.3061" calcext:value-type="float">
            <text:p>43.3061</text:p>
          </table:table-cell>
          <table:table-cell office:value-type="float" office:value="73.5698" calcext:value-type="float">
            <text:p>73.5698</text:p>
          </table:table-cell>
          <table:table-cell office:value-type="float" office:value="265.03" calcext:value-type="float">
            <text:p>265.03</text:p>
          </table:table-cell>
          <table:table-cell office:value-type="float" office:value="43.906" calcext:value-type="float">
            <text:p>43.906</text:p>
          </table:table-cell>
          <table:table-cell/>
          <table:table-cell table:formula="of:=([.D452]-[.A452])/0.0166667" office:value-type="float" office:value="-17.7179645640707" calcext:value-type="float">
            <text:p>-17.7179645640707</text:p>
          </table:table-cell>
          <table:table-cell table:formula="of:=ABS([.E452]-[.B452])/0.0166667" office:value-type="float" office:value="680.878638242724" calcext:value-type="float">
            <text:p>680.878638242724</text:p>
          </table:table-cell>
          <table:table-cell table:formula="of:=([.F452]-[.C452])/0.0166667" office:value-type="float" office:value="35.9939280121439" calcext:value-type="float">
            <text:p>35.9939280121439</text:p>
          </table:table-cell>
          <table:table-cell table:formula="of:=DEGREES(ATAN(ABS([.F452]-[.C452])/ABS([.E452]-[.B452])))" office:value-type="float" office:value="3.02606391728654" calcext:value-type="float">
            <text:p>3.02606391728654</text:p>
          </table:table-cell>
          <table:table-cell table:formula="of:=SQRT(POWER([.H452];2)+POWER([.I452];2)+POWER([.J452];2))" office:value-type="float" office:value="682.059534892156" calcext:value-type="float">
            <text:p>682.059534892156</text:p>
          </table:table-cell>
        </table:table-row>
        <table:table-row table:style-name="ro1">
          <table:table-cell office:value-type="float" office:value="74.1568" calcext:value-type="float">
            <text:p>74.1568</text:p>
          </table:table-cell>
          <table:table-cell office:value-type="float" office:value="284.159" calcext:value-type="float">
            <text:p>284.159</text:p>
          </table:table-cell>
          <table:table-cell office:value-type="float" office:value="43.326" calcext:value-type="float">
            <text:p>43.326</text:p>
          </table:table-cell>
          <table:table-cell office:value-type="float" office:value="73.8457" calcext:value-type="float">
            <text:p>73.8457</text:p>
          </table:table-cell>
          <table:table-cell office:value-type="float" office:value="271.119" calcext:value-type="float">
            <text:p>271.119</text:p>
          </table:table-cell>
          <table:table-cell office:value-type="float" office:value="44.3914" calcext:value-type="float">
            <text:p>44.3914</text:p>
          </table:table-cell>
          <table:table-cell/>
          <table:table-cell table:formula="of:=([.D453]-[.A453])/0.0166667" office:value-type="float" office:value="-18.6659626680753" calcext:value-type="float">
            <text:p>-18.6659626680753</text:p>
          </table:table-cell>
          <table:table-cell table:formula="of:=ABS([.E453]-[.B453])/0.0166667" office:value-type="float" office:value="782.398435203127" calcext:value-type="float">
            <text:p>782.398435203127</text:p>
          </table:table-cell>
          <table:table-cell table:formula="of:=([.F453]-[.C453])/0.0166667" office:value-type="float" office:value="63.9238721522555" calcext:value-type="float">
            <text:p>63.9238721522555</text:p>
          </table:table-cell>
          <table:table-cell table:formula="of:=DEGREES(ATAN(ABS([.F453]-[.C453])/ABS([.E453]-[.B453])))" office:value-type="float" office:value="4.67083117297767" calcext:value-type="float">
            <text:p>4.67083117297767</text:p>
          </table:table-cell>
          <table:table-cell table:formula="of:=SQRT(POWER([.H453];2)+POWER([.I453];2)+POWER([.J453];2))" office:value-type="float" office:value="785.227349881273" calcext:value-type="float">
            <text:p>785.227349881273</text:p>
          </table:table-cell>
        </table:table-row>
        <table:table-row table:style-name="ro1">
          <table:table-cell office:value-type="float" office:value="74.9289" calcext:value-type="float">
            <text:p>74.9289</text:p>
          </table:table-cell>
          <table:table-cell office:value-type="float" office:value="285.755" calcext:value-type="float">
            <text:p>285.755</text:p>
          </table:table-cell>
          <table:table-cell office:value-type="float" office:value="42.3075" calcext:value-type="float">
            <text:p>42.3075</text:p>
          </table:table-cell>
          <table:table-cell office:value-type="float" office:value="74.8443" calcext:value-type="float">
            <text:p>74.8443</text:p>
          </table:table-cell>
          <table:table-cell office:value-type="float" office:value="272.672" calcext:value-type="float">
            <text:p>272.672</text:p>
          </table:table-cell>
          <table:table-cell office:value-type="float" office:value="43.3947" calcext:value-type="float">
            <text:p>43.3947</text:p>
          </table:table-cell>
          <table:table-cell/>
          <table:table-cell table:formula="of:=([.D454]-[.A454])/0.0166667" office:value-type="float" office:value="-5.07598984801999" calcext:value-type="float">
            <text:p>-5.07598984801999</text:p>
          </table:table-cell>
          <table:table-cell table:formula="of:=ABS([.E454]-[.B454])/0.0166667" office:value-type="float" office:value="784.978430043138" calcext:value-type="float">
            <text:p>784.978430043138</text:p>
          </table:table-cell>
          <table:table-cell table:formula="of:=([.F454]-[.C454])/0.0166667" office:value-type="float" office:value="65.2318695362611" calcext:value-type="float">
            <text:p>65.2318695362611</text:p>
          </table:table-cell>
          <table:table-cell table:formula="of:=DEGREES(ATAN(ABS([.F454]-[.C454])/ABS([.E454]-[.B454])))" office:value-type="float" office:value="4.75037636276782" calcext:value-type="float">
            <text:p>4.75037636276782</text:p>
          </table:table-cell>
          <table:table-cell table:formula="of:=SQRT(POWER([.H454];2)+POWER([.I454];2)+POWER([.J454];2))" office:value-type="float" office:value="787.700512954716" calcext:value-type="float">
            <text:p>787.700512954716</text:p>
          </table:table-cell>
        </table:table-row>
        <table:table-row table:style-name="ro1">
          <table:table-cell office:value-type="float" office:value="75.1375" calcext:value-type="float">
            <text:p>75.1375</text:p>
          </table:table-cell>
          <table:table-cell office:value-type="float" office:value="279.256" calcext:value-type="float">
            <text:p>279.256</text:p>
          </table:table-cell>
          <table:table-cell office:value-type="float" office:value="42.3339" calcext:value-type="float">
            <text:p>42.3339</text:p>
          </table:table-cell>
          <table:table-cell office:value-type="float" office:value="75.2931" calcext:value-type="float">
            <text:p>75.2931</text:p>
          </table:table-cell>
          <table:table-cell office:value-type="float" office:value="266.631" calcext:value-type="float">
            <text:p>266.631</text:p>
          </table:table-cell>
          <table:table-cell office:value-type="float" office:value="42.8978" calcext:value-type="float">
            <text:p>42.8978</text:p>
          </table:table-cell>
          <table:table-cell/>
          <table:table-cell table:formula="of:=([.D455]-[.A455])/0.0166667" office:value-type="float" office:value="9.3359813280369" calcext:value-type="float">
            <text:p>9.3359813280369</text:p>
          </table:table-cell>
          <table:table-cell table:formula="of:=ABS([.E455]-[.B455])/0.0166667" office:value-type="float" office:value="757.49848500303" calcext:value-type="float">
            <text:p>757.49848500303</text:p>
          </table:table-cell>
          <table:table-cell table:formula="of:=([.F455]-[.C455])/0.0166667" office:value-type="float" office:value="33.8339323321351" calcext:value-type="float">
            <text:p>33.8339323321351</text:p>
          </table:table-cell>
          <table:table-cell table:formula="of:=DEGREES(ATAN(ABS([.F455]-[.C455])/ABS([.E455]-[.B455])))" office:value-type="float" office:value="2.55743606157625" calcext:value-type="float">
            <text:p>2.55743606157625</text:p>
          </table:table-cell>
          <table:table-cell table:formula="of:=SQRT(POWER([.H455];2)+POWER([.I455];2)+POWER([.J455];2))" office:value-type="float" office:value="758.311183028642" calcext:value-type="float">
            <text:p>758.311183028642</text:p>
          </table:table-cell>
        </table:table-row>
        <table:table-row table:style-name="ro1">
          <table:table-cell office:value-type="float" office:value="74.8935" calcext:value-type="float">
            <text:p>74.8935</text:p>
          </table:table-cell>
          <table:table-cell office:value-type="float" office:value="280.511" calcext:value-type="float">
            <text:p>280.511</text:p>
          </table:table-cell>
          <table:table-cell office:value-type="float" office:value="42.3857" calcext:value-type="float">
            <text:p>42.3857</text:p>
          </table:table-cell>
          <table:table-cell office:value-type="float" office:value="74.5784" calcext:value-type="float">
            <text:p>74.5784</text:p>
          </table:table-cell>
          <table:table-cell office:value-type="float" office:value="270.22" calcext:value-type="float">
            <text:p>270.22</text:p>
          </table:table-cell>
          <table:table-cell office:value-type="float" office:value="43.0539" calcext:value-type="float">
            <text:p>43.0539</text:p>
          </table:table-cell>
          <table:table-cell/>
          <table:table-cell table:formula="of:=([.D456]-[.A456])/0.0166667" office:value-type="float" office:value="-18.9059621880757" calcext:value-type="float">
            <text:p>-18.9059621880757</text:p>
          </table:table-cell>
          <table:table-cell table:formula="of:=ABS([.E456]-[.B456])/0.0166667" office:value-type="float" office:value="617.45876508247" calcext:value-type="float">
            <text:p>617.45876508247</text:p>
          </table:table-cell>
          <table:table-cell table:formula="of:=([.F456]-[.C456])/0.0166667" office:value-type="float" office:value="40.0919198161603" calcext:value-type="float">
            <text:p>40.0919198161603</text:p>
          </table:table-cell>
          <table:table-cell table:formula="of:=DEGREES(ATAN(ABS([.F456]-[.C456])/ABS([.E456]-[.B456])))" office:value-type="float" office:value="3.7150298967267" calcext:value-type="float">
            <text:p>3.7150298967267</text:p>
          </table:table-cell>
          <table:table-cell table:formula="of:=SQRT(POWER([.H456];2)+POWER([.I456];2)+POWER([.J456];2))" office:value-type="float" office:value="619.047755846002" calcext:value-type="float">
            <text:p>619.047755846002</text:p>
          </table:table-cell>
        </table:table-row>
        <table:table-row table:style-name="ro1">
          <table:table-cell office:value-type="float" office:value="75.3919" calcext:value-type="float">
            <text:p>75.3919</text:p>
          </table:table-cell>
          <table:table-cell office:value-type="float" office:value="279.119" calcext:value-type="float">
            <text:p>279.119</text:p>
          </table:table-cell>
          <table:table-cell office:value-type="float" office:value="43.1048" calcext:value-type="float">
            <text:p>43.1048</text:p>
          </table:table-cell>
          <table:table-cell office:value-type="float" office:value="75.3055" calcext:value-type="float">
            <text:p>75.3055</text:p>
          </table:table-cell>
          <table:table-cell office:value-type="float" office:value="267.61" calcext:value-type="float">
            <text:p>267.61</text:p>
          </table:table-cell>
          <table:table-cell office:value-type="float" office:value="44.2039" calcext:value-type="float">
            <text:p>44.2039</text:p>
          </table:table-cell>
          <table:table-cell/>
          <table:table-cell table:formula="of:=([.D457]-[.A457])/0.0166667" office:value-type="float" office:value="-5.18398963202144" calcext:value-type="float">
            <text:p>-5.18398963202144</text:p>
          </table:table-cell>
          <table:table-cell table:formula="of:=ABS([.E457]-[.B457])/0.0166667" office:value-type="float" office:value="690.538618922763" calcext:value-type="float">
            <text:p>690.538618922763</text:p>
          </table:table-cell>
          <table:table-cell table:formula="of:=([.F457]-[.C457])/0.0166667" office:value-type="float" office:value="65.9458681082638" calcext:value-type="float">
            <text:p>65.9458681082638</text:p>
          </table:table-cell>
          <table:table-cell table:formula="of:=DEGREES(ATAN(ABS([.F457]-[.C457])/ABS([.E457]-[.B457])))" office:value-type="float" office:value="5.45515594799092" calcext:value-type="float">
            <text:p>5.45515594799092</text:p>
          </table:table-cell>
          <table:table-cell table:formula="of:=SQRT(POWER([.H457];2)+POWER([.I457];2)+POWER([.J457];2))" office:value-type="float" office:value="693.699730065404" calcext:value-type="float">
            <text:p>693.699730065404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1" calcext:value-type="float">
            <text:p>284.361</text:p>
          </table:table-cell>
          <table:table-cell office:value-type="float" office:value="42.7792" calcext:value-type="float">
            <text:p>42.7792</text:p>
          </table:table-cell>
          <table:table-cell office:value-type="float" office:value="75.0941" calcext:value-type="float">
            <text:p>75.0941</text:p>
          </table:table-cell>
          <table:table-cell office:value-type="float" office:value="272.647" calcext:value-type="float">
            <text:p>272.647</text:p>
          </table:table-cell>
          <table:table-cell office:value-type="float" office:value="43.6434" calcext:value-type="float">
            <text:p>43.6434</text:p>
          </table:table-cell>
          <table:table-cell/>
          <table:table-cell table:formula="of:=([.D458]-[.A458])/0.0166667" office:value-type="float" office:value="-4.94999010001956" calcext:value-type="float">
            <text:p>-4.94999010001956</text:p>
          </table:table-cell>
          <table:table-cell table:formula="of:=ABS([.E458]-[.B458])/0.0166667" office:value-type="float" office:value="702.838594322811" calcext:value-type="float">
            <text:p>702.838594322811</text:p>
          </table:table-cell>
          <table:table-cell table:formula="of:=([.F458]-[.C458])/0.0166667" office:value-type="float" office:value="51.8518962962072" calcext:value-type="float">
            <text:p>51.8518962962072</text:p>
          </table:table-cell>
          <table:table-cell table:formula="of:=DEGREES(ATAN(ABS([.F458]-[.C458])/ABS([.E458]-[.B458])))" office:value-type="float" office:value="4.21935054906243" calcext:value-type="float">
            <text:p>4.21935054906243</text:p>
          </table:table-cell>
          <table:table-cell table:formula="of:=SQRT(POWER([.H458];2)+POWER([.I458];2)+POWER([.J458];2))" office:value-type="float" office:value="704.766068437725" calcext:value-type="float">
            <text:p>704.766068437725</text:p>
          </table:table-cell>
        </table:table-row>
        <table:table-row table:style-name="ro1">
          <table:table-cell office:value-type="float" office:value="75.1864" calcext:value-type="float">
            <text:p>75.1864</text:p>
          </table:table-cell>
          <table:table-cell office:value-type="float" office:value="285.676" calcext:value-type="float">
            <text:p>285.676</text:p>
          </table:table-cell>
          <table:table-cell office:value-type="float" office:value="42.8251" calcext:value-type="float">
            <text:p>42.8251</text:p>
          </table:table-cell>
          <table:table-cell office:value-type="float" office:value="75.1041" calcext:value-type="float">
            <text:p>75.1041</text:p>
          </table:table-cell>
          <table:table-cell office:value-type="float" office:value="273.856" calcext:value-type="float">
            <text:p>273.856</text:p>
          </table:table-cell>
          <table:table-cell office:value-type="float" office:value="43.9444" calcext:value-type="float">
            <text:p>43.9444</text:p>
          </table:table-cell>
          <table:table-cell/>
          <table:table-cell table:formula="of:=([.D459]-[.A459])/0.0166667" office:value-type="float" office:value="-4.93799012401997" calcext:value-type="float">
            <text:p>-4.93799012401997</text:p>
          </table:table-cell>
          <table:table-cell table:formula="of:=ABS([.E459]-[.B459])/0.0166667" office:value-type="float" office:value="709.198581602836" calcext:value-type="float">
            <text:p>709.198581602836</text:p>
          </table:table-cell>
          <table:table-cell table:formula="of:=([.F459]-[.C459])/0.0166667" office:value-type="float" office:value="67.1578656842688" calcext:value-type="float">
            <text:p>67.1578656842688</text:p>
          </table:table-cell>
          <table:table-cell table:formula="of:=DEGREES(ATAN(ABS([.F459]-[.C459])/ABS([.E459]-[.B459])))" office:value-type="float" office:value="5.40951759398355" calcext:value-type="float">
            <text:p>5.40951759398355</text:p>
          </table:table-cell>
          <table:table-cell table:formula="of:=SQRT(POWER([.H459];2)+POWER([.I459];2)+POWER([.J459];2))" office:value-type="float" office:value="712.388370776226" calcext:value-type="float">
            <text:p>712.388370776226</text:p>
          </table:table-cell>
        </table:table-row>
        <table:table-row table:style-name="ro1">
          <table:table-cell office:value-type="float" office:value="75.1585" calcext:value-type="float">
            <text:p>75.1585</text:p>
          </table:table-cell>
          <table:table-cell office:value-type="float" office:value="281.673" calcext:value-type="float">
            <text:p>281.673</text:p>
          </table:table-cell>
          <table:table-cell office:value-type="float" office:value="43.2039" calcext:value-type="float">
            <text:p>43.2039</text:p>
          </table:table-cell>
          <table:table-cell office:value-type="float" office:value="75.3148" calcext:value-type="float">
            <text:p>75.3148</text:p>
          </table:table-cell>
          <table:table-cell office:value-type="float" office:value="268.884" calcext:value-type="float">
            <text:p>268.884</text:p>
          </table:table-cell>
          <table:table-cell office:value-type="float" office:value="43.9991" calcext:value-type="float">
            <text:p>43.9991</text:p>
          </table:table-cell>
          <table:table-cell/>
          <table:table-cell table:formula="of:=([.D460]-[.A460])/0.0166667" office:value-type="float" office:value="9.37798124403761" calcext:value-type="float">
            <text:p>9.37798124403761</text:p>
          </table:table-cell>
          <table:table-cell table:formula="of:=ABS([.E460]-[.B460])/0.0166667" office:value-type="float" office:value="767.338465323069" calcext:value-type="float">
            <text:p>767.338465323069</text:p>
          </table:table-cell>
          <table:table-cell table:formula="of:=([.F460]-[.C460])/0.0166667" office:value-type="float" office:value="47.7119045761909" calcext:value-type="float">
            <text:p>47.7119045761909</text:p>
          </table:table-cell>
          <table:table-cell table:formula="of:=DEGREES(ATAN(ABS([.F460]-[.C460])/ABS([.E460]-[.B460])))" office:value-type="float" office:value="3.55798135754321" calcext:value-type="float">
            <text:p>3.55798135754321</text:p>
          </table:table-cell>
          <table:table-cell table:formula="of:=SQRT(POWER([.H460];2)+POWER([.I460];2)+POWER([.J460];2))" office:value-type="float" office:value="768.877553798304" calcext:value-type="float">
            <text:p>768.877553798304</text:p>
          </table:table-cell>
        </table:table-row>
        <table:table-row table:style-name="ro1">
          <table:table-cell office:value-type="float" office:value="75.6451" calcext:value-type="float">
            <text:p>75.6451</text:p>
          </table:table-cell>
          <table:table-cell office:value-type="float" office:value="279.105" calcext:value-type="float">
            <text:p>279.105</text:p>
          </table:table-cell>
          <table:table-cell office:value-type="float" office:value="43.3549" calcext:value-type="float">
            <text:p>43.3549</text:p>
          </table:table-cell>
          <table:table-cell office:value-type="float" office:value="75.7874" calcext:value-type="float">
            <text:p>75.7874</text:p>
          </table:table-cell>
          <table:table-cell office:value-type="float" office:value="266.453" calcext:value-type="float">
            <text:p>266.453</text:p>
          </table:table-cell>
          <table:table-cell office:value-type="float" office:value="44.1419" calcext:value-type="float">
            <text:p>44.1419</text:p>
          </table:table-cell>
          <table:table-cell/>
          <table:table-cell table:formula="of:=([.D461]-[.A461])/0.0166667" office:value-type="float" office:value="8.5379829240345" calcext:value-type="float">
            <text:p>8.5379829240345</text:p>
          </table:table-cell>
          <table:table-cell table:formula="of:=ABS([.E461]-[.B461])/0.0166667" office:value-type="float" office:value="759.118481763039" calcext:value-type="float">
            <text:p>759.118481763039</text:p>
          </table:table-cell>
          <table:table-cell table:formula="of:=([.F461]-[.C461])/0.0166667" office:value-type="float" office:value="47.2199055601888" calcext:value-type="float">
            <text:p>47.2199055601888</text:p>
          </table:table-cell>
          <table:table-cell table:formula="of:=DEGREES(ATAN(ABS([.F461]-[.C461])/ABS([.E461]-[.B461])))" office:value-type="float" office:value="3.55941791211299" calcext:value-type="float">
            <text:p>3.55941791211299</text:p>
          </table:table-cell>
          <table:table-cell table:formula="of:=SQRT(POWER([.H461];2)+POWER([.I461];2)+POWER([.J461];2))" office:value-type="float" office:value="760.63360824233" calcext:value-type="float">
            <text:p>760.63360824233</text:p>
          </table:table-cell>
        </table:table-row>
        <table:table-row table:style-name="ro1">
          <table:table-cell office:value-type="float" office:value="75.4115" calcext:value-type="float">
            <text:p>75.4115</text:p>
          </table:table-cell>
          <table:table-cell office:value-type="float" office:value="281.806" calcext:value-type="float">
            <text:p>281.806</text:p>
          </table:table-cell>
          <table:table-cell office:value-type="float" office:value="42.6773" calcext:value-type="float">
            <text:p>42.6773</text:p>
          </table:table-cell>
          <table:table-cell office:value-type="float" office:value="75.561" calcext:value-type="float">
            <text:p>75.561</text:p>
          </table:table-cell>
          <table:table-cell office:value-type="float" office:value="269.008" calcext:value-type="float">
            <text:p>269.008</text:p>
          </table:table-cell>
          <table:table-cell office:value-type="float" office:value="43.4868" calcext:value-type="float">
            <text:p>43.4868</text:p>
          </table:table-cell>
          <table:table-cell/>
          <table:table-cell table:formula="of:=([.D462]-[.A462])/0.0166667" office:value-type="float" office:value="8.96998206003608" calcext:value-type="float">
            <text:p>8.96998206003608</text:p>
          </table:table-cell>
          <table:table-cell table:formula="of:=ABS([.E462]-[.B462])/0.0166667" office:value-type="float" office:value="767.878464243072" calcext:value-type="float">
            <text:p>767.878464243072</text:p>
          </table:table-cell>
          <table:table-cell table:formula="of:=([.F462]-[.C462])/0.0166667" office:value-type="float" office:value="48.5699028601943" calcext:value-type="float">
            <text:p>48.5699028601943</text:p>
          </table:table-cell>
          <table:table-cell table:formula="of:=DEGREES(ATAN(ABS([.F462]-[.C462])/ABS([.E462]-[.B462])))" office:value-type="float" office:value="3.61925516348114" calcext:value-type="float">
            <text:p>3.61925516348114</text:p>
          </table:table-cell>
          <table:table-cell table:formula="of:=SQRT(POWER([.H462];2)+POWER([.I462];2)+POWER([.J462];2))" office:value-type="float" office:value="769.465289594212" calcext:value-type="float">
            <text:p>769.465289594212</text:p>
          </table:table-cell>
        </table:table-row>
        <table:table-row table:style-name="ro1">
          <table:table-cell office:value-type="float" office:value="74.9205" calcext:value-type="float">
            <text:p>74.9205</text:p>
          </table:table-cell>
          <table:table-cell office:value-type="float" office:value="284.404" calcext:value-type="float">
            <text:p>284.404</text:p>
          </table:table-cell>
          <table:table-cell office:value-type="float" office:value="42.5217" calcext:value-type="float">
            <text:p>42.5217</text:p>
          </table:table-cell>
          <table:table-cell office:value-type="float" office:value="75.0843" calcext:value-type="float">
            <text:p>75.0843</text:p>
          </table:table-cell>
          <table:table-cell office:value-type="float" office:value="271.468" calcext:value-type="float">
            <text:p>271.468</text:p>
          </table:table-cell>
          <table:table-cell office:value-type="float" office:value="43.3397" calcext:value-type="float">
            <text:p>43.3397</text:p>
          </table:table-cell>
          <table:table-cell/>
          <table:table-cell table:formula="of:=([.D463]-[.A463])/0.0166667" office:value-type="float" office:value="9.827980344039" calcext:value-type="float">
            <text:p>9.827980344039</text:p>
          </table:table-cell>
          <table:table-cell table:formula="of:=ABS([.E463]-[.B463])/0.0166667" office:value-type="float" office:value="776.158447683103" calcext:value-type="float">
            <text:p>776.158447683103</text:p>
          </table:table-cell>
          <table:table-cell table:formula="of:=([.F463]-[.C463])/0.0166667" office:value-type="float" office:value="49.0799018401962" calcext:value-type="float">
            <text:p>49.0799018401962</text:p>
          </table:table-cell>
          <table:table-cell table:formula="of:=DEGREES(ATAN(ABS([.F463]-[.C463])/ABS([.E463]-[.B463])))" office:value-type="float" office:value="3.61824586874909" calcext:value-type="float">
            <text:p>3.61824586874909</text:p>
          </table:table-cell>
          <table:table-cell table:formula="of:=SQRT(POWER([.H463];2)+POWER([.I463];2)+POWER([.J463];2))" office:value-type="float" office:value="777.770764346495" calcext:value-type="float">
            <text:p>777.770764346495</text:p>
          </table:table-cell>
        </table:table-row>
        <table:table-row table:style-name="ro1">
          <table:table-cell office:value-type="float" office:value="74.6582" calcext:value-type="float">
            <text:p>74.6582</text:p>
          </table:table-cell>
          <table:table-cell office:value-type="float" office:value="282.971" calcext:value-type="float">
            <text:p>282.971</text:p>
          </table:table-cell>
          <table:table-cell office:value-type="float" office:value="43.0035" calcext:value-type="float">
            <text:p>43.0035</text:p>
          </table:table-cell>
          <table:table-cell office:value-type="float" office:value="74.3331" calcext:value-type="float">
            <text:p>74.3331</text:p>
          </table:table-cell>
          <table:table-cell office:value-type="float" office:value="270.055" calcext:value-type="float">
            <text:p>270.055</text:p>
          </table:table-cell>
          <table:table-cell office:value-type="float" office:value="43.8201" calcext:value-type="float">
            <text:p>43.8201</text:p>
          </table:table-cell>
          <table:table-cell/>
          <table:table-cell table:formula="of:=([.D464]-[.A464])/0.0166667" office:value-type="float" office:value="-19.5059609880775" calcext:value-type="float">
            <text:p>-19.5059609880775</text:p>
          </table:table-cell>
          <table:table-cell table:formula="of:=ABS([.E464]-[.B464])/0.0166667" office:value-type="float" office:value="774.9584500831" calcext:value-type="float">
            <text:p>774.9584500831</text:p>
          </table:table-cell>
          <table:table-cell table:formula="of:=([.F464]-[.C464])/0.0166667" office:value-type="float" office:value="48.9959020081956" calcext:value-type="float">
            <text:p>48.9959020081956</text:p>
          </table:table-cell>
          <table:table-cell table:formula="of:=DEGREES(ATAN(ABS([.F464]-[.C464])/ABS([.E464]-[.B464])))" office:value-type="float" office:value="3.61764800932615" calcext:value-type="float">
            <text:p>3.61764800932615</text:p>
          </table:table-cell>
          <table:table-cell table:formula="of:=SQRT(POWER([.H464];2)+POWER([.I464];2)+POWER([.J464];2))" office:value-type="float" office:value="776.750719525167" calcext:value-type="float">
            <text:p>776.750719525167</text:p>
          </table:table-cell>
        </table:table-row>
        <table:table-row table:style-name="ro1">
          <table:table-cell office:value-type="float" office:value="74.6514" calcext:value-type="float">
            <text:p>74.6514</text:p>
          </table:table-cell>
          <table:table-cell office:value-type="float" office:value="281.57" calcext:value-type="float">
            <text:p>281.57</text:p>
          </table:table-cell>
          <table:table-cell office:value-type="float" office:value="43.4762" calcext:value-type="float">
            <text:p>43.4762</text:p>
          </table:table-cell>
          <table:table-cell office:value-type="float" office:value="74.5688" calcext:value-type="float">
            <text:p>74.5688</text:p>
          </table:table-cell>
          <table:table-cell office:value-type="float" office:value="267.391" calcext:value-type="float">
            <text:p>267.391</text:p>
          </table:table-cell>
          <table:table-cell office:value-type="float" office:value="44.9778" calcext:value-type="float">
            <text:p>44.9778</text:p>
          </table:table-cell>
          <table:table-cell/>
          <table:table-cell table:formula="of:=([.D465]-[.A465])/0.0166667" office:value-type="float" office:value="-4.95599008801978" calcext:value-type="float">
            <text:p>-4.95599008801978</text:p>
          </table:table-cell>
          <table:table-cell table:formula="of:=ABS([.E465]-[.B465])/0.0166667" office:value-type="float" office:value="850.738298523401" calcext:value-type="float">
            <text:p>850.738298523401</text:p>
          </table:table-cell>
          <table:table-cell table:formula="of:=([.F465]-[.C465])/0.0166667" office:value-type="float" office:value="90.0958198083606" calcext:value-type="float">
            <text:p>90.0958198083606</text:p>
          </table:table-cell>
          <table:table-cell table:formula="of:=DEGREES(ATAN(ABS([.F465]-[.C465])/ABS([.E465]-[.B465])))" office:value-type="float" office:value="6.04526748014815" calcext:value-type="float">
            <text:p>6.04526748014815</text:p>
          </table:table-cell>
          <table:table-cell table:formula="of:=SQRT(POWER([.H465];2)+POWER([.I465];2)+POWER([.J465];2))" office:value-type="float" office:value="855.510064908172" calcext:value-type="float">
            <text:p>855.510064908172</text:p>
          </table:table-cell>
        </table:table-row>
        <table:table-row table:style-name="ro1">
          <table:table-cell office:value-type="float" office:value="75.1675" calcext:value-type="float">
            <text:p>75.1675</text:p>
          </table:table-cell>
          <table:table-cell office:value-type="float" office:value="283.013" calcext:value-type="float">
            <text:p>283.013</text:p>
          </table:table-cell>
          <table:table-cell office:value-type="float" office:value="42.9922" calcext:value-type="float">
            <text:p>42.9922</text:p>
          </table:table-cell>
          <table:table-cell office:value-type="float" office:value="75.3245" calcext:value-type="float">
            <text:p>75.3245</text:p>
          </table:table-cell>
          <table:table-cell office:value-type="float" office:value="270.106" calcext:value-type="float">
            <text:p>270.106</text:p>
          </table:table-cell>
          <table:table-cell office:value-type="float" office:value="44.0482" calcext:value-type="float">
            <text:p>44.0482</text:p>
          </table:table-cell>
          <table:table-cell/>
          <table:table-cell table:formula="of:=([.D466]-[.A466])/0.0166667" office:value-type="float" office:value="9.41998116003747" calcext:value-type="float">
            <text:p>9.41998116003747</text:p>
          </table:table-cell>
          <table:table-cell table:formula="of:=ABS([.E466]-[.B466])/0.0166667" office:value-type="float" office:value="774.418451163097" calcext:value-type="float">
            <text:p>774.418451163097</text:p>
          </table:table-cell>
          <table:table-cell table:formula="of:=([.F466]-[.C466])/0.0166667" office:value-type="float" office:value="63.3598732802537" calcext:value-type="float">
            <text:p>63.3598732802537</text:p>
          </table:table-cell>
          <table:table-cell table:formula="of:=DEGREES(ATAN(ABS([.F466]-[.C466])/ABS([.E466]-[.B466])))" office:value-type="float" office:value="4.67729759688965" calcext:value-type="float">
            <text:p>4.67729759688965</text:p>
          </table:table-cell>
          <table:table-cell table:formula="of:=SQRT(POWER([.H466];2)+POWER([.I466];2)+POWER([.J466];2))" office:value-type="float" office:value="777.063155148277" calcext:value-type="float">
            <text:p>777.063155148277</text:p>
          </table:table-cell>
        </table:table-row>
        <table:table-row table:style-name="ro1">
          <table:table-cell office:value-type="float" office:value="75.3632" calcext:value-type="float">
            <text:p>75.3632</text:p>
          </table:table-cell>
          <table:table-cell office:value-type="float" office:value="275.174" calcext:value-type="float">
            <text:p>275.174</text:p>
          </table:table-cell>
          <table:table-cell office:value-type="float" office:value="43.7326" calcext:value-type="float">
            <text:p>43.7326</text:p>
          </table:table-cell>
          <table:table-cell office:value-type="float" office:value="75.2691" calcext:value-type="float">
            <text:p>75.2691</text:p>
          </table:table-cell>
          <table:table-cell office:value-type="float" office:value="262.608" calcext:value-type="float">
            <text:p>262.608</text:p>
          </table:table-cell>
          <table:table-cell office:value-type="float" office:value="45.0082" calcext:value-type="float">
            <text:p>45.0082</text:p>
          </table:table-cell>
          <table:table-cell/>
          <table:table-cell table:formula="of:=([.D467]-[.A467])/0.0166667" office:value-type="float" office:value="-5.64598870802328" calcext:value-type="float">
            <text:p>-5.64598870802328</text:p>
          </table:table-cell>
          <table:table-cell table:formula="of:=ABS([.E467]-[.B467])/0.0166667" office:value-type="float" office:value="753.958492083014" calcext:value-type="float">
            <text:p>753.958492083014</text:p>
          </table:table-cell>
          <table:table-cell table:formula="of:=([.F467]-[.C467])/0.0166667" office:value-type="float" office:value="76.5358469283064" calcext:value-type="float">
            <text:p>76.5358469283064</text:p>
          </table:table-cell>
          <table:table-cell table:formula="of:=DEGREES(ATAN(ABS([.F467]-[.C467])/ABS([.E467]-[.B467])))" office:value-type="float" office:value="5.79635465733656" calcext:value-type="float">
            <text:p>5.79635465733656</text:p>
          </table:table-cell>
          <table:table-cell table:formula="of:=SQRT(POWER([.H467];2)+POWER([.I467];2)+POWER([.J467];2))" office:value-type="float" office:value="757.854221362933" calcext:value-type="float">
            <text:p>757.854221362933</text:p>
          </table:table-cell>
        </table:table-row>
        <table:table-row table:style-name="ro1">
          <table:table-cell office:value-type="float" office:value="74.6349" calcext:value-type="float">
            <text:p>74.6349</text:p>
          </table:table-cell>
          <table:table-cell office:value-type="float" office:value="279.003" calcext:value-type="float">
            <text:p>279.003</text:p>
          </table:table-cell>
          <table:table-cell office:value-type="float" office:value="43.3804" calcext:value-type="float">
            <text:p>43.3804</text:p>
          </table:table-cell>
          <table:table-cell office:value-type="float" office:value="74.7973" calcext:value-type="float">
            <text:p>74.7973</text:p>
          </table:table-cell>
          <table:table-cell office:value-type="float" office:value="265.044" calcext:value-type="float">
            <text:p>265.044</text:p>
          </table:table-cell>
          <table:table-cell office:value-type="float" office:value="44.621" calcext:value-type="float">
            <text:p>44.621</text:p>
          </table:table-cell>
          <table:table-cell/>
          <table:table-cell table:formula="of:=([.D468]-[.A468])/0.0166667" office:value-type="float" office:value="9.74398051203929" calcext:value-type="float">
            <text:p>9.74398051203929</text:p>
          </table:table-cell>
          <table:table-cell table:formula="of:=ABS([.E468]-[.B468])/0.0166667" office:value-type="float" office:value="837.53832492335" calcext:value-type="float">
            <text:p>837.53832492335</text:p>
          </table:table-cell>
          <table:table-cell table:formula="of:=([.F468]-[.C468])/0.0166667" office:value-type="float" office:value="74.4358511282978" calcext:value-type="float">
            <text:p>74.4358511282978</text:p>
          </table:table-cell>
          <table:table-cell table:formula="of:=DEGREES(ATAN(ABS([.F468]-[.C468])/ABS([.E468]-[.B468])))" office:value-type="float" office:value="5.07879337913696" calcext:value-type="float">
            <text:p>5.07879337913696</text:p>
          </table:table-cell>
          <table:table-cell table:formula="of:=SQRT(POWER([.H468];2)+POWER([.I468];2)+POWER([.J468];2))" office:value-type="float" office:value="840.896002371771" calcext:value-type="float">
            <text:p>840.896002371771</text:p>
          </table:table-cell>
        </table:table-row>
        <table:table-row table:style-name="ro1">
          <table:table-cell office:value-type="float" office:value="74.8624" calcext:value-type="float">
            <text:p>74.8624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43.7443" calcext:value-type="float">
            <text:p>43.7443</text:p>
          </table:table-cell>
          <table:table-cell office:value-type="float" office:value="74.7806" calcext:value-type="float">
            <text:p>74.7806</text:p>
          </table:table-cell>
          <table:table-cell office:value-type="float" office:value="262.645" calcext:value-type="float">
            <text:p>262.645</text:p>
          </table:table-cell>
          <table:table-cell office:value-type="float" office:value="44.5236" calcext:value-type="float">
            <text:p>44.5236</text:p>
          </table:table-cell>
          <table:table-cell/>
          <table:table-cell table:formula="of:=([.D469]-[.A469])/0.0166667" office:value-type="float" office:value="-4.90799018401885" calcext:value-type="float">
            <text:p>-4.90799018401885</text:p>
          </table:table-cell>
          <table:table-cell table:formula="of:=ABS([.E469]-[.B469])/0.0166667" office:value-type="float" office:value="749.038501922998" calcext:value-type="float">
            <text:p>749.038501922998</text:p>
          </table:table-cell>
          <table:table-cell table:formula="of:=([.F469]-[.C469])/0.0166667" office:value-type="float" office:value="46.757906484187" calcext:value-type="float">
            <text:p>46.757906484187</text:p>
          </table:table-cell>
          <table:table-cell table:formula="of:=DEGREES(ATAN(ABS([.F469]-[.C469])/ABS([.E469]-[.B469])))" office:value-type="float" office:value="3.57199125952432" calcext:value-type="float">
            <text:p>3.57199125952432</text:p>
          </table:table-cell>
          <table:table-cell table:formula="of:=SQRT(POWER([.H469];2)+POWER([.I469];2)+POWER([.J469];2))" office:value-type="float" office:value="750.512536570496" calcext:value-type="float">
            <text:p>750.512536570496</text:p>
          </table:table-cell>
        </table:table-row>
        <table:table-row table:style-name="ro1">
          <table:table-cell office:value-type="float" office:value="75.4201" calcext:value-type="float">
            <text:p>75.4201</text:p>
          </table:table-cell>
          <table:table-cell office:value-type="float" office:value="283.247" calcext:value-type="float">
            <text:p>283.247</text:p>
          </table:table-cell>
          <table:table-cell office:value-type="float" office:value="41.9426" calcext:value-type="float">
            <text:p>41.9426</text:p>
          </table:table-cell>
          <table:table-cell office:value-type="float" office:value="75.2851" calcext:value-type="float">
            <text:p>75.2851</text:p>
          </table:table-cell>
          <table:table-cell office:value-type="float" office:value="265.287" calcext:value-type="float">
            <text:p>265.287</text:p>
          </table:table-cell>
          <table:table-cell office:value-type="float" office:value="43.6051" calcext:value-type="float">
            <text:p>43.6051</text:p>
          </table:table-cell>
          <table:table-cell/>
          <table:table-cell table:formula="of:=([.D470]-[.A470])/0.0166667" office:value-type="float" office:value="-8.09998380003271" calcext:value-type="float">
            <text:p>-8.09998380003271</text:p>
          </table:table-cell>
          <table:table-cell table:formula="of:=ABS([.E470]-[.B470])/0.0166667" office:value-type="float" office:value="1077.59784480431" calcext:value-type="float">
            <text:p>1077.59784480431</text:p>
          </table:table-cell>
          <table:table-cell table:formula="of:=([.F470]-[.C470])/0.0166667" office:value-type="float" office:value="99.7498005003991" calcext:value-type="float">
            <text:p>99.7498005003991</text:p>
          </table:table-cell>
          <table:table-cell table:formula="of:=DEGREES(ATAN(ABS([.F470]-[.C470])/ABS([.E470]-[.B470])))" office:value-type="float" office:value="5.28861681767352" calcext:value-type="float">
            <text:p>5.28861681767352</text:p>
          </table:table-cell>
          <table:table-cell table:formula="of:=SQRT(POWER([.H470];2)+POWER([.I470];2)+POWER([.J470];2))" office:value-type="float" office:value="1082.23507038181" calcext:value-type="float">
            <text:p>1082.23507038181</text:p>
          </table:table-cell>
        </table:table-row>
        <table:table-row table:style-name="ro1">
          <table:table-cell office:value-type="float" office:value="74.4035" calcext:value-type="float">
            <text:p>74.4035</text:p>
          </table:table-cell>
          <table:table-cell office:value-type="float" office:value="282.936" calcext:value-type="float">
            <text:p>282.936</text:p>
          </table:table-cell>
          <table:table-cell office:value-type="float" office:value="43.0114" calcext:value-type="float">
            <text:p>43.0114</text:p>
          </table:table-cell>
          <table:table-cell office:value-type="float" office:value="74.0862" calcext:value-type="float">
            <text:p>74.0862</text:p>
          </table:table-cell>
          <table:table-cell office:value-type="float" office:value="269.963" calcext:value-type="float">
            <text:p>269.963</text:p>
          </table:table-cell>
          <table:table-cell office:value-type="float" office:value="44.0825" calcext:value-type="float">
            <text:p>44.0825</text:p>
          </table:table-cell>
          <table:table-cell/>
          <table:table-cell table:formula="of:=([.D471]-[.A471])/0.0166667" office:value-type="float" office:value="-19.0379619240755" calcext:value-type="float">
            <text:p>-19.0379619240755</text:p>
          </table:table-cell>
          <table:table-cell table:formula="of:=ABS([.E471]-[.B471])/0.0166667" office:value-type="float" office:value="778.378443243111" calcext:value-type="float">
            <text:p>778.378443243111</text:p>
          </table:table-cell>
          <table:table-cell table:formula="of:=([.F471]-[.C471])/0.0166667" office:value-type="float" office:value="64.2658714682572" calcext:value-type="float">
            <text:p>64.2658714682572</text:p>
          </table:table-cell>
          <table:table-cell table:formula="of:=DEGREES(ATAN(ABS([.F471]-[.C471])/ABS([.E471]-[.B471])))" office:value-type="float" office:value="4.71985119604301" calcext:value-type="float">
            <text:p>4.71985119604301</text:p>
          </table:table-cell>
          <table:table-cell table:formula="of:=SQRT(POWER([.H471];2)+POWER([.I471];2)+POWER([.J471];2))" office:value-type="float" office:value="781.258950115367" calcext:value-type="float">
            <text:p>781.258950115367</text:p>
          </table:table-cell>
        </table:table-row>
        <table:table-row table:style-name="ro1">
          <table:table-cell office:value-type="float" office:value="74.1602" calcext:value-type="float">
            <text:p>74.1602</text:p>
          </table:table-cell>
          <table:table-cell office:value-type="float" office:value="285.684" calcext:value-type="float">
            <text:p>285.684</text:p>
          </table:table-cell>
          <table:table-cell office:value-type="float" office:value="42.3259" calcext:value-type="float">
            <text:p>42.3259</text:p>
          </table:table-cell>
          <table:table-cell office:value-type="float" office:value="73.8518" calcext:value-type="float">
            <text:p>73.8518</text:p>
          </table:table-cell>
          <table:table-cell office:value-type="float" office:value="273.915" calcext:value-type="float">
            <text:p>273.915</text:p>
          </table:table-cell>
          <table:table-cell office:value-type="float" office:value="42.9565" calcext:value-type="float">
            <text:p>42.9565</text:p>
          </table:table-cell>
          <table:table-cell/>
          <table:table-cell table:formula="of:=([.D472]-[.A472])/0.0166667" office:value-type="float" office:value="-18.5039629920744" calcext:value-type="float">
            <text:p>-18.5039629920744</text:p>
          </table:table-cell>
          <table:table-cell table:formula="of:=ABS([.E472]-[.B472])/0.0166667" office:value-type="float" office:value="706.138587722825" calcext:value-type="float">
            <text:p>706.138587722825</text:p>
          </table:table-cell>
          <table:table-cell table:formula="of:=([.F472]-[.C472])/0.0166667" office:value-type="float" office:value="37.8359243281514" calcext:value-type="float">
            <text:p>37.8359243281514</text:p>
          </table:table-cell>
          <table:table-cell table:formula="of:=DEGREES(ATAN(ABS([.F472]-[.C472])/ABS([.E472]-[.B472])))" office:value-type="float" office:value="3.06705763037383" calcext:value-type="float">
            <text:p>3.06705763037383</text:p>
          </table:table-cell>
          <table:table-cell table:formula="of:=SQRT(POWER([.H472];2)+POWER([.I472];2)+POWER([.J472];2))" office:value-type="float" office:value="707.393567179801" calcext:value-type="float">
            <text:p>707.393567179801</text:p>
          </table:table-cell>
        </table:table-row>
        <table:table-row table:style-name="ro1">
          <table:table-cell office:value-type="float" office:value="74.9275" calcext:value-type="float">
            <text:p>74.9275</text:p>
          </table:table-cell>
          <table:table-cell office:value-type="float" office:value="285.869" calcext:value-type="float">
            <text:p>285.869</text:p>
          </table:table-cell>
          <table:table-cell office:value-type="float" office:value="41.7815" calcext:value-type="float">
            <text:p>41.7815</text:p>
          </table:table-cell>
          <table:table-cell office:value-type="float" office:value="74.8429" calcext:value-type="float">
            <text:p>74.8429</text:p>
          </table:table-cell>
          <table:table-cell office:value-type="float" office:value="272.773" calcext:value-type="float">
            <text:p>272.773</text:p>
          </table:table-cell>
          <table:table-cell office:value-type="float" office:value="42.8842" calcext:value-type="float">
            <text:p>42.8842</text:p>
          </table:table-cell>
          <table:table-cell/>
          <table:table-cell table:formula="of:=([.D473]-[.A473])/0.0166667" office:value-type="float" office:value="-5.07598984801999" calcext:value-type="float">
            <text:p>-5.07598984801999</text:p>
          </table:table-cell>
          <table:table-cell table:formula="of:=ABS([.E473]-[.B473])/0.0166667" office:value-type="float" office:value="785.758428483143" calcext:value-type="float">
            <text:p>785.758428483143</text:p>
          </table:table-cell>
          <table:table-cell table:formula="of:=([.F473]-[.C473])/0.0166667" office:value-type="float" office:value="66.1618676762646" calcext:value-type="float">
            <text:p>66.1618676762646</text:p>
          </table:table-cell>
          <table:table-cell table:formula="of:=DEGREES(ATAN(ABS([.F473]-[.C473])/ABS([.E473]-[.B473])))" office:value-type="float" office:value="4.81302501008643" calcext:value-type="float">
            <text:p>4.81302501008643</text:p>
          </table:table-cell>
          <table:table-cell table:formula="of:=SQRT(POWER([.H473];2)+POWER([.I473];2)+POWER([.J473];2))" office:value-type="float" office:value="788.555303285475" calcext:value-type="float">
            <text:p>788.555303285475</text:p>
          </table:table-cell>
        </table:table-row>
        <table:table-row table:style-name="ro1">
          <table:table-cell office:value-type="float" office:value="74.9458" calcext:value-type="float">
            <text:p>74.9458</text:p>
          </table:table-cell>
          <table:table-cell office:value-type="float" office:value="288.507" calcext:value-type="float">
            <text:p>288.507</text:p>
          </table:table-cell>
          <table:table-cell office:value-type="float" office:value="41.8711" calcext:value-type="float">
            <text:p>41.8711</text:p>
          </table:table-cell>
          <table:table-cell office:value-type="float" office:value="74.8677" calcext:value-type="float">
            <text:p>74.8677</text:p>
          </table:table-cell>
          <table:table-cell office:value-type="float" office:value="276.638" calcext:value-type="float">
            <text:p>276.638</text:p>
          </table:table-cell>
          <table:table-cell office:value-type="float" office:value="42.5078" calcext:value-type="float">
            <text:p>42.5078</text:p>
          </table:table-cell>
          <table:table-cell/>
          <table:table-cell table:formula="of:=([.D474]-[.A474])/0.0166667" office:value-type="float" office:value="-4.68599062801912" calcext:value-type="float">
            <text:p>-4.68599062801912</text:p>
          </table:table-cell>
          <table:table-cell table:formula="of:=ABS([.E474]-[.B474])/0.0166667" office:value-type="float" office:value="712.13857572285" calcext:value-type="float">
            <text:p>712.13857572285</text:p>
          </table:table-cell>
          <table:table-cell table:formula="of:=([.F474]-[.C474])/0.0166667" office:value-type="float" office:value="38.2019235961531" calcext:value-type="float">
            <text:p>38.2019235961531</text:p>
          </table:table-cell>
          <table:table-cell table:formula="of:=DEGREES(ATAN(ABS([.F474]-[.C474])/ABS([.E474]-[.B474])))" office:value-type="float" office:value="3.07062856124138" calcext:value-type="float">
            <text:p>3.07062856124138</text:p>
          </table:table-cell>
          <table:table-cell table:formula="of:=SQRT(POWER([.H474];2)+POWER([.I474];2)+POWER([.J474];2))" office:value-type="float" office:value="713.177885598805" calcext:value-type="float">
            <text:p>713.177885598805</text:p>
          </table:table-cell>
        </table:table-row>
        <table:table-row table:style-name="ro1">
          <table:table-cell office:value-type="float" office:value="75.0998" calcext:value-type="float">
            <text:p>75.0998</text:p>
          </table:table-cell>
          <table:table-cell office:value-type="float" office:value="274.2" calcext:value-type="float">
            <text:p>274.2</text:p>
          </table:table-cell>
          <table:table-cell office:value-type="float" office:value="42.1546" calcext:value-type="float">
            <text:p>42.1546</text:p>
          </table:table-cell>
          <table:table-cell office:value-type="float" office:value="75.2445" calcext:value-type="float">
            <text:p>75.2445</text:p>
          </table:table-cell>
          <table:table-cell office:value-type="float" office:value="260.668" calcext:value-type="float">
            <text:p>260.668</text:p>
          </table:table-cell>
          <table:table-cell office:value-type="float" office:value="42.4291" calcext:value-type="float">
            <text:p>42.4291</text:p>
          </table:table-cell>
          <table:table-cell/>
          <table:table-cell table:formula="of:=([.D475]-[.A475])/0.0166667" office:value-type="float" office:value="8.68198263603474" calcext:value-type="float">
            <text:p>8.68198263603474</text:p>
          </table:table-cell>
          <table:table-cell table:formula="of:=ABS([.E475]-[.B475])/0.0166667" office:value-type="float" office:value="811.918376163247" calcext:value-type="float">
            <text:p>811.918376163247</text:p>
          </table:table-cell>
          <table:table-cell table:formula="of:=([.F475]-[.C475])/0.0166667" office:value-type="float" office:value="16.4699670600657" calcext:value-type="float">
            <text:p>16.4699670600657</text:p>
          </table:table-cell>
          <table:table-cell table:formula="of:=DEGREES(ATAN(ABS([.F475]-[.C475])/ABS([.E475]-[.B475])))" office:value-type="float" office:value="1.1620998181416" calcext:value-type="float">
            <text:p>1.1620998181416</text:p>
          </table:table-cell>
          <table:table-cell table:formula="of:=SQRT(POWER([.H475];2)+POWER([.I475];2)+POWER([.J475];2))" office:value-type="float" office:value="812.131815771932" calcext:value-type="float">
            <text:p>812.131815771932</text:p>
          </table:table-cell>
        </table:table-row>
        <table:table-row table:style-name="ro1">
          <table:table-cell office:value-type="float" office:value="75.1381" calcext:value-type="float">
            <text:p>75.1381</text:p>
          </table:table-cell>
          <table:table-cell office:value-type="float" office:value="279.208" calcext:value-type="float">
            <text:p>279.208</text:p>
          </table:table-cell>
          <table:table-cell office:value-type="float" office:value="42.5922" calcext:value-type="float">
            <text:p>42.5922</text:p>
          </table:table-cell>
          <table:table-cell office:value-type="float" office:value="75.0475" calcext:value-type="float">
            <text:p>75.0475</text:p>
          </table:table-cell>
          <table:table-cell office:value-type="float" office:value="266.551" calcext:value-type="float">
            <text:p>266.551</text:p>
          </table:table-cell>
          <table:table-cell office:value-type="float" office:value="43.1573" calcext:value-type="float">
            <text:p>43.1573</text:p>
          </table:table-cell>
          <table:table-cell/>
          <table:table-cell table:formula="of:=([.D476]-[.A476])/0.0166667" office:value-type="float" office:value="-5.43598912802144" calcext:value-type="float">
            <text:p>-5.43598912802144</text:p>
          </table:table-cell>
          <table:table-cell table:formula="of:=ABS([.E476]-[.B476])/0.0166667" office:value-type="float" office:value="759.41848116304" calcext:value-type="float">
            <text:p>759.41848116304</text:p>
          </table:table-cell>
          <table:table-cell table:formula="of:=([.F476]-[.C476])/0.0166667" office:value-type="float" office:value="33.9059321881357" calcext:value-type="float">
            <text:p>33.9059321881357</text:p>
          </table:table-cell>
          <table:table-cell table:formula="of:=DEGREES(ATAN(ABS([.F476]-[.C476])/ABS([.E476]-[.B476])))" office:value-type="float" office:value="2.55640017112763" calcext:value-type="float">
            <text:p>2.55640017112763</text:p>
          </table:table-cell>
          <table:table-cell table:formula="of:=SQRT(POWER([.H476];2)+POWER([.I476];2)+POWER([.J476];2))" office:value-type="float" office:value="760.194443380985" calcext:value-type="float">
            <text:p>760.194443380985</text:p>
          </table:table-cell>
        </table:table-row>
        <table:table-row table:style-name="ro1">
          <table:table-cell office:value-type="float" office:value="74.3857" calcext:value-type="float">
            <text:p>74.3857</text:p>
          </table:table-cell>
          <table:table-cell office:value-type="float" office:value="280.516" calcext:value-type="float">
            <text:p>280.516</text:p>
          </table:table-cell>
          <table:table-cell office:value-type="float" office:value="42.1384" calcext:value-type="float">
            <text:p>42.1384</text:p>
          </table:table-cell>
          <table:table-cell office:value-type="float" office:value="74.074" calcext:value-type="float">
            <text:p>74.074</text:p>
          </table:table-cell>
          <table:table-cell office:value-type="float" office:value="269.029" calcext:value-type="float">
            <text:p>269.029</text:p>
          </table:table-cell>
          <table:table-cell office:value-type="float" office:value="42.5158" calcext:value-type="float">
            <text:p>42.5158</text:p>
          </table:table-cell>
          <table:table-cell/>
          <table:table-cell table:formula="of:=([.D477]-[.A477])/0.0166667" office:value-type="float" office:value="-18.7019625960749" calcext:value-type="float">
            <text:p>-18.7019625960749</text:p>
          </table:table-cell>
          <table:table-cell table:formula="of:=ABS([.E477]-[.B477])/0.0166667" office:value-type="float" office:value="689.218621562758" calcext:value-type="float">
            <text:p>689.218621562758</text:p>
          </table:table-cell>
          <table:table-cell table:formula="of:=([.F477]-[.C477])/0.0166667" office:value-type="float" office:value="22.6439547120907" calcext:value-type="float">
            <text:p>22.6439547120907</text:p>
          </table:table-cell>
          <table:table-cell table:formula="of:=DEGREES(ATAN(ABS([.F477]-[.C477])/ABS([.E477]-[.B477])))" office:value-type="float" office:value="1.88174910493627" calcext:value-type="float">
            <text:p>1.88174910493627</text:p>
          </table:table-cell>
          <table:table-cell table:formula="of:=SQRT(POWER([.H477];2)+POWER([.I477];2)+POWER([.J477];2))" office:value-type="float" office:value="689.844055130445" calcext:value-type="float">
            <text:p>689.844055130445</text:p>
          </table:table-cell>
        </table:table-row>
        <table:table-row table:style-name="ro1">
          <table:table-cell office:value-type="float" office:value="74.9094" calcext:value-type="float">
            <text:p>74.9094</text:p>
          </table:table-cell>
          <table:table-cell office:value-type="float" office:value="283.256" calcext:value-type="float">
            <text:p>283.256</text:p>
          </table:table-cell>
          <table:table-cell office:value-type="float" office:value="41.6932" calcext:value-type="float">
            <text:p>41.6932</text:p>
          </table:table-cell>
          <table:table-cell office:value-type="float" office:value="75.0639" calcext:value-type="float">
            <text:p>75.0639</text:p>
          </table:table-cell>
          <table:table-cell office:value-type="float" office:value="269.137" calcext:value-type="float">
            <text:p>269.137</text:p>
          </table:table-cell>
          <table:table-cell office:value-type="float" office:value="42.4888" calcext:value-type="float">
            <text:p>42.4888</text:p>
          </table:table-cell>
          <table:table-cell/>
          <table:table-cell table:formula="of:=([.D478]-[.A478])/0.0166667" office:value-type="float" office:value="9.26998146003701" calcext:value-type="float">
            <text:p>9.26998146003701</text:p>
          </table:table-cell>
          <table:table-cell table:formula="of:=ABS([.E478]-[.B478])/0.0166667" office:value-type="float" office:value="847.138305723387" calcext:value-type="float">
            <text:p>847.138305723387</text:p>
          </table:table-cell>
          <table:table-cell table:formula="of:=([.F478]-[.C478])/0.0166667" office:value-type="float" office:value="47.735904528191" calcext:value-type="float">
            <text:p>47.735904528191</text:p>
          </table:table-cell>
          <table:table-cell table:formula="of:=DEGREES(ATAN(ABS([.F478]-[.C478])/ABS([.E478]-[.B478])))" office:value-type="float" office:value="3.22518351571818" calcext:value-type="float">
            <text:p>3.22518351571818</text:p>
          </table:table-cell>
          <table:table-cell table:formula="of:=SQRT(POWER([.H478];2)+POWER([.I478];2)+POWER([.J478];2))" office:value-type="float" office:value="848.532826802408" calcext:value-type="float">
            <text:p>848.532826802408</text:p>
          </table:table-cell>
        </table:table-row>
        <table:table-row table:style-name="ro1">
          <table:table-cell office:value-type="float" office:value="74.8604" calcext:value-type="float">
            <text:p>74.8604</text:p>
          </table:table-cell>
          <table:table-cell office:value-type="float" office:value="275.284" calcext:value-type="float">
            <text:p>275.284</text:p>
          </table:table-cell>
          <table:table-cell office:value-type="float" office:value="42.9748" calcext:value-type="float">
            <text:p>42.9748</text:p>
          </table:table-cell>
          <table:table-cell office:value-type="float" office:value="74.7779" calcext:value-type="float">
            <text:p>74.7779</text:p>
          </table:table-cell>
          <table:table-cell office:value-type="float" office:value="262.835" calcext:value-type="float">
            <text:p>262.835</text:p>
          </table:table-cell>
          <table:table-cell office:value-type="float" office:value="43.5253" calcext:value-type="float">
            <text:p>43.5253</text:p>
          </table:table-cell>
          <table:table-cell/>
          <table:table-cell table:formula="of:=([.D479]-[.A479])/0.0166667" office:value-type="float" office:value="-4.94999010001956" calcext:value-type="float">
            <text:p>-4.94999010001956</text:p>
          </table:table-cell>
          <table:table-cell table:formula="of:=ABS([.E479]-[.B479])/0.0166667" office:value-type="float" office:value="746.938506122989" calcext:value-type="float">
            <text:p>746.938506122989</text:p>
          </table:table-cell>
          <table:table-cell table:formula="of:=([.F479]-[.C479])/0.0166667" office:value-type="float" office:value="33.0299339401321" calcext:value-type="float">
            <text:p>33.0299339401321</text:p>
          </table:table-cell>
          <table:table-cell table:formula="of:=DEGREES(ATAN(ABS([.F479]-[.C479])/ABS([.E479]-[.B479])))" office:value-type="float" office:value="2.53199386253896" calcext:value-type="float">
            <text:p>2.53199386253896</text:p>
          </table:table-cell>
          <table:table-cell table:formula="of:=SQRT(POWER([.H479];2)+POWER([.I479];2)+POWER([.J479];2))" office:value-type="float" office:value="747.684833915549" calcext:value-type="float">
            <text:p>747.684833915549</text:p>
          </table:table-cell>
        </table:table-row>
        <table:table-row table:style-name="ro1">
          <table:table-cell office:value-type="float" office:value="74.3674" calcext:value-type="float">
            <text:p>74.3674</text:p>
          </table:table-cell>
          <table:table-cell office:value-type="float" office:value="276.44" calcext:value-type="float">
            <text:p>276.44</text:p>
          </table:table-cell>
          <table:table-cell office:value-type="float" office:value="43.2915" calcext:value-type="float">
            <text:p>43.2915</text:p>
          </table:table-cell>
          <table:table-cell office:value-type="float" office:value="73.8159" calcext:value-type="float">
            <text:p>73.8159</text:p>
          </table:table-cell>
          <table:table-cell office:value-type="float" office:value="265.027" calcext:value-type="float">
            <text:p>265.027</text:p>
          </table:table-cell>
          <table:table-cell office:value-type="float" office:value="44.1473" calcext:value-type="float">
            <text:p>44.1473</text:p>
          </table:table-cell>
          <table:table-cell/>
          <table:table-cell table:formula="of:=([.D480]-[.A480])/0.0166667" office:value-type="float" office:value="-33.0899338201326" calcext:value-type="float">
            <text:p>-33.0899338201326</text:p>
          </table:table-cell>
          <table:table-cell table:formula="of:=ABS([.E480]-[.B480])/0.0166667" office:value-type="float" office:value="684.77863044274" calcext:value-type="float">
            <text:p>684.77863044274</text:p>
          </table:table-cell>
          <table:table-cell table:formula="of:=([.F480]-[.C480])/0.0166667" office:value-type="float" office:value="51.3478973042055" calcext:value-type="float">
            <text:p>51.3478973042055</text:p>
          </table:table-cell>
          <table:table-cell table:formula="of:=DEGREES(ATAN(ABS([.F480]-[.C480])/ABS([.E480]-[.B480])))" office:value-type="float" office:value="4.28827970332514" calcext:value-type="float">
            <text:p>4.28827970332514</text:p>
          </table:table-cell>
          <table:table-cell table:formula="of:=SQRT(POWER([.H480];2)+POWER([.I480];2)+POWER([.J480];2))" office:value-type="float" office:value="687.4978712613" calcext:value-type="float">
            <text:p>687.4978712613</text:p>
          </table:table-cell>
        </table:table-row>
        <table:table-row table:style-name="ro1">
          <table:table-cell office:value-type="float" office:value="74.853" calcext:value-type="float">
            <text:p>74.853</text:p>
          </table:table-cell>
          <table:table-cell office:value-type="float" office:value="273.928" calcext:value-type="float">
            <text:p>273.928</text:p>
          </table:table-cell>
          <table:table-cell office:value-type="float" office:value="43.4404" calcext:value-type="float">
            <text:p>43.4404</text:p>
          </table:table-cell>
          <table:table-cell office:value-type="float" office:value="74.5285" calcext:value-type="float">
            <text:p>74.5285</text:p>
          </table:table-cell>
          <table:table-cell office:value-type="float" office:value="261.472" calcext:value-type="float">
            <text:p>261.472</text:p>
          </table:table-cell>
          <table:table-cell office:value-type="float" office:value="44.2337" calcext:value-type="float">
            <text:p>44.2337</text:p>
          </table:table-cell>
          <table:table-cell/>
          <table:table-cell table:formula="of:=([.D481]-[.A481])/0.0166667" office:value-type="float" office:value="-19.4699610600779" calcext:value-type="float">
            <text:p>-19.4699610600779</text:p>
          </table:table-cell>
          <table:table-cell table:formula="of:=ABS([.E481]-[.B481])/0.0166667" office:value-type="float" office:value="747.358505282991" calcext:value-type="float">
            <text:p>747.358505282991</text:p>
          </table:table-cell>
          <table:table-cell table:formula="of:=([.F481]-[.C481])/0.0166667" office:value-type="float" office:value="47.5979048041905" calcext:value-type="float">
            <text:p>47.5979048041905</text:p>
          </table:table-cell>
          <table:table-cell table:formula="of:=DEGREES(ATAN(ABS([.F481]-[.C481])/ABS([.E481]-[.B481])))" office:value-type="float" office:value="3.64414227004422" calcext:value-type="float">
            <text:p>3.64414227004422</text:p>
          </table:table-cell>
          <table:table-cell table:formula="of:=SQRT(POWER([.H481];2)+POWER([.I481];2)+POWER([.J481];2))" office:value-type="float" office:value="749.125740676594" calcext:value-type="float">
            <text:p>749.125740676594</text:p>
          </table:table-cell>
        </table:table-row>
        <table:table-row table:style-name="ro1">
          <table:table-cell office:value-type="float" office:value="74.6032" calcext:value-type="float">
            <text:p>74.6032</text:p>
          </table:table-cell>
          <table:table-cell office:value-type="float" office:value="273.908" calcext:value-type="float">
            <text:p>273.908</text:p>
          </table:table-cell>
          <table:table-cell office:value-type="float" office:value="43.446" calcext:value-type="float">
            <text:p>43.446</text:p>
          </table:table-cell>
          <table:table-cell office:value-type="float" office:value="74.2908" calcext:value-type="float">
            <text:p>74.2908</text:p>
          </table:table-cell>
          <table:table-cell office:value-type="float" office:value="262.728" calcext:value-type="float">
            <text:p>262.728</text:p>
          </table:table-cell>
          <table:table-cell office:value-type="float" office:value="43.7894" calcext:value-type="float">
            <text:p>43.7894</text:p>
          </table:table-cell>
          <table:table-cell/>
          <table:table-cell table:formula="of:=([.D482]-[.A482])/0.0166667" office:value-type="float" office:value="-18.7439625120748" calcext:value-type="float">
            <text:p>-18.7439625120748</text:p>
          </table:table-cell>
          <table:table-cell table:formula="of:=ABS([.E482]-[.B482])/0.0166667" office:value-type="float" office:value="670.798658402684" calcext:value-type="float">
            <text:p>670.798658402684</text:p>
          </table:table-cell>
          <table:table-cell table:formula="of:=([.F482]-[.C482])/0.0166667" office:value-type="float" office:value="20.6039587920826" calcext:value-type="float">
            <text:p>20.6039587920826</text:p>
          </table:table-cell>
          <table:table-cell table:formula="of:=DEGREES(ATAN(ABS([.F482]-[.C482])/ABS([.E482]-[.B482])))" office:value-type="float" office:value="1.75931901933096" calcext:value-type="float">
            <text:p>1.75931901933096</text:p>
          </table:table-cell>
          <table:table-cell table:formula="of:=SQRT(POWER([.H482];2)+POWER([.I482];2)+POWER([.J482];2))" office:value-type="float" office:value="671.376719408262" calcext:value-type="float">
            <text:p>671.376719408262</text:p>
          </table:table-cell>
        </table:table-row>
        <table:table-row table:style-name="ro1">
          <table:table-cell office:value-type="float" office:value="75.1669" calcext:value-type="float">
            <text:p>75.1669</text:p>
          </table:table-cell>
          <table:table-cell office:value-type="float" office:value="283.068" calcext:value-type="float">
            <text:p>283.068</text:p>
          </table:table-cell>
          <table:table-cell office:value-type="float" office:value="42.7311" calcext:value-type="float">
            <text:p>42.7311</text:p>
          </table:table-cell>
          <table:table-cell office:value-type="float" office:value="75.3148" calcext:value-type="float">
            <text:p>75.3148</text:p>
          </table:table-cell>
          <table:table-cell office:value-type="float" office:value="268.884" calcext:value-type="float">
            <text:p>268.884</text:p>
          </table:table-cell>
          <table:table-cell office:value-type="float" office:value="43.9991" calcext:value-type="float">
            <text:p>43.9991</text:p>
          </table:table-cell>
          <table:table-cell/>
          <table:table-cell table:formula="of:=([.D483]-[.A483])/0.0166667" office:value-type="float" office:value="8.87398225203592" calcext:value-type="float">
            <text:p>8.87398225203592</text:p>
          </table:table-cell>
          <table:table-cell table:formula="of:=ABS([.E483]-[.B483])/0.0166667" office:value-type="float" office:value="851.038297923402" calcext:value-type="float">
            <text:p>851.038297923402</text:p>
          </table:table-cell>
          <table:table-cell table:formula="of:=([.F483]-[.C483])/0.0166667" office:value-type="float" office:value="76.0798478403044" calcext:value-type="float">
            <text:p>76.0798478403044</text:p>
          </table:table-cell>
          <table:table-cell table:formula="of:=DEGREES(ATAN(ABS([.F483]-[.C483])/ABS([.E483]-[.B483])))" office:value-type="float" office:value="5.10846271861892" calcext:value-type="float">
            <text:p>5.10846271861892</text:p>
          </table:table-cell>
          <table:table-cell table:formula="of:=SQRT(POWER([.H483];2)+POWER([.I483];2)+POWER([.J483];2))" office:value-type="float" office:value="854.478247435694" calcext:value-type="float">
            <text:p>854.478247435694</text:p>
          </table:table-cell>
        </table:table-row>
        <table:table-row table:style-name="ro1">
          <table:table-cell office:value-type="float" office:value="75.1489" calcext:value-type="float">
            <text:p>75.1489</text:p>
          </table:table-cell>
          <table:table-cell office:value-type="float" office:value="280.389" calcext:value-type="float">
            <text:p>280.389</text:p>
          </table:table-cell>
          <table:table-cell office:value-type="float" office:value="43.156" calcext:value-type="float">
            <text:p>43.156</text:p>
          </table:table-cell>
          <table:table-cell office:value-type="float" office:value="75.0677" calcext:value-type="float">
            <text:p>75.0677</text:p>
          </table:table-cell>
          <table:table-cell office:value-type="float" office:value="268.858" calcext:value-type="float">
            <text:p>268.858</text:p>
          </table:table-cell>
          <table:table-cell office:value-type="float" office:value="44.0056" calcext:value-type="float">
            <text:p>44.0056</text:p>
          </table:table-cell>
          <table:table-cell/>
          <table:table-cell table:formula="of:=([.D484]-[.A484])/0.0166667" office:value-type="float" office:value="-4.87199025601922" calcext:value-type="float">
            <text:p>-4.87199025601922</text:p>
          </table:table-cell>
          <table:table-cell table:formula="of:=ABS([.E484]-[.B484])/0.0166667" office:value-type="float" office:value="691.858616282768" calcext:value-type="float">
            <text:p>691.858616282768</text:p>
          </table:table-cell>
          <table:table-cell table:formula="of:=([.F484]-[.C484])/0.0166667" office:value-type="float" office:value="50.975898048204" calcext:value-type="float">
            <text:p>50.975898048204</text:p>
          </table:table-cell>
          <table:table-cell table:formula="of:=DEGREES(ATAN(ABS([.F484]-[.C484])/ABS([.E484]-[.B484])))" office:value-type="float" office:value="4.21391841657245" calcext:value-type="float">
            <text:p>4.21391841657245</text:p>
          </table:table-cell>
          <table:table-cell table:formula="of:=SQRT(POWER([.H484];2)+POWER([.I484];2)+POWER([.J484];2))" office:value-type="float" office:value="693.751124968877" calcext:value-type="float">
            <text:p>693.751124968877</text:p>
          </table:table-cell>
        </table:table-row>
        <table:table-row table:style-name="ro1">
          <table:table-cell office:value-type="float" office:value="76.1256" calcext:value-type="float">
            <text:p>76.1256</text:p>
          </table:table-cell>
          <table:table-cell office:value-type="float" office:value="276.717" calcext:value-type="float">
            <text:p>276.717</text:p>
          </table:table-cell>
          <table:table-cell office:value-type="float" office:value="42.7328" calcext:value-type="float">
            <text:p>42.7328</text:p>
          </table:table-cell>
          <table:table-cell office:value-type="float" office:value="76.4994" calcext:value-type="float">
            <text:p>76.4994</text:p>
          </table:table-cell>
          <table:table-cell office:value-type="float" office:value="264.177" calcext:value-type="float">
            <text:p>264.177</text:p>
          </table:table-cell>
          <table:table-cell office:value-type="float" office:value="43.7749" calcext:value-type="float">
            <text:p>43.7749</text:p>
          </table:table-cell>
          <table:table-cell/>
          <table:table-cell table:formula="of:=([.D485]-[.A485])/0.0166667" office:value-type="float" office:value="22.427955144089" calcext:value-type="float">
            <text:p>22.427955144089</text:p>
          </table:table-cell>
          <table:table-cell table:formula="of:=ABS([.E485]-[.B485])/0.0166667" office:value-type="float" office:value="752.398495203007" calcext:value-type="float">
            <text:p>752.398495203007</text:p>
          </table:table-cell>
          <table:table-cell table:formula="of:=([.F485]-[.C485])/0.0166667" office:value-type="float" office:value="62.5258749482504" calcext:value-type="float">
            <text:p>62.5258749482504</text:p>
          </table:table-cell>
          <table:table-cell table:formula="of:=DEGREES(ATAN(ABS([.F485]-[.C485])/ABS([.E485]-[.B485])))" office:value-type="float" office:value="4.75048259979494" calcext:value-type="float">
            <text:p>4.75048259979494</text:p>
          </table:table-cell>
          <table:table-cell table:formula="of:=SQRT(POWER([.H485];2)+POWER([.I485];2)+POWER([.J485];2))" office:value-type="float" office:value="755.325091463099" calcext:value-type="float">
            <text:p>755.325091463099</text:p>
          </table:table-cell>
        </table:table-row>
        <table:table-row table:style-name="ro1">
          <table:table-cell office:value-type="float" office:value="75.8522" calcext:value-type="float">
            <text:p>75.8522</text:p>
          </table:table-cell>
          <table:table-cell office:value-type="float" office:value="274.079" calcext:value-type="float">
            <text:p>274.079</text:p>
          </table:table-cell>
          <table:table-cell office:value-type="float" office:value="43.1593" calcext:value-type="float">
            <text:p>43.1593</text:p>
          </table:table-cell>
          <table:table-cell office:value-type="float" office:value="76.2191" calcext:value-type="float">
            <text:p>76.2191</text:p>
          </table:table-cell>
          <table:table-cell office:value-type="float" office:value="260.478" calcext:value-type="float">
            <text:p>260.478</text:p>
          </table:table-cell>
          <table:table-cell office:value-type="float" office:value="44.1395" calcext:value-type="float">
            <text:p>44.1395</text:p>
          </table:table-cell>
          <table:table-cell/>
          <table:table-cell table:formula="of:=([.D486]-[.A486])/0.0166667" office:value-type="float" office:value="22.0139559720881" calcext:value-type="float">
            <text:p>22.0139559720881</text:p>
          </table:table-cell>
          <table:table-cell table:formula="of:=ABS([.E486]-[.B486])/0.0166667" office:value-type="float" office:value="816.058367883264" calcext:value-type="float">
            <text:p>816.058367883264</text:p>
          </table:table-cell>
          <table:table-cell table:formula="of:=([.F486]-[.C486])/0.0166667" office:value-type="float" office:value="58.811882376235" calcext:value-type="float">
            <text:p>58.811882376235</text:p>
          </table:table-cell>
          <table:table-cell table:formula="of:=DEGREES(ATAN(ABS([.F486]-[.C486])/ABS([.E486]-[.B486])))" office:value-type="float" office:value="4.1220788305627" calcext:value-type="float">
            <text:p>4.1220788305627</text:p>
          </table:table-cell>
          <table:table-cell table:formula="of:=SQRT(POWER([.H486];2)+POWER([.I486];2)+POWER([.J486];2))" office:value-type="float" office:value="818.470959508323" calcext:value-type="float">
            <text:p>818.470959508323</text:p>
          </table:table-cell>
        </table:table-row>
        <table:table-row table:style-name="ro1">
          <table:table-cell office:value-type="float" office:value="76.1264" calcext:value-type="float">
            <text:p>76.1264</text:p>
          </table:table-cell>
          <table:table-cell office:value-type="float" office:value="276.565" calcext:value-type="float">
            <text:p>276.565</text:p>
          </table:table-cell>
          <table:table-cell office:value-type="float" office:value="43.5042" calcext:value-type="float">
            <text:p>43.5042</text:p>
          </table:table-cell>
          <table:table-cell office:value-type="float" office:value="76.2669" calcext:value-type="float">
            <text:p>76.2669</text:p>
          </table:table-cell>
          <table:table-cell office:value-type="float" office:value="265.296" calcext:value-type="float">
            <text:p>265.296</text:p>
          </table:table-cell>
          <table:table-cell office:value-type="float" office:value="44.081" calcext:value-type="float">
            <text:p>44.081</text:p>
          </table:table-cell>
          <table:table-cell/>
          <table:table-cell table:formula="of:=([.D487]-[.A487])/0.0166667" office:value-type="float" office:value="8.4299831400339" calcext:value-type="float">
            <text:p>8.4299831400339</text:p>
          </table:table-cell>
          <table:table-cell table:formula="of:=ABS([.E487]-[.B487])/0.0166667" office:value-type="float" office:value="676.138647722705" calcext:value-type="float">
            <text:p>676.138647722705</text:p>
          </table:table-cell>
          <table:table-cell table:formula="of:=([.F487]-[.C487])/0.0166667" office:value-type="float" office:value="34.6079307841388" calcext:value-type="float">
            <text:p>34.6079307841388</text:p>
          </table:table-cell>
          <table:table-cell table:formula="of:=DEGREES(ATAN(ABS([.F487]-[.C487])/ABS([.E487]-[.B487])))" office:value-type="float" office:value="2.93010828266917" calcext:value-type="float">
            <text:p>2.93010828266917</text:p>
          </table:table-cell>
          <table:table-cell table:formula="of:=SQRT(POWER([.H487];2)+POWER([.I487];2)+POWER([.J487];2))" office:value-type="float" office:value="677.076247134094" calcext:value-type="float">
            <text:p>677.076247134094</text:p>
          </table:table-cell>
        </table:table-row>
        <table:table-row table:style-name="ro1">
          <table:table-cell office:value-type="float" office:value="75.4115" calcext:value-type="float">
            <text:p>75.4115</text:p>
          </table:table-cell>
          <table:table-cell office:value-type="float" office:value="281.806" calcext:value-type="float">
            <text:p>281.806</text:p>
          </table:table-cell>
          <table:table-cell office:value-type="float" office:value="42.6773" calcext:value-type="float">
            <text:p>42.6773</text:p>
          </table:table-cell>
          <table:table-cell office:value-type="float" office:value="75.5511" calcext:value-type="float">
            <text:p>75.5511</text:p>
          </table:table-cell>
          <table:table-cell office:value-type="float" office:value="267.743" calcext:value-type="float">
            <text:p>267.743</text:p>
          </table:table-cell>
          <table:table-cell office:value-type="float" office:value="43.6916" calcext:value-type="float">
            <text:p>43.6916</text:p>
          </table:table-cell>
          <table:table-cell/>
          <table:table-cell table:formula="of:=([.D488]-[.A488])/0.0166667" office:value-type="float" office:value="8.37598324803359" calcext:value-type="float">
            <text:p>8.37598324803359</text:p>
          </table:table-cell>
          <table:table-cell table:formula="of:=ABS([.E488]-[.B488])/0.0166667" office:value-type="float" office:value="843.778312443374" calcext:value-type="float">
            <text:p>843.778312443374</text:p>
          </table:table-cell>
          <table:table-cell table:formula="of:=([.F488]-[.C488])/0.0166667" office:value-type="float" office:value="60.8578782842434" calcext:value-type="float">
            <text:p>60.8578782842434</text:p>
          </table:table-cell>
          <table:table-cell table:formula="of:=DEGREES(ATAN(ABS([.F488]-[.C488])/ABS([.E488]-[.B488])))" office:value-type="float" office:value="4.12533950187379" calcext:value-type="float">
            <text:p>4.12533950187379</text:p>
          </table:table-cell>
          <table:table-cell table:formula="of:=SQRT(POWER([.H488];2)+POWER([.I488];2)+POWER([.J488];2))" office:value-type="float" office:value="846.011630531413" calcext:value-type="float">
            <text:p>846.011630531413</text:p>
          </table:table-cell>
        </table:table-row>
        <table:table-row table:style-name="ro1">
          <table:table-cell office:value-type="float" office:value="75.6876" calcext:value-type="float">
            <text:p>75.6876</text:p>
          </table:table-cell>
          <table:table-cell office:value-type="float" office:value="284.417" calcext:value-type="float">
            <text:p>284.417</text:p>
          </table:table-cell>
          <table:table-cell office:value-type="float" office:value="42.7656" calcext:value-type="float">
            <text:p>42.7656</text:p>
          </table:table-cell>
          <table:table-cell office:value-type="float" office:value="75.8416" calcext:value-type="float">
            <text:p>75.8416</text:p>
          </table:table-cell>
          <table:table-cell office:value-type="float" office:value="272.732" calcext:value-type="float">
            <text:p>272.732</text:p>
          </table:table-cell>
          <table:table-cell office:value-type="float" office:value="43.6229" calcext:value-type="float">
            <text:p>43.6229</text:p>
          </table:table-cell>
          <table:table-cell/>
          <table:table-cell table:formula="of:=([.D489]-[.A489])/0.0166667" office:value-type="float" office:value="9.23998152003674" calcext:value-type="float">
            <text:p>9.23998152003674</text:p>
          </table:table-cell>
          <table:table-cell table:formula="of:=ABS([.E489]-[.B489])/0.0166667" office:value-type="float" office:value="701.098597802801" calcext:value-type="float">
            <text:p>701.098597802801</text:p>
          </table:table-cell>
          <table:table-cell table:formula="of:=([.F489]-[.C489])/0.0166667" office:value-type="float" office:value="51.4378971242059" calcext:value-type="float">
            <text:p>51.4378971242059</text:p>
          </table:table-cell>
          <table:table-cell table:formula="of:=DEGREES(ATAN(ABS([.F489]-[.C489])/ABS([.E489]-[.B489])))" office:value-type="float" office:value="4.1961336368764" calcext:value-type="float">
            <text:p>4.1961336368764</text:p>
          </table:table-cell>
          <table:table-cell table:formula="of:=SQRT(POWER([.H489];2)+POWER([.I489];2)+POWER([.J489];2))" office:value-type="float" office:value="703.043724358667" calcext:value-type="float">
            <text:p>703.043724358667</text:p>
          </table:table-cell>
        </table:table-row>
        <table:table-row table:style-name="ro1">
          <table:table-cell office:value-type="float" office:value="75.4705" calcext:value-type="float">
            <text:p>75.4705</text:p>
          </table:table-cell>
          <table:table-cell office:value-type="float" office:value="290.048" calcext:value-type="float">
            <text:p>290.048</text:p>
          </table:table-cell>
          <table:table-cell office:value-type="float" office:value="41.1094" calcext:value-type="float">
            <text:p>41.1094</text:p>
          </table:table-cell>
          <table:table-cell office:value-type="float" office:value="75.6212" calcext:value-type="float">
            <text:p>75.6212</text:p>
          </table:table-cell>
          <table:table-cell office:value-type="float" office:value="276.817" calcext:value-type="float">
            <text:p>276.817</text:p>
          </table:table-cell>
          <table:table-cell office:value-type="float" office:value="41.973" calcext:value-type="float">
            <text:p>41.973</text:p>
          </table:table-cell>
          <table:table-cell/>
          <table:table-cell table:formula="of:=([.D490]-[.A490])/0.0166667" office:value-type="float" office:value="9.0419819160362" calcext:value-type="float">
            <text:p>9.0419819160362</text:p>
          </table:table-cell>
          <table:table-cell table:formula="of:=ABS([.E490]-[.B490])/0.0166667" office:value-type="float" office:value="793.858412283175" calcext:value-type="float">
            <text:p>793.858412283175</text:p>
          </table:table-cell>
          <table:table-cell table:formula="of:=([.F490]-[.C490])/0.0166667" office:value-type="float" office:value="51.8158963682072" calcext:value-type="float">
            <text:p>51.8158963682072</text:p>
          </table:table-cell>
          <table:table-cell table:formula="of:=DEGREES(ATAN(ABS([.F490]-[.C490])/ABS([.E490]-[.B490])))" office:value-type="float" office:value="3.73445294004812" calcext:value-type="float">
            <text:p>3.73445294004812</text:p>
          </table:table-cell>
          <table:table-cell table:formula="of:=SQRT(POWER([.H490];2)+POWER([.I490];2)+POWER([.J490];2))" office:value-type="float" office:value="795.599034254174" calcext:value-type="float">
            <text:p>795.599034254174</text:p>
          </table:table-cell>
        </table:table-row>
        <table:table-row table:style-name="ro1">
          <table:table-cell office:value-type="float" office:value="75.8408" calcext:value-type="float">
            <text:p>75.8408</text:p>
          </table:table-cell>
          <table:table-cell office:value-type="float" office:value="272.823" calcext:value-type="float">
            <text:p>272.823</text:p>
          </table:table-cell>
          <table:table-cell office:value-type="float" office:value="43.1141" calcext:value-type="float">
            <text:p>43.1141</text:p>
          </table:table-cell>
          <table:table-cell office:value-type="float" office:value="75.9866" calcext:value-type="float">
            <text:p>75.9866</text:p>
          </table:table-cell>
          <table:table-cell office:value-type="float" office:value="261.759" calcext:value-type="float">
            <text:p>261.759</text:p>
          </table:table-cell>
          <table:table-cell office:value-type="float" office:value="43.449" calcext:value-type="float">
            <text:p>43.449</text:p>
          </table:table-cell>
          <table:table-cell/>
          <table:table-cell table:formula="of:=([.D491]-[.A491])/0.0166667" office:value-type="float" office:value="8.74798250403464" calcext:value-type="float">
            <text:p>8.74798250403464</text:p>
          </table:table-cell>
          <table:table-cell table:formula="of:=ABS([.E491]-[.B491])/0.0166667" office:value-type="float" office:value="663.838672322653" calcext:value-type="float">
            <text:p>663.838672322653</text:p>
          </table:table-cell>
          <table:table-cell table:formula="of:=([.F491]-[.C491])/0.0166667" office:value-type="float" office:value="20.0939598120802" calcext:value-type="float">
            <text:p>20.0939598120802</text:p>
          </table:table-cell>
          <table:table-cell table:formula="of:=DEGREES(ATAN(ABS([.F491]-[.C491])/ABS([.E491]-[.B491])))" office:value-type="float" office:value="1.73377616078261" calcext:value-type="float">
            <text:p>1.73377616078261</text:p>
          </table:table-cell>
          <table:table-cell table:formula="of:=SQRT(POWER([.H491];2)+POWER([.I491];2)+POWER([.J491];2))" office:value-type="float" office:value="664.200329185347" calcext:value-type="float">
            <text:p>664.200329185347</text:p>
          </table:table-cell>
        </table:table-row>
        <table:table-row table:style-name="ro1">
          <table:table-cell office:value-type="float" office:value="75.4499" calcext:value-type="float">
            <text:p>75.4499</text:p>
          </table:table-cell>
          <table:table-cell office:value-type="float" office:value="287.337" calcext:value-type="float">
            <text:p>287.337</text:p>
          </table:table-cell>
          <table:table-cell office:value-type="float" office:value="41.2874" calcext:value-type="float">
            <text:p>41.2874</text:p>
          </table:table-cell>
          <table:table-cell office:value-type="float" office:value="75.6003" calcext:value-type="float">
            <text:p>75.6003</text:p>
          </table:table-cell>
          <table:table-cell office:value-type="float" office:value="274.25" calcext:value-type="float">
            <text:p>274.25</text:p>
          </table:table-cell>
          <table:table-cell office:value-type="float" office:value="42.1418" calcext:value-type="float">
            <text:p>42.1418</text:p>
          </table:table-cell>
          <table:table-cell/>
          <table:table-cell table:formula="of:=([.D492]-[.A492])/0.0166667" office:value-type="float" office:value="9.02398195203638" calcext:value-type="float">
            <text:p>9.02398195203638</text:p>
          </table:table-cell>
          <table:table-cell table:formula="of:=ABS([.E492]-[.B492])/0.0166667" office:value-type="float" office:value="785.21842956314" calcext:value-type="float">
            <text:p>785.21842956314</text:p>
          </table:table-cell>
          <table:table-cell table:formula="of:=([.F492]-[.C492])/0.0166667" office:value-type="float" office:value="51.2638974722054" calcext:value-type="float">
            <text:p>51.2638974722054</text:p>
          </table:table-cell>
          <table:table-cell table:formula="of:=DEGREES(ATAN(ABS([.F492]-[.C492])/ABS([.E492]-[.B492])))" office:value-type="float" office:value="3.73532055491283" calcext:value-type="float">
            <text:p>3.73532055491283</text:p>
          </table:table-cell>
          <table:table-cell table:formula="of:=SQRT(POWER([.H492];2)+POWER([.I492];2)+POWER([.J492];2))" office:value-type="float" office:value="786.941803159494" calcext:value-type="float">
            <text:p>786.941803159494</text:p>
          </table:table-cell>
        </table:table-row>
        <table:table-row table:style-name="ro1">
          <table:table-cell office:value-type="float" office:value="75.4295" calcext:value-type="float">
            <text:p>75.4295</text:p>
          </table:table-cell>
          <table:table-cell office:value-type="float" office:value="284.664" calcext:value-type="float">
            <text:p>284.664</text:p>
          </table:table-cell>
          <table:table-cell office:value-type="float" office:value="41.462" calcext:value-type="float">
            <text:p>41.462</text:p>
          </table:table-cell>
          <table:table-cell office:value-type="float" office:value="75.3395" calcext:value-type="float">
            <text:p>75.3395</text:p>
          </table:table-cell>
          <table:table-cell office:value-type="float" office:value="273.028" calcext:value-type="float">
            <text:p>273.028</text:p>
          </table:table-cell>
          <table:table-cell office:value-type="float" office:value="41.8481" calcext:value-type="float">
            <text:p>41.8481</text:p>
          </table:table-cell>
          <table:table-cell/>
          <table:table-cell table:formula="of:=([.D493]-[.A493])/0.0166667" office:value-type="float" office:value="-5.39998920002181" calcext:value-type="float">
            <text:p>-5.39998920002181</text:p>
          </table:table-cell>
          <table:table-cell table:formula="of:=ABS([.E493]-[.B493])/0.0166667" office:value-type="float" office:value="698.158603682791" calcext:value-type="float">
            <text:p>698.158603682791</text:p>
          </table:table-cell>
          <table:table-cell table:formula="of:=([.F493]-[.C493])/0.0166667" office:value-type="float" office:value="23.1659536680926" calcext:value-type="float">
            <text:p>23.1659536680926</text:p>
          </table:table-cell>
          <table:table-cell table:formula="of:=DEGREES(ATAN(ABS([.F493]-[.C493])/ABS([.E493]-[.B493])))" office:value-type="float" office:value="1.90046295985174" calcext:value-type="float">
            <text:p>1.90046295985174</text:p>
          </table:table-cell>
          <table:table-cell table:formula="of:=SQRT(POWER([.H493];2)+POWER([.I493];2)+POWER([.J493];2))" office:value-type="float" office:value="698.563710186134" calcext:value-type="float">
            <text:p>698.563710186134</text:p>
          </table:table-cell>
        </table:table-row>
        <table:table-row table:style-name="ro1">
          <table:table-cell office:value-type="float" office:value="75.4295" calcext:value-type="float">
            <text:p>75.4295</text:p>
          </table:table-cell>
          <table:table-cell office:value-type="float" office:value="284.664" calcext:value-type="float">
            <text:p>284.664</text:p>
          </table:table-cell>
          <table:table-cell office:value-type="float" office:value="41.462" calcext:value-type="float">
            <text:p>41.462</text:p>
          </table:table-cell>
          <table:table-cell office:value-type="float" office:value="75.3296" calcext:value-type="float">
            <text:p>75.3296</text:p>
          </table:table-cell>
          <table:table-cell office:value-type="float" office:value="271.785" calcext:value-type="float">
            <text:p>271.785</text:p>
          </table:table-cell>
          <table:table-cell office:value-type="float" office:value="41.8049" calcext:value-type="float">
            <text:p>41.8049</text:p>
          </table:table-cell>
          <table:table-cell/>
          <table:table-cell table:formula="of:=([.D494]-[.A494])/0.0166667" office:value-type="float" office:value="-5.99398801202429" calcext:value-type="float">
            <text:p>-5.99398801202429</text:p>
          </table:table-cell>
          <table:table-cell table:formula="of:=ABS([.E494]-[.B494])/0.0166667" office:value-type="float" office:value="772.738454523089" calcext:value-type="float">
            <text:p>772.738454523089</text:p>
          </table:table-cell>
          <table:table-cell table:formula="of:=([.F494]-[.C494])/0.0166667" office:value-type="float" office:value="20.5739588520823" calcext:value-type="float">
            <text:p>20.5739588520823</text:p>
          </table:table-cell>
          <table:table-cell table:formula="of:=DEGREES(ATAN(ABS([.F494]-[.C494])/ABS([.E494]-[.B494])))" office:value-type="float" office:value="1.52512480788428" calcext:value-type="float">
            <text:p>1.52512480788428</text:p>
          </table:table-cell>
          <table:table-cell table:formula="of:=SQRT(POWER([.H494];2)+POWER([.I494];2)+POWER([.J494];2))" office:value-type="float" office:value="773.035532672249" calcext:value-type="float">
            <text:p>773.035532672249</text:p>
          </table:table-cell>
        </table:table-row>
        <table:table-row table:style-name="ro1">
          <table:table-cell office:value-type="float" office:value="75.7077" calcext:value-type="float">
            <text:p>75.7077</text:p>
          </table:table-cell>
          <table:table-cell office:value-type="float" office:value="287.312" calcext:value-type="float">
            <text:p>287.312</text:p>
          </table:table-cell>
          <table:table-cell office:value-type="float" office:value="41.5439" calcext:value-type="float">
            <text:p>41.5439</text:p>
          </table:table-cell>
          <table:table-cell office:value-type="float" office:value="75.8616" calcext:value-type="float">
            <text:p>75.8616</text:p>
          </table:table-cell>
          <table:table-cell office:value-type="float" office:value="275.581" calcext:value-type="float">
            <text:p>275.581</text:p>
          </table:table-cell>
          <table:table-cell office:value-type="float" office:value="41.9226" calcext:value-type="float">
            <text:p>41.9226</text:p>
          </table:table-cell>
          <table:table-cell/>
          <table:table-cell table:formula="of:=([.D495]-[.A495])/0.0166667" office:value-type="float" office:value="9.23398153203652" calcext:value-type="float">
            <text:p>9.23398153203652</text:p>
          </table:table-cell>
          <table:table-cell table:formula="of:=ABS([.E495]-[.B495])/0.0166667" office:value-type="float" office:value="703.858592282815" calcext:value-type="float">
            <text:p>703.858592282815</text:p>
          </table:table-cell>
          <table:table-cell table:formula="of:=([.F495]-[.C495])/0.0166667" office:value-type="float" office:value="22.721954556091" calcext:value-type="float">
            <text:p>22.721954556091</text:p>
          </table:table-cell>
          <table:table-cell table:formula="of:=DEGREES(ATAN(ABS([.F495]-[.C495])/ABS([.E495]-[.B495])))" office:value-type="float" office:value="1.848979548745" calcext:value-type="float">
            <text:p>1.848979548745</text:p>
          </table:table-cell>
          <table:table-cell table:formula="of:=SQRT(POWER([.H495];2)+POWER([.I495];2)+POWER([.J495];2))" office:value-type="float" office:value="704.285788273574" calcext:value-type="float">
            <text:p>704.285788273574</text:p>
          </table:table-cell>
        </table:table-row>
        <table:table-row table:style-name="ro1">
          <table:table-cell office:value-type="float" office:value="75.9888" calcext:value-type="float">
            <text:p>75.9888</text:p>
          </table:table-cell>
          <table:table-cell office:value-type="float" office:value="289.973" calcext:value-type="float">
            <text:p>289.973</text:p>
          </table:table-cell>
          <table:table-cell office:value-type="float" office:value="41.6291" calcext:value-type="float">
            <text:p>41.6291</text:p>
          </table:table-cell>
          <table:table-cell office:value-type="float" office:value="76.1255" calcext:value-type="float">
            <text:p>76.1255</text:p>
          </table:table-cell>
          <table:table-cell office:value-type="float" office:value="276.707" calcext:value-type="float">
            <text:p>276.707</text:p>
          </table:table-cell>
          <table:table-cell office:value-type="float" office:value="42.7344" calcext:value-type="float">
            <text:p>42.7344</text:p>
          </table:table-cell>
          <table:table-cell/>
          <table:table-cell table:formula="of:=([.D496]-[.A496])/0.0166667" office:value-type="float" office:value="8.20198359603309" calcext:value-type="float">
            <text:p>8.20198359603309</text:p>
          </table:table-cell>
          <table:table-cell table:formula="of:=ABS([.E496]-[.B496])/0.0166667" office:value-type="float" office:value="795.958408083185" calcext:value-type="float">
            <text:p>795.958408083185</text:p>
          </table:table-cell>
          <table:table-cell table:formula="of:=([.F496]-[.C496])/0.0166667" office:value-type="float" office:value="66.3178673642653" calcext:value-type="float">
            <text:p>66.3178673642653</text:p>
          </table:table-cell>
          <table:table-cell table:formula="of:=DEGREES(ATAN(ABS([.F496]-[.C496])/ABS([.E496]-[.B496])))" office:value-type="float" office:value="4.76278384801253" calcext:value-type="float">
            <text:p>4.76278384801253</text:p>
          </table:table-cell>
          <table:table-cell table:formula="of:=SQRT(POWER([.H496];2)+POWER([.I496];2)+POWER([.J496];2))" office:value-type="float" office:value="798.758486317968" calcext:value-type="float">
            <text:p>798.758486317968</text:p>
          </table:table-cell>
        </table:table-row>
        <table:table-row table:style-name="ro1">
          <table:table-cell office:value-type="float" office:value="75.4006" calcext:value-type="float">
            <text:p>75.4006</text:p>
          </table:table-cell>
          <table:table-cell office:value-type="float" office:value="280.559" calcext:value-type="float">
            <text:p>280.559</text:p>
          </table:table-cell>
          <table:table-cell office:value-type="float" office:value="42.3733" calcext:value-type="float">
            <text:p>42.3733</text:p>
          </table:table-cell>
          <table:table-cell office:value-type="float" office:value="75.3033" calcext:value-type="float">
            <text:p>75.3033</text:p>
          </table:table-cell>
          <table:table-cell office:value-type="float" office:value="267.794" calcext:value-type="float">
            <text:p>267.794</text:p>
          </table:table-cell>
          <table:table-cell office:value-type="float" office:value="43.1964" calcext:value-type="float">
            <text:p>43.1964</text:p>
          </table:table-cell>
          <table:table-cell/>
          <table:table-cell table:formula="of:=([.D497]-[.A497])/0.0166667" office:value-type="float" office:value="-5.8379883240236" calcext:value-type="float">
            <text:p>-5.8379883240236</text:p>
          </table:table-cell>
          <table:table-cell table:formula="of:=ABS([.E497]-[.B497])/0.0166667" office:value-type="float" office:value="765.898468203066" calcext:value-type="float">
            <text:p>765.898468203066</text:p>
          </table:table-cell>
          <table:table-cell table:formula="of:=([.F497]-[.C497])/0.0166667" office:value-type="float" office:value="49.3859012281973" calcext:value-type="float">
            <text:p>49.3859012281973</text:p>
          </table:table-cell>
          <table:table-cell table:formula="of:=DEGREES(ATAN(ABS([.F497]-[.C497])/ABS([.E497]-[.B497])))" office:value-type="float" office:value="3.68938173607424" calcext:value-type="float">
            <text:p>3.68938173607424</text:p>
          </table:table-cell>
          <table:table-cell table:formula="of:=SQRT(POWER([.H497];2)+POWER([.I497];2)+POWER([.J497];2))" office:value-type="float" office:value="767.511246134932" calcext:value-type="float">
            <text:p>767.511246134932</text:p>
          </table:table-cell>
        </table:table-row>
        <table:table-row table:style-name="ro1">
          <table:table-cell office:value-type="float" office:value="74.8942" calcext:value-type="float">
            <text:p>74.8942</text:p>
          </table:table-cell>
          <table:table-cell office:value-type="float" office:value="280.462" calcext:value-type="float">
            <text:p>280.462</text:p>
          </table:table-cell>
          <table:table-cell office:value-type="float" office:value="42.6447" calcext:value-type="float">
            <text:p>42.6447</text:p>
          </table:table-cell>
          <table:table-cell office:value-type="float" office:value="74.8114" calcext:value-type="float">
            <text:p>74.8114</text:p>
          </table:table-cell>
          <table:table-cell office:value-type="float" office:value="267.649" calcext:value-type="float">
            <text:p>267.649</text:p>
          </table:table-cell>
          <table:table-cell office:value-type="float" office:value="43.7136" calcext:value-type="float">
            <text:p>43.7136</text:p>
          </table:table-cell>
          <table:table-cell/>
          <table:table-cell table:formula="of:=([.D498]-[.A498])/0.0166667" office:value-type="float" office:value="-4.96799006401938" calcext:value-type="float">
            <text:p>-4.96799006401938</text:p>
          </table:table-cell>
          <table:table-cell table:formula="of:=ABS([.E498]-[.B498])/0.0166667" office:value-type="float" office:value="768.778462443074" calcext:value-type="float">
            <text:p>768.778462443074</text:p>
          </table:table-cell>
          <table:table-cell table:formula="of:=([.F498]-[.C498])/0.0166667" office:value-type="float" office:value="64.1338717322565" calcext:value-type="float">
            <text:p>64.1338717322565</text:p>
          </table:table-cell>
          <table:table-cell table:formula="of:=DEGREES(ATAN(ABS([.F498]-[.C498])/ABS([.E498]-[.B498])))" office:value-type="float" office:value="4.76874863253713" calcext:value-type="float">
            <text:p>4.76874863253713</text:p>
          </table:table-cell>
          <table:table-cell table:formula="of:=SQRT(POWER([.H498];2)+POWER([.I498];2)+POWER([.J498];2))" office:value-type="float" office:value="771.464943302665" calcext:value-type="float">
            <text:p>771.464943302665</text:p>
          </table:table-cell>
        </table:table-row>
        <table:table-row table:style-name="ro1">
          <table:table-cell office:value-type="float" office:value="75.8517" calcext:value-type="float">
            <text:p>75.8517</text:p>
          </table:table-cell>
          <table:table-cell office:value-type="float" office:value="274.12" calcext:value-type="float">
            <text:p>274.12</text:p>
          </table:table-cell>
          <table:table-cell office:value-type="float" office:value="42.9048" calcext:value-type="float">
            <text:p>42.9048</text:p>
          </table:table-cell>
          <table:table-cell office:value-type="float" office:value="75.987" calcext:value-type="float">
            <text:p>75.987</text:p>
          </table:table-cell>
          <table:table-cell office:value-type="float" office:value="261.718" calcext:value-type="float">
            <text:p>261.718</text:p>
          </table:table-cell>
          <table:table-cell office:value-type="float" office:value="43.6973" calcext:value-type="float">
            <text:p>43.6973</text:p>
          </table:table-cell>
          <table:table-cell/>
          <table:table-cell table:formula="of:=([.D499]-[.A499])/0.0166667" office:value-type="float" office:value="8.11798376403252" calcext:value-type="float">
            <text:p>8.11798376403252</text:p>
          </table:table-cell>
          <table:table-cell table:formula="of:=ABS([.E499]-[.B499])/0.0166667" office:value-type="float" office:value="744.118511762976" calcext:value-type="float">
            <text:p>744.118511762976</text:p>
          </table:table-cell>
          <table:table-cell table:formula="of:=([.F499]-[.C499])/0.0166667" office:value-type="float" office:value="47.54990490019" calcext:value-type="float">
            <text:p>47.54990490019</text:p>
          </table:table-cell>
          <table:table-cell table:formula="of:=DEGREES(ATAN(ABS([.F499]-[.C499])/ABS([.E499]-[.B499])))" office:value-type="float" office:value="3.65628546718892" calcext:value-type="float">
            <text:p>3.65628546718892</text:p>
          </table:table-cell>
          <table:table-cell table:formula="of:=SQRT(POWER([.H499];2)+POWER([.I499];2)+POWER([.J499];2))" office:value-type="float" office:value="745.680397130537" calcext:value-type="float">
            <text:p>745.680397130537</text:p>
          </table:table-cell>
        </table:table-row>
        <table:table-row table:style-name="ro1">
          <table:table-cell office:value-type="float" office:value="74.609" calcext:value-type="float">
            <text:p>74.609</text:p>
          </table:table-cell>
          <table:table-cell office:value-type="float" office:value="275.31" calcext:value-type="float">
            <text:p>275.31</text:p>
          </table:table-cell>
          <table:table-cell office:value-type="float" office:value="42.7244" calcext:value-type="float">
            <text:p>42.7244</text:p>
          </table:table-cell>
          <table:table-cell office:value-type="float" office:value="74.2899" calcext:value-type="float">
            <text:p>74.2899</text:p>
          </table:table-cell>
          <table:table-cell office:value-type="float" office:value="262.779" calcext:value-type="float">
            <text:p>262.779</text:p>
          </table:table-cell>
          <table:table-cell office:value-type="float" office:value="43.5391" calcext:value-type="float">
            <text:p>43.5391</text:p>
          </table:table-cell>
          <table:table-cell/>
          <table:table-cell table:formula="of:=([.D500]-[.A500])/0.0166667" office:value-type="float" office:value="-19.1459617080761" calcext:value-type="float">
            <text:p>-19.1459617080761</text:p>
          </table:table-cell>
          <table:table-cell table:formula="of:=ABS([.E500]-[.B500])/0.0166667" office:value-type="float" office:value="751.858496283008" calcext:value-type="float">
            <text:p>751.858496283008</text:p>
          </table:table-cell>
          <table:table-cell table:formula="of:=([.F500]-[.C500])/0.0166667" office:value-type="float" office:value="48.8819022361952" calcext:value-type="float">
            <text:p>48.8819022361952</text:p>
          </table:table-cell>
          <table:table-cell table:formula="of:=DEGREES(ATAN(ABS([.F500]-[.C500])/ABS([.E500]-[.B500])))" office:value-type="float" office:value="3.71983629330204" calcext:value-type="float">
            <text:p>3.71983629330204</text:p>
          </table:table-cell>
          <table:table-cell table:formula="of:=SQRT(POWER([.H500];2)+POWER([.I500];2)+POWER([.J500];2))" office:value-type="float" office:value="753.68906496572" calcext:value-type="float">
            <text:p>753.68906496572</text:p>
          </table:table-cell>
        </table:table-row>
        <table:table-row table:style-name="ro1">
          <table:table-cell office:value-type="float" office:value="74.5937" calcext:value-type="float">
            <text:p>74.5937</text:p>
          </table:table-cell>
          <table:table-cell office:value-type="float" office:value="272.762" calcext:value-type="float">
            <text:p>272.762</text:p>
          </table:table-cell>
          <table:table-cell office:value-type="float" office:value="42.8883" calcext:value-type="float">
            <text:p>42.8883</text:p>
          </table:table-cell>
          <table:table-cell office:value-type="float" office:value="74.5117" calcext:value-type="float">
            <text:p>74.5117</text:p>
          </table:table-cell>
          <table:table-cell office:value-type="float" office:value="259.199" calcext:value-type="float">
            <text:p>259.199</text:p>
          </table:table-cell>
          <table:table-cell office:value-type="float" office:value="43.6438" calcext:value-type="float">
            <text:p>43.6438</text:p>
          </table:table-cell>
          <table:table-cell/>
          <table:table-cell table:formula="of:=([.D501]-[.A501])/0.0166667" office:value-type="float" office:value="-4.9199901600193" calcext:value-type="float">
            <text:p>-4.9199901600193</text:p>
          </table:table-cell>
          <table:table-cell table:formula="of:=ABS([.E501]-[.B501])/0.0166667" office:value-type="float" office:value="813.778372443255" calcext:value-type="float">
            <text:p>813.778372443255</text:p>
          </table:table-cell>
          <table:table-cell table:formula="of:=([.F501]-[.C501])/0.0166667" office:value-type="float" office:value="45.3299093401812" calcext:value-type="float">
            <text:p>45.3299093401812</text:p>
          </table:table-cell>
          <table:table-cell table:formula="of:=DEGREES(ATAN(ABS([.F501]-[.C501])/ABS([.E501]-[.B501])))" office:value-type="float" office:value="3.18825289032851" calcext:value-type="float">
            <text:p>3.18825289032851</text:p>
          </table:table-cell>
          <table:table-cell table:formula="of:=SQRT(POWER([.H501];2)+POWER([.I501];2)+POWER([.J501];2))" office:value-type="float" office:value="815.054750578362" calcext:value-type="float">
            <text:p>815.054750578362</text:p>
          </table:table-cell>
        </table:table-row>
        <table:table-row table:style-name="ro1">
          <table:table-cell office:value-type="float" office:value="75.1658" calcext:value-type="float">
            <text:p>75.1658</text:p>
          </table:table-cell>
          <table:table-cell office:value-type="float" office:value="283.184" calcext:value-type="float">
            <text:p>283.184</text:p>
          </table:table-cell>
          <table:table-cell office:value-type="float" office:value="42.2077" calcext:value-type="float">
            <text:p>42.2077</text:p>
          </table:table-cell>
          <table:table-cell office:value-type="float" office:value="75.5606" calcext:value-type="float">
            <text:p>75.5606</text:p>
          </table:table-cell>
          <table:table-cell office:value-type="float" office:value="269.062" calcext:value-type="float">
            <text:p>269.062</text:p>
          </table:table-cell>
          <table:table-cell office:value-type="float" office:value="43.2328" calcext:value-type="float">
            <text:p>43.2328</text:p>
          </table:table-cell>
          <table:table-cell/>
          <table:table-cell table:formula="of:=([.D502]-[.A502])/0.0166667" office:value-type="float" office:value="23.6879526240941" calcext:value-type="float">
            <text:p>23.6879526240941</text:p>
          </table:table-cell>
          <table:table-cell table:formula="of:=ABS([.E502]-[.B502])/0.0166667" office:value-type="float" office:value="847.31830536339" calcext:value-type="float">
            <text:p>847.31830536339</text:p>
          </table:table-cell>
          <table:table-cell table:formula="of:=([.F502]-[.C502])/0.0166667" office:value-type="float" office:value="61.5058769882457" calcext:value-type="float">
            <text:p>61.5058769882457</text:p>
          </table:table-cell>
          <table:table-cell table:formula="of:=DEGREES(ATAN(ABS([.F502]-[.C502])/ABS([.E502]-[.B502])))" office:value-type="float" office:value="4.15175395582836" calcext:value-type="float">
            <text:p>4.15175395582836</text:p>
          </table:table-cell>
          <table:table-cell table:formula="of:=SQRT(POWER([.H502];2)+POWER([.I502];2)+POWER([.J502];2))" office:value-type="float" office:value="849.877875113538" calcext:value-type="float">
            <text:p>849.877875113538</text:p>
          </table:table-cell>
        </table:table-row>
        <table:table-row table:style-name="ro1">
          <table:table-cell office:value-type="float" office:value="75.6543" calcext:value-type="float">
            <text:p>75.6543</text:p>
          </table:table-cell>
          <table:table-cell office:value-type="float" office:value="280.604" calcext:value-type="float">
            <text:p>280.604</text:p>
          </table:table-cell>
          <table:table-cell office:value-type="float" office:value="42.3639" calcext:value-type="float">
            <text:p>42.3639</text:p>
          </table:table-cell>
          <table:table-cell office:value-type="float" office:value="75.5596" calcext:value-type="float">
            <text:p>75.5596</text:p>
          </table:table-cell>
          <table:table-cell office:value-type="float" office:value="269.16" calcext:value-type="float">
            <text:p>269.16</text:p>
          </table:table-cell>
          <table:table-cell office:value-type="float" office:value="42.726" calcext:value-type="float">
            <text:p>42.726</text:p>
          </table:table-cell>
          <table:table-cell/>
          <table:table-cell table:formula="of:=([.D503]-[.A503])/0.0166667" office:value-type="float" office:value="-5.68198863602292" calcext:value-type="float">
            <text:p>-5.68198863602292</text:p>
          </table:table-cell>
          <table:table-cell table:formula="of:=ABS([.E503]-[.B503])/0.0166667" office:value-type="float" office:value="686.638626722744" calcext:value-type="float">
            <text:p>686.638626722744</text:p>
          </table:table-cell>
          <table:table-cell table:formula="of:=([.F503]-[.C503])/0.0166667" office:value-type="float" office:value="21.7259565480868" calcext:value-type="float">
            <text:p>21.7259565480868</text:p>
          </table:table-cell>
          <table:table-cell table:formula="of:=DEGREES(ATAN(ABS([.F503]-[.C503])/ABS([.E503]-[.B503])))" office:value-type="float" office:value="1.81229310809782" calcext:value-type="float">
            <text:p>1.81229310809782</text:p>
          </table:table-cell>
          <table:table-cell table:formula="of:=SQRT(POWER([.H503];2)+POWER([.I503];2)+POWER([.J503];2))" office:value-type="float" office:value="687.005753899111" calcext:value-type="float">
            <text:p>687.005753899111</text:p>
          </table:table-cell>
        </table:table-row>
        <table:table-row table:style-name="ro1">
          <table:table-cell office:value-type="float" office:value="75.6129" calcext:value-type="float">
            <text:p>75.6129</text:p>
          </table:table-cell>
          <table:table-cell office:value-type="float" office:value="275.312" calcext:value-type="float">
            <text:p>275.312</text:p>
          </table:table-cell>
          <table:table-cell office:value-type="float" office:value="43.2117" calcext:value-type="float">
            <text:p>43.2117</text:p>
          </table:table-cell>
          <table:table-cell office:value-type="float" office:value="75.7545" calcext:value-type="float">
            <text:p>75.7545</text:p>
          </table:table-cell>
          <table:table-cell office:value-type="float" office:value="262.898" calcext:value-type="float">
            <text:p>262.898</text:p>
          </table:table-cell>
          <table:table-cell office:value-type="float" office:value="43.7481" calcext:value-type="float">
            <text:p>43.7481</text:p>
          </table:table-cell>
          <table:table-cell/>
          <table:table-cell table:formula="of:=([.D504]-[.A504])/0.0166667" office:value-type="float" office:value="8.4959830080338" calcext:value-type="float">
            <text:p>8.4959830080338</text:p>
          </table:table-cell>
          <table:table-cell table:formula="of:=ABS([.E504]-[.B504])/0.0166667" office:value-type="float" office:value="744.838510322979" calcext:value-type="float">
            <text:p>744.838510322979</text:p>
          </table:table-cell>
          <table:table-cell table:formula="of:=([.F504]-[.C504])/0.0166667" office:value-type="float" office:value="32.1839356321288" calcext:value-type="float">
            <text:p>32.1839356321288</text:p>
          </table:table-cell>
          <table:table-cell table:formula="of:=DEGREES(ATAN(ABS([.F504]-[.C504])/ABS([.E504]-[.B504])))" office:value-type="float" office:value="2.47417034361349" calcext:value-type="float">
            <text:p>2.47417034361349</text:p>
          </table:table-cell>
          <table:table-cell table:formula="of:=SQRT(POWER([.H504];2)+POWER([.I504];2)+POWER([.J504];2))" office:value-type="float" office:value="745.581916291027" calcext:value-type="float">
            <text:p>745.581916291027</text:p>
          </table:table-cell>
        </table:table-row>
        <table:table-row table:style-name="ro1">
          <table:table-cell office:value-type="float" office:value="75.4301" calcext:value-type="float">
            <text:p>75.4301</text:p>
          </table:table-cell>
          <table:table-cell office:value-type="float" office:value="284.624" calcext:value-type="float">
            <text:p>284.624</text:p>
          </table:table-cell>
          <table:table-cell office:value-type="float" office:value="41.722" calcext:value-type="float">
            <text:p>41.722</text:p>
          </table:table-cell>
          <table:table-cell office:value-type="float" office:value="75.5899" calcext:value-type="float">
            <text:p>75.5899</text:p>
          </table:table-cell>
          <table:table-cell office:value-type="float" office:value="273.022" calcext:value-type="float">
            <text:p>273.022</text:p>
          </table:table-cell>
          <table:table-cell office:value-type="float" office:value="42.0944" calcext:value-type="float">
            <text:p>42.0944</text:p>
          </table:table-cell>
          <table:table-cell/>
          <table:table-cell table:formula="of:=([.D505]-[.A505])/0.0166667" office:value-type="float" office:value="9.5879808240386" calcext:value-type="float">
            <text:p>9.5879808240386</text:p>
          </table:table-cell>
          <table:table-cell table:formula="of:=ABS([.E505]-[.B505])/0.0166667" office:value-type="float" office:value="696.118607762786" calcext:value-type="float">
            <text:p>696.118607762786</text:p>
          </table:table-cell>
          <table:table-cell table:formula="of:=([.F505]-[.C505])/0.0166667" office:value-type="float" office:value="22.3439553120893" calcext:value-type="float">
            <text:p>22.3439553120893</text:p>
          </table:table-cell>
          <table:table-cell table:formula="of:=DEGREES(ATAN(ABS([.F505]-[.C505])/ABS([.E505]-[.B505])))" office:value-type="float" office:value="1.83844381725581" calcext:value-type="float">
            <text:p>1.83844381725581</text:p>
          </table:table-cell>
          <table:table-cell table:formula="of:=SQRT(POWER([.H505];2)+POWER([.I505];2)+POWER([.J505];2))" office:value-type="float" office:value="696.543105477953" calcext:value-type="float">
            <text:p>696.543105477953</text:p>
          </table:table-cell>
        </table:table-row>
        <table:table-row table:style-name="ro1">
          <table:table-cell office:value-type="float" office:value="75.8737" calcext:value-type="float">
            <text:p>75.8737</text:p>
          </table:table-cell>
          <table:table-cell office:value-type="float" office:value="276.746" calcext:value-type="float">
            <text:p>276.746</text:p>
          </table:table-cell>
          <table:table-cell office:value-type="float" office:value="42.4811" calcext:value-type="float">
            <text:p>42.4811</text:p>
          </table:table-cell>
          <table:table-cell office:value-type="float" office:value="75.775" calcext:value-type="float">
            <text:p>75.775</text:p>
          </table:table-cell>
          <table:table-cell office:value-type="float" office:value="265.44" calcext:value-type="float">
            <text:p>265.44</text:p>
          </table:table-cell>
          <table:table-cell office:value-type="float" office:value="43.0888" calcext:value-type="float">
            <text:p>43.0888</text:p>
          </table:table-cell>
          <table:table-cell/>
          <table:table-cell table:formula="of:=([.D506]-[.A506])/0.0166667" office:value-type="float" office:value="-5.92198815602332" calcext:value-type="float">
            <text:p>-5.92198815602332</text:p>
          </table:table-cell>
          <table:table-cell table:formula="of:=ABS([.E506]-[.B506])/0.0166667" office:value-type="float" office:value="678.358643282713" calcext:value-type="float">
            <text:p>678.358643282713</text:p>
          </table:table-cell>
          <table:table-cell table:formula="of:=([.F506]-[.C506])/0.0166667" office:value-type="float" office:value="36.4619270761459" calcext:value-type="float">
            <text:p>36.4619270761459</text:p>
          </table:table-cell>
          <table:table-cell table:formula="of:=DEGREES(ATAN(ABS([.F506]-[.C506])/ABS([.E506]-[.B506])))" office:value-type="float" office:value="3.0767001467183" calcext:value-type="float">
            <text:p>3.0767001467183</text:p>
          </table:table-cell>
          <table:table-cell table:formula="of:=SQRT(POWER([.H506];2)+POWER([.I506];2)+POWER([.J506];2))" office:value-type="float" office:value="679.363666224643" calcext:value-type="float">
            <text:p>679.363666224643</text:p>
          </table:table-cell>
        </table:table-row>
        <table:table-row table:style-name="ro1">
          <table:table-cell office:value-type="float" office:value="75.6757" calcext:value-type="float">
            <text:p>75.6757</text:p>
          </table:table-cell>
          <table:table-cell office:value-type="float" office:value="283.231" calcext:value-type="float">
            <text:p>283.231</text:p>
          </table:table-cell>
          <table:table-cell office:value-type="float" office:value="42.1956" calcext:value-type="float">
            <text:p>42.1956</text:p>
          </table:table-cell>
          <table:table-cell office:value-type="float" office:value="75.8079" calcext:value-type="float">
            <text:p>75.8079</text:p>
          </table:table-cell>
          <table:table-cell office:value-type="float" office:value="269.083" calcext:value-type="float">
            <text:p>269.083</text:p>
          </table:table-cell>
          <table:table-cell office:value-type="float" office:value="43.2272" calcext:value-type="float">
            <text:p>43.2272</text:p>
          </table:table-cell>
          <table:table-cell/>
          <table:table-cell table:formula="of:=([.D507]-[.A507])/0.0166667" office:value-type="float" office:value="7.93198413603157" calcext:value-type="float">
            <text:p>7.93198413603157</text:p>
          </table:table-cell>
          <table:table-cell table:formula="of:=ABS([.E507]-[.B507])/0.0166667" office:value-type="float" office:value="848.878302243394" calcext:value-type="float">
            <text:p>848.878302243394</text:p>
          </table:table-cell>
          <table:table-cell table:formula="of:=([.F507]-[.C507])/0.0166667" office:value-type="float" office:value="61.8958762082479" calcext:value-type="float">
            <text:p>61.8958762082479</text:p>
          </table:table-cell>
          <table:table-cell table:formula="of:=DEGREES(ATAN(ABS([.F507]-[.C507])/ABS([.E507]-[.B507])))" office:value-type="float" office:value="4.17033581667592" calcext:value-type="float">
            <text:p>4.17033581667592</text:p>
          </table:table-cell>
          <table:table-cell table:formula="of:=SQRT(POWER([.H507];2)+POWER([.I507];2)+POWER([.J507];2))" office:value-type="float" office:value="851.16883629721" calcext:value-type="float">
            <text:p>851.16883629721</text:p>
          </table:table-cell>
        </table:table-row>
        <table:table-row table:style-name="ro1">
          <table:table-cell office:value-type="float" office:value="75.3788" calcext:value-type="float">
            <text:p>75.3788</text:p>
          </table:table-cell>
          <table:table-cell office:value-type="float" office:value="278.182" calcext:value-type="float">
            <text:p>278.182</text:p>
          </table:table-cell>
          <table:table-cell office:value-type="float" office:value="41.5032" calcext:value-type="float">
            <text:p>41.5032</text:p>
          </table:table-cell>
          <table:table-cell office:value-type="float" office:value="75.2807" calcext:value-type="float">
            <text:p>75.2807</text:p>
          </table:table-cell>
          <table:table-cell office:value-type="float" office:value="265.667" calcext:value-type="float">
            <text:p>265.667</text:p>
          </table:table-cell>
          <table:table-cell office:value-type="float" office:value="41.592" calcext:value-type="float">
            <text:p>41.592</text:p>
          </table:table-cell>
          <table:table-cell/>
          <table:table-cell table:formula="of:=([.D508]-[.A508])/0.0166667" office:value-type="float" office:value="-5.88598822802368" calcext:value-type="float">
            <text:p>-5.88598822802368</text:p>
          </table:table-cell>
          <table:table-cell table:formula="of:=ABS([.E508]-[.B508])/0.0166667" office:value-type="float" office:value="750.898498203006" calcext:value-type="float">
            <text:p>750.898498203006</text:p>
          </table:table-cell>
          <table:table-cell table:formula="of:=([.F508]-[.C508])/0.0166667" office:value-type="float" office:value="5.32798934402126" calcext:value-type="float">
            <text:p>5.32798934402126</text:p>
          </table:table-cell>
          <table:table-cell table:formula="of:=DEGREES(ATAN(ABS([.F508]-[.C508])/ABS([.E508]-[.B508])))" office:value-type="float" office:value="0.406534545659903" calcext:value-type="float">
            <text:p>0.406534545659903</text:p>
          </table:table-cell>
          <table:table-cell table:formula="of:=SQRT(POWER([.H508];2)+POWER([.I508];2)+POWER([.J508];2))" office:value-type="float" office:value="750.940468300518" calcext:value-type="float">
            <text:p>750.940468300518</text:p>
          </table:table-cell>
        </table:table-row>
        <table:table-row table:style-name="ro1">
          <table:table-cell office:value-type="float" office:value="75.3803" calcext:value-type="float">
            <text:p>75.3803</text:p>
          </table:table-cell>
          <table:table-cell office:value-type="float" office:value="278.018" calcext:value-type="float">
            <text:p>278.018</text:p>
          </table:table-cell>
          <table:table-cell office:value-type="float" office:value="42.2807" calcext:value-type="float">
            <text:p>42.2807</text:p>
          </table:table-cell>
          <table:table-cell office:value-type="float" office:value="75.284" calcext:value-type="float">
            <text:p>75.284</text:p>
          </table:table-cell>
          <table:table-cell office:value-type="float" office:value="265.382" calcext:value-type="float">
            <text:p>265.382</text:p>
          </table:table-cell>
          <table:table-cell office:value-type="float" office:value="43.1028" calcext:value-type="float">
            <text:p>43.1028</text:p>
          </table:table-cell>
          <table:table-cell/>
          <table:table-cell table:formula="of:=([.D509]-[.A509])/0.0166667" office:value-type="float" office:value="-5.77798844402308" calcext:value-type="float">
            <text:p>-5.77798844402308</text:p>
          </table:table-cell>
          <table:table-cell table:formula="of:=ABS([.E509]-[.B509])/0.0166667" office:value-type="float" office:value="758.158483683031" calcext:value-type="float">
            <text:p>758.158483683031</text:p>
          </table:table-cell>
          <table:table-cell table:formula="of:=([.F509]-[.C509])/0.0166667" office:value-type="float" office:value="49.3259013481972" calcext:value-type="float">
            <text:p>49.3259013481972</text:p>
          </table:table-cell>
          <table:table-cell table:formula="of:=DEGREES(ATAN(ABS([.F509]-[.C509])/ABS([.E509]-[.B509])))" office:value-type="float" office:value="3.72242555125672" calcext:value-type="float">
            <text:p>3.72242555125672</text:p>
          </table:table-cell>
          <table:table-cell table:formula="of:=SQRT(POWER([.H509];2)+POWER([.I509];2)+POWER([.J509];2))" office:value-type="float" office:value="759.783334954659" calcext:value-type="float">
            <text:p>759.783334954659</text:p>
          </table:table-cell>
        </table:table-row>
        <table:table-row table:style-name="ro1">
          <table:table-cell office:value-type="float" office:value="75.3878" calcext:value-type="float">
            <text:p>75.3878</text:p>
          </table:table-cell>
          <table:table-cell office:value-type="float" office:value="279.549" calcext:value-type="float">
            <text:p>279.549</text:p>
          </table:table-cell>
          <table:table-cell office:value-type="float" office:value="41.0292" calcext:value-type="float">
            <text:p>41.0292</text:p>
          </table:table-cell>
          <table:table-cell office:value-type="float" office:value="75.2897" calcext:value-type="float">
            <text:p>75.2897</text:p>
          </table:table-cell>
          <table:table-cell office:value-type="float" office:value="266.915" calcext:value-type="float">
            <text:p>266.915</text:p>
          </table:table-cell>
          <table:table-cell office:value-type="float" office:value="41.3832" calcext:value-type="float">
            <text:p>41.3832</text:p>
          </table:table-cell>
          <table:table-cell/>
          <table:table-cell table:formula="of:=([.D510]-[.A510])/0.0166667" office:value-type="float" office:value="-5.88598822802368" calcext:value-type="float">
            <text:p>-5.88598822802368</text:p>
          </table:table-cell>
          <table:table-cell table:formula="of:=ABS([.E510]-[.B510])/0.0166667" office:value-type="float" office:value="758.03848392303" calcext:value-type="float">
            <text:p>758.03848392303</text:p>
          </table:table-cell>
          <table:table-cell table:formula="of:=([.F510]-[.C510])/0.0166667" office:value-type="float" office:value="21.2399575200849" calcext:value-type="float">
            <text:p>21.2399575200849</text:p>
          </table:table-cell>
          <table:table-cell table:formula="of:=DEGREES(ATAN(ABS([.F510]-[.C510])/ABS([.E510]-[.B510])))" office:value-type="float" office:value="1.60498658104205" calcext:value-type="float">
            <text:p>1.60498658104205</text:p>
          </table:table-cell>
          <table:table-cell table:formula="of:=SQRT(POWER([.H510];2)+POWER([.I510];2)+POWER([.J510];2))" office:value-type="float" office:value="758.358835750729" calcext:value-type="float">
            <text:p>758.358835750729</text:p>
          </table:table-cell>
        </table:table-row>
        <table:table-row table:style-name="ro1">
          <table:table-cell office:value-type="float" office:value="74.908" calcext:value-type="float">
            <text:p>74.908</text:p>
          </table:table-cell>
          <table:table-cell office:value-type="float" office:value="283.367" calcext:value-type="float">
            <text:p>283.367</text:p>
          </table:table-cell>
          <table:table-cell office:value-type="float" office:value="41.1693" calcext:value-type="float">
            <text:p>41.1693</text:p>
          </table:table-cell>
          <table:table-cell office:value-type="float" office:value="74.8229" calcext:value-type="float">
            <text:p>74.8229</text:p>
          </table:table-cell>
          <table:table-cell office:value-type="float" office:value="270.49" calcext:value-type="float">
            <text:p>270.49</text:p>
          </table:table-cell>
          <table:table-cell office:value-type="float" office:value="41.7762" calcext:value-type="float">
            <text:p>41.7762</text:p>
          </table:table-cell>
          <table:table-cell/>
          <table:table-cell table:formula="of:=([.D511]-[.A511])/0.0166667" office:value-type="float" office:value="-5.10598978802025" calcext:value-type="float">
            <text:p>-5.10598978802025</text:p>
          </table:table-cell>
          <table:table-cell table:formula="of:=ABS([.E511]-[.B511])/0.0166667" office:value-type="float" office:value="772.618454763091" calcext:value-type="float">
            <text:p>772.618454763091</text:p>
          </table:table-cell>
          <table:table-cell table:formula="of:=([.F511]-[.C511])/0.0166667" office:value-type="float" office:value="36.4139271721458" calcext:value-type="float">
            <text:p>36.4139271721458</text:p>
          </table:table-cell>
          <table:table-cell table:formula="of:=DEGREES(ATAN(ABS([.F511]-[.C511])/ABS([.E511]-[.B511])))" office:value-type="float" office:value="2.69838440929766" calcext:value-type="float">
            <text:p>2.69838440929766</text:p>
          </table:table-cell>
          <table:table-cell table:formula="of:=SQRT(POWER([.H511];2)+POWER([.I511];2)+POWER([.J511];2))" office:value-type="float" office:value="773.492935885209" calcext:value-type="float">
            <text:p>773.492935885209</text:p>
          </table:table-cell>
        </table:table-row>
        <table:table-row table:style-name="ro1">
          <table:table-cell office:value-type="float" office:value="75.1079" calcext:value-type="float">
            <text:p>75.1079</text:p>
          </table:table-cell>
          <table:table-cell office:value-type="float" office:value="275.559" calcext:value-type="float">
            <text:p>275.559</text:p>
          </table:table-cell>
          <table:table-cell office:value-type="float" office:value="41.6841" calcext:value-type="float">
            <text:p>41.6841</text:p>
          </table:table-cell>
          <table:table-cell office:value-type="float" office:value="75.0256" calcext:value-type="float">
            <text:p>75.0256</text:p>
          </table:table-cell>
          <table:table-cell office:value-type="float" office:value="264.413" calcext:value-type="float">
            <text:p>264.413</text:p>
          </table:table-cell>
          <table:table-cell office:value-type="float" office:value="41.5608" calcext:value-type="float">
            <text:p>41.5608</text:p>
          </table:table-cell>
          <table:table-cell/>
          <table:table-cell table:formula="of:=([.D512]-[.A512])/0.0166667" office:value-type="float" office:value="-4.93799012401997" calcext:value-type="float">
            <text:p>-4.93799012401997</text:p>
          </table:table-cell>
          <table:table-cell table:formula="of:=ABS([.E512]-[.B512])/0.0166667" office:value-type="float" office:value="668.758662482676" calcext:value-type="float">
            <text:p>668.758662482676</text:p>
          </table:table-cell>
          <table:table-cell table:formula="of:=([.F512]-[.C512])/0.0166667" office:value-type="float" office:value="-7.39798520402962" calcext:value-type="float">
            <text:p>-7.39798520402962</text:p>
          </table:table-cell>
          <table:table-cell table:formula="of:=DEGREES(ATAN(ABS([.F512]-[.C512])/ABS([.E512]-[.B512])))" office:value-type="float" office:value="0.633795214662014" calcext:value-type="float">
            <text:p>0.633795214662014</text:p>
          </table:table-cell>
          <table:table-cell table:formula="of:=SQRT(POWER([.H512];2)+POWER([.I512];2)+POWER([.J512];2))" office:value-type="float" office:value="668.817809703929" calcext:value-type="float">
            <text:p>668.817809703929</text:p>
          </table:table-cell>
        </table:table-row>
        <table:table-row table:style-name="ro1">
          <table:table-cell office:value-type="float" office:value="74.646" calcext:value-type="float">
            <text:p>74.646</text:p>
          </table:table-cell>
          <table:table-cell office:value-type="float" office:value="281.943" calcext:value-type="float">
            <text:p>281.943</text:p>
          </table:table-cell>
          <table:table-cell office:value-type="float" office:value="41.6545" calcext:value-type="float">
            <text:p>41.6545</text:p>
          </table:table-cell>
          <table:table-cell office:value-type="float" office:value="74.5681" calcext:value-type="float">
            <text:p>74.5681</text:p>
          </table:table-cell>
          <table:table-cell office:value-type="float" office:value="269.133" calcext:value-type="float">
            <text:p>269.133</text:p>
          </table:table-cell>
          <table:table-cell office:value-type="float" office:value="42.2484" calcext:value-type="float">
            <text:p>42.2484</text:p>
          </table:table-cell>
          <table:table-cell/>
          <table:table-cell table:formula="of:=([.D513]-[.A513])/0.0166667" office:value-type="float" office:value="-4.67399065201867" calcext:value-type="float">
            <text:p>-4.67399065201867</text:p>
          </table:table-cell>
          <table:table-cell table:formula="of:=ABS([.E513]-[.B513])/0.0166667" office:value-type="float" office:value="768.598462803075" calcext:value-type="float">
            <text:p>768.598462803075</text:p>
          </table:table-cell>
          <table:table-cell table:formula="of:=([.F513]-[.C513])/0.0166667" office:value-type="float" office:value="35.6339287321424" calcext:value-type="float">
            <text:p>35.6339287321424</text:p>
          </table:table-cell>
          <table:table-cell table:formula="of:=DEGREES(ATAN(ABS([.F513]-[.C513])/ABS([.E513]-[.B513])))" office:value-type="float" office:value="2.65445857300925" calcext:value-type="float">
            <text:p>2.65445857300925</text:p>
          </table:table-cell>
          <table:table-cell table:formula="of:=SQRT(POWER([.H513];2)+POWER([.I513];2)+POWER([.J513];2))" office:value-type="float" office:value="769.438249691781" calcext:value-type="float">
            <text:p>769.438249691781</text:p>
          </table:table-cell>
        </table:table-row>
        <table:table-row table:style-name="ro1">
          <table:table-cell office:value-type="float" office:value="74.8758" calcext:value-type="float">
            <text:p>74.8758</text:p>
          </table:table-cell>
          <table:table-cell office:value-type="float" office:value="277.963" calcext:value-type="float">
            <text:p>277.963</text:p>
          </table:table-cell>
          <table:table-cell office:value-type="float" office:value="42.2941" calcext:value-type="float">
            <text:p>42.2941</text:p>
          </table:table-cell>
          <table:table-cell office:value-type="float" office:value="74.7924" calcext:value-type="float">
            <text:p>74.7924</text:p>
          </table:table-cell>
          <table:table-cell office:value-type="float" office:value="265.361" calcext:value-type="float">
            <text:p>265.361</text:p>
          </table:table-cell>
          <table:table-cell office:value-type="float" office:value="42.8672" calcext:value-type="float">
            <text:p>42.8672</text:p>
          </table:table-cell>
          <table:table-cell/>
          <table:table-cell table:formula="of:=([.D514]-[.A514])/0.0166667" office:value-type="float" office:value="-5.00398999201986" calcext:value-type="float">
            <text:p>-5.00398999201986</text:p>
          </table:table-cell>
          <table:table-cell table:formula="of:=ABS([.E514]-[.B514])/0.0166667" office:value-type="float" office:value="756.118487763026" calcext:value-type="float">
            <text:p>756.118487763026</text:p>
          </table:table-cell>
          <table:table-cell table:formula="of:=([.F514]-[.C514])/0.0166667" office:value-type="float" office:value="34.3859312281373" calcext:value-type="float">
            <text:p>34.3859312281373</text:p>
          </table:table-cell>
          <table:table-cell table:formula="of:=DEGREES(ATAN(ABS([.F514]-[.C514])/ABS([.E514]-[.B514])))" office:value-type="float" office:value="2.60384086329108" calcext:value-type="float">
            <text:p>2.60384086329108</text:p>
          </table:table-cell>
          <table:table-cell table:formula="of:=SQRT(POWER([.H514];2)+POWER([.I514];2)+POWER([.J514];2))" office:value-type="float" office:value="756.916507759814" calcext:value-type="float">
            <text:p>756.916507759814</text:p>
          </table:table-cell>
        </table:table-row>
        <table:table-row table:style-name="ro1">
          <table:table-cell office:value-type="float" office:value="75.1344" calcext:value-type="float">
            <text:p>75.1344</text:p>
          </table:table-cell>
          <table:table-cell office:value-type="float" office:value="279.52" calcext:value-type="float">
            <text:p>279.52</text:p>
          </table:table-cell>
          <table:table-cell office:value-type="float" office:value="41.0363" calcext:value-type="float">
            <text:p>41.0363</text:p>
          </table:table-cell>
          <table:table-cell office:value-type="float" office:value="75.0431" calcext:value-type="float">
            <text:p>75.0431</text:p>
          </table:table-cell>
          <table:table-cell office:value-type="float" office:value="266.883" calcext:value-type="float">
            <text:p>266.883</text:p>
          </table:table-cell>
          <table:table-cell office:value-type="float" office:value="41.3908" calcext:value-type="float">
            <text:p>41.3908</text:p>
          </table:table-cell>
          <table:table-cell/>
          <table:table-cell table:formula="of:=([.D515]-[.A515])/0.0166667" office:value-type="float" office:value="-5.47798904402215" calcext:value-type="float">
            <text:p>-5.47798904402215</text:p>
          </table:table-cell>
          <table:table-cell table:formula="of:=ABS([.E515]-[.B515])/0.0166667" office:value-type="float" office:value="758.218483563033" calcext:value-type="float">
            <text:p>758.218483563033</text:p>
          </table:table-cell>
          <table:table-cell table:formula="of:=([.F515]-[.C515])/0.0166667" office:value-type="float" office:value="21.2699574600852" calcext:value-type="float">
            <text:p>21.2699574600852</text:p>
          </table:table-cell>
          <table:table-cell table:formula="of:=DEGREES(ATAN(ABS([.F515]-[.C515])/ABS([.E515]-[.B515])))" office:value-type="float" office:value="1.60687096441563" calcext:value-type="float">
            <text:p>1.60687096441563</text:p>
          </table:table-cell>
          <table:table-cell table:formula="of:=SQRT(POWER([.H515];2)+POWER([.I515];2)+POWER([.J515];2))" office:value-type="float" office:value="758.536543793999" calcext:value-type="float">
            <text:p>758.536543793999</text:p>
          </table:table-cell>
        </table:table-row>
        <table:table-row table:style-name="ro1">
          <table:table-cell office:value-type="float" office:value="74.8562" calcext:value-type="float">
            <text:p>74.8562</text:p>
          </table:table-cell>
          <table:table-cell office:value-type="float" office:value="275.585" calcext:value-type="float">
            <text:p>275.585</text:p>
          </table:table-cell>
          <table:table-cell office:value-type="float" office:value="41.4329" calcext:value-type="float">
            <text:p>41.4329</text:p>
          </table:table-cell>
          <table:table-cell office:value-type="float" office:value="74.7721" calcext:value-type="float">
            <text:p>74.7721</text:p>
          </table:table-cell>
          <table:table-cell office:value-type="float" office:value="263.187" calcext:value-type="float">
            <text:p>263.187</text:p>
          </table:table-cell>
          <table:table-cell office:value-type="float" office:value="41.5259" calcext:value-type="float">
            <text:p>41.5259</text:p>
          </table:table-cell>
          <table:table-cell/>
          <table:table-cell table:formula="of:=([.D516]-[.A516])/0.0166667" office:value-type="float" office:value="-5.04598990802057" calcext:value-type="float">
            <text:p>-5.04598990802057</text:p>
          </table:table-cell>
          <table:table-cell table:formula="of:=ABS([.E516]-[.B516])/0.0166667" office:value-type="float" office:value="743.878512242974" calcext:value-type="float">
            <text:p>743.878512242974</text:p>
          </table:table-cell>
          <table:table-cell table:formula="of:=([.F516]-[.C516])/0.0166667" office:value-type="float" office:value="5.57998884002253" calcext:value-type="float">
            <text:p>5.57998884002253</text:p>
          </table:table-cell>
          <table:table-cell table:formula="of:=DEGREES(ATAN(ABS([.F516]-[.C516])/ABS([.E516]-[.B516])))" office:value-type="float" office:value="0.42977960609281" calcext:value-type="float">
            <text:p>0.42977960609281</text:p>
          </table:table-cell>
          <table:table-cell table:formula="of:=SQRT(POWER([.H516];2)+POWER([.I516];2)+POWER([.J516];2))" office:value-type="float" office:value="743.916553967195" calcext:value-type="float">
            <text:p>743.916553967195</text:p>
          </table:table-cell>
        </table:table-row>
        <table:table-row table:style-name="ro1">
          <table:table-cell office:value-type="float" office:value="75.1061" calcext:value-type="float">
            <text:p>75.1061</text:p>
          </table:table-cell>
          <table:table-cell office:value-type="float" office:value="275.715" calcext:value-type="float">
            <text:p>275.715</text:p>
          </table:table-cell>
          <table:table-cell office:value-type="float" office:value="40.9106" calcext:value-type="float">
            <text:p>40.9106</text:p>
          </table:table-cell>
          <table:table-cell office:value-type="float" office:value="75.0147" calcext:value-type="float">
            <text:p>75.0147</text:p>
          </table:table-cell>
          <table:table-cell office:value-type="float" office:value="263.355" calcext:value-type="float">
            <text:p>263.355</text:p>
          </table:table-cell>
          <table:table-cell office:value-type="float" office:value="40.7653" calcext:value-type="float">
            <text:p>40.7653</text:p>
          </table:table-cell>
          <table:table-cell/>
          <table:table-cell table:formula="of:=([.D517]-[.A517])/0.0166667" office:value-type="float" office:value="-5.48398903202152" calcext:value-type="float">
            <text:p>-5.48398903202152</text:p>
          </table:table-cell>
          <table:table-cell table:formula="of:=ABS([.E517]-[.B517])/0.0166667" office:value-type="float" office:value="741.598516802964" calcext:value-type="float">
            <text:p>741.598516802964</text:p>
          </table:table-cell>
          <table:table-cell table:formula="of:=([.F517]-[.C517])/0.0166667" office:value-type="float" office:value="-8.7179825640348" calcext:value-type="float">
            <text:p>-8.7179825640348</text:p>
          </table:table-cell>
          <table:table-cell table:formula="of:=DEGREES(ATAN(ABS([.F517]-[.C517])/ABS([.E517]-[.B517])))" office:value-type="float" office:value="0.673518875295884" calcext:value-type="float">
            <text:p>0.673518875295884</text:p>
          </table:table-cell>
          <table:table-cell table:formula="of:=SQRT(POWER([.H517];2)+POWER([.I517];2)+POWER([.J517];2))" office:value-type="float" office:value="741.670032750445" calcext:value-type="float">
            <text:p>741.670032750445</text:p>
          </table:table-cell>
        </table:table-row>
        <table:table-row table:style-name="ro1">
          <table:table-cell office:value-type="float" office:value="75.8608" calcext:value-type="float">
            <text:p>75.8608</text:p>
          </table:table-cell>
          <table:table-cell office:value-type="float" office:value="275.685" calcext:value-type="float">
            <text:p>275.685</text:p>
          </table:table-cell>
          <table:table-cell office:value-type="float" office:value="41.4073" calcext:value-type="float">
            <text:p>41.4073</text:p>
          </table:table-cell>
          <table:table-cell office:value-type="float" office:value="75.7507" calcext:value-type="float">
            <text:p>75.7507</text:p>
          </table:table-cell>
          <table:table-cell office:value-type="float" office:value="263.297" calcext:value-type="float">
            <text:p>263.297</text:p>
          </table:table-cell>
          <table:table-cell office:value-type="float" office:value="41.4983" calcext:value-type="float">
            <text:p>41.4983</text:p>
          </table:table-cell>
          <table:table-cell/>
          <table:table-cell table:formula="of:=([.D518]-[.A518])/0.0166667" office:value-type="float" office:value="-6.60598678802659" calcext:value-type="float">
            <text:p>-6.60598678802659</text:p>
          </table:table-cell>
          <table:table-cell table:formula="of:=ABS([.E518]-[.B518])/0.0166667" office:value-type="float" office:value="743.278513442972" calcext:value-type="float">
            <text:p>743.278513442972</text:p>
          </table:table-cell>
          <table:table-cell table:formula="of:=([.F518]-[.C518])/0.0166667" office:value-type="float" office:value="5.45998908002191" calcext:value-type="float">
            <text:p>5.45998908002191</text:p>
          </table:table-cell>
          <table:table-cell table:formula="of:=DEGREES(ATAN(ABS([.F518]-[.C518])/ABS([.E518]-[.B518])))" office:value-type="float" office:value="0.420876828861325" calcext:value-type="float">
            <text:p>0.420876828861325</text:p>
          </table:table-cell>
          <table:table-cell table:formula="of:=SQRT(POWER([.H518];2)+POWER([.I518];2)+POWER([.J518];2))" office:value-type="float" office:value="743.327921639024" calcext:value-type="float">
            <text:p>743.327921639024</text:p>
          </table:table-cell>
        </table:table-row>
        <table:table-row table:style-name="ro1">
          <table:table-cell office:value-type="float" office:value="75.8491" calcext:value-type="float">
            <text:p>75.8491</text:p>
          </table:table-cell>
          <table:table-cell office:value-type="float" office:value="274.481" calcext:value-type="float">
            <text:p>274.481</text:p>
          </table:table-cell>
          <table:table-cell office:value-type="float" office:value="41.1076" calcext:value-type="float">
            <text:p>41.1076</text:p>
          </table:table-cell>
          <table:table-cell office:value-type="float" office:value="76.2161" calcext:value-type="float">
            <text:p>76.2161</text:p>
          </table:table-cell>
          <table:table-cell office:value-type="float" office:value="260.96" calcext:value-type="float">
            <text:p>260.96</text:p>
          </table:table-cell>
          <table:table-cell office:value-type="float" office:value="41.4039" calcext:value-type="float">
            <text:p>41.4039</text:p>
          </table:table-cell>
          <table:table-cell/>
          <table:table-cell table:formula="of:=([.D519]-[.A519])/0.0166667" office:value-type="float" office:value="22.0199559600875" calcext:value-type="float">
            <text:p>22.0199559600875</text:p>
          </table:table-cell>
          <table:table-cell table:formula="of:=ABS([.E519]-[.B519])/0.0166667" office:value-type="float" office:value="811.258377483246" calcext:value-type="float">
            <text:p>811.258377483246</text:p>
          </table:table-cell>
          <table:table-cell table:formula="of:=([.F519]-[.C519])/0.0166667" office:value-type="float" office:value="17.7779644440712" calcext:value-type="float">
            <text:p>17.7779644440712</text:p>
          </table:table-cell>
          <table:table-cell table:formula="of:=DEGREES(ATAN(ABS([.F519]-[.C519])/ABS([.E519]-[.B519])))" office:value-type="float" office:value="1.25538219770761" calcext:value-type="float">
            <text:p>1.25538219770761</text:p>
          </table:table-cell>
          <table:table-cell table:formula="of:=SQRT(POWER([.H519];2)+POWER([.I519];2)+POWER([.J519];2))" office:value-type="float" office:value="811.751864498633" calcext:value-type="float">
            <text:p>811.751864498633</text:p>
          </table:table-cell>
        </table:table-row>
        <table:table-row table:style-name="ro1">
          <table:table-cell office:value-type="float" office:value="75.6115" calcext:value-type="float">
            <text:p>75.6115</text:p>
          </table:table-cell>
          <table:table-cell office:value-type="float" office:value="275.463" calcext:value-type="float">
            <text:p>275.463</text:p>
          </table:table-cell>
          <table:table-cell office:value-type="float" office:value="42.4419" calcext:value-type="float">
            <text:p>42.4419</text:p>
          </table:table-cell>
          <table:table-cell office:value-type="float" office:value="75.7537" calcext:value-type="float">
            <text:p>75.7537</text:p>
          </table:table-cell>
          <table:table-cell office:value-type="float" office:value="262.99" calcext:value-type="float">
            <text:p>262.99</text:p>
          </table:table-cell>
          <table:table-cell office:value-type="float" office:value="43.2485" calcext:value-type="float">
            <text:p>43.2485</text:p>
          </table:table-cell>
          <table:table-cell/>
          <table:table-cell table:formula="of:=([.D520]-[.A520])/0.0166667" office:value-type="float" office:value="8.53198293603343" calcext:value-type="float">
            <text:p>8.53198293603343</text:p>
          </table:table-cell>
          <table:table-cell table:formula="of:=ABS([.E520]-[.B520])/0.0166667" office:value-type="float" office:value="748.378503242994" calcext:value-type="float">
            <text:p>748.378503242994</text:p>
          </table:table-cell>
          <table:table-cell table:formula="of:=([.F520]-[.C520])/0.0166667" office:value-type="float" office:value="48.3959032081938" calcext:value-type="float">
            <text:p>48.3959032081938</text:p>
          </table:table-cell>
          <table:table-cell table:formula="of:=DEGREES(ATAN(ABS([.F520]-[.C520])/ABS([.E520]-[.B520])))" office:value-type="float" office:value="3.70003326551185" calcext:value-type="float">
            <text:p>3.70003326551185</text:p>
          </table:table-cell>
          <table:table-cell table:formula="of:=SQRT(POWER([.H520];2)+POWER([.I520];2)+POWER([.J520];2))" office:value-type="float" office:value="749.990228133929" calcext:value-type="float">
            <text:p>749.990228133929</text:p>
          </table:table-cell>
        </table:table-row>
        <table:table-row table:style-name="ro1">
          <table:table-cell office:value-type="float" office:value="75.7836" calcext:value-type="float">
            <text:p>75.7836</text:p>
          </table:table-cell>
          <table:table-cell office:value-type="float" office:value="266.939" calcext:value-type="float">
            <text:p>266.939</text:p>
          </table:table-cell>
          <table:table-cell office:value-type="float" office:value="41.6195" calcext:value-type="float">
            <text:p>41.6195</text:p>
          </table:table-cell>
          <table:table-cell office:value-type="float" office:value="75.6767" calcext:value-type="float">
            <text:p>75.6767</text:p>
          </table:table-cell>
          <table:table-cell office:value-type="float" office:value="255.021" calcext:value-type="float">
            <text:p>255.021</text:p>
          </table:table-cell>
          <table:table-cell office:value-type="float" office:value="41.4604" calcext:value-type="float">
            <text:p>41.4604</text:p>
          </table:table-cell>
          <table:table-cell/>
          <table:table-cell table:formula="of:=([.D521]-[.A521])/0.0166667" office:value-type="float" office:value="-6.41398717202627" calcext:value-type="float">
            <text:p>-6.41398717202627</text:p>
          </table:table-cell>
          <table:table-cell table:formula="of:=ABS([.E521]-[.B521])/0.0166667" office:value-type="float" office:value="715.078569842862" calcext:value-type="float">
            <text:p>715.078569842862</text:p>
          </table:table-cell>
          <table:table-cell table:formula="of:=([.F521]-[.C521])/0.0166667" office:value-type="float" office:value="-9.54598090803832" calcext:value-type="float">
            <text:p>-9.54598090803832</text:p>
          </table:table-cell>
          <table:table-cell table:formula="of:=DEGREES(ATAN(ABS([.F521]-[.C521])/ABS([.E521]-[.B521])))" office:value-type="float" office:value="0.764827745433782" calcext:value-type="float">
            <text:p>0.764827745433782</text:p>
          </table:table-cell>
          <table:table-cell table:formula="of:=SQRT(POWER([.H521];2)+POWER([.I521];2)+POWER([.J521];2))" office:value-type="float" office:value="715.171046695441" calcext:value-type="float">
            <text:p>715.171046695441</text:p>
          </table:table-cell>
        </table:table-row>
        <table:table-row table:style-name="ro1">
          <table:table-cell office:value-type="float" office:value="74.8423" calcext:value-type="float">
            <text:p>74.8423</text:p>
          </table:table-cell>
          <table:table-cell office:value-type="float" office:value="272.839" calcext:value-type="float">
            <text:p>272.839</text:p>
          </table:table-cell>
          <table:table-cell office:value-type="float" office:value="42.6262" calcext:value-type="float">
            <text:p>42.6262</text:p>
          </table:table-cell>
          <table:table-cell office:value-type="float" office:value="74.7523" calcext:value-type="float">
            <text:p>74.7523</text:p>
          </table:table-cell>
          <table:table-cell office:value-type="float" office:value="259.313" calcext:value-type="float">
            <text:p>259.313</text:p>
          </table:table-cell>
          <table:table-cell office:value-type="float" office:value="43.1419" calcext:value-type="float">
            <text:p>43.1419</text:p>
          </table:table-cell>
          <table:table-cell/>
          <table:table-cell table:formula="of:=([.D522]-[.A522])/0.0166667" office:value-type="float" office:value="-5.39998920002095" calcext:value-type="float">
            <text:p>-5.39998920002095</text:p>
          </table:table-cell>
          <table:table-cell table:formula="of:=ABS([.E522]-[.B522])/0.0166667" office:value-type="float" office:value="811.558376883247" calcext:value-type="float">
            <text:p>811.558376883247</text:p>
          </table:table-cell>
          <table:table-cell table:formula="of:=([.F522]-[.C522])/0.0166667" office:value-type="float" office:value="30.9419381161239" calcext:value-type="float">
            <text:p>30.9419381161239</text:p>
          </table:table-cell>
          <table:table-cell table:formula="of:=DEGREES(ATAN(ABS([.F522]-[.C522])/ABS([.E522]-[.B522])))" office:value-type="float" office:value="2.18343404581719" calcext:value-type="float">
            <text:p>2.18343404581719</text:p>
          </table:table-cell>
          <table:table-cell table:formula="of:=SQRT(POWER([.H522];2)+POWER([.I522];2)+POWER([.J522];2))" office:value-type="float" office:value="812.165969803656" calcext:value-type="float">
            <text:p>812.165969803656</text:p>
          </table:table-cell>
        </table:table-row>
        <table:table-row table:style-name="ro1">
          <table:table-cell office:value-type="float" office:value="75.3297" calcext:value-type="float">
            <text:p>75.3297</text:p>
          </table:table-cell>
          <table:table-cell office:value-type="float" office:value="271.8" calcext:value-type="float">
            <text:p>271.8</text:p>
          </table:table-cell>
          <table:table-cell office:value-type="float" office:value="41.8024" calcext:value-type="float">
            <text:p>41.8024</text:p>
          </table:table-cell>
          <table:table-cell office:value-type="float" office:value="75.2435" calcext:value-type="float">
            <text:p>75.2435</text:p>
          </table:table-cell>
          <table:table-cell office:value-type="float" office:value="260.783" calcext:value-type="float">
            <text:p>260.783</text:p>
          </table:table-cell>
          <table:table-cell office:value-type="float" office:value="41.9266" calcext:value-type="float">
            <text:p>41.9266</text:p>
          </table:table-cell>
          <table:table-cell/>
          <table:table-cell table:formula="of:=([.D523]-[.A523])/0.0166667" office:value-type="float" office:value="-5.171989656021" calcext:value-type="float">
            <text:p>-5.171989656021</text:p>
          </table:table-cell>
          <table:table-cell table:formula="of:=ABS([.E523]-[.B523])/0.0166667" office:value-type="float" office:value="661.018677962644" calcext:value-type="float">
            <text:p>661.018677962644</text:p>
          </table:table-cell>
          <table:table-cell table:formula="of:=([.F523]-[.C523])/0.0166667" office:value-type="float" office:value="7.45198509602992" calcext:value-type="float">
            <text:p>7.45198509602992</text:p>
          </table:table-cell>
          <table:table-cell table:formula="of:=DEGREES(ATAN(ABS([.F523]-[.C523])/ABS([.E523]-[.B523])))" office:value-type="float" office:value="0.645895831145348" calcext:value-type="float">
            <text:p>0.645895831145348</text:p>
          </table:table-cell>
          <table:table-cell table:formula="of:=SQRT(POWER([.H523];2)+POWER([.I523];2)+POWER([.J523];2))" office:value-type="float" office:value="661.080913485146" calcext:value-type="float">
            <text:p>661.080913485146</text:p>
          </table:table-cell>
        </table:table-row>
        <table:table-row table:style-name="ro1">
          <table:table-cell office:value-type="float" office:value="75.3997" calcext:value-type="float">
            <text:p>75.3997</text:p>
          </table:table-cell>
          <table:table-cell office:value-type="float" office:value="280.684" calcext:value-type="float">
            <text:p>280.684</text:p>
          </table:table-cell>
          <table:table-cell office:value-type="float" office:value="41.8505" calcext:value-type="float">
            <text:p>41.8505</text:p>
          </table:table-cell>
          <table:table-cell office:value-type="float" office:value="75.3018" calcext:value-type="float">
            <text:p>75.3018</text:p>
          </table:table-cell>
          <table:table-cell office:value-type="float" office:value="267.96" calcext:value-type="float">
            <text:p>267.96</text:p>
          </table:table-cell>
          <table:table-cell office:value-type="float" office:value="42.4347" calcext:value-type="float">
            <text:p>42.4347</text:p>
          </table:table-cell>
          <table:table-cell/>
          <table:table-cell table:formula="of:=([.D524]-[.A524])/0.0166667" office:value-type="float" office:value="-5.87398825202324" calcext:value-type="float">
            <text:p>-5.87398825202324</text:p>
          </table:table-cell>
          <table:table-cell table:formula="of:=ABS([.E524]-[.B524])/0.0166667" office:value-type="float" office:value="763.438473123057" calcext:value-type="float">
            <text:p>763.438473123057</text:p>
          </table:table-cell>
          <table:table-cell table:formula="of:=([.F524]-[.C524])/0.0166667" office:value-type="float" office:value="35.0519298961404" calcext:value-type="float">
            <text:p>35.0519298961404</text:p>
          </table:table-cell>
          <table:table-cell table:formula="of:=DEGREES(ATAN(ABS([.F524]-[.C524])/ABS([.E524]-[.B524])))" office:value-type="float" office:value="2.62878843285871" calcext:value-type="float">
            <text:p>2.62878843285871</text:p>
          </table:table-cell>
          <table:table-cell table:formula="of:=SQRT(POWER([.H524];2)+POWER([.I524];2)+POWER([.J524];2))" office:value-type="float" office:value="764.265296720905" calcext:value-type="float">
            <text:p>764.265296720905</text:p>
          </table:table-cell>
        </table:table-row>
        <table:table-row table:style-name="ro1">
          <table:table-cell office:value-type="float" office:value="75.8508" calcext:value-type="float">
            <text:p>75.8508</text:p>
          </table:table-cell>
          <table:table-cell office:value-type="float" office:value="274.295" calcext:value-type="float">
            <text:p>274.295</text:p>
          </table:table-cell>
          <table:table-cell office:value-type="float" office:value="42.1322" calcext:value-type="float">
            <text:p>42.1322</text:p>
          </table:table-cell>
          <table:table-cell office:value-type="float" office:value="75.7413" calcext:value-type="float">
            <text:p>75.7413</text:p>
          </table:table-cell>
          <table:table-cell office:value-type="float" office:value="261.986" calcext:value-type="float">
            <text:p>261.986</text:p>
          </table:table-cell>
          <table:table-cell office:value-type="float" office:value="42.2039" calcext:value-type="float">
            <text:p>42.2039</text:p>
          </table:table-cell>
          <table:table-cell/>
          <table:table-cell table:formula="of:=([.D525]-[.A525])/0.0166667" office:value-type="float" office:value="-6.56998686002696" calcext:value-type="float">
            <text:p>-6.56998686002696</text:p>
          </table:table-cell>
          <table:table-cell table:formula="of:=ABS([.E525]-[.B525])/0.0166667" office:value-type="float" office:value="738.538522922956" calcext:value-type="float">
            <text:p>738.538522922956</text:p>
          </table:table-cell>
          <table:table-cell table:formula="of:=([.F525]-[.C525])/0.0166667" office:value-type="float" office:value="4.3019913960172" calcext:value-type="float">
            <text:p>4.3019913960172</text:p>
          </table:table-cell>
          <table:table-cell table:formula="of:=DEGREES(ATAN(ABS([.F525]-[.C525])/ABS([.E525]-[.B525])))" office:value-type="float" office:value="0.333744490079311" calcext:value-type="float">
            <text:p>0.333744490079311</text:p>
          </table:table-cell>
          <table:table-cell table:formula="of:=SQRT(POWER([.H525];2)+POWER([.I525];2)+POWER([.J525];2))" office:value-type="float" office:value="738.580274376816" calcext:value-type="float">
            <text:p>738.580274376816</text:p>
          </table:table-cell>
        </table:table-row>
        <table:table-row table:style-name="ro1">
          <table:table-cell office:value-type="float" office:value="75.4643" calcext:value-type="float">
            <text:p>75.4643</text:p>
          </table:table-cell>
          <table:table-cell office:value-type="float" office:value="288.193" calcext:value-type="float">
            <text:p>288.193</text:p>
          </table:table-cell>
          <table:table-cell office:value-type="float" office:value="43.4453" calcext:value-type="float">
            <text:p>43.4453</text:p>
          </table:table-cell>
          <table:table-cell office:value-type="float" office:value="75.3853" calcext:value-type="float">
            <text:p>75.3853</text:p>
          </table:table-cell>
          <table:table-cell office:value-type="float" office:value="277.483" calcext:value-type="float">
            <text:p>277.483</text:p>
          </table:table-cell>
          <table:table-cell office:value-type="float" office:value="44.8594" calcext:value-type="float">
            <text:p>44.8594</text:p>
          </table:table-cell>
          <table:table-cell/>
          <table:table-cell table:formula="of:=([.D526]-[.A526])/0.0166667" office:value-type="float" office:value="-4.73999052001857" calcext:value-type="float">
            <text:p>-4.73999052001857</text:p>
          </table:table-cell>
          <table:table-cell table:formula="of:=ABS([.E526]-[.B526])/0.0166667" office:value-type="float" office:value="642.598714802569" calcext:value-type="float">
            <text:p>642.598714802569</text:p>
          </table:table-cell>
          <table:table-cell table:formula="of:=([.F526]-[.C526])/0.0166667" office:value-type="float" office:value="84.8458303083392" calcext:value-type="float">
            <text:p>84.8458303083392</text:p>
          </table:table-cell>
          <table:table-cell table:formula="of:=DEGREES(ATAN(ABS([.F526]-[.C526])/ABS([.E526]-[.B526])))" office:value-type="float" office:value="7.52156840476693" calcext:value-type="float">
            <text:p>7.52156840476693</text:p>
          </table:table-cell>
          <table:table-cell table:formula="of:=SQRT(POWER([.H526];2)+POWER([.I526];2)+POWER([.J526];2))" office:value-type="float" office:value="648.193173904782" calcext:value-type="float">
            <text:p>648.193173904782</text:p>
          </table:table-cell>
        </table:table-row>
        <table:table-row table:style-name="ro1">
          <table:table-cell office:value-type="float" office:value="75.2274" calcext:value-type="float">
            <text:p>75.2274</text:p>
          </table:table-cell>
          <table:table-cell office:value-type="float" office:value="290.775" calcext:value-type="float">
            <text:p>290.775</text:p>
          </table:table-cell>
          <table:table-cell office:value-type="float" office:value="43.8144" calcext:value-type="float">
            <text:p>43.8144</text:p>
          </table:table-cell>
          <table:table-cell office:value-type="float" office:value="75.1451" calcext:value-type="float">
            <text:p>75.1451</text:p>
          </table:table-cell>
          <table:table-cell office:value-type="float" office:value="278.566" calcext:value-type="float">
            <text:p>278.566</text:p>
          </table:table-cell>
          <table:table-cell office:value-type="float" office:value="45.6894" calcext:value-type="float">
            <text:p>45.6894</text:p>
          </table:table-cell>
          <table:table-cell/>
          <table:table-cell table:formula="of:=([.D527]-[.A527])/0.0166667" office:value-type="float" office:value="-4.93799012401997" calcext:value-type="float">
            <text:p>-4.93799012401997</text:p>
          </table:table-cell>
          <table:table-cell table:formula="of:=ABS([.E527]-[.B527])/0.0166667" office:value-type="float" office:value="732.53853492293" calcext:value-type="float">
            <text:p>732.53853492293</text:p>
          </table:table-cell>
          <table:table-cell table:formula="of:=([.F527]-[.C527])/0.0166667" office:value-type="float" office:value="112.49977500045" calcext:value-type="float">
            <text:p>112.49977500045</text:p>
          </table:table-cell>
          <table:table-cell table:formula="of:=DEGREES(ATAN(ABS([.F527]-[.C527])/ABS([.E527]-[.B527])))" office:value-type="float" office:value="8.73099783863198" calcext:value-type="float">
            <text:p>8.73099783863198</text:p>
          </table:table-cell>
          <table:table-cell table:formula="of:=SQRT(POWER([.H527];2)+POWER([.I527];2)+POWER([.J527];2))" office:value-type="float" office:value="741.143230602999" calcext:value-type="float">
            <text:p>741.143230602999</text:p>
          </table:table-cell>
        </table:table-row>
        <table:table-row table:style-name="ro1">
          <table:table-cell office:value-type="float" office:value="75.4464" calcext:value-type="float">
            <text:p>75.4464</text:p>
          </table:table-cell>
          <table:table-cell office:value-type="float" office:value="285.246" calcext:value-type="float">
            <text:p>285.246</text:p>
          </table:table-cell>
          <table:table-cell office:value-type="float" office:value="44.9137" calcext:value-type="float">
            <text:p>44.9137</text:p>
          </table:table-cell>
          <table:table-cell office:value-type="float" office:value="75.5875" calcext:value-type="float">
            <text:p>75.5875</text:p>
          </table:table-cell>
          <table:table-cell office:value-type="float" office:value="270.814" calcext:value-type="float">
            <text:p>270.814</text:p>
          </table:table-cell>
          <table:table-cell office:value-type="float" office:value="46.8755" calcext:value-type="float">
            <text:p>46.8755</text:p>
          </table:table-cell>
          <table:table-cell/>
          <table:table-cell table:formula="of:=([.D528]-[.A528])/0.0166667" office:value-type="float" office:value="8.46598306803438" calcext:value-type="float">
            <text:p>8.46598306803438</text:p>
          </table:table-cell>
          <table:table-cell table:formula="of:=ABS([.E528]-[.B528])/0.0166667" office:value-type="float" office:value="865.918268163461" calcext:value-type="float">
            <text:p>865.918268163461</text:p>
          </table:table-cell>
          <table:table-cell table:formula="of:=([.F528]-[.C528])/0.0166667" office:value-type="float" office:value="117.707764584471" calcext:value-type="float">
            <text:p>117.707764584471</text:p>
          </table:table-cell>
          <table:table-cell table:formula="of:=DEGREES(ATAN(ABS([.F528]-[.C528])/ABS([.E528]-[.B528])))" office:value-type="float" office:value="7.74099966089434" calcext:value-type="float">
            <text:p>7.74099966089434</text:p>
          </table:table-cell>
          <table:table-cell table:formula="of:=SQRT(POWER([.H528];2)+POWER([.I528];2)+POWER([.J528];2))" office:value-type="float" office:value="873.922901549095" calcext:value-type="float">
            <text:p>873.922901549095</text:p>
          </table:table-cell>
        </table:table-row>
        <table:table-row table:style-name="ro1">
          <table:table-cell office:value-type="float" office:value="75.4649" calcext:value-type="float">
            <text:p>75.4649</text:p>
          </table:table-cell>
          <table:table-cell office:value-type="float" office:value="288.147" calcext:value-type="float">
            <text:p>288.147</text:p>
          </table:table-cell>
          <table:table-cell office:value-type="float" office:value="43.707" calcext:value-type="float">
            <text:p>43.707</text:p>
          </table:table-cell>
          <table:table-cell office:value-type="float" office:value="75.3768" calcext:value-type="float">
            <text:p>75.3768</text:p>
          </table:table-cell>
          <table:table-cell office:value-type="float" office:value="276.07" calcext:value-type="float">
            <text:p>276.07</text:p>
          </table:table-cell>
          <table:table-cell office:value-type="float" office:value="45.5751" calcext:value-type="float">
            <text:p>45.5751</text:p>
          </table:table-cell>
          <table:table-cell/>
          <table:table-cell table:formula="of:=([.D529]-[.A529])/0.0166667" office:value-type="float" office:value="-5.28598942802098" calcext:value-type="float">
            <text:p>-5.28598942802098</text:p>
          </table:table-cell>
          <table:table-cell table:formula="of:=ABS([.E529]-[.B529])/0.0166667" office:value-type="float" office:value="724.618550762898" calcext:value-type="float">
            <text:p>724.618550762898</text:p>
          </table:table-cell>
          <table:table-cell table:formula="of:=([.F529]-[.C529])/0.0166667" office:value-type="float" office:value="112.085775828448" calcext:value-type="float">
            <text:p>112.085775828448</text:p>
          </table:table-cell>
          <table:table-cell table:formula="of:=DEGREES(ATAN(ABS([.F529]-[.C529])/ABS([.E529]-[.B529])))" office:value-type="float" office:value="8.7929649577422" calcext:value-type="float">
            <text:p>8.7929649577422</text:p>
          </table:table-cell>
          <table:table-cell table:formula="of:=SQRT(POWER([.H529];2)+POWER([.I529];2)+POWER([.J529];2))" office:value-type="float" office:value="733.255212689976" calcext:value-type="float">
            <text:p>733.255212689976</text:p>
          </table:table-cell>
        </table:table-row>
        <table:table-row table:style-name="ro1">
          <table:table-cell office:value-type="float" office:value="75.4266" calcext:value-type="float">
            <text:p>75.4266</text:p>
          </table:table-cell>
          <table:table-cell office:value-type="float" office:value="282.539" calcext:value-type="float">
            <text:p>282.539</text:p>
          </table:table-cell>
          <table:table-cell office:value-type="float" office:value="45.328" calcext:value-type="float">
            <text:p>45.328</text:p>
          </table:table-cell>
          <table:table-cell office:value-type="float" office:value="75.3499" calcext:value-type="float">
            <text:p>75.3499</text:p>
          </table:table-cell>
          <table:table-cell office:value-type="float" office:value="272.026" calcext:value-type="float">
            <text:p>272.026</text:p>
          </table:table-cell>
          <table:table-cell office:value-type="float" office:value="46.9368" calcext:value-type="float">
            <text:p>46.9368</text:p>
          </table:table-cell>
          <table:table-cell/>
          <table:table-cell table:formula="of:=([.D530]-[.A530])/0.0166667" office:value-type="float" office:value="-4.6019907960177" calcext:value-type="float">
            <text:p>-4.6019907960177</text:p>
          </table:table-cell>
          <table:table-cell table:formula="of:=ABS([.E530]-[.B530])/0.0166667" office:value-type="float" office:value="630.778738442522" calcext:value-type="float">
            <text:p>630.778738442522</text:p>
          </table:table-cell>
          <table:table-cell table:formula="of:=([.F530]-[.C530])/0.0166667" office:value-type="float" office:value="96.5278069443858" calcext:value-type="float">
            <text:p>96.5278069443858</text:p>
          </table:table-cell>
          <table:table-cell table:formula="of:=DEGREES(ATAN(ABS([.F530]-[.C530])/ABS([.E530]-[.B530])))" office:value-type="float" office:value="8.70045232581293" calcext:value-type="float">
            <text:p>8.70045232581293</text:p>
          </table:table-cell>
          <table:table-cell table:formula="of:=SQRT(POWER([.H530];2)+POWER([.I530];2)+POWER([.J530];2))" office:value-type="float" office:value="638.138396199381" calcext:value-type="float">
            <text:p>638.138396199381</text:p>
          </table:table-cell>
        </table:table-row>
        <table:table-row table:style-name="ro1">
          <table:table-cell office:value-type="float" office:value="75.1812" calcext:value-type="float">
            <text:p>75.1812</text:p>
          </table:table-cell>
          <table:table-cell office:value-type="float" office:value="283.919" calcext:value-type="float">
            <text:p>283.919</text:p>
          </table:table-cell>
          <table:table-cell office:value-type="float" office:value="44.8673" calcext:value-type="float">
            <text:p>44.8673</text:p>
          </table:table-cell>
          <table:table-cell office:value-type="float" office:value="75.3489" calcext:value-type="float">
            <text:p>75.3489</text:p>
          </table:table-cell>
          <table:table-cell office:value-type="float" office:value="272.127" calcext:value-type="float">
            <text:p>272.127</text:p>
          </table:table-cell>
          <table:table-cell office:value-type="float" office:value="46.4307" calcext:value-type="float">
            <text:p>46.4307</text:p>
          </table:table-cell>
          <table:table-cell/>
          <table:table-cell table:formula="of:=([.D531]-[.A531])/0.0166667" office:value-type="float" office:value="10.06197987604" calcext:value-type="float">
            <text:p>10.06197987604</text:p>
          </table:table-cell>
          <table:table-cell table:formula="of:=ABS([.E531]-[.B531])/0.0166667" office:value-type="float" office:value="707.518584962829" calcext:value-type="float">
            <text:p>707.518584962829</text:p>
          </table:table-cell>
          <table:table-cell table:formula="of:=([.F531]-[.C531])/0.0166667" office:value-type="float" office:value="93.8038123923753" calcext:value-type="float">
            <text:p>93.8038123923753</text:p>
          </table:table-cell>
          <table:table-cell table:formula="of:=DEGREES(ATAN(ABS([.F531]-[.C531])/ABS([.E531]-[.B531])))" office:value-type="float" office:value="7.55230976070247" calcext:value-type="float">
            <text:p>7.55230976070247</text:p>
          </table:table-cell>
          <table:table-cell table:formula="of:=SQRT(POWER([.H531];2)+POWER([.I531];2)+POWER([.J531];2))" office:value-type="float" office:value="713.780741352814" calcext:value-type="float">
            <text:p>713.780741352814</text:p>
          </table:table-cell>
        </table:table-row>
        <table:table-row table:style-name="ro1">
          <table:table-cell office:value-type="float" office:value="75.4159" calcext:value-type="float">
            <text:p>75.4159</text:p>
          </table:table-cell>
          <table:table-cell office:value-type="float" office:value="281.308" calcext:value-type="float">
            <text:p>281.308</text:p>
          </table:table-cell>
          <table:table-cell office:value-type="float" office:value="45.0155" calcext:value-type="float">
            <text:p>45.0155</text:p>
          </table:table-cell>
          <table:table-cell office:value-type="float" office:value="75.5767" calcext:value-type="float">
            <text:p>75.5767</text:p>
          </table:table-cell>
          <table:table-cell office:value-type="float" office:value="269.642" calcext:value-type="float">
            <text:p>269.642</text:p>
          </table:table-cell>
          <table:table-cell office:value-type="float" office:value="46.5672" calcext:value-type="float">
            <text:p>46.5672</text:p>
          </table:table-cell>
          <table:table-cell/>
          <table:table-cell table:formula="of:=([.D532]-[.A532])/0.0166667" office:value-type="float" office:value="9.64798070403913" calcext:value-type="float">
            <text:p>9.64798070403913</text:p>
          </table:table-cell>
          <table:table-cell table:formula="of:=ABS([.E532]-[.B532])/0.0166667" office:value-type="float" office:value="699.9586000828" calcext:value-type="float">
            <text:p>699.9586000828</text:p>
          </table:table-cell>
          <table:table-cell table:formula="of:=([.F532]-[.C532])/0.0166667" office:value-type="float" office:value="93.1018137963722" calcext:value-type="float">
            <text:p>93.1018137963722</text:p>
          </table:table-cell>
          <table:table-cell table:formula="of:=DEGREES(ATAN(ABS([.F532]-[.C532])/ABS([.E532]-[.B532])))" office:value-type="float" office:value="7.57646632534399" calcext:value-type="float">
            <text:p>7.57646632534399</text:p>
          </table:table-cell>
          <table:table-cell table:formula="of:=SQRT(POWER([.H532];2)+POWER([.I532];2)+POWER([.J532];2))" office:value-type="float" office:value="706.189119920233" calcext:value-type="float">
            <text:p>706.189119920233</text:p>
          </table:table-cell>
        </table:table-row>
        <table:table-row table:style-name="ro1">
          <table:table-cell office:value-type="float" office:value="75.4644" calcext:value-type="float">
            <text:p>75.4644</text:p>
          </table:table-cell>
          <table:table-cell office:value-type="float" office:value="288.21" calcext:value-type="float">
            <text:p>288.21</text:p>
          </table:table-cell>
          <table:table-cell office:value-type="float" office:value="43.4427" calcext:value-type="float">
            <text:p>43.4427</text:p>
          </table:table-cell>
          <table:table-cell office:value-type="float" office:value="75.3854" calcext:value-type="float">
            <text:p>75.3854</text:p>
          </table:table-cell>
          <table:table-cell office:value-type="float" office:value="277.488" calcext:value-type="float">
            <text:p>277.488</text:p>
          </table:table-cell>
          <table:table-cell office:value-type="float" office:value="44.8586" calcext:value-type="float">
            <text:p>44.8586</text:p>
          </table:table-cell>
          <table:table-cell/>
          <table:table-cell table:formula="of:=([.D533]-[.A533])/0.0166667" office:value-type="float" office:value="-4.73999052001857" calcext:value-type="float">
            <text:p>-4.73999052001857</text:p>
          </table:table-cell>
          <table:table-cell table:formula="of:=ABS([.E533]-[.B533])/0.0166667" office:value-type="float" office:value="643.318713362572" calcext:value-type="float">
            <text:p>643.318713362572</text:p>
          </table:table-cell>
          <table:table-cell table:formula="of:=([.F533]-[.C533])/0.0166667" office:value-type="float" office:value="84.9538300923399" calcext:value-type="float">
            <text:p>84.9538300923399</text:p>
          </table:table-cell>
          <table:table-cell table:formula="of:=DEGREES(ATAN(ABS([.F533]-[.C533])/ABS([.E533]-[.B533])))" office:value-type="float" office:value="7.52270063973195" calcext:value-type="float">
            <text:p>7.52270063973195</text:p>
          </table:table-cell>
          <table:table-cell table:formula="of:=SQRT(POWER([.H533];2)+POWER([.I533];2)+POWER([.J533];2))" office:value-type="float" office:value="648.921095141746" calcext:value-type="float">
            <text:p>648.921095141746</text:p>
          </table:table-cell>
        </table:table-row>
        <table:table-row table:style-name="ro1">
          <table:table-cell office:value-type="float" office:value="75.1417" calcext:value-type="float">
            <text:p>75.1417</text:p>
          </table:table-cell>
          <table:table-cell office:value-type="float" office:value="278.886" calcext:value-type="float">
            <text:p>278.886</text:p>
          </table:table-cell>
          <table:table-cell office:value-type="float" office:value="44.1438" calcext:value-type="float">
            <text:p>44.1438</text:p>
          </table:table-cell>
          <table:table-cell office:value-type="float" office:value="75.2893" calcext:value-type="float">
            <text:p>75.2893</text:p>
          </table:table-cell>
          <table:table-cell office:value-type="float" office:value="264.904" calcext:value-type="float">
            <text:p>264.904</text:p>
          </table:table-cell>
          <table:table-cell office:value-type="float" office:value="45.6089" calcext:value-type="float">
            <text:p>45.6089</text:p>
          </table:table-cell>
          <table:table-cell/>
          <table:table-cell table:formula="of:=([.D534]-[.A534])/0.0166667" office:value-type="float" office:value="8.85598228803525" calcext:value-type="float">
            <text:p>8.85598228803525</text:p>
          </table:table-cell>
          <table:table-cell table:formula="of:=ABS([.E534]-[.B534])/0.0166667" office:value-type="float" office:value="838.918322163357" calcext:value-type="float">
            <text:p>838.918322163357</text:p>
          </table:table-cell>
          <table:table-cell table:formula="of:=([.F534]-[.C534])/0.0166667" office:value-type="float" office:value="87.9058241883516" calcext:value-type="float">
            <text:p>87.9058241883516</text:p>
          </table:table-cell>
          <table:table-cell table:formula="of:=DEGREES(ATAN(ABS([.F534]-[.C534])/ABS([.E534]-[.B534])))" office:value-type="float" office:value="5.98189272976324" calcext:value-type="float">
            <text:p>5.98189272976324</text:p>
          </table:table-cell>
          <table:table-cell table:formula="of:=SQRT(POWER([.H534];2)+POWER([.I534];2)+POWER([.J534];2))" office:value-type="float" office:value="843.557830625679" calcext:value-type="float">
            <text:p>843.557830625679</text:p>
          </table:table-cell>
        </table:table-row>
        <table:table-row table:style-name="ro1">
          <table:table-cell office:value-type="float" office:value="75.1892" calcext:value-type="float">
            <text:p>75.1892</text:p>
          </table:table-cell>
          <table:table-cell office:value-type="float" office:value="285.388" calcext:value-type="float">
            <text:p>285.388</text:p>
          </table:table-cell>
          <table:table-cell office:value-type="float" office:value="44.1362" calcext:value-type="float">
            <text:p>44.1362</text:p>
          </table:table-cell>
          <table:table-cell office:value-type="float" office:value="75.3474" calcext:value-type="float">
            <text:p>75.3474</text:p>
          </table:table-cell>
          <table:table-cell office:value-type="float" office:value="272.273" calcext:value-type="float">
            <text:p>272.273</text:p>
          </table:table-cell>
          <table:table-cell office:value-type="float" office:value="45.6711" calcext:value-type="float">
            <text:p>45.6711</text:p>
          </table:table-cell>
          <table:table-cell/>
          <table:table-cell table:formula="of:=([.D535]-[.A535])/0.0166667" office:value-type="float" office:value="9.49198101603759" calcext:value-type="float">
            <text:p>9.49198101603759</text:p>
          </table:table-cell>
          <table:table-cell table:formula="of:=ABS([.E535]-[.B535])/0.0166667" office:value-type="float" office:value="786.898426203145" calcext:value-type="float">
            <text:p>786.898426203145</text:p>
          </table:table-cell>
          <table:table-cell table:formula="of:=([.F535]-[.C535])/0.0166667" office:value-type="float" office:value="92.0938158123684" calcext:value-type="float">
            <text:p>92.0938158123684</text:p>
          </table:table-cell>
          <table:table-cell table:formula="of:=DEGREES(ATAN(ABS([.F535]-[.C535])/ABS([.E535]-[.B535])))" office:value-type="float" office:value="6.67518427359054" calcext:value-type="float">
            <text:p>6.67518427359054</text:p>
          </table:table-cell>
          <table:table-cell table:formula="of:=SQRT(POWER([.H535];2)+POWER([.I535];2)+POWER([.J535];2))" office:value-type="float" office:value="792.326007256784" calcext:value-type="float">
            <text:p>792.326007256784</text:p>
          </table:table-cell>
        </table:table-row>
        <table:table-row table:style-name="ro1">
          <table:table-cell office:value-type="float" office:value="74.6529" calcext:value-type="float">
            <text:p>74.6529</text:p>
          </table:table-cell>
          <table:table-cell office:value-type="float" office:value="281.455" calcext:value-type="float">
            <text:p>281.455</text:p>
          </table:table-cell>
          <table:table-cell office:value-type="float" office:value="43.9965" calcext:value-type="float">
            <text:p>43.9965</text:p>
          </table:table-cell>
          <table:table-cell office:value-type="float" office:value="74.3244" calcext:value-type="float">
            <text:p>74.3244</text:p>
          </table:table-cell>
          <table:table-cell office:value-type="float" office:value="267.262" calcext:value-type="float">
            <text:p>267.262</text:p>
          </table:table-cell>
          <table:table-cell office:value-type="float" office:value="45.4876" calcext:value-type="float">
            <text:p>45.4876</text:p>
          </table:table-cell>
          <table:table-cell/>
          <table:table-cell table:formula="of:=([.D536]-[.A536])/0.0166667" office:value-type="float" office:value="-19.7099605800792" calcext:value-type="float">
            <text:p>-19.7099605800792</text:p>
          </table:table-cell>
          <table:table-cell table:formula="of:=ABS([.E536]-[.B536])/0.0166667" office:value-type="float" office:value="851.578296843405" calcext:value-type="float">
            <text:p>851.578296843405</text:p>
          </table:table-cell>
          <table:table-cell table:formula="of:=([.F536]-[.C536])/0.0166667" office:value-type="float" office:value="89.465821068358" calcext:value-type="float">
            <text:p>89.465821068358</text:p>
          </table:table-cell>
          <table:table-cell table:formula="of:=DEGREES(ATAN(ABS([.F536]-[.C536])/ABS([.E536]-[.B536])))" office:value-type="float" office:value="5.9974269856575" calcext:value-type="float">
            <text:p>5.9974269856575</text:p>
          </table:table-cell>
          <table:table-cell table:formula="of:=SQRT(POWER([.H536];2)+POWER([.I536];2)+POWER([.J536];2))" office:value-type="float" office:value="856.491804596062" calcext:value-type="float">
            <text:p>856.491804596062</text:p>
          </table:table-cell>
        </table:table-row>
        <table:table-row table:style-name="ro1">
          <table:table-cell office:value-type="float" office:value="75.4232" calcext:value-type="float">
            <text:p>75.4232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.5086" calcext:value-type="float">
            <text:p>43.5086</text:p>
          </table:table-cell>
          <table:table-cell office:value-type="float" office:value="75.5841" calcext:value-type="float">
            <text:p>75.5841</text:p>
          </table:table-cell>
          <table:table-cell office:value-type="float" office:value="271.213" calcext:value-type="float">
            <text:p>271.213</text:p>
          </table:table-cell>
          <table:table-cell office:value-type="float" office:value="44.852" calcext:value-type="float">
            <text:p>44.852</text:p>
          </table:table-cell>
          <table:table-cell/>
          <table:table-cell table:formula="of:=([.D537]-[.A537])/0.0166667" office:value-type="float" office:value="9.65398069203935" calcext:value-type="float">
            <text:p>9.65398069203935</text:p>
          </table:table-cell>
          <table:table-cell table:formula="of:=ABS([.E537]-[.B537])/0.0166667" office:value-type="float" office:value="702.418595162809" calcext:value-type="float">
            <text:p>702.418595162809</text:p>
          </table:table-cell>
          <table:table-cell table:formula="of:=([.F537]-[.C537])/0.0166667" office:value-type="float" office:value="80.6038387923222" calcext:value-type="float">
            <text:p>80.6038387923222</text:p>
          </table:table-cell>
          <table:table-cell table:formula="of:=DEGREES(ATAN(ABS([.F537]-[.C537])/ABS([.E537]-[.B537])))" office:value-type="float" office:value="6.54616408067511" calcext:value-type="float">
            <text:p>6.54616408067511</text:p>
          </table:table-cell>
          <table:table-cell table:formula="of:=SQRT(POWER([.H537];2)+POWER([.I537];2)+POWER([.J537];2))" office:value-type="float" office:value="707.094096285463" calcext:value-type="float">
            <text:p>707.094096285463</text:p>
          </table:table-cell>
        </table:table-row>
        <table:table-row table:style-name="ro1">
          <table:table-cell office:value-type="float" office:value="75.6555" calcext:value-type="float">
            <text:p>75.6555</text:p>
          </table:table-cell>
          <table:table-cell office:value-type="float" office:value="280.43" calcext:value-type="float">
            <text:p>280.43</text:p>
          </table:table-cell>
          <table:table-cell office:value-type="float" office:value="43.1447" calcext:value-type="float">
            <text:p>43.1447</text:p>
          </table:table-cell>
          <table:table-cell office:value-type="float" office:value="75.7984" calcext:value-type="float">
            <text:p>75.7984</text:p>
          </table:table-cell>
          <table:table-cell office:value-type="float" office:value="267.667" calcext:value-type="float">
            <text:p>267.667</text:p>
          </table:table-cell>
          <table:table-cell office:value-type="float" office:value="44.1903" calcext:value-type="float">
            <text:p>44.1903</text:p>
          </table:table-cell>
          <table:table-cell/>
          <table:table-cell table:formula="of:=([.D538]-[.A538])/0.0166667" office:value-type="float" office:value="8.57398285203414" calcext:value-type="float">
            <text:p>8.57398285203414</text:p>
          </table:table-cell>
          <table:table-cell table:formula="of:=ABS([.E538]-[.B538])/0.0166667" office:value-type="float" office:value="765.778468443065" calcext:value-type="float">
            <text:p>765.778468443065</text:p>
          </table:table-cell>
          <table:table-cell table:formula="of:=([.F538]-[.C538])/0.0166667" office:value-type="float" office:value="62.735874528251" calcext:value-type="float">
            <text:p>62.735874528251</text:p>
          </table:table-cell>
          <table:table-cell table:formula="of:=DEGREES(ATAN(ABS([.F538]-[.C538])/ABS([.E538]-[.B538])))" office:value-type="float" office:value="4.68345820918647" calcext:value-type="float">
            <text:p>4.68345820918647</text:p>
          </table:table-cell>
          <table:table-cell table:formula="of:=SQRT(POWER([.H538];2)+POWER([.I538];2)+POWER([.J538];2))" office:value-type="float" office:value="768.391804918414" calcext:value-type="float">
            <text:p>768.391804918414</text:p>
          </table:table-cell>
        </table:table-row>
        <table:table-row table:style-name="ro1">
          <table:table-cell office:value-type="float" office:value="75.4123" calcext:value-type="float">
            <text:p>75.4123</text:p>
          </table:table-cell>
          <table:table-cell office:value-type="float" office:value="281.68" calcext:value-type="float">
            <text:p>281.68</text:p>
          </table:table-cell>
          <table:table-cell office:value-type="float" office:value="43.2004" calcext:value-type="float">
            <text:p>43.2004</text:p>
          </table:table-cell>
          <table:table-cell office:value-type="float" office:value="75.5622" calcext:value-type="float">
            <text:p>75.5622</text:p>
          </table:table-cell>
          <table:table-cell office:value-type="float" office:value="268.846" calcext:value-type="float">
            <text:p>268.846</text:p>
          </table:table-cell>
          <table:table-cell office:value-type="float" office:value="44.2478" calcext:value-type="float">
            <text:p>44.2478</text:p>
          </table:table-cell>
          <table:table-cell/>
          <table:table-cell table:formula="of:=([.D539]-[.A539])/0.0166667" office:value-type="float" office:value="8.99398201203612" calcext:value-type="float">
            <text:p>8.99398201203612</text:p>
          </table:table-cell>
          <table:table-cell table:formula="of:=ABS([.E539]-[.B539])/0.0166667" office:value-type="float" office:value="770.03845992308" calcext:value-type="float">
            <text:p>770.03845992308</text:p>
          </table:table-cell>
          <table:table-cell table:formula="of:=([.F539]-[.C539])/0.0166667" office:value-type="float" office:value="62.8438743122512" calcext:value-type="float">
            <text:p>62.8438743122512</text:p>
          </table:table-cell>
          <table:table-cell table:formula="of:=DEGREES(ATAN(ABS([.F539]-[.C539])/ABS([.E539]-[.B539])))" office:value-type="float" office:value="4.66564558152706" calcext:value-type="float">
            <text:p>4.66564558152706</text:p>
          </table:table-cell>
          <table:table-cell table:formula="of:=SQRT(POWER([.H539];2)+POWER([.I539];2)+POWER([.J539];2))" office:value-type="float" office:value="772.650939306823" calcext:value-type="float">
            <text:p>772.650939306823</text:p>
          </table:table-cell>
        </table:table-row>
        <table:table-row table:style-name="ro1">
          <table:table-cell office:value-type="float" office:value="74.9478" calcext:value-type="float">
            <text:p>74.9478</text:p>
          </table:table-cell>
          <table:table-cell office:value-type="float" office:value="288.334" calcext:value-type="float">
            <text:p>288.334</text:p>
          </table:table-cell>
          <table:table-cell office:value-type="float" office:value="42.6639" calcext:value-type="float">
            <text:p>42.6639</text:p>
          </table:table-cell>
          <table:table-cell office:value-type="float" office:value="74.8704" calcext:value-type="float">
            <text:p>74.8704</text:p>
          </table:table-cell>
          <table:table-cell office:value-type="float" office:value="276.429" calcext:value-type="float">
            <text:p>276.429</text:p>
          </table:table-cell>
          <table:table-cell office:value-type="float" office:value="43.5375" calcext:value-type="float">
            <text:p>43.5375</text:p>
          </table:table-cell>
          <table:table-cell/>
          <table:table-cell table:formula="of:=([.D540]-[.A540])/0.0166667" office:value-type="float" office:value="-4.64399071201841" calcext:value-type="float">
            <text:p>-4.64399071201841</text:p>
          </table:table-cell>
          <table:table-cell table:formula="of:=ABS([.E540]-[.B540])/0.0166667" office:value-type="float" office:value="714.298571402859" calcext:value-type="float">
            <text:p>714.298571402859</text:p>
          </table:table-cell>
          <table:table-cell table:formula="of:=([.F540]-[.C540])/0.0166667" office:value-type="float" office:value="52.4158951682099" calcext:value-type="float">
            <text:p>52.4158951682099</text:p>
          </table:table-cell>
          <table:table-cell table:formula="of:=DEGREES(ATAN(ABS([.F540]-[.C540])/ABS([.E540]-[.B540])))" office:value-type="float" office:value="4.19689541557428" calcext:value-type="float">
            <text:p>4.19689541557428</text:p>
          </table:table-cell>
          <table:table-cell table:formula="of:=SQRT(POWER([.H540];2)+POWER([.I540];2)+POWER([.J540];2))" office:value-type="float" office:value="716.234208778234" calcext:value-type="float">
            <text:p>716.234208778234</text:p>
          </table:table-cell>
        </table:table-row>
        <table:table-row table:style-name="ro1">
          <table:table-cell office:value-type="float" office:value="75.4624" calcext:value-type="float">
            <text:p>75.4624</text:p>
          </table:table-cell>
          <table:table-cell office:value-type="float" office:value="288.43" calcext:value-type="float">
            <text:p>288.43</text:p>
          </table:table-cell>
          <table:table-cell office:value-type="float" office:value="42.3889" calcext:value-type="float">
            <text:p>42.3889</text:p>
          </table:table-cell>
          <table:table-cell office:value-type="float" office:value="75.6136" calcext:value-type="float">
            <text:p>75.6136</text:p>
          </table:table-cell>
          <table:table-cell office:value-type="float" office:value="275.198" calcext:value-type="float">
            <text:p>275.198</text:p>
          </table:table-cell>
          <table:table-cell office:value-type="float" office:value="43.7264" calcext:value-type="float">
            <text:p>43.7264</text:p>
          </table:table-cell>
          <table:table-cell/>
          <table:table-cell table:formula="of:=([.D541]-[.A541])/0.0166667" office:value-type="float" office:value="9.07198185603646" calcext:value-type="float">
            <text:p>9.07198185603646</text:p>
          </table:table-cell>
          <table:table-cell table:formula="of:=ABS([.E541]-[.B541])/0.0166667" office:value-type="float" office:value="793.918412163177" calcext:value-type="float">
            <text:p>793.918412163177</text:p>
          </table:table-cell>
          <table:table-cell table:formula="of:=([.F541]-[.C541])/0.0166667" office:value-type="float" office:value="80.2498395003209" calcext:value-type="float">
            <text:p>80.2498395003209</text:p>
          </table:table-cell>
          <table:table-cell table:formula="of:=DEGREES(ATAN(ABS([.F541]-[.C541])/ABS([.E541]-[.B541])))" office:value-type="float" office:value="5.77189380034405" calcext:value-type="float">
            <text:p>5.77189380034405</text:p>
          </table:table-cell>
          <table:table-cell table:formula="of:=SQRT(POWER([.H541];2)+POWER([.I541];2)+POWER([.J541];2))" office:value-type="float" office:value="798.015527898" calcext:value-type="float">
            <text:p>798.015527898</text:p>
          </table:table-cell>
        </table:table-row>
        <table:table-row table:style-name="ro1">
          <table:table-cell office:value-type="float" office:value="74.8942" calcext:value-type="float">
            <text:p>74.8942</text:p>
          </table:table-cell>
          <table:table-cell office:value-type="float" office:value="280.457" calcext:value-type="float">
            <text:p>280.457</text:p>
          </table:table-cell>
          <table:table-cell office:value-type="float" office:value="42.6455" calcext:value-type="float">
            <text:p>42.6455</text:p>
          </table:table-cell>
          <table:table-cell office:value-type="float" office:value="74.5712" calcext:value-type="float">
            <text:p>74.5712</text:p>
          </table:table-cell>
          <table:table-cell office:value-type="float" office:value="268.937" calcext:value-type="float">
            <text:p>268.937</text:p>
          </table:table-cell>
          <table:table-cell office:value-type="float" office:value="43.2623" calcext:value-type="float">
            <text:p>43.2623</text:p>
          </table:table-cell>
          <table:table-cell/>
          <table:table-cell table:formula="of:=([.D542]-[.A542])/0.0166667" office:value-type="float" office:value="-19.3799612400771" calcext:value-type="float">
            <text:p>-19.3799612400771</text:p>
          </table:table-cell>
          <table:table-cell table:formula="of:=ABS([.E542]-[.B542])/0.0166667" office:value-type="float" office:value="691.198617602764" calcext:value-type="float">
            <text:p>691.198617602764</text:p>
          </table:table-cell>
          <table:table-cell table:formula="of:=([.F542]-[.C542])/0.0166667" office:value-type="float" office:value="37.0079259841483" calcext:value-type="float">
            <text:p>37.0079259841483</text:p>
          </table:table-cell>
          <table:table-cell table:formula="of:=DEGREES(ATAN(ABS([.F542]-[.C542])/ABS([.E542]-[.B542])))" office:value-type="float" office:value="3.06478514672589" calcext:value-type="float">
            <text:p>3.06478514672589</text:p>
          </table:table-cell>
          <table:table-cell table:formula="of:=SQRT(POWER([.H542];2)+POWER([.I542];2)+POWER([.J542];2))" office:value-type="float" office:value="692.459889422692" calcext:value-type="float">
            <text:p>692.459889422692</text:p>
          </table:table-cell>
        </table:table-row>
        <table:table-row table:style-name="ro1">
          <table:table-cell office:value-type="float" office:value="75.1766" calcext:value-type="float">
            <text:p>75.1766</text:p>
          </table:table-cell>
          <table:table-cell office:value-type="float" office:value="284.361" calcext:value-type="float">
            <text:p>284.361</text:p>
          </table:table-cell>
          <table:table-cell office:value-type="float" office:value="42.7792" calcext:value-type="float">
            <text:p>42.7792</text:p>
          </table:table-cell>
          <table:table-cell office:value-type="float" office:value="75.0941" calcext:value-type="float">
            <text:p>75.0941</text:p>
          </table:table-cell>
          <table:table-cell office:value-type="float" office:value="272.647" calcext:value-type="float">
            <text:p>272.647</text:p>
          </table:table-cell>
          <table:table-cell office:value-type="float" office:value="43.6434" calcext:value-type="float">
            <text:p>43.6434</text:p>
          </table:table-cell>
          <table:table-cell/>
          <table:table-cell table:formula="of:=([.D543]-[.A543])/0.0166667" office:value-type="float" office:value="-4.94999010001956" calcext:value-type="float">
            <text:p>-4.94999010001956</text:p>
          </table:table-cell>
          <table:table-cell table:formula="of:=ABS([.E543]-[.B543])/0.0166667" office:value-type="float" office:value="702.838594322811" calcext:value-type="float">
            <text:p>702.838594322811</text:p>
          </table:table-cell>
          <table:table-cell table:formula="of:=([.F543]-[.C543])/0.0166667" office:value-type="float" office:value="51.8518962962072" calcext:value-type="float">
            <text:p>51.8518962962072</text:p>
          </table:table-cell>
          <table:table-cell table:formula="of:=DEGREES(ATAN(ABS([.F543]-[.C543])/ABS([.E543]-[.B543])))" office:value-type="float" office:value="4.21935054906243" calcext:value-type="float">
            <text:p>4.21935054906243</text:p>
          </table:table-cell>
          <table:table-cell table:formula="of:=SQRT(POWER([.H543];2)+POWER([.I543];2)+POWER([.J543];2))" office:value-type="float" office:value="704.766068437725" calcext:value-type="float">
            <text:p>704.766068437725</text:p>
          </table:table-cell>
        </table:table-row>
        <table:table-row table:style-name="ro1">
          <table:table-cell office:value-type="float" office:value="75.1961" calcext:value-type="float">
            <text:p>75.1961</text:p>
          </table:table-cell>
          <table:table-cell office:value-type="float" office:value="286.981" calcext:value-type="float">
            <text:p>286.981</text:p>
          </table:table-cell>
          <table:table-cell office:value-type="float" office:value="42.8738" calcext:value-type="float">
            <text:p>42.8738</text:p>
          </table:table-cell>
          <table:table-cell office:value-type="float" office:value="75.3542" calcext:value-type="float">
            <text:p>75.3542</text:p>
          </table:table-cell>
          <table:table-cell office:value-type="float" office:value="273.82" calcext:value-type="float">
            <text:p>273.82</text:p>
          </table:table-cell>
          <table:table-cell office:value-type="float" office:value="44.1952" calcext:value-type="float">
            <text:p>44.1952</text:p>
          </table:table-cell>
          <table:table-cell/>
          <table:table-cell table:formula="of:=([.D544]-[.A544])/0.0166667" office:value-type="float" office:value="9.48598102803822" calcext:value-type="float">
            <text:p>9.48598102803822</text:p>
          </table:table-cell>
          <table:table-cell table:formula="of:=ABS([.E544]-[.B544])/0.0166667" office:value-type="float" office:value="789.658420683159" calcext:value-type="float">
            <text:p>789.658420683159</text:p>
          </table:table-cell>
          <table:table-cell table:formula="of:=([.F544]-[.C544])/0.0166667" office:value-type="float" office:value="79.283841432317" calcext:value-type="float">
            <text:p>79.283841432317</text:p>
          </table:table-cell>
          <table:table-cell table:formula="of:=DEGREES(ATAN(ABS([.F544]-[.C544])/ABS([.E544]-[.B544])))" office:value-type="float" office:value="5.73343707168889" calcext:value-type="float">
            <text:p>5.73343707168889</text:p>
          </table:table-cell>
          <table:table-cell table:formula="of:=SQRT(POWER([.H544];2)+POWER([.I544];2)+POWER([.J544];2))" office:value-type="float" office:value="793.6852856795" calcext:value-type="float">
            <text:p>793.6852856795</text:p>
          </table:table-cell>
        </table:table-row>
        <table:table-row table:style-name="ro1">
          <table:table-cell office:value-type="float" office:value="75.4206" calcext:value-type="float">
            <text:p>75.4206</text:p>
          </table:table-cell>
          <table:table-cell office:value-type="float" office:value="283.192" calcext:value-type="float">
            <text:p>283.192</text:p>
          </table:table-cell>
          <table:table-cell office:value-type="float" office:value="42.2042" calcext:value-type="float">
            <text:p>42.2042</text:p>
          </table:table-cell>
          <table:table-cell office:value-type="float" office:value="75.3312" calcext:value-type="float">
            <text:p>75.3312</text:p>
          </table:table-cell>
          <table:table-cell office:value-type="float" office:value="271.629" calcext:value-type="float">
            <text:p>271.629</text:p>
          </table:table-cell>
          <table:table-cell office:value-type="float" office:value="42.5714" calcext:value-type="float">
            <text:p>42.5714</text:p>
          </table:table-cell>
          <table:table-cell/>
          <table:table-cell table:formula="of:=([.D545]-[.A545])/0.0166667" office:value-type="float" office:value="-5.36398927202132" calcext:value-type="float">
            <text:p>-5.36398927202132</text:p>
          </table:table-cell>
          <table:table-cell table:formula="of:=ABS([.E545]-[.B545])/0.0166667" office:value-type="float" office:value="693.778612442774" calcext:value-type="float">
            <text:p>693.778612442774</text:p>
          </table:table-cell>
          <table:table-cell table:formula="of:=([.F545]-[.C545])/0.0166667" office:value-type="float" office:value="22.0319559360879" calcext:value-type="float">
            <text:p>22.0319559360879</text:p>
          </table:table-cell>
          <table:table-cell table:formula="of:=DEGREES(ATAN(ABS([.F545]-[.C545])/ABS([.E545]-[.B545])))" office:value-type="float" office:value="1.81890012009356" calcext:value-type="float">
            <text:p>1.81890012009356</text:p>
          </table:table-cell>
          <table:table-cell table:formula="of:=SQRT(POWER([.H545];2)+POWER([.I545];2)+POWER([.J545];2))" office:value-type="float" office:value="694.149078041815" calcext:value-type="float">
            <text:p>694.149078041815</text:p>
          </table:table-cell>
        </table:table-row>
        <table:table-row table:style-name="ro1">
          <table:table-cell office:value-type="float" office:value="75.4223" calcext:value-type="float">
            <text:p>75.4223</text:p>
          </table:table-cell>
          <table:table-cell office:value-type="float" office:value="283.041" calcext:value-type="float">
            <text:p>283.041</text:p>
          </table:table-cell>
          <table:table-cell office:value-type="float" office:value="42.9853" calcext:value-type="float">
            <text:p>42.9853</text:p>
          </table:table-cell>
          <table:table-cell office:value-type="float" office:value="75.5624" calcext:value-type="float">
            <text:p>75.5624</text:p>
          </table:table-cell>
          <table:table-cell office:value-type="float" office:value="268.866" calcext:value-type="float">
            <text:p>268.866</text:p>
          </table:table-cell>
          <table:table-cell office:value-type="float" office:value="44.2446" calcext:value-type="float">
            <text:p>44.2446</text:p>
          </table:table-cell>
          <table:table-cell/>
          <table:table-cell table:formula="of:=([.D546]-[.A546])/0.0166667" office:value-type="float" office:value="8.40598318803301" calcext:value-type="float">
            <text:p>8.40598318803301</text:p>
          </table:table-cell>
          <table:table-cell table:formula="of:=ABS([.E546]-[.B546])/0.0166667" office:value-type="float" office:value="850.498299003403" calcext:value-type="float">
            <text:p>850.498299003403</text:p>
          </table:table-cell>
          <table:table-cell table:formula="of:=([.F546]-[.C546])/0.0166667" office:value-type="float" office:value="75.557848884302" calcext:value-type="float">
            <text:p>75.557848884302</text:p>
          </table:table-cell>
          <table:table-cell table:formula="of:=DEGREES(ATAN(ABS([.F546]-[.C546])/ABS([.E546]-[.B546])))" office:value-type="float" office:value="5.07680060724626" calcext:value-type="float">
            <text:p>5.07680060724626</text:p>
          </table:table-cell>
          <table:table-cell table:formula="of:=SQRT(POWER([.H546];2)+POWER([.I546];2)+POWER([.J546];2))" office:value-type="float" office:value="853.889340423607" calcext:value-type="float">
            <text:p>853.889340423607</text:p>
          </table:table-cell>
        </table:table-row>
        <table:table-row table:style-name="ro1">
          <table:table-cell office:value-type="float" office:value="74.8847" calcext:value-type="float">
            <text:p>74.8847</text:p>
          </table:table-cell>
          <table:table-cell office:value-type="float" office:value="279.247" calcext:value-type="float">
            <text:p>279.247</text:p>
          </table:table-cell>
          <table:table-cell office:value-type="float" office:value="42.3376" calcext:value-type="float">
            <text:p>42.3376</text:p>
          </table:table-cell>
          <table:table-cell office:value-type="float" office:value="74.8009" calcext:value-type="float">
            <text:p>74.8009</text:p>
          </table:table-cell>
          <table:table-cell office:value-type="float" office:value="266.592" calcext:value-type="float">
            <text:p>266.592</text:p>
          </table:table-cell>
          <table:table-cell office:value-type="float" office:value="42.9088" calcext:value-type="float">
            <text:p>42.9088</text:p>
          </table:table-cell>
          <table:table-cell/>
          <table:table-cell table:formula="of:=([.D547]-[.A547])/0.0166667" office:value-type="float" office:value="-5.02798994401991" calcext:value-type="float">
            <text:p>-5.02798994401991</text:p>
          </table:table-cell>
          <table:table-cell table:formula="of:=ABS([.E547]-[.B547])/0.0166667" office:value-type="float" office:value="759.298481403039" calcext:value-type="float">
            <text:p>759.298481403039</text:p>
          </table:table-cell>
          <table:table-cell table:formula="of:=([.F547]-[.C547])/0.0166667" office:value-type="float" office:value="34.2719314561369" calcext:value-type="float">
            <text:p>34.2719314561369</text:p>
          </table:table-cell>
          <table:table-cell table:formula="of:=DEGREES(ATAN(ABS([.F547]-[.C547])/ABS([.E547]-[.B547])))" office:value-type="float" office:value="2.58436597316896" calcext:value-type="float">
            <text:p>2.58436597316896</text:p>
          </table:table-cell>
          <table:table-cell table:formula="of:=SQRT(POWER([.H547];2)+POWER([.I547];2)+POWER([.J547];2))" office:value-type="float" office:value="760.088172404737" calcext:value-type="float">
            <text:p>760.088172404737</text:p>
          </table:table-cell>
        </table:table-row>
        <table:table-row table:style-name="ro1">
          <table:table-cell office:value-type="float" office:value="74.6349" calcext:value-type="float">
            <text:p>74.6349</text:p>
          </table:table-cell>
          <table:table-cell office:value-type="float" office:value="279.008" calcext:value-type="float">
            <text:p>279.008</text:p>
          </table:table-cell>
          <table:table-cell office:value-type="float" office:value="43.3795" calcext:value-type="float">
            <text:p>43.3795</text:p>
          </table:table-cell>
          <table:table-cell office:value-type="float" office:value="74.3139" calcext:value-type="float">
            <text:p>74.3139</text:p>
          </table:table-cell>
          <table:table-cell office:value-type="float" office:value="266.245" calcext:value-type="float">
            <text:p>266.245</text:p>
          </table:table-cell>
          <table:table-cell office:value-type="float" office:value="44.4325" calcext:value-type="float">
            <text:p>44.4325</text:p>
          </table:table-cell>
          <table:table-cell/>
          <table:table-cell table:formula="of:=([.D548]-[.A548])/0.0166667" office:value-type="float" office:value="-19.2599614800769" calcext:value-type="float">
            <text:p>-19.2599614800769</text:p>
          </table:table-cell>
          <table:table-cell table:formula="of:=ABS([.E548]-[.B548])/0.0166667" office:value-type="float" office:value="765.778468443062" calcext:value-type="float">
            <text:p>765.778468443062</text:p>
          </table:table-cell>
          <table:table-cell table:formula="of:=([.F548]-[.C548])/0.0166667" office:value-type="float" office:value="63.1798736402526" calcext:value-type="float">
            <text:p>63.1798736402526</text:p>
          </table:table-cell>
          <table:table-cell table:formula="of:=DEGREES(ATAN(ABS([.F548]-[.C548])/ABS([.E548]-[.B548])))" office:value-type="float" office:value="4.71645532447609" calcext:value-type="float">
            <text:p>4.71645532447609</text:p>
          </table:table-cell>
          <table:table-cell table:formula="of:=SQRT(POWER([.H548];2)+POWER([.I548];2)+POWER([.J548];2))" office:value-type="float" office:value="768.621691913788" calcext:value-type="float">
            <text:p>768.621691913788</text:p>
          </table:table-cell>
        </table:table-row>
        <table:table-row table:style-name="ro1">
          <table:table-cell office:value-type="float" office:value="75.1778" calcext:value-type="float">
            <text:p>75.1778</text:p>
          </table:table-cell>
          <table:table-cell office:value-type="float" office:value="284.26" calcext:value-type="float">
            <text:p>284.26</text:p>
          </table:table-cell>
          <table:table-cell office:value-type="float" office:value="43.3008" calcext:value-type="float">
            <text:p>43.3008</text:p>
          </table:table-cell>
          <table:table-cell office:value-type="float" office:value="75.0959" calcext:value-type="float">
            <text:p>75.0959</text:p>
          </table:table-cell>
          <table:table-cell office:value-type="float" office:value="272.505" calcext:value-type="float">
            <text:p>272.505</text:p>
          </table:table-cell>
          <table:table-cell office:value-type="float" office:value="44.406" calcext:value-type="float">
            <text:p>44.406</text:p>
          </table:table-cell>
          <table:table-cell/>
          <table:table-cell table:formula="of:=([.D549]-[.A549])/0.0166667" office:value-type="float" office:value="-4.91399017201993" calcext:value-type="float">
            <text:p>-4.91399017201993</text:p>
          </table:table-cell>
          <table:table-cell table:formula="of:=ABS([.E549]-[.B549])/0.0166667" office:value-type="float" office:value="705.298589402821" calcext:value-type="float">
            <text:p>705.298589402821</text:p>
          </table:table-cell>
          <table:table-cell table:formula="of:=([.F549]-[.C549])/0.0166667" office:value-type="float" office:value="66.311867376265" calcext:value-type="float">
            <text:p>66.311867376265</text:p>
          </table:table-cell>
          <table:table-cell table:formula="of:=DEGREES(ATAN(ABS([.F549]-[.C549])/ABS([.E549]-[.B549])))" office:value-type="float" office:value="5.37113509679369" calcext:value-type="float">
            <text:p>5.37113509679369</text:p>
          </table:table-cell>
          <table:table-cell table:formula="of:=SQRT(POWER([.H549];2)+POWER([.I549];2)+POWER([.J549];2))" office:value-type="float" office:value="708.426080313216" calcext:value-type="float">
            <text:p>708.426080313216</text:p>
          </table:table-cell>
        </table:table-row>
        <table:table-row table:style-name="ro1">
          <table:table-cell office:value-type="float" office:value="75.1761" calcext:value-type="float">
            <text:p>75.1761</text:p>
          </table:table-cell>
          <table:table-cell office:value-type="float" office:value="284.427" calcext:value-type="float">
            <text:p>284.427</text:p>
          </table:table-cell>
          <table:table-cell office:value-type="float" office:value="42.5156" calcext:value-type="float">
            <text:p>42.5156</text:p>
          </table:table-cell>
          <table:table-cell office:value-type="float" office:value="75.0849" calcext:value-type="float">
            <text:p>75.0849</text:p>
          </table:table-cell>
          <table:table-cell office:value-type="float" office:value="271.417" calcext:value-type="float">
            <text:p>271.417</text:p>
          </table:table-cell>
          <table:table-cell office:value-type="float" office:value="43.5941" calcext:value-type="float">
            <text:p>43.5941</text:p>
          </table:table-cell>
          <table:table-cell/>
          <table:table-cell table:formula="of:=([.D550]-[.A550])/0.0166667" office:value-type="float" office:value="-5.47198905602192" calcext:value-type="float">
            <text:p>-5.47198905602192</text:p>
          </table:table-cell>
          <table:table-cell table:formula="of:=ABS([.E550]-[.B550])/0.0166667" office:value-type="float" office:value="780.598438803125" calcext:value-type="float">
            <text:p>780.598438803125</text:p>
          </table:table-cell>
          <table:table-cell table:formula="of:=([.F550]-[.C550])/0.0166667" office:value-type="float" office:value="64.7098705802587" calcext:value-type="float">
            <text:p>64.7098705802587</text:p>
          </table:table-cell>
          <table:table-cell table:formula="of:=DEGREES(ATAN(ABS([.F550]-[.C550])/ABS([.E550]-[.B550])))" office:value-type="float" office:value="4.73885702189105" calcext:value-type="float">
            <text:p>4.73885702189105</text:p>
          </table:table-cell>
          <table:table-cell table:formula="of:=SQRT(POWER([.H550];2)+POWER([.I550];2)+POWER([.J550];2))" office:value-type="float" office:value="783.295112123534" calcext:value-type="float">
            <text:p>783.295112123534</text:p>
          </table:table-cell>
        </table:table-row>
        <table:table-row table:style-name="ro1">
          <table:table-cell office:value-type="float" office:value="74.8523" calcext:value-type="float">
            <text:p>74.8523</text:p>
          </table:table-cell>
          <table:table-cell office:value-type="float" office:value="273.979" calcext:value-type="float">
            <text:p>273.979</text:p>
          </table:table-cell>
          <table:table-cell office:value-type="float" office:value="43.1845" calcext:value-type="float">
            <text:p>43.1845</text:p>
          </table:table-cell>
          <table:table-cell office:value-type="float" office:value="74.7702" calcext:value-type="float">
            <text:p>74.7702</text:p>
          </table:table-cell>
          <table:table-cell office:value-type="float" office:value="261.591" calcext:value-type="float">
            <text:p>261.591</text:p>
          </table:table-cell>
          <table:table-cell office:value-type="float" office:value="43.7293" calcext:value-type="float">
            <text:p>43.7293</text:p>
          </table:table-cell>
          <table:table-cell/>
          <table:table-cell table:formula="of:=([.D551]-[.A551])/0.0166667" office:value-type="float" office:value="-4.92599014801952" calcext:value-type="float">
            <text:p>-4.92599014801952</text:p>
          </table:table-cell>
          <table:table-cell table:formula="of:=ABS([.E551]-[.B551])/0.0166667" office:value-type="float" office:value="743.278513442972" calcext:value-type="float">
            <text:p>743.278513442972</text:p>
          </table:table-cell>
          <table:table-cell table:formula="of:=([.F551]-[.C551])/0.0166667" office:value-type="float" office:value="32.6879346241309" calcext:value-type="float">
            <text:p>32.6879346241309</text:p>
          </table:table-cell>
          <table:table-cell table:formula="of:=DEGREES(ATAN(ABS([.F551]-[.C551])/ABS([.E551]-[.B551])))" office:value-type="float" office:value="2.51813369273816" calcext:value-type="float">
            <text:p>2.51813369273816</text:p>
          </table:table-cell>
          <table:table-cell table:formula="of:=SQRT(POWER([.H551];2)+POWER([.I551];2)+POWER([.J551];2))" office:value-type="float" office:value="744.013249206574" calcext:value-type="float">
            <text:p>744.013249206574</text:p>
          </table:table-cell>
        </table:table-row>
        <table:table-row table:style-name="ro1">
          <table:table-cell office:value-type="float" office:value="75.1128" calcext:value-type="float">
            <text:p>75.1128</text:p>
          </table:table-cell>
          <table:table-cell office:value-type="float" office:value="275.154" calcext:value-type="float">
            <text:p>275.154</text:p>
          </table:table-cell>
          <table:table-cell office:value-type="float" office:value="43.738" calcext:value-type="float">
            <text:p>43.738</text:p>
          </table:table-cell>
          <table:table-cell office:value-type="float" office:value="75.0327" calcext:value-type="float">
            <text:p>75.0327</text:p>
          </table:table-cell>
          <table:table-cell office:value-type="float" office:value="263.916" calcext:value-type="float">
            <text:p>263.916</text:p>
          </table:table-cell>
          <table:table-cell office:value-type="float" office:value="44.3157" calcext:value-type="float">
            <text:p>44.3157</text:p>
          </table:table-cell>
          <table:table-cell/>
          <table:table-cell table:formula="of:=([.D552]-[.A552])/0.0166667" office:value-type="float" office:value="-4.80599038801847" calcext:value-type="float">
            <text:p>-4.80599038801847</text:p>
          </table:table-cell>
          <table:table-cell table:formula="of:=ABS([.E552]-[.B552])/0.0166667" office:value-type="float" office:value="674.278651442697" calcext:value-type="float">
            <text:p>674.278651442697</text:p>
          </table:table-cell>
          <table:table-cell table:formula="of:=([.F552]-[.C552])/0.0166667" office:value-type="float" office:value="34.6619306761387" calcext:value-type="float">
            <text:p>34.6619306761387</text:p>
          </table:table-cell>
          <table:table-cell table:formula="of:=DEGREES(ATAN(ABS([.F552]-[.C552])/ABS([.E552]-[.B552])))" office:value-type="float" office:value="2.94275331903039" calcext:value-type="float">
            <text:p>2.94275331903039</text:p>
          </table:table-cell>
          <table:table-cell table:formula="of:=SQRT(POWER([.H552];2)+POWER([.I552];2)+POWER([.J552];2))" office:value-type="float" office:value="675.186083071318" calcext:value-type="float">
            <text:p>675.186083071318</text:p>
          </table:table-cell>
        </table:table-row>
        <table:table-row table:style-name="ro1">
          <table:table-cell office:value-type="float" office:value="74.604" calcext:value-type="float">
            <text:p>74.604</text:p>
          </table:table-cell>
          <table:table-cell office:value-type="float" office:value="273.851" calcext:value-type="float">
            <text:p>273.851</text:p>
          </table:table-cell>
          <table:table-cell office:value-type="float" office:value="43.7025" calcext:value-type="float">
            <text:p>43.7025</text:p>
          </table:table-cell>
          <table:table-cell office:value-type="float" office:value="74.2924" calcext:value-type="float">
            <text:p>74.2924</text:p>
          </table:table-cell>
          <table:table-cell office:value-type="float" office:value="262.63" calcext:value-type="float">
            <text:p>262.63</text:p>
          </table:table-cell>
          <table:table-cell office:value-type="float" office:value="44.2889" calcext:value-type="float">
            <text:p>44.2889</text:p>
          </table:table-cell>
          <table:table-cell/>
          <table:table-cell table:formula="of:=([.D553]-[.A553])/0.0166667" office:value-type="float" office:value="-18.6959626080747" calcext:value-type="float">
            <text:p>-18.6959626080747</text:p>
          </table:table-cell>
          <table:table-cell table:formula="of:=ABS([.E553]-[.B553])/0.0166667" office:value-type="float" office:value="673.258653482693" calcext:value-type="float">
            <text:p>673.258653482693</text:p>
          </table:table-cell>
          <table:table-cell table:formula="of:=([.F553]-[.C553])/0.0166667" office:value-type="float" office:value="35.1839296321406" calcext:value-type="float">
            <text:p>35.1839296321406</text:p>
          </table:table-cell>
          <table:table-cell table:formula="of:=DEGREES(ATAN(ABS([.F553]-[.C553])/ABS([.E553]-[.B553])))" office:value-type="float" office:value="2.99150782519606" calcext:value-type="float">
            <text:p>2.99150782519606</text:p>
          </table:table-cell>
          <table:table-cell table:formula="of:=SQRT(POWER([.H553];2)+POWER([.I553];2)+POWER([.J553];2))" office:value-type="float" office:value="674.436551805677" calcext:value-type="float">
            <text:p>674.436551805677</text:p>
          </table:table-cell>
        </table:table-row>
        <table:table-row table:style-name="ro1">
          <table:table-cell office:value-type="float" office:value="75.1663" calcext:value-type="float">
            <text:p>75.1663</text:p>
          </table:table-cell>
          <table:table-cell office:value-type="float" office:value="283.124" calcext:value-type="float">
            <text:p>283.124</text:p>
          </table:table-cell>
          <table:table-cell office:value-type="float" office:value="42.4699" calcext:value-type="float">
            <text:p>42.4699</text:p>
          </table:table-cell>
          <table:table-cell office:value-type="float" office:value="75.0837" calcext:value-type="float">
            <text:p>75.0837</text:p>
          </table:table-cell>
          <table:table-cell office:value-type="float" office:value="271.518" calcext:value-type="float">
            <text:p>271.518</text:p>
          </table:table-cell>
          <table:table-cell office:value-type="float" office:value="43.0851" calcext:value-type="float">
            <text:p>43.0851</text:p>
          </table:table-cell>
          <table:table-cell/>
          <table:table-cell table:formula="of:=([.D554]-[.A554])/0.0166667" office:value-type="float" office:value="-4.95599008802064" calcext:value-type="float">
            <text:p>-4.95599008802064</text:p>
          </table:table-cell>
          <table:table-cell table:formula="of:=ABS([.E554]-[.B554])/0.0166667" office:value-type="float" office:value="696.358607282789" calcext:value-type="float">
            <text:p>696.358607282789</text:p>
          </table:table-cell>
          <table:table-cell table:formula="of:=([.F554]-[.C554])/0.0166667" office:value-type="float" office:value="36.9119261761473" calcext:value-type="float">
            <text:p>36.9119261761473</text:p>
          </table:table-cell>
          <table:table-cell table:formula="of:=DEGREES(ATAN(ABS([.F554]-[.C554])/ABS([.E554]-[.B554])))" office:value-type="float" office:value="3.034241433931" calcext:value-type="float">
            <text:p>3.034241433931</text:p>
          </table:table-cell>
          <table:table-cell table:formula="of:=SQRT(POWER([.H554];2)+POWER([.I554];2)+POWER([.J554];2))" office:value-type="float" office:value="697.353828460568" calcext:value-type="float">
            <text:p>697.353828460568</text:p>
          </table:table-cell>
        </table:table-row>
        <table:table-row table:style-name="ro1">
          <table:table-cell office:value-type="float" office:value="75.1304" calcext:value-type="float">
            <text:p>75.1304</text:p>
          </table:table-cell>
          <table:table-cell office:value-type="float" office:value="277.781" calcext:value-type="float">
            <text:p>277.781</text:p>
          </table:table-cell>
          <table:table-cell office:value-type="float" office:value="43.32" calcext:value-type="float">
            <text:p>43.32</text:p>
          </table:table-cell>
          <table:table-cell office:value-type="float" office:value="75.2862" calcext:value-type="float">
            <text:p>75.2862</text:p>
          </table:table-cell>
          <table:table-cell office:value-type="float" office:value="265.193" calcext:value-type="float">
            <text:p>265.193</text:p>
          </table:table-cell>
          <table:table-cell office:value-type="float" office:value="44.1068" calcext:value-type="float">
            <text:p>44.1068</text:p>
          </table:table-cell>
          <table:table-cell/>
          <table:table-cell table:formula="of:=([.D555]-[.A555])/0.0166667" office:value-type="float" office:value="9.34798130403735" calcext:value-type="float">
            <text:p>9.34798130403735</text:p>
          </table:table-cell>
          <table:table-cell table:formula="of:=ABS([.E555]-[.B555])/0.0166667" office:value-type="float" office:value="755.278489443023" calcext:value-type="float">
            <text:p>755.278489443023</text:p>
          </table:table-cell>
          <table:table-cell table:formula="of:=([.F555]-[.C555])/0.0166667" office:value-type="float" office:value="47.2079055841888" calcext:value-type="float">
            <text:p>47.2079055841888</text:p>
          </table:table-cell>
          <table:table-cell table:formula="of:=DEGREES(ATAN(ABS([.F555]-[.C555])/ABS([.E555]-[.B555])))" office:value-type="float" office:value="3.57656107036048" calcext:value-type="float">
            <text:p>3.57656107036048</text:p>
          </table:table-cell>
          <table:table-cell table:formula="of:=SQRT(POWER([.H555];2)+POWER([.I555];2)+POWER([.J555];2))" office:value-type="float" office:value="756.810126596784" calcext:value-type="float">
            <text:p>756.810126596784</text:p>
          </table:table-cell>
        </table:table-row>
        <table:table-row table:style-name="ro1">
          <table:table-cell office:value-type="float" office:value="74.9128" calcext:value-type="float">
            <text:p>74.9128</text:p>
          </table:table-cell>
          <table:table-cell office:value-type="float" office:value="282.989" calcext:value-type="float">
            <text:p>282.989</text:p>
          </table:table-cell>
          <table:table-cell office:value-type="float" office:value="42.9982" calcext:value-type="float">
            <text:p>42.9982</text:p>
          </table:table-cell>
          <table:table-cell office:value-type="float" office:value="74.8378" calcext:value-type="float">
            <text:p>74.8378</text:p>
          </table:table-cell>
          <table:table-cell office:value-type="float" office:value="271.297" calcext:value-type="float">
            <text:p>271.297</text:p>
          </table:table-cell>
          <table:table-cell office:value-type="float" office:value="44.1081" calcext:value-type="float">
            <text:p>44.1081</text:p>
          </table:table-cell>
          <table:table-cell/>
          <table:table-cell table:formula="of:=([.D556]-[.A556])/0.0166667" office:value-type="float" office:value="-4.49999100001817" calcext:value-type="float">
            <text:p>-4.49999100001817</text:p>
          </table:table-cell>
          <table:table-cell table:formula="of:=ABS([.E556]-[.B556])/0.0166667" office:value-type="float" office:value="701.518596962803" calcext:value-type="float">
            <text:p>701.518596962803</text:p>
          </table:table-cell>
          <table:table-cell table:formula="of:=([.F556]-[.C556])/0.0166667" office:value-type="float" office:value="66.5938668122666" calcext:value-type="float">
            <text:p>66.5938668122666</text:p>
          </table:table-cell>
          <table:table-cell table:formula="of:=DEGREES(ATAN(ABS([.F556]-[.C556])/ABS([.E556]-[.B556])))" office:value-type="float" office:value="5.4227329310845" calcext:value-type="float">
            <text:p>5.4227329310845</text:p>
          </table:table-cell>
          <table:table-cell table:formula="of:=SQRT(POWER([.H556];2)+POWER([.I556];2)+POWER([.J556];2))" office:value-type="float" office:value="704.686692722851" calcext:value-type="float">
            <text:p>704.686692722851</text:p>
          </table:table-cell>
        </table:table-row>
        <table:table-row table:style-name="ro1">
          <table:table-cell office:value-type="float" office:value="74.6795" calcext:value-type="float">
            <text:p>74.6795</text:p>
          </table:table-cell>
          <table:table-cell office:value-type="float" office:value="287.159" calcext:value-type="float">
            <text:p>287.159</text:p>
          </table:table-cell>
          <table:table-cell office:value-type="float" office:value="41.8327" calcext:value-type="float">
            <text:p>41.8327</text:p>
          </table:table-cell>
          <table:table-cell office:value-type="float" office:value="74.5579" calcext:value-type="float">
            <text:p>74.5579</text:p>
          </table:table-cell>
          <table:table-cell office:value-type="float" office:value="266.368" calcext:value-type="float">
            <text:p>266.368</text:p>
          </table:table-cell>
          <table:table-cell office:value-type="float" office:value="43.9233" calcext:value-type="float">
            <text:p>43.9233</text:p>
          </table:table-cell>
          <table:table-cell/>
          <table:table-cell table:formula="of:=([.D557]-[.A557])/0.0166667" office:value-type="float" office:value="-7.29598540802923" calcext:value-type="float">
            <text:p>-7.29598540802923</text:p>
          </table:table-cell>
          <table:table-cell table:formula="of:=ABS([.E557]-[.B557])/0.0166667" office:value-type="float" office:value="1247.45750508499" calcext:value-type="float">
            <text:p>1247.45750508499</text:p>
          </table:table-cell>
          <table:table-cell table:formula="of:=([.F557]-[.C557])/0.0166667" office:value-type="float" office:value="125.435749128501" calcext:value-type="float">
            <text:p>125.435749128501</text:p>
          </table:table-cell>
          <table:table-cell table:formula="of:=DEGREES(ATAN(ABS([.F557]-[.C557])/ABS([.E557]-[.B557])))" office:value-type="float" office:value="5.74196930492656" calcext:value-type="float">
            <text:p>5.74196930492656</text:p>
          </table:table-cell>
          <table:table-cell table:formula="of:=SQRT(POWER([.H557];2)+POWER([.I557];2)+POWER([.J557];2))" office:value-type="float" office:value="1253.76935101931" calcext:value-type="float">
            <text:p>1253.76935101931</text:p>
          </table:table-cell>
        </table:table-row>
        <table:table-row table:style-name="ro1">
          <table:table-cell office:value-type="float" office:value="75.4725" calcext:value-type="float">
            <text:p>75.4725</text:p>
          </table:table-cell>
          <table:table-cell office:value-type="float" office:value="289.814" calcext:value-type="float">
            <text:p>289.814</text:p>
          </table:table-cell>
          <table:table-cell office:value-type="float" office:value="42.1712" calcext:value-type="float">
            <text:p>42.1712</text:p>
          </table:table-cell>
          <table:table-cell office:value-type="float" office:value="75.3538" calcext:value-type="float">
            <text:p>75.3538</text:p>
          </table:table-cell>
          <table:table-cell office:value-type="float" office:value="273.876" calcext:value-type="float">
            <text:p>273.876</text:p>
          </table:table-cell>
          <table:table-cell office:value-type="float" office:value="43.939" calcext:value-type="float">
            <text:p>43.939</text:p>
          </table:table-cell>
          <table:table-cell/>
          <table:table-cell table:formula="of:=([.D558]-[.A558])/0.0166667" office:value-type="float" office:value="-7.12198575602788" calcext:value-type="float">
            <text:p>-7.12198575602788</text:p>
          </table:table-cell>
          <table:table-cell table:formula="of:=ABS([.E558]-[.B558])/0.0166667" office:value-type="float" office:value="956.278087443828" calcext:value-type="float">
            <text:p>956.278087443828</text:p>
          </table:table-cell>
          <table:table-cell table:formula="of:=([.F558]-[.C558])/0.0166667" office:value-type="float" office:value="106.067787864424" calcext:value-type="float">
            <text:p>106.067787864424</text:p>
          </table:table-cell>
          <table:table-cell table:formula="of:=DEGREES(ATAN(ABS([.F558]-[.C558])/ABS([.E558]-[.B558])))" office:value-type="float" office:value="6.32922263328111" calcext:value-type="float">
            <text:p>6.32922263328111</text:p>
          </table:table-cell>
          <table:table-cell table:formula="of:=SQRT(POWER([.H558];2)+POWER([.I558];2)+POWER([.J558];2))" office:value-type="float" office:value="962.168841123421" calcext:value-type="float">
            <text:p>962.168841123421</text:p>
          </table:table-cell>
        </table:table-row>
        <table:table-row table:style-name="ro1">
          <table:table-cell office:value-type="float" office:value="74.6318" calcext:value-type="float">
            <text:p>74.6318</text:p>
          </table:table-cell>
          <table:table-cell office:value-type="float" office:value="279.207" calcext:value-type="float">
            <text:p>279.207</text:p>
          </table:table-cell>
          <table:table-cell office:value-type="float" office:value="42.3465" calcext:value-type="float">
            <text:p>42.3465</text:p>
          </table:table-cell>
          <table:table-cell office:value-type="float" office:value="74.5618" calcext:value-type="float">
            <text:p>74.5618</text:p>
          </table:table-cell>
          <table:table-cell office:value-type="float" office:value="267.806" calcext:value-type="float">
            <text:p>267.806</text:p>
          </table:table-cell>
          <table:table-cell office:value-type="float" office:value="42.7118" calcext:value-type="float">
            <text:p>42.7118</text:p>
          </table:table-cell>
          <table:table-cell/>
          <table:table-cell table:formula="of:=([.D559]-[.A559])/0.0166667" office:value-type="float" office:value="-4.19999160001639" calcext:value-type="float">
            <text:p>-4.19999160001639</text:p>
          </table:table-cell>
          <table:table-cell table:formula="of:=ABS([.E559]-[.B559])/0.0166667" office:value-type="float" office:value="684.058631882737" calcext:value-type="float">
            <text:p>684.058631882737</text:p>
          </table:table-cell>
          <table:table-cell table:formula="of:=([.F559]-[.C559])/0.0166667" office:value-type="float" office:value="21.9179561640875" calcext:value-type="float">
            <text:p>21.9179561640875</text:p>
          </table:table-cell>
          <table:table-cell table:formula="of:=DEGREES(ATAN(ABS([.F559]-[.C559])/ABS([.E559]-[.B559])))" office:value-type="float" office:value="1.83518903315578" calcext:value-type="float">
            <text:p>1.83518903315578</text:p>
          </table:table-cell>
          <table:table-cell table:formula="of:=SQRT(POWER([.H559];2)+POWER([.I559];2)+POWER([.J559];2))" office:value-type="float" office:value="684.422565806485" calcext:value-type="float">
            <text:p>684.422565806485</text:p>
          </table:table-cell>
        </table:table-row>
        <table:table-row table:style-name="ro1">
          <table:table-cell office:value-type="float" office:value="74.8949" calcext:value-type="float">
            <text:p>74.8949</text:p>
          </table:table-cell>
          <table:table-cell office:value-type="float" office:value="280.403" calcext:value-type="float">
            <text:p>280.403</text:p>
          </table:table-cell>
          <table:table-cell office:value-type="float" office:value="42.9052" calcext:value-type="float">
            <text:p>42.9052</text:p>
          </table:table-cell>
          <table:table-cell office:value-type="float" office:value="74.8192" calcext:value-type="float">
            <text:p>74.8192</text:p>
          </table:table-cell>
          <table:table-cell office:value-type="float" office:value="268.915" calcext:value-type="float">
            <text:p>268.915</text:p>
          </table:table-cell>
          <table:table-cell office:value-type="float" office:value="43.5088" calcext:value-type="float">
            <text:p>43.5088</text:p>
          </table:table-cell>
          <table:table-cell/>
          <table:table-cell table:formula="of:=([.D560]-[.A560])/0.0166667" office:value-type="float" office:value="-4.54199091601888" calcext:value-type="float">
            <text:p>-4.54199091601888</text:p>
          </table:table-cell>
          <table:table-cell table:formula="of:=ABS([.E560]-[.B560])/0.0166667" office:value-type="float" office:value="689.278621442757" calcext:value-type="float">
            <text:p>689.278621442757</text:p>
          </table:table-cell>
          <table:table-cell table:formula="of:=([.F560]-[.C560])/0.0166667" office:value-type="float" office:value="36.2159275681449" calcext:value-type="float">
            <text:p>36.2159275681449</text:p>
          </table:table-cell>
          <table:table-cell table:formula="of:=DEGREES(ATAN(ABS([.F560]-[.C560])/ABS([.E560]-[.B560])))" office:value-type="float" office:value="3.00765674828613" calcext:value-type="float">
            <text:p>3.00765674828613</text:p>
          </table:table-cell>
          <table:table-cell table:formula="of:=SQRT(POWER([.H560];2)+POWER([.I560];2)+POWER([.J560];2))" office:value-type="float" office:value="690.244334325991" calcext:value-type="float">
            <text:p>690.244334325991</text:p>
          </table:table-cell>
        </table:table-row>
        <table:table-row table:style-name="ro1">
          <table:table-cell office:value-type="float" office:value="75.4409" calcext:value-type="float">
            <text:p>75.4409</text:p>
          </table:table-cell>
          <table:table-cell office:value-type="float" office:value="285.858" calcext:value-type="float">
            <text:p>285.858</text:p>
          </table:table-cell>
          <table:table-cell office:value-type="float" office:value="42.0326" calcext:value-type="float">
            <text:p>42.0326</text:p>
          </table:table-cell>
          <table:table-cell office:value-type="float" office:value="75.3511" calcext:value-type="float">
            <text:p>75.3511</text:p>
          </table:table-cell>
          <table:table-cell office:value-type="float" office:value="274.123" calcext:value-type="float">
            <text:p>274.123</text:p>
          </table:table-cell>
          <table:table-cell office:value-type="float" office:value="42.6611" calcext:value-type="float">
            <text:p>42.6611</text:p>
          </table:table-cell>
          <table:table-cell/>
          <table:table-cell table:formula="of:=([.D561]-[.A561])/0.0166667" office:value-type="float" office:value="-5.38798922402136" calcext:value-type="float">
            <text:p>-5.38798922402136</text:p>
          </table:table-cell>
          <table:table-cell table:formula="of:=ABS([.E561]-[.B561])/0.0166667" office:value-type="float" office:value="704.098591802817" calcext:value-type="float">
            <text:p>704.098591802817</text:p>
          </table:table-cell>
          <table:table-cell table:formula="of:=([.F561]-[.C561])/0.0166667" office:value-type="float" office:value="37.7099245801506" calcext:value-type="float">
            <text:p>37.7099245801506</text:p>
          </table:table-cell>
          <table:table-cell table:formula="of:=DEGREES(ATAN(ABS([.F561]-[.C561])/ABS([.E561]-[.B561])))" office:value-type="float" office:value="3.06570306347083" calcext:value-type="float">
            <text:p>3.06570306347083</text:p>
          </table:table-cell>
          <table:table-cell table:formula="of:=SQRT(POWER([.H561];2)+POWER([.I561];2)+POWER([.J561];2))" office:value-type="float" office:value="705.128283235348" calcext:value-type="float">
            <text:p>705.128283235348</text:p>
          </table:table-cell>
        </table:table-row>
        <table:table-row table:style-name="ro1">
          <table:table-cell office:value-type="float" office:value="74.3849" calcext:value-type="float">
            <text:p>74.3849</text:p>
          </table:table-cell>
          <table:table-cell office:value-type="float" office:value="280.57" calcext:value-type="float">
            <text:p>280.57</text:p>
          </table:table-cell>
          <table:table-cell office:value-type="float" office:value="41.8782" calcext:value-type="float">
            <text:p>41.8782</text:p>
          </table:table-cell>
          <table:table-cell office:value-type="float" office:value="74.3133" calcext:value-type="float">
            <text:p>74.3133</text:p>
          </table:table-cell>
          <table:table-cell office:value-type="float" office:value="267.875" calcext:value-type="float">
            <text:p>267.875</text:p>
          </table:table-cell>
          <table:table-cell office:value-type="float" office:value="42.2127" calcext:value-type="float">
            <text:p>42.2127</text:p>
          </table:table-cell>
          <table:table-cell/>
          <table:table-cell table:formula="of:=([.D562]-[.A562])/0.0166667" office:value-type="float" office:value="-4.2959914080174" calcext:value-type="float">
            <text:p>-4.2959914080174</text:p>
          </table:table-cell>
          <table:table-cell table:formula="of:=ABS([.E562]-[.B562])/0.0166667" office:value-type="float" office:value="761.698476603046" calcext:value-type="float">
            <text:p>761.698476603046</text:p>
          </table:table-cell>
          <table:table-cell table:formula="of:=([.F562]-[.C562])/0.0166667" office:value-type="float" office:value="20.0699598600802" calcext:value-type="float">
            <text:p>20.0699598600802</text:p>
          </table:table-cell>
          <table:table-cell table:formula="of:=DEGREES(ATAN(ABS([.F562]-[.C562])/ABS([.E562]-[.B562])))" office:value-type="float" office:value="1.50933476015535" calcext:value-type="float">
            <text:p>1.50933476015535</text:p>
          </table:table-cell>
          <table:table-cell table:formula="of:=SQRT(POWER([.H562];2)+POWER([.I562];2)+POWER([.J562];2))" office:value-type="float" office:value="761.974952403532" calcext:value-type="float">
            <text:p>761.974952403532</text:p>
          </table:table-cell>
        </table:table-row>
        <table:table-row table:style-name="ro1">
          <table:table-cell office:value-type="float" office:value="74.6649" calcext:value-type="float">
            <text:p>74.6649</text:p>
          </table:table-cell>
          <table:table-cell office:value-type="float" office:value="284.364" calcext:value-type="float">
            <text:p>284.364</text:p>
          </table:table-cell>
          <table:table-cell office:value-type="float" office:value="42.5303" calcext:value-type="float">
            <text:p>42.5303</text:p>
          </table:table-cell>
          <table:table-cell office:value-type="float" office:value="74.5879" calcext:value-type="float">
            <text:p>74.5879</text:p>
          </table:table-cell>
          <table:table-cell office:value-type="float" office:value="271.355" calcext:value-type="float">
            <text:p>271.355</text:p>
          </table:table-cell>
          <table:table-cell office:value-type="float" office:value="43.6087" calcext:value-type="float">
            <text:p>43.6087</text:p>
          </table:table-cell>
          <table:table-cell/>
          <table:table-cell table:formula="of:=([.D563]-[.A563])/0.0166667" office:value-type="float" office:value="-4.61999076001837" calcext:value-type="float">
            <text:p>-4.61999076001837</text:p>
          </table:table-cell>
          <table:table-cell table:formula="of:=ABS([.E563]-[.B563])/0.0166667" office:value-type="float" office:value="780.53843892312" calcext:value-type="float">
            <text:p>780.53843892312</text:p>
          </table:table-cell>
          <table:table-cell table:formula="of:=([.F563]-[.C563])/0.0166667" office:value-type="float" office:value="64.7038705922589" calcext:value-type="float">
            <text:p>64.7038705922589</text:p>
          </table:table-cell>
          <table:table-cell table:formula="of:=DEGREES(ATAN(ABS([.F563]-[.C563])/ABS([.E563]-[.B563])))" office:value-type="float" office:value="4.73878221231338" calcext:value-type="float">
            <text:p>4.73878221231338</text:p>
          </table:table-cell>
          <table:table-cell table:formula="of:=SQRT(POWER([.H563];2)+POWER([.I563];2)+POWER([.J563];2))" office:value-type="float" office:value="783.229334116632" calcext:value-type="float">
            <text:p>783.229334116632</text:p>
          </table:table-cell>
        </table:table-row>
        <table:table-row table:style-name="ro1">
          <table:table-cell office:value-type="float" office:value="75.2036" calcext:value-type="float">
            <text:p>75.2036</text:p>
          </table:table-cell>
          <table:table-cell office:value-type="float" office:value="288.524" calcext:value-type="float">
            <text:p>288.524</text:p>
          </table:table-cell>
          <table:table-cell office:value-type="float" office:value="41.866" calcext:value-type="float">
            <text:p>41.866</text:p>
          </table:table-cell>
          <table:table-cell office:value-type="float" office:value="75.1197" calcext:value-type="float">
            <text:p>75.1197</text:p>
          </table:table-cell>
          <table:table-cell office:value-type="float" office:value="276.611" calcext:value-type="float">
            <text:p>276.611</text:p>
          </table:table-cell>
          <table:table-cell office:value-type="float" office:value="42.7592" calcext:value-type="float">
            <text:p>42.7592</text:p>
          </table:table-cell>
          <table:table-cell/>
          <table:table-cell table:formula="of:=([.D564]-[.A564])/0.0166667" office:value-type="float" office:value="-5.03398993202013" calcext:value-type="float">
            <text:p>-5.03398993202013</text:p>
          </table:table-cell>
          <table:table-cell table:formula="of:=ABS([.E564]-[.B564])/0.0166667" office:value-type="float" office:value="714.77857044286" calcext:value-type="float">
            <text:p>714.77857044286</text:p>
          </table:table-cell>
          <table:table-cell table:formula="of:=([.F564]-[.C564])/0.0166667" office:value-type="float" office:value="53.5918928162144" calcext:value-type="float">
            <text:p>53.5918928162144</text:p>
          </table:table-cell>
          <table:table-cell table:formula="of:=DEGREES(ATAN(ABS([.F564]-[.C564])/ABS([.E564]-[.B564])))" office:value-type="float" office:value="4.28783810740703" calcext:value-type="float">
            <text:p>4.28783810740703</text:p>
          </table:table-cell>
          <table:table-cell table:formula="of:=SQRT(POWER([.H564];2)+POWER([.I564];2)+POWER([.J564];2))" office:value-type="float" office:value="716.802508920413" calcext:value-type="float">
            <text:p>716.802508920413</text:p>
          </table:table-cell>
        </table:table-row>
        <table:table-row table:style-name="ro1">
          <table:table-cell office:value-type="float" office:value="74.9295" calcext:value-type="float">
            <text:p>74.9295</text:p>
          </table:table-cell>
          <table:table-cell office:value-type="float" office:value="285.693" calcext:value-type="float">
            <text:p>285.693</text:p>
          </table:table-cell>
          <table:table-cell office:value-type="float" office:value="42.571" calcext:value-type="float">
            <text:p>42.571</text:p>
          </table:table-cell>
          <table:table-cell office:value-type="float" office:value="74.6047" calcext:value-type="float">
            <text:p>74.6047</text:p>
          </table:table-cell>
          <table:table-cell office:value-type="float" office:value="273.795" calcext:value-type="float">
            <text:p>273.795</text:p>
          </table:table-cell>
          <table:table-cell office:value-type="float" office:value="43.9588" calcext:value-type="float">
            <text:p>43.9588</text:p>
          </table:table-cell>
          <table:table-cell/>
          <table:table-cell table:formula="of:=([.D565]-[.A565])/0.0166667" office:value-type="float" office:value="-19.4879610240786" calcext:value-type="float">
            <text:p>-19.4879610240786</text:p>
          </table:table-cell>
          <table:table-cell table:formula="of:=ABS([.E565]-[.B565])/0.0166667" office:value-type="float" office:value="713.878572242854" calcext:value-type="float">
            <text:p>713.878572242854</text:p>
          </table:table-cell>
          <table:table-cell table:formula="of:=([.F565]-[.C565])/0.0166667" office:value-type="float" office:value="83.267833464333" calcext:value-type="float">
            <text:p>83.267833464333</text:p>
          </table:table-cell>
          <table:table-cell table:formula="of:=DEGREES(ATAN(ABS([.F565]-[.C565])/ABS([.E565]-[.B565])))" office:value-type="float" office:value="6.6529997672234" calcext:value-type="float">
            <text:p>6.6529997672234</text:p>
          </table:table-cell>
          <table:table-cell table:formula="of:=SQRT(POWER([.H565];2)+POWER([.I565];2)+POWER([.J565];2))" office:value-type="float" office:value="718.982564894459" calcext:value-type="float">
            <text:p>718.982564894459</text:p>
          </table:table-cell>
        </table:table-row>
        <table:table-row table:style-name="ro1">
          <table:table-cell office:value-type="float" office:value="74.6327" calcext:value-type="float">
            <text:p>74.6327</text:p>
          </table:table-cell>
          <table:table-cell office:value-type="float" office:value="279.169" calcext:value-type="float">
            <text:p>279.169</text:p>
          </table:table-cell>
          <table:table-cell office:value-type="float" office:value="42.6031" calcext:value-type="float">
            <text:p>42.6031</text:p>
          </table:table-cell>
          <table:table-cell office:value-type="float" office:value="74.3168" calcext:value-type="float">
            <text:p>74.3168</text:p>
          </table:table-cell>
          <table:table-cell office:value-type="float" office:value="267.701" calcext:value-type="float">
            <text:p>267.701</text:p>
          </table:table-cell>
          <table:table-cell office:value-type="float" office:value="43.2207" calcext:value-type="float">
            <text:p>43.2207</text:p>
          </table:table-cell>
          <table:table-cell/>
          <table:table-cell table:formula="of:=([.D566]-[.A566])/0.0166667" office:value-type="float" office:value="-18.9539620920758" calcext:value-type="float">
            <text:p>-18.9539620920758</text:p>
          </table:table-cell>
          <table:table-cell table:formula="of:=ABS([.E566]-[.B566])/0.0166667" office:value-type="float" office:value="688.07862384275" calcext:value-type="float">
            <text:p>688.07862384275</text:p>
          </table:table-cell>
          <table:table-cell table:formula="of:=([.F566]-[.C566])/0.0166667" office:value-type="float" office:value="37.0559258881484" calcext:value-type="float">
            <text:p>37.0559258881484</text:p>
          </table:table-cell>
          <table:table-cell table:formula="of:=DEGREES(ATAN(ABS([.F566]-[.C566])/ABS([.E566]-[.B566])))" office:value-type="float" office:value="3.08264067356281" calcext:value-type="float">
            <text:p>3.08264067356281</text:p>
          </table:table-cell>
          <table:table-cell table:formula="of:=SQRT(POWER([.H566];2)+POWER([.I566];2)+POWER([.J566];2))" office:value-type="float" office:value="689.336338017769" calcext:value-type="float">
            <text:p>689.336338017769</text:p>
          </table:table-cell>
        </table:table-row>
        <table:table-row table:style-name="ro1">
          <table:table-cell office:value-type="float" office:value="74.9018" calcext:value-type="float">
            <text:p>74.9018</text:p>
          </table:table-cell>
          <table:table-cell office:value-type="float" office:value="281.863" calcext:value-type="float">
            <text:p>281.863</text:p>
          </table:table-cell>
          <table:table-cell office:value-type="float" office:value="42.1692" calcext:value-type="float">
            <text:p>42.1692</text:p>
          </table:table-cell>
          <table:table-cell office:value-type="float" office:value="74.5785" calcext:value-type="float">
            <text:p>74.5785</text:p>
          </table:table-cell>
          <table:table-cell office:value-type="float" office:value="270.235" calcext:value-type="float">
            <text:p>270.235</text:p>
          </table:table-cell>
          <table:table-cell office:value-type="float" office:value="43.0515" calcext:value-type="float">
            <text:p>43.0515</text:p>
          </table:table-cell>
          <table:table-cell/>
          <table:table-cell table:formula="of:=([.D567]-[.A567])/0.0166667" office:value-type="float" office:value="-19.3979612040769" calcext:value-type="float">
            <text:p>-19.3979612040769</text:p>
          </table:table-cell>
          <table:table-cell table:formula="of:=ABS([.E567]-[.B567])/0.0166667" office:value-type="float" office:value="697.67860464279" calcext:value-type="float">
            <text:p>697.67860464279</text:p>
          </table:table-cell>
          <table:table-cell table:formula="of:=([.F567]-[.C567])/0.0166667" office:value-type="float" office:value="52.9378941242114" calcext:value-type="float">
            <text:p>52.9378941242114</text:p>
          </table:table-cell>
          <table:table-cell table:formula="of:=DEGREES(ATAN(ABS([.F567]-[.C567])/ABS([.E567]-[.B567])))" office:value-type="float" office:value="4.33912837432379" calcext:value-type="float">
            <text:p>4.33912837432379</text:p>
          </table:table-cell>
          <table:table-cell table:formula="of:=SQRT(POWER([.H567];2)+POWER([.I567];2)+POWER([.J567];2))" office:value-type="float" office:value="699.95295335436" calcext:value-type="float">
            <text:p>699.95295335436</text:p>
          </table:table-cell>
        </table:table-row>
        <table:table-row table:style-name="ro1">
          <table:table-cell office:value-type="float" office:value="74.3608" calcext:value-type="float">
            <text:p>74.3608</text:p>
          </table:table-cell>
          <table:table-cell office:value-type="float" office:value="275.129" calcext:value-type="float">
            <text:p>275.129</text:p>
          </table:table-cell>
          <table:table-cell office:value-type="float" office:value="43.5008" calcext:value-type="float">
            <text:p>43.5008</text:p>
          </table:table-cell>
          <table:table-cell office:value-type="float" office:value="73.811" calcext:value-type="float">
            <text:p>73.811</text:p>
          </table:table-cell>
          <table:table-cell office:value-type="float" office:value="263.776" calcext:value-type="float">
            <text:p>263.776</text:p>
          </table:table-cell>
          <table:table-cell office:value-type="float" office:value="44.3497" calcext:value-type="float">
            <text:p>44.3497</text:p>
          </table:table-cell>
          <table:table-cell/>
          <table:table-cell table:formula="of:=([.D568]-[.A568])/0.0166667" office:value-type="float" office:value="-32.9879340241314" calcext:value-type="float">
            <text:p>-32.9879340241314</text:p>
          </table:table-cell>
          <table:table-cell table:formula="of:=ABS([.E568]-[.B568])/0.0166667" office:value-type="float" office:value="681.178637642725" calcext:value-type="float">
            <text:p>681.178637642725</text:p>
          </table:table-cell>
          <table:table-cell table:formula="of:=([.F568]-[.C568])/0.0166667" office:value-type="float" office:value="50.9338981322038" calcext:value-type="float">
            <text:p>50.9338981322038</text:p>
          </table:table-cell>
          <table:table-cell table:formula="of:=DEGREES(ATAN(ABS([.F568]-[.C568])/ABS([.E568]-[.B568])))" office:value-type="float" office:value="4.27623041328834" calcext:value-type="float">
            <text:p>4.27623041328834</text:p>
          </table:table-cell>
          <table:table-cell table:formula="of:=SQRT(POWER([.H568];2)+POWER([.I568];2)+POWER([.J568];2))" office:value-type="float" office:value="683.876306177456" calcext:value-type="float">
            <text:p>683.876306177456</text:p>
          </table:table-cell>
        </table:table-row>
        <table:table-row table:style-name="ro1">
          <table:table-cell office:value-type="float" office:value="74.5952" calcext:value-type="float">
            <text:p>74.5952</text:p>
          </table:table-cell>
          <table:table-cell office:value-type="float" office:value="272.656" calcext:value-type="float">
            <text:p>272.656</text:p>
          </table:table-cell>
          <table:table-cell office:value-type="float" office:value="43.3996" calcext:value-type="float">
            <text:p>43.3996</text:p>
          </table:table-cell>
          <table:table-cell office:value-type="float" office:value="74.2899" calcext:value-type="float">
            <text:p>74.2899</text:p>
          </table:table-cell>
          <table:table-cell office:value-type="float" office:value="262.774" calcext:value-type="float">
            <text:p>262.774</text:p>
          </table:table-cell>
          <table:table-cell office:value-type="float" office:value="43.5398" calcext:value-type="float">
            <text:p>43.5398</text:p>
          </table:table-cell>
          <table:table-cell/>
          <table:table-cell table:formula="of:=([.D569]-[.A569])/0.0166667" office:value-type="float" office:value="-18.3179633640734" calcext:value-type="float">
            <text:p>-18.3179633640734</text:p>
          </table:table-cell>
          <table:table-cell table:formula="of:=ABS([.E569]-[.B569])/0.0166667" office:value-type="float" office:value="592.918814162372" calcext:value-type="float">
            <text:p>592.918814162372</text:p>
          </table:table-cell>
          <table:table-cell table:formula="of:=([.F569]-[.C569])/0.0166667" office:value-type="float" office:value="8.41198317603365" calcext:value-type="float">
            <text:p>8.41198317603365</text:p>
          </table:table-cell>
          <table:table-cell table:formula="of:=DEGREES(ATAN(ABS([.F569]-[.C569])/ABS([.E569]-[.B569])))" office:value-type="float" office:value="0.812824265718063" calcext:value-type="float">
            <text:p>0.812824265718063</text:p>
          </table:table-cell>
          <table:table-cell table:formula="of:=SQRT(POWER([.H569];2)+POWER([.I569];2)+POWER([.J569];2))" office:value-type="float" office:value="593.261350022463" calcext:value-type="float">
            <text:p>593.261350022463</text:p>
          </table:table-cell>
        </table:table-row>
        <table:table-row table:style-name="ro1">
          <table:table-cell office:value-type="float" office:value="74.6334" calcext:value-type="float">
            <text:p>74.6334</text:p>
          </table:table-cell>
          <table:table-cell office:value-type="float" office:value="279.11" calcext:value-type="float">
            <text:p>279.11</text:p>
          </table:table-cell>
          <table:table-cell office:value-type="float" office:value="42.8629" calcext:value-type="float">
            <text:p>42.8629</text:p>
          </table:table-cell>
          <table:table-cell office:value-type="float" office:value="74.3177" calcext:value-type="float">
            <text:p>74.3177</text:p>
          </table:table-cell>
          <table:table-cell office:value-type="float" office:value="267.658" calcext:value-type="float">
            <text:p>267.658</text:p>
          </table:table-cell>
          <table:table-cell office:value-type="float" office:value="43.4723" calcext:value-type="float">
            <text:p>43.4723</text:p>
          </table:table-cell>
          <table:table-cell/>
          <table:table-cell table:formula="of:=([.D570]-[.A570])/0.0166667" office:value-type="float" office:value="-18.9419621160753" calcext:value-type="float">
            <text:p>-18.9419621160753</text:p>
          </table:table-cell>
          <table:table-cell table:formula="of:=ABS([.E570]-[.B570])/0.0166667" office:value-type="float" office:value="687.118625762748" calcext:value-type="float">
            <text:p>687.118625762748</text:p>
          </table:table-cell>
          <table:table-cell table:formula="of:=([.F570]-[.C570])/0.0166667" office:value-type="float" office:value="36.5639268721459" calcext:value-type="float">
            <text:p>36.5639268721459</text:p>
          </table:table-cell>
          <table:table-cell table:formula="of:=DEGREES(ATAN(ABS([.F570]-[.C570])/ABS([.E570]-[.B570])))" office:value-type="float" office:value="3.04603100237529" calcext:value-type="float">
            <text:p>3.04603100237529</text:p>
          </table:table-cell>
          <table:table-cell table:formula="of:=SQRT(POWER([.H570];2)+POWER([.I570];2)+POWER([.J570];2))" office:value-type="float" office:value="688.351454234831" calcext:value-type="float">
            <text:p>688.351454234831</text:p>
          </table:table-cell>
        </table:table-row>
        <table:table-row table:style-name="ro1">
          <table:table-cell office:value-type="float" office:value="75.1086" calcext:value-type="float">
            <text:p>75.1086</text:p>
          </table:table-cell>
          <table:table-cell office:value-type="float" office:value="275.522" calcext:value-type="float">
            <text:p>275.522</text:p>
          </table:table-cell>
          <table:table-cell office:value-type="float" office:value="41.9391" calcext:value-type="float">
            <text:p>41.9391</text:p>
          </table:table-cell>
          <table:table-cell office:value-type="float" office:value="75.5071" calcext:value-type="float">
            <text:p>75.5071</text:p>
          </table:table-cell>
          <table:table-cell office:value-type="float" office:value="263.191" calcext:value-type="float">
            <text:p>263.191</text:p>
          </table:table-cell>
          <table:table-cell office:value-type="float" office:value="42.0044" calcext:value-type="float">
            <text:p>42.0044</text:p>
          </table:table-cell>
          <table:table-cell/>
          <table:table-cell table:formula="of:=([.D571]-[.A571])/0.0166667" office:value-type="float" office:value="23.9099521800955" calcext:value-type="float">
            <text:p>23.9099521800955</text:p>
          </table:table-cell>
          <table:table-cell table:formula="of:=ABS([.E571]-[.B571])/0.0166667" office:value-type="float" office:value="739.858520282961" calcext:value-type="float">
            <text:p>739.858520282961</text:p>
          </table:table-cell>
          <table:table-cell table:formula="of:=([.F571]-[.C571])/0.0166667" office:value-type="float" office:value="3.91799216401528" calcext:value-type="float">
            <text:p>3.91799216401528</text:p>
          </table:table-cell>
          <table:table-cell table:formula="of:=DEGREES(ATAN(ABS([.F571]-[.C571])/ABS([.E571]-[.B571])))" office:value-type="float" office:value="0.303412491190597" calcext:value-type="float">
            <text:p>0.303412491190597</text:p>
          </table:table-cell>
          <table:table-cell table:formula="of:=SQRT(POWER([.H571];2)+POWER([.I571];2)+POWER([.J571];2))" office:value-type="float" office:value="740.255136092377" calcext:value-type="float">
            <text:p>740.255136092377</text:p>
          </table:table-cell>
        </table:table-row>
        <table:table-row table:style-name="ro1">
          <table:table-cell office:value-type="float" office:value="75.6664" calcext:value-type="float">
            <text:p>75.6664</text:p>
          </table:table-cell>
          <table:table-cell office:value-type="float" office:value="281.714" calcext:value-type="float">
            <text:p>281.714</text:p>
          </table:table-cell>
          <table:table-cell office:value-type="float" office:value="43.1927" calcext:value-type="float">
            <text:p>43.1927</text:p>
          </table:table-cell>
          <table:table-cell office:value-type="float" office:value="75.8098" calcext:value-type="float">
            <text:p>75.8098</text:p>
          </table:table-cell>
          <table:table-cell office:value-type="float" office:value="268.842" calcext:value-type="float">
            <text:p>268.842</text:p>
          </table:table-cell>
          <table:table-cell office:value-type="float" office:value="44.4908" calcext:value-type="float">
            <text:p>44.4908</text:p>
          </table:table-cell>
          <table:table-cell/>
          <table:table-cell table:formula="of:=([.D572]-[.A572])/0.0166667" office:value-type="float" office:value="8.6039827920344" calcext:value-type="float">
            <text:p>8.6039827920344</text:p>
          </table:table-cell>
          <table:table-cell table:formula="of:=ABS([.E572]-[.B572])/0.0166667" office:value-type="float" office:value="772.31845536309" calcext:value-type="float">
            <text:p>772.31845536309</text:p>
          </table:table-cell>
          <table:table-cell table:formula="of:=([.F572]-[.C572])/0.0166667" office:value-type="float" office:value="77.8858442283114" calcext:value-type="float">
            <text:p>77.8858442283114</text:p>
          </table:table-cell>
          <table:table-cell table:formula="of:=DEGREES(ATAN(ABS([.F572]-[.C572])/ABS([.E572]-[.B572])))" office:value-type="float" office:value="5.75862674592668" calcext:value-type="float">
            <text:p>5.75862674592668</text:p>
          </table:table-cell>
          <table:table-cell table:formula="of:=SQRT(POWER([.H572];2)+POWER([.I572];2)+POWER([.J572];2))" office:value-type="float" office:value="776.283472544323" calcext:value-type="float">
            <text:p>776.283472544323</text:p>
          </table:table-cell>
        </table:table-row>
        <table:table-row table:style-name="ro1">
          <table:table-cell office:value-type="float" office:value="75.0831" calcext:value-type="float">
            <text:p>75.0831</text:p>
          </table:table-cell>
          <table:table-cell office:value-type="float" office:value="271.573" calcext:value-type="float">
            <text:p>271.573</text:p>
          </table:table-cell>
          <table:table-cell office:value-type="float" office:value="42.8296" calcext:value-type="float">
            <text:p>42.8296</text:p>
          </table:table-cell>
          <table:table-cell office:value-type="float" office:value="75.2458" calcext:value-type="float">
            <text:p>75.2458</text:p>
          </table:table-cell>
          <table:table-cell office:value-type="float" office:value="260.601" calcext:value-type="float">
            <text:p>260.601</text:p>
          </table:table-cell>
          <table:table-cell office:value-type="float" office:value="42.9231" calcext:value-type="float">
            <text:p>42.9231</text:p>
          </table:table-cell>
          <table:table-cell/>
          <table:table-cell table:formula="of:=([.D573]-[.A573])/0.0166667" office:value-type="float" office:value="9.76198047603911" calcext:value-type="float">
            <text:p>9.76198047603911</text:p>
          </table:table-cell>
          <table:table-cell table:formula="of:=ABS([.E573]-[.B573])/0.0166667" office:value-type="float" office:value="658.318683362632" calcext:value-type="float">
            <text:p>658.318683362632</text:p>
          </table:table-cell>
          <table:table-cell table:formula="of:=([.F573]-[.C573])/0.0166667" office:value-type="float" office:value="5.60998878002237" calcext:value-type="float">
            <text:p>5.60998878002237</text:p>
          </table:table-cell>
          <table:table-cell table:formula="of:=DEGREES(ATAN(ABS([.F573]-[.C573])/ABS([.E573]-[.B573])))" office:value-type="float" office:value="0.488245143331037" calcext:value-type="float">
            <text:p>0.488245143331037</text:p>
          </table:table-cell>
          <table:table-cell table:formula="of:=SQRT(POWER([.H573];2)+POWER([.I573];2)+POWER([.J573];2))" office:value-type="float" office:value="658.414958139042" calcext:value-type="float">
            <text:p>658.414958139042</text:p>
          </table:table-cell>
        </table:table-row>
        <table:table-row table:style-name="ro1">
          <table:table-cell office:value-type="float" office:value="74.6506" calcext:value-type="float">
            <text:p>74.6506</text:p>
          </table:table-cell>
          <table:table-cell office:value-type="float" office:value="281.619" calcext:value-type="float">
            <text:p>281.619</text:p>
          </table:table-cell>
          <table:table-cell office:value-type="float" office:value="43.217" calcext:value-type="float">
            <text:p>43.217</text:p>
          </table:table-cell>
          <table:table-cell office:value-type="float" office:value="74.3347" calcext:value-type="float">
            <text:p>74.3347</text:p>
          </table:table-cell>
          <table:table-cell office:value-type="float" office:value="269.956" calcext:value-type="float">
            <text:p>269.956</text:p>
          </table:table-cell>
          <table:table-cell office:value-type="float" office:value="44.3267" calcext:value-type="float">
            <text:p>44.3267</text:p>
          </table:table-cell>
          <table:table-cell/>
          <table:table-cell table:formula="of:=([.D574]-[.A574])/0.0166667" office:value-type="float" office:value="-18.9539620920758" calcext:value-type="float">
            <text:p>-18.9539620920758</text:p>
          </table:table-cell>
          <table:table-cell table:formula="of:=ABS([.E574]-[.B574])/0.0166667" office:value-type="float" office:value="699.7786004428" calcext:value-type="float">
            <text:p>699.7786004428</text:p>
          </table:table-cell>
          <table:table-cell table:formula="of:=([.F574]-[.C574])/0.0166667" office:value-type="float" office:value="66.5818668362666" calcext:value-type="float">
            <text:p>66.5818668362666</text:p>
          </table:table-cell>
          <table:table-cell table:formula="of:=DEGREES(ATAN(ABS([.F574]-[.C574])/ABS([.E574]-[.B574])))" office:value-type="float" office:value="5.43516215372152" calcext:value-type="float">
            <text:p>5.43516215372152</text:p>
          </table:table-cell>
          <table:table-cell table:formula="of:=SQRT(POWER([.H574];2)+POWER([.I574];2)+POWER([.J574];2))" office:value-type="float" office:value="703.194487541017" calcext:value-type="float">
            <text:p>703.194487541017</text:p>
          </table:table-cell>
        </table:table-row>
        <table:table-row table:style-name="ro1">
          <table:table-cell office:value-type="float" office:value="75.8752" calcext:value-type="float">
            <text:p>75.8752</text:p>
          </table:table-cell>
          <table:table-cell office:value-type="float" office:value="276.536" calcext:value-type="float">
            <text:p>276.536</text:p>
          </table:table-cell>
          <table:table-cell office:value-type="float" office:value="43.5111" calcext:value-type="float">
            <text:p>43.5111</text:p>
          </table:table-cell>
          <table:table-cell office:value-type="float" office:value="76.0108" calcext:value-type="float">
            <text:p>76.0108</text:p>
          </table:table-cell>
          <table:table-cell office:value-type="float" office:value="263.975" calcext:value-type="float">
            <text:p>263.975</text:p>
          </table:table-cell>
          <table:table-cell office:value-type="float" office:value="44.5394" calcext:value-type="float">
            <text:p>44.5394</text:p>
          </table:table-cell>
          <table:table-cell/>
          <table:table-cell table:formula="of:=([.D575]-[.A575])/0.0166667" office:value-type="float" office:value="8.13598372803234" calcext:value-type="float">
            <text:p>8.13598372803234</text:p>
          </table:table-cell>
          <table:table-cell table:formula="of:=ABS([.E575]-[.B575])/0.0166667" office:value-type="float" office:value="753.658492683013" calcext:value-type="float">
            <text:p>753.658492683013</text:p>
          </table:table-cell>
          <table:table-cell table:formula="of:=([.F575]-[.C575])/0.0166667" office:value-type="float" office:value="61.6978766042469" calcext:value-type="float">
            <text:p>61.6978766042469</text:p>
          </table:table-cell>
          <table:table-cell table:formula="of:=DEGREES(ATAN(ABS([.F575]-[.C575])/ABS([.E575]-[.B575])))" office:value-type="float" office:value="4.68005410830366" calcext:value-type="float">
            <text:p>4.68005410830366</text:p>
          </table:table-cell>
          <table:table-cell table:formula="of:=SQRT(POWER([.H575];2)+POWER([.I575];2)+POWER([.J575];2))" office:value-type="float" office:value="756.223476098122" calcext:value-type="float">
            <text:p>756.223476098122</text:p>
          </table:table-cell>
        </table:table-row>
        <table:table-row table:style-name="ro1">
          <table:table-cell office:value-type="float" office:value="74.8766" calcext:value-type="float">
            <text:p>74.8766</text:p>
          </table:table-cell>
          <table:table-cell office:value-type="float" office:value="277.92" calcext:value-type="float">
            <text:p>277.92</text:p>
          </table:table-cell>
          <table:table-cell office:value-type="float" office:value="42.5509" calcext:value-type="float">
            <text:p>42.5509</text:p>
          </table:table-cell>
          <table:table-cell office:value-type="float" office:value="74.7932" calcext:value-type="float">
            <text:p>74.7932</text:p>
          </table:table-cell>
          <table:table-cell office:value-type="float" office:value="265.338" calcext:value-type="float">
            <text:p>265.338</text:p>
          </table:table-cell>
          <table:table-cell office:value-type="float" office:value="43.1146" calcext:value-type="float">
            <text:p>43.1146</text:p>
          </table:table-cell>
          <table:table-cell/>
          <table:table-cell table:formula="of:=([.D576]-[.A576])/0.0166667" office:value-type="float" office:value="-5.00398999201986" calcext:value-type="float">
            <text:p>-5.00398999201986</text:p>
          </table:table-cell>
          <table:table-cell table:formula="of:=ABS([.E576]-[.B576])/0.0166667" office:value-type="float" office:value="754.918490163019" calcext:value-type="float">
            <text:p>754.918490163019</text:p>
          </table:table-cell>
          <table:table-cell table:formula="of:=([.F576]-[.C576])/0.0166667" office:value-type="float" office:value="33.8219323561355" calcext:value-type="float">
            <text:p>33.8219323561355</text:p>
          </table:table-cell>
          <table:table-cell table:formula="of:=DEGREES(ATAN(ABS([.F576]-[.C576])/ABS([.E576]-[.B576])))" office:value-type="float" office:value="2.56525570892562" calcext:value-type="float">
            <text:p>2.56525570892562</text:p>
          </table:table-cell>
          <table:table-cell table:formula="of:=SQRT(POWER([.H576];2)+POWER([.I576];2)+POWER([.J576];2))" office:value-type="float" office:value="755.692324834754" calcext:value-type="float">
            <text:p>755.692324834754</text:p>
          </table:table-cell>
        </table:table-row>
        <table:table-row table:style-name="ro1">
          <table:table-cell office:value-type="float" office:value="75.1938" calcext:value-type="float">
            <text:p>75.1938</text:p>
          </table:table-cell>
          <table:table-cell office:value-type="float" office:value="287.205" calcext:value-type="float">
            <text:p>287.205</text:p>
          </table:table-cell>
          <table:table-cell office:value-type="float" office:value="41.8206" calcext:value-type="float">
            <text:p>41.8206</text:p>
          </table:table-cell>
          <table:table-cell office:value-type="float" office:value="75.101" calcext:value-type="float">
            <text:p>75.101</text:p>
          </table:table-cell>
          <table:table-cell office:value-type="float" office:value="274.097" calcext:value-type="float">
            <text:p>274.097</text:p>
          </table:table-cell>
          <table:table-cell office:value-type="float" office:value="42.6675" calcext:value-type="float">
            <text:p>42.6675</text:p>
          </table:table-cell>
          <table:table-cell/>
          <table:table-cell table:formula="of:=([.D577]-[.A577])/0.0166667" office:value-type="float" office:value="-5.56798886402209" calcext:value-type="float">
            <text:p>-5.56798886402209</text:p>
          </table:table-cell>
          <table:table-cell table:formula="of:=ABS([.E577]-[.B577])/0.0166667" office:value-type="float" office:value="786.478427043146" calcext:value-type="float">
            <text:p>786.478427043146</text:p>
          </table:table-cell>
          <table:table-cell table:formula="of:=([.F577]-[.C577])/0.0166667" office:value-type="float" office:value="50.8138983722031" calcext:value-type="float">
            <text:p>50.8138983722031</text:p>
          </table:table-cell>
          <table:table-cell table:formula="of:=DEGREES(ATAN(ABS([.F577]-[.C577])/ABS([.E577]-[.B577])))" office:value-type="float" office:value="3.69670776975215" calcext:value-type="float">
            <text:p>3.69670776975215</text:p>
          </table:table-cell>
          <table:table-cell table:formula="of:=SQRT(POWER([.H577];2)+POWER([.I577];2)+POWER([.J577];2))" office:value-type="float" office:value="788.137913675032" calcext:value-type="float">
            <text:p>788.137913675032</text:p>
          </table:table-cell>
        </table:table-row>
        <table:table-row table:style-name="ro1">
          <table:table-cell office:value-type="float" office:value="75.5989" calcext:value-type="float">
            <text:p>75.5989</text:p>
          </table:table-cell>
          <table:table-cell office:value-type="float" office:value="274.4" calcext:value-type="float">
            <text:p>274.4</text:p>
          </table:table-cell>
          <table:table-cell office:value-type="float" office:value="41.372" calcext:value-type="float">
            <text:p>41.372</text:p>
          </table:table-cell>
          <table:table-cell office:value-type="float" office:value="75.7507" calcext:value-type="float">
            <text:p>75.7507</text:p>
          </table:table-cell>
          <table:table-cell office:value-type="float" office:value="263.302" calcext:value-type="float">
            <text:p>263.302</text:p>
          </table:table-cell>
          <table:table-cell office:value-type="float" office:value="41.4975" calcext:value-type="float">
            <text:p>41.4975</text:p>
          </table:table-cell>
          <table:table-cell/>
          <table:table-cell table:formula="of:=([.D578]-[.A578])/0.0166667" office:value-type="float" office:value="9.1079817840361" calcext:value-type="float">
            <text:p>9.1079817840361</text:p>
          </table:table-cell>
          <table:table-cell table:formula="of:=ABS([.E578]-[.B578])/0.0166667" office:value-type="float" office:value="665.878668242661" calcext:value-type="float">
            <text:p>665.878668242661</text:p>
          </table:table-cell>
          <table:table-cell table:formula="of:=([.F578]-[.C578])/0.0166667" office:value-type="float" office:value="7.52998494003026" calcext:value-type="float">
            <text:p>7.52998494003026</text:p>
          </table:table-cell>
          <table:table-cell table:formula="of:=DEGREES(ATAN(ABS([.F578]-[.C578])/ABS([.E578]-[.B578])))" office:value-type="float" office:value="0.647892759370157" calcext:value-type="float">
            <text:p>0.647892759370157</text:p>
          </table:table-cell>
          <table:table-cell table:formula="of:=SQRT(POWER([.H578];2)+POWER([.I578];2)+POWER([.J578];2))" office:value-type="float" office:value="665.983525941892" calcext:value-type="float">
            <text:p>665.983525941892</text:p>
          </table:table-cell>
        </table:table-row>
        <table:table-row table:style-name="ro1">
          <table:table-cell office:value-type="float" office:value="74.6627" calcext:value-type="float">
            <text:p>74.6627</text:p>
          </table:table-cell>
          <table:table-cell office:value-type="float" office:value="284.538" calcext:value-type="float">
            <text:p>284.538</text:p>
          </table:table-cell>
          <table:table-cell office:value-type="float" office:value="41.7429" calcext:value-type="float">
            <text:p>41.7429</text:p>
          </table:table-cell>
          <table:table-cell office:value-type="float" office:value="74.584" calcext:value-type="float">
            <text:p>74.584</text:p>
          </table:table-cell>
          <table:table-cell office:value-type="float" office:value="271.601" calcext:value-type="float">
            <text:p>271.601</text:p>
          </table:table-cell>
          <table:table-cell office:value-type="float" office:value="42.3361" calcext:value-type="float">
            <text:p>42.3361</text:p>
          </table:table-cell>
          <table:table-cell/>
          <table:table-cell table:formula="of:=([.D579]-[.A579])/0.0166667" office:value-type="float" office:value="-4.72199055601875" calcext:value-type="float">
            <text:p>-4.72199055601875</text:p>
          </table:table-cell>
          <table:table-cell table:formula="of:=ABS([.E579]-[.B579])/0.0166667" office:value-type="float" office:value="776.218447563106" calcext:value-type="float">
            <text:p>776.218447563106</text:p>
          </table:table-cell>
          <table:table-cell table:formula="of:=([.F579]-[.C579])/0.0166667" office:value-type="float" office:value="35.5919288161426" calcext:value-type="float">
            <text:p>35.5919288161426</text:p>
          </table:table-cell>
          <table:table-cell table:formula="of:=DEGREES(ATAN(ABS([.F579]-[.C579])/ABS([.E579]-[.B579])))" office:value-type="float" office:value="2.62534332813197" calcext:value-type="float">
            <text:p>2.62534332813197</text:p>
          </table:table-cell>
          <table:table-cell table:formula="of:=SQRT(POWER([.H579];2)+POWER([.I579];2)+POWER([.J579];2))" office:value-type="float" office:value="777.048364600906" calcext:value-type="float">
            <text:p>777.048364600906</text:p>
          </table:table-cell>
        </table:table-row>
        <table:table-row table:style-name="ro1">
          <table:table-cell office:value-type="float" office:value="75.1363" calcext:value-type="float">
            <text:p>75.1363</text:p>
          </table:table-cell>
          <table:table-cell office:value-type="float" office:value="279.363" calcext:value-type="float">
            <text:p>279.363</text:p>
          </table:table-cell>
          <table:table-cell office:value-type="float" office:value="41.815" calcext:value-type="float">
            <text:p>41.815</text:p>
          </table:table-cell>
          <table:table-cell office:value-type="float" office:value="74.8072" calcext:value-type="float">
            <text:p>74.8072</text:p>
          </table:table-cell>
          <table:table-cell office:value-type="float" office:value="267.935" calcext:value-type="float">
            <text:p>267.935</text:p>
          </table:table-cell>
          <table:table-cell office:value-type="float" office:value="42.1982" calcext:value-type="float">
            <text:p>42.1982</text:p>
          </table:table-cell>
          <table:table-cell/>
          <table:table-cell table:formula="of:=([.D580]-[.A580])/0.0166667" office:value-type="float" office:value="-19.7459605080796" calcext:value-type="float">
            <text:p>-19.7459605080796</text:p>
          </table:table-cell>
          <table:table-cell table:formula="of:=ABS([.E580]-[.B580])/0.0166667" office:value-type="float" office:value="685.678628642743" calcext:value-type="float">
            <text:p>685.678628642743</text:p>
          </table:table-cell>
          <table:table-cell table:formula="of:=([.F580]-[.C580])/0.0166667" office:value-type="float" office:value="22.9919540160921" calcext:value-type="float">
            <text:p>22.9919540160921</text:p>
          </table:table-cell>
          <table:table-cell table:formula="of:=DEGREES(ATAN(ABS([.F580]-[.C580])/ABS([.E580]-[.B580])))" office:value-type="float" office:value="1.92050397612026" calcext:value-type="float">
            <text:p>1.92050397612026</text:p>
          </table:table-cell>
          <table:table-cell table:formula="of:=SQRT(POWER([.H580];2)+POWER([.I580];2)+POWER([.J580];2))" office:value-type="float" office:value="686.348100225576" calcext:value-type="float">
            <text:p>686.348100225576</text:p>
          </table:table-cell>
        </table:table-row>
        <table:table-row table:style-name="ro1">
          <table:table-cell office:value-type="float" office:value="74.6803" calcext:value-type="float">
            <text:p>74.6803</text:p>
          </table:table-cell>
          <table:table-cell office:value-type="float" office:value="287.101" calcext:value-type="float">
            <text:p>287.101</text:p>
          </table:table-cell>
          <table:table-cell office:value-type="float" office:value="42.0964" calcext:value-type="float">
            <text:p>42.0964</text:p>
          </table:table-cell>
          <table:table-cell office:value-type="float" office:value="74.6031" calcext:value-type="float">
            <text:p>74.6031</text:p>
          </table:table-cell>
          <table:table-cell office:value-type="float" office:value="273.892" calcext:value-type="float">
            <text:p>273.892</text:p>
          </table:table-cell>
          <table:table-cell office:value-type="float" office:value="43.4485" calcext:value-type="float">
            <text:p>43.4485</text:p>
          </table:table-cell>
          <table:table-cell/>
          <table:table-cell table:formula="of:=([.D581]-[.A581])/0.0166667" office:value-type="float" office:value="-4.63199073601882" calcext:value-type="float">
            <text:p>-4.63199073601882</text:p>
          </table:table-cell>
          <table:table-cell table:formula="of:=ABS([.E581]-[.B581])/0.0166667" office:value-type="float" office:value="792.53841492317" calcext:value-type="float">
            <text:p>792.53841492317</text:p>
          </table:table-cell>
          <table:table-cell table:formula="of:=([.F581]-[.C581])/0.0166667" office:value-type="float" office:value="81.1258377483245" calcext:value-type="float">
            <text:p>81.1258377483245</text:p>
          </table:table-cell>
          <table:table-cell table:formula="of:=DEGREES(ATAN(ABS([.F581]-[.C581])/ABS([.E581]-[.B581])))" office:value-type="float" office:value="5.84455573726061" calcext:value-type="float">
            <text:p>5.84455573726061</text:p>
          </table:table-cell>
          <table:table-cell table:formula="of:=SQRT(POWER([.H581];2)+POWER([.I581];2)+POWER([.J581];2))" office:value-type="float" office:value="796.693163029204" calcext:value-type="float">
            <text:p>796.693163029204</text:p>
          </table:table-cell>
        </table:table-row>
        <table:table-row table:style-name="ro1">
          <table:table-cell office:value-type="float" office:value="75.3711" calcext:value-type="float">
            <text:p>75.3711</text:p>
          </table:table-cell>
          <table:table-cell office:value-type="float" office:value="276.635" calcext:value-type="float">
            <text:p>276.635</text:p>
          </table:table-cell>
          <table:table-cell office:value-type="float" office:value="42.7529" calcext:value-type="float">
            <text:p>42.7529</text:p>
          </table:table-cell>
          <table:table-cell office:value-type="float" office:value="75.2845" calcext:value-type="float">
            <text:p>75.2845</text:p>
          </table:table-cell>
          <table:table-cell office:value-type="float" office:value="265.325" calcext:value-type="float">
            <text:p>265.325</text:p>
          </table:table-cell>
          <table:table-cell office:value-type="float" office:value="43.3556" calcext:value-type="float">
            <text:p>43.3556</text:p>
          </table:table-cell>
          <table:table-cell/>
          <table:table-cell table:formula="of:=([.D582]-[.A582])/0.0166667" office:value-type="float" office:value="-5.19598960802104" calcext:value-type="float">
            <text:p>-5.19598960802104</text:p>
          </table:table-cell>
          <table:table-cell table:formula="of:=ABS([.E582]-[.B582])/0.0166667" office:value-type="float" office:value="678.598642802715" calcext:value-type="float">
            <text:p>678.598642802715</text:p>
          </table:table-cell>
          <table:table-cell table:formula="of:=([.F582]-[.C582])/0.0166667" office:value-type="float" office:value="36.161927676145" calcext:value-type="float">
            <text:p>36.161927676145</text:p>
          </table:table-cell>
          <table:table-cell table:formula="of:=DEGREES(ATAN(ABS([.F582]-[.C582])/ABS([.E582]-[.B582])))" office:value-type="float" office:value="3.05035672339552" calcext:value-type="float">
            <text:p>3.05035672339552</text:p>
          </table:table-cell>
          <table:table-cell table:formula="of:=SQRT(POWER([.H582];2)+POWER([.I582];2)+POWER([.J582];2))" office:value-type="float" office:value="679.581342691916" calcext:value-type="float">
            <text:p>679.581342691916</text:p>
          </table:table-cell>
        </table:table-row>
        <table:table-row table:style-name="ro1">
          <table:table-cell office:value-type="float" office:value="75.4519" calcext:value-type="float">
            <text:p>75.4519</text:p>
          </table:table-cell>
          <table:table-cell office:value-type="float" office:value="287.112" calcext:value-type="float">
            <text:p>287.112</text:p>
          </table:table-cell>
          <table:table-cell office:value-type="float" office:value="42.3421" calcext:value-type="float">
            <text:p>42.3421</text:p>
          </table:table-cell>
          <table:table-cell office:value-type="float" office:value="75.6132" calcext:value-type="float">
            <text:p>75.6132</text:p>
          </table:table-cell>
          <table:table-cell office:value-type="float" office:value="275.25" calcext:value-type="float">
            <text:p>275.25</text:p>
          </table:table-cell>
          <table:table-cell office:value-type="float" office:value="43.47" calcext:value-type="float">
            <text:p>43.47</text:p>
          </table:table-cell>
          <table:table-cell/>
          <table:table-cell table:formula="of:=([.D583]-[.A583])/0.0166667" office:value-type="float" office:value="9.67798064403939" calcext:value-type="float">
            <text:p>9.67798064403939</text:p>
          </table:table-cell>
          <table:table-cell table:formula="of:=ABS([.E583]-[.B583])/0.0166667" office:value-type="float" office:value="711.718576562848" calcext:value-type="float">
            <text:p>711.718576562848</text:p>
          </table:table-cell>
          <table:table-cell table:formula="of:=([.F583]-[.C583])/0.0166667" office:value-type="float" office:value="67.6738646522705" calcext:value-type="float">
            <text:p>67.6738646522705</text:p>
          </table:table-cell>
          <table:table-cell table:formula="of:=DEGREES(ATAN(ABS([.F583]-[.C583])/ABS([.E583]-[.B583])))" office:value-type="float" office:value="5.43164732266251" calcext:value-type="float">
            <text:p>5.43164732266251</text:p>
          </table:table-cell>
          <table:table-cell table:formula="of:=SQRT(POWER([.H583];2)+POWER([.I583];2)+POWER([.J583];2))" office:value-type="float" office:value="714.994228991372" calcext:value-type="float">
            <text:p>714.994228991372</text:p>
          </table:table-cell>
        </table:table-row>
        <table:table-row table:style-name="ro1">
          <table:table-cell office:value-type="float" office:value="74.8949" calcext:value-type="float">
            <text:p>74.8949</text:p>
          </table:table-cell>
          <table:table-cell office:value-type="float" office:value="280.408" calcext:value-type="float">
            <text:p>280.408</text:p>
          </table:table-cell>
          <table:table-cell office:value-type="float" office:value="42.9043" calcext:value-type="float">
            <text:p>42.9043</text:p>
          </table:table-cell>
          <table:table-cell office:value-type="float" office:value="74.8199" calcext:value-type="float">
            <text:p>74.8199</text:p>
          </table:table-cell>
          <table:table-cell office:value-type="float" office:value="268.871" calcext:value-type="float">
            <text:p>268.871</text:p>
          </table:table-cell>
          <table:table-cell office:value-type="float" office:value="43.7609" calcext:value-type="float">
            <text:p>43.7609</text:p>
          </table:table-cell>
          <table:table-cell/>
          <table:table-cell table:formula="of:=([.D584]-[.A584])/0.0166667" office:value-type="float" office:value="-4.49999100001817" calcext:value-type="float">
            <text:p>-4.49999100001817</text:p>
          </table:table-cell>
          <table:table-cell table:formula="of:=ABS([.E584]-[.B584])/0.0166667" office:value-type="float" office:value="692.218615562771" calcext:value-type="float">
            <text:p>692.218615562771</text:p>
          </table:table-cell>
          <table:table-cell table:formula="of:=([.F584]-[.C584])/0.0166667" office:value-type="float" office:value="51.3958972082056" calcext:value-type="float">
            <text:p>51.3958972082056</text:p>
          </table:table-cell>
          <table:table-cell table:formula="of:=DEGREES(ATAN(ABS([.F584]-[.C584])/ABS([.E584]-[.B584])))" office:value-type="float" office:value="4.24630958276972" calcext:value-type="float">
            <text:p>4.24630958276972</text:p>
          </table:table-cell>
          <table:table-cell table:formula="of:=SQRT(POWER([.H584];2)+POWER([.I584];2)+POWER([.J584];2))" office:value-type="float" office:value="694.138602802406" calcext:value-type="float">
            <text:p>694.138602802406</text:p>
          </table:table-cell>
        </table:table-row>
        <table:table-row table:style-name="ro1">
          <table:table-cell office:value-type="float" office:value="75.203" calcext:value-type="float">
            <text:p>75.203</text:p>
          </table:table-cell>
          <table:table-cell office:value-type="float" office:value="288.582" calcext:value-type="float">
            <text:p>288.582</text:p>
          </table:table-cell>
          <table:table-cell office:value-type="float" office:value="41.6014" calcext:value-type="float">
            <text:p>41.6014</text:p>
          </table:table-cell>
          <table:table-cell office:value-type="float" office:value="75.1204" calcext:value-type="float">
            <text:p>75.1204</text:p>
          </table:table-cell>
          <table:table-cell office:value-type="float" office:value="276.574" calcext:value-type="float">
            <text:p>276.574</text:p>
          </table:table-cell>
          <table:table-cell office:value-type="float" office:value="43.0142" calcext:value-type="float">
            <text:p>43.0142</text:p>
          </table:table-cell>
          <table:table-cell/>
          <table:table-cell table:formula="of:=([.D585]-[.A585])/0.0166667" office:value-type="float" office:value="-4.95599008801978" calcext:value-type="float">
            <text:p>-4.95599008801978</text:p>
          </table:table-cell>
          <table:table-cell table:formula="of:=ABS([.E585]-[.B585])/0.0166667" office:value-type="float" office:value="720.478559042881" calcext:value-type="float">
            <text:p>720.478559042881</text:p>
          </table:table-cell>
          <table:table-cell table:formula="of:=([.F585]-[.C585])/0.0166667" office:value-type="float" office:value="84.7678304643393" calcext:value-type="float">
            <text:p>84.7678304643393</text:p>
          </table:table-cell>
          <table:table-cell table:formula="of:=DEGREES(ATAN(ABS([.F585]-[.C585])/ABS([.E585]-[.B585])))" office:value-type="float" office:value="6.71027975585564" calcext:value-type="float">
            <text:p>6.71027975585564</text:p>
          </table:table-cell>
          <table:table-cell table:formula="of:=SQRT(POWER([.H585];2)+POWER([.I585];2)+POWER([.J585];2))" office:value-type="float" office:value="725.465023939741" calcext:value-type="float">
            <text:p>725.465023939741</text:p>
          </table:table-cell>
        </table:table-row>
        <table:table-row table:style-name="ro1">
          <table:table-cell office:value-type="float" office:value="75.6009" calcext:value-type="float">
            <text:p>75.6009</text:p>
          </table:table-cell>
          <table:table-cell office:value-type="float" office:value="274.219" calcext:value-type="float">
            <text:p>274.219</text:p>
          </table:table-cell>
          <table:table-cell office:value-type="float" office:value="42.3951" calcext:value-type="float">
            <text:p>42.3951</text:p>
          </table:table-cell>
          <table:table-cell office:value-type="float" office:value="75.9859" calcext:value-type="float">
            <text:p>75.9859</text:p>
          </table:table-cell>
          <table:table-cell office:value-type="float" office:value="261.921" calcext:value-type="float">
            <text:p>261.921</text:p>
          </table:table-cell>
          <table:table-cell office:value-type="float" office:value="42.6968" calcext:value-type="float">
            <text:p>42.6968</text:p>
          </table:table-cell>
          <table:table-cell/>
          <table:table-cell table:formula="of:=([.D586]-[.A586])/0.0166667" office:value-type="float" office:value="23.0999538000927" calcext:value-type="float">
            <text:p>23.0999538000927</text:p>
          </table:table-cell>
          <table:table-cell table:formula="of:=ABS([.E586]-[.B586])/0.0166667" office:value-type="float" office:value="737.878524242952" calcext:value-type="float">
            <text:p>737.878524242952</text:p>
          </table:table-cell>
          <table:table-cell table:formula="of:=([.F586]-[.C586])/0.0166667" office:value-type="float" office:value="18.1019637960726" calcext:value-type="float">
            <text:p>18.1019637960726</text:p>
          </table:table-cell>
          <table:table-cell table:formula="of:=DEGREES(ATAN(ABS([.F586]-[.C586])/ABS([.E586]-[.B586])))" office:value-type="float" office:value="1.40532363771068" calcext:value-type="float">
            <text:p>1.40532363771068</text:p>
          </table:table-cell>
          <table:table-cell table:formula="of:=SQRT(POWER([.H586];2)+POWER([.I586];2)+POWER([.J586];2))" office:value-type="float" office:value="738.461918786471" calcext:value-type="float">
            <text:p>738.461918786471</text:p>
          </table:table-cell>
        </table:table-row>
        <table:table-row table:style-name="ro1">
          <table:table-cell office:value-type="float" office:value="75.1466" calcext:value-type="float">
            <text:p>75.1466</text:p>
          </table:table-cell>
          <table:table-cell office:value-type="float" office:value="280.605" calcext:value-type="float">
            <text:p>280.605</text:p>
          </table:table-cell>
          <table:table-cell office:value-type="float" office:value="42.1169" calcext:value-type="float">
            <text:p>42.1169</text:p>
          </table:table-cell>
          <table:table-cell office:value-type="float" office:value="75.3023" calcext:value-type="float">
            <text:p>75.3023</text:p>
          </table:table-cell>
          <table:table-cell office:value-type="float" office:value="267.906" calcext:value-type="float">
            <text:p>267.906</text:p>
          </table:table-cell>
          <table:table-cell office:value-type="float" office:value="42.6885" calcext:value-type="float">
            <text:p>42.6885</text:p>
          </table:table-cell>
          <table:table-cell/>
          <table:table-cell table:formula="of:=([.D587]-[.A587])/0.0166667" office:value-type="float" office:value="9.34198131603713" calcext:value-type="float">
            <text:p>9.34198131603713</text:p>
          </table:table-cell>
          <table:table-cell table:formula="of:=ABS([.E587]-[.B587])/0.0166667" office:value-type="float" office:value="761.938476123049" calcext:value-type="float">
            <text:p>761.938476123049</text:p>
          </table:table-cell>
          <table:table-cell table:formula="of:=([.F587]-[.C587])/0.0166667" office:value-type="float" office:value="34.295931408137" calcext:value-type="float">
            <text:p>34.295931408137</text:p>
          </table:table-cell>
          <table:table-cell table:formula="of:=DEGREES(ATAN(ABS([.F587]-[.C587])/ABS([.E587]-[.B587])))" office:value-type="float" office:value="2.57722472374885" calcext:value-type="float">
            <text:p>2.57722472374885</text:p>
          </table:table-cell>
          <table:table-cell table:formula="of:=SQRT(POWER([.H587];2)+POWER([.I587];2)+POWER([.J587];2))" office:value-type="float" office:value="762.767149871292" calcext:value-type="float">
            <text:p>762.767149871292</text:p>
          </table:table-cell>
        </table:table-row>
        <table:table-row table:style-name="ro1">
          <table:table-cell office:value-type="float" office:value="75.1761" calcext:value-type="float">
            <text:p>75.1761</text:p>
          </table:table-cell>
          <table:table-cell office:value-type="float" office:value="284.427" calcext:value-type="float">
            <text:p>284.427</text:p>
          </table:table-cell>
          <table:table-cell office:value-type="float" office:value="42.5156" calcext:value-type="float">
            <text:p>42.5156</text:p>
          </table:table-cell>
          <table:table-cell office:value-type="float" office:value="75.0849" calcext:value-type="float">
            <text:p>75.0849</text:p>
          </table:table-cell>
          <table:table-cell office:value-type="float" office:value="271.417" calcext:value-type="float">
            <text:p>271.417</text:p>
          </table:table-cell>
          <table:table-cell office:value-type="float" office:value="43.5941" calcext:value-type="float">
            <text:p>43.5941</text:p>
          </table:table-cell>
          <table:table-cell/>
          <table:table-cell table:formula="of:=([.D588]-[.A588])/0.0166667" office:value-type="float" office:value="-5.47198905602192" calcext:value-type="float">
            <text:p>-5.47198905602192</text:p>
          </table:table-cell>
          <table:table-cell table:formula="of:=ABS([.E588]-[.B588])/0.0166667" office:value-type="float" office:value="780.598438803125" calcext:value-type="float">
            <text:p>780.598438803125</text:p>
          </table:table-cell>
          <table:table-cell table:formula="of:=([.F588]-[.C588])/0.0166667" office:value-type="float" office:value="64.7098705802587" calcext:value-type="float">
            <text:p>64.7098705802587</text:p>
          </table:table-cell>
          <table:table-cell table:formula="of:=DEGREES(ATAN(ABS([.F588]-[.C588])/ABS([.E588]-[.B588])))" office:value-type="float" office:value="4.73885702189105" calcext:value-type="float">
            <text:p>4.73885702189105</text:p>
          </table:table-cell>
          <table:table-cell table:formula="of:=SQRT(POWER([.H588];2)+POWER([.I588];2)+POWER([.J588];2))" office:value-type="float" office:value="783.295112123534" calcext:value-type="float">
            <text:p>783.295112123534</text:p>
          </table:table-cell>
        </table:table-row>
        <table:table-row table:style-name="ro1">
          <table:table-cell office:value-type="float" office:value="74.8861" calcext:value-type="float">
            <text:p>74.8861</text:p>
          </table:table-cell>
          <table:table-cell office:value-type="float" office:value="279.14" calcext:value-type="float">
            <text:p>279.14</text:p>
          </table:table-cell>
          <table:table-cell office:value-type="float" office:value="42.8558" calcext:value-type="float">
            <text:p>42.8558</text:p>
          </table:table-cell>
          <table:table-cell office:value-type="float" office:value="74.803" calcext:value-type="float">
            <text:p>74.803</text:p>
          </table:table-cell>
          <table:table-cell office:value-type="float" office:value="266.448" calcext:value-type="float">
            <text:p>266.448</text:p>
          </table:table-cell>
          <table:table-cell office:value-type="float" office:value="43.6643" calcext:value-type="float">
            <text:p>43.6643</text:p>
          </table:table-cell>
          <table:table-cell/>
          <table:table-cell table:formula="of:=([.D589]-[.A589])/0.0166667" office:value-type="float" office:value="-4.98599002802005" calcext:value-type="float">
            <text:p>-4.98599002802005</text:p>
          </table:table-cell>
          <table:table-cell table:formula="of:=ABS([.E589]-[.B589])/0.0166667" office:value-type="float" office:value="761.518476963047" calcext:value-type="float">
            <text:p>761.518476963047</text:p>
          </table:table-cell>
          <table:table-cell table:formula="of:=([.F589]-[.C589])/0.0166667" office:value-type="float" office:value="48.5099029801938" calcext:value-type="float">
            <text:p>48.5099029801938</text:p>
          </table:table-cell>
          <table:table-cell table:formula="of:=DEGREES(ATAN(ABS([.F589]-[.C589])/ABS([.E589]-[.B589])))" office:value-type="float" office:value="3.64490475581691" calcext:value-type="float">
            <text:p>3.64490475581691</text:p>
          </table:table-cell>
          <table:table-cell table:formula="of:=SQRT(POWER([.H589];2)+POWER([.I589];2)+POWER([.J589];2))" office:value-type="float" office:value="763.078280086536" calcext:value-type="float">
            <text:p>763.078280086536</text:p>
          </table:table-cell>
        </table:table-row>
        <table:table-row table:style-name="ro1">
          <table:table-cell office:value-type="float" office:value="74.6628" calcext:value-type="float">
            <text:p>74.6628</text:p>
          </table:table-cell>
          <table:table-cell office:value-type="float" office:value="284.548" calcext:value-type="float">
            <text:p>284.548</text:p>
          </table:table-cell>
          <table:table-cell office:value-type="float" office:value="41.7412" calcext:value-type="float">
            <text:p>41.7412</text:p>
          </table:table-cell>
          <table:table-cell office:value-type="float" office:value="74.5841" calcext:value-type="float">
            <text:p>74.5841</text:p>
          </table:table-cell>
          <table:table-cell office:value-type="float" office:value="271.621" calcext:value-type="float">
            <text:p>271.621</text:p>
          </table:table-cell>
          <table:table-cell office:value-type="float" office:value="42.3328" calcext:value-type="float">
            <text:p>42.3328</text:p>
          </table:table-cell>
          <table:table-cell/>
          <table:table-cell table:formula="of:=([.D590]-[.A590])/0.0166667" office:value-type="float" office:value="-4.72199055601875" calcext:value-type="float">
            <text:p>-4.72199055601875</text:p>
          </table:table-cell>
          <table:table-cell table:formula="of:=ABS([.E590]-[.B590])/0.0166667" office:value-type="float" office:value="775.618448763104" calcext:value-type="float">
            <text:p>775.618448763104</text:p>
          </table:table-cell>
          <table:table-cell table:formula="of:=([.F590]-[.C590])/0.0166667" office:value-type="float" office:value="35.495929008142" calcext:value-type="float">
            <text:p>35.495929008142</text:p>
          </table:table-cell>
          <table:table-cell table:formula="of:=DEGREES(ATAN(ABS([.F590]-[.C590])/ABS([.E590]-[.B590])))" office:value-type="float" office:value="2.62029463386372" calcext:value-type="float">
            <text:p>2.62029463386372</text:p>
          </table:table-cell>
          <table:table-cell table:formula="of:=SQRT(POWER([.H590];2)+POWER([.I590];2)+POWER([.J590];2))" office:value-type="float" office:value="776.444612469328" calcext:value-type="float">
            <text:p>776.444612469328</text:p>
          </table:table-cell>
        </table:table-row>
        <table:table-row table:style-name="ro1">
          <table:table-cell office:value-type="float" office:value="75.3803" calcext:value-type="float">
            <text:p>75.3803</text:p>
          </table:table-cell>
          <table:table-cell office:value-type="float" office:value="278.018" calcext:value-type="float">
            <text:p>278.018</text:p>
          </table:table-cell>
          <table:table-cell office:value-type="float" office:value="42.2807" calcext:value-type="float">
            <text:p>42.2807</text:p>
          </table:table-cell>
          <table:table-cell office:value-type="float" office:value="75.2931" calcext:value-type="float">
            <text:p>75.2931</text:p>
          </table:table-cell>
          <table:table-cell office:value-type="float" office:value="266.641" calcext:value-type="float">
            <text:p>266.641</text:p>
          </table:table-cell>
          <table:table-cell office:value-type="float" office:value="42.8962" calcext:value-type="float">
            <text:p>42.8962</text:p>
          </table:table-cell>
          <table:table-cell/>
          <table:table-cell table:formula="of:=([.D591]-[.A591])/0.0166667" office:value-type="float" office:value="-5.23198953602152" calcext:value-type="float">
            <text:p>-5.23198953602152</text:p>
          </table:table-cell>
          <table:table-cell table:formula="of:=ABS([.E591]-[.B591])/0.0166667" office:value-type="float" office:value="682.618634762728" calcext:value-type="float">
            <text:p>682.618634762728</text:p>
          </table:table-cell>
          <table:table-cell table:formula="of:=([.F591]-[.C591])/0.0166667" office:value-type="float" office:value="36.9299261401476" calcext:value-type="float">
            <text:p>36.9299261401476</text:p>
          </table:table-cell>
          <table:table-cell table:formula="of:=DEGREES(ATAN(ABS([.F591]-[.C591])/ABS([.E591]-[.B591])))" office:value-type="float" office:value="3.09670448390103" calcext:value-type="float">
            <text:p>3.09670448390103</text:p>
          </table:table-cell>
          <table:table-cell table:formula="of:=SQRT(POWER([.H591];2)+POWER([.I591];2)+POWER([.J591];2))" office:value-type="float" office:value="683.636887305353" calcext:value-type="float">
            <text:p>683.636887305353</text:p>
          </table:table-cell>
        </table:table-row>
        <table:table-row table:style-name="ro1">
          <table:table-cell office:value-type="float" office:value="74.3732" calcext:value-type="float">
            <text:p>74.3732</text:p>
          </table:table-cell>
          <table:table-cell office:value-type="float" office:value="277.817" calcext:value-type="float">
            <text:p>277.817</text:p>
          </table:table-cell>
          <table:table-cell office:value-type="float" office:value="42.822" calcext:value-type="float">
            <text:p>42.822</text:p>
          </table:table-cell>
          <table:table-cell office:value-type="float" office:value="74.059" calcext:value-type="float">
            <text:p>74.059</text:p>
          </table:table-cell>
          <table:table-cell office:value-type="float" office:value="265.149" calcext:value-type="float">
            <text:p>265.149</text:p>
          </table:table-cell>
          <table:table-cell office:value-type="float" office:value="43.6389" calcext:value-type="float">
            <text:p>43.6389</text:p>
          </table:table-cell>
          <table:table-cell/>
          <table:table-cell table:formula="of:=([.D592]-[.A592])/0.0166667" office:value-type="float" office:value="-18.8519622960754" calcext:value-type="float">
            <text:p>-18.8519622960754</text:p>
          </table:table-cell>
          <table:table-cell table:formula="of:=ABS([.E592]-[.B592])/0.0166667" office:value-type="float" office:value="760.078479843041" calcext:value-type="float">
            <text:p>760.078479843041</text:p>
          </table:table-cell>
          <table:table-cell table:formula="of:=([.F592]-[.C592])/0.0166667" office:value-type="float" office:value="49.0139019721959" calcext:value-type="float">
            <text:p>49.0139019721959</text:p>
          </table:table-cell>
          <table:table-cell table:formula="of:=DEGREES(ATAN(ABS([.F592]-[.C592])/ABS([.E592]-[.B592])))" office:value-type="float" office:value="3.68962792039818" calcext:value-type="float">
            <text:p>3.68962792039818</text:p>
          </table:table-cell>
          <table:table-cell table:formula="of:=SQRT(POWER([.H592];2)+POWER([.I592];2)+POWER([.J592];2))" office:value-type="float" office:value="761.890447892255" calcext:value-type="float">
            <text:p>761.890447892255</text:p>
          </table:table-cell>
        </table:table-row>
        <table:table-row table:style-name="ro1">
          <table:table-cell office:value-type="float" office:value="74.8861" calcext:value-type="float">
            <text:p>74.8861</text:p>
          </table:table-cell>
          <table:table-cell office:value-type="float" office:value="279.14" calcext:value-type="float">
            <text:p>279.14</text:p>
          </table:table-cell>
          <table:table-cell office:value-type="float" office:value="42.8558" calcext:value-type="float">
            <text:p>42.8558</text:p>
          </table:table-cell>
          <table:table-cell office:value-type="float" office:value="74.8108" calcext:value-type="float">
            <text:p>74.8108</text:p>
          </table:table-cell>
          <table:table-cell office:value-type="float" office:value="267.708" calcext:value-type="float">
            <text:p>267.708</text:p>
          </table:table-cell>
          <table:table-cell office:value-type="float" office:value="43.4597" calcext:value-type="float">
            <text:p>43.4597</text:p>
          </table:table-cell>
          <table:table-cell/>
          <table:table-cell table:formula="of:=([.D593]-[.A593])/0.0166667" office:value-type="float" office:value="-4.51799096401799" calcext:value-type="float">
            <text:p>-4.51799096401799</text:p>
          </table:table-cell>
          <table:table-cell table:formula="of:=ABS([.E593]-[.B593])/0.0166667" office:value-type="float" office:value="685.918628162741" calcext:value-type="float">
            <text:p>685.918628162741</text:p>
          </table:table-cell>
          <table:table-cell table:formula="of:=([.F593]-[.C593])/0.0166667" office:value-type="float" office:value="36.2339275321447" calcext:value-type="float">
            <text:p>36.2339275321447</text:p>
          </table:table-cell>
          <table:table-cell table:formula="of:=DEGREES(ATAN(ABS([.F593]-[.C593])/ABS([.E593]-[.B593])))" office:value-type="float" office:value="3.02386197847726" calcext:value-type="float">
            <text:p>3.02386197847726</text:p>
          </table:table-cell>
          <table:table-cell table:formula="of:=SQRT(POWER([.H593];2)+POWER([.I593];2)+POWER([.J593];2))" office:value-type="float" office:value="686.889855950292" calcext:value-type="float">
            <text:p>686.889855950292</text:p>
          </table:table-cell>
        </table:table-row>
        <table:table-row table:style-name="ro1">
          <table:table-cell office:value-type="float" office:value="74.6186" calcext:value-type="float">
            <text:p>74.6186</text:p>
          </table:table-cell>
          <table:table-cell office:value-type="float" office:value="276.471" calcext:value-type="float">
            <text:p>276.471</text:p>
          </table:table-cell>
          <table:table-cell office:value-type="float" office:value="43.2842" calcext:value-type="float">
            <text:p>43.2842</text:p>
          </table:table-cell>
          <table:table-cell office:value-type="float" office:value="74.305" calcext:value-type="float">
            <text:p>74.305</text:p>
          </table:table-cell>
          <table:table-cell office:value-type="float" office:value="265.13" calcext:value-type="float">
            <text:p>265.13</text:p>
          </table:table-cell>
          <table:table-cell office:value-type="float" office:value="43.8828" calcext:value-type="float">
            <text:p>43.8828</text:p>
          </table:table-cell>
          <table:table-cell/>
          <table:table-cell table:formula="of:=([.D594]-[.A594])/0.0166667" office:value-type="float" office:value="-18.8159623680749" calcext:value-type="float">
            <text:p>-18.8159623680749</text:p>
          </table:table-cell>
          <table:table-cell table:formula="of:=ABS([.E594]-[.B594])/0.0166667" office:value-type="float" office:value="680.458639082722" calcext:value-type="float">
            <text:p>680.458639082722</text:p>
          </table:table-cell>
          <table:table-cell table:formula="of:=([.F594]-[.C594])/0.0166667" office:value-type="float" office:value="35.9159281681439" calcext:value-type="float">
            <text:p>35.9159281681439</text:p>
          </table:table-cell>
          <table:table-cell table:formula="of:=DEGREES(ATAN(ABS([.F594]-[.C594])/ABS([.E594]-[.B594])))" office:value-type="float" office:value="3.02137878454889" calcext:value-type="float">
            <text:p>3.02137878454889</text:p>
          </table:table-cell>
          <table:table-cell table:formula="of:=SQRT(POWER([.H594];2)+POWER([.I594];2)+POWER([.J594];2))" office:value-type="float" office:value="681.665573311669" calcext:value-type="float">
            <text:p>681.665573311669</text:p>
          </table:table-cell>
        </table:table-row>
        <table:table-row table:style-name="ro1">
          <table:table-cell office:value-type="float" office:value="75.1755" calcext:value-type="float">
            <text:p>75.1755</text:p>
          </table:table-cell>
          <table:table-cell office:value-type="float" office:value="284.489" calcext:value-type="float">
            <text:p>284.489</text:p>
          </table:table-cell>
          <table:table-cell office:value-type="float" office:value="42.2527" calcext:value-type="float">
            <text:p>42.2527</text:p>
          </table:table-cell>
          <table:table-cell office:value-type="float" office:value="75.3324" calcext:value-type="float">
            <text:p>75.3324</text:p>
          </table:table-cell>
          <table:table-cell office:value-type="float" office:value="271.548" calcext:value-type="float">
            <text:p>271.548</text:p>
          </table:table-cell>
          <table:table-cell office:value-type="float" office:value="43.0779" calcext:value-type="float">
            <text:p>43.0779</text:p>
          </table:table-cell>
          <table:table-cell/>
          <table:table-cell table:formula="of:=([.D595]-[.A595])/0.0166667" office:value-type="float" office:value="9.4139811720381" calcext:value-type="float">
            <text:p>9.4139811720381</text:p>
          </table:table-cell>
          <table:table-cell table:formula="of:=ABS([.E595]-[.B595])/0.0166667" office:value-type="float" office:value="776.458447083104" calcext:value-type="float">
            <text:p>776.458447083104</text:p>
          </table:table-cell>
          <table:table-cell table:formula="of:=([.F595]-[.C595])/0.0166667" office:value-type="float" office:value="49.5119009761982" calcext:value-type="float">
            <text:p>49.5119009761982</text:p>
          </table:table-cell>
          <table:table-cell table:formula="of:=DEGREES(ATAN(ABS([.F595]-[.C595])/ABS([.E595]-[.B595])))" office:value-type="float" office:value="3.64860134970124" calcext:value-type="float">
            <text:p>3.64860134970124</text:p>
          </table:table-cell>
          <table:table-cell table:formula="of:=SQRT(POWER([.H595];2)+POWER([.I595];2)+POWER([.J595];2))" office:value-type="float" office:value="778.09239260289" calcext:value-type="float">
            <text:p>778.09239260289</text:p>
          </table:table-cell>
        </table:table-row>
        <table:table-row table:style-name="ro1">
          <table:table-cell office:value-type="float" office:value="74.596" calcext:value-type="float">
            <text:p>74.596</text:p>
          </table:table-cell>
          <table:table-cell office:value-type="float" office:value="272.61" calcext:value-type="float">
            <text:p>272.61</text:p>
          </table:table-cell>
          <table:table-cell office:value-type="float" office:value="43.6538" calcext:value-type="float">
            <text:p>43.6538</text:p>
          </table:table-cell>
          <table:table-cell office:value-type="float" office:value="74.3232" calcext:value-type="float">
            <text:p>74.3232</text:p>
          </table:table-cell>
          <table:table-cell office:value-type="float" office:value="268.968" calcext:value-type="float">
            <text:p>268.968</text:p>
          </table:table-cell>
          <table:table-cell office:value-type="float" office:value="43.0142" calcext:value-type="float">
            <text:p>43.0142</text:p>
          </table:table-cell>
          <table:table-cell/>
          <table:table-cell table:formula="of:=([.D596]-[.A596])/0.0166667" office:value-type="float" office:value="-16.3679672640657" calcext:value-type="float">
            <text:p>-16.3679672640657</text:p>
          </table:table-cell>
          <table:table-cell table:formula="of:=ABS([.E596]-[.B596])/0.0166667" office:value-type="float" office:value="218.519562960874" calcext:value-type="float">
            <text:p>218.519562960874</text:p>
          </table:table-cell>
          <table:table-cell table:formula="of:=([.F596]-[.C596])/0.0166667" office:value-type="float" office:value="-38.3759232481532" calcext:value-type="float">
            <text:p>-38.3759232481532</text:p>
          </table:table-cell>
          <table:table-cell table:formula="of:=DEGREES(ATAN(ABS([.F596]-[.C596])/ABS([.E596]-[.B596])))" office:value-type="float" office:value="9.96058698037835" calcext:value-type="float">
            <text:p>9.96058698037835</text:p>
          </table:table-cell>
          <table:table-cell table:formula="of:=SQRT(POWER([.H596];2)+POWER([.I596];2)+POWER([.J596];2))" office:value-type="float" office:value="222.466674434885" calcext:value-type="float">
            <text:p>222.466674434885</text:p>
          </table:table-cell>
        </table:table-row>
        <table:table-row table:style-name="ro1">
          <table:table-cell office:value-type="float" office:value="74.8568" calcext:value-type="float">
            <text:p>74.8568</text:p>
          </table:table-cell>
          <table:table-cell office:value-type="float" office:value="275.533" calcext:value-type="float">
            <text:p>275.533</text:p>
          </table:table-cell>
          <table:table-cell office:value-type="float" office:value="41.6906" calcext:value-type="float">
            <text:p>41.6906</text:p>
          </table:table-cell>
          <table:table-cell office:value-type="float" office:value="74.7812" calcext:value-type="float">
            <text:p>74.7812</text:p>
          </table:table-cell>
          <table:table-cell office:value-type="float" office:value="264.348" calcext:value-type="float">
            <text:p>264.348</text:p>
          </table:table-cell>
          <table:table-cell office:value-type="float" office:value="41.8176" calcext:value-type="float">
            <text:p>41.8176</text:p>
          </table:table-cell>
          <table:table-cell/>
          <table:table-cell table:formula="of:=([.D597]-[.A597])/0.0166667" office:value-type="float" office:value="-4.53599092801866" calcext:value-type="float">
            <text:p>-4.53599092801866</text:p>
          </table:table-cell>
          <table:table-cell table:formula="of:=ABS([.E597]-[.B597])/0.0166667" office:value-type="float" office:value="671.098657802685" calcext:value-type="float">
            <text:p>671.098657802685</text:p>
          </table:table-cell>
          <table:table-cell table:formula="of:=([.F597]-[.C597])/0.0166667" office:value-type="float" office:value="7.6199847600302" calcext:value-type="float">
            <text:p>7.6199847600302</text:p>
          </table:table-cell>
          <table:table-cell table:formula="of:=DEGREES(ATAN(ABS([.F597]-[.C597])/ABS([.E597]-[.B597])))" office:value-type="float" office:value="0.650536550131135" calcext:value-type="float">
            <text:p>0.650536550131135</text:p>
          </table:table-cell>
          <table:table-cell table:formula="of:=SQRT(POWER([.H597];2)+POWER([.I597];2)+POWER([.J597];2))" office:value-type="float" office:value="671.157245275656" calcext:value-type="float">
            <text:p>671.157245275656</text:p>
          </table:table-cell>
        </table:table-row>
        <table:table-row table:style-name="ro1">
          <table:table-cell office:value-type="float" office:value="74.6303" calcext:value-type="float">
            <text:p>74.6303</text:p>
          </table:table-cell>
          <table:table-cell office:value-type="float" office:value="279.319" calcext:value-type="float">
            <text:p>279.319</text:p>
          </table:table-cell>
          <table:table-cell office:value-type="float" office:value="41.8269" calcext:value-type="float">
            <text:p>41.8269</text:p>
          </table:table-cell>
          <table:table-cell office:value-type="float" office:value="74.5595" calcext:value-type="float">
            <text:p>74.5595</text:p>
          </table:table-cell>
          <table:table-cell office:value-type="float" office:value="267.961" calcext:value-type="float">
            <text:p>267.961</text:p>
          </table:table-cell>
          <table:table-cell office:value-type="float" office:value="41.951" calcext:value-type="float">
            <text:p>41.951</text:p>
          </table:table-cell>
          <table:table-cell/>
          <table:table-cell table:formula="of:=([.D598]-[.A598])/0.0166667" office:value-type="float" office:value="-4.24799150401732" calcext:value-type="float">
            <text:p>-4.24799150401732</text:p>
          </table:table-cell>
          <table:table-cell table:formula="of:=ABS([.E598]-[.B598])/0.0166667" office:value-type="float" office:value="681.478637042726" calcext:value-type="float">
            <text:p>681.478637042726</text:p>
          </table:table-cell>
          <table:table-cell table:formula="of:=([.F598]-[.C598])/0.0166667" office:value-type="float" office:value="7.4459851080297" calcext:value-type="float">
            <text:p>7.4459851080297</text:p>
          </table:table-cell>
          <table:table-cell table:formula="of:=DEGREES(ATAN(ABS([.F598]-[.C598])/ABS([.E598]-[.B598])))" office:value-type="float" office:value="0.626001347569333" calcext:value-type="float">
            <text:p>0.626001347569333</text:p>
          </table:table-cell>
          <table:table-cell table:formula="of:=SQRT(POWER([.H598];2)+POWER([.I598];2)+POWER([.J598];2))" office:value-type="float" office:value="681.532553053527" calcext:value-type="float">
            <text:p>681.532553053527</text:p>
          </table:table-cell>
        </table:table-row>
        <table:table-row table:style-name="ro1">
          <table:table-cell office:value-type="float" office:value="74.6453" calcext:value-type="float">
            <text:p>74.6453</text:p>
          </table:table-cell>
          <table:table-cell office:value-type="float" office:value="281.992" calcext:value-type="float">
            <text:p>281.992</text:p>
          </table:table-cell>
          <table:table-cell office:value-type="float" office:value="41.3942" calcext:value-type="float">
            <text:p>41.3942</text:p>
          </table:table-cell>
          <table:table-cell office:value-type="float" office:value="74.3326" calcext:value-type="float">
            <text:p>74.3326</text:p>
          </table:table-cell>
          <table:table-cell office:value-type="float" office:value="271.729" calcext:value-type="float">
            <text:p>271.729</text:p>
          </table:table-cell>
          <table:table-cell office:value-type="float" office:value="41.576" calcext:value-type="float">
            <text:p>41.576</text:p>
          </table:table-cell>
          <table:table-cell/>
          <table:table-cell table:formula="of:=([.D599]-[.A599])/0.0166667" office:value-type="float" office:value="-18.7619624760754" calcext:value-type="float">
            <text:p>-18.7619624760754</text:p>
          </table:table-cell>
          <table:table-cell table:formula="of:=ABS([.E599]-[.B599])/0.0166667" office:value-type="float" office:value="615.778768442465" calcext:value-type="float">
            <text:p>615.778768442465</text:p>
          </table:table-cell>
          <table:table-cell table:formula="of:=([.F599]-[.C599])/0.0166667" office:value-type="float" office:value="10.9079781840438" calcext:value-type="float">
            <text:p>10.9079781840438</text:p>
          </table:table-cell>
          <table:table-cell table:formula="of:=DEGREES(ATAN(ABS([.F599]-[.C599])/ABS([.E599]-[.B599])))" office:value-type="float" office:value="1.01483809828448" calcext:value-type="float">
            <text:p>1.01483809828448</text:p>
          </table:table-cell>
          <table:table-cell table:formula="of:=SQRT(POWER([.H599];2)+POWER([.I599];2)+POWER([.J599];2))" office:value-type="float" office:value="616.161088424558" calcext:value-type="float">
            <text:p>616.161088424558</text:p>
          </table:table-cell>
        </table:table-row>
        <table:table-row table:style-name="ro1">
          <table:table-cell office:value-type="float" office:value="74.5954" calcext:value-type="float">
            <text:p>74.5954</text:p>
          </table:table-cell>
          <table:table-cell office:value-type="float" office:value="274.4" calcext:value-type="float">
            <text:p>274.4</text:p>
          </table:table-cell>
          <table:table-cell office:value-type="float" office:value="40.8836" calcext:value-type="float">
            <text:p>40.8836</text:p>
          </table:table-cell>
          <table:table-cell office:value-type="float" office:value="74.5182" calcext:value-type="float">
            <text:p>74.5182</text:p>
          </table:table-cell>
          <table:table-cell office:value-type="float" office:value="262.053" calcext:value-type="float">
            <text:p>262.053</text:p>
          </table:table-cell>
          <table:table-cell office:value-type="float" office:value="40.9914" calcext:value-type="float">
            <text:p>40.9914</text:p>
          </table:table-cell>
          <table:table-cell/>
          <table:table-cell table:formula="of:=([.D600]-[.A600])/0.0166667" office:value-type="float" office:value="-4.63199073601882" calcext:value-type="float">
            <text:p>-4.63199073601882</text:p>
          </table:table-cell>
          <table:table-cell table:formula="of:=ABS([.E600]-[.B600])/0.0166667" office:value-type="float" office:value="740.818518362962" calcext:value-type="float">
            <text:p>740.818518362962</text:p>
          </table:table-cell>
          <table:table-cell table:formula="of:=([.F600]-[.C600])/0.0166667" office:value-type="float" office:value="6.46798706402572" calcext:value-type="float">
            <text:p>6.46798706402572</text:p>
          </table:table-cell>
          <table:table-cell table:formula="of:=DEGREES(ATAN(ABS([.F600]-[.C600])/ABS([.E600]-[.B600])))" office:value-type="float" office:value="0.500229051452542" calcext:value-type="float">
            <text:p>0.500229051452542</text:p>
          </table:table-cell>
          <table:table-cell table:formula="of:=SQRT(POWER([.H600];2)+POWER([.I600];2)+POWER([.J600];2))" office:value-type="float" office:value="740.8612335278" calcext:value-type="float">
            <text:p>740.8612335278</text:p>
          </table:table-cell>
        </table:table-row>
        <table:table-row table:style-name="ro1">
          <table:table-cell office:value-type="float" office:value="74.9269" calcext:value-type="float">
            <text:p>74.9269</text:p>
          </table:table-cell>
          <table:table-cell office:value-type="float" office:value="285.925" calcext:value-type="float">
            <text:p>285.925</text:p>
          </table:table-cell>
          <table:table-cell office:value-type="float" office:value="41.5183" calcext:value-type="float">
            <text:p>41.5183</text:p>
          </table:table-cell>
          <table:table-cell office:value-type="float" office:value="75.0817" calcext:value-type="float">
            <text:p>75.0817</text:p>
          </table:table-cell>
          <table:table-cell office:value-type="float" office:value="271.653" calcext:value-type="float">
            <text:p>271.653</text:p>
          </table:table-cell>
          <table:table-cell office:value-type="float" office:value="42.3229" calcext:value-type="float">
            <text:p>42.3229</text:p>
          </table:table-cell>
          <table:table-cell/>
          <table:table-cell table:formula="of:=([.D601]-[.A601])/0.0166667" office:value-type="float" office:value="9.28798142403682" calcext:value-type="float">
            <text:p>9.28798142403682</text:p>
          </table:table-cell>
          <table:table-cell table:formula="of:=ABS([.E601]-[.B601])/0.0166667" office:value-type="float" office:value="856.318287363425" calcext:value-type="float">
            <text:p>856.318287363425</text:p>
          </table:table-cell>
          <table:table-cell table:formula="of:=([.F601]-[.C601])/0.0166667" office:value-type="float" office:value="48.2759034481931" calcext:value-type="float">
            <text:p>48.2759034481931</text:p>
          </table:table-cell>
          <table:table-cell table:formula="of:=DEGREES(ATAN(ABS([.F601]-[.C601])/ABS([.E601]-[.B601])))" office:value-type="float" office:value="3.22669825919901" calcext:value-type="float">
            <text:p>3.22669825919901</text:p>
          </table:table-cell>
          <table:table-cell table:formula="of:=SQRT(POWER([.H601];2)+POWER([.I601];2)+POWER([.J601];2))" office:value-type="float" office:value="857.728301226969" calcext:value-type="float">
            <text:p>857.728301226969</text:p>
          </table:table-cell>
        </table:table-row>
        <table:table-row table:style-name="ro1">
          <table:table-cell office:value-type="float" office:value="74.6437" calcext:value-type="float">
            <text:p>74.6437</text:p>
          </table:table-cell>
          <table:table-cell office:value-type="float" office:value="282.102" calcext:value-type="float">
            <text:p>282.102</text:p>
          </table:table-cell>
          <table:table-cell office:value-type="float" office:value="40.8713" calcext:value-type="float">
            <text:p>40.8713</text:p>
          </table:table-cell>
          <table:table-cell office:value-type="float" office:value="74.8122" calcext:value-type="float">
            <text:p>74.8122</text:p>
          </table:table-cell>
          <table:table-cell office:value-type="float" office:value="269.411" calcext:value-type="float">
            <text:p>269.411</text:p>
          </table:table-cell>
          <table:table-cell office:value-type="float" office:value="40.9698" calcext:value-type="float">
            <text:p>40.9698</text:p>
          </table:table-cell>
          <table:table-cell/>
          <table:table-cell table:formula="of:=([.D602]-[.A602])/0.0166667" office:value-type="float" office:value="10.109979780041" calcext:value-type="float">
            <text:p>10.109979780041</text:p>
          </table:table-cell>
          <table:table-cell table:formula="of:=ABS([.E602]-[.B602])/0.0166667" office:value-type="float" office:value="761.458477083044" calcext:value-type="float">
            <text:p>761.458477083044</text:p>
          </table:table-cell>
          <table:table-cell table:formula="of:=([.F602]-[.C602])/0.0166667" office:value-type="float" office:value="5.90998818002372" calcext:value-type="float">
            <text:p>5.90998818002372</text:p>
          </table:table-cell>
          <table:table-cell table:formula="of:=DEGREES(ATAN(ABS([.F602]-[.C602])/ABS([.E602]-[.B602])))" office:value-type="float" office:value="0.444686861795878" calcext:value-type="float">
            <text:p>0.444686861795878</text:p>
          </table:table-cell>
          <table:table-cell table:formula="of:=SQRT(POWER([.H602];2)+POWER([.I602];2)+POWER([.J602];2))" office:value-type="float" office:value="761.548522402263" calcext:value-type="float">
            <text:p>761.548522402263</text:p>
          </table:table-cell>
        </table:table-row>
        <table:table-row table:style-name="ro1">
          <table:table-cell office:value-type="float" office:value="74.3409" calcext:value-type="float">
            <text:p>74.3409</text:p>
          </table:table-cell>
          <table:table-cell office:value-type="float" office:value="272.923" calcext:value-type="float">
            <text:p>272.923</text:p>
          </table:table-cell>
          <table:table-cell office:value-type="float" office:value="41.8744" calcext:value-type="float">
            <text:p>41.8744</text:p>
          </table:table-cell>
          <table:table-cell office:value-type="float" office:value="74.2705" calcext:value-type="float">
            <text:p>74.2705</text:p>
          </table:table-cell>
          <table:table-cell office:value-type="float" office:value="260.645" calcext:value-type="float">
            <text:p>260.645</text:p>
          </table:table-cell>
          <table:table-cell office:value-type="float" office:value="41.9589" calcext:value-type="float">
            <text:p>41.9589</text:p>
          </table:table-cell>
          <table:table-cell/>
          <table:table-cell table:formula="of:=([.D603]-[.A603])/0.0166667" office:value-type="float" office:value="-4.22399155201728" calcext:value-type="float">
            <text:p>-4.22399155201728</text:p>
          </table:table-cell>
          <table:table-cell table:formula="of:=ABS([.E603]-[.B603])/0.0166667" office:value-type="float" office:value="736.678526642948" calcext:value-type="float">
            <text:p>736.678526642948</text:p>
          </table:table-cell>
          <table:table-cell table:formula="of:=([.F603]-[.C603])/0.0166667" office:value-type="float" office:value="5.06998986002019" calcext:value-type="float">
            <text:p>5.06998986002019</text:p>
          </table:table-cell>
          <table:table-cell table:formula="of:=DEGREES(ATAN(ABS([.F603]-[.C603])/ABS([.E603]-[.B603])))" office:value-type="float" office:value="0.394316414058289" calcext:value-type="float">
            <text:p>0.394316414058289</text:p>
          </table:table-cell>
          <table:table-cell table:formula="of:=SQRT(POWER([.H603];2)+POWER([.I603];2)+POWER([.J603];2))" office:value-type="float" office:value="736.708082294905" calcext:value-type="float">
            <text:p>736.708082294905</text:p>
          </table:table-cell>
        </table:table-row>
        <table:table-row table:style-name="ro1">
          <table:table-cell office:value-type="float" office:value="74.1117" calcext:value-type="float">
            <text:p>74.1117</text:p>
          </table:table-cell>
          <table:table-cell office:value-type="float" office:value="276.681" calcext:value-type="float">
            <text:p>276.681</text:p>
          </table:table-cell>
          <table:table-cell office:value-type="float" office:value="42.0091" calcext:value-type="float">
            <text:p>42.0091</text:p>
          </table:table-cell>
          <table:table-cell office:value-type="float" office:value="73.797" calcext:value-type="float">
            <text:p>73.797</text:p>
          </table:table-cell>
          <table:table-cell office:value-type="float" office:value="262.947" calcext:value-type="float">
            <text:p>262.947</text:p>
          </table:table-cell>
          <table:table-cell office:value-type="float" office:value="42.3039" calcext:value-type="float">
            <text:p>42.3039</text:p>
          </table:table-cell>
          <table:table-cell/>
          <table:table-cell table:formula="of:=([.D604]-[.A604])/0.0166667" office:value-type="float" office:value="-18.8819622360756" calcext:value-type="float">
            <text:p>-18.8819622360756</text:p>
          </table:table-cell>
          <table:table-cell table:formula="of:=ABS([.E604]-[.B604])/0.0166667" office:value-type="float" office:value="824.038351923295" calcext:value-type="float">
            <text:p>824.038351923295</text:p>
          </table:table-cell>
          <table:table-cell table:formula="of:=([.F604]-[.C604])/0.0166667" office:value-type="float" office:value="17.6879646240709" calcext:value-type="float">
            <text:p>17.6879646240709</text:p>
          </table:table-cell>
          <table:table-cell table:formula="of:=DEGREES(ATAN(ABS([.F604]-[.C604])/ABS([.E604]-[.B604])))" office:value-type="float" office:value="1.22966378326385" calcext:value-type="float">
            <text:p>1.22966378326385</text:p>
          </table:table-cell>
          <table:table-cell table:formula="of:=SQRT(POWER([.H604];2)+POWER([.I604];2)+POWER([.J604];2))" office:value-type="float" office:value="824.444417793515" calcext:value-type="float">
            <text:p>824.444417793515</text:p>
          </table:table-cell>
        </table:table-row>
        <table:table-row table:style-name="ro1">
          <table:table-cell office:value-type="float" office:value="73.8287" calcext:value-type="float">
            <text:p>73.8287</text:p>
          </table:table-cell>
          <table:table-cell office:value-type="float" office:value="268.918" calcext:value-type="float">
            <text:p>268.918</text:p>
          </table:table-cell>
          <table:table-cell office:value-type="float" office:value="43.027" calcext:value-type="float">
            <text:p>43.027</text:p>
          </table:table-cell>
          <table:table-cell office:value-type="float" office:value="73.2949" calcext:value-type="float">
            <text:p>73.2949</text:p>
          </table:table-cell>
          <table:table-cell office:value-type="float" office:value="257.956" calcext:value-type="float">
            <text:p>257.956</text:p>
          </table:table-cell>
          <table:table-cell office:value-type="float" office:value="43.1411" calcext:value-type="float">
            <text:p>43.1411</text:p>
          </table:table-cell>
          <table:table-cell/>
          <table:table-cell table:formula="of:=([.D605]-[.A605])/0.0166667" office:value-type="float" office:value="-32.0279359441281" calcext:value-type="float">
            <text:p>-32.0279359441281</text:p>
          </table:table-cell>
          <table:table-cell table:formula="of:=ABS([.E605]-[.B605])/0.0166667" office:value-type="float" office:value="657.71868456263" calcext:value-type="float">
            <text:p>657.71868456263</text:p>
          </table:table-cell>
          <table:table-cell table:formula="of:=([.F605]-[.C605])/0.0166667" office:value-type="float" office:value="6.84598630802742" calcext:value-type="float">
            <text:p>6.84598630802742</text:p>
          </table:table-cell>
          <table:table-cell table:formula="of:=DEGREES(ATAN(ABS([.F605]-[.C605])/ABS([.E605]-[.B605])))" office:value-type="float" office:value="0.596352159020054" calcext:value-type="float">
            <text:p>0.596352159020054</text:p>
          </table:table-cell>
          <table:table-cell table:formula="of:=SQRT(POWER([.H605];2)+POWER([.I605];2)+POWER([.J605];2))" office:value-type="float" office:value="658.533616630288" calcext:value-type="float">
            <text:p>658.533616630288</text:p>
          </table:table-cell>
        </table:table-row>
        <table:table-row table:style-name="ro1">
          <table:table-cell office:value-type="float" office:value="74.0941" calcext:value-type="float">
            <text:p>74.0941</text:p>
          </table:table-cell>
          <table:table-cell office:value-type="float" office:value="272.759" calcext:value-type="float">
            <text:p>272.759</text:p>
          </table:table-cell>
          <table:table-cell office:value-type="float" office:value="42.6461" calcext:value-type="float">
            <text:p>42.6461</text:p>
          </table:table-cell>
          <table:table-cell office:value-type="float" office:value="73.7932" calcext:value-type="float">
            <text:p>73.7932</text:p>
          </table:table-cell>
          <table:table-cell office:value-type="float" office:value="261.659" calcext:value-type="float">
            <text:p>261.659</text:p>
          </table:table-cell>
          <table:table-cell office:value-type="float" office:value="42.7607" calcext:value-type="float">
            <text:p>42.7607</text:p>
          </table:table-cell>
          <table:table-cell/>
          <table:table-cell table:formula="of:=([.D606]-[.A606])/0.0166667" office:value-type="float" office:value="-18.0539638920721" calcext:value-type="float">
            <text:p>-18.0539638920721</text:p>
          </table:table-cell>
          <table:table-cell table:formula="of:=ABS([.E606]-[.B606])/0.0166667" office:value-type="float" office:value="665.998668002665" calcext:value-type="float">
            <text:p>665.998668002665</text:p>
          </table:table-cell>
          <table:table-cell table:formula="of:=([.F606]-[.C606])/0.0166667" office:value-type="float" office:value="6.87598624802768" calcext:value-type="float">
            <text:p>6.87598624802768</text:p>
          </table:table-cell>
          <table:table-cell table:formula="of:=DEGREES(ATAN(ABS([.F606]-[.C606])/ABS([.E606]-[.B606])))" office:value-type="float" office:value="0.591519193698642" calcext:value-type="float">
            <text:p>0.591519193698642</text:p>
          </table:table-cell>
          <table:table-cell table:formula="of:=SQRT(POWER([.H606];2)+POWER([.I606];2)+POWER([.J606];2))" office:value-type="float" office:value="666.27880844315" calcext:value-type="float">
            <text:p>666.27880844315</text:p>
          </table:table-cell>
        </table:table-row>
        <table:table-row table:style-name="ro1">
          <table:table-cell office:value-type="float" office:value="74.6394" calcext:value-type="float">
            <text:p>74.6394</text:p>
          </table:table-cell>
          <table:table-cell office:value-type="float" office:value="280.557" calcext:value-type="float">
            <text:p>280.557</text:p>
          </table:table-cell>
          <table:table-cell office:value-type="float" office:value="42.1295" calcext:value-type="float">
            <text:p>42.1295</text:p>
          </table:table-cell>
          <table:table-cell office:value-type="float" office:value="74.5698" calcext:value-type="float">
            <text:p>74.5698</text:p>
          </table:table-cell>
          <table:table-cell office:value-type="float" office:value="269.055" calcext:value-type="float">
            <text:p>269.055</text:p>
          </table:table-cell>
          <table:table-cell office:value-type="float" office:value="42.7524" calcext:value-type="float">
            <text:p>42.7524</text:p>
          </table:table-cell>
          <table:table-cell/>
          <table:table-cell table:formula="of:=([.D607]-[.A607])/0.0166667" office:value-type="float" office:value="-4.17599164801635" calcext:value-type="float">
            <text:p>-4.17599164801635</text:p>
          </table:table-cell>
          <table:table-cell table:formula="of:=ABS([.E607]-[.B607])/0.0166667" office:value-type="float" office:value="690.118619762761" calcext:value-type="float">
            <text:p>690.118619762761</text:p>
          </table:table-cell>
          <table:table-cell table:formula="of:=([.F607]-[.C607])/0.0166667" office:value-type="float" office:value="37.3739252521496" calcext:value-type="float">
            <text:p>37.3739252521496</text:p>
          </table:table-cell>
          <table:table-cell table:formula="of:=DEGREES(ATAN(ABS([.F607]-[.C607])/ABS([.E607]-[.B607])))" office:value-type="float" office:value="3.09987059911419" calcext:value-type="float">
            <text:p>3.09987059911419</text:p>
          </table:table-cell>
          <table:table-cell table:formula="of:=SQRT(POWER([.H607];2)+POWER([.I607];2)+POWER([.J607];2))" office:value-type="float" office:value="691.142502338162" calcext:value-type="float">
            <text:p>691.142502338162</text:p>
          </table:table-cell>
        </table:table-row>
        <table:table-row table:style-name="ro1">
          <table:table-cell office:value-type="float" office:value="74.8677" calcext:value-type="float">
            <text:p>74.8677</text:p>
          </table:table-cell>
          <table:table-cell office:value-type="float" office:value="276.649" calcext:value-type="float">
            <text:p>276.649</text:p>
          </table:table-cell>
          <table:table-cell office:value-type="float" office:value="42.5062" calcext:value-type="float">
            <text:p>42.5062</text:p>
          </table:table-cell>
          <table:table-cell office:value-type="float" office:value="74.5478" calcext:value-type="float">
            <text:p>74.5478</text:p>
          </table:table-cell>
          <table:table-cell office:value-type="float" office:value="265.3" calcext:value-type="float">
            <text:p>265.3</text:p>
          </table:table-cell>
          <table:table-cell office:value-type="float" office:value="43.123" calcext:value-type="float">
            <text:p>43.123</text:p>
          </table:table-cell>
          <table:table-cell/>
          <table:table-cell table:formula="of:=([.D608]-[.A608])/0.0166667" office:value-type="float" office:value="-19.193961612077" calcext:value-type="float">
            <text:p>-19.193961612077</text:p>
          </table:table-cell>
          <table:table-cell table:formula="of:=ABS([.E608]-[.B608])/0.0166667" office:value-type="float" office:value="680.938638122723" calcext:value-type="float">
            <text:p>680.938638122723</text:p>
          </table:table-cell>
          <table:table-cell table:formula="of:=([.F608]-[.C608])/0.0166667" office:value-type="float" office:value="37.0079259841479" calcext:value-type="float">
            <text:p>37.0079259841479</text:p>
          </table:table-cell>
          <table:table-cell table:formula="of:=DEGREES(ATAN(ABS([.F608]-[.C608])/ABS([.E608]-[.B608])))" office:value-type="float" office:value="3.11087348172829" calcext:value-type="float">
            <text:p>3.11087348172829</text:p>
          </table:table-cell>
          <table:table-cell table:formula="of:=SQRT(POWER([.H608];2)+POWER([.I608];2)+POWER([.J608];2))" office:value-type="float" office:value="682.213620236684" calcext:value-type="float">
            <text:p>682.213620236684</text:p>
          </table:table-cell>
        </table:table-row>
        <table:table-row table:style-name="ro1">
          <table:table-cell office:value-type="float" office:value="74.9012" calcext:value-type="float">
            <text:p>74.9012</text:p>
          </table:table-cell>
          <table:table-cell office:value-type="float" office:value="281.923" calcext:value-type="float">
            <text:p>281.923</text:p>
          </table:table-cell>
          <table:table-cell office:value-type="float" office:value="41.9075" calcext:value-type="float">
            <text:p>41.9075</text:p>
          </table:table-cell>
          <table:table-cell office:value-type="float" office:value="74.8244" calcext:value-type="float">
            <text:p>74.8244</text:p>
          </table:table-cell>
          <table:table-cell office:value-type="float" office:value="270.405" calcext:value-type="float">
            <text:p>270.405</text:p>
          </table:table-cell>
          <table:table-cell office:value-type="float" office:value="42.283" calcext:value-type="float">
            <text:p>42.283</text:p>
          </table:table-cell>
          <table:table-cell/>
          <table:table-cell table:formula="of:=([.D609]-[.A609])/0.0166667" office:value-type="float" office:value="-4.60799078401878" calcext:value-type="float">
            <text:p>-4.60799078401878</text:p>
          </table:table-cell>
          <table:table-cell table:formula="of:=ABS([.E609]-[.B609])/0.0166667" office:value-type="float" office:value="691.078617842766" calcext:value-type="float">
            <text:p>691.078617842766</text:p>
          </table:table-cell>
          <table:table-cell table:formula="of:=([.F609]-[.C609])/0.0166667" office:value-type="float" office:value="22.5299549400903" calcext:value-type="float">
            <text:p>22.5299549400903</text:p>
          </table:table-cell>
          <table:table-cell table:formula="of:=DEGREES(ATAN(ABS([.F609]-[.C609])/ABS([.E609]-[.B609])))" office:value-type="float" office:value="1.86724673743769" calcext:value-type="float">
            <text:p>1.86724673743769</text:p>
          </table:table-cell>
          <table:table-cell table:formula="of:=SQRT(POWER([.H609];2)+POWER([.I609];2)+POWER([.J609];2))" office:value-type="float" office:value="691.46112579677" calcext:value-type="float">
            <text:p>691.46112579677</text:p>
          </table:table-cell>
        </table:table-row>
        <table:table-row table:style-name="ro1">
          <table:table-cell office:value-type="float" office:value="74.5872" calcext:value-type="float">
            <text:p>74.5872</text:p>
          </table:table-cell>
          <table:table-cell office:value-type="float" office:value="271.415" calcext:value-type="float">
            <text:p>271.415</text:p>
          </table:table-cell>
          <table:table-cell office:value-type="float" office:value="43.3527" calcext:value-type="float">
            <text:p>43.3527</text:p>
          </table:table-cell>
          <table:table-cell office:value-type="float" office:value="74.2775" calcext:value-type="float">
            <text:p>74.2775</text:p>
          </table:table-cell>
          <table:table-cell office:value-type="float" office:value="260.302" calcext:value-type="float">
            <text:p>260.302</text:p>
          </table:table-cell>
          <table:table-cell office:value-type="float" office:value="43.9454" calcext:value-type="float">
            <text:p>43.9454</text:p>
          </table:table-cell>
          <table:table-cell/>
          <table:table-cell table:formula="of:=([.D610]-[.A610])/0.0166667" office:value-type="float" office:value="-18.5819628360739" calcext:value-type="float">
            <text:p>-18.5819628360739</text:p>
          </table:table-cell>
          <table:table-cell table:formula="of:=ABS([.E610]-[.B610])/0.0166667" office:value-type="float" office:value="666.778666442667" calcext:value-type="float">
            <text:p>666.778666442667</text:p>
          </table:table-cell>
          <table:table-cell table:formula="of:=([.F610]-[.C610])/0.0166667" office:value-type="float" office:value="35.5619288761423" calcext:value-type="float">
            <text:p>35.5619288761423</text:p>
          </table:table-cell>
          <table:table-cell table:formula="of:=DEGREES(ATAN(ABS([.F610]-[.C610])/ABS([.E610]-[.B610])))" office:value-type="float" office:value="3.052916788925" calcext:value-type="float">
            <text:p>3.052916788925</text:p>
          </table:table-cell>
          <table:table-cell table:formula="of:=SQRT(POWER([.H610];2)+POWER([.I610];2)+POWER([.J610];2))" office:value-type="float" office:value="667.984827785253" calcext:value-type="float">
            <text:p>667.984827785253</text:p>
          </table:table-cell>
        </table:table-row>
        <table:table-row table:style-name="ro1">
          <table:table-cell office:value-type="float" office:value="74.9516" calcext:value-type="float">
            <text:p>74.9516</text:p>
          </table:table-cell>
          <table:table-cell office:value-type="float" office:value="290.116" calcext:value-type="float">
            <text:p>290.116</text:p>
          </table:table-cell>
          <table:table-cell office:value-type="float" office:value="40.5902" calcext:value-type="float">
            <text:p>40.5902</text:p>
          </table:table-cell>
          <table:table-cell office:value-type="float" office:value="75.1167" calcext:value-type="float">
            <text:p>75.1167</text:p>
          </table:table-cell>
          <table:table-cell office:value-type="float" office:value="276.873" calcext:value-type="float">
            <text:p>276.873</text:p>
          </table:table-cell>
          <table:table-cell office:value-type="float" office:value="41.4691" calcext:value-type="float">
            <text:p>41.4691</text:p>
          </table:table-cell>
          <table:table-cell/>
          <table:table-cell table:formula="of:=([.D611]-[.A611])/0.0166667" office:value-type="float" office:value="9.90598018803935" calcext:value-type="float">
            <text:p>9.90598018803935</text:p>
          </table:table-cell>
          <table:table-cell table:formula="of:=ABS([.E611]-[.B611])/0.0166667" office:value-type="float" office:value="794.578410843178" calcext:value-type="float">
            <text:p>794.578410843178</text:p>
          </table:table-cell>
          <table:table-cell table:formula="of:=([.F611]-[.C611])/0.0166667" office:value-type="float" office:value="52.7338945322106" calcext:value-type="float">
            <text:p>52.7338945322106</text:p>
          </table:table-cell>
          <table:table-cell table:formula="of:=DEGREES(ATAN(ABS([.F611]-[.C611])/ABS([.E611]-[.B611])))" office:value-type="float" office:value="3.79698866676868" calcext:value-type="float">
            <text:p>3.79698866676868</text:p>
          </table:table-cell>
          <table:table-cell table:formula="of:=SQRT(POWER([.H611];2)+POWER([.I611];2)+POWER([.J611];2))" office:value-type="float" office:value="796.387997808914" calcext:value-type="float">
            <text:p>796.387997808914</text:p>
          </table:table-cell>
        </table:table-row>
        <table:table-row table:style-name="ro1">
          <table:table-cell office:value-type="float" office:value="74.908" calcext:value-type="float">
            <text:p>74.908</text:p>
          </table:table-cell>
          <table:table-cell office:value-type="float" office:value="283.367" calcext:value-type="float">
            <text:p>283.367</text:p>
          </table:table-cell>
          <table:table-cell office:value-type="float" office:value="41.1693" calcext:value-type="float">
            <text:p>41.1693</text:p>
          </table:table-cell>
          <table:table-cell office:value-type="float" office:value="74.8236" calcext:value-type="float">
            <text:p>74.8236</text:p>
          </table:table-cell>
          <table:table-cell office:value-type="float" office:value="270.44" calcext:value-type="float">
            <text:p>270.44</text:p>
          </table:table-cell>
          <table:table-cell office:value-type="float" office:value="42.0309" calcext:value-type="float">
            <text:p>42.0309</text:p>
          </table:table-cell>
          <table:table-cell/>
          <table:table-cell table:formula="of:=([.D612]-[.A612])/0.0166667" office:value-type="float" office:value="-5.06398987202039" calcext:value-type="float">
            <text:p>-5.06398987202039</text:p>
          </table:table-cell>
          <table:table-cell table:formula="of:=ABS([.E612]-[.B612])/0.0166667" office:value-type="float" office:value="775.618448763104" calcext:value-type="float">
            <text:p>775.618448763104</text:p>
          </table:table-cell>
          <table:table-cell table:formula="of:=([.F612]-[.C612])/0.0166667" office:value-type="float" office:value="51.695896608207" calcext:value-type="float">
            <text:p>51.695896608207</text:p>
          </table:table-cell>
          <table:table-cell table:formula="of:=DEGREES(ATAN(ABS([.F612]-[.C612])/ABS([.E612]-[.B612])))" office:value-type="float" office:value="3.81319230443912" calcext:value-type="float">
            <text:p>3.81319230443912</text:p>
          </table:table-cell>
          <table:table-cell table:formula="of:=SQRT(POWER([.H612];2)+POWER([.I612];2)+POWER([.J612];2))" office:value-type="float" office:value="777.355830865913" calcext:value-type="float">
            <text:p>777.355830865913</text:p>
          </table:table-cell>
        </table:table-row>
        <table:table-row table:style-name="ro1">
          <table:table-cell office:value-type="float" office:value="74.9074" calcext:value-type="float">
            <text:p>74.9074</text:p>
          </table:table-cell>
          <table:table-cell office:value-type="float" office:value="283.423" calcext:value-type="float">
            <text:p>283.423</text:p>
          </table:table-cell>
          <table:table-cell office:value-type="float" office:value="40.9071" calcext:value-type="float">
            <text:p>40.9071</text:p>
          </table:table-cell>
          <table:table-cell office:value-type="float" office:value="74.8222" calcext:value-type="float">
            <text:p>74.8222</text:p>
          </table:table-cell>
          <table:table-cell office:value-type="float" office:value="270.54" calcext:value-type="float">
            <text:p>270.54</text:p>
          </table:table-cell>
          <table:table-cell office:value-type="float" office:value="41.5213" calcext:value-type="float">
            <text:p>41.5213</text:p>
          </table:table-cell>
          <table:table-cell/>
          <table:table-cell table:formula="of:=([.D613]-[.A613])/0.0166667" office:value-type="float" office:value="-5.11198977602047" calcext:value-type="float">
            <text:p>-5.11198977602047</text:p>
          </table:table-cell>
          <table:table-cell table:formula="of:=ABS([.E613]-[.B613])/0.0166667" office:value-type="float" office:value="772.978454043091" calcext:value-type="float">
            <text:p>772.978454043091</text:p>
          </table:table-cell>
          <table:table-cell table:formula="of:=([.F613]-[.C613])/0.0166667" office:value-type="float" office:value="36.8519262961472" calcext:value-type="float">
            <text:p>36.8519262961472</text:p>
          </table:table-cell>
          <table:table-cell table:formula="of:=DEGREES(ATAN(ABS([.F613]-[.C613])/ABS([.E613]-[.B613])))" office:value-type="float" office:value="2.72952276865421" calcext:value-type="float">
            <text:p>2.72952276865421</text:p>
          </table:table-cell>
          <table:table-cell table:formula="of:=SQRT(POWER([.H613];2)+POWER([.I613];2)+POWER([.J613];2))" office:value-type="float" office:value="773.873301856353" calcext:value-type="float">
            <text:p>773.873301856353</text:p>
          </table:table-cell>
        </table:table-row>
        <table:table-row table:style-name="ro1">
          <table:table-cell office:value-type="float" office:value="74.4061" calcext:value-type="float">
            <text:p>74.4061</text:p>
          </table:table-cell>
          <table:table-cell office:value-type="float" office:value="284.57" calcext:value-type="float">
            <text:p>284.57</text:p>
          </table:table-cell>
          <table:table-cell office:value-type="float" office:value="41.4867" calcext:value-type="float">
            <text:p>41.4867</text:p>
          </table:table-cell>
          <table:table-cell office:value-type="float" office:value="73.8468" calcext:value-type="float">
            <text:p>73.8468</text:p>
          </table:table-cell>
          <table:table-cell office:value-type="float" office:value="274.171" calcext:value-type="float">
            <text:p>274.171</text:p>
          </table:table-cell>
          <table:table-cell office:value-type="float" office:value="41.6744" calcext:value-type="float">
            <text:p>41.6744</text:p>
          </table:table-cell>
          <table:table-cell/>
          <table:table-cell table:formula="of:=([.D614]-[.A614])/0.0166667" office:value-type="float" office:value="-33.5579328841338" calcext:value-type="float">
            <text:p>-33.5579328841338</text:p>
          </table:table-cell>
          <table:table-cell table:formula="of:=ABS([.E614]-[.B614])/0.0166667" office:value-type="float" office:value="623.938752122496" calcext:value-type="float">
            <text:p>623.938752122496</text:p>
          </table:table-cell>
          <table:table-cell table:formula="of:=([.F614]-[.C614])/0.0166667" office:value-type="float" office:value="11.261977476045" calcext:value-type="float">
            <text:p>11.261977476045</text:p>
          </table:table-cell>
          <table:table-cell table:formula="of:=DEGREES(ATAN(ABS([.F614]-[.C614])/ABS([.E614]-[.B614])))" office:value-type="float" office:value="1.0340657879011" calcext:value-type="float">
            <text:p>1.0340657879011</text:p>
          </table:table-cell>
          <table:table-cell table:formula="of:=SQRT(POWER([.H614];2)+POWER([.I614];2)+POWER([.J614];2))" office:value-type="float" office:value="624.942024028073" calcext:value-type="float">
            <text:p>624.942024028073</text:p>
          </table:table-cell>
        </table:table-row>
        <table:table-row table:style-name="ro1">
          <table:table-cell office:value-type="float" office:value="75.1537" calcext:value-type="float">
            <text:p>75.1537</text:p>
          </table:table-cell>
          <table:table-cell office:value-type="float" office:value="282.101" calcext:value-type="float">
            <text:p>282.101</text:p>
          </table:table-cell>
          <table:table-cell office:value-type="float" office:value="41.1194" calcext:value-type="float">
            <text:p>41.1194</text:p>
          </table:table-cell>
          <table:table-cell office:value-type="float" office:value="75.3093" calcext:value-type="float">
            <text:p>75.3093</text:p>
          </table:table-cell>
          <table:table-cell office:value-type="float" office:value="269.366" calcext:value-type="float">
            <text:p>269.366</text:p>
          </table:table-cell>
          <table:table-cell office:value-type="float" office:value="41.4653" calcext:value-type="float">
            <text:p>41.4653</text:p>
          </table:table-cell>
          <table:table-cell/>
          <table:table-cell table:formula="of:=([.D615]-[.A615])/0.0166667" office:value-type="float" office:value="9.3359813280369" calcext:value-type="float">
            <text:p>9.3359813280369</text:p>
          </table:table-cell>
          <table:table-cell table:formula="of:=ABS([.E615]-[.B615])/0.0166667" office:value-type="float" office:value="764.098471803057" calcext:value-type="float">
            <text:p>764.098471803057</text:p>
          </table:table-cell>
          <table:table-cell table:formula="of:=([.F615]-[.C615])/0.0166667" office:value-type="float" office:value="20.753958492083" calcext:value-type="float">
            <text:p>20.753958492083</text:p>
          </table:table-cell>
          <table:table-cell table:formula="of:=DEGREES(ATAN(ABS([.F615]-[.C615])/ABS([.E615]-[.B615])))" office:value-type="float" office:value="1.5558491268507" calcext:value-type="float">
            <text:p>1.5558491268507</text:p>
          </table:table-cell>
          <table:table-cell table:formula="of:=SQRT(POWER([.H615];2)+POWER([.I615];2)+POWER([.J615];2))" office:value-type="float" office:value="764.437284512089" calcext:value-type="float">
            <text:p>764.437284512089</text:p>
          </table:table-cell>
        </table:table-row>
        <table:table-row table:style-name="ro1">
          <table:table-cell office:value-type="float" office:value="74.1281" calcext:value-type="float">
            <text:p>74.1281</text:p>
          </table:table-cell>
          <table:table-cell office:value-type="float" office:value="279.054" calcext:value-type="float">
            <text:p>279.054</text:p>
          </table:table-cell>
          <table:table-cell office:value-type="float" office:value="42.8765" calcext:value-type="float">
            <text:p>42.8765</text:p>
          </table:table-cell>
          <table:table-cell office:value-type="float" office:value="73.5825" calcext:value-type="float">
            <text:p>73.5825</text:p>
          </table:table-cell>
          <table:table-cell office:value-type="float" office:value="268.826" calcext:value-type="float">
            <text:p>268.826</text:p>
          </table:table-cell>
          <table:table-cell office:value-type="float" office:value="43.2895" calcext:value-type="float">
            <text:p>43.2895</text:p>
          </table:table-cell>
          <table:table-cell/>
          <table:table-cell table:formula="of:=([.D616]-[.A616])/0.0166667" office:value-type="float" office:value="-32.7359345281314" calcext:value-type="float">
            <text:p>-32.7359345281314</text:p>
          </table:table-cell>
          <table:table-cell table:formula="of:=ABS([.E616]-[.B616])/0.0166667" office:value-type="float" office:value="613.678772642452" calcext:value-type="float">
            <text:p>613.678772642452</text:p>
          </table:table-cell>
          <table:table-cell table:formula="of:=([.F616]-[.C616])/0.0166667" office:value-type="float" office:value="24.7799504400989" calcext:value-type="float">
            <text:p>24.7799504400989</text:p>
          </table:table-cell>
          <table:table-cell table:formula="of:=DEGREES(ATAN(ABS([.F616]-[.C616])/ABS([.E616]-[.B616])))" office:value-type="float" office:value="2.31231019197507" calcext:value-type="float">
            <text:p>2.31231019197507</text:p>
          </table:table-cell>
          <table:table-cell table:formula="of:=SQRT(POWER([.H616];2)+POWER([.I616];2)+POWER([.J616];2))" office:value-type="float" office:value="615.050667299199" calcext:value-type="float">
            <text:p>615.050667299199</text:p>
          </table:table-cell>
        </table:table-row>
        <table:table-row table:style-name="ro1">
          <table:table-cell office:value-type="float" office:value="74.3993" calcext:value-type="float">
            <text:p>74.3993</text:p>
          </table:table-cell>
          <table:table-cell office:value-type="float" office:value="283.213" calcext:value-type="float">
            <text:p>283.213</text:p>
          </table:table-cell>
          <table:table-cell office:value-type="float" office:value="41.7048" calcext:value-type="float">
            <text:p>41.7048</text:p>
          </table:table-cell>
          <table:table-cell office:value-type="float" office:value="74.0855" calcext:value-type="float">
            <text:p>74.0855</text:p>
          </table:table-cell>
          <table:table-cell office:value-type="float" office:value="271.602" calcext:value-type="float">
            <text:p>271.602</text:p>
          </table:table-cell>
          <table:table-cell office:value-type="float" office:value="42.0936" calcext:value-type="float">
            <text:p>42.0936</text:p>
          </table:table-cell>
          <table:table-cell/>
          <table:table-cell table:formula="of:=([.D617]-[.A617])/0.0166667" office:value-type="float" office:value="-18.8279623440753" calcext:value-type="float">
            <text:p>-18.8279623440753</text:p>
          </table:table-cell>
          <table:table-cell table:formula="of:=ABS([.E617]-[.B617])/0.0166667" office:value-type="float" office:value="696.65860668279" calcext:value-type="float">
            <text:p>696.65860668279</text:p>
          </table:table-cell>
          <table:table-cell table:formula="of:=([.F617]-[.C617])/0.0166667" office:value-type="float" office:value="23.3279533440935" calcext:value-type="float">
            <text:p>23.3279533440935</text:p>
          </table:table-cell>
          <table:table-cell table:formula="of:=DEGREES(ATAN(ABS([.F617]-[.C617])/ABS([.E617]-[.B617])))" office:value-type="float" office:value="1.91786052757233" calcext:value-type="float">
            <text:p>1.91786052757233</text:p>
          </table:table-cell>
          <table:table-cell table:formula="of:=SQRT(POWER([.H617];2)+POWER([.I617];2)+POWER([.J617];2))" office:value-type="float" office:value="697.303305483675" calcext:value-type="float">
            <text:p>697.303305483675</text:p>
          </table:table-cell>
        </table:table-row>
        <table:table-row table:style-name="ro1">
          <table:table-cell office:value-type="float" office:value="74.8997" calcext:value-type="float">
            <text:p>74.8997</text:p>
          </table:table-cell>
          <table:table-cell office:value-type="float" office:value="282.017" calcext:value-type="float">
            <text:p>282.017</text:p>
          </table:table-cell>
          <table:table-cell office:value-type="float" office:value="41.3878" calcext:value-type="float">
            <text:p>41.3878</text:p>
          </table:table-cell>
          <table:table-cell office:value-type="float" office:value="74.815" calcext:value-type="float">
            <text:p>74.815</text:p>
          </table:table-cell>
          <table:table-cell office:value-type="float" office:value="269.214" calcext:value-type="float">
            <text:p>269.214</text:p>
          </table:table-cell>
          <table:table-cell office:value-type="float" office:value="41.987" calcext:value-type="float">
            <text:p>41.987</text:p>
          </table:table-cell>
          <table:table-cell/>
          <table:table-cell table:formula="of:=([.D618]-[.A618])/0.0166667" office:value-type="float" office:value="-5.08198983602021" calcext:value-type="float">
            <text:p>-5.08198983602021</text:p>
          </table:table-cell>
          <table:table-cell table:formula="of:=ABS([.E618]-[.B618])/0.0166667" office:value-type="float" office:value="768.178463643073" calcext:value-type="float">
            <text:p>768.178463643073</text:p>
          </table:table-cell>
          <table:table-cell table:formula="of:=([.F618]-[.C618])/0.0166667" office:value-type="float" office:value="35.951928096144" calcext:value-type="float">
            <text:p>35.951928096144</text:p>
          </table:table-cell>
          <table:table-cell table:formula="of:=DEGREES(ATAN(ABS([.F618]-[.C618])/ABS([.E618]-[.B618])))" office:value-type="float" office:value="2.67957490422891" calcext:value-type="float">
            <text:p>2.67957490422891</text:p>
          </table:table-cell>
          <table:table-cell table:formula="of:=SQRT(POWER([.H618];2)+POWER([.I618];2)+POWER([.J618];2))" office:value-type="float" office:value="769.036097826074" calcext:value-type="float">
            <text:p>769.036097826074</text:p>
          </table:table-cell>
        </table:table-row>
        <table:table-row table:style-name="ro1">
          <table:table-cell office:value-type="float" office:value="74.6528" calcext:value-type="float">
            <text:p>74.6528</text:p>
          </table:table-cell>
          <table:table-cell office:value-type="float" office:value="283.348" calcext:value-type="float">
            <text:p>283.348</text:p>
          </table:table-cell>
          <table:table-cell office:value-type="float" office:value="41.1747" calcext:value-type="float">
            <text:p>41.1747</text:p>
          </table:table-cell>
          <table:table-cell office:value-type="float" office:value="74.5801" calcext:value-type="float">
            <text:p>74.5801</text:p>
          </table:table-cell>
          <table:table-cell office:value-type="float" office:value="271.847" calcext:value-type="float">
            <text:p>271.847</text:p>
          </table:table-cell>
          <table:table-cell office:value-type="float" office:value="41.0594" calcext:value-type="float">
            <text:p>41.0594</text:p>
          </table:table-cell>
          <table:table-cell/>
          <table:table-cell table:formula="of:=([.D619]-[.A619])/0.0166667" office:value-type="float" office:value="-4.3619912760173" calcext:value-type="float">
            <text:p>-4.3619912760173</text:p>
          </table:table-cell>
          <table:table-cell table:formula="of:=ABS([.E619]-[.B619])/0.0166667" office:value-type="float" office:value="690.058619882762" calcext:value-type="float">
            <text:p>690.058619882762</text:p>
          </table:table-cell>
          <table:table-cell table:formula="of:=([.F619]-[.C619])/0.0166667" office:value-type="float" office:value="-6.91798616402796" calcext:value-type="float">
            <text:p>-6.91798616402796</text:p>
          </table:table-cell>
          <table:table-cell table:formula="of:=DEGREES(ATAN(ABS([.F619]-[.C619])/ABS([.E619]-[.B619])))" office:value-type="float" office:value="0.574383277324839" calcext:value-type="float">
            <text:p>0.574383277324839</text:p>
          </table:table-cell>
          <table:table-cell table:formula="of:=SQRT(POWER([.H619];2)+POWER([.I619];2)+POWER([.J619];2))" office:value-type="float" office:value="690.107081817714" calcext:value-type="float">
            <text:p>690.107081817714</text:p>
          </table:table-cell>
        </table:table-row>
        <table:table-row table:style-name="ro1">
          <table:table-cell office:value-type="float" office:value="74.3723" calcext:value-type="float">
            <text:p>74.3723</text:p>
          </table:table-cell>
          <table:table-cell office:value-type="float" office:value="277.854" calcext:value-type="float">
            <text:p>277.854</text:p>
          </table:table-cell>
          <table:table-cell office:value-type="float" office:value="42.5662" calcext:value-type="float">
            <text:p>42.5662</text:p>
          </table:table-cell>
          <table:table-cell office:value-type="float" office:value="73.8177" calcext:value-type="float">
            <text:p>73.8177</text:p>
          </table:table-cell>
          <table:table-cell office:value-type="float" office:value="266.418" calcext:value-type="float">
            <text:p>266.418</text:p>
          </table:table-cell>
          <table:table-cell office:value-type="float" office:value="43.1905" calcext:value-type="float">
            <text:p>43.1905</text:p>
          </table:table-cell>
          <table:table-cell/>
          <table:table-cell table:formula="of:=([.D620]-[.A620])/0.0166667" office:value-type="float" office:value="-33.2759334481327" calcext:value-type="float">
            <text:p>-33.2759334481327</text:p>
          </table:table-cell>
          <table:table-cell table:formula="of:=ABS([.E620]-[.B620])/0.0166667" office:value-type="float" office:value="686.158627682743" calcext:value-type="float">
            <text:p>686.158627682743</text:p>
          </table:table-cell>
          <table:table-cell table:formula="of:=([.F620]-[.C620])/0.0166667" office:value-type="float" office:value="37.4579250841497" calcext:value-type="float">
            <text:p>37.4579250841497</text:p>
          </table:table-cell>
          <table:table-cell table:formula="of:=DEGREES(ATAN(ABS([.F620]-[.C620])/ABS([.E620]-[.B620])))" office:value-type="float" office:value="3.1247189097792" calcext:value-type="float">
            <text:p>3.1247189097792</text:p>
          </table:table-cell>
          <table:table-cell table:formula="of:=SQRT(POWER([.H620];2)+POWER([.I620];2)+POWER([.J620];2))" office:value-type="float" office:value="687.985498569498" calcext:value-type="float">
            <text:p>687.985498569498</text:p>
          </table:table-cell>
        </table:table-row>
        <table:table-row table:style-name="ro1">
          <table:table-cell office:value-type="float" office:value="74.1204" calcext:value-type="float">
            <text:p>74.1204</text:p>
          </table:table-cell>
          <table:table-cell office:value-type="float" office:value="277.844" calcext:value-type="float">
            <text:p>277.844</text:p>
          </table:table-cell>
          <table:table-cell office:value-type="float" office:value="42.5702" calcext:value-type="float">
            <text:p>42.5702</text:p>
          </table:table-cell>
          <table:table-cell office:value-type="float" office:value="73.5719" calcext:value-type="float">
            <text:p>73.5719</text:p>
          </table:table-cell>
          <table:table-cell office:value-type="float" office:value="266.403" calcext:value-type="float">
            <text:p>266.403</text:p>
          </table:table-cell>
          <table:table-cell office:value-type="float" office:value="43.1951" calcext:value-type="float">
            <text:p>43.1951</text:p>
          </table:table-cell>
          <table:table-cell/>
          <table:table-cell table:formula="of:=([.D621]-[.A621])/0.0166667" office:value-type="float" office:value="-32.9099341801319" calcext:value-type="float">
            <text:p>-32.9099341801319</text:p>
          </table:table-cell>
          <table:table-cell table:formula="of:=ABS([.E621]-[.B621])/0.0166667" office:value-type="float" office:value="686.458627082744" calcext:value-type="float">
            <text:p>686.458627082744</text:p>
          </table:table-cell>
          <table:table-cell table:formula="of:=([.F621]-[.C621])/0.0166667" office:value-type="float" office:value="37.4939250121498" calcext:value-type="float">
            <text:p>37.4939250121498</text:p>
          </table:table-cell>
          <table:table-cell table:formula="of:=DEGREES(ATAN(ABS([.F621]-[.C621])/ABS([.E621]-[.B621])))" office:value-type="float" office:value="3.1263518665949" calcext:value-type="float">
            <text:p>3.1263518665949</text:p>
          </table:table-cell>
          <table:table-cell table:formula="of:=SQRT(POWER([.H621];2)+POWER([.I621];2)+POWER([.J621];2))" office:value-type="float" office:value="688.269064303259" calcext:value-type="float">
            <text:p>688.269064303259</text:p>
          </table:table-cell>
        </table:table-row>
        <table:table-row table:style-name="ro1">
          <table:table-cell office:value-type="float" office:value="74.1104" calcext:value-type="float">
            <text:p>74.1104</text:p>
          </table:table-cell>
          <table:table-cell office:value-type="float" office:value="275.103" calcext:value-type="float">
            <text:p>275.103</text:p>
          </table:table-cell>
          <table:table-cell office:value-type="float" office:value="43.5073" calcext:value-type="float">
            <text:p>43.5073</text:p>
          </table:table-cell>
          <table:table-cell office:value-type="float" office:value="73.5656" calcext:value-type="float">
            <text:p>73.5656</text:p>
          </table:table-cell>
          <table:table-cell office:value-type="float" office:value="263.788" calcext:value-type="float">
            <text:p>263.788</text:p>
          </table:table-cell>
          <table:table-cell office:value-type="float" office:value="44.1077" calcext:value-type="float">
            <text:p>44.1077</text:p>
          </table:table-cell>
          <table:table-cell/>
          <table:table-cell table:formula="of:=([.D622]-[.A622])/0.0166667" office:value-type="float" office:value="-32.6879346241305" calcext:value-type="float">
            <text:p>-32.6879346241305</text:p>
          </table:table-cell>
          <table:table-cell table:formula="of:=ABS([.E622]-[.B622])/0.0166667" office:value-type="float" office:value="678.898642202715" calcext:value-type="float">
            <text:p>678.898642202715</text:p>
          </table:table-cell>
          <table:table-cell table:formula="of:=([.F622]-[.C622])/0.0166667" office:value-type="float" office:value="36.0239279521441" calcext:value-type="float">
            <text:p>36.0239279521441</text:p>
          </table:table-cell>
          <table:table-cell table:formula="of:=DEGREES(ATAN(ABS([.F622]-[.C622])/ABS([.E622]-[.B622])))" office:value-type="float" office:value="3.03739765337075" calcext:value-type="float">
            <text:p>3.03739765337075</text:p>
          </table:table-cell>
          <table:table-cell table:formula="of:=SQRT(POWER([.H622];2)+POWER([.I622];2)+POWER([.J622];2))" office:value-type="float" office:value="680.639104694833" calcext:value-type="float">
            <text:p>680.639104694833</text:p>
          </table:table-cell>
        </table:table-row>
        <table:table-row table:style-name="ro1">
          <table:table-cell office:value-type="float" office:value="74.861" calcext:value-type="float">
            <text:p>74.861</text:p>
          </table:table-cell>
          <table:table-cell office:value-type="float" office:value="275.232" calcext:value-type="float">
            <text:p>275.232</text:p>
          </table:table-cell>
          <table:table-cell office:value-type="float" office:value="43.2314" calcext:value-type="float">
            <text:p>43.2314</text:p>
          </table:table-cell>
          <table:table-cell office:value-type="float" office:value="74.7869" calcext:value-type="float">
            <text:p>74.7869</text:p>
          </table:table-cell>
          <table:table-cell office:value-type="float" office:value="263.982" calcext:value-type="float">
            <text:p>263.982</text:p>
          </table:table-cell>
          <table:table-cell office:value-type="float" office:value="43.8223" calcext:value-type="float">
            <text:p>43.8223</text:p>
          </table:table-cell>
          <table:table-cell/>
          <table:table-cell table:formula="of:=([.D623]-[.A623])/0.0166667" office:value-type="float" office:value="-4.44599110801787" calcext:value-type="float">
            <text:p>-4.44599110801787</text:p>
          </table:table-cell>
          <table:table-cell table:formula="of:=ABS([.E623]-[.B623])/0.0166667" office:value-type="float" office:value="674.9986500027" calcext:value-type="float">
            <text:p>674.9986500027</text:p>
          </table:table-cell>
          <table:table-cell table:formula="of:=([.F623]-[.C623])/0.0166667" office:value-type="float" office:value="35.4539290921417" calcext:value-type="float">
            <text:p>35.4539290921417</text:p>
          </table:table-cell>
          <table:table-cell table:formula="of:=DEGREES(ATAN(ABS([.F623]-[.C623])/ABS([.E623]-[.B623])))" office:value-type="float" office:value="3.0066660717089" calcext:value-type="float">
            <text:p>3.0066660717089</text:p>
          </table:table-cell>
          <table:table-cell table:formula="of:=SQRT(POWER([.H623];2)+POWER([.I623];2)+POWER([.J623];2))" office:value-type="float" office:value="675.943729485281" calcext:value-type="float">
            <text:p>675.943729485281</text:p>
          </table:table-cell>
        </table:table-row>
        <table:table-row table:style-name="ro1">
          <table:table-cell office:value-type="float" office:value="74.3412" calcext:value-type="float">
            <text:p>74.3412</text:p>
          </table:table-cell>
          <table:table-cell office:value-type="float" office:value="271.239" calcext:value-type="float">
            <text:p>271.239</text:p>
          </table:table-cell>
          <table:table-cell office:value-type="float" office:value="44.1219" calcext:value-type="float">
            <text:p>44.1219</text:p>
          </table:table-cell>
          <table:table-cell office:value-type="float" office:value="74.0323" calcext:value-type="float">
            <text:p>74.0323</text:p>
          </table:table-cell>
          <table:table-cell office:value-type="float" office:value="258.908" calcext:value-type="float">
            <text:p>258.908</text:p>
          </table:table-cell>
          <table:table-cell office:value-type="float" office:value="44.8957" calcext:value-type="float">
            <text:p>44.8957</text:p>
          </table:table-cell>
          <table:table-cell/>
          <table:table-cell table:formula="of:=([.D624]-[.A624])/0.0166667" office:value-type="float" office:value="-18.5339629320738" calcext:value-type="float">
            <text:p>-18.5339629320738</text:p>
          </table:table-cell>
          <table:table-cell table:formula="of:=ABS([.E624]-[.B624])/0.0166667" office:value-type="float" office:value="739.858520282957" calcext:value-type="float">
            <text:p>739.858520282957</text:p>
          </table:table-cell>
          <table:table-cell table:formula="of:=([.F624]-[.C624])/0.0166667" office:value-type="float" office:value="46.4279071441858" calcext:value-type="float">
            <text:p>46.4279071441858</text:p>
          </table:table-cell>
          <table:table-cell table:formula="of:=DEGREES(ATAN(ABS([.F624]-[.C624])/ABS([.E624]-[.B624])))" office:value-type="float" office:value="3.59074005299385" calcext:value-type="float">
            <text:p>3.59074005299385</text:p>
          </table:table-cell>
          <table:table-cell table:formula="of:=SQRT(POWER([.H624];2)+POWER([.I624];2)+POWER([.J624];2))" office:value-type="float" office:value="741.545472900377" calcext:value-type="float">
            <text:p>741.545472900377</text:p>
          </table:table-cell>
        </table:table-row>
        <table:table-row table:style-name="ro1">
          <table:table-cell office:value-type="float" office:value="74.6499" calcext:value-type="float">
            <text:p>74.6499</text:p>
          </table:table-cell>
          <table:table-cell office:value-type="float" office:value="281.679" calcext:value-type="float">
            <text:p>281.679</text:p>
          </table:table-cell>
          <table:table-cell office:value-type="float" office:value="42.9561" calcext:value-type="float">
            <text:p>42.9561</text:p>
          </table:table-cell>
          <table:table-cell office:value-type="float" office:value="74.3322" calcext:value-type="float">
            <text:p>74.3322</text:p>
          </table:table-cell>
          <table:table-cell office:value-type="float" office:value="270.099" calcext:value-type="float">
            <text:p>270.099</text:p>
          </table:table-cell>
          <table:table-cell office:value-type="float" office:value="43.5673" calcext:value-type="float">
            <text:p>43.5673</text:p>
          </table:table-cell>
          <table:table-cell/>
          <table:table-cell table:formula="of:=([.D625]-[.A625])/0.0166667" office:value-type="float" office:value="-19.0619618760764" calcext:value-type="float">
            <text:p>-19.0619618760764</text:p>
          </table:table-cell>
          <table:table-cell table:formula="of:=ABS([.E625]-[.B625])/0.0166667" office:value-type="float" office:value="694.798610402778" calcext:value-type="float">
            <text:p>694.798610402778</text:p>
          </table:table-cell>
          <table:table-cell table:formula="of:=([.F625]-[.C625])/0.0166667" office:value-type="float" office:value="36.6719266561469" calcext:value-type="float">
            <text:p>36.6719266561469</text:p>
          </table:table-cell>
          <table:table-cell table:formula="of:=DEGREES(ATAN(ABS([.F625]-[.C625])/ABS([.E625]-[.B625])))" office:value-type="float" office:value="3.02130534551398" calcext:value-type="float">
            <text:p>3.02130534551398</text:p>
          </table:table-cell>
          <table:table-cell table:formula="of:=SQRT(POWER([.H625];2)+POWER([.I625];2)+POWER([.J625];2))" office:value-type="float" office:value="696.026793746383" calcext:value-type="float">
            <text:p>696.026793746383</text:p>
          </table:table-cell>
        </table:table-row>
        <table:table-row table:style-name="ro1">
          <table:table-cell office:value-type="float" office:value="74.6047" calcext:value-type="float">
            <text:p>74.6047</text:p>
          </table:table-cell>
          <table:table-cell office:value-type="float" office:value="273.805" calcext:value-type="float">
            <text:p>273.805</text:p>
          </table:table-cell>
          <table:table-cell office:value-type="float" office:value="43.9572" calcext:value-type="float">
            <text:p>43.9572</text:p>
          </table:table-cell>
          <table:table-cell office:value-type="float" office:value="74.2871" calcext:value-type="float">
            <text:p>74.2871</text:p>
          </table:table-cell>
          <table:table-cell office:value-type="float" office:value="261.352" calcext:value-type="float">
            <text:p>261.352</text:p>
          </table:table-cell>
          <table:table-cell office:value-type="float" office:value="44.7375" calcext:value-type="float">
            <text:p>44.7375</text:p>
          </table:table-cell>
          <table:table-cell/>
          <table:table-cell table:formula="of:=([.D626]-[.A626])/0.0166667" office:value-type="float" office:value="-19.0559618880762" calcext:value-type="float">
            <text:p>-19.0559618880762</text:p>
          </table:table-cell>
          <table:table-cell table:formula="of:=ABS([.E626]-[.B626])/0.0166667" office:value-type="float" office:value="747.178505642991" calcext:value-type="float">
            <text:p>747.178505642991</text:p>
          </table:table-cell>
          <table:table-cell table:formula="of:=([.F626]-[.C626])/0.0166667" office:value-type="float" office:value="46.8179063641871" calcext:value-type="float">
            <text:p>46.8179063641871</text:p>
          </table:table-cell>
          <table:table-cell table:formula="of:=DEGREES(ATAN(ABS([.F626]-[.C626])/ABS([.E626]-[.B626])))" office:value-type="float" office:value="3.58544311497645" calcext:value-type="float">
            <text:p>3.58544311497645</text:p>
          </table:table-cell>
          <table:table-cell table:formula="of:=SQRT(POWER([.H626];2)+POWER([.I626];2)+POWER([.J626];2))" office:value-type="float" office:value="748.886350079034" calcext:value-type="float">
            <text:p>748.886350079034</text:p>
          </table:table-cell>
        </table:table-row>
        <table:table-row table:style-name="ro1">
          <table:table-cell office:value-type="float" office:value="74.3412" calcext:value-type="float">
            <text:p>74.3412</text:p>
          </table:table-cell>
          <table:table-cell office:value-type="float" office:value="271.239" calcext:value-type="float">
            <text:p>271.239</text:p>
          </table:table-cell>
          <table:table-cell office:value-type="float" office:value="44.1219" calcext:value-type="float">
            <text:p>44.1219</text:p>
          </table:table-cell>
          <table:table-cell office:value-type="float" office:value="74.0377" calcext:value-type="float">
            <text:p>74.0377</text:p>
          </table:table-cell>
          <table:table-cell office:value-type="float" office:value="260.138" calcext:value-type="float">
            <text:p>260.138</text:p>
          </table:table-cell>
          <table:table-cell office:value-type="float" office:value="44.696" calcext:value-type="float">
            <text:p>44.696</text:p>
          </table:table-cell>
          <table:table-cell/>
          <table:table-cell table:formula="of:=([.D627]-[.A627])/0.0166667" office:value-type="float" office:value="-18.2099635800728" calcext:value-type="float">
            <text:p>-18.2099635800728</text:p>
          </table:table-cell>
          <table:table-cell table:formula="of:=ABS([.E627]-[.B627])/0.0166667" office:value-type="float" office:value="666.058667882664" calcext:value-type="float">
            <text:p>666.058667882664</text:p>
          </table:table-cell>
          <table:table-cell table:formula="of:=([.F627]-[.C627])/0.0166667" office:value-type="float" office:value="34.4459311081379" calcext:value-type="float">
            <text:p>34.4459311081379</text:p>
          </table:table-cell>
          <table:table-cell table:formula="of:=DEGREES(ATAN(ABS([.F627]-[.C627])/ABS([.E627]-[.B627])))" office:value-type="float" office:value="2.96047462991175" calcext:value-type="float">
            <text:p>2.96047462991175</text:p>
          </table:table-cell>
          <table:table-cell table:formula="of:=SQRT(POWER([.H627];2)+POWER([.I627];2)+POWER([.J627];2))" office:value-type="float" office:value="667.197327636377" calcext:value-type="float">
            <text:p>667.197327636377</text:p>
          </table:table-cell>
        </table:table-row>
        <table:table-row table:style-name="ro1">
          <table:table-cell office:value-type="float" office:value="74.6476" calcext:value-type="float">
            <text:p>74.6476</text:p>
          </table:table-cell>
          <table:table-cell office:value-type="float" office:value="281.843" calcext:value-type="float">
            <text:p>281.843</text:p>
          </table:table-cell>
          <table:table-cell office:value-type="float" office:value="42.1746" calcext:value-type="float">
            <text:p>42.1746</text:p>
          </table:table-cell>
          <table:table-cell office:value-type="float" office:value="74.3233" calcext:value-type="float">
            <text:p>74.3233</text:p>
          </table:table-cell>
          <table:table-cell office:value-type="float" office:value="268.978" calcext:value-type="float">
            <text:p>268.978</text:p>
          </table:table-cell>
          <table:table-cell office:value-type="float" office:value="43.0126" calcext:value-type="float">
            <text:p>43.0126</text:p>
          </table:table-cell>
          <table:table-cell/>
          <table:table-cell table:formula="of:=([.D628]-[.A628])/0.0166667" office:value-type="float" office:value="-19.4579610840775" calcext:value-type="float">
            <text:p>-19.4579610840775</text:p>
          </table:table-cell>
          <table:table-cell table:formula="of:=ABS([.E628]-[.B628])/0.0166667" office:value-type="float" office:value="771.898456203088" calcext:value-type="float">
            <text:p>771.898456203088</text:p>
          </table:table-cell>
          <table:table-cell table:formula="of:=([.F628]-[.C628])/0.0166667" office:value-type="float" office:value="50.2798994402012" calcext:value-type="float">
            <text:p>50.2798994402012</text:p>
          </table:table-cell>
          <table:table-cell table:formula="of:=DEGREES(ATAN(ABS([.F628]-[.C628])/ABS([.E628]-[.B628])))" office:value-type="float" office:value="3.72686581372084" calcext:value-type="float">
            <text:p>3.72686581372084</text:p>
          </table:table-cell>
          <table:table-cell table:formula="of:=SQRT(POWER([.H628];2)+POWER([.I628];2)+POWER([.J628];2))" office:value-type="float" office:value="773.778978278666" calcext:value-type="float">
            <text:p>773.778978278666</text:p>
          </table:table-cell>
        </table:table-row>
        <table:table-row table:style-name="ro1">
          <table:table-cell office:value-type="float" office:value="74.861" calcext:value-type="float">
            <text:p>74.861</text:p>
          </table:table-cell>
          <table:table-cell office:value-type="float" office:value="275.227" calcext:value-type="float">
            <text:p>275.227</text:p>
          </table:table-cell>
          <table:table-cell office:value-type="float" office:value="43.2323" calcext:value-type="float">
            <text:p>43.2323</text:p>
          </table:table-cell>
          <table:table-cell office:value-type="float" office:value="74.7799" calcext:value-type="float">
            <text:p>74.7799</text:p>
          </table:table-cell>
          <table:table-cell office:value-type="float" office:value="262.692" calcext:value-type="float">
            <text:p>262.692</text:p>
          </table:table-cell>
          <table:table-cell office:value-type="float" office:value="44.2745" calcext:value-type="float">
            <text:p>44.2745</text:p>
          </table:table-cell>
          <table:table-cell/>
          <table:table-cell table:formula="of:=([.D629]-[.A629])/0.0166667" office:value-type="float" office:value="-4.86599026801985" calcext:value-type="float">
            <text:p>-4.86599026801985</text:p>
          </table:table-cell>
          <table:table-cell table:formula="of:=ABS([.E629]-[.B629])/0.0166667" office:value-type="float" office:value="752.098495803006" calcext:value-type="float">
            <text:p>752.098495803006</text:p>
          </table:table-cell>
          <table:table-cell table:formula="of:=([.F629]-[.C629])/0.0166667" office:value-type="float" office:value="62.5318749362502" calcext:value-type="float">
            <text:p>62.5318749362502</text:p>
          </table:table-cell>
          <table:table-cell table:formula="of:=DEGREES(ATAN(ABS([.F629]-[.C629])/ABS([.E629]-[.B629])))" office:value-type="float" office:value="4.75282275851342" calcext:value-type="float">
            <text:p>4.75282275851342</text:p>
          </table:table-cell>
          <table:table-cell table:formula="of:=SQRT(POWER([.H629];2)+POWER([.I629];2)+POWER([.J629];2))" office:value-type="float" office:value="754.709255696176" calcext:value-type="float">
            <text:p>754.709255696176</text:p>
          </table:table-cell>
        </table:table-row>
        <table:table-row table:style-name="ro1">
          <table:table-cell office:value-type="float" office:value="75.411" calcext:value-type="float">
            <text:p>75.411</text:p>
          </table:table-cell>
          <table:table-cell office:value-type="float" office:value="281.86" calcext:value-type="float">
            <text:p>281.86</text:p>
          </table:table-cell>
          <table:table-cell office:value-type="float" office:value="42.4167" calcext:value-type="float">
            <text:p>42.4167</text:p>
          </table:table-cell>
          <table:table-cell office:value-type="float" office:value="75.3231" calcext:value-type="float">
            <text:p>75.3231</text:p>
          </table:table-cell>
          <table:table-cell office:value-type="float" office:value="270.269" calcext:value-type="float">
            <text:p>270.269</text:p>
          </table:table-cell>
          <table:table-cell office:value-type="float" office:value="43.2849" calcext:value-type="float">
            <text:p>43.2849</text:p>
          </table:table-cell>
          <table:table-cell/>
          <table:table-cell table:formula="of:=([.D630]-[.A630])/0.0166667" office:value-type="float" office:value="-5.27398945202138" calcext:value-type="float">
            <text:p>-5.27398945202138</text:p>
          </table:table-cell>
          <table:table-cell table:formula="of:=ABS([.E630]-[.B630])/0.0166667" office:value-type="float" office:value="695.458609082782" calcext:value-type="float">
            <text:p>695.458609082782</text:p>
          </table:table-cell>
          <table:table-cell table:formula="of:=([.F630]-[.C630])/0.0166667" office:value-type="float" office:value="52.0918958162085" calcext:value-type="float">
            <text:p>52.0918958162085</text:p>
          </table:table-cell>
          <table:table-cell table:formula="of:=DEGREES(ATAN(ABS([.F630]-[.C630])/ABS([.E630]-[.B630])))" office:value-type="float" office:value="4.28362337722262" calcext:value-type="float">
            <text:p>4.28362337722262</text:p>
          </table:table-cell>
          <table:table-cell table:formula="of:=SQRT(POWER([.H630];2)+POWER([.I630];2)+POWER([.J630];2))" office:value-type="float" office:value="697.426739895901" calcext:value-type="float">
            <text:p>697.426739895901</text:p>
          </table:table-cell>
        </table:table-row>
        <table:table-row table:style-name="ro1">
          <table:table-cell office:value-type="float" office:value="74.6089" calcext:value-type="float">
            <text:p>74.6089</text:p>
          </table:table-cell>
          <table:table-cell office:value-type="float" office:value="275.305" calcext:value-type="float">
            <text:p>275.305</text:p>
          </table:table-cell>
          <table:table-cell office:value-type="float" office:value="42.7252" calcext:value-type="float">
            <text:p>42.7252</text:p>
          </table:table-cell>
          <table:table-cell office:value-type="float" office:value="74.289" calcext:value-type="float">
            <text:p>74.289</text:p>
          </table:table-cell>
          <table:table-cell office:value-type="float" office:value="262.81" calcext:value-type="float">
            <text:p>262.81</text:p>
          </table:table-cell>
          <table:table-cell office:value-type="float" office:value="43.2917" calcext:value-type="float">
            <text:p>43.2917</text:p>
          </table:table-cell>
          <table:table-cell/>
          <table:table-cell table:formula="of:=([.D631]-[.A631])/0.0166667" office:value-type="float" office:value="-19.193961612077" calcext:value-type="float">
            <text:p>-19.193961612077</text:p>
          </table:table-cell>
          <table:table-cell table:formula="of:=ABS([.E631]-[.B631])/0.0166667" office:value-type="float" office:value="749.698500602999" calcext:value-type="float">
            <text:p>749.698500602999</text:p>
          </table:table-cell>
          <table:table-cell table:formula="of:=([.F631]-[.C631])/0.0166667" office:value-type="float" office:value="33.9899320201358" calcext:value-type="float">
            <text:p>33.9899320201358</text:p>
          </table:table-cell>
          <table:table-cell table:formula="of:=DEGREES(ATAN(ABS([.F631]-[.C631])/ABS([.E631]-[.B631])))" office:value-type="float" office:value="2.59590610639689" calcext:value-type="float">
            <text:p>2.59590610639689</text:p>
          </table:table-cell>
          <table:table-cell table:formula="of:=SQRT(POWER([.H631];2)+POWER([.I631];2)+POWER([.J631];2))" office:value-type="float" office:value="750.714037065702" calcext:value-type="float">
            <text:p>750.714037065702</text:p>
          </table:table-cell>
        </table:table-row>
        <table:table-row table:style-name="ro1">
          <table:table-cell office:value-type="float" office:value="75.6226" calcext:value-type="float">
            <text:p>75.6226</text:p>
          </table:table-cell>
          <table:table-cell office:value-type="float" office:value="276.66" calcext:value-type="float">
            <text:p>276.66</text:p>
          </table:table-cell>
          <table:table-cell office:value-type="float" office:value="42.7467" calcext:value-type="float">
            <text:p>42.7467</text:p>
          </table:table-cell>
          <table:table-cell office:value-type="float" office:value="75.7644" calcext:value-type="float">
            <text:p>75.7644</text:p>
          </table:table-cell>
          <table:table-cell office:value-type="float" office:value="264.174" calcext:value-type="float">
            <text:p>264.174</text:p>
          </table:table-cell>
          <table:table-cell office:value-type="float" office:value="43.2965" calcext:value-type="float">
            <text:p>43.2965</text:p>
          </table:table-cell>
          <table:table-cell/>
          <table:table-cell table:formula="of:=([.D632]-[.A632])/0.0166667" office:value-type="float" office:value="8.50798298403339" calcext:value-type="float">
            <text:p>8.50798298403339</text:p>
          </table:table-cell>
          <table:table-cell table:formula="of:=ABS([.E632]-[.B632])/0.0166667" office:value-type="float" office:value="749.158501683" calcext:value-type="float">
            <text:p>749.158501683</text:p>
          </table:table-cell>
          <table:table-cell table:formula="of:=([.F632]-[.C632])/0.0166667" office:value-type="float" office:value="32.9879340241322" calcext:value-type="float">
            <text:p>32.9879340241322</text:p>
          </table:table-cell>
          <table:table-cell table:formula="of:=DEGREES(ATAN(ABS([.F632]-[.C632])/ABS([.E632]-[.B632])))" office:value-type="float" office:value="2.52129454140491" calcext:value-type="float">
            <text:p>2.52129454140491</text:p>
          </table:table-cell>
          <table:table-cell table:formula="of:=SQRT(POWER([.H632];2)+POWER([.I632];2)+POWER([.J632];2))" office:value-type="float" office:value="749.932697119917" calcext:value-type="float">
            <text:p>749.932697119917</text:p>
          </table:table-cell>
        </table:table-row>
        <table:table-row table:style-name="ro1">
          <table:table-cell office:value-type="float" office:value="75.6866" calcext:value-type="float">
            <text:p>75.6866</text:p>
          </table:table-cell>
          <table:table-cell office:value-type="float" office:value="284.513" calcext:value-type="float">
            <text:p>284.513</text:p>
          </table:table-cell>
          <table:table-cell office:value-type="float" office:value="42.2442" calcext:value-type="float">
            <text:p>42.2442</text:p>
          </table:table-cell>
          <table:table-cell office:value-type="float" office:value="75.5814" calcext:value-type="float">
            <text:p>75.5814</text:p>
          </table:table-cell>
          <table:table-cell office:value-type="float" office:value="271.508" calcext:value-type="float">
            <text:p>271.508</text:p>
          </table:table-cell>
          <table:table-cell office:value-type="float" office:value="43.3285" calcext:value-type="float">
            <text:p>43.3285</text:p>
          </table:table-cell>
          <table:table-cell/>
          <table:table-cell table:formula="of:=([.D633]-[.A633])/0.0166667" office:value-type="float" office:value="-6.31198737602503" calcext:value-type="float">
            <text:p>-6.31198737602503</text:p>
          </table:table-cell>
          <table:table-cell table:formula="of:=ABS([.E633]-[.B633])/0.0166667" office:value-type="float" office:value="780.298439403121" calcext:value-type="float">
            <text:p>780.298439403121</text:p>
          </table:table-cell>
          <table:table-cell table:formula="of:=([.F633]-[.C633])/0.0166667" office:value-type="float" office:value="65.0578698842602" calcext:value-type="float">
            <text:p>65.0578698842602</text:p>
          </table:table-cell>
          <table:table-cell table:formula="of:=DEGREES(ATAN(ABS([.F633]-[.C633])/ABS([.E633]-[.B633])))" office:value-type="float" office:value="4.76604809136918" calcext:value-type="float">
            <text:p>4.76604809136918</text:p>
          </table:table-cell>
          <table:table-cell table:formula="of:=SQRT(POWER([.H633];2)+POWER([.I633];2)+POWER([.J633];2))" office:value-type="float" office:value="783.031303431388" calcext:value-type="float">
            <text:p>783.031303431388</text:p>
          </table:table-cell>
        </table:table-row>
        <table:table-row table:style-name="ro1">
          <table:table-cell office:value-type="float" office:value="74.6147" calcext:value-type="float">
            <text:p>74.6147</text:p>
          </table:table-cell>
          <table:table-cell office:value-type="float" office:value="276.713" calcext:value-type="float">
            <text:p>276.713</text:p>
          </table:table-cell>
          <table:table-cell office:value-type="float" office:value="41.9993" calcext:value-type="float">
            <text:p>41.9993</text:p>
          </table:table-cell>
          <table:table-cell office:value-type="float" office:value="74.2926" calcext:value-type="float">
            <text:p>74.2926</text:p>
          </table:table-cell>
          <table:table-cell office:value-type="float" office:value="264.188" calcext:value-type="float">
            <text:p>264.188</text:p>
          </table:table-cell>
          <table:table-cell office:value-type="float" office:value="42.3356" calcext:value-type="float">
            <text:p>42.3356</text:p>
          </table:table-cell>
          <table:table-cell/>
          <table:table-cell table:formula="of:=([.D634]-[.A634])/0.0166667" office:value-type="float" office:value="-19.3259613480777" calcext:value-type="float">
            <text:p>-19.3259613480777</text:p>
          </table:table-cell>
          <table:table-cell table:formula="of:=ABS([.E634]-[.B634])/0.0166667" office:value-type="float" office:value="751.498497003008" calcext:value-type="float">
            <text:p>751.498497003008</text:p>
          </table:table-cell>
          <table:table-cell table:formula="of:=([.F634]-[.C634])/0.0166667" office:value-type="float" office:value="20.1779596440808" calcext:value-type="float">
            <text:p>20.1779596440808</text:p>
          </table:table-cell>
          <table:table-cell table:formula="of:=DEGREES(ATAN(ABS([.F634]-[.C634])/ABS([.E634]-[.B634])))" office:value-type="float" office:value="1.53803929476154" calcext:value-type="float">
            <text:p>1.53803929476154</text:p>
          </table:table-cell>
          <table:table-cell table:formula="of:=SQRT(POWER([.H634];2)+POWER([.I634];2)+POWER([.J634];2))" office:value-type="float" office:value="752.017708458521" calcext:value-type="float">
            <text:p>752.017708458521</text:p>
          </table:table-cell>
        </table:table-row>
        <table:table-row table:style-name="ro1">
          <table:table-cell office:value-type="float" office:value="75.4404" calcext:value-type="float">
            <text:p>75.4404</text:p>
          </table:table-cell>
          <table:table-cell office:value-type="float" office:value="285.914" calcext:value-type="float">
            <text:p>285.914</text:p>
          </table:table-cell>
          <table:table-cell office:value-type="float" office:value="41.7695" calcext:value-type="float">
            <text:p>41.7695</text:p>
          </table:table-cell>
          <table:table-cell office:value-type="float" office:value="75.3416" calcext:value-type="float">
            <text:p>75.3416</text:p>
          </table:table-cell>
          <table:table-cell office:value-type="float" office:value="272.824" calcext:value-type="float">
            <text:p>272.824</text:p>
          </table:table-cell>
          <table:table-cell office:value-type="float" office:value="42.8713" calcext:value-type="float">
            <text:p>42.8713</text:p>
          </table:table-cell>
          <table:table-cell/>
          <table:table-cell table:formula="of:=([.D635]-[.A635])/0.0166667" office:value-type="float" office:value="-5.92798814402354" calcext:value-type="float">
            <text:p>-5.92798814402354</text:p>
          </table:table-cell>
          <table:table-cell table:formula="of:=ABS([.E635]-[.B635])/0.0166667" office:value-type="float" office:value="785.39842920314" calcext:value-type="float">
            <text:p>785.39842920314</text:p>
          </table:table-cell>
          <table:table-cell table:formula="of:=([.F635]-[.C635])/0.0166667" office:value-type="float" office:value="66.1078677842643" calcext:value-type="float">
            <text:p>66.1078677842643</text:p>
          </table:table-cell>
          <table:table-cell table:formula="of:=DEGREES(ATAN(ABS([.F635]-[.C635])/ABS([.E635]-[.B635])))" office:value-type="float" office:value="4.81130913947373" calcext:value-type="float">
            <text:p>4.81130913947373</text:p>
          </table:table-cell>
          <table:table-cell table:formula="of:=SQRT(POWER([.H635];2)+POWER([.I635];2)+POWER([.J635];2))" office:value-type="float" office:value="788.197997854078" calcext:value-type="float">
            <text:p>788.197997854078</text:p>
          </table:table-cell>
        </table:table-row>
        <table:table-row table:style-name="ro1">
          <table:table-cell office:value-type="float" office:value="75.6329" calcext:value-type="float">
            <text:p>75.6329</text:p>
          </table:table-cell>
          <table:table-cell office:value-type="float" office:value="277.983" calcext:value-type="float">
            <text:p>277.983</text:p>
          </table:table-cell>
          <table:table-cell office:value-type="float" office:value="42.5338" calcext:value-type="float">
            <text:p>42.5338</text:p>
          </table:table-cell>
          <table:table-cell office:value-type="float" office:value="75.7854" calcext:value-type="float">
            <text:p>75.7854</text:p>
          </table:table-cell>
          <table:table-cell office:value-type="float" office:value="266.683" calcext:value-type="float">
            <text:p>266.683</text:p>
          </table:table-cell>
          <table:table-cell office:value-type="float" office:value="42.8847" calcext:value-type="float">
            <text:p>42.8847</text:p>
          </table:table-cell>
          <table:table-cell/>
          <table:table-cell table:formula="of:=([.D636]-[.A636])/0.0166667" office:value-type="float" office:value="9.14998170003595" calcext:value-type="float">
            <text:p>9.14998170003595</text:p>
          </table:table-cell>
          <table:table-cell table:formula="of:=ABS([.E636]-[.B636])/0.0166667" office:value-type="float" office:value="677.998644002713" calcext:value-type="float">
            <text:p>677.998644002713</text:p>
          </table:table-cell>
          <table:table-cell table:formula="of:=([.F636]-[.C636])/0.0166667" office:value-type="float" office:value="21.0539578920844" calcext:value-type="float">
            <text:p>21.0539578920844</text:p>
          </table:table-cell>
          <table:table-cell table:formula="of:=DEGREES(ATAN(ABS([.F636]-[.C636])/ABS([.E636]-[.B636])))" office:value-type="float" office:value="1.77863985453691" calcext:value-type="float">
            <text:p>1.77863985453691</text:p>
          </table:table-cell>
          <table:table-cell table:formula="of:=SQRT(POWER([.H636];2)+POWER([.I636];2)+POWER([.J636];2))" office:value-type="float" office:value="678.387170115672" calcext:value-type="float">
            <text:p>678.387170115672</text:p>
          </table:table-cell>
        </table:table-row>
        <table:table-row table:style-name="ro1">
          <table:table-cell office:value-type="float" office:value="75.4604" calcext:value-type="float">
            <text:p>75.4604</text:p>
          </table:table-cell>
          <table:table-cell office:value-type="float" office:value="288.663" calcext:value-type="float">
            <text:p>288.663</text:p>
          </table:table-cell>
          <table:table-cell office:value-type="float" office:value="41.3307" calcext:value-type="float">
            <text:p>41.3307</text:p>
          </table:table-cell>
          <table:table-cell office:value-type="float" office:value="75.611" calcext:value-type="float">
            <text:p>75.611</text:p>
          </table:table-cell>
          <table:table-cell office:value-type="float" office:value="275.504" calcext:value-type="float">
            <text:p>275.504</text:p>
          </table:table-cell>
          <table:table-cell office:value-type="float" office:value="42.1863" calcext:value-type="float">
            <text:p>42.1863</text:p>
          </table:table-cell>
          <table:table-cell/>
          <table:table-cell table:formula="of:=([.D637]-[.A637])/0.0166667" office:value-type="float" office:value="9.03598192803598" calcext:value-type="float">
            <text:p>9.03598192803598</text:p>
          </table:table-cell>
          <table:table-cell table:formula="of:=ABS([.E637]-[.B637])/0.0166667" office:value-type="float" office:value="789.538420923158" calcext:value-type="float">
            <text:p>789.538420923158</text:p>
          </table:table-cell>
          <table:table-cell table:formula="of:=([.F637]-[.C637])/0.0166667" office:value-type="float" office:value="51.3358973282055" calcext:value-type="float">
            <text:p>51.3358973282055</text:p>
          </table:table-cell>
          <table:table-cell table:formula="of:=DEGREES(ATAN(ABS([.F637]-[.C637])/ABS([.E637]-[.B637])))" office:value-type="float" office:value="3.72014295727283" calcext:value-type="float">
            <text:p>3.72014295727283</text:p>
          </table:table-cell>
          <table:table-cell table:formula="of:=SQRT(POWER([.H637];2)+POWER([.I637];2)+POWER([.J637];2))" office:value-type="float" office:value="791.257190449306" calcext:value-type="float">
            <text:p>791.257190449306</text:p>
          </table:table-cell>
        </table:table-row>
        <table:table-row table:style-name="ro1">
          <table:table-cell office:value-type="float" office:value="75.4415" calcext:value-type="float">
            <text:p>75.4415</text:p>
          </table:table-cell>
          <table:table-cell office:value-type="float" office:value="285.806" calcext:value-type="float">
            <text:p>285.806</text:p>
          </table:table-cell>
          <table:table-cell office:value-type="float" office:value="42.2946" calcext:value-type="float">
            <text:p>42.2946</text:p>
          </table:table-cell>
          <table:table-cell office:value-type="float" office:value="75.3522" calcext:value-type="float">
            <text:p>75.3522</text:p>
          </table:table-cell>
          <table:table-cell office:value-type="float" office:value="274.025" calcext:value-type="float">
            <text:p>274.025</text:p>
          </table:table-cell>
          <table:table-cell office:value-type="float" office:value="43.1726" calcext:value-type="float">
            <text:p>43.1726</text:p>
          </table:table-cell>
          <table:table-cell/>
          <table:table-cell table:formula="of:=([.D638]-[.A638])/0.0166667" office:value-type="float" office:value="-5.35798928402195" calcext:value-type="float">
            <text:p>-5.35798928402195</text:p>
          </table:table-cell>
          <table:table-cell table:formula="of:=ABS([.E638]-[.B638])/0.0166667" office:value-type="float" office:value="706.858586282828" calcext:value-type="float">
            <text:p>706.858586282828</text:p>
          </table:table-cell>
          <table:table-cell table:formula="of:=([.F638]-[.C638])/0.0166667" office:value-type="float" office:value="52.6798946402107" calcext:value-type="float">
            <text:p>52.6798946402107</text:p>
          </table:table-cell>
          <table:table-cell table:formula="of:=DEGREES(ATAN(ABS([.F638]-[.C638])/ABS([.E638]-[.B638])))" office:value-type="float" office:value="4.26219055414" calcext:value-type="float">
            <text:p>4.26219055414</text:p>
          </table:table-cell>
          <table:table-cell table:formula="of:=SQRT(POWER([.H638];2)+POWER([.I638];2)+POWER([.J638];2))" office:value-type="float" office:value="708.839149843058" calcext:value-type="float">
            <text:p>708.839149843058</text:p>
          </table:table-cell>
        </table:table-row>
        <table:table-row table:style-name="ro1">
          <table:table-cell office:value-type="float" office:value="75.8737" calcext:value-type="float">
            <text:p>75.8737</text:p>
          </table:table-cell>
          <table:table-cell office:value-type="float" office:value="276.736" calcext:value-type="float">
            <text:p>276.736</text:p>
          </table:table-cell>
          <table:table-cell office:value-type="float" office:value="42.4828" calcext:value-type="float">
            <text:p>42.4828</text:p>
          </table:table-cell>
          <table:table-cell office:value-type="float" office:value="75.7749" calcext:value-type="float">
            <text:p>75.7749</text:p>
          </table:table-cell>
          <table:table-cell office:value-type="float" office:value="265.425" calcext:value-type="float">
            <text:p>265.425</text:p>
          </table:table-cell>
          <table:table-cell office:value-type="float" office:value="43.0912" calcext:value-type="float">
            <text:p>43.0912</text:p>
          </table:table-cell>
          <table:table-cell/>
          <table:table-cell table:formula="of:=([.D639]-[.A639])/0.0166667" office:value-type="float" office:value="-5.92798814402354" calcext:value-type="float">
            <text:p>-5.92798814402354</text:p>
          </table:table-cell>
          <table:table-cell table:formula="of:=ABS([.E639]-[.B639])/0.0166667" office:value-type="float" office:value="678.658642682713" calcext:value-type="float">
            <text:p>678.658642682713</text:p>
          </table:table-cell>
          <table:table-cell table:formula="of:=([.F639]-[.C639])/0.0166667" office:value-type="float" office:value="36.5039269921462" calcext:value-type="float">
            <text:p>36.5039269921462</text:p>
          </table:table-cell>
          <table:table-cell table:formula="of:=DEGREES(ATAN(ABS([.F639]-[.C639])/ABS([.E639]-[.B639])))" office:value-type="float" office:value="3.07887833707914" calcext:value-type="float">
            <text:p>3.07887833707914</text:p>
          </table:table-cell>
          <table:table-cell table:formula="of:=SQRT(POWER([.H639];2)+POWER([.I639];2)+POWER([.J639];2))" office:value-type="float" office:value="679.665528783994" calcext:value-type="float">
            <text:p>679.665528783994</text:p>
          </table:table-cell>
        </table:table-row>
        <table:table-row table:style-name="ro1">
          <table:table-cell office:value-type="float" office:value="75.6003" calcext:value-type="float">
            <text:p>75.6003</text:p>
          </table:table-cell>
          <table:table-cell office:value-type="float" office:value="274.25" calcext:value-type="float">
            <text:p>274.25</text:p>
          </table:table-cell>
          <table:table-cell office:value-type="float" office:value="42.1418" calcext:value-type="float">
            <text:p>42.1418</text:p>
          </table:table-cell>
          <table:table-cell office:value-type="float" office:value="75.7308" calcext:value-type="float">
            <text:p>75.7308</text:p>
          </table:table-cell>
          <table:table-cell office:value-type="float" office:value="260.723" calcext:value-type="float">
            <text:p>260.723</text:p>
          </table:table-cell>
          <table:table-cell office:value-type="float" office:value="42.4154" calcext:value-type="float">
            <text:p>42.4154</text:p>
          </table:table-cell>
          <table:table-cell/>
          <table:table-cell table:formula="of:=([.D640]-[.A640])/0.0166667" office:value-type="float" office:value="7.82998434003119" calcext:value-type="float">
            <text:p>7.82998434003119</text:p>
          </table:table-cell>
          <table:table-cell table:formula="of:=ABS([.E640]-[.B640])/0.0166667" office:value-type="float" office:value="811.618376763246" calcext:value-type="float">
            <text:p>811.618376763246</text:p>
          </table:table-cell>
          <table:table-cell table:formula="of:=([.F640]-[.C640])/0.0166667" office:value-type="float" office:value="16.4159671680653" calcext:value-type="float">
            <text:p>16.4159671680653</text:p>
          </table:table-cell>
          <table:table-cell table:formula="of:=DEGREES(ATAN(ABS([.F640]-[.C640])/ABS([.E640]-[.B640])))" office:value-type="float" office:value="1.15871871810019" calcext:value-type="float">
            <text:p>1.15871871810019</text:p>
          </table:table-cell>
          <table:table-cell table:formula="of:=SQRT(POWER([.H640];2)+POWER([.I640];2)+POWER([.J640];2))" office:value-type="float" office:value="811.822137005782" calcext:value-type="float">
            <text:p>811.822137005782</text:p>
          </table:table-cell>
        </table:table-row>
        <table:table-row table:style-name="ro1">
          <table:table-cell office:value-type="float" office:value="75.4316" calcext:value-type="float">
            <text:p>75.4316</text:p>
          </table:table-cell>
          <table:table-cell office:value-type="float" office:value="284.45" calcext:value-type="float">
            <text:p>284.45</text:p>
          </table:table-cell>
          <table:table-cell office:value-type="float" office:value="42.5096" calcext:value-type="float">
            <text:p>42.5096</text:p>
          </table:table-cell>
          <table:table-cell office:value-type="float" office:value="75.3317" calcext:value-type="float">
            <text:p>75.3317</text:p>
          </table:table-cell>
          <table:table-cell office:value-type="float" office:value="271.583" calcext:value-type="float">
            <text:p>271.583</text:p>
          </table:table-cell>
          <table:table-cell office:value-type="float" office:value="42.8255" calcext:value-type="float">
            <text:p>42.8255</text:p>
          </table:table-cell>
          <table:table-cell/>
          <table:table-cell table:formula="of:=([.D641]-[.A641])/0.0166667" office:value-type="float" office:value="-5.99398801202429" calcext:value-type="float">
            <text:p>-5.99398801202429</text:p>
          </table:table-cell>
          <table:table-cell table:formula="of:=ABS([.E641]-[.B641])/0.0166667" office:value-type="float" office:value="772.018455963086" calcext:value-type="float">
            <text:p>772.018455963086</text:p>
          </table:table-cell>
          <table:table-cell table:formula="of:=([.F641]-[.C641])/0.0166667" office:value-type="float" office:value="18.9539620920758" calcext:value-type="float">
            <text:p>18.9539620920758</text:p>
          </table:table-cell>
          <table:table-cell table:formula="of:=DEGREES(ATAN(ABS([.F641]-[.C641])/ABS([.E641]-[.B641])))" office:value-type="float" office:value="1.40639632096205" calcext:value-type="float">
            <text:p>1.40639632096205</text:p>
          </table:table-cell>
          <table:table-cell table:formula="of:=SQRT(POWER([.H641];2)+POWER([.I641];2)+POWER([.J641];2))" office:value-type="float" office:value="772.274353399686" calcext:value-type="float">
            <text:p>772.274353399686</text:p>
          </table:table-cell>
        </table:table-row>
        <table:table-row table:style-name="ro1">
          <table:table-cell office:value-type="float" office:value="75.3438" calcext:value-type="float">
            <text:p>75.3438</text:p>
          </table:table-cell>
          <table:table-cell office:value-type="float" office:value="272.632" calcext:value-type="float">
            <text:p>272.632</text:p>
          </table:table-cell>
          <table:table-cell office:value-type="float" office:value="43.8903" calcext:value-type="float">
            <text:p>43.8903</text:p>
          </table:table-cell>
          <table:table-cell office:value-type="float" office:value="75.2501" calcext:value-type="float">
            <text:p>75.2501</text:p>
          </table:table-cell>
          <table:table-cell office:value-type="float" office:value="260.235" calcext:value-type="float">
            <text:p>260.235</text:p>
          </table:table-cell>
          <table:table-cell office:value-type="float" office:value="44.9094" calcext:value-type="float">
            <text:p>44.9094</text:p>
          </table:table-cell>
          <table:table-cell/>
          <table:table-cell table:formula="of:=([.D642]-[.A642])/0.0166667" office:value-type="float" office:value="-5.62198875602239" calcext:value-type="float">
            <text:p>-5.62198875602239</text:p>
          </table:table-cell>
          <table:table-cell table:formula="of:=ABS([.E642]-[.B642])/0.0166667" office:value-type="float" office:value="743.818512362975" calcext:value-type="float">
            <text:p>743.818512362975</text:p>
          </table:table-cell>
          <table:table-cell table:formula="of:=([.F642]-[.C642])/0.0166667" office:value-type="float" office:value="61.1458777082443" calcext:value-type="float">
            <text:p>61.1458777082443</text:p>
          </table:table-cell>
          <table:table-cell table:formula="of:=DEGREES(ATAN(ABS([.F642]-[.C642])/ABS([.E642]-[.B642])))" office:value-type="float" office:value="4.69945402349127" calcext:value-type="float">
            <text:p>4.69945402349127</text:p>
          </table:table-cell>
          <table:table-cell table:formula="of:=SQRT(POWER([.H642];2)+POWER([.I642];2)+POWER([.J642];2))" office:value-type="float" office:value="746.348715046896" calcext:value-type="float">
            <text:p>746.348715046896</text:p>
          </table:table-cell>
        </table:table-row>
        <table:table-row table:style-name="ro1">
          <table:table-cell office:value-type="float" office:value="75.8642" calcext:value-type="float">
            <text:p>75.8642</text:p>
          </table:table-cell>
          <table:table-cell office:value-type="float" office:value="275.232" calcext:value-type="float">
            <text:p>275.232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6.0105" calcext:value-type="float">
            <text:p>76.0105</text:p>
          </table:table-cell>
          <table:table-cell office:value-type="float" office:value="264.022" calcext:value-type="float">
            <text:p>264.022</text:p>
          </table:table-cell>
          <table:table-cell office:value-type="float" office:value="44.2895" calcext:value-type="float">
            <text:p>44.2895</text:p>
          </table:table-cell>
          <table:table-cell/>
          <table:table-cell table:formula="of:=([.D643]-[.A643])/0.0166667" office:value-type="float" office:value="8.7779824440349" calcext:value-type="float">
            <text:p>8.7779824440349</text:p>
          </table:table-cell>
          <table:table-cell table:formula="of:=ABS([.E643]-[.B643])/0.0166667" office:value-type="float" office:value="672.598654802693" calcext:value-type="float">
            <text:p>672.598654802693</text:p>
          </table:table-cell>
          <table:table-cell table:formula="of:=([.F643]-[.C643])/0.0166667" office:value-type="float" office:value="34.2539314921367" calcext:value-type="float">
            <text:p>34.2539314921367</text:p>
          </table:table-cell>
          <table:table-cell table:formula="of:=DEGREES(ATAN(ABS([.F643]-[.C643])/ABS([.E643]-[.B643])))" office:value-type="float" office:value="2.91542596294599" calcext:value-type="float">
            <text:p>2.91542596294599</text:p>
          </table:table-cell>
          <table:table-cell table:formula="of:=SQRT(POWER([.H643];2)+POWER([.I643];2)+POWER([.J643];2))" office:value-type="float" office:value="673.527531167693" calcext:value-type="float">
            <text:p>673.527531167693</text:p>
          </table:table-cell>
        </table:table-row>
        <table:table-row table:style-name="ro1">
          <table:table-cell office:value-type="float" office:value="74.9039" calcext:value-type="float">
            <text:p>74.9039</text:p>
          </table:table-cell>
          <table:table-cell office:value-type="float" office:value="281.703" calcext:value-type="float">
            <text:p>281.703</text:p>
          </table:table-cell>
          <table:table-cell office:value-type="float" office:value="42.9499" calcext:value-type="float">
            <text:p>42.9499</text:p>
          </table:table-cell>
          <table:table-cell office:value-type="float" office:value="75.0671" calcext:value-type="float">
            <text:p>75.0671</text:p>
          </table:table-cell>
          <table:table-cell office:value-type="float" office:value="268.902" calcext:value-type="float">
            <text:p>268.902</text:p>
          </table:table-cell>
          <table:table-cell office:value-type="float" office:value="43.7536" calcext:value-type="float">
            <text:p>43.7536</text:p>
          </table:table-cell>
          <table:table-cell/>
          <table:table-cell table:formula="of:=([.D644]-[.A644])/0.0166667" office:value-type="float" office:value="9.79198041603937" calcext:value-type="float">
            <text:p>9.79198041603937</text:p>
          </table:table-cell>
          <table:table-cell table:formula="of:=ABS([.E644]-[.B644])/0.0166667" office:value-type="float" office:value="768.058463883072" calcext:value-type="float">
            <text:p>768.058463883072</text:p>
          </table:table-cell>
          <table:table-cell table:formula="of:=([.F644]-[.C644])/0.0166667" office:value-type="float" office:value="48.2219035561928" calcext:value-type="float">
            <text:p>48.2219035561928</text:p>
          </table:table-cell>
          <table:table-cell table:formula="of:=DEGREES(ATAN(ABS([.F644]-[.C644])/ABS([.E644]-[.B644])))" office:value-type="float" office:value="3.59255176213783" calcext:value-type="float">
            <text:p>3.59255176213783</text:p>
          </table:table-cell>
          <table:table-cell table:formula="of:=SQRT(POWER([.H644];2)+POWER([.I644];2)+POWER([.J644];2))" office:value-type="float" office:value="769.633054647131" calcext:value-type="float">
            <text:p>769.633054647131</text:p>
          </table:table-cell>
        </table:table-row>
        <table:table-row table:style-name="ro1">
          <table:table-cell office:value-type="float" office:value="75.1406" calcext:value-type="float">
            <text:p>75.1406</text:p>
          </table:table-cell>
          <table:table-cell office:value-type="float" office:value="279.004" calcext:value-type="float">
            <text:p>279.004</text:p>
          </table:table-cell>
          <table:table-cell office:value-type="float" office:value="43.6256" calcext:value-type="float">
            <text:p>43.6256</text:p>
          </table:table-cell>
          <table:table-cell office:value-type="float" office:value="75.0598" calcext:value-type="float">
            <text:p>75.0598</text:p>
          </table:table-cell>
          <table:table-cell office:value-type="float" office:value="267.546" calcext:value-type="float">
            <text:p>267.546</text:p>
          </table:table-cell>
          <table:table-cell office:value-type="float" office:value="44.4607" calcext:value-type="float">
            <text:p>44.4607</text:p>
          </table:table-cell>
          <table:table-cell/>
          <table:table-cell table:formula="of:=([.D645]-[.A645])/0.0166667" office:value-type="float" office:value="-4.84799030402003" calcext:value-type="float">
            <text:p>-4.84799030402003</text:p>
          </table:table-cell>
          <table:table-cell table:formula="of:=ABS([.E645]-[.B645])/0.0166667" office:value-type="float" office:value="687.478625042752" calcext:value-type="float">
            <text:p>687.478625042752</text:p>
          </table:table-cell>
          <table:table-cell table:formula="of:=([.F645]-[.C645])/0.0166667" office:value-type="float" office:value="50.1058997882007" calcext:value-type="float">
            <text:p>50.1058997882007</text:p>
          </table:table-cell>
          <table:table-cell table:formula="of:=DEGREES(ATAN(ABS([.F645]-[.C645])/ABS([.E645]-[.B645])))" office:value-type="float" office:value="4.16855052327285" calcext:value-type="float">
            <text:p>4.16855052327285</text:p>
          </table:table-cell>
          <table:table-cell table:formula="of:=SQRT(POWER([.H645];2)+POWER([.I645];2)+POWER([.J645];2))" office:value-type="float" office:value="689.319203340691" calcext:value-type="float">
            <text:p>689.319203340691</text:p>
          </table:table-cell>
        </table:table-row>
        <table:table-row table:style-name="ro1">
          <table:table-cell office:value-type="float" office:value="74.938" calcext:value-type="float">
            <text:p>74.938</text:p>
          </table:table-cell>
          <table:table-cell office:value-type="float" office:value="287.078" calcext:value-type="float">
            <text:p>287.078</text:p>
          </table:table-cell>
          <table:table-cell office:value-type="float" office:value="42.3522" calcext:value-type="float">
            <text:p>42.3522</text:p>
          </table:table-cell>
          <table:table-cell office:value-type="float" office:value="74.8537" calcext:value-type="float">
            <text:p>74.8537</text:p>
          </table:table-cell>
          <table:table-cell office:value-type="float" office:value="273.882" calcext:value-type="float">
            <text:p>273.882</text:p>
          </table:table-cell>
          <table:table-cell office:value-type="float" office:value="43.6952" calcext:value-type="float">
            <text:p>43.6952</text:p>
          </table:table-cell>
          <table:table-cell/>
          <table:table-cell table:formula="of:=([.D646]-[.A646])/0.0166667" office:value-type="float" office:value="-5.05798988402017" calcext:value-type="float">
            <text:p>-5.05798988402017</text:p>
          </table:table-cell>
          <table:table-cell table:formula="of:=ABS([.E646]-[.B646])/0.0166667" office:value-type="float" office:value="791.758416483165" calcext:value-type="float">
            <text:p>791.758416483165</text:p>
          </table:table-cell>
          <table:table-cell table:formula="of:=([.F646]-[.C646])/0.0166667" office:value-type="float" office:value="80.5798388403221" calcext:value-type="float">
            <text:p>80.5798388403221</text:p>
          </table:table-cell>
          <table:table-cell table:formula="of:=DEGREES(ATAN(ABS([.F646]-[.C646])/ABS([.E646]-[.B646])))" office:value-type="float" office:value="5.81117000850008" calcext:value-type="float">
            <text:p>5.81117000850008</text:p>
          </table:table-cell>
          <table:table-cell table:formula="of:=SQRT(POWER([.H646];2)+POWER([.I646];2)+POWER([.J646];2))" office:value-type="float" office:value="795.864362665604" calcext:value-type="float">
            <text:p>795.864362665604</text:p>
          </table:table-cell>
        </table:table-row>
        <table:table-row table:style-name="ro1">
          <table:table-cell office:value-type="float" office:value="75.8525" calcext:value-type="float">
            <text:p>75.8525</text:p>
          </table:table-cell>
          <table:table-cell office:value-type="float" office:value="274.028" calcext:value-type="float">
            <text:p>274.028</text:p>
          </table:table-cell>
          <table:table-cell office:value-type="float" office:value="43.4152" calcext:value-type="float">
            <text:p>43.4152</text:p>
          </table:table-cell>
          <table:table-cell office:value-type="float" office:value="75.7653" calcext:value-type="float">
            <text:p>75.7653</text:p>
          </table:table-cell>
          <table:table-cell office:value-type="float" office:value="264.095" calcext:value-type="float">
            <text:p>264.095</text:p>
          </table:table-cell>
          <table:table-cell office:value-type="float" office:value="43.795" calcext:value-type="float">
            <text:p>43.795</text:p>
          </table:table-cell>
          <table:table-cell/>
          <table:table-cell table:formula="of:=([.D647]-[.A647])/0.0166667" office:value-type="float" office:value="-5.23198953602152" calcext:value-type="float">
            <text:p>-5.23198953602152</text:p>
          </table:table-cell>
          <table:table-cell table:formula="of:=ABS([.E647]-[.B647])/0.0166667" office:value-type="float" office:value="595.978808042384" calcext:value-type="float">
            <text:p>595.978808042384</text:p>
          </table:table-cell>
          <table:table-cell table:formula="of:=([.F647]-[.C647])/0.0166667" office:value-type="float" office:value="22.7879544240913" calcext:value-type="float">
            <text:p>22.7879544240913</text:p>
          </table:table-cell>
          <table:table-cell table:formula="of:=DEGREES(ATAN(ABS([.F647]-[.C647])/ABS([.E647]-[.B647])))" office:value-type="float" office:value="2.18970517276198" calcext:value-type="float">
            <text:p>2.18970517276198</text:p>
          </table:table-cell>
          <table:table-cell table:formula="of:=SQRT(POWER([.H647];2)+POWER([.I647];2)+POWER([.J647];2))" office:value-type="float" office:value="596.437259246067" calcext:value-type="float">
            <text:p>596.437259246067</text:p>
          </table:table-cell>
        </table:table-row>
        <table:table-row table:style-name="ro1">
          <table:table-cell office:value-type="float" office:value="76.1025" calcext:value-type="float">
            <text:p>76.1025</text:p>
          </table:table-cell>
          <table:table-cell office:value-type="float" office:value="274.057" calcext:value-type="float">
            <text:p>274.057</text:p>
          </table:table-cell>
          <table:table-cell office:value-type="float" office:value="43.4082" calcext:value-type="float">
            <text:p>43.4082</text:p>
          </table:table-cell>
          <table:table-cell office:value-type="float" office:value="76.2428" calcext:value-type="float">
            <text:p>76.2428</text:p>
          </table:table-cell>
          <table:table-cell office:value-type="float" office:value="262.903" calcext:value-type="float">
            <text:p>262.903</text:p>
          </table:table-cell>
          <table:table-cell office:value-type="float" office:value="43.9847" calcext:value-type="float">
            <text:p>43.9847</text:p>
          </table:table-cell>
          <table:table-cell/>
          <table:table-cell table:formula="of:=([.D648]-[.A648])/0.0166667" office:value-type="float" office:value="8.41798316403345" calcext:value-type="float">
            <text:p>8.41798316403345</text:p>
          </table:table-cell>
          <table:table-cell table:formula="of:=ABS([.E648]-[.B648])/0.0166667" office:value-type="float" office:value="669.238661522677" calcext:value-type="float">
            <text:p>669.238661522677</text:p>
          </table:table-cell>
          <table:table-cell table:formula="of:=([.F648]-[.C648])/0.0166667" office:value-type="float" office:value="34.5899308201381" calcext:value-type="float">
            <text:p>34.5899308201381</text:p>
          </table:table-cell>
          <table:table-cell table:formula="of:=DEGREES(ATAN(ABS([.F648]-[.C648])/ABS([.E648]-[.B648])))" office:value-type="float" office:value="2.95872790308" calcext:value-type="float">
            <text:p>2.95872790308</text:p>
          </table:table-cell>
          <table:table-cell table:formula="of:=SQRT(POWER([.H648];2)+POWER([.I648];2)+POWER([.J648];2))" office:value-type="float" office:value="670.184834080387" calcext:value-type="float">
            <text:p>670.184834080387</text:p>
          </table:table-cell>
        </table:table-row>
        <table:table-row table:style-name="ro1">
          <table:table-cell office:value-type="float" office:value="75.3428" calcext:value-type="float">
            <text:p>75.3428</text:p>
          </table:table-cell>
          <table:table-cell office:value-type="float" office:value="272.738" calcext:value-type="float">
            <text:p>272.738</text:p>
          </table:table-cell>
          <table:table-cell office:value-type="float" office:value="43.3795" calcext:value-type="float">
            <text:p>43.3795</text:p>
          </table:table-cell>
          <table:table-cell office:value-type="float" office:value="75.248" calcext:value-type="float">
            <text:p>75.248</text:p>
          </table:table-cell>
          <table:table-cell office:value-type="float" office:value="260.415" calcext:value-type="float">
            <text:p>260.415</text:p>
          </table:table-cell>
          <table:table-cell office:value-type="float" office:value="43.9179" calcext:value-type="float">
            <text:p>43.9179</text:p>
          </table:table-cell>
          <table:table-cell/>
          <table:table-cell table:formula="of:=([.D649]-[.A649])/0.0166667" office:value-type="float" office:value="-5.68798862402229" calcext:value-type="float">
            <text:p>-5.68798862402229</text:p>
          </table:table-cell>
          <table:table-cell table:formula="of:=ABS([.E649]-[.B649])/0.0166667" office:value-type="float" office:value="739.378521242956" calcext:value-type="float">
            <text:p>739.378521242956</text:p>
          </table:table-cell>
          <table:table-cell table:formula="of:=([.F649]-[.C649])/0.0166667" office:value-type="float" office:value="32.3039353921294" calcext:value-type="float">
            <text:p>32.3039353921294</text:p>
          </table:table-cell>
          <table:table-cell table:formula="of:=DEGREES(ATAN(ABS([.F649]-[.C649])/ABS([.E649]-[.B649])))" office:value-type="float" office:value="2.50169940738804" calcext:value-type="float">
            <text:p>2.50169940738804</text:p>
          </table:table-cell>
          <table:table-cell table:formula="of:=SQRT(POWER([.H649];2)+POWER([.I649];2)+POWER([.J649];2))" office:value-type="float" office:value="740.105732400328" calcext:value-type="float">
            <text:p>740.105732400328</text:p>
          </table:table-cell>
        </table:table-row>
        <table:table-row table:style-name="ro1">
          <table:table-cell office:value-type="float" office:value="75.6673" calcext:value-type="float">
            <text:p>75.6673</text:p>
          </table:table-cell>
          <table:table-cell office:value-type="float" office:value="281.61" calcext:value-type="float">
            <text:p>281.61</text:p>
          </table:table-cell>
          <table:table-cell office:value-type="float" office:value="43.7119" calcext:value-type="float">
            <text:p>43.7119</text:p>
          </table:table-cell>
          <table:table-cell office:value-type="float" office:value="75.8212" calcext:value-type="float">
            <text:p>75.8212</text:p>
          </table:table-cell>
          <table:table-cell office:value-type="float" office:value="270.018" calcext:value-type="float">
            <text:p>270.018</text:p>
          </table:table-cell>
          <table:table-cell office:value-type="float" office:value="44.7936" calcext:value-type="float">
            <text:p>44.7936</text:p>
          </table:table-cell>
          <table:table-cell/>
          <table:table-cell table:formula="of:=([.D650]-[.A650])/0.0166667" office:value-type="float" office:value="9.23398153203737" calcext:value-type="float">
            <text:p>9.23398153203737</text:p>
          </table:table-cell>
          <table:table-cell table:formula="of:=ABS([.E650]-[.B650])/0.0166667" office:value-type="float" office:value="695.518608962785" calcext:value-type="float">
            <text:p>695.518608962785</text:p>
          </table:table-cell>
          <table:table-cell table:formula="of:=([.F650]-[.C650])/0.0166667" office:value-type="float" office:value="64.9018701962595" calcext:value-type="float">
            <text:p>64.9018701962595</text:p>
          </table:table-cell>
          <table:table-cell table:formula="of:=DEGREES(ATAN(ABS([.F650]-[.C650])/ABS([.E650]-[.B650])))" office:value-type="float" office:value="5.33108087635302" calcext:value-type="float">
            <text:p>5.33108087635302</text:p>
          </table:table-cell>
          <table:table-cell table:formula="of:=SQRT(POWER([.H650];2)+POWER([.I650];2)+POWER([.J650];2))" office:value-type="float" office:value="698.60121284137" calcext:value-type="float">
            <text:p>698.60121284137</text:p>
          </table:table-cell>
        </table:table-row>
        <table:table-row table:style-name="ro1">
          <table:table-cell office:value-type="float" office:value="76.1864" calcext:value-type="float">
            <text:p>76.1864</text:p>
          </table:table-cell>
          <table:table-cell office:value-type="float" office:value="283.098" calcext:value-type="float">
            <text:p>283.098</text:p>
          </table:table-cell>
          <table:table-cell office:value-type="float" office:value="42.9693" calcext:value-type="float">
            <text:p>42.9693</text:p>
          </table:table-cell>
          <table:table-cell office:value-type="float" office:value="76.328" calcext:value-type="float">
            <text:p>76.328</text:p>
          </table:table-cell>
          <table:table-cell office:value-type="float" office:value="271.436" calcext:value-type="float">
            <text:p>271.436</text:p>
          </table:table-cell>
          <table:table-cell office:value-type="float" office:value="44.072" calcext:value-type="float">
            <text:p>44.072</text:p>
          </table:table-cell>
          <table:table-cell/>
          <table:table-cell table:formula="of:=([.D651]-[.A651])/0.0166667" office:value-type="float" office:value="8.4959830080338" calcext:value-type="float">
            <text:p>8.4959830080338</text:p>
          </table:table-cell>
          <table:table-cell table:formula="of:=ABS([.E651]-[.B651])/0.0166667" office:value-type="float" office:value="699.718600562801" calcext:value-type="float">
            <text:p>699.718600562801</text:p>
          </table:table-cell>
          <table:table-cell table:formula="of:=([.F651]-[.C651])/0.0166667" office:value-type="float" office:value="66.161867676265" calcext:value-type="float">
            <text:p>66.161867676265</text:p>
          </table:table-cell>
          <table:table-cell table:formula="of:=DEGREES(ATAN(ABS([.F651]-[.C651])/ABS([.E651]-[.B651])))" office:value-type="float" office:value="5.40154087198744" calcext:value-type="float">
            <text:p>5.40154087198744</text:p>
          </table:table-cell>
          <table:table-cell table:formula="of:=SQRT(POWER([.H651];2)+POWER([.I651];2)+POWER([.J651];2))" office:value-type="float" office:value="702.890954868" calcext:value-type="float">
            <text:p>702.890954868</text:p>
          </table:table-cell>
        </table:table-row>
        <table:table-row table:style-name="ro1">
          <table:table-cell office:value-type="float" office:value="75.4011" calcext:value-type="float">
            <text:p>75.4011</text:p>
          </table:table-cell>
          <table:table-cell office:value-type="float" office:value="280.51" calcext:value-type="float">
            <text:p>280.51</text:p>
          </table:table-cell>
          <table:table-cell office:value-type="float" office:value="42.6323" calcext:value-type="float">
            <text:p>42.6323</text:p>
          </table:table-cell>
          <table:table-cell office:value-type="float" office:value="75.5406" calcext:value-type="float">
            <text:p>75.5406</text:p>
          </table:table-cell>
          <table:table-cell office:value-type="float" office:value="266.513" calcext:value-type="float">
            <text:p>266.513</text:p>
          </table:table-cell>
          <table:table-cell office:value-type="float" office:value="43.6469" calcext:value-type="float">
            <text:p>43.6469</text:p>
          </table:table-cell>
          <table:table-cell/>
          <table:table-cell table:formula="of:=([.D652]-[.A652])/0.0166667" office:value-type="float" office:value="8.36998326003337" calcext:value-type="float">
            <text:p>8.36998326003337</text:p>
          </table:table-cell>
          <table:table-cell table:formula="of:=ABS([.E652]-[.B652])/0.0166667" office:value-type="float" office:value="839.81832036336" calcext:value-type="float">
            <text:p>839.81832036336</text:p>
          </table:table-cell>
          <table:table-cell table:formula="of:=([.F652]-[.C652])/0.0166667" office:value-type="float" office:value="60.8758782482436" calcext:value-type="float">
            <text:p>60.8758782482436</text:p>
          </table:table-cell>
          <table:table-cell table:formula="of:=DEGREES(ATAN(ABS([.F652]-[.C652])/ABS([.E652]-[.B652])))" office:value-type="float" office:value="4.14594567993094" calcext:value-type="float">
            <text:p>4.14594567993094</text:p>
          </table:table-cell>
          <table:table-cell table:formula="of:=SQRT(POWER([.H652];2)+POWER([.I652];2)+POWER([.J652];2))" office:value-type="float" office:value="842.063382644207" calcext:value-type="float">
            <text:p>842.063382644207</text:p>
          </table:table-cell>
        </table:table-row>
        <table:table-row table:style-name="ro1">
          <table:table-cell office:value-type="float" office:value="75.8633" calcext:value-type="float">
            <text:p>75.8633</text:p>
          </table:table-cell>
          <table:table-cell office:value-type="float" office:value="275.316" calcext:value-type="float">
            <text:p>275.316</text:p>
          </table:table-cell>
          <table:table-cell office:value-type="float" office:value="43.2089" calcext:value-type="float">
            <text:p>43.2089</text:p>
          </table:table-cell>
          <table:table-cell office:value-type="float" office:value="76.0098" calcext:value-type="float">
            <text:p>76.0098</text:p>
          </table:table-cell>
          <table:table-cell office:value-type="float" office:value="264.106" calcext:value-type="float">
            <text:p>264.106</text:p>
          </table:table-cell>
          <table:table-cell office:value-type="float" office:value="43.7909" calcext:value-type="float">
            <text:p>43.7909</text:p>
          </table:table-cell>
          <table:table-cell/>
          <table:table-cell table:formula="of:=([.D653]-[.A653])/0.0166667" office:value-type="float" office:value="8.78998242003535" calcext:value-type="float">
            <text:p>8.78998242003535</text:p>
          </table:table-cell>
          <table:table-cell table:formula="of:=ABS([.E653]-[.B653])/0.0166667" office:value-type="float" office:value="672.598654802689" calcext:value-type="float">
            <text:p>672.598654802689</text:p>
          </table:table-cell>
          <table:table-cell table:formula="of:=([.F653]-[.C653])/0.0166667" office:value-type="float" office:value="34.9199301601397" calcext:value-type="float">
            <text:p>34.9199301601397</text:p>
          </table:table-cell>
          <table:table-cell table:formula="of:=DEGREES(ATAN(ABS([.F653]-[.C653])/ABS([.E653]-[.B653])))" office:value-type="float" office:value="2.97200988813086" calcext:value-type="float">
            <text:p>2.97200988813086</text:p>
          </table:table-cell>
          <table:table-cell table:formula="of:=SQRT(POWER([.H653];2)+POWER([.I653];2)+POWER([.J653];2))" office:value-type="float" office:value="673.56188710149" calcext:value-type="float">
            <text:p>673.56188710149</text:p>
          </table:table-cell>
        </table:table-row>
        <table:table-row table:style-name="ro1">
          <table:table-cell office:value-type="float" office:value="74.8935" calcext:value-type="float">
            <text:p>74.8935</text:p>
          </table:table-cell>
          <table:table-cell office:value-type="float" office:value="280.511" calcext:value-type="float">
            <text:p>280.511</text:p>
          </table:table-cell>
          <table:table-cell office:value-type="float" office:value="42.3857" calcext:value-type="float">
            <text:p>42.3857</text:p>
          </table:table-cell>
          <table:table-cell office:value-type="float" office:value="74.81" calcext:value-type="float">
            <text:p>74.81</text:p>
          </table:table-cell>
          <table:table-cell office:value-type="float" office:value="267.746" calcext:value-type="float">
            <text:p>267.746</text:p>
          </table:table-cell>
          <table:table-cell office:value-type="float" office:value="43.2089" calcext:value-type="float">
            <text:p>43.2089</text:p>
          </table:table-cell>
          <table:table-cell/>
          <table:table-cell table:formula="of:=([.D654]-[.A654])/0.0166667" office:value-type="float" office:value="-5.00998998002009" calcext:value-type="float">
            <text:p>-5.00998998002009</text:p>
          </table:table-cell>
          <table:table-cell table:formula="of:=ABS([.E654]-[.B654])/0.0166667" office:value-type="float" office:value="765.898468203066" calcext:value-type="float">
            <text:p>765.898468203066</text:p>
          </table:table-cell>
          <table:table-cell table:formula="of:=([.F654]-[.C654])/0.0166667" office:value-type="float" office:value="49.3919012161976" calcext:value-type="float">
            <text:p>49.3919012161976</text:p>
          </table:table-cell>
          <table:table-cell table:formula="of:=DEGREES(ATAN(ABS([.F654]-[.C654])/ABS([.E654]-[.B654])))" office:value-type="float" office:value="3.68982872794908" calcext:value-type="float">
            <text:p>3.68982872794908</text:p>
          </table:table-cell>
          <table:table-cell table:formula="of:=SQRT(POWER([.H654];2)+POWER([.I654];2)+POWER([.J654];2))" office:value-type="float" office:value="767.50578076074" calcext:value-type="float">
            <text:p>767.50578076074</text:p>
          </table:table-cell>
        </table:table-row>
        <table:table-row table:style-name="ro1">
          <table:table-cell office:value-type="float" office:value="74.8799" calcext:value-type="float">
            <text:p>74.8799</text:p>
          </table:table-cell>
          <table:table-cell office:value-type="float" office:value="277.645" calcext:value-type="float">
            <text:p>277.645</text:p>
          </table:table-cell>
          <table:table-cell office:value-type="float" office:value="43.8426" calcext:value-type="float">
            <text:p>43.8426</text:p>
          </table:table-cell>
          <table:table-cell office:value-type="float" office:value="74.7903" calcext:value-type="float">
            <text:p>74.7903</text:p>
          </table:table-cell>
          <table:table-cell office:value-type="float" office:value="263.734" calcext:value-type="float">
            <text:p>263.734</text:p>
          </table:table-cell>
          <table:table-cell office:value-type="float" office:value="45.0736" calcext:value-type="float">
            <text:p>45.0736</text:p>
          </table:table-cell>
          <table:table-cell/>
          <table:table-cell table:formula="of:=([.D655]-[.A655])/0.0166667" office:value-type="float" office:value="-5.37598924802176" calcext:value-type="float">
            <text:p>-5.37598924802176</text:p>
          </table:table-cell>
          <table:table-cell table:formula="of:=ABS([.E655]-[.B655])/0.0166667" office:value-type="float" office:value="834.658330683339" calcext:value-type="float">
            <text:p>834.658330683339</text:p>
          </table:table-cell>
          <table:table-cell table:formula="of:=([.F655]-[.C655])/0.0166667" office:value-type="float" office:value="73.8598522802955" calcext:value-type="float">
            <text:p>73.8598522802955</text:p>
          </table:table-cell>
          <table:table-cell table:formula="of:=DEGREES(ATAN(ABS([.F655]-[.C655])/ABS([.E655]-[.B655])))" office:value-type="float" office:value="5.05699537194869" calcext:value-type="float">
            <text:p>5.05699537194869</text:p>
          </table:table-cell>
          <table:table-cell table:formula="of:=SQRT(POWER([.H655];2)+POWER([.I655];2)+POWER([.J655];2))" office:value-type="float" office:value="837.937174266878" calcext:value-type="float">
            <text:p>837.937174266878</text:p>
          </table:table-cell>
        </table:table-row>
        <table:table-row table:style-name="ro1">
          <table:table-cell office:value-type="float" office:value="75.3516" calcext:value-type="float">
            <text:p>75.3516</text:p>
          </table:table-cell>
          <table:table-cell office:value-type="float" office:value="274.071" calcext:value-type="float">
            <text:p>274.071</text:p>
          </table:table-cell>
          <table:table-cell office:value-type="float" office:value="42.9174" calcext:value-type="float">
            <text:p>42.9174</text:p>
          </table:table-cell>
          <table:table-cell office:value-type="float" office:value="75.2652" calcext:value-type="float">
            <text:p>75.2652</text:p>
          </table:table-cell>
          <table:table-cell office:value-type="float" office:value="262.917" calcext:value-type="float">
            <text:p>262.917</text:p>
          </table:table-cell>
          <table:table-cell office:value-type="float" office:value="43.2651" calcext:value-type="float">
            <text:p>43.2651</text:p>
          </table:table-cell>
          <table:table-cell/>
          <table:table-cell table:formula="of:=([.D656]-[.A656])/0.0166667" office:value-type="float" office:value="-5.18398963202144" calcext:value-type="float">
            <text:p>-5.18398963202144</text:p>
          </table:table-cell>
          <table:table-cell table:formula="of:=ABS([.E656]-[.B656])/0.0166667" office:value-type="float" office:value="669.23866152268" calcext:value-type="float">
            <text:p>669.23866152268</text:p>
          </table:table-cell>
          <table:table-cell table:formula="of:=([.F656]-[.C656])/0.0166667" office:value-type="float" office:value="20.8619582760832" calcext:value-type="float">
            <text:p>20.8619582760832</text:p>
          </table:table-cell>
          <table:table-cell table:formula="of:=DEGREES(ATAN(ABS([.F656]-[.C656])/ABS([.E656]-[.B656])))" office:value-type="float" office:value="1.78548443677282" calcext:value-type="float">
            <text:p>1.78548443677282</text:p>
          </table:table-cell>
          <table:table-cell table:formula="of:=SQRT(POWER([.H656];2)+POWER([.I656];2)+POWER([.J656];2))" office:value-type="float" office:value="669.583811877413" calcext:value-type="float">
            <text:p>669.583811877413</text:p>
          </table:table-cell>
        </table:table-row>
        <table:table-row table:style-name="ro1">
          <table:table-cell office:value-type="float" office:value="75.1875" calcext:value-type="float">
            <text:p>75.1875</text:p>
          </table:table-cell>
          <table:table-cell office:value-type="float" office:value="285.552" calcext:value-type="float">
            <text:p>285.552</text:p>
          </table:table-cell>
          <table:table-cell office:value-type="float" office:value="43.3514" calcext:value-type="float">
            <text:p>43.3514</text:p>
          </table:table-cell>
          <table:table-cell office:value-type="float" office:value="75.1058" calcext:value-type="float">
            <text:p>75.1058</text:p>
          </table:table-cell>
          <table:table-cell office:value-type="float" office:value="273.688" calcext:value-type="float">
            <text:p>273.688</text:p>
          </table:table-cell>
          <table:table-cell office:value-type="float" office:value="44.7126" calcext:value-type="float">
            <text:p>44.7126</text:p>
          </table:table-cell>
          <table:table-cell/>
          <table:table-cell table:formula="of:=([.D657]-[.A657])/0.0166667" office:value-type="float" office:value="-4.90199019601948" calcext:value-type="float">
            <text:p>-4.90199019601948</text:p>
          </table:table-cell>
          <table:table-cell table:formula="of:=ABS([.E657]-[.B657])/0.0166667" office:value-type="float" office:value="711.838576322849" calcext:value-type="float">
            <text:p>711.838576322849</text:p>
          </table:table-cell>
          <table:table-cell table:formula="of:=([.F657]-[.C657])/0.0166667" office:value-type="float" office:value="81.6718366563269" calcext:value-type="float">
            <text:p>81.6718366563269</text:p>
          </table:table-cell>
          <table:table-cell table:formula="of:=DEGREES(ATAN(ABS([.F657]-[.C657])/ABS([.E657]-[.B657])))" office:value-type="float" office:value="6.5451342911141" calcext:value-type="float">
            <text:p>6.5451342911141</text:p>
          </table:table-cell>
          <table:table-cell table:formula="of:=SQRT(POWER([.H657];2)+POWER([.I657];2)+POWER([.J657];2))" office:value-type="float" office:value="716.525280190476" calcext:value-type="float">
            <text:p>716.525280190476</text:p>
          </table:table-cell>
        </table:table-row>
        <table:table-row table:style-name="ro1">
          <table:table-cell office:value-type="float" office:value="75.3742" calcext:value-type="float">
            <text:p>75.3742</text:p>
          </table:table-cell>
          <table:table-cell office:value-type="float" office:value="276.326" calcext:value-type="float">
            <text:p>276.326</text:p>
          </table:table-cell>
          <table:table-cell office:value-type="float" office:value="44.2948" calcext:value-type="float">
            <text:p>44.2948</text:p>
          </table:table-cell>
          <table:table-cell office:value-type="float" office:value="75.2792" calcext:value-type="float">
            <text:p>75.2792</text:p>
          </table:table-cell>
          <table:table-cell office:value-type="float" office:value="263.746" calcext:value-type="float">
            <text:p>263.746</text:p>
          </table:table-cell>
          <table:table-cell office:value-type="float" office:value="45.309" calcext:value-type="float">
            <text:p>45.309</text:p>
          </table:table-cell>
          <table:table-cell/>
          <table:table-cell table:formula="of:=([.D658]-[.A658])/0.0166667" office:value-type="float" office:value="-5.69998860002273" calcext:value-type="float">
            <text:p>-5.69998860002273</text:p>
          </table:table-cell>
          <table:table-cell table:formula="of:=ABS([.E658]-[.B658])/0.0166667" office:value-type="float" office:value="754.798490403022" calcext:value-type="float">
            <text:p>754.798490403022</text:p>
          </table:table-cell>
          <table:table-cell table:formula="of:=([.F658]-[.C658])/0.0166667" office:value-type="float" office:value="60.8518782962431" calcext:value-type="float">
            <text:p>60.8518782962431</text:p>
          </table:table-cell>
          <table:table-cell table:formula="of:=DEGREES(ATAN(ABS([.F658]-[.C658])/ABS([.E658]-[.B658])))" office:value-type="float" office:value="4.60921880537101" calcext:value-type="float">
            <text:p>4.60921880537101</text:p>
          </table:table-cell>
          <table:table-cell table:formula="of:=SQRT(POWER([.H658];2)+POWER([.I658];2)+POWER([.J658];2))" office:value-type="float" office:value="757.268910016053" calcext:value-type="float">
            <text:p>757.268910016053</text:p>
          </table:table-cell>
        </table:table-row>
        <table:table-row table:style-name="ro1">
          <table:table-cell office:value-type="float" office:value="75.3632" calcext:value-type="float">
            <text:p>75.3632</text:p>
          </table:table-cell>
          <table:table-cell office:value-type="float" office:value="275.168" calcext:value-type="float">
            <text:p>275.168</text:p>
          </table:table-cell>
          <table:table-cell office:value-type="float" office:value="43.7334" calcext:value-type="float">
            <text:p>43.7334</text:p>
          </table:table-cell>
          <table:table-cell office:value-type="float" office:value="75.277" calcext:value-type="float">
            <text:p>75.277</text:p>
          </table:table-cell>
          <table:table-cell office:value-type="float" office:value="263.928" calcext:value-type="float">
            <text:p>263.928</text:p>
          </table:table-cell>
          <table:table-cell office:value-type="float" office:value="44.3114" calcext:value-type="float">
            <text:p>44.3114</text:p>
          </table:table-cell>
          <table:table-cell/>
          <table:table-cell table:formula="of:=([.D659]-[.A659])/0.0166667" office:value-type="float" office:value="-5.171989656021" calcext:value-type="float">
            <text:p>-5.171989656021</text:p>
          </table:table-cell>
          <table:table-cell table:formula="of:=ABS([.E659]-[.B659])/0.0166667" office:value-type="float" office:value="674.398651202698" calcext:value-type="float">
            <text:p>674.398651202698</text:p>
          </table:table-cell>
          <table:table-cell table:formula="of:=([.F659]-[.C659])/0.0166667" office:value-type="float" office:value="34.6799306401385" calcext:value-type="float">
            <text:p>34.6799306401385</text:p>
          </table:table-cell>
          <table:table-cell table:formula="of:=DEGREES(ATAN(ABS([.F659]-[.C659])/ABS([.E659]-[.B659])))" office:value-type="float" office:value="2.94375583319717" calcext:value-type="float">
            <text:p>2.94375583319717</text:p>
          </table:table-cell>
          <table:table-cell table:formula="of:=SQRT(POWER([.H659];2)+POWER([.I659];2)+POWER([.J659];2))" office:value-type="float" office:value="675.309549621672" calcext:value-type="float">
            <text:p>675.309549621672</text:p>
          </table:table-cell>
        </table:table-row>
        <table:table-row table:style-name="ro1">
          <table:table-cell office:value-type="float" office:value="74.9135" calcext:value-type="float">
            <text:p>74.9135</text:p>
          </table:table-cell>
          <table:table-cell office:value-type="float" office:value="282.934" calcext:value-type="float">
            <text:p>282.934</text:p>
          </table:table-cell>
          <table:table-cell office:value-type="float" office:value="43.2591" calcext:value-type="float">
            <text:p>43.2591</text:p>
          </table:table-cell>
          <table:table-cell office:value-type="float" office:value="74.822" calcext:value-type="float">
            <text:p>74.822</text:p>
          </table:table-cell>
          <table:table-cell office:value-type="float" office:value="268.729" calcext:value-type="float">
            <text:p>268.729</text:p>
          </table:table-cell>
          <table:table-cell office:value-type="float" office:value="44.518" calcext:value-type="float">
            <text:p>44.518</text:p>
          </table:table-cell>
          <table:table-cell/>
          <table:table-cell table:formula="of:=([.D660]-[.A660])/0.0166667" office:value-type="float" office:value="-5.48998902002174" calcext:value-type="float">
            <text:p>-5.48998902002174</text:p>
          </table:table-cell>
          <table:table-cell table:formula="of:=ABS([.E660]-[.B660])/0.0166667" office:value-type="float" office:value="852.298295403412" calcext:value-type="float">
            <text:p>852.298295403412</text:p>
          </table:table-cell>
          <table:table-cell table:formula="of:=([.F660]-[.C660])/0.0166667" office:value-type="float" office:value="75.5338489323024" calcext:value-type="float">
            <text:p>75.5338489323024</text:p>
          </table:table-cell>
          <table:table-cell table:formula="of:=DEGREES(ATAN(ABS([.F660]-[.C660])/ABS([.E660]-[.B660])))" office:value-type="float" office:value="5.06453378222153" calcext:value-type="float">
            <text:p>5.06453378222153</text:p>
          </table:table-cell>
          <table:table-cell table:formula="of:=SQRT(POWER([.H660];2)+POWER([.I660];2)+POWER([.J660];2))" office:value-type="float" office:value="855.656406895624" calcext:value-type="float">
            <text:p>855.656406895624</text:p>
          </table:table-cell>
        </table:table-row>
        <table:table-row table:style-name="ro1">
          <table:table-cell office:value-type="float" office:value="74.681" calcext:value-type="float">
            <text:p>74.681</text:p>
          </table:table-cell>
          <table:table-cell office:value-type="float" office:value="287.044" calcext:value-type="float">
            <text:p>287.044</text:p>
          </table:table-cell>
          <table:table-cell office:value-type="float" office:value="42.36" calcext:value-type="float">
            <text:p>42.36</text:p>
          </table:table-cell>
          <table:table-cell office:value-type="float" office:value="74.6039" calcext:value-type="float">
            <text:p>74.6039</text:p>
          </table:table-cell>
          <table:table-cell office:value-type="float" office:value="273.841" calcext:value-type="float">
            <text:p>273.841</text:p>
          </table:table-cell>
          <table:table-cell office:value-type="float" office:value="43.7041" calcext:value-type="float">
            <text:p>43.7041</text:p>
          </table:table-cell>
          <table:table-cell/>
          <table:table-cell table:formula="of:=([.D661]-[.A661])/0.0166667" office:value-type="float" office:value="-4.62599074801859" calcext:value-type="float">
            <text:p>-4.62599074801859</text:p>
          </table:table-cell>
          <table:table-cell table:formula="of:=ABS([.E661]-[.B661])/0.0166667" office:value-type="float" office:value="792.178415643167" calcext:value-type="float">
            <text:p>792.178415643167</text:p>
          </table:table-cell>
          <table:table-cell table:formula="of:=([.F661]-[.C661])/0.0166667" office:value-type="float" office:value="80.6458387083224" calcext:value-type="float">
            <text:p>80.6458387083224</text:p>
          </table:table-cell>
          <table:table-cell table:formula="of:=DEGREES(ATAN(ABS([.F661]-[.C661])/ABS([.E661]-[.B661])))" office:value-type="float" office:value="5.8128347350071" calcext:value-type="float">
            <text:p>5.8128347350071</text:p>
          </table:table-cell>
          <table:table-cell table:formula="of:=SQRT(POWER([.H661];2)+POWER([.I661];2)+POWER([.J661];2))" office:value-type="float" office:value="796.28625085599" calcext:value-type="float">
            <text:p>796.28625085599</text:p>
          </table:table-cell>
        </table:table-row>
        <table:table-row table:style-name="ro1">
          <table:table-cell office:value-type="float" office:value="75.6871" calcext:value-type="float">
            <text:p>75.6871</text:p>
          </table:table-cell>
          <table:table-cell office:value-type="float" office:value="284.457" calcext:value-type="float">
            <text:p>284.457</text:p>
          </table:table-cell>
          <table:table-cell office:value-type="float" office:value="42.5062" calcext:value-type="float">
            <text:p>42.5062</text:p>
          </table:table-cell>
          <table:table-cell office:value-type="float" office:value="75.5933" calcext:value-type="float">
            <text:p>75.5933</text:p>
          </table:table-cell>
          <table:table-cell office:value-type="float" office:value="272.606" calcext:value-type="float">
            <text:p>272.606</text:p>
          </table:table-cell>
          <table:table-cell office:value-type="float" office:value="44.1388" calcext:value-type="float">
            <text:p>44.1388</text:p>
          </table:table-cell>
          <table:table-cell/>
          <table:table-cell table:formula="of:=([.D662]-[.A662])/0.0166667" office:value-type="float" office:value="-5.62798874402261" calcext:value-type="float">
            <text:p>-5.62798874402261</text:p>
          </table:table-cell>
          <table:table-cell table:formula="of:=ABS([.E662]-[.B662])/0.0166667" office:value-type="float" office:value="711.058577882844" calcext:value-type="float">
            <text:p>711.058577882844</text:p>
          </table:table-cell>
          <table:table-cell table:formula="of:=([.F662]-[.C662])/0.0166667" office:value-type="float" office:value="97.955804088392" calcext:value-type="float">
            <text:p>97.955804088392</text:p>
          </table:table-cell>
          <table:table-cell table:formula="of:=DEGREES(ATAN(ABS([.F662]-[.C662])/ABS([.E662]-[.B662])))" office:value-type="float" office:value="7.8437260874485" calcext:value-type="float">
            <text:p>7.8437260874485</text:p>
          </table:table-cell>
          <table:table-cell table:formula="of:=SQRT(POWER([.H662];2)+POWER([.I662];2)+POWER([.J662];2))" office:value-type="float" office:value="717.796151419523" calcext:value-type="float">
            <text:p>717.796151419523</text:p>
          </table:table-cell>
        </table:table-row>
        <table:table-row table:style-name="ro1">
          <table:table-cell office:value-type="float" office:value="75.1128" calcext:value-type="float">
            <text:p>75.1128</text:p>
          </table:table-cell>
          <table:table-cell office:value-type="float" office:value="275.154" calcext:value-type="float">
            <text:p>275.154</text:p>
          </table:table-cell>
          <table:table-cell office:value-type="float" office:value="43.738" calcext:value-type="float">
            <text:p>43.738</text:p>
          </table:table-cell>
          <table:table-cell office:value-type="float" office:value="75.0333" calcext:value-type="float">
            <text:p>75.0333</text:p>
          </table:table-cell>
          <table:table-cell office:value-type="float" office:value="263.874" calcext:value-type="float">
            <text:p>263.874</text:p>
          </table:table-cell>
          <table:table-cell office:value-type="float" office:value="44.5647" calcext:value-type="float">
            <text:p>44.5647</text:p>
          </table:table-cell>
          <table:table-cell/>
          <table:table-cell table:formula="of:=([.D663]-[.A663])/0.0166667" office:value-type="float" office:value="-4.76999046001883" calcext:value-type="float">
            <text:p>-4.76999046001883</text:p>
          </table:table-cell>
          <table:table-cell table:formula="of:=ABS([.E663]-[.B663])/0.0166667" office:value-type="float" office:value="676.798646402706" calcext:value-type="float">
            <text:p>676.798646402706</text:p>
          </table:table-cell>
          <table:table-cell table:formula="of:=([.F663]-[.C663])/0.0166667" office:value-type="float" office:value="49.6019007961986" calcext:value-type="float">
            <text:p>49.6019007961986</text:p>
          </table:table-cell>
          <table:table-cell table:formula="of:=DEGREES(ATAN(ABS([.F663]-[.C663])/ABS([.E663]-[.B663])))" office:value-type="float" office:value="4.19165665860703" calcext:value-type="float">
            <text:p>4.19165665860703</text:p>
          </table:table-cell>
          <table:table-cell table:formula="of:=SQRT(POWER([.H663];2)+POWER([.I663];2)+POWER([.J663];2))" office:value-type="float" office:value="678.630613179305" calcext:value-type="float">
            <text:p>678.630613179305</text:p>
          </table:table-cell>
        </table:table-row>
        <table:table-row table:style-name="ro1">
          <table:table-cell office:value-type="float" office:value="75.1778" calcext:value-type="float">
            <text:p>75.1778</text:p>
          </table:table-cell>
          <table:table-cell office:value-type="float" office:value="284.254" calcext:value-type="float">
            <text:p>284.254</text:p>
          </table:table-cell>
          <table:table-cell office:value-type="float" office:value="43.3016" calcext:value-type="float">
            <text:p>43.3016</text:p>
          </table:table-cell>
          <table:table-cell office:value-type="float" office:value="75.336" calcext:value-type="float">
            <text:p>75.336</text:p>
          </table:table-cell>
          <table:table-cell office:value-type="float" office:value="271.193" calcext:value-type="float">
            <text:p>271.193</text:p>
          </table:table-cell>
          <table:table-cell office:value-type="float" office:value="44.8575" calcext:value-type="float">
            <text:p>44.8575</text:p>
          </table:table-cell>
          <table:table-cell/>
          <table:table-cell table:formula="of:=([.D664]-[.A664])/0.0166667" office:value-type="float" office:value="9.49198101603759" calcext:value-type="float">
            <text:p>9.49198101603759</text:p>
          </table:table-cell>
          <table:table-cell table:formula="of:=ABS([.E664]-[.B664])/0.0166667" office:value-type="float" office:value="783.658432683137" calcext:value-type="float">
            <text:p>783.658432683137</text:p>
          </table:table-cell>
          <table:table-cell table:formula="of:=([.F664]-[.C664])/0.0166667" office:value-type="float" office:value="93.3538132923735" calcext:value-type="float">
            <text:p>93.3538132923735</text:p>
          </table:table-cell>
          <table:table-cell table:formula="of:=DEGREES(ATAN(ABS([.F664]-[.C664])/ABS([.E664]-[.B664])))" office:value-type="float" office:value="6.79338240552512" calcext:value-type="float">
            <text:p>6.79338240552512</text:p>
          </table:table-cell>
          <table:table-cell table:formula="of:=SQRT(POWER([.H664];2)+POWER([.I664];2)+POWER([.J664];2))" office:value-type="float" office:value="789.256340662035" calcext:value-type="float">
            <text:p>789.256340662035</text:p>
          </table:table-cell>
        </table:table-row>
        <table:table-row table:style-name="ro1">
          <table:table-cell office:value-type="float" office:value="75.4326" calcext:value-type="float">
            <text:p>75.4326</text:p>
          </table:table-cell>
          <table:table-cell office:value-type="float" office:value="284.338" calcext:value-type="float">
            <text:p>284.338</text:p>
          </table:table-cell>
          <table:table-cell office:value-type="float" office:value="43.0333" calcext:value-type="float">
            <text:p>43.0333</text:p>
          </table:table-cell>
          <table:table-cell office:value-type="float" office:value="75.5833" calcext:value-type="float">
            <text:p>75.5833</text:p>
          </table:table-cell>
          <table:table-cell office:value-type="float" office:value="271.323" calcext:value-type="float">
            <text:p>271.323</text:p>
          </table:table-cell>
          <table:table-cell office:value-type="float" office:value="44.3429" calcext:value-type="float">
            <text:p>44.3429</text:p>
          </table:table-cell>
          <table:table-cell/>
          <table:table-cell table:formula="of:=([.D665]-[.A665])/0.0166667" office:value-type="float" office:value="9.0419819160362" calcext:value-type="float">
            <text:p>9.0419819160362</text:p>
          </table:table-cell>
          <table:table-cell table:formula="of:=ABS([.E665]-[.B665])/0.0166667" office:value-type="float" office:value="780.898438203126" calcext:value-type="float">
            <text:p>780.898438203126</text:p>
          </table:table-cell>
          <table:table-cell table:formula="of:=([.F665]-[.C665])/0.0166667" office:value-type="float" office:value="78.5758428483145" calcext:value-type="float">
            <text:p>78.5758428483145</text:p>
          </table:table-cell>
          <table:table-cell table:formula="of:=DEGREES(ATAN(ABS([.F665]-[.C665])/ABS([.E665]-[.B665])))" office:value-type="float" office:value="5.74589643640853" calcext:value-type="float">
            <text:p>5.74589643640853</text:p>
          </table:table-cell>
          <table:table-cell table:formula="of:=SQRT(POWER([.H665];2)+POWER([.I665];2)+POWER([.J665];2))" office:value-type="float" office:value="784.893808934925" calcext:value-type="float">
            <text:p>784.893808934925</text:p>
          </table:table-cell>
        </table:table-row>
        <table:table-row table:style-name="ro1">
          <table:table-cell office:value-type="float" office:value="75.3834" calcext:value-type="float">
            <text:p>75.3834</text:p>
          </table:table-cell>
          <table:table-cell office:value-type="float" office:value="277.705" calcext:value-type="float">
            <text:p>277.705</text:p>
          </table:table-cell>
          <table:table-cell office:value-type="float" office:value="43.8286" calcext:value-type="float">
            <text:p>43.8286</text:p>
          </table:table-cell>
          <table:table-cell office:value-type="float" office:value="75.2872" calcext:value-type="float">
            <text:p>75.2872</text:p>
          </table:table-cell>
          <table:table-cell office:value-type="float" office:value="265.098" calcext:value-type="float">
            <text:p>265.098</text:p>
          </table:table-cell>
          <table:table-cell office:value-type="float" office:value="44.6078" calcext:value-type="float">
            <text:p>44.6078</text:p>
          </table:table-cell>
          <table:table-cell/>
          <table:table-cell table:formula="of:=([.D666]-[.A666])/0.0166667" office:value-type="float" office:value="-5.77198845602285" calcext:value-type="float">
            <text:p>-5.77198845602285</text:p>
          </table:table-cell>
          <table:table-cell table:formula="of:=ABS([.E666]-[.B666])/0.0166667" office:value-type="float" office:value="756.418487163024" calcext:value-type="float">
            <text:p>756.418487163024</text:p>
          </table:table-cell>
          <table:table-cell table:formula="of:=([.F666]-[.C666])/0.0166667" office:value-type="float" office:value="46.7519064961868" calcext:value-type="float">
            <text:p>46.7519064961868</text:p>
          </table:table-cell>
          <table:table-cell table:formula="of:=DEGREES(ATAN(ABS([.F666]-[.C666])/ABS([.E666]-[.B666])))" office:value-type="float" office:value="3.53677735373778" calcext:value-type="float">
            <text:p>3.53677735373778</text:p>
          </table:table-cell>
          <table:table-cell table:formula="of:=SQRT(POWER([.H666];2)+POWER([.I666];2)+POWER([.J666];2))" office:value-type="float" office:value="757.883885785786" calcext:value-type="float">
            <text:p>757.883885785786</text:p>
          </table:table-cell>
        </table:table-row>
        <table:table-row table:style-name="ro1">
          <table:table-cell office:value-type="float" office:value="75.1881" calcext:value-type="float">
            <text:p>75.1881</text:p>
          </table:table-cell>
          <table:table-cell office:value-type="float" office:value="285.501" calcext:value-type="float">
            <text:p>285.501</text:p>
          </table:table-cell>
          <table:table-cell office:value-type="float" office:value="43.6126" calcext:value-type="float">
            <text:p>43.6126</text:p>
          </table:table-cell>
          <table:table-cell office:value-type="float" office:value="74.8571" calcext:value-type="float">
            <text:p>74.8571</text:p>
          </table:table-cell>
          <table:table-cell office:value-type="float" office:value="273.622" calcext:value-type="float">
            <text:p>273.622</text:p>
          </table:table-cell>
          <table:table-cell office:value-type="float" office:value="44.9721" calcext:value-type="float">
            <text:p>44.9721</text:p>
          </table:table-cell>
          <table:table-cell/>
          <table:table-cell table:formula="of:=([.D667]-[.A667])/0.0166667" office:value-type="float" office:value="-19.8599602800796" calcext:value-type="float">
            <text:p>-19.8599602800796</text:p>
          </table:table-cell>
          <table:table-cell table:formula="of:=ABS([.E667]-[.B667])/0.0166667" office:value-type="float" office:value="712.738574522849" calcext:value-type="float">
            <text:p>712.738574522849</text:p>
          </table:table-cell>
          <table:table-cell table:formula="of:=([.F667]-[.C667])/0.0166667" office:value-type="float" office:value="81.5698368603261" calcext:value-type="float">
            <text:p>81.5698368603261</text:p>
          </table:table-cell>
          <table:table-cell table:formula="of:=DEGREES(ATAN(ABS([.F667]-[.C667])/ABS([.E667]-[.B667])))" office:value-type="float" office:value="6.52884767323391" calcext:value-type="float">
            <text:p>6.52884767323391</text:p>
          </table:table-cell>
          <table:table-cell table:formula="of:=SQRT(POWER([.H667];2)+POWER([.I667];2)+POWER([.J667];2))" office:value-type="float" office:value="717.66589156836" calcext:value-type="float">
            <text:p>717.66589156836</text:p>
          </table:table-cell>
        </table:table-row>
        <table:table-row table:style-name="ro1">
          <table:table-cell office:value-type="float" office:value="75.933" calcext:value-type="float">
            <text:p>75.933</text:p>
          </table:table-cell>
          <table:table-cell office:value-type="float" office:value="282.854" calcext:value-type="float">
            <text:p>282.854</text:p>
          </table:table-cell>
          <table:table-cell office:value-type="float" office:value="44.0178" calcext:value-type="float">
            <text:p>44.0178</text:p>
          </table:table-cell>
          <table:table-cell office:value-type="float" office:value="75.8444" calcext:value-type="float">
            <text:p>75.8444</text:p>
          </table:table-cell>
          <table:table-cell office:value-type="float" office:value="272.322" calcext:value-type="float">
            <text:p>272.322</text:p>
          </table:table-cell>
          <table:table-cell office:value-type="float" office:value="45.6588" calcext:value-type="float">
            <text:p>45.6588</text:p>
          </table:table-cell>
          <table:table-cell/>
          <table:table-cell table:formula="of:=([.D668]-[.A668])/0.0166667" office:value-type="float" office:value="-5.31598936802209" calcext:value-type="float">
            <text:p>-5.31598936802209</text:p>
          </table:table-cell>
          <table:table-cell table:formula="of:=ABS([.E668]-[.B668])/0.0166667" office:value-type="float" office:value="631.918736162527" calcext:value-type="float">
            <text:p>631.918736162527</text:p>
          </table:table-cell>
          <table:table-cell table:formula="of:=([.F668]-[.C668])/0.0166667" office:value-type="float" office:value="98.4598030803937" calcext:value-type="float">
            <text:p>98.4598030803937</text:p>
          </table:table-cell>
          <table:table-cell table:formula="of:=DEGREES(ATAN(ABS([.F668]-[.C668])/ABS([.E668]-[.B668])))" office:value-type="float" office:value="8.85609639696116" calcext:value-type="float">
            <text:p>8.85609639696116</text:p>
          </table:table-cell>
          <table:table-cell table:formula="of:=SQRT(POWER([.H668];2)+POWER([.I668];2)+POWER([.J668];2))" office:value-type="float" office:value="639.565384991117" calcext:value-type="float">
            <text:p>639.565384991117</text:p>
          </table:table-cell>
        </table:table-row>
        <table:table-row table:style-name="ro1">
          <table:table-cell office:value-type="float" office:value="75.4222" calcext:value-type="float">
            <text:p>75.4222</text:p>
          </table:table-cell>
          <table:table-cell office:value-type="float" office:value="283.036" calcext:value-type="float">
            <text:p>283.036</text:p>
          </table:table-cell>
          <table:table-cell office:value-type="float" office:value="42.9861" calcext:value-type="float">
            <text:p>42.9861</text:p>
          </table:table-cell>
          <table:table-cell office:value-type="float" office:value="75.3251" calcext:value-type="float">
            <text:p>75.3251</text:p>
          </table:table-cell>
          <table:table-cell office:value-type="float" office:value="270.061" calcext:value-type="float">
            <text:p>270.061</text:p>
          </table:table-cell>
          <table:table-cell office:value-type="float" office:value="44.3007" calcext:value-type="float">
            <text:p>44.3007</text:p>
          </table:table-cell>
          <table:table-cell/>
          <table:table-cell table:formula="of:=([.D669]-[.A669])/0.0166667" office:value-type="float" office:value="-5.82598834802316" calcext:value-type="float">
            <text:p>-5.82598834802316</text:p>
          </table:table-cell>
          <table:table-cell table:formula="of:=ABS([.E669]-[.B669])/0.0166667" office:value-type="float" office:value="778.498443003115" calcext:value-type="float">
            <text:p>778.498443003115</text:p>
          </table:table-cell>
          <table:table-cell table:formula="of:=([.F669]-[.C669])/0.0166667" office:value-type="float" office:value="78.8758422483154" calcext:value-type="float">
            <text:p>78.8758422483154</text:p>
          </table:table-cell>
          <table:table-cell table:formula="of:=DEGREES(ATAN(ABS([.F669]-[.C669])/ABS([.E669]-[.B669])))" office:value-type="float" office:value="5.78534690577465" calcext:value-type="float">
            <text:p>5.78534690577465</text:p>
          </table:table-cell>
          <table:table-cell table:formula="of:=SQRT(POWER([.H669];2)+POWER([.I669];2)+POWER([.J669];2))" office:value-type="float" office:value="782.50569735235" calcext:value-type="float">
            <text:p>782.50569735235</text:p>
          </table:table-cell>
        </table:table-row>
        <table:table-row table:style-name="ro1">
          <table:table-cell office:value-type="float" office:value="75.4135" calcext:value-type="float">
            <text:p>75.4135</text:p>
          </table:table-cell>
          <table:table-cell office:value-type="float" office:value="281.587" calcext:value-type="float">
            <text:p>281.587</text:p>
          </table:table-cell>
          <table:table-cell office:value-type="float" office:value="43.7178" calcext:value-type="float">
            <text:p>43.7178</text:p>
          </table:table-cell>
          <table:table-cell office:value-type="float" office:value="75.5633" calcext:value-type="float">
            <text:p>75.5633</text:p>
          </table:table-cell>
          <table:table-cell office:value-type="float" office:value="268.768" calcext:value-type="float">
            <text:p>268.768</text:p>
          </table:table-cell>
          <table:table-cell office:value-type="float" office:value="44.7495" calcext:value-type="float">
            <text:p>44.7495</text:p>
          </table:table-cell>
          <table:table-cell/>
          <table:table-cell table:formula="of:=([.D670]-[.A670])/0.0166667" office:value-type="float" office:value="8.9879820240359" calcext:value-type="float">
            <text:p>8.9879820240359</text:p>
          </table:table-cell>
          <table:table-cell table:formula="of:=ABS([.E670]-[.B670])/0.0166667" office:value-type="float" office:value="769.138461723078" calcext:value-type="float">
            <text:p>769.138461723078</text:p>
          </table:table-cell>
          <table:table-cell table:formula="of:=([.F670]-[.C670])/0.0166667" office:value-type="float" office:value="61.9018761962477" calcext:value-type="float">
            <text:p>61.9018761962477</text:p>
          </table:table-cell>
          <table:table-cell table:formula="of:=DEGREES(ATAN(ABS([.F670]-[.C670])/ABS([.E670]-[.B670])))" office:value-type="float" office:value="4.60136666565012" calcext:value-type="float">
            <text:p>4.60136666565012</text:p>
          </table:table-cell>
          <table:table-cell table:formula="of:=SQRT(POWER([.H670];2)+POWER([.I670];2)+POWER([.J670];2))" office:value-type="float" office:value="771.677782108065" calcext:value-type="float">
            <text:p>771.677782108065</text:p>
          </table:table-cell>
        </table:table-row>
        <table:table-row table:style-name="ro1">
          <table:table-cell office:value-type="float" office:value="74.6423" calcext:value-type="float">
            <text:p>74.6423</text:p>
          </table:table-cell>
          <table:table-cell office:value-type="float" office:value="280.329" calcext:value-type="float">
            <text:p>280.329</text:p>
          </table:table-cell>
          <table:table-cell office:value-type="float" office:value="43.1701" calcext:value-type="float">
            <text:p>43.1701</text:p>
          </table:table-cell>
          <table:table-cell office:value-type="float" office:value="74.5665" calcext:value-type="float">
            <text:p>74.5665</text:p>
          </table:table-cell>
          <table:table-cell office:value-type="float" office:value="267.525" calcext:value-type="float">
            <text:p>267.525</text:p>
          </table:table-cell>
          <table:table-cell office:value-type="float" office:value="44.2244" calcext:value-type="float">
            <text:p>44.2244</text:p>
          </table:table-cell>
          <table:table-cell/>
          <table:table-cell table:formula="of:=([.D671]-[.A671])/0.0166667" office:value-type="float" office:value="-4.54799090401825" calcext:value-type="float">
            <text:p>-4.54799090401825</text:p>
          </table:table-cell>
          <table:table-cell table:formula="of:=ABS([.E671]-[.B671])/0.0166667" office:value-type="float" office:value="768.238463523075" calcext:value-type="float">
            <text:p>768.238463523075</text:p>
          </table:table-cell>
          <table:table-cell table:formula="of:=([.F671]-[.C671])/0.0166667" office:value-type="float" office:value="63.2578734842533" calcext:value-type="float">
            <text:p>63.2578734842533</text:p>
          </table:table-cell>
          <table:table-cell table:formula="of:=DEGREES(ATAN(ABS([.F671]-[.C671])/ABS([.E671]-[.B671])))" office:value-type="float" office:value="4.70719861280713" calcext:value-type="float">
            <text:p>4.70719861280713</text:p>
          </table:table-cell>
          <table:table-cell table:formula="of:=SQRT(POWER([.H671];2)+POWER([.I671];2)+POWER([.J671];2))" office:value-type="float" office:value="770.851853221686" calcext:value-type="float">
            <text:p>770.851853221686</text:p>
          </table:table-cell>
        </table:table-row>
        <table:table-row table:style-name="ro1">
          <table:table-cell office:value-type="float" office:value="75.9317" calcext:value-type="float">
            <text:p>75.9317</text:p>
          </table:table-cell>
          <table:table-cell office:value-type="float" office:value="283.081" calcext:value-type="float">
            <text:p>283.081</text:p>
          </table:table-cell>
          <table:table-cell office:value-type="float" office:value="42.9743" calcext:value-type="float">
            <text:p>42.9743</text:p>
          </table:table-cell>
          <table:table-cell office:value-type="float" office:value="76.3156" calcext:value-type="float">
            <text:p>76.3156</text:p>
          </table:table-cell>
          <table:table-cell office:value-type="float" office:value="270.205" calcext:value-type="float">
            <text:p>270.205</text:p>
          </table:table-cell>
          <table:table-cell office:value-type="float" office:value="44.0232" calcext:value-type="float">
            <text:p>44.0232</text:p>
          </table:table-cell>
          <table:table-cell/>
          <table:table-cell table:formula="of:=([.D672]-[.A672])/0.0166667" office:value-type="float" office:value="23.033953932092" calcext:value-type="float">
            <text:p>23.033953932092</text:p>
          </table:table-cell>
          <table:table-cell table:formula="of:=ABS([.E672]-[.B672])/0.0166667" office:value-type="float" office:value="772.558454883092" calcext:value-type="float">
            <text:p>772.558454883092</text:p>
          </table:table-cell>
          <table:table-cell table:formula="of:=([.F672]-[.C672])/0.0166667" office:value-type="float" office:value="62.9338741322519" calcext:value-type="float">
            <text:p>62.9338741322519</text:p>
          </table:table-cell>
          <table:table-cell table:formula="of:=DEGREES(ATAN(ABS([.F672]-[.C672])/ABS([.E672]-[.B672])))" office:value-type="float" office:value="4.6571244338468" calcext:value-type="float">
            <text:p>4.6571244338468</text:p>
          </table:table-cell>
          <table:table-cell table:formula="of:=SQRT(POWER([.H672];2)+POWER([.I672];2)+POWER([.J672];2))" office:value-type="float" office:value="775.459735742863" calcext:value-type="float">
            <text:p>775.459735742863</text:p>
          </table:table-cell>
        </table:table-row>
        <table:table-row table:style-name="ro1">
          <table:table-cell office:value-type="float" office:value="75.2328" calcext:value-type="float">
            <text:p>75.2328</text:p>
          </table:table-cell>
          <table:table-cell office:value-type="float" office:value="292.582" calcext:value-type="float">
            <text:p>292.582</text:p>
          </table:table-cell>
          <table:table-cell office:value-type="float" office:value="41.7376" calcext:value-type="float">
            <text:p>41.7376</text:p>
          </table:table-cell>
          <table:table-cell office:value-type="float" office:value="75.1393" calcext:value-type="float">
            <text:p>75.1393</text:p>
          </table:table-cell>
          <table:table-cell office:value-type="float" office:value="279.1" calcext:value-type="float">
            <text:p>279.1</text:p>
          </table:table-cell>
          <table:table-cell office:value-type="float" office:value="43.1101" calcext:value-type="float">
            <text:p>43.1101</text:p>
          </table:table-cell>
          <table:table-cell/>
          <table:table-cell table:formula="of:=([.D673]-[.A673])/0.0166667" office:value-type="float" office:value="-5.60998878002194" calcext:value-type="float">
            <text:p>-5.60998878002194</text:p>
          </table:table-cell>
          <table:table-cell table:formula="of:=ABS([.E673]-[.B673])/0.0166667" office:value-type="float" office:value="808.918382163234" calcext:value-type="float">
            <text:p>808.918382163234</text:p>
          </table:table-cell>
          <table:table-cell table:formula="of:=([.F673]-[.C673])/0.0166667" office:value-type="float" office:value="82.3498353003295" calcext:value-type="float">
            <text:p>82.3498353003295</text:p>
          </table:table-cell>
          <table:table-cell table:formula="of:=DEGREES(ATAN(ABS([.F673]-[.C673])/ABS([.E673]-[.B673])))" office:value-type="float" office:value="5.81282240597754" calcext:value-type="float">
            <text:p>5.81282240597754</text:p>
          </table:table-cell>
          <table:table-cell table:formula="of:=SQRT(POWER([.H673];2)+POWER([.I673];2)+POWER([.J673];2))" office:value-type="float" office:value="813.118636085588" calcext:value-type="float">
            <text:p>813.118636085588</text:p>
          </table:table-cell>
        </table:table-row>
        <table:table-row table:style-name="ro1">
          <table:table-cell office:value-type="float" office:value="75.2152" calcext:value-type="float">
            <text:p>75.2152</text:p>
          </table:table-cell>
          <table:table-cell office:value-type="float" office:value="289.675" calcext:value-type="float">
            <text:p>289.675</text:p>
          </table:table-cell>
          <table:table-cell office:value-type="float" office:value="42.7068" calcext:value-type="float">
            <text:p>42.7068</text:p>
          </table:table-cell>
          <table:table-cell office:value-type="float" office:value="75.1328" calcext:value-type="float">
            <text:p>75.1328</text:p>
          </table:table-cell>
          <table:table-cell office:value-type="float" office:value="277.564" calcext:value-type="float">
            <text:p>277.564</text:p>
          </table:table-cell>
          <table:table-cell office:value-type="float" office:value="44.3512" calcext:value-type="float">
            <text:p>44.3512</text:p>
          </table:table-cell>
          <table:table-cell/>
          <table:table-cell table:formula="of:=([.D674]-[.A674])/0.0166667" office:value-type="float" office:value="-4.94399011201934" calcext:value-type="float">
            <text:p>-4.94399011201934</text:p>
          </table:table-cell>
          <table:table-cell table:formula="of:=ABS([.E674]-[.B674])/0.0166667" office:value-type="float" office:value="726.658546682906" calcext:value-type="float">
            <text:p>726.658546682906</text:p>
          </table:table-cell>
          <table:table-cell table:formula="of:=([.F674]-[.C674])/0.0166667" office:value-type="float" office:value="98.6638026723945" calcext:value-type="float">
            <text:p>98.6638026723945</text:p>
          </table:table-cell>
          <table:table-cell table:formula="of:=DEGREES(ATAN(ABS([.F674]-[.C674])/ABS([.E674]-[.B674])))" office:value-type="float" office:value="7.73218732408771" calcext:value-type="float">
            <text:p>7.73218732408771</text:p>
          </table:table-cell>
          <table:table-cell table:formula="of:=SQRT(POWER([.H674];2)+POWER([.I674];2)+POWER([.J674];2))" office:value-type="float" office:value="733.342779648998" calcext:value-type="float">
            <text:p>733.342779648998</text:p>
          </table:table-cell>
        </table:table-row>
        <table:table-row table:style-name="ro1">
          <table:table-cell office:value-type="float" office:value="75.4222" calcext:value-type="float">
            <text:p>75.4222</text:p>
          </table:table-cell>
          <table:table-cell office:value-type="float" office:value="283.031" calcext:value-type="float">
            <text:p>283.031</text:p>
          </table:table-cell>
          <table:table-cell office:value-type="float" office:value="42.987" calcext:value-type="float">
            <text:p>42.987</text:p>
          </table:table-cell>
          <table:table-cell office:value-type="float" office:value="75.324" calcext:value-type="float">
            <text:p>75.324</text:p>
          </table:table-cell>
          <table:table-cell office:value-type="float" office:value="270.15" calcext:value-type="float">
            <text:p>270.15</text:p>
          </table:table-cell>
          <table:table-cell office:value-type="float" office:value="43.7956" calcext:value-type="float">
            <text:p>43.7956</text:p>
          </table:table-cell>
          <table:table-cell/>
          <table:table-cell table:formula="of:=([.D675]-[.A675])/0.0166667" office:value-type="float" office:value="-5.89198821602391" calcext:value-type="float">
            <text:p>-5.89198821602391</text:p>
          </table:table-cell>
          <table:table-cell table:formula="of:=ABS([.E675]-[.B675])/0.0166667" office:value-type="float" office:value="772.858454283093" calcext:value-type="float">
            <text:p>772.858454283093</text:p>
          </table:table-cell>
          <table:table-cell table:formula="of:=([.F675]-[.C675])/0.0166667" office:value-type="float" office:value="48.515902968194" calcext:value-type="float">
            <text:p>48.515902968194</text:p>
          </table:table-cell>
          <table:table-cell table:formula="of:=DEGREES(ATAN(ABS([.F675]-[.C675])/ABS([.E675]-[.B675])))" office:value-type="float" office:value="3.59200798031857" calcext:value-type="float">
            <text:p>3.59200798031857</text:p>
          </table:table-cell>
          <table:table-cell table:formula="of:=SQRT(POWER([.H675];2)+POWER([.I675];2)+POWER([.J675];2))" office:value-type="float" office:value="774.402155680631" calcext:value-type="float">
            <text:p>774.402155680631</text:p>
          </table:table-cell>
        </table:table-row>
        <table:table-row table:style-name="ro1">
          <table:table-cell office:value-type="float" office:value="75.3448" calcext:value-type="float">
            <text:p>75.3448</text:p>
          </table:table-cell>
          <table:table-cell office:value-type="float" office:value="272.52" calcext:value-type="float">
            <text:p>272.52</text:p>
          </table:table-cell>
          <table:table-cell office:value-type="float" office:value="44.4013" calcext:value-type="float">
            <text:p>44.4013</text:p>
          </table:table-cell>
          <table:table-cell office:value-type="float" office:value="75.2506" calcext:value-type="float">
            <text:p>75.2506</text:p>
          </table:table-cell>
          <table:table-cell office:value-type="float" office:value="260.175" calcext:value-type="float">
            <text:p>260.175</text:p>
          </table:table-cell>
          <table:table-cell office:value-type="float" office:value="45.1593" calcext:value-type="float">
            <text:p>45.1593</text:p>
          </table:table-cell>
          <table:table-cell/>
          <table:table-cell table:formula="of:=([.D676]-[.A676])/0.0166667" office:value-type="float" office:value="-5.65198869602265" calcext:value-type="float">
            <text:p>-5.65198869602265</text:p>
          </table:table-cell>
          <table:table-cell table:formula="of:=ABS([.E676]-[.B676])/0.0166667" office:value-type="float" office:value="740.698518602961" calcext:value-type="float">
            <text:p>740.698518602961</text:p>
          </table:table-cell>
          <table:table-cell table:formula="of:=([.F676]-[.C676])/0.0166667" office:value-type="float" office:value="45.4799090401821" calcext:value-type="float">
            <text:p>45.4799090401821</text:p>
          </table:table-cell>
          <table:table-cell table:formula="of:=DEGREES(ATAN(ABS([.F676]-[.C676])/ABS([.E676]-[.B676])))" office:value-type="float" office:value="3.5136285821694" calcext:value-type="float">
            <text:p>3.5136285821694</text:p>
          </table:table-cell>
          <table:table-cell table:formula="of:=SQRT(POWER([.H676];2)+POWER([.I676];2)+POWER([.J676];2))" office:value-type="float" office:value="742.114992816574" calcext:value-type="float">
            <text:p>742.114992816574</text:p>
          </table:table-cell>
        </table:table-row>
        <table:table-row table:style-name="ro1">
          <table:table-cell office:value-type="float" office:value="75.4634" calcext:value-type="float">
            <text:p>75.4634</text:p>
          </table:table-cell>
          <table:table-cell office:value-type="float" office:value="288.32" calcext:value-type="float">
            <text:p>288.32</text:p>
          </table:table-cell>
          <table:table-cell office:value-type="float" office:value="42.9162" calcext:value-type="float">
            <text:p>42.9162</text:p>
          </table:table-cell>
          <table:table-cell office:value-type="float" office:value="75.6252" calcext:value-type="float">
            <text:p>75.6252</text:p>
          </table:table-cell>
          <table:table-cell office:value-type="float" office:value="276.35" calcext:value-type="float">
            <text:p>276.35</text:p>
          </table:table-cell>
          <table:table-cell office:value-type="float" office:value="44.2887" calcext:value-type="float">
            <text:p>44.2887</text:p>
          </table:table-cell>
          <table:table-cell/>
          <table:table-cell table:formula="of:=([.D677]-[.A677])/0.0166667" office:value-type="float" office:value="9.7079805840388" calcext:value-type="float">
            <text:p>9.7079805840388</text:p>
          </table:table-cell>
          <table:table-cell table:formula="of:=ABS([.E677]-[.B677])/0.0166667" office:value-type="float" office:value="718.198563602871" calcext:value-type="float">
            <text:p>718.198563602871</text:p>
          </table:table-cell>
          <table:table-cell table:formula="of:=([.F677]-[.C677])/0.0166667" office:value-type="float" office:value="82.3498353003291" calcext:value-type="float">
            <text:p>82.3498353003291</text:p>
          </table:table-cell>
          <table:table-cell table:formula="of:=DEGREES(ATAN(ABS([.F677]-[.C677])/ABS([.E677]-[.B677])))" office:value-type="float" office:value="6.54106290720101" calcext:value-type="float">
            <text:p>6.54106290720101</text:p>
          </table:table-cell>
          <table:table-cell table:formula="of:=SQRT(POWER([.H677];2)+POWER([.I677];2)+POWER([.J677];2))" office:value-type="float" office:value="722.969513203868" calcext:value-type="float">
            <text:p>722.969513203868</text:p>
          </table:table-cell>
        </table:table-row>
        <table:table-row table:style-name="ro1">
          <table:table-cell office:value-type="float" office:value="75.1869" calcext:value-type="float">
            <text:p>75.1869</text:p>
          </table:table-cell>
          <table:table-cell office:value-type="float" office:value="285.608" calcext:value-type="float">
            <text:p>285.608</text:p>
          </table:table-cell>
          <table:table-cell office:value-type="float" office:value="43.0892" calcext:value-type="float">
            <text:p>43.0892</text:p>
          </table:table-cell>
          <table:table-cell office:value-type="float" office:value="75.3453" calcext:value-type="float">
            <text:p>75.3453</text:p>
          </table:table-cell>
          <table:table-cell office:value-type="float" office:value="272.475" calcext:value-type="float">
            <text:p>272.475</text:p>
          </table:table-cell>
          <table:table-cell office:value-type="float" office:value="44.6549" calcext:value-type="float">
            <text:p>44.6549</text:p>
          </table:table-cell>
          <table:table-cell/>
          <table:table-cell table:formula="of:=([.D678]-[.A678])/0.0166667" office:value-type="float" office:value="9.50398099203804" calcext:value-type="float">
            <text:p>9.50398099203804</text:p>
          </table:table-cell>
          <table:table-cell table:formula="of:=ABS([.E678]-[.B678])/0.0166667" office:value-type="float" office:value="787.978424043151" calcext:value-type="float">
            <text:p>787.978424043151</text:p>
          </table:table-cell>
          <table:table-cell table:formula="of:=([.F678]-[.C678])/0.0166667" office:value-type="float" office:value="93.9418121163758" calcext:value-type="float">
            <text:p>93.9418121163758</text:p>
          </table:table-cell>
          <table:table-cell table:formula="of:=DEGREES(ATAN(ABS([.F678]-[.C678])/ABS([.E678]-[.B678])))" office:value-type="float" office:value="6.79864311455475" calcext:value-type="float">
            <text:p>6.79864311455475</text:p>
          </table:table-cell>
          <table:table-cell table:formula="of:=SQRT(POWER([.H678];2)+POWER([.I678];2)+POWER([.J678];2))" office:value-type="float" office:value="793.615389515559" calcext:value-type="float">
            <text:p>793.615389515559</text:p>
          </table:table-cell>
        </table:table-row>
        <table:table-row table:style-name="ro1">
          <table:table-cell office:value-type="float" office:value="74.8812" calcext:value-type="float">
            <text:p>74.8812</text:p>
          </table:table-cell>
          <table:table-cell office:value-type="float" office:value="277.54" calcext:value-type="float">
            <text:p>277.54</text:p>
          </table:table-cell>
          <table:table-cell office:value-type="float" office:value="44.3574" calcext:value-type="float">
            <text:p>44.3574</text:p>
          </table:table-cell>
          <table:table-cell office:value-type="float" office:value="74.5624" calcext:value-type="float">
            <text:p>74.5624</text:p>
          </table:table-cell>
          <table:table-cell office:value-type="float" office:value="266.072" calcext:value-type="float">
            <text:p>266.072</text:p>
          </table:table-cell>
          <table:table-cell office:value-type="float" office:value="45.4305" calcext:value-type="float">
            <text:p>45.4305</text:p>
          </table:table-cell>
          <table:table-cell/>
          <table:table-cell table:formula="of:=([.D679]-[.A679])/0.0166667" office:value-type="float" office:value="-19.1279617440771" calcext:value-type="float">
            <text:p>-19.1279617440771</text:p>
          </table:table-cell>
          <table:table-cell table:formula="of:=ABS([.E679]-[.B679])/0.0166667" office:value-type="float" office:value="688.078623842753" calcext:value-type="float">
            <text:p>688.078623842753</text:p>
          </table:table-cell>
          <table:table-cell table:formula="of:=([.F679]-[.C679])/0.0166667" office:value-type="float" office:value="64.3858712282578" calcext:value-type="float">
            <text:p>64.3858712282578</text:p>
          </table:table-cell>
          <table:table-cell table:formula="of:=DEGREES(ATAN(ABS([.F679]-[.C679])/ABS([.E679]-[.B679])))" office:value-type="float" office:value="5.34579583266661" calcext:value-type="float">
            <text:p>5.34579583266661</text:p>
          </table:table-cell>
          <table:table-cell table:formula="of:=SQRT(POWER([.H679];2)+POWER([.I679];2)+POWER([.J679];2))" office:value-type="float" office:value="691.349124483167" calcext:value-type="float">
            <text:p>691.349124483167</text:p>
          </table:table-cell>
        </table:table-row>
        <table:table-row table:style-name="ro1">
          <table:table-cell office:value-type="float" office:value="75.6888" calcext:value-type="float">
            <text:p>75.6888</text:p>
          </table:table-cell>
          <table:table-cell office:value-type="float" office:value="284.243" calcext:value-type="float">
            <text:p>284.243</text:p>
          </table:table-cell>
          <table:table-cell office:value-type="float" office:value="43.5512" calcext:value-type="float">
            <text:p>43.5512</text:p>
          </table:table-cell>
          <table:table-cell office:value-type="float" office:value="76.0804" calcext:value-type="float">
            <text:p>76.0804</text:p>
          </table:table-cell>
          <table:table-cell office:value-type="float" office:value="271.262" calcext:value-type="float">
            <text:p>271.262</text:p>
          </table:table-cell>
          <table:table-cell office:value-type="float" office:value="44.8397" calcext:value-type="float">
            <text:p>44.8397</text:p>
          </table:table-cell>
          <table:table-cell/>
          <table:table-cell table:formula="of:=([.D680]-[.A680])/0.0166667" office:value-type="float" office:value="23.4959530080938" calcext:value-type="float">
            <text:p>23.4959530080938</text:p>
          </table:table-cell>
          <table:table-cell table:formula="of:=ABS([.E680]-[.B680])/0.0166667" office:value-type="float" office:value="778.858442283115" calcext:value-type="float">
            <text:p>778.858442283115</text:p>
          </table:table-cell>
          <table:table-cell table:formula="of:=([.F680]-[.C680])/0.0166667" office:value-type="float" office:value="77.3098453803092" calcext:value-type="float">
            <text:p>77.3098453803092</text:p>
          </table:table-cell>
          <table:table-cell table:formula="of:=DEGREES(ATAN(ABS([.F680]-[.C680])/ABS([.E680]-[.B680])))" office:value-type="float" office:value="5.668636945399" calcext:value-type="float">
            <text:p>5.668636945399</text:p>
          </table:table-cell>
          <table:table-cell table:formula="of:=SQRT(POWER([.H680];2)+POWER([.I680];2)+POWER([.J680];2))" office:value-type="float" office:value="783.038533608766" calcext:value-type="float">
            <text:p>783.038533608766</text:p>
          </table:table-cell>
        </table:table-row>
        <table:table-row table:style-name="ro1">
          <table:table-cell office:value-type="float" office:value="75.9207" calcext:value-type="float">
            <text:p>75.9207</text:p>
          </table:table-cell>
          <table:table-cell office:value-type="float" office:value="281.676" calcext:value-type="float">
            <text:p>281.676</text:p>
          </table:table-cell>
          <table:table-cell office:value-type="float" office:value="43.4477" calcext:value-type="float">
            <text:p>43.4477</text:p>
          </table:table-cell>
          <table:table-cell office:value-type="float" office:value="76.0569" calcext:value-type="float">
            <text:p>76.0569</text:p>
          </table:table-cell>
          <table:table-cell office:value-type="float" office:value="268.803" calcext:value-type="float">
            <text:p>268.803</text:p>
          </table:table-cell>
          <table:table-cell office:value-type="float" office:value="44.7394" calcext:value-type="float">
            <text:p>44.7394</text:p>
          </table:table-cell>
          <table:table-cell/>
          <table:table-cell table:formula="of:=([.D681]-[.A681])/0.0166667" office:value-type="float" office:value="8.17198365603283" calcext:value-type="float">
            <text:p>8.17198365603283</text:p>
          </table:table-cell>
          <table:table-cell table:formula="of:=ABS([.E681]-[.B681])/0.0166667" office:value-type="float" office:value="772.378455243089" calcext:value-type="float">
            <text:p>772.378455243089</text:p>
          </table:table-cell>
          <table:table-cell table:formula="of:=([.F681]-[.C681])/0.0166667" office:value-type="float" office:value="77.5018449963104" calcext:value-type="float">
            <text:p>77.5018449963104</text:p>
          </table:table-cell>
          <table:table-cell table:formula="of:=DEGREES(ATAN(ABS([.F681]-[.C681])/ABS([.E681]-[.B681])))" office:value-type="float" office:value="5.72998231793911" calcext:value-type="float">
            <text:p>5.72998231793911</text:p>
          </table:table-cell>
          <table:table-cell table:formula="of:=SQRT(POWER([.H681];2)+POWER([.I681];2)+POWER([.J681];2))" office:value-type="float" office:value="776.300067897979" calcext:value-type="float">
            <text:p>776.300067897979</text:p>
          </table:table-cell>
        </table:table-row>
        <table:table-row table:style-name="ro1">
          <table:table-cell office:value-type="float" office:value="75.124" calcext:value-type="float">
            <text:p>75.124</text:p>
          </table:table-cell>
          <table:table-cell office:value-type="float" office:value="276.255" calcext:value-type="float">
            <text:p>276.255</text:p>
          </table:table-cell>
          <table:table-cell office:value-type="float" office:value="44.5567" calcext:value-type="float">
            <text:p>44.5567</text:p>
          </table:table-cell>
          <table:table-cell office:value-type="float" office:value="75.2791" calcext:value-type="float">
            <text:p>75.2791</text:p>
          </table:table-cell>
          <table:table-cell office:value-type="float" office:value="263.741" calcext:value-type="float">
            <text:p>263.741</text:p>
          </table:table-cell>
          <table:table-cell office:value-type="float" office:value="45.3098" calcext:value-type="float">
            <text:p>45.3098</text:p>
          </table:table-cell>
          <table:table-cell/>
          <table:table-cell table:formula="of:=([.D682]-[.A682])/0.0166667" office:value-type="float" office:value="9.30598138803749" calcext:value-type="float">
            <text:p>9.30598138803749</text:p>
          </table:table-cell>
          <table:table-cell table:formula="of:=ABS([.E682]-[.B682])/0.0166667" office:value-type="float" office:value="750.838498323004" calcext:value-type="float">
            <text:p>750.838498323004</text:p>
          </table:table-cell>
          <table:table-cell table:formula="of:=([.F682]-[.C682])/0.0166667" office:value-type="float" office:value="45.185909628181" calcext:value-type="float">
            <text:p>45.185909628181</text:p>
          </table:table-cell>
          <table:table-cell table:formula="of:=DEGREES(ATAN(ABS([.F682]-[.C682])/ABS([.E682]-[.B682])))" office:value-type="float" office:value="3.44394062143562" calcext:value-type="float">
            <text:p>3.44394062143562</text:p>
          </table:table-cell>
          <table:table-cell table:formula="of:=SQRT(POWER([.H682];2)+POWER([.I682];2)+POWER([.J682];2))" office:value-type="float" office:value="752.254490370423" calcext:value-type="float">
            <text:p>752.254490370423</text:p>
          </table:table-cell>
        </table:table-row>
        <table:table-row table:style-name="ro1">
          <table:table-cell office:value-type="float" office:value="75.1869" calcext:value-type="float">
            <text:p>75.1869</text:p>
          </table:table-cell>
          <table:table-cell office:value-type="float" office:value="285.608" calcext:value-type="float">
            <text:p>285.608</text:p>
          </table:table-cell>
          <table:table-cell office:value-type="float" office:value="43.0892" calcext:value-type="float">
            <text:p>43.0892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44.4567" calcext:value-type="float">
            <text:p>44.4567</text:p>
          </table:table-cell>
          <table:table-cell/>
          <table:table-cell table:formula="of:=([.D683]-[.A683])/0.0166667" office:value-type="float" office:value="-4.90199019601948" calcext:value-type="float">
            <text:p>-4.90199019601948</text:p>
          </table:table-cell>
          <table:table-cell table:formula="of:=ABS([.E683]-[.B683])/0.0166667" office:value-type="float" office:value="711.838576322846" calcext:value-type="float">
            <text:p>711.838576322846</text:p>
          </table:table-cell>
          <table:table-cell table:formula="of:=([.F683]-[.C683])/0.0166667" office:value-type="float" office:value="82.0498359003282" calcext:value-type="float">
            <text:p>82.0498359003282</text:p>
          </table:table-cell>
          <table:table-cell table:formula="of:=DEGREES(ATAN(ABS([.F683]-[.C683])/ABS([.E683]-[.B683])))" office:value-type="float" office:value="6.57516227820518" calcext:value-type="float">
            <text:p>6.57516227820518</text:p>
          </table:table-cell>
          <table:table-cell table:formula="of:=SQRT(POWER([.H683];2)+POWER([.I683];2)+POWER([.J683];2))" office:value-type="float" office:value="716.568464154325" calcext:value-type="float">
            <text:p>716.568464154325</text:p>
          </table:table-cell>
        </table:table-row>
        <table:table-row table:style-name="ro1">
          <table:table-cell office:value-type="float" office:value="75.3925" calcext:value-type="float">
            <text:p>75.3925</text:p>
          </table:table-cell>
          <table:table-cell office:value-type="float" office:value="279.071" calcext:value-type="float">
            <text:p>279.071</text:p>
          </table:table-cell>
          <table:table-cell office:value-type="float" office:value="43.3626" calcext:value-type="float">
            <text:p>43.3626</text:p>
          </table:table-cell>
          <table:table-cell office:value-type="float" office:value="75.3049" calcext:value-type="float">
            <text:p>75.3049</text:p>
          </table:table-cell>
          <table:table-cell office:value-type="float" office:value="267.649" calcext:value-type="float">
            <text:p>267.649</text:p>
          </table:table-cell>
          <table:table-cell office:value-type="float" office:value="43.9535" calcext:value-type="float">
            <text:p>43.9535</text:p>
          </table:table-cell>
          <table:table-cell/>
          <table:table-cell table:formula="of:=([.D684]-[.A684])/0.0166667" office:value-type="float" office:value="-5.25598948802071" calcext:value-type="float">
            <text:p>-5.25598948802071</text:p>
          </table:table-cell>
          <table:table-cell table:formula="of:=ABS([.E684]-[.B684])/0.0166667" office:value-type="float" office:value="685.318629362743" calcext:value-type="float">
            <text:p>685.318629362743</text:p>
          </table:table-cell>
          <table:table-cell table:formula="of:=([.F684]-[.C684])/0.0166667" office:value-type="float" office:value="35.4539290921417" calcext:value-type="float">
            <text:p>35.4539290921417</text:p>
          </table:table-cell>
          <table:table-cell table:formula="of:=DEGREES(ATAN(ABS([.F684]-[.C684])/ABS([.E684]-[.B684])))" office:value-type="float" office:value="2.96147092457126" calcext:value-type="float">
            <text:p>2.96147092457126</text:p>
          </table:table-cell>
          <table:table-cell table:formula="of:=SQRT(POWER([.H684];2)+POWER([.I684];2)+POWER([.J684];2))" office:value-type="float" office:value="686.255222395573" calcext:value-type="float">
            <text:p>686.255222395573</text:p>
          </table:table-cell>
        </table:table-row>
        <table:table-row table:style-name="ro1">
          <table:table-cell office:value-type="float" office:value="74.9563" calcext:value-type="float">
            <text:p>74.9563</text:p>
          </table:table-cell>
          <table:table-cell office:value-type="float" office:value="289.717" calcext:value-type="float">
            <text:p>289.717</text:p>
          </table:table-cell>
          <table:table-cell office:value-type="float" office:value="42.4469" calcext:value-type="float">
            <text:p>42.4469</text:p>
          </table:table-cell>
          <table:table-cell office:value-type="float" office:value="75.1222" calcext:value-type="float">
            <text:p>75.1222</text:p>
          </table:table-cell>
          <table:table-cell office:value-type="float" office:value="276.406" calcext:value-type="float">
            <text:p>276.406</text:p>
          </table:table-cell>
          <table:table-cell office:value-type="float" office:value="43.7874" calcext:value-type="float">
            <text:p>43.7874</text:p>
          </table:table-cell>
          <table:table-cell/>
          <table:table-cell table:formula="of:=([.D685]-[.A685])/0.0166667" office:value-type="float" office:value="9.95398009204028" calcext:value-type="float">
            <text:p>9.95398009204028</text:p>
          </table:table-cell>
          <table:table-cell table:formula="of:=ABS([.E685]-[.B685])/0.0166667" office:value-type="float" office:value="798.658402683193" calcext:value-type="float">
            <text:p>798.658402683193</text:p>
          </table:table-cell>
          <table:table-cell table:formula="of:=([.F685]-[.C685])/0.0166667" office:value-type="float" office:value="80.4298391403217" calcext:value-type="float">
            <text:p>80.4298391403217</text:p>
          </table:table-cell>
          <table:table-cell table:formula="of:=DEGREES(ATAN(ABS([.F685]-[.C685])/ABS([.E685]-[.B685])))" office:value-type="float" office:value="5.75065102048784" calcext:value-type="float">
            <text:p>5.75065102048784</text:p>
          </table:table-cell>
          <table:table-cell table:formula="of:=SQRT(POWER([.H685];2)+POWER([.I685];2)+POWER([.J685];2))" office:value-type="float" office:value="802.759792790023" calcext:value-type="float">
            <text:p>802.759792790023</text:p>
          </table:table-cell>
        </table:table-row>
        <table:table-row table:style-name="ro1">
          <table:table-cell office:value-type="float" office:value="74.9052" calcext:value-type="float">
            <text:p>74.9052</text:p>
          </table:table-cell>
          <table:table-cell office:value-type="float" office:value="281.583" calcext:value-type="float">
            <text:p>281.583</text:p>
          </table:table-cell>
          <table:table-cell office:value-type="float" office:value="43.4717" calcext:value-type="float">
            <text:p>43.4717</text:p>
          </table:table-cell>
          <table:table-cell office:value-type="float" office:value="74.8148" calcext:value-type="float">
            <text:p>74.8148</text:p>
          </table:table-cell>
          <table:table-cell office:value-type="float" office:value="267.408" calcext:value-type="float">
            <text:p>267.408</text:p>
          </table:table-cell>
          <table:table-cell office:value-type="float" office:value="44.9728" calcext:value-type="float">
            <text:p>44.9728</text:p>
          </table:table-cell>
          <table:table-cell/>
          <table:table-cell table:formula="of:=([.D686]-[.A686])/0.0166667" office:value-type="float" office:value="-5.42398915202099" calcext:value-type="float">
            <text:p>-5.42398915202099</text:p>
          </table:table-cell>
          <table:table-cell table:formula="of:=ABS([.E686]-[.B686])/0.0166667" office:value-type="float" office:value="850.498299003403" calcext:value-type="float">
            <text:p>850.498299003403</text:p>
          </table:table-cell>
          <table:table-cell table:formula="of:=([.F686]-[.C686])/0.0166667" office:value-type="float" office:value="90.0658198683603" calcext:value-type="float">
            <text:p>90.0658198683603</text:p>
          </table:table-cell>
          <table:table-cell table:formula="of:=DEGREES(ATAN(ABS([.F686]-[.C686])/ABS([.E686]-[.B686])))" office:value-type="float" office:value="6.04496214341119" calcext:value-type="float">
            <text:p>6.04496214341119</text:p>
          </table:table-cell>
          <table:table-cell table:formula="of:=SQRT(POWER([.H686];2)+POWER([.I686];2)+POWER([.J686];2))" office:value-type="float" office:value="855.271084612687" calcext:value-type="float">
            <text:p>855.271084612687</text:p>
          </table:table-cell>
        </table:table-row>
        <table:table-row table:style-name="ro1">
          <table:table-cell office:value-type="float" office:value="74.9135" calcext:value-type="float">
            <text:p>74.9135</text:p>
          </table:table-cell>
          <table:table-cell office:value-type="float" office:value="282.929" calcext:value-type="float">
            <text:p>282.929</text:p>
          </table:table-cell>
          <table:table-cell office:value-type="float" office:value="43.2599" calcext:value-type="float">
            <text:p>43.2599</text:p>
          </table:table-cell>
          <table:table-cell office:value-type="float" office:value="74.342" calcext:value-type="float">
            <text:p>74.342</text:p>
          </table:table-cell>
          <table:table-cell office:value-type="float" office:value="271.179" calcext:value-type="float">
            <text:p>271.179</text:p>
          </table:table-cell>
          <table:table-cell office:value-type="float" office:value="44.3774" calcext:value-type="float">
            <text:p>44.3774</text:p>
          </table:table-cell>
          <table:table-cell/>
          <table:table-cell table:formula="of:=([.D687]-[.A687])/0.0166667" office:value-type="float" office:value="-34.2899314201372" calcext:value-type="float">
            <text:p>-34.2899314201372</text:p>
          </table:table-cell>
          <table:table-cell table:formula="of:=ABS([.E687]-[.B687])/0.0166667" office:value-type="float" office:value="704.99859000282" calcext:value-type="float">
            <text:p>704.99859000282</text:p>
          </table:table-cell>
          <table:table-cell table:formula="of:=([.F687]-[.C687])/0.0166667" office:value-type="float" office:value="67.0498659002682" calcext:value-type="float">
            <text:p>67.0498659002682</text:p>
          </table:table-cell>
          <table:table-cell table:formula="of:=DEGREES(ATAN(ABS([.F687]-[.C687])/ABS([.E687]-[.B687])))" office:value-type="float" office:value="5.43285321572105" calcext:value-type="float">
            <text:p>5.43285321572105</text:p>
          </table:table-cell>
          <table:table-cell table:formula="of:=SQRT(POWER([.H687];2)+POWER([.I687];2)+POWER([.J687];2))" office:value-type="float" office:value="709.009517439651" calcext:value-type="float">
            <text:p>709.009517439651</text:p>
          </table:table-cell>
        </table:table-row>
        <table:table-row table:style-name="ro1">
          <table:table-cell office:value-type="float" office:value="74.9059" calcext:value-type="float">
            <text:p>74.9059</text:p>
          </table:table-cell>
          <table:table-cell office:value-type="float" office:value="281.534" calcext:value-type="float">
            <text:p>281.534</text:p>
          </table:table-cell>
          <table:table-cell office:value-type="float" office:value="43.7307" calcext:value-type="float">
            <text:p>43.7307</text:p>
          </table:table-cell>
          <table:table-cell office:value-type="float" office:value="74.5774" calcext:value-type="float">
            <text:p>74.5774</text:p>
          </table:table-cell>
          <table:table-cell office:value-type="float" office:value="268.561" calcext:value-type="float">
            <text:p>268.561</text:p>
          </table:table-cell>
          <table:table-cell office:value-type="float" office:value="45.2801" calcext:value-type="float">
            <text:p>45.2801</text:p>
          </table:table-cell>
          <table:table-cell/>
          <table:table-cell table:formula="of:=([.D688]-[.A688])/0.0166667" office:value-type="float" office:value="-19.7099605800792" calcext:value-type="float">
            <text:p>-19.7099605800792</text:p>
          </table:table-cell>
          <table:table-cell table:formula="of:=ABS([.E688]-[.B688])/0.0166667" office:value-type="float" office:value="778.378443243114" calcext:value-type="float">
            <text:p>778.378443243114</text:p>
          </table:table-cell>
          <table:table-cell table:formula="of:=([.F688]-[.C688])/0.0166667" office:value-type="float" office:value="92.9638140723718" calcext:value-type="float">
            <text:p>92.9638140723718</text:p>
          </table:table-cell>
          <table:table-cell table:formula="of:=DEGREES(ATAN(ABS([.F688]-[.C688])/ABS([.E688]-[.B688])))" office:value-type="float" office:value="6.81072696528791" calcext:value-type="float">
            <text:p>6.81072696528791</text:p>
          </table:table-cell>
          <table:table-cell table:formula="of:=SQRT(POWER([.H688];2)+POWER([.I688];2)+POWER([.J688];2))" office:value-type="float" office:value="784.157990572388" calcext:value-type="float">
            <text:p>784.157990572388</text:p>
          </table:table-cell>
        </table:table-row>
        <table:table-row table:style-name="ro1">
          <table:table-cell office:value-type="float" office:value="74.865" calcext:value-type="float">
            <text:p>74.865</text:p>
          </table:table-cell>
          <table:table-cell office:value-type="float" office:value="274.917" calcext:value-type="float">
            <text:p>274.917</text:p>
          </table:table-cell>
          <table:table-cell office:value-type="float" office:value="44.7689" calcext:value-type="float">
            <text:p>44.7689</text:p>
          </table:table-cell>
          <table:table-cell office:value-type="float" office:value="74.7847" calcext:value-type="float">
            <text:p>74.7847</text:p>
          </table:table-cell>
          <table:table-cell office:value-type="float" office:value="262.364" calcext:value-type="float">
            <text:p>262.364</text:p>
          </table:table-cell>
          <table:table-cell office:value-type="float" office:value="46.0162" calcext:value-type="float">
            <text:p>46.0162</text:p>
          </table:table-cell>
          <table:table-cell/>
          <table:table-cell table:formula="of:=([.D689]-[.A689])/0.0166667" office:value-type="float" office:value="-4.81799036401891" calcext:value-type="float">
            <text:p>-4.81799036401891</text:p>
          </table:table-cell>
          <table:table-cell table:formula="of:=ABS([.E689]-[.B689])/0.0166667" office:value-type="float" office:value="753.178493643013" calcext:value-type="float">
            <text:p>753.178493643013</text:p>
          </table:table-cell>
          <table:table-cell table:formula="of:=([.F689]-[.C689])/0.0166667" office:value-type="float" office:value="74.8378503242991" calcext:value-type="float">
            <text:p>74.8378503242991</text:p>
          </table:table-cell>
          <table:table-cell table:formula="of:=DEGREES(ATAN(ABS([.F689]-[.C689])/ABS([.E689]-[.B689])))" office:value-type="float" office:value="5.67443791292355" calcext:value-type="float">
            <text:p>5.67443791292355</text:p>
          </table:table-cell>
          <table:table-cell table:formula="of:=SQRT(POWER([.H689];2)+POWER([.I689];2)+POWER([.J689];2))" office:value-type="float" office:value="756.902741545218" calcext:value-type="float">
            <text:p>756.902741545218</text:p>
          </table:table-cell>
        </table:table-row>
        <table:table-row table:style-name="ro1">
          <table:table-cell office:value-type="float" office:value="75.3848" calcext:value-type="float">
            <text:p>75.3848</text:p>
          </table:table-cell>
          <table:table-cell office:value-type="float" office:value="277.536" calcext:value-type="float">
            <text:p>277.536</text:p>
          </table:table-cell>
          <table:table-cell office:value-type="float" office:value="44.6023" calcext:value-type="float">
            <text:p>44.6023</text:p>
          </table:table-cell>
          <table:table-cell office:value-type="float" office:value="75.2909" calcext:value-type="float">
            <text:p>75.2909</text:p>
          </table:table-cell>
          <table:table-cell office:value-type="float" office:value="264.768" calcext:value-type="float">
            <text:p>264.768</text:p>
          </table:table-cell>
          <table:table-cell office:value-type="float" office:value="46.3567" calcext:value-type="float">
            <text:p>46.3567</text:p>
          </table:table-cell>
          <table:table-cell/>
          <table:table-cell table:formula="of:=([.D690]-[.A690])/0.0166667" office:value-type="float" office:value="-5.63398873202284" calcext:value-type="float">
            <text:p>-5.63398873202284</text:p>
          </table:table-cell>
          <table:table-cell table:formula="of:=ABS([.E690]-[.B690])/0.0166667" office:value-type="float" office:value="766.078467843066" calcext:value-type="float">
            <text:p>766.078467843066</text:p>
          </table:table-cell>
          <table:table-cell table:formula="of:=([.F690]-[.C690])/0.0166667" office:value-type="float" office:value="105.263789472421" calcext:value-type="float">
            <text:p>105.263789472421</text:p>
          </table:table-cell>
          <table:table-cell table:formula="of:=DEGREES(ATAN(ABS([.F690]-[.C690])/ABS([.E690]-[.B690])))" office:value-type="float" office:value="7.8237914213018" calcext:value-type="float">
            <text:p>7.8237914213018</text:p>
          </table:table-cell>
          <table:table-cell table:formula="of:=SQRT(POWER([.H690];2)+POWER([.I690];2)+POWER([.J690];2))" office:value-type="float" office:value="773.297113725317" calcext:value-type="float">
            <text:p>773.297113725317</text:p>
          </table:table-cell>
        </table:table-row>
        <table:table-row table:style-name="ro1">
          <table:table-cell office:value-type="float" office:value="75.4026" calcext:value-type="float">
            <text:p>75.4026</text:p>
          </table:table-cell>
          <table:table-cell office:value-type="float" office:value="280.348" calcext:value-type="float">
            <text:p>280.348</text:p>
          </table:table-cell>
          <table:table-cell office:value-type="float" office:value="43.411" calcext:value-type="float">
            <text:p>43.411</text:p>
          </table:table-cell>
          <table:table-cell office:value-type="float" office:value="75.3158" calcext:value-type="float">
            <text:p>75.3158</text:p>
          </table:table-cell>
          <table:table-cell office:value-type="float" office:value="268.786" calcext:value-type="float">
            <text:p>268.786</text:p>
          </table:table-cell>
          <table:table-cell office:value-type="float" office:value="44.5043" calcext:value-type="float">
            <text:p>44.5043</text:p>
          </table:table-cell>
          <table:table-cell/>
          <table:table-cell table:formula="of:=([.D691]-[.A691])/0.0166667" office:value-type="float" office:value="-5.20798958402148" calcext:value-type="float">
            <text:p>-5.20798958402148</text:p>
          </table:table-cell>
          <table:table-cell table:formula="of:=ABS([.E691]-[.B691])/0.0166667" office:value-type="float" office:value="693.718612562776" calcext:value-type="float">
            <text:p>693.718612562776</text:p>
          </table:table-cell>
          <table:table-cell table:formula="of:=([.F691]-[.C691])/0.0166667" office:value-type="float" office:value="65.5978688042624" calcext:value-type="float">
            <text:p>65.5978688042624</text:p>
          </table:table-cell>
          <table:table-cell table:formula="of:=DEGREES(ATAN(ABS([.F691]-[.C691])/ABS([.E691]-[.B691])))" office:value-type="float" office:value="5.40181344906265" calcext:value-type="float">
            <text:p>5.40181344906265</text:p>
          </table:table-cell>
          <table:table-cell table:formula="of:=SQRT(POWER([.H691];2)+POWER([.I691];2)+POWER([.J691];2))" office:value-type="float" office:value="696.832631959204" calcext:value-type="float">
            <text:p>696.832631959204</text:p>
          </table:table-cell>
        </table:table-row>
        <table:table-row table:style-name="ro1">
          <table:table-cell office:value-type="float" office:value="74.8982" calcext:value-type="float">
            <text:p>74.8982</text:p>
          </table:table-cell>
          <table:table-cell office:value-type="float" office:value="280.138" calcext:value-type="float">
            <text:p>280.138</text:p>
          </table:table-cell>
          <table:table-cell office:value-type="float" office:value="44.2002" calcext:value-type="float">
            <text:p>44.2002</text:p>
          </table:table-cell>
          <table:table-cell office:value-type="float" office:value="74.5789" calcext:value-type="float">
            <text:p>74.5789</text:p>
          </table:table-cell>
          <table:table-cell office:value-type="float" office:value="268.464" calcext:value-type="float">
            <text:p>268.464</text:p>
          </table:table-cell>
          <table:table-cell office:value-type="float" office:value="45.7836" calcext:value-type="float">
            <text:p>45.7836</text:p>
          </table:table-cell>
          <table:table-cell/>
          <table:table-cell table:formula="of:=([.D692]-[.A692])/0.0166667" office:value-type="float" office:value="-19.1579616840765" calcext:value-type="float">
            <text:p>-19.1579616840765</text:p>
          </table:table-cell>
          <table:table-cell table:formula="of:=ABS([.E692]-[.B692])/0.0166667" office:value-type="float" office:value="700.4385991228" calcext:value-type="float">
            <text:p>700.4385991228</text:p>
          </table:table-cell>
          <table:table-cell table:formula="of:=([.F692]-[.C692])/0.0166667" office:value-type="float" office:value="95.0038099923799" calcext:value-type="float">
            <text:p>95.0038099923799</text:p>
          </table:table-cell>
          <table:table-cell table:formula="of:=DEGREES(ATAN(ABS([.F692]-[.C692])/ABS([.E692]-[.B692])))" office:value-type="float" office:value="7.72416195886023" calcext:value-type="float">
            <text:p>7.72416195886023</text:p>
          </table:table-cell>
          <table:table-cell table:formula="of:=SQRT(POWER([.H692];2)+POWER([.I692];2)+POWER([.J692];2))" office:value-type="float" office:value="707.111718577813" calcext:value-type="float">
            <text:p>707.111718577813</text:p>
          </table:table-cell>
        </table:table-row>
        <table:table-row table:style-name="ro1">
          <table:table-cell office:value-type="float" office:value="74.8806" calcext:value-type="float">
            <text:p>74.8806</text:p>
          </table:table-cell>
          <table:table-cell office:value-type="float" office:value="277.603" calcext:value-type="float">
            <text:p>277.603</text:p>
          </table:table-cell>
          <table:table-cell office:value-type="float" office:value="44.0984" calcext:value-type="float">
            <text:p>44.0984</text:p>
          </table:table-cell>
          <table:table-cell office:value-type="float" office:value="74.554" calcext:value-type="float">
            <text:p>74.554</text:p>
          </table:table-cell>
          <table:table-cell office:value-type="float" office:value="264.922" calcext:value-type="float">
            <text:p>264.922</text:p>
          </table:table-cell>
          <table:table-cell office:value-type="float" office:value="45.128" calcext:value-type="float">
            <text:p>45.128</text:p>
          </table:table-cell>
          <table:table-cell/>
          <table:table-cell table:formula="of:=([.D693]-[.A693])/0.0166667" office:value-type="float" office:value="-19.5959608080783" calcext:value-type="float">
            <text:p>-19.5959608080783</text:p>
          </table:table-cell>
          <table:table-cell table:formula="of:=ABS([.E693]-[.B693])/0.0166667" office:value-type="float" office:value="760.858478283043" calcext:value-type="float">
            <text:p>760.858478283043</text:p>
          </table:table-cell>
          <table:table-cell table:formula="of:=([.F693]-[.C693])/0.0166667" office:value-type="float" office:value="61.7758764482472" calcext:value-type="float">
            <text:p>61.7758764482472</text:p>
          </table:table-cell>
          <table:table-cell table:formula="of:=DEGREES(ATAN(ABS([.F693]-[.C693])/ABS([.E693]-[.B693])))" office:value-type="float" office:value="4.64179611714743" calcext:value-type="float">
            <text:p>4.64179611714743</text:p>
          </table:table-cell>
          <table:table-cell table:formula="of:=SQRT(POWER([.H693];2)+POWER([.I693];2)+POWER([.J693];2))" office:value-type="float" office:value="763.613701138297" calcext:value-type="float">
            <text:p>763.613701138297</text:p>
          </table:table-cell>
        </table:table-row>
        <table:table-row table:style-name="ro1">
          <table:table-cell office:value-type="float" office:value="75.2258" calcext:value-type="float">
            <text:p>75.2258</text:p>
          </table:table-cell>
          <table:table-cell office:value-type="float" office:value="290.958" calcext:value-type="float">
            <text:p>290.958</text:p>
          </table:table-cell>
          <table:table-cell office:value-type="float" office:value="43.0186" calcext:value-type="float">
            <text:p>43.0186</text:p>
          </table:table-cell>
          <table:table-cell office:value-type="float" office:value="75.1422" calcext:value-type="float">
            <text:p>75.1422</text:p>
          </table:table-cell>
          <table:table-cell office:value-type="float" office:value="278.833" calcext:value-type="float">
            <text:p>278.833</text:p>
          </table:table-cell>
          <table:table-cell office:value-type="float" office:value="44.4018" calcext:value-type="float">
            <text:p>44.4018</text:p>
          </table:table-cell>
          <table:table-cell/>
          <table:table-cell table:formula="of:=([.D694]-[.A694])/0.0166667" office:value-type="float" office:value="-5.01598996802031" calcext:value-type="float">
            <text:p>-5.01598996802031</text:p>
          </table:table-cell>
          <table:table-cell table:formula="of:=ABS([.E694]-[.B694])/0.0166667" office:value-type="float" office:value="727.49854500291" calcext:value-type="float">
            <text:p>727.49854500291</text:p>
          </table:table-cell>
          <table:table-cell table:formula="of:=([.F694]-[.C694])/0.0166667" office:value-type="float" office:value="82.9918340163321" calcext:value-type="float">
            <text:p>82.9918340163321</text:p>
          </table:table-cell>
          <table:table-cell table:formula="of:=DEGREES(ATAN(ABS([.F694]-[.C694])/ABS([.E694]-[.B694])))" office:value-type="float" office:value="6.50807358918418" calcext:value-type="float">
            <text:p>6.50807358918418</text:p>
          </table:table-cell>
          <table:table-cell table:formula="of:=SQRT(POWER([.H694];2)+POWER([.I694];2)+POWER([.J694];2))" office:value-type="float" office:value="732.2342095601" calcext:value-type="float">
            <text:p>732.2342095601</text:p>
          </table:table-cell>
        </table:table-row>
        <table:table-row table:style-name="ro1">
          <table:table-cell office:value-type="float" office:value="74.9058" calcext:value-type="float">
            <text:p>74.9058</text:p>
          </table:table-cell>
          <table:table-cell office:value-type="float" office:value="281.529" calcext:value-type="float">
            <text:p>281.529</text:p>
          </table:table-cell>
          <table:table-cell office:value-type="float" office:value="43.7316" calcext:value-type="float">
            <text:p>43.7316</text:p>
          </table:table-cell>
          <table:table-cell office:value-type="float" office:value="74.8233" calcext:value-type="float">
            <text:p>74.8233</text:p>
          </table:table-cell>
          <table:table-cell office:value-type="float" office:value="268.626" calcext:value-type="float">
            <text:p>268.626</text:p>
          </table:table-cell>
          <table:table-cell office:value-type="float" office:value="45.0233" calcext:value-type="float">
            <text:p>45.0233</text:p>
          </table:table-cell>
          <table:table-cell/>
          <table:table-cell table:formula="of:=([.D695]-[.A695])/0.0166667" office:value-type="float" office:value="-4.94999010001956" calcext:value-type="float">
            <text:p>-4.94999010001956</text:p>
          </table:table-cell>
          <table:table-cell table:formula="of:=ABS([.E695]-[.B695])/0.0166667" office:value-type="float" office:value="774.178451643098" calcext:value-type="float">
            <text:p>774.178451643098</text:p>
          </table:table-cell>
          <table:table-cell table:formula="of:=([.F695]-[.C695])/0.0166667" office:value-type="float" office:value="77.5018449963099" calcext:value-type="float">
            <text:p>77.5018449963099</text:p>
          </table:table-cell>
          <table:table-cell table:formula="of:=DEGREES(ATAN(ABS([.F695]-[.C695])/ABS([.E695]-[.B695])))" office:value-type="float" office:value="5.71674822072903" calcext:value-type="float">
            <text:p>5.71674822072903</text:p>
          </table:table-cell>
          <table:table-cell table:formula="of:=SQRT(POWER([.H695];2)+POWER([.I695];2)+POWER([.J695];2))" office:value-type="float" office:value="778.063823454302" calcext:value-type="float">
            <text:p>778.063823454302</text:p>
          </table:table-cell>
        </table:table-row>
        <table:table-row table:style-name="ro1">
          <table:table-cell office:value-type="float" office:value="75.1778" calcext:value-type="float">
            <text:p>75.1778</text:p>
          </table:table-cell>
          <table:table-cell office:value-type="float" office:value="284.254" calcext:value-type="float">
            <text:p>284.254</text:p>
          </table:table-cell>
          <table:table-cell office:value-type="float" office:value="43.3016" calcext:value-type="float">
            <text:p>43.3016</text:p>
          </table:table-cell>
          <table:table-cell office:value-type="float" office:value="75.0953" calcext:value-type="float">
            <text:p>75.0953</text:p>
          </table:table-cell>
          <table:table-cell office:value-type="float" office:value="272.546" calcext:value-type="float">
            <text:p>272.546</text:p>
          </table:table-cell>
          <table:table-cell office:value-type="float" office:value="44.153" calcext:value-type="float">
            <text:p>44.153</text:p>
          </table:table-cell>
          <table:table-cell/>
          <table:table-cell table:formula="of:=([.D696]-[.A696])/0.0166667" office:value-type="float" office:value="-4.94999010002041" calcext:value-type="float">
            <text:p>-4.94999010002041</text:p>
          </table:table-cell>
          <table:table-cell table:formula="of:=ABS([.E696]-[.B696])/0.0166667" office:value-type="float" office:value="702.478595042812" calcext:value-type="float">
            <text:p>702.478595042812</text:p>
          </table:table-cell>
          <table:table-cell table:formula="of:=([.F696]-[.C696])/0.0166667" office:value-type="float" office:value="51.0838978322042" calcext:value-type="float">
            <text:p>51.0838978322042</text:p>
          </table:table-cell>
          <table:table-cell table:formula="of:=DEGREES(ATAN(ABS([.F696]-[.C696])/ABS([.E696]-[.B696])))" office:value-type="float" office:value="4.1591997497337" calcext:value-type="float">
            <text:p>4.1591997497337</text:p>
          </table:table-cell>
          <table:table-cell table:formula="of:=SQRT(POWER([.H696];2)+POWER([.I696];2)+POWER([.J696];2))" office:value-type="float" office:value="704.350937752655" calcext:value-type="float">
            <text:p>704.350937752655</text:p>
          </table:table-cell>
        </table:table-row>
        <table:table-row table:style-name="ro1">
          <table:table-cell office:value-type="float" office:value="74.3849" calcext:value-type="float">
            <text:p>74.3849</text:p>
          </table:table-cell>
          <table:table-cell office:value-type="float" office:value="278.812" calcext:value-type="float">
            <text:p>278.812</text:p>
          </table:table-cell>
          <table:table-cell office:value-type="float" office:value="44.1624" calcext:value-type="float">
            <text:p>44.1624</text:p>
          </table:table-cell>
          <table:table-cell office:value-type="float" office:value="74.0719" calcext:value-type="float">
            <text:p>74.0719</text:p>
          </table:table-cell>
          <table:table-cell office:value-type="float" office:value="266.017" calcext:value-type="float">
            <text:p>266.017</text:p>
          </table:table-cell>
          <table:table-cell office:value-type="float" office:value="45.4438" calcext:value-type="float">
            <text:p>45.4438</text:p>
          </table:table-cell>
          <table:table-cell/>
          <table:table-cell table:formula="of:=([.D697]-[.A697])/0.0166667" office:value-type="float" office:value="-18.7799624400753" calcext:value-type="float">
            <text:p>-18.7799624400753</text:p>
          </table:table-cell>
          <table:table-cell table:formula="of:=ABS([.E697]-[.B697])/0.0166667" office:value-type="float" office:value="767.698464603072" calcext:value-type="float">
            <text:p>767.698464603072</text:p>
          </table:table-cell>
          <table:table-cell table:formula="of:=([.F697]-[.C697])/0.0166667" office:value-type="float" office:value="76.8838462323078" calcext:value-type="float">
            <text:p>76.8838462323078</text:p>
          </table:table-cell>
          <table:table-cell table:formula="of:=DEGREES(ATAN(ABS([.F697]-[.C697])/ABS([.E697]-[.B697])))" office:value-type="float" office:value="5.71901694009643" calcext:value-type="float">
            <text:p>5.71901694009643</text:p>
          </table:table-cell>
          <table:table-cell table:formula="of:=SQRT(POWER([.H697];2)+POWER([.I697];2)+POWER([.J697];2))" office:value-type="float" office:value="771.767287046191" calcext:value-type="float">
            <text:p>771.767287046191</text:p>
          </table:table-cell>
        </table:table-row>
        <table:table-row table:style-name="ro1">
          <table:table-cell office:value-type="float" office:value="74.9058" calcext:value-type="float">
            <text:p>74.9058</text:p>
          </table:table-cell>
          <table:table-cell office:value-type="float" office:value="281.529" calcext:value-type="float">
            <text:p>281.529</text:p>
          </table:table-cell>
          <table:table-cell office:value-type="float" office:value="43.7316" calcext:value-type="float">
            <text:p>43.7316</text:p>
          </table:table-cell>
          <table:table-cell office:value-type="float" office:value="74.8233" calcext:value-type="float">
            <text:p>74.8233</text:p>
          </table:table-cell>
          <table:table-cell office:value-type="float" office:value="268.626" calcext:value-type="float">
            <text:p>268.626</text:p>
          </table:table-cell>
          <table:table-cell office:value-type="float" office:value="45.0233" calcext:value-type="float">
            <text:p>45.0233</text:p>
          </table:table-cell>
          <table:table-cell/>
          <table:table-cell table:formula="of:=([.D698]-[.A698])/0.0166667" office:value-type="float" office:value="-4.94999010001956" calcext:value-type="float">
            <text:p>-4.94999010001956</text:p>
          </table:table-cell>
          <table:table-cell table:formula="of:=ABS([.E698]-[.B698])/0.0166667" office:value-type="float" office:value="774.178451643098" calcext:value-type="float">
            <text:p>774.178451643098</text:p>
          </table:table-cell>
          <table:table-cell table:formula="of:=([.F698]-[.C698])/0.0166667" office:value-type="float" office:value="77.5018449963099" calcext:value-type="float">
            <text:p>77.5018449963099</text:p>
          </table:table-cell>
          <table:table-cell table:formula="of:=DEGREES(ATAN(ABS([.F698]-[.C698])/ABS([.E698]-[.B698])))" office:value-type="float" office:value="5.71674822072903" calcext:value-type="float">
            <text:p>5.71674822072903</text:p>
          </table:table-cell>
          <table:table-cell table:formula="of:=SQRT(POWER([.H698];2)+POWER([.I698];2)+POWER([.J698];2))" office:value-type="float" office:value="778.063823454302" calcext:value-type="float">
            <text:p>778.063823454302</text:p>
          </table:table-cell>
        </table:table-row>
        <table:table-row table:style-name="ro1">
          <table:table-cell office:value-type="float" office:value="74.9128" calcext:value-type="float">
            <text:p>74.9128</text:p>
          </table:table-cell>
          <table:table-cell office:value-type="float" office:value="282.984" calcext:value-type="float">
            <text:p>282.984</text:p>
          </table:table-cell>
          <table:table-cell office:value-type="float" office:value="42.9991" calcext:value-type="float">
            <text:p>42.9991</text:p>
          </table:table-cell>
          <table:table-cell office:value-type="float" office:value="74.3468" calcext:value-type="float">
            <text:p>74.3468</text:p>
          </table:table-cell>
          <table:table-cell office:value-type="float" office:value="272.569" calcext:value-type="float">
            <text:p>272.569</text:p>
          </table:table-cell>
          <table:table-cell office:value-type="float" office:value="43.6628" calcext:value-type="float">
            <text:p>43.6628</text:p>
          </table:table-cell>
          <table:table-cell/>
          <table:table-cell table:formula="of:=([.D699]-[.A699])/0.0166667" office:value-type="float" office:value="-33.959932080136" calcext:value-type="float">
            <text:p>-33.959932080136</text:p>
          </table:table-cell>
          <table:table-cell table:formula="of:=ABS([.E699]-[.B699])/0.0166667" office:value-type="float" office:value="624.898750202498" calcext:value-type="float">
            <text:p>624.898750202498</text:p>
          </table:table-cell>
          <table:table-cell table:formula="of:=([.F699]-[.C699])/0.0166667" office:value-type="float" office:value="39.8219203561592" calcext:value-type="float">
            <text:p>39.8219203561592</text:p>
          </table:table-cell>
          <table:table-cell table:formula="of:=DEGREES(ATAN(ABS([.F699]-[.C699])/ABS([.E699]-[.B699])))" office:value-type="float" office:value="3.64626583716362" calcext:value-type="float">
            <text:p>3.64626583716362</text:p>
          </table:table-cell>
          <table:table-cell table:formula="of:=SQRT(POWER([.H699];2)+POWER([.I699];2)+POWER([.J699];2))" office:value-type="float" office:value="627.086525395326" calcext:value-type="float">
            <text:p>627.086525395326</text:p>
          </table:table-cell>
        </table:table-row>
        <table:table-row table:style-name="ro1">
          <table:table-cell office:value-type="float" office:value="74.9302" calcext:value-type="float">
            <text:p>74.9302</text:p>
          </table:table-cell>
          <table:table-cell office:value-type="float" office:value="285.642" calcext:value-type="float">
            <text:p>285.642</text:p>
          </table:table-cell>
          <table:table-cell office:value-type="float" office:value="42.8327" calcext:value-type="float">
            <text:p>42.8327</text:p>
          </table:table-cell>
          <table:table-cell office:value-type="float" office:value="75.0867" calcext:value-type="float">
            <text:p>75.0867</text:p>
          </table:table-cell>
          <table:table-cell office:value-type="float" office:value="271.262" calcext:value-type="float">
            <text:p>271.262</text:p>
          </table:table-cell>
          <table:table-cell office:value-type="float" office:value="44.3572" calcext:value-type="float">
            <text:p>44.3572</text:p>
          </table:table-cell>
          <table:table-cell/>
          <table:table-cell table:formula="of:=([.D700]-[.A700])/0.0166667" office:value-type="float" office:value="9.38998122003721" calcext:value-type="float">
            <text:p>9.38998122003721</text:p>
          </table:table-cell>
          <table:table-cell table:formula="of:=ABS([.E700]-[.B700])/0.0166667" office:value-type="float" office:value="862.798274403451" calcext:value-type="float">
            <text:p>862.798274403451</text:p>
          </table:table-cell>
          <table:table-cell table:formula="of:=([.F700]-[.C700])/0.0166667" office:value-type="float" office:value="91.4698170603657" calcext:value-type="float">
            <text:p>91.4698170603657</text:p>
          </table:table-cell>
          <table:table-cell table:formula="of:=DEGREES(ATAN(ABS([.F700]-[.C700])/ABS([.E700]-[.B700])))" office:value-type="float" office:value="6.05162485617071" calcext:value-type="float">
            <text:p>6.05162485617071</text:p>
          </table:table-cell>
          <table:table-cell table:formula="of:=SQRT(POWER([.H700];2)+POWER([.I700];2)+POWER([.J700];2))" office:value-type="float" office:value="867.684136938058" calcext:value-type="float">
            <text:p>867.684136938058</text:p>
          </table:table-cell>
        </table:table-row>
        <table:table-row table:style-name="ro1">
          <table:table-cell office:value-type="float" office:value="75.4134" calcext:value-type="float">
            <text:p>75.4134</text:p>
          </table:table-cell>
          <table:table-cell office:value-type="float" office:value="281.581" calcext:value-type="float">
            <text:p>281.581</text:p>
          </table:table-cell>
          <table:table-cell office:value-type="float" office:value="43.7186" calcext:value-type="float">
            <text:p>43.7186</text:p>
          </table:table-cell>
          <table:table-cell office:value-type="float" office:value="75.5632" calcext:value-type="float">
            <text:p>75.5632</text:p>
          </table:table-cell>
          <table:table-cell office:value-type="float" office:value="268.758" calcext:value-type="float">
            <text:p>268.758</text:p>
          </table:table-cell>
          <table:table-cell office:value-type="float" office:value="44.7511" calcext:value-type="float">
            <text:p>44.7511</text:p>
          </table:table-cell>
          <table:table-cell/>
          <table:table-cell table:formula="of:=([.D701]-[.A701])/0.0166667" office:value-type="float" office:value="8.9879820240359" calcext:value-type="float">
            <text:p>8.9879820240359</text:p>
          </table:table-cell>
          <table:table-cell table:formula="of:=ABS([.E701]-[.B701])/0.0166667" office:value-type="float" office:value="769.37846124308" calcext:value-type="float">
            <text:p>769.37846124308</text:p>
          </table:table-cell>
          <table:table-cell table:formula="of:=([.F701]-[.C701])/0.0166667" office:value-type="float" office:value="61.9498761002477" calcext:value-type="float">
            <text:p>61.9498761002477</text:p>
          </table:table-cell>
          <table:table-cell table:formula="of:=DEGREES(ATAN(ABS([.F701]-[.C701])/ABS([.E701]-[.B701])))" office:value-type="float" office:value="4.60348903340095" calcext:value-type="float">
            <text:p>4.60348903340095</text:p>
          </table:table-cell>
          <table:table-cell table:formula="of:=SQRT(POWER([.H701];2)+POWER([.I701];2)+POWER([.J701];2))" office:value-type="float" office:value="771.920842829412" calcext:value-type="float">
            <text:p>771.920842829412</text:p>
          </table:table-cell>
        </table:table-row>
        <table:table-row table:style-name="ro1">
          <table:table-cell office:value-type="float" office:value="74.9484" calcext:value-type="float">
            <text:p>74.9484</text:p>
          </table:table-cell>
          <table:table-cell office:value-type="float" office:value="288.27" calcext:value-type="float">
            <text:p>288.27</text:p>
          </table:table-cell>
          <table:table-cell office:value-type="float" office:value="42.9287" calcext:value-type="float">
            <text:p>42.9287</text:p>
          </table:table-cell>
          <table:table-cell office:value-type="float" office:value="74.6223" calcext:value-type="float">
            <text:p>74.6223</text:p>
          </table:table-cell>
          <table:table-cell office:value-type="float" office:value="276.2" calcext:value-type="float">
            <text:p>276.2</text:p>
          </table:table-cell>
          <table:table-cell office:value-type="float" office:value="44.57" calcext:value-type="float">
            <text:p>44.57</text:p>
          </table:table-cell>
          <table:table-cell/>
          <table:table-cell table:formula="of:=([.D702]-[.A702])/0.0166667" office:value-type="float" office:value="-19.5659608680789" calcext:value-type="float">
            <text:p>-19.5659608680789</text:p>
          </table:table-cell>
          <table:table-cell table:formula="of:=ABS([.E702]-[.B702])/0.0166667" office:value-type="float" office:value="724.198551602896" calcext:value-type="float">
            <text:p>724.198551602896</text:p>
          </table:table-cell>
          <table:table-cell table:formula="of:=([.F702]-[.C702])/0.0166667" office:value-type="float" office:value="98.477803044394" calcext:value-type="float">
            <text:p>98.477803044394</text:p>
          </table:table-cell>
          <table:table-cell table:formula="of:=DEGREES(ATAN(ABS([.F702]-[.C702])/ABS([.E702]-[.B702])))" office:value-type="float" office:value="7.74368517839301" calcext:value-type="float">
            <text:p>7.74368517839301</text:p>
          </table:table-cell>
          <table:table-cell table:formula="of:=SQRT(POWER([.H702];2)+POWER([.I702];2)+POWER([.J702];2))" office:value-type="float" office:value="731.125328969579" calcext:value-type="float">
            <text:p>731.125328969579</text:p>
          </table:table-cell>
        </table:table-row>
        <table:table-row table:style-name="ro1">
          <table:table-cell office:value-type="float" office:value="74.8989" calcext:value-type="float">
            <text:p>74.8989</text:p>
          </table:table-cell>
          <table:table-cell office:value-type="float" office:value="280.084" calcext:value-type="float">
            <text:p>280.084</text:p>
          </table:table-cell>
          <table:table-cell office:value-type="float" office:value="44.4588" calcext:value-type="float">
            <text:p>44.4588</text:p>
          </table:table-cell>
          <table:table-cell office:value-type="float" office:value="74.8332" calcext:value-type="float">
            <text:p>74.8332</text:p>
          </table:table-cell>
          <table:table-cell office:value-type="float" office:value="269.753" calcext:value-type="float">
            <text:p>269.753</text:p>
          </table:table-cell>
          <table:table-cell office:value-type="float" office:value="45.5791" calcext:value-type="float">
            <text:p>45.5791</text:p>
          </table:table-cell>
          <table:table-cell/>
          <table:table-cell table:formula="of:=([.D703]-[.A703])/0.0166667" office:value-type="float" office:value="-3.94199211601532" calcext:value-type="float">
            <text:p>-3.94199211601532</text:p>
          </table:table-cell>
          <table:table-cell table:formula="of:=ABS([.E703]-[.B703])/0.0166667" office:value-type="float" office:value="619.858760282481" calcext:value-type="float">
            <text:p>619.858760282481</text:p>
          </table:table-cell>
          <table:table-cell table:formula="of:=([.F703]-[.C703])/0.0166667" office:value-type="float" office:value="67.2178655642689" calcext:value-type="float">
            <text:p>67.2178655642689</text:p>
          </table:table-cell>
          <table:table-cell table:formula="of:=DEGREES(ATAN(ABS([.F703]-[.C703])/ABS([.E703]-[.B703])))" office:value-type="float" office:value="6.18900561557068" calcext:value-type="float">
            <text:p>6.18900561557068</text:p>
          </table:table-cell>
          <table:table-cell table:formula="of:=SQRT(POWER([.H703];2)+POWER([.I703];2)+POWER([.J703];2))" office:value-type="float" office:value="623.505143083674" calcext:value-type="float">
            <text:p>623.505143083674</text:p>
          </table:table-cell>
        </table:table-row>
        <table:table-row table:style-name="ro1">
          <table:table-cell office:value-type="float" office:value="75.1967" calcext:value-type="float">
            <text:p>75.1967</text:p>
          </table:table-cell>
          <table:table-cell office:value-type="float" office:value="286.924" calcext:value-type="float">
            <text:p>286.924</text:p>
          </table:table-cell>
          <table:table-cell office:value-type="float" office:value="43.1369" calcext:value-type="float">
            <text:p>43.1369</text:p>
          </table:table-cell>
          <table:table-cell office:value-type="float" office:value="75.1052" calcext:value-type="float">
            <text:p>75.1052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44.4567" calcext:value-type="float">
            <text:p>44.4567</text:p>
          </table:table-cell>
          <table:table-cell/>
          <table:table-cell table:formula="of:=([.D704]-[.A704])/0.0166667" office:value-type="float" office:value="-5.4899890200226" calcext:value-type="float">
            <text:p>-5.4899890200226</text:p>
          </table:table-cell>
          <table:table-cell table:formula="of:=ABS([.E704]-[.B704])/0.0166667" office:value-type="float" office:value="790.79841840316" calcext:value-type="float">
            <text:p>790.79841840316</text:p>
          </table:table-cell>
          <table:table-cell table:formula="of:=([.F704]-[.C704])/0.0166667" office:value-type="float" office:value="79.1878416243168" calcext:value-type="float">
            <text:p>79.1878416243168</text:p>
          </table:table-cell>
          <table:table-cell table:formula="of:=DEGREES(ATAN(ABS([.F704]-[.C704])/ABS([.E704]-[.B704])))" office:value-type="float" office:value="5.71834047504788" calcext:value-type="float">
            <text:p>5.71834047504788</text:p>
          </table:table-cell>
          <table:table-cell table:formula="of:=SQRT(POWER([.H704];2)+POWER([.I704];2)+POWER([.J704];2))" office:value-type="float" office:value="794.772289897866" calcext:value-type="float">
            <text:p>794.772289897866</text:p>
          </table:table-cell>
        </table:table-row>
        <table:table-row table:style-name="ro1">
          <table:table-cell office:value-type="float" office:value="75.4529" calcext:value-type="float">
            <text:p>75.4529</text:p>
          </table:table-cell>
          <table:table-cell office:value-type="float" office:value="287.003" calcext:value-type="float">
            <text:p>287.003</text:p>
          </table:table-cell>
          <table:table-cell office:value-type="float" office:value="42.8679" calcext:value-type="float">
            <text:p>42.8679</text:p>
          </table:table-cell>
          <table:table-cell office:value-type="float" office:value="75.3637" calcext:value-type="float">
            <text:p>75.3637</text:p>
          </table:table-cell>
          <table:table-cell office:value-type="float" office:value="275.117" calcext:value-type="float">
            <text:p>275.117</text:p>
          </table:table-cell>
          <table:table-cell office:value-type="float" office:value="43.9896" calcext:value-type="float">
            <text:p>43.9896</text:p>
          </table:table-cell>
          <table:table-cell/>
          <table:table-cell table:formula="of:=([.D705]-[.A705])/0.0166667" office:value-type="float" office:value="-5.35198929602173" calcext:value-type="float">
            <text:p>-5.35198929602173</text:p>
          </table:table-cell>
          <table:table-cell table:formula="of:=ABS([.E705]-[.B705])/0.0166667" office:value-type="float" office:value="713.158573682851" calcext:value-type="float">
            <text:p>713.158573682851</text:p>
          </table:table-cell>
          <table:table-cell table:formula="of:=([.F705]-[.C705])/0.0166667" office:value-type="float" office:value="67.3018653962695" calcext:value-type="float">
            <text:p>67.3018653962695</text:p>
          </table:table-cell>
          <table:table-cell table:formula="of:=DEGREES(ATAN(ABS([.F705]-[.C705])/ABS([.E705]-[.B705])))" office:value-type="float" office:value="5.39112375788055" calcext:value-type="float">
            <text:p>5.39112375788055</text:p>
          </table:table-cell>
          <table:table-cell table:formula="of:=SQRT(POWER([.H705];2)+POWER([.I705];2)+POWER([.J705];2))" office:value-type="float" office:value="716.347217550679" calcext:value-type="float">
            <text:p>716.347217550679</text:p>
          </table:table-cell>
        </table:table-row>
        <table:table-row table:style-name="ro1">
          <table:table-cell office:value-type="float" office:value="75.6256" calcext:value-type="float">
            <text:p>75.6256</text:p>
          </table:table-cell>
          <table:table-cell office:value-type="float" office:value="276.298" calcext:value-type="float">
            <text:p>276.298</text:p>
          </table:table-cell>
          <table:table-cell office:value-type="float" office:value="44.5453" calcext:value-type="float">
            <text:p>44.5453</text:p>
          </table:table-cell>
          <table:table-cell office:value-type="float" office:value="75.7783" calcext:value-type="float">
            <text:p>75.7783</text:p>
          </table:table-cell>
          <table:table-cell office:value-type="float" office:value="264.999" calcext:value-type="float">
            <text:p>264.999</text:p>
          </table:table-cell>
          <table:table-cell office:value-type="float" office:value="45.347" calcext:value-type="float">
            <text:p>45.347</text:p>
          </table:table-cell>
          <table:table-cell/>
          <table:table-cell table:formula="of:=([.D706]-[.A706])/0.0166667" office:value-type="float" office:value="9.1619816760364" calcext:value-type="float">
            <text:p>9.1619816760364</text:p>
          </table:table-cell>
          <table:table-cell table:formula="of:=ABS([.E706]-[.B706])/0.0166667" office:value-type="float" office:value="677.93864412271" calcext:value-type="float">
            <text:p>677.93864412271</text:p>
          </table:table-cell>
          <table:table-cell table:formula="of:=([.F706]-[.C706])/0.0166667" office:value-type="float" office:value="48.1019037961926" calcext:value-type="float">
            <text:p>48.1019037961926</text:p>
          </table:table-cell>
          <table:table-cell table:formula="of:=DEGREES(ATAN(ABS([.F706]-[.C706])/ABS([.E706]-[.B706])))" office:value-type="float" office:value="4.05851630428986" calcext:value-type="float">
            <text:p>4.05851630428986</text:p>
          </table:table-cell>
          <table:table-cell table:formula="of:=SQRT(POWER([.H706];2)+POWER([.I706];2)+POWER([.J706];2))" office:value-type="float" office:value="679.704744909133" calcext:value-type="float">
            <text:p>679.704744909133</text:p>
          </table:table-cell>
        </table:table-row>
        <table:table-row table:style-name="ro1">
          <table:table-cell office:value-type="float" office:value="75.188" calcext:value-type="float">
            <text:p>75.188</text:p>
          </table:table-cell>
          <table:table-cell office:value-type="float" office:value="285.495" calcext:value-type="float">
            <text:p>285.495</text:p>
          </table:table-cell>
          <table:table-cell office:value-type="float" office:value="43.6134" calcext:value-type="float">
            <text:p>43.6134</text:p>
          </table:table-cell>
          <table:table-cell office:value-type="float" office:value="75.0983" calcext:value-type="float">
            <text:p>75.0983</text:p>
          </table:table-cell>
          <table:table-cell office:value-type="float" office:value="272.298" calcext:value-type="float">
            <text:p>272.298</text:p>
          </table:table-cell>
          <table:table-cell office:value-type="float" office:value="45.4235" calcext:value-type="float">
            <text:p>45.4235</text:p>
          </table:table-cell>
          <table:table-cell/>
          <table:table-cell table:formula="of:=([.D707]-[.A707])/0.0166667" office:value-type="float" office:value="-5.38198923602199" calcext:value-type="float">
            <text:p>-5.38198923602199</text:p>
          </table:table-cell>
          <table:table-cell table:formula="of:=ABS([.E707]-[.B707])/0.0166667" office:value-type="float" office:value="791.818416363167" calcext:value-type="float">
            <text:p>791.818416363167</text:p>
          </table:table-cell>
          <table:table-cell table:formula="of:=([.F707]-[.C707])/0.0166667" office:value-type="float" office:value="108.605782788434" calcext:value-type="float">
            <text:p>108.605782788434</text:p>
          </table:table-cell>
          <table:table-cell table:formula="of:=DEGREES(ATAN(ABS([.F707]-[.C707])/ABS([.E707]-[.B707])))" office:value-type="float" office:value="7.80995432291383" calcext:value-type="float">
            <text:p>7.80995432291383</text:p>
          </table:table-cell>
          <table:table-cell table:formula="of:=SQRT(POWER([.H707];2)+POWER([.I707];2)+POWER([.J707];2))" office:value-type="float" office:value="799.250014923428" calcext:value-type="float">
            <text:p>799.250014923428</text:p>
          </table:table-cell>
        </table:table-row>
        <table:table-row table:style-name="ro1">
          <table:table-cell office:value-type="float" office:value="75.3658" calcext:value-type="float">
            <text:p>75.3658</text:p>
          </table:table-cell>
          <table:table-cell office:value-type="float" office:value="274.925" calcext:value-type="float">
            <text:p>274.925</text:p>
          </table:table-cell>
          <table:table-cell office:value-type="float" office:value="45.0104" calcext:value-type="float">
            <text:p>45.0104</text:p>
          </table:table-cell>
          <table:table-cell office:value-type="float" office:value="75.2803" calcext:value-type="float">
            <text:p>75.2803</text:p>
          </table:table-cell>
          <table:table-cell office:value-type="float" office:value="263.663" calcext:value-type="float">
            <text:p>263.663</text:p>
          </table:table-cell>
          <table:table-cell office:value-type="float" office:value="45.8057" calcext:value-type="float">
            <text:p>45.8057</text:p>
          </table:table-cell>
          <table:table-cell/>
          <table:table-cell table:formula="of:=([.D708]-[.A708])/0.0166667" office:value-type="float" office:value="-5.12998974002029" calcext:value-type="float">
            <text:p>-5.12998974002029</text:p>
          </table:table-cell>
          <table:table-cell table:formula="of:=ABS([.E708]-[.B708])/0.0166667" office:value-type="float" office:value="675.718648562703" calcext:value-type="float">
            <text:p>675.718648562703</text:p>
          </table:table-cell>
          <table:table-cell table:formula="of:=([.F708]-[.C708])/0.0166667" office:value-type="float" office:value="47.7179045641911" calcext:value-type="float">
            <text:p>47.7179045641911</text:p>
          </table:table-cell>
          <table:table-cell table:formula="of:=DEGREES(ATAN(ABS([.F708]-[.C708])/ABS([.E708]-[.B708])))" office:value-type="float" office:value="4.03940797936183" calcext:value-type="float">
            <text:p>4.03940797936183</text:p>
          </table:table-cell>
          <table:table-cell table:formula="of:=SQRT(POWER([.H708];2)+POWER([.I708];2)+POWER([.J708];2))" office:value-type="float" office:value="677.420849417949" calcext:value-type="float">
            <text:p>677.420849417949</text:p>
          </table:table-cell>
        </table:table-row>
        <table:table-row table:style-name="ro1">
          <table:table-cell office:value-type="float" office:value="75.3748" calcext:value-type="float">
            <text:p>75.3748</text:p>
          </table:table-cell>
          <table:table-cell office:value-type="float" office:value="276.279" calcext:value-type="float">
            <text:p>276.279</text:p>
          </table:table-cell>
          <table:table-cell office:value-type="float" office:value="44.5505" calcext:value-type="float">
            <text:p>44.5505</text:p>
          </table:table-cell>
          <table:table-cell office:value-type="float" office:value="75.2803" calcext:value-type="float">
            <text:p>75.2803</text:p>
          </table:table-cell>
          <table:table-cell office:value-type="float" office:value="263.663" calcext:value-type="float">
            <text:p>263.663</text:p>
          </table:table-cell>
          <table:table-cell office:value-type="float" office:value="45.8057" calcext:value-type="float">
            <text:p>45.8057</text:p>
          </table:table-cell>
          <table:table-cell/>
          <table:table-cell table:formula="of:=([.D709]-[.A709])/0.0166667" office:value-type="float" office:value="-5.66998866002247" calcext:value-type="float">
            <text:p>-5.66998866002247</text:p>
          </table:table-cell>
          <table:table-cell table:formula="of:=ABS([.E709]-[.B709])/0.0166667" office:value-type="float" office:value="756.958486083027" calcext:value-type="float">
            <text:p>756.958486083027</text:p>
          </table:table-cell>
          <table:table-cell table:formula="of:=([.F709]-[.C709])/0.0166667" office:value-type="float" office:value="75.3118493763014" calcext:value-type="float">
            <text:p>75.3118493763014</text:p>
          </table:table-cell>
          <table:table-cell table:formula="of:=DEGREES(ATAN(ABS([.F709]-[.C709])/ABS([.E709]-[.B709])))" office:value-type="float" office:value="5.68181376439152" calcext:value-type="float">
            <text:p>5.68181376439152</text:p>
          </table:table-cell>
          <table:table-cell table:formula="of:=SQRT(POWER([.H709];2)+POWER([.I709];2)+POWER([.J709];2))" office:value-type="float" office:value="760.716881028015" calcext:value-type="float">
            <text:p>760.716881028015</text:p>
          </table:table-cell>
        </table:table-row>
        <table:table-row table:style-name="ro1">
          <table:table-cell office:value-type="float" office:value="75.4047" calcext:value-type="float">
            <text:p>75.4047</text:p>
          </table:table-cell>
          <table:table-cell office:value-type="float" office:value="280.137" calcext:value-type="float">
            <text:p>280.137</text:p>
          </table:table-cell>
          <table:table-cell office:value-type="float" office:value="44.4459" calcext:value-type="float">
            <text:p>44.4459</text:p>
          </table:table-cell>
          <table:table-cell office:value-type="float" office:value="75.3184" calcext:value-type="float">
            <text:p>75.3184</text:p>
          </table:table-cell>
          <table:table-cell office:value-type="float" office:value="268.542" calcext:value-type="float">
            <text:p>268.542</text:p>
          </table:table-cell>
          <table:table-cell office:value-type="float" office:value="45.7645" calcext:value-type="float">
            <text:p>45.7645</text:p>
          </table:table-cell>
          <table:table-cell/>
          <table:table-cell table:formula="of:=([.D710]-[.A710])/0.0166667" office:value-type="float" office:value="-5.17798964402122" calcext:value-type="float">
            <text:p>-5.17798964402122</text:p>
          </table:table-cell>
          <table:table-cell table:formula="of:=ABS([.E710]-[.B710])/0.0166667" office:value-type="float" office:value="695.698608602785" calcext:value-type="float">
            <text:p>695.698608602785</text:p>
          </table:table-cell>
          <table:table-cell table:formula="of:=([.F710]-[.C710])/0.0166667" office:value-type="float" office:value="79.1158417683163" calcext:value-type="float">
            <text:p>79.1158417683163</text:p>
          </table:table-cell>
          <table:table-cell table:formula="of:=DEGREES(ATAN(ABS([.F710]-[.C710])/ABS([.E710]-[.B710])))" office:value-type="float" office:value="6.48788554805415" calcext:value-type="float">
            <text:p>6.48788554805415</text:p>
          </table:table-cell>
          <table:table-cell table:formula="of:=SQRT(POWER([.H710];2)+POWER([.I710];2)+POWER([.J710];2))" office:value-type="float" office:value="700.201886606508" calcext:value-type="float">
            <text:p>700.201886606508</text:p>
          </table:table-cell>
        </table:table-row>
        <table:table-row table:style-name="ro1">
          <table:table-cell office:value-type="float" office:value="75.0725" calcext:value-type="float">
            <text:p>75.0725</text:p>
          </table:table-cell>
          <table:table-cell office:value-type="float" office:value="268.468" calcext:value-type="float">
            <text:p>268.468</text:p>
          </table:table-cell>
          <table:table-cell office:value-type="float" office:value="46.0223" calcext:value-type="float">
            <text:p>46.0223</text:p>
          </table:table-cell>
          <table:table-cell office:value-type="float" office:value="74.5216" calcext:value-type="float">
            <text:p>74.5216</text:p>
          </table:table-cell>
          <table:table-cell office:value-type="float" office:value="258.611" calcext:value-type="float">
            <text:p>258.611</text:p>
          </table:table-cell>
          <table:table-cell office:value-type="float" office:value="46.8522" calcext:value-type="float">
            <text:p>46.8522</text:p>
          </table:table-cell>
          <table:table-cell/>
          <table:table-cell table:formula="of:=([.D711]-[.A711])/0.0166667" office:value-type="float" office:value="-33.0539338921321" calcext:value-type="float">
            <text:p>-33.0539338921321</text:p>
          </table:table-cell>
          <table:table-cell table:formula="of:=ABS([.E711]-[.B711])/0.0166667" office:value-type="float" office:value="591.418817162367" calcext:value-type="float">
            <text:p>591.418817162367</text:p>
          </table:table-cell>
          <table:table-cell table:formula="of:=([.F711]-[.C711])/0.0166667" office:value-type="float" office:value="49.7939004121993" calcext:value-type="float">
            <text:p>49.7939004121993</text:p>
          </table:table-cell>
          <table:table-cell table:formula="of:=DEGREES(ATAN(ABS([.F711]-[.C711])/ABS([.E711]-[.B711])))" office:value-type="float" office:value="4.81260918263375" calcext:value-type="float">
            <text:p>4.81260918263375</text:p>
          </table:table-cell>
          <table:table-cell table:formula="of:=SQRT(POWER([.H711];2)+POWER([.I711];2)+POWER([.J711];2))" office:value-type="float" office:value="594.43099881966" calcext:value-type="float">
            <text:p>594.43099881966</text:p>
          </table:table-cell>
        </table:table-row>
        <table:table-row table:style-name="ro1">
          <table:table-cell office:value-type="float" office:value="75.3653" calcext:value-type="float">
            <text:p>75.3653</text:p>
          </table:table-cell>
          <table:table-cell office:value-type="float" office:value="274.977" calcext:value-type="float">
            <text:p>274.977</text:p>
          </table:table-cell>
          <table:table-cell office:value-type="float" office:value="44.7548" calcext:value-type="float">
            <text:p>44.7548</text:p>
          </table:table-cell>
          <table:table-cell office:value-type="float" office:value="75.2707" calcext:value-type="float">
            <text:p>75.2707</text:p>
          </table:table-cell>
          <table:table-cell office:value-type="float" office:value="262.469" calcext:value-type="float">
            <text:p>262.469</text:p>
          </table:table-cell>
          <table:table-cell office:value-type="float" office:value="45.754" calcext:value-type="float">
            <text:p>45.754</text:p>
          </table:table-cell>
          <table:table-cell/>
          <table:table-cell table:formula="of:=([.D712]-[.A712])/0.0166667" office:value-type="float" office:value="-5.67598864802269" calcext:value-type="float">
            <text:p>-5.67598864802269</text:p>
          </table:table-cell>
          <table:table-cell table:formula="of:=ABS([.E712]-[.B712])/0.0166667" office:value-type="float" office:value="750.478499043001" calcext:value-type="float">
            <text:p>750.478499043001</text:p>
          </table:table-cell>
          <table:table-cell table:formula="of:=([.F712]-[.C712])/0.0166667" office:value-type="float" office:value="59.9518800962395" calcext:value-type="float">
            <text:p>59.9518800962395</text:p>
          </table:table-cell>
          <table:table-cell table:formula="of:=DEGREES(ATAN(ABS([.F712]-[.C712])/ABS([.E712]-[.B712])))" office:value-type="float" office:value="4.56736689529819" calcext:value-type="float">
            <text:p>4.56736689529819</text:p>
          </table:table-cell>
          <table:table-cell table:formula="of:=SQRT(POWER([.H712];2)+POWER([.I712];2)+POWER([.J712];2))" office:value-type="float" office:value="752.890710727687" calcext:value-type="float">
            <text:p>752.890710727687</text:p>
          </table:table-cell>
        </table:table-row>
        <table:table-row table:style-name="ro1">
          <table:table-cell office:value-type="float" office:value="75.6463" calcext:value-type="float">
            <text:p>75.6463</text:p>
          </table:table-cell>
          <table:table-cell office:value-type="float" office:value="278.939" calcext:value-type="float">
            <text:p>278.939</text:p>
          </table:table-cell>
          <table:table-cell office:value-type="float" office:value="44.1309" calcext:value-type="float">
            <text:p>44.1309</text:p>
          </table:table-cell>
          <table:table-cell office:value-type="float" office:value="75.7893" calcext:value-type="float">
            <text:p>75.7893</text:p>
          </table:table-cell>
          <table:table-cell office:value-type="float" office:value="266.214" calcext:value-type="float">
            <text:p>266.214</text:p>
          </table:table-cell>
          <table:table-cell office:value-type="float" office:value="45.3967" calcext:value-type="float">
            <text:p>45.3967</text:p>
          </table:table-cell>
          <table:table-cell/>
          <table:table-cell table:formula="of:=([.D713]-[.A713])/0.0166667" office:value-type="float" office:value="8.57998284003436" calcext:value-type="float">
            <text:p>8.57998284003436</text:p>
          </table:table-cell>
          <table:table-cell table:formula="of:=ABS([.E713]-[.B713])/0.0166667" office:value-type="float" office:value="763.498473003055" calcext:value-type="float">
            <text:p>763.498473003055</text:p>
          </table:table-cell>
          <table:table-cell table:formula="of:=([.F713]-[.C713])/0.0166667" office:value-type="float" office:value="75.9478481043041" calcext:value-type="float">
            <text:p>75.9478481043041</text:p>
          </table:table-cell>
          <table:table-cell table:formula="of:=DEGREES(ATAN(ABS([.F713]-[.C713])/ABS([.E713]-[.B713])))" office:value-type="float" office:value="5.68072274895918" calcext:value-type="float">
            <text:p>5.68072274895918</text:p>
          </table:table-cell>
          <table:table-cell table:formula="of:=SQRT(POWER([.H713];2)+POWER([.I713];2)+POWER([.J713];2))" office:value-type="float" office:value="767.314544378775" calcext:value-type="float">
            <text:p>767.314544378775</text:p>
          </table:table-cell>
        </table:table-row>
        <table:table-row table:style-name="ro1">
          <table:table-cell office:value-type="float" office:value="75.1972" calcext:value-type="float">
            <text:p>75.1972</text:p>
          </table:table-cell>
          <table:table-cell office:value-type="float" office:value="286.861" calcext:value-type="float">
            <text:p>286.861</text:p>
          </table:table-cell>
          <table:table-cell office:value-type="float" office:value="43.4006" calcext:value-type="float">
            <text:p>43.4006</text:p>
          </table:table-cell>
          <table:table-cell office:value-type="float" office:value="74.8982" calcext:value-type="float">
            <text:p>74.8982</text:p>
          </table:table-cell>
          <table:table-cell office:value-type="float" office:value="280.138" calcext:value-type="float">
            <text:p>280.138</text:p>
          </table:table-cell>
          <table:table-cell office:value-type="float" office:value="44.2002" calcext:value-type="float">
            <text:p>44.2002</text:p>
          </table:table-cell>
          <table:table-cell/>
          <table:table-cell table:formula="of:=([.D714]-[.A714])/0.0166667" office:value-type="float" office:value="-17.9399641200713" calcext:value-type="float">
            <text:p>-17.9399641200713</text:p>
          </table:table-cell>
          <table:table-cell table:formula="of:=ABS([.E714]-[.B714])/0.0166667" office:value-type="float" office:value="403.379193241614" calcext:value-type="float">
            <text:p>403.379193241614</text:p>
          </table:table-cell>
          <table:table-cell table:formula="of:=([.F714]-[.C714])/0.0166667" office:value-type="float" office:value="47.9759040481922" calcext:value-type="float">
            <text:p>47.9759040481922</text:p>
          </table:table-cell>
          <table:table-cell table:formula="of:=DEGREES(ATAN(ABS([.F714]-[.C714])/ABS([.E714]-[.B714])))" office:value-type="float" office:value="6.782612022648" calcext:value-type="float">
            <text:p>6.782612022648</text:p>
          </table:table-cell>
          <table:table-cell table:formula="of:=SQRT(POWER([.H714];2)+POWER([.I714];2)+POWER([.J714];2))" office:value-type="float" office:value="406.618129480384" calcext:value-type="float">
            <text:p>406.618129480384</text:p>
          </table:table-cell>
        </table:table-row>
        <table:table-row table:style-name="ro1">
          <table:table-cell office:value-type="float" office:value="75.8979" calcext:value-type="float">
            <text:p>75.8979</text:p>
          </table:table-cell>
          <table:table-cell office:value-type="float" office:value="279.059" calcext:value-type="float">
            <text:p>279.059</text:p>
          </table:table-cell>
          <table:table-cell office:value-type="float" office:value="43.61" calcext:value-type="float">
            <text:p>43.61</text:p>
          </table:table-cell>
          <table:table-cell office:value-type="float" office:value="76.0453" calcext:value-type="float">
            <text:p>76.0453</text:p>
          </table:table-cell>
          <table:table-cell office:value-type="float" office:value="267.59" calcext:value-type="float">
            <text:p>267.59</text:p>
          </table:table-cell>
          <table:table-cell office:value-type="float" office:value="44.6885" calcext:value-type="float">
            <text:p>44.6885</text:p>
          </table:table-cell>
          <table:table-cell/>
          <table:table-cell table:formula="of:=([.D715]-[.A715])/0.0166667" office:value-type="float" office:value="8.8439823120348" calcext:value-type="float">
            <text:p>8.8439823120348</text:p>
          </table:table-cell>
          <table:table-cell table:formula="of:=ABS([.E715]-[.B715])/0.0166667" office:value-type="float" office:value="688.138623722756" calcext:value-type="float">
            <text:p>688.138623722756</text:p>
          </table:table-cell>
          <table:table-cell table:formula="of:=([.F715]-[.C715])/0.0166667" office:value-type="float" office:value="64.7098705802587" calcext:value-type="float">
            <text:p>64.7098705802587</text:p>
          </table:table-cell>
          <table:table-cell table:formula="of:=DEGREES(ATAN(ABS([.F715]-[.C715])/ABS([.E715]-[.B715])))" office:value-type="float" office:value="5.37207396197889" calcext:value-type="float">
            <text:p>5.37207396197889</text:p>
          </table:table-cell>
          <table:table-cell table:formula="of:=SQRT(POWER([.H715];2)+POWER([.I715];2)+POWER([.J715];2))" office:value-type="float" office:value="691.231038678601" calcext:value-type="float">
            <text:p>691.231038678601</text:p>
          </table:table-cell>
        </table:table-row>
        <table:table-row table:style-name="ro1">
          <table:table-cell office:value-type="float" office:value="75.699" calcext:value-type="float">
            <text:p>75.699</text:p>
          </table:table-cell>
          <table:table-cell office:value-type="float" office:value="285.658" calcext:value-type="float">
            <text:p>285.658</text:p>
          </table:table-cell>
          <table:table-cell office:value-type="float" office:value="43.0766" calcext:value-type="float">
            <text:p>43.0766</text:p>
          </table:table-cell>
          <table:table-cell office:value-type="float" office:value="76.0798" calcext:value-type="float">
            <text:p>76.0798</text:p>
          </table:table-cell>
          <table:table-cell office:value-type="float" office:value="271.357" calcext:value-type="float">
            <text:p>271.357</text:p>
          </table:table-cell>
          <table:table-cell office:value-type="float" office:value="44.333" calcext:value-type="float">
            <text:p>44.333</text:p>
          </table:table-cell>
          <table:table-cell/>
          <table:table-cell table:formula="of:=([.D716]-[.A716])/0.0166667" office:value-type="float" office:value="22.8479543040919" calcext:value-type="float">
            <text:p>22.8479543040919</text:p>
          </table:table-cell>
          <table:table-cell table:formula="of:=ABS([.E716]-[.B716])/0.0166667" office:value-type="float" office:value="858.058283883432" calcext:value-type="float">
            <text:p>858.058283883432</text:p>
          </table:table-cell>
          <table:table-cell table:formula="of:=([.F716]-[.C716])/0.0166667" office:value-type="float" office:value="75.3838492323015" calcext:value-type="float">
            <text:p>75.3838492323015</text:p>
          </table:table-cell>
          <table:table-cell table:formula="of:=DEGREES(ATAN(ABS([.F716]-[.C716])/ABS([.E716]-[.B716])))" office:value-type="float" office:value="5.02077235969552" calcext:value-type="float">
            <text:p>5.02077235969552</text:p>
          </table:table-cell>
          <table:table-cell table:formula="of:=SQRT(POWER([.H716];2)+POWER([.I716];2)+POWER([.J716];2))" office:value-type="float" office:value="861.666276630309" calcext:value-type="float">
            <text:p>861.666276630309</text:p>
          </table:table-cell>
        </table:table-row>
        <table:table-row table:style-name="ro1">
          <table:table-cell office:value-type="float" office:value="75.7106" calcext:value-type="float">
            <text:p>75.7106</text:p>
          </table:table-cell>
          <table:table-cell office:value-type="float" office:value="286.911" calcext:value-type="float">
            <text:p>286.911</text:p>
          </table:table-cell>
          <table:table-cell office:value-type="float" office:value="43.3882" calcext:value-type="float">
            <text:p>43.3882</text:p>
          </table:table-cell>
          <table:table-cell office:value-type="float" office:value="75.8655" calcext:value-type="float">
            <text:p>75.8655</text:p>
          </table:table-cell>
          <table:table-cell office:value-type="float" office:value="275.015" calcext:value-type="float">
            <text:p>275.015</text:p>
          </table:table-cell>
          <table:table-cell office:value-type="float" office:value="44.7443" calcext:value-type="float">
            <text:p>44.7443</text:p>
          </table:table-cell>
          <table:table-cell/>
          <table:table-cell table:formula="of:=([.D717]-[.A717])/0.0166667" office:value-type="float" office:value="9.29398141203705" calcext:value-type="float">
            <text:p>9.29398141203705</text:p>
          </table:table-cell>
          <table:table-cell table:formula="of:=ABS([.E717]-[.B717])/0.0166667" office:value-type="float" office:value="713.758572482856" calcext:value-type="float">
            <text:p>713.758572482856</text:p>
          </table:table-cell>
          <table:table-cell table:formula="of:=([.F717]-[.C717])/0.0166667" office:value-type="float" office:value="81.3658372683258" calcext:value-type="float">
            <text:p>81.3658372683258</text:p>
          </table:table-cell>
          <table:table-cell table:formula="of:=DEGREES(ATAN(ABS([.F717]-[.C717])/ABS([.E717]-[.B717])))" office:value-type="float" office:value="6.50343286451113" calcext:value-type="float">
            <text:p>6.50343286451113</text:p>
          </table:table-cell>
          <table:table-cell table:formula="of:=SQRT(POWER([.H717];2)+POWER([.I717];2)+POWER([.J717];2))" office:value-type="float" office:value="718.441422356498" calcext:value-type="float">
            <text:p>718.441422356498</text:p>
          </table:table-cell>
        </table:table-row>
        <table:table-row table:style-name="ro1">
          <table:table-cell office:value-type="float" office:value="75.6668" calcext:value-type="float">
            <text:p>75.6668</text:p>
          </table:table-cell>
          <table:table-cell office:value-type="float" office:value="281.654" calcext:value-type="float">
            <text:p>281.654</text:p>
          </table:table-cell>
          <table:table-cell office:value-type="float" office:value="43.4536" calcext:value-type="float">
            <text:p>43.4536</text:p>
          </table:table-cell>
          <table:table-cell office:value-type="float" office:value="75.81" calcext:value-type="float">
            <text:p>75.81</text:p>
          </table:table-cell>
          <table:table-cell office:value-type="float" office:value="268.778" calcext:value-type="float">
            <text:p>268.778</text:p>
          </table:table-cell>
          <table:table-cell office:value-type="float" office:value="44.7456" calcext:value-type="float">
            <text:p>44.7456</text:p>
          </table:table-cell>
          <table:table-cell/>
          <table:table-cell table:formula="of:=([.D718]-[.A718])/0.0166667" office:value-type="float" office:value="8.59198281603481" calcext:value-type="float">
            <text:p>8.59198281603481</text:p>
          </table:table-cell>
          <table:table-cell table:formula="of:=ABS([.E718]-[.B718])/0.0166667" office:value-type="float" office:value="772.558454883089" calcext:value-type="float">
            <text:p>772.558454883089</text:p>
          </table:table-cell>
          <table:table-cell table:formula="of:=([.F718]-[.C718])/0.0166667" office:value-type="float" office:value="77.5198449603102" calcext:value-type="float">
            <text:p>77.5198449603102</text:p>
          </table:table-cell>
          <table:table-cell table:formula="of:=DEGREES(ATAN(ABS([.F718]-[.C718])/ABS([.E718]-[.B718])))" office:value-type="float" office:value="5.72997780057587" calcext:value-type="float">
            <text:p>5.72997780057587</text:p>
          </table:table-cell>
          <table:table-cell table:formula="of:=SQRT(POWER([.H718];2)+POWER([.I718];2)+POWER([.J718];2))" office:value-type="float" office:value="776.485489074153" calcext:value-type="float">
            <text:p>776.485489074153</text:p>
          </table:table-cell>
        </table:table-row>
        <table:table-row table:style-name="ro1">
          <table:table-cell office:value-type="float" office:value="75.4634" calcext:value-type="float">
            <text:p>75.4634</text:p>
          </table:table-cell>
          <table:table-cell office:value-type="float" office:value="288.315" calcext:value-type="float">
            <text:p>288.315</text:p>
          </table:table-cell>
          <table:table-cell office:value-type="float" office:value="42.917" calcext:value-type="float">
            <text:p>42.917</text:p>
          </table:table-cell>
          <table:table-cell office:value-type="float" office:value="75.6252" calcext:value-type="float">
            <text:p>75.6252</text:p>
          </table:table-cell>
          <table:table-cell office:value-type="float" office:value="276.356" calcext:value-type="float">
            <text:p>276.356</text:p>
          </table:table-cell>
          <table:table-cell office:value-type="float" office:value="44.2879" calcext:value-type="float">
            <text:p>44.2879</text:p>
          </table:table-cell>
          <table:table-cell/>
          <table:table-cell table:formula="of:=([.D719]-[.A719])/0.0166667" office:value-type="float" office:value="9.7079805840388" calcext:value-type="float">
            <text:p>9.7079805840388</text:p>
          </table:table-cell>
          <table:table-cell table:formula="of:=ABS([.E719]-[.B719])/0.0166667" office:value-type="float" office:value="717.53856492287" calcext:value-type="float">
            <text:p>717.53856492287</text:p>
          </table:table-cell>
          <table:table-cell table:formula="of:=([.F719]-[.C719])/0.0166667" office:value-type="float" office:value="82.2538354923289" calcext:value-type="float">
            <text:p>82.2538354923289</text:p>
          </table:table-cell>
          <table:table-cell table:formula="of:=DEGREES(ATAN(ABS([.F719]-[.C719])/ABS([.E719]-[.B719])))" office:value-type="float" office:value="6.53946113879325" calcext:value-type="float">
            <text:p>6.53946113879325</text:p>
          </table:table-cell>
          <table:table-cell table:formula="of:=SQRT(POWER([.H719];2)+POWER([.I719];2)+POWER([.J719];2))" office:value-type="float" office:value="722.302935403001" calcext:value-type="float">
            <text:p>722.302935403001</text:p>
          </table:table-cell>
        </table:table-row>
        <table:table-row table:style-name="ro1">
          <table:table-cell office:value-type="float" office:value="75.6891" calcext:value-type="float">
            <text:p>75.6891</text:p>
          </table:table-cell>
          <table:table-cell office:value-type="float" office:value="284.182" calcext:value-type="float">
            <text:p>284.182</text:p>
          </table:table-cell>
          <table:table-cell office:value-type="float" office:value="43.8133" calcext:value-type="float">
            <text:p>43.8133</text:p>
          </table:table-cell>
          <table:table-cell office:value-type="float" office:value="75.3563" calcext:value-type="float">
            <text:p>75.3563</text:p>
          </table:table-cell>
          <table:table-cell office:value-type="float" office:value="273.616" calcext:value-type="float">
            <text:p>273.616</text:p>
          </table:table-cell>
          <table:table-cell office:value-type="float" office:value="45.2152" calcext:value-type="float">
            <text:p>45.2152</text:p>
          </table:table-cell>
          <table:table-cell/>
          <table:table-cell table:formula="of:=([.D720]-[.A720])/0.0166667" office:value-type="float" office:value="-19.9679600640794" calcext:value-type="float">
            <text:p>-19.9679600640794</text:p>
          </table:table-cell>
          <table:table-cell table:formula="of:=ABS([.E720]-[.B720])/0.0166667" office:value-type="float" office:value="633.958732082538" calcext:value-type="float">
            <text:p>633.958732082538</text:p>
          </table:table-cell>
          <table:table-cell table:formula="of:=([.F720]-[.C720])/0.0166667" office:value-type="float" office:value="84.1138317723368" calcext:value-type="float">
            <text:p>84.1138317723368</text:p>
          </table:table-cell>
          <table:table-cell table:formula="of:=DEGREES(ATAN(ABS([.F720]-[.C720])/ABS([.E720]-[.B720])))" office:value-type="float" office:value="7.55787746459716" calcext:value-type="float">
            <text:p>7.55787746459716</text:p>
          </table:table-cell>
          <table:table-cell table:formula="of:=SQRT(POWER([.H720];2)+POWER([.I720];2)+POWER([.J720];2))" office:value-type="float" office:value="639.826171790623" calcext:value-type="float">
            <text:p>639.826171790623</text:p>
          </table:table-cell>
        </table:table-row>
        <table:table-row table:style-name="ro1">
          <table:table-cell office:value-type="float" office:value="75.4041" calcext:value-type="float">
            <text:p>75.4041</text:p>
          </table:table-cell>
          <table:table-cell office:value-type="float" office:value="280.185" calcext:value-type="float">
            <text:p>280.185</text:p>
          </table:table-cell>
          <table:table-cell office:value-type="float" office:value="44.1881" calcext:value-type="float">
            <text:p>44.1881</text:p>
          </table:table-cell>
          <table:table-cell office:value-type="float" office:value="75.3179" calcext:value-type="float">
            <text:p>75.3179</text:p>
          </table:table-cell>
          <table:table-cell office:value-type="float" office:value="268.586" calcext:value-type="float">
            <text:p>268.586</text:p>
          </table:table-cell>
          <table:table-cell office:value-type="float" office:value="45.5135" calcext:value-type="float">
            <text:p>45.5135</text:p>
          </table:table-cell>
          <table:table-cell/>
          <table:table-cell table:formula="of:=([.D721]-[.A721])/0.0166667" office:value-type="float" office:value="-5.171989656021" calcext:value-type="float">
            <text:p>-5.171989656021</text:p>
          </table:table-cell>
          <table:table-cell table:formula="of:=ABS([.E721]-[.B721])/0.0166667" office:value-type="float" office:value="695.938608122783" calcext:value-type="float">
            <text:p>695.938608122783</text:p>
          </table:table-cell>
          <table:table-cell table:formula="of:=([.F721]-[.C721])/0.0166667" office:value-type="float" office:value="79.5238409523182" calcext:value-type="float">
            <text:p>79.5238409523182</text:p>
          </table:table-cell>
          <table:table-cell table:formula="of:=DEGREES(ATAN(ABS([.F721]-[.C721])/ABS([.E721]-[.B721])))" office:value-type="float" office:value="6.51882654371025" calcext:value-type="float">
            <text:p>6.51882654371025</text:p>
          </table:table-cell>
          <table:table-cell table:formula="of:=SQRT(POWER([.H721];2)+POWER([.I721];2)+POWER([.J721];2))" office:value-type="float" office:value="700.486500250139" calcext:value-type="float">
            <text:p>700.486500250139</text:p>
          </table:table-cell>
        </table:table-row>
        <table:table-row table:style-name="ro1">
          <table:table-cell office:value-type="float" office:value="75.1681" calcext:value-type="float">
            <text:p>75.1681</text:p>
          </table:table-cell>
          <table:table-cell office:value-type="float" office:value="282.952" calcext:value-type="float">
            <text:p>282.952</text:p>
          </table:table-cell>
          <table:table-cell office:value-type="float" office:value="43.2539" calcext:value-type="float">
            <text:p>43.2539</text:p>
          </table:table-cell>
          <table:table-cell office:value-type="float" office:value="75.078" calcext:value-type="float">
            <text:p>75.078</text:p>
          </table:table-cell>
          <table:table-cell office:value-type="float" office:value="269.981" calcext:value-type="float">
            <text:p>269.981</text:p>
          </table:table-cell>
          <table:table-cell office:value-type="float" office:value="44.5611" calcext:value-type="float">
            <text:p>44.5611</text:p>
          </table:table-cell>
          <table:table-cell/>
          <table:table-cell table:formula="of:=([.D722]-[.A722])/0.0166667" office:value-type="float" office:value="-5.40598918802118" calcext:value-type="float">
            <text:p>-5.40598918802118</text:p>
          </table:table-cell>
          <table:table-cell table:formula="of:=ABS([.E722]-[.B722])/0.0166667" office:value-type="float" office:value="778.258443483113" calcext:value-type="float">
            <text:p>778.258443483113</text:p>
          </table:table-cell>
          <table:table-cell table:formula="of:=([.F722]-[.C722])/0.0166667" office:value-type="float" office:value="78.4318431363138" calcext:value-type="float">
            <text:p>78.4318431363138</text:p>
          </table:table-cell>
          <table:table-cell table:formula="of:=DEGREES(ATAN(ABS([.F722]-[.C722])/ABS([.E722]-[.B722])))" office:value-type="float" office:value="5.75476193811891" calcext:value-type="float">
            <text:p>5.75476193811891</text:p>
          </table:table-cell>
          <table:table-cell table:formula="of:=SQRT(POWER([.H722];2)+POWER([.I722];2)+POWER([.J722];2))" office:value-type="float" office:value="782.219268229579" calcext:value-type="float">
            <text:p>782.219268229579</text:p>
          </table:table-cell>
        </table:table-row>
        <table:table-row table:style-name="ro1">
          <table:table-cell office:value-type="float" office:value="75.7322" calcext:value-type="float">
            <text:p>75.7322</text:p>
          </table:table-cell>
          <table:table-cell office:value-type="float" office:value="289.665" calcext:value-type="float">
            <text:p>289.665</text:p>
          </table:table-cell>
          <table:table-cell office:value-type="float" office:value="42.9591" calcext:value-type="float">
            <text:p>42.9591</text:p>
          </table:table-cell>
          <table:table-cell office:value-type="float" office:value="75.8879" calcext:value-type="float">
            <text:p>75.8879</text:p>
          </table:table-cell>
          <table:table-cell office:value-type="float" office:value="277.588" calcext:value-type="float">
            <text:p>277.588</text:p>
          </table:table-cell>
          <table:table-cell office:value-type="float" office:value="44.5895" calcext:value-type="float">
            <text:p>44.5895</text:p>
          </table:table-cell>
          <table:table-cell/>
          <table:table-cell table:formula="of:=([.D723]-[.A723])/0.0166667" office:value-type="float" office:value="9.34198131603713" calcext:value-type="float">
            <text:p>9.34198131603713</text:p>
          </table:table-cell>
          <table:table-cell table:formula="of:=ABS([.E723]-[.B723])/0.0166667" office:value-type="float" office:value="724.618550762898" calcext:value-type="float">
            <text:p>724.618550762898</text:p>
          </table:table-cell>
          <table:table-cell table:formula="of:=([.F723]-[.C723])/0.0166667" office:value-type="float" office:value="97.8238043523914" calcext:value-type="float">
            <text:p>97.8238043523914</text:p>
          </table:table-cell>
          <table:table-cell table:formula="of:=DEGREES(ATAN(ABS([.F723]-[.C723])/ABS([.E723]-[.B723])))" office:value-type="float" office:value="7.68847106635525" calcext:value-type="float">
            <text:p>7.68847106635525</text:p>
          </table:table-cell>
          <table:table-cell table:formula="of:=SQRT(POWER([.H723];2)+POWER([.I723];2)+POWER([.J723];2))" office:value-type="float" office:value="731.251539090761" calcext:value-type="float">
            <text:p>731.251539090761</text:p>
          </table:table-cell>
        </table:table-row>
        <table:table-row table:style-name="ro1">
          <table:table-cell office:value-type="float" office:value="75.1973" calcext:value-type="float">
            <text:p>75.1973</text:p>
          </table:table-cell>
          <table:table-cell office:value-type="float" office:value="286.867" calcext:value-type="float">
            <text:p>286.867</text:p>
          </table:table-cell>
          <table:table-cell office:value-type="float" office:value="43.3998" calcext:value-type="float">
            <text:p>43.3998</text:p>
          </table:table-cell>
          <table:table-cell office:value-type="float" office:value="75.1063" calcext:value-type="float">
            <text:p>75.1063</text:p>
          </table:table-cell>
          <table:table-cell office:value-type="float" office:value="273.637" calcext:value-type="float">
            <text:p>273.637</text:p>
          </table:table-cell>
          <table:table-cell office:value-type="float" office:value="44.9675" calcext:value-type="float">
            <text:p>44.9675</text:p>
          </table:table-cell>
          <table:table-cell/>
          <table:table-cell table:formula="of:=([.D724]-[.A724])/0.0166667" office:value-type="float" office:value="-5.45998908002148" calcext:value-type="float">
            <text:p>-5.45998908002148</text:p>
          </table:table-cell>
          <table:table-cell table:formula="of:=ABS([.E724]-[.B724])/0.0166667" office:value-type="float" office:value="793.798412403176" calcext:value-type="float">
            <text:p>793.798412403176</text:p>
          </table:table-cell>
          <table:table-cell table:formula="of:=([.F724]-[.C724])/0.0166667" office:value-type="float" office:value="94.0618118763764" calcext:value-type="float">
            <text:p>94.0618118763764</text:p>
          </table:table-cell>
          <table:table-cell table:formula="of:=DEGREES(ATAN(ABS([.F724]-[.C724])/ABS([.E724]-[.B724])))" office:value-type="float" office:value="6.75779989648459" calcext:value-type="float">
            <text:p>6.75779989648459</text:p>
          </table:table-cell>
          <table:table-cell table:formula="of:=SQRT(POWER([.H724];2)+POWER([.I724];2)+POWER([.J724];2))" office:value-type="float" office:value="799.370599576957" calcext:value-type="float">
            <text:p>799.370599576957</text:p>
          </table:table-cell>
        </table:table-row>
        <table:table-row table:style-name="ro1">
          <table:table-cell office:value-type="float" office:value="74.8887" calcext:value-type="float">
            <text:p>74.8887</text:p>
          </table:table-cell>
          <table:table-cell office:value-type="float" office:value="278.915" calcext:value-type="float">
            <text:p>278.915</text:p>
          </table:table-cell>
          <table:table-cell office:value-type="float" office:value="43.8918" calcext:value-type="float">
            <text:p>43.8918</text:p>
          </table:table-cell>
          <table:table-cell office:value-type="float" office:value="74.5609" calcext:value-type="float">
            <text:p>74.5609</text:p>
          </table:table-cell>
          <table:table-cell office:value-type="float" office:value="266.167" calcext:value-type="float">
            <text:p>266.167</text:p>
          </table:table-cell>
          <table:table-cell office:value-type="float" office:value="44.9293" calcext:value-type="float">
            <text:p>44.9293</text:p>
          </table:table-cell>
          <table:table-cell/>
          <table:table-cell table:formula="of:=([.D725]-[.A725])/0.0166667" office:value-type="float" office:value="-19.6679606640785" calcext:value-type="float">
            <text:p>-19.6679606640785</text:p>
          </table:table-cell>
          <table:table-cell table:formula="of:=ABS([.E725]-[.B725])/0.0166667" office:value-type="float" office:value="764.878470243062" calcext:value-type="float">
            <text:p>764.878470243062</text:p>
          </table:table-cell>
          <table:table-cell table:formula="of:=([.F725]-[.C725])/0.0166667" office:value-type="float" office:value="62.2498755002487" calcext:value-type="float">
            <text:p>62.2498755002487</text:p>
          </table:table-cell>
          <table:table-cell table:formula="of:=DEGREES(ATAN(ABS([.F725]-[.C725])/ABS([.E725]-[.B725])))" office:value-type="float" office:value="4.65278049357496" calcext:value-type="float">
            <text:p>4.65278049357496</text:p>
          </table:table-cell>
          <table:table-cell table:formula="of:=SQRT(POWER([.H725];2)+POWER([.I725];2)+POWER([.J725];2))" office:value-type="float" office:value="767.659397075192" calcext:value-type="float">
            <text:p>767.659397075192</text:p>
          </table:table-cell>
        </table:table-row>
        <table:table-row table:style-name="ro1">
          <table:table-cell office:value-type="float" office:value="75.6351" calcext:value-type="float">
            <text:p>75.6351</text:p>
          </table:table-cell>
          <table:table-cell office:value-type="float" office:value="277.718" calcext:value-type="float">
            <text:p>277.718</text:p>
          </table:table-cell>
          <table:table-cell office:value-type="float" office:value="43.8241" calcext:value-type="float">
            <text:p>43.8241</text:p>
          </table:table-cell>
          <table:table-cell office:value-type="float" office:value="75.7881" calcext:value-type="float">
            <text:p>75.7881</text:p>
          </table:table-cell>
          <table:table-cell office:value-type="float" office:value="266.352" calcext:value-type="float">
            <text:p>266.352</text:p>
          </table:table-cell>
          <table:table-cell office:value-type="float" office:value="44.6451" calcext:value-type="float">
            <text:p>44.6451</text:p>
          </table:table-cell>
          <table:table-cell/>
          <table:table-cell table:formula="of:=([.D726]-[.A726])/0.0166667" office:value-type="float" office:value="9.17998164003707" calcext:value-type="float">
            <text:p>9.17998164003707</text:p>
          </table:table-cell>
          <table:table-cell table:formula="of:=ABS([.E726]-[.B726])/0.0166667" office:value-type="float" office:value="681.95863608273" calcext:value-type="float">
            <text:p>681.95863608273</text:p>
          </table:table-cell>
          <table:table-cell table:formula="of:=([.F726]-[.C726])/0.0166667" office:value-type="float" office:value="49.2599014801969" calcext:value-type="float">
            <text:p>49.2599014801969</text:p>
          </table:table-cell>
          <table:table-cell table:formula="of:=DEGREES(ATAN(ABS([.F726]-[.C726])/ABS([.E726]-[.B726])))" office:value-type="float" office:value="4.13146915555422" calcext:value-type="float">
            <text:p>4.13146915555422</text:p>
          </table:table-cell>
          <table:table-cell table:formula="of:=SQRT(POWER([.H726];2)+POWER([.I726];2)+POWER([.J726];2))" office:value-type="float" office:value="683.797039540658" calcext:value-type="float">
            <text:p>683.797039540658</text:p>
          </table:table-cell>
        </table:table-row>
        <table:table-row table:style-name="ro1">
          <table:table-cell office:value-type="float" office:value="75.6672" calcext:value-type="float">
            <text:p>75.6672</text:p>
          </table:table-cell>
          <table:table-cell office:value-type="float" office:value="281.604" calcext:value-type="float">
            <text:p>281.604</text:p>
          </table:table-cell>
          <table:table-cell office:value-type="float" office:value="43.7127" calcext:value-type="float">
            <text:p>43.7127</text:p>
          </table:table-cell>
          <table:table-cell office:value-type="float" office:value="75.7998" calcext:value-type="float">
            <text:p>75.7998</text:p>
          </table:table-cell>
          <table:table-cell office:value-type="float" office:value="267.473" calcext:value-type="float">
            <text:p>267.473</text:p>
          </table:table-cell>
          <table:table-cell office:value-type="float" office:value="45.197" calcext:value-type="float">
            <text:p>45.197</text:p>
          </table:table-cell>
          <table:table-cell/>
          <table:table-cell table:formula="of:=([.D727]-[.A727])/0.0166667" office:value-type="float" office:value="7.95598408803247" calcext:value-type="float">
            <text:p>7.95598408803247</text:p>
          </table:table-cell>
          <table:table-cell table:formula="of:=ABS([.E727]-[.B727])/0.0166667" office:value-type="float" office:value="847.85830428339" calcext:value-type="float">
            <text:p>847.85830428339</text:p>
          </table:table-cell>
          <table:table-cell table:formula="of:=([.F727]-[.C727])/0.0166667" office:value-type="float" office:value="89.0578218843565" calcext:value-type="float">
            <text:p>89.0578218843565</text:p>
          </table:table-cell>
          <table:table-cell table:formula="of:=DEGREES(ATAN(ABS([.F727]-[.C727])/ABS([.E727]-[.B727])))" office:value-type="float" office:value="5.9962786091064" calcext:value-type="float">
            <text:p>5.9962786091064</text:p>
          </table:table-cell>
          <table:table-cell table:formula="of:=SQRT(POWER([.H727];2)+POWER([.I727];2)+POWER([.J727];2))" office:value-type="float" office:value="852.559849784108" calcext:value-type="float">
            <text:p>852.559849784108</text:p>
          </table:table-cell>
        </table:table-row>
        <table:table-row table:style-name="ro1">
          <table:table-cell office:value-type="float" office:value="75.1687" calcext:value-type="float">
            <text:p>75.1687</text:p>
          </table:table-cell>
          <table:table-cell office:value-type="float" office:value="282.908" calcext:value-type="float">
            <text:p>282.908</text:p>
          </table:table-cell>
          <table:table-cell office:value-type="float" office:value="43.5129" calcext:value-type="float">
            <text:p>43.5129</text:p>
          </table:table-cell>
          <table:table-cell office:value-type="float" office:value="75.3169" calcext:value-type="float">
            <text:p>75.3169</text:p>
          </table:table-cell>
          <table:table-cell office:value-type="float" office:value="268.694" calcext:value-type="float">
            <text:p>268.694</text:p>
          </table:table-cell>
          <table:table-cell office:value-type="float" office:value="45.008" calcext:value-type="float">
            <text:p>45.008</text:p>
          </table:table-cell>
          <table:table-cell/>
          <table:table-cell table:formula="of:=([.D728]-[.A728])/0.0166667" office:value-type="float" office:value="8.89198221603573" calcext:value-type="float">
            <text:p>8.89198221603573</text:p>
          </table:table-cell>
          <table:table-cell table:formula="of:=ABS([.E728]-[.B728])/0.0166667" office:value-type="float" office:value="852.838294323411" calcext:value-type="float">
            <text:p>852.838294323411</text:p>
          </table:table-cell>
          <table:table-cell table:formula="of:=([.F728]-[.C728])/0.0166667" office:value-type="float" office:value="89.7058205883589" calcext:value-type="float">
            <text:p>89.7058205883589</text:p>
          </table:table-cell>
          <table:table-cell table:formula="of:=DEGREES(ATAN(ABS([.F728]-[.C728])/ABS([.E728]-[.B728])))" office:value-type="float" office:value="6.00457851382059" calcext:value-type="float">
            <text:p>6.00457851382059</text:p>
          </table:table-cell>
          <table:table-cell table:formula="of:=SQRT(POWER([.H728];2)+POWER([.I728];2)+POWER([.J728];2))" office:value-type="float" office:value="857.589271073062" calcext:value-type="float">
            <text:p>857.589271073062</text:p>
          </table:table-cell>
        </table:table-row>
        <table:table-row table:style-name="ro1">
          <table:table-cell office:value-type="float" office:value="75.6572" calcext:value-type="float">
            <text:p>75.6572</text:p>
          </table:table-cell>
          <table:table-cell office:value-type="float" office:value="280.214" calcext:value-type="float">
            <text:p>280.214</text:p>
          </table:table-cell>
          <table:table-cell office:value-type="float" office:value="44.1813" calcext:value-type="float">
            <text:p>44.1813</text:p>
          </table:table-cell>
          <table:table-cell office:value-type="float" office:value="75.8002" calcext:value-type="float">
            <text:p>75.8002</text:p>
          </table:table-cell>
          <table:table-cell office:value-type="float" office:value="267.42" calcext:value-type="float">
            <text:p>267.42</text:p>
          </table:table-cell>
          <table:table-cell office:value-type="float" office:value="45.4491" calcext:value-type="float">
            <text:p>45.4491</text:p>
          </table:table-cell>
          <table:table-cell/>
          <table:table-cell table:formula="of:=([.D729]-[.A729])/0.0166667" office:value-type="float" office:value="8.57998284003436" calcext:value-type="float">
            <text:p>8.57998284003436</text:p>
          </table:table-cell>
          <table:table-cell table:formula="of:=ABS([.E729]-[.B729])/0.0166667" office:value-type="float" office:value="767.63846472307" calcext:value-type="float">
            <text:p>767.63846472307</text:p>
          </table:table-cell>
          <table:table-cell table:formula="of:=([.F729]-[.C729])/0.0166667" office:value-type="float" office:value="76.0678478643043" calcext:value-type="float">
            <text:p>76.0678478643043</text:p>
          </table:table-cell>
          <table:table-cell table:formula="of:=DEGREES(ATAN(ABS([.F729]-[.C729])/ABS([.E729]-[.B729])))" office:value-type="float" office:value="5.65915422562389" calcext:value-type="float">
            <text:p>5.65915422562389</text:p>
          </table:table-cell>
          <table:table-cell table:formula="of:=SQRT(POWER([.H729];2)+POWER([.I729];2)+POWER([.J729];2))" office:value-type="float" office:value="771.445880218848" calcext:value-type="float">
            <text:p>771.445880218848</text:p>
          </table:table-cell>
        </table:table-row>
        <table:table-row table:style-name="ro1">
          <table:table-cell office:value-type="float" office:value="75.1411" calcext:value-type="float">
            <text:p>75.1411</text:p>
          </table:table-cell>
          <table:table-cell office:value-type="float" office:value="278.945" calcext:value-type="float">
            <text:p>278.945</text:p>
          </table:table-cell>
          <table:table-cell office:value-type="float" office:value="43.8848" calcext:value-type="float">
            <text:p>43.8848</text:p>
          </table:table-cell>
          <table:table-cell office:value-type="float" office:value="75.298" calcext:value-type="float">
            <text:p>75.298</text:p>
          </table:table-cell>
          <table:table-cell office:value-type="float" office:value="266.215" calcext:value-type="float">
            <text:p>266.215</text:p>
          </table:table-cell>
          <table:table-cell office:value-type="float" office:value="45.158" calcext:value-type="float">
            <text:p>45.158</text:p>
          </table:table-cell>
          <table:table-cell/>
          <table:table-cell table:formula="of:=([.D730]-[.A730])/0.0166667" office:value-type="float" office:value="9.4139811720381" calcext:value-type="float">
            <text:p>9.4139811720381</text:p>
          </table:table-cell>
          <table:table-cell table:formula="of:=ABS([.E730]-[.B730])/0.0166667" office:value-type="float" office:value="763.798472403056" calcext:value-type="float">
            <text:p>763.798472403056</text:p>
          </table:table-cell>
          <table:table-cell table:formula="of:=([.F730]-[.C730])/0.0166667" office:value-type="float" office:value="76.3918472163057" calcext:value-type="float">
            <text:p>76.3918472163057</text:p>
          </table:table-cell>
          <table:table-cell table:formula="of:=DEGREES(ATAN(ABS([.F730]-[.C730])/ABS([.E730]-[.B730])))" office:value-type="float" office:value="5.71148439290137" calcext:value-type="float">
            <text:p>5.71148439290137</text:p>
          </table:table-cell>
          <table:table-cell table:formula="of:=SQRT(POWER([.H730];2)+POWER([.I730];2)+POWER([.J730];2))" office:value-type="float" office:value="767.666883360139" calcext:value-type="float">
            <text:p>767.666883360139</text:p>
          </table:table-cell>
        </table:table-row>
        <table:table-row table:style-name="ro1">
          <table:table-cell office:value-type="float" office:value="75.6884" calcext:value-type="float">
            <text:p>75.6884</text:p>
          </table:table-cell>
          <table:table-cell office:value-type="float" office:value="284.305" calcext:value-type="float">
            <text:p>284.305</text:p>
          </table:table-cell>
          <table:table-cell office:value-type="float" office:value="43.289" calcext:value-type="float">
            <text:p>43.289</text:p>
          </table:table-cell>
          <table:table-cell office:value-type="float" office:value="75.832" calcext:value-type="float">
            <text:p>75.832</text:p>
          </table:table-cell>
          <table:table-cell office:value-type="float" office:value="271.298" calcext:value-type="float">
            <text:p>271.298</text:p>
          </table:table-cell>
          <table:table-cell office:value-type="float" office:value="44.5906" calcext:value-type="float">
            <text:p>44.5906</text:p>
          </table:table-cell>
          <table:table-cell/>
          <table:table-cell table:formula="of:=([.D731]-[.A731])/0.0166667" office:value-type="float" office:value="8.61598276803399" calcext:value-type="float">
            <text:p>8.61598276803399</text:p>
          </table:table-cell>
          <table:table-cell table:formula="of:=ABS([.E731]-[.B731])/0.0166667" office:value-type="float" office:value="780.418439163122" calcext:value-type="float">
            <text:p>780.418439163122</text:p>
          </table:table-cell>
          <table:table-cell table:formula="of:=([.F731]-[.C731])/0.0166667" office:value-type="float" office:value="78.0958438083124" calcext:value-type="float">
            <text:p>78.0958438083124</text:p>
          </table:table-cell>
          <table:table-cell table:formula="of:=DEGREES(ATAN(ABS([.F731]-[.C731])/ABS([.E731]-[.B731])))" office:value-type="float" office:value="5.71451835432589" calcext:value-type="float">
            <text:p>5.71451835432589</text:p>
          </table:table-cell>
          <table:table-cell table:formula="of:=SQRT(POWER([.H731];2)+POWER([.I731];2)+POWER([.J731];2))" office:value-type="float" office:value="784.363522969417" calcext:value-type="float">
            <text:p>784.363522969417</text:p>
          </table:table-cell>
        </table:table-row>
        <table:table-row table:style-name="ro1">
          <table:table-cell office:value-type="float" office:value="75.4445" calcext:value-type="float">
            <text:p>75.4445</text:p>
          </table:table-cell>
          <table:table-cell office:value-type="float" office:value="285.472" calcext:value-type="float">
            <text:p>285.472</text:p>
          </table:table-cell>
          <table:table-cell office:value-type="float" office:value="43.8678" calcext:value-type="float">
            <text:p>43.8678</text:p>
          </table:table-cell>
          <table:table-cell office:value-type="float" office:value="75.5959" calcext:value-type="float">
            <text:p>75.5959</text:p>
          </table:table-cell>
          <table:table-cell office:value-type="float" office:value="272.303" calcext:value-type="float">
            <text:p>272.303</text:p>
          </table:table-cell>
          <table:table-cell office:value-type="float" office:value="45.6641" calcext:value-type="float">
            <text:p>45.6641</text:p>
          </table:table-cell>
          <table:table-cell/>
          <table:table-cell table:formula="of:=([.D732]-[.A732])/0.0166667" office:value-type="float" office:value="9.08398183203606" calcext:value-type="float">
            <text:p>9.08398183203606</text:p>
          </table:table-cell>
          <table:table-cell table:formula="of:=ABS([.E732]-[.B732])/0.0166667" office:value-type="float" office:value="790.13841972316" calcext:value-type="float">
            <text:p>790.13841972316</text:p>
          </table:table-cell>
          <table:table-cell table:formula="of:=([.F732]-[.C732])/0.0166667" office:value-type="float" office:value="107.777784444431" calcext:value-type="float">
            <text:p>107.777784444431</text:p>
          </table:table-cell>
          <table:table-cell table:formula="of:=DEGREES(ATAN(ABS([.F732]-[.C732])/ABS([.E732]-[.B732])))" office:value-type="float" office:value="7.76741818888291" calcext:value-type="float">
            <text:p>7.76741818888291</text:p>
          </table:table-cell>
          <table:table-cell table:formula="of:=SQRT(POWER([.H732];2)+POWER([.I732];2)+POWER([.J732];2))" office:value-type="float" office:value="797.506922771387" calcext:value-type="float">
            <text:p>797.506922771387</text:p>
          </table:table-cell>
        </table:table-row>
        <table:table-row table:style-name="ro1">
          <table:table-cell office:value-type="float" office:value="75.3433" calcext:value-type="float">
            <text:p>75.3433</text:p>
          </table:table-cell>
          <table:table-cell office:value-type="float" office:value="272.687" calcext:value-type="float">
            <text:p>272.687</text:p>
          </table:table-cell>
          <table:table-cell office:value-type="float" office:value="43.6346" calcext:value-type="float">
            <text:p>43.6346</text:p>
          </table:table-cell>
          <table:table-cell office:value-type="float" office:value="75.2575" calcext:value-type="float">
            <text:p>75.2575</text:p>
          </table:table-cell>
          <table:table-cell office:value-type="float" office:value="261.606" calcext:value-type="float">
            <text:p>261.606</text:p>
          </table:table-cell>
          <table:table-cell office:value-type="float" office:value="43.9638" calcext:value-type="float">
            <text:p>43.9638</text:p>
          </table:table-cell>
          <table:table-cell/>
          <table:table-cell table:formula="of:=([.D733]-[.A733])/0.0166667" office:value-type="float" office:value="-5.14798970402096" calcext:value-type="float">
            <text:p>-5.14798970402096</text:p>
          </table:table-cell>
          <table:table-cell table:formula="of:=ABS([.E733]-[.B733])/0.0166667" office:value-type="float" office:value="664.858670282661" calcext:value-type="float">
            <text:p>664.858670282661</text:p>
          </table:table-cell>
          <table:table-cell table:formula="of:=([.F733]-[.C733])/0.0166667" office:value-type="float" office:value="19.751960496079" calcext:value-type="float">
            <text:p>19.751960496079</text:p>
          </table:table-cell>
          <table:table-cell table:formula="of:=DEGREES(ATAN(ABS([.F733]-[.C733])/ABS([.E733]-[.B733])))" office:value-type="float" office:value="1.70167173065259" calcext:value-type="float">
            <text:p>1.70167173065259</text:p>
          </table:table-cell>
          <table:table-cell table:formula="of:=SQRT(POWER([.H733];2)+POWER([.I733];2)+POWER([.J733];2))" office:value-type="float" office:value="665.171927543142" calcext:value-type="float">
            <text:p>665.171927543142</text:p>
          </table:table-cell>
        </table:table-row>
        <table:table-row table:style-name="ro1">
          <table:table-cell office:value-type="float" office:value="75.4017" calcext:value-type="float">
            <text:p>75.4017</text:p>
          </table:table-cell>
          <table:table-cell office:value-type="float" office:value="280.467" calcext:value-type="float">
            <text:p>280.467</text:p>
          </table:table-cell>
          <table:table-cell office:value-type="float" office:value="42.8904" calcext:value-type="float">
            <text:p>42.8904</text:p>
          </table:table-cell>
          <table:table-cell office:value-type="float" office:value="75.5515" calcext:value-type="float">
            <text:p>75.5515</text:p>
          </table:table-cell>
          <table:table-cell office:value-type="float" office:value="267.695" calcext:value-type="float">
            <text:p>267.695</text:p>
          </table:table-cell>
          <table:table-cell office:value-type="float" office:value="43.9438" calcext:value-type="float">
            <text:p>43.9438</text:p>
          </table:table-cell>
          <table:table-cell/>
          <table:table-cell table:formula="of:=([.D734]-[.A734])/0.0166667" office:value-type="float" office:value="8.9879820240359" calcext:value-type="float">
            <text:p>8.9879820240359</text:p>
          </table:table-cell>
          <table:table-cell table:formula="of:=ABS([.E734]-[.B734])/0.0166667" office:value-type="float" office:value="766.318467363065" calcext:value-type="float">
            <text:p>766.318467363065</text:p>
          </table:table-cell>
          <table:table-cell table:formula="of:=([.F734]-[.C734])/0.0166667" office:value-type="float" office:value="63.203873592253" calcext:value-type="float">
            <text:p>63.203873592253</text:p>
          </table:table-cell>
          <table:table-cell table:formula="of:=DEGREES(ATAN(ABS([.F734]-[.C734])/ABS([.E734]-[.B734])))" office:value-type="float" office:value="4.7149290733487" calcext:value-type="float">
            <text:p>4.7149290733487</text:p>
          </table:table-cell>
          <table:table-cell table:formula="of:=SQRT(POWER([.H734];2)+POWER([.I734];2)+POWER([.J734];2))" office:value-type="float" office:value="768.973020904899" calcext:value-type="float">
            <text:p>768.973020904899</text:p>
          </table:table-cell>
        </table:table-row>
        <table:table-row table:style-name="ro1">
          <table:table-cell office:value-type="float" office:value="75.6863" calcext:value-type="float">
            <text:p>75.6863</text:p>
          </table:table-cell>
          <table:table-cell office:value-type="float" office:value="284.575" calcext:value-type="float">
            <text:p>284.575</text:p>
          </table:table-cell>
          <table:table-cell office:value-type="float" office:value="41.981" calcext:value-type="float">
            <text:p>41.981</text:p>
          </table:table-cell>
          <table:table-cell office:value-type="float" office:value="75.8185" calcext:value-type="float">
            <text:p>75.8185</text:p>
          </table:table-cell>
          <table:table-cell office:value-type="float" office:value="270.35" calcext:value-type="float">
            <text:p>270.35</text:p>
          </table:table-cell>
          <table:table-cell office:value-type="float" office:value="43.0214" calcext:value-type="float">
            <text:p>43.0214</text:p>
          </table:table-cell>
          <table:table-cell/>
          <table:table-cell table:formula="of:=([.D735]-[.A735])/0.0166667" office:value-type="float" office:value="7.93198413603157" calcext:value-type="float">
            <text:p>7.93198413603157</text:p>
          </table:table-cell>
          <table:table-cell table:formula="of:=ABS([.E735]-[.B735])/0.0166667" office:value-type="float" office:value="853.498293003412" calcext:value-type="float">
            <text:p>853.498293003412</text:p>
          </table:table-cell>
          <table:table-cell table:formula="of:=([.F735]-[.C735])/0.0166667" office:value-type="float" office:value="62.4238751522496" calcext:value-type="float">
            <text:p>62.4238751522496</text:p>
          </table:table-cell>
          <table:table-cell table:formula="of:=DEGREES(ATAN(ABS([.F735]-[.C735])/ABS([.E735]-[.B735])))" office:value-type="float" office:value="4.18309859564763" calcext:value-type="float">
            <text:p>4.18309859564763</text:p>
          </table:table-cell>
          <table:table-cell table:formula="of:=SQRT(POWER([.H735];2)+POWER([.I735];2)+POWER([.J735];2))" office:value-type="float" office:value="855.814812165048" calcext:value-type="float">
            <text:p>855.814812165048</text:p>
          </table:table-cell>
        </table:table-row>
        <table:table-row table:style-name="ro1">
          <table:table-cell office:value-type="float" office:value="74.8589" calcext:value-type="float">
            <text:p>74.8589</text:p>
          </table:table-cell>
          <table:table-cell office:value-type="float" office:value="275.378" calcext:value-type="float">
            <text:p>275.378</text:p>
          </table:table-cell>
          <table:table-cell office:value-type="float" office:value="42.4626" calcext:value-type="float">
            <text:p>42.4626</text:p>
          </table:table-cell>
          <table:table-cell office:value-type="float" office:value="74.7763" calcext:value-type="float">
            <text:p>74.7763</text:p>
          </table:table-cell>
          <table:table-cell office:value-type="float" office:value="262.908" calcext:value-type="float">
            <text:p>262.908</text:p>
          </table:table-cell>
          <table:table-cell office:value-type="float" office:value="43.0287" calcext:value-type="float">
            <text:p>43.0287</text:p>
          </table:table-cell>
          <table:table-cell/>
          <table:table-cell table:formula="of:=([.D736]-[.A736])/0.0166667" office:value-type="float" office:value="-4.95599008801978" calcext:value-type="float">
            <text:p>-4.95599008801978</text:p>
          </table:table-cell>
          <table:table-cell table:formula="of:=ABS([.E736]-[.B736])/0.0166667" office:value-type="float" office:value="748.198503602991" calcext:value-type="float">
            <text:p>748.198503602991</text:p>
          </table:table-cell>
          <table:table-cell table:formula="of:=([.F736]-[.C736])/0.0166667" office:value-type="float" office:value="33.9659320681358" calcext:value-type="float">
            <text:p>33.9659320681358</text:p>
          </table:table-cell>
          <table:table-cell table:formula="of:=DEGREES(ATAN(ABS([.F736]-[.C736])/ABS([.E736]-[.B736])))" office:value-type="float" office:value="2.59926917511587" calcext:value-type="float">
            <text:p>2.59926917511587</text:p>
          </table:table-cell>
          <table:table-cell table:formula="of:=SQRT(POWER([.H736];2)+POWER([.I736];2)+POWER([.J736];2))" office:value-type="float" office:value="748.985478612746" calcext:value-type="float">
            <text:p>748.985478612746</text:p>
          </table:table-cell>
        </table:table-row>
        <table:table-row table:style-name="ro1">
          <table:table-cell office:value-type="float" office:value="75.611" calcext:value-type="float">
            <text:p>75.611</text:p>
          </table:table-cell>
          <table:table-cell office:value-type="float" office:value="275.51" calcext:value-type="float">
            <text:p>275.51</text:p>
          </table:table-cell>
          <table:table-cell office:value-type="float" office:value="42.1855" calcext:value-type="float">
            <text:p>42.1855</text:p>
          </table:table-cell>
          <table:table-cell office:value-type="float" office:value="75.508" calcext:value-type="float">
            <text:p>75.508</text:p>
          </table:table-cell>
          <table:table-cell office:value-type="float" office:value="263.089" calcext:value-type="float">
            <text:p>263.089</text:p>
          </table:table-cell>
          <table:table-cell office:value-type="float" office:value="42.5071" calcext:value-type="float">
            <text:p>42.5071</text:p>
          </table:table-cell>
          <table:table-cell/>
          <table:table-cell table:formula="of:=([.D737]-[.A737])/0.0166667" office:value-type="float" office:value="-6.17998764002524" calcext:value-type="float">
            <text:p>-6.17998764002524</text:p>
          </table:table-cell>
          <table:table-cell table:formula="of:=ABS([.E737]-[.B737])/0.0166667" office:value-type="float" office:value="745.258509482981" calcext:value-type="float">
            <text:p>745.258509482981</text:p>
          </table:table-cell>
          <table:table-cell table:formula="of:=([.F737]-[.C737])/0.0166667" office:value-type="float" office:value="19.2959614080774" calcext:value-type="float">
            <text:p>19.2959614080774</text:p>
          </table:table-cell>
          <table:table-cell table:formula="of:=DEGREES(ATAN(ABS([.F737]-[.C737])/ABS([.E737]-[.B737])))" office:value-type="float" office:value="1.48315005398616" calcext:value-type="float">
            <text:p>1.48315005398616</text:p>
          </table:table-cell>
          <table:table-cell table:formula="of:=SQRT(POWER([.H737];2)+POWER([.I737];2)+POWER([.J737];2))" office:value-type="float" office:value="745.533884092928" calcext:value-type="float">
            <text:p>745.533884092928</text:p>
          </table:table-cell>
        </table:table-row>
        <table:table-row table:style-name="ro1">
          <table:table-cell office:value-type="float" office:value="74.8691" calcext:value-type="float">
            <text:p>74.8691</text:p>
          </table:table-cell>
          <table:table-cell office:value-type="float" office:value="276.539" calcext:value-type="float">
            <text:p>276.539</text:p>
          </table:table-cell>
          <table:table-cell office:value-type="float" office:value="43.0222" calcext:value-type="float">
            <text:p>43.0222</text:p>
          </table:table-cell>
          <table:table-cell office:value-type="float" office:value="74.7792" calcext:value-type="float">
            <text:p>74.7792</text:p>
          </table:table-cell>
          <table:table-cell office:value-type="float" office:value="262.728" calcext:value-type="float">
            <text:p>262.728</text:p>
          </table:table-cell>
          <table:table-cell office:value-type="float" office:value="44.0267" calcext:value-type="float">
            <text:p>44.0267</text:p>
          </table:table-cell>
          <table:table-cell/>
          <table:table-cell table:formula="of:=([.D738]-[.A738])/0.0166667" office:value-type="float" office:value="-5.39398921202158" calcext:value-type="float">
            <text:p>-5.39398921202158</text:p>
          </table:table-cell>
          <table:table-cell table:formula="of:=ABS([.E738]-[.B738])/0.0166667" office:value-type="float" office:value="828.658342683313" calcext:value-type="float">
            <text:p>828.658342683313</text:p>
          </table:table-cell>
          <table:table-cell table:formula="of:=([.F738]-[.C738])/0.0166667" office:value-type="float" office:value="60.2698794602411" calcext:value-type="float">
            <text:p>60.2698794602411</text:p>
          </table:table-cell>
          <table:table-cell table:formula="of:=DEGREES(ATAN(ABS([.F738]-[.C738])/ABS([.E738]-[.B738])))" office:value-type="float" office:value="4.15990490396443" calcext:value-type="float">
            <text:p>4.15990490396443</text:p>
          </table:table-cell>
          <table:table-cell table:formula="of:=SQRT(POWER([.H738];2)+POWER([.I738];2)+POWER([.J738];2))" office:value-type="float" office:value="830.864731703318" calcext:value-type="float">
            <text:p>830.864731703318</text:p>
          </table:table-cell>
        </table:table-row>
        <table:table-row table:style-name="ro1">
          <table:table-cell office:value-type="float" office:value="75.6217" calcext:value-type="float">
            <text:p>75.6217</text:p>
          </table:table-cell>
          <table:table-cell office:value-type="float" office:value="276.77" calcext:value-type="float">
            <text:p>276.77</text:p>
          </table:table-cell>
          <table:table-cell office:value-type="float" office:value="42.2302" calcext:value-type="float">
            <text:p>42.2302</text:p>
          </table:table-cell>
          <table:table-cell office:value-type="float" office:value="75.7532" calcext:value-type="float">
            <text:p>75.7532</text:p>
          </table:table-cell>
          <table:table-cell office:value-type="float" office:value="263.022" calcext:value-type="float">
            <text:p>263.022</text:p>
          </table:table-cell>
          <table:table-cell office:value-type="float" office:value="43.0009" calcext:value-type="float">
            <text:p>43.0009</text:p>
          </table:table-cell>
          <table:table-cell/>
          <table:table-cell table:formula="of:=([.D739]-[.A739])/0.0166667" office:value-type="float" office:value="7.88998422003172" calcext:value-type="float">
            <text:p>7.88998422003172</text:p>
          </table:table-cell>
          <table:table-cell table:formula="of:=ABS([.E739]-[.B739])/0.0166667" office:value-type="float" office:value="824.878350243299" calcext:value-type="float">
            <text:p>824.878350243299</text:p>
          </table:table-cell>
          <table:table-cell table:formula="of:=([.F739]-[.C739])/0.0166667" office:value-type="float" office:value="46.2419075161848" calcext:value-type="float">
            <text:p>46.2419075161848</text:p>
          </table:table-cell>
          <table:table-cell table:formula="of:=DEGREES(ATAN(ABS([.F739]-[.C739])/ABS([.E739]-[.B739])))" office:value-type="float" office:value="3.20858940906825" calcext:value-type="float">
            <text:p>3.20858940906825</text:p>
          </table:table-cell>
          <table:table-cell table:formula="of:=SQRT(POWER([.H739];2)+POWER([.I739];2)+POWER([.J739];2))" office:value-type="float" office:value="826.211146476392" calcext:value-type="float">
            <text:p>826.211146476392</text:p>
          </table:table-cell>
        </table:table-row>
        <table:table-row table:style-name="ro1">
          <table:table-cell office:value-type="float" office:value="75.1369" calcext:value-type="float">
            <text:p>75.1369</text:p>
          </table:table-cell>
          <table:table-cell office:value-type="float" office:value="279.315" calcext:value-type="float">
            <text:p>279.315</text:p>
          </table:table-cell>
          <table:table-cell office:value-type="float" office:value="42.0737" calcext:value-type="float">
            <text:p>42.0737</text:p>
          </table:table-cell>
          <table:table-cell office:value-type="float" office:value="75.292" calcext:value-type="float">
            <text:p>75.292</text:p>
          </table:table-cell>
          <table:table-cell office:value-type="float" office:value="266.727" calcext:value-type="float">
            <text:p>266.727</text:p>
          </table:table-cell>
          <table:table-cell office:value-type="float" office:value="42.3933" calcext:value-type="float">
            <text:p>42.3933</text:p>
          </table:table-cell>
          <table:table-cell/>
          <table:table-cell table:formula="of:=([.D740]-[.A740])/0.0166667" office:value-type="float" office:value="9.30598138803749" calcext:value-type="float">
            <text:p>9.30598138803749</text:p>
          </table:table-cell>
          <table:table-cell table:formula="of:=ABS([.E740]-[.B740])/0.0166667" office:value-type="float" office:value="755.278489443023" calcext:value-type="float">
            <text:p>755.278489443023</text:p>
          </table:table-cell>
          <table:table-cell table:formula="of:=([.F740]-[.C740])/0.0166667" office:value-type="float" office:value="19.1759616480768" calcext:value-type="float">
            <text:p>19.1759616480768</text:p>
          </table:table-cell>
          <table:table-cell table:formula="of:=DEGREES(ATAN(ABS([.F740]-[.C740])/ABS([.E740]-[.B740])))" office:value-type="float" office:value="1.45438496856763" calcext:value-type="float">
            <text:p>1.45438496856763</text:p>
          </table:table-cell>
          <table:table-cell table:formula="of:=SQRT(POWER([.H740];2)+POWER([.I740];2)+POWER([.J740];2))" office:value-type="float" office:value="755.579192017658" calcext:value-type="float">
            <text:p>755.579192017658</text:p>
          </table:table-cell>
        </table:table-row>
        <table:table-row table:style-name="ro1">
          <table:table-cell office:value-type="float" office:value="75.1465" calcext:value-type="float">
            <text:p>75.1465</text:p>
          </table:table-cell>
          <table:table-cell office:value-type="float" office:value="280.595" calcext:value-type="float">
            <text:p>280.595</text:p>
          </table:table-cell>
          <table:table-cell office:value-type="float" office:value="42.1186" calcext:value-type="float">
            <text:p>42.1186</text:p>
          </table:table-cell>
          <table:table-cell office:value-type="float" office:value="75.0554" calcext:value-type="float">
            <text:p>75.0554</text:p>
          </table:table-cell>
          <table:table-cell office:value-type="float" office:value="267.87" calcext:value-type="float">
            <text:p>267.87</text:p>
          </table:table-cell>
          <table:table-cell office:value-type="float" office:value="42.6968" calcext:value-type="float">
            <text:p>42.6968</text:p>
          </table:table-cell>
          <table:table-cell/>
          <table:table-cell table:formula="of:=([.D741]-[.A741])/0.0166667" office:value-type="float" office:value="-5.4659890680217" calcext:value-type="float">
            <text:p>-5.4659890680217</text:p>
          </table:table-cell>
          <table:table-cell table:formula="of:=ABS([.E741]-[.B741])/0.0166667" office:value-type="float" office:value="763.498473003055" calcext:value-type="float">
            <text:p>763.498473003055</text:p>
          </table:table-cell>
          <table:table-cell table:formula="of:=([.F741]-[.C741])/0.0166667" office:value-type="float" office:value="34.6919306161389" calcext:value-type="float">
            <text:p>34.6919306161389</text:p>
          </table:table-cell>
          <table:table-cell table:formula="of:=DEGREES(ATAN(ABS([.F741]-[.C741])/ABS([.E741]-[.B741])))" office:value-type="float" office:value="2.60162268702245" calcext:value-type="float">
            <text:p>2.60162268702245</text:p>
          </table:table-cell>
          <table:table-cell table:formula="of:=SQRT(POWER([.H741];2)+POWER([.I741];2)+POWER([.J741];2))" office:value-type="float" office:value="764.305780015017" calcext:value-type="float">
            <text:p>764.305780015017</text:p>
          </table:table-cell>
        </table:table-row>
        <table:table-row table:style-name="ro1">
          <table:table-cell office:value-type="float" office:value="75.5999" calcext:value-type="float">
            <text:p>75.5999</text:p>
          </table:table-cell>
          <table:table-cell office:value-type="float" office:value="274.307" calcext:value-type="float">
            <text:p>274.307</text:p>
          </table:table-cell>
          <table:table-cell office:value-type="float" office:value="41.8843" calcext:value-type="float">
            <text:p>41.8843</text:p>
          </table:table-cell>
          <table:table-cell office:value-type="float" office:value="75.7412" calcext:value-type="float">
            <text:p>75.7412</text:p>
          </table:table-cell>
          <table:table-cell office:value-type="float" office:value="261.967" calcext:value-type="float">
            <text:p>261.967</text:p>
          </table:table-cell>
          <table:table-cell office:value-type="float" office:value="42.2071" calcext:value-type="float">
            <text:p>42.2071</text:p>
          </table:table-cell>
          <table:table-cell/>
          <table:table-cell table:formula="of:=([.D742]-[.A742])/0.0166667" office:value-type="float" office:value="8.47798304403398" calcext:value-type="float">
            <text:p>8.47798304403398</text:p>
          </table:table-cell>
          <table:table-cell table:formula="of:=ABS([.E742]-[.B742])/0.0166667" office:value-type="float" office:value="740.398519202963" calcext:value-type="float">
            <text:p>740.398519202963</text:p>
          </table:table-cell>
          <table:table-cell table:formula="of:=([.F742]-[.C742])/0.0166667" office:value-type="float" office:value="19.3679612640771" calcext:value-type="float">
            <text:p>19.3679612640771</text:p>
          </table:table-cell>
          <table:table-cell table:formula="of:=DEGREES(ATAN(ABS([.F742]-[.C742])/ABS([.E742]-[.B742])))" office:value-type="float" office:value="1.49844900535521" calcext:value-type="float">
            <text:p>1.49844900535521</text:p>
          </table:table-cell>
          <table:table-cell table:formula="of:=SQRT(POWER([.H742];2)+POWER([.I742];2)+POWER([.J742];2))" office:value-type="float" office:value="740.700318184057" calcext:value-type="float">
            <text:p>740.700318184057</text:p>
          </table:table-cell>
        </table:table-row>
        <table:table-row table:style-name="ro1">
          <table:table-cell office:value-type="float" office:value="74.9011" calcext:value-type="float">
            <text:p>74.9011</text:p>
          </table:table-cell>
          <table:table-cell office:value-type="float" office:value="281.912" calcext:value-type="float">
            <text:p>281.912</text:p>
          </table:table-cell>
          <table:table-cell office:value-type="float" office:value="41.9092" calcext:value-type="float">
            <text:p>41.9092</text:p>
          </table:table-cell>
          <table:table-cell office:value-type="float" office:value="74.8164" calcext:value-type="float">
            <text:p>74.8164</text:p>
          </table:table-cell>
          <table:table-cell office:value-type="float" office:value="269.116" calcext:value-type="float">
            <text:p>269.116</text:p>
          </table:table-cell>
          <table:table-cell office:value-type="float" office:value="42.4946" calcext:value-type="float">
            <text:p>42.4946</text:p>
          </table:table-cell>
          <table:table-cell/>
          <table:table-cell table:formula="of:=([.D743]-[.A743])/0.0166667" office:value-type="float" office:value="-5.08198983602021" calcext:value-type="float">
            <text:p>-5.08198983602021</text:p>
          </table:table-cell>
          <table:table-cell table:formula="of:=ABS([.E743]-[.B743])/0.0166667" office:value-type="float" office:value="767.758464483071" calcext:value-type="float">
            <text:p>767.758464483071</text:p>
          </table:table-cell>
          <table:table-cell table:formula="of:=([.F743]-[.C743])/0.0166667" office:value-type="float" office:value="35.1239297521405" calcext:value-type="float">
            <text:p>35.1239297521405</text:p>
          </table:table-cell>
          <table:table-cell table:formula="of:=DEGREES(ATAN(ABS([.F743]-[.C743])/ABS([.E743]-[.B743])))" office:value-type="float" office:value="2.61937940963269" calcext:value-type="float">
            <text:p>2.61937940963269</text:p>
          </table:table-cell>
          <table:table-cell table:formula="of:=SQRT(POWER([.H743];2)+POWER([.I743];2)+POWER([.J743];2))" office:value-type="float" office:value="768.578282836127" calcext:value-type="float">
            <text:p>768.578282836127</text:p>
          </table:table-cell>
        </table:table-row>
        <table:table-row table:style-name="ro1">
          <table:table-cell office:value-type="float" office:value="75.3986" calcext:value-type="float">
            <text:p>75.3986</text:p>
          </table:table-cell>
          <table:table-cell office:value-type="float" office:value="280.782" calcext:value-type="float">
            <text:p>280.782</text:p>
          </table:table-cell>
          <table:table-cell office:value-type="float" office:value="41.3313" calcext:value-type="float">
            <text:p>41.3313</text:p>
          </table:table-cell>
          <table:table-cell office:value-type="float" office:value="75.5368" calcext:value-type="float">
            <text:p>75.5368</text:p>
          </table:table-cell>
          <table:table-cell office:value-type="float" office:value="266.893" calcext:value-type="float">
            <text:p>266.893</text:p>
          </table:table-cell>
          <table:table-cell office:value-type="float" office:value="41.6294" calcext:value-type="float">
            <text:p>41.6294</text:p>
          </table:table-cell>
          <table:table-cell/>
          <table:table-cell table:formula="of:=([.D744]-[.A744])/0.0166667" office:value-type="float" office:value="8.29198341603303" calcext:value-type="float">
            <text:p>8.29198341603303</text:p>
          </table:table-cell>
          <table:table-cell table:formula="of:=ABS([.E744]-[.B744])/0.0166667" office:value-type="float" office:value="833.338333323334" calcext:value-type="float">
            <text:p>833.338333323334</text:p>
          </table:table-cell>
          <table:table-cell table:formula="of:=([.F744]-[.C744])/0.0166667" office:value-type="float" office:value="17.8859642280714" calcext:value-type="float">
            <text:p>17.8859642280714</text:p>
          </table:table-cell>
          <table:table-cell table:formula="of:=DEGREES(ATAN(ABS([.F744]-[.C744])/ABS([.E744]-[.B744])))" office:value-type="float" office:value="1.22955215762381" calcext:value-type="float">
            <text:p>1.22955215762381</text:p>
          </table:table-cell>
          <table:table-cell table:formula="of:=SQRT(POWER([.H744];2)+POWER([.I744];2)+POWER([.J744];2))" office:value-type="float" office:value="833.571498128056" calcext:value-type="float">
            <text:p>833.571498128056</text:p>
          </table:table-cell>
        </table:table-row>
        <table:table-row table:style-name="ro1">
          <table:table-cell office:value-type="float" office:value="75.1161" calcext:value-type="float">
            <text:p>75.1161</text:p>
          </table:table-cell>
          <table:table-cell office:value-type="float" office:value="276.926" calcext:value-type="float">
            <text:p>276.926</text:p>
          </table:table-cell>
          <table:table-cell office:value-type="float" office:value="41.2106" calcext:value-type="float">
            <text:p>41.2106</text:p>
          </table:table-cell>
          <table:table-cell office:value-type="float" office:value="74.7797" calcext:value-type="float">
            <text:p>74.7797</text:p>
          </table:table-cell>
          <table:table-cell office:value-type="float" office:value="264.437" calcext:value-type="float">
            <text:p>264.437</text:p>
          </table:table-cell>
          <table:table-cell office:value-type="float" office:value="41.3152" calcext:value-type="float">
            <text:p>41.3152</text:p>
          </table:table-cell>
          <table:table-cell/>
          <table:table-cell table:formula="of:=([.D745]-[.A745])/0.0166667" office:value-type="float" office:value="-20.1839596320806" calcext:value-type="float">
            <text:p>-20.1839596320806</text:p>
          </table:table-cell>
          <table:table-cell table:formula="of:=ABS([.E745]-[.B745])/0.0166667" office:value-type="float" office:value="749.338501322996" calcext:value-type="float">
            <text:p>749.338501322996</text:p>
          </table:table-cell>
          <table:table-cell table:formula="of:=([.F745]-[.C745])/0.0166667" office:value-type="float" office:value="6.27598744802497" calcext:value-type="float">
            <text:p>6.27598744802497</text:p>
          </table:table-cell>
          <table:table-cell table:formula="of:=DEGREES(ATAN(ABS([.F745]-[.C745])/ABS([.E745]-[.B745])))" office:value-type="float" office:value="0.479862151473006" calcext:value-type="float">
            <text:p>0.479862151473006</text:p>
          </table:table-cell>
          <table:table-cell table:formula="of:=SQRT(POWER([.H745];2)+POWER([.I745];2)+POWER([.J745];2))" office:value-type="float" office:value="749.636558480088" calcext:value-type="float">
            <text:p>749.636558480088</text:p>
          </table:table-cell>
        </table:table-row>
        <table:table-row table:style-name="ro1">
          <table:table-cell office:value-type="float" office:value="74.9157" calcext:value-type="float">
            <text:p>74.9157</text:p>
          </table:table-cell>
          <table:table-cell office:value-type="float" office:value="284.786" calcext:value-type="float">
            <text:p>284.786</text:p>
          </table:table-cell>
          <table:table-cell office:value-type="float" office:value="40.6855" calcext:value-type="float">
            <text:p>40.6855</text:p>
          </table:table-cell>
          <table:table-cell office:value-type="float" office:value="74.5866" calcext:value-type="float">
            <text:p>74.5866</text:p>
          </table:table-cell>
          <table:table-cell office:value-type="float" office:value="273.204" calcext:value-type="float">
            <text:p>273.204</text:p>
          </table:table-cell>
          <table:table-cell office:value-type="float" office:value="40.5853" calcext:value-type="float">
            <text:p>40.5853</text:p>
          </table:table-cell>
          <table:table-cell/>
          <table:table-cell table:formula="of:=([.D746]-[.A746])/0.0166667" office:value-type="float" office:value="-19.7459605080788" calcext:value-type="float">
            <text:p>-19.7459605080788</text:p>
          </table:table-cell>
          <table:table-cell table:formula="of:=ABS([.E746]-[.B746])/0.0166667" office:value-type="float" office:value="694.918610162779" calcext:value-type="float">
            <text:p>694.918610162779</text:p>
          </table:table-cell>
          <table:table-cell table:formula="of:=([.F746]-[.C746])/0.0166667" office:value-type="float" office:value="-6.01198797602411" calcext:value-type="float">
            <text:p>-6.01198797602411</text:p>
          </table:table-cell>
          <table:table-cell table:formula="of:=DEGREES(ATAN(ABS([.F746]-[.C746])/ABS([.E746]-[.B746])))" office:value-type="float" office:value="0.495673794034863" calcext:value-type="float">
            <text:p>0.495673794034863</text:p>
          </table:table-cell>
          <table:table-cell table:formula="of:=SQRT(POWER([.H746];2)+POWER([.I746];2)+POWER([.J746];2))" office:value-type="float" office:value="695.225087080709" calcext:value-type="float">
            <text:p>695.225087080709</text:p>
          </table:table-cell>
        </table:table-row>
        <table:table-row table:style-name="ro1">
          <table:table-cell office:value-type="float" office:value="75.3991" calcext:value-type="float">
            <text:p>75.3991</text:p>
          </table:table-cell>
          <table:table-cell office:value-type="float" office:value="280.728" calcext:value-type="float">
            <text:p>280.728</text:p>
          </table:table-cell>
          <table:table-cell office:value-type="float" office:value="41.5919" calcext:value-type="float">
            <text:p>41.5919</text:p>
          </table:table-cell>
          <table:table-cell office:value-type="float" office:value="75.5383" calcext:value-type="float">
            <text:p>75.5383</text:p>
          </table:table-cell>
          <table:table-cell office:value-type="float" office:value="266.754" calcext:value-type="float">
            <text:p>266.754</text:p>
          </table:table-cell>
          <table:table-cell office:value-type="float" office:value="42.3867" calcext:value-type="float">
            <text:p>42.3867</text:p>
          </table:table-cell>
          <table:table-cell/>
          <table:table-cell table:formula="of:=([.D747]-[.A747])/0.0166667" office:value-type="float" office:value="8.35198329603355" calcext:value-type="float">
            <text:p>8.35198329603355</text:p>
          </table:table-cell>
          <table:table-cell table:formula="of:=ABS([.E747]-[.B747])/0.0166667" office:value-type="float" office:value="838.438323123353" calcext:value-type="float">
            <text:p>838.438323123353</text:p>
          </table:table-cell>
          <table:table-cell table:formula="of:=([.F747]-[.C747])/0.0166667" office:value-type="float" office:value="47.6879046241905" calcext:value-type="float">
            <text:p>47.6879046241905</text:p>
          </table:table-cell>
          <table:table-cell table:formula="of:=DEGREES(ATAN(ABS([.F747]-[.C747])/ABS([.E747]-[.B747])))" office:value-type="float" office:value="3.25530805599032" calcext:value-type="float">
            <text:p>3.25530805599032</text:p>
          </table:table-cell>
          <table:table-cell table:formula="of:=SQRT(POWER([.H747];2)+POWER([.I747];2)+POWER([.J747];2))" office:value-type="float" office:value="839.834932325587" calcext:value-type="float">
            <text:p>839.834932325587</text:p>
          </table:table-cell>
        </table:table-row>
        <table:table-row table:style-name="ro1">
          <table:table-cell office:value-type="float" office:value="75.3601" calcext:value-type="float">
            <text:p>75.3601</text:p>
          </table:table-cell>
          <table:table-cell office:value-type="float" office:value="275.495" calcext:value-type="float">
            <text:p>275.495</text:p>
          </table:table-cell>
          <table:table-cell office:value-type="float" office:value="42.1901" calcext:value-type="float">
            <text:p>42.1901</text:p>
          </table:table-cell>
          <table:table-cell office:value-type="float" office:value="75.7421" calcext:value-type="float">
            <text:p>75.7421</text:p>
          </table:table-cell>
          <table:table-cell office:value-type="float" office:value="261.894" calcext:value-type="float">
            <text:p>261.894</text:p>
          </table:table-cell>
          <table:table-cell office:value-type="float" office:value="42.7035" calcext:value-type="float">
            <text:p>42.7035</text:p>
          </table:table-cell>
          <table:table-cell/>
          <table:table-cell table:formula="of:=([.D748]-[.A748])/0.0166667" office:value-type="float" office:value="22.9199541600911" calcext:value-type="float">
            <text:p>22.9199541600911</text:p>
          </table:table-cell>
          <table:table-cell table:formula="of:=ABS([.E748]-[.B748])/0.0166667" office:value-type="float" office:value="816.058367883264" calcext:value-type="float">
            <text:p>816.058367883264</text:p>
          </table:table-cell>
          <table:table-cell table:formula="of:=([.F748]-[.C748])/0.0166667" office:value-type="float" office:value="30.803938392123" calcext:value-type="float">
            <text:p>30.803938392123</text:p>
          </table:table-cell>
          <table:table-cell table:formula="of:=DEGREES(ATAN(ABS([.F748]-[.C748])/ABS([.E748]-[.B748])))" office:value-type="float" office:value="2.16173032426857" calcext:value-type="float">
            <text:p>2.16173032426857</text:p>
          </table:table-cell>
          <table:table-cell table:formula="of:=SQRT(POWER([.H748];2)+POWER([.I748];2)+POWER([.J748];2))" office:value-type="float" office:value="816.961117013205" calcext:value-type="float">
            <text:p>816.961117013205</text:p>
          </table:table-cell>
        </table:table-row>
        <table:table-row table:style-name="ro1">
          <table:table-cell office:value-type="float" office:value="75.3798" calcext:value-type="float">
            <text:p>75.3798</text:p>
          </table:table-cell>
          <table:table-cell office:value-type="float" office:value="278.076" calcext:value-type="float">
            <text:p>278.076</text:p>
          </table:table-cell>
          <table:table-cell office:value-type="float" office:value="42.0211" calcext:value-type="float">
            <text:p>42.0211</text:p>
          </table:table-cell>
          <table:table-cell office:value-type="float" office:value="75.5281" calcext:value-type="float">
            <text:p>75.5281</text:p>
          </table:table-cell>
          <table:table-cell office:value-type="float" office:value="265.556" calcext:value-type="float">
            <text:p>265.556</text:p>
          </table:table-cell>
          <table:table-cell office:value-type="float" office:value="42.3406" calcext:value-type="float">
            <text:p>42.3406</text:p>
          </table:table-cell>
          <table:table-cell/>
          <table:table-cell table:formula="of:=([.D749]-[.A749])/0.0166667" office:value-type="float" office:value="8.89798220403511" calcext:value-type="float">
            <text:p>8.89798220403511</text:p>
          </table:table-cell>
          <table:table-cell table:formula="of:=ABS([.E749]-[.B749])/0.0166667" office:value-type="float" office:value="751.198497603007" calcext:value-type="float">
            <text:p>751.198497603007</text:p>
          </table:table-cell>
          <table:table-cell table:formula="of:=([.F749]-[.C749])/0.0166667" office:value-type="float" office:value="19.169961660077" calcext:value-type="float">
            <text:p>19.169961660077</text:p>
          </table:table-cell>
          <table:table-cell table:formula="of:=DEGREES(ATAN(ABS([.F749]-[.C749])/ABS([.E749]-[.B749])))" office:value-type="float" office:value="1.46182342754012" calcext:value-type="float">
            <text:p>1.46182342754012</text:p>
          </table:table-cell>
          <table:table-cell table:formula="of:=SQRT(POWER([.H749];2)+POWER([.I749];2)+POWER([.J749];2))" office:value-type="float" office:value="751.495738057354" calcext:value-type="float">
            <text:p>751.495738057354</text:p>
          </table:table-cell>
        </table:table-row>
        <table:table-row table:style-name="ro1">
          <table:table-cell office:value-type="float" office:value="74.8943" calcext:value-type="float">
            <text:p>74.8943</text:p>
          </table:table-cell>
          <table:table-cell office:value-type="float" office:value="280.467" calcext:value-type="float">
            <text:p>280.467</text:p>
          </table:table-cell>
          <table:table-cell office:value-type="float" office:value="42.6438" calcext:value-type="float">
            <text:p>42.6438</text:p>
          </table:table-cell>
          <table:table-cell office:value-type="float" office:value="74.8193" calcext:value-type="float">
            <text:p>74.8193</text:p>
          </table:table-cell>
          <table:table-cell office:value-type="float" office:value="268.94" calcext:value-type="float">
            <text:p>268.94</text:p>
          </table:table-cell>
          <table:table-cell office:value-type="float" office:value="43.5047" calcext:value-type="float">
            <text:p>43.5047</text:p>
          </table:table-cell>
          <table:table-cell/>
          <table:table-cell table:formula="of:=([.D750]-[.A750])/0.0166667" office:value-type="float" office:value="-4.49999100001817" calcext:value-type="float">
            <text:p>-4.49999100001817</text:p>
          </table:table-cell>
          <table:table-cell table:formula="of:=ABS([.E750]-[.B750])/0.0166667" office:value-type="float" office:value="691.618616762766" calcext:value-type="float">
            <text:p>691.618616762766</text:p>
          </table:table-cell>
          <table:table-cell table:formula="of:=([.F750]-[.C750])/0.0166667" office:value-type="float" office:value="51.6538966922067" calcext:value-type="float">
            <text:p>51.6538966922067</text:p>
          </table:table-cell>
          <table:table-cell table:formula="of:=DEGREES(ATAN(ABS([.F750]-[.C750])/ABS([.E750]-[.B750])))" office:value-type="float" office:value="4.27123537303228" calcext:value-type="float">
            <text:p>4.27123537303228</text:p>
          </table:table-cell>
          <table:table-cell table:formula="of:=SQRT(POWER([.H750];2)+POWER([.I750];2)+POWER([.J750];2))" office:value-type="float" office:value="693.559432215676" calcext:value-type="float">
            <text:p>693.559432215676</text:p>
          </table:table-cell>
        </table:table-row>
        <table:table-row table:style-name="ro1">
          <table:table-cell office:value-type="float" office:value="75.3632" calcext:value-type="float">
            <text:p>75.3632</text:p>
          </table:table-cell>
          <table:table-cell office:value-type="float" office:value="275.179" calcext:value-type="float">
            <text:p>275.179</text:p>
          </table:table-cell>
          <table:table-cell office:value-type="float" office:value="43.7317" calcext:value-type="float">
            <text:p>43.7317</text:p>
          </table:table-cell>
          <table:table-cell office:value-type="float" office:value="75.2692" calcext:value-type="float">
            <text:p>75.2692</text:p>
          </table:table-cell>
          <table:table-cell office:value-type="float" office:value="262.613" calcext:value-type="float">
            <text:p>262.613</text:p>
          </table:table-cell>
          <table:table-cell office:value-type="float" office:value="45.0074" calcext:value-type="float">
            <text:p>45.0074</text:p>
          </table:table-cell>
          <table:table-cell/>
          <table:table-cell table:formula="of:=([.D751]-[.A751])/0.0166667" office:value-type="float" office:value="-5.63998872002306" calcext:value-type="float">
            <text:p>-5.63998872002306</text:p>
          </table:table-cell>
          <table:table-cell table:formula="of:=ABS([.E751]-[.B751])/0.0166667" office:value-type="float" office:value="753.958492083014" calcext:value-type="float">
            <text:p>753.958492083014</text:p>
          </table:table-cell>
          <table:table-cell table:formula="of:=([.F751]-[.C751])/0.0166667" office:value-type="float" office:value="76.5418469163058" calcext:value-type="float">
            <text:p>76.5418469163058</text:p>
          </table:table-cell>
          <table:table-cell table:formula="of:=DEGREES(ATAN(ABS([.F751]-[.C751])/ABS([.E751]-[.B751])))" office:value-type="float" office:value="5.79680596515873" calcext:value-type="float">
            <text:p>5.79680596515873</text:p>
          </table:table-cell>
          <table:table-cell table:formula="of:=SQRT(POWER([.H751];2)+POWER([.I751];2)+POWER([.J751];2))" office:value-type="float" office:value="757.854782650485" calcext:value-type="float">
            <text:p>757.854782650485</text:p>
          </table:table-cell>
        </table:table-row>
        <table:table-row table:style-name="ro1">
          <table:table-cell office:value-type="float" office:value="75.1399" calcext:value-type="float">
            <text:p>75.1399</text:p>
          </table:table-cell>
          <table:table-cell office:value-type="float" office:value="279.052" calcext:value-type="float">
            <text:p>279.052</text:p>
          </table:table-cell>
          <table:table-cell office:value-type="float" office:value="43.3679" calcext:value-type="float">
            <text:p>43.3679</text:p>
          </table:table-cell>
          <table:table-cell office:value-type="float" office:value="75.0514" calcext:value-type="float">
            <text:p>75.0514</text:p>
          </table:table-cell>
          <table:table-cell office:value-type="float" office:value="266.284" calcext:value-type="float">
            <text:p>266.284</text:p>
          </table:table-cell>
          <table:table-cell office:value-type="float" office:value="44.6628" calcext:value-type="float">
            <text:p>44.6628</text:p>
          </table:table-cell>
          <table:table-cell/>
          <table:table-cell table:formula="of:=([.D752]-[.A752])/0.0166667" office:value-type="float" office:value="-5.30998938002102" calcext:value-type="float">
            <text:p>-5.30998938002102</text:p>
          </table:table-cell>
          <table:table-cell table:formula="of:=ABS([.E752]-[.B752])/0.0166667" office:value-type="float" office:value="766.078467843066" calcext:value-type="float">
            <text:p>766.078467843066</text:p>
          </table:table-cell>
          <table:table-cell table:formula="of:=([.F752]-[.C752])/0.0166667" office:value-type="float" office:value="77.6938446123107" calcext:value-type="float">
            <text:p>77.6938446123107</text:p>
          </table:table-cell>
          <table:table-cell table:formula="of:=DEGREES(ATAN(ABS([.F752]-[.C752])/ABS([.E752]-[.B752])))" office:value-type="float" office:value="5.79100048252384" calcext:value-type="float">
            <text:p>5.79100048252384</text:p>
          </table:table-cell>
          <table:table-cell table:formula="of:=SQRT(POWER([.H752];2)+POWER([.I752];2)+POWER([.J752];2))" office:value-type="float" office:value="770.026459526319" calcext:value-type="float">
            <text:p>770.026459526319</text:p>
          </table:table-cell>
        </table:table-row>
        <table:table-row table:style-name="ro1">
          <table:table-cell office:value-type="float" office:value="75.4237" calcext:value-type="float">
            <text:p>75.4237</text:p>
          </table:table-cell>
          <table:table-cell office:value-type="float" office:value="282.87" calcext:value-type="float">
            <text:p>282.87</text:p>
          </table:table-cell>
          <table:table-cell office:value-type="float" office:value="43.7683" calcext:value-type="float">
            <text:p>43.7683</text:p>
          </table:table-cell>
          <table:table-cell office:value-type="float" office:value="75.585" calcext:value-type="float">
            <text:p>75.585</text:p>
          </table:table-cell>
          <table:table-cell office:value-type="float" office:value="271.118" calcext:value-type="float">
            <text:p>271.118</text:p>
          </table:table-cell>
          <table:table-cell office:value-type="float" office:value="45.358" calcext:value-type="float">
            <text:p>45.358</text:p>
          </table:table-cell>
          <table:table-cell/>
          <table:table-cell table:formula="of:=([.D753]-[.A753])/0.0166667" office:value-type="float" office:value="9.67798064403854" calcext:value-type="float">
            <text:p>9.67798064403854</text:p>
          </table:table-cell>
          <table:table-cell table:formula="of:=ABS([.E753]-[.B753])/0.0166667" office:value-type="float" office:value="705.118589762821" calcext:value-type="float">
            <text:p>705.118589762821</text:p>
          </table:table-cell>
          <table:table-cell table:formula="of:=([.F753]-[.C753])/0.0166667" office:value-type="float" office:value="95.3818092363816" calcext:value-type="float">
            <text:p>95.3818092363816</text:p>
          </table:table-cell>
          <table:table-cell table:formula="of:=DEGREES(ATAN(ABS([.F753]-[.C753])/ABS([.E753]-[.B753])))" office:value-type="float" office:value="7.70367351739323" calcext:value-type="float">
            <text:p>7.70367351739323</text:p>
          </table:table-cell>
          <table:table-cell table:formula="of:=SQRT(POWER([.H753];2)+POWER([.I753];2)+POWER([.J753];2))" office:value-type="float" office:value="711.606336728153" calcext:value-type="float">
            <text:p>711.606336728153</text:p>
          </table:table-cell>
        </table:table-row>
        <table:table-row table:style-name="ro1">
          <table:table-cell office:value-type="float" office:value="75.1864" calcext:value-type="float">
            <text:p>75.1864</text:p>
          </table:table-cell>
          <table:table-cell office:value-type="float" office:value="285.676" calcext:value-type="float">
            <text:p>285.676</text:p>
          </table:table-cell>
          <table:table-cell office:value-type="float" office:value="42.8251" calcext:value-type="float">
            <text:p>42.8251</text:p>
          </table:table-cell>
          <table:table-cell office:value-type="float" office:value="75.5833" calcext:value-type="float">
            <text:p>75.5833</text:p>
          </table:table-cell>
          <table:table-cell office:value-type="float" office:value="271.323" calcext:value-type="float">
            <text:p>271.323</text:p>
          </table:table-cell>
          <table:table-cell office:value-type="float" office:value="44.3429" calcext:value-type="float">
            <text:p>44.3429</text:p>
          </table:table-cell>
          <table:table-cell/>
          <table:table-cell table:formula="of:=([.D754]-[.A754])/0.0166667" office:value-type="float" office:value="23.8139523720945" calcext:value-type="float">
            <text:p>23.8139523720945</text:p>
          </table:table-cell>
          <table:table-cell table:formula="of:=ABS([.E754]-[.B754])/0.0166667" office:value-type="float" office:value="861.178277643445" calcext:value-type="float">
            <text:p>861.178277643445</text:p>
          </table:table-cell>
          <table:table-cell table:formula="of:=([.F754]-[.C754])/0.0166667" office:value-type="float" office:value="91.0678178643643" calcext:value-type="float">
            <text:p>91.0678178643643</text:p>
          </table:table-cell>
          <table:table-cell table:formula="of:=DEGREES(ATAN(ABS([.F754]-[.C754])/ABS([.E754]-[.B754])))" office:value-type="float" office:value="6.03647542166612" calcext:value-type="float">
            <text:p>6.03647542166612</text:p>
          </table:table-cell>
          <table:table-cell table:formula="of:=SQRT(POWER([.H754];2)+POWER([.I754];2)+POWER([.J754];2))" office:value-type="float" office:value="866.307380589066" calcext:value-type="float">
            <text:p>866.307380589066</text:p>
          </table:table-cell>
        </table:table-row>
        <table:table-row table:style-name="ro1">
          <table:table-cell office:value-type="float" office:value="74.6803" calcext:value-type="float">
            <text:p>74.6803</text:p>
          </table:table-cell>
          <table:table-cell office:value-type="float" office:value="287.101" calcext:value-type="float">
            <text:p>287.101</text:p>
          </table:table-cell>
          <table:table-cell office:value-type="float" office:value="42.0964" calcext:value-type="float">
            <text:p>42.0964</text:p>
          </table:table-cell>
          <table:table-cell office:value-type="float" office:value="74.5595" calcext:value-type="float">
            <text:p>74.5595</text:p>
          </table:table-cell>
          <table:table-cell office:value-type="float" office:value="266.278" calcext:value-type="float">
            <text:p>266.278</text:p>
          </table:table-cell>
          <table:table-cell office:value-type="float" office:value="44.425" calcext:value-type="float">
            <text:p>44.425</text:p>
          </table:table-cell>
          <table:table-cell/>
          <table:table-cell table:formula="of:=([.D755]-[.A755])/0.0166667" office:value-type="float" office:value="-7.24798550402915" calcext:value-type="float">
            <text:p>-7.24798550402915</text:p>
          </table:table-cell>
          <table:table-cell table:formula="of:=ABS([.E755]-[.B755])/0.0166667" office:value-type="float" office:value="1249.377501245" calcext:value-type="float">
            <text:p>1249.377501245</text:p>
          </table:table-cell>
          <table:table-cell table:formula="of:=([.F755]-[.C755])/0.0166667" office:value-type="float" office:value="139.715720568559" calcext:value-type="float">
            <text:p>139.715720568559</text:p>
          </table:table-cell>
          <table:table-cell table:formula="of:=DEGREES(ATAN(ABS([.F755]-[.C755])/ABS([.E755]-[.B755])))" office:value-type="float" office:value="6.38077744241916" calcext:value-type="float">
            <text:p>6.38077744241916</text:p>
          </table:table-cell>
          <table:table-cell table:formula="of:=SQRT(POWER([.H755];2)+POWER([.I755];2)+POWER([.J755];2))" office:value-type="float" office:value="1257.18620597151" calcext:value-type="float">
            <text:p>1257.18620597151</text:p>
          </table:table-cell>
        </table:table-row>
        <table:table-row table:style-name="ro1">
          <table:table-cell office:value-type="float" office:value="75.3406" calcext:value-type="float">
            <text:p>75.3406</text:p>
          </table:table-cell>
          <table:table-cell office:value-type="float" office:value="272.926" calcext:value-type="float">
            <text:p>272.926</text:p>
          </table:table-cell>
          <table:table-cell office:value-type="float" office:value="42.36" calcext:value-type="float">
            <text:p>42.36</text:p>
          </table:table-cell>
          <table:table-cell office:value-type="float" office:value="75.4785" calcext:value-type="float">
            <text:p>75.4785</text:p>
          </table:table-cell>
          <table:table-cell office:value-type="float" office:value="259.428" calcext:value-type="float">
            <text:p>259.428</text:p>
          </table:table-cell>
          <table:table-cell office:value-type="float" office:value="42.8754" calcext:value-type="float">
            <text:p>42.8754</text:p>
          </table:table-cell>
          <table:table-cell/>
          <table:table-cell table:formula="of:=([.D756]-[.A756])/0.0166667" office:value-type="float" office:value="8.27398345203321" calcext:value-type="float">
            <text:p>8.27398345203321</text:p>
          </table:table-cell>
          <table:table-cell table:formula="of:=ABS([.E756]-[.B756])/0.0166667" office:value-type="float" office:value="809.878380243239" calcext:value-type="float">
            <text:p>809.878380243239</text:p>
          </table:table-cell>
          <table:table-cell table:formula="of:=([.F756]-[.C756])/0.0166667" office:value-type="float" office:value="30.9239381521237" calcext:value-type="float">
            <text:p>30.9239381521237</text:p>
          </table:table-cell>
          <table:table-cell table:formula="of:=DEGREES(ATAN(ABS([.F756]-[.C756])/ABS([.E756]-[.B756])))" office:value-type="float" office:value="2.18668735017993" calcext:value-type="float">
            <text:p>2.18668735017993</text:p>
          </table:table-cell>
          <table:table-cell table:formula="of:=SQRT(POWER([.H756];2)+POWER([.I756];2)+POWER([.J756];2))" office:value-type="float" office:value="810.51078927946" calcext:value-type="float">
            <text:p>810.51078927946</text:p>
          </table:table-cell>
        </table:table-row>
        <table:table-row table:style-name="ro1">
          <table:table-cell office:value-type="float" office:value="75.3781" calcext:value-type="float">
            <text:p>75.3781</text:p>
          </table:table-cell>
          <table:table-cell office:value-type="float" office:value="278.22" calcext:value-type="float">
            <text:p>278.22</text:p>
          </table:table-cell>
          <table:table-cell office:value-type="float" office:value="41.2466" calcext:value-type="float">
            <text:p>41.2466</text:p>
          </table:table-cell>
          <table:table-cell office:value-type="float" office:value="75.2898" calcext:value-type="float">
            <text:p>75.2898</text:p>
          </table:table-cell>
          <table:table-cell office:value-type="float" office:value="266.92" calcext:value-type="float">
            <text:p>266.92</text:p>
          </table:table-cell>
          <table:table-cell office:value-type="float" office:value="41.3823" calcext:value-type="float">
            <text:p>41.3823</text:p>
          </table:table-cell>
          <table:table-cell/>
          <table:table-cell table:formula="of:=([.D757]-[.A757])/0.0166667" office:value-type="float" office:value="-5.29798940402142" calcext:value-type="float">
            <text:p>-5.29798940402142</text:p>
          </table:table-cell>
          <table:table-cell table:formula="of:=ABS([.E757]-[.B757])/0.0166667" office:value-type="float" office:value="677.998644002713" calcext:value-type="float">
            <text:p>677.998644002713</text:p>
          </table:table-cell>
          <table:table-cell table:formula="of:=([.F757]-[.C757])/0.0166667" office:value-type="float" office:value="8.14198371603256" calcext:value-type="float">
            <text:p>8.14198371603256</text:p>
          </table:table-cell>
          <table:table-cell table:formula="of:=DEGREES(ATAN(ABS([.F757]-[.C757])/ABS([.E757]-[.B757])))" office:value-type="float" office:value="0.688023323878254" calcext:value-type="float">
            <text:p>0.688023323878254</text:p>
          </table:table-cell>
          <table:table-cell table:formula="of:=SQRT(POWER([.H757];2)+POWER([.I757];2)+POWER([.J757];2))" office:value-type="float" office:value="678.068228027294" calcext:value-type="float">
            <text:p>678.068228027294</text:p>
          </table:table-cell>
        </table:table-row>
        <table:table-row table:style-name="ro1">
          <table:table-cell office:value-type="float" office:value="76.1015" calcext:value-type="float">
            <text:p>76.1015</text:p>
          </table:table-cell>
          <table:table-cell office:value-type="float" office:value="274.196" calcext:value-type="float">
            <text:p>274.196</text:p>
          </table:table-cell>
          <table:table-cell office:value-type="float" office:value="42.6423" calcext:value-type="float">
            <text:p>42.6423</text:p>
          </table:table-cell>
          <table:table-cell office:value-type="float" office:value="76.4736" calcext:value-type="float">
            <text:p>76.4736</text:p>
          </table:table-cell>
          <table:table-cell office:value-type="float" office:value="261.862" calcext:value-type="float">
            <text:p>261.862</text:p>
          </table:table-cell>
          <table:table-cell office:value-type="float" office:value="43.1859" calcext:value-type="float">
            <text:p>43.1859</text:p>
          </table:table-cell>
          <table:table-cell/>
          <table:table-cell table:formula="of:=([.D758]-[.A758])/0.0166667" office:value-type="float" office:value="22.3259553480895" calcext:value-type="float">
            <text:p>22.3259553480895</text:p>
          </table:table-cell>
          <table:table-cell table:formula="of:=ABS([.E758]-[.B758])/0.0166667" office:value-type="float" office:value="740.03851992296" calcext:value-type="float">
            <text:p>740.03851992296</text:p>
          </table:table-cell>
          <table:table-cell table:formula="of:=([.F758]-[.C758])/0.0166667" office:value-type="float" office:value="32.6159347681303" calcext:value-type="float">
            <text:p>32.6159347681303</text:p>
          </table:table-cell>
          <table:table-cell table:formula="of:=DEGREES(ATAN(ABS([.F758]-[.C758])/ABS([.E758]-[.B758])))" office:value-type="float" office:value="2.52358056217204" calcext:value-type="float">
            <text:p>2.52358056217204</text:p>
          </table:table-cell>
          <table:table-cell table:formula="of:=SQRT(POWER([.H758];2)+POWER([.I758];2)+POWER([.J758];2))" office:value-type="float" office:value="741.093285931515" calcext:value-type="float">
            <text:p>741.093285931515</text:p>
          </table:table-cell>
        </table:table-row>
        <table:table-row table:style-name="ro1">
          <table:table-cell office:value-type="float" office:value="75.8634" calcext:value-type="float">
            <text:p>75.8634</text:p>
          </table:table-cell>
          <table:table-cell office:value-type="float" office:value="275.326" calcext:value-type="float">
            <text:p>275.326</text:p>
          </table:table-cell>
          <table:table-cell office:value-type="float" office:value="43.2072" calcext:value-type="float">
            <text:p>43.2072</text:p>
          </table:table-cell>
          <table:table-cell office:value-type="float" office:value="75.7547" calcext:value-type="float">
            <text:p>75.7547</text:p>
          </table:table-cell>
          <table:table-cell office:value-type="float" office:value="262.837" calcext:value-type="float">
            <text:p>262.837</text:p>
          </table:table-cell>
          <table:table-cell office:value-type="float" office:value="44" calcext:value-type="float">
            <text:p>44</text:p>
          </table:table-cell>
          <table:table-cell/>
          <table:table-cell table:formula="of:=([.D759]-[.A759])/0.0166667" office:value-type="float" office:value="-6.52198695602602" calcext:value-type="float">
            <text:p>-6.52198695602602</text:p>
          </table:table-cell>
          <table:table-cell table:formula="of:=ABS([.E759]-[.B759])/0.0166667" office:value-type="float" office:value="749.338501322999" calcext:value-type="float">
            <text:p>749.338501322999</text:p>
          </table:table-cell>
          <table:table-cell table:formula="of:=([.F759]-[.C759])/0.0166667" office:value-type="float" office:value="47.5679048641903" calcext:value-type="float">
            <text:p>47.5679048641903</text:p>
          </table:table-cell>
          <table:table-cell table:formula="of:=DEGREES(ATAN(ABS([.F759]-[.C759])/ABS([.E759]-[.B759])))" office:value-type="float" office:value="3.63225446776412" calcext:value-type="float">
            <text:p>3.63225446776412</text:p>
          </table:table-cell>
          <table:table-cell table:formula="of:=SQRT(POWER([.H759];2)+POWER([.I759];2)+POWER([.J759];2))" office:value-type="float" office:value="750.875110422514" calcext:value-type="float">
            <text:p>750.875110422514</text:p>
          </table:table-cell>
        </table:table-row>
        <table:table-row table:style-name="ro1">
          <table:table-cell office:value-type="float" office:value="75.3707" calcext:value-type="float">
            <text:p>75.3707</text:p>
          </table:table-cell>
          <table:table-cell office:value-type="float" office:value="276.693" calcext:value-type="float">
            <text:p>276.693</text:p>
          </table:table-cell>
          <table:table-cell office:value-type="float" office:value="42.4944" calcext:value-type="float">
            <text:p>42.4944</text:p>
          </table:table-cell>
          <table:table-cell office:value-type="float" office:value="75.5089" calcext:value-type="float">
            <text:p>75.5089</text:p>
          </table:table-cell>
          <table:table-cell office:value-type="float" office:value="262.991" calcext:value-type="float">
            <text:p>262.991</text:p>
          </table:table-cell>
          <table:table-cell office:value-type="float" office:value="43.0084" calcext:value-type="float">
            <text:p>43.0084</text:p>
          </table:table-cell>
          <table:table-cell/>
          <table:table-cell table:formula="of:=([.D760]-[.A760])/0.0166667" office:value-type="float" office:value="8.29198341603303" calcext:value-type="float">
            <text:p>8.29198341603303</text:p>
          </table:table-cell>
          <table:table-cell table:formula="of:=ABS([.E760]-[.B760])/0.0166667" office:value-type="float" office:value="822.118355763288" calcext:value-type="float">
            <text:p>822.118355763288</text:p>
          </table:table-cell>
          <table:table-cell table:formula="of:=([.F760]-[.C760])/0.0166667" office:value-type="float" office:value="30.8399383201235" calcext:value-type="float">
            <text:p>30.8399383201235</text:p>
          </table:table-cell>
          <table:table-cell table:formula="of:=DEGREES(ATAN(ABS([.F760]-[.C760])/ABS([.E760]-[.B760])))" office:value-type="float" office:value="2.14831617390446" calcext:value-type="float">
            <text:p>2.14831617390446</text:p>
          </table:table-cell>
          <table:table-cell table:formula="of:=SQRT(POWER([.H760];2)+POWER([.I760];2)+POWER([.J760];2))" office:value-type="float" office:value="822.738384705304" calcext:value-type="float">
            <text:p>822.738384705304</text:p>
          </table:table-cell>
        </table:table-row>
        <table:table-row table:style-name="ro1">
          <table:table-cell office:value-type="float" office:value="75.8394" calcext:value-type="float">
            <text:p>75.8394</text:p>
          </table:table-cell>
          <table:table-cell office:value-type="float" office:value="273.027" calcext:value-type="float">
            <text:p>273.027</text:p>
          </table:table-cell>
          <table:table-cell office:value-type="float" office:value="42.0913" calcext:value-type="float">
            <text:p>42.0913</text:p>
          </table:table-cell>
          <table:table-cell office:value-type="float" office:value="75.7412" calcext:value-type="float">
            <text:p>75.7412</text:p>
          </table:table-cell>
          <table:table-cell office:value-type="float" office:value="261.967" calcext:value-type="float">
            <text:p>261.967</text:p>
          </table:table-cell>
          <table:table-cell office:value-type="float" office:value="42.2071" calcext:value-type="float">
            <text:p>42.2071</text:p>
          </table:table-cell>
          <table:table-cell/>
          <table:table-cell table:formula="of:=([.D761]-[.A761])/0.0166667" office:value-type="float" office:value="-5.89198821602305" calcext:value-type="float">
            <text:p>-5.89198821602305</text:p>
          </table:table-cell>
          <table:table-cell table:formula="of:=ABS([.E761]-[.B761])/0.0166667" office:value-type="float" office:value="663.598672802655" calcext:value-type="float">
            <text:p>663.598672802655</text:p>
          </table:table-cell>
          <table:table-cell table:formula="of:=([.F761]-[.C761])/0.0166667" office:value-type="float" office:value="6.9479861040278" calcext:value-type="float">
            <text:p>6.9479861040278</text:p>
          </table:table-cell>
          <table:table-cell table:formula="of:=DEGREES(ATAN(ABS([.F761]-[.C761])/ABS([.E761]-[.B761])))" office:value-type="float" office:value="0.599874216687849" calcext:value-type="float">
            <text:p>0.599874216687849</text:p>
          </table:table-cell>
          <table:table-cell table:formula="of:=SQRT(POWER([.H761];2)+POWER([.I761];2)+POWER([.J761];2))" office:value-type="float" office:value="663.661200147699" calcext:value-type="float">
            <text:p>663.661200147699</text:p>
          </table:table-cell>
        </table:table-row>
        <table:table-row table:style-name="ro1">
          <table:table-cell office:value-type="float" office:value="74.6147" calcext:value-type="float">
            <text:p>74.6147</text:p>
          </table:table-cell>
          <table:table-cell office:value-type="float" office:value="276.718" calcext:value-type="float">
            <text:p>276.718</text:p>
          </table:table-cell>
          <table:table-cell office:value-type="float" office:value="41.9985" calcext:value-type="float">
            <text:p>41.9985</text:p>
          </table:table-cell>
          <table:table-cell office:value-type="float" office:value="74.2989" calcext:value-type="float">
            <text:p>74.2989</text:p>
          </table:table-cell>
          <table:table-cell office:value-type="float" office:value="265.447" calcext:value-type="float">
            <text:p>265.447</text:p>
          </table:table-cell>
          <table:table-cell office:value-type="float" office:value="42.1261" calcext:value-type="float">
            <text:p>42.1261</text:p>
          </table:table-cell>
          <table:table-cell/>
          <table:table-cell table:formula="of:=([.D762]-[.A762])/0.0166667" office:value-type="float" office:value="-18.9479621040755" calcext:value-type="float">
            <text:p>-18.9479621040755</text:p>
          </table:table-cell>
          <table:table-cell table:formula="of:=ABS([.E762]-[.B762])/0.0166667" office:value-type="float" office:value="676.258647482706" calcext:value-type="float">
            <text:p>676.258647482706</text:p>
          </table:table-cell>
          <table:table-cell table:formula="of:=([.F762]-[.C762])/0.0166667" office:value-type="float" office:value="7.65598468803069" calcext:value-type="float">
            <text:p>7.65598468803069</text:p>
          </table:table-cell>
          <table:table-cell table:formula="of:=DEGREES(ATAN(ABS([.F762]-[.C762])/ABS([.E762]-[.B762])))" office:value-type="float" office:value="0.648622939334782" calcext:value-type="float">
            <text:p>0.648622939334782</text:p>
          </table:table-cell>
          <table:table-cell table:formula="of:=SQRT(POWER([.H762];2)+POWER([.I762];2)+POWER([.J762];2))" office:value-type="float" office:value="676.567363730013" calcext:value-type="float">
            <text:p>676.567363730013</text:p>
          </table:table-cell>
        </table:table-row>
        <table:table-row table:style-name="ro1">
          <table:table-cell office:value-type="float" office:value="75.6854" calcext:value-type="float">
            <text:p>75.6854</text:p>
          </table:table-cell>
          <table:table-cell office:value-type="float" office:value="284.687" calcext:value-type="float">
            <text:p>284.687</text:p>
          </table:table-cell>
          <table:table-cell office:value-type="float" office:value="41.456" calcext:value-type="float">
            <text:p>41.456</text:p>
          </table:table-cell>
          <table:table-cell office:value-type="float" office:value="75.8394" calcext:value-type="float">
            <text:p>75.8394</text:p>
          </table:table-cell>
          <table:table-cell office:value-type="float" office:value="273.032" calcext:value-type="float">
            <text:p>273.032</text:p>
          </table:table-cell>
          <table:table-cell office:value-type="float" office:value="42.0905" calcext:value-type="float">
            <text:p>42.0905</text:p>
          </table:table-cell>
          <table:table-cell/>
          <table:table-cell table:formula="of:=([.D763]-[.A763])/0.0166667" office:value-type="float" office:value="9.23998152003674" calcext:value-type="float">
            <text:p>9.23998152003674</text:p>
          </table:table-cell>
          <table:table-cell table:formula="of:=ABS([.E763]-[.B763])/0.0166667" office:value-type="float" office:value="699.298601402799" calcext:value-type="float">
            <text:p>699.298601402799</text:p>
          </table:table-cell>
          <table:table-cell table:formula="of:=([.F763]-[.C763])/0.0166667" office:value-type="float" office:value="38.069923860152" calcext:value-type="float">
            <text:p>38.069923860152</text:p>
          </table:table-cell>
          <table:table-cell table:formula="of:=DEGREES(ATAN(ABS([.F763]-[.C763])/ABS([.E763]-[.B763])))" office:value-type="float" office:value="3.1161150729971" calcext:value-type="float">
            <text:p>3.1161150729971</text:p>
          </table:table-cell>
          <table:table-cell table:formula="of:=SQRT(POWER([.H763];2)+POWER([.I763];2)+POWER([.J763];2))" office:value-type="float" office:value="700.395053013026" calcext:value-type="float">
            <text:p>700.395053013026</text:p>
          </table:table-cell>
        </table:table-row>
        <table:table-row table:style-name="ro1">
          <table:table-cell office:value-type="float" office:value="75.4305" calcext:value-type="float">
            <text:p>75.4305</text:p>
          </table:table-cell>
          <table:table-cell office:value-type="float" office:value="284.552" calcext:value-type="float">
            <text:p>284.552</text:p>
          </table:table-cell>
          <table:table-cell office:value-type="float" office:value="41.987" calcext:value-type="float">
            <text:p>41.987</text:p>
          </table:table-cell>
          <table:table-cell office:value-type="float" office:value="75.3416" calcext:value-type="float">
            <text:p>75.3416</text:p>
          </table:table-cell>
          <table:table-cell office:value-type="float" office:value="272.824" calcext:value-type="float">
            <text:p>272.824</text:p>
          </table:table-cell>
          <table:table-cell office:value-type="float" office:value="42.8713" calcext:value-type="float">
            <text:p>42.8713</text:p>
          </table:table-cell>
          <table:table-cell/>
          <table:table-cell table:formula="of:=([.D764]-[.A764])/0.0166667" office:value-type="float" office:value="-5.33398933202106" calcext:value-type="float">
            <text:p>-5.33398933202106</text:p>
          </table:table-cell>
          <table:table-cell table:formula="of:=ABS([.E764]-[.B764])/0.0166667" office:value-type="float" office:value="703.678592642815" calcext:value-type="float">
            <text:p>703.678592642815</text:p>
          </table:table-cell>
          <table:table-cell table:formula="of:=([.F764]-[.C764])/0.0166667" office:value-type="float" office:value="53.057893884212" calcext:value-type="float">
            <text:p>53.057893884212</text:p>
          </table:table-cell>
          <table:table-cell table:formula="of:=DEGREES(ATAN(ABS([.F764]-[.C764])/ABS([.E764]-[.B764])))" office:value-type="float" office:value="4.31198551349574" calcext:value-type="float">
            <text:p>4.31198551349574</text:p>
          </table:table-cell>
          <table:table-cell table:formula="of:=SQRT(POWER([.H764];2)+POWER([.I764];2)+POWER([.J764];2))" office:value-type="float" office:value="705.696218843062" calcext:value-type="float">
            <text:p>705.696218843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11T16:33:48.059198432</dc:date>
    <meta:editing-duration>PT37S</meta:editing-duration>
    <meta:editing-cycles>2</meta:editing-cycles>
    <meta:document-statistic meta:table-count="1" meta:cell-count="8404" meta:object-count="0"/>
  </office:meta>
</office:document-meta>
</file>